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123cm"/>
    </style:style>
    <style:style style:name="co2" style:family="table-column">
      <style:table-column-properties fo:break-before="auto" style:column-width="8.705cm"/>
    </style:style>
    <style:style style:name="co3" style:family="table-column">
      <style:table-column-properties fo:break-before="auto" style:column-width="8.255cm"/>
    </style:style>
    <style:style style:name="co4" style:family="table-column">
      <style:table-column-properties fo:break-before="auto" style:column-width="6.456cm"/>
    </style:style>
    <style:style style:name="co5" style:family="table-column">
      <style:table-column-properties fo:break-before="auto" style:column-width="6.376cm"/>
    </style:style>
    <style:style style:name="co6" style:family="table-column">
      <style:table-column-properties fo:break-before="auto" style:column-width="2.646cm"/>
    </style:style>
    <style:style style:name="co7" style:family="table-column">
      <style:table-column-properties fo:break-before="auto" style:column-width="3.201cm"/>
    </style:style>
    <style:style style:name="co8" style:family="table-column">
      <style:table-column-properties fo:break-before="auto" style:column-width="2.258cm"/>
    </style:style>
    <style:style style:name="co9" style:family="table-column">
      <style:table-column-properties fo:break-before="auto" style:column-width="2.17cm"/>
    </style:style>
    <style:style style:name="ro1" style:family="table-row">
      <style:table-row-properties style:row-height="0.476cm" fo:break-before="auto" style:use-optimal-row-height="false"/>
    </style:style>
    <style:style style:name="ro2" style:family="table-row">
      <style:table-row-properties style:row-height="0.873cm" fo:break-before="auto" style:use-optimal-row-height="false"/>
    </style:style>
    <style:style style:name="ro3" style:family="table-row">
      <style:table-row-properties style:row-height="1.27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1.667cm" fo:break-before="auto" style:use-optimal-row-height="false"/>
    </style:style>
    <style:style style:name="ro6" style:family="table-row">
      <style:table-row-properties style:row-height="2.064cm" fo:break-before="auto" style:use-optimal-row-height="false"/>
    </style:style>
    <style:style style:name="ro7" style:family="table-row">
      <style:table-row-properties style:row-height="2.461cm" fo:break-before="auto" style:use-optimal-row-height="false"/>
    </style:style>
    <style:style style:name="ro8" style:family="table-row">
      <style:table-row-properties style:row-height="2.858cm" fo:break-before="auto" style:use-optimal-row-height="false"/>
    </style:style>
    <style:style style:name="ro9" style:family="table-row">
      <style:table-row-properties style:row-height="5.239cm" fo:break-before="auto" style:use-optimal-row-height="false"/>
    </style:style>
    <style:style style:name="ro10" style:family="table-row">
      <style:table-row-properties style:row-height="3.254cm" fo:break-before="auto" style:use-optimal-row-height="false"/>
    </style:style>
    <style:style style:name="ro11" style:family="table-row">
      <style:table-row-properties style:row-height="5.609cm" fo:break-before="auto" style:use-optimal-row-height="false"/>
    </style:style>
    <style:style style:name="ro12" style:family="table-row">
      <style:table-row-properties style:row-height="3.651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1.349cm" fo:break-before="auto" style:use-optimal-row-height="false"/>
    </style:style>
    <style:style style:name="ro17" style:family="table-row">
      <style:table-row-properties style:row-height="1.799cm" fo:break-before="auto" style:use-optimal-row-height="false"/>
    </style:style>
    <style:style style:name="ro18" style:family="table-row">
      <style:table-row-properties style:row-height="2.249cm" fo:break-before="auto" style:use-optimal-row-height="false"/>
    </style:style>
    <style:style style:name="ro19" style:family="table-row">
      <style:table-row-properties style:row-height="4.048cm" fo:break-before="auto" style:use-optimal-row-height="false"/>
    </style:style>
    <style:style style:name="ro20" style:family="table-row">
      <style:table-row-properties style:row-height="2.699cm" fo:break-before="auto" style:use-optimal-row-height="false"/>
    </style:style>
    <style:style style:name="ro21" style:family="table-row">
      <style:table-row-properties style:row-height="3.598cm" fo:break-before="auto" style:use-optimal-row-height="false"/>
    </style:style>
    <style:style style:name="ro22" style:family="table-row">
      <style:table-row-properties style:row-height="3.149cm" fo:break-before="auto" style:use-optimal-row-height="false"/>
    </style:style>
    <style:style style:name="ro23" style:family="table-row">
      <style:table-row-properties style:row-height="1.236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3.605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2.027cm" fo:break-before="auto" style:use-optimal-row-height="true"/>
    </style:style>
    <style:style style:name="ta1" style:family="table" style:master-page-name="PageStyle_5f_translation">
      <style:table-properties table:display="true" style:writing-mode="lr-tb"/>
    </style:style>
    <style:style style:name="ta2" style:family="table" style:master-page-name="PageStyle_5f_concatenate">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fo:wrap-option="wrap" style:vertical-align="bottom"/>
      <style:text-properties fo:color="#0000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2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ffff" style:text-align-source="fix" style:repeat-content="false" fo:wrap-option="wrap" style:vertical-align="bottom"/>
      <style:paragraph-properties fo:text-align="start"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style:vertical-align="bottom"/>
      <style:paragraph-properties fo:text-align="start"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ext-properties style:use-window-font-color="true" style:text-line-through-style="none" style:text-line-through-type="none" style:font-name="Cambria" fo:font-size="11pt" fo:font-style="normal" style:text-underline-style="none" fo:font-weight="normal" style:font-name-asian="Cambria"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marker-start="Arrowhead_20_1" draw:marker-start-width="0.2cm" draw:marker-start-center="false" draw:fill="solid" draw:fill-color="#ffffc0" draw:auto-grow-height="true" draw:auto-grow-width="false" fo:min-height="1.776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min-height="1.381cm" fo:padding-top="0.1cm" fo:padding-bottom="0.1cm" fo:padding-left="0.1cm" fo:padding-right="0.1cm" draw:shadow="hidden" draw:shadow-offset-x="0.1cm" draw:shadow-offset-y="0.1cm" draw:caption-escape-direction="auto"/>
    </style:style>
    <style:style style:name="gr3" style:family="graphic">
      <style:graphic-properties draw:marker-start="Arrowhead_20_1" draw:marker-start-width="0.2cm" draw:marker-start-center="false" draw:fill="solid" draw:fill-color="#ffffc0" draw:auto-grow-height="true" draw:auto-grow-width="false" fo:min-height="2.245cm" fo:padding-top="0.1cm" fo:padding-bottom="0.1cm" fo:padding-left="0.1cm" fo:padding-right="0.1cm" draw:shadow="hidden" draw:shadow-offset-x="0.1cm" draw:shadow-offset-y="0.1cm" draw:caption-escape-direction="auto"/>
    </style:style>
    <style:style style:name="gr4" style:family="graphic">
      <style:graphic-properties draw:marker-start="Arrowhead_20_1" draw:marker-start-width="0.2cm" draw:marker-start-center="false" draw:fill="solid" draw:fill-color="#ffffc0" draw:auto-grow-height="true" draw:auto-grow-width="false" fo:min-height="5.01cm" fo:padding-top="0.1cm" fo:padding-bottom="0.1cm" fo:padding-left="0.1cm" fo:padding-right="0.1cm" draw:shadow="hidden" draw:shadow-offset-x="0.1cm" draw:shadow-offset-y="0.1cm" draw:caption-escape-direction="auto"/>
    </style:style>
    <style:style style:name="gr5" style:family="graphic">
      <style:graphic-properties draw:marker-start="Arrowhead_20_1" draw:marker-start-width="0.2cm" draw:marker-start-center="false" draw:fill="solid" draw:fill-color="#ffffc0" draw:auto-grow-height="true" draw:auto-grow-width="false" fo:min-height="2.961cm" fo:padding-top="0.1cm" fo:padding-bottom="0.1cm" fo:padding-left="0.1cm" fo:padding-right="0.1cm" draw:shadow="hidden" draw:shadow-offset-x="0.1cm" draw:shadow-offset-y="0.1cm" draw:caption-escape-direction="auto"/>
    </style:style>
    <style:style style:name="gr6" style:family="graphic">
      <style:graphic-properties draw:marker-start="Arrowhead_20_1" draw:marker-start-width="0.2cm" draw:marker-start-center="false" draw:fill="solid" draw:fill-color="#ffffc0" draw:auto-grow-height="true" draw:auto-grow-width="false" fo:min-height="4.763cm" fo:padding-top="0.1cm" fo:padding-bottom="0.1cm" fo:padding-left="0.1cm" fo:padding-right="0.1cm" draw:shadow="hidden" draw:shadow-offset-x="0.1cm" draw:shadow-offset-y="0.1cm" draw:caption-escape-direction="auto"/>
    </style:style>
    <style:style style:name="gr7" style:family="graphic">
      <style:graphic-properties draw:marker-start="Arrowhead_20_1" draw:marker-start-width="0.2cm" draw:marker-start-center="false" draw:fill="solid" draw:fill-color="#ffffc0" draw:auto-grow-height="true" draw:auto-grow-width="false" fo:min-height="0.986cm" fo:padding-top="0.1cm" fo:padding-bottom="0.1cm" fo:padding-left="0.1cm" fo:padding-right="0.1cm" draw:shadow="hidden" draw:shadow-offset-x="0.1cm" draw:shadow-offset-y="0.1cm" draw:caption-escape-direction="auto"/>
    </style:style>
    <style:style style:name="gr8" style:family="graphic">
      <style:graphic-properties draw:marker-start="Arrowhead_20_1" draw:marker-start-width="0.2cm" draw:marker-start-center="false" draw:fill="solid" draw:fill-color="#ffffc0" draw:auto-grow-height="true" draw:auto-grow-width="false" fo:min-height="3.899cm" fo:padding-top="0.1cm" fo:padding-bottom="0.1cm" fo:padding-left="0.1cm" fo:padding-right="0.1cm" draw:shadow="hidden" draw:shadow-offset-x="0.1cm" draw:shadow-offset-y="0.1cm" draw:caption-escape-direction="auto"/>
    </style:style>
    <style:style style:name="gr9" style:family="graphic">
      <style:graphic-properties draw:marker-start="Arrowhead_20_1" draw:marker-start-width="0.2cm" draw:marker-start-center="false" draw:fill="solid" draw:fill-color="#ffffc0" draw:auto-grow-height="true" draw:auto-grow-width="false" fo:min-height="2.714cm" fo:padding-top="0.1cm" fo:padding-bottom="0.1cm" fo:padding-left="0.1cm" fo:padding-right="0.1cm" draw:shadow="hidden" draw:shadow-offset-x="0.1cm" draw:shadow-offset-y="0.1cm" draw:caption-escape-direction="auto"/>
    </style:style>
    <style:style style:name="gr10" style:family="graphic">
      <style:graphic-properties draw:marker-start="Arrowhead_20_1" draw:marker-start-width="0.2cm" draw:marker-start-center="false" draw:fill="solid" draw:fill-color="#ffffc0" draw:auto-grow-height="true" draw:auto-grow-width="false" fo:min-height="1.85cm" fo:padding-top="0.1cm" fo:padding-bottom="0.1cm" fo:padding-left="0.1cm" fo:padding-right="0.1cm" draw:shadow="hidden" draw:shadow-offset-x="0.1cm" draw:shadow-offset-y="0.1cm" draw:caption-escape-direction="auto"/>
    </style:style>
    <style:style style:name="gr11" style:family="graphic">
      <style:graphic-properties draw:marker-start="Arrowhead_20_1" draw:marker-start-width="0.2cm" draw:marker-start-center="false" draw:fill="solid" draw:fill-color="#ffffc0" draw:auto-grow-height="true" draw:auto-grow-width="false" fo:min-height="1.455cm" fo:padding-top="0.1cm" fo:padding-bottom="0.1cm" fo:padding-left="0.1cm" fo:padding-right="0.1cm" draw:shadow="hidden" draw:shadow-offset-x="0.1cm" draw:shadow-offset-y="0.1cm" draw:caption-escape-direction="auto"/>
    </style:style>
    <style:style style:name="gr12" style:family="graphic">
      <style:graphic-properties draw:marker-start="Arrowhead_20_1" draw:marker-start-width="0.2cm" draw:marker-start-center="false" draw:fill="solid" draw:fill-color="#ffffc0" draw:auto-grow-height="true" draw:auto-grow-width="false" fo:min-height="3.035cm" fo:padding-top="0.1cm" fo:padding-bottom="0.1cm" fo:padding-left="0.1cm" fo:padding-right="0.1cm" draw:shadow="hidden" draw:shadow-offset-x="0.1cm" draw:shadow-offset-y="0.1cm" draw:caption-escape-direction="auto"/>
    </style:style>
    <style:style style:name="gr13" style:family="graphic">
      <style:graphic-properties draw:marker-start="Arrowhead_20_1" draw:marker-start-width="0.2cm" draw:marker-start-center="false" draw:fill="solid" draw:fill-color="#ffffc0" draw:auto-grow-height="true" draw:auto-grow-width="false" fo:min-height="3.109cm" fo:padding-top="0.1cm" fo:padding-bottom="0.1cm" fo:padding-left="0.1cm" fo:padding-right="0.1cm" draw:shadow="hidden" draw:shadow-offset-x="0.1cm" draw:shadow-offset-y="0.1cm" draw:caption-escape-direction="auto"/>
    </style:style>
    <style:style style:name="gr14" style:family="graphic">
      <style:graphic-properties draw:marker-start="Arrowhead_20_1" draw:marker-start-width="0.2cm" draw:marker-start-center="false" draw:fill="solid" draw:fill-color="#ffffc0" draw:auto-grow-height="true" draw:auto-grow-width="false" fo:min-height="5.627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translati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4"/>
        <table:table-column table:style-name="co4" table:default-cell-style-name="ce3"/>
        <table:table-column table:style-name="co5" table:default-cell-style-name="ce2"/>
        <table:table-column table:style-name="co6" table:number-columns-repeated="3" table:default-cell-style-name="ce2"/>
        <table:table-column table:style-name="co6" table:number-columns-repeated="3" table:default-cell-style-name="ce3"/>
        <table:table-column table:style-name="co7" table:number-columns-repeated="3" table:default-cell-style-name="ce3"/>
        <table:table-column table:style-name="co7" table:number-columns-repeated="242" table:default-cell-style-name="Default"/>
        <table:table-row table:style-name="ro1">
          <table:table-cell table:style-name="ce1"/>
          <table:table-cell table:style-name="ce1" office:value-type="string" calcext:value-type="string">
            <text:p>pt-br</text:p>
          </table:table-cell>
          <table:table-cell table:style-name="ce8" office:value-type="string" calcext:value-type="string">
            <text:p>es</text:p>
          </table:table-cell>
          <table:table-cell table:style-name="ce1" office:value-type="string" calcext:value-type="string">
            <text:p>en</text:p>
          </table:table-cell>
          <table:table-cell table:style-name="ce1" office:value-type="string" calcext:value-type="string">
            <text:p>de</text:p>
          </table:table-cell>
          <table:table-cell table:number-columns-repeated="251"/>
        </table:table-row>
        <table:table-row table:style-name="ro1">
          <table:table-cell office:value-type="string" calcext:value-type="string">
            <text:p>primefaces.captcha.INVALID</text:p>
          </table:table-cell>
          <table:table-cell office:value-type="string" calcext:value-type="string">
            <text:p>O valor em ''{0}'' não é válido.</text:p>
          </table:table-cell>
          <table:table-cell office:value-type="string" calcext:value-type="string">
            <text:p>El valor'' {0}'' no es válido.</text:p>
          </table:table-cell>
          <table:table-cell office:value-type="string" calcext:value-type="string">
            <text:p>The value in {0} is not valid</text:p>
          </table:table-cell>
          <table:table-cell office:value-type="string" calcext:value-type="string">
            <text:p>Der Wert ''{0}'' ist ungültig.</text:p>
          </table:table-cell>
          <table:table-cell table:number-columns-repeated="251"/>
        </table:table-row>
        <table:table-row table:style-name="ro1">
          <table:table-cell office:value-type="string" calcext:value-type="string">
            <text:p>primefaces.captcha.INVALID_detail</text:p>
          </table:table-cell>
          <table:table-cell office:value-type="string" calcext:value-type="string">
            <text:p>???{0}: ''{1}'' não é igual ao texto exibido.</text:p>
          </table:table-cell>
          <table:table-cell office:value-type="string" calcext:value-type="string">
            <text:p>{0}:'' {1}'' no coincide con el texto que se muestra.</text:p>
          </table:table-cell>
          <table:table-cell table:style-name="ce2" office:value-type="string" calcext:value-type="string">
            <text:p>???{0}: "{1} is not equal to the text</text:p>
          </table:table-cell>
          <table:table-cell office:value-type="string" calcext:value-type="string">
            <text:p>???{0}: ''{1}" entspricht nicht dem angeforderten Text.</text:p>
          </table:table-cell>
          <table:table-cell table:number-columns-repeated="251"/>
        </table:table-row>
        <table:table-row table:style-name="ro1">
          <table:table-cell office:value-type="string" calcext:value-type="string">
            <text:p>primefaces.password.INVALID_MATCH</text:p>
          </table:table-cell>
          <table:table-cell office:value-type="string" calcext:value-type="string">
            <text:p>{0}'' deve ser igual a ''{1}''.</text:p>
          </table:table-cell>
          <table:table-cell office:value-type="string" calcext:value-type="string">
            <text:p>{0}'' debe ser igual a'' {1}''.</text:p>
          </table:table-cell>
          <table:table-cell office:value-type="string" calcext:value-type="string">
            <text:p>{0}" must be equal to "{1}".</text:p>
          </table:table-cell>
          <table:table-cell office:value-type="string" calcext:value-type="string">
            <text:p>{0}'' sollte ''{1}" entsprechen.</text:p>
          </table:table-cell>
          <table:table-cell table:number-columns-repeated="251"/>
        </table:table-row>
        <table:table-row table:style-name="ro1">
          <table:table-cell office:value-type="string" calcext:value-type="string">
            <text:p>primefaces.password.INVALID_MATCH_detail</text:p>
          </table:table-cell>
          <table:table-cell office:value-type="string" calcext:value-type="string">
            <text:p>{0}'' deve ser igual a ''{1}''.</text:p>
          </table:table-cell>
          <table:table-cell office:value-type="string" calcext:value-type="string">
            <text:p>{0}'' debe ser igual a'' {1}''.</text:p>
          </table:table-cell>
          <table:table-cell office:value-type="string" calcext:value-type="string">
            <text:p>{0}" must be equal to "{1}".</text:p>
          </table:table-cell>
          <table:table-cell office:value-type="string" calcext:value-type="string">
            <text:p>{0}'' sollte ''{1}" entsprechen.</text:p>
          </table:table-cell>
          <table:table-cell table:number-columns-repeated="251"/>
        </table:table-row>
        <table:table-row table:style-name="ro1">
          <table:table-cell office:value-type="string" calcext:value-type="string">
            <text:p>javax.faces.component.UIInput.REQUIRED</text:p>
          </table:table-cell>
          <table:table-cell office:value-type="string" calcext:value-type="string">
            <text:p>O campo ''{0}'' é requerido.</text:p>
          </table:table-cell>
          <table:table-cell office:value-type="string" calcext:value-type="string">
            <text:p>Se requiere el campo'' {0}''.</text:p>
          </table:table-cell>
          <table:table-cell office:value-type="string" calcext:value-type="string">
            <text:p>The field "{0}" is required</text:p>
          </table:table-cell>
          <table:table-cell office:value-type="string" calcext:value-type="string">
            <text:p>Das Feld ''{0}'' muss ausgefüllt werden.</text:p>
          </table:table-cell>
          <table:table-cell table:number-columns-repeated="251"/>
        </table:table-row>
        <table:table-row table:style-name="ro2">
          <table:table-cell office:value-type="string" calcext:value-type="string">
            <text:p>javax.faces.validator.LengthValidator.MINIMUM</text:p>
          </table:table-cell>
          <table:table-cell office:value-type="string" calcext:value-type="string">
            <text:p>O campo ''{1}'' deve conter ao menos {0} caracteres.</text:p>
          </table:table-cell>
          <table:table-cell office:value-type="string" calcext:value-type="string">
            <text:p>El campo'' {1}'' debe contener al menos {0} caracteres.</text:p>
          </table:table-cell>
          <table:table-cell table:style-name="ce2" office:value-type="string" calcext:value-type="string">
            <text:p>The field "{1}" must have at least {0} characters.</text:p>
          </table:table-cell>
          <table:table-cell office:value-type="string" calcext:value-type="string">
            <text:p>Das Feld ''{1}'' sollte mindestens {0} Buchstaben oder Ziffern enthalten.</text:p>
          </table:table-cell>
          <table:table-cell table:number-columns-repeated="251"/>
        </table:table-row>
        <table:table-row table:style-name="ro2">
          <table:table-cell office:value-type="string" calcext:value-type="string">
            <text:p>javax.faces.validator.LengthValidator.MAXIMUM</text:p>
          </table:table-cell>
          <table:table-cell office:value-type="string" calcext:value-type="string">
            <text:p>O campo ''{1}'' deve conter no máximo {0} caracteres.</text:p>
          </table:table-cell>
          <table:table-cell office:value-type="string" calcext:value-type="string">
            <text:p>El campo'' {1}'' no debe ser superior a {0} caracteres.</text:p>
          </table:table-cell>
          <table:table-cell table:style-name="ce2" office:value-type="string" calcext:value-type="string">
            <text:p>The field "{1}" must have at least {0} characters.</text:p>
          </table:table-cell>
          <table:table-cell office:value-type="string" calcext:value-type="string">
            <text:p>Das Feld ''{1}'' sollte mindestens {0} Buchstaben oder Ziffern enthal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COMMON TERMS #########</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ufjf</text:p>
          </table:table-cell>
          <table:table-cell office:value-type="string" calcext:value-type="string">
            <text:p>Universidade Federal de Juiz de Fora</text:p>
          </table:table-cell>
          <table:table-cell office:value-type="string" calcext:value-type="string">
            <text:p>Universidad Federal de Juiz de Fora</text:p>
          </table:table-cell>
          <table:table-cell office:value-type="string" calcext:value-type="string">
            <text:p>Federal University of Juiz de Fora</text:p>
          </table:table-cell>
          <table:table-cell office:value-type="string" calcext:value-type="string">
            <text:p>Staatlichen Universität in Juiz de Fora, Brasilien</text:p>
          </table:table-cell>
          <table:table-cell table:number-columns-repeated="251"/>
        </table:table-row>
        <table:table-row table:style-name="ro3">
          <table:table-cell office:value-type="string" calcext:value-type="string">
            <text:p>crepeia</text:p>
          </table:table-cell>
          <table:table-cell office:value-type="string" calcext:value-type="string">
            <text:p>Centro de Referência em Pesquisa, Intervenção e Avaliação em Álcool e Outras Droga</text:p>
          </table:table-cell>
          <table:table-cell office:value-type="string" calcext:value-type="string">
            <text:p>Centro de Referencia para la Investigación, Intervención y Evaluación de Alcohol y Otras Drogas</text:p>
          </table:table-cell>
          <table:table-cell table:style-name="ce9" office:value-type="string" calcext:value-type="string">
            <text:p>Center for Research, Intervention and Evaluation on Alcohol &amp; Drugs</text:p>
          </table:table-cell>
          <table:table-cell office:value-type="string" calcext:value-type="string">
            <text:p>Zentrum für Forschung, Intervention und Studien zu Alkohol und anderen Suchtmitteln</text:p>
          </table:table-cell>
          <table:table-cell table:number-columns-repeated="251"/>
        </table:table-row>
        <table:table-row table:style-name="ro1">
          <table:table-cell office:value-type="string" calcext:value-type="string">
            <text:p>dcc</text:p>
          </table:table-cell>
          <table:table-cell office:value-type="string" calcext:value-type="string">
            <text:p>Departamento de Ciências da Computação - UFJF</text:p>
          </table:table-cell>
          <table:table-cell office:value-type="string" calcext:value-type="string">
            <text:p>Departamento de Ciencias de la Computación - UFJF</text:p>
          </table:table-cell>
          <table:table-cell office:value-type="string" calcext:value-type="string">
            <text:p>Computer Sciences Department - UFJF</text:p>
          </table:table-cell>
          <table:table-cell office:value-type="string" calcext:value-type="string">
            <text:p>Fachbereich IT-Wissenschaften</text:p>
          </table:table-cell>
          <table:table-cell table:number-columns-repeated="251"/>
        </table:table-row>
        <table:table-row table:style-name="ro1">
          <table:table-cell office:value-type="string" calcext:value-type="string">
            <text:p>fapemig</text:p>
          </table:table-cell>
          <table:table-cell table:number-columns-repeated="2" office:value-type="string" calcext:value-type="string">
            <text:p>FAPEMIG</text:p>
          </table:table-cell>
          <table:table-cell table:style-name="ce2" office:value-type="string" calcext:value-type="string">
            <text:p>FAPEMIG</text:p>
          </table:table-cell>
          <table:table-cell table:number-columns-repeated="252"/>
        </table:table-row>
        <table:table-row table:style-name="ro1">
          <table:table-cell office:value-type="string" calcext:value-type="string">
            <text:p>cnpq</text:p>
          </table:table-cell>
          <table:table-cell office:value-type="string" calcext:value-type="string">
            <text:p>CNPQ - Ciências sem Fronteiras</text:p>
          </table:table-cell>
          <table:table-cell office:value-type="string" calcext:value-type="string">
            <text:p>CNPQ - Ciencia sin Fronteras</text:p>
          </table:table-cell>
          <table:table-cell office:value-type="string" calcext:value-type="string">
            <text:p>CNPQ - Science without Borders</text:p>
          </table:table-cell>
          <table:table-cell table:number-columns-repeated="252"/>
        </table:table-row>
        <table:table-row table:style-name="ro1">
          <table:table-cell office:value-type="string" calcext:value-type="string">
            <text:p>capes</text:p>
          </table:table-cell>
          <table:table-cell table:number-columns-repeated="3" office:value-type="string" calcext:value-type="string">
            <text:p>CAPES</text:p>
          </table:table-cell>
          <table:table-cell table:number-columns-repeated="252"/>
        </table:table-row>
        <table:table-row table:style-name="ro1">
          <table:table-cell office:value-type="string" calcext:value-type="string">
            <text:p>update.date</text:p>
          </table:table-cell>
          <table:table-cell office:value-type="string" calcext:value-type="string">
            <text:p>Atualizado em 08/09/2014.</text:p>
          </table:table-cell>
          <table:table-cell office:value-type="string" calcext:value-type="string">
            <text:p>Actualizado el 08/09/2014.</text:p>
          </table:table-cell>
          <table:table-cell table:style-name="ce4" office:value-type="string" calcext:value-type="string">
            <text:p>Last update: 08/09/2014.</text:p>
          </table:table-cell>
          <table:table-cell office:value-type="string" calcext:value-type="string">
            <text:p>Aktualisiert am 08/09/2014.</text:p>
          </table:table-cell>
          <table:table-cell table:number-columns-repeated="251"/>
        </table:table-row>
        <table:table-row table:style-name="ro1">
          <table:table-cell office:value-type="string" calcext:value-type="string">
            <text:p>vivasemtabaco</text:p>
          </table:table-cell>
          <table:table-cell office:value-type="string" calcext:value-type="string">
            <text:p>Viva sem Tabaco</text:p>
          </table:table-cell>
          <table:table-cell office:value-type="string" calcext:value-type="string">
            <text:p>Viva sin Tabaco</text:p>
          </table:table-cell>
          <table:table-cell office:value-type="string" calcext:value-type="string">
            <text:p>Live without Tobacco</text:p>
          </table:table-cell>
          <table:table-cell office:value-type="string" calcext:value-type="string">
            <text:p>Lebe ohne Tabak</text:p>
          </table:table-cell>
          <table:table-cell table:number-columns-repeated="251"/>
        </table:table-row>
        <table:table-row table:style-name="ro1">
          <table:table-cell office:value-type="string" calcext:value-type="string">
            <text:p>send</text:p>
          </table:table-cell>
          <table:table-cell table:number-columns-repeated="2" office:value-type="string" calcext:value-type="string">
            <text:p>Enviar</text:p>
          </table:table-cell>
          <table:table-cell office:value-type="string" calcext:value-type="string">
            <text:p>Send</text:p>
          </table:table-cell>
          <table:table-cell office:value-type="string" calcext:value-type="string">
            <text:p>Senden</text:p>
          </table:table-cell>
          <table:table-cell table:number-columns-repeated="251"/>
        </table:table-row>
        <table:table-row table:style-name="ro1">
          <table:table-cell office:value-type="string" calcext:value-type="string">
            <text:p>psw</text:p>
          </table:table-cell>
          <table:table-cell office:value-type="string" calcext:value-type="string">
            <text:p>Senha</text:p>
          </table:table-cell>
          <table:table-cell office:value-type="string" calcext:value-type="string">
            <text:p>Contraseña</text:p>
          </table:table-cell>
          <table:table-cell office:value-type="string" calcext:value-type="string">
            <text:p>Password</text:p>
          </table:table-cell>
          <table:table-cell office:value-type="string" calcext:value-type="string">
            <text:p>Passwort</text:p>
          </table:table-cell>
          <table:table-cell table:number-columns-repeated="251"/>
        </table:table-row>
        <table:table-row table:style-name="ro1">
          <table:table-cell office:value-type="string" calcext:value-type="string">
            <text:p>next</text:p>
          </table:table-cell>
          <table:table-cell office:value-type="string" calcext:value-type="string">
            <text:p>próximo</text:p>
          </table:table-cell>
          <table:table-cell office:value-type="string" calcext:value-type="string">
            <text:p>Siguiente</text:p>
          </table:table-cell>
          <table:table-cell office:value-type="string" calcext:value-type="string">
            <text:p>next</text:p>
          </table:table-cell>
          <table:table-cell office:value-type="string" calcext:value-type="string">
            <text:p>weiter</text:p>
          </table:table-cell>
          <table:table-cell table:number-columns-repeated="251"/>
        </table:table-row>
        <table:table-row table:style-name="ro1">
          <table:table-cell office:value-type="string" calcext:value-type="string">
            <text:p>back</text:p>
          </table:table-cell>
          <table:table-cell office:value-type="string" calcext:value-type="string">
            <text:p>voltar</text:p>
          </table:table-cell>
          <table:table-cell office:value-type="string" calcext:value-type="string">
            <text:p>Volver</text:p>
          </table:table-cell>
          <table:table-cell office:value-type="string" calcext:value-type="string">
            <text:p>back</text:p>
          </table:table-cell>
          <table:table-cell office:value-type="string" calcext:value-type="string">
            <text:p>zurück</text:p>
          </table:table-cell>
          <table:table-cell table:number-columns-repeated="251"/>
        </table:table-row>
        <table:table-row table:style-name="ro1">
          <table:table-cell office:value-type="string" calcext:value-type="string">
            <text:p>img.ref</text:p>
          </table:table-cell>
          <table:table-cell office:value-type="string" calcext:value-type="string">
            <text:p>Crédito da foto:</text:p>
          </table:table-cell>
          <table:table-cell office:value-type="string" calcext:value-type="string">
            <text:p>Crédito de la foto:</text:p>
          </table:table-cell>
          <table:table-cell office:value-type="string" calcext:value-type="string">
            <text:p>Photo credit</text:p>
          </table:table-cell>
          <table:table-cell office:value-type="string" calcext:value-type="string">
            <text:p>Rechte bei</text:p>
          </table:table-cell>
          <table:table-cell table:number-columns-repeated="251"/>
        </table:table-row>
        <table:table-row table:style-name="ro1">
          <table:table-cell office:value-type="string" calcext:value-type="string">
            <text:p>next.step</text:p>
          </table:table-cell>
          <table:table-cell office:value-type="string" calcext:value-type="string">
            <text:p>Próximo passo</text:p>
          </table:table-cell>
          <table:table-cell office:value-type="string" calcext:value-type="string">
            <text:p>Siguiente Paso</text:p>
          </table:table-cell>
          <table:table-cell office:value-type="string" calcext:value-type="string">
            <text:p>Next step</text:p>
          </table:table-cell>
          <table:table-cell office:value-type="string" calcext:value-type="string">
            <text:p>Nächster Schritt</text:p>
          </table:table-cell>
          <table:table-cell table:number-columns-repeated="251"/>
        </table:table-row>
        <table:table-row table:style-name="ro1">
          <table:table-cell office:value-type="string" calcext:value-type="string">
            <text:p>currency</text:p>
          </table:table-cell>
          <table:table-cell office:value-type="string" calcext:value-type="string">
            <text:p>R$</text:p>
          </table:table-cell>
          <table:table-cell office:value-type="string" calcext:value-type="string">
            <text:p>$</text:p>
          </table:table-cell>
          <table:table-cell office:value-type="string" calcext:value-type="string">
            <text:p>U$</text:p>
          </table:table-cell>
          <table:table-cell office:value-type="string" calcext:value-type="string">
            <text:p>€</text:p>
          </table:table-cell>
          <table:table-cell table:number-columns-repeated="251"/>
        </table:table-row>
        <table:table-row table:style-name="ro1">
          <table:table-cell office:value-type="string" calcext:value-type="string">
            <text:p>centseparator</text:p>
          </table:table-cell>
          <table:table-cell table:number-columns-repeated="3" office:value-type="string" calcext:value-type="string">
            <text:p>.</text:p>
          </table:table-cell>
          <table:table-cell table:number-columns-repeated="252"/>
        </table:table-row>
        <table:table-row table:style-name="ro1">
          <table:table-cell office:value-type="string" calcext:value-type="string">
            <text:p>thousandseparator</text:p>
          </table:table-cell>
          <table:table-cell table:number-columns-repeated="3" office:value-type="string" calcext:value-type="string">
            <text:p>,</text:p>
          </table:table-cell>
          <table:table-cell table:number-columns-repeated="252"/>
        </table:table-row>
        <table:table-row table:style-name="ro1">
          <table:table-cell office:value-type="string" calcext:value-type="string">
            <text:p>source</text:p>
          </table:table-cell>
          <table:table-cell office:value-type="string" calcext:value-type="string">
            <text:p>Fonte</text:p>
          </table:table-cell>
          <table:table-cell office:value-type="string" calcext:value-type="string">
            <text:p>Fuente</text:p>
          </table:table-cell>
          <table:table-cell office:value-type="string" calcext:value-type="string">
            <text:p>Source</text:p>
          </table:table-cell>
          <table:table-cell office:value-type="string" calcext:value-type="string">
            <text:p>Quelle</text:p>
          </table:table-cell>
          <table:table-cell table:number-columns-repeated="251"/>
        </table:table-row>
        <table:table-row table:style-name="ro1">
          <table:table-cell office:value-type="string" calcext:value-type="string">
            <text:p>sources</text:p>
          </table:table-cell>
          <table:table-cell office:value-type="string" calcext:value-type="string">
            <text:p>Fontes</text:p>
          </table:table-cell>
          <table:table-cell office:value-type="string" calcext:value-type="string">
            <text:p>Fuentes</text:p>
          </table:table-cell>
          <table:table-cell office:value-type="string" calcext:value-type="string">
            <text:p>Sources</text:p>
          </table:table-cell>
          <table:table-cell office:value-type="string" calcext:value-type="string">
            <text:p>Quellen</text:p>
          </table:table-cell>
          <table:table-cell table:number-columns-repeated="251"/>
        </table:table-row>
        <table:table-row table:style-name="ro1">
          <table:table-cell office:value-type="string" calcext:value-type="string">
            <text:p>month.1</text:p>
          </table:table-cell>
          <table:table-cell office:value-type="string" calcext:value-type="string">
            <text:p>Janeiro</text:p>
          </table:table-cell>
          <table:table-cell office:value-type="string" calcext:value-type="string">
            <text:p>Enero</text:p>
          </table:table-cell>
          <table:table-cell office:value-type="string" calcext:value-type="string">
            <text:p>January</text:p>
          </table:table-cell>
          <table:table-cell office:value-type="string" calcext:value-type="string">
            <text:p>Januar</text:p>
          </table:table-cell>
          <table:table-cell table:number-columns-repeated="251"/>
        </table:table-row>
        <table:table-row table:style-name="ro1">
          <table:table-cell office:value-type="string" calcext:value-type="string">
            <text:p>month.2</text:p>
          </table:table-cell>
          <table:table-cell office:value-type="string" calcext:value-type="string">
            <text:p>February</text:p>
          </table:table-cell>
          <table:table-cell office:value-type="string" calcext:value-type="string">
            <text:p>Febrero</text:p>
          </table:table-cell>
          <table:table-cell office:value-type="string" calcext:value-type="string">
            <text:p>February</text:p>
          </table:table-cell>
          <table:table-cell office:value-type="string" calcext:value-type="string">
            <text:p>Februar</text:p>
          </table:table-cell>
          <table:table-cell table:number-columns-repeated="251"/>
        </table:table-row>
        <table:table-row table:style-name="ro1">
          <table:table-cell office:value-type="string" calcext:value-type="string">
            <text:p>month.3</text:p>
          </table:table-cell>
          <table:table-cell office:value-type="string" calcext:value-type="string">
            <text:p>Março</text:p>
          </table:table-cell>
          <table:table-cell office:value-type="string" calcext:value-type="string">
            <text:p>Marzo</text:p>
          </table:table-cell>
          <table:table-cell office:value-type="string" calcext:value-type="string">
            <text:p>March</text:p>
          </table:table-cell>
          <table:table-cell office:value-type="string" calcext:value-type="string">
            <text:p>März</text:p>
          </table:table-cell>
          <table:table-cell table:number-columns-repeated="251"/>
        </table:table-row>
        <table:table-row table:style-name="ro1">
          <table:table-cell office:value-type="string" calcext:value-type="string">
            <text:p>month.4</text:p>
          </table:table-cell>
          <table:table-cell table:number-columns-repeated="2" office:value-type="string" calcext:value-type="string">
            <text:p>Abril</text:p>
          </table:table-cell>
          <table:table-cell table:number-columns-repeated="2" office:value-type="string" calcext:value-type="string">
            <text:p>April</text:p>
          </table:table-cell>
          <table:table-cell table:number-columns-repeated="251"/>
        </table:table-row>
        <table:table-row table:style-name="ro1">
          <table:table-cell office:value-type="string" calcext:value-type="string">
            <text:p>month.5</text:p>
          </table:table-cell>
          <table:table-cell office:value-type="string" calcext:value-type="string">
            <text:p>Maio</text:p>
          </table:table-cell>
          <table:table-cell office:value-type="string" calcext:value-type="string">
            <text:p>Mayo</text:p>
          </table:table-cell>
          <table:table-cell office:value-type="string" calcext:value-type="string">
            <text:p>May</text:p>
          </table:table-cell>
          <table:table-cell office:value-type="string" calcext:value-type="string">
            <text:p>Mai</text:p>
          </table:table-cell>
          <table:table-cell table:number-columns-repeated="251"/>
        </table:table-row>
        <table:table-row table:style-name="ro1">
          <table:table-cell office:value-type="string" calcext:value-type="string">
            <text:p>month.6</text:p>
          </table:table-cell>
          <table:table-cell office:value-type="string" calcext:value-type="string">
            <text:p>Junho</text:p>
          </table:table-cell>
          <table:table-cell office:value-type="string" calcext:value-type="string">
            <text:p>Junio</text:p>
          </table:table-cell>
          <table:table-cell office:value-type="string" calcext:value-type="string">
            <text:p>June</text:p>
          </table:table-cell>
          <table:table-cell office:value-type="string" calcext:value-type="string">
            <text:p>Juni</text:p>
          </table:table-cell>
          <table:table-cell table:number-columns-repeated="251"/>
        </table:table-row>
        <table:table-row table:style-name="ro1">
          <table:table-cell office:value-type="string" calcext:value-type="string">
            <text:p>month.7</text:p>
          </table:table-cell>
          <table:table-cell office:value-type="string" calcext:value-type="string">
            <text:p>Julho</text:p>
          </table:table-cell>
          <table:table-cell office:value-type="string" calcext:value-type="string">
            <text:p>Julio</text:p>
          </table:table-cell>
          <table:table-cell office:value-type="string" calcext:value-type="string">
            <text:p>July</text:p>
          </table:table-cell>
          <table:table-cell office:value-type="string" calcext:value-type="string">
            <text:p>Juli</text:p>
          </table:table-cell>
          <table:table-cell table:number-columns-repeated="251"/>
        </table:table-row>
        <table:table-row table:style-name="ro1">
          <table:table-cell office:value-type="string" calcext:value-type="string">
            <text:p>month.8</text:p>
          </table:table-cell>
          <table:table-cell table:number-columns-repeated="2" office:value-type="string" calcext:value-type="string">
            <text:p>Agosto</text:p>
          </table:table-cell>
          <table:table-cell table:number-columns-repeated="2" office:value-type="string" calcext:value-type="string">
            <text:p>August</text:p>
          </table:table-cell>
          <table:table-cell table:number-columns-repeated="251"/>
        </table:table-row>
        <table:table-row table:style-name="ro1">
          <table:table-cell office:value-type="string" calcext:value-type="string">
            <text:p>month.9</text:p>
          </table:table-cell>
          <table:table-cell office:value-type="string" calcext:value-type="string">
            <text:p>Setembro</text:p>
          </table:table-cell>
          <table:table-cell office:value-type="string" calcext:value-type="string">
            <text:p>Septiembre</text:p>
          </table:table-cell>
          <table:table-cell table:number-columns-repeated="2" office:value-type="string" calcext:value-type="string">
            <text:p>September</text:p>
          </table:table-cell>
          <table:table-cell table:number-columns-repeated="251"/>
        </table:table-row>
        <table:table-row table:style-name="ro1">
          <table:table-cell office:value-type="string" calcext:value-type="string">
            <text:p>month.10</text:p>
          </table:table-cell>
          <table:table-cell office:value-type="string" calcext:value-type="string">
            <text:p>Outubro</text:p>
          </table:table-cell>
          <table:table-cell office:value-type="string" calcext:value-type="string">
            <text:p>Octubre</text:p>
          </table:table-cell>
          <table:table-cell office:value-type="string" calcext:value-type="string">
            <text:p>October</text:p>
          </table:table-cell>
          <table:table-cell office:value-type="string" calcext:value-type="string">
            <text:p>Oktober</text:p>
          </table:table-cell>
          <table:table-cell table:number-columns-repeated="251"/>
        </table:table-row>
        <table:table-row table:style-name="ro1">
          <table:table-cell office:value-type="string" calcext:value-type="string">
            <text:p>month.11</text:p>
          </table:table-cell>
          <table:table-cell office:value-type="string" calcext:value-type="string">
            <text:p>Novembro</text:p>
          </table:table-cell>
          <table:table-cell office:value-type="string" calcext:value-type="string">
            <text:p>Noviembre</text:p>
          </table:table-cell>
          <table:table-cell table:number-columns-repeated="2" office:value-type="string" calcext:value-type="string">
            <text:p>November</text:p>
          </table:table-cell>
          <table:table-cell table:number-columns-repeated="251"/>
        </table:table-row>
        <table:table-row table:style-name="ro1">
          <table:table-cell office:value-type="string" calcext:value-type="string">
            <text:p>month.12</text:p>
          </table:table-cell>
          <table:table-cell office:value-type="string" calcext:value-type="string">
            <text:p>Dezembro</text:p>
          </table:table-cell>
          <table:table-cell office:value-type="string" calcext:value-type="string">
            <text:p>Diciembre</text:p>
          </table:table-cell>
          <table:table-cell office:value-type="string" calcext:value-type="string">
            <text:p>December</text:p>
          </table:table-cell>
          <table:table-cell office:value-type="string" calcext:value-type="string">
            <text:p>Dezember</text:p>
          </table:table-cell>
          <table:table-cell table:number-columns-repeated="251"/>
        </table:table-row>
        <table:table-row table:style-name="ro1">
          <table:table-cell table:style-name="ce4" office:value-type="string" calcext:value-type="string">
            <text:p>yes</text:p>
          </table:table-cell>
          <table:table-cell office:value-type="string" calcext:value-type="string">
            <text:p>Sim</text:p>
          </table:table-cell>
          <table:table-cell office:value-type="string" calcext:value-type="string">
            <text:p>Sí</text:p>
          </table:table-cell>
          <table:table-cell table:style-name="ce4" office:value-type="string" calcext:value-type="string">
            <text:p>Yes</text:p>
          </table:table-cell>
          <table:table-cell office:value-type="string" calcext:value-type="string">
            <text:p>Ja</text:p>
          </table:table-cell>
          <table:table-cell table:number-columns-repeated="251"/>
        </table:table-row>
        <table:table-row table:style-name="ro1">
          <table:table-cell table:style-name="ce4" office:value-type="string" calcext:value-type="string">
            <text:p>no</text:p>
          </table:table-cell>
          <table:table-cell office:value-type="string" calcext:value-type="string">
            <text:p>Não</text:p>
          </table:table-cell>
          <table:table-cell office:value-type="string" calcext:value-type="string">
            <text:p>No</text:p>
          </table:table-cell>
          <table:table-cell table:style-name="ce4" office:value-type="string" calcext:value-type="string">
            <text:p>No</text:p>
          </table:table-cell>
          <table:table-cell office:value-type="string" calcext:value-type="string">
            <text:p>Nein</text:p>
          </table:table-cell>
          <table:table-cell table:number-columns-repeated="251"/>
        </table:table-row>
        <table:table-row table:style-name="ro1">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EBSITE - MAIN #########</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 HEADER</text:p>
          </table:table-cell>
          <table:table-cell table:number-columns-repeated="255"/>
        </table:table-row>
        <table:table-row table:style-name="ro1">
          <table:table-cell office:value-type="string" calcext:value-type="string">
            <text:p>header.title</text:p>
          </table:table-cell>
          <table:table-cell office:value-type="string" calcext:value-type="string">
            <text:p>Viva sem Tabaco</text:p>
          </table:table-cell>
          <table:table-cell office:value-type="string" calcext:value-type="string">
            <text:p>Viva sin Tabaco</text:p>
          </table:table-cell>
          <table:table-cell office:value-type="string" calcext:value-type="string">
            <text:p>Live without Tobacco</text:p>
          </table:table-cell>
          <table:table-cell office:value-type="string" calcext:value-type="string">
            <text:p>Lebe ohne Tabak</text:p>
          </table:table-cell>
          <table:table-cell table:number-columns-repeated="251"/>
        </table:table-row>
        <table:table-row table:style-name="ro1">
          <table:table-cell office:value-type="string" calcext:value-type="string">
            <text:p>header.logo</text:p>
          </table:table-cell>
          <table:table-cell office:value-type="string" calcext:value-type="string">
            <text:p>Logomarca do viva sem tabaco</text:p>
          </table:table-cell>
          <table:table-cell office:value-type="string" calcext:value-type="string">
            <text:p>Logo de viva sin tabaco</text:p>
          </table:table-cell>
          <table:table-cell office:value-type="string" calcext:value-type="string">
            <text:p>Live without Tobacco's Logo</text:p>
          </table:table-cell>
          <table:table-cell office:value-type="string" calcext:value-type="string">
            <text:p>Logo von Lebe ohne Tabak</text:p>
          </table:table-cell>
          <table:table-cell table:number-columns-repeated="251"/>
        </table:table-row>
        <table:table-row table:style-name="ro1">
          <table:table-cell office:value-type="string" calcext:value-type="string">
            <text:p>register</text:p>
          </table:table-cell>
          <table:table-cell office:value-type="string" calcext:value-type="string">
            <text:p>Cadastrar</text:p>
          </table:table-cell>
          <table:table-cell office:value-type="string" calcext:value-type="string">
            <text:p>Registrar</text:p>
          </table:table-cell>
          <table:table-cell office:value-type="string" calcext:value-type="string">
            <text:p>Sign up</text:p>
          </table:table-cell>
          <table:table-cell office:value-type="string" calcext:value-type="string">
            <text:p>Registrieren</text:p>
          </table:table-cell>
          <table:table-cell table:number-columns-repeated="251"/>
        </table:table-row>
        <table:table-row table:style-name="ro1">
          <table:table-cell office:value-type="string" calcext:value-type="string">
            <text:p>signin</text:p>
          </table:table-cell>
          <table:table-cell table:number-columns-repeated="2" office:value-type="string" calcext:value-type="string">
            <text:p>Entrar</text:p>
          </table:table-cell>
          <table:table-cell office:value-type="string" calcext:value-type="string">
            <text:p>Sign in</text:p>
          </table:table-cell>
          <table:table-cell office:value-type="string" calcext:value-type="string">
            <text:p>Anmelden</text:p>
          </table:table-cell>
          <table:table-cell table:number-columns-repeated="251"/>
        </table:table-row>
        <table:table-row table:style-name="ro1">
          <table:table-cell office:value-type="string" calcext:value-type="string">
            <text:p>search</text:p>
          </table:table-cell>
          <table:table-cell office:value-type="string" calcext:value-type="string">
            <text:p>Buscar</text:p>
          </table:table-cell>
          <table:table-cell office:value-type="string" calcext:value-type="string">
            <text:p>Búsqueda</text:p>
          </table:table-cell>
          <table:table-cell office:value-type="string" calcext:value-type="string">
            <text:p>Search</text:p>
          </table:table-cell>
          <table:table-cell office:value-type="string" calcext:value-type="string">
            <text:p>Suchen</text:p>
          </table:table-cell>
          <table:table-cell table:number-columns-repeated="251"/>
        </table:table-row>
        <table:table-row table:style-name="ro1">
          <table:table-cell office:value-type="string" calcext:value-type="string">
            <text:p>search.here</text:p>
          </table:table-cell>
          <table:table-cell office:value-type="string" calcext:value-type="string">
            <text:p>Pesquise aqui</text:p>
          </table:table-cell>
          <table:table-cell office:value-type="string" calcext:value-type="string">
            <text:p>Busque aquí</text:p>
          </table:table-cell>
          <table:table-cell office:value-type="string" calcext:value-type="string">
            <text:p>Search here</text:p>
          </table:table-cell>
          <table:table-cell office:value-type="string" calcext:value-type="string">
            <text:p>Suchen Sie hier</text:p>
          </table:table-cell>
          <table:table-cell table:number-columns-repeated="251"/>
        </table:table-row>
        <table:table-row table:style-name="ro1">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office:value-type="string" calcext:value-type="string">
            <text:p>Email</text:p>
          </table:table-cell>
          <table:table-cell table:number-columns-repeated="251"/>
        </table:table-row>
        <table:table-row table:style-name="ro1">
          <table:table-cell office:value-type="string" calcext:value-type="string">
            <text:p>password</text:p>
          </table:table-cell>
          <table:table-cell office:value-type="string" calcext:value-type="string">
            <text:p>Senha</text:p>
          </table:table-cell>
          <table:table-cell office:value-type="string" calcext:value-type="string">
            <text:p>Contraseña</text:p>
          </table:table-cell>
          <table:table-cell office:value-type="string" calcext:value-type="string">
            <text:p>Password</text:p>
          </table:table-cell>
          <table:table-cell office:value-type="string" calcext:value-type="string">
            <text:p>Passwort</text:p>
          </table:table-cell>
          <table:table-cell table:number-columns-repeated="251"/>
        </table:table-row>
        <table:table-row table:style-name="ro1" table:number-rows-repeated="2">
          <table:table-cell table:style-name="ce3"/>
          <table:table-cell table:number-columns-repeated="255"/>
        </table:table-row>
        <table:table-row table:style-name="ro1">
          <table:table-cell office:value-type="string" calcext:value-type="string">
            <text:p># INDEX.XTML</text:p>
          </table:table-cell>
          <table:table-cell table:number-columns-repeated="255"/>
        </table:table-row>
        <table:table-row table:style-name="ro3">
          <table:table-cell office:value-type="string" calcext:value-type="string">
            <text:p>index.titlepage</text:p>
          </table:table-cell>
          <table:table-cell office:value-type="string" calcext:value-type="string">
            <text:p>Viva sem Tabaco | Programa online gratuito para o tratamento do tabagismo</text:p>
          </table:table-cell>
          <table:table-cell office:value-type="string" calcext:value-type="string">
            <text:p>Viva sin Tabaco | Programa en línea <text:s/>gratuito para el tratamiento del tabaquismo</text:p>
          </table:table-cell>
          <table:table-cell table:style-name="ce2" office:value-type="string" calcext:value-type="string">
            <text:p>Live without Tobacco I Free Online Program for Treating Tobacco Dependence</text:p>
          </table:table-cell>
          <table:table-cell office:value-type="string" calcext:value-type="string">
            <text:p>Lebe ohne Tabak | Kostenloses Online-Programm zur Behandlung der Tabakabhängigkeit</text:p>
          </table:table-cell>
          <table:table-cell table:number-columns-repeated="251"/>
        </table:table-row>
        <table:table-row table:style-name="ro2">
          <table:table-cell office:value-type="string" calcext:value-type="string">
            <text:p>index.objetivo</text:p>
          </table:table-cell>
          <table:table-cell office:value-type="string" calcext:value-type="string">
            <text:p>Objetivo: oferecer a fumantes um serviço de qualidade e personalizado para parar de fumar.</text:p>
          </table:table-cell>
          <table:table-cell office:value-type="string" calcext:value-type="string">
            <text:p>Objetivo: ofrecer a los fumadores un servicio personalizado y de calidad para dejar de fumar.</text:p>
          </table:table-cell>
          <table:table-cell table:style-name="ce2" office:value-type="string" calcext:value-type="string">
            <text:p>Aim: To offer smokers a quality and personalized quit smoking program.</text:p>
          </table:table-cell>
          <table:table-cell office:value-type="string" calcext:value-type="string">
            <text:p>Intention: Angebot einer qualitativ hochwertigen und individuell abgestimmten Unterstützung für Raucher im Kampf gegen den Tabak.</text:p>
          </table:table-cell>
          <table:table-cell table:number-columns-repeated="251"/>
        </table:table-row>
        <table:table-row table:style-name="ro3">
          <table:table-cell office:value-type="string" calcext:value-type="string">
            <text:p>index.conteudo</text:p>
          </table:table-cell>
          <table:table-cell office:value-type="string" calcext:value-type="string">
            <text:p>O conteúdo foi criado por especialistas com a participação de ex-fumantes e fumantes.</text:p>
          </table:table-cell>
          <table:table-cell office:value-type="string" calcext:value-type="string">
            <text:p>El contenido fue creado por expertos con la participación de ex fumadores y fumadores.</text:p>
          </table:table-cell>
          <table:table-cell table:style-name="ce2" office:value-type="string" calcext:value-type="string">
            <text:p>The content was developed by specialists along with the support of former and current smokers</text:p>
          </table:table-cell>
          <table:table-cell office:value-type="string" calcext:value-type="string">
            <text:p>Der Inhalt wurde von Experten sowie mit Hilfe von Rauchern und ehemaligen Rauchern entwickelt.</text:p>
          </table:table-cell>
          <table:table-cell table:number-columns-repeated="251"/>
        </table:table-row>
        <table:table-row table:style-name="ro1">
          <table:table-cell office:value-type="string" calcext:value-type="string">
            <text:p>index.header.main</text:p>
          </table:table-cell>
          <table:table-cell office:value-type="string" calcext:value-type="string">
            <text:p>Parar de fumar online</text:p>
          </table:table-cell>
          <table:table-cell office:value-type="string" calcext:value-type="string">
            <text:p>Deje de fumar en línea</text:p>
          </table:table-cell>
          <table:table-cell office:value-type="string" calcext:value-type="string">
            <text:p>Stop smoking online</text:p>
          </table:table-cell>
          <table:table-cell office:value-type="string" calcext:value-type="string">
            <text:p>Aufhören zu rauchen online</text:p>
          </table:table-cell>
          <table:table-cell table:number-columns-repeated="251"/>
        </table:table-row>
        <table:table-row table:style-name="ro1">
          <table:table-cell office:value-type="string" calcext:value-type="string">
            <text:p>index.conteudo.saibamais</text:p>
          </table:table-cell>
          <table:table-cell office:value-type="string" calcext:value-type="string">
            <text:p>Saiba mais.</text:p>
          </table:table-cell>
          <table:table-cell office:value-type="string" calcext:value-type="string">
            <text:p>Conozca más.</text:p>
          </table:table-cell>
          <table:table-cell office:value-type="string" calcext:value-type="string">
            <text:p>Learn more</text:p>
          </table:table-cell>
          <table:table-cell office:value-type="string" calcext:value-type="string">
            <text:p>Erfahren Sie mehr.</text:p>
          </table:table-cell>
          <table:table-cell table:number-columns-repeated="251"/>
        </table:table-row>
        <table:table-row table:style-name="ro1">
          <table:table-cell office:value-type="string" calcext:value-type="string">
            <text:p>index.objetivo.img</text:p>
          </table:table-cell>
          <table:table-cell office:value-type="string" calcext:value-type="string">
            <text:p>Especialistas</text:p>
          </table:table-cell>
          <table:table-cell office:value-type="string" calcext:value-type="string">
            <text:p>Expertos</text:p>
          </table:table-cell>
          <table:table-cell office:value-type="string" calcext:value-type="string">
            <text:p>Experts</text:p>
          </table:table-cell>
          <table:table-cell office:value-type="string" calcext:value-type="string">
            <text:p>Experten</text:p>
          </table:table-cell>
          <table:table-cell table:number-columns-repeated="251"/>
        </table:table-row>
        <table:table-row table:style-name="ro1">
          <table:table-cell office:value-type="string" calcext:value-type="string">
            <text:p>index.conteudo.img</text:p>
          </table:table-cell>
          <table:table-cell office:value-type="string" calcext:value-type="string">
            <text:p>Ciências</text:p>
          </table:table-cell>
          <table:table-cell office:value-type="string" calcext:value-type="string">
            <text:p>Ciencia</text:p>
          </table:table-cell>
          <table:table-cell office:value-type="string" calcext:value-type="string">
            <text:p>Science</text:p>
          </table:table-cell>
          <table:table-cell office:value-type="string" calcext:value-type="string">
            <text:p>Wissenschaft</text:p>
          </table:table-cell>
          <table:table-cell table:number-columns-repeated="251"/>
        </table:table-row>
        <table:table-row table:style-name="ro2">
          <table:table-cell office:value-type="string" calcext:value-type="string">
            <text:p>index.descricao</text:p>
          </table:table-cell>
          <table:table-cell office:value-type="string" calcext:value-type="string">
            <text:p>Ele é gratuito e sempre será! Faça seu cadastro agora mesmo</text:p>
          </table:table-cell>
          <table:table-cell office:value-type="string" calcext:value-type="string">
            <text:p>Es gratis y siempre lo será! Regístrese ahora</text:p>
          </table:table-cell>
          <table:table-cell table:style-name="ce2" office:value-type="string" calcext:value-type="string">
            <text:p>It's free and always will be! Sign up here.</text:p>
          </table:table-cell>
          <table:table-cell office:value-type="string" calcext:value-type="string">
            <text:p>Das Programm ist und bleibt kostenfrei! Melden Sie sich jetzt an.</text:p>
          </table:table-cell>
          <table:table-cell table:number-columns-repeated="251"/>
        </table:table-row>
        <table:table-row table:style-name="ro1">
          <table:table-cell office:value-type="string" calcext:value-type="string">
            <text:p>index.descricao.aqui</text:p>
          </table:table-cell>
          <table:table-cell office:value-type="string" calcext:value-type="string">
            <text:p>aqui</text:p>
          </table:table-cell>
          <table:table-cell office:value-type="string" calcext:value-type="string">
            <text:p>Aquí</text:p>
          </table:table-cell>
          <table:table-cell office:value-type="string" calcext:value-type="string">
            <text:p>Here</text:p>
          </table:table-cell>
          <table:table-cell office:value-type="string" calcext:value-type="string">
            <text:p>hier</text:p>
          </table:table-cell>
          <table:table-cell table:number-columns-repeated="251"/>
        </table:table-row>
        <table:table-row table:style-name="ro1">
          <table:table-cell office:value-type="string" calcext:value-type="string">
            <text:p>index.descricao.img</text:p>
          </table:table-cell>
          <table:table-cell office:value-type="string" calcext:value-type="string">
            <text:p>Gratuito e seguro</text:p>
          </table:table-cell>
          <table:table-cell office:value-type="string" calcext:value-type="string">
            <text:p>Gratuito y Seguro</text:p>
          </table:table-cell>
          <table:table-cell office:value-type="string" calcext:value-type="string">
            <text:p>Free and safe</text:p>
          </table:table-cell>
          <table:table-cell office:value-type="string" calcext:value-type="string">
            <text:p>Kostenfrei und sicher</text:p>
          </table:table-cell>
          <table:table-cell table:number-columns-repeated="251"/>
        </table:table-row>
        <table:table-row table:style-name="ro1">
          <table:table-cell office:value-type="string" calcext:value-type="string">
            <text:p>index.bottom.h</text:p>
          </table:table-cell>
          <table:table-cell office:value-type="string" calcext:value-type="string">
            <text:p>Escolha uma das 3 etapas</text:p>
          </table:table-cell>
          <table:table-cell office:value-type="string" calcext:value-type="string">
            <text:p>Elija uno de los 3 pasos</text:p>
          </table:table-cell>
          <table:table-cell office:value-type="string" calcext:value-type="string">
            <text:p>Get started</text:p>
          </table:table-cell>
          <table:table-cell office:value-type="string" calcext:value-type="string">
            <text:p>Wählen Sie eine der drei Etappen aus</text:p>
          </table:table-cell>
          <table:table-cell table:number-columns-repeated="251"/>
        </table:table-row>
        <table:table-row table:style-name="ro1">
          <table:table-cell office:value-type="string" calcext:value-type="string">
            <text:p>index.step1.h</text:p>
          </table:table-cell>
          <table:table-cell office:value-type="string" calcext:value-type="string">
            <text:p>Vale a pena parar?</text:p>
          </table:table-cell>
          <table:table-cell office:value-type="string" calcext:value-type="string">
            <text:p>¿Vale la pena dejar de fumar?</text:p>
          </table:table-cell>
          <table:table-cell office:value-type="string" calcext:value-type="string">
            <text:p>Is it worth stopping smoking?</text:p>
          </table:table-cell>
          <table:table-cell office:value-type="string" calcext:value-type="string">
            <text:p>Lohnt es sich aufzuhören?</text:p>
          </table:table-cell>
          <table:table-cell table:number-columns-repeated="251"/>
        </table:table-row>
        <table:table-row table:style-name="ro1">
          <table:table-cell office:value-type="string" calcext:value-type="string">
            <text:p>index.arrow</text:p>
          </table:table-cell>
          <table:table-cell office:value-type="string" calcext:value-type="string">
            <text:p>Seta</text:p>
          </table:table-cell>
          <table:table-cell office:value-type="string" calcext:value-type="string">
            <text:p>Flecha</text:p>
          </table:table-cell>
          <table:table-cell office:value-type="string" calcext:value-type="string">
            <text:p>Arrow</text:p>
          </table:table-cell>
          <table:table-cell office:value-type="string" calcext:value-type="string">
            <text:p>Pfeil</text:p>
          </table:table-cell>
          <table:table-cell table:number-columns-repeated="251"/>
        </table:table-row>
        <table:table-row table:style-name="ro1">
          <table:table-cell office:value-type="string" calcext:value-type="string">
            <text:p>index.step1.li1</text:p>
          </table:table-cell>
          <table:table-cell office:value-type="string" calcext:value-type="string">
            <text:p>Riscos do cigarro</text:p>
          </table:table-cell>
          <table:table-cell office:value-type="string" calcext:value-type="string">
            <text:p>Los riesgos de fumar</text:p>
          </table:table-cell>
          <table:table-cell office:value-type="string" calcext:value-type="string">
            <text:p>Risks of smoking</text:p>
          </table:table-cell>
          <table:table-cell office:value-type="string" calcext:value-type="string">
            <text:p>Risiken einer Zigarette</text:p>
          </table:table-cell>
          <table:table-cell table:number-columns-repeated="251"/>
        </table:table-row>
        <table:table-row table:style-name="ro1">
          <table:table-cell office:value-type="string" calcext:value-type="string">
            <text:p>index.step1.li2</text:p>
          </table:table-cell>
          <table:table-cell office:value-type="string" calcext:value-type="string">
            <text:p>Vantagens de parar</text:p>
          </table:table-cell>
          <table:table-cell office:value-type="string" calcext:value-type="string">
            <text:p>Beneficios de dejar de fumar</text:p>
          </table:table-cell>
          <table:table-cell office:value-type="string" calcext:value-type="string">
            <text:p>Benefits of stopping smoking</text:p>
          </table:table-cell>
          <table:table-cell office:value-type="string" calcext:value-type="string">
            <text:p>Vorteile eines Lebens ohne Tabak</text:p>
          </table:table-cell>
          <table:table-cell table:number-columns-repeated="251"/>
        </table:table-row>
        <table:table-row table:style-name="ro1">
          <table:table-cell office:value-type="string" calcext:value-type="string">
            <text:p>index.step1.li3</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Entzug</text:p>
          </table:table-cell>
          <table:table-cell table:number-columns-repeated="251"/>
        </table:table-row>
        <table:table-row table:style-name="ro1">
          <table:table-cell office:value-type="string" calcext:value-type="string">
            <text:p>index.step1.li4</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index.step1.li5</text:p>
          </table:table-cell>
          <table:table-cell office:value-type="string" calcext:value-type="string">
            <text:p>Custo financeiro</text:p>
          </table:table-cell>
          <table:table-cell office:value-type="string" calcext:value-type="string">
            <text:p>Costo financiero</text:p>
          </table:table-cell>
          <table:table-cell office:value-type="string" calcext:value-type="string">
            <text:p>Financial cost</text:p>
          </table:table-cell>
          <table:table-cell office:value-type="string" calcext:value-type="string">
            <text:p>Kosten</text:p>
          </table:table-cell>
          <table:table-cell table:number-columns-repeated="251"/>
        </table:table-row>
        <table:table-row table:style-name="ro1">
          <table:table-cell office:value-type="string" calcext:value-type="string">
            <text:p>index.step2.h</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Are you ready to stop?</text:p>
          </table:table-cell>
          <table:table-cell office:value-type="string" calcext:value-type="string">
            <text:p>Bereit für den Rauchstopp?</text:p>
          </table:table-cell>
          <table:table-cell table:number-columns-repeated="251"/>
        </table:table-row>
        <table:table-row table:style-name="ro1">
          <table:table-cell office:value-type="string" calcext:value-type="string">
            <text:p>index.step2.img</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Ready to stop</text:p>
          </table:table-cell>
          <table:table-cell office:value-type="string" calcext:value-type="string">
            <text:p>Bereit für den Rauchstopp</text:p>
          </table:table-cell>
          <table:table-cell table:number-columns-repeated="251"/>
        </table:table-row>
        <table:table-row table:style-name="ro1">
          <table:table-cell office:value-type="string" calcext:value-type="string">
            <text:p>index.step2.li1</text:p>
          </table:table-cell>
          <table:table-cell office:value-type="string" calcext:value-type="string">
            <text:p>Plano personalizado</text:p>
          </table:table-cell>
          <table:table-cell office:value-type="string" calcext:value-type="string">
            <text:p>Plan personalizado</text:p>
          </table:table-cell>
          <table:table-cell office:value-type="string" calcext:value-type="string">
            <text:p>Personalized plan</text:p>
          </table:table-cell>
          <table:table-cell office:value-type="string" calcext:value-type="string">
            <text:p>individueller Plan</text:p>
          </table:table-cell>
          <table:table-cell table:number-columns-repeated="251"/>
        </table:table-row>
        <table:table-row table:style-name="ro1">
          <table:table-cell office:value-type="string" calcext:value-type="string">
            <text:p>index.step2.li2</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1">
          <table:table-cell office:value-type="string" calcext:value-type="string">
            <text:p>index.step2.li3</text:p>
          </table:table-cell>
          <table:table-cell office:value-type="string" calcext:value-type="string">
            <text:p>Sintomas de abstinência</text:p>
          </table:table-cell>
          <table:table-cell office:value-type="string" calcext:value-type="string">
            <text:p>síntomas de abstinencia</text:p>
          </table:table-cell>
          <table:table-cell office:value-type="string" calcext:value-type="string">
            <text:p>Withdrawal symptoms</text:p>
          </table:table-cell>
          <table:table-cell office:value-type="string" calcext:value-type="string">
            <text:p>Entzugserscheinungen</text:p>
          </table:table-cell>
          <table:table-cell table:number-columns-repeated="251"/>
        </table:table-row>
        <table:table-row table:style-name="ro1">
          <table:table-cell office:value-type="string" calcext:value-type="string">
            <text:p>index.step2.li4</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index.step2.li5</text:p>
          </table:table-cell>
          <table:table-cell office:value-type="string" calcext:value-type="string">
            <text:p>Enfrentando a fissura</text:p>
          </table:table-cell>
          <table:table-cell office:value-type="string" calcext:value-type="string">
            <text:p>Enfrentando el deseo intenso de fumar</text:p>
          </table:table-cell>
          <table:table-cell office:value-type="string" calcext:value-type="string">
            <text:p>How to deal with cravings</text:p>
          </table:table-cell>
          <table:table-cell office:value-type="string" calcext:value-type="string">
            <text:p>Konfrontation mit den Versuchungen</text:p>
          </table:table-cell>
          <table:table-cell table:number-columns-repeated="251"/>
        </table:table-row>
        <table:table-row table:style-name="ro1">
          <table:table-cell office:value-type="string" calcext:value-type="string">
            <text:p>index.step3.h</text:p>
          </table:table-cell>
          <table:table-cell office:value-type="string" calcext:value-type="string">
            <text:p>Já parou?</text:p>
          </table:table-cell>
          <table:table-cell office:value-type="string" calcext:value-type="string">
            <text:p>¿Dejó de fumar?</text:p>
          </table:table-cell>
          <table:table-cell office:value-type="string" calcext:value-type="string">
            <text:p>Have you already stopped?</text:p>
          </table:table-cell>
          <table:table-cell office:value-type="string" calcext:value-type="string">
            <text:p>Haben Sie schon aufgehört?</text:p>
          </table:table-cell>
          <table:table-cell table:number-columns-repeated="251"/>
        </table:table-row>
        <table:table-row table:style-name="ro1">
          <table:table-cell office:value-type="string" calcext:value-type="string">
            <text:p>index.step3.li1</text:p>
          </table:table-cell>
          <table:table-cell office:value-type="string" calcext:value-type="string">
            <text:p>Plano para recaídas</text:p>
          </table:table-cell>
          <table:table-cell office:value-type="string" calcext:value-type="string">
            <text:p>Plan para recaidasPlan contra las recaídas</text:p>
          </table:table-cell>
          <table:table-cell office:value-type="string" calcext:value-type="string">
            <text:p>Relapse plan</text:p>
          </table:table-cell>
          <table:table-cell office:value-type="string" calcext:value-type="string">
            <text:p>Plan gegen Rückfälle</text:p>
          </table:table-cell>
          <table:table-cell table:number-columns-repeated="251"/>
        </table:table-row>
        <table:table-row table:style-name="ro1">
          <table:table-cell office:value-type="string" calcext:value-type="string">
            <text:p>index.step3.li2</text:p>
          </table:table-cell>
          <table:table-cell office:value-type="string" calcext:value-type="string">
            <text:p>Recaídas e lapsos</text:p>
          </table:table-cell>
          <table:table-cell office:value-type="string" calcext:value-type="string">
            <text:p>Recaidas y lapsos Los descuidos y recaídas</text:p>
          </table:table-cell>
          <table:table-cell office:value-type="string" calcext:value-type="string">
            <text:p>Relapse and slips</text:p>
          </table:table-cell>
          <table:table-cell office:value-type="string" calcext:value-type="string">
            <text:p>Rückfälle und Ausrutscher</text:p>
          </table:table-cell>
          <table:table-cell table:number-columns-repeated="251"/>
        </table:table-row>
        <table:table-row table:style-name="ro1">
          <table:table-cell office:value-type="string" calcext:value-type="string">
            <text:p>index.step3.li3</text:p>
          </table:table-cell>
          <table:table-cell office:value-type="string" calcext:value-type="string">
            <text:p>E-mails de acompanhamento</text:p>
          </table:table-cell>
          <table:table-cell office:value-type="string" calcext:value-type="string">
            <text:p>Correos electrónicos para acompañamiento</text:p>
          </table:table-cell>
          <table:table-cell office:value-type="string" calcext:value-type="string">
            <text:p>Follow up e-mails</text:p>
          </table:table-cell>
          <table:table-cell office:value-type="string" calcext:value-type="string">
            <text:p>Emails zur Betreuung</text:p>
          </table:table-cell>
          <table:table-cell table:number-columns-repeated="251"/>
        </table:table-row>
        <table:table-row table:style-name="ro1">
          <table:table-cell office:value-type="string" calcext:value-type="string">
            <text:p>index.step3.li4</text:p>
          </table:table-cell>
          <table:table-cell office:value-type="string" calcext:value-type="string">
            <text:p>Mensagens</text:p>
          </table:table-cell>
          <table:table-cell office:value-type="string" calcext:value-type="string">
            <text:p>Mensajes</text:p>
          </table:table-cell>
          <table:table-cell office:value-type="string" calcext:value-type="string">
            <text:p>Messages</text:p>
          </table:table-cell>
          <table:table-cell office:value-type="string" calcext:value-type="string">
            <text:p>Nachrich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IDE MENU <text:s/>- Is it worth stopping smoking?</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firststep.li1</text:p>
          </table:table-cell>
          <table:table-cell office:value-type="string" calcext:value-type="string">
            <text:p>Preparar para parar</text:p>
          </table:table-cell>
          <table:table-cell office:value-type="string" calcext:value-type="string">
            <text:p>Prepárese para dejar de fumar</text:p>
          </table:table-cell>
          <table:table-cell office:value-type="string" calcext:value-type="string">
            <text:p>Get ready to stop</text:p>
          </table:table-cell>
          <table:table-cell office:value-type="string" calcext:value-type="string">
            <text:p>Vorbereitung für den Rauchstopp</text:p>
          </table:table-cell>
          <table:table-cell table:number-columns-repeated="251"/>
        </table:table-row>
        <table:table-row table:style-name="ro1">
          <table:table-cell office:value-type="string" calcext:value-type="string">
            <text:p>menu.firststep.li2</text:p>
          </table:table-cell>
          <table:table-cell office:value-type="string" calcext:value-type="string">
            <text:p>Riscos de fumar</text:p>
          </table:table-cell>
          <table:table-cell office:value-type="string" calcext:value-type="string">
            <text:p>Riesgos de fumar</text:p>
          </table:table-cell>
          <table:table-cell office:value-type="string" calcext:value-type="string">
            <text:p>Risks of smoking</text:p>
          </table:table-cell>
          <table:table-cell office:value-type="string" calcext:value-type="string">
            <text:p>Risiken des Rauchens</text:p>
          </table:table-cell>
          <table:table-cell table:number-columns-repeated="251"/>
        </table:table-row>
        <table:table-row table:style-name="ro1">
          <table:table-cell office:value-type="string" calcext:value-type="string">
            <text:p>menu.firststep.li3</text:p>
          </table:table-cell>
          <table:table-cell office:value-type="string" calcext:value-type="string">
            <text:p>Vantagens de parar</text:p>
          </table:table-cell>
          <table:table-cell office:value-type="string" calcext:value-type="string">
            <text:p>Beneficios de dejar de fumar</text:p>
          </table:table-cell>
          <table:table-cell office:value-type="string" calcext:value-type="string">
            <text:p>Benefits of stopping smoking</text:p>
          </table:table-cell>
          <table:table-cell office:value-type="string" calcext:value-type="string">
            <text:p>Vorteile eines Rauchstopp</text:p>
          </table:table-cell>
          <table:table-cell table:number-columns-repeated="251"/>
        </table:table-row>
        <table:table-row table:style-name="ro1">
          <table:table-cell office:value-type="string" calcext:value-type="string">
            <text:p>menu.firststep.li4</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cost</text:p>
          </table:table-cell>
          <table:table-cell office:value-type="string" calcext:value-type="string">
            <text:p>finanzieller Aufwand</text:p>
          </table:table-cell>
          <table:table-cell table:number-columns-repeated="251"/>
        </table:table-row>
        <table:table-row table:style-name="ro1">
          <table:table-cell office:value-type="string" calcext:value-type="string">
            <text:p>menu.firststep.li5</text:p>
          </table:table-cell>
          <table:table-cell office:value-type="string" calcext:value-type="string">
            <text:p>Abstinência e fissura</text:p>
          </table:table-cell>
          <table:table-cell office:value-type="string" calcext:value-type="string">
            <text:p>Abstinencia y deseo intenso de fumar</text:p>
          </table:table-cell>
          <table:table-cell office:value-type="string" calcext:value-type="string">
            <text:p>Withdrawal and craving</text:p>
          </table:table-cell>
          <table:table-cell office:value-type="string" calcext:value-type="string">
            <text:p>Verzicht und Versuchung</text:p>
          </table:table-cell>
          <table:table-cell table:number-columns-repeated="251"/>
        </table:table-row>
        <table:table-row table:style-name="ro1">
          <table:table-cell office:value-type="string" calcext:value-type="string">
            <text:p>menu.firststep.li6</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menu.firststep.li7</text:p>
          </table:table-cell>
          <table:table-cell office:value-type="string" calcext:value-type="string">
            <text:p>Ansiedade 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Begierde und Depression</text:p>
          </table:table-cell>
          <table:table-cell table:number-columns-repeated="251"/>
        </table:table-row>
        <table:table-row table:style-name="ro2">
          <table:table-cell office:value-type="string" calcext:value-type="string">
            <text:p>menu.firststep.li8</text:p>
          </table:table-cell>
          <table:table-cell office:value-type="string" calcext:value-type="string">
            <text:p>Dúvidas em decidir parar</text:p>
          </table:table-cell>
          <table:table-cell office:value-type="string" calcext:value-type="string">
            <text:p>Dudas en la decisión de dejar de fumar Dudas <text:s/>en decidir dejar <text:s/>de fumar</text:p>
          </table:table-cell>
          <table:table-cell table:style-name="ce2" office:value-type="string" calcext:value-type="string">
            <text:p>Doubts about stopping smoking</text:p>
          </table:table-cell>
          <table:table-cell office:value-type="string" calcext:value-type="string">
            <text:p>Zweifel am Rauchstopp</text:p>
          </table:table-cell>
          <table:table-cell table:number-columns-repeated="251"/>
        </table:table-row>
        <table:table-row table:style-name="ro1">
          <table:table-cell office:value-type="string" calcext:value-type="string">
            <text:p>menu.firststep.li9</text:p>
          </table:table-cell>
          <table:table-cell office:value-type="string" calcext:value-type="string">
            <text:p>Onde encontrar ajuda</text:p>
          </table:table-cell>
          <table:table-cell office:value-type="string" calcext:value-type="string">
            <text:p>Dónde encontrar ayuda</text:p>
          </table:table-cell>
          <table:table-cell office:value-type="string" calcext:value-type="string">
            <text:p>Where to find help</text:p>
          </table:table-cell>
          <table:table-cell office:value-type="string" calcext:value-type="string">
            <text:p>Wo man Hilfe findet</text:p>
          </table:table-cell>
          <table:table-cell table:number-columns-repeated="251"/>
        </table:table-row>
        <table:table-row table:style-name="ro1">
          <table:table-cell office:value-type="string" calcext:value-type="string">
            <text:p>menu.firststep.li10</text:p>
          </table:table-cell>
          <table:table-cell office:value-type="string" calcext:value-type="string">
            <text:p>Já estou pronto</text:p>
          </table:table-cell>
          <table:table-cell office:value-type="string" calcext:value-type="string">
            <text:p>Ya Estoy listo</text:p>
          </table:table-cell>
          <table:table-cell office:value-type="string" calcext:value-type="string">
            <text:p>I'm ready</text:p>
          </table:table-cell>
          <table:table-cell office:value-type="string" calcext:value-type="string">
            <text:p>Ich bin berei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MENU LATERAL - Are you ready to stop?</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ndstep.li1</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Ready to stop</text:p>
          </table:table-cell>
          <table:table-cell office:value-type="string" calcext:value-type="string">
            <text:p>Bereit aufzuhören</text:p>
          </table:table-cell>
          <table:table-cell table:number-columns-repeated="251"/>
        </table:table-row>
        <table:table-row table:style-name="ro1">
          <table:table-cell office:value-type="string" calcext:value-type="string">
            <text:p>menu.ndstep.li2</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Verzicht</text:p>
          </table:table-cell>
          <table:table-cell table:number-columns-repeated="251"/>
        </table:table-row>
        <table:table-row table:style-name="ro1">
          <table:table-cell office:value-type="string" calcext:value-type="string">
            <text:p>menu.firststep.li2b</text:p>
          </table:table-cell>
          <table:table-cell office:value-type="string" calcext:value-type="string">
            <text:p>Fumo passivo</text:p>
          </table:table-cell>
          <table:table-cell office:value-type="string" calcext:value-type="string">
            <text:p>Fumador pasivo</text:p>
          </table:table-cell>
          <table:table-cell office:value-type="string" calcext:value-type="string">
            <text:p>Secondhand smoking</text:p>
          </table:table-cell>
          <table:table-cell office:value-type="string" calcext:value-type="string">
            <text:p>passives Rauchen</text:p>
          </table:table-cell>
          <table:table-cell table:number-columns-repeated="251"/>
        </table:table-row>
        <table:table-row table:style-name="ro1">
          <table:table-cell office:value-type="string" calcext:value-type="string">
            <text:p>menu.ndstep.li3</text:p>
          </table:table-cell>
          <table:table-cell office:value-type="string" calcext:value-type="string">
            <text:p>Vencendo a fissura</text:p>
          </table:table-cell>
          <table:table-cell office:value-type="string" calcext:value-type="string">
            <text:p>Superando el deseo intenso de fumar</text:p>
          </table:table-cell>
          <table:table-cell office:value-type="string" calcext:value-type="string">
            <text:p>Overcoming cravings</text:p>
          </table:table-cell>
          <table:table-cell office:value-type="string" calcext:value-type="string">
            <text:p>Die Versuchung besiegen</text:p>
          </table:table-cell>
          <table:table-cell table:number-columns-repeated="251"/>
        </table:table-row>
        <table:table-row table:style-name="ro1">
          <table:table-cell office:value-type="string" calcext:value-type="string">
            <text:p>menu.ndstep.li4</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1">
          <table:table-cell office:value-type="string" calcext:value-type="string">
            <text:p>menu.ndstep.li5</text:p>
          </table:table-cell>
          <table:table-cell office:value-type="string" calcext:value-type="string">
            <text:p>Métodos de parar</text:p>
          </table:table-cell>
          <table:table-cell office:value-type="string" calcext:value-type="string">
            <text:p>Métodos para dejar de fumar</text:p>
          </table:table-cell>
          <table:table-cell office:value-type="string" calcext:value-type="string">
            <text:p>Ways to quit</text:p>
          </table:table-cell>
          <table:table-cell office:value-type="string" calcext:value-type="string">
            <text:p>Methoden zum Rauchstopp</text:p>
          </table:table-cell>
          <table:table-cell table:number-columns-repeated="251"/>
        </table:table-row>
        <table:table-row table:style-name="ro1">
          <table:table-cell office:value-type="string" calcext:value-type="string">
            <text:p>menu.ndstep.li6</text:p>
          </table:table-cell>
          <table:table-cell office:value-type="string" calcext:value-type="string">
            <text:p>Data para parar</text:p>
          </table:table-cell>
          <table:table-cell office:value-type="string" calcext:value-type="string">
            <text:p>Fecha para dejar de fumar</text:p>
          </table:table-cell>
          <table:table-cell office:value-type="string" calcext:value-type="string">
            <text:p>Set a quit date</text:p>
          </table:table-cell>
          <table:table-cell office:value-type="string" calcext:value-type="string">
            <text:p>Deadline für den Rauchstopp</text:p>
          </table:table-cell>
          <table:table-cell table:number-columns-repeated="251"/>
        </table:table-row>
        <table:table-row table:style-name="ro1">
          <table:table-cell office:value-type="string" calcext:value-type="string">
            <text:p>menu.ndstep.li7</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to avoid relapses</text:p>
          </table:table-cell>
          <table:table-cell office:value-type="string" calcext:value-type="string">
            <text:p>So kann ich Rückfälle vermeiden</text:p>
          </table:table-cell>
          <table:table-cell table:number-columns-repeated="251"/>
        </table:table-row>
        <table:table-row table:style-name="ro1">
          <table:table-cell office:value-type="string" calcext:value-type="string">
            <text:p>menu.ndstep.li8</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menu.ndstep.li9</text:p>
          </table:table-cell>
          <table:table-cell office:value-type="string" calcext:value-type="string">
            <text:p>Meu plano para parar</text:p>
          </table:table-cell>
          <table:table-cell office:value-type="string" calcext:value-type="string">
            <text:p>Mi plan para dejar de fumar</text:p>
          </table:table-cell>
          <table:table-cell office:value-type="string" calcext:value-type="string">
            <text:p>My quit plan</text:p>
          </table:table-cell>
          <table:table-cell office:value-type="string" calcext:value-type="string">
            <text:p>Mein Plan für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MENU LATERAL - Have you already stopped?</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rdstep.li1</text:p>
          </table:table-cell>
          <table:table-cell office:value-type="string" calcext:value-type="string">
            <text:p>Acompanhamento</text:p>
          </table:table-cell>
          <table:table-cell office:value-type="string" calcext:value-type="string">
            <text:p>Acompañamiento Monitoreo</text:p>
          </table:table-cell>
          <table:table-cell office:value-type="string" calcext:value-type="string">
            <text:p>Follow up</text:p>
          </table:table-cell>
          <table:table-cell office:value-type="string" calcext:value-type="string">
            <text:p>Unterstützung</text:p>
          </table:table-cell>
          <table:table-cell table:number-columns-repeated="251"/>
        </table:table-row>
        <table:table-row table:style-name="ro1">
          <table:table-cell office:value-type="string" calcext:value-type="string">
            <text:p>menu.rdstep.li2</text:p>
          </table:table-cell>
          <table:table-cell office:value-type="string" calcext:value-type="string">
            <text:p>Recaída ou lapso?</text:p>
          </table:table-cell>
          <table:table-cell office:value-type="string" calcext:value-type="string">
            <text:p>¿Recaída o lapso? ¿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office:value-type="string" calcext:value-type="string">
            <text:p>menu.rdstep.li3</text:p>
          </table:table-cell>
          <table:table-cell office:value-type="string" calcext:value-type="string">
            <text:p>Fatores para recaída</text:p>
          </table:table-cell>
          <table:table-cell office:value-type="string" calcext:value-type="string">
            <text:p>Factores para la recaída</text:p>
          </table:table-cell>
          <table:table-cell office:value-type="string" calcext:value-type="string">
            <text:p>Risks for relapsing</text:p>
          </table:table-cell>
          <table:table-cell office:value-type="string" calcext:value-type="string">
            <text:p>Merkmale eines Rückfalls</text:p>
          </table:table-cell>
          <table:table-cell table:number-columns-repeated="251"/>
        </table:table-row>
        <table:table-row table:style-name="ro1">
          <table:table-cell office:value-type="string" calcext:value-type="string">
            <text:p>menu.rdstep.li5</text:p>
          </table:table-cell>
          <table:table-cell office:value-type="string" calcext:value-type="string">
            <text:p>Onde procurar ajuda</text:p>
          </table:table-cell>
          <table:table-cell office:value-type="string" calcext:value-type="string">
            <text:p>Dónde buscar ayuda</text:p>
          </table:table-cell>
          <table:table-cell office:value-type="string" calcext:value-type="string">
            <text:p>Where to find help</text:p>
          </table:table-cell>
          <table:table-cell office:value-type="string" calcext:value-type="string">
            <text:p>Wo ich Hilfe finde</text:p>
          </table:table-cell>
          <table:table-cell table:number-columns-repeated="251"/>
        </table:table-row>
        <table:table-row table:style-name="ro1">
          <table:table-cell office:value-type="string" calcext:value-type="string">
            <text:p>menu.rdstep.li4</text:p>
          </table:table-cell>
          <table:table-cell office:value-type="string" calcext:value-type="string">
            <text:p>Meu plano para recaídas</text:p>
          </table:table-cell>
          <table:table-cell office:value-type="string" calcext:value-type="string">
            <text:p>Mi plan para las recaídas</text:p>
          </table:table-cell>
          <table:table-cell office:value-type="string" calcext:value-type="string">
            <text:p>My relapse plan</text:p>
          </table:table-cell>
          <table:table-cell office:value-type="string" calcext:value-type="string">
            <text:p>Mein Plan gegen Rückfälle</text:p>
          </table:table-cell>
          <table:table-cell table:number-columns-repeated="251"/>
        </table:table-row>
        <table:table-row table:style-name="ro1">
          <table:table-cell table:style-name="ce3"/>
          <table:table-cell table:number-columns-repeated="255"/>
        </table:table-row>
        <table:table-row table:style-name="ro1">
          <table:table-cell table:number-columns-repeated="256"/>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TOP MENU</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menu.top.li1</text:p>
          </table:table-cell>
          <table:table-cell office:value-type="string" calcext:value-type="string">
            <text:p>Página Inicial</text:p>
          </table:table-cell>
          <table:table-cell office:value-type="string" calcext:value-type="string">
            <text:p>Página inicial</text:p>
          </table:table-cell>
          <table:table-cell office:value-type="string" calcext:value-type="string">
            <text:p>Home</text:p>
          </table:table-cell>
          <table:table-cell office:value-type="string" calcext:value-type="string">
            <text:p>Startseite</text:p>
          </table:table-cell>
          <table:table-cell table:number-columns-repeated="251"/>
        </table:table-row>
        <table:table-row table:style-name="ro1">
          <table:table-cell office:value-type="string" calcext:value-type="string">
            <text:p>menu.top.li2</text:p>
          </table:table-cell>
          <table:table-cell office:value-type="string" calcext:value-type="string">
            <text:p>O Programa</text:p>
          </table:table-cell>
          <table:table-cell office:value-type="string" calcext:value-type="string">
            <text:p>El Programa</text:p>
          </table:table-cell>
          <table:table-cell office:value-type="string" calcext:value-type="string">
            <text:p>The Program</text:p>
          </table:table-cell>
          <table:table-cell office:value-type="string" calcext:value-type="string">
            <text:p>Das Programm</text:p>
          </table:table-cell>
          <table:table-cell table:number-columns-repeated="251"/>
        </table:table-row>
        <table:table-row table:style-name="ro1">
          <table:table-cell office:value-type="string" calcext:value-type="string">
            <text:p>menu.top.li3</text:p>
          </table:table-cell>
          <table:table-cell office:value-type="string" calcext:value-type="string">
            <text:p>Sobre os autores</text:p>
          </table:table-cell>
          <table:table-cell office:value-type="string" calcext:value-type="string">
            <text:p>Sobre los autores</text:p>
          </table:table-cell>
          <table:table-cell office:value-type="string" calcext:value-type="string">
            <text:p>About the authors</text:p>
          </table:table-cell>
          <table:table-cell office:value-type="string" calcext:value-type="string">
            <text:p>Über die Autoren</text:p>
          </table:table-cell>
          <table:table-cell table:number-columns-repeated="251"/>
        </table:table-row>
        <table:table-row table:style-name="ro1">
          <table:table-cell office:value-type="string" calcext:value-type="string">
            <text:p>menu.top.li4</text:p>
          </table:table-cell>
          <table:table-cell office:value-type="string" calcext:value-type="string">
            <text:p>Contato</text:p>
          </table:table-cell>
          <table:table-cell office:value-type="string" calcext:value-type="string">
            <text:p>Contacto</text:p>
          </table:table-cell>
          <table:table-cell office:value-type="string" calcext:value-type="string">
            <text:p>Contact</text:p>
          </table:table-cell>
          <table:table-cell office:value-type="string" calcext:value-type="string">
            <text:p>Kontakt</text:p>
          </table:table-cell>
          <table:table-cell table:number-columns-repeated="251"/>
        </table:table-row>
        <table:table-row table:style-name="ro1">
          <table:table-cell office:value-type="string" calcext:value-type="string">
            <text:p>menu.top.li5</text:p>
          </table:table-cell>
          <table:table-cell office:value-type="string" calcext:value-type="string">
            <text:p>Para pesquisadores</text:p>
          </table:table-cell>
          <table:table-cell office:value-type="string" calcext:value-type="string">
            <text:p>Para los investigadores</text:p>
          </table:table-cell>
          <table:table-cell office:value-type="string" calcext:value-type="string">
            <text:p>For researchers</text:p>
          </table:table-cell>
          <table:table-cell office:value-type="string" calcext:value-type="string">
            <text:p>Für Forsche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FOOTER</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footer.li1</text:p>
          </table:table-cell>
          <table:table-cell office:value-type="string" calcext:value-type="string">
            <text:p>Página Inicial</text:p>
          </table:table-cell>
          <table:table-cell office:value-type="string" calcext:value-type="string">
            <text:p>Página inicial</text:p>
          </table:table-cell>
          <table:table-cell office:value-type="string" calcext:value-type="string">
            <text:p>Home</text:p>
          </table:table-cell>
          <table:table-cell office:value-type="string" calcext:value-type="string">
            <text:p>Startseite</text:p>
          </table:table-cell>
          <table:table-cell table:number-columns-repeated="251"/>
        </table:table-row>
        <table:table-row table:style-name="ro1">
          <table:table-cell office:value-type="string" calcext:value-type="string">
            <text:p>footer.li2</text:p>
          </table:table-cell>
          <table:table-cell office:value-type="string" calcext:value-type="string">
            <text:p>Sobre os autores</text:p>
          </table:table-cell>
          <table:table-cell office:value-type="string" calcext:value-type="string">
            <text:p>Sobre los autores</text:p>
          </table:table-cell>
          <table:table-cell office:value-type="string" calcext:value-type="string">
            <text:p>About the authors</text:p>
          </table:table-cell>
          <table:table-cell office:value-type="string" calcext:value-type="string">
            <text:p>Die Autoren</text:p>
          </table:table-cell>
          <table:table-cell table:number-columns-repeated="251"/>
        </table:table-row>
        <table:table-row table:style-name="ro1">
          <table:table-cell office:value-type="string" calcext:value-type="string">
            <text:p>footer.li3</text:p>
          </table:table-cell>
          <table:table-cell office:value-type="string" calcext:value-type="string">
            <text:p>Política do site</text:p>
          </table:table-cell>
          <table:table-cell office:value-type="string" calcext:value-type="string">
            <text:p>Política del sitio web</text:p>
          </table:table-cell>
          <table:table-cell office:value-type="string" calcext:value-type="string">
            <text:p>Policy</text:p>
          </table:table-cell>
          <table:table-cell office:value-type="string" calcext:value-type="string">
            <text:p>Nutzungsbedingungen</text:p>
          </table:table-cell>
          <table:table-cell table:number-columns-repeated="251"/>
        </table:table-row>
        <table:table-row table:style-name="ro1">
          <table:table-cell office:value-type="string" calcext:value-type="string">
            <text:p>footer.li4</text:p>
          </table:table-cell>
          <table:table-cell office:value-type="string" calcext:value-type="string">
            <text:p>Termos de uso</text:p>
          </table:table-cell>
          <table:table-cell office:value-type="string" calcext:value-type="string">
            <text:p>Terminos de uso</text:p>
          </table:table-cell>
          <table:table-cell office:value-type="string" calcext:value-type="string">
            <text:p>Terms of use</text:p>
          </table:table-cell>
          <table:table-cell office:value-type="string" calcext:value-type="string">
            <text:p>Gebrauchsanweisung</text:p>
          </table:table-cell>
          <table:table-cell table:number-columns-repeated="251"/>
        </table:table-row>
        <table:table-row table:style-name="ro1">
          <table:table-cell office:value-type="string" calcext:value-type="string">
            <text:p>footer.li5</text:p>
          </table:table-cell>
          <table:table-cell office:value-type="string" calcext:value-type="string">
            <text:p>Contato</text:p>
          </table:table-cell>
          <table:table-cell office:value-type="string" calcext:value-type="string">
            <text:p>Contacto</text:p>
          </table:table-cell>
          <table:table-cell office:value-type="string" calcext:value-type="string">
            <text:p>Contact</text:p>
          </table:table-cell>
          <table:table-cell office:value-type="string" calcext:value-type="string">
            <text:p>Kontakt</text:p>
          </table:table-cell>
          <table:table-cell table:number-columns-repeated="251"/>
        </table:table-row>
        <table:table-row table:style-name="ro3">
          <table:table-cell office:value-type="string" calcext:value-type="string">
            <text:p>footer.description</text:p>
          </table:table-cell>
          <table:table-cell office:value-type="string" calcext:value-type="string">
            <text:p>Centro de Referência em Pesquisa, Intervenção e Avaliação em Álcool e Outras Drogas - 2014 - Alguns direitos reservados</text:p>
          </table:table-cell>
          <table:table-cell office:value-type="string" calcext:value-type="string">
            <text:p>Centro de Referencia en Investigación, Intervención y Evaluación del Alcohol y Otras Drogas-2014-Algunos derechos reservados</text:p>
          </table:table-cell>
          <table:table-cell table:style-name="ce2" office:value-type="string" calcext:value-type="string">
            <text:p>Center for Research, Intervention and Evaluation on Alcohol &amp; Drugs - 2014 - Some rights reserved</text:p>
          </table:table-cell>
          <table:table-cell office:value-type="string" calcext:value-type="string">
            <text:p>Zentrum für Forschung, Intervention und Studien zu Alkohol und anderen Drogen - 2014 - Einige Rechte vorbehalten</text:p>
          </table:table-cell>
          <table:table-cell table:number-columns-repeated="251"/>
        </table:table-row>
        <table:table-row table:style-name="ro1">
          <table:table-cell office:value-type="string" calcext:value-type="string">
            <text:p>footer.contact</text:p>
          </table:table-cell>
          <table:table-cell table:number-columns-repeated="2" office:value-type="string" calcext:value-type="string">
            <text:p>contato@vivasemtabaco.com.br</text:p>
          </table:table-cell>
          <table:table-cell table:style-name="ce2" office:value-type="string" calcext:value-type="string">
            <text:p>contato@vivasemtabaco.com.br</text:p>
          </table:table-cell>
          <table:table-cell office:value-type="string" calcext:value-type="string">
            <text:p>contato@vivasemtabaco.com.br (nur auf englisch oder portugiesisch)</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PROGRAM</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gram.titlepage</text:p>
          </table:table-cell>
          <table:table-cell office:value-type="string" calcext:value-type="string">
            <text:p>O programa | Viva sem tabaco</text:p>
          </table:table-cell>
          <table:table-cell office:value-type="string" calcext:value-type="string">
            <text:p>El programa | Viva sin tabaco</text:p>
          </table:table-cell>
          <table:table-cell office:value-type="string" calcext:value-type="string">
            <text:p>The program I Live without Tobacco</text:p>
          </table:table-cell>
          <table:table-cell office:value-type="string" calcext:value-type="string">
            <text:p>Das Programm</text:p>
          </table:table-cell>
          <table:table-cell table:number-columns-repeated="251"/>
        </table:table-row>
        <table:table-row table:style-name="ro1">
          <table:table-cell office:value-type="string" calcext:value-type="string">
            <text:p>program.h1.program</text:p>
          </table:table-cell>
          <table:table-cell office:value-type="string" calcext:value-type="string">
            <text:p>O programa</text:p>
          </table:table-cell>
          <table:table-cell office:value-type="string" calcext:value-type="string">
            <text:p>El programa</text:p>
          </table:table-cell>
          <table:table-cell office:value-type="string" calcext:value-type="string">
            <text:p>The program</text:p>
          </table:table-cell>
          <table:table-cell office:value-type="string" calcext:value-type="string">
            <text:p>Das Programm</text:p>
          </table:table-cell>
          <table:table-cell table:number-columns-repeated="251"/>
        </table:table-row>
        <table:table-row table:style-name="ro1">
          <table:table-cell office:value-type="string" calcext:value-type="string">
            <text:p>program.img</text:p>
          </table:table-cell>
          <table:table-cell office:value-type="string" calcext:value-type="string">
            <text:p>Felicidade</text:p>
          </table:table-cell>
          <table:table-cell office:value-type="string" calcext:value-type="string">
            <text:p>Felicidad</text:p>
          </table:table-cell>
          <table:table-cell office:value-type="string" calcext:value-type="string">
            <text:p>Happiness</text:p>
          </table:table-cell>
          <table:table-cell office:value-type="string" calcext:value-type="string">
            <text:p>Glück</text:p>
          </table:table-cell>
          <table:table-cell table:number-columns-repeated="251"/>
        </table:table-row>
        <table:table-row table:style-name="ro1">
          <table:table-cell office:value-type="string" calcext:value-type="string">
            <text:p>program.h2.objective</text:p>
          </table:table-cell>
          <table:table-cell table:number-columns-repeated="2" office:value-type="string" calcext:value-type="string">
            <text:p>Objetivo</text:p>
          </table:table-cell>
          <table:table-cell office:value-type="string" calcext:value-type="string">
            <text:p>Our goal</text:p>
          </table:table-cell>
          <table:table-cell office:value-type="string" calcext:value-type="string">
            <text:p>Ziel</text:p>
          </table:table-cell>
          <table:table-cell table:number-columns-repeated="251"/>
        </table:table-row>
        <table:table-row table:style-name="ro3">
          <table:table-cell office:value-type="string" calcext:value-type="string">
            <text:p>program.p.objective</text:p>
          </table:table-cell>
          <table:table-cell office:value-type="string" calcext:value-type="string">
            <text:p>Oferecer suporte a fumantes que buscam ajuda um serviço gratuito de qualidade e personalizado.</text:p>
          </table:table-cell>
          <table:table-cell office:value-type="string" calcext:value-type="string">
            <text:p>Ofrecer soporte a fumadores que buscan ayuda mediante un servicio gratuito, de calidad y personalizado.</text:p>
          </table:table-cell>
          <table:table-cell table:style-name="ce2" office:value-type="string" calcext:value-type="string">
            <text:p>To offer a free and personalized online service for smokers who want to quit smoking.</text:p>
          </table:table-cell>
          <table:table-cell office:value-type="string" calcext:value-type="string">
            <text:p>Angebot einer qualitativ hochwertigen und individuell abgestimmten Unterstützung für Raucher im Kampf gegen den Tabak.</text:p>
          </table:table-cell>
          <table:table-cell table:number-columns-repeated="251"/>
        </table:table-row>
        <table:table-row table:style-name="ro1">
          <table:table-cell office:value-type="string" calcext:value-type="string">
            <text:p>program.h2.how</text:p>
          </table:table-cell>
          <table:table-cell office:value-type="string" calcext:value-type="string">
            <text:p>Como foi feito?</text:p>
          </table:table-cell>
          <table:table-cell office:value-type="string" calcext:value-type="string">
            <text:p>¿Cómo fue hecho?</text:p>
          </table:table-cell>
          <table:table-cell office:value-type="string" calcext:value-type="string">
            <text:p>How was it developed?</text:p>
          </table:table-cell>
          <table:table-cell office:value-type="string" calcext:value-type="string">
            <text:p>Wie wurde das Programm erstellt?</text:p>
          </table:table-cell>
          <table:table-cell table:number-columns-repeated="251"/>
        </table:table-row>
        <table:table-row table:style-name="ro3">
          <table:table-cell office:value-type="string" calcext:value-type="string">
            <text:p>program.p.how1</text:p>
          </table:table-cell>
          <table:table-cell office:value-type="string" calcext:value-type="string">
            <text:p>Construído com a participação ativa de fumantes e ex-fumantes.</text:p>
          </table:table-cell>
          <table:table-cell office:value-type="string" calcext:value-type="string">
            <text:p>Construido con la participación activa de fumadores y ex fumadores Construido con la participación activa de los fumadores y ex fumadores.</text:p>
          </table:table-cell>
          <table:table-cell table:style-name="ce2" office:value-type="string" calcext:value-type="string">
            <text:p>The intervention was developed with the active participation of former and current smokers.</text:p>
          </table:table-cell>
          <table:table-cell office:value-type="string" calcext:value-type="string">
            <text:p>Entwickelt unter Beteiligung von aktiven sowie ehemaligen Rauchern.</text:p>
          </table:table-cell>
          <table:table-cell table:number-columns-repeated="251"/>
        </table:table-row>
        <table:table-row table:style-name="ro5">
          <table:table-cell office:value-type="string" calcext:value-type="string">
            <text:p>program.p.how2a</text:p>
          </table:table-cell>
          <table:table-cell office:value-type="string" calcext:value-type="string">
            <text:p>Desenvolvido por especialistas da Universidade Federal de Juiz de Fora seguindo o Código de Ética da</text:p>
          </table:table-cell>
          <table:table-cell office:value-type="string" calcext:value-type="string">
            <text:p>Desarrollado por especialistas de la Universidad Federal de Juiz de Fora siguiendo el Código de Ética de la</text:p>
          </table:table-cell>
          <table:table-cell table:style-name="ce2" office:value-type="string" calcext:value-type="string">
            <text:p>It was developed by specialists from the Federal University of Juiz de Fora and with the collaboration of the University of Kansas Medical Center.</text:p>
          </table:table-cell>
          <table:table-cell office:value-type="string" calcext:value-type="string">
            <text:p>Ausgeführt von Spezialisten der staatlichen Universität in Juiz de Fora, Brasilien, nach Regeln des ethischen Codes der</text:p>
          </table:table-cell>
          <table:table-cell table:number-columns-repeated="251"/>
        </table:table-row>
        <table:table-row table:style-name="ro1">
          <table:table-cell office:value-type="string" calcext:value-type="string">
            <text:p>program.p.how2b</text:p>
          </table:table-cell>
          <table:table-cell table:number-columns-repeated="2" office:value-type="string" calcext:value-type="string">
            <text:p>Health on the Net Foundation</text:p>
          </table:table-cell>
          <table:table-cell table:style-name="ce2" office:value-type="string" calcext:value-type="string">
            <text:p>Health on the Net Foundation</text:p>
          </table:table-cell>
          <table:table-cell office:value-type="string" calcext:value-type="string">
            <text:p>Health on the Net Foundation</text:p>
          </table:table-cell>
          <table:table-cell table:number-columns-repeated="251"/>
        </table:table-row>
        <table:table-row table:style-name="ro6">
          <table:table-cell office:value-type="string" calcext:value-type="string">
            <text:p>program.p.how3</text:p>
          </table:table-cell>
          <table:table-cell office:value-type="string" calcext:value-type="string">
            <text:p>Conteúdo criado a partir das diretrizes para o tratamento do tabagismo de instituições como Ministério da Saúde e pelo Instituto Nacional do Câncer - INCA.</text:p>
          </table:table-cell>
          <table:table-cell office:value-type="string" calcext:value-type="string">
            <text:p>Contenido creado a partir de las directrices para el tratamiento del tabaquismo de instituciones como el Ministerio de Salud y por el Instituto Nacional del Cáncer - INCA.</text:p>
          </table:table-cell>
          <table:table-cell table:style-name="ce2" office:value-type="string" calcext:value-type="string">
            <text:p>The content was developed based on the guidelines for tobacco use treatment from institutions such as the U.S Departament of Health and Human Services and the Brazilian Ministry of Health.</text:p>
          </table:table-cell>
          <table:table-cell office:value-type="string" calcext:value-type="string">
            <text:p>Die Inhalte zur Behandlung der Tabakabhängigkeit wurden anhand von Richtlinien der Institutionen des brasilianischen Gesundheitsministeriums sowie des Nationalen Instituts für Krebs (INCA) in Brasilien erstellt.</text:p>
          </table:table-cell>
          <table:table-cell table:number-columns-repeated="251"/>
        </table:table-row>
        <table:table-row table:style-name="ro1">
          <table:table-cell office:value-type="string" calcext:value-type="string">
            <text:p>program.h2.important</text:p>
          </table:table-cell>
          <table:table-cell table:number-columns-repeated="2" office:value-type="string" calcext:value-type="string">
            <text:p>Importante</text:p>
          </table:table-cell>
          <table:table-cell office:value-type="string" calcext:value-type="string">
            <text:p>Important</text:p>
          </table:table-cell>
          <table:table-cell office:value-type="string" calcext:value-type="string">
            <text:p>Wichtig</text:p>
          </table:table-cell>
          <table:table-cell table:number-columns-repeated="251"/>
        </table:table-row>
        <table:table-row table:style-name="ro6">
          <table:table-cell office:value-type="string" calcext:value-type="string">
            <text:p>program.p.important</text:p>
          </table:table-cell>
          <table:table-cell office:value-type="string" calcext:value-type="string">
            <text:p>Este site não substitui o atendimento tradicional realizado por um profissional de saúde. A eficácia do conteúdo será testada e avaliada por uma pesquisa clínica.</text:p>
          </table:table-cell>
          <table:table-cell office:value-type="string" calcext:value-type="string">
            <text:p>Este sitio web no substituye la atención tradicional realizada por un profesional de la salud. La eficacia del contenido será puesta a prueba y evaluada por una investigación clínica</text:p>
          </table:table-cell>
          <table:table-cell table:style-name="ce2" office:value-type="string" calcext:value-type="string">
            <text:p>The current website does not replace the treatment provided by health professionals. The content of the web site is evidence based, but the effectiveness of the web site is still under study.</text:p>
          </table:table-cell>
          <table:table-cell office:value-type="string" calcext:value-type="string">
            <text:p>Diese Website greift nicht auf herkömmliche Methoden eines Gesundheitsexperten bzw. Mediziners zurück. Die Wirksamkeit der Anwendung des Inhalts wird von einem klinischen Forschungszentrum geprüft und bewerte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ABOUT US -</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aboutus.pagetitle</text:p>
          </table:table-cell>
          <table:table-cell office:value-type="string" calcext:value-type="string">
            <text:p>Sobre os autores | Viva sem tabaco</text:p>
          </table:table-cell>
          <table:table-cell office:value-type="string" calcext:value-type="string">
            <text:p>Sobre los autores | Viva sin tabaco</text:p>
          </table:table-cell>
          <table:table-cell table:style-name="ce2" office:value-type="string" calcext:value-type="string">
            <text:p>About the authors I Live without Tobacco</text:p>
          </table:table-cell>
          <table:table-cell office:value-type="string" calcext:value-type="string">
            <text:p>Über die Autoren | Lebe ohne Tabak</text:p>
          </table:table-cell>
          <table:table-cell table:number-columns-repeated="251"/>
        </table:table-row>
        <table:table-row table:style-name="ro1">
          <table:table-cell office:value-type="string" calcext:value-type="string">
            <text:p>aboutus.h1.project</text:p>
          </table:table-cell>
          <table:table-cell office:value-type="string" calcext:value-type="string">
            <text:p>O projeto</text:p>
          </table:table-cell>
          <table:table-cell office:value-type="string" calcext:value-type="string">
            <text:p>El proyecto</text:p>
          </table:table-cell>
          <table:table-cell office:value-type="string" calcext:value-type="string">
            <text:p>The project</text:p>
          </table:table-cell>
          <table:table-cell office:value-type="string" calcext:value-type="string">
            <text:p>Das Projekt</text:p>
          </table:table-cell>
          <table:table-cell table:number-columns-repeated="251"/>
        </table:table-row>
        <table:table-row table:style-name="ro5">
          <table:table-cell office:value-type="string" calcext:value-type="string">
            <text:p>aboutus.p.project.a</text:p>
          </table:table-cell>
          <table:table-cell office:value-type="string" calcext:value-type="string">
            <text:p>O projeto Viva sem Tabaco foi criado pela linha de pesquisa de e-saúde do</text:p>
          </table:table-cell>
          <table:table-cell office:value-type="string" calcext:value-type="string">
            <text:p>El proyecto Viva sin Tabaco fue creado por la línea de investigación Procesos Psicosociales en Salud</text:p>
          </table:table-cell>
          <table:table-cell table:style-name="ce2" office:value-type="string" calcext:value-type="string">
            <text:p>The Live without Tobacco project was developed by experts from</text:p>
          </table:table-cell>
          <table:table-cell office:value-type="string" calcext:value-type="string">
            <text:p>Das Projekt Lebe ohne Tabak wurde im Rahmen der Forschung zum Thema Gesundheit online des</text:p>
          </table:table-cell>
          <table:table-cell table:number-columns-repeated="251"/>
        </table:table-row>
        <table:table-row table:style-name="ro3">
          <table:table-cell office:value-type="string" calcext:value-type="string">
            <text:p>aboutus.p.project.b</text:p>
          </table:table-cell>
          <table:table-cell office:value-type="string" calcext:value-type="string">
            <text:p>em parceria com o Departamento de Ciências da Computação da</text:p>
          </table:table-cell>
          <table:table-cell office:value-type="string" calcext:value-type="string">
            <text:p>en asociación con el Departamento de Ciencias de la Computación de la Universidad Federal de Juiz de Fora.</text:p>
          </table:table-cell>
          <table:table-cell table:style-name="ce2" office:value-type="string" calcext:value-type="string">
            <text:p>In partnership with the University of Kansas Medical Center and the Computer Sciences Department from</text:p>
          </table:table-cell>
          <table:table-cell office:value-type="string" calcext:value-type="string">
            <text:p>In Zusammenarbeit mit dem IT-Technik Lehrstuhl der</text:p>
          </table:table-cell>
          <table:table-cell table:number-columns-repeated="251"/>
        </table:table-row>
        <table:table-row table:style-name="ro1">
          <table:table-cell office:value-type="string" calcext:value-type="string">
            <text:p>aboutus.p.project.c</text:p>
          </table:table-cell>
          <table:table-cell table:number-columns-repeated="2" office:value-type="string" calcext:value-type="string">
            <text:p>Universidade Federal de Juiz de Fora.</text:p>
          </table:table-cell>
          <table:table-cell office:value-type="string" calcext:value-type="string">
            <text:p>Federal University of Juiz de Fora</text:p>
          </table:table-cell>
          <table:table-cell office:value-type="string" calcext:value-type="string">
            <text:p>Staatlichen Universität Juiz de Fora entwickelt.</text:p>
          </table:table-cell>
          <table:table-cell table:number-columns-repeated="251"/>
        </table:table-row>
        <table:table-row table:style-name="ro1">
          <table:table-cell office:value-type="string" calcext:value-type="string">
            <text:p>aboutus.h1.funding</text:p>
          </table:table-cell>
          <table:table-cell office:value-type="string" calcext:value-type="string">
            <text:p>Financiamento</text:p>
          </table:table-cell>
          <table:table-cell office:value-type="string" calcext:value-type="string">
            <text:p>Financiación</text:p>
          </table:table-cell>
          <table:table-cell office:value-type="string" calcext:value-type="string">
            <text:p>Funding</text:p>
          </table:table-cell>
          <table:table-cell office:value-type="string" calcext:value-type="string">
            <text:p>Finanzierung</text:p>
          </table:table-cell>
          <table:table-cell table:number-columns-repeated="251"/>
        </table:table-row>
        <table:table-row table:style-name="ro5">
          <table:table-cell office:value-type="string" calcext:value-type="string">
            <text:p>aboutus.p.funding.a</text:p>
          </table:table-cell>
          <table:table-cell office:value-type="string" calcext:value-type="string">
            <text:p>Este programa é financiado por projetos submetidos a agências de financiamento de pesquisa públicas como a</text:p>
          </table:table-cell>
          <table:table-cell office:value-type="string" calcext:value-type="string">
            <text:p>Este programa es financiado por proyectos sometidos a agencias de financiación de Investigaciones públicas como.</text:p>
          </table:table-cell>
          <table:table-cell table:style-name="ce2" office:value-type="string" calcext:value-type="string">
            <text:p>The current program is funded by grants of public research agencies in Brazil such as</text:p>
          </table:table-cell>
          <table:table-cell office:value-type="string" calcext:value-type="string">
            <text:p>Dieses Programm wird von Forschungsinstitutionen finanziert, z.B.</text:p>
          </table:table-cell>
          <table:table-cell table:number-columns-repeated="251"/>
        </table:table-row>
        <table:table-row table:style-name="ro1">
          <table:table-cell office:value-type="string" calcext:value-type="string">
            <text:p>aboutus.p.funding.b</text:p>
          </table:table-cell>
          <table:table-cell office:value-type="string" calcext:value-type="string">
            <text:p>e</text:p>
          </table:table-cell>
          <table:table-cell office:value-type="string" calcext:value-type="string">
            <text:p>y</text:p>
          </table:table-cell>
          <table:table-cell office:value-type="string" calcext:value-type="string">
            <text:p>and</text:p>
          </table:table-cell>
          <table:table-cell office:value-type="string" calcext:value-type="string">
            <text:p>und</text:p>
          </table:table-cell>
          <table:table-cell table:number-columns-repeated="251"/>
        </table:table-row>
        <table:table-row table:style-name="ro1">
          <table:table-cell office:value-type="string" calcext:value-type="string">
            <text:p>aboutus.h1.authors</text:p>
          </table:table-cell>
          <table:table-cell office:value-type="string" calcext:value-type="string">
            <text:p>Os autores</text:p>
          </table:table-cell>
          <table:table-cell office:value-type="string" calcext:value-type="string">
            <text:p>Los autores</text:p>
          </table:table-cell>
          <table:table-cell office:value-type="string" calcext:value-type="string">
            <text:p>the authors</text:p>
          </table:table-cell>
          <table:table-cell office:value-type="string" calcext:value-type="string">
            <text:p>Die Autoren</text:p>
          </table:table-cell>
          <table:table-cell table:number-columns-repeated="251"/>
        </table:table-row>
        <table:table-row table:style-name="ro1">
          <table:table-cell office:value-type="string" calcext:value-type="string">
            <text:p>aboutus.h3.telmo</text:p>
          </table:table-cell>
          <table:table-cell table:number-columns-repeated="2" office:value-type="string" calcext:value-type="string">
            <text:p>Prof. Dr. Telmo Mota Ronzani</text:p>
          </table:table-cell>
          <table:table-cell office:value-type="string" calcext:value-type="string">
            <text:p>PhD Prof. Telmo Mota Ronzani</text:p>
          </table:table-cell>
          <table:table-cell office:value-type="string" calcext:value-type="string">
            <text:p>Herr Prof. Dr. Telmo Mota Ronzani</text:p>
          </table:table-cell>
          <table:table-cell table:number-columns-repeated="251"/>
        </table:table-row>
        <table:table-row table:style-name="ro7">
          <table:table-cell office:value-type="string" calcext:value-type="string">
            <text:p>aboutus.p.telmo</text:p>
          </table:table-cell>
          <table:table-cell office:value-type="string" calcext:value-type="string">
            <text:p>Coordenador do CREPEIA, Mestre em Psicologia Social (UFMG), Doutor em Ciências da Saúde (Unifesp), Pos-doutor em Álcool e Drogas (University of Connecticut Health Center e USP). Pesquisador do CNPq.</text:p>
          </table:table-cell>
          <table:table-cell office:value-type="string" calcext:value-type="string">
            <text:p>Coordinador CREPEIA, Maestría en Psicología Social (UFMG), Doctor en Ciencias de la Salud (Unifesp), Postdoctorado en Alcohol y Drogas (Universidad de Connecticut Centro de Salud y USP). Investigador del CNPq.</text:p>
          </table:table-cell>
          <table:table-cell table:style-name="ce2" office:value-type="string" calcext:value-type="string">
            <text:p>CREPEIA Director Master Degree on Social Psychology (UFMG), PhD on Health Sciences (Unifesp), PhD on Alcohol and Drugs use (University of Connecticut Health Center and USP). Professor at Universidade Federal de Juiz de Fora.</text:p>
          </table:table-cell>
          <table:table-cell office:value-type="string" calcext:value-type="string">
            <text:p>Leiter des Forschungszentrum für Alkohol und andere Drogen in Juiz de Fora, Brasilien (CREPEIA), Master in Psychologie an der staatlichen Universität Minas Gerais (UFMG), Promotion im Fachbereich Gesundheitswissenschaften (Unifesp), Ph.D im Bereich Alkohol und Drogen (University of Connecticut Health Center und USP). Forscher im Nationalen Rat für wissenschaftliche und technologische Entwicklung in Brasilien (CNPq).</text:p>
          </table:table-cell>
          <table:table-cell table:number-columns-repeated="251"/>
        </table:table-row>
        <table:table-row table:style-name="ro1">
          <table:table-cell office:value-type="string" calcext:value-type="string">
            <text:p>aboutus.linkcv</text:p>
          </table:table-cell>
          <table:table-cell office:value-type="string" calcext:value-type="string">
            <text:p>Link para currículo</text:p>
          </table:table-cell>
          <table:table-cell office:value-type="string" calcext:value-type="string">
            <text:p>Link para <text:s/>el curriculum</text:p>
          </table:table-cell>
          <table:table-cell office:value-type="string" calcext:value-type="string">
            <text:p>Resume</text:p>
          </table:table-cell>
          <table:table-cell office:value-type="string" calcext:value-type="string">
            <text:p>Link zum Lebenslauf</text:p>
          </table:table-cell>
          <table:table-cell table:number-columns-repeated="251"/>
        </table:table-row>
        <table:table-row table:style-name="ro1">
          <table:table-cell office:value-type="string" calcext:value-type="string">
            <text:p>aboutus.h3.laisa</text:p>
          </table:table-cell>
          <table:table-cell office:value-type="string" calcext:value-type="string">
            <text:p>Profa. Dra. Laisa Sartes</text:p>
          </table:table-cell>
          <table:table-cell office:value-type="string" calcext:value-type="string">
            <text:p>Profesora Doctora Laisa Sartes</text:p>
          </table:table-cell>
          <table:table-cell office:value-type="string" calcext:value-type="string">
            <text:p>PhD Prof. Laisa Sartes</text:p>
          </table:table-cell>
          <table:table-cell office:value-type="string" calcext:value-type="string">
            <text:p>Frau Prof. Dr. Laisa Sartes</text:p>
          </table:table-cell>
          <table:table-cell table:number-columns-repeated="251"/>
        </table:table-row>
        <table:table-row table:style-name="ro8">
          <table:table-cell office:value-type="string" calcext:value-type="string">
            <text:p>aboutus.p.laisa</text:p>
          </table:table-cell>
          <table:table-cell office:value-type="string" calcext: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office:value-type="string" calcext:value-type="string">
            <text:p>Profesora de Psicología UFJF. Sus principales áreas de trabajo e investigación son: uso de sustancias psicotrópicas, <text:s/>estudios de evaluación clínica y validación de instrumentos, tratamiento para dependientes de sustancias, basado en la TCC y <text:s/>Terapia Familiar.</text:p>
          </table:table-cell>
          <table:table-cell table:style-name="ce2" office:value-type="string" calcext:value-type="string">
            <text:p>Professor of psychology at UFJF. Her main study and research themes are: the use of psychotropic substances, psychometrics, treatment of addictions, cognitive-behavioral therapy.</text:p>
          </table:table-cell>
          <table:table-cell office:value-type="string" calcext:value-type="string">
            <text:p>Psychologieprofessorin an der staatlichen Universität Juiz de Fora. Forschungsschwerpunkte: Gebrauch psychotropischer Substanzen, Studien zur klinischen Beurteilung und Bewertung von Instrumenten, Behandlung von Drogenabhängigen auf Basis von CBT und Familientherapie.</text:p>
          </table:table-cell>
          <table:table-cell table:number-columns-repeated="251"/>
        </table:table-row>
        <table:table-row table:style-name="ro1">
          <table:table-cell office:value-type="string" calcext:value-type="string">
            <text:p>aboutus.h3.heder</text:p>
          </table:table-cell>
          <table:table-cell office:value-type="string" calcext:value-type="string">
            <text:p>Prof. Dr. Heder Soares Bernardino</text:p>
          </table:table-cell>
          <table:table-cell office:value-type="string" calcext:value-type="string">
            <text:p>Prof. Dr. Heder Bernardino Soares</text:p>
          </table:table-cell>
          <table:table-cell office:value-type="string" calcext:value-type="string">
            <text:p>PhD Prof. Heder Soares Bernardino</text:p>
          </table:table-cell>
          <table:table-cell office:value-type="string" calcext:value-type="string">
            <text:p>Prof. Dr. Heder Soares Bernardino</text:p>
          </table:table-cell>
          <table:table-cell table:number-columns-repeated="251"/>
        </table:table-row>
        <table:table-row table:style-name="ro7">
          <table:table-cell office:value-type="string" calcext:value-type="string">
            <text:p>aboutus.p.heder</text:p>
          </table:table-cell>
          <table:table-cell office:value-type="string" calcext:value-type="string">
            <text:p>Professor de Ciência da Computação na UFJF. Atua com ênfase em Inteligência Computacional, especialmente para a descoberta de conhecimento. Mestrado em Modelagem Computacional e doutorado em Modelagem Computacional.</text:p>
          </table:table-cell>
          <table:table-cell office:value-type="string" calcext:value-type="string">
            <text:p>Profesor de Ciencias de la Computación en la UFJF. Su actuación hace énfasis en la Inteligencia Computacional, especialmente para el descubrimiento de conocimiento. Maestria en Modelado Computacional y Doctorado en Modelado Computacional. <text:s/>Actúa con énfasis en Inteligencia Computacional, especialmente para descubrir conocimientos. Máster en Modelado Computacional y Doctorado en Modelado Computacional.</text:p>
          </table:table-cell>
          <table:table-cell table:style-name="ce2" office:value-type="string" calcext:value-type="string">
            <text:p>Professor of Computer Sciences at UFJF. Masters degree and PhD on Computer Modeling. His main research topic is Knowledge Discovery, using Machine Learning and Data Minning techniques.</text:p>
          </table:table-cell>
          <table:table-cell office:value-type="string" calcext:value-type="string">
            <text:p>Professor für Informatik an der staatlichen Universität Juiz de Fora. Schwerpunkte seiner Arbeit liegen im Bereich der Computational Intelligence, vor allem für knowledge discovery. Master und Promotion im Bereich Computersimulationen.</text:p>
          </table:table-cell>
          <table:table-cell table:number-columns-repeated="251"/>
        </table:table-row>
        <table:table-row table:style-name="ro1">
          <table:table-cell office:value-type="string" calcext:value-type="string">
            <text:p>aboutus.h3.henrique</text:p>
          </table:table-cell>
          <table:table-cell office:value-type="string" calcext:value-type="string">
            <text:p>Ms. Henrique Pinto Gomide</text:p>
          </table:table-cell>
          <table:table-cell office:value-type="string" calcext:value-type="string">
            <text:p>Henrique Pinto Gomide</text:p>
          </table:table-cell>
          <table:table-cell office:value-type="string" calcext:value-type="string">
            <text:p>Henrique Pinto Gomide, MA in Psychology.</text:p>
          </table:table-cell>
          <table:table-cell office:value-type="string" calcext:value-type="string">
            <text:p>Herr Henrique Pinto Gomide</text:p>
          </table:table-cell>
          <table:table-cell table:number-columns-repeated="251"/>
        </table:table-row>
        <table:table-row table:style-name="ro8">
          <table:table-cell office:value-type="string" calcext:value-type="string">
            <text:p>aboutus.p.henrique</text:p>
          </table:table-cell>
          <table:table-cell office:value-type="string" calcext:value-type="string">
            <text:p>Pesquisador do CREPEIA e aluno de doutorado na UFJF. Seu trabalho de mestrado foi o desenvolvimento da intervenção Viva sem Tabaco. <text:s/>No doutorado, avaliará a satisfação do usuário da intervenção Viva sem Tabaco e validará instrumentos online relacionados ao tabagismo.</text:p>
          </table:table-cell>
          <table:table-cell office:value-type="string" calcext:value-type="string">
            <text:p>Psicólogo y investigador del CREPEIA de la línea de e-salud. Alumno de Master en Psicología con el proyecto "Viva sin tabaco". Hizo prácticas en los grupos de tratamiento para los fumadores y desarrolla sitios web.</text:p>
          </table:table-cell>
          <table:table-cell table:style-name="ce2" office:value-type="string" calcext:value-type="string">
            <text:p>Researcher at CREPEIA and doctoral student at UFJF. The development of Live without Tobacco intervention was his Masters work. In his PhD, he is studying the users satisfaction of Live without Tobacco and also validating online versions of tobacco related measures.</text:p>
          </table:table-cell>
          <table:table-cell office:value-type="string" calcext:value-type="string">
            <text:p>Master in Psychologie mit dem Projekt "Lebe ohne Tabak". Absolvierte Praktika mit Rauchern in Therapie und entwickelt Websites.</text:p>
          </table:table-cell>
          <table:table-cell table:number-columns-repeated="251"/>
        </table:table-row>
        <table:table-row table:style-name="ro2">
          <table:table-cell office:value-type="string" calcext:value-type="string">
            <text:p>aboutus.h3.leonardo</text:p>
          </table:table-cell>
          <table:table-cell office:value-type="string" calcext:value-type="string">
            <text:p>Prof. Ms. Leonardo Fernandes Martins</text:p>
          </table:table-cell>
          <table:table-cell office:value-type="string" calcext:value-type="string">
            <text:p>Prof. <text:s/>Leonardo Fernandes Martins</text:p>
          </table:table-cell>
          <table:table-cell table:style-name="ce2" office:value-type="string" calcext:value-type="string">
            <text:p>Leonardo Fernandes Martins, MA in Psychology</text:p>
          </table:table-cell>
          <table:table-cell office:value-type="string" calcext:value-type="string">
            <text:p>Herr Prof. Leonardo Fernandes Martins</text:p>
          </table:table-cell>
          <table:table-cell table:number-columns-repeated="251"/>
        </table:table-row>
        <table:table-row table:style-name="ro7">
          <table:table-cell office:value-type="string" calcext:value-type="string">
            <text:p>aboutus.p.leonardo</text:p>
          </table:table-cell>
          <table:table-cell office:value-type="string" calcext:value-type="string">
            <text:p>Professor e coordenador de curso do Centro Regional de Referência sobre Drogas da UFJF e da UFSJ. Mestre em Psicologia e especialista em Estatística. Doutorando em Psicologia com o tema e-saúde.</text:p>
          </table:table-cell>
          <table:table-cell office:value-type="string" calcext:value-type="string">
            <text:p>Profesor y coordinador <text:s/>de curso del Centro de Referencia Regional sobre Drogas de UFJF y de UFSJ. Maestría en Psicología y experto en Estadística. Alumno de doctorado en Psicología con el tema de la e-salud.</text:p>
          </table:table-cell>
          <table:table-cell table:style-name="ce2" office:value-type="string" calcext:value-type="string">
            <text:p>Researcher at CREPEIA and doctoral student at UFJF. The development of <text:line-break/>Live without Tobacco intervention was his Masters work. In his PhD, he <text:line-break/>is studying the users satisfaction of <text:s/>"Álcool e saúde" intervention.</text:p>
          </table:table-cell>
          <table:table-cell office:value-type="string" calcext:value-type="string">
            <text:p>Professor und Leiter des Kurses zu Drogen am regionalen Zentrum für Drogen der staatlichen Universität Juiz de Fora und der staatlichen Universität São João del Rei (UFSJ). Master in Psychologie und Statistikexperte. Promoviert in Psychologie mit dem Thema Gesundheit online.</text:p>
          </table:table-cell>
          <table:table-cell table:number-columns-repeated="251"/>
        </table:table-row>
        <table:table-row table:style-name="ro1">
          <table:table-cell office:value-type="string" calcext:value-type="string">
            <text:p>aboutus.h3.thiago</text:p>
          </table:table-cell>
          <table:table-cell office:value-type="string" calcext:value-type="string">
            <text:p>Thiago Costa Rizuti da Rocha</text:p>
          </table:table-cell>
          <table:table-cell office:value-type="string" calcext:value-type="string">
            <text:p>Thiago da Rocha Costa Rizuti da Rocha</text:p>
          </table:table-cell>
          <table:table-cell table:style-name="ce2" office:value-type="string" calcext:value-type="string">
            <text:p>Thiago Costa Rizuti da Rocha</text:p>
          </table:table-cell>
          <table:table-cell office:value-type="string" calcext:value-type="string">
            <text:p>Thiago Costa Rizuti da Rocha</text:p>
          </table:table-cell>
          <table:table-cell table:number-columns-repeated="251"/>
        </table:table-row>
        <table:table-row table:style-name="ro5">
          <table:table-cell office:value-type="string" calcext:value-type="string">
            <text:p>aboutus.p.thiago</text:p>
          </table:table-cell>
          <table:table-cell office:value-type="string" calcext:value-type="string">
            <text:p>Graduando em Ciência da Computação pela Universidade Federal de Juiz de Fora. Atualmente é bolsista da Universidade Federal de Juiz de Fora.</text:p>
          </table:table-cell>
          <table:table-cell office:value-type="string" calcext:value-type="string">
            <text:p>Alumno de graduación en Ciencias de la Computación de la Universidad Federal de Juiz de Fora. En la actualidad es becario de la Universidad Federal de Juiz de Fora.</text:p>
          </table:table-cell>
          <table:table-cell table:style-name="ce2" office:value-type="string" calcext:value-type="string">
            <text:p>Researcher at CREPEIA and student of Computer Sciences at Federal University of Juiz de Fora. Currently receives a research scholarship from Science without Borders.</text:p>
          </table:table-cell>
          <table:table-cell office:value-type="string" calcext:value-type="string">
            <text:p>Student der Informatik und Stipendiat an der staatl. Universität Juiz de Fora.</text:p>
          </table:table-cell>
          <table:table-cell table:number-columns-repeated="251"/>
        </table:table-row>
        <table:table-row table:style-name="ro1">
          <table:table-cell office:value-type="string" calcext:value-type="string">
            <text:p>aboutus.h3.andressa</text:p>
          </table:table-cell>
          <table:table-cell table:number-columns-repeated="2" office:value-type="string" calcext:value-type="string">
            <text:p>Andressa Bianchi Gumier</text:p>
          </table:table-cell>
          <table:table-cell table:style-name="ce2" office:value-type="string" calcext:value-type="string">
            <text:p>Andressa Bianchi Gumier</text:p>
          </table:table-cell>
          <table:table-cell office:value-type="string" calcext:value-type="string">
            <text:p>Daniela Aparecida Pereira</text:p>
          </table:table-cell>
          <table:table-cell table:number-columns-repeated="251"/>
        </table:table-row>
        <table:table-row table:style-name="ro8">
          <table:table-cell office:value-type="string" calcext:value-type="string">
            <text:p>aboutus.p.andressa</text:p>
          </table:table-cell>
          <table:table-cell office:value-type="string" calcext:value-type="string">
            <text:p>Psicóloga com formação em Terapia Cognitivo-Comportamental. Mestranda em Psicologia com o projeto “Comparação da eficácia da Psicoterapia breve via internet e presencial para dependentes de álcool: um estudo randomizado”.</text:p>
          </table:table-cell>
          <table:table-cell office:value-type="string" calcext:value-type="string">
            <text:p>Psicóloga con Formación en Terapia Cognitivo-Comportamental. Estudiante de Maestría en Psicologia UFJF con el proyecto <text:s/>“ Comparación de la eficacia de la Psicoterapia breve via Internet y presencial para dependientes de alcohol: un estudio aleatorio".</text:p>
          </table:table-cell>
          <table:table-cell table:style-name="ce2" office:value-type="string" calcext:value-type="string">
            <text:p>Psychologist with expertise on Behavioral Cognitive therapy. Master Degree Student with the project "Comparing the effectiveness of Via internet brief therapy and face to face support for alcoholics: a randomized study".</text:p>
          </table:table-cell>
          <table:table-cell office:value-type="string" calcext:value-type="string">
            <text:p>Studentin im Bereich Computational Engineering und Stipendiatin der staatlichen Universität Juiz de Fora.</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ONTATO</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contact.h1</text:p>
          </table:table-cell>
          <table:table-cell office:value-type="string" calcext:value-type="string">
            <text:p>Contato</text:p>
          </table:table-cell>
          <table:table-cell office:value-type="string" calcext:value-type="string">
            <text:p>Contacto</text:p>
          </table:table-cell>
          <table:table-cell office:value-type="string" calcext:value-type="string">
            <text:p>Contact</text:p>
          </table:table-cell>
          <table:table-cell office:value-type="string" calcext:value-type="string">
            <text:p>Kontakt</text:p>
          </table:table-cell>
          <table:table-cell table:number-columns-repeated="251"/>
        </table:table-row>
        <table:table-row table:style-name="ro1">
          <table:table-cell office:value-type="string" calcext:value-type="string">
            <text:p>contact.titlepage</text:p>
          </table:table-cell>
          <table:table-cell office:value-type="string" calcext:value-type="string">
            <text:p>Contato | Viva sem tabaco</text:p>
          </table:table-cell>
          <table:table-cell office:value-type="string" calcext:value-type="string">
            <text:p>Contacto | Viva sin tabaco</text:p>
          </table:table-cell>
          <table:table-cell office:value-type="string" calcext:value-type="string">
            <text:p>Contact I Live without Tobacco</text:p>
          </table:table-cell>
          <table:table-cell office:value-type="string" calcext:value-type="string">
            <text:p>Kontakt | Lebe ohne Tabak</text:p>
          </table:table-cell>
          <table:table-cell table:number-columns-repeated="251"/>
        </table:table-row>
        <table:table-row table:style-name="ro2">
          <table:table-cell office:value-type="string" calcext:value-type="string">
            <text:p>contact.h4.a</text:p>
          </table:table-cell>
          <table:table-cell office:value-type="string" calcext:value-type="string">
            <text:p>E-mail: contato@vivasemtabaco.com.br</text:p>
          </table:table-cell>
          <table:table-cell office:value-type="string" calcext:value-type="string">
            <text:p>Email: contato@vivasemtabaco.com.br</text:p>
          </table:table-cell>
          <table:table-cell table:style-name="ce2" office:value-type="string" calcext:value-type="string">
            <text:p>E-mail: contato@vivasemtabaco.com.br</text:p>
          </table:table-cell>
          <table:table-cell office:value-type="string" calcext:value-type="string">
            <text:p>Email: contato@vivasemtabaco.com.br</text:p>
          </table:table-cell>
          <table:table-cell table:number-columns-repeated="251"/>
        </table:table-row>
        <table:table-row table:style-name="ro1">
          <table:table-cell office:value-type="string" calcext:value-type="string">
            <text:p>contact.h4.b</text:p>
          </table:table-cell>
          <table:table-cell office:value-type="string" calcext:value-type="string">
            <text:p>Twitter: @vivasemtabaco</text:p>
          </table:table-cell>
          <table:table-cell office:value-type="string" calcext:value-type="string">
            <text:p>Twitter: @ vivasemtabaco</text:p>
          </table:table-cell>
          <table:table-cell table:style-name="ce2" office:value-type="string" calcext:value-type="string">
            <text:p>Twitter: @vivasemtabaco</text:p>
          </table:table-cell>
          <table:table-cell office:value-type="string" calcext:value-type="string">
            <text:p>Twitter: @vivasemtabaco.com.br</text:p>
          </table:table-cell>
          <table:table-cell table:number-columns-repeated="251"/>
        </table:table-row>
        <table:table-row table:style-name="ro1">
          <table:table-cell office:value-type="string" calcext:value-type="string">
            <text:p>contact.h2</text:p>
          </table:table-cell>
          <table:table-cell office:value-type="string" calcext:value-type="string">
            <text:p>Envio</text:p>
          </table:table-cell>
          <table:table-cell office:value-type="string" calcext:value-type="string">
            <text:p>Envío</text:p>
          </table:table-cell>
          <table:table-cell office:value-type="string" calcext:value-type="string">
            <text:p>Send</text:p>
          </table:table-cell>
          <table:table-cell office:value-type="string" calcext:value-type="string">
            <text:p>Senden</text:p>
          </table:table-cell>
          <table:table-cell table:number-columns-repeated="251"/>
        </table:table-row>
        <table:table-row table:style-name="ro1">
          <table:table-cell office:value-type="string" calcext:value-type="string">
            <text:p>contact.h4.msg</text:p>
          </table:table-cell>
          <table:table-cell office:value-type="string" calcext:value-type="string">
            <text:p>Mensagem</text:p>
          </table:table-cell>
          <table:table-cell office:value-type="string" calcext:value-type="string">
            <text:p>Mensaje</text:p>
          </table:table-cell>
          <table:table-cell office:value-type="string" calcext:value-type="string">
            <text:p>Message</text:p>
          </table:table-cell>
          <table:table-cell office:value-type="string" calcext:value-type="string">
            <text:p>Nachrich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NEW ACCOUNT</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2">
          <table:table-cell office:value-type="string" calcext:value-type="string">
            <text:p>naccount.titlepage</text:p>
          </table:table-cell>
          <table:table-cell office:value-type="string" calcext:value-type="string">
            <text:p>Cadastrar nova conta | Viva sem tabaco</text:p>
          </table:table-cell>
          <table:table-cell office:value-type="string" calcext:value-type="string">
            <text:p>Registrar nueva cuenta | Viva sin tabaco</text:p>
          </table:table-cell>
          <table:table-cell table:style-name="ce2" office:value-type="string" calcext:value-type="string">
            <text:p>Create a new account | Live without Tobacco</text:p>
          </table:table-cell>
          <table:table-cell office:value-type="string" calcext:value-type="string">
            <text:p>Mit einem neuen Konto anmelden | Lebe ohne Tabak</text:p>
          </table:table-cell>
          <table:table-cell table:number-columns-repeated="251"/>
        </table:table-row>
        <table:table-row table:style-name="ro1">
          <table:table-cell office:value-type="string" calcext:value-type="string">
            <text:p>naccount.register</text:p>
          </table:table-cell>
          <table:table-cell office:value-type="string" calcext:value-type="string">
            <text:p>Cadastro</text:p>
          </table:table-cell>
          <table:table-cell office:value-type="string" calcext:value-type="string">
            <text:p>Registro</text:p>
          </table:table-cell>
          <table:table-cell office:value-type="string" calcext:value-type="string">
            <text:p>Sign up</text:p>
          </table:table-cell>
          <table:table-cell office:value-type="string" calcext:value-type="string">
            <text:p>Anmeldung</text:p>
          </table:table-cell>
          <table:table-cell table:number-columns-repeated="251"/>
        </table:table-row>
        <table:table-row table:style-name="ro1">
          <table:table-cell table:style-name="ce5" office:value-type="string" calcext:value-type="string">
            <text:p><text:a xlink:href="http://naccount.name/" xlink:type="simple">naccount.name</text:a></text:p>
          </table:table-cell>
          <table:table-cell office:value-type="string" calcext:value-type="string">
            <text:p>Nome</text:p>
          </table:table-cell>
          <table:table-cell office:value-type="string" calcext:value-type="string">
            <text:p>Nombre</text:p>
          </table:table-cell>
          <table:table-cell office:value-type="string" calcext:value-type="string">
            <text:p>Name</text:p>
          </table:table-cell>
          <table:table-cell office:value-type="string" calcext:value-type="string">
            <text:p>Vorname</text:p>
          </table:table-cell>
          <table:table-cell table:number-columns-repeated="251"/>
        </table:table-row>
        <table:table-row table:style-name="ro1">
          <table:table-cell office:value-type="string" calcext:value-type="string">
            <text:p>naccount.fullname</text:p>
          </table:table-cell>
          <table:table-cell office:value-type="string" calcext:value-type="string">
            <text:p>Nome completo</text:p>
          </table:table-cell>
          <table:table-cell office:value-type="string" calcext:value-type="string">
            <text:p>Nombre completo</text:p>
          </table:table-cell>
          <table:table-cell office:value-type="string" calcext:value-type="string">
            <text:p>Full name</text:p>
          </table:table-cell>
          <table:table-cell office:value-type="string" calcext:value-type="string">
            <text:p>vollständiger Name</text:p>
          </table:table-cell>
          <table:table-cell table:number-columns-repeated="251"/>
        </table:table-row>
        <table:table-row table:style-name="ro1">
          <table:table-cell office:value-type="string" calcext:value-type="string">
            <text:p>naccount.invalidemail</text:p>
          </table:table-cell>
          <table:table-cell office:value-type="string" calcext:value-type="string">
            <text:p>O e-mail está incorreto.</text:p>
          </table:table-cell>
          <table:table-cell office:value-type="string" calcext:value-type="string">
            <text:p>El correo electrónico no está correcto.</text:p>
          </table:table-cell>
          <table:table-cell office:value-type="string" calcext:value-type="string">
            <text:p>The email address is incorrect</text:p>
          </table:table-cell>
          <table:table-cell office:value-type="string" calcext:value-type="string">
            <text:p>Die Email-Adresse ist falsch.</text:p>
          </table:table-cell>
          <table:table-cell table:number-columns-repeated="251"/>
        </table:table-row>
        <table:table-row table:style-name="ro1">
          <table:table-cell office:value-type="string" calcext:value-type="string">
            <text:p>naccount.rpt.psw</text:p>
          </table:table-cell>
          <table:table-cell office:value-type="string" calcext:value-type="string">
            <text:p>Repetir senha</text:p>
          </table:table-cell>
          <table:table-cell office:value-type="string" calcext:value-type="string">
            <text:p>Repetir contraseña</text:p>
          </table:table-cell>
          <table:table-cell office:value-type="string" calcext:value-type="string">
            <text:p>Repeat the password</text:p>
          </table:table-cell>
          <table:table-cell office:value-type="string" calcext:value-type="string">
            <text:p>Passwort wiederholen</text:p>
          </table:table-cell>
          <table:table-cell table:number-columns-repeated="251"/>
        </table:table-row>
        <table:table-row table:style-name="ro1">
          <table:table-cell office:value-type="string" calcext:value-type="string">
            <text:p>naccount.birthdate</text:p>
          </table:table-cell>
          <table:table-cell office:value-type="string" calcext:value-type="string">
            <text:p>Nascimento</text:p>
          </table:table-cell>
          <table:table-cell office:value-type="string" calcext:value-type="string">
            <text:p>Nacimiento</text:p>
          </table:table-cell>
          <table:table-cell office:value-type="string" calcext:value-type="string">
            <text:p>Birthday</text:p>
          </table:table-cell>
          <table:table-cell office:value-type="string" calcext:value-type="string">
            <text:p>Geburtsdatum</text:p>
          </table:table-cell>
          <table:table-cell table:number-columns-repeated="251"/>
        </table:table-row>
        <table:table-row table:style-name="ro1">
          <table:table-cell office:value-type="string" calcext:value-type="string">
            <text:p>naccount.day</text:p>
          </table:table-cell>
          <table:table-cell office:value-type="string" calcext:value-type="string">
            <text:p>Dia</text:p>
          </table:table-cell>
          <table:table-cell office:value-type="string" calcext:value-type="string">
            <text:p>Día</text:p>
          </table:table-cell>
          <table:table-cell office:value-type="string" calcext:value-type="string">
            <text:p>Day</text:p>
          </table:table-cell>
          <table:table-cell office:value-type="string" calcext:value-type="string">
            <text:p>Tag</text:p>
          </table:table-cell>
          <table:table-cell table:number-columns-repeated="251"/>
        </table:table-row>
        <table:table-row table:style-name="ro1">
          <table:table-cell office:value-type="string" calcext:value-type="string">
            <text:p>naccount.month</text:p>
          </table:table-cell>
          <table:table-cell office:value-type="string" calcext:value-type="string">
            <text:p>Mês</text:p>
          </table:table-cell>
          <table:table-cell office:value-type="string" calcext:value-type="string">
            <text:p>Mes</text:p>
          </table:table-cell>
          <table:table-cell office:value-type="string" calcext:value-type="string">
            <text:p>Month</text:p>
          </table:table-cell>
          <table:table-cell office:value-type="string" calcext:value-type="string">
            <text:p>Monat</text:p>
          </table:table-cell>
          <table:table-cell table:number-columns-repeated="251"/>
        </table:table-row>
        <table:table-row table:style-name="ro1">
          <table:table-cell office:value-type="string" calcext:value-type="string">
            <text:p>naccount.year</text:p>
          </table:table-cell>
          <table:table-cell office:value-type="string" calcext:value-type="string">
            <text:p>Ano</text:p>
          </table:table-cell>
          <table:table-cell office:value-type="string" calcext:value-type="string">
            <text:p>Año</text:p>
          </table:table-cell>
          <table:table-cell office:value-type="string" calcext:value-type="string">
            <text:p>Year</text:p>
          </table:table-cell>
          <table:table-cell office:value-type="string" calcext:value-type="string">
            <text:p>Jahr</text:p>
          </table:table-cell>
          <table:table-cell table:number-columns-repeated="251"/>
        </table:table-row>
        <table:table-row table:style-name="ro1">
          <table:table-cell office:value-type="string" calcext:value-type="string">
            <text:p>naccount.sex</text:p>
          </table:table-cell>
          <table:table-cell table:number-columns-repeated="2" office:value-type="string" calcext:value-type="string">
            <text:p>Sexo</text:p>
          </table:table-cell>
          <table:table-cell office:value-type="string" calcext:value-type="string">
            <text:p>Sex</text:p>
          </table:table-cell>
          <table:table-cell office:value-type="string" calcext:value-type="string">
            <text:p>Geschlecht</text:p>
          </table:table-cell>
          <table:table-cell table:number-columns-repeated="251"/>
        </table:table-row>
        <table:table-row table:style-name="ro1">
          <table:table-cell office:value-type="string" calcext:value-type="string">
            <text:p>naccount.female</text:p>
          </table:table-cell>
          <table:table-cell office:value-type="string" calcext:value-type="string">
            <text:p>Feminino</text:p>
          </table:table-cell>
          <table:table-cell office:value-type="string" calcext:value-type="string">
            <text:p>Femenino</text:p>
          </table:table-cell>
          <table:table-cell office:value-type="string" calcext:value-type="string">
            <text:p>Female</text:p>
          </table:table-cell>
          <table:table-cell office:value-type="string" calcext:value-type="string">
            <text:p>weiblich</text:p>
          </table:table-cell>
          <table:table-cell table:number-columns-repeated="251"/>
        </table:table-row>
        <table:table-row table:style-name="ro1">
          <table:table-cell office:value-type="string" calcext:value-type="string">
            <text:p>naccount.male</text:p>
          </table:table-cell>
          <table:table-cell table:number-columns-repeated="2" office:value-type="string" calcext:value-type="string">
            <text:p>Masculino</text:p>
          </table:table-cell>
          <table:table-cell office:value-type="string" calcext:value-type="string">
            <text:p>Male</text:p>
          </table:table-cell>
          <table:table-cell office:value-type="string" calcext:value-type="string">
            <text:p>männlich</text:p>
          </table:table-cell>
          <table:table-cell table:number-columns-repeated="251"/>
        </table:table-row>
        <table:table-row table:style-name="ro1">
          <table:table-cell office:value-type="string" calcext:value-type="string">
            <text:p>naccount.already.registered</text:p>
          </table:table-cell>
          <table:table-cell office:value-type="string" calcext:value-type="string">
            <text:p>Já tem cadastro?</text:p>
          </table:table-cell>
          <table:table-cell office:value-type="string" calcext:value-type="string">
            <text:p>¿ya tiene un registro?</text:p>
          </table:table-cell>
          <table:table-cell office:value-type="string" calcext:value-type="string">
            <text:p>Are you already registered?</text:p>
          </table:table-cell>
          <table:table-cell office:value-type="string" calcext:value-type="string">
            <text:p>Sind Sie bereits angemeldet?</text:p>
          </table:table-cell>
          <table:table-cell table:number-columns-repeated="251"/>
        </table:table-row>
        <table:table-row table:style-name="ro2">
          <table:table-cell office:value-type="string" calcext:value-type="string">
            <text:p>naccount.p.botton</text:p>
          </table:table-cell>
          <table:table-cell office:value-type="string" calcext:value-type="string">
            <text:p>Ao efetuar o cadastro, você concorda com os</text:p>
          </table:table-cell>
          <table:table-cell office:value-type="string" calcext:value-type="string">
            <text:p>Al efectuar el registro, usted está de acuerdo con los terminos de uso Cuando se completa el registro, usted está de acuerdo con las condiciones de servicio</text:p>
          </table:table-cell>
          <table:table-cell table:style-name="ce2" office:value-type="string" calcext:value-type="string">
            <text:p>By signing up, you agree with the Terms of Use.</text:p>
          </table:table-cell>
          <table:table-cell office:value-type="string" calcext:value-type="string">
            <text:p>Wenn Sie sich anmelden, stimmen Sie den Nutzungsbedingungen zu.</text:p>
          </table:table-cell>
          <table:table-cell table:number-columns-repeated="251"/>
        </table:table-row>
        <table:table-row table:style-name="ro1">
          <table:table-cell office:value-type="string" calcext:value-type="string">
            <text:p>naccount.already.userterms</text:p>
          </table:table-cell>
          <table:table-cell office:value-type="string" calcext:value-type="string">
            <text:p>termos de uso</text:p>
          </table:table-cell>
          <table:table-cell office:value-type="string" calcext:value-type="string">
            <text:p>Terminos de uso</text:p>
          </table:table-cell>
          <table:table-cell office:value-type="string" calcext:value-type="string">
            <text:p>Terms of Use</text:p>
          </table:table-cell>
          <table:table-cell office:value-type="string" calcext:value-type="string">
            <text:p>Nutzungsbedingung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TERMS OF U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terms.pagetitle</text:p>
          </table:table-cell>
          <table:table-cell office:value-type="string" calcext:value-type="string">
            <text:p>Termos de uso | Viva sem tabaco</text:p>
          </table:table-cell>
          <table:table-cell office:value-type="string" calcext:value-type="string">
            <text:p>Terminos de uso <text:s/>| Viva sin tabaco</text:p>
          </table:table-cell>
          <table:table-cell office:value-type="string" calcext:value-type="string">
            <text:p>Terms of use I Live without Tobacco</text:p>
          </table:table-cell>
          <table:table-cell office:value-type="string" calcext:value-type="string">
            <text:p>Nutzungsbedingungen</text:p>
          </table:table-cell>
          <table:table-cell table:number-columns-repeated="251"/>
        </table:table-row>
        <table:table-row table:style-name="ro2">
          <table:table-cell office:value-type="string" calcext:value-type="string">
            <text:p>terms.title.h1</text:p>
          </table:table-cell>
          <table:table-cell office:value-type="string" calcext:value-type="string">
            <text:p>Termo de responsabilidade, política de privacidade e termos e condições de uso do site.</text:p>
          </table:table-cell>
          <table:table-cell office:value-type="string" calcext:value-type="string">
            <text:p>Término de responsabilidad, política de privacidad y términos y condiciones de uso del sitio web.</text:p>
          </table:table-cell>
          <table:table-cell table:style-name="ce2" office:value-type="string" calcext:value-type="string">
            <text:p>Responsibility term, privacy policies and conditions of use of the website</text:p>
          </table:table-cell>
          <table:table-cell office:value-type="string" calcext:value-type="string">
            <text:p>Widerrufrechte, Datenschutz und Nutzungsbedingungen der Website.</text:p>
          </table:table-cell>
          <table:table-cell table:number-columns-repeated="251"/>
        </table:table-row>
        <table:table-row table:style-name="ro1">
          <table:table-cell office:value-type="string" calcext:value-type="string">
            <text:p>terms.p.version</text:p>
          </table:table-cell>
          <table:table-cell office:value-type="string" calcext:value-type="string">
            <text:p>Versão: 1.0</text:p>
          </table:table-cell>
          <table:table-cell office:value-type="string" calcext:value-type="string">
            <text:p>Versión: 1.0</text:p>
          </table:table-cell>
          <table:table-cell table:number-columns-repeated="2" office:value-type="string" calcext:value-type="string">
            <text:p>Version: 1.0</text:p>
          </table:table-cell>
          <table:table-cell table:number-columns-repeated="251"/>
        </table:table-row>
        <table:table-row table:style-name="ro7">
          <table:table-cell office:value-type="string" calcext:value-type="string">
            <text:p>terms.description.p1</text:p>
          </table:table-cell>
          <table:table-cell office:value-type="string" calcext:value-type="string">
            <text:p>Bem vindo ao site "Viva sem tabaco". Para que o uso do site seja satisfatório e não ofensivo para você, é importante ler, entender e concordar com os seguintes termos e condições.</text:p>
          </table:table-cell>
          <table:table-cell office:value-type="string" calcext:value-type="string">
            <text:p>Bienvenido a la página web"Viva sin tabaco" Para que el uso del sitio web sea satisfactorio y no ofensivo para usted, es importante leer, entender y estar de acuerdo con los siguientes términos y condiciones.</text:p>
          </table:table-cell>
          <table:table-cell table:style-name="ce2" office:value-type="string" calcext:value-type="string">
            <office:annotation draw:style-name="gr1" draw:text-style-name="P1" svg:width="3.387cm" svg:height="2.176cm" svg:x="7.17cm" svg:y="108.585cm" draw:caption-point-x="24.358cm" draw:caption-point-y="37.342cm">
              <dc:date>1899-12-30T00:00:00</dc:date>
              <text:p text:style-name="P1"><text:span text:style-name="T1">Kimber Richter:</text:span></text:p>
              <text:p text:style-name="P1"><text:span text:style-name="T1">Not sure what you mean by the phrase "and not seeing it as offensive to you"</text:span></text:p>
            </office:annotation>
            <text:p>Welcome to the "Live without Tobacco" website. In order to properly use the website it is worth reading, understanding and agreeing on the following terms and conditions.</text:p>
          </table:table-cell>
          <table:table-cell office:value-type="string" calcext:value-type="string">
            <text:p>Herzlich Willkommen zur Website "Lebe ohne Tabak". Damit die Benutzung dieser Seite für Sie zufriedenstellend wird, ist es wichtig, die folgenden Nutzungsbedingungen zu lesen, zu verstehen sowie zu akzeptieren.</text:p>
          </table:table-cell>
          <table:table-cell table:number-columns-repeated="251"/>
        </table:table-row>
        <table:table-row table:style-name="ro5">
          <table:table-cell office:value-type="string" calcext:value-type="string">
            <text:p>terms.description.p2</text:p>
          </table:table-cell>
          <table:table-cell office:value-type="string" calcext:value-type="string">
            <text:p>Este site foi desenvolvido com intuito de ser um serviço público, ofertando informações e um programa de tratamento do tabagismo.</text:p>
          </table:table-cell>
          <table:table-cell office:value-type="string" calcext:value-type="string">
            <text:p>Este sitio web fue desarrollado con la intención de ser un servicio público, ofreciendo informaciones y además un programa de tratamiento del tabaquismo.</text:p>
          </table:table-cell>
          <table:table-cell table:style-name="ce2" office:value-type="string" calcext:value-type="string">
            <text:p>The current website was developed to offer a web-based tobacco treatment program.</text:p>
          </table:table-cell>
          <table:table-cell office:value-type="string" calcext:value-type="string">
            <text:p>Diese Website wurde mit der Intention entwickelt, für eine breite Öffentlichkeit Informationen und ein Programm zur Behandlung der Tabakabhängigkeit zur Verfügung zu stellen.</text:p>
          </table:table-cell>
          <table:table-cell table:number-columns-repeated="251"/>
        </table:table-row>
        <table:table-row table:style-name="ro5">
          <table:table-cell office:value-type="string" calcext:value-type="string">
            <text:p>terms.description.p3</text:p>
          </table:table-cell>
          <table:table-cell office:value-type="string" calcext:value-type="string">
            <text:p>O programa é complementar ao tratamento tradicional de tabagismo e sua utilização do programa não\n substitui a consulta com profissionais de saúde.</text:p>
          </table:table-cell>
          <table:table-cell office:value-type="string" calcext:value-type="string">
            <text:p>El programa es complementario al tratamiento tradicional de tabaquismo y su uso no substituye la consulta con un profesional de la salud.</text:p>
          </table:table-cell>
          <table:table-cell table:style-name="ce2" office:value-type="string" calcext:value-type="string">
            <text:p>The program does not replace health professionals treatment.</text:p>
          </table:table-cell>
          <table:table-cell office:value-type="string" calcext:value-type="string">
            <text:p>Das Programm ist ergänzend zu herkömmlichen Behandlungsmethoden bei Tabakabhängigkeit entwickelt worden. Seine Anwendung ersetzt nicht die Beratung durch Gesundheitsexperten.</text:p>
          </table:table-cell>
          <table:table-cell table:number-columns-repeated="251"/>
        </table:table-row>
        <table:table-row table:style-name="ro3">
          <table:table-cell office:value-type="string" calcext:value-type="string">
            <text:p>terms.description.p4</text:p>
          </table:table-cell>
          <table:table-cell office:value-type="string" calcext:value-type="string">
            <text:p>O programa é de caráter experimental e será testado quanto sua eficácia clínica.</text:p>
          </table:table-cell>
          <table:table-cell office:value-type="string" calcext:value-type="string">
            <text:p>El programa es de carácter experimental y será probado en cuanto su eficacia clínica.</text:p>
          </table:table-cell>
          <table:table-cell table:style-name="ce2" office:value-type="string" calcext:value-type="string">
            <text:p>The program is part of ongoing research and will be tested for its clinical effectiveness.</text:p>
          </table:table-cell>
          <table:table-cell office:value-type="string" calcext:value-type="string">
            <text:p>Das Programm befindet sich in der Forschungsphase und wird auf seine klinische Wirksamkeit noch überprüft.</text:p>
          </table:table-cell>
          <table:table-cell table:number-columns-repeated="251"/>
        </table:table-row>
        <table:table-row table:style-name="ro1">
          <table:table-cell office:value-type="string" calcext:value-type="string">
            <text:p>terms.access.h3</text:p>
          </table:table-cell>
          <table:table-cell office:value-type="string" calcext:value-type="string">
            <text:p>Acesso ao site</text:p>
          </table:table-cell>
          <table:table-cell office:value-type="string" calcext:value-type="string">
            <text:p>Acceso al sitio web.</text:p>
          </table:table-cell>
          <table:table-cell office:value-type="string" calcext:value-type="string">
            <text:p>Access to the website</text:p>
          </table:table-cell>
          <table:table-cell office:value-type="string" calcext:value-type="string">
            <text:p>Zugang zur Website</text:p>
          </table:table-cell>
          <table:table-cell table:number-columns-repeated="251"/>
        </table:table-row>
        <table:table-row table:style-name="ro9">
          <table:table-cell office:value-type="string" calcext:value-type="string">
            <text:p>terms.access.p</text:p>
          </table:table-cell>
          <table:table-cell office:value-type="string" calcext: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office:value-type="string" calcext:value-type="string">
            <text:p>Algunas de las páginas del sitio web son de acceso libre para todos los visitantes, sin embargo, el acceso al programa de tratamiento requiere un registro gratuito. En el caso que exista interés por parte del usuario, es necesario escoger un nombre de usuario y una contraseña. El nombre de usuario y contraseña deben ser confidenciales y no ser compartidos con otro usuario. Los visitantes son advertidos de no divulgar el nombre de usuario y contraseña para terceros.</text:p>
          </table:table-cell>
          <table:table-cell table:style-name="ce2" office:value-type="string" calcext:value-type="string">
            <text:p>Some of the website's pages offer free access to all visitors, however, the access to the treatment program requires a free registration. If users are interested in using the program, it is necessary to choose a username and a password. Both username and the password must be kept in secret and must not be shared with any other user. Visitors are required not to disclose their usernames and passwords to a third party.</text:p>
          </table:table-cell>
          <table:table-cell office:value-type="string" calcext:value-type="string">
            <text:p>Einige Teile der Website sind frei zugänglich. Allerdings erfordert die Teilnahme an der Therapie eine (kostenlose) Anmeldung. Sollte demnach Interesse bestehen, kann der Nutzer sich mit einem selbstgewählten Benutzernamen und Kennwort anmelden. Diese Daten sollten vertraulich behandelt werden und nicht anderen Nutzern mitgeteilt werden. Alle Teilnehmer sind dazu aufgerufen, ihren Benutzernamen und Kennwort nicht an Dritte weiter zu geben.</text:p>
          </table:table-cell>
          <table:table-cell table:number-columns-repeated="251"/>
        </table:table-row>
        <table:table-row table:style-name="ro1">
          <table:table-cell office:value-type="string" calcext:value-type="string">
            <text:p>terms.restrains.h3</text:p>
          </table:table-cell>
          <table:table-cell office:value-type="string" calcext:value-type="string">
            <text:p>Proibições</text:p>
          </table:table-cell>
          <table:table-cell office:value-type="string" calcext:value-type="string">
            <text:p>Prohibiciones</text:p>
          </table:table-cell>
          <table:table-cell office:value-type="string" calcext:value-type="string">
            <text:p>Prohibitions</text:p>
          </table:table-cell>
          <table:table-cell office:value-type="string" calcext:value-type="string">
            <text:p>Nicht erlaubt ist:</text:p>
          </table:table-cell>
          <table:table-cell table:number-columns-repeated="251"/>
        </table:table-row>
        <table:table-row table:style-name="ro5">
          <table:table-cell office:value-type="string" calcext:value-type="string">
            <text:p>terms.restrains.li1</text:p>
          </table:table-cell>
          <table:table-cell office:value-type="string" calcext:value-type="string">
            <text:p>Usar outro nome de pessoa, nome de usuário ou senha quando acessar este site, sem o prévio consentimento;</text:p>
          </table:table-cell>
          <table:table-cell office:value-type="string" calcext:value-type="string">
            <text:p>Usar el nombre de otra persona, nombre de usuario o contraseña al acceder a este sitio web, sin el consentimiento previo;</text:p>
          </table:table-cell>
          <table:table-cell table:style-name="ce2" office:value-type="string" calcext:value-type="string">
            <text:p>Using anyone else's names, usernames or passwords when accessing this website, without previous consent;</text:p>
          </table:table-cell>
          <table:table-cell office:value-type="string" calcext:value-type="string">
            <text:p>Die Verwendung eines anderen Namens, Benutzernamens oder Passworts für die Benutzung der Website ohne vorherige Zustimmung dieser Person;</text:p>
          </table:table-cell>
          <table:table-cell table:number-columns-repeated="251"/>
        </table:table-row>
        <table:table-row table:style-name="ro7">
          <table:table-cell office:value-type="string" calcext:value-type="string">
            <text:p>terms.restrains.li2</text:p>
          </table:table-cell>
          <table:table-cell office:value-type="string" calcext:value-type="string">
            <text:p>Escrever ou transmitir qualquer material que pode, de alguma forma, difamar, ofender ou causar desconforto a qualquer pessoa; ser obsceno ou que de qualquer maneira, interfira na utilização de outros usuários a este site;</text:p>
          </table:table-cell>
          <table:table-cell office:value-type="string" calcext:value-type="string">
            <text:p>Escribir o transmitir cualquier material que pueda de alguna forma difamar, ofender o causar molestias a cualquier persona; ser obseno o lo que de alguna forma, interfiera en la utilización de otros usuarios a este sitio web.</text:p>
          </table:table-cell>
          <table:table-cell table:style-name="ce2" office:value-type="string" calcext:value-type="string">
            <text:p>Writing or sending out any material which may, somehow, defame, offend or cause discomfort to anyone; to be somehow obscene, or to in any case interfere in the use of other website user;</text:p>
          </table:table-cell>
          <table:table-cell office:value-type="string" calcext:value-type="string">
            <text:p>Das Schreiben oder Übermitteln jeglicher Inhalte, die auf irgendeine Art und Weise demütigen, beleidigen oder Personen in unangenehme Situationen versetzen; obszöne oder ähnliche Eingriffe, die andere Nutzer beeinflussen;</text:p>
          </table:table-cell>
          <table:table-cell table:number-columns-repeated="251"/>
        </table:table-row>
        <table:table-row table:style-name="ro5">
          <table:table-cell office:value-type="string" calcext:value-type="string">
            <text:p>terms.restrains.li3</text:p>
          </table:table-cell>
          <table:table-cell office:value-type="string" calcext:value-type="string">
            <text:p>Prover qualquer informação para o site que seja confidencial ou propriedade de terceiros;</text:p>
          </table:table-cell>
          <table:table-cell office:value-type="string" calcext:value-type="string">
            <text:p>Proveer cualquier información para el sitio web que sea confidencial o propiedad de terceros.</text:p>
          </table:table-cell>
          <table:table-cell table:style-name="ce2" office:value-type="string" calcext:value-type="string">
            <office:annotation draw:style-name="gr2" draw:text-style-name="P1" svg:width="3.387cm" svg:height="1.781cm" svg:x="7.17cm" svg:y="112.633cm" draw:caption-point-x="24.358cm" draw:caption-point-y="50.677cm">
              <dc:date>1899-12-30T00:00:00</dc:date>
              <text:p text:style-name="P1"><text:span text:style-name="T1">Kimber Richter:</text:span></text:p>
              <text:p text:style-name="P1"><text:span text:style-name="T1">not sure what "a priority from a third party" means</text:span></text:p>
            </office:annotation>
            <text:p>Providing any information to the site which may be considered as confidential:</text:p>
          </table:table-cell>
          <table:table-cell office:value-type="string" calcext:value-type="string">
            <text:p>Die Weitergabe vertraulicher und urheberrechtlich geschützter Informationen;</text:p>
          </table:table-cell>
          <table:table-cell table:number-columns-repeated="251"/>
        </table:table-row>
        <table:table-row table:style-name="ro3">
          <table:table-cell office:value-type="string" calcext:value-type="string">
            <text:p>terms.restrains.li4</text:p>
          </table:table-cell>
          <table:table-cell office:value-type="string" calcext:value-type="string">
            <text:p>Usar este site de qualquer maneira que possa infringir leis, regras ou regulamentações ou direito de terceiros; ou</text:p>
          </table:table-cell>
          <table:table-cell office:value-type="string" calcext:value-type="string">
            <text:p>Usar este sitio web de manera que pueda infringir leyes, reglas o reglamentos al derecho de terceros. Usar este sitio web de cualquier forma que pueda infringir las leyes, normas o reglamentos, o los derechos de terceros; o</text:p>
          </table:table-cell>
          <table:table-cell table:style-name="ce2" office:value-type="string" calcext:value-type="string">
            <text:p>Using the current website in a way to break the law, rules or regulations or infringe on the rights of a third party; or</text:p>
          </table:table-cell>
          <table:table-cell office:value-type="string" calcext:value-type="string">
            <text:p>Durch das Benutzen dieser Website auf irgendeine Art und Weise Gesetze, Normen, Vorschriften und Rechte Dritter zu verletzen;</text:p>
          </table:table-cell>
          <table:table-cell table:number-columns-repeated="251"/>
        </table:table-row>
        <table:table-row table:style-name="ro3">
          <table:table-cell office:value-type="string" calcext:value-type="string">
            <text:p>terms.restrains.li5</text:p>
          </table:table-cell>
          <table:table-cell office:value-type="string" calcext:value-type="string">
            <text:p>Transmitir vírus ou qualquer conteúdo que interfira na funcionalidade do site.</text:p>
          </table:table-cell>
          <table:table-cell office:value-type="string" calcext:value-type="string">
            <text:p>Transmitir virus o cualquier contenido que interfiera en el buen funcionamiento del <text:s/>sitio web.</text:p>
          </table:table-cell>
          <table:table-cell table:style-name="ce2" office:value-type="string" calcext:value-type="string">
            <text:p>Transmitting virus or any other content able to interfere with website functionality.</text:p>
          </table:table-cell>
          <table:table-cell office:value-type="string" calcext:value-type="string">
            <text:p>Das Erstellen eines Virus oder Ähnlichem, das das Funktionieren der Website beeinflusst.</text:p>
          </table:table-cell>
          <table:table-cell table:number-columns-repeated="251"/>
        </table:table-row>
        <table:table-row table:style-name="ro1">
          <table:table-cell office:value-type="string" calcext:value-type="string">
            <text:p>terms.garanties.h3</text:p>
          </table:table-cell>
          <table:table-cell office:value-type="string" calcext:value-type="string">
            <text:p>Garantias</text:p>
          </table:table-cell>
          <table:table-cell office:value-type="string" calcext:value-type="string">
            <text:p>Garantías</text:p>
          </table:table-cell>
          <table:table-cell office:value-type="string" calcext:value-type="string">
            <text:p>Guarantees</text:p>
          </table:table-cell>
          <table:table-cell office:value-type="string" calcext:value-type="string">
            <text:p>Gewährleistung</text:p>
          </table:table-cell>
          <table:table-cell table:number-columns-repeated="251"/>
        </table:table-row>
        <table:table-row table:style-name="ro10">
          <table:table-cell office:value-type="string" calcext:value-type="string">
            <text:p>terms.garanties.p1</text:p>
          </table:table-cell>
          <table:table-cell office:value-type="string" calcext: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office:value-type="string" calcext:value-type="string">
            <text:p>Todos los esfuerzos fueron realizados para garantizar que las informaciones y materiales contenidos en este sitio web son completamente verdaderos y no perjudiciales. los materiales e informaciones disponibles fueron evaluados por especialistas en el área de tratamiento de tabaquismo y por ex fumadores.</text:p>
          </table:table-cell>
          <table:table-cell table:style-name="ce2" office:value-type="string" calcext:value-type="string">
            <text:p>All efforts were made in order to guarantee that all information and materials within this website are completely true and not harmful. Materials and information available were assessed by experts in tobacco treatment.</text:p>
          </table:table-cell>
          <table:table-cell office:value-type="string" calcext:value-type="string">
            <text:p>Es wurden alle Anstrengungen unternommen, um sicherzustellen, dass alle Informationen und Materialien dieser Website der Wahrheit entsprechen und nicht schädlich sind. Materialien und Informationen wurden von Experten aus dem Bereich der Tabakabhängigkeit und Ex-Rauchern ausgewertet.</text:p>
          </table:table-cell>
          <table:table-cell table:number-columns-repeated="251"/>
        </table:table-row>
        <table:table-row table:style-name="ro3">
          <table:table-cell office:value-type="string" calcext:value-type="string">
            <text:p>terms.garanties.p2</text:p>
          </table:table-cell>
          <table:table-cell office:value-type="string" calcext:value-type="string">
            <text:p>O site não garante que os serviços serão disponibilizados de forma ininterrupta ou constante.</text:p>
          </table:table-cell>
          <table:table-cell office:value-type="string" calcext:value-type="string">
            <text:p>El sitio web no garantiza que los servicios estarán disponibles de forma ininterrumpida <text:s/>o constante.</text:p>
          </table:table-cell>
          <table:table-cell table:style-name="ce2" office:value-type="string" calcext:value-type="string">
            <text:p>The website does not guarantee that the services will be made available on a continuous and constant basis.</text:p>
          </table:table-cell>
          <table:table-cell office:value-type="string" calcext:value-type="string">
            <text:p>Es wird nicht gewährleistet, dass alle Dienste dieser Website ununterbrochen und kontinuirlich zur Verfügung stehen.</text:p>
          </table:table-cell>
          <table:table-cell table:number-columns-repeated="251"/>
        </table:table-row>
        <table:table-row table:style-name="ro7">
          <table:table-cell office:value-type="string" calcext:value-type="string">
            <text:p>terms.garanties.p3</text:p>
          </table:table-cell>
          <table:table-cell office:value-type="string" calcext: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office:value-type="string" calcext:value-type="string">
            <text:p>Aunque los servicios propuestos por el sitio tengan como objetivo proveer ayuda a fumadores, los usuarios son libres y motivados a consultar profesionales de la salud. Todos los usuarios deben utilizar este sitio asumiendo sus propios riesgos.</text:p>
          </table:table-cell>
          <table:table-cell table:style-name="ce2" office:value-type="string" calcext:value-type="string">
            <text:p>Although the services suggested by the website aim to provide support to smokers, they are free and encouraged to consult health professionals. All users using the website do so at their own risk.</text:p>
          </table:table-cell>
          <table:table-cell office:value-type="string" calcext:value-type="string">
            <text:p>Auch wenn alle Dienste dieser Website darauf ausgerichtet sind, Raucher zu unterstützen, ist es Ihnen freigestellt, zusätzlich von Spezialisten Rat einzuholen. Jeder Benutzer handelt in dieser Hinsicht auf eigene Gefahr.</text:p>
          </table:table-cell>
          <table:table-cell table:number-columns-repeated="251"/>
        </table:table-row>
        <table:table-row table:style-name="ro2">
          <table:table-cell office:value-type="string" calcext:value-type="string">
            <text:p>terms.thirdparty.h3</text:p>
          </table:table-cell>
          <table:table-cell office:value-type="string" calcext:value-type="string">
            <text:p>Serviços e Materiais de Terceiros</text:p>
          </table:table-cell>
          <table:table-cell office:value-type="string" calcext:value-type="string">
            <text:p>Servicios y Materiales de Terceros</text:p>
          </table:table-cell>
          <table:table-cell table:style-name="ce2" office:value-type="string" calcext:value-type="string">
            <text:p>Services and Materials from a Third Party</text:p>
          </table:table-cell>
          <table:table-cell office:value-type="string" calcext:value-type="string">
            <text:p>Dienste und Materialien Dritter</text:p>
          </table:table-cell>
          <table:table-cell table:number-columns-repeated="251"/>
        </table:table-row>
        <table:table-row table:style-name="ro6">
          <table:table-cell office:value-type="string" calcext:value-type="string">
            <text:p>terms.thirdparty.p</text:p>
          </table:table-cell>
          <table:table-cell office:value-type="string" calcext:value-type="string">
            <text:p>As informações contidas neste site podem incluir serviços e informações de terceiros. O conteúdo e serviços de terceiros serão disponibilizados com aprovação prévia.</text:p>
          </table:table-cell>
          <table:table-cell office:value-type="string" calcext:value-type="string">
            <text:p>Las informaciones contenidas en este sitio web pueden incluir servicios e informaciones de terceros. El contenido y servicios de terceros estará disponible con aprobación previa.</text:p>
          </table:table-cell>
          <table:table-cell table:style-name="ce2" office:value-type="string" calcext:value-type="string">
            <text:p>Information within this website might include services and information from a third party. The content and services from a third party will be made available after previous approval.</text:p>
          </table:table-cell>
          <table:table-cell office:value-type="string" calcext:value-type="string">
            <text:p>Informationen dieser Website beinhalten möglicherweise Dienste und Informationen Dritter. Inhalt und Dienste Dritter werden mit vorheriger Zustimmung zugänglich gemacht.</text:p>
          </table:table-cell>
          <table:table-cell table:number-columns-repeated="251"/>
        </table:table-row>
        <table:table-row table:style-name="ro1">
          <table:table-cell office:value-type="string" calcext:value-type="string">
            <text:p>terms.links.h3</text:p>
          </table:table-cell>
          <table:table-cell table:number-columns-repeated="4" office:value-type="string" calcext:value-type="string">
            <text:p>Links</text:p>
          </table:table-cell>
          <table:table-cell table:number-columns-repeated="251"/>
        </table:table-row>
        <table:table-row table:style-name="ro11">
          <table:table-cell office:value-type="string" calcext:value-type="string">
            <text:p>terms.links.p</text:p>
          </table:table-cell>
          <table:table-cell office:value-type="string" calcext: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office:value-type="string" calcext:value-type="string">
            <text:p>Está página web contiene enlaces para otros sitios web que no se encuentran bajo el control de nosotros. Los sitios web de terceros se encuentran disponibles para conveniencia e información. En caso que el usuario acceda a estas informaciones, los riesgos de uso son de entera responsabilidad del usuario. El hecho que un sitio de terceros esté conectado a este, no implica necesariamente relación de patrocinio o que el sitio web del tercero sea afiliado de este. </text:p>
          </table:table-cell>
          <table:table-cell table:style-name="ce2" office:value-type="string" calcext:value-type="string">
            <text:p>The current website presents links to other websites which are not under our control or are not maintained by us. The third party's links are made available for convenience and information. If the user accesses such information, the risks of use lie entirely on his/her responsibility. The fact that a website from a third party is linked to the current one does not necessarily imply a sponsorship relationship or does not mean the website from the third party is a partner of the present website.</text:p>
          </table:table-cell>
          <table:table-cell office:value-type="string" calcext:value-type="string">
            <text:p>Diese Website verweist auf Links anderer Websites, deren Inhalt wir nicht verwalten und nicht kontrollieren. Links Dritter dienen dem Benutzer als zusätzliche Informationsquelle. Bei Aufruf dieser Websites haftet allein der Benutzer. Der Hinweis auf verwandte Websites bedeutet keineswegs eine kommerzielle Beziehung, Sponsoring oder ähnliches.</text:p>
          </table:table-cell>
          <table:table-cell table:number-columns-repeated="251"/>
        </table:table-row>
        <table:table-row table:style-name="ro2">
          <table:table-cell office:value-type="string" calcext:value-type="string">
            <text:p>terms.changes.h3</text:p>
          </table:table-cell>
          <table:table-cell office:value-type="string" calcext:value-type="string">
            <text:p>Mudanças de Informações, Produtos e Serviços</text:p>
          </table:table-cell>
          <table:table-cell office:value-type="string" calcext:value-type="string">
            <text:p>Cambios de Informaciones, Productos y Servicios</text:p>
          </table:table-cell>
          <table:table-cell table:style-name="ce2" office:value-type="string" calcext:value-type="string">
            <text:p>Information, Products and Services Changes</text:p>
          </table:table-cell>
          <table:table-cell office:value-type="string" calcext:value-type="string">
            <text:p>Änderungen von Informationen, Produkten und Diensten</text:p>
          </table:table-cell>
          <table:table-cell table:number-columns-repeated="251"/>
        </table:table-row>
        <table:table-row table:style-name="ro5">
          <table:table-cell office:value-type="string" calcext:value-type="string">
            <text:p>terms.changes.p</text:p>
          </table:table-cell>
          <table:table-cell office:value-type="string" calcext:value-type="string">
            <text:p>Informações, produtos e serviços publicados neste site são sujeitos a alterações sem prévias notícias.</text:p>
          </table:table-cell>
          <table:table-cell office:value-type="string" calcext:value-type="string">
            <text:p>Informaciones, productos y servicios en este sitio web se encuentran sujetos a modificaciones sin previo aviso.</text:p>
          </table:table-cell>
          <table:table-cell table:style-name="ce2" office:value-type="string" calcext:value-type="string">
            <text:p>Information, products and services published in the current website are subjected to changes without previous notifications.</text:p>
          </table:table-cell>
          <table:table-cell office:value-type="string" calcext:value-type="string">
            <text:p>Auf dieser Website veröffentlichte Informationen, Produkte und Dienste unterliegen gelegentlichen Aktualisierungen ohne vorherige Ankündigungen.</text:p>
          </table:table-cell>
          <table:table-cell table:number-columns-repeated="251"/>
        </table:table-row>
        <table:table-row table:style-name="ro1">
          <table:table-cell office:value-type="string" calcext:value-type="string">
            <text:p>terms.info.h3</text:p>
          </table:table-cell>
          <table:table-cell office:value-type="string" calcext:value-type="string">
            <text:p>Informação disponibilizada pelo site</text:p>
          </table:table-cell>
          <table:table-cell office:value-type="string" calcext:value-type="string">
            <text:p>Información disponible por el sitio web. Información proporcionada por el sitio web</text:p>
          </table:table-cell>
          <table:table-cell office:value-type="string" calcext:value-type="string">
            <text:p>Information available in the website</text:p>
          </table:table-cell>
          <table:table-cell office:value-type="string" calcext:value-type="string">
            <text:p>Informationen dieser Website</text:p>
          </table:table-cell>
          <table:table-cell table:number-columns-repeated="251"/>
        </table:table-row>
        <table:table-row table:style-name="ro12">
          <table:table-cell office:value-type="string" calcext:value-type="string">
            <text:p>terms.info.p</text:p>
          </table:table-cell>
          <table:table-cell office:value-type="string" calcext: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office:value-type="string" calcext:value-type="string">
            <text:p>Personas inscritas en el programa Viva sin Tabaco ponen a disposición informaciones relacionadas al contenido de forma voluntaria. Una vez disponible la información es de propiedad del usuario, puede ser reproducida y sujeta a las obligaciones de la Politica de Privacidad.</text:p>
          </table:table-cell>
          <table:table-cell table:style-name="ce2" office:value-type="string" calcext:value-type="string">
            <office:annotation draw:style-name="gr3" draw:text-style-name="P1" svg:width="3.387cm" svg:height="2.966cm" svg:x="7.17cm" svg:y="118.93cm" draw:caption-point-x="24.358cm" draw:caption-point-y="68.087cm">
              <dc:date>1899-12-30T00:00:00</dc:date>
              <text:p text:style-name="P1"><text:span text:style-name="T1">Kimber Richter:</text:span></text:p>
              <text:p text:style-name="P1"><text:span text:style-name="T1">Do you want to say involuntarily or voluntarily here? </text:span></text:p>
              <text:p text:style-name="P1"><text:span text:style-name="T1">Voluntarily. My bad...</text:span></text:p>
              <text:p text:style-name="P1"/>
            </office:annotation>
            <text:p>People registered in the Live without Tobacco program voluntarily supply information regarding the website content. Once it is available, information becomes a property of the user, thus it can be reproduced, published, transmitted, made available, subjected to privacy policies obligations.</text:p>
          </table:table-cell>
          <table:table-cell office:value-type="string" calcext:value-type="string">
            <text:p>Angemeldete Nutzer des Programms Lebe ohne Tabak hinterlassen während der Benutzung unfreiwillig Informationen. Diese sind Eigentum des Nutzers, dürfen jedoch, unter Berücksichtigung des Datenschutzes, reproduziert oder veröffentlicht werden.</text:p>
          </table:table-cell>
          <table:table-cell table:number-columns-repeated="251"/>
        </table:table-row>
        <table:table-row table:style-name="ro1">
          <table:table-cell office:value-type="string" calcext:value-type="string">
            <text:p>terms.license.h3</text:p>
          </table:table-cell>
          <table:table-cell office:value-type="string" calcext:value-type="string">
            <text:p>Licença</text:p>
          </table:table-cell>
          <table:table-cell office:value-type="string" calcext:value-type="string">
            <text:p>Licencia</text:p>
          </table:table-cell>
          <table:table-cell office:value-type="string" calcext:value-type="string">
            <text:p>Licence</text:p>
          </table:table-cell>
          <table:table-cell office:value-type="string" calcext:value-type="string">
            <text:p>Lizenz</text:p>
          </table:table-cell>
          <table:table-cell table:number-columns-repeated="251"/>
        </table:table-row>
        <table:table-row table:style-name="ro12">
          <table:table-cell table:style-name="ce5" office:value-type="string" calcext:value-type="string">
            <text:p><text:a xlink:href="http://terms.license.pa/" xlink:type="simple">terms.license.pa</text:a></text:p>
          </table:table-cell>
          <table:table-cell office:value-type="string" calcext: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office:value-type="string" calcext:value-type="string">
            <text:p>Todo el contenido del sitio, incluyendo los programas, diseños, textos y gráficos son permitidos por la Licencia Pública General - GNU, garantizando la libertad de usar el contenido para cualquier propósito, modificar el programa, compartir con sus vecinos y amigos, así como compartir los cambios que usted haga.</text:p>
          </table:table-cell>
          <table:table-cell table:style-name="ce2" office:value-type="string" calcext:value-type="string">
            <office:annotation draw:style-name="gr4" draw:text-style-name="P1" svg:width="3.387cm" svg:height="5.336cm" svg:x="7.17cm" svg:y="119.83cm" draw:caption-point-x="24.358cm" draw:caption-point-y="71.315cm">
              <dc:date>1899-12-30T00:00:00</dc:date>
              <text:p text:style-name="P1"><text:span text:style-name="T1">Kimber Richter:</text:span></text:p>
              <text:p text:style-name="P1"><text:span text:style-name="T1">Not sure what you mean by</text:span></text:p>
              <text:p text:style-name="P1"><text:span text:style-name="T1">…</text:span><text:span text:style-name="T1">and sharing the changes you make by yourself. </text:span></text:p>
              <text:p text:style-name="P1"/>
              <text:p text:style-name="P1"><text:span text:style-name="T1">Are you wanting to say - </text:span></text:p>
              <text:p text:style-name="P1"><text:span text:style-name="T1">… </text:span><text:span text:style-name="T1">and sharing the changes that you make as a result of this program? </text:span></text:p>
            </office:annotation>
            <text:p>All the content within the website, including programs, design, texts and graphics are licensed by General Public License - GNU. It guarantees the freedom of: using the program's content for any purpose, modifying the program, sharing it with neighbors and friends.</text:p>
          </table:table-cell>
          <table:table-cell office:value-type="string" calcext:value-type="string">
            <text:p>Jeglicher Inhalt der Website, inklusive Programme, Design, Texte und Grafiken sind von der GNU (General Public License) lizensiert. Sie garantiert eine freie Nutzung des Inhalts für jegliche Zwecke und Anpassungen des Programms sowie seine Weiterverbreitung.</text:p>
          </table:table-cell>
          <table:table-cell table:number-columns-repeated="251"/>
        </table:table-row>
        <table:table-row table:style-name="ro1">
          <table:table-cell table:style-name="ce5" office:value-type="string" calcext:value-type="string">
            <text:p><text:a xlink:href="http://terms.license.pb/" xlink:type="simple">terms.license.pb</text:a></text:p>
          </table:table-cell>
          <table:table-cell office:value-type="string" calcext:value-type="string">
            <text:p>Ver a licença GPL GNU completa.</text:p>
          </table:table-cell>
          <table:table-cell office:value-type="string" calcext:value-type="string">
            <text:p>Ver la licencia GNU GPL completa.</text:p>
          </table:table-cell>
          <table:table-cell office:value-type="string" calcext:value-type="string">
            <text:p>See the complete GPL GNU license.</text:p>
          </table:table-cell>
          <table:table-cell office:value-type="string" calcext:value-type="string">
            <text:p>Die gesamte GNU anschauen</text:p>
          </table:table-cell>
          <table:table-cell table:number-columns-repeated="251"/>
        </table:table-row>
        <table:table-row table:style-name="ro1">
          <table:table-cell office:value-type="string" calcext:value-type="string">
            <text:p>terms.trademark.h3</text:p>
          </table:table-cell>
          <table:table-cell table:number-columns-repeated="2" office:value-type="string" calcext:value-type="string">
            <text:p>Marcas Registradas</text:p>
          </table:table-cell>
          <table:table-cell office:value-type="string" calcext:value-type="string">
            <text:p>Trademarks</text:p>
          </table:table-cell>
          <table:table-cell office:value-type="string" calcext:value-type="string">
            <text:p>Rechtlich geschützte Marken</text:p>
          </table:table-cell>
          <table:table-cell table:number-columns-repeated="251"/>
        </table:table-row>
        <table:table-row table:style-name="ro5">
          <table:table-cell office:value-type="string" calcext:value-type="string">
            <text:p>terms.trademark.p</text:p>
          </table:table-cell>
          <table:table-cell office:value-type="string" calcext:value-type="string">
            <text:p>Este site contém marcas e logomarcas de terceiros registradas, protegidas por lei. Não é permitido o uso delas sem consentimento prévio.</text:p>
          </table:table-cell>
          <table:table-cell office:value-type="string" calcext:value-type="string">
            <text:p>Este sitio contiene marcas y logomarcas de terceros registradas. Protegidas por la ley. No es permitido el uso de estas sin previo consentimiento.</text:p>
          </table:table-cell>
          <table:table-cell table:style-name="ce2" office:value-type="string" calcext:value-type="string">
            <text:p>This site contains trademarks and logos of third parties which are registered and protected by law. Using them without consent is not permitted.</text:p>
          </table:table-cell>
          <table:table-cell office:value-type="string" calcext:value-type="string">
            <text:p>Diese Website enthält Marken und Logos Dritter, die rechtlich geschützt sind. Ihre Verwendung ist ohne Weiteres nicht erlaubt.</text:p>
          </table:table-cell>
          <table:table-cell table:number-columns-repeated="251"/>
        </table:table-row>
        <table:table-row table:style-name="ro1">
          <table:table-cell office:value-type="string" calcext:value-type="string">
            <text:p>terms.end.h3</text:p>
          </table:table-cell>
          <table:table-cell office:value-type="string" calcext:value-type="string">
            <text:p>Término</text:p>
          </table:table-cell>
          <table:table-cell office:value-type="string" calcext:value-type="string">
            <text:p>Termino Cancelación</text:p>
          </table:table-cell>
          <table:table-cell office:value-type="string" calcext:value-type="string">
            <text:p>End of use</text:p>
          </table:table-cell>
          <table:table-cell office:value-type="string" calcext:value-type="string">
            <text:p>Schlussfolgerung</text:p>
          </table:table-cell>
          <table:table-cell table:number-columns-repeated="251"/>
        </table:table-row>
        <table:table-row table:style-name="ro3">
          <table:table-cell office:value-type="string" calcext:value-type="string">
            <text:p>terms.end.p</text:p>
          </table:table-cell>
          <table:table-cell office:value-type="string" calcext:value-type="string">
            <text:p>Caso o usuário desrespeite os termos e condições do site, seu acesso pode ser limitado ou proibido.</text:p>
          </table:table-cell>
          <table:table-cell office:value-type="string" calcext:value-type="string">
            <text:p>En caso que el usuario irrespete los terminos y condiciones del sitio web, su acceso puede ser limitado o prohibido.</text:p>
          </table:table-cell>
          <table:table-cell table:style-name="ce2" office:value-type="string" calcext:value-type="string">
            <text:p>If the user breaks the website's terms and conditions, his/her access may be limited or forbidden.</text:p>
          </table:table-cell>
          <table:table-cell office:value-type="string" calcext:value-type="string">
            <text:p>Im Falle des Missbrauchs der Nutzungsbedingungen kann der Zugriff eingeschränkt oder verboten werd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ITE POLICY</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ol.titlepage</text:p>
          </table:table-cell>
          <table:table-cell office:value-type="string" calcext:value-type="string">
            <text:p>Política do site | Viva sem tabaco</text:p>
          </table:table-cell>
          <table:table-cell office:value-type="string" calcext:value-type="string">
            <text:p>Políticas del Sitio web | Viva sin tabaco</text:p>
          </table:table-cell>
          <table:table-cell office:value-type="string" calcext:value-type="string">
            <text:p>Policy I Live without Tobacco</text:p>
          </table:table-cell>
          <table:table-cell office:value-type="string" calcext:value-type="string">
            <text:p>Allgemeine Geschäftsbedingungen | Lebe ohne Tabak</text:p>
          </table:table-cell>
          <table:table-cell table:number-columns-repeated="251"/>
        </table:table-row>
        <table:table-row table:style-name="ro1">
          <table:table-cell office:value-type="string" calcext:value-type="string">
            <text:p>pol.version</text:p>
          </table:table-cell>
          <table:table-cell office:value-type="string" calcext:value-type="string">
            <text:p>Versão: 1.1</text:p>
          </table:table-cell>
          <table:table-cell office:value-type="string" calcext:value-type="string">
            <text:p>Versión: 1.1</text:p>
          </table:table-cell>
          <table:table-cell table:number-columns-repeated="2" office:value-type="string" calcext:value-type="string">
            <text:p>Version: 1.1</text:p>
          </table:table-cell>
          <table:table-cell table:number-columns-repeated="251"/>
        </table:table-row>
        <table:table-row table:style-name="ro1">
          <table:table-cell office:value-type="string" calcext:value-type="string">
            <text:p>pol.privacy.h1</text:p>
          </table:table-cell>
          <table:table-cell office:value-type="string" calcext:value-type="string">
            <text:p>Política de Privacidade</text:p>
          </table:table-cell>
          <table:table-cell office:value-type="string" calcext:value-type="string">
            <text:p>Política de privacidad</text:p>
          </table:table-cell>
          <table:table-cell office:value-type="string" calcext:value-type="string">
            <text:p>Privacy Policy</text:p>
          </table:table-cell>
          <table:table-cell office:value-type="string" calcext:value-type="string">
            <text:p>Datenschutz</text:p>
          </table:table-cell>
          <table:table-cell table:number-columns-repeated="251"/>
        </table:table-row>
        <table:table-row table:style-name="ro12">
          <table:table-cell office:value-type="string" calcext:value-type="string">
            <text:p>pol.privacy.p</text:p>
          </table:table-cell>
          <table:table-cell office:value-type="string" calcext: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office:value-type="string" calcext:value-type="string">
            <text:p>Nosotros nos preocupamos por la protección de la privacidad de los usuarios y adoptamos la política de proteger informaciones sobre los invididuos. Esta política describe las informaciones recolectadas por el sitio web, la manera como la información es utilizada y revelada, la seguridad de la información, y como las informaciones pueden ser usadas correctamente en cuanto a la privacidad del usuario se refiere.</text:p>
          </table:table-cell>
          <table:table-cell table:style-name="ce2" office:value-type="string" calcext:value-type="string">
            <text:p>We wish to protect users' privacy and we have adopted the policy of protecting information about individuals. Such policy describes information gathered by the website, how the information is used, and how information can be accessed and corrected in order to keep users' privacy.</text:p>
          </table:table-cell>
          <table:table-cell office:value-type="string" calcext:value-type="string">
            <text:p>Der Schutz Ihrer Daten ist für uns von großer Bedeutung. Wir setzen uns dafür ein und verwalten Ihre Informationen dementsprechend. Dies gilt für alle Informationen dieser Website. Die Nutzungsbedingungen beziehen sich auf alle auf der Website dargestellten, entwickelten oder gesicherten Informationen, und wie diese verwendet oder verändert werden, unter Beachtung des Datenschutzes.</text:p>
          </table:table-cell>
          <table:table-cell table:number-columns-repeated="251"/>
        </table:table-row>
        <table:table-row table:style-name="ro1">
          <table:table-cell office:value-type="string" calcext:value-type="string">
            <text:p>pol.pdata.h3</text:p>
          </table:table-cell>
          <table:table-cell office:value-type="string" calcext:value-type="string">
            <text:p>1. Coleta das Informações Pessoais</text:p>
          </table:table-cell>
          <table:table-cell office:value-type="string" calcext:value-type="string">
            <text:p>1. Recolección Recopilación de Informaciónes Personales</text:p>
          </table:table-cell>
          <table:table-cell office:value-type="string" calcext:value-type="string">
            <text:p>1. Collecting personal information</text:p>
          </table:table-cell>
          <table:table-cell office:value-type="string" calcext:value-type="string">
            <text:p>1. Archivierung der persönlichen Informationen</text:p>
          </table:table-cell>
          <table:table-cell table:number-columns-repeated="251"/>
        </table:table-row>
        <table:table-row table:style-name="ro10">
          <table:table-cell office:value-type="string" calcext:value-type="string">
            <text:p>pol.pdata.p1</text:p>
          </table:table-cell>
          <table:table-cell office:value-type="string" calcext: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office:value-type="string" calcext:value-type="string">
            <text:p>Usted puede proporcionar informaciones personales durante el uso de los servicios ofrecidos por este sitio web. Esta información puede incluir detalles como nombre, edad, sexo y formas de contacto. Los productos y servicios pueden exigir otro tipo de información.</text:p>
          </table:table-cell>
          <table:table-cell table:style-name="ce2" office:value-type="string" calcext:value-type="string">
            <text:p>You may supply personal information during the use of services offered by the current website. Such personal information might include details such as your name, age, sex, and contact information. Products and services might require other sorts of information.</text:p>
          </table:table-cell>
          <table:table-cell office:value-type="string" calcext:value-type="string">
            <text:p>Bei der Benutzung ist es möglich, dass Sie persönliche Informationen generieren. Sie können Daten wie Ihren Namen, Alter, Geschlecht und Kontaktformen beinhalten. Produkte und Dienste können weitere Informationen anfordern.</text:p>
          </table:table-cell>
          <table:table-cell table:number-columns-repeated="251"/>
        </table:table-row>
        <table:table-row table:style-name="ro6">
          <table:table-cell office:value-type="string" calcext:value-type="string">
            <text:p>pol.pdata.p2</text:p>
          </table:table-cell>
          <table:table-cell office:value-type="string" calcext:value-type="string">
            <text:p>A escolha das informações fornecidas compete exclusivamente ao usuário do site. Utilizamos as informações para gerar informações e melhorar a qualidade dos serviços prestados.</text:p>
          </table:table-cell>
          <table:table-cell office:value-type="string" calcext:value-type="string">
            <text:p>La elección de las informaciónes proporcionadas <text:s/>conciernen <text:s/>exclusivamente al usuario del sitio web. Utilizamos las informaciónes para generar informaciónes y mejorar la calidad de los servicios prestados.</text:p>
          </table:table-cell>
          <table:table-cell table:style-name="ce2" office:value-type="string" calcext:value-type="string">
            <text:p>Choosing the information to be supplied is the users' responsibility only. We use the information in order to generate information and then enhance the quality of the offered services.</text:p>
          </table:table-cell>
          <table:table-cell office:value-type="string" calcext:value-type="string">
            <text:p>Das Freigeben von Informationen liegt in Ihrem Ermessen. Wir benutzen diese zur Informationserweiterung und Verbesserung der Qualität unserer Dienste.</text:p>
          </table:table-cell>
          <table:table-cell table:number-columns-repeated="251"/>
        </table:table-row>
        <table:table-row table:style-name="ro3">
          <table:table-cell office:value-type="string" calcext:value-type="string">
            <text:p>pol.pdata.p3</text:p>
          </table:table-cell>
          <table:table-cell office:value-type="string" calcext:value-type="string">
            <text:p>Este site também pode coletar e arquivar informações a respeito da visita do website, incluindo:</text:p>
          </table:table-cell>
          <table:table-cell office:value-type="string" calcext:value-type="string">
            <text:p>Este sitio web también puede recopilar y almacenar informaciónes sobre la visita a la página web, incluyendo:</text:p>
          </table:table-cell>
          <table:table-cell table:style-name="ce2" office:value-type="string" calcext:value-type="string">
            <text:p>The current website can also gather and file information regarding the website visitation, including:</text:p>
          </table:table-cell>
          <table:table-cell office:value-type="string" calcext:value-type="string">
            <text:p>Diese Website kann nach der Verwendung Informationen sammeln und archivieren. Sie beinhalten:</text:p>
          </table:table-cell>
          <table:table-cell table:number-columns-repeated="251"/>
        </table:table-row>
        <table:table-row table:style-name="ro5">
          <table:table-cell office:value-type="string" calcext:value-type="string">
            <text:p>pol.pdata.li1</text:p>
          </table:table-cell>
          <table:table-cell office:value-type="string" calcext:value-type="string">
            <text:p>Nome e domínio onde você acessou a internet;</text:p>
          </table:table-cell>
          <table:table-cell office:value-type="string" calcext:value-type="string">
            <text:p>Nombre y lugar desde donde usted accede a internet.</text:p>
          </table:table-cell>
          <table:table-cell table:style-name="ce2" office:value-type="string" calcext:value-type="string">
            <text:p>Name and location where you access the internet from;</text:p>
          </table:table-cell>
          <table:table-cell office:value-type="string" calcext:value-type="string">
            <text:p>Name und Ort, an dem Sie auf das Internet zugegriffen haben;</text:p>
          </table:table-cell>
          <table:table-cell table:number-columns-repeated="251"/>
        </table:table-row>
        <table:table-row table:style-name="ro1">
          <table:table-cell office:value-type="string" calcext:value-type="string">
            <text:p>pol.pdata.li2</text:p>
          </table:table-cell>
          <table:table-cell office:value-type="string" calcext:value-type="string">
            <text:p>Data e a hora do seu acesso;</text:p>
          </table:table-cell>
          <table:table-cell office:value-type="string" calcext:value-type="string">
            <text:p>Fecha y hora de acceso</text:p>
          </table:table-cell>
          <table:table-cell table:style-name="ce2" office:value-type="string" calcext:value-type="string">
            <text:p>Date and time the access was done at;</text:p>
          </table:table-cell>
          <table:table-cell office:value-type="string" calcext:value-type="string">
            <text:p>Datum und Uhrzeit des Zugriffs;</text:p>
          </table:table-cell>
          <table:table-cell table:number-columns-repeated="251"/>
        </table:table-row>
        <table:table-row table:style-name="ro2">
          <table:table-cell office:value-type="string" calcext:value-type="string">
            <text:p>pol.pdata.li3</text:p>
          </table:table-cell>
          <table:table-cell office:value-type="string" calcext:value-type="string">
            <text:p>O endereço de internet do site onde você foi direcionado ao site;</text:p>
          </table:table-cell>
          <table:table-cell office:value-type="string" calcext:value-type="string">
            <text:p>La dirección en internet de la página web que lo llevó al sitio web</text:p>
          </table:table-cell>
          <table:table-cell table:style-name="ce2" office:value-type="string" calcext:value-type="string">
            <text:p>The website's internet address which led you to the website;</text:p>
          </table:table-cell>
          <table:table-cell office:value-type="string" calcext:value-type="string">
            <text:p>Die Internetadresse, von der Sie auf die Website geleitet wurden;</text:p>
          </table:table-cell>
          <table:table-cell table:number-columns-repeated="251"/>
        </table:table-row>
        <table:table-row table:style-name="ro2">
          <table:table-cell office:value-type="string" calcext:value-type="string">
            <text:p>pol.pdata.li4</text:p>
          </table:table-cell>
          <table:table-cell office:value-type="string" calcext:value-type="string">
            <text:p>As páginas que você acessou enquanto utilizava o site.</text:p>
          </table:table-cell>
          <table:table-cell office:value-type="string" calcext:value-type="string">
            <text:p>Las páginas a las que usted accedió mientras utilizaba el sitio web.</text:p>
          </table:table-cell>
          <table:table-cell table:style-name="ce2" office:value-type="string" calcext:value-type="string">
            <text:p>The pages you had accessed while using the website.</text:p>
          </table:table-cell>
          <table:table-cell office:value-type="string" calcext:value-type="string">
            <text:p>Andere Websites, die Sie währenddessen benutzen.</text:p>
          </table:table-cell>
          <table:table-cell table:number-columns-repeated="251"/>
        </table:table-row>
        <table:table-row table:style-name="ro7">
          <table:table-cell office:value-type="string" calcext:value-type="string">
            <text:p>pol.pdata.p4</text:p>
          </table:table-cell>
          <table:table-cell office:value-type="string" calcext:value-type="string">
            <text:p>Estas informações não identificam usuários e são utilizadas para medir o número de visitantes do site e como ele é navegado. Esta informação é utilizada para fazer o site mais útil para você.</text:p>
          </table:table-cell>
          <table:table-cell office:value-type="string" calcext:value-type="string">
            <text:p>Estas informaciones no identifican usuarios e son utilizadas para medir el número de visitantes que acceden al sitio web y como se está navegando en el mismo. Esta información es utilizada para hacer el sitio mas util para usted.</text:p>
          </table:table-cell>
          <table:table-cell table:style-name="ce2" office:value-type="string" calcext:value-type="string">
            <text:p>These information do not identify users and they are used for measuring the number of visitors in the website and how they browse it. This information is used to make the website more useful to you.</text:p>
          </table:table-cell>
          <table:table-cell office:value-type="string" calcext:value-type="string">
            <text:p>Diese Informationen identifizieren nicht die Benutzer, sie werden lediglich verwendet, um Benutzerzahlen und die Art der Benutzung festzuhalten. Diese Erkenntnisse sollen zu einer noch nützlicheren Website führen.</text:p>
          </table:table-cell>
          <table:table-cell table:number-columns-repeated="251"/>
        </table:table-row>
        <table:table-row table:style-name="ro7">
          <table:table-cell office:value-type="string" calcext:value-type="string">
            <text:p>pol.pdata.p5</text:p>
          </table:table-cell>
          <table:table-cell office:value-type="string" calcext:value-type="string">
            <text:p>Este site também coleta informações de pessoas registradas ou visitantes com o propósito de melhorar a qualidade e efetividade. O administrador agradece todo tipo de feedback sobre todos os aspectos.</text:p>
          </table:table-cell>
          <table:table-cell office:value-type="string" calcext:value-type="string">
            <text:p>Este sitio web también recopila informaciónes de personas registradas o visitantes con el propósito <text:s/>de mejorar la calidad y efectividad. El administrador agradece todo tipo de comentarios sobre todos los aspectos.</text:p>
          </table:table-cell>
          <table:table-cell table:style-name="ce2" office:value-type="string" calcext:value-type="string">
            <text:p>This website also gathers information from registered people or from visitors in order to enhance its quality and effectiveness. The administrator appreciates feedback on all aspects of the program.</text:p>
          </table:table-cell>
          <table:table-cell office:value-type="string" calcext:value-type="string">
            <text:p>Das Sammeln von Informationen von Besuchern und Nutzern dieser Website zielt auch auf eine bessere Qualität und Wirksamkeit ab. Der Ersteller bedankt sich für jegliche Art Feedback.</text:p>
          </table:table-cell>
          <table:table-cell table:number-columns-repeated="251"/>
        </table:table-row>
        <table:table-row table:style-name="ro1">
          <table:table-cell office:value-type="string" calcext:value-type="string">
            <text:p>pol.datause.h3</text:p>
          </table:table-cell>
          <table:table-cell office:value-type="string" calcext:value-type="string">
            <text:p>2. Como sua informação pessoal é utilizada?</text:p>
          </table:table-cell>
          <table:table-cell office:value-type="string" calcext:value-type="string">
            <text:p>2. ¿Cómo su información personal es utilizada? ¿Cómo se utiliza su información personal?</text:p>
          </table:table-cell>
          <table:table-cell table:style-name="ce2" office:value-type="string" calcext:value-type="string">
            <text:p>2. How is your personal information used?</text:p>
          </table:table-cell>
          <table:table-cell office:value-type="string" calcext:value-type="string">
            <text:p>2. Wie werden Ihre persönlichen Daten verwendet?</text:p>
          </table:table-cell>
          <table:table-cell table:number-columns-repeated="251"/>
        </table:table-row>
        <table:table-row table:style-name="ro2">
          <table:table-cell office:value-type="string" calcext:value-type="string">
            <text:p>pol.datause.p1</text:p>
          </table:table-cell>
          <table:table-cell office:value-type="string" calcext:value-type="string">
            <text:p>As informações pessoais obtidas através do site são utilizadas para:</text:p>
          </table:table-cell>
          <table:table-cell office:value-type="string" calcext:value-type="string">
            <text:p>Las informaciónes personales obtenidas a través de la página web son utilizadas para:</text:p>
          </table:table-cell>
          <table:table-cell table:style-name="ce2" office:value-type="string" calcext:value-type="string">
            <text:p>Personal information gotten from the website is used for:</text:p>
          </table:table-cell>
          <table:table-cell office:value-type="string" calcext:value-type="string">
            <text:p>Ihre zur Verfügung gestellten Daten dienen dazu:</text:p>
          </table:table-cell>
          <table:table-cell table:number-columns-repeated="251"/>
        </table:table-row>
        <table:table-row table:style-name="ro1">
          <table:table-cell office:value-type="string" calcext:value-type="string">
            <text:p>pol.datause.li1</text:p>
          </table:table-cell>
          <table:table-cell office:value-type="string" calcext:value-type="string">
            <text:p>Fornecer serviços a você;</text:p>
          </table:table-cell>
          <table:table-cell office:value-type="string" calcext:value-type="string">
            <text:p>Proporcionar servicios para usted;</text:p>
          </table:table-cell>
          <table:table-cell office:value-type="string" calcext:value-type="string">
            <text:p>Providing services to you;</text:p>
          </table:table-cell>
          <table:table-cell office:value-type="string" calcext:value-type="string">
            <text:p>Ihnen bessere Dienste bereitzustellen;</text:p>
          </table:table-cell>
          <table:table-cell table:number-columns-repeated="251"/>
        </table:table-row>
        <table:table-row table:style-name="ro2">
          <table:table-cell office:value-type="string" calcext:value-type="string">
            <text:p>pol.datause.li2</text:p>
          </table:table-cell>
          <table:table-cell office:value-type="string" calcext:value-type="string">
            <text:p>Fornecer informações e outros tipos de comunicado;</text:p>
          </table:table-cell>
          <table:table-cell office:value-type="string" calcext:value-type="string">
            <text:p>Proporcionar informaciónes y otros tipos de comunicados;</text:p>
          </table:table-cell>
          <table:table-cell table:style-name="ce2" office:value-type="string" calcext:value-type="string">
            <text:p>Supplying information and other sorts of reports;</text:p>
          </table:table-cell>
          <table:table-cell office:value-type="string" calcext:value-type="string">
            <text:p>Sie mit Informationen und anderen Nachrichten zu versorgen;</text:p>
          </table:table-cell>
          <table:table-cell table:number-columns-repeated="251"/>
        </table:table-row>
        <table:table-row table:style-name="ro1">
          <table:table-cell office:value-type="string" calcext:value-type="string">
            <text:p>pol.datause.li3</text:p>
          </table:table-cell>
          <table:table-cell office:value-type="string" calcext:value-type="string">
            <text:p>Envolver você em iniciativas do site;</text:p>
          </table:table-cell>
          <table:table-cell office:value-type="string" calcext:value-type="string">
            <text:p>Involucrarlo a usted en iniciativas del sitio. Usted participa en las iniciativas del sitio;</text:p>
          </table:table-cell>
          <table:table-cell table:style-name="ce2" office:value-type="string" calcext:value-type="string">
            <text:p>Involving you in the website's initiatives</text:p>
          </table:table-cell>
          <table:table-cell office:value-type="string" calcext:value-type="string">
            <text:p>Sie in Innitiativen der Website einzubinden;</text:p>
          </table:table-cell>
          <table:table-cell table:number-columns-repeated="251"/>
        </table:table-row>
        <table:table-row table:style-name="ro2">
          <table:table-cell office:value-type="string" calcext:value-type="string">
            <text:p>pol.datause.li4</text:p>
          </table:table-cell>
          <table:table-cell office:value-type="string" calcext:value-type="string">
            <text:p>Analisar padrões e tendências da utilização do site.</text:p>
          </table:table-cell>
          <table:table-cell office:value-type="string" calcext:value-type="string">
            <text:p>Analizar patrones y tendencias del uso del sitio web. Analizar los patrones y tendencias de uso del sitio web.</text:p>
          </table:table-cell>
          <table:table-cell table:style-name="ce2" office:value-type="string" calcext:value-type="string">
            <text:p>Analyzing patterns and trends regarding the website use.</text:p>
          </table:table-cell>
          <table:table-cell office:value-type="string" calcext:value-type="string">
            <text:p>Muster und Tendenzen der Benutzung zu analysieren.</text:p>
          </table:table-cell>
          <table:table-cell table:number-columns-repeated="251"/>
        </table:table-row>
        <table:table-row table:style-name="ro5">
          <table:table-cell office:value-type="string" calcext:value-type="string">
            <text:p>pol.datause.p2</text:p>
          </table:table-cell>
          <table:table-cell office:value-type="string" calcext:value-type="string">
            <text:p>Algumas formas de uso das informações descritas acima podem ser fornecidas por terceiros, autorizados a utilizar estas informações para estas propostas.</text:p>
          </table:table-cell>
          <table:table-cell office:value-type="string" calcext:value-type="string">
            <text:p>Algunas formas de uso de las informaciónes descritas anteriormente pueden ser proporcionadas por terceros autorizados a utilizar estas informaciónes para estas propuestas.</text:p>
          </table:table-cell>
          <table:table-cell table:style-name="ce2" office:value-type="string" calcext:value-type="string">
            <text:p>Some ways of using the information described above can be supplied by third parties that are authorized to use such information for these proposals.</text:p>
          </table:table-cell>
          <table:table-cell office:value-type="string" calcext:value-type="string">
            <text:p>Einige oben beschriebene Formen der Verwendung ihrer Informationen können an Dritte gelangen, mit der Erlaubnis sie für oben genannte Zwecke zu verwenden.</text:p>
          </table:table-cell>
          <table:table-cell table:number-columns-repeated="251"/>
        </table:table-row>
        <table:table-row table:style-name="ro12">
          <table:table-cell office:value-type="string" calcext:value-type="string">
            <text:p>pol.datause.p3</text:p>
          </table:table-cell>
          <table:table-cell office:value-type="string" calcext: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office:value-type="string" calcext:value-type="string">
            <text:p>Las informaciones recolectadas para este sitio también pueden ser utilizadas para determinar patrones demográficos de uso. Las informaciones personales no son utiizadas para este propósito, Esta información anónima es, entonces, usada para mejorar el sitio y nuestros servicios. La información no será transmitida a terceros.</text:p>
          </table:table-cell>
          <table:table-cell table:style-name="ce2" office:value-type="string" calcext:value-type="string">
            <text:p>Information collected for the current website can also be used in order to set use demographic patterns. Personal information are not used for such purpose. This anonymous information is, then, used to enhance the website and our services. These information are not broadcasted to third parties.</text:p>
          </table:table-cell>
          <table:table-cell office:value-type="string" calcext:value-type="string">
            <text:p>Die gesammelten Daten können ebenso dazu verwendet werden, demographische Muster herzustellen.Persönliche Daten werden hierzu nicht verwendet. Die anonymisierten Informationen dienen der Verbesserung unserer Dienste. Diese wiederum werden nicht an Dritte weitergeleitet.</text:p>
          </table:table-cell>
          <table:table-cell table:number-columns-repeated="251"/>
        </table:table-row>
        <table:table-row table:style-name="ro8">
          <table:table-cell office:value-type="string" calcext:value-type="string">
            <text:p>pol.datause.p4</text:p>
          </table:table-cell>
          <table:table-cell office:value-type="string" calcext: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office:value-type="string" calcext:value-type="string">
            <text:p>Además de los propósitos descritos anteriormente, el sitio web no utilizará sus informaciones sin previo consentimiento. La única excepción a esta regla será cuando sea necesario prevenir algún daño a la salud o por requerimientos de la Justicia.</text:p>
          </table:table-cell>
          <table:table-cell table:style-name="ce2" office:value-type="string" calcext:value-type="string">
            <office:annotation draw:style-name="gr5" draw:text-style-name="P1" svg:width="3.387cm" svg:height="3.756cm" svg:x="7.17cm" svg:y="134.673cm" draw:caption-point-x="24.358cm" draw:caption-point-y="97.164cm">
              <dc:date>1899-12-30T00:00:00</dc:date>
              <text:p text:style-name="P1"><text:span text:style-name="T1">Kimber Richter:</text:span></text:p>
              <text:p text:style-name="P1"><text:span text:style-name="T1">Not sure what you're trying to say here: </text:span></text:p>
              <text:p text:style-name="P1"><text:span text:style-name="T1">be applied when aiming to prevent damages to users' health or when used by the Justice</text:span></text:p>
            </office:annotation>
            <text:p>Besides the purposes described above, the website won't use your information without previous consent. The only exception to this rule will be applied when the information is required by the Justice.</text:p>
          </table:table-cell>
          <table:table-cell office:value-type="string" calcext:value-type="string">
            <text:p>Neben den oben angegebenen Zwecken ist zu vermerken, dass Ihre Informationen nicht ohne vorherige Zustimmung verwendet werden. Die einzige Ausnahme besteht, wenn ernstzunehmende gesundheitliche oder juristische Schäden anzunehmen sind.</text:p>
          </table:table-cell>
          <table:table-cell table:number-columns-repeated="251"/>
        </table:table-row>
        <table:table-row table:style-name="ro1">
          <table:table-cell office:value-type="string" calcext:value-type="string">
            <text:p>pol.datasec.h3</text:p>
          </table:table-cell>
          <table:table-cell office:value-type="string" calcext:value-type="string">
            <text:p>3. Segurança de seus dados</text:p>
          </table:table-cell>
          <table:table-cell office:value-type="string" calcext:value-type="string">
            <text:p>3. Seguridad de sus datos</text:p>
          </table:table-cell>
          <table:table-cell office:value-type="string" calcext:value-type="string">
            <text:p>3. Safety to your data</text:p>
          </table:table-cell>
          <table:table-cell office:value-type="string" calcext:value-type="string">
            <text:p>3. Sicherheit Ihrer Daten</text:p>
          </table:table-cell>
          <table:table-cell table:number-columns-repeated="251"/>
        </table:table-row>
        <table:table-row table:style-name="ro10">
          <table:table-cell office:value-type="string" calcext:value-type="string">
            <text:p>pol.datasec.p1</text:p>
          </table:table-cell>
          <table:table-cell office:value-type="string" calcext: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office:value-type="string" calcext:value-type="string">
            <text:p>El sitio web implementa los procedimientos para garantizar la seguridad de las informaciónes recolectadas, evitando que sean perdidas, destruídas, utilizadas o manipuladas de forma no autorizada. La información proporcionada por usted será manejada solamente por personal autorizado</text:p>
          </table:table-cell>
          <table:table-cell table:style-name="ce2" office:value-type="string" calcext:value-type="string">
            <text:p>The website implements procedures to ensure security of the collected information, thus avoiding losing, destroying, using and accessing information without previous consent. Information supplied by you will be accessed by authorized personnel only.</text:p>
          </table:table-cell>
          <table:table-cell office:value-type="string" calcext:value-type="string">
            <text:p>Die Website verwendet Verfahren, um die Sicherheit Ihrer Daten zu garantieren. Dabei soll ein Datenverlust, -zerstörung oder -missbrauch vermieden werden. Ihre freigegebenen Daten werden nur von autorisiertem Personal verwendet.</text:p>
          </table:table-cell>
          <table:table-cell table:number-columns-repeated="251"/>
        </table:table-row>
        <table:table-row table:style-name="ro6">
          <table:table-cell office:value-type="string" calcext:value-type="string">
            <text:p>pol.datasec.p2</text:p>
          </table:table-cell>
          <table:table-cell office:value-type="string" calcext:value-type="string">
            <text:p>Entretanto, nenhuma transmissão de dados na internet ou informação contida em nossos servidores acessada via internet são totalmente seguras. Estas atividades são de sua inteira responsabilidade.</text:p>
          </table:table-cell>
          <table:table-cell office:value-type="string" calcext:value-type="string">
            <text:p>Sin embargo, ninguna transmisión de datos <text:s/>mediante internet o contenida en nuestros servidores son totalmente seguros. Estas actividades son de su entera responsabilidad.</text:p>
          </table:table-cell>
          <table:table-cell table:style-name="ce2" office:value-type="string" calcext:value-type="string">
            <office:annotation draw:style-name="gr6" draw:text-style-name="P1" svg:width="3.387cm" svg:height="4.963cm" svg:x="7.17cm" svg:y="136.022cm" draw:caption-point-x="24.358cm" draw:caption-point-y="102.404cm">
              <dc:date>1899-12-30T00:00:00</dc:date>
              <text:p text:style-name="P1"><text:span text:style-name="T1">Kimber Richter:</text:span></text:p>
              <text:p text:style-name="P1"/>
              <text:p text:style-name="P1"><text:span text:style-name="T1">Such activities lie on the users' entire responsibility.</text:span></text:p>
              <text:p text:style-name="P1"/>
              <text:p text:style-name="P1"><text:span text:style-name="T1">Maybe: </text:span></text:p>
              <text:p text:style-name="P1"/>
              <text:p text:style-name="P1"><text:span text:style-name="T1">The user participates in the website entirely at his or her own risk. </text:span></text:p>
            </office:annotation>
            <text:p>However, no data broadcasting in the internet or information within our services accessed via internet are totally safe. The user participates in the website entirely at his or her own risk.</text:p>
          </table:table-cell>
          <table:table-cell office:value-type="string" calcext:value-type="string">
            <text:p>Trotzdem ist die Übermittlung Ihrer Daten im Internet oder die auf unserer Seite aufgerufene Information vollkommen sicher. Alle Aktivitäten liegen allein in Ihrer Verantwortung.</text:p>
          </table:table-cell>
          <table:table-cell table:number-columns-repeated="251"/>
        </table:table-row>
        <table:table-row table:style-name="ro2">
          <table:table-cell office:value-type="string" calcext:value-type="string">
            <text:p>pol.secrecy.h3</text:p>
          </table:table-cell>
          <table:table-cell office:value-type="string" calcext:value-type="string">
            <text:p>4. Quebra de sigilo das informações</text:p>
          </table:table-cell>
          <table:table-cell office:value-type="string" calcext:value-type="string">
            <text:p>4. Violación de la confidencialidad de las informaciónes</text:p>
          </table:table-cell>
          <table:table-cell table:style-name="ce2" office:value-type="string" calcext:value-type="string">
            <text:p>4. Breach of confidentiality regarding information</text:p>
          </table:table-cell>
          <table:table-cell office:value-type="string" calcext:value-type="string">
            <text:p>4. Verletzung der Vertraulichkeit von Informationen</text:p>
          </table:table-cell>
          <table:table-cell table:number-columns-repeated="251"/>
        </table:table-row>
        <table:table-row table:style-name="ro7">
          <table:table-cell office:value-type="string" calcext:value-type="string">
            <text:p>pol.secrecy.p</text:p>
          </table:table-cell>
          <table:table-cell office:value-type="string" calcext: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office:value-type="string" calcext:value-type="string">
            <text:p>Las informaciones recolectadas a través del sitio web no serán reveladas o repadadas por terceros, a menos que esté de acuerdo con esta política de privacidad. Informaciones pueden ser proporcionadas a terceros solamente con autorización y un propósito particular.</text:p>
          </table:table-cell>
          <table:table-cell table:style-name="ce2" office:value-type="string" calcext:value-type="string">
            <text:p>Information collected through the website will not be disclosed or sent to third parties unless it is in accordance with such privacy policy.</text:p>
          </table:table-cell>
          <table:table-cell office:value-type="string" calcext:value-type="string">
            <text:p>Alle auf dieser Website gesammelten Informationen werden nicht an Dritte übermittelt; es sei denn, die Datenschutzrichtilinien werden eingehalten. Informationen können Dritten nur mit einer Autorisierung und für einen bestimmten Zweck bereitgestellt werden.</text:p>
          </table:table-cell>
          <table:table-cell table:number-columns-repeated="251"/>
        </table:table-row>
        <table:table-row table:style-name="ro1">
          <table:table-cell office:value-type="string" calcext:value-type="string">
            <text:p>pol.links3rd.h3</text:p>
          </table:table-cell>
          <table:table-cell office:value-type="string" calcext:value-type="string">
            <text:p>5. Links para sites de terceiros</text:p>
          </table:table-cell>
          <table:table-cell office:value-type="string" calcext:value-type="string">
            <text:p>5. Links a sitios web de terceros</text:p>
          </table:table-cell>
          <table:table-cell office:value-type="string" calcext:value-type="string">
            <text:p>5. Links to third parties' websites.</text:p>
          </table:table-cell>
          <table:table-cell office:value-type="string" calcext:value-type="string">
            <text:p>5. Links zu Websites Dritter</text:p>
          </table:table-cell>
          <table:table-cell table:number-columns-repeated="251"/>
        </table:table-row>
        <table:table-row table:style-name="ro7">
          <table:table-cell office:value-type="string" calcext:value-type="string">
            <text:p>pol.links3rd.p</text:p>
          </table:table-cell>
          <table:table-cell office:value-type="string" calcext:value-type="string">
            <text:p>Este site contém links para outros sites. Nós não nos responsabilizamos pelas práticas de privacidade e conteúdo de sites de terceiros. É de sua responsabilidade pesquisar a política de privacidade destes sites.</text:p>
          </table:table-cell>
          <table:table-cell office:value-type="string" calcext:value-type="string">
            <text:p>Este sitio web contiene links a otros sitios web. Nosotros no somos responsables por las prácticas de privacidad y contenido de sitios web de terceros. Es de su responsabilidad investigar la política de privacidad de estos sitios.</text:p>
          </table:table-cell>
          <table:table-cell table:style-name="ce2" office:value-type="string" calcext:value-type="string">
            <text:p>This website comprises links to other websites. We are not responsible for the privacy practices and contents from third parties' websites. It is of your entire responsibility searching for the privacy policies of these websites.</text:p>
          </table:table-cell>
          <table:table-cell office:value-type="string" calcext:value-type="string">
            <text:p>Diese Website enthält Links zu anderen Websites. Wir übernehmen keine Verantwortung für die Sicherheit Ihrer Daten sowie den Inhalt dieser Websites. Es liegt allein in Ihrer Verantwortung, sich über die Regeln des Datenschutzes auf diesen Seiten zu informieren.</text:p>
          </table:table-cell>
          <table:table-cell table:number-columns-repeated="251"/>
        </table:table-row>
        <table:table-row table:style-name="ro1">
          <table:table-cell office:value-type="string" calcext:value-type="string">
            <text:p>pol.changes.h3</text:p>
          </table:table-cell>
          <table:table-cell office:value-type="string" calcext:value-type="string">
            <text:p>6. Mudanças no Termo de Privacidade</text:p>
          </table:table-cell>
          <table:table-cell office:value-type="string" calcext:value-type="string">
            <text:p>6. Cambios en el término de privacidad. Cambios en la Política de Privacidad</text:p>
          </table:table-cell>
          <table:table-cell office:value-type="string" calcext:value-type="string">
            <text:p>6. Changes on the Privacy Term</text:p>
          </table:table-cell>
          <table:table-cell office:value-type="string" calcext:value-type="string">
            <text:p>6. Änderungen im Bereich Datenschutz</text:p>
          </table:table-cell>
          <table:table-cell table:number-columns-repeated="251"/>
        </table:table-row>
        <table:table-row table:style-name="ro10">
          <table:table-cell office:value-type="string" calcext:value-type="string">
            <text:p>pol.changes.p</text:p>
          </table:table-cell>
          <table:table-cell office:value-type="string" calcext: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office:value-type="string" calcext:value-type="string">
            <text:p>Usted debe colsultar esta página para que conozca los posibles cambios. <text:s/>Esta política de privacidad puede cambiar <text:s/>a partir de la introducción de nuevas regulaciones y leyes.</text:p>
          </table:table-cell>
          <table:table-cell table:style-name="ce2" office:value-type="string" calcext:value-type="string">
            <text:p>The current website can change the privacy term by launching a new version on the website . You must check on this page every once in a while in order to be familiar with possible changes. Such privacy policy may change due to the introduction of new laws and regulations.</text:p>
          </table:table-cell>
          <table:table-cell office:value-type="string" calcext:value-type="string">
            <text:p>Diese Website kann Ihre Datenschutzbestimmungen verändern, indem eine neue Version hochgeladen wird. Sie sollten diese Seite gelegentlich besuchen, um sich mit möglichen Änderungen vertraut zu machen. Diese Datenschutzrichtlinien können verändert werden, angefangen bei der Einführung von neuen Regeln und Gesetzen.</text:p>
          </table:table-cell>
          <table:table-cell table:number-columns-repeated="251"/>
        </table:table-row>
        <table:table-row table:style-name="ro1">
          <table:table-cell office:value-type="string" calcext:value-type="string">
            <text:p>pol.contact.h3</text:p>
          </table:table-cell>
          <table:table-cell office:value-type="string" calcext:value-type="string">
            <text:p>7. Contato</text:p>
          </table:table-cell>
          <table:table-cell office:value-type="string" calcext:value-type="string">
            <text:p>7. Contacto</text:p>
          </table:table-cell>
          <table:table-cell office:value-type="string" calcext:value-type="string">
            <text:p>7. Contact</text:p>
          </table:table-cell>
          <table:table-cell office:value-type="string" calcext:value-type="string">
            <text:p>7. Kontakt</text:p>
          </table:table-cell>
          <table:table-cell table:number-columns-repeated="251"/>
        </table:table-row>
        <table:table-row table:style-name="ro3">
          <table:table-cell office:value-type="string" calcext:value-type="string">
            <text:p>pol.contact.p</text:p>
          </table:table-cell>
          <table:table-cell office:value-type="string" calcext:value-type="string">
            <text:p>Caso você possua alguma questão, entre em contato conosco a partir do endereço encontrado neste site.</text:p>
          </table:table-cell>
          <table:table-cell office:value-type="string" calcext:value-type="string">
            <text:p>En caso que usted tenga alguna pregunta, entre en contacto con nosotros mediante la dirección que se encuentra en la página web.</text:p>
          </table:table-cell>
          <table:table-cell table:style-name="ce2" office:value-type="string" calcext:value-type="string">
            <text:p>In case you have any question, get in touch with us through the address found on the website.</text:p>
          </table:table-cell>
          <table:table-cell office:value-type="string" calcext:value-type="string">
            <text:p>Bei Unklarheiten kontaktieren Sie uns über die auf der Website verfügbaren Kontaktda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LOGIN.XHTML</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login.pagetitle</text:p>
          </table:table-cell>
          <table:table-cell office:value-type="string" calcext:value-type="string">
            <text:p>Login | Viva sem tabaco</text:p>
          </table:table-cell>
          <table:table-cell office:value-type="string" calcext:value-type="string">
            <text:p>Login | Viva sin tabaco</text:p>
          </table:table-cell>
          <table:table-cell office:value-type="string" calcext:value-type="string">
            <text:p>Login I Live without Tobacco</text:p>
          </table:table-cell>
          <table:table-cell office:value-type="string" calcext:value-type="string">
            <text:p>Login | Lebe ohne Tabak</text:p>
          </table:table-cell>
          <table:table-cell table:number-columns-repeated="251"/>
        </table:table-row>
        <table:table-row table:style-name="ro1">
          <table:table-cell office:value-type="string" calcext:value-type="string">
            <text:p>login.stayconnected</text:p>
          </table:table-cell>
          <table:table-cell office:value-type="string" calcext:value-type="string">
            <text:p>Continuar conectado</text:p>
          </table:table-cell>
          <table:table-cell office:value-type="string" calcext:value-type="string">
            <text:p>Continuar conectado.</text:p>
          </table:table-cell>
          <table:table-cell office:value-type="string" calcext:value-type="string">
            <text:p>Keep me connected</text:p>
          </table:table-cell>
          <table:table-cell office:value-type="string" calcext:value-type="string">
            <text:p>Angemeldet bleiben</text:p>
          </table:table-cell>
          <table:table-cell table:number-columns-repeated="251"/>
        </table:table-row>
        <table:table-row table:style-name="ro1">
          <table:table-cell office:value-type="string" calcext:value-type="string">
            <text:p>login.couldntaccess</text:p>
          </table:table-cell>
          <table:table-cell office:value-type="string" calcext:value-type="string">
            <text:p>Não consegue acessar sua conta?</text:p>
          </table:table-cell>
          <table:table-cell office:value-type="string" calcext:value-type="string">
            <text:p>¿No consigue acceder a su cuenta?</text:p>
          </table:table-cell>
          <table:table-cell office:value-type="string" calcext:value-type="string">
            <text:p>Can't access your account?</text:p>
          </table:table-cell>
          <table:table-cell office:value-type="string" calcext:value-type="string">
            <text:p>Sie können sich nicht anmelden?</text:p>
          </table:table-cell>
          <table:table-cell table:number-columns-repeated="251"/>
        </table:table-row>
        <table:table-row table:style-name="ro1">
          <table:table-cell office:value-type="string" calcext:value-type="string">
            <text:p>pronto.intro.titlepage</text:p>
          </table:table-cell>
          <table:table-cell office:value-type="string" calcext:value-type="string">
            <text:p>Início</text:p>
          </table:table-cell>
          <table:table-cell office:value-type="string" calcext:value-type="string">
            <text:p>Inicio</text:p>
          </table:table-cell>
          <table:table-cell table:number-columns-repeated="2" office:value-type="string" calcext:value-type="string">
            <text:p>Start</text:p>
          </table:table-cell>
          <table:table-cell table:number-columns-repeated="251"/>
        </table:table-row>
        <table:table-row table:style-name="ro2">
          <table:table-cell office:value-type="string" calcext:value-type="string">
            <text:p>vivasemtabaco.title</text:p>
          </table:table-cell>
          <table:table-cell office:value-type="string" calcext:value-type="string">
            <text:p>Viva sem Tabaco | Programa gratuito para o tratamento do tabagismo</text:p>
          </table:table-cell>
          <table:table-cell office:value-type="string" calcext:value-type="string">
            <text:p>Viva sin tabaco | Programa gratuito para el tratamiento del tabaquismo</text:p>
          </table:table-cell>
          <table:table-cell table:style-name="ce2" office:value-type="string" calcext:value-type="string">
            <text:p>Live without Tobacco I Free program for treating tobacco use</text:p>
          </table:table-cell>
          <table:table-cell office:value-type="string" calcext:value-type="string">
            <text:p>Lebe ohne Tabak | kostenloses Programm zur Behandlung der Tabakabhängigkei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FOR RESEARCHER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esquisadores.titlepage</text:p>
          </table:table-cell>
          <table:table-cell office:value-type="string" calcext:value-type="string">
            <text:p>Para pesquisadores</text:p>
          </table:table-cell>
          <table:table-cell office:value-type="string" calcext:value-type="string">
            <text:p>Para investigadores</text:p>
          </table:table-cell>
          <table:table-cell office:value-type="string" calcext:value-type="string">
            <text:p>For researchers</text:p>
          </table:table-cell>
          <table:table-cell office:value-type="string" calcext:value-type="string">
            <text:p>Für Forscher</text:p>
          </table:table-cell>
          <table:table-cell table:number-columns-repeated="251"/>
        </table:table-row>
        <table:table-row table:style-name="ro1">
          <table:table-cell office:value-type="string" calcext:value-type="string">
            <text:p>pesquisadores.h1.1</text:p>
          </table:table-cell>
          <table:table-cell office:value-type="string" calcext:value-type="string">
            <text:p>Para pesquisadores</text:p>
          </table:table-cell>
          <table:table-cell office:value-type="string" calcext:value-type="string">
            <text:p>Para investigadores</text:p>
          </table:table-cell>
          <table:table-cell office:value-type="string" calcext:value-type="string">
            <text:p>For researchers</text:p>
          </table:table-cell>
          <table:table-cell office:value-type="string" calcext:value-type="string">
            <text:p>Für Forscher</text:p>
          </table:table-cell>
          <table:table-cell table:number-columns-repeated="251"/>
        </table:table-row>
        <table:table-row table:style-name="ro2">
          <table:table-cell office:value-type="string" calcext:value-type="string">
            <text:p>pesquisadores.img.title</text:p>
          </table:table-cell>
          <table:table-cell office:value-type="string" calcext:value-type="string">
            <text:p>Artigo sobre sites para tabagismo na internet</text:p>
          </table:table-cell>
          <table:table-cell office:value-type="string" calcext:value-type="string">
            <text:p>Artículo sobre sitios para el tabaquismo usados en internet.</text:p>
          </table:table-cell>
          <table:table-cell table:style-name="ce2" office:value-type="string" calcext:value-type="string">
            <text:p>Article about websites regarding tobacco use in the internet</text:p>
          </table:table-cell>
          <table:table-cell office:value-type="string" calcext:value-type="string">
            <text:p>Artikel über Websites zur Tabakabhängigkeit</text:p>
          </table:table-cell>
          <table:table-cell table:number-columns-repeated="251"/>
        </table:table-row>
        <table:table-row table:style-name="ro1">
          <table:table-cell office:value-type="string" calcext:value-type="string">
            <text:p>pesquisadores.h2.1</text:p>
          </table:table-cell>
          <table:table-cell office:value-type="string" calcext:value-type="string">
            <text:p>Motivações do projeto</text:p>
          </table:table-cell>
          <table:table-cell office:value-type="string" calcext:value-type="string">
            <text:p>Motivaciones <text:s/>del Proyecto</text:p>
          </table:table-cell>
          <table:table-cell office:value-type="string" calcext:value-type="string">
            <text:p>Rationale for the project</text:p>
          </table:table-cell>
          <table:table-cell office:value-type="string" calcext:value-type="string">
            <text:p>Motivation für das Projekt</text:p>
          </table:table-cell>
          <table:table-cell table:number-columns-repeated="251"/>
        </table:table-row>
        <table:table-row table:style-name="ro2">
          <table:table-cell office:value-type="string" calcext:value-type="string">
            <text:p>pesquisadores.p.1</text:p>
          </table:table-cell>
          <table:table-cell office:value-type="string" calcext:value-type="string">
            <text:p>O uso do tabaco está relacionado a 5 milhões de mortes anualmente</text:p>
          </table:table-cell>
          <table:table-cell office:value-type="string" calcext:value-type="string">
            <text:p>El uso del tabaco está relacionado con 5 millones de muertes anualmente.</text:p>
          </table:table-cell>
          <table:table-cell table:style-name="ce2" office:value-type="string" calcext:value-type="string">
            <text:p>Tobacco use is related to 5 million deaths annually</text:p>
          </table:table-cell>
          <table:table-cell office:value-type="string" calcext:value-type="string">
            <text:p>Der Tabakverbrauch ruft jährlich rund 5 Millionen Todesopfer hervor.</text:p>
          </table:table-cell>
          <table:table-cell table:number-columns-repeated="251"/>
        </table:table-row>
        <table:table-row table:style-name="ro2">
          <table:table-cell office:value-type="string" calcext:value-type="string">
            <text:p>pesquisadores.p.2</text:p>
          </table:table-cell>
          <table:table-cell office:value-type="string" calcext:value-type="string">
            <text:p>O uso da internet no país cresce exponencialmente</text:p>
          </table:table-cell>
          <table:table-cell office:value-type="string" calcext:value-type="string">
            <text:p>El uso de internet en el país crece exponencialmente.</text:p>
          </table:table-cell>
          <table:table-cell table:style-name="ce2" office:value-type="string" calcext:value-type="string">
            <text:p>The use of internet is growing exponentially</text:p>
          </table:table-cell>
          <table:table-cell office:value-type="string" calcext:value-type="string">
            <text:p>Die Verwendung des Internets steigt exponentiell.</text:p>
          </table:table-cell>
          <table:table-cell table:number-columns-repeated="251"/>
        </table:table-row>
        <table:table-row table:style-name="ro3">
          <table:table-cell office:value-type="string" calcext:value-type="string">
            <text:p>pesquisadores.p.3a</text:p>
          </table:table-cell>
          <table:table-cell office:value-type="string" calcext:value-type="string">
            <text:p>Existem evidências de eficácia de intervenções para tabagismo na internet</text:p>
          </table:table-cell>
          <table:table-cell office:value-type="string" calcext:value-type="string">
            <text:p>Existen evidencias de la eficacia de intervenciones para el tabaquismo en internet.</text:p>
          </table:table-cell>
          <table:table-cell table:style-name="ce2" office:value-type="string" calcext:value-type="string">
            <text:p>Many web-based tobacco interventions show promise for helping people quit.</text:p>
          </table:table-cell>
          <table:table-cell office:value-type="string" calcext:value-type="string">
            <text:p>Fakten belegen die Wirksamkeit des Vorgehens gegen die Tabakabhängigkeit über das Internet.</text:p>
          </table:table-cell>
          <table:table-cell table:number-columns-repeated="251"/>
        </table:table-row>
        <table:table-row table:style-name="ro3">
          <table:table-cell office:value-type="string" calcext:value-type="string">
            <text:p>pesquisadores.p.3b</text:p>
          </table:table-cell>
          <table:table-cell office:value-type="string" calcext:value-type="string">
            <text:p>No entanto, não existem estudos de eficácia das intervenções em língua portuguesa</text:p>
          </table:table-cell>
          <table:table-cell office:value-type="string" calcext:value-type="string">
            <text:p>Sin embargo, no existen estudios de eficacia de las intervenciones en lengua portuguesa.</text:p>
          </table:table-cell>
          <table:table-cell table:style-name="ce2" office:value-type="string" calcext:value-type="string">
            <text:p>However, open-source interventions are not available and many countries have not tested these interventions, including Brazil.</text:p>
          </table:table-cell>
          <table:table-cell office:value-type="string" calcext:value-type="string">
            <text:p>Allerdings gibt es bisher keine Studien auf Portugiesisch, die die Wirksamkeit des Vorgehens belegen.</text:p>
          </table:table-cell>
          <table:table-cell table:number-columns-repeated="251"/>
        </table:table-row>
        <table:table-row table:style-name="ro5">
          <table:table-cell office:value-type="string" calcext:value-type="string">
            <text:p>pesquisadores.p.4</text:p>
          </table:table-cell>
          <table:table-cell office:value-type="string" calcext:value-type="string">
            <text:p>Embora existam sites em língua portuguesa que ofereçam informações sobre tabagismo, um estudo desenvolvido pelo grupo apontou que</text:p>
          </table:table-cell>
          <table:table-cell office:value-type="string" calcext:value-type="string">
            <text:p>El código abierto facilita la promoción de las intervenciones. Viva Sin Tabaco ha sido desarrollado con un software libre, en el cual usted puede contribuir y construir sobre este sin ningún costo de licencia.</text:p>
          </table:table-cell>
          <table:table-cell table:style-name="ce2" office:value-type="string" calcext:value-type="string">
            <office:annotation draw:style-name="gr2" draw:text-style-name="P1" svg:width="3.387cm" svg:height="1.781cm" svg:x="7.17cm" svg:y="150.416cm" draw:caption-point-x="24.358cm" draw:caption-point-y="115.897cm">
              <dc:date>1899-12-30T00:00:00</dc:date>
              <text:p text:style-name="P1"><text:span text:style-name="T1">Modificar segundo o inglẽs para alemão, bitte.</text:span></text:p>
              <text:p text:style-name="P1"><text:span text:style-name="T1">-Henrique Gomide</text:span></text:p>
            </office:annotation>
            <text:p>Open source facilitates the spread of interventions. Live without tobacco was entire developed with free software, so you will be able to contribute and build over it without any license costs.</text:p>
          </table:table-cell>
          <table:table-cell office:value-type="string" calcext:value-type="string">
            <text:p>Auch wenn Internetseiten auf Portugiesisch Informationen über die Tabakabhängigkeit zur Verfügung stellen, zeigte eine eigene Studie der Testgruppe, dass:</text:p>
          </table:table-cell>
          <table:table-cell table:number-columns-repeated="251"/>
        </table:table-row>
        <table:table-row table:style-name="ro6">
          <table:table-cell office:value-type="string" calcext:value-type="string">
            <text:p>pesquisadores.p.5</text:p>
          </table:table-cell>
          <table:table-cell office:value-type="string" calcext:value-type="string">
            <text:p>Há disparidade entre a alta demanda para apoio online para cessação do tabaco e a esparsa disponibilidade de intervenções online de qualidade para tabagistas</text:p>
          </table:table-cell>
          <table:table-cell office:value-type="string" calcext:value-type="string">
            <text:p>El código fue escrito en Java, corresponde a la versión Android amigo. </text:p>
          </table:table-cell>
          <table:table-cell table:style-name="ce2" office:value-type="string" calcext:value-type="string">
            <text:p>The code was written in Java, so it is Android friendly.</text:p>
          </table:table-cell>
          <table:table-cell office:value-type="string" calcext:value-type="string">
            <text:p>ein Ungleichgewicht zwischen der hohen Nachfrage nach Hilfe im Internet zur Beendigung des Tabakkonsums und des geringen Angebots für qualitative Behandlungsmöglichkeiten online besteht.</text:p>
          </table:table-cell>
          <table:table-cell table:number-columns-repeated="251"/>
        </table:table-row>
        <table:table-row table:style-name="ro1">
          <table:table-cell office:value-type="string" calcext:value-type="string">
            <text:p>pesquisadores.h2.2</text:p>
          </table:table-cell>
          <table:table-cell office:value-type="string" calcext:value-type="string">
            <text:p>Nossa metodologia</text:p>
          </table:table-cell>
          <table:table-cell office:value-type="string" calcext:value-type="string">
            <text:p>Nuestra metodología</text:p>
          </table:table-cell>
          <table:table-cell office:value-type="string" calcext:value-type="string">
            <text:p>Our methodology</text:p>
          </table:table-cell>
          <table:table-cell office:value-type="string" calcext:value-type="string">
            <text:p>Unser Vorgehen</text:p>
          </table:table-cell>
          <table:table-cell table:number-columns-repeated="251"/>
        </table:table-row>
        <table:table-row table:style-name="ro5">
          <table:table-cell office:value-type="string" calcext:value-type="string">
            <text:p>pesquisadores.p.6</text:p>
          </table:table-cell>
          <table:table-cell office:value-type="string" calcext:value-type="string">
            <text:p>O conteúdo do site é baseado nas diretrizes para o tratamento do tabagismo utilizadas do Ministério da Saúde e pelo Instituto Nacional do Câncer - INCA.</text:p>
          </table:table-cell>
          <table:table-cell office:value-type="string" calcext:value-type="string">
            <text:p>El contenido del sitio web se basa en "Una actualización del tratamiento del tabaquismo, uso y dependencia - 2008 " y una investigación reciente de la Cochrane Collaboration.</text:p>
          </table:table-cell>
          <table:table-cell table:style-name="ce2" office:value-type="string" calcext:value-type="string">
            <office:annotation draw:style-name="gr7" draw:text-style-name="P1" svg:width="3.387cm" svg:height="1.386cm" svg:x="7.17cm" svg:y="151.765cm" draw:caption-point-x="24.358cm" draw:caption-point-y="118.755cm">
              <dc:date>1899-12-30T00:00:00</dc:date>
              <text:p text:style-name="P1"><text:span text:style-name="T1">Use this to translate into German, bitte.</text:span></text:p>
              <text:p text:style-name="P1"><text:span text:style-name="T1">-Henrique Gomide</text:span></text:p>
            </office:annotation>
            <text:p>The website's content is based on "Treating Tobacco Use and Dependence - 2008 an update" and recent research by Cochrane Collaboration.</text:p>
          </table:table-cell>
          <table:table-cell office:value-type="string" calcext:value-type="string">
            <text:p>Der Inhalt dieser Website basiert auf den Richtlinien zur Behandlung der Tabakabhängigkeit des brasilianischen Gesundheitsministeriums und des Nationalen Institut für Krebserkrankungen in Brasilien (INCA).</text:p>
          </table:table-cell>
          <table:table-cell table:number-columns-repeated="251"/>
        </table:table-row>
        <table:table-row table:style-name="ro8">
          <table:table-cell office:value-type="string" calcext:value-type="string">
            <text:p>pesquisadores.p.7</text:p>
          </table:table-cell>
          <table:table-cell office:value-type="string" calcext: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office:value-type="string" calcext:value-type="string">
            <text:p>Durante las etapas de desarrollo, los fumadores y ex fumadores fueron consultados a través de entrevistas en grupo y pruebas de uso. Luego de finalizar la primera versión, su contenido fue evaluado por especialistas en el área del tabaquismo.</text:p>
          </table:table-cell>
          <table:table-cell table:style-name="ce2" office:value-type="string" calcext:value-type="string">
            <text:p>Throughout the development stages, former and current smokers were consulted by means of collective interviews and usability tests. After the first version was ready, its content was evaluated by specialists from the tobacco use field.</text:p>
          </table:table-cell>
          <table:table-cell office:value-type="string" calcext:value-type="string">
            <text:p>Während der Entwicklungsphasen wurden Raucher und ehemalige Raucher mittels Befragungen und anderer Tests zur Erstellung des Programms berücksichtigt. Nach der Beendigung dieser Phasen erfolgte eine Evaluierung durch Spezialisten im Bereich der Tabakabhängigkeit.</text:p>
          </table:table-cell>
          <table:table-cell table:number-columns-repeated="251"/>
        </table:table-row>
        <table:table-row table:style-name="ro5">
          <table:table-cell office:value-type="string" calcext:value-type="string">
            <text:p>pesquisadores.p.8</text:p>
          </table:table-cell>
          <table:table-cell office:value-type="string" calcext:value-type="string">
            <text:p>O conteúdo respeita as normas do Conselho Federal de Medicina, Conselho Federal de Psicologia e da Health on the Net Foundation.</text:p>
          </table:table-cell>
          <table:table-cell office:value-type="string" calcext:value-type="string">
            <text:p>El contenido respeta las normas del Consejo Federal de Medicina, Consejo Federal de Psicología y de la Health on the Net Foundation.</text:p>
          </table:table-cell>
          <table:table-cell table:style-name="ce2" office:value-type="string" calcext:value-type="string">
            <text:p>The content follows rules from the Health on the Net standards and also the Medical Federal Council, Health and Psychology Federal Council from Brazil.</text:p>
          </table:table-cell>
          <table:table-cell office:value-type="string" calcext:value-type="string">
            <text:p>Der Inhalt erfüllt sämtliche Normen des brasilianischen Bundesrats für Medizin und Psychologie sowie der Health on the Net Foundation.</text:p>
          </table:table-cell>
          <table:table-cell table:number-columns-repeated="251"/>
        </table:table-row>
        <table:table-row table:style-name="ro1">
          <table:table-cell office:value-type="string" calcext:value-type="string">
            <text:p>pesquisadores.h2.3</text:p>
          </table:table-cell>
          <table:table-cell office:value-type="string" calcext:value-type="string">
            <text:p>Licença</text:p>
          </table:table-cell>
          <table:table-cell office:value-type="string" calcext:value-type="string">
            <text:p>Licencia</text:p>
          </table:table-cell>
          <table:table-cell office:value-type="string" calcext:value-type="string">
            <text:p>License</text:p>
          </table:table-cell>
          <table:table-cell office:value-type="string" calcext:value-type="string">
            <text:p>Lizenz</text:p>
          </table:table-cell>
          <table:table-cell table:number-columns-repeated="251"/>
        </table:table-row>
        <table:table-row table:style-name="ro12">
          <table:table-cell office:value-type="string" calcext:value-type="string">
            <text:p>pesquisadores.p.9a</text:p>
          </table:table-cell>
          <table:table-cell office:value-type="string" calcext: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office:value-type="string" calcext:value-type="string">
            <text:p>Salvo que se indique lo contrario, el contenido del sitio incluyendo los programas, diseño, textos y graficos están permitidos por la Licencia Pública General-GNU, garantizando la libertad de usar el contenido del programa para cualquier propósito, modificar el programa, compartir con sus vecinos y amigos, así como compartir los cambios que usted haga.</text:p>
          </table:table-cell>
          <table:table-cell table:style-name="ce2" office:value-type="string" calcext:value-type="string">
            <office:annotation draw:style-name="gr8" draw:text-style-name="P1" svg:width="3.387cm" svg:height="4.151cm" svg:x="7.17cm" svg:y="153.564cm" draw:caption-point-x="24.358cm" draw:caption-point-y="123.623cm">
              <dc:date>1899-12-30T00:00:00</dc:date>
              <text:p text:style-name="P1"><text:span text:style-name="T1">Kimber Richter:</text:span></text:p>
              <text:p text:style-name="P1"><text:span text:style-name="T1">sharing the changes you do by yourself.</text:span></text:p>
              <text:p text:style-name="P1"/>
              <text:p text:style-name="P1"><text:span text:style-name="T1">OK - I get it!! Sharing the changes you make to the program? </text:span></text:p>
              <text:p text:style-name="P1"/>
              <text:p text:style-name="P1"><text:span text:style-name="T1">Yep :)</text:span></text:p>
            </office:annotation>
            <text:p>Except when stated otherwise, the website's content-- including programs, design, texts and graphic--are licensed by the General Public License - GNU. It ensures the freedom of using the program for any purpose, for changing the program, sharing it with neighbors and friends.</text:p>
          </table:table-cell>
          <table:table-cell office:value-type="string" calcext:value-type="string">
            <text:p>Sofern nicht anders vorgegeben, ist der Inhalt dieser Website einschließlich Software, Design, Texte und Grafiken über die GNU (General Public License) lizensiert. Sie garantiert eine freie Nutzung des Inhalts für jegliche Zwecke und Anpassungen des Programms sowie die seine Weiterverbreitung.</text:p>
          </table:table-cell>
          <table:table-cell table:number-columns-repeated="251"/>
        </table:table-row>
        <table:table-row table:style-name="ro1">
          <table:table-cell office:value-type="string" calcext:value-type="string">
            <text:p>pesquisadores.p.9b</text:p>
          </table:table-cell>
          <table:table-cell office:value-type="string" calcext:value-type="string">
            <text:p>Ver a licença GPL GNU completa.</text:p>
          </table:table-cell>
          <table:table-cell office:value-type="string" calcext:value-type="string">
            <text:p>Ver la licencia GNU GPL completa.</text:p>
          </table:table-cell>
          <table:table-cell office:value-type="string" calcext:value-type="string">
            <text:p>See the complete GPL GNU license</text:p>
          </table:table-cell>
          <table:table-cell office:value-type="string" calcext:value-type="string">
            <text:p>Die gesamte GPL GNU Lizenz ansehen.</text:p>
          </table:table-cell>
          <table:table-cell table:number-columns-repeated="251"/>
        </table:table-row>
        <table:table-row table:style-name="ro1">
          <table:table-cell office:value-type="string" calcext:value-type="string">
            <text:p>pesquisadores.h2.4</text:p>
          </table:table-cell>
          <table:table-cell office:value-type="string" calcext:value-type="string">
            <text:p>Código Fonte</text:p>
          </table:table-cell>
          <table:table-cell office:value-type="string" calcext:value-type="string">
            <text:p>Código Fuente</text:p>
          </table:table-cell>
          <table:table-cell office:value-type="string" calcext:value-type="string">
            <text:p>Source Code</text:p>
          </table:table-cell>
          <table:table-cell office:value-type="string" calcext:value-type="string">
            <text:p>Quelltext</text:p>
          </table:table-cell>
          <table:table-cell table:number-columns-repeated="251"/>
        </table:table-row>
        <table:table-row table:style-name="ro2">
          <table:table-cell office:value-type="string" calcext:value-type="string">
            <text:p>pesquisadores.p.10</text:p>
          </table:table-cell>
          <table:table-cell office:value-type="string" calcext:value-type="string">
            <text:p>O código fonte do projeto pode ser acessado no repositório no</text:p>
          </table:table-cell>
          <table:table-cell office:value-type="string" calcext:value-type="string">
            <text:p>El código fuente del proyecto se puede acceder en el repositorio en el</text:p>
          </table:table-cell>
          <table:table-cell table:style-name="ce2" office:value-type="string" calcext:value-type="string">
            <text:p>The source code of the project may be accessed in the repository in the</text:p>
          </table:table-cell>
          <table:table-cell office:value-type="string" calcext:value-type="string">
            <text:p>Der Quelltext dieses Projekts kann in der Sammlung eingesehen werden.</text:p>
          </table:table-cell>
          <table:table-cell table:number-columns-repeated="251"/>
        </table:table-row>
        <table:table-row table:style-name="ro2">
          <table:table-cell office:value-type="string" calcext:value-type="string">
            <text:p>pesquisadores.h2.5</text:p>
          </table:table-cell>
          <table:table-cell office:value-type="string" calcext:value-type="string">
            <text:p>Pesquisas futuras</text:p>
          </table:table-cell>
          <table:table-cell office:value-type="string" calcext:value-type="string">
            <text:p>Investigaciones futuras.</text:p>
          </table:table-cell>
          <table:table-cell office:value-type="string" calcext:value-type="string">
            <text:p>Future studies</text:p>
          </table:table-cell>
          <table:table-cell office:value-type="string" calcext:value-type="string">
            <text:p>Zukünftige Forschung</text:p>
          </table:table-cell>
          <table:table-cell table:number-columns-repeated="251"/>
        </table:table-row>
        <table:table-row table:style-name="ro10">
          <table:table-cell office:value-type="string" calcext:value-type="string">
            <text:p>pesquisadores.p.11</text:p>
          </table:table-cell>
          <table:table-cell office:value-type="string" calcext: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office:value-type="string" calcext:value-type="string">
            <text:p>En los próximos años, el programa será evaluado por su eficacia a través de la metodología de Ensayo Clínico aleatorio. Durante la realización de este estudio, el programa será optimizado con el uso de algoritmos de aprendizaje computacional, generación de datos y la teroía de respuesta al ítem. este estudio, el programa se optimizará <text:s/>con el uso de algoritmos de aprendizaje automática, extracción de datos y la teoría de respuesta al ítem.</text:p>
          </table:table-cell>
          <table:table-cell table:style-name="ce2" office:value-type="string" calcext:value-type="string">
            <text:p>In the next few years, we will evaluated its effectiveness with a randomized clinical trial. But first, we will improve the program with machine learning algorithms, by data mining and by the item response theory.</text:p>
          </table:table-cell>
          <table:table-cell office:value-type="string" calcext:value-type="string">
            <text:p>In den kommenden Jahren wird das Programm auf seine Wirksamkeit anhand klinischer Versuchsreihen analysiert. Währenddessen wird das Programm mit Algorithmen für maschinelles Lernen, Data Mining und Item-Response-Theorie (IRT) optimiert.</text:p>
          </table:table-cell>
          <table:table-cell table:number-columns-repeated="251"/>
        </table:table-row>
        <table:table-row table:style-name="ro8">
          <table:table-cell office:value-type="string" calcext:value-type="string">
            <text:p>pesquisadores.p.12</text:p>
          </table:table-cell>
          <table:table-cell office:value-type="string" calcext:value-type="string">
            <text:p>Acreditamos numa ciência aberta (com programas de código aberto). Todas as pesquisas serão divulgadas no site e os bancos de dados e análises estatísticas serão disponibilizadas.</text:p>
          </table:table-cell>
          <table:table-cell office:value-type="string" calcext:value-type="string">
            <text:p>Creemos en una ciencia abierta (con programas de código abierto). Todas las investigaciones serán divulgadas en el sitio web y bancos de datos. <text:s/>Análisis estadísticos estarán disponibles.</text:p>
          </table:table-cell>
          <table:table-cell table:style-name="ce10" office:value-type="string" calcext:value-type="string">
            <text:p>We believe and endorse open-science, so every research script and (unidentified) data will be available.</text:p>
          </table:table-cell>
          <table:table-cell office:value-type="string" calcext:value-type="string">
            <text:p>Wir vertrauen den Funktionen einer Open Source Software. Alle Forschungsergebnisse, Datenbanken und statistischen Erhebungen werden auf dieser Website zur Verfügung gestellt.</text:p>
          </table:table-cell>
          <table:table-cell table:number-columns-repeated="251"/>
        </table:table-row>
        <table:table-row table:style-name="ro1">
          <table:table-cell office:value-type="string" calcext:value-type="string">
            <text:p>pesquisadores.h2.6</text:p>
          </table:table-cell>
          <table:table-cell table:number-columns-repeated="2" office:value-type="string" calcext:value-type="string">
            <text:p>Colabore</text:p>
          </table:table-cell>
          <table:table-cell office:value-type="string" calcext:value-type="string">
            <text:p>Help us!</text:p>
          </table:table-cell>
          <table:table-cell office:value-type="string" calcext:value-type="string">
            <text:p>Beteiligen Sie sich selbst</text:p>
          </table:table-cell>
          <table:table-cell table:number-columns-repeated="251"/>
        </table:table-row>
        <table:table-row table:style-name="ro5">
          <table:table-cell office:value-type="string" calcext:value-type="string">
            <text:p>pesquisadores.p.13</text:p>
          </table:table-cell>
          <table:table-cell office:value-type="string" calcext:value-type="string">
            <text:p>Se você é desenvolvedor web, pesquisador, clínico ou mesmo curioso e ficou interessado em contribuir para o projeto, entre em contato conosco pelo e-mail:</text:p>
          </table:table-cell>
          <table:table-cell office:value-type="string" calcext:value-type="string">
            <text:p>Si usted es desarrollador web, investigador, clínico o curioso, y quedó interesado en contribuir para el proyecto, entre en contacto con nosotros a través del correo electrónico:</text:p>
          </table:table-cell>
          <table:table-cell table:style-name="ce2" office:value-type="string" calcext:value-type="string">
            <text:p>If you are a researcher, web developer, clinician or even a curious and got interested in helping the project, get in contact with us by the e-mail:</text:p>
          </table:table-cell>
          <table:table-cell office:value-type="string" calcext:value-type="string">
            <text:p>Sind Sie Web Entwickler, Forscher, Arzt oder einfach nur neugierig und interessieren sich für eine Zusammenarbeit mit uns, dann schreiben Sie uns doch einfach eine email:</text:p>
          </table:table-cell>
          <table:table-cell table:number-columns-repeated="251"/>
        </table:table-row>
        <table:table-row table:style-name="ro1">
          <table:table-cell office:value-type="string" calcext:value-type="string">
            <text:p>pesquisadores.h3.1</text:p>
          </table:table-cell>
          <table:table-cell office:value-type="string" calcext:value-type="string">
            <text:p>Referências</text:p>
          </table:table-cell>
          <table:table-cell office:value-type="string" calcext:value-type="string">
            <text:p>Referencias</text:p>
          </table:table-cell>
          <table:table-cell office:value-type="string" calcext:value-type="string">
            <text:p>References</text:p>
          </table:table-cell>
          <table:table-cell office:value-type="string" calcext:value-type="string">
            <text:p>Referenzen</text:p>
          </table:table-cell>
          <table:table-cell table:number-columns-repeated="251"/>
        </table:table-row>
        <table:table-row table:style-name="ro6">
          <table:table-cell office:value-type="string" calcext:value-type="string">
            <text:p>pesquisadores.p.14</text:p>
          </table:table-cell>
          <table:table-cell office:value-type="string" calcext:value-type="string">
            <text:p>Barbosa, A. F. (2009). Pesquisa sobre o Uso das Tecnologias da Informação e da Comunicação no Brasil : TIC Domicílios e TIC Empresas 2008. São Paulo: Comitê Gestor da Internet no Brasil.</text:p>
          </table:table-cell>
          <table:table-cell office:value-type="string" calcext:value-type="string">
            <text:p>Barbosa, A. F. (2009). Investigación sobre el uso de Tecnologías de la Información y Comunicación en Brasil: TIC Domicilios y TIC Empresas 2008. São Paulo: Comité Gestor de Internet en Brasil.</text:p>
          </table:table-cell>
          <table:table-cell table:style-name="ce2" office:value-type="string" calcext:value-type="string">
            <text:p>Barbosa, A.F. (2009). Research on the use of Communication and Information Technologies in Brazil: TIC households and TIC Companies 2008. São Paulo: Internet Steering Committee In Brazil.</text:p>
          </table:table-cell>
          <table:table-cell office:value-type="string" calcext:value-type="string">
            <text:p>Survey on the use of information and communication technologies in Brazil : ICT Households and Enterprises 2012 / coordenação executiva e editorial / executive and editorial coordination,</text:p>
          </table:table-cell>
          <table:table-cell table:number-columns-repeated="251"/>
        </table:table-row>
        <table:table-row table:style-name="ro6">
          <table:table-cell office:value-type="string" calcext:value-type="string">
            <text:p>pesquisadores.p.15</text:p>
          </table:table-cell>
          <table:table-cell office:value-type="string" calcext:value-type="string">
            <text:p>Organização Mundial de Saúde. (2011). WHO report on the global tobacco epidemic, 2011 warning about the dangers of tobacco. Geneva : Organização Mundial de Saúde.</text:p>
          </table:table-cell>
          <table:table-cell office:value-type="string" calcext:value-type="string">
            <text:p>Organización Mundial de la Salud. (2011). WHO report on the global tobacco epidemic, 2011 warning about the dangers of tobacco. Geneva : Organización Mundial de la Salud.Organização Mundial de Saúde.</text:p>
          </table:table-cell>
          <table:table-cell table:style-name="ce2" office:value-type="string" calcext:value-type="string">
            <text:p>World Health Organization. (2011). WHO report on the global tobacco epidemic, 2011 warning about the dangers of tobacco. Geneva : World Health Organization.</text:p>
          </table:table-cell>
          <table:table-cell office:value-type="string" calcext:value-type="string">
            <text:p>Weltgesundheitsorganisation. (2011). WHO report on the global tobacco epidemic, 2011 warning about the dangers of tobacco. Geneva : Weltgesundheitsorganisation.</text:p>
          </table:table-cell>
          <table:table-cell table:number-columns-repeated="251"/>
        </table:table-row>
        <table:table-row table:style-name="ro8">
          <table:table-cell office:value-type="string" calcext:value-type="string">
            <text:p>pesquisadores.p.16</text:p>
          </table:table-cell>
          <table:table-cell table:number-columns-repeated="2" office:value-type="string" calcext:value-type="string">
            <text:p>Rooke, S., Thorsteinsson, E., Karpin, A., Copeland, J., e Allsop, D. (2010). Computer-delivered interventions for alcohol and tobacco use: A meta-analysis. Addiction, 105(8), 1381–1390. doi:10.1111/j.1360-0443.2010.02975.x</text:p>
          </table:table-cell>
          <table:table-cell table:style-name="ce2" office:value-type="string" calcext:value-type="string">
            <text:p>Rooke, S., Thorsteinsson, E., Karpin, A., Copeland, J., e Allsop, D. (2010). Computer-delivered interventions for alcohol and tobacco use: A meta-analysis. Addiction, 105(8), 1381–1390. doi:10.1111/j.1360-0443.2010.02975.x</text:p>
          </table:table-cell>
          <table:table-cell office:value-type="string" calcext:value-type="string">
            <text:p>Rooke, S., Thorsteinsson, E., Karpin, A., Copeland, J., e Allsop, D. (2010). Computer-delivered interventions for alcohol and tobacco use: A meta-analysis. Addiction, 105(8), 1381–1390. doi:10.1111/j.1360-0443.2010.02975.x</text:p>
          </table:table-cell>
          <table:table-cell table:number-columns-repeated="251"/>
        </table:table-row>
        <table:table-row table:style-name="ro10">
          <table:table-cell office:value-type="string" calcext:value-type="string">
            <text:p>pesquisadores.p.17</text:p>
          </table:table-cell>
          <table:table-cell table:number-columns-repeated="2" office:value-type="string" calcext:value-type="string">
            <text:p>Carlini, B. H., Ronzani, T. M., Martins, L. F., Gomide, H. P., e Souza, I. C. W. de. (2012). Demand for and availability of online support to stop smoking. Revista de Saúde Pública, 46(6), 1074–1081. doi:10.1590/S0034-89102012000600018</text:p>
          </table:table-cell>
          <table:table-cell table:style-name="ce2" office:value-type="string" calcext:value-type="string">
            <text:p>Carlini, B. H., Ronzani, T. M., Martins, L. F., Gomide, H. P., e Souza, I. C. W. de. (2012). Demand for and availability of online support to stop smoking. Revista de Saúde Pública, 46(6), 1074–1081. doi:10.1590/S0034-89102012000600018</text:p>
          </table:table-cell>
          <table:table-cell office:value-type="string" calcext:value-type="string">
            <text:p>Carlini, B. H., Ronzani, T. M., Martins, L. F., Gomide, H. P., e Souza, I. C. W. de. (2012). Demand for and availability of online support to stop smoking. Gesundheitsmagazin (Revista de Saúde Pública), 46(6), 1074–1081. doi:10.1590/S0034-89102012000600018</text:p>
          </table:table-cell>
          <table:table-cell table:number-columns-repeated="251"/>
        </table:table-row>
        <table:table-row table:style-name="ro10">
          <table:table-cell office:value-type="string" calcext:value-type="string">
            <text:p>pesquisadores.p.18</text:p>
          </table:table-cell>
          <table:table-cell table:number-columns-repeated="2"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style-name="ce2"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STEP 1 - PREPARE TO QUIT#########</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2">
          <table:table-cell office:value-type="string" calcext:value-type="string">
            <text:p>preparando.intro.titlepage</text:p>
          </table:table-cell>
          <table:table-cell office:value-type="string" calcext:value-type="string">
            <text:p>Introdução - Preparando para parar de fumar</text:p>
          </table:table-cell>
          <table:table-cell office:value-type="string" calcext:value-type="string">
            <text:p>Introducción - Preparándose para dejar de fumar.</text:p>
          </table:table-cell>
          <table:table-cell table:style-name="ce2" office:value-type="string" calcext:value-type="string">
            <text:p>Introduction - Get ready to quit</text:p>
          </table:table-cell>
          <table:table-cell office:value-type="string" calcext:value-type="string">
            <text:p>Einleitung - Die Vorbereitung, um das Rauchen zu stoppen</text:p>
          </table:table-cell>
          <table:table-cell table:number-columns-repeated="251"/>
        </table:table-row>
        <table:table-row table:style-name="ro1">
          <table:table-cell office:value-type="string" calcext:value-type="string">
            <text:p>preparando.intro.h1</text:p>
          </table:table-cell>
          <table:table-cell office:value-type="string" calcext:value-type="string">
            <text:p>Preparando para parar</text:p>
          </table:table-cell>
          <table:table-cell office:value-type="string" calcext:value-type="string">
            <text:p>Preparando para dejar</text:p>
          </table:table-cell>
          <table:table-cell office:value-type="string" calcext:value-type="string">
            <text:p>Get ready to quit</text:p>
          </table:table-cell>
          <table:table-cell office:value-type="string" calcext:value-type="string">
            <text:p>Vorbereitung für den Rauchstopp</text:p>
          </table:table-cell>
          <table:table-cell table:number-columns-repeated="251"/>
        </table:table-row>
        <table:table-row table:style-name="ro1">
          <table:table-cell office:value-type="string" calcext:value-type="string">
            <text:p>preparando.intro.h2</text:p>
          </table:table-cell>
          <table:table-cell office:value-type="string" calcext:value-type="string">
            <text:p>Introdução</text:p>
          </table:table-cell>
          <table:table-cell office:value-type="string" calcext:value-type="string">
            <text:p>Introducción</text:p>
          </table:table-cell>
          <table:table-cell office:value-type="string" calcext:value-type="string">
            <text:p>Intro</text:p>
          </table:table-cell>
          <table:table-cell office:value-type="string" calcext:value-type="string">
            <text:p>Einleitung</text:p>
          </table:table-cell>
          <table:table-cell table:number-columns-repeated="251"/>
        </table:table-row>
        <table:table-row table:style-name="ro3">
          <table:table-cell table:style-name="ce6" office:value-type="string" calcext:value-type="string">
            <text:p>preparando.bene.p.1.intro</text:p>
          </table:table-cell>
          <table:table-cell table:style-name="ce6" office:value-type="string" calcext:value-type="string">
            <text:p>Quanto mais cedo você parar de fumar, mais vantagens você terá. Porém, deixar de fumar é sempre vantajoso, a qualquer momento (mesmo após o desenvolvimento de alguma doença relacionada ao tabagismo). </text:p>
          </table:table-cell>
          <table:table-cell table:style-name="ce6" table:number-columns-repeated="3"/>
          <table:table-cell table:number-columns-repeated="251"/>
        </table:table-row>
        <table:table-row table:style-name="ro3">
          <table:table-cell office:value-type="string" calcext:value-type="string">
            <text:p>preparando.intro.p1</text:p>
          </table:table-cell>
          <table:table-cell office:value-type="string" calcext:value-type="string">
            <text:p>Parar de fumar é a coisa mais importante que você pode fazer para melhorar sua saúde agora e no futuro.</text:p>
          </table:table-cell>
          <table:table-cell office:value-type="string" calcext:value-type="string">
            <text:p>Parar de fumar es lo mas importante que usted puede hacer para mejorar su salud ahora y en el futuro.</text:p>
          </table:table-cell>
          <table:table-cell table:style-name="ce2" office:value-type="string" calcext:value-type="string">
            <text:p>Stop smoking is the most important thing you can do now <text:s/>to improve your health.</text:p>
          </table:table-cell>
          <table:table-cell office:value-type="string" calcext:value-type="string">
            <text:p>Wenn Sie aufhören zu rauchen, machen Sie Ihrer Gesundheit heute und für die Zukunft das größte Geschenk.</text:p>
          </table:table-cell>
          <table:table-cell table:number-columns-repeated="251"/>
        </table:table-row>
        <table:table-row table:style-name="ro3">
          <table:table-cell office:value-type="string" calcext:value-type="string">
            <text:p>preparando.intro.p2</text:p>
          </table:table-cell>
          <table:table-cell office:value-type="string" calcext:value-type="string">
            <text:p>Escolhemos alguns conteúdos que podem ajudá-lo a decidir se vale a pena parar de fumar.</text:p>
          </table:table-cell>
          <table:table-cell office:value-type="string" calcext:value-type="string">
            <text:p>Elegimos algunos contenidos que pueden ayudarlo a decidir si vale la pena dejar de fumar.</text:p>
          </table:table-cell>
          <table:table-cell table:style-name="ce2" office:value-type="string" calcext:value-type="string">
            <text:p>We chose a few things to consider to help you decide if it is worth quitting smoking.</text:p>
          </table:table-cell>
          <table:table-cell office:value-type="string" calcext:value-type="string">
            <text:p>Wir haben für Sie ein paar Aspekte zusammengestellt, die Ihnen helfen zu entscheiden, ob es sich lohnt mit dem Rauchen aufzuhören.</text:p>
          </table:table-cell>
          <table:table-cell table:number-columns-repeated="251"/>
        </table:table-row>
        <table:table-row table:style-name="ro2">
          <table:table-cell office:value-type="string" calcext:value-type="string">
            <text:p>preparando.intro.p3</text:p>
          </table:table-cell>
          <table:table-cell office:value-type="string" calcext:value-type="string">
            <text:p>Recomendamos a seguir a ordem do material.</text:p>
          </table:table-cell>
          <table:table-cell office:value-type="string" calcext:value-type="string">
            <text:p>Recomendamos seguir el orden del material. Se recomienda seguir el orden del material.</text:p>
          </table:table-cell>
          <table:table-cell table:style-name="ce2" office:value-type="string" calcext:value-type="string">
            <office:annotation draw:style-name="gr8" draw:text-style-name="P1" svg:width="3.387cm" svg:height="4.151cm" svg:x="7.17cm" svg:y="167.058cm" draw:caption-point-x="24.358cm" draw:caption-point-y="148.599cm">
              <dc:date>1899-12-30T00:00:00</dc:date>
              <text:p text:style-name="P1"><text:span text:style-name="T1">Kimber Richter:</text:span></text:p>
              <text:p text:style-name="P1"><text:span text:style-name="T1">This seems a bit formal - but I'm not sure what else you might say here -how about "consider the following?"</text:span></text:p>
              <text:p text:style-name="P1"/>
              <text:p text:style-name="P1"><text:span text:style-name="T1">Done</text:span></text:p>
              <text:p text:style-name="P1"/>
            </office:annotation>
            <text:p>Consider the following order.</text:p>
          </table:table-cell>
          <table:table-cell office:value-type="string" calcext:value-type="string">
            <text:p>Wir empfehlen Ihnen, die Reihenfolge zu berücksichtigen.</text:p>
          </table:table-cell>
          <table:table-cell table:number-columns-repeated="251"/>
        </table:table-row>
        <table:table-row table:style-name="ro3">
          <table:table-cell office:value-type="string" calcext:value-type="string">
            <text:p>preparando.intro.p4</text:p>
          </table:table-cell>
          <table:table-cell office:value-type="string" calcext:value-type="string">
            <text:p>Quando se sentir pronto para parar, clique no último link link em azul "Já estou pronto".</text:p>
          </table:table-cell>
          <table:table-cell office:value-type="string" calcext:value-type="string">
            <text:p>Cuando se sienta listo para dejar de fumar, haga clic en el último link en azul " yá Estoy listo."</text:p>
          </table:table-cell>
          <table:table-cell table:style-name="ce2" office:value-type="string" calcext:value-type="string">
            <text:p>Whenever you feel ready to quit smoking, click on the last link on the side menu "I'm ready"</text:p>
          </table:table-cell>
          <table:table-cell office:value-type="string" calcext:value-type="string">
            <text:p>Wenn Sie bereit sind loszulegen, klicken Sie auf den letzten blauen Link „Ich bin bereit".</text:p>
          </table:table-cell>
          <table:table-cell table:number-columns-repeated="251"/>
        </table:table-row>
        <table:table-row table:style-name="ro1">
          <table:table-cell office:value-type="string" calcext:value-type="string">
            <text:p>preparando.intro.img</text:p>
          </table:table-cell>
          <table:table-cell office:value-type="string" calcext:value-type="string">
            <text:p>Parar de fumar</text:p>
          </table:table-cell>
          <table:table-cell office:value-type="string" calcext:value-type="string">
            <text:p>Dejar de fumar</text:p>
          </table:table-cell>
          <table:table-cell office:value-type="string" calcext:value-type="string">
            <text:p>Quit smoking</text:p>
          </table:table-cell>
          <table:table-cell office:value-type="string" calcext:value-type="string">
            <text:p>Aufhören zu Rauchen</text:p>
          </table:table-cell>
          <table:table-cell table:number-columns-repeated="251"/>
        </table:table-row>
        <table:table-row table:style-name="ro1">
          <table:table-cell office:value-type="string" calcext:value-type="string">
            <text:p>preparandoparaparar</text:p>
          </table:table-cell>
          <table:table-cell office:value-type="string" calcext:value-type="string">
            <text:p>Preparando para parar de fumar</text:p>
          </table:table-cell>
          <table:table-cell office:value-type="string" calcext:value-type="string">
            <text:p>Presparándose para dejar de fumar Preparación para dejar de fumar</text:p>
          </table:table-cell>
          <table:table-cell office:value-type="string" calcext:value-type="string">
            <text:p>Get ready to quit</text:p>
          </table:table-cell>
          <table:table-cell office:value-type="string" calcext:value-type="string">
            <text:p>Vorbereitung auf den Rauchstopp</text:p>
          </table:table-cell>
          <table:table-cell table:number-columns-repeated="251"/>
        </table:table-row>
        <table:table-row table:style-name="ro1">
          <table:table-cell office:value-type="string" calcext:value-type="string">
            <text:p>preparando.intro.next.p</text:p>
          </table:table-cell>
          <table:table-cell office:value-type="string" calcext:value-type="string">
            <text:p>Você sabia que seu organismo, ao parar de fumar, já apresenta melhoras logo nas primeiras semanas?</text:p>
          </table:table-cell>
          <table:table-cell office:value-type="string" calcext:value-type="string">
            <text:p>¿Usted sabía que su cuerpo, cuando para de fumar, ya presenta mejoras después de las primeras semanas?</text:p>
          </table:table-cell>
          <table:table-cell table:style-name="ce2" office:value-type="string" calcext:value-type="string">
            <text:p>Do you know that your health improves few weeks after you quit smoking?</text:p>
          </table:table-cell>
          <table:table-cell office:value-type="string" calcext:value-type="string">
            <text:p>Wussten Sie, dass Ihr Körper bereits in den ersten Wochen, nachdem Sie mit dem Rauchen aufgehört haben, deutliche Verbesserungen zeigt?</text:p>
          </table:table-cell>
          <table:table-cell table:number-columns-repeated="251"/>
        </table:table-row>
        <table:table-row table:style-name="ro1">
          <table:table-cell office:value-type="string" calcext:value-type="string">
            <text:p>preparando.btn.title</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 smoking</text:p>
          </table:table-cell>
          <table:table-cell office:value-type="string" calcext:value-type="string">
            <text:p>Vorteile des Rauchstopps</text:p>
          </table:table-cell>
          <table:table-cell table:number-columns-repeated="251"/>
        </table:table-row>
        <table:table-row table:style-name="ro1">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HARMS AND RISK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risks.titlepage</text:p>
          </table:table-cell>
          <table:table-cell office:value-type="string" calcext:value-type="string">
            <text:p>Riscos de fumar</text:p>
          </table:table-cell>
          <table:table-cell office:value-type="string" calcext:value-type="string">
            <text:p>Los riesgos de fumar</text:p>
          </table:table-cell>
          <table:table-cell office:value-type="string" calcext:value-type="string">
            <text:p>Risks of smoking</text:p>
          </table:table-cell>
          <table:table-cell office:value-type="string" calcext:value-type="string">
            <text:p>Risiken des Rauchens</text:p>
          </table:table-cell>
          <table:table-cell table:number-columns-repeated="251"/>
        </table:table-row>
        <table:table-row table:style-name="ro1">
          <table:table-cell office:value-type="string" calcext:value-type="string">
            <text:p>preparando.risks.img.alt</text:p>
          </table:table-cell>
          <table:table-cell office:value-type="string" calcext:value-type="string">
            <text:p>Pessoa doente</text:p>
          </table:table-cell>
          <table:table-cell office:value-type="string" calcext:value-type="string">
            <text:p>Persona enferma</text:p>
          </table:table-cell>
          <table:table-cell office:value-type="string" calcext:value-type="string">
            <text:p>Sick people</text:p>
          </table:table-cell>
          <table:table-cell office:value-type="string" calcext:value-type="string">
            <text:p>Kranke Menschen</text:p>
          </table:table-cell>
          <table:table-cell table:number-columns-repeated="251"/>
        </table:table-row>
        <table:table-row table:style-name="ro1">
          <table:table-cell office:value-type="string" calcext:value-type="string">
            <text:p>preparando.risks.h1.1</text:p>
          </table:table-cell>
          <table:table-cell office:value-type="string" calcext:value-type="string">
            <text:p>Riscos de fumar</text:p>
          </table:table-cell>
          <table:table-cell office:value-type="string" calcext:value-type="string">
            <text:p>Riesgos de fumar</text:p>
          </table:table-cell>
          <table:table-cell office:value-type="string" calcext:value-type="string">
            <text:p>Risks of smoking</text:p>
          </table:table-cell>
          <table:table-cell office:value-type="string" calcext:value-type="string">
            <text:p>Risiken des Rauchens</text:p>
          </table:table-cell>
          <table:table-cell table:number-columns-repeated="251"/>
        </table:table-row>
        <table:table-row table:style-name="ro5">
          <table:table-cell office:value-type="string" calcext:value-type="string">
            <text:p>preparando.risks.p.1</text:p>
          </table:table-cell>
          <table:table-cell office:value-type="string" calcext:value-type="string">
            <text:p>O cigarro causa diversas doenças para o fumante e para as pessoas que respiram a fumaça indiretamente. Veja abaixo algumas das diversas doenças:</text:p>
          </table:table-cell>
          <table:table-cell office:value-type="string" calcext:value-type="string">
            <text:p>Fumar cigarrillos causa varias enfermedades para fumadores y para personas que respiran el humo de manera indirecta. Estas son algunas de las muchas enfermedades:</text:p>
          </table:table-cell>
          <table:table-cell table:style-name="ce2" office:value-type="string" calcext:value-type="string">
            <text:p>Cigarettes cause many diseases to smokers and to people who indirectly breathe the smoke.</text:p>
          </table:table-cell>
          <table:table-cell office:value-type="string" calcext:value-type="string">
            <text:p>Zigaretten rufen verschiedene Krankheiten bei Rauchern hervor und auch bei Personen, die den Zigarettenqualm indirekt einatmen. Schauen Sie sich hier einige der Krankheiten an:</text:p>
          </table:table-cell>
          <table:table-cell table:number-columns-repeated="251"/>
        </table:table-row>
        <table:table-row table:style-name="ro1">
          <table:table-cell office:value-type="string" calcext:value-type="string">
            <text:p>preparando.risks.h2.1</text:p>
          </table:table-cell>
          <table:table-cell office:value-type="string" calcext:value-type="string">
            <text:p>Curto prazo</text:p>
          </table:table-cell>
          <table:table-cell office:value-type="string" calcext:value-type="string">
            <text:p>Corto plazo</text:p>
          </table:table-cell>
          <table:table-cell office:value-type="string" calcext:value-type="string">
            <text:p>Short term</text:p>
          </table:table-cell>
          <table:table-cell office:value-type="string" calcext:value-type="string">
            <text:p>Kurzfristig</text:p>
          </table:table-cell>
          <table:table-cell table:number-columns-repeated="251"/>
        </table:table-row>
        <table:table-row table:style-name="ro1">
          <table:table-cell office:value-type="string" calcext:value-type="string">
            <text:p>preparando.risks.li.1</text:p>
          </table:table-cell>
          <table:table-cell office:value-type="string" calcext:value-type="string">
            <text:p>Baixa resistência física,</text:p>
          </table:table-cell>
          <table:table-cell office:value-type="string" calcext:value-type="string">
            <text:p>Baja resistencia física</text:p>
          </table:table-cell>
          <table:table-cell office:value-type="string" calcext:value-type="string">
            <office:annotation draw:style-name="gr9" draw:text-style-name="P1" svg:width="3.387cm" svg:height="2.966cm" svg:x="7.17cm" svg:y="174.255cm" draw:caption-point-x="24.358cm" draw:caption-point-y="151.377cm">
              <meta:date-string>03/03/-20719</meta:date-string>
              <text:p text:style-name="P1"><text:span text:style-name="T1">Kimber Richter:</text:span></text:p>
              <text:p text:style-name="P1"><text:span text:style-name="T1">Low resistance to illness?</text:span></text:p>
              <text:p text:style-name="P1"/>
              <text:p text:style-name="P1"><text:span text:style-name="T1">Low resistance to make exercise.</text:span></text:p>
              <text:p text:style-name="P1"/>
            </office:annotation>
            <text:p>Low physical resistance,</text:p>
          </table:table-cell>
          <table:table-cell office:value-type="string" calcext:value-type="string">
            <text:p>geringe körperliche Ausdauer,</text:p>
          </table:table-cell>
          <table:table-cell table:number-columns-repeated="251"/>
        </table:table-row>
        <table:table-row table:style-name="ro1">
          <table:table-cell office:value-type="string" calcext:value-type="string">
            <text:p>preparando.risks.li.2</text:p>
          </table:table-cell>
          <table:table-cell office:value-type="string" calcext:value-type="string">
            <text:p>Piora da bronquite e asma,</text:p>
          </table:table-cell>
          <table:table-cell office:value-type="string" calcext:value-type="string">
            <text:p>Complica la bronquitis y el asma. <text:s/>empeoramiento de la bronquitis y del asma,</text:p>
          </table:table-cell>
          <table:table-cell office:value-type="string" calcext:value-type="string">
            <text:p>Worsening of bronchitis and asthma,</text:p>
          </table:table-cell>
          <table:table-cell office:value-type="string" calcext:value-type="string">
            <text:p>Verschlechterung von Bronchitis und Asthma,</text:p>
          </table:table-cell>
          <table:table-cell table:number-columns-repeated="251"/>
        </table:table-row>
        <table:table-row table:style-name="ro1">
          <table:table-cell office:value-type="string" calcext:value-type="string">
            <text:p>preparando.risks.li.3</text:p>
          </table:table-cell>
          <table:table-cell office:value-type="string" calcext:value-type="string">
            <text:p>Risco de impotência.</text:p>
          </table:table-cell>
          <table:table-cell office:value-type="string" calcext:value-type="string">
            <text:p>Riesgo de impotencia.</text:p>
          </table:table-cell>
          <table:table-cell office:value-type="string" calcext:value-type="string">
            <text:p>Increase risk of impotence.</text:p>
          </table:table-cell>
          <table:table-cell office:value-type="string" calcext:value-type="string">
            <text:p>Risiko der Impotenz.</text:p>
          </table:table-cell>
          <table:table-cell table:number-columns-repeated="251"/>
        </table:table-row>
        <table:table-row table:style-name="ro1">
          <table:table-cell office:value-type="string" calcext:value-type="string">
            <text:p>preparando.risks.h2.2</text:p>
          </table:table-cell>
          <table:table-cell office:value-type="string" calcext:value-type="string">
            <text:p>Longo prazo</text:p>
          </table:table-cell>
          <table:table-cell office:value-type="string" calcext:value-type="string">
            <text:p>Largo plazo</text:p>
          </table:table-cell>
          <table:table-cell office:value-type="string" calcext:value-type="string">
            <text:p>Long term</text:p>
          </table:table-cell>
          <table:table-cell office:value-type="string" calcext:value-type="string">
            <text:p>Langfristig</text:p>
          </table:table-cell>
          <table:table-cell table:number-columns-repeated="251"/>
        </table:table-row>
        <table:table-row table:style-name="ro1">
          <table:table-cell office:value-type="string" calcext:value-type="string">
            <text:p>preparando.risks.li.4</text:p>
          </table:table-cell>
          <table:table-cell office:value-type="string" calcext:value-type="string">
            <text:p>Problemas no coração - infarto,</text:p>
          </table:table-cell>
          <table:table-cell office:value-type="string" calcext:value-type="string">
            <text:p>Problemas en el corazón-infarto. Los problemas del corazón - infarto,</text:p>
          </table:table-cell>
          <table:table-cell office:value-type="string" calcext:value-type="string">
            <text:p>Heart diseases – e.g. heart attack,</text:p>
          </table:table-cell>
          <table:table-cell office:value-type="string" calcext:value-type="string">
            <text:p>Herzprobleme - Herzinfarkte,</text:p>
          </table:table-cell>
          <table:table-cell table:number-columns-repeated="251"/>
        </table:table-row>
        <table:table-row table:style-name="ro1">
          <table:table-cell office:value-type="string" calcext:value-type="string">
            <text:p>preparando.risks.li.5</text:p>
          </table:table-cell>
          <table:table-cell table:number-columns-repeated="2" office:value-type="string" calcext:value-type="string">
            <text:p>Derrame cerebral,</text:p>
          </table:table-cell>
          <table:table-cell office:value-type="string" calcext:value-type="string">
            <text:p>Stroke</text:p>
          </table:table-cell>
          <table:table-cell office:value-type="string" calcext:value-type="string">
            <text:p>Schlaganfall,</text:p>
          </table:table-cell>
          <table:table-cell table:number-columns-repeated="251"/>
        </table:table-row>
        <table:table-row table:style-name="ro3">
          <table:table-cell office:value-type="string" calcext:value-type="string">
            <text:p>preparando.risks.li.6</text:p>
          </table:table-cell>
          <table:table-cell office:value-type="string" calcext:value-type="string">
            <text:p>Diversos tipos de câncer (boca, laringe, pulmão, bexiga, pâncreas, ...)</text:p>
          </table:table-cell>
          <table:table-cell office:value-type="string" calcext:value-type="string">
            <text:p>Diferentes tipos de cáncer (boca, laringe, pulmón, vejiga, páncreas, ...)</text:p>
          </table:table-cell>
          <table:table-cell table:style-name="ce2" office:value-type="string" calcext:value-type="string">
            <text:p>Different types of cancer (mouth, larynx, lungs, bladder, pancreas)</text:p>
          </table:table-cell>
          <table:table-cell office:value-type="string" calcext:value-type="string">
            <text:p>verschiedene Ausprägungen von Krebs (Mund, Kehlkopf, Lunge, Blase, Bauchspeicheldrüse,...)</text:p>
          </table:table-cell>
          <table:table-cell table:number-columns-repeated="251"/>
        </table:table-row>
        <table:table-row table:style-name="ro1">
          <table:table-cell office:value-type="string" calcext:value-type="string">
            <text:p>preparando.risks.h2.3</text:p>
          </table:table-cell>
          <table:table-cell office:value-type="string" calcext:value-type="string">
            <text:p>Lembre-se!</text:p>
          </table:table-cell>
          <table:table-cell office:value-type="string" calcext:value-type="string">
            <text:p>¡Recuerde!</text:p>
          </table:table-cell>
          <table:table-cell office:value-type="string" calcext:value-type="string">
            <text:p>Remember!</text:p>
          </table:table-cell>
          <table:table-cell office:value-type="string" calcext:value-type="string">
            <text:p>Erinnern Sie sich immer daran!</text:p>
          </table:table-cell>
          <table:table-cell table:number-columns-repeated="251"/>
        </table:table-row>
        <table:table-row table:style-name="ro2">
          <table:table-cell office:value-type="string" calcext:value-type="string">
            <text:p>preparando.risks.li.7</text:p>
          </table:table-cell>
          <table:table-cell office:value-type="string" calcext:value-type="string">
            <text:p>Existem riscos para quaisquer números de cigarros fumados;</text:p>
          </table:table-cell>
          <table:table-cell office:value-type="string" calcext:value-type="string">
            <text:p>Existen riesgos independientemente del número de cigarrillos fumados. Existen riesgos para cualquier cantidad de cigarrillos fumados;</text:p>
          </table:table-cell>
          <table:table-cell table:style-name="ce2" office:value-type="string" calcext:value-type="string">
            <text:p>Any amount of smoking increase the risks</text:p>
          </table:table-cell>
          <table:table-cell office:value-type="string" calcext:value-type="string">
            <text:p>Es bestehen immer Risiken, egal wie viele Zigaretten Sie rauchen.</text:p>
          </table:table-cell>
          <table:table-cell table:number-columns-repeated="251"/>
        </table:table-row>
        <table:table-row table:style-name="ro2">
          <table:table-cell office:value-type="string" calcext:value-type="string">
            <text:p>preparando.risks.li.8</text:p>
          </table:table-cell>
          <table:table-cell office:value-type="string" calcext:value-type="string">
            <text:p>O uso de cigarros light não traz vantagens para sua saúde.</text:p>
          </table:table-cell>
          <table:table-cell office:value-type="string" calcext:value-type="string">
            <text:p>El uso de los cigarrillos light no trae beneficios para su salud.</text:p>
          </table:table-cell>
          <table:table-cell table:style-name="ce2" office:value-type="string" calcext:value-type="string">
            <text:p>The use of light cigarettes provides no health</text:p>
          </table:table-cell>
          <table:table-cell office:value-type="string" calcext:value-type="string">
            <text:p>Das Rauchen von Light-Zigaretten bringt keine Vorteile für Ihre Gesundheit.</text:p>
          </table:table-cell>
          <table:table-cell table:number-columns-repeated="251"/>
        </table:table-row>
        <table:table-row table:style-name="ro5">
          <table:table-cell office:value-type="string" calcext:value-type="string">
            <text:p>preparando.risks.next.p</text:p>
          </table:table-cell>
          <table:table-cell office:value-type="string" calcext:value-type="string">
            <text:p>Você tem ideia de quanto pode economizar ao parar de fumar?</text:p>
          </table:table-cell>
          <table:table-cell office:value-type="string" calcext:value-type="string">
            <text:p>¿Usted tiene idea de cuanto puede economizar al parar de fumar?</text:p>
          </table:table-cell>
          <table:table-cell table:style-name="ce2" office:value-type="string" calcext:value-type="string">
            <text:p>Do you have any idea of how much you can save if you quit smoking?</text:p>
          </table:table-cell>
          <table:table-cell office:value-type="string" calcext:value-type="string">
            <text:p>Wissen Sie wieviel Geld Sie sparen, wenn Sie aufhören zu rauchen?</text:p>
          </table:table-cell>
          <table:table-cell table:number-columns-repeated="251"/>
        </table:table-row>
        <table:table-row table:style-name="ro1">
          <table:table-cell office:value-type="string" calcext:value-type="string">
            <text:p>preparando.risks.btn.title</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expenses</text:p>
          </table:table-cell>
          <table:table-cell office:value-type="string" calcext:value-type="string">
            <text:p>Finanzieller Aufwand</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BENEFIT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bene.titlepage</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ting smoking</text:p>
          </table:table-cell>
          <table:table-cell office:value-type="string" calcext:value-type="string">
            <text:p>Vorteile des Rauchstopps</text:p>
          </table:table-cell>
          <table:table-cell table:number-columns-repeated="251"/>
        </table:table-row>
        <table:table-row table:style-name="ro1">
          <table:table-cell office:value-type="string" calcext:value-type="string">
            <text:p>preparando.bene.img.alt</text:p>
          </table:table-cell>
          <table:table-cell office:value-type="string" calcext:value-type="string">
            <text:p>Pessoa feliz</text:p>
          </table:table-cell>
          <table:table-cell office:value-type="string" calcext:value-type="string">
            <text:p>Persona feliz</text:p>
          </table:table-cell>
          <table:table-cell office:value-type="string" calcext:value-type="string">
            <office:annotation draw:style-name="gr10" draw:text-style-name="P1" svg:width="3.387cm" svg:height="2.176cm" svg:x="7.17cm" svg:y="182.351cm" draw:caption-point-x="24.358cm" draw:caption-point-y="154.605cm">
              <meta:date-string>03/03/-20719</meta:date-string>
              <text:p text:style-name="P1"><text:span text:style-name="T1">Kimber Richter:</text:span></text:p>
              <text:p text:style-name="P1"><text:span text:style-name="T1">Being happy? </text:span></text:p>
              <text:p text:style-name="P1"/>
              <text:p text:style-name="P1"><text:span text:style-name="T1">It's just a figure caption.</text:span></text:p>
            </office:annotation>
            <text:p>Happy person</text:p>
          </table:table-cell>
          <table:table-cell office:value-type="string" calcext:value-type="string">
            <text:p>glücklicher Mensch</text:p>
          </table:table-cell>
          <table:table-cell table:number-columns-repeated="251"/>
        </table:table-row>
        <table:table-row table:style-name="ro1">
          <table:table-cell office:value-type="string" calcext:value-type="string">
            <text:p>preparando.bene.h1.1</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ting smoking</text:p>
          </table:table-cell>
          <table:table-cell office:value-type="string" calcext:value-type="string">
            <text:p>Vorteile des Nichtrauchens</text:p>
          </table:table-cell>
          <table:table-cell table:number-columns-repeated="251"/>
        </table:table-row>
        <table:table-row table:style-name="ro1">
          <table:table-cell office:value-type="string" calcext:value-type="string">
            <text:p>preparando.bene.h2.1</text:p>
          </table:table-cell>
          <table:table-cell office:value-type="string" calcext:value-type="string">
            <text:p>Primeiras semanas</text:p>
          </table:table-cell>
          <table:table-cell office:value-type="string" calcext:value-type="string">
            <text:p>Primeras semanas</text:p>
          </table:table-cell>
          <table:table-cell office:value-type="string" calcext:value-type="string">
            <text:p>In the first weeks</text:p>
          </table:table-cell>
          <table:table-cell office:value-type="string" calcext:value-type="string">
            <text:p>Die ersten Wochen</text:p>
          </table:table-cell>
          <table:table-cell table:number-columns-repeated="251"/>
        </table:table-row>
        <table:table-row table:style-name="ro1">
          <table:table-cell office:value-type="string" calcext:value-type="string">
            <text:p>preparando.bene.p.1</text:p>
          </table:table-cell>
          <table:table-cell office:value-type="string" calcext:value-type="string">
            <text:p>Comparados a fumantes...</text:p>
          </table:table-cell>
          <table:table-cell office:value-type="string" calcext:value-type="string">
            <text:p>En comparación con los fumadores ...</text:p>
          </table:table-cell>
          <table:table-cell office:value-type="string" calcext:value-type="string">
            <text:p>Compared to smokers, you will...</text:p>
          </table:table-cell>
          <table:table-cell office:value-type="string" calcext:value-type="string">
            <text:p>Verglichen mit Rauchern...</text:p>
          </table:table-cell>
          <table:table-cell table:number-columns-repeated="251"/>
        </table:table-row>
        <table:table-row table:style-name="ro2">
          <table:table-cell office:value-type="string" calcext:value-type="string">
            <text:p>preparando.bene.li.1</text:p>
          </table:table-cell>
          <table:table-cell office:value-type="string" calcext:value-type="string">
            <text:p>Redução do risco de doenças como câncer de laringe e úlceras,</text:p>
          </table:table-cell>
          <table:table-cell office:value-type="string" calcext:value-type="string">
            <text:p>Reducción del riesgo de enfermedades como cáncer de laringe y úlceras.</text:p>
          </table:table-cell>
          <table:table-cell table:style-name="ce2" office:value-type="string" calcext:value-type="string">
            <text:p>Reduce your risk to get diseases such as larynx cancer and ulcers</text:p>
          </table:table-cell>
          <table:table-cell office:value-type="string" calcext:value-type="string">
            <text:p>Reduzieren des Krankheitsrisikos, wie Kehlkopfkrebs oder Geschwüre,</text:p>
          </table:table-cell>
          <table:table-cell table:number-columns-repeated="251"/>
        </table:table-row>
        <table:table-row table:style-name="ro2">
          <table:table-cell office:value-type="string" calcext:value-type="string">
            <text:p>preparando.bene.li.2</text:p>
          </table:table-cell>
          <table:table-cell office:value-type="string" calcext:value-type="string">
            <text:p>Melhora na pressão arterial e ritmo cardíaco,</text:p>
          </table:table-cell>
          <table:table-cell office:value-type="string" calcext:value-type="string">
            <text:p>Mejora en la presión arterial y ritmo cardiaco.</text:p>
          </table:table-cell>
          <table:table-cell table:style-name="ce2" office:value-type="string" calcext:value-type="string">
            <text:p>Improve your blood pressure and cardiac rhythm,</text:p>
          </table:table-cell>
          <table:table-cell office:value-type="string" calcext:value-type="string">
            <text:p>Verbesserungen des Blutdrucks und des Herzrythmus,</text:p>
          </table:table-cell>
          <table:table-cell table:number-columns-repeated="251"/>
        </table:table-row>
        <table:table-row table:style-name="ro2">
          <table:table-cell office:value-type="string" calcext:value-type="string">
            <text:p>preparando.bene.li.3</text:p>
          </table:table-cell>
          <table:table-cell office:value-type="string" calcext:value-type="string">
            <text:p>Respiração e circulação melhoram.</text:p>
          </table:table-cell>
          <table:table-cell office:value-type="string" calcext:value-type="string">
            <text:p>Mejora la respiración y la circulación.</text:p>
          </table:table-cell>
          <table:table-cell table:style-name="ce2" office:value-type="string" calcext:value-type="string">
            <text:p>Enhance your breathing and blood circulation</text:p>
          </table:table-cell>
          <table:table-cell office:value-type="string" calcext:value-type="string">
            <text:p>Verbesserung der Atmung und Durchblutung.</text:p>
          </table:table-cell>
          <table:table-cell table:number-columns-repeated="251"/>
        </table:table-row>
        <table:table-row table:style-name="ro1">
          <table:table-cell office:value-type="string" calcext:value-type="string">
            <text:p>preparando.bene.h2.2</text:p>
          </table:table-cell>
          <table:table-cell office:value-type="string" calcext:value-type="string">
            <text:p>Alguns anos depois</text:p>
          </table:table-cell>
          <table:table-cell office:value-type="string" calcext:value-type="string">
            <text:p>Algunos años más tarde</text:p>
          </table:table-cell>
          <table:table-cell office:value-type="string" calcext:value-type="string">
            <text:p>In a few years</text:p>
          </table:table-cell>
          <table:table-cell office:value-type="string" calcext:value-type="string">
            <text:p>Einige Jahre später</text:p>
          </table:table-cell>
          <table:table-cell table:number-columns-repeated="251"/>
        </table:table-row>
        <table:table-row table:style-name="ro3">
          <table:table-cell office:value-type="string" calcext:value-type="string">
            <text:p>preparando.bene.li.4</text:p>
          </table:table-cell>
          <table:table-cell office:value-type="string" calcext:value-type="string">
            <text:p>Risco de ter um câncer de bexiga, cervical e derrame diminuem pela metade,<text:line-break/></text:p>
          </table:table-cell>
          <table:table-cell office:value-type="string" calcext:value-type="string">
            <text:p>Los riesgos de tener un cáncer de vejiga, cáncer de cuello uterino y el derrame cerebrovascular disminuyen a la mitad,</text:p>
          </table:table-cell>
          <table:table-cell table:style-name="ce2" office:value-type="string" calcext:value-type="string">
            <text:p>Reduce by half your risk of having bladder and cervical cancer and stroke</text:p>
          </table:table-cell>
          <table:table-cell office:value-type="string" calcext:value-type="string">
            <text:p>Das Risiko für Blasen- und Gebährmutterhalskrebs sowie für Schlaganfälle halbiert sich,</text:p>
          </table:table-cell>
          <table:table-cell table:number-columns-repeated="251"/>
        </table:table-row>
        <table:table-row table:style-name="ro2">
          <table:table-cell office:value-type="string" calcext:value-type="string">
            <text:p>preparando.bene.li.5</text:p>
          </table:table-cell>
          <table:table-cell office:value-type="string" calcext:value-type="string">
            <text:p>As chances de ter câncer de pulmão diminui pela metade após 10 anos,</text:p>
          </table:table-cell>
          <table:table-cell office:value-type="string" calcext:value-type="string">
            <text:p>La probabilidad de tener cáncer de pulmón disminuye a la mitad después de 10 años</text:p>
          </table:table-cell>
          <table:table-cell table:style-name="ce2" office:value-type="string" calcext:value-type="string">
            <text:p>Reduce by half your risk of having lung cancer 10 years after quitting</text:p>
          </table:table-cell>
          <table:table-cell office:value-type="string" calcext:value-type="string">
            <text:p>Die Wahrscheinlichkeit für Lungenkrebs halbiert sich in einem Zeitraum von 10 Jahren,</text:p>
          </table:table-cell>
          <table:table-cell table:number-columns-repeated="251"/>
        </table:table-row>
        <table:table-row table:style-name="ro3">
          <table:table-cell office:value-type="string" calcext:value-type="string">
            <text:p>preparando.bene.li.6</text:p>
          </table:table-cell>
          <table:table-cell office:value-type="string" calcext:value-type="string">
            <text:p>Risco de derrame é comparado a não fumantes entre 5 e 15 anos após parar.<text:line-break/></text:p>
          </table:table-cell>
          <table:table-cell office:value-type="string" calcext:value-type="string">
            <text:p>El riesgo de derrame cerebrovascular en comparación con los no fumadores es de entre 5 y 15 años después de dejar de fumar.</text:p>
          </table:table-cell>
          <table:table-cell table:style-name="ce2" office:value-type="string" calcext:value-type="string">
            <text:p>Have the same risk of get a stroke as a non-smoker between 5 and 15 years after quitting.</text:p>
          </table:table-cell>
          <table:table-cell office:value-type="string" calcext:value-type="string">
            <text:p>Das Schlaganfallrisiko entspricht erst nach fünf bis 15 Jahren dem eines Nichtrauchers.</text:p>
          </table:table-cell>
          <table:table-cell table:number-columns-repeated="251"/>
        </table:table-row>
        <table:table-row table:style-name="ro2">
          <table:table-cell office:value-type="string" calcext:value-type="string">
            <text:p>preparando.bene.next.p</text:p>
          </table:table-cell>
          <table:table-cell office:value-type="string" calcext:value-type="string">
            <text:p>Você sabe quais as consequências do uso do cigarro para sua saúde?</text:p>
          </table:table-cell>
          <table:table-cell office:value-type="string" calcext:value-type="string">
            <text:p>¿Usted sabe cuáles son las consecuencias del consumo de cigarrillo para su salud?</text:p>
          </table:table-cell>
          <table:table-cell table:style-name="ce2" office:value-type="string" calcext:value-type="string">
            <text:p>Do you know the health consequences of smoking?</text:p>
          </table:table-cell>
          <table:table-cell office:value-type="string" calcext:value-type="string">
            <text:p>Wissen Sie, welche Konsequenzen das Rauchen für Ihre Gesundheit hat?</text:p>
          </table:table-cell>
          <table:table-cell table:number-columns-repeated="251"/>
        </table:table-row>
        <table:table-row table:style-name="ro1">
          <table:table-cell office:value-type="string" calcext:value-type="string">
            <text:p>preparando.bene.btn.title</text:p>
          </table:table-cell>
          <table:table-cell office:value-type="string" calcext:value-type="string">
            <text:p>Preparando para parar de fumar</text:p>
          </table:table-cell>
          <table:table-cell office:value-type="string" calcext:value-type="string">
            <text:p>Presparándose para dejar de fumar Preparación para dejar de fumar</text:p>
          </table:table-cell>
          <table:table-cell office:value-type="string" calcext:value-type="string">
            <text:p>Get ready to quit</text:p>
          </table:table-cell>
          <table:table-cell office:value-type="string" calcext:value-type="string">
            <text:p>Vorbereitung auf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ALCULATOR</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gastos.titlepage</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expenses</text:p>
          </table:table-cell>
          <table:table-cell office:value-type="string" calcext:value-type="string">
            <text:p>Finanzieller Aufwand</text:p>
          </table:table-cell>
          <table:table-cell table:number-columns-repeated="251"/>
        </table:table-row>
        <table:table-row table:style-name="ro1">
          <table:table-cell office:value-type="string" calcext:value-type="string">
            <text:p>preparando.gastos.h1.1</text:p>
          </table:table-cell>
          <table:table-cell office:value-type="string" calcext:value-type="string">
            <text:p>Gastos financeiros</text:p>
          </table:table-cell>
          <table:table-cell office:value-type="string" calcext:value-type="string">
            <text:p>Gastos Financieros</text:p>
          </table:table-cell>
          <table:table-cell office:value-type="string" calcext:value-type="string">
            <text:p>Financial expenses</text:p>
          </table:table-cell>
          <table:table-cell office:value-type="string" calcext:value-type="string">
            <text:p>Finanzieller Aufwand</text:p>
          </table:table-cell>
          <table:table-cell table:number-columns-repeated="251"/>
        </table:table-row>
        <table:table-row table:style-name="ro6">
          <table:table-cell office:value-type="string" calcext:value-type="string">
            <text:p>preparando.gastos.p.1</text:p>
          </table:table-cell>
          <table:table-cell office:value-type="string" calcext:value-type="string">
            <text:p>Você sabia que uma pessoa - que fuma um maço de cigarros de 6 reais - gasta em cinco anos R$10.950,00 com cigarros? Isso sem contar os gastos com a saúde.</text:p>
          </table:table-cell>
          <table:table-cell office:value-type="string" calcext:value-type="string">
            <text:p>¿Usted sabía que una persona - que fuma un paquete de cigarrillos que cuesta 11,50 pesos - gasta en cinco años $ 20,987,50 en cigarrillos? Eso sin tener en cuenta los gastos para la salud. Sin mencionar los gastos en salud.</text:p>
          </table:table-cell>
          <table:table-cell table:style-name="ce2" office:value-type="string" calcext:value-type="string">
            <text:p>Did you know that a person who smokes a U.S.$6,00 cigarette pack spends U.S.$10.950 on cigarettes over five years? Not to mention health care costs.</text:p>
          </table:table-cell>
          <table:table-cell office:value-type="string" calcext:value-type="string">
            <text:p>Wussten Sie schon, dass eine Person, die eine Packung Zigarretten für 5,- € täglich raucht, in nur 5 Jahren 9125 € nur für Zigaretten ausgibt. Und dies ohne die Kosten für die Gesundheit zu berücksichtigen.</text:p>
          </table:table-cell>
          <table:table-cell table:number-columns-repeated="251"/>
        </table:table-row>
        <table:table-row table:style-name="ro2">
          <table:table-cell office:value-type="string" calcext:value-type="string">
            <text:p>preparando.gastos.h2.1</text:p>
          </table:table-cell>
          <table:table-cell office:value-type="string" calcext:value-type="string">
            <text:p>Calcule suas economias ao parar de fumar:</text:p>
          </table:table-cell>
          <table:table-cell office:value-type="string" calcext:value-type="string">
            <text:p>Calcule su economía al parar de fumar. Calcule sus ahorros para dejar de fumar:</text:p>
          </table:table-cell>
          <table:table-cell table:style-name="ce2" office:value-type="string" calcext:value-type="string">
            <text:p>Calculate your savings</text:p>
          </table:table-cell>
          <table:table-cell office:value-type="string" calcext:value-type="string">
            <text:p>Berechnen Sie Ihre Ersparnisse, wenn Sie aufhören zu rauchen:</text:p>
          </table:table-cell>
          <table:table-cell table:number-columns-repeated="251"/>
        </table:table-row>
        <table:table-row table:style-name="ro2">
          <table:table-cell office:value-type="string" calcext:value-type="string">
            <text:p>preparando.gastos.value.1</text:p>
          </table:table-cell>
          <table:table-cell office:value-type="string" calcext:value-type="string">
            <text:p>Quantos cigarros você fuma em um dia normal?</text:p>
          </table:table-cell>
          <table:table-cell office:value-type="string" calcext:value-type="string">
            <text:p>¿Cuántos cigarrillos usted fuma en un día normal?</text:p>
          </table:table-cell>
          <table:table-cell table:style-name="ce2" office:value-type="string" calcext:value-type="string">
            <text:p>How many cigarettes do you smoke in an average day?</text:p>
          </table:table-cell>
          <table:table-cell office:value-type="string" calcext:value-type="string">
            <text:p>Wie viele Zigaretten rauchen Sie pro Tag?</text:p>
          </table:table-cell>
          <table:table-cell table:number-columns-repeated="251"/>
        </table:table-row>
        <table:table-row table:style-name="ro1">
          <table:table-cell office:value-type="string" calcext:value-type="string">
            <text:p>preparando.gastos.value.2</text:p>
          </table:table-cell>
          <table:table-cell office:value-type="string" calcext:value-type="string">
            <text:p>Custo do maço de cigarros:</text:p>
          </table:table-cell>
          <table:table-cell office:value-type="string" calcext:value-type="string">
            <text:p>costo del paquete de cigarrillos:</text:p>
          </table:table-cell>
          <table:table-cell office:value-type="string" calcext:value-type="string">
            <text:p>Cost of a pack of cigarettes:</text:p>
          </table:table-cell>
          <table:table-cell office:value-type="string" calcext:value-type="string">
            <text:p>Preis Ihrer Schachtel Zigaretten:</text:p>
          </table:table-cell>
          <table:table-cell table:number-columns-repeated="251"/>
        </table:table-row>
        <table:table-row table:style-name="ro1">
          <table:table-cell office:value-type="string" calcext:value-type="string">
            <text:p>preparando.gastos.btn.1</text:p>
          </table:table-cell>
          <table:table-cell office:value-type="string" calcext:value-type="string">
            <text:p>Calcular</text:p>
          </table:table-cell>
          <table:table-cell office:value-type="string" calcext:value-type="string">
            <text:p>Calcule</text:p>
          </table:table-cell>
          <table:table-cell office:value-type="string" calcext:value-type="string">
            <text:p>Calculate</text:p>
          </table:table-cell>
          <table:table-cell office:value-type="string" calcext:value-type="string">
            <text:p>Berechnen</text:p>
          </table:table-cell>
          <table:table-cell table:number-columns-repeated="251"/>
        </table:table-row>
        <table:table-row table:style-name="ro1">
          <table:table-cell office:value-type="string" calcext:value-type="string">
            <text:p>preparando.gastos.value.3</text:p>
          </table:table-cell>
          <table:table-cell office:value-type="string" calcext:value-type="string">
            <text:p>Por semana:</text:p>
          </table:table-cell>
          <table:table-cell office:value-type="string" calcext:value-type="string">
            <text:p>Semanal:</text:p>
          </table:table-cell>
          <table:table-cell office:value-type="string" calcext:value-type="string">
            <text:p>Per week:</text:p>
          </table:table-cell>
          <table:table-cell office:value-type="string" calcext:value-type="string">
            <text:p>Pro Woche:</text:p>
          </table:table-cell>
          <table:table-cell table:number-columns-repeated="251"/>
        </table:table-row>
        <table:table-row table:style-name="ro1">
          <table:table-cell office:value-type="string" calcext:value-type="string">
            <text:p>preparando.gastos.value.4</text:p>
          </table:table-cell>
          <table:table-cell office:value-type="string" calcext:value-type="string">
            <text:p>Por mês:</text:p>
          </table:table-cell>
          <table:table-cell office:value-type="string" calcext:value-type="string">
            <text:p>Por mes:</text:p>
          </table:table-cell>
          <table:table-cell office:value-type="string" calcext:value-type="string">
            <text:p>Per month:</text:p>
          </table:table-cell>
          <table:table-cell office:value-type="string" calcext:value-type="string">
            <text:p>Pro Monat:</text:p>
          </table:table-cell>
          <table:table-cell table:number-columns-repeated="251"/>
        </table:table-row>
        <table:table-row table:style-name="ro1">
          <table:table-cell office:value-type="string" calcext:value-type="string">
            <text:p>preparando.gastos.value.5</text:p>
          </table:table-cell>
          <table:table-cell office:value-type="string" calcext:value-type="string">
            <text:p>Por ano:</text:p>
          </table:table-cell>
          <table:table-cell office:value-type="string" calcext:value-type="string">
            <text:p>Por año:</text:p>
          </table:table-cell>
          <table:table-cell office:value-type="string" calcext:value-type="string">
            <text:p>Per year:</text:p>
          </table:table-cell>
          <table:table-cell office:value-type="string" calcext:value-type="string">
            <text:p>Pro Jahr:</text:p>
          </table:table-cell>
          <table:table-cell table:number-columns-repeated="251"/>
        </table:table-row>
        <table:table-row table:style-name="ro5">
          <table:table-cell office:value-type="string" calcext:value-type="string">
            <text:p>preparando.gastos.next</text:p>
          </table:table-cell>
          <table:table-cell office:value-type="string" calcext:value-type="string">
            <text:p>Saiba mais sobre os medos mais comuns dos fumantes ao tentarem parar.</text:p>
          </table:table-cell>
          <table:table-cell/>
          <table:table-cell table:style-name="ce2" office:value-type="string" calcext:value-type="string">
            <text:p>Learn more about the most common roadblocks encountered by smokers when trying to quit and how overcome them.</text:p>
          </table:table-cell>
          <table:table-cell office:value-type="string" calcext:value-type="string">
            <text:p>Erfahren Sie mehr über die meist verbreiteten Ängste vor dem Rauchstopp.</text:p>
          </table:table-cell>
          <table:table-cell table:number-columns-repeated="251"/>
        </table:table-row>
        <table:table-row table:style-name="ro1">
          <table:table-cell office:value-type="string" calcext:value-type="string">
            <text:p>preparando.gastos.h2.2</text:p>
          </table:table-cell>
          <table:table-cell office:value-type="string" calcext:value-type="string">
            <text:p>Suas economias:</text:p>
          </table:table-cell>
          <table:table-cell office:value-type="string" calcext:value-type="string">
            <text:p>Su economía:</text:p>
          </table:table-cell>
          <table:table-cell table:style-name="ce2" office:value-type="string" calcext:value-type="string">
            <text:p>Your savings:</text:p>
          </table:table-cell>
          <table:table-cell office:value-type="string" calcext:value-type="string">
            <text:p>Ihre Ersparniss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13">
          <table:table-cell office:value-type="string" calcext:value-type="string">
            <text:p># REMOVING ROADBLOCKS - ABSTINENCE AND CRAVING</text:p>
          </table:table-cell>
          <table:table-cell table:style-name="ce3"/>
          <table:table-cell table:number-columns-repeated="3"/>
          <table:table-cell table:style-name="ce12"/>
          <table:table-cell/>
          <table:table-cell table:style-name="ce12" table:number-columns-spanned="4" table:number-rows-spanned="1"/>
          <table:covered-table-cell table:number-columns-repeated="3" table:style-name="Default"/>
          <table:table-cell table:number-columns-repeated="245"/>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aef.titlepage</text:p>
          </table:table-cell>
          <table:table-cell office:value-type="string" calcext:value-type="string">
            <text:p>Como vencer os medos</text:p>
          </table:table-cell>
          <table:table-cell office:value-type="string" calcext:value-type="string">
            <text:p>Cómo vencer los miedos</text:p>
          </table:table-cell>
          <table:table-cell office:value-type="string" calcext:value-type="string">
            <text:p>How to overcome roadblocks</text:p>
          </table:table-cell>
          <table:table-cell office:value-type="string" calcext:value-type="string">
            <text:p>Wie besiegt man die Ängste</text:p>
          </table:table-cell>
          <table:table-cell table:number-columns-repeated="251"/>
        </table:table-row>
        <table:table-row table:style-name="ro1">
          <table:table-cell office:value-type="string" calcext:value-type="string">
            <text:p>preparando.aef.h1.1</text:p>
          </table:table-cell>
          <table:table-cell office:value-type="string" calcext:value-type="string">
            <text:p>Como vencer os medos</text:p>
          </table:table-cell>
          <table:table-cell office:value-type="string" calcext:value-type="string">
            <text:p>Cómo vencer los miedos</text:p>
          </table:table-cell>
          <table:table-cell office:value-type="string" calcext:value-type="string">
            <text:p>How to overcome roadblocks</text:p>
          </table:table-cell>
          <table:table-cell office:value-type="string" calcext:value-type="string">
            <text:p>Wie besiegt man die Ängste</text:p>
          </table:table-cell>
          <table:table-cell table:number-columns-repeated="251"/>
        </table:table-row>
        <table:table-row table:style-name="ro6">
          <table:table-cell office:value-type="string" calcext:value-type="string">
            <text:p>preparando.aef.p.1</text:p>
          </table:table-cell>
          <table:table-cell office:value-type="string" calcext:value-type="string">
            <text:p>Muitos fumantes desistem de tentar parar devido ao medo do fracasso e insegurança. Saiba mais sobre dois dos medos mais comuns:</text:p>
          </table:table-cell>
          <table:table-cell office:value-type="string" calcext:value-type="string">
            <text:p>Muchos fumadores desisten de intentar dejar de fumar por el miedo al fracaso y a la <text:s/>inseguridad. Sepa más <text:s/>acerca de dos de los temores más comunes: (aqui tbm colocaria: Aprenda más sobre dos de los temores más comunes)</text:p>
          </table:table-cell>
          <table:table-cell table:style-name="ce2" office:value-type="string" calcext:value-type="string">
            <text:p>Many smokers give up trying to quit smoking due to fear of failing and insecurity. Know more about two of the most common roadblocks:</text:p>
          </table:table-cell>
          <table:table-cell office:value-type="string" calcext:value-type="string">
            <text:p>Die meisten Raucher versuchen erst gar nicht aufzuhören zu rauchen, da sie die Angst vor dem Scheitern und Unsicherheit plagen. Erfahren Sie mehr über die zwei gängisten Ängste:</text:p>
          </table:table-cell>
          <table:table-cell table:number-columns-repeated="251"/>
        </table:table-row>
        <table:table-row table:style-name="ro1">
          <table:table-cell office:value-type="string" calcext:value-type="string">
            <text:p>preparando.aef.h2.1</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Abstinenz</text:p>
          </table:table-cell>
          <table:table-cell table:number-columns-repeated="251"/>
        </table:table-row>
        <table:table-row table:style-name="ro5">
          <table:table-cell office:value-type="string" calcext:value-type="string">
            <text:p>preparando.aef.li.1</text:p>
          </table:table-cell>
          <table:table-cell office:value-type="string" calcext:value-type="string">
            <text:p>Alguns fumantes apresentam sintomas da abstinência como dores de cabeça, tonteiras, alteração no sono, irritabilidade.</text:p>
          </table:table-cell>
          <table:table-cell office:value-type="string" calcext:value-type="string">
            <text:p>Algunos fumadores presentan síntomas de abstinencia <text:s/>como dolores de cabeza, mareos, alteración del sueño, irritabilidad.</text:p>
          </table:table-cell>
          <table:table-cell table:style-name="ce2" office:value-type="string" calcext:value-type="string">
            <text:p>Some smokers have withdrawal symptoms such as headaches, dizziness, sleeping problems, and irritability.</text:p>
          </table:table-cell>
          <table:table-cell office:value-type="string" calcext:value-type="string">
            <text:p>Bei einigen Rauchern lassen sich Entzugssymptome wie z.B. Kopfschmerzen, Schwindel, Veränderungen im Schlaf und Irritationen erkennen.</text:p>
          </table:table-cell>
          <table:table-cell table:number-columns-repeated="251"/>
        </table:table-row>
        <table:table-row table:style-name="ro2">
          <table:table-cell office:value-type="string" calcext:value-type="string">
            <text:p>preparando.aef.li.2</text:p>
          </table:table-cell>
          <table:table-cell office:value-type="string" calcext:value-type="string">
            <text:p>Esses sintomas variam de pessoa para pessoa.</text:p>
          </table:table-cell>
          <table:table-cell office:value-type="string" calcext:value-type="string">
            <text:p>Estos síntomas varían en cada persona</text:p>
          </table:table-cell>
          <table:table-cell table:style-name="ce2" office:value-type="string" calcext:value-type="string">
            <text:p>Such symptoms vary from person to person.</text:p>
          </table:table-cell>
          <table:table-cell office:value-type="string" calcext:value-type="string">
            <text:p>Diese Symptome sind von Mensch zu Mensch unterschiedlich.</text:p>
          </table:table-cell>
          <table:table-cell table:number-columns-repeated="251"/>
        </table:table-row>
        <table:table-row table:style-name="ro2">
          <table:table-cell office:value-type="string" calcext:value-type="string">
            <text:p>preparando.aef.li.3</text:p>
          </table:table-cell>
          <table:table-cell office:value-type="string" calcext:value-type="string">
            <text:p>Eles costumam durar no máximo de 1 a 3 semanas.</text:p>
          </table:table-cell>
          <table:table-cell office:value-type="string" calcext:value-type="string">
            <text:p>Acostumbran a durar entre 1 a 3 semanas</text:p>
          </table:table-cell>
          <table:table-cell office:value-type="string" calcext:value-type="string">
            <text:p>They last at least 1 to 3 weeks.</text:p>
          </table:table-cell>
          <table:table-cell office:value-type="string" calcext:value-type="string">
            <text:p>Normalerweise dauern sie zwischen einer und drei Wochen an.</text:p>
          </table:table-cell>
          <table:table-cell table:number-columns-repeated="251"/>
        </table:table-row>
        <table:table-row table:style-name="ro2">
          <table:table-cell office:value-type="string" calcext:value-type="string">
            <text:p>preparando.aef.li.4</text:p>
          </table:table-cell>
          <table:table-cell office:value-type="string" calcext:value-type="string">
            <text:p>Para algumas pessoas, medicamentos podem ajudar a aliviar estes sintomas.</text:p>
          </table:table-cell>
          <table:table-cell office:value-type="string" calcext:value-type="string">
            <text:p>Para algunas personas, los medicamentos pueden ayudar a aliviar estos síntomas.</text:p>
          </table:table-cell>
          <table:table-cell table:style-name="ce2" office:value-type="string" calcext:value-type="string">
            <text:p>Medication may help relieve these symptoms</text:p>
          </table:table-cell>
          <table:table-cell office:value-type="string" calcext:value-type="string">
            <text:p>Für manche Personen kann es hilfreich sein, Medikamente zur Symptomhemmung einzunehmen.</text:p>
          </table:table-cell>
          <table:table-cell table:number-columns-repeated="251"/>
        </table:table-row>
        <table:table-row table:style-name="ro2">
          <table:table-cell office:value-type="string" calcext:value-type="string">
            <text:p>preparando.aef.h2.2</text:p>
          </table:table-cell>
          <table:table-cell office:value-type="string" calcext:value-type="string">
            <text:p>Vontade de fumar - fissura</text:p>
          </table:table-cell>
          <table:table-cell office:value-type="string" calcext:value-type="string">
            <text:p>Deseo de fumar - Deseo Intenso</text:p>
          </table:table-cell>
          <table:table-cell office:value-type="string" calcext:value-type="string">
            <text:p>Urge to smoke - craving</text:p>
          </table:table-cell>
          <table:table-cell office:value-type="string" calcext:value-type="string">
            <text:p>Die Lust zu Rauchen - Entzugssymptom</text:p>
          </table:table-cell>
          <table:table-cell table:number-columns-repeated="251"/>
        </table:table-row>
        <table:table-row table:style-name="ro3">
          <table:table-cell office:value-type="string" calcext:value-type="string">
            <text:p>preparando.aef.li.5</text:p>
          </table:table-cell>
          <table:table-cell office:value-type="string" calcext:value-type="string">
            <text:p>A vontade de fumar - ou fissura - é muito comum nas pessoas que estão parando de fumar.</text:p>
          </table:table-cell>
          <table:table-cell office:value-type="string" calcext:value-type="string">
            <text:p>El deseo de fumar - o deseo intenso - es muy común en las personas que están dejando de fumar.</text:p>
          </table:table-cell>
          <table:table-cell table:style-name="ce2" office:value-type="string" calcext:value-type="string">
            <text:p>The urge to smoke - or craving - is very common in people who are quitting smoking.</text:p>
          </table:table-cell>
          <table:table-cell office:value-type="string" calcext:value-type="string">
            <text:p>Die Lust zu Rauchen - Entzugssymptom - ist sehr üblich bei Personen, die versuchen mit dem Rauchen aufzuhören.</text:p>
          </table:table-cell>
          <table:table-cell table:number-columns-repeated="251"/>
        </table:table-row>
        <table:table-row table:style-name="ro2">
          <table:table-cell office:value-type="string" calcext:value-type="string">
            <text:p>preparando.aef.li.6</text:p>
          </table:table-cell>
          <table:table-cell office:value-type="string" calcext:value-type="string">
            <text:p>Cada episódio não dura mais que poucos minutos, desaparecendo depois.</text:p>
          </table:table-cell>
          <table:table-cell office:value-type="string" calcext:value-type="string">
            <text:p>Cada episodio dura pocos minutos, desapareciendo después.</text:p>
          </table:table-cell>
          <table:table-cell table:style-name="ce2" office:value-type="string" calcext:value-type="string">
            <office:annotation draw:style-name="gr11" draw:text-style-name="P1" svg:width="3.387cm" svg:height="1.781cm" svg:x="7.17cm" svg:y="202.591cm" draw:caption-point-x="24.358cm" draw:caption-point-y="168.497cm">
              <dc:date>1899-12-30T00:00:00</dc:date>
              <text:p text:style-name="P1"><text:span text:style-name="T1">Kimber Richter:</text:span></text:p>
              <text:p text:style-name="P1"><text:span text:style-name="T1">Check this - I think urges are briefer</text:span></text:p>
              <text:p text:style-name="P1"/>
            </office:annotation>
            <text:p>Each urge does not last more than a couple of minutes and goes away afterwards.</text:p>
          </table:table-cell>
          <table:table-cell office:value-type="string" calcext:value-type="string">
            <text:p>Jede dieser Etappen dauert nicht länger als fünf Minuten, danach verschwindet das Gefühl sofort.</text:p>
          </table:table-cell>
          <table:table-cell table:number-columns-repeated="251"/>
        </table:table-row>
        <table:table-row table:style-name="ro5">
          <table:table-cell office:value-type="string" calcext:value-type="string">
            <text:p>preparando.aef.li.7</text:p>
          </table:table-cell>
          <table:table-cell office:value-type="string" calcext:value-type="string">
            <text:p>Existem medicamentos e técnicas simples de relaxamento que ajudam contra a vontade de fumar. Ensinamos algumas no nosso programa.</text:p>
          </table:table-cell>
          <table:table-cell office:value-type="string" calcext:value-type="string">
            <text:p>Existen medicamentos y técnicas sencillas de relajación que ayudan contra las ganas de fumar. Enseñamos algunas en nuestro programa.</text:p>
          </table:table-cell>
          <table:table-cell table:style-name="ce2" office:value-type="string" calcext:value-type="string">
            <text:p>Medications and simple relaxation techniques may help you dealing with urges. We will teach some of them in our quit plan.</text:p>
          </table:table-cell>
          <table:table-cell office:value-type="string" calcext:value-type="string">
            <text:p>Es existieren Medikamente und einfache entspannende Techniken, die gegen die Lust zu Rauchen helfen. Wir bringen Ihnen einige bei.</text:p>
          </table:table-cell>
          <table:table-cell table:number-columns-repeated="251"/>
        </table:table-row>
        <table:table-row table:style-name="ro3">
          <table:table-cell office:value-type="string" calcext:value-type="string">
            <text:p>preparando.aef.next.p</text:p>
          </table:table-cell>
          <table:table-cell office:value-type="string" calcext:value-type="string">
            <text:p>Ganho de peso e o medo de fracassar são outras barreiras para o tratamento. Saiba mais.</text:p>
          </table:table-cell>
          <table:table-cell office:value-type="string" calcext:value-type="string">
            <text:p>El aumento de peso y el miedo al fracaso son otras barreras del tratamiento. Conozca más.</text:p>
          </table:table-cell>
          <table:table-cell table:style-name="ce2" office:value-type="string" calcext:value-type="string">
            <text:p>Weight gain and fear of failing are other barriers for the treatment. Know more.</text:p>
          </table:table-cell>
          <table:table-cell office:value-type="string" calcext:value-type="string">
            <text:p>Gewichtszunahme oder die Angst vor dem Scheitern sind weitere Hindernisse. Erfahren Sie mehr.</text:p>
          </table:table-cell>
          <table:table-cell table:number-columns-repeated="251"/>
        </table:table-row>
        <table:table-row table:style-name="ro1">
          <table:table-cell office:value-type="string" calcext:value-type="string">
            <text:p>preparando.aef.btn.title</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pronto.evitar.h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to avoid relapses</text:p>
          </table:table-cell>
          <table:table-cell office:value-type="string" calcext:value-type="string">
            <text:p>Wie vermeidet man Rückfäll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MOVING ROADBLOCKS - WEIGHT</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3">
          <table:table-cell office:value-type="string" calcext:value-type="string">
            <text:p>preparando.medos.titlepage</text:p>
          </table:table-cell>
          <table:table-cell office:value-type="string" calcext:value-type="string">
            <text:p>Como vencer os medos de peso e não conseguir</text:p>
          </table:table-cell>
          <table:table-cell office:value-type="string" calcext:value-type="string">
            <text:p>¿Cómo superar los temores de aumento de peso y de no lograr dejar de fumar?</text:p>
          </table:table-cell>
          <table:table-cell table:style-name="ce2" office:value-type="string" calcext:value-type="string">
            <text:p>How to overcome the fears of gaining weight and failing to quit smoking.</text:p>
          </table:table-cell>
          <table:table-cell office:value-type="string" calcext:value-type="string">
            <text:p>Wie besiegt man die Angst vor einer Gewichtszunahme und vor dem Scheitern</text:p>
          </table:table-cell>
          <table:table-cell table:number-columns-repeated="251"/>
        </table:table-row>
        <table:table-row table:style-name="ro1">
          <table:table-cell office:value-type="string" calcext:value-type="string">
            <text:p>preparando.medos.img.alt</text:p>
          </table:table-cell>
          <table:table-cell office:value-type="string" calcext:value-type="string">
            <text:p>Ganho de peso é um medo comum</text:p>
          </table:table-cell>
          <table:table-cell office:value-type="string" calcext:value-type="string">
            <text:p>El aumento de peso es un temor común</text:p>
          </table:table-cell>
          <table:table-cell office:value-type="string" calcext:value-type="string">
            <text:p>Weight gaining is a common fear</text:p>
          </table:table-cell>
          <table:table-cell office:value-type="string" calcext:value-type="string">
            <text:p>Die Gewichtszunahme ist eine weit verbreitete Sorge</text:p>
          </table:table-cell>
          <table:table-cell table:number-columns-repeated="251"/>
        </table:table-row>
        <table:table-row table:style-name="ro1">
          <table:table-cell office:value-type="string" calcext:value-type="string">
            <text:p>preparando.medos.h1.1</text:p>
          </table:table-cell>
          <table:table-cell office:value-type="string" calcext:value-type="string">
            <text:p>Como vencer os medos</text:p>
          </table:table-cell>
          <table:table-cell office:value-type="string" calcext:value-type="string">
            <text:p>Cómo superar los miedos</text:p>
          </table:table-cell>
          <table:table-cell office:value-type="string" calcext:value-type="string">
            <text:p>How to overcome the fears</text:p>
          </table:table-cell>
          <table:table-cell office:value-type="string" calcext:value-type="string">
            <text:p>Wie man die Ängste besiegt</text:p>
          </table:table-cell>
          <table:table-cell table:number-columns-repeated="251"/>
        </table:table-row>
        <table:table-row table:style-name="ro3">
          <table:table-cell office:value-type="string" calcext:value-type="string">
            <text:p>preparando.medos.p.1</text:p>
          </table:table-cell>
          <table:table-cell office:value-type="string" calcext:value-type="string">
            <text:p>Muitos fumantes desistem de tentar devido ao medo do ganho de peso ou de fracassar.</text:p>
          </table:table-cell>
          <table:table-cell office:value-type="string" calcext:value-type="string">
            <text:p>Muchos fumadores desisten por miedo al aumento de peso o por el miedo a fracasar.</text:p>
          </table:table-cell>
          <table:table-cell table:style-name="ce2" office:value-type="string" calcext:value-type="string">
            <text:p>Many smokers give up quitting due to their fear of gaining weight or failure.</text:p>
          </table:table-cell>
          <table:table-cell office:value-type="string" calcext:value-type="string">
            <text:p>Die meisten Raucher versuchen erst gar nicht aufzuhören zu rauchen, da sie Angst vor einer Gewichtszunahme und dem Scheitern haben.</text:p>
          </table:table-cell>
          <table:table-cell table:number-columns-repeated="251"/>
        </table:table-row>
        <table:table-row table:style-name="ro1">
          <table:table-cell office:value-type="string" calcext:value-type="string">
            <text:p>preparando.medos.h2.1</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2">
          <table:table-cell office:value-type="string" calcext:value-type="string">
            <text:p>preparando.medos.li.1</text:p>
          </table:table-cell>
          <table:table-cell office:value-type="string" calcext:value-type="string">
            <text:p>Alguns fumantes podem ganhar peso nos primeiros meses após parar de fumar;</text:p>
          </table:table-cell>
          <table:table-cell office:value-type="string" calcext:value-type="string">
            <text:p>Algunos fumadores pueden aumentar de peso en los primeros meses después de dejar de fumar;</text:p>
          </table:table-cell>
          <table:table-cell table:style-name="ce2" office:value-type="string" calcext:value-type="string">
            <text:p>Some smokers might gain weight in the first months after quitting;</text:p>
          </table:table-cell>
          <table:table-cell office:value-type="string" calcext:value-type="string">
            <text:p>Einige Raucher können in den ersten Monaten des Entzugs an Gewicht zunehmen.</text:p>
          </table:table-cell>
          <table:table-cell table:number-columns-repeated="251"/>
        </table:table-row>
        <table:table-row table:style-name="ro2">
          <table:table-cell office:value-type="string" calcext:value-type="string">
            <text:p>preparando.medos.li.2</text:p>
          </table:table-cell>
          <table:table-cell office:value-type="string" calcext:value-type="string">
            <text:p>A média de ganho de peso, costuma variar entre 2 a 4 quilos.</text:p>
          </table:table-cell>
          <table:table-cell office:value-type="string" calcext:value-type="string">
            <text:p>El promedio de aumento de peso suele variar entre <text:s/>2 a 4 kilos.</text:p>
          </table:table-cell>
          <table:table-cell table:style-name="ce2" office:value-type="string" calcext:value-type="string">
            <text:p>Average weight gain varies from 2 to 4 kilos (4.4 - 8.8 lbs).</text:p>
          </table:table-cell>
          <table:table-cell office:value-type="string" calcext:value-type="string">
            <text:p>Im Durchschnitt liegt die Gewichtszunahme zwischen 2 und 4 Kilos.</text:p>
          </table:table-cell>
          <table:table-cell table:number-columns-repeated="251"/>
        </table:table-row>
        <table:table-row table:style-name="ro1">
          <table:table-cell office:value-type="string" calcext:value-type="string">
            <text:p>preparando.medos.li.3</text:p>
          </table:table-cell>
          <table:table-cell office:value-type="string" calcext:value-type="string">
            <text:p>Alguns fumantes podem até mesmo emagrecer.</text:p>
          </table:table-cell>
          <table:table-cell office:value-type="string" calcext:value-type="string">
            <text:p>Algunos fumadores pueden incluso perder peso.</text:p>
          </table:table-cell>
          <table:table-cell office:value-type="string" calcext:value-type="string">
            <text:p>Some smokers may lose weight during a quit attempt.</text:p>
          </table:table-cell>
          <table:table-cell office:value-type="string" calcext:value-type="string">
            <text:p>Einige Raucher verlieren sogar an Gewicht.</text:p>
          </table:table-cell>
          <table:table-cell table:number-columns-repeated="251"/>
        </table:table-row>
        <table:table-row table:style-name="ro2">
          <table:table-cell office:value-type="string" calcext:value-type="string">
            <text:p>preparando.medos.h2.2</text:p>
          </table:table-cell>
          <table:table-cell office:value-type="string" calcext:value-type="string">
            <text:p>Medo de não conseguir ou recair</text:p>
          </table:table-cell>
          <table:table-cell office:value-type="string" calcext:value-type="string">
            <text:p>Miedo de no conseguir parar de furmar o recaer</text:p>
          </table:table-cell>
          <table:table-cell table:style-name="ce2" office:value-type="string" calcext:value-type="string">
            <text:p>Fear of failing to quit</text:p>
          </table:table-cell>
          <table:table-cell office:value-type="string" calcext:value-type="string">
            <text:p>Die Angst, es nicht zu schaffen und rückfällig zu werden.</text:p>
          </table:table-cell>
          <table:table-cell table:number-columns-repeated="251"/>
        </table:table-row>
        <table:table-row table:style-name="ro3">
          <table:table-cell office:value-type="string" calcext:value-type="string">
            <text:p>preparando.medos.li.4</text:p>
          </table:table-cell>
          <table:table-cell office:value-type="string" calcext:value-type="string">
            <text:p>Para de fumar é não é fácil. Fumantes tentam em média de 3 a 5 vezes antes de conseguir parar definitivamente.</text:p>
          </table:table-cell>
          <table:table-cell office:value-type="string" calcext:value-type="string">
            <text:p>Dejar de fumar no es fácil. Los fumadores intentan en promedio de 3 a 5 veces antes de poder finalmente dejar de fumar.</text:p>
          </table:table-cell>
          <table:table-cell table:style-name="ce2" office:value-type="string" calcext:value-type="string">
            <text:p>Stopping smoking is not easy. Smokers usually try about 3 to 5 times before finally quitting.</text:p>
          </table:table-cell>
          <table:table-cell office:value-type="string" calcext:value-type="string">
            <text:p>Es ist nicht einfach mit dem Rauchen aufzuhören. Raucher benötigen im Durchschnitt drei bis fünf Versuche bis zum endgültigen Rauchstopp.</text:p>
          </table:table-cell>
          <table:table-cell table:number-columns-repeated="251"/>
        </table:table-row>
        <table:table-row table:style-name="ro5">
          <table:table-cell office:value-type="string" calcext:value-type="string">
            <text:p>preparando.medos.li.5</text:p>
          </table:table-cell>
          <table:table-cell office:value-type="string" calcext:value-type="string">
            <text:p>Nós preparamos dicas no nosso programa para evitar o ganho de peso e combater a vontade de fumar.</text:p>
          </table:table-cell>
          <table:table-cell office:value-type="string" calcext:value-type="string">
            <text:p>Nosotros preparamos consejos en nuestro programa para prevenir el aumento de peso y luchar contra las ganas de fumar.</text:p>
          </table:table-cell>
          <table:table-cell table:style-name="ce2" office:value-type="string" calcext:value-type="string">
            <text:p>We have prepared tips in our program in order to avoid weight gain and deal with urges</text:p>
          </table:table-cell>
          <table:table-cell office:value-type="string" calcext:value-type="string">
            <text:p>Wir geben Ihnen ein paar Ratschläge, die Ihnen helfen, die Gewichtszunahme und die Lust zu Rauchen zu umgehen.</text:p>
          </table:table-cell>
          <table:table-cell table:number-columns-repeated="251"/>
        </table:table-row>
        <table:table-row table:style-name="ro3">
          <table:table-cell office:value-type="string" calcext:value-type="string">
            <text:p>preparando.medos.next.p</text:p>
          </table:table-cell>
          <table:table-cell office:value-type="string" calcext:value-type="string">
            <text:p>Ansiedade e depressão são problemas comuns entre fumantes e precisam de atenção especial.</text:p>
          </table:table-cell>
          <table:table-cell office:value-type="string" calcext:value-type="string">
            <text:p>Ansiedad y <text:s/>depresión son los problemas más comunes entre los fumadores y necesitan de atención especial.</text:p>
          </table:table-cell>
          <table:table-cell office:value-type="string" calcext:value-type="string">
            <text:p>Anxiety and depression are common issues among smokers and they must get special attention.</text:p>
          </table:table-cell>
          <table:table-cell office:value-type="string" calcext:value-type="string">
            <text:p>Angst und Depressionen sind ebenso gängige Probleme von Rauchern und müssen besonders behandelt werden.</text:p>
          </table:table-cell>
          <table:table-cell table:number-columns-repeated="251"/>
        </table:table-row>
        <table:table-row table:style-name="ro1">
          <table:table-cell office:value-type="string" calcext:value-type="string">
            <text:p>preparando.medos.btn.title</text:p>
          </table:table-cell>
          <table:table-cell office:value-type="string" calcext:value-type="string">
            <text:p>Ansiedade 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Angst und Depressionen</text:p>
          </table:table-cell>
          <table:table-cell table:number-columns-repeated="251"/>
        </table:table-row>
        <table:table-row table:style-name="ro1">
          <table:table-cell office:value-type="string" calcext:value-type="string">
            <text:p>preparando.ref</text:p>
          </table:table-cell>
          <table:table-cell office:value-type="string" calcext:value-type="string">
            <text:p>Fonte:</text:p>
          </table:table-cell>
          <table:table-cell office:value-type="string" calcext:value-type="string">
            <text:p>Fuente:</text:p>
          </table:table-cell>
          <table:table-cell office:value-type="string" calcext:value-type="string">
            <text:p>Source:</text:p>
          </table:table-cell>
          <table:table-cell office:value-type="string" calcext:value-type="string">
            <text:p>Quell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13">
          <table:table-cell office:value-type="string" calcext:value-type="string">
            <text:p># REMOVING ROADBLOCKS - ANXIETY AND DEPRESSIO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aed.titlepage</text:p>
          </table:table-cell>
          <table:table-cell office:value-type="string" calcext:value-type="string">
            <text:p>Ansiedade d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Angst und Depression</text:p>
          </table:table-cell>
          <table:table-cell table:number-columns-repeated="251"/>
        </table:table-row>
        <table:table-row table:style-name="ro1">
          <table:table-cell office:value-type="string" calcext:value-type="string">
            <text:p>preparando.aed.h1.1</text:p>
          </table:table-cell>
          <table:table-cell office:value-type="string" calcext:value-type="string">
            <text:p>Ansiedade de depressão</text:p>
          </table:table-cell>
          <table:table-cell office:value-type="string" calcext:value-type="string">
            <text:p>Ansiedad y depresión</text:p>
          </table:table-cell>
          <table:table-cell office:value-type="string" calcext:value-type="string">
            <text:p>Anxiety and depression</text:p>
          </table:table-cell>
          <table:table-cell office:value-type="string" calcext:value-type="string">
            <text:p>Angst und Depression</text:p>
          </table:table-cell>
          <table:table-cell table:number-columns-repeated="251"/>
        </table:table-row>
        <table:table-row table:style-name="ro2">
          <table:table-cell office:value-type="string" calcext:value-type="string">
            <text:p>preparando.aed.img.alt</text:p>
          </table:table-cell>
          <table:table-cell table:number-columns-repeated="2" office:value-type="string" calcext:value-type="string">
            <text:p>Sorrowing Old Man - Vincent van Gogh</text:p>
          </table:table-cell>
          <table:table-cell table:style-name="ce2" office:value-type="string" calcext:value-type="string">
            <text:p>Sorrowing Old Man <text:s/>- Vincent van Gogh</text:p>
          </table:table-cell>
          <table:table-cell office:value-type="string" calcext:value-type="string">
            <text:p>Sorrowing Old Man - Vincent van Gogh</text:p>
          </table:table-cell>
          <table:table-cell table:number-columns-repeated="251"/>
        </table:table-row>
        <table:table-row table:style-name="ro3">
          <table:table-cell office:value-type="string" calcext:value-type="string">
            <text:p>preparando.aed.p.1</text:p>
          </table:table-cell>
          <table:table-cell office:value-type="string" calcext:value-type="string">
            <text:p>Tanto a ansiedade e depressão são fatores importantes para o tratamento do tabagismo.</text:p>
          </table:table-cell>
          <table:table-cell office:value-type="string" calcext:value-type="string">
            <text:p>Tanto la ansiedad y la depresión son <text:s/>factores importantes para el tratamiento del tabaquismo.</text:p>
          </table:table-cell>
          <table:table-cell table:style-name="ce2" office:value-type="string" calcext:value-type="string">
            <text:p>Both anxiety and depression are important factors for tobacco cessation programs.</text:p>
          </table:table-cell>
          <table:table-cell office:value-type="string" calcext:value-type="string">
            <text:p>Sowohl Angst als auch Depressionen sind wichtige Faktoren bei der Behandlung der Tabakabhängigkeit.</text:p>
          </table:table-cell>
          <table:table-cell table:number-columns-repeated="251"/>
        </table:table-row>
        <table:table-row table:style-name="ro2">
          <table:table-cell office:value-type="string" calcext:value-type="string">
            <text:p>preparando.aed.li.1</text:p>
          </table:table-cell>
          <table:table-cell office:value-type="string" calcext:value-type="string">
            <text:p>A depressão é mais comum nos fumantes que os não fumantes.</text:p>
          </table:table-cell>
          <table:table-cell office:value-type="string" calcext:value-type="string">
            <text:p>La depresión es más común en los fumadores que en los no fumadores.</text:p>
          </table:table-cell>
          <table:table-cell table:style-name="ce2" office:value-type="string" calcext:value-type="string">
            <text:p>Depression is more common among smokers than among non-smokers.</text:p>
          </table:table-cell>
          <table:table-cell office:value-type="string" calcext:value-type="string">
            <text:p>Depressionen treten gewöhnlich häufiger bei Rauchern als bei Nichtrauchern auf.</text:p>
          </table:table-cell>
          <table:table-cell table:number-columns-repeated="251"/>
        </table:table-row>
        <table:table-row table:style-name="ro2">
          <table:table-cell office:value-type="string" calcext:value-type="string">
            <text:p>preparando.aed.li.2</text:p>
          </table:table-cell>
          <table:table-cell office:value-type="string" calcext:value-type="string">
            <text:p>Transtornos de ansiedade também são mais comuns.</text:p>
          </table:table-cell>
          <table:table-cell office:value-type="string" calcext:value-type="string">
            <text:p>Trastornos de ansiedad también son más comunes.</text:p>
          </table:table-cell>
          <table:table-cell table:style-name="ce2" office:value-type="string" calcext:value-type="string">
            <text:p>Anxiety disorders are more common as well.</text:p>
          </table:table-cell>
          <table:table-cell office:value-type="string" calcext:value-type="string">
            <text:p>Angststörungen sind ebenso häufiger.</text:p>
          </table:table-cell>
          <table:table-cell table:number-columns-repeated="251"/>
        </table:table-row>
        <table:table-row table:style-name="ro3">
          <table:table-cell office:value-type="string" calcext:value-type="string">
            <text:p>preparando.aed.question.1</text:p>
          </table:table-cell>
          <table:table-cell office:value-type="string" calcext:value-type="string">
            <text:p>Você foi diagnosticado com depressão por um profissional de saúde nos últimos 12 meses?</text:p>
          </table:table-cell>
          <table:table-cell office:value-type="string" calcext:value-type="string">
            <text:p>¿Usted fue diagnosticado con depresión por un profesional de la salud en los últimos 12 meses?</text:p>
          </table:table-cell>
          <table:table-cell table:style-name="ce2" office:value-type="string" calcext:value-type="string">
            <text:p>Have you been diagnosed for depression by a health professional within the last 12 months?</text:p>
          </table:table-cell>
          <table:table-cell office:value-type="string" calcext:value-type="string">
            <text:p>Wurden bei Ihnen in den letzten 12 Monaten Depressionen von einem Fachmediziner diagnostiziert?</text:p>
          </table:table-cell>
          <table:table-cell table:number-columns-repeated="251"/>
        </table:table-row>
        <table:table-row table:style-name="ro3">
          <table:table-cell office:value-type="string" calcext:value-type="string">
            <text:p>preparando.aed.question.2</text:p>
          </table:table-cell>
          <table:table-cell office:value-type="string" calcext:value-type="string">
            <text:p>Você já foi diagnosticado com ansiedade por um profissional de saúde nos últimos 12 meses?</text:p>
          </table:table-cell>
          <table:table-cell office:value-type="string" calcext:value-type="string">
            <text:p>¿Usted ya fue diagnosticado con ansiedad por un profesional de la salud en los últimos 12 meses?</text:p>
          </table:table-cell>
          <table:table-cell table:style-name="ce2" office:value-type="string" calcext:value-type="string">
            <text:p>Have you been diagnosed for anxiety by a health professional within the last 12 months?</text:p>
          </table:table-cell>
          <table:table-cell office:value-type="string" calcext:value-type="string">
            <text:p>Wurden bei Ihnen in den letzten 12 Monaten Ängste von einem Fachmediziner diagnostiziert?</text:p>
          </table:table-cell>
          <table:table-cell table:number-columns-repeated="251"/>
        </table:table-row>
        <table:table-row table:style-name="ro1">
          <table:table-cell office:value-type="string" calcext:value-type="string">
            <text:p>preparando.aed.question.option.1</text:p>
          </table:table-cell>
          <table:table-cell office:value-type="string" calcext:value-type="string">
            <text:p>Sim</text:p>
          </table:table-cell>
          <table:table-cell office:value-type="string" calcext:value-type="string">
            <text:p>Sí</text:p>
          </table:table-cell>
          <table:table-cell office:value-type="string" calcext:value-type="string">
            <text:p>Yes</text:p>
          </table:table-cell>
          <table:table-cell office:value-type="string" calcext:value-type="string">
            <text:p>Ja</text:p>
          </table:table-cell>
          <table:table-cell table:number-columns-repeated="251"/>
        </table:table-row>
        <table:table-row table:style-name="ro1">
          <table:table-cell office:value-type="string" calcext:value-type="string">
            <text:p>preparando.aed.question.option.2</text:p>
          </table:table-cell>
          <table:table-cell office:value-type="string" calcext:value-type="string">
            <text:p>Não</text:p>
          </table:table-cell>
          <table:table-cell table:number-columns-repeated="2" office:value-type="string" calcext:value-type="string">
            <text:p>No</text:p>
          </table:table-cell>
          <table:table-cell office:value-type="string" calcext:value-type="string">
            <text:p>Nein</text:p>
          </table:table-cell>
          <table:table-cell table:number-columns-repeated="251"/>
        </table:table-row>
        <table:table-row table:style-name="ro1">
          <table:table-cell office:value-type="string" calcext:value-type="string">
            <text:p>preparando.aed.h4.1</text:p>
          </table:table-cell>
          <table:table-cell office:value-type="string" calcext:value-type="string">
            <text:p>Se sim</text:p>
          </table:table-cell>
          <table:table-cell office:value-type="string" calcext:value-type="string">
            <text:p>En caso afirmativo</text:p>
          </table:table-cell>
          <table:table-cell office:value-type="string" calcext:value-type="string">
            <text:p>If so</text:p>
          </table:table-cell>
          <table:table-cell office:value-type="string" calcext:value-type="string">
            <text:p>Wenn Ja</text:p>
          </table:table-cell>
          <table:table-cell table:number-columns-repeated="251"/>
        </table:table-row>
        <table:table-row table:style-name="ro6">
          <table:table-cell office:value-type="string" calcext:value-type="string">
            <text:p>preparando.aed.p.2</text:p>
          </table:table-cell>
          <table:table-cell office:value-type="string" calcext:value-type="string">
            <text:p>Se você respondeu sim para uma das perguntas, recomendamos que você procure apoio médico ao tentar parar de fumar. No entanto, sinta-se à vontade para ir para o próximo passo.</text:p>
          </table:table-cell>
          <table:table-cell office:value-type="string" calcext:value-type="string">
            <text:p>Si usted contestó sí a cualquiera de las preguntas, recomendamos que busque apoyo medico al intentar de dejar de fumar. Sin embargo, no dude en ir al siguiente paso.</text:p>
          </table:table-cell>
          <table:table-cell table:style-name="ce2" office:value-type="string" calcext:value-type="string">
            <text:p>If you have answered yes to one of these questions, we recommend seeing a doctor if you are planning a quit attempt. However, feel free to go to the next step.</text:p>
          </table:table-cell>
          <table:table-cell office:value-type="string" calcext:value-type="string">
            <text:p>Wenn Sie eine der Fragen mit Ja beantwortet haben, dann empfehlen wir Ihnen ärztliche Hilfe während Sie versuchen, mit dem Rauchen aufzuhören. Fühlen Sie sich jedoch frei, mit dem Programm fortzufahren.</text:p>
          </table:table-cell>
          <table:table-cell table:number-columns-repeated="251"/>
        </table:table-row>
        <table:table-row table:style-name="ro1">
          <table:table-cell office:value-type="string" calcext:value-type="string">
            <text:p>preparando.aed.h4.2</text:p>
          </table:table-cell>
          <table:table-cell office:value-type="string" calcext:value-type="string">
            <text:p>Se não</text:p>
          </table:table-cell>
          <table:table-cell office:value-type="string" calcext:value-type="string">
            <text:p>Si no</text:p>
          </table:table-cell>
          <table:table-cell office:value-type="string" calcext:value-type="string">
            <text:p>If not</text:p>
          </table:table-cell>
          <table:table-cell office:value-type="string" calcext:value-type="string">
            <text:p>Wenn Nein</text:p>
          </table:table-cell>
          <table:table-cell table:number-columns-repeated="251"/>
        </table:table-row>
        <table:table-row table:style-name="ro5">
          <table:table-cell office:value-type="string" calcext:value-type="string">
            <text:p>preparando.aed.p.3</text:p>
          </table:table-cell>
          <table:table-cell office:value-type="string" calcext:value-type="string">
            <text:p>Que bom que você não possui nenhum desses dois problemas muito comuns entre fumantes. Sinta-se à vontade parar ir para o próximo passo.</text:p>
          </table:table-cell>
          <table:table-cell office:value-type="string" calcext:value-type="string">
            <text:p>Que bien que usted no posee ninguno de esos dos problemas muy comunes entre fumadores. No dude en ir al siguiente paso.</text:p>
          </table:table-cell>
          <table:table-cell table:style-name="ce2" office:value-type="string" calcext:value-type="string">
            <text:p>Good news! You do not have any of these problems, which are very common among smokers. Feel free to go to the next step.</text:p>
          </table:table-cell>
          <table:table-cell office:value-type="string" calcext:value-type="string">
            <text:p>Wie schön, dass Sie mit keinem dieser für Raucher gängigen Probleme konfrontiert sind. Fühlen Sie sich frei, mit dem Programm fortzufahren.</text:p>
          </table:table-cell>
          <table:table-cell table:number-columns-repeated="251"/>
        </table:table-row>
        <table:table-row table:style-name="ro5">
          <table:table-cell office:value-type="string" calcext:value-type="string">
            <text:p>preparando.aed.next.p</text:p>
          </table:table-cell>
          <table:table-cell office:value-type="string" calcext:value-type="string">
            <text:p>Muitos fumantes sentem que precisam parar mas não conseguem abandonar o prazer o cigarro. Saiba como lidar com esse sentimento.</text:p>
          </table:table-cell>
          <table:table-cell office:value-type="string" calcext:value-type="string">
            <text:p>Muchos fumadores sienten que necesitan parar, pero no consiguen abandonar el placer producido por el cigarrillo. Sepa como enfrentar este sentimiento. creen que tienen que dejar de fumar, pero no pueden dejar el placer de fumar. Aprenda cómo hacer frente a este sentimiento.</text:p>
          </table:table-cell>
          <table:table-cell table:style-name="ce2" office:value-type="string" calcext:value-type="string">
            <text:p>Many smokers feel like they need to quit smoking but they cannot give up the pleasure of smoking. Find out how to deal with this feeling.</text:p>
          </table:table-cell>
          <table:table-cell office:value-type="string" calcext:value-type="string">
            <text:p>Viele Raucher haben das Bedürfnis aufzuhören, schaffen es aber nicht, dem Vergnügen der Zigarrette standzuhalten. Erfahren Sie, wie Sie mit diesem Gefühl umgehen.</text:p>
          </table:table-cell>
          <table:table-cell table:number-columns-repeated="251"/>
        </table:table-row>
        <table:table-row table:style-name="ro1">
          <table:table-cell office:value-type="string" calcext:value-type="string">
            <text:p>preparando.aed.btn.avaliar</text:p>
          </table:table-cell>
          <table:table-cell office:value-type="string" calcext:value-type="string">
            <text:p>Avaliar</text:p>
          </table:table-cell>
          <table:table-cell office:value-type="string" calcext:value-type="string">
            <text:p>Evaluar</text:p>
          </table:table-cell>
          <table:table-cell office:value-type="string" calcext:value-type="string">
            <text:p>Test</text:p>
          </table:table-cell>
          <table:table-cell office:value-type="string" calcext:value-type="string">
            <text:p>Bewert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FERRAL</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ajuda.titlepage</text:p>
          </table:table-cell>
          <table:table-cell office:value-type="string" calcext:value-type="string">
            <text:p>Onde encontrar ajuda</text:p>
          </table:table-cell>
          <table:table-cell office:value-type="string" calcext:value-type="string">
            <text:p>Dónde encontrar ayuda</text:p>
          </table:table-cell>
          <table:table-cell office:value-type="string" calcext:value-type="string">
            <text:p>Where to seek help</text:p>
          </table:table-cell>
          <table:table-cell office:value-type="string" calcext:value-type="string">
            <text:p>Wo Sie Hilfe finden</text:p>
          </table:table-cell>
          <table:table-cell table:number-columns-repeated="251"/>
        </table:table-row>
        <table:table-row table:style-name="ro1">
          <table:table-cell office:value-type="string" calcext:value-type="string">
            <text:p>preparando.ajuda.h1.1</text:p>
          </table:table-cell>
          <table:table-cell office:value-type="string" calcext:value-type="string">
            <text:p>Onde encontrar ajuda parar parar de fumar</text:p>
          </table:table-cell>
          <table:table-cell office:value-type="string" calcext:value-type="string">
            <text:p>Dónde encontrar ayuda para dejar de fumar</text:p>
          </table:table-cell>
          <table:table-cell office:value-type="string" calcext:value-type="string">
            <text:p>Where to seek help to quit smoking</text:p>
          </table:table-cell>
          <table:table-cell office:value-type="string" calcext:value-type="string">
            <text:p>Wo finden Sie Hilfe, um mit dem Rauchen aufzuhören?</text:p>
          </table:table-cell>
          <table:table-cell table:number-columns-repeated="251"/>
        </table:table-row>
        <table:table-row table:style-name="ro1">
          <table:table-cell office:value-type="string" calcext:value-type="string">
            <text:p>preparando.ajuda.h4.1</text:p>
          </table:table-cell>
          <table:table-cell office:value-type="string" calcext:value-type="string">
            <text:p>Online - Programa Viva sem Tabaco</text:p>
          </table:table-cell>
          <table:table-cell office:value-type="string" calcext:value-type="string">
            <text:p>En línea (Online) Programa Viva sinTabaco</text:p>
          </table:table-cell>
          <table:table-cell office:value-type="string" calcext:value-type="string">
            <text:p>Online - Live without Tobacco program</text:p>
          </table:table-cell>
          <table:table-cell office:value-type="string" calcext:value-type="string">
            <text:p>Onlineprogramm - Lebe ohne Tabak</text:p>
          </table:table-cell>
          <table:table-cell table:number-columns-repeated="251"/>
        </table:table-row>
        <table:table-row table:style-name="ro3">
          <table:table-cell office:value-type="string" calcext:value-type="string">
            <text:p>preparando.ajuda.p.1</text:p>
          </table:table-cell>
          <table:table-cell office:value-type="string" calcext:value-type="string">
            <text:p>Pronto para parar de fumar? Crie uma conta em menos de um minuto. É totalmente gratuito.</text:p>
          </table:table-cell>
          <table:table-cell office:value-type="string" calcext:value-type="string">
            <text:p>¿Listo para dejar de fumar? Cree una cuenta en menos de un minuto. Es totalmente gratuito.</text:p>
          </table:table-cell>
          <table:table-cell table:style-name="ce2" office:value-type="string" calcext:value-type="string">
            <text:p>Are you ready to stop smoking? Sign up for an account in less than a minute. It's totally free.</text:p>
          </table:table-cell>
          <table:table-cell office:value-type="string" calcext:value-type="string">
            <text:p>Sind Sie bereit, mit dem Rauchen aufzuhören? Richten Sie sich in weniger als einer Minute einen Account ein. Hundertprozentig gratis.</text:p>
          </table:table-cell>
          <table:table-cell table:number-columns-repeated="251"/>
        </table:table-row>
        <table:table-row table:style-name="ro1">
          <table:table-cell office:value-type="string" calcext:value-type="string">
            <text:p>preparando.ajuda.h4.2</text:p>
          </table:table-cell>
          <table:table-cell office:value-type="string" calcext:value-type="string">
            <text:p>Telefone - Serviço VivaVoz</text:p>
          </table:table-cell>
          <table:table-cell office:value-type="string" calcext:value-type="string">
            <text:p>Teléfono - Servicio Viva voz</text:p>
          </table:table-cell>
          <table:table-cell office:value-type="string" calcext:value-type="string">
            <text:p>Telephone - Quitlines</text:p>
          </table:table-cell>
          <table:table-cell office:value-type="string" calcext:value-type="string">
            <text:p>Telefonservice</text:p>
          </table:table-cell>
          <table:table-cell table:number-columns-repeated="251"/>
        </table:table-row>
        <table:table-row table:style-name="ro3">
          <table:table-cell office:value-type="string" calcext:value-type="string">
            <text:p>preparando.ajuda.p2</text:p>
          </table:table-cell>
          <table:table-cell office:value-type="string" calcext:value-type="string">
            <text:p>Serviço gratuito para tratamento por telefone da Universidade Federal de Ciências da Saúde de Porto Alegre. Disque 132.</text:p>
          </table:table-cell>
          <table:table-cell office:value-type="string" calcext:value-type="string">
            <text:p>Servicio gratuito para el tratamiento por vía telefónica <text:s/>Universidad Federal de Ciencias de la Salud de Porto Alegre. Marque 132.</text:p>
          </table:table-cell>
          <table:table-cell table:style-name="ce2" office:value-type="string" calcext:value-type="string">
            <text:p>You should check on the web quitlines services provided by your National Health Service.</text:p>
          </table:table-cell>
          <table:table-cell office:value-type="string" calcext:value-type="string">
            <text:p>Die Bundeszentrale für gesundheitliche Aufklärung In Deutschland bietet eine Telefonberatung zur Rauchentwöhnung: 01805 31 31 31<text:line-break/>(0,14 €/min aus dem Festnetz, Mobilfunkpreis max. 0,42 €/min); Beratungszeiten<text:line-break/>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number-columns-repeated="251"/>
        </table:table-row>
        <table:table-row table:style-name="ro1">
          <table:table-cell office:value-type="string" calcext:value-type="string">
            <text:p>preparando.ajuda.img.sus</text:p>
          </table:table-cell>
          <table:table-cell office:value-type="string" calcext:value-type="string">
            <text:p>Sistema Único de Saúde</text:p>
          </table:table-cell>
          <table:table-cell office:value-type="string" calcext:value-type="string">
            <text:p>Sistema Único de Salud</text:p>
          </table:table-cell>
          <table:table-cell office:value-type="string" calcext:value-type="string">
            <text:p>National Health Services</text:p>
          </table:table-cell>
          <table:table-cell office:value-type="string" calcext:value-type="string">
            <text:p>Gesundheitsdienste</text:p>
          </table:table-cell>
          <table:table-cell table:number-columns-repeated="251"/>
        </table:table-row>
        <table:table-row table:style-name="ro2">
          <table:table-cell office:value-type="string" calcext:value-type="string">
            <text:p>preparando.ajuda.h4.3</text:p>
          </table:table-cell>
          <table:table-cell office:value-type="string" calcext:value-type="string">
            <text:p>Presencial - Sistema Único de Saúde</text:p>
          </table:table-cell>
          <table:table-cell office:value-type="string" calcext:value-type="string">
            <text:p>Presencial- Sistema Único de Salud</text:p>
          </table:table-cell>
          <table:table-cell office:value-type="string" calcext:value-type="string">
            <text:p>National Health Services</text:p>
          </table:table-cell>
          <table:table-cell office:value-type="string" calcext:value-type="string">
            <text:p>Gesundheitsdienste in Deutschland, Österreich und der Schweiz</text:p>
          </table:table-cell>
          <table:table-cell table:number-columns-repeated="251"/>
        </table:table-row>
        <table:table-row table:style-name="ro5">
          <table:table-cell office:value-type="string" calcext:value-type="string">
            <text:p>preparando.ajuda.p.3</text:p>
          </table:table-cell>
          <table:table-cell office:value-type="string" calcext:value-type="string">
            <text:p>O SUS oferece tratamento gratuito. Consulte o serviço de sua cidade. Se não tiver, solicite ao gestor de saúde de sua cidade.</text:p>
          </table:table-cell>
          <table:table-cell office:value-type="string" calcext:value-type="string">
            <text:p>El SUS ofrece tratamiento gratuito. Consulte el servicio de su ciudad. En caso que no exista, solicite al gestor de salud de su ciudad. Si no lo hay (melhor: En el caso de que no exista) , pregunte al gerente de salud de su ciudad.</text:p>
          </table:table-cell>
          <table:table-cell table:style-name="ce2" office:value-type="string" calcext:value-type="string">
            <text:p>To find face-to-face support, consult your country national health service.</text:p>
          </table:table-cell>
          <table:table-cell table:number-columns-repeated="252"/>
        </table:table-row>
        <table:table-row table:style-name="ro1">
          <table:table-cell office:value-type="string" calcext:value-type="string">
            <text:p>preparando.ajuda.saibamais</text:p>
          </table:table-cell>
          <table:table-cell office:value-type="string" calcext:value-type="string">
            <text:p>Saiba mais</text:p>
          </table:table-cell>
          <table:table-cell office:value-type="string" calcext:value-type="string">
            <text:p>Conozca más</text:p>
          </table:table-cell>
          <table:table-cell office:value-type="string" calcext:value-type="string">
            <text:p>More</text:p>
          </table:table-cell>
          <table:table-cell office:value-type="string" calcext:value-type="string">
            <text:p>Erfahren Sie mehr</text:p>
          </table:table-cell>
          <table:table-cell table:number-columns-repeated="251"/>
        </table:table-row>
        <table:table-row table:style-name="ro6">
          <table:table-cell office:value-type="string" calcext:value-type="string">
            <text:p>preparando.ajuda.ref.p1</text:p>
          </table:table-cell>
          <table:table-cell office:value-type="string" calcext:value-type="string">
            <text:p>Instituto Nacional do Câncer. (2011). Entender por que se fuma e como isso afeta a saúde: manual do participante – sessão 1 (Vols. 1-4, Vol. 1). INCA.</text:p>
          </table:table-cell>
          <table:table-cell office:value-type="string" calcext:value-type="string">
            <text:p>Instituto Nacional del Cáncer. (2011). Entender porque se fuma y como eso afecta la salud. Manual del Participante - Sesión 1 (Vols 1-4, Vol. 1). INCA.</text:p>
          </table:table-cell>
          <table:table-cell table:style-name="ce2" office:value-type="string" calcext:value-type="string">
            <text:p>Cancer National Institute. (2011). Understanding why people smoke and how it affects health: Participant handbook - session 1 (Volumes 1-4, Vol, 1), INCA</text:p>
          </table:table-cell>
          <table:table-cell office:value-type="string" calcext:value-type="string">
            <text:p>Es können auf folgenden Internetseiten weitere Informationen eingeholt werden: www.bzga.de; www.dnrfk.de; für die Schweiz und Österreich Informationen auch auf www.bag.admin.ch., www.rauchfrei.at</text:p>
          </table:table-cell>
          <table:table-cell table:number-columns-repeated="251"/>
        </table:table-row>
        <table:table-row table:style-name="ro1" table:number-rows-repeated="3">
          <table:table-cell table:style-name="ce3"/>
          <table:table-cell table:number-columns-repeated="255"/>
        </table:table-row>
        <table:table-row table:style-name="ro1">
          <table:table-cell office:value-type="string" calcext:value-type="string">
            <text:p>preparando.subs.titlepage</text:p>
          </table:table-cell>
          <table:table-cell office:value-type="string" calcext:value-type="string">
            <text:p>Como substituir o prazer do cigarro</text:p>
          </table:table-cell>
          <table:table-cell office:value-type="string" calcext:value-type="string">
            <text:p>Cómo reemplazar el placer de fumar</text:p>
          </table:table-cell>
          <table:table-cell table:style-name="ce2" office:value-type="string" calcext:value-type="string">
            <text:p>How to replace the pleasure of smoking</text:p>
          </table:table-cell>
          <table:table-cell office:value-type="string" calcext:value-type="string">
            <text:p>Wie das Vergnügen der Zigarette ersetzt werden kann</text:p>
          </table:table-cell>
          <table:table-cell table:number-columns-repeated="251"/>
        </table:table-row>
        <table:table-row table:style-name="ro2">
          <table:table-cell office:value-type="string" calcext:value-type="string">
            <text:p>preparando.subs.h1.1</text:p>
          </table:table-cell>
          <table:table-cell office:value-type="string" calcext:value-type="string">
            <text:p>Dúvidas em decidir parar</text:p>
          </table:table-cell>
          <table:table-cell office:value-type="string" calcext:value-type="string">
            <text:p>Dudas ante la decisión de dejar de fumar.</text:p>
          </table:table-cell>
          <table:table-cell office:value-type="string" calcext:value-type="string">
            <text:p>Doubts about quitting smoking</text:p>
          </table:table-cell>
          <table:table-cell office:value-type="string" calcext:value-type="string">
            <text:p>Zweifel gegenüber dem Aufhören</text:p>
          </table:table-cell>
          <table:table-cell table:number-columns-repeated="251"/>
        </table:table-row>
        <table:table-row table:style-name="ro3">
          <table:table-cell office:value-type="string" calcext:value-type="string">
            <text:p>preparando.subs.li.1</text:p>
          </table:table-cell>
          <table:table-cell office:value-type="string" calcext:value-type="string">
            <text:p>Para parar de fumar você não precisa estar 100% certo de querer parar.</text:p>
          </table:table-cell>
          <table:table-cell office:value-type="string" calcext:value-type="string">
            <text:p>Para dejar de fumar usted no necesita estar 100% seguro que quiere parar.</text:p>
          </table:table-cell>
          <table:table-cell table:style-name="ce2" office:value-type="string" calcext:value-type="string">
            <text:p>In order to stop smoking you do not need to be 100% sure.</text:p>
          </table:table-cell>
          <table:table-cell office:value-type="string" calcext:value-type="string">
            <text:p>Für einen Rauchstopp brauchen Sie sich nicht 100%ig sicher sein.</text:p>
          </table:table-cell>
          <table:table-cell table:number-columns-repeated="251"/>
        </table:table-row>
        <table:table-row table:style-name="ro2">
          <table:table-cell office:value-type="string" calcext:value-type="string">
            <text:p>preparando.subs.li.2</text:p>
          </table:table-cell>
          <table:table-cell office:value-type="string" calcext:value-type="string">
            <text:p>É comum sentir dúvidas em parar de fumar.</text:p>
          </table:table-cell>
          <table:table-cell office:value-type="string" calcext:value-type="string">
            <text:p>Es común sentir dudas acerca de dejar de fumar.</text:p>
          </table:table-cell>
          <table:table-cell table:style-name="ce2" office:value-type="string" calcext:value-type="string">
            <text:p>It is normal to have doubts about quitting.</text:p>
          </table:table-cell>
          <table:table-cell office:value-type="string" calcext:value-type="string">
            <text:p>Es kommt häufig vor, dass man daran zweifelt, mit dem Rauchen wirklich aufzuhören.</text:p>
          </table:table-cell>
          <table:table-cell table:number-columns-repeated="251"/>
        </table:table-row>
        <table:table-row table:style-name="ro3">
          <table:table-cell office:value-type="string" calcext:value-type="string">
            <text:p>preparando.subs.li.3</text:p>
          </table:table-cell>
          <table:table-cell office:value-type="string" calcext:value-type="string">
            <text:p>Lembre-se das vantagens para a sua saúde e da economia financeira.</text:p>
          </table:table-cell>
          <table:table-cell office:value-type="string" calcext:value-type="string">
            <text:p>Recuerde las ventajas para su salud y economía. los beneficios para su salud y la economía financiera.</text:p>
          </table:table-cell>
          <table:table-cell table:style-name="ce2" office:value-type="string" calcext:value-type="string">
            <text:p>Remember all the advantages for your health and all the economic gains with it.</text:p>
          </table:table-cell>
          <table:table-cell office:value-type="string" calcext:value-type="string">
            <text:p>Errinern Sie sich an die gesundheitlichen und auch finanziellen Vorteile.</text:p>
          </table:table-cell>
          <table:table-cell table:number-columns-repeated="251"/>
        </table:table-row>
        <table:table-row table:style-name="ro1">
          <table:table-cell office:value-type="string" calcext:value-type="string">
            <text:p>preparando.subs.h2.1</text:p>
          </table:table-cell>
          <table:table-cell office:value-type="string" calcext:value-type="string">
            <text:p>A amizade com o cigarro</text:p>
          </table:table-cell>
          <table:table-cell office:value-type="string" calcext:value-type="string">
            <text:p>La amistad con el cigarrillo</text:p>
          </table:table-cell>
          <table:table-cell office:value-type="string" calcext:value-type="string">
            <text:p>The friendship with the cigarette</text:p>
          </table:table-cell>
          <table:table-cell office:value-type="string" calcext:value-type="string">
            <text:p>Die Freundschaft zur Zigarette</text:p>
          </table:table-cell>
          <table:table-cell table:number-columns-repeated="251"/>
        </table:table-row>
        <table:table-row table:style-name="ro2">
          <table:table-cell office:value-type="string" calcext:value-type="string">
            <text:p>preparando.subs.p.1</text:p>
          </table:table-cell>
          <table:table-cell office:value-type="string" calcext:value-type="string">
            <text:p>Na maioria dos casos, existe um forte elo com o cigarro devido:</text:p>
          </table:table-cell>
          <table:table-cell office:value-type="string" calcext:value-type="string">
            <text:p>En la mayoría de los casos, existe un fuerte vínculo con el cigarrillo debido a:</text:p>
          </table:table-cell>
          <table:table-cell table:style-name="ce2" office:value-type="string" calcext:value-type="string">
            <text:p>In most of the cases, there is a strong bond with the cigarette due to:</text:p>
          </table:table-cell>
          <table:table-cell office:value-type="string" calcext:value-type="string">
            <text:p>In den meisten Fällen besteht eine enge Bindung zur Zigarette, da:</text:p>
          </table:table-cell>
          <table:table-cell table:number-columns-repeated="251"/>
        </table:table-row>
        <table:table-row table:style-name="ro2">
          <table:table-cell office:value-type="string" calcext:value-type="string">
            <text:p>preparando.subs.li.4</text:p>
          </table:table-cell>
          <table:table-cell office:value-type="string" calcext:value-type="string">
            <text:p>Dependência física causada pela nicotina contida no cigarro.</text:p>
          </table:table-cell>
          <table:table-cell office:value-type="string" calcext:value-type="string">
            <text:p>Dependencia física causada por la nicotina contenida en el cigarrillo.</text:p>
          </table:table-cell>
          <table:table-cell table:style-name="ce2" office:value-type="string" calcext:value-type="string">
            <text:p>The physical dependence caused by the nicotine in the cigarette.</text:p>
          </table:table-cell>
          <table:table-cell office:value-type="string" calcext:value-type="string">
            <text:p>durch das Nikotin in der Zigarette eine körperliche Abhängigkeit entwickelt wurde.</text:p>
          </table:table-cell>
          <table:table-cell table:number-columns-repeated="251"/>
        </table:table-row>
        <table:table-row table:style-name="ro3">
          <table:table-cell office:value-type="string" calcext:value-type="string">
            <text:p>preparando.subs.li.5</text:p>
          </table:table-cell>
          <table:table-cell office:value-type="string" calcext:value-type="string">
            <text:p>Dependência psicológica como no caso de usar o cigarro em situações de estresse.</text:p>
          </table:table-cell>
          <table:table-cell office:value-type="string" calcext:value-type="string">
            <text:p>Dependencia psicológica como en el caso de usar cigarrillo en situaciones de estrés.</text:p>
          </table:table-cell>
          <table:table-cell table:style-name="ce2" office:value-type="string" calcext:value-type="string">
            <text:p>The psychological dependence as in the case of using the cigarette during stressful situations.</text:p>
          </table:table-cell>
          <table:table-cell office:value-type="string" calcext:value-type="string">
            <text:p>durch das Rauchen in Stresssituationen eine psychologische Abhängigkeit entwickelt wurde.</text:p>
          </table:table-cell>
          <table:table-cell table:number-columns-repeated="251"/>
        </table:table-row>
        <table:table-row table:style-name="ro5">
          <table:table-cell office:value-type="string" calcext:value-type="string">
            <text:p>preparando.subs.li.6</text:p>
          </table:table-cell>
          <table:table-cell office:value-type="string" calcext:value-type="string">
            <text:p>Associação com comportamentos e situações como fumar ao: ingerir bebidas alcóolicas, após comer, assistir televisão.</text:p>
          </table:table-cell>
          <table:table-cell office:value-type="string" calcext:value-type="string">
            <text:p>Asociación con comportamientos y situaciones como fumar al: ingerir bebidas alcohólicas, después de comer, ver la televisión.</text:p>
          </table:table-cell>
          <table:table-cell table:style-name="ce2" office:value-type="string" calcext:value-type="string">
            <text:p>Associating behaviors and situations with smoking when: drinking alcohol, after eating and when watching TV.</text:p>
          </table:table-cell>
          <table:table-cell office:value-type="string" calcext:value-type="string">
            <text:p>das Rauchen zur Gewohnheit in bestimmten Situationen geworden ist. Dazu zählen Tätigkeiten wie der Genuss von alkoholischen Getränken, Rauchen nach dem Essen oder während des Fernsehens.</text:p>
          </table:table-cell>
          <table:table-cell table:number-columns-repeated="251"/>
        </table:table-row>
        <table:table-row table:style-name="ro2">
          <table:table-cell office:value-type="string" calcext:value-type="string">
            <text:p>preparando.subs.next.p</text:p>
          </table:table-cell>
          <table:table-cell office:value-type="string" calcext:value-type="string">
            <text:p>Saiba onde encontrar ajuda</text:p>
          </table:table-cell>
          <table:table-cell office:value-type="string" calcext:value-type="string">
            <text:p>Sepa dónde encontrar ayuda</text:p>
          </table:table-cell>
          <table:table-cell office:value-type="string" calcext:value-type="string">
            <text:p>Find out where to get help</text:p>
          </table:table-cell>
          <table:table-cell office:value-type="string" calcext:value-type="string">
            <text:p>Erfahren Sie, wo Sie Hilfe find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ECOND HAND SMOKING</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eparando.passivo.titlepage</text:p>
          </table:table-cell>
          <table:table-cell office:value-type="string" calcext:value-type="string">
            <text:p>Fumo passivo</text:p>
          </table:table-cell>
          <table:table-cell office:value-type="string" calcext:value-type="string">
            <text:p>Tabaquismo pasivo</text:p>
          </table:table-cell>
          <table:table-cell office:value-type="string" calcext:value-type="string">
            <text:p>Secondhand smoking</text:p>
          </table:table-cell>
          <table:table-cell office:value-type="string" calcext:value-type="string">
            <text:p>Passivrauchen</text:p>
          </table:table-cell>
          <table:table-cell table:number-columns-repeated="251"/>
        </table:table-row>
        <table:table-row table:style-name="ro1">
          <table:table-cell office:value-type="string" calcext:value-type="string">
            <text:p>preparando.passivo.h1.1</text:p>
          </table:table-cell>
          <table:table-cell office:value-type="string" calcext:value-type="string">
            <text:p>Fumo passivo</text:p>
          </table:table-cell>
          <table:table-cell office:value-type="string" calcext:value-type="string">
            <text:p>Fumador pasivo</text:p>
          </table:table-cell>
          <table:table-cell office:value-type="string" calcext:value-type="string">
            <text:p>Secondhand smoking</text:p>
          </table:table-cell>
          <table:table-cell office:value-type="string" calcext:value-type="string">
            <text:p>Passivrauchen</text:p>
          </table:table-cell>
          <table:table-cell table:number-columns-repeated="251"/>
        </table:table-row>
        <table:table-row table:style-name="ro1">
          <table:table-cell office:value-type="string" calcext:value-type="string">
            <text:p>preparando.passivo.h2.1</text:p>
          </table:table-cell>
          <table:table-cell office:value-type="string" calcext:value-type="string">
            <text:p>O que é?</text:p>
          </table:table-cell>
          <table:table-cell office:value-type="string" calcext:value-type="string">
            <text:p>¿Qué es?</text:p>
          </table:table-cell>
          <table:table-cell office:value-type="string" calcext:value-type="string">
            <text:p>What is it?</text:p>
          </table:table-cell>
          <table:table-cell office:value-type="string" calcext:value-type="string">
            <text:p>Was ist das?</text:p>
          </table:table-cell>
          <table:table-cell table:number-columns-repeated="251"/>
        </table:table-row>
        <table:table-row table:style-name="ro5">
          <table:table-cell office:value-type="string" calcext:value-type="string">
            <text:p>preparando.passivo.p.1</text:p>
          </table:table-cell>
          <table:table-cell office:value-type="string" calcext:value-type="string">
            <text:p>É o fumo que se dá através da respiração da fumaça produzida por um fumante e/ou pelo cigarro nas proximidades, sem que a pessoa fume de fato.</text:p>
          </table:table-cell>
          <table:table-cell office:value-type="string" calcext:value-type="string">
            <text:p>Es la persona que respira el humo del fumador activo, encontrándose el cigarrillo cerca, sin que la persona fume.</text:p>
          </table:table-cell>
          <table:table-cell table:style-name="ce2" office:value-type="string" calcext:value-type="string">
            <text:p>It is the act of inhaling the smoke from burning tobacco.</text:p>
          </table:table-cell>
          <table:table-cell office:value-type="string" calcext:value-type="string">
            <text:p>Darunter versteht man den Zigarettenrauch, der von Personen, die sich im Umfeld des Rauchenden befinden, eingeatmet wird ohne dass diese selbst aktiv rauchen.</text:p>
          </table:table-cell>
          <table:table-cell table:number-columns-repeated="251"/>
        </table:table-row>
        <table:table-row table:style-name="ro1">
          <table:table-cell office:value-type="string" calcext:value-type="string">
            <text:p>preparando.passivo.h2.2</text:p>
          </table:table-cell>
          <table:table-cell office:value-type="string" calcext:value-type="string">
            <text:p>Danos à saúde</text:p>
          </table:table-cell>
          <table:table-cell office:value-type="string" calcext:value-type="string">
            <text:p>Daños para la salud</text:p>
          </table:table-cell>
          <table:table-cell office:value-type="string" calcext:value-type="string">
            <text:p>Health consequences</text:p>
          </table:table-cell>
          <table:table-cell office:value-type="string" calcext:value-type="string">
            <text:p>Gesundheitsschäden</text:p>
          </table:table-cell>
          <table:table-cell table:number-columns-repeated="251"/>
        </table:table-row>
        <table:table-row table:style-name="ro2">
          <table:table-cell office:value-type="string" calcext:value-type="string">
            <text:p>preparando.passivo.li.1</text:p>
          </table:table-cell>
          <table:table-cell office:value-type="string" calcext:value-type="string">
            <text:p>O fumo passivo causa mal à saúde também;</text:p>
          </table:table-cell>
          <table:table-cell office:value-type="string" calcext:value-type="string">
            <text:p>Ser fumador pasivo es perjudicial también. </text:p>
          </table:table-cell>
          <table:table-cell table:style-name="ce2" office:value-type="string" calcext:value-type="string">
            <office:annotation draw:style-name="gr12" draw:text-style-name="P1" svg:width="3.387cm" svg:height="3.361cm" svg:x="7.17cm" svg:y="240.824cm" draw:caption-point-x="24.358cm" draw:caption-point-y="198.076cm">
              <dc:date>1899-12-30T00:00:00</dc:date>
              <text:p text:style-name="P1"><text:span text:style-name="T1">Kimber Richter:</text:span></text:p>
              <text:p text:style-name="P1"><text:span text:style-name="T1">I don't think you can say that secondhand smoke is as damaging as smoking</text:span></text:p>
              <text:p text:style-name="P1"/>
              <text:p text:style-name="P1"><text:span text:style-name="T1">I agree.</text:span></text:p>
            </office:annotation>
            <text:p>Secondhand smoking is harmful, too;</text:p>
          </table:table-cell>
          <table:table-cell office:value-type="string" calcext:value-type="string">
            <text:p>Passives Rauchen verursacht ebenso gesundheitliche Schäden. </text:p>
          </table:table-cell>
          <table:table-cell table:number-columns-repeated="251"/>
        </table:table-row>
        <table:table-row table:style-name="ro3">
          <table:table-cell office:value-type="string" calcext:value-type="string">
            <text:p>preparando.passivo.li.2</text:p>
          </table:table-cell>
          <table:table-cell office:value-type="string" calcext:value-type="string">
            <text:p>Em crianças o fumo passivo pode provocar a morte súbita infantil, problemas respiratórios e danos ao ouvido;</text:p>
          </table:table-cell>
          <table:table-cell office:value-type="string" calcext:value-type="string">
            <text:p>En niños el tabaquismo pasivo puede causar la muerte súbita infantil, problemas respiratorios y daños en el oído;</text:p>
          </table:table-cell>
          <table:table-cell table:style-name="ce2" office:value-type="string" calcext:value-type="string">
            <text:p>Among children, secondhand smoking causes sudden infant death, breathing issues and ear infections;</text:p>
          </table:table-cell>
          <table:table-cell office:value-type="string" calcext:value-type="string">
            <text:p>Bei Kindern kann der passiv eingeatmete Rauch zu einem plötzlichen Kindstod, Atmungsproblemen und Gehörschäden führen.</text:p>
          </table:table-cell>
          <table:table-cell table:number-columns-repeated="251"/>
        </table:table-row>
        <table:table-row table:style-name="ro3">
          <table:table-cell office:value-type="string" calcext:value-type="string">
            <text:p>preparando.passivo.li.3</text:p>
          </table:table-cell>
          <table:table-cell office:value-type="string" calcext:value-type="string">
            <text:p>Em adultos, causa danos imediatos ao sistema cardiovascular, podendo causar doenças coronarianas e câncer de pulmão.</text:p>
          </table:table-cell>
          <table:table-cell office:value-type="string" calcext:value-type="string">
            <text:p>En adultos, causa daños inmediatos al sistema cardiovascular, puede causar enfermedades coronarias y cáncer de pulmón.</text:p>
          </table:table-cell>
          <table:table-cell table:style-name="ce2" office:value-type="string" calcext:value-type="string">
            <text:p>Among adults, secondhand smoking causes coronary heart diseases and lung cancer.</text:p>
          </table:table-cell>
          <table:table-cell office:value-type="string" calcext:value-type="string">
            <text:p>Bei Erwachsenen führt er zu akuten Herz-Kreislauf Problemen, die zu koronaren Herzproblemen oder Lungenkrebs führen können.</text:p>
          </table:table-cell>
          <table:table-cell table:number-columns-repeated="251"/>
        </table:table-row>
        <table:table-row table:style-name="ro1">
          <table:table-cell office:value-type="string" calcext:value-type="string">
            <text:p>preparando.passivo.h2.3</text:p>
          </table:table-cell>
          <table:table-cell office:value-type="string" calcext:value-type="string">
            <text:p>O que você pode fazer para ajudar</text:p>
          </table:table-cell>
          <table:table-cell office:value-type="string" calcext:value-type="string">
            <text:p>¿Qué puede hacer usted para ayudar ?</text:p>
          </table:table-cell>
          <table:table-cell office:value-type="string" calcext:value-type="string">
            <text:p>What can you do to help?</text:p>
          </table:table-cell>
          <table:table-cell office:value-type="string" calcext:value-type="string">
            <text:p>Was Sie tun können, um vorzubeugen</text:p>
          </table:table-cell>
          <table:table-cell table:number-columns-repeated="251"/>
        </table:table-row>
        <table:table-row table:style-name="ro2">
          <table:table-cell office:value-type="string" calcext:value-type="string">
            <text:p>preparando.passivo.li.4</text:p>
          </table:table-cell>
          <table:table-cell office:value-type="string" calcext:value-type="string">
            <text:p>Fumar em lugares abertos e fora de locais públicos;</text:p>
          </table:table-cell>
          <table:table-cell office:value-type="string" calcext:value-type="string">
            <text:p>Fumar en lugares abiertos y fuera de los lugares públicos;</text:p>
          </table:table-cell>
          <table:table-cell table:style-name="ce2" office:value-type="string" calcext:value-type="string">
            <text:p>Smoke in open places and out of public places;</text:p>
          </table:table-cell>
          <table:table-cell office:value-type="string" calcext:value-type="string">
            <text:p>An der frischen Luft und fern ab von öffentlichen Orten rauchen;</text:p>
          </table:table-cell>
          <table:table-cell table:number-columns-repeated="251"/>
        </table:table-row>
        <table:table-row table:style-name="ro5">
          <table:table-cell office:value-type="string" calcext:value-type="string">
            <text:p>preparando.passivo.li.5</text:p>
          </table:table-cell>
          <table:table-cell office:value-type="string" calcext:value-type="string">
            <text:p>Fumar no exterior da casa para evitar o contato da fumaça que fica no ambiente em familiares e animais domésticos;</text:p>
          </table:table-cell>
          <table:table-cell office:value-type="string" calcext:value-type="string">
            <text:p>Fumar en el exterior de la casa para evitar que el humo quede en el ambiente y afecte a familiares y animales domésticos.</text:p>
          </table:table-cell>
          <table:table-cell table:style-name="ce2" office:value-type="string" calcext:value-type="string">
            <text:p>Smoke outside the house in order to avoid affecting family members and pets with the smoke;</text:p>
          </table:table-cell>
          <table:table-cell office:value-type="string" calcext:value-type="string">
            <text:p>Außerhalb des Hauses/der Wohnung rauchen, um zu vermeiden, dass Familienmitglieder oder Haustiere in Kontakt mit dem Rauch kommen.</text:p>
          </table:table-cell>
          <table:table-cell table:number-columns-repeated="251"/>
        </table:table-row>
        <table:table-row table:style-name="ro3">
          <table:table-cell office:value-type="string" calcext:value-type="string">
            <text:p>preparando.passivo.next.p</text:p>
          </table:table-cell>
          <table:table-cell office:value-type="string" calcext:value-type="string">
            <text:p>Você sabia que seu organismo, ao parar de fumar, já apresenta melhoras logo nas primeiras semanas?</text:p>
          </table:table-cell>
          <table:table-cell office:value-type="string" calcext:value-type="string">
            <text:p>¿Usted sabía que su cuerpo, cuando para de fumar, ya presenta mejoras después de las primeras semanas?</text:p>
          </table:table-cell>
          <table:table-cell table:style-name="ce2" office:value-type="string" calcext:value-type="string">
            <text:p>Do you know that your health improves few weeks after you quit smoking?</text:p>
          </table:table-cell>
          <table:table-cell office:value-type="string" calcext:value-type="string">
            <text:p>Wussten Sie, dass Ihr Körper bereits in den ersten Wochen, nachdem Sie mit dem Rauchen aufgehört haben, deutliche Verbesserungen zeigt?</text:p>
          </table:table-cell>
          <table:table-cell table:number-columns-repeated="251"/>
        </table:table-row>
        <table:table-row table:style-name="ro1">
          <table:table-cell office:value-type="string" calcext:value-type="string">
            <text:p>preparando.passivo.btn.title</text:p>
          </table:table-cell>
          <table:table-cell office:value-type="string" calcext:value-type="string">
            <text:p>Vantagens de parar de fumar</text:p>
          </table:table-cell>
          <table:table-cell office:value-type="string" calcext:value-type="string">
            <text:p>Beneficios de dejar de fumar</text:p>
          </table:table-cell>
          <table:table-cell office:value-type="string" calcext:value-type="string">
            <text:p>Benefits of quit smoking</text:p>
          </table:table-cell>
          <table:table-cell office:value-type="string" calcext:value-type="string">
            <text:p>Vorteile des Rauchstopps</text:p>
          </table:table-cell>
          <table:table-cell table:number-columns-repeated="251"/>
        </table:table-row>
        <table:table-row table:style-name="ro1">
          <table:table-cell office:value-type="string" calcext:value-type="string">
            <text:p>authors</text:p>
          </table:table-cell>
          <table:table-cell table:number-columns-repeated="2" office:value-type="string" calcext:value-type="string">
            <text:p>Autores</text:p>
          </table:table-cell>
          <table:table-cell office:value-type="string" calcext:value-type="string">
            <text:p>Authors</text:p>
          </table:table-cell>
          <table:table-cell office:value-type="string" calcext:value-type="string">
            <text:p>Die Autor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STEP 2 - READY TO QUIT##### #####</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intro.h1</text:p>
          </table:table-cell>
          <table:table-cell office:value-type="string" calcext:value-type="string">
            <text:p>Pronto para parar</text:p>
          </table:table-cell>
          <table:table-cell office:value-type="string" calcext:value-type="string">
            <text:p>Listo para dejar de fumar.</text:p>
          </table:table-cell>
          <table:table-cell office:value-type="string" calcext:value-type="string">
            <text:p>Ready to quit</text:p>
          </table:table-cell>
          <table:table-cell office:value-type="string" calcext:value-type="string">
            <text:p>Bereit für den Rauchstopp</text:p>
          </table:table-cell>
          <table:table-cell table:number-columns-repeated="251"/>
        </table:table-row>
        <table:table-row table:style-name="ro3">
          <table:table-cell office:value-type="string" calcext:value-type="string">
            <text:p>pronto.intro.p1</text:p>
          </table:table-cell>
          <table:table-cell office:value-type="string" calcext:value-type="string">
            <text:p>Parabéns por sua decisão! Nós iremos ajudá-lo a criar um plano personalizado.</text:p>
          </table:table-cell>
          <table:table-cell office:value-type="string" calcext:value-type="string">
            <text:p>¡Felicitaciones por su decisión! Nosotros vamos a ayudarlo a crear un plan personalizado.</text:p>
          </table:table-cell>
          <table:table-cell table:style-name="ce2" office:value-type="string" calcext:value-type="string">
            <text:p>Congratulations on your decision! We will help you develop a personalized plan.</text:p>
          </table:table-cell>
          <table:table-cell office:value-type="string" calcext:value-type="string">
            <text:p>Herzlichen Glückwunsch zu Ihrer Entscheidung! Wir werden Sie unterstützen, einen individuellen Plan aufzustellen.</text:p>
          </table:table-cell>
          <table:table-cell table:number-columns-repeated="251"/>
        </table:table-row>
        <table:table-row table:style-name="ro3">
          <table:table-cell office:value-type="string" calcext:value-type="string">
            <text:p>pronto.intro.p2</text:p>
          </table:table-cell>
          <table:table-cell office:value-type="string" calcext:value-type="string">
            <text:p>Aqui você encontra informações escritas por especialistas retiradas de estudos científicos.</text:p>
          </table:table-cell>
          <table:table-cell office:value-type="string" calcext:value-type="string">
            <text:p>Aquí usted encuentra informaciones escritas por especialistas <text:s/>obtenidas a partir de estudios científicos.</text:p>
          </table:table-cell>
          <table:table-cell table:style-name="ce2" office:value-type="string" calcext:value-type="string">
            <text:p>Here you will find information written by specialists, gathered from scientific sources.</text:p>
          </table:table-cell>
          <table:table-cell office:value-type="string" calcext:value-type="string">
            <text:p>Hier finden Sie von Experten zusammengetragene schriftliche Informationen aus Studien.</text:p>
          </table:table-cell>
          <table:table-cell table:number-columns-repeated="251"/>
        </table:table-row>
        <table:table-row table:style-name="ro5">
          <table:table-cell office:value-type="string" calcext:value-type="string">
            <text:p>pronto.intro.p3</text:p>
          </table:table-cell>
          <table:table-cell office:value-type="string" calcext:value-type="string">
            <text:p>Este programa não substitui uma consulta clínica tradicional. Recomendamos também que você procure a ajuda de um profissional de saúde.</text:p>
          </table:table-cell>
          <table:table-cell office:value-type="string" calcext:value-type="string">
            <text:p>Este programa no reemplaza una consulta clínica tradicional. Recomendamos también que usted busque la ayuda de un profesional de la salud.</text:p>
          </table:table-cell>
          <table:table-cell table:style-name="ce2" office:value-type="string" calcext:value-type="string">
            <text:p>Be advised: this program does not intend to replace a face-to-face treatment. We do recommend seeking help from a health professional.</text:p>
          </table:table-cell>
          <table:table-cell office:value-type="string" calcext:value-type="string">
            <text:p>Dieses Programm ersetzt keine traditionelle klinische Behandlung. Wir empfehlen Ihnen deshalb, die Hilfe eines Fachmediziners zu beanspruchen.</text:p>
          </table:table-cell>
          <table:table-cell table:number-columns-repeated="251"/>
        </table:table-row>
        <table:table-row table:style-name="ro1">
          <table:table-cell office:value-type="string" calcext:value-type="string">
            <text:p>pronto.intro.h3</text:p>
          </table:table-cell>
          <table:table-cell office:value-type="string" calcext:value-type="string">
            <text:p>Recomendações</text:p>
          </table:table-cell>
          <table:table-cell office:value-type="string" calcext:value-type="string">
            <text:p>Recomendaciones</text:p>
          </table:table-cell>
          <table:table-cell office:value-type="string" calcext:value-type="string">
            <text:p>Tips</text:p>
          </table:table-cell>
          <table:table-cell office:value-type="string" calcext:value-type="string">
            <text:p>Empfehlungen</text:p>
          </table:table-cell>
          <table:table-cell table:number-columns-repeated="251"/>
        </table:table-row>
        <table:table-row table:style-name="ro2">
          <table:table-cell office:value-type="string" calcext:value-type="string">
            <text:p>pronto.intro.li1</text:p>
          </table:table-cell>
          <table:table-cell office:value-type="string" calcext:value-type="string">
            <text:p>Procure seguir os passos em ordem.</text:p>
          </table:table-cell>
          <table:table-cell office:value-type="string" calcext:value-type="string">
            <text:p>Intente seguir los pasos en orden.</text:p>
          </table:table-cell>
          <table:table-cell table:style-name="ce2" office:value-type="string" calcext:value-type="string">
            <text:p>Try to follow all the steps in the order.</text:p>
          </table:table-cell>
          <table:table-cell office:value-type="string" calcext:value-type="string">
            <text:p>Versuchen Sie, die einzelnen Schritte in ihrer Reihenfolge zu bearbeiten.</text:p>
          </table:table-cell>
          <table:table-cell table:number-columns-repeated="251"/>
        </table:table-row>
        <table:table-row table:style-name="ro3">
          <table:table-cell office:value-type="string" calcext:value-type="string">
            <text:p>pronto.intro.li2</text:p>
          </table:table-cell>
          <table:table-cell office:value-type="string" calcext:value-type="string">
            <text:p>Você poderá alterar o plano a qualquer momento. Clique no item desejado na barra lateral.</text:p>
          </table:table-cell>
          <table:table-cell office:value-type="string" calcext:value-type="string">
            <text:p>Usted podrá cambiar el plan en cualquier momento. Haga clic en el item deseado en la barra lateral.</text:p>
          </table:table-cell>
          <table:table-cell table:style-name="ce2" office:value-type="string" calcext:value-type="string">
            <text:p>You will be able to change the plan at any time. Click on the desired item on the side menu.</text:p>
          </table:table-cell>
          <table:table-cell office:value-type="string" calcext:value-type="string">
            <text:p>Sie können den Plan jederzeit verändern. Klicken Sie auf die jeweilige Position auf der Leiste an der linken Seite.</text:p>
          </table:table-cell>
          <table:table-cell table:number-columns-repeated="251"/>
        </table:table-row>
        <table:table-row table:style-name="ro3">
          <table:table-cell office:value-type="string" calcext:value-type="string">
            <text:p>pronto.intro.li3a</text:p>
          </table:table-cell>
          <table:table-cell office:value-type="string" calcext:value-type="string">
            <text:p>Se você não quer parar, recomendamos voltar ao primeiro passo:</text:p>
          </table:table-cell>
          <table:table-cell office:value-type="string" calcext:value-type="string">
            <text:p>Si usted no quiere dejar de fumar, recomendamos volver al primer paso:</text:p>
          </table:table-cell>
          <table:table-cell table:style-name="ce2" office:value-type="string" calcext:value-type="string">
            <text:p>If you are not willing to make a quit attempt, we recommend you review the first step:</text:p>
          </table:table-cell>
          <table:table-cell office:value-type="string" calcext:value-type="string">
            <text:p>Wenn Sie doch nicht aufhören wollen, empfehlen wir Ihnen zum ersten Schritt zurück zu gehen:</text:p>
          </table:table-cell>
          <table:table-cell table:number-columns-repeated="251"/>
        </table:table-row>
        <table:table-row table:style-name="ro1">
          <table:table-cell office:value-type="string" calcext:value-type="string">
            <text:p>pronto.intro.li3b</text:p>
          </table:table-cell>
          <table:table-cell office:value-type="string" calcext:value-type="string">
            <text:p>Preparando para parar</text:p>
          </table:table-cell>
          <table:table-cell office:value-type="string" calcext:value-type="string">
            <text:p>Preparación para dejar de fumar</text:p>
          </table:table-cell>
          <table:table-cell office:value-type="string" calcext:value-type="string">
            <text:p>Get ready to quit</text:p>
          </table:table-cell>
          <table:table-cell office:value-type="string" calcext:value-type="string">
            <text:p>Vorbereiten des Rauchstopps</text:p>
          </table:table-cell>
          <table:table-cell table:number-columns-repeated="251"/>
        </table:table-row>
        <table:table-row table:style-name="ro1">
          <table:table-cell office:value-type="string" calcext:value-type="string">
            <text:p>pronto.intro.next.h2</text:p>
          </table:table-cell>
          <table:table-cell office:value-type="string" calcext:value-type="string">
            <text:p>Próximo passo</text:p>
          </table:table-cell>
          <table:table-cell office:value-type="string" calcext:value-type="string">
            <text:p>Siguiente Paso</text:p>
          </table:table-cell>
          <table:table-cell office:value-type="string" calcext:value-type="string">
            <text:p>Next step</text:p>
          </table:table-cell>
          <table:table-cell office:value-type="string" calcext:value-type="string">
            <text:p>Nächster Schritt</text:p>
          </table:table-cell>
          <table:table-cell table:number-columns-repeated="251"/>
        </table:table-row>
        <table:table-row table:style-name="ro7">
          <table:table-cell office:value-type="string" calcext:value-type="string">
            <text:p>pronto.intro.next.p</text:p>
          </table:table-cell>
          <table:table-cell office:value-type="string" calcext:value-type="string">
            <text:p>Saiba mais sobre abstinência e descubra estratégias de como lidar com ela.</text:p>
          </table:table-cell>
          <table:table-cell office:value-type="string" calcext:value-type="string">
            <text:p>Sepa mas sobre abstinencia y descubra estrategias para enfrentarla.</text:p>
          </table:table-cell>
          <table:table-cell table:style-name="ce2" office:value-type="string" calcext:value-type="string">
            <text:p>Know more about withdrawal and find out strategies on how to deal with it.</text:p>
          </table:table-cell>
          <table:table-cell office:value-type="string" calcext:value-type="string">
            <text:p>Erfahren Sie mehr über Entzug und entdecken Sie Strategien, um richtig damit umzugehe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ABSTINENC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pronto.abs.titlepage</text:p>
          </table:table-cell>
          <table:table-cell office:value-type="string" calcext:value-type="string">
            <text:p>Abstinência – o que é e como lidar</text:p>
          </table:table-cell>
          <table:table-cell office:value-type="string" calcext:value-type="string">
            <text:p>Abstinencia, qué es y cómo enfrentarla.</text:p>
          </table:table-cell>
          <table:table-cell table:style-name="ce2" office:value-type="string" calcext:value-type="string">
            <text:p>Withdrawal - What it is and how to deal with it</text:p>
          </table:table-cell>
          <table:table-cell office:value-type="string" calcext:value-type="string">
            <text:p>Entzug - was ist das und wie geht man damit um?</text:p>
          </table:table-cell>
          <table:table-cell table:number-columns-repeated="251"/>
        </table:table-row>
        <table:table-row table:style-name="ro1">
          <table:table-cell office:value-type="string" calcext:value-type="string">
            <text:p>pronto.abs.img</text:p>
          </table:table-cell>
          <table:table-cell office:value-type="string" calcext:value-type="string">
            <text:p>Abstinência é um obstáculo</text:p>
          </table:table-cell>
          <table:table-cell office:value-type="string" calcext:value-type="string">
            <text:p>La abstinencia es un obstáculo</text:p>
          </table:table-cell>
          <table:table-cell office:value-type="string" calcext:value-type="string">
            <text:p>Withdrawal is a roadblock</text:p>
          </table:table-cell>
          <table:table-cell office:value-type="string" calcext:value-type="string">
            <text:p>Entzug ist ein Hürde</text:p>
          </table:table-cell>
          <table:table-cell table:number-columns-repeated="251"/>
        </table:table-row>
        <table:table-row table:style-name="ro1">
          <table:table-cell office:value-type="string" calcext:value-type="string">
            <text:p>pronto.abs.h1</text:p>
          </table:table-cell>
          <table:table-cell office:value-type="string" calcext:value-type="string">
            <text:p>Abstinência</text:p>
          </table:table-cell>
          <table:table-cell office:value-type="string" calcext:value-type="string">
            <text:p>Abstinencia</text:p>
          </table:table-cell>
          <table:table-cell office:value-type="string" calcext:value-type="string">
            <text:p>Withdrawal</text:p>
          </table:table-cell>
          <table:table-cell office:value-type="string" calcext:value-type="string">
            <text:p>Entzug</text:p>
          </table:table-cell>
          <table:table-cell table:number-columns-repeated="251"/>
        </table:table-row>
        <table:table-row table:style-name="ro3">
          <table:table-cell office:value-type="string" calcext:value-type="string">
            <text:p>pronto.abs.p1</text:p>
          </table:table-cell>
          <table:table-cell office:value-type="string" calcext:value-type="string">
            <text:p>A abstinência é uma reação natural do organismo a ausência da nicotina presente no cigarro.</text:p>
          </table:table-cell>
          <table:table-cell office:value-type="string" calcext:value-type="string">
            <text:p>La abstinencia es una reacción natural del cuerpo a la ausencia de la nicotina presente en el cigarrillo.</text:p>
          </table:table-cell>
          <table:table-cell table:style-name="ce2" office:value-type="string" calcext:value-type="string">
            <text:p>Withdrawal is a natural reaction of the body to the absence of the nicotine from the cigarrete.</text:p>
          </table:table-cell>
          <table:table-cell office:value-type="string" calcext:value-type="string">
            <text:p>Entzug ist eine natürliche Reaktion Ihres Körpers auf den Nikotinverzicht.</text:p>
          </table:table-cell>
          <table:table-cell table:number-columns-repeated="251"/>
        </table:table-row>
        <table:table-row table:style-name="ro3">
          <table:table-cell office:value-type="string" calcext:value-type="string">
            <text:p>pronto.abs.p2</text:p>
          </table:table-cell>
          <table:table-cell office:value-type="string" calcext:value-type="string">
            <text:p>Os sintomas comuns da abstinência são: dores de cabeça, tonteiras, alterações do sono e irritação.</text:p>
          </table:table-cell>
          <table:table-cell office:value-type="string" calcext:value-type="string">
            <text:p>Los síntomas comunes de abstinencia son:dolores de cabeza, mareos, alteraciones en el sueño e irritabilidad.</text:p>
          </table:table-cell>
          <table:table-cell table:style-name="ce2" office:value-type="string" calcext:value-type="string">
            <text:p>The common withdrawal symptoms are headaches, sleeping problems and irritability.</text:p>
          </table:table-cell>
          <table:table-cell office:value-type="string" calcext:value-type="string">
            <text:p>Verbreitete Symptome des Entzugs sind: Kopfschmerzen, Schwindel, Schlafstörungen und Irritationen.</text:p>
          </table:table-cell>
          <table:table-cell table:number-columns-repeated="251"/>
        </table:table-row>
        <table:table-row table:style-name="ro3">
          <table:table-cell office:value-type="string" calcext:value-type="string">
            <text:p>pronto.abs.p3</text:p>
          </table:table-cell>
          <table:table-cell office:value-type="string" calcext:value-type="string">
            <text:p>É importante reconhecer e aceitar esses sintomas, sabendo que eles irão durar em média de 1 a 3 semanas.</text:p>
          </table:table-cell>
          <table:table-cell office:value-type="string" calcext:value-type="string">
            <text:p>Es importante reconocer y aceptar esos síntomas, sabiendo que van a durar en promedio de 1-3 semanas.</text:p>
          </table:table-cell>
          <table:table-cell table:style-name="ce2" office:value-type="string" calcext:value-type="string">
            <text:p>It is worth accepting these symptoms, being aware that they will last about 1 to 3 weeks.</text:p>
          </table:table-cell>
          <table:table-cell office:value-type="string" calcext:value-type="string">
            <text:p>Es ist wichtig, diese Symptome zu erkennen und zu akzeptieren. Man muss wissen, dass sie im Durchschnitt zwischen ein bis drei Wochen andauern.</text:p>
          </table:table-cell>
          <table:table-cell table:number-columns-repeated="251"/>
        </table:table-row>
        <table:table-row table:style-name="ro3">
          <table:table-cell office:value-type="string" calcext:value-type="string">
            <text:p>pronto.abs.p4</text:p>
          </table:table-cell>
          <table:table-cell office:value-type="string" calcext:value-type="string">
            <text:p>Mesmo que pareça muito tempo, é importante reconher que os sintomas de abstinência vão passar.</text:p>
          </table:table-cell>
          <table:table-cell office:value-type="string" calcext:value-type="string">
            <text:p>A pesar de que parezca mucho tiempo, es importante reconocer que los síntomas de abstinencia van a pasar.</text:p>
          </table:table-cell>
          <table:table-cell table:style-name="ce2" office:value-type="string" calcext:value-type="string">
            <text:p>Even if it looks like a long time, it is important to keep in mind that withdrawal symptoms will go away.</text:p>
          </table:table-cell>
          <table:table-cell office:value-type="string" calcext:value-type="string">
            <text:p>Auch wenn sich diese Zeit sehr lang anfühlt, ist es wichtig, sich vor Augen zu führen, dass die Symptome des Entzugs verschwinden.</text:p>
          </table:table-cell>
          <table:table-cell table:number-columns-repeated="251"/>
        </table:table-row>
        <table:table-row table:style-name="ro3">
          <table:table-cell office:value-type="string" calcext:value-type="string">
            <text:p>pronto.abs.p5</text:p>
          </table:table-cell>
          <table:table-cell office:value-type="string" calcext:value-type="string">
            <text:p>Durante o período de abstinência, você poderá sentir uma intensa vontade de fumar chamada de fissura.</text:p>
          </table:table-cell>
          <table:table-cell office:value-type="string" calcext:value-type="string">
            <text:p>Durante el periodo de tiempo de abstinencia, usted podrá sentir ganas de fumar, llamado deseo intenso de fumar.</text:p>
          </table:table-cell>
          <table:table-cell table:style-name="ce2" office:value-type="string" calcext:value-type="string">
            <text:p>Throughout your withdrawal, you may feel an intense urge to smoke, which is called craving.</text:p>
          </table:table-cell>
          <table:table-cell office:value-type="string" calcext:value-type="string">
            <text:p>Während der Zeit des Entzugs kann es sein, dass Sie einen sehr starken Wunsch empfinden zu rauchen.</text:p>
          </table:table-cell>
          <table:table-cell table:number-columns-repeated="251"/>
        </table:table-row>
        <table:table-row table:style-name="ro2">
          <table:table-cell office:value-type="string" calcext:value-type="string">
            <text:p>pronto.abs.next.p</text:p>
          </table:table-cell>
          <table:table-cell office:value-type="string" calcext:value-type="string">
            <text:p>Saiba como vencer a fissura, a intensa vontade de fumar.</text:p>
          </table:table-cell>
          <table:table-cell office:value-type="string" calcext:value-type="string">
            <text:p>Sepa como vencer el deseo intenso de fumar, las ganas de fumar. Aprenda cómo derrotar la <text:s/>urgencia de fumar, el deseo intenso de fumar.</text:p>
          </table:table-cell>
          <table:table-cell table:style-name="ce2" office:value-type="string" calcext:value-type="string">
            <text:p>Find out how to overcome craving, the intense urge to smoke.</text:p>
          </table:table-cell>
          <table:table-cell office:value-type="string" calcext:value-type="string">
            <text:p>Erfahren Sie, wie Sie diesen starken Wunsch besiegen.</text:p>
          </table:table-cell>
          <table:table-cell table:number-columns-repeated="251"/>
        </table:table-row>
        <table:table-row table:style-name="ro6">
          <table:table-cell office:value-type="string" calcext:value-type="string">
            <text:p>pronto.abs.ref.p1</text:p>
          </table:table-cell>
          <table:table-cell office:value-type="string" calcext:value-type="string">
            <text:p>Fontes: U.S Department of Health and Human Services (2008). Treating Tobacco Use and Dependence: 2008 Update: Clinical Practice Guideline. DIANE Publishing.</text:p>
          </table:table-cell>
          <table:table-cell office:value-type="string" calcext:value-type="string">
            <text:p>Fuente: Departamento de Salud y Servicios Humanos de los EE.UU. (2008). El tratamiento del tabaquismo: Actualización 2008: Guía de Práctica Clínica. DIANE Publishing.</text:p>
          </table:table-cell>
          <table:table-cell table:style-name="ce2" office:value-type="string" calcext:value-type="string">
            <text:p>Sources: U.S Department of Health and Human Services (2008). Treating Tobacco Use and Dependence: 2008 Update: Clinical Practice Guideline. DIANE Publishing.</text:p>
          </table:table-cell>
          <table:table-cell office:value-type="string" calcext:value-type="string">
            <text:p>Fontes: U.S Department of Health and Human Services (2008). Treating Tobacco Use and Dependence: 2008 Update: Clinical Practice Guideline. DIANE Publishing.</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RAVING</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pronto.fis.titlepage</text:p>
          </table:table-cell>
          <table:table-cell office:value-type="string" calcext:value-type="string">
            <text:p>Fissura – técnicas para enfrentar a fissura</text:p>
          </table:table-cell>
          <table:table-cell office:value-type="string" calcext:value-type="string">
            <text:p>Deseo intenso - técnicas para enfrentar el deseo intenso de fumar</text:p>
          </table:table-cell>
          <table:table-cell office:value-type="string" calcext:value-type="string">
            <text:p>Craving - techniques to overcome it</text:p>
          </table:table-cell>
          <table:table-cell office:value-type="string" calcext:value-type="string">
            <text:p>Entzugserscheinungen - Methoden gegen diese</text:p>
          </table:table-cell>
          <table:table-cell table:number-columns-repeated="251"/>
        </table:table-row>
        <table:table-row table:style-name="ro1">
          <table:table-cell office:value-type="string" calcext:value-type="string">
            <text:p>pronto.fis.img</text:p>
          </table:table-cell>
          <table:table-cell office:value-type="string" calcext:value-type="string">
            <text:p>Fissura</text:p>
          </table:table-cell>
          <table:table-cell office:value-type="string" calcext:value-type="string">
            <text:p>Deseo intenso</text:p>
          </table:table-cell>
          <table:table-cell office:value-type="string" calcext:value-type="string">
            <text:p>Craving</text:p>
          </table:table-cell>
          <table:table-cell office:value-type="string" calcext:value-type="string">
            <text:p>Entzugserscheinungen</text:p>
          </table:table-cell>
          <table:table-cell table:number-columns-repeated="251"/>
        </table:table-row>
        <table:table-row table:style-name="ro1">
          <table:table-cell office:value-type="string" calcext:value-type="string">
            <text:p>pronto.fis.h1</text:p>
          </table:table-cell>
          <table:table-cell office:value-type="string" calcext:value-type="string">
            <text:p>Vencendo a fissura</text:p>
          </table:table-cell>
          <table:table-cell office:value-type="string" calcext:value-type="string">
            <text:p>Superando el deseo intenso</text:p>
          </table:table-cell>
          <table:table-cell office:value-type="string" calcext:value-type="string">
            <text:p>How to overcome craving</text:p>
          </table:table-cell>
          <table:table-cell office:value-type="string" calcext:value-type="string">
            <text:p>Entzugserscheinungen besiegen</text:p>
          </table:table-cell>
          <table:table-cell table:number-columns-repeated="251"/>
        </table:table-row>
        <table:table-row table:style-name="ro3">
          <table:table-cell office:value-type="string" calcext:value-type="string">
            <text:p>pronto.fis.p1</text:p>
          </table:table-cell>
          <table:table-cell office:value-type="string" calcext:value-type="string">
            <text:p>A vontade de fumar - ou fissura - é muito comum nas pessoas que estão parando de fumar.</text:p>
          </table:table-cell>
          <table:table-cell office:value-type="string" calcext:value-type="string">
            <text:p>Las ganas de fumar - o deseo intenso - es muy común en las personas que están dejando de fumar.</text:p>
          </table:table-cell>
          <table:table-cell table:style-name="ce2" office:value-type="string" calcext:value-type="string">
            <text:p>The urge to smoke - or craving - is very common in people who are trying to quit.</text:p>
          </table:table-cell>
          <table:table-cell office:value-type="string" calcext:value-type="string">
            <text:p>Die Lust zu rauchen - Entzugserscheinung - tritt sehr häufig zu Beginn des Rauchstopps auf.</text:p>
          </table:table-cell>
          <table:table-cell table:number-columns-repeated="251"/>
        </table:table-row>
        <table:table-row table:style-name="ro3">
          <table:table-cell office:value-type="string" calcext:value-type="string">
            <text:p>pronto.fis.p2</text:p>
          </table:table-cell>
          <table:table-cell office:value-type="string" calcext:value-type="string">
            <text:p>Cada episódio dura poucos minutos, diminuindo muito ou desaparecendo depois.</text:p>
          </table:table-cell>
          <table:table-cell office:value-type="string" calcext:value-type="string">
            <text:p>Cada episodio dura unos pocos momentos, <text:s/>se debilita o simplemente desaparece juesto después de eso. </text:p>
          </table:table-cell>
          <table:table-cell table:style-name="ce2" office:value-type="string" calcext:value-type="string">
            <office:annotation draw:style-name="gr10" draw:text-style-name="P1" svg:width="3.387cm" svg:height="2.176cm" svg:x="7.17cm" svg:y="264.663cm" draw:caption-point-x="24.358cm" draw:caption-point-y="218.052cm">
              <meta:date-string>03/03/-20719</meta:date-string>
              <text:p text:style-name="P1"><text:span text:style-name="T1">Kimber Richter:</text:span></text:p>
              <text:p text:style-name="P1"><text:span text:style-name="T1">check this - craving is really brief</text:span></text:p>
              <text:p text:style-name="P1"/>
              <text:p text:style-name="P1"><text:span text:style-name="T1">Done.</text:span></text:p>
            </office:annotation>
            <text:p>Each episode lasts a few moments and gets weaker or simply vanishes right after that.</text:p>
          </table:table-cell>
          <table:table-cell office:value-type="string" calcext:value-type="string">
            <text:p>Jede Etappe dauert nur einige Minuten an, verringert sich kontinuerlich oder verschwindet vollständig.</text:p>
          </table:table-cell>
          <table:table-cell table:number-columns-repeated="251"/>
        </table:table-row>
        <table:table-row table:style-name="ro2">
          <table:table-cell office:value-type="string" calcext:value-type="string">
            <text:p>pronto.fis.p3</text:p>
          </table:table-cell>
          <table:table-cell office:value-type="string" calcext:value-type="string">
            <text:p>Existem técnicas que podem ajudar você a enfrentar a fissura.</text:p>
          </table:table-cell>
          <table:table-cell office:value-type="string" calcext:value-type="string">
            <text:p>Existen técnicas que pueden ayudarle a usted <text:s/>a enfrentar el deseo intenso de fumar.</text:p>
          </table:table-cell>
          <table:table-cell table:style-name="ce2" office:value-type="string" calcext:value-type="string">
            <text:p>Techniques can help you overcome craving</text:p>
          </table:table-cell>
          <table:table-cell office:value-type="string" calcext:value-type="string">
            <text:p>Es gibt Methoden, die Ihnen helfen die Entzugserscheinungen zu bewältigen.</text:p>
          </table:table-cell>
          <table:table-cell table:number-columns-repeated="251"/>
        </table:table-row>
        <table:table-row table:style-name="ro1">
          <table:table-cell office:value-type="string" calcext:value-type="string">
            <text:p>pronto.fis.h3</text:p>
          </table:table-cell>
          <table:table-cell office:value-type="string" calcext:value-type="string">
            <text:p>Técnicas para enfrentar a fissura</text:p>
          </table:table-cell>
          <table:table-cell office:value-type="string" calcext:value-type="string">
            <text:p>Técnicas para enfrentar el deseo intenso.</text:p>
          </table:table-cell>
          <table:table-cell office:value-type="string" calcext:value-type="string">
            <text:p>Techniques for overcoming craving</text:p>
          </table:table-cell>
          <table:table-cell office:value-type="string" calcext:value-type="string">
            <text:p>Methoden zur Bewältigung der Entzugserscheinungen</text:p>
          </table:table-cell>
          <table:table-cell table:number-columns-repeated="251"/>
        </table:table-row>
        <table:table-row table:style-name="ro5">
          <table:table-cell office:value-type="string" calcext:value-type="string">
            <text:p>pronto.fis.p4</text:p>
          </table:table-cell>
          <table:table-cell office:value-type="string" calcext:value-type="string">
            <text:p>As técnicas abaixo apesar de simples, apresentam resultados. Escolha as que você preferir para montarmos o seu plano:</text:p>
          </table:table-cell>
          <table:table-cell office:value-type="string" calcext:value-type="string">
            <text:p>Las técnicas que a continuación se dan a conocer, parecen simples, pero presentan resultados. Elija las que usted prefiera para crear su plan</text:p>
          </table:table-cell>
          <table:table-cell table:style-name="ce2" office:value-type="string" calcext:value-type="string">
            <text:p>The techniques below, although simple, may make your life easier. Choose the best for you:</text:p>
          </table:table-cell>
          <table:table-cell office:value-type="string" calcext:value-type="string">
            <text:p>Die unten aufgeführten Methoden sind einfach aber wirksam. Suchen Sie sich für Ihren Plan die aus, die sie bevorzugen.</text:p>
          </table:table-cell>
          <table:table-cell table:number-columns-repeated="251"/>
        </table:table-row>
        <table:table-row table:style-name="ro1">
          <table:table-cell office:value-type="string" calcext:value-type="string">
            <text:p>pronto.fis.lab1</text:p>
          </table:table-cell>
          <table:table-cell office:value-type="string" calcext:value-type="string">
            <text:p>Beber um copo de água pausadamente.</text:p>
          </table:table-cell>
          <table:table-cell office:value-type="string" calcext:value-type="string">
            <text:p>Beber un vaso de agua pausadamente. Beba (Beber) un vaso de agua lentamente.</text:p>
          </table:table-cell>
          <table:table-cell office:value-type="string" calcext:value-type="string">
            <text:p>Slowly drink a glass of water.</text:p>
          </table:table-cell>
          <table:table-cell office:value-type="string" calcext:value-type="string">
            <text:p>Langsam ein Glas Wasser trinken.</text:p>
          </table:table-cell>
          <table:table-cell table:number-columns-repeated="251"/>
        </table:table-row>
        <table:table-row table:style-name="ro3">
          <table:table-cell office:value-type="string" calcext:value-type="string">
            <text:p>pronto.fis.lab2</text:p>
          </table:table-cell>
          <table:table-cell office:value-type="string" calcext:value-type="string">
            <text:p>Comer alimentos com baixa quantidade de calorias como frutas cristalizadas (uva passas), balas dietéticas e chicletes dietéticos.</text:p>
          </table:table-cell>
          <table:table-cell office:value-type="string" calcext:value-type="string">
            <text:p>Comer alimentos bajos en calorías, como frutas cristalizadas <text:s/>(uvas pasas), gomas y chicles dieteticos.</text:p>
          </table:table-cell>
          <table:table-cell table:style-name="ce2" office:value-type="string" calcext:value-type="string">
            <text:p>Eat low calories foods such as raw vegetables, diet candies and diet chewing gum.</text:p>
          </table:table-cell>
          <table:table-cell office:value-type="string" calcext:value-type="string">
            <text:p>Lebensmittel mit wenig Kalorien (Rosinen) essen, zu Bonbons und Kaugummi ohne Zucker greifen.</text:p>
          </table:table-cell>
          <table:table-cell table:number-columns-repeated="251"/>
        </table:table-row>
        <table:table-row table:style-name="ro3">
          <table:table-cell office:value-type="string" calcext:value-type="string">
            <text:p>pronto.fis.lab3</text:p>
          </table:table-cell>
          <table:table-cell office:value-type="string" calcext:value-type="string">
            <text:p>Fazer exercício de relaxamento em áudio MP3 - link disponível no plano de parada.</text:p>
          </table:table-cell>
          <table:table-cell office:value-type="string" calcext:value-type="string">
            <text:p>Hacer ejercicios de relajación.En audio MP3 - link disponible en el plan para dejar de fumar.</text:p>
          </table:table-cell>
          <table:table-cell table:style-name="ce2" office:value-type="string" calcext:value-type="string">
            <text:p>Follow the relaxation exercises recorded in the MP3 audio - (in Portuguese only)</text:p>
          </table:table-cell>
          <table:table-cell office:value-type="string" calcext:value-type="string">
            <text:p>Entspannungsübungen mit Musik durchführen - ein Link dazu ist in Ihrem Plan vorhanden.</text:p>
          </table:table-cell>
          <table:table-cell table:number-columns-repeated="251"/>
        </table:table-row>
        <table:table-row table:style-name="ro2">
          <table:table-cell office:value-type="string" calcext:value-type="string">
            <text:p>pronto.fis.lab4</text:p>
          </table:table-cell>
          <table:table-cell office:value-type="string" calcext:value-type="string">
            <text:p>Ler um cartão com suas razões para ter parado de fumar.</text:p>
          </table:table-cell>
          <table:table-cell office:value-type="string" calcext:value-type="string">
            <text:p>Leer una tarjeta con sus razones para haber dejado de fumar.</text:p>
          </table:table-cell>
          <table:table-cell table:style-name="ce2" office:value-type="string" calcext:value-type="string">
            <text:p>Read a card with your reasons for having quit smoking.</text:p>
          </table:table-cell>
          <table:table-cell office:value-type="string" calcext:value-type="string">
            <text:p>Lesen eines Zettels, der Sie an die Gründe des Rauchstopps erinnert.</text:p>
          </table:table-cell>
          <table:table-cell table:number-columns-repeated="251"/>
        </table:table-row>
        <table:table-row table:style-name="ro3">
          <table:table-cell office:value-type="string" calcext:value-type="string">
            <text:p>pronto.fis.next.p</text:p>
          </table:table-cell>
          <table:table-cell office:value-type="string" calcext:value-type="string">
            <text:p>Saiba quais medicamentos podem aumentar suas chances de conseguir parar.</text:p>
          </table:table-cell>
          <table:table-cell office:value-type="string" calcext:value-type="string">
            <text:p>Sepa cuales medicamentos pueden aumentar sus posibilidades para dejar de fumar.</text:p>
          </table:table-cell>
          <table:table-cell table:style-name="ce2" office:value-type="string" calcext:value-type="string">
            <text:p>Use quit smoking medications--which can help with craving and increase your chances to quit smoking</text:p>
          </table:table-cell>
          <table:table-cell office:value-type="string" calcext:value-type="string">
            <text:p>Erfahren Sie, welche Medikamente Ihre Chancen für den Erfolg des Rauchstopps erhöhen.</text:p>
          </table:table-cell>
          <table:table-cell table:number-columns-repeated="251"/>
        </table:table-row>
        <table:table-row table:style-name="ro2">
          <table:table-cell office:value-type="string" calcext:value-type="string">
            <text:p>pronto.fis.next.t</text:p>
          </table:table-cell>
          <table:table-cell office:value-type="string" calcext:value-type="string">
            <text:p>Saiba mais sobre medicamentos</text:p>
          </table:table-cell>
          <table:table-cell office:value-type="string" calcext:value-type="string">
            <text:p>Sepa mas sobre medicamentos. Obtenga más informaciónes acerca de los medicamentos</text:p>
          </table:table-cell>
          <table:table-cell office:value-type="string" calcext:value-type="string">
            <text:p>Know more about the medications</text:p>
          </table:table-cell>
          <table:table-cell office:value-type="string" calcext:value-type="string">
            <text:p>Erfahren Sie mehr über die Medikamente</text:p>
          </table:table-cell>
          <table:table-cell table:number-columns-repeated="251"/>
        </table:table-row>
        <table:table-row table:style-name="ro6">
          <table:table-cell office:value-type="string" calcext:value-type="string">
            <text:p>pronto.fis.ref.p1</text:p>
          </table:table-cell>
          <table:table-cell office:value-type="string" calcext:value-type="string">
            <text:p>Fonte: U.S Department of Health and Human Services (2008). Treating Tobacco Use and Dependence: 2008 Update: Clinical Practice Guideline. DIANE Publishing.</text:p>
          </table:table-cell>
          <table:table-cell office:value-type="string" calcext:value-type="string">
            <text:p>Fuente: Departamento de Salud y Servicios Humanos de los EE.UU. (2008). El tratamiento del tabaquismo: Actualización 2008: Guía de Práctica Clínica. DIANE Publishing.</text:p>
          </table:table-cell>
          <table:table-cell table:style-name="ce2" office:value-type="string" calcext:value-type="string">
            <text:p>Source: U.S Department of Health and Human Services (2008). Treating Tobacco Use and Dependence: 2008 Update: Clinical Practice Guideline. DIANE Publishing.</text:p>
          </table:table-cell>
          <table:table-cell office:value-type="string" calcext:value-type="string">
            <text:p>Fonte: U.S Department of Health and Human Services (2008). Treating Tobacco Use and Dependence: 2008 Update: Clinical Practice Guideline. DIANE Publishing.</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MED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meds.titlepage</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2">
          <table:table-cell office:value-type="string" calcext:value-type="string">
            <text:p>pronto.meds.img.title</text:p>
          </table:table-cell>
          <table:table-cell office:value-type="string" calcext:value-type="string">
            <text:p>Procure um médico para recomendar um medicamento</text:p>
          </table:table-cell>
          <table:table-cell office:value-type="string" calcext:value-type="string">
            <text:p>Busque un médico para que le recomiende un medicamento</text:p>
          </table:table-cell>
          <table:table-cell table:style-name="ce2" office:value-type="string" calcext:value-type="string">
            <text:p>Some medications require a physcian prescription</text:p>
          </table:table-cell>
          <table:table-cell office:value-type="string" calcext:value-type="string">
            <text:p>Suchen Sie einen Arzt auf, um sich ein Medikament empfehlen zu lassen.</text:p>
          </table:table-cell>
          <table:table-cell table:number-columns-repeated="251"/>
        </table:table-row>
        <table:table-row table:style-name="ro1">
          <table:table-cell office:value-type="string" calcext:value-type="string">
            <text:p>pronto.meds.h1.1</text:p>
          </table:table-cell>
          <table:table-cell table:number-columns-repeated="2" office:value-type="string" calcext:value-type="string">
            <text:p>Medicamentos</text:p>
          </table:table-cell>
          <table:table-cell office:value-type="string" calcext:value-type="string">
            <text:p>Medications</text:p>
          </table:table-cell>
          <table:table-cell office:value-type="string" calcext:value-type="string">
            <text:p>Medikamente</text:p>
          </table:table-cell>
          <table:table-cell table:number-columns-repeated="251"/>
        </table:table-row>
        <table:table-row table:style-name="ro2">
          <table:table-cell office:value-type="string" calcext:value-type="string">
            <text:p>pronto.meds.p.1</text:p>
          </table:table-cell>
          <table:table-cell office:value-type="string" calcext:value-type="string">
            <text:p>O uso de medicamentos é um recurso complementar ao tratamento.</text:p>
          </table:table-cell>
          <table:table-cell office:value-type="string" calcext:value-type="string">
            <text:p>El uso de medicamentos es un recurso complementario al ratamiento.</text:p>
          </table:table-cell>
          <table:table-cell table:style-name="ce2" office:value-type="string" calcext:value-type="string">
            <text:p>The use of medications is a valuable resource in quitting</text:p>
          </table:table-cell>
          <table:table-cell office:value-type="string" calcext:value-type="string">
            <text:p>Der Gebrauch von Medikamenten ist ein zusätzliches Mittel der Behandlung.</text:p>
          </table:table-cell>
          <table:table-cell table:number-columns-repeated="251"/>
        </table:table-row>
        <table:table-row table:style-name="ro3">
          <table:table-cell office:value-type="string" calcext:value-type="string">
            <text:p>pronto.meds.p.2</text:p>
          </table:table-cell>
          <table:table-cell office:value-type="string" calcext:value-type="string">
            <text:p>Eles funcionam melhor quando combinados com acompanhamento profissional - presencial, telefone e internet.</text:p>
          </table:table-cell>
          <table:table-cell office:value-type="string" calcext:value-type="string">
            <text:p>Funcionan mejor cuando se combinan con el apoyo profesional - sea <text:s/>presencial, por teléfono o vía internet.</text:p>
          </table:table-cell>
          <table:table-cell table:style-name="ce2" office:value-type="string" calcext:value-type="string">
            <text:p>They work better when combined with professional assistance - face to face, by phone or internet.</text:p>
          </table:table-cell>
          <table:table-cell office:value-type="string" calcext:value-type="string">
            <text:p>Sie haben eine bessere Wirksamkeit, wenn Sie mit professioneller Unterstützung eingenommen werden - vor Ort, per Telefon oder über das Internet.</text:p>
          </table:table-cell>
          <table:table-cell table:number-columns-repeated="251"/>
        </table:table-row>
        <table:table-row table:style-name="ro5">
          <table:table-cell office:value-type="string" calcext:value-type="string">
            <text:p>pronto.meds.p.3</text:p>
          </table:table-cell>
          <table:table-cell office:value-type="string" calcext:value-type="string">
            <text:p>Os medicamentos mais usados no tratamento do tabagismo são adesivos, gomas e pastilhas de nicotina e alguns antidepressivos.</text:p>
          </table:table-cell>
          <table:table-cell/>
          <table:table-cell table:style-name="ce2" office:value-type="string" calcext:value-type="string">
            <text:p>The most popular medications are: nicotine patches, gums, sprays and tablets as well as some non-nicotine medications</text:p>
          </table:table-cell>
          <table:table-cell office:value-type="string" calcext:value-type="string">
            <text:p>Die meist verbreiteten Medikamente zur Behandlung der Tabakabhängigkeit sind Nikotinpflaster, -kaugummis, -pillen und einige Antidepressiva.</text:p>
          </table:table-cell>
          <table:table-cell table:number-columns-repeated="251"/>
        </table:table-row>
        <table:table-row table:style-name="ro3">
          <table:table-cell office:value-type="string" calcext:value-type="string">
            <text:p>pronto.meds.p.4</text:p>
          </table:table-cell>
          <table:table-cell office:value-type="string" calcext:value-type="string">
            <text:p>Se for tomar qualquer um desses medicamentos, você deve consultar um médico.</text:p>
          </table:table-cell>
          <table:table-cell office:value-type="string" calcext:value-type="string">
            <text:p>Si fuera a tomar algunos de esos medicamentos, usted debe consultar un médico.</text:p>
          </table:table-cell>
          <table:table-cell table:style-name="ce2" office:value-type="string" calcext:value-type="string">
            <text:p>Some of these medications require prescriptions</text:p>
          </table:table-cell>
          <table:table-cell office:value-type="string" calcext:value-type="string">
            <text:p>Wenn Sie eines der Medikamente anwenden möchten, sollten Sie vorher einen Arzt befragen.</text:p>
          </table:table-cell>
          <table:table-cell table:number-columns-repeated="251"/>
        </table:table-row>
        <table:table-row table:style-name="ro3">
          <table:table-cell table:style-name="ce6" office:value-type="string" calcext:value-type="string">
            <text:p>pronto.meds.p.5</text:p>
          </table:table-cell>
          <table:table-cell table:style-name="ce6" office:value-type="string" calcext:value-type="string">
            <text:p>Como a depressão é muito comum entre os fumantes, alguns antidepressivos também são usados no tratamento. </text:p>
          </table:table-cell>
          <table:table-cell table:style-name="ce6" office:value-type="string" calcext:value-type="string">
            <text:p>Debido a que la depresión es muy común entre los fumadores, algunos antidepresivos también se utilizan en el tratamiento.</text:p>
          </table:table-cell>
          <table:table-cell table:number-columns-repeated="2" table:style-name="ce6" office:value-type="string" calcext:value-type="string">
            <text:p>As depression is very common among smokers, some antidepressants are also used in the treatment.</text:p>
          </table:table-cell>
          <table:table-cell table:number-columns-repeated="251"/>
        </table:table-row>
        <table:table-row table:style-name="ro2">
          <table:table-cell office:value-type="string" calcext:value-type="string">
            <text:p>pronto.meds.h2.1</text:p>
          </table:table-cell>
          <table:table-cell office:value-type="string" calcext:value-type="string">
            <text:p>Reposição de Nicotina - Adesivos, gomas e pastilhas</text:p>
          </table:table-cell>
          <table:table-cell office:value-type="string" calcext:value-type="string">
            <text:p>Reemplazo de Nicotina - Parches, chicles y pastillas</text:p>
          </table:table-cell>
          <table:table-cell table:style-name="ce2" office:value-type="string" calcext:value-type="string">
            <text:p>Nicotine replacement therapy (NRT) <text:s/>- available as patches, gums, sprays and tablets</text:p>
          </table:table-cell>
          <table:table-cell office:value-type="string" calcext:value-type="string">
            <text:p>Nikotinersatz - Pflaster, Kaugummis und Pillen</text:p>
          </table:table-cell>
          <table:table-cell table:number-columns-repeated="251"/>
        </table:table-row>
        <table:table-row table:style-name="ro3">
          <table:table-cell office:value-type="string" calcext:value-type="string">
            <text:p>pronto.meds.li.1</text:p>
          </table:table-cell>
          <table:table-cell office:value-type="string" calcext:value-type="string">
            <text:p>Seu uso aumenta 2 vezes as chances de você conseguir parar.</text:p>
          </table:table-cell>
          <table:table-cell office:value-type="string" calcext:value-type="string">
            <text:p>Su uso aumenta 2 veces las probabilidades de que usted consiga parar.</text:p>
          </table:table-cell>
          <table:table-cell table:style-name="ce2" office:value-type="string" calcext:value-type="string">
            <text:p>NRTs increase by two-fold your chances to quit.</text:p>
          </table:table-cell>
          <table:table-cell office:value-type="string" calcext:value-type="string">
            <text:p>Ihre Anwendung verdoppelt die Chancen für einen Rauchstopp</text:p>
          </table:table-cell>
          <table:table-cell table:number-columns-repeated="251"/>
        </table:table-row>
        <table:table-row table:style-name="ro3">
          <table:table-cell office:value-type="string" calcext:value-type="string">
            <text:p>pronto.meds.li.2</text:p>
          </table:table-cell>
          <table:table-cell office:value-type="string" calcext:value-type="string">
            <text:p>Reduz os sintomas da abstinência e a vontade de fumar.</text:p>
          </table:table-cell>
          <table:table-cell office:value-type="string" calcext:value-type="string">
            <text:p>Reduce los síntomas de la abstinencia y el deseo de fumar.</text:p>
          </table:table-cell>
          <table:table-cell table:style-name="ce2" office:value-type="string" calcext:value-type="string">
            <text:p>They also reduce withdrawal symptoms and the urge to smoke.</text:p>
          </table:table-cell>
          <table:table-cell office:value-type="string" calcext:value-type="string">
            <text:p>Sie verringern die Entzugserscheinungen und die Lust zu rauchen.</text:p>
          </table:table-cell>
          <table:table-cell table:number-columns-repeated="251"/>
        </table:table-row>
        <table:table-row table:style-name="ro1">
          <table:table-cell office:value-type="string" calcext:value-type="string">
            <text:p>pronto.meds.li.3</text:p>
          </table:table-cell>
          <table:table-cell office:value-type="string" calcext:value-type="string">
            <text:p>Possui poucos efeitos colaterais.</text:p>
          </table:table-cell>
          <table:table-cell office:value-type="string" calcext:value-type="string">
            <text:p>Tiene pocos efectos secundarios.</text:p>
          </table:table-cell>
          <table:table-cell office:value-type="string" calcext:value-type="string">
            <text:p>They have few side effects.</text:p>
          </table:table-cell>
          <table:table-cell office:value-type="string" calcext:value-type="string">
            <text:p>Sie verursachen nur kleinere Nebenwirkungen.</text:p>
          </table:table-cell>
          <table:table-cell table:number-columns-repeated="251"/>
        </table:table-row>
        <table:table-row table:style-name="ro2">
          <table:table-cell office:value-type="string" calcext:value-type="string">
            <text:p>pronto.meds.li.4</text:p>
          </table:table-cell>
          <table:table-cell office:value-type="string" calcext:value-type="string">
            <text:p>Seu uso deve ser acompanhado por um médico.</text:p>
          </table:table-cell>
          <table:table-cell office:value-type="string" calcext:value-type="string">
            <text:p>Su uso debe ser supervisado por un médico.</text:p>
          </table:table-cell>
          <table:table-cell table:style-name="ce2" office:value-type="string" calcext:value-type="string">
            <text:p>The use of some quit smoking medications must be monitored by a health professional</text:p>
          </table:table-cell>
          <table:table-cell office:value-type="string" calcext:value-type="string">
            <text:p>Ihr Gebrauch sollte von einem Arzt begleitet werden.</text:p>
          </table:table-cell>
          <table:table-cell table:number-columns-repeated="251"/>
        </table:table-row>
        <table:table-row table:style-name="ro1">
          <table:table-cell office:value-type="string" calcext:value-type="string">
            <text:p>pronto.meds.h2.2</text:p>
          </table:table-cell>
          <table:table-cell office:value-type="string" calcext:value-type="string">
            <text:p>Outros medicamentos</text:p>
          </table:table-cell>
          <table:table-cell office:value-type="string" calcext:value-type="string">
            <text:p>Otros medicamentos</text:p>
          </table:table-cell>
          <table:table-cell office:value-type="string" calcext:value-type="string">
            <text:p>Other medications</text:p>
          </table:table-cell>
          <table:table-cell office:value-type="string" calcext:value-type="string">
            <text:p>Andere Medikamente</text:p>
          </table:table-cell>
          <table:table-cell table:number-columns-repeated="251"/>
        </table:table-row>
        <table:table-row table:style-name="ro2">
          <table:table-cell office:value-type="string" calcext:value-type="string">
            <text:p>pronto.meds.li.5</text:p>
          </table:table-cell>
          <table:table-cell office:value-type="string" calcext:value-type="string">
            <text:p>Bupropiona - Bup (nome genérico) - e Vareniclina.</text:p>
          </table:table-cell>
          <table:table-cell office:value-type="string" calcext:value-type="string">
            <text:p>Bupropion - BUP (nombre genérico) - y vareniclina.</text:p>
          </table:table-cell>
          <table:table-cell table:style-name="ce2" office:value-type="string" calcext:value-type="string">
            <text:p>Bupropion and Varenicline</text:p>
          </table:table-cell>
          <table:table-cell office:value-type="string" calcext:value-type="string">
            <text:p>Bupropion und Vareniclin</text:p>
          </table:table-cell>
          <table:table-cell table:number-columns-repeated="251"/>
        </table:table-row>
        <table:table-row table:style-name="ro2">
          <table:table-cell office:value-type="string" calcext:value-type="string">
            <text:p>pronto.meds.li.6</text:p>
          </table:table-cell>
          <table:table-cell office:value-type="string" calcext:value-type="string">
            <text:p>Apresentam efeitos colaterais diferentes dos medicamentos de nicotina.</text:p>
          </table:table-cell>
          <table:table-cell office:value-type="string" calcext:value-type="string">
            <text:p>Presentan efectos colaterales diferentes a los medicamentos de nicotina.</text:p>
          </table:table-cell>
          <table:table-cell table:style-name="ce2" office:value-type="string" calcext:value-type="string">
            <office:annotation draw:style-name="gr13" draw:text-style-name="P1" svg:width="3.387cm" svg:height="3.361cm" svg:x="7.17cm" svg:y="278.606cm" draw:caption-point-x="24.358cm" draw:caption-point-y="233.134cm">
              <dc:date>1899-12-30T00:00:00</dc:date>
              <text:p text:style-name="P1"><text:span text:style-name="T1">Kimber Richter:</text:span></text:p>
              <text:p text:style-name="P1"><text:span text:style-name="T1">They do not have necessarily more side effects - just different</text:span></text:p>
              <text:p text:style-name="P1"/>
              <text:p text:style-name="P1"><text:span text:style-name="T1">Thanks</text:span></text:p>
              <text:p text:style-name="P1"/>
            </office:annotation>
            <text:p>They do not contain nicotine, and have different side effects compared to NRTs</text:p>
          </table:table-cell>
          <table:table-cell office:value-type="string" calcext:value-type="string">
            <text:p>Sie haben andere Nebenwirkungen als die Nikotinmedikamente.</text:p>
          </table:table-cell>
          <table:table-cell table:number-columns-repeated="251"/>
        </table:table-row>
        <table:table-row table:style-name="ro2">
          <table:table-cell office:value-type="string" calcext:value-type="string">
            <text:p>pronto.meds.li.7</text:p>
          </table:table-cell>
          <table:table-cell office:value-type="string" calcext:value-type="string">
            <text:p>Seu uso deve ser acompanhado por um médico.</text:p>
          </table:table-cell>
          <table:table-cell office:value-type="string" calcext:value-type="string">
            <text:p>Su uso debe ser supervisado por un médico.</text:p>
          </table:table-cell>
          <table:table-cell table:style-name="ce2" office:value-type="string" calcext:value-type="string">
            <text:p>Their use must be monitored by a health professional</text:p>
          </table:table-cell>
          <table:table-cell office:value-type="string" calcext:value-type="string">
            <text:p>Ihr Gebrauch sollte von einem Arzt begleitet werden.</text:p>
          </table:table-cell>
          <table:table-cell table:number-columns-repeated="251"/>
        </table:table-row>
        <table:table-row table:style-name="ro2">
          <table:table-cell office:value-type="string" calcext:value-type="string">
            <text:p>pronto.meds.p.6</text:p>
          </table:table-cell>
          <table:table-cell office:value-type="string" calcext:value-type="string">
            <text:p>Parar de uma vez ou aos poucos? Saiba a melhor forma de parar de fumar.</text:p>
          </table:table-cell>
          <table:table-cell office:value-type="string" calcext:value-type="string">
            <text:p>¿Parar de inmediato o gradualmente? Aprenda la mejor manera de dejar de fumar.</text:p>
          </table:table-cell>
          <table:table-cell table:style-name="ce2" office:value-type="string" calcext:value-type="string">
            <text:p>Stop smoking at once or slowly? Find out the best way to stop smoking.</text:p>
          </table:table-cell>
          <table:table-cell office:value-type="string" calcext:value-type="string">
            <text:p>Allmählicher oder abrupter Rauchstopp? Erfahren Sie mehr über die beste Form für Ihren Rauchstopp.</text:p>
          </table:table-cell>
          <table:table-cell table:number-columns-repeated="251"/>
        </table:table-row>
        <table:table-row table:style-name="ro1">
          <table:table-cell office:value-type="string" calcext:value-type="string">
            <text:p>pronto.meds.btn.next</text:p>
          </table:table-cell>
          <table:table-cell office:value-type="string" calcext:value-type="string">
            <text:p>Métodos de parar</text:p>
          </table:table-cell>
          <table:table-cell office:value-type="string" calcext:value-type="string">
            <text:p>Métodos para dejar de fumar</text:p>
          </table:table-cell>
          <table:table-cell office:value-type="string" calcext:value-type="string">
            <text:p>Ways to quit smoking</text:p>
          </table:table-cell>
          <table:table-cell office:value-type="string" calcext:value-type="string">
            <text:p>Methoden für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AYS TO QUIT</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2">
          <table:table-cell office:value-type="string" calcext:value-type="string">
            <text:p>pronto.met.titlepage</text:p>
          </table:table-cell>
          <table:table-cell office:value-type="string" calcext:value-type="string">
            <text:p>Métodos de parar – de uma vez ou gradualmente</text:p>
          </table:table-cell>
          <table:table-cell office:value-type="string" calcext:value-type="string">
            <text:p>Métodos para dejar de fumar - de inmediato o de manera gradual</text:p>
          </table:table-cell>
          <table:table-cell table:style-name="ce2" office:value-type="string" calcext:value-type="string">
            <text:p>Ways to quit smoking - at once or slowly</text:p>
          </table:table-cell>
          <table:table-cell office:value-type="string" calcext:value-type="string">
            <text:p>Methoden für den Rauchstopp - direkt oder schrittweise</text:p>
          </table:table-cell>
          <table:table-cell table:number-columns-repeated="251"/>
        </table:table-row>
        <table:table-row table:style-name="ro1">
          <table:table-cell office:value-type="string" calcext:value-type="string">
            <text:p>pronto.met.img.title</text:p>
          </table:table-cell>
          <table:table-cell office:value-type="string" calcext:value-type="string">
            <text:p>Parar de fumar uma vez pode ser melhor</text:p>
          </table:table-cell>
          <table:table-cell office:value-type="string" calcext:value-type="string">
            <text:p>Parar de fumar una vez puede ser mejor. </text:p>
          </table:table-cell>
          <table:table-cell office:value-type="string" calcext:value-type="string">
            <text:p>Stop smoking at once may be better</text:p>
          </table:table-cell>
          <table:table-cell office:value-type="string" calcext:value-type="string">
            <text:p>Abrupter Rauchstopp kann erfolgreicher sein. </text:p>
          </table:table-cell>
          <table:table-cell table:number-columns-repeated="251"/>
        </table:table-row>
        <table:table-row table:style-name="ro1">
          <table:table-cell office:value-type="string" calcext:value-type="string">
            <text:p>pronto.met.h1.1</text:p>
          </table:table-cell>
          <table:table-cell office:value-type="string" calcext:value-type="string">
            <text:p>Métodos de parar</text:p>
          </table:table-cell>
          <table:table-cell office:value-type="string" calcext:value-type="string">
            <text:p>Métodos para dejar de fumar</text:p>
          </table:table-cell>
          <table:table-cell office:value-type="string" calcext:value-type="string">
            <text:p>Ways to quit smoking</text:p>
          </table:table-cell>
          <table:table-cell office:value-type="string" calcext:value-type="string">
            <text:p>Methoden zum Rauchstopp</text:p>
          </table:table-cell>
          <table:table-cell table:number-columns-repeated="251"/>
        </table:table-row>
        <table:table-row table:style-name="ro2">
          <table:table-cell office:value-type="string" calcext:value-type="string">
            <text:p>pronto.met.p.1</text:p>
          </table:table-cell>
          <table:table-cell office:value-type="string" calcext:value-type="string">
            <text:p>Existem dois métodos para parar de fumar: de uma vez ou aos poucos.</text:p>
          </table:table-cell>
          <table:table-cell office:value-type="string" calcext:value-type="string">
            <text:p>Existen dos métodos para dejar de fumar: de inmediato o gradualmente.</text:p>
          </table:table-cell>
          <table:table-cell table:style-name="ce2" office:value-type="string" calcext:value-type="string">
            <text:p>There are ways to quit smoking: at once or slowly.</text:p>
          </table:table-cell>
          <table:table-cell office:value-type="string" calcext:value-type="string">
            <text:p>Es gibt zwei verschieden Methoden, mit dem Rauchen audzuhören: von heute auf morgen oder schrittweise.</text:p>
          </table:table-cell>
          <table:table-cell table:number-columns-repeated="251"/>
        </table:table-row>
        <table:table-row table:style-name="ro5">
          <table:table-cell office:value-type="string" calcext:value-type="string">
            <text:p>pronto.met.p.2</text:p>
          </table:table-cell>
          <table:table-cell office:value-type="string" calcext:value-type="string">
            <text:p>Você deve escolher o que achar melhor. Contudo, pesquisas mostram que decidir parar de uma vez funciona melhor do que parar aos poucos.</text:p>
          </table:table-cell>
          <table:table-cell office:value-type="string" calcext:value-type="string">
            <text:p>Usted debe elegir lo que crea que es mejor. Investigaciones muestran que decidir dejar de fumar de inmediato funciona mejor que parar gradualmente.</text:p>
          </table:table-cell>
          <table:table-cell table:style-name="ce2" office:value-type="string" calcext:value-type="string">
            <text:p>You must choose what you think is better for you. However, some studies show that <text:s/>stopping at once can be more effective than stoping slowly.</text:p>
          </table:table-cell>
          <table:table-cell office:value-type="string" calcext:value-type="string">
            <text:p>Sie sollten die für Sie bessere Variante wählen. Dennoch zeigen Studien, dass es effektiver ist, abrupt mit dem Rauchen aufzuhören.</text:p>
          </table:table-cell>
          <table:table-cell table:number-columns-repeated="251"/>
        </table:table-row>
        <table:table-row table:style-name="ro1">
          <table:table-cell office:value-type="string" calcext:value-type="string">
            <text:p>pronto.met.h2.1</text:p>
          </table:table-cell>
          <table:table-cell office:value-type="string" calcext:value-type="string">
            <text:p>Parar de uma vez</text:p>
          </table:table-cell>
          <table:table-cell office:value-type="string" calcext:value-type="string">
            <text:p>Dejar de fumar de inmediato</text:p>
          </table:table-cell>
          <table:table-cell office:value-type="string" calcext:value-type="string">
            <text:p>Stopping at once</text:p>
          </table:table-cell>
          <table:table-cell office:value-type="string" calcext:value-type="string">
            <text:p>Abrupt Aufhören</text:p>
          </table:table-cell>
          <table:table-cell table:number-columns-repeated="251"/>
        </table:table-row>
        <table:table-row table:style-name="ro2">
          <table:table-cell office:value-type="string" calcext:value-type="string">
            <text:p>pronto.met.li.1</text:p>
          </table:table-cell>
          <table:table-cell office:value-type="string" calcext:value-type="string">
            <text:p>Parar de uma vez significa parar de fumar totalmente.</text:p>
          </table:table-cell>
          <table:table-cell office:value-type="string" calcext:value-type="string">
            <text:p>Dejar de fumar de inmediato significa dejar de fumar por completo.</text:p>
          </table:table-cell>
          <table:table-cell table:style-name="ce2" office:value-type="string" calcext:value-type="string">
            <text:p>Stopping at once means not smoking any cigarettes - even a puff</text:p>
          </table:table-cell>
          <table:table-cell office:value-type="string" calcext:value-type="string">
            <text:p>Abrupt Aufhören bedeutet definitiv aufzuhören.</text:p>
          </table:table-cell>
          <table:table-cell table:number-columns-repeated="251"/>
        </table:table-row>
        <table:table-row table:style-name="ro2">
          <table:table-cell office:value-type="string" calcext:value-type="string">
            <text:p>pronto.met.li.2</text:p>
          </table:table-cell>
          <table:table-cell office:value-type="string" calcext:value-type="string">
            <text:p>No próximo passo você poderá marcar sua data para parar.</text:p>
          </table:table-cell>
          <table:table-cell office:value-type="string" calcext:value-type="string">
            <text:p>En el siguiente paso usted puede seleccionar su fecha para dejar de fumar.</text:p>
          </table:table-cell>
          <table:table-cell table:style-name="ce2" office:value-type="string" calcext:value-type="string">
            <text:p>In the next step you will be able to set your quit date.</text:p>
          </table:table-cell>
          <table:table-cell office:value-type="string" calcext:value-type="string">
            <text:p>Im nächsten Schritt können Sie ein Datum festlegen, an dem Sie aufhören.</text:p>
          </table:table-cell>
          <table:table-cell table:number-columns-repeated="251"/>
        </table:table-row>
        <table:table-row table:style-name="ro3">
          <table:table-cell office:value-type="string" calcext:value-type="string">
            <text:p>pronto.met.li.3</text:p>
          </table:table-cell>
          <table:table-cell office:value-type="string" calcext:value-type="string">
            <text:p>Alguns fumantes preferem estabelecer uma data de parada.</text:p>
          </table:table-cell>
          <table:table-cell office:value-type="string" calcext:value-type="string">
            <text:p>Algunos fumadores prefieren establecer una fecha para dejar de fumar.</text:p>
          </table:table-cell>
          <table:table-cell table:style-name="ce2" office:value-type="string" calcext:value-type="string">
            <office:annotation draw:style-name="gr3" draw:text-style-name="P1" svg:width="3.387cm" svg:height="2.571cm" svg:x="7.17cm" svg:y="286.253cm" draw:caption-point-x="24.358cm" draw:caption-point-y="237.526cm">
              <dc:date>1899-12-30T00:00:00</dc:date>
              <text:p text:style-name="P1"><text:span text:style-name="T1">Kimber Richter:</text:span></text:p>
              <text:p text:style-name="P1"><text:span text:style-name="T1">A number of studies have shown that setting a quit date isn't important </text:span></text:p>
              <text:p text:style-name="P1"/>
            </office:annotation>
            <text:p>Some smoker like to set a quit date.</text:p>
          </table:table-cell>
          <table:table-cell office:value-type="string" calcext:value-type="string">
            <text:p>Einige Raucher legen lieber ein fixes Datum für Ihren Rauchstopp fest. </text:p>
          </table:table-cell>
          <table:table-cell table:number-columns-repeated="251"/>
        </table:table-row>
        <table:table-row table:style-name="ro1">
          <table:table-cell office:value-type="string" calcext:value-type="string">
            <text:p>pronto.met.h2.2</text:p>
          </table:table-cell>
          <table:table-cell office:value-type="string" calcext:value-type="string">
            <text:p>Parar aos poucos</text:p>
          </table:table-cell>
          <table:table-cell office:value-type="string" calcext:value-type="string">
            <text:p>Parar gradualmente</text:p>
          </table:table-cell>
          <table:table-cell office:value-type="string" calcext:value-type="string">
            <text:p>Stopping slowly</text:p>
          </table:table-cell>
          <table:table-cell office:value-type="string" calcext:value-type="string">
            <text:p>Schritt für Schritt aufhören</text:p>
          </table:table-cell>
          <table:table-cell table:number-columns-repeated="251"/>
        </table:table-row>
        <table:table-row table:style-name="ro3">
          <table:table-cell office:value-type="string" calcext:value-type="string">
            <text:p>pronto.met.li.4</text:p>
          </table:table-cell>
          <table:table-cell office:value-type="string" calcext:value-type="string">
            <text:p>Parar aos poucos significa diminuir o número de cigarros fumados por dia até parar totalmente.</text:p>
          </table:table-cell>
          <table:table-cell office:value-type="string" calcext:value-type="string">
            <text:p>Parar gradualmente significa disminuir el número de cigarrillos fumados por día, hasta parar por completo.</text:p>
          </table:table-cell>
          <table:table-cell table:style-name="ce2" office:value-type="string" calcext:value-type="string">
            <text:p>Stopping slowly means diminishing the number of cigarettes smoked per day until you get to zero.</text:p>
          </table:table-cell>
          <table:table-cell office:value-type="string" calcext:value-type="string">
            <text:p>Schritt für Schritt aufhören bedeutet, täglich die Anzahl der gerauchten Zigaretten zu verringern bis man komplett ohne Zigarette auskommt.</text:p>
          </table:table-cell>
          <table:table-cell table:number-columns-repeated="251"/>
        </table:table-row>
        <table:table-row table:style-name="ro2">
          <table:table-cell office:value-type="string" calcext:value-type="string">
            <text:p>pronto.met.li.5</text:p>
          </table:table-cell>
          <table:table-cell office:value-type="string" calcext:value-type="string">
            <text:p>Não existe nível seguro para o uso de cigarros.</text:p>
          </table:table-cell>
          <table:table-cell office:value-type="string" calcext:value-type="string">
            <text:p>No existe un nivel seguro seguro para el uso de cigarrillos.</text:p>
          </table:table-cell>
          <table:table-cell table:style-name="ce2" office:value-type="string" calcext:value-type="string">
            <text:p>Keep in mind: there is no safe level for cigarette smoking</text:p>
          </table:table-cell>
          <table:table-cell office:value-type="string" calcext:value-type="string">
            <text:p>Die alleinige Reduzierung der gerauchten Zigaretten bedeutet keineswegs Besserungen.</text:p>
          </table:table-cell>
          <table:table-cell table:number-columns-repeated="251"/>
        </table:table-row>
        <table:table-row table:style-name="ro2">
          <table:table-cell office:value-type="string" calcext:value-type="string">
            <text:p>pronto.met.li.6</text:p>
          </table:table-cell>
          <table:table-cell office:value-type="string" calcext:value-type="string">
            <text:p>Você deve parar totalmente até 2 semanas após começar a parar aos poucos.</text:p>
          </table:table-cell>
          <table:table-cell office:value-type="string" calcext:value-type="string">
            <text:p>Usted debe parar totalmente hasta 2 semanas después de dejar de fumar gradualmente.</text:p>
          </table:table-cell>
          <table:table-cell table:style-name="ce2" office:value-type="string" calcext:value-type="string">
            <text:p>In order to get the health effects of quitting, you should totally stop smoking at some date--within 2 weeks--after starting to quit gradually.</text:p>
          </table:table-cell>
          <table:table-cell office:value-type="string" calcext:value-type="string">
            <text:p>Nach zwei Wochen sollten Sie das Rauchen komplett eingestellt haben.</text:p>
          </table:table-cell>
          <table:table-cell table:number-columns-repeated="251"/>
        </table:table-row>
        <table:table-row table:style-name="ro2">
          <table:table-cell office:value-type="string" calcext:value-type="string">
            <text:p>pronto.met.li.7</text:p>
          </table:table-cell>
          <table:table-cell office:value-type="string" calcext:value-type="string">
            <text:p>Qualquer número de cigarros fumados apresenta riscos a sua saúde.</text:p>
          </table:table-cell>
          <table:table-cell office:value-type="string" calcext:value-type="string">
            <text:p>Cualquier número de cigarrillos fumados presenta riesgos para su salud.</text:p>
          </table:table-cell>
          <table:table-cell table:style-name="ce2" office:value-type="string" calcext:value-type="string">
            <text:p>Keep in mind: any number of smoked cigarettes causes harms to your health.</text:p>
          </table:table-cell>
          <table:table-cell office:value-type="string" calcext:value-type="string">
            <text:p>Jegliche Anzahl an gerauchten Zigaretten birgt ein Gesundheitsrisiko.</text:p>
          </table:table-cell>
          <table:table-cell table:number-columns-repeated="251"/>
        </table:table-row>
        <table:table-row table:style-name="ro3">
          <table:table-cell office:value-type="string" calcext:value-type="string">
            <text:p>pronto.met.li.8</text:p>
          </table:table-cell>
          <table:table-cell office:value-type="string" calcext:value-type="string">
            <text:p>Na próxima etapa, você poderá indicar uma data em que terá parado totalmente.</text:p>
          </table:table-cell>
          <table:table-cell office:value-type="string" calcext:value-type="string">
            <text:p>En la próxima etapa, usted podera indicar una fecha en que habrá dejado de fumar por completo.</text:p>
          </table:table-cell>
          <table:table-cell table:style-name="ce2" office:value-type="string" calcext:value-type="string">
            <text:p>In the next step, consider setting a quit date.</text:p>
          </table:table-cell>
          <table:table-cell office:value-type="string" calcext:value-type="string">
            <text:p>Im nächsten Schritt sollten Sie ein Datum festlegen, an dem Sie komplett mit dem Rauchen aufgehört haben werden.</text:p>
          </table:table-cell>
          <table:table-cell table:number-columns-repeated="251"/>
        </table:table-row>
        <table:table-row table:style-name="ro2">
          <table:table-cell office:value-type="string" calcext:value-type="string">
            <text:p>pronto.met.next.p</text:p>
          </table:table-cell>
          <table:table-cell office:value-type="string" calcext:value-type="string">
            <text:p>Escolha uma data para o grande dia de parar de fumar.</text:p>
          </table:table-cell>
          <table:table-cell office:value-type="string" calcext:value-type="string">
            <text:p>Elija una fecha para el gran día en que dejará de fumar.</text:p>
          </table:table-cell>
          <table:table-cell table:style-name="ce2" office:value-type="string" calcext:value-type="string">
            <text:p>Set a date for the great day of quit smoking.</text:p>
          </table:table-cell>
          <table:table-cell office:value-type="string" calcext:value-type="string">
            <text:p>Legen Sie ein Datum fest, an dem Sie endgültig mit dem Rauchen aufhören.</text:p>
          </table:table-cell>
          <table:table-cell table:number-columns-repeated="251"/>
        </table:table-row>
        <table:table-row table:style-name="ro1">
          <table:table-cell office:value-type="string" calcext:value-type="string">
            <text:p>pronto.met.btn.title</text:p>
          </table:table-cell>
          <table:table-cell office:value-type="string" calcext:value-type="string">
            <text:p>Data para parar</text:p>
          </table:table-cell>
          <table:table-cell office:value-type="string" calcext:value-type="string">
            <text:p>Fecha para dejar de fumar</text:p>
          </table:table-cell>
          <table:table-cell office:value-type="string" calcext:value-type="string">
            <text:p>Set a quit date</text:p>
          </table:table-cell>
          <table:table-cell office:value-type="string" calcext:value-type="string">
            <text:p>Datum für den Rauchstopp</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ET A QUIT A DAT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data.titlepage</text:p>
          </table:table-cell>
          <table:table-cell office:value-type="string" calcext:value-type="string">
            <text:p>Marcar a data de parar de fumar</text:p>
          </table:table-cell>
          <table:table-cell office:value-type="string" calcext:value-type="string">
            <text:p>Fije una fecha para dejar de fumar</text:p>
          </table:table-cell>
          <table:table-cell office:value-type="string" calcext:value-type="string">
            <text:p>Set your quit date</text:p>
          </table:table-cell>
          <table:table-cell office:value-type="string" calcext:value-type="string">
            <text:p>Festlegen eines Datums für den Rauchstopp</text:p>
          </table:table-cell>
          <table:table-cell table:number-columns-repeated="251"/>
        </table:table-row>
        <table:table-row table:style-name="ro1">
          <table:table-cell office:value-type="string" calcext:value-type="string">
            <text:p>pronto.data.img.title</text:p>
          </table:table-cell>
          <table:table-cell office:value-type="string" calcext:value-type="string">
            <text:p>Parar de fumar uma vez é melhor</text:p>
          </table:table-cell>
          <table:table-cell office:value-type="string" calcext:value-type="string">
            <text:p>Dejar de fumar de inmediato es mejor</text:p>
          </table:table-cell>
          <table:table-cell office:value-type="string" calcext:value-type="string">
            <text:p>Remember: stopping smoking at once is better</text:p>
          </table:table-cell>
          <table:table-cell office:value-type="string" calcext:value-type="string">
            <text:p>Sofort aufhören zu rauchen ist besser</text:p>
          </table:table-cell>
          <table:table-cell table:number-columns-repeated="251"/>
        </table:table-row>
        <table:table-row table:style-name="ro1">
          <table:table-cell office:value-type="string" calcext:value-type="string">
            <text:p>pronto.data.h1.1</text:p>
          </table:table-cell>
          <table:table-cell office:value-type="string" calcext:value-type="string">
            <text:p>Data para parar</text:p>
          </table:table-cell>
          <table:table-cell office:value-type="string" calcext:value-type="string">
            <text:p>Fecha para dejar de fumar</text:p>
          </table:table-cell>
          <table:table-cell office:value-type="string" calcext:value-type="string">
            <text:p>Set your quit date</text:p>
          </table:table-cell>
          <table:table-cell office:value-type="string" calcext:value-type="string">
            <text:p>Datum zum Aufhören</text:p>
          </table:table-cell>
          <table:table-cell table:number-columns-repeated="251"/>
        </table:table-row>
        <table:table-row table:style-name="ro2">
          <table:table-cell office:value-type="string" calcext:value-type="string">
            <text:p>pronto.data.p.1</text:p>
          </table:table-cell>
          <table:table-cell office:value-type="string" calcext:value-type="string">
            <text:p>Nós já deixamos definido como hoje o dia de parar de fumar.</text:p>
          </table:table-cell>
          <table:table-cell office:value-type="string" calcext:value-type="string">
            <text:p>Nosotros ya dejamos hoy definido el día para dejar de fumar.</text:p>
          </table:table-cell>
          <table:table-cell table:style-name="ce2" office:value-type="string" calcext:value-type="string">
            <text:p>We have filled today as your quit date.</text:p>
          </table:table-cell>
          <table:table-cell office:value-type="string" calcext:value-type="string">
            <text:p>Nun haben wir schon den heutigen Tag zum Aufhören festgelegt.</text:p>
          </table:table-cell>
          <table:table-cell table:number-columns-repeated="251"/>
        </table:table-row>
        <table:table-row table:style-name="ro5">
          <table:table-cell office:value-type="string" calcext:value-type="string">
            <text:p>pronto.data.p.2</text:p>
          </table:table-cell>
          <table:table-cell office:value-type="string" calcext:value-type="string">
            <text:p>Caso você queira parar em outro dia, escolha no calendário. Enviaremos mensagens de e-mail para lembrá-lo.</text:p>
          </table:table-cell>
          <table:table-cell office:value-type="string" calcext:value-type="string">
            <text:p>En caso que usted quiera parar otro día, elija en el calendario. Enviaremos mensajes al correo electrónico para recordar.</text:p>
          </table:table-cell>
          <table:table-cell table:style-name="ce2" office:value-type="string" calcext:value-type="string">
            <text:p>But feel free to choose another date. We will send email messages to remind you of it.</text:p>
          </table:table-cell>
          <table:table-cell office:value-type="string" calcext:value-type="string">
            <text:p>Sollten Sie einen anderen Tag wählen wollen, wählen Sie ihn im Kalender. Wir werden Ihnen Emails zur Erinnerung schicken.</text:p>
          </table:table-cell>
          <table:table-cell table:number-columns-repeated="251"/>
        </table:table-row>
        <table:table-row table:style-name="ro3">
          <table:table-cell office:value-type="string" calcext:value-type="string">
            <text:p>pronto.data.p.3</text:p>
          </table:table-cell>
          <table:table-cell office:value-type="string" calcext:value-type="string">
            <text:p>Se você optou por parar aos poucos, escolha a data que vai fumar seu último cigarro.</text:p>
          </table:table-cell>
          <table:table-cell office:value-type="string" calcext:value-type="string">
            <text:p>Si usted decidió dejar de fumar poco a poco, elija la fecha para fumar su último cigarrillo.</text:p>
          </table:table-cell>
          <table:table-cell table:style-name="ce2" office:value-type="string" calcext:value-type="string">
            <text:p>If you made the option for stopping slowly, your quit date should be the first day completely without cigarettes.</text:p>
          </table:table-cell>
          <table:table-cell office:value-type="string" calcext:value-type="string">
            <text:p>Wenn Sie sich entschlossen haben Schritt für Schritt aufzuhören, dann wählen Sie ein Datum für Ihre letzte Zigarette.</text:p>
          </table:table-cell>
          <table:table-cell table:number-columns-repeated="251"/>
        </table:table-row>
        <table:table-row table:style-name="ro3">
          <table:table-cell office:value-type="string" calcext:value-type="string">
            <text:p>pronto.data.p.4</text:p>
          </table:table-cell>
          <table:table-cell office:value-type="string" calcext:value-type="string">
            <text:p>Lembre-se que fumantes que decidem parar de uma vez têm mais sucesso em parar.</text:p>
          </table:table-cell>
          <table:table-cell office:value-type="string" calcext:value-type="string">
            <text:p>Recuerde que los fumadores que deciden dejar de fumar de inmediato tienen más éxito en parar.</text:p>
          </table:table-cell>
          <table:table-cell table:style-name="ce2" office:value-type="string" calcext:value-type="string">
            <text:p>Remember that smokers who decide to stop smoking at once are more likely to be successful.</text:p>
          </table:table-cell>
          <table:table-cell office:value-type="string" calcext:value-type="string">
            <text:p>Erinnern Sie sich daran, dass Raucher, die sofort aufhören, einen höheren Erfolg haben.</text:p>
          </table:table-cell>
          <table:table-cell table:number-columns-repeated="251"/>
        </table:table-row>
        <table:table-row table:style-name="ro1">
          <table:table-cell office:value-type="string" calcext:value-type="string">
            <text:p>pronto.data.escolherdata</text:p>
          </table:table-cell>
          <table:table-cell office:value-type="string" calcext:value-type="string">
            <text:p>Escolher data</text:p>
          </table:table-cell>
          <table:table-cell office:value-type="string" calcext:value-type="string">
            <text:p>Seleccionar fecha</text:p>
          </table:table-cell>
          <table:table-cell office:value-type="string" calcext:value-type="string">
            <text:p>Set a quit date</text:p>
          </table:table-cell>
          <table:table-cell office:value-type="string" calcext:value-type="string">
            <text:p>Wählen Sie ein Datum</text:p>
          </table:table-cell>
          <table:table-cell table:number-columns-repeated="251"/>
        </table:table-row>
        <table:table-row table:style-name="ro1">
          <table:table-cell office:value-type="string" calcext:value-type="string">
            <text:p>pronto.data.next.p</text:p>
          </table:table-cell>
          <table:table-cell office:value-type="string" calcext:value-type="string">
            <text:p>Escolher data</text:p>
          </table:table-cell>
          <table:table-cell office:value-type="string" calcext:value-type="string">
            <text:p>Seleccionar fecha</text:p>
          </table:table-cell>
          <table:table-cell office:value-type="string" calcext:value-type="string">
            <text:p>Set a quit date</text:p>
          </table:table-cell>
          <table:table-cell office:value-type="string" calcext:value-type="string">
            <text:p>Wählen Sie ein Datum</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evitar.titlepage</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img.title</text:p>
          </table:table-cell>
          <table:table-cell office:value-type="string" calcext:value-type="string">
            <text:p>Saiba dizer não</text:p>
          </table:table-cell>
          <table:table-cell office:value-type="string" calcext:value-type="string">
            <text:p>Aprenda a decir no</text:p>
          </table:table-cell>
          <table:table-cell office:value-type="string" calcext:value-type="string">
            <text:p>Learn how to say no</text:p>
          </table:table-cell>
          <table:table-cell office:value-type="string" calcext:value-type="string">
            <text:p>Lernen Sie Nein zu sagen</text:p>
          </table:table-cell>
          <table:table-cell table:number-columns-repeated="251"/>
        </table:table-row>
        <table:table-row table:style-name="ro2">
          <table:table-cell office:value-type="string" calcext:value-type="string">
            <text:p>pronto.evitar.p.1</text:p>
          </table:table-cell>
          <table:table-cell office:value-type="string" calcext:value-type="string">
            <text:p>Você já tentou parar de fumar outras vezes?</text:p>
          </table:table-cell>
          <table:table-cell office:value-type="string" calcext:value-type="string">
            <text:p>¿Usted ya intentó parar de fumar otras veces?</text:p>
          </table:table-cell>
          <table:table-cell table:style-name="ce2" office:value-type="string" calcext:value-type="string">
            <text:p>Have you ever tried to stop smoking before?</text:p>
          </table:table-cell>
          <table:table-cell office:value-type="string" calcext:value-type="string">
            <text:p>Haben Sie schon einmal versucht mit dem Rauchen aufzuhören?</text:p>
          </table:table-cell>
          <table:table-cell table:number-columns-repeated="251"/>
        </table:table-row>
        <table:table-row table:style-name="ro1">
          <table:table-cell office:value-type="string" calcext:value-type="string">
            <text:p>pronto.evitar.question.option.1</text:p>
          </table:table-cell>
          <table:table-cell office:value-type="string" calcext:value-type="string">
            <text:p>Sim</text:p>
          </table:table-cell>
          <table:table-cell office:value-type="string" calcext:value-type="string">
            <text:p>Sí</text:p>
          </table:table-cell>
          <table:table-cell office:value-type="string" calcext:value-type="string">
            <text:p>Yes</text:p>
          </table:table-cell>
          <table:table-cell office:value-type="string" calcext:value-type="string">
            <text:p>Ja</text:p>
          </table:table-cell>
          <table:table-cell table:number-columns-repeated="251"/>
        </table:table-row>
        <table:table-row table:style-name="ro1">
          <table:table-cell office:value-type="string" calcext:value-type="string">
            <text:p>pronto.evitar.question.option.2</text:p>
          </table:table-cell>
          <table:table-cell office:value-type="string" calcext:value-type="string">
            <text:p>Não</text:p>
          </table:table-cell>
          <table:table-cell table:number-columns-repeated="2" office:value-type="string" calcext:value-type="string">
            <text:p>No</text:p>
          </table:table-cell>
          <table:table-cell office:value-type="string" calcext:value-type="string">
            <text:p>Nein</text:p>
          </table:table-cell>
          <table:table-cell table:number-columns-repeated="251"/>
        </table:table-row>
        <table:table-row table:style-name="ro1" table:number-rows-repeated="2">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number-columns-repeated="256"/>
        </table:table-row>
        <table:table-row table:style-name="ro1">
          <table:table-cell office:value-type="string" calcext:value-type="string">
            <text:p>pronto.evitar.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sim.titlepage</text:p>
          </table:table-cell>
          <table:table-cell office:value-type="string" calcext:value-type="string">
            <text:p>Aprendendo com os erros</text:p>
          </table:table-cell>
          <table:table-cell office:value-type="string" calcext:value-type="string">
            <text:p>Aprender de los errores</text:p>
          </table:table-cell>
          <table:table-cell office:value-type="string" calcext:value-type="string">
            <text:p>Learn from your mistakes</text:p>
          </table:table-cell>
          <table:table-cell office:value-type="string" calcext:value-type="string">
            <text:p>Lernen Sie aus den Fehlern</text:p>
          </table:table-cell>
          <table:table-cell table:number-columns-repeated="251"/>
        </table:table-row>
        <table:table-row table:style-name="ro1">
          <table:table-cell office:value-type="string" calcext:value-type="string">
            <text:p>pronto.evitar.sim.img.title</text:p>
          </table:table-cell>
          <table:table-cell office:value-type="string" calcext:value-type="string">
            <text:p>Saiba dizer não</text:p>
          </table:table-cell>
          <table:table-cell office:value-type="string" calcext:value-type="string">
            <text:p>Aprenda a decir no</text:p>
          </table:table-cell>
          <table:table-cell office:value-type="string" calcext:value-type="string">
            <text:p>Learn how to say no</text:p>
          </table:table-cell>
          <table:table-cell office:value-type="string" calcext:value-type="string">
            <text:p>Lernen Sie Nein zu sagen</text:p>
          </table:table-cell>
          <table:table-cell table:number-columns-repeated="251"/>
        </table:table-row>
        <table:table-row table:style-name="ro1">
          <table:table-cell office:value-type="string" calcext:value-type="string">
            <text:p>pronto.evitar.sim.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sim.h2.1</text:p>
          </table:table-cell>
          <table:table-cell office:value-type="string" calcext:value-type="string">
            <text:p>Aprendendo com os erros</text:p>
          </table:table-cell>
          <table:table-cell office:value-type="string" calcext:value-type="string">
            <text:p>Aprender de los errores</text:p>
          </table:table-cell>
          <table:table-cell office:value-type="string" calcext:value-type="string">
            <text:p>Learning from your mistakes</text:p>
          </table:table-cell>
          <table:table-cell office:value-type="string" calcext:value-type="string">
            <text:p>Lernen Sie aus den Fehlern</text:p>
          </table:table-cell>
          <table:table-cell table:number-columns-repeated="251"/>
        </table:table-row>
        <table:table-row table:style-name="ro5">
          <table:table-cell office:value-type="string" calcext:value-type="string">
            <text:p>pronto.evitar.sim.p.1</text:p>
          </table:table-cell>
          <table:table-cell office:value-type="string" calcext:value-type="string">
            <text:p>Que bom que você está tentando parar novamente. A maioria dos fumantes tenta parar de 3 a 5 vezes antes de abandonar o cigarro definitivamente.</text:p>
          </table:table-cell>
          <table:table-cell office:value-type="string" calcext:value-type="string">
            <text:p>Que bueno que usted está intentando parar nuevamente . La mayoría de los fumadores intentan dejar de fumar de 3 a 5 veces antes de abandonarlo <text:s/>de forma permanente.</text:p>
          </table:table-cell>
          <table:table-cell table:style-name="ce2" office:value-type="string" calcext:value-type="string">
            <office:annotation draw:style-name="gr2" draw:text-style-name="P1" svg:width="3.387cm" svg:height="1.781cm" svg:x="7.17cm" svg:y="306.044cm" draw:caption-point-x="24.358cm" draw:caption-point-y="246.151cm">
              <dc:date>1899-12-30T00:00:00</dc:date>
              <text:p text:style-name="P1"><text:span text:style-name="T1">Kimber Richter:</text:span></text:p>
              <text:p text:style-name="P1"><text:span text:style-name="T1">I think you said 3-5 before - might want to be consistent</text:span></text:p>
            </office:annotation>
            <text:p>Good news! You are prepared for another try. Many smokers quit after 3-5 attempts.</text:p>
          </table:table-cell>
          <table:table-cell office:value-type="string" calcext:value-type="string">
            <text:p>Wie schön, dass Sie es erneut versuchen. Die Mehrheit der Raucher versucht es drei bis fünf Mal bevor sie endgültig die Zigarette zur Seite legen.</text:p>
          </table:table-cell>
          <table:table-cell table:number-columns-repeated="251"/>
        </table:table-row>
        <table:table-row table:style-name="ro5">
          <table:table-cell office:value-type="string" calcext:value-type="string">
            <text:p>pronto.evitar.sim.p.2</text:p>
          </table:table-cell>
          <table:table-cell office:value-type="string" calcext:value-type="string">
            <text:p>Aprender com os acertos e erros é fundamental no processo de parar de fumar. Valorizar os seus acertos é ainda mais importante.</text:p>
          </table:table-cell>
          <table:table-cell office:value-type="string" calcext:value-type="string">
            <text:p>Aprender de los aciertos y errores es crucial en el proceso de dejar de fumar. Valorar sus aciertos es aún más importante.</text:p>
          </table:table-cell>
          <table:table-cell table:style-name="ce2" office:value-type="string" calcext:value-type="string">
            <text:p>Learning from your past experiences is fundamental during the stop smoking process. Try to repeat what worked well before and figure out what went wrong.</text:p>
          </table:table-cell>
          <table:table-cell office:value-type="string" calcext:value-type="string">
            <text:p>Das Lernen aus Erfolgen und Misserfolgen ist von entscheidender Bedeutung bei der Rauchentwöhnung. Dabei sollten Sie sich vor allem durch Ihre Erfolge motivieren.</text:p>
          </table:table-cell>
          <table:table-cell table:number-columns-repeated="251"/>
        </table:table-row>
        <table:table-row table:style-name="ro8">
          <table:table-cell office:value-type="string" calcext:value-type="string">
            <text:p>pronto.evitar.sim.question.label</text:p>
          </table:table-cell>
          <table:table-cell office:value-type="string" calcext:value-type="string">
            <text:p>O que você fez em tentativas de parar anteriores que podem ajudar desta vez?</text:p>
          </table:table-cell>
          <table:table-cell office:value-type="string" calcext:value-type="string">
            <text:p>¿Cuáles fueron sus anteriores estrategias para dejar de fumar que le pueden ayudar esta vez?</text:p>
          </table:table-cell>
          <table:table-cell table:style-name="ce2" office:value-type="string" calcext:value-type="string">
            <text:p>What have you done in previous attempts to stop that may help you quit?</text:p>
          </table:table-cell>
          <table:table-cell office:value-type="string" calcext:value-type="string">
            <text:p>Was haben Sie bei vorherigen Rauchentwöhnungsphasen angewendet, das Ihnen auch dieses Mal wieder helfen könnte?</text:p>
          </table:table-cell>
          <table:table-cell table:number-columns-repeated="251"/>
        </table:table-row>
        <table:table-row table:style-name="ro1">
          <table:table-cell office:value-type="string" calcext:value-type="string">
            <text:p>pronto.evitar.estrat.titlepage</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STRATEGIE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ronto.evitar.estrat.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do I avoid relapse?</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estrat.h2.1</text:p>
          </table:table-cell>
          <table:table-cell office:value-type="string" calcext:value-type="string">
            <text:p>Evitando situações de risco</text:p>
          </table:table-cell>
          <table:table-cell office:value-type="string" calcext:value-type="string">
            <text:p>Evitar situaciones de riesgo</text:p>
          </table:table-cell>
          <table:table-cell office:value-type="string" calcext:value-type="string">
            <text:p>Avoid risky situations</text:p>
          </table:table-cell>
          <table:table-cell office:value-type="string" calcext:value-type="string">
            <text:p>Meiden von Risikosituationen</text:p>
          </table:table-cell>
          <table:table-cell table:number-columns-repeated="251"/>
        </table:table-row>
        <table:table-row table:style-name="ro3">
          <table:table-cell office:value-type="string" calcext:value-type="string">
            <text:p>pronto.evitar.estrat.p.1</text:p>
          </table:table-cell>
          <table:table-cell office:value-type="string" calcext:value-type="string">
            <text:p>Aprender com os erros e acertos é fundamental no processo de parar de fumar.</text:p>
          </table:table-cell>
          <table:table-cell office:value-type="string" calcext:value-type="string">
            <text:p>Aprender de los errores y aciertos es fundamental en el proceso para dejar de fumar.</text:p>
          </table:table-cell>
          <table:table-cell table:style-name="ce2" office:value-type="string" calcext:value-type="string">
            <text:p>Learning from mistakes and successes is fundamental to the stop smoking process.</text:p>
          </table:table-cell>
          <table:table-cell office:value-type="string" calcext:value-type="string">
            <text:p>Aus Fehlern zu lernen und Erfolgen eine entscheidende Bedeutung zuzuschreiben.</text:p>
          </table:table-cell>
          <table:table-cell table:number-columns-repeated="251"/>
        </table:table-row>
        <table:table-row table:style-name="ro3">
          <table:table-cell office:value-type="string" calcext:value-type="string">
            <text:p>pronto.evitar.estrat.p.2</text:p>
          </table:table-cell>
          <table:table-cell office:value-type="string" calcext:value-type="string">
            <text:p>Tenha em mente o que você vai fazer ou pensar na hora que sentir vontade de fumar.</text:p>
          </table:table-cell>
          <table:table-cell office:value-type="string" calcext:value-type="string">
            <text:p>Tenga presente lo que usted hará o pensará en el momento que sienta deseo de fumar.</text:p>
          </table:table-cell>
          <table:table-cell table:style-name="ce2" office:value-type="string" calcext:value-type="string">
            <text:p>Keep in mind what you will do or think when you feel the urge to smoke.</text:p>
          </table:table-cell>
          <table:table-cell office:value-type="string" calcext:value-type="string">
            <text:p>Haben Sie eine Idee, was Sie in Situationen des starken Wunschs nach einer Zigarette tun können.</text:p>
          </table:table-cell>
          <table:table-cell table:number-columns-repeated="251"/>
        </table:table-row>
        <table:table-row table:style-name="ro5">
          <table:table-cell office:value-type="string" calcext:value-type="string">
            <text:p>pronto.evitar.estrat.question.label</text:p>
          </table:table-cell>
          <table:table-cell office:value-type="string" calcext:value-type="string">
            <text:p>Registre aqui as suas ações ou pensamentos que você usará na hora em que tiver vontade de voltar a fumar - Essas informações estarão disponíveis no seu plano de parar.</text:p>
          </table:table-cell>
          <table:table-cell office:value-type="string" calcext:value-type="string">
            <text:p>Regístre aquí sus acciones o pensamientos que tendrá en el momento en que desee volver a fumar - Estas informaciónes están disponibles en su plan para dejar de fumar.</text:p>
          </table:table-cell>
          <table:table-cell table:style-name="ce2" office:value-type="string" calcext:value-type="string">
            <text:p>Write down here the actions and thoughts that you will use in the times you will feel like smoking</text:p>
          </table:table-cell>
          <table:table-cell office:value-type="string" calcext:value-type="string">
            <text:p>Vermerken Sie hier Ihre Tätigkeiten oder Gedanken, die Sie benutzen, wenn Sie den starken Wunsch nach einer Zigarette empfinden. Diese Informationen werden in Ihrem individuellen Plan aufgeführt.</text:p>
          </table:table-cell>
          <table:table-cell table:number-columns-repeated="251"/>
        </table:table-row>
        <table:table-row table:style-name="ro2">
          <table:table-cell office:value-type="string" calcext:value-type="string">
            <text:p>pronto.evitar.estrat.next.p.1</text:p>
          </table:table-cell>
          <table:table-cell office:value-type="string" calcext:value-type="string">
            <text:p>Conheça dicas de como lidar e previnir o ganho de peso.</text:p>
          </table:table-cell>
          <table:table-cell office:value-type="string" calcext:value-type="string">
            <text:p>Conozca los consejos para enfrentar <text:s/>y prevenir el aumento de peso.</text:p>
          </table:table-cell>
          <table:table-cell table:style-name="ce2" office:value-type="string" calcext:value-type="string">
            <text:p>Find out tips on how to deal with and prevent weight gaining.</text:p>
          </table:table-cell>
          <table:table-cell office:value-type="string" calcext:value-type="string">
            <text:p>Ratschläge zur Vorbeugung und zum Umgang mit einer Gewichtszunahme</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RELAPSE - COMMON RISKS</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3"/>
          <table:table-cell office:value-type="string" calcext:value-type="string">
            <text:p>Studium der Kulturwirtschaft an der Universität Passau, Sprachen: Spanisch, Englisch, Portugiesisch, Französich</text:p>
          </table:table-cell>
          <table:table-cell table:number-columns-repeated="251"/>
        </table:table-row>
        <table:table-row table:style-name="ro1">
          <table:table-cell office:value-type="string" calcext:value-type="string">
            <text:p>pronto.evitar.full.titlepage</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s</text:p>
          </table:table-cell>
          <table:table-cell office:value-type="string" calcext:value-type="string">
            <text:p>Risikosituationen</text:p>
          </table:table-cell>
          <table:table-cell table:number-columns-repeated="251"/>
        </table:table-row>
        <table:table-row table:style-name="ro1">
          <table:table-cell office:value-type="string" calcext:value-type="string">
            <text:p>pronto.evitar.full.img.title</text:p>
          </table:table-cell>
          <table:table-cell office:value-type="string" calcext:value-type="string">
            <text:p>Saiba dizer não</text:p>
          </table:table-cell>
          <table:table-cell office:value-type="string" calcext:value-type="string">
            <text:p>Aprenda a decir no</text:p>
          </table:table-cell>
          <table:table-cell office:value-type="string" calcext:value-type="string">
            <text:p>Learn how to say no</text:p>
          </table:table-cell>
          <table:table-cell office:value-type="string" calcext:value-type="string">
            <text:p>Lernen Sie nein zu sagen</text:p>
          </table:table-cell>
          <table:table-cell table:number-columns-repeated="251"/>
        </table:table-row>
        <table:table-row table:style-name="ro1">
          <table:table-cell office:value-type="string" calcext:value-type="string">
            <text:p>pronto.evitar.full.h1.1</text:p>
          </table:table-cell>
          <table:table-cell office:value-type="string" calcext:value-type="string">
            <text:p>Como evitar recaídas</text:p>
          </table:table-cell>
          <table:table-cell office:value-type="string" calcext:value-type="string">
            <text:p>¿Cómo evitar las recaídas?</text:p>
          </table:table-cell>
          <table:table-cell office:value-type="string" calcext:value-type="string">
            <text:p>How to avoid relapses</text:p>
          </table:table-cell>
          <table:table-cell office:value-type="string" calcext:value-type="string">
            <text:p>Wie vermeidet man Rückfälle?</text:p>
          </table:table-cell>
          <table:table-cell table:number-columns-repeated="251"/>
        </table:table-row>
        <table:table-row table:style-name="ro1">
          <table:table-cell office:value-type="string" calcext:value-type="string">
            <text:p>pronto.evitar.full.h2.1</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s</text:p>
          </table:table-cell>
          <table:table-cell office:value-type="string" calcext:value-type="string">
            <text:p>Risikosituationen</text:p>
          </table:table-cell>
          <table:table-cell table:number-columns-repeated="251"/>
        </table:table-row>
        <table:table-row table:style-name="ro3">
          <table:table-cell office:value-type="string" calcext:value-type="string">
            <text:p>pronto.evitar.full.p.1</text:p>
          </table:table-cell>
          <table:table-cell office:value-type="string" calcext:value-type="string">
            <text:p>Mesmo após parar de fumar, é possível que algumas pessoas voltem a fumar - o que é chamado de recaída.</text:p>
          </table:table-cell>
          <table:table-cell office:value-type="string" calcext:value-type="string">
            <text:p>Incluso después de dejar de fumar, es posible que algunas personas vuelvan a fumar - lo que se llama una recaída.</text:p>
          </table:table-cell>
          <table:table-cell table:style-name="ce2" office:value-type="string" calcext:value-type="string">
            <text:p>Even after a quit attempt, it is possible that some people start smoking again. We call this relapse.</text:p>
          </table:table-cell>
          <table:table-cell office:value-type="string" calcext:value-type="string">
            <text:p>Auch wenn mit dem Rauchen aufgehört wurde, ist es möglich, dass wieder zu einer Zigarette gegriffen wird - bezeichnet als Rückfall.</text:p>
          </table:table-cell>
          <table:table-cell table:number-columns-repeated="251"/>
        </table:table-row>
        <table:table-row table:style-name="ro6">
          <table:table-cell office:value-type="string" calcext:value-type="string">
            <text:p>pronto.evitar.full.p.2</text:p>
          </table:table-cell>
          <table:table-cell office:value-type="string" calcext:value-type="string">
            <text:p>É muito importante antecipar as dificuldades e situações que podem levar você a uma recaída . Principalmente nas primeiras semanas, em que os sintomas de abstinência e fissura são mais intensos.</text:p>
          </table:table-cell>
          <table:table-cell office:value-type="string" calcext:value-type="string">
            <text:p>Es muy importante anticipar las dificultades y situaciones que pueden llevar a una recaída. Principalmente en las primeras semanas, cuando los síntomas de abstinencia y el deseo de fumar son más intensos.</text:p>
          </table:table-cell>
          <table:table-cell table:style-name="ce2" office:value-type="string" calcext:value-type="string">
            <text:p>You shoud really try to anticipate any difficulties during a quit attempt, mainly in the first weeks in which withdrawal symptoms and craving are more intense.</text:p>
          </table:table-cell>
          <table:table-cell office:value-type="string" calcext:value-type="string">
            <text:p>Es ist folglich sehr wichtig, Schwierigkeiten und bestimmten Situationen vorzubeugen, die Sie eventuell zu einem Rückfall bringen können. Besonders gefährlich sind die ersten Wochen des Rauchstopps, da in dieser Zeit die Entzugserscheinungen am größten sind.</text:p>
          </table:table-cell>
          <table:table-cell table:number-columns-repeated="251"/>
        </table:table-row>
        <table:table-row table:style-name="ro2">
          <table:table-cell office:value-type="string" calcext:value-type="string">
            <text:p>pronto.evitar.full.h2.2</text:p>
          </table:table-cell>
          <table:table-cell office:value-type="string" calcext:value-type="string">
            <text:p>Amigos e familiares fumantes</text:p>
          </table:table-cell>
          <table:table-cell office:value-type="string" calcext:value-type="string">
            <text:p>Amigos y familiares fumadores</text:p>
          </table:table-cell>
          <table:table-cell table:style-name="ce2" office:value-type="string" calcext:value-type="string">
            <text:p>Friends and family members who smoke</text:p>
          </table:table-cell>
          <table:table-cell office:value-type="string" calcext:value-type="string">
            <text:p>Raucherfreunde und - familie</text:p>
          </table:table-cell>
          <table:table-cell table:number-columns-repeated="251"/>
        </table:table-row>
        <table:table-row table:style-name="ro3">
          <table:table-cell office:value-type="string" calcext:value-type="string">
            <text:p>pronto.evitar.full.p.3</text:p>
          </table:table-cell>
          <table:table-cell office:value-type="string" calcext:value-type="string">
            <text:p>Parar de fumar é mais difícil quando se convive com com amigos e / ou familiares fumantes.</text:p>
          </table:table-cell>
          <table:table-cell office:value-type="string" calcext:value-type="string">
            <text:p>Parar de fumar es mas difícil cuando se convive con amigos y/o familiares fumadores.</text:p>
          </table:table-cell>
          <table:table-cell table:style-name="ce2" office:value-type="string" calcext:value-type="string">
            <text:p>Quit smoking is harder when you live with friends and/or family members who smoke.</text:p>
          </table:table-cell>
          <table:table-cell office:value-type="string" calcext:value-type="string">
            <text:p>Aufzuhören zu rauchen ist deutlich schwieriger, wenn Sie rauchende Familienmitglieder oder Freunde um sich haben.</text:p>
          </table:table-cell>
          <table:table-cell table:number-columns-repeated="251"/>
        </table:table-row>
        <table:table-row table:style-name="ro5">
          <table:table-cell office:value-type="string" calcext:value-type="string">
            <text:p>pronto.evitar.full.p.4</text:p>
          </table:table-cell>
          <table:table-cell office:value-type="string" calcext:value-type="string">
            <text:p>Se passa por essa situação, você pode pedir a seus amigos ou para seus familiares que não fumem por perto. Você também pode pedir para tentem parar de fumar.</text:p>
          </table:table-cell>
          <table:table-cell office:value-type="string" calcext:value-type="string">
            <text:p>Si usted pasa por esta situación, puede pedir a sus amigos o familiares que no fumen cerca. También puede pedirles que traten de dejar de fumar.</text:p>
          </table:table-cell>
          <table:table-cell table:style-name="ce2" office:value-type="string" calcext:value-type="string">
            <text:p>If this is your case, you may ask friends and family members to not smoke near you. You may also encourage them to quit.</text:p>
          </table:table-cell>
          <table:table-cell office:value-type="string" calcext:value-type="string">
            <text:p>Sollte dies auf Sie zutreffen, bitten Sie Ihre Familie oder Freunde, dass Sie künftig nicht in Ihrer Nähe rauchen. Sie können sie auch bitten, zusammen mit Ihnen aufzuhören.</text:p>
          </table:table-cell>
          <table:table-cell table:number-columns-repeated="251"/>
        </table:table-row>
        <table:table-row table:style-name="ro1">
          <table:table-cell office:value-type="string" calcext:value-type="string">
            <text:p>pronto.evitar.full.h2.3</text:p>
          </table:table-cell>
          <table:table-cell office:value-type="string" calcext:value-type="string">
            <text:p>Bebidas alcóolicas</text:p>
          </table:table-cell>
          <table:table-cell office:value-type="string" calcext:value-type="string">
            <text:p>Bebidas alcohólicas</text:p>
          </table:table-cell>
          <table:table-cell office:value-type="string" calcext:value-type="string">
            <text:p>Alcoholic drinks</text:p>
          </table:table-cell>
          <table:table-cell office:value-type="string" calcext:value-type="string">
            <text:p>Alkoholische Getränke</text:p>
          </table:table-cell>
          <table:table-cell table:number-columns-repeated="251"/>
        </table:table-row>
        <table:table-row table:style-name="ro2">
          <table:table-cell office:value-type="string" calcext:value-type="string">
            <text:p>pronto.evitar.full.li.1</text:p>
          </table:table-cell>
          <table:table-cell office:value-type="string" calcext:value-type="string">
            <text:p>Se você bebe, procure evitar o consumo de bebidas alcóolicas nas primeiras semanas.</text:p>
          </table:table-cell>
          <table:table-cell office:value-type="string" calcext:value-type="string">
            <text:p>Si usted bebe, trate de evitar el consumo de alcohol en las primeras semanas.</text:p>
          </table:table-cell>
          <table:table-cell table:style-name="ce2" office:value-type="string" calcext:value-type="string">
            <text:p>If you drink alcohol, try to avoid drinking during the first weeks.</text:p>
          </table:table-cell>
          <table:table-cell office:value-type="string" calcext:value-type="string">
            <text:p>Sollten Sie gerne alkoholische Getränke konsumieren, versuchen Sie diese in den ersten Wochen Ihres Rauchstopps zu meiden.</text:p>
          </table:table-cell>
          <table:table-cell table:number-columns-repeated="251"/>
        </table:table-row>
        <table:table-row table:style-name="ro2">
          <table:table-cell office:value-type="string" calcext:value-type="string">
            <text:p>pronto.evitar.full.li.2</text:p>
          </table:table-cell>
          <table:table-cell office:value-type="string" calcext:value-type="string">
            <text:p>Tomar bebidas alcóolicas aumenta a vontade de fumar.</text:p>
          </table:table-cell>
          <table:table-cell office:value-type="string" calcext:value-type="string">
            <text:p>Tomar bebidas alcohólicas aumenta el deseo de fumar.</text:p>
          </table:table-cell>
          <table:table-cell table:style-name="ce2" office:value-type="string" calcext:value-type="string">
            <text:p>We recommend this strategy because drinking alcohol can increase urges to smoke.</text:p>
          </table:table-cell>
          <table:table-cell office:value-type="string" calcext:value-type="string">
            <text:p>Der Genuss alkoholischer Getränke erhöht den Wunsch nach Rauchen.</text:p>
          </table:table-cell>
          <table:table-cell table:number-columns-repeated="251"/>
        </table:table-row>
        <table:table-row table:style-name="ro2">
          <table:table-cell office:value-type="string" calcext:value-type="string">
            <text:p>pronto.evitar.full.next.p.1</text:p>
          </table:table-cell>
          <table:table-cell office:value-type="string" calcext:value-type="string">
            <text:p>Faça um exercício rápido sobre o que você irá fazer para evitar recaídas.</text:p>
          </table:table-cell>
          <table:table-cell office:value-type="string" calcext:value-type="string">
            <text:p>Haga un ejercicio rápido sobre lo que va a hacer para evitar las recaídas.</text:p>
          </table:table-cell>
          <table:table-cell table:style-name="ce2" office:value-type="string" calcext:value-type="string">
            <text:p>Do a fast exercise on what you will do in order to avoid relapsing.</text:p>
          </table:table-cell>
          <table:table-cell office:value-type="string" calcext:value-type="string">
            <text:p>Denken Sie sich eine kurze Übung aus, die Sie in Zukunft vor einem Rückfall bewahrt.</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EIGHT GAI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ronto.peso.titlepage</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1">
          <table:table-cell office:value-type="string" calcext:value-type="string">
            <text:p>pronto.peso.img.title</text:p>
          </table:table-cell>
          <table:table-cell office:value-type="string" calcext:value-type="string">
            <text:p>Balança</text:p>
          </table:table-cell>
          <table:table-cell office:value-type="string" calcext:value-type="string">
            <text:p>Balanza</text:p>
          </table:table-cell>
          <table:table-cell office:value-type="string" calcext:value-type="string">
            <text:p>Scale</text:p>
          </table:table-cell>
          <table:table-cell office:value-type="string" calcext:value-type="string">
            <text:p>Waage</text:p>
          </table:table-cell>
          <table:table-cell table:number-columns-repeated="251"/>
        </table:table-row>
        <table:table-row table:style-name="ro1">
          <table:table-cell office:value-type="string" calcext:value-type="string">
            <text:p>pronto.peso.h1.1</text:p>
          </table:table-cell>
          <table:table-cell office:value-type="string" calcext:value-type="string">
            <text:p>Ganho de peso</text:p>
          </table:table-cell>
          <table:table-cell office:value-type="string" calcext:value-type="string">
            <text:p>Aumento de Peso</text:p>
          </table:table-cell>
          <table:table-cell office:value-type="string" calcext:value-type="string">
            <text:p>Weight gain</text:p>
          </table:table-cell>
          <table:table-cell office:value-type="string" calcext:value-type="string">
            <text:p>Gewichtszunahme</text:p>
          </table:table-cell>
          <table:table-cell table:number-columns-repeated="251"/>
        </table:table-row>
        <table:table-row table:style-name="ro2">
          <table:table-cell office:value-type="string" calcext:value-type="string">
            <text:p>pronto.peso.p.1</text:p>
          </table:table-cell>
          <table:table-cell office:value-type="string" calcext:value-type="string">
            <text:p>Alguns fumantes ganham peso nos primeiros meses após parar de fumar.</text:p>
          </table:table-cell>
          <table:table-cell office:value-type="string" calcext:value-type="string">
            <text:p>Algunos fumadores aumentan de peso en el primer mes después de dejar de fumar.</text:p>
          </table:table-cell>
          <table:table-cell table:style-name="ce2" office:value-type="string" calcext:value-type="string">
            <text:p>Some smokers gain weight during the first months after a quit attempt.</text:p>
          </table:table-cell>
          <table:table-cell office:value-type="string" calcext:value-type="string">
            <text:p>Einige Raucher nehmen bei der Rauchentwöhnung an Gewicht zu.</text:p>
          </table:table-cell>
          <table:table-cell table:number-columns-repeated="251"/>
        </table:table-row>
        <table:table-row table:style-name="ro3">
          <table:table-cell office:value-type="string" calcext:value-type="string">
            <text:p>pronto.peso.p.2</text:p>
          </table:table-cell>
          <table:table-cell office:value-type="string" calcext:value-type="string">
            <text:p>A média de ganho de peso, costuma variar entre 2 a 4 quilos. Alguns fumantes podem até emagrecer.</text:p>
          </table:table-cell>
          <table:table-cell office:value-type="string" calcext:value-type="string">
            <text:p>El promedio de aumento de peso, por lo general, suele oscilar de 2 a 4 kilos. Algunos fumadores pueden incluso perder peso.</text:p>
          </table:table-cell>
          <table:table-cell table:style-name="ce2" office:value-type="string" calcext:value-type="string">
            <text:p>The weight gain average ranges from 2 to 4 kilos (4.4 - 8.8 lbs). Some smokers can even lose weight during a quit attempt.</text:p>
          </table:table-cell>
          <table:table-cell office:value-type="string" calcext:value-type="string">
            <text:p>Im Durchschnitt beträgt die Gewichtszunahme zwei bis vier Kilo. Einige können sogar Gewicht verlieren.</text:p>
          </table:table-cell>
          <table:table-cell table:number-columns-repeated="251"/>
        </table:table-row>
        <table:table-row table:style-name="ro1">
          <table:table-cell office:value-type="string" calcext:value-type="string">
            <text:p>pronto.peso.h2.1</text:p>
          </table:table-cell>
          <table:table-cell office:value-type="string" calcext:value-type="string">
            <text:p>O que fazer?</text:p>
          </table:table-cell>
          <table:table-cell office:value-type="string" calcext:value-type="string">
            <text:p>¿Qué hacer?</text:p>
          </table:table-cell>
          <table:table-cell office:value-type="string" calcext:value-type="string">
            <text:p>What to do</text:p>
          </table:table-cell>
          <table:table-cell office:value-type="string" calcext:value-type="string">
            <text:p>Was ist zu tun?</text:p>
          </table:table-cell>
          <table:table-cell table:number-columns-repeated="251"/>
        </table:table-row>
        <table:table-row table:style-name="ro2">
          <table:table-cell office:value-type="string" calcext:value-type="string">
            <text:p>pronto.peso.li.1</text:p>
          </table:table-cell>
          <table:table-cell office:value-type="string" calcext:value-type="string">
            <text:p>Você ganha peso ao gastar menos energia do que consome.</text:p>
          </table:table-cell>
          <table:table-cell office:value-type="string" calcext:value-type="string">
            <text:p>Usted aumenta de peso mientras gasta menos energía de la que consume.</text:p>
          </table:table-cell>
          <table:table-cell table:style-name="ce2" office:value-type="string" calcext:value-type="string">
            <text:p>You gain weight by burning less energy than you consume.</text:p>
          </table:table-cell>
          <table:table-cell office:value-type="string" calcext:value-type="string">
            <text:p>Sie nehmen an Gewicht zu, da Sie weniger Energie verbrauchen als Sie zu sich nehmen.</text:p>
          </table:table-cell>
          <table:table-cell table:number-columns-repeated="251"/>
        </table:table-row>
        <table:table-row table:style-name="ro8">
          <table:table-cell office:value-type="string" calcext:value-type="string">
            <text:p>pronto.peso.li.2</text:p>
          </table:table-cell>
          <table:table-cell office:value-type="string" calcext:value-type="string">
            <text:p>Logo, recomendamos que você gaste energia com exercícios físicos como caminhadas, corridas leves e academia. Consulte um profissional de área para saber qual é o mais adequado.</text:p>
          </table:table-cell>
          <table:table-cell office:value-type="string" calcext:value-type="string">
            <text:p>Por lo tanto, se recomienda gastar energía con los ejercicios físicos, tales como caminar, carreras leves y gimnasio. Consulte con un profesional para saber cual ejercicio es el más apropiado.</text:p>
          </table:table-cell>
          <table:table-cell table:style-name="ce2" office:value-type="string" calcext:value-type="string">
            <text:p>Consider burning more calories through exercise such as walking, jogging, or going to the gym. Visit a health professional in order to find out what would be the most adequate exercise for you.</text:p>
          </table:table-cell>
          <table:table-cell office:value-type="string" calcext:value-type="string">
            <text:p>Deshalb empfehlen wir Ihnen Ihren Energieverbrauch durch Spaziergänge, leichtes Joggen und Fitnesstraining zu erhöhen. Befragen Sie hierzu gerne Sportspezialisten, damit Sie herausfinden, welcher der beste Weg für Sie ist.</text:p>
          </table:table-cell>
          <table:table-cell table:number-columns-repeated="251"/>
        </table:table-row>
        <table:table-row table:style-name="ro3">
          <table:table-cell office:value-type="string" calcext:value-type="string">
            <text:p>pronto.peso.li.3</text:p>
          </table:table-cell>
          <table:table-cell office:value-type="string" calcext:value-type="string">
            <text:p>Procure comer mais alimentos como frutas e legumes e menos doces e alimentos gordurosos ou com muito açúcar.</text:p>
          </table:table-cell>
          <table:table-cell office:value-type="string" calcext:value-type="string">
            <text:p>Trate de comer más alimentos como frutas y verduras, consuma menos dulces, alimentos grasos o con demasiada azúcar.</text:p>
          </table:table-cell>
          <table:table-cell table:style-name="ce2" office:value-type="string" calcext:value-type="string">
            <text:p>Try to eat more fruits and vegetables and less sweet or fatty foods.</text:p>
          </table:table-cell>
          <table:table-cell office:value-type="string" calcext:value-type="string">
            <text:p>Achten Sie darauf, mehr Lebensmittel wie Obst und Gemüse und weniger fett- oder zuckerhaltige Lebensmittel zu essen.</text:p>
          </table:table-cell>
          <table:table-cell table:number-columns-repeated="251"/>
        </table:table-row>
        <table:table-row table:style-name="ro1">
          <table:table-cell office:value-type="string" calcext:value-type="string">
            <text:p>pronto.peso.next.p</text:p>
          </table:table-cell>
          <table:table-cell office:value-type="string" calcext:value-type="string">
            <text:p>Acesse seu plano de parada personalizado.</text:p>
          </table:table-cell>
          <table:table-cell office:value-type="string" calcext:value-type="string">
            <text:p>Acceda a su plan personalizado para dejar de fumar.</text:p>
          </table:table-cell>
          <table:table-cell office:value-type="string" calcext:value-type="string">
            <text:p>Ready to see your quit plan?</text:p>
          </table:table-cell>
          <table:table-cell office:value-type="string" calcext:value-type="string">
            <text:p>Hier gelangen Sie zu Ihrem persönlichen Rauchstopp-Plan.</text:p>
          </table:table-cell>
          <table:table-cell table:number-columns-repeated="251"/>
        </table:table-row>
        <table:table-row table:style-name="ro1">
          <table:table-cell office:value-type="string" calcext:value-type="string">
            <text:p>pronto.peso.btn.title</text:p>
          </table:table-cell>
          <table:table-cell office:value-type="string" calcext:value-type="string">
            <text:p>Acesse seu plano</text:p>
          </table:table-cell>
          <table:table-cell office:value-type="string" calcext:value-type="string">
            <text:p>Acceda a su plan</text:p>
          </table:table-cell>
          <table:table-cell office:value-type="string" calcext:value-type="string">
            <text:p>Access your plan</text:p>
          </table:table-cell>
          <table:table-cell office:value-type="string" calcext:value-type="string">
            <text:p>Schauen Sie Ihren Plan a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WEIGHT GAI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pronto.plano.titlepage</text:p>
          </table:table-cell>
          <table:table-cell office:value-type="string" calcext:value-type="string">
            <text:p>Seu personalizado de parar de fumar</text:p>
          </table:table-cell>
          <table:table-cell office:value-type="string" calcext:value-type="string">
            <text:p>Su plan personalizado para dejar de fumar</text:p>
          </table:table-cell>
          <table:table-cell office:value-type="string" calcext:value-type="string">
            <text:p>Your quit plan</text:p>
          </table:table-cell>
          <table:table-cell office:value-type="string" calcext:value-type="string">
            <text:p>Ihr persönlicher Plan zum Rauchstopp</text:p>
          </table:table-cell>
          <table:table-cell table:number-columns-repeated="251"/>
        </table:table-row>
        <table:table-row table:style-name="ro2">
          <table:table-cell office:value-type="string" calcext:value-type="string">
            <text:p>pronto.plano.img.title</text:p>
          </table:table-cell>
          <table:table-cell office:value-type="string" calcext:value-type="string">
            <text:p>Plano personalizado Viva sem Tabaco</text:p>
          </table:table-cell>
          <table:table-cell office:value-type="string" calcext:value-type="string">
            <text:p>Plan personalizado Viva Sin Tabaco</text:p>
          </table:table-cell>
          <table:table-cell table:style-name="ce2" office:value-type="string" calcext:value-type="string">
            <text:p>The Live without Tobacco quit plan</text:p>
          </table:table-cell>
          <table:table-cell office:value-type="string" calcext:value-type="string">
            <text:p>Persönlicher Plan Lebe ohne Tabak</text:p>
          </table:table-cell>
          <table:table-cell table:number-columns-repeated="251"/>
        </table:table-row>
        <table:table-row table:style-name="ro1">
          <table:table-cell office:value-type="string" calcext:value-type="string">
            <text:p>pronto.plano.h1.1</text:p>
          </table:table-cell>
          <table:table-cell office:value-type="string" calcext:value-type="string">
            <text:p>Meu Plano de Parada</text:p>
          </table:table-cell>
          <table:table-cell office:value-type="string" calcext:value-type="string">
            <text:p>Mi plan para dejar de fumar</text:p>
          </table:table-cell>
          <table:table-cell office:value-type="string" calcext:value-type="string">
            <text:p>My plan</text:p>
          </table:table-cell>
          <table:table-cell office:value-type="string" calcext:value-type="string">
            <text:p>Mein Rauchstopp-Plan</text:p>
          </table:table-cell>
          <table:table-cell table:number-columns-repeated="251"/>
        </table:table-row>
        <table:table-row table:style-name="ro5">
          <table:table-cell office:value-type="string" calcext:value-type="string">
            <text:p>pronto.plano.p.1</text:p>
          </table:table-cell>
          <table:table-cell office:value-type="string" calcext:value-type="string">
            <text:p>Parabéns! Você terminou seu plano. Estas são as informações que separamos com base no que nos passou.</text:p>
          </table:table-cell>
          <table:table-cell office:value-type="string" calcext:value-type="string">
            <text:p>¡Felicitaciones! Terminó su plan. Esta es la información de acuerdo con lo que usted registró.</text:p>
          </table:table-cell>
          <table:table-cell table:style-name="ce2" office:value-type="string" calcext:value-type="string">
            <text:p>Congratulations! You have just finished your quit plan. Here is your plan</text:p>
          </table:table-cell>
          <table:table-cell office:value-type="string" calcext:value-type="string">
            <text:p>Herzlichen Glückwunsch! Sie haben Ihren Plan fertig zusammengestellt. Die folgenden Informationen haben wir aufgrund Ihrer Angaben zusammengetragen.</text:p>
          </table:table-cell>
          <table:table-cell table:number-columns-repeated="251"/>
        </table:table-row>
        <table:table-row table:style-name="ro7">
          <table:table-cell office:value-type="string" calcext:value-type="string">
            <text:p>pronto.plano.p.2</text:p>
          </table:table-cell>
          <table:table-cell office:value-type="string" calcext:value-type="string">
            <text:p>Guarde seu plano no e-mail ou imprima e deixe perto de você. Na bolsa, telefone (smartphone) ou carteira.</text:p>
          </table:table-cell>
          <table:table-cell office:value-type="string" calcext:value-type="string">
            <text:p>Conserve su plan en el correo electrónico, imprimalo y déjelo cerca de usted. En el bolso, teléfono celular <text:s/>o billetera</text:p>
          </table:table-cell>
          <table:table-cell table:style-name="ce2" office:value-type="string" calcext:value-type="string">
            <text:p>Keep your plan in an e-mail or print it and keep it in your purse, smartphone or wallet.</text:p>
          </table:table-cell>
          <table:table-cell office:value-type="string" calcext:value-type="string">
            <text:p>Speichern Sie Ihren Plan unter Ihren Emails oder drucken Sie ihn aus und lassen ihn in Ihrer Nähe; in Ihrer Tasche, auf dem Handy (smartphone) oder in ihrem Portemonnaie.</text:p>
          </table:table-cell>
          <table:table-cell table:number-columns-repeated="251"/>
        </table:table-row>
        <table:table-row table:style-name="ro5">
          <table:table-cell office:value-type="string" calcext:value-type="string">
            <text:p>pronto.plano.p.3</text:p>
          </table:table-cell>
          <table:table-cell office:value-type="string" calcext:value-type="string">
            <text:p>A partir de agora, entraremos em contato com você semanalmente por e-mail para sabermos como anda seu progresso.</text:p>
          </table:table-cell>
          <table:table-cell office:value-type="string" calcext:value-type="string">
            <text:p>A partir de ahora, nos pondremos en contacto con usted semanalmente por correo electrónico para conocer como ha sido su progreso.</text:p>
          </table:table-cell>
          <table:table-cell table:style-name="ce2" office:value-type="string" calcext:value-type="string">
            <text:p>From now on, we will get in touch with you in a weekly basis by e-mail.</text:p>
          </table:table-cell>
          <table:table-cell office:value-type="string" calcext:value-type="string">
            <text:p>Von jetzt an werden wir wöchentlich mit Ihnen über Email in Kontakt treten. So erfahren wir, welche Fortschritte Sie machen.</text:p>
          </table:table-cell>
          <table:table-cell table:number-columns-repeated="251"/>
        </table:table-row>
        <table:table-row table:style-name="ro1">
          <table:table-cell office:value-type="string" calcext:value-type="string">
            <text:p>pronto.plano.h2.1</text:p>
          </table:table-cell>
          <table:table-cell office:value-type="string" calcext:value-type="string">
            <text:p>Data de parada</text:p>
          </table:table-cell>
          <table:table-cell office:value-type="string" calcext:value-type="string">
            <text:p>Fecha para dejar de fumar.</text:p>
          </table:table-cell>
          <table:table-cell office:value-type="string" calcext:value-type="string">
            <text:p>Quit date</text:p>
          </table:table-cell>
          <table:table-cell office:value-type="string" calcext:value-type="string">
            <text:p>Datum des Rauchstopps</text:p>
          </table:table-cell>
          <table:table-cell table:number-columns-repeated="251"/>
        </table:table-row>
        <table:table-row table:style-name="ro1">
          <table:table-cell office:value-type="string" calcext:value-type="string">
            <text:p>pronto.plano.h2.2</text:p>
          </table:table-cell>
          <table:table-cell office:value-type="string" calcext:value-type="string">
            <text:p>Técnicas para fissura</text:p>
          </table:table-cell>
          <table:table-cell office:value-type="string" calcext:value-type="string">
            <text:p>Técnicas para <text:s/>enfrentar el deseo intenso de fumar</text:p>
          </table:table-cell>
          <table:table-cell office:value-type="string" calcext:value-type="string">
            <text:p>Techniques to overcome craving</text:p>
          </table:table-cell>
          <table:table-cell office:value-type="string" calcext:value-type="string">
            <text:p>Methoden gegen Entzugserscheinungen</text:p>
          </table:table-cell>
          <table:table-cell table:number-columns-repeated="251"/>
        </table:table-row>
        <table:table-row table:style-name="ro1">
          <table:table-cell office:value-type="string" calcext:value-type="string">
            <text:p>pronto.plano.h2.3</text:p>
          </table:table-cell>
          <table:table-cell office:value-type="string" calcext:value-type="string">
            <text:p>Estratégias para resistir ao cigarro</text:p>
          </table:table-cell>
          <table:table-cell office:value-type="string" calcext:value-type="string">
            <text:p>Estrategias para resistir al cigarrillo</text:p>
          </table:table-cell>
          <table:table-cell office:value-type="string" calcext:value-type="string">
            <text:p>How to avoid a relapse</text:p>
          </table:table-cell>
          <table:table-cell office:value-type="string" calcext:value-type="string">
            <text:p>Strategien, um der Zigarette zu widerstehen</text:p>
          </table:table-cell>
          <table:table-cell table:number-columns-repeated="251"/>
        </table:table-row>
        <table:table-row table:style-name="ro2">
          <table:table-cell office:value-type="string" calcext:value-type="string">
            <text:p>pronto.plano.h2.4</text:p>
          </table:table-cell>
          <table:table-cell office:value-type="string" calcext:value-type="string">
            <text:p>O que deu certo da última vez que parei</text:p>
          </table:table-cell>
          <table:table-cell office:value-type="string" calcext:value-type="string">
            <text:p>¿Qué salió bien la última vez que dejé de fumar?</text:p>
          </table:table-cell>
          <table:table-cell table:style-name="ce2" office:value-type="string" calcext:value-type="string">
            <text:p>What have worked on previous quit attempts</text:p>
          </table:table-cell>
          <table:table-cell office:value-type="string" calcext:value-type="string">
            <text:p>Das hat die letzten Male gut funktioniert</text:p>
          </table:table-cell>
          <table:table-cell table:number-columns-repeated="251"/>
        </table:table-row>
        <table:table-row table:style-name="ro1">
          <table:table-cell office:value-type="string" calcext:value-type="string">
            <text:p>pronto.plano.h2.5</text:p>
          </table:table-cell>
          <table:table-cell office:value-type="string" calcext:value-type="string">
            <text:p>Salvar</text:p>
          </table:table-cell>
          <table:table-cell office:value-type="string" calcext:value-type="string">
            <text:p>Guardar</text:p>
          </table:table-cell>
          <table:table-cell office:value-type="string" calcext:value-type="string">
            <text:p>Save</text:p>
          </table:table-cell>
          <table:table-cell office:value-type="string" calcext:value-type="string">
            <text:p>Speichern</text:p>
          </table:table-cell>
          <table:table-cell table:number-columns-repeated="251"/>
        </table:table-row>
        <table:table-row table:style-name="ro1">
          <table:table-cell office:value-type="string" calcext:value-type="string">
            <text:p>pronto.plano.print</text:p>
          </table:table-cell>
          <table:table-cell table:number-columns-repeated="2" office:value-type="string" calcext:value-type="string">
            <text:p>Imprimir</text:p>
          </table:table-cell>
          <table:table-cell office:value-type="string" calcext:value-type="string">
            <text:p>Print</text:p>
          </table:table-cell>
          <table:table-cell office:value-type="string" calcext:value-type="string">
            <text:p>Drucken</text:p>
          </table:table-cell>
          <table:table-cell table:number-columns-repeated="251"/>
        </table:table-row>
        <table:table-row table:style-name="ro1">
          <table:table-cell office:value-type="string" calcext:value-type="string">
            <text:p>pronto.plano.email</text:p>
          </table:table-cell>
          <table:table-cell office:value-type="string" calcext:value-type="string">
            <text:p>E-mail</text:p>
          </table:table-cell>
          <table:table-cell table:number-columns-repeated="3" office:value-type="string" calcext:value-type="string">
            <text:p>Email</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office:value-type="string" calcext:value-type="string">
            <text:p># STEP 3 - FOLLOW-UP #########</text:p>
          </table:table-cell>
          <table:table-cell table:number-columns-repeated="255"/>
        </table:table-row>
        <table:table-row table:style-name="ro1">
          <table:table-cell office:value-type="string" calcext:value-type="string">
            <text:p>###################################</text:p>
          </table:table-cell>
          <table:table-cell table:number-columns-repeated="255"/>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INTRO</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intro.titlepag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intro.img.titl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intro.h1.1</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2">
          <table:table-cell office:value-type="string" calcext:value-type="string">
            <text:p>acompanhamento.intro.p.1</text:p>
          </table:table-cell>
          <table:table-cell office:value-type="string" calcext:value-type="string">
            <text:p>Não desanime. Parar de fumar não é fácil. Lembre-se:</text:p>
          </table:table-cell>
          <table:table-cell office:value-type="string" calcext:value-type="string">
            <text:p>No se desanime. Dejar de fumar no es fácil. Recuerde:</text:p>
          </table:table-cell>
          <table:table-cell table:style-name="ce2" office:value-type="string" calcext:value-type="string">
            <text:p>Do not give up. Stoping smoking is not easy. Remember:</text:p>
          </table:table-cell>
          <table:table-cell office:value-type="string" calcext:value-type="string">
            <text:p>Lassen Sie sich nicht demotivieren. Mit dem Rauchen aufzuhören ist nicht leicht. Denken Sie daran:</text:p>
          </table:table-cell>
          <table:table-cell table:number-columns-repeated="251"/>
        </table:table-row>
        <table:table-row table:style-name="ro2">
          <table:table-cell office:value-type="string" calcext:value-type="string">
            <text:p>acompanhamento.intro.li.1</text:p>
          </table:table-cell>
          <table:table-cell office:value-type="string" calcext:value-type="string">
            <text:p>Deixar de fumar é um processo que envolve recaídas e tentativas;</text:p>
          </table:table-cell>
          <table:table-cell office:value-type="string" calcext:value-type="string">
            <text:p>Dejar de fumar es un proceso que implica recaídas y varios intentos.</text:p>
          </table:table-cell>
          <table:table-cell table:style-name="ce2" office:value-type="string" calcext:value-type="string">
            <text:p>Stoping smoking is a process that involves relapses and attempts;</text:p>
          </table:table-cell>
          <table:table-cell office:value-type="string" calcext:value-type="string">
            <text:p>Mit dem Rauchen aufzuhören impliziert Rückfälle und mehrere Versuche.</text:p>
          </table:table-cell>
          <table:table-cell table:number-columns-repeated="251"/>
        </table:table-row>
        <table:table-row table:style-name="ro2">
          <table:table-cell office:value-type="string" calcext:value-type="string">
            <text:p>acompanhamento.intro.li.2</text:p>
          </table:table-cell>
          <table:table-cell office:value-type="string" calcext:value-type="string">
            <text:p>Um fumante tenta parar em média de 4 a 5 vezes até conseguir definitivamente.</text:p>
          </table:table-cell>
          <table:table-cell office:value-type="string" calcext:value-type="string">
            <text:p>Un fumador intenta dejar de fumar en promedio 4-5 veces hasta que para definitivamente.</text:p>
          </table:table-cell>
          <table:table-cell table:style-name="ce2" office:value-type="string" calcext:value-type="string">
            <text:p>A smoker usually makes 4 to 5 attempts before quitting for good.</text:p>
          </table:table-cell>
          <table:table-cell office:value-type="string" calcext:value-type="string">
            <text:p>Bis ein Raucher endgültig mit dem Rauchen aufhört, benötigt er vier bis fünf Versuche.</text:p>
          </table:table-cell>
          <table:table-cell table:number-columns-repeated="251"/>
        </table:table-row>
        <table:table-row table:style-name="ro3">
          <table:table-cell office:value-type="string" calcext:value-type="string">
            <text:p>acompanhamento.intro.next.p.1</text:p>
          </table:table-cell>
          <table:table-cell office:value-type="string" calcext:value-type="string">
            <text:p>Saiba o que é lapso e recaída para aprender a voltar a ficar sem nenhum cigarro.</text:p>
          </table:table-cell>
          <table:table-cell office:value-type="string" calcext:value-type="string">
            <text:p>Sepa qué es el lapso y la recaída para aprender <text:s/>la manera para volver a quedarse sin ningún cigarrillo.</text:p>
          </table:table-cell>
          <table:table-cell table:style-name="ce2" office:value-type="string" calcext:value-type="string">
            <text:p>Find out what slips and relapses are in order to learn how to live without cigarettes.</text:p>
          </table:table-cell>
          <table:table-cell office:value-type="string" calcext:value-type="string">
            <text:p>Erfahren Sie, was ein Ausrutscher und ein Rückfall ist. So lernen Sie, erneut ohne Zigarette auszukommen.</text:p>
          </table:table-cell>
          <table:table-cell table:number-columns-repeated="251"/>
        </table:table-row>
        <table:table-row table:style-name="ro1">
          <table:table-cell office:value-type="string" calcext:value-type="string">
            <text:p>acompanhamento.intro.next.p</text:p>
          </table:table-cell>
          <table:table-cell office:value-type="string" calcext:value-type="string">
            <text:p>Recaída ou lapso?</text:p>
          </table:table-cell>
          <table:table-cell office:value-type="string" calcext:value-type="string">
            <text:p>¿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LIP OR RELAP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rl.intro.titlepag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rl.img.title</text:p>
          </table:table-cell>
          <table:table-cell office:value-type="string" calcext:value-type="string">
            <text:p>Recaída ou lapso?</text:p>
          </table:table-cell>
          <table:table-cell office:value-type="string" calcext:value-type="string">
            <text:p>¿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office:value-type="string" calcext:value-type="string">
            <text:p>acompanhamento.rl.intro.h1.1</text:p>
          </table:table-cell>
          <table:table-cell office:value-type="string" calcext:value-type="string">
            <text:p>Recaída ou lapso?</text:p>
          </table:table-cell>
          <table:table-cell office:value-type="string" calcext:value-type="string">
            <text:p>¿Recaída o descuido?</text:p>
          </table:table-cell>
          <table:table-cell office:value-type="string" calcext:value-type="string">
            <text:p>Relapse or slip?</text:p>
          </table:table-cell>
          <table:table-cell office:value-type="string" calcext:value-type="string">
            <text:p>Rückfall oder Ausrutscher?</text:p>
          </table:table-cell>
          <table:table-cell table:number-columns-repeated="251"/>
        </table:table-row>
        <table:table-row table:style-name="ro1">
          <table:table-cell office:value-type="string" calcext:value-type="string">
            <text:p>acompanhamento.rl.intro.li.1a</text:p>
          </table:table-cell>
          <table:table-cell table:number-columns-repeated="2" office:value-type="string" calcext:value-type="string">
            <text:p>Recaída</text:p>
          </table:table-cell>
          <table:table-cell office:value-type="string" calcext:value-type="string">
            <text:p>Relapse</text:p>
          </table:table-cell>
          <table:table-cell office:value-type="string" calcext:value-type="string">
            <text:p>Rückfall</text:p>
          </table:table-cell>
          <table:table-cell table:number-columns-repeated="251"/>
        </table:table-row>
        <table:table-row table:style-name="ro6">
          <table:table-cell office:value-type="string" calcext:value-type="string">
            <text:p>acompanhamento.rl.intro.li.1b</text:p>
          </table:table-cell>
          <table:table-cell office:value-type="string" calcext:value-type="string">
            <text:p>Retorno ao consumo regular de cigarro ou derivado, mesmo em quantidades menores que o padrão de consumo anterior.</text:p>
          </table:table-cell>
          <table:table-cell office:value-type="string" calcext:value-type="string">
            <text:p>Retornar al consumo regular de cigarrillo o derivados, incluso en cantidades menores que el patrón de consumo anterior.</text:p>
          </table:table-cell>
          <table:table-cell table:style-name="ce2" office:value-type="string" calcext:value-type="string">
            <text:p>Returning to smoking the number of cigarettes you smoked before trying to quit</text:p>
          </table:table-cell>
          <table:table-cell office:value-type="string" calcext:value-type="string">
            <text:p>Zurückkehren zum regulären oder ähnlichen Konsum von Zigaretten, auch wenn sich die Anzahl der Zigaretten im Vergleich mit dem bisherigen Konsum verringert hat.</text:p>
          </table:table-cell>
          <table:table-cell table:number-columns-repeated="251"/>
        </table:table-row>
        <table:table-row table:style-name="ro1">
          <table:table-cell office:value-type="string" calcext:value-type="string">
            <text:p>acompanhamento.rl.intro.li.2a</text:p>
          </table:table-cell>
          <table:table-cell office:value-type="string" calcext:value-type="string">
            <text:p>Lapso</text:p>
          </table:table-cell>
          <table:table-cell office:value-type="string" calcext:value-type="string">
            <text:p>Descuido</text:p>
          </table:table-cell>
          <table:table-cell office:value-type="string" calcext:value-type="string">
            <text:p>Slip</text:p>
          </table:table-cell>
          <table:table-cell office:value-type="string" calcext:value-type="string">
            <text:p>Ausrutscher</text:p>
          </table:table-cell>
          <table:table-cell table:number-columns-repeated="251"/>
        </table:table-row>
        <table:table-row table:style-name="ro6">
          <table:table-cell office:value-type="string" calcext:value-type="string">
            <text:p>acompanhamento.rl.intro.li.2b</text:p>
          </table:table-cell>
          <table:table-cell office:value-type="string" calcext:value-type="string">
            <text:p>Ocorrência de um episódio isolado de consumo ou derivado, sem que o paciente volte a fumar regularmente.</text:p>
          </table:table-cell>
          <table:table-cell office:value-type="string" calcext:value-type="string">
            <text:p>Ocurrencia de un episodio aislado de consumo o <text:s/>derivados, sin que la persona vuelva a fumar de manera regular.</text:p>
          </table:table-cell>
          <table:table-cell table:style-name="ce2" office:value-type="string" calcext:value-type="string">
            <text:p>Smoking a part of a cigarette or even whole cigarettes, although the you did not start using it regularly again.</text:p>
          </table:table-cell>
          <table:table-cell office:value-type="string" calcext:value-type="string">
            <text:p>Auftreten einer isolierten Periode des Konsums, ohne dass der Betroffene wieder regelmäßig anfängt zu rauchen.</text:p>
          </table:table-cell>
          <table:table-cell table:number-columns-repeated="251"/>
        </table:table-row>
        <table:table-row table:style-name="ro1">
          <table:table-cell office:value-type="string" calcext:value-type="string">
            <text:p>acompanhamento.rl.intro.h2.1</text:p>
          </table:table-cell>
          <table:table-cell office:value-type="string" calcext:value-type="string">
            <text:p>Pergunta</text:p>
          </table:table-cell>
          <table:table-cell office:value-type="string" calcext:value-type="string">
            <text:p>Pregunta</text:p>
          </table:table-cell>
          <table:table-cell office:value-type="string" calcext:value-type="string">
            <text:p>Question</text:p>
          </table:table-cell>
          <table:table-cell office:value-type="string" calcext:value-type="string">
            <text:p>Frage</text:p>
          </table:table-cell>
          <table:table-cell table:number-columns-repeated="251"/>
        </table:table-row>
        <table:table-row table:style-name="ro1">
          <table:table-cell office:value-type="string" calcext:value-type="string">
            <text:p>acompanhamento.rl.intro.p.1</text:p>
          </table:table-cell>
          <table:table-cell office:value-type="string" calcext:value-type="string">
            <text:p>Você teve uma recaída ou lapso?</text:p>
          </table:table-cell>
          <table:table-cell office:value-type="string" calcext:value-type="string">
            <text:p>¿Usted tuvo una recaída o descuido?</text:p>
          </table:table-cell>
          <table:table-cell office:value-type="string" calcext:value-type="string">
            <text:p>Did you have a relapse or a slip?</text:p>
          </table:table-cell>
          <table:table-cell office:value-type="string" calcext:value-type="string">
            <text:p>Hatten Sie bereits einen Rückfall oder Ausrutsche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SEEK HELP</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ajuda.titlepage</text:p>
          </table:table-cell>
          <table:table-cell office:value-type="string" calcext:value-type="string">
            <text:p>Onde procurar ajuda</text:p>
          </table:table-cell>
          <table:table-cell office:value-type="string" calcext:value-type="string">
            <text:p>Dónde buscar ayuda</text:p>
          </table:table-cell>
          <table:table-cell office:value-type="string" calcext:value-type="string">
            <text:p>Where to seek help</text:p>
          </table:table-cell>
          <table:table-cell office:value-type="string" calcext:value-type="string">
            <text:p>Wo sucht man nach Hilfe</text:p>
          </table:table-cell>
          <table:table-cell table:number-columns-repeated="251"/>
        </table:table-row>
        <table:table-row table:style-name="ro1">
          <table:table-cell office:value-type="string" calcext:value-type="string">
            <text:p>acompanhamento.ajuda.h1.1</text:p>
          </table:table-cell>
          <table:table-cell office:value-type="string" calcext:value-type="string">
            <text:p>Onde procurar ajuda</text:p>
          </table:table-cell>
          <table:table-cell office:value-type="string" calcext:value-type="string">
            <text:p>Dónde buscar ayuda</text:p>
          </table:table-cell>
          <table:table-cell table:style-name="ce11" office:value-type="string" calcext:value-type="string">
            <text:p>Where to seek help</text:p>
          </table:table-cell>
          <table:table-cell office:value-type="string" calcext:value-type="string">
            <text:p>Wo sucht man nach Hilfe</text:p>
          </table:table-cell>
          <table:table-cell table:number-columns-repeated="251"/>
        </table:table-row>
        <table:table-row table:style-name="ro3">
          <table:table-cell office:value-type="string" calcext:value-type="string">
            <text:p>acompanhamento.ajuda.p.1</text:p>
          </table:table-cell>
          <table:table-cell office:value-type="string" calcext:value-type="string">
            <text:p>Separamos para você alguns recursos e lugares que oferecem tratamento para o tabagismo.</text:p>
          </table:table-cell>
          <table:table-cell office:value-type="string" calcext:value-type="string">
            <text:p>Separamos para usted algunos recursos y lugares que ofrecen tratamiento para el tabaquismo.</text:p>
          </table:table-cell>
          <table:table-cell table:style-name="ce2" office:value-type="string" calcext:value-type="string">
            <text:p>We have provided some resources and places that offer tobacco treatment</text:p>
          </table:table-cell>
          <table:table-cell office:value-type="string" calcext:value-type="string">
            <text:p>Wir haben für Sie einige Anlaufstellen für die Behandlung Ihrer Tabakabhängigkeit zusammengetragen.</text:p>
          </table:table-cell>
          <table:table-cell table:number-columns-repeated="251"/>
        </table:table-row>
        <table:table-row table:style-name="ro1">
          <table:table-cell office:value-type="string" calcext:value-type="string">
            <text:p>acompanhamento.ajuda.h2.1</text:p>
          </table:table-cell>
          <table:table-cell office:value-type="string" calcext:value-type="string">
            <text:p>Serviços</text:p>
          </table:table-cell>
          <table:table-cell office:value-type="string" calcext:value-type="string">
            <text:p>Servicios</text:p>
          </table:table-cell>
          <table:table-cell office:value-type="string" calcext:value-type="string">
            <text:p>Services</text:p>
          </table:table-cell>
          <table:table-cell office:value-type="string" calcext:value-type="string">
            <text:p>Dienste</text:p>
          </table:table-cell>
          <table:table-cell table:number-columns-repeated="251"/>
        </table:table-row>
        <table:table-row table:style-name="ro1">
          <table:table-cell office:value-type="string" calcext:value-type="string">
            <text:p>acompanhamento.ajuda.h4.1</text:p>
          </table:table-cell>
          <table:table-cell office:value-type="string" calcext:value-type="string">
            <text:p>Programa Viva sem Tabaco</text:p>
          </table:table-cell>
          <table:table-cell office:value-type="string" calcext:value-type="string">
            <text:p>Programa Viva sin Tabaco</text:p>
          </table:table-cell>
          <table:table-cell office:value-type="string" calcext:value-type="string">
            <text:p>Online - Live without Tobacco program</text:p>
          </table:table-cell>
          <table:table-cell office:value-type="string" calcext:value-type="string">
            <text:p>Programm Lebe ohne Tabak</text:p>
          </table:table-cell>
          <table:table-cell table:number-columns-repeated="251"/>
        </table:table-row>
        <table:table-row table:style-name="ro5">
          <table:table-cell office:value-type="string" calcext:value-type="string">
            <text:p>acompanhamento.ajuda.p.2a</text:p>
          </table:table-cell>
          <table:table-cell office:value-type="string" calcext:value-type="string">
            <text:p>Gostaria de tentar nosso programa novamente?</text:p>
          </table:table-cell>
          <table:table-cell office:value-type="string" calcext:value-type="string">
            <text:p>¿Le gustaria <text:s/>participar en nuestro programa nuevamente?</text:p>
          </table:table-cell>
          <table:table-cell table:style-name="ce2" office:value-type="string" calcext:value-type="string">
            <text:p>Would you like to try our program again?</text:p>
          </table:table-cell>
          <table:table-cell office:value-type="string" calcext:value-type="string">
            <text:p>Möchten Sie unser Programm noch einmal ausprobieren?</text:p>
          </table:table-cell>
          <table:table-cell table:number-columns-repeated="251"/>
        </table:table-row>
        <table:table-row table:style-name="ro1">
          <table:table-cell office:value-type="string" calcext:value-type="string">
            <text:p>acompanhamento.ajuda.p.2b</text:p>
          </table:table-cell>
          <table:table-cell office:value-type="string" calcext:value-type="string">
            <text:p>Clique aqui</text:p>
          </table:table-cell>
          <table:table-cell office:value-type="string" calcext:value-type="string">
            <text:p>Haga clic aquí</text:p>
          </table:table-cell>
          <table:table-cell office:value-type="string" calcext:value-type="string">
            <text:p>Click here</text:p>
          </table:table-cell>
          <table:table-cell office:value-type="string" calcext:value-type="string">
            <text:p>Klicken Sie hier</text:p>
          </table:table-cell>
          <table:table-cell table:number-columns-repeated="251"/>
        </table:table-row>
        <table:table-row table:style-name="ro1">
          <table:table-cell office:value-type="string" calcext:value-type="string">
            <text:p>vivavoz</text:p>
          </table:table-cell>
          <table:table-cell table:number-columns-repeated="2" office:value-type="string" calcext:value-type="string">
            <text:p>Viva Voz</text:p>
          </table:table-cell>
          <table:table-cell office:value-type="string" calcext:value-type="string">
            <text:p>Telephone - Quitlines</text:p>
          </table:table-cell>
          <table:table-cell office:value-type="string" calcext:value-type="string">
            <text:p>Telefondienst</text:p>
          </table:table-cell>
          <table:table-cell table:number-columns-repeated="251"/>
        </table:table-row>
        <table:table-row table:style-name="ro1">
          <table:table-cell office:value-type="string" calcext:value-type="string">
            <text:p>acompanhamento.ajuda.h4.2</text:p>
          </table:table-cell>
          <table:table-cell office:value-type="string" calcext:value-type="string">
            <text:p>Serviço Viva Voz</text:p>
          </table:table-cell>
          <table:table-cell office:value-type="string" calcext:value-type="string">
            <text:p>Servicio viva voz</text:p>
          </table:table-cell>
          <table:table-cell office:value-type="string" calcext:value-type="string">
            <text:p>Telephone - Quitlines</text:p>
          </table:table-cell>
          <table:table-cell office:value-type="string" calcext:value-type="string">
            <text:p>Telefondienst</text:p>
          </table:table-cell>
          <table:table-cell table:number-columns-repeated="251"/>
        </table:table-row>
        <table:table-row table:style-name="ro3">
          <table:table-cell office:value-type="string" calcext:value-type="string">
            <text:p>acompanhamento.ajuda.p.3</text:p>
          </table:table-cell>
          <table:table-cell office:value-type="string" calcext:value-type="string">
            <text:p>Serviço gratuito para tratamento por telefone da Universidade Federal de Ciências da Saúde de Porto Alegre.</text:p>
          </table:table-cell>
          <table:table-cell office:value-type="string" calcext:value-type="string">
            <text:p>Servicio gratuito para el tratamiento vía telefónica desde la Universidad Federal de Ciencias de la Salud de Porto Alegre.</text:p>
          </table:table-cell>
          <table:table-cell table:style-name="ce2" office:value-type="string" calcext:value-type="string">
            <text:p>You should check on the web for quitlines services provided by your National Health Service.</text:p>
          </table:table-cell>
          <table:table-cell office:value-type="string" calcext:value-type="string">
            <text:p>Die Bundeszentrale für gesundheitliche Aufklärung In Deutschland bietet eine Telefonberatung zur Rauchentwöhnung: 01805 31 31 31<text:line-break/>(0,14 €/min aus dem Festnetz, Mobilfunkpreis max. 0,42 €/min); Beratungszeiten<text:line-break/>Montag bis Donnerstag: von 10 bis 22 Uhr und Freitag bis Sonntag: 10 bis 18 Uhr. Das Bundesamt für Gesundheit (Schweiz) bietet eine Rauchstopphotline in verschiedenen Sprachen: 0848 000 181;Das Bundesministerium für Gesundheit (Österreich) verfügt ebenso über ein Rauchfrei Telefon: 0800 810 013 und über eine Rauchfrei App.</text:p>
          </table:table-cell>
          <table:table-cell table:number-columns-repeated="251"/>
        </table:table-row>
        <table:table-row table:style-name="ro1">
          <table:table-cell office:value-type="string" calcext:value-type="string">
            <text:p>sus</text:p>
          </table:table-cell>
          <table:table-cell office:value-type="string" calcext:value-type="string">
            <text:p>Sistema Único de Saúde</text:p>
          </table:table-cell>
          <table:table-cell office:value-type="string" calcext:value-type="string">
            <text:p>Sistema Único de Salud</text:p>
          </table:table-cell>
          <table:table-cell office:value-type="string" calcext:value-type="string">
            <text:p>Telephone - Quitlines</text:p>
          </table:table-cell>
          <table:table-cell office:value-type="string" calcext:value-type="string">
            <text:p>Gesundheitsdienste</text:p>
          </table:table-cell>
          <table:table-cell table:number-columns-repeated="251"/>
        </table:table-row>
        <table:table-row table:style-name="ro1">
          <table:table-cell office:value-type="string" calcext:value-type="string">
            <text:p>acompanhamento.ajuda.h4.3</text:p>
          </table:table-cell>
          <table:table-cell office:value-type="string" calcext:value-type="string">
            <text:p>Sistema Único de Saúde</text:p>
          </table:table-cell>
          <table:table-cell office:value-type="string" calcext:value-type="string">
            <text:p>Sistema Único de Salud</text:p>
          </table:table-cell>
          <table:table-cell office:value-type="string" calcext:value-type="string">
            <text:p>Telephone - Quitlines</text:p>
          </table:table-cell>
          <table:table-cell office:value-type="string" calcext:value-type="string">
            <text:p>Gesundheitsdienste</text:p>
          </table:table-cell>
          <table:table-cell table:number-columns-repeated="251"/>
        </table:table-row>
        <table:table-row table:style-name="ro5">
          <table:table-cell office:value-type="string" calcext:value-type="string">
            <text:p>acompanhamento.ajuda.p.4a</text:p>
          </table:table-cell>
          <table:table-cell office:value-type="string" calcext:value-type="string">
            <text:p>O SUS oferece tratamento gratuito. Consulte o serviço de sua cidade. Se não tiver, solicite ao gestor de saúde de sua cidade.</text:p>
          </table:table-cell>
          <table:table-cell office:value-type="string" calcext:value-type="string">
            <text:p>El SUS ofrece tratamiento gratuito. Consulte al servicio de su ciudad. En caso que no exista pregunte al gestor de salud de su ciudad.</text:p>
          </table:table-cell>
          <table:table-cell table:style-name="ce2" office:value-type="string" calcext:value-type="string">
            <text:p>To find face-to-face support, consult your country national health service.</text:p>
          </table:table-cell>
          <table:table-cell office:value-type="string" calcext:value-type="string">
            <text:p>Es können auf folgenden Internetseiten weitere Informationen eingeholt werden: www.bzga.de; www.dnrfk.de; für die Schweiz und Österreich Informationen auch auf www.bag.admin.ch., www.rauchfrei.at</text:p>
          </table:table-cell>
          <table:table-cell table:number-columns-repeated="251"/>
        </table:table-row>
        <table:table-row table:style-name="ro1">
          <table:table-cell office:value-type="string" calcext:value-type="string">
            <text:p>acompanhamento.ajuda.p.4b</text:p>
          </table:table-cell>
          <table:table-cell office:value-type="string" calcext:value-type="string">
            <text:p>Saiba mais.</text:p>
          </table:table-cell>
          <table:table-cell office:value-type="string" calcext:value-type="string">
            <text:p>Conozca más.</text:p>
          </table:table-cell>
          <table:table-cell office:value-type="string" calcext:value-type="string">
            <text:p>More</text:p>
          </table:table-cell>
          <table:table-cell office:value-type="string" calcext:value-type="string">
            <text:p>Erfahre mehr.</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CAUSES OF RELAP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causas.titlepage</text:p>
          </table:table-cell>
          <table:table-cell office:value-type="string" calcext:value-type="string">
            <text:p>Causas da recaída</text:p>
          </table:table-cell>
          <table:table-cell office:value-type="string" calcext:value-type="string">
            <text:p>Las causas de la recaída</text:p>
          </table:table-cell>
          <table:table-cell office:value-type="string" calcext:value-type="string">
            <text:p>Causes of relapses</text:p>
          </table:table-cell>
          <table:table-cell office:value-type="string" calcext:value-type="string">
            <text:p>Ursachen für einen Rückfall</text:p>
          </table:table-cell>
          <table:table-cell table:number-columns-repeated="251"/>
        </table:table-row>
        <table:table-row table:style-name="ro1">
          <table:table-cell office:value-type="string" calcext:value-type="string">
            <text:p>acompanhamento.causas.h1.1</text:p>
          </table:table-cell>
          <table:table-cell office:value-type="string" calcext:value-type="string">
            <text:p>Causas da recaída</text:p>
          </table:table-cell>
          <table:table-cell office:value-type="string" calcext:value-type="string">
            <text:p>Las causas de la recaída</text:p>
          </table:table-cell>
          <table:table-cell office:value-type="string" calcext:value-type="string">
            <text:p>Causes of relapses</text:p>
          </table:table-cell>
          <table:table-cell office:value-type="string" calcext:value-type="string">
            <text:p>Ursachen für einen Rückfall</text:p>
          </table:table-cell>
          <table:table-cell table:number-columns-repeated="251"/>
        </table:table-row>
        <table:table-row table:style-name="ro2">
          <table:table-cell office:value-type="string" calcext:value-type="string">
            <text:p>acompanhamento.causas.p.1</text:p>
          </table:table-cell>
          <table:table-cell office:value-type="string" calcext:value-type="string">
            <text:p>Mesmo que você tenha recaído, é muito importante continuar tentanto.</text:p>
          </table:table-cell>
          <table:table-cell office:value-type="string" calcext:value-type="string">
            <text:p>Incluso si usted ha tenido una recaída, es muy importante seguir intentándolo.</text:p>
          </table:table-cell>
          <table:table-cell table:style-name="ce2" office:value-type="string" calcext:value-type="string">
            <text:p>Even if you have relapsed, it is important to keep on trying.</text:p>
          </table:table-cell>
          <table:table-cell office:value-type="string" calcext:value-type="string">
            <text:p>Trotz eines Rückfalls ist es wichtig, weiterhin zu versuchen mit dem Rauchen aufzuhören.</text:p>
          </table:table-cell>
          <table:table-cell table:number-columns-repeated="251"/>
        </table:table-row>
        <table:table-row table:style-name="ro5">
          <table:table-cell office:value-type="string" calcext:value-type="string">
            <text:p>acompanhamento.causas.p.2</text:p>
          </table:table-cell>
          <table:table-cell office:value-type="string" calcext:value-type="string">
            <text:p>Identificar a situação, seus sentimentos e o número de cigarros fumados de uma recaída pode ser útil para novas tentativas.</text:p>
          </table:table-cell>
          <table:table-cell office:value-type="string" calcext:value-type="string">
            <text:p>Identificar la situación, sus sentimientos y el número de cigarrillos fumados de una recaída puede ser útil para otros intentos</text:p>
          </table:table-cell>
          <table:table-cell table:style-name="ce2" office:value-type="string" calcext:value-type="string">
            <text:p>Identifying the situation, your feelings, thoughts, and the number of cigarettes smoked during the relapse may be useful for new quit attempts.</text:p>
          </table:table-cell>
          <table:table-cell office:value-type="string" calcext:value-type="string">
            <text:p>Das Analysieren der Situation, Ihrer Gefühle und der Anzahl gerauchter Zigaretten kann Ihnen bei neuen Versuchen sehr nützlich sein.</text:p>
          </table:table-cell>
          <table:table-cell table:number-columns-repeated="251"/>
        </table:table-row>
        <table:table-row table:style-name="ro1">
          <table:table-cell office:value-type="string" calcext:value-type="string">
            <text:p>acompanhamento.causas.h2.1</text:p>
          </table:table-cell>
          <table:table-cell office:value-type="string" calcext:value-type="string">
            <text:p>Atividade</text:p>
          </table:table-cell>
          <table:table-cell office:value-type="string" calcext:value-type="string">
            <text:p>Actividad</text:p>
          </table:table-cell>
          <table:table-cell office:value-type="string" calcext:value-type="string">
            <text:p>Activity</text:p>
          </table:table-cell>
          <table:table-cell office:value-type="string" calcext:value-type="string">
            <text:p>Aufgabe</text:p>
          </table:table-cell>
          <table:table-cell table:number-columns-repeated="251"/>
        </table:table-row>
        <table:table-row table:style-name="ro3">
          <table:table-cell office:value-type="string" calcext:value-type="string">
            <text:p>acompanhamento.causas.p.3</text:p>
          </table:table-cell>
          <table:table-cell office:value-type="string" calcext:value-type="string">
            <text:p>As perguntas abaixo podem ajudá-lo a refletir e aprender melhor com a recaída:</text:p>
          </table:table-cell>
          <table:table-cell office:value-type="string" calcext:value-type="string">
            <text:p>Las siguientes preguntas pueden ayudar a pensar y aprender mejor de la recaída:</text:p>
          </table:table-cell>
          <table:table-cell table:style-name="ce2" office:value-type="string" calcext:value-type="string">
            <text:p>The questions below might help you learn from your relapse:</text:p>
          </table:table-cell>
          <table:table-cell office:value-type="string" calcext:value-type="string">
            <text:p>Die folgenden Fragen können Ihnen helfen besser nachzudenken und aus dem Rückfall zu lernen:</text:p>
          </table:table-cell>
          <table:table-cell table:number-columns-repeated="251"/>
        </table:table-row>
        <table:table-row table:style-name="ro2">
          <table:table-cell office:value-type="string" calcext:value-type="string">
            <text:p>acompanhamento.causas.question.1</text:p>
          </table:table-cell>
          <table:table-cell office:value-type="string" calcext:value-type="string">
            <text:p>01. Qual situação fez você acender o primeiro cigarro?</text:p>
          </table:table-cell>
          <table:table-cell office:value-type="string" calcext:value-type="string">
            <text:p>01. ¿Qué situación le ha hecho encender el primer cigarrillo?</text:p>
          </table:table-cell>
          <table:table-cell table:style-name="ce2" office:value-type="string" calcext:value-type="string">
            <text:p>01. What was the situation that led you to light the first cigarette?</text:p>
          </table:table-cell>
          <table:table-cell office:value-type="string" calcext:value-type="string">
            <text:p>01. Welche Situation hat Sie dazu verleitet, die erste Zigarette anzuzünden?</text:p>
          </table:table-cell>
          <table:table-cell table:number-columns-repeated="251"/>
        </table:table-row>
        <table:table-row table:style-name="ro2">
          <table:table-cell office:value-type="string" calcext:value-type="string">
            <text:p>acompanhamento.causas.question.2</text:p>
          </table:table-cell>
          <table:table-cell office:value-type="string" calcext:value-type="string">
            <text:p>02. O que você estava fazendo quando acendeu o primeiro cigarro?</text:p>
          </table:table-cell>
          <table:table-cell office:value-type="string" calcext:value-type="string">
            <text:p>02. ¿Qué estaba haciendo cuando encendió el primer cigarrillo?</text:p>
          </table:table-cell>
          <table:table-cell table:style-name="ce2" office:value-type="string" calcext:value-type="string">
            <text:p>02. What were you doing when you lit the first cigarette?</text:p>
          </table:table-cell>
          <table:table-cell office:value-type="string" calcext:value-type="string">
            <text:p>02. Was haben Sie gemacht, als Sie die erste Zigarette angezündet haben?</text:p>
          </table:table-cell>
          <table:table-cell table:number-columns-repeated="251"/>
        </table:table-row>
        <table:table-row table:style-name="ro1">
          <table:table-cell office:value-type="string" calcext:value-type="string">
            <text:p>acompanhamento.causas.question.3</text:p>
          </table:table-cell>
          <table:table-cell office:value-type="string" calcext:value-type="string">
            <text:p>03. O que aconteceu depois?</text:p>
          </table:table-cell>
          <table:table-cell office:value-type="string" calcext:value-type="string">
            <text:p>03. ¿Qué pasó después?</text:p>
          </table:table-cell>
          <table:table-cell office:value-type="string" calcext:value-type="string">
            <text:p>03. What happened afterwards?</text:p>
          </table:table-cell>
          <table:table-cell office:value-type="string" calcext:value-type="string">
            <text:p>03. Was ist danach passiert?</text:p>
          </table:table-cell>
          <table:table-cell table:number-columns-repeated="251"/>
        </table:table-row>
        <table:table-row table:style-name="ro2">
          <table:table-cell office:value-type="string" calcext:value-type="string">
            <text:p>acompanhamento.causas.question.4</text:p>
          </table:table-cell>
          <table:table-cell office:value-type="string" calcext:value-type="string">
            <text:p>04. Quantos cigarros você está fumando atualmente?</text:p>
          </table:table-cell>
          <table:table-cell office:value-type="string" calcext:value-type="string">
            <text:p>04. ¿Cuántos cigarrillos usted está fumando actualmente?</text:p>
          </table:table-cell>
          <table:table-cell table:style-name="ce2" office:value-type="string" calcext:value-type="string">
            <text:p>04. How many cigarettes are you back to smoking?</text:p>
          </table:table-cell>
          <table:table-cell office:value-type="string" calcext:value-type="string">
            <text:p>04. Wie viele Zigaretten rauchen Sie momentan?</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FACTORS OF RELAPSE</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fat.titlepage</text:p>
          </table:table-cell>
          <table:table-cell office:value-type="string" calcext:value-type="string">
            <text:p>Fatores para recaídas</text:p>
          </table:table-cell>
          <table:table-cell office:value-type="string" calcext:value-type="string">
            <text:p>Factores para las recaídas</text:p>
          </table:table-cell>
          <table:table-cell office:value-type="string" calcext:value-type="string">
            <text:p>Factors of relapse</text:p>
          </table:table-cell>
          <table:table-cell office:value-type="string" calcext:value-type="string">
            <text:p>Faktoren zum Thema Rückfall</text:p>
          </table:table-cell>
          <table:table-cell table:number-columns-repeated="251"/>
        </table:table-row>
        <table:table-row table:style-name="ro1">
          <table:table-cell office:value-type="string" calcext:value-type="string">
            <text:p>acompanhamento.fat.img.title</text:p>
          </table:table-cell>
          <table:table-cell office:value-type="string" calcext:value-type="string">
            <text:p>Acompanhamento</text:p>
          </table:table-cell>
          <table:table-cell office:value-type="string" calcext:value-type="string">
            <text:p>Acompañamiento</text:p>
          </table:table-cell>
          <table:table-cell office:value-type="string" calcext:value-type="string">
            <text:p>Follow up</text:p>
          </table:table-cell>
          <table:table-cell office:value-type="string" calcext:value-type="string">
            <text:p>Betreuung</text:p>
          </table:table-cell>
          <table:table-cell table:number-columns-repeated="251"/>
        </table:table-row>
        <table:table-row table:style-name="ro1">
          <table:table-cell office:value-type="string" calcext:value-type="string">
            <text:p>acompanhamento.fat.h1.1</text:p>
          </table:table-cell>
          <table:table-cell table:number-columns-repeated="2" office:value-type="string" calcext:value-type="string">
            <text:p>Recaídas</text:p>
          </table:table-cell>
          <table:table-cell office:value-type="string" calcext:value-type="string">
            <text:p>Relapses</text:p>
          </table:table-cell>
          <table:table-cell office:value-type="string" calcext:value-type="string">
            <text:p>Rückfall</text:p>
          </table:table-cell>
          <table:table-cell table:number-columns-repeated="251"/>
        </table:table-row>
        <table:table-row table:style-name="ro1">
          <table:table-cell office:value-type="string" calcext:value-type="string">
            <text:p>acompanhamento.fat.h2.1</text:p>
          </table:table-cell>
          <table:table-cell office:value-type="string" calcext:value-type="string">
            <text:p>Fatores que causam recaídas</text:p>
          </table:table-cell>
          <table:table-cell office:value-type="string" calcext:value-type="string">
            <text:p>Factores que causan recaídas</text:p>
          </table:table-cell>
          <table:table-cell office:value-type="string" calcext:value-type="string">
            <text:p>Factors that lead to relapse</text:p>
          </table:table-cell>
          <table:table-cell office:value-type="string" calcext:value-type="string">
            <text:p>Faktoren, die zum Rückfall führen</text:p>
          </table:table-cell>
          <table:table-cell table:number-columns-repeated="251"/>
        </table:table-row>
        <table:table-row table:style-name="ro5">
          <table:table-cell office:value-type="string" calcext:value-type="string">
            <text:p>acompanhamento.fat.p.1</text:p>
          </table:table-cell>
          <table:table-cell office:value-type="string" calcext:value-type="string">
            <text:p>Mesmo para quem teve um lapso, identificar os fatores que levam às recaídas é fundamental para conseguir parar de fumar.</text:p>
          </table:table-cell>
          <table:table-cell office:value-type="string" calcext:value-type="string">
            <text:p>Incluso para quien tuvo un descuido, identificar los factores que llevan a la recaída son importantes para ser capaz de dejar de fumar.</text:p>
          </table:table-cell>
          <table:table-cell table:style-name="ce2" office:value-type="string" calcext:value-type="string">
            <text:p>Even for those who have had a slip, identifying the factors that led to relapsing is fundamental for ultimate success.</text:p>
          </table:table-cell>
          <table:table-cell office:value-type="string" calcext:value-type="string">
            <text:p>Auch bei Ausrutschern ist es von Bedeutung, die Ursachen für einen Rückfall zu erkennen, damit endgültig mit dem Rauchen aufgehört werden kann.</text:p>
          </table:table-cell>
          <table:table-cell table:number-columns-repeated="251"/>
        </table:table-row>
        <table:table-row table:style-name="ro1">
          <table:table-cell office:value-type="string" calcext:value-type="string">
            <text:p>acompanhamento.fat.p.2</text:p>
          </table:table-cell>
          <table:table-cell office:value-type="string" calcext:value-type="string">
            <text:p>Veja alguns exemplos comuns:</text:p>
          </table:table-cell>
          <table:table-cell office:value-type="string" calcext:value-type="string">
            <text:p>Estos son algunos ejemplos comunes:</text:p>
          </table:table-cell>
          <table:table-cell office:value-type="string" calcext:value-type="string">
            <text:p>See some common examples:</text:p>
          </table:table-cell>
          <table:table-cell office:value-type="string" calcext:value-type="string">
            <text:p>Lesen Sie dazu einige Beispiele:</text:p>
          </table:table-cell>
          <table:table-cell table:number-columns-repeated="251"/>
        </table:table-row>
        <table:table-row table:style-name="ro1">
          <table:table-cell office:value-type="string" calcext:value-type="string">
            <text:p>acompanhamento.fat.li.1</text:p>
          </table:table-cell>
          <table:table-cell office:value-type="string" calcext:value-type="string">
            <text:p>beber bebidas alcóolicas,</text:p>
          </table:table-cell>
          <table:table-cell office:value-type="string" calcext:value-type="string">
            <text:p>El consumo de bebidas alcohólicas,</text:p>
          </table:table-cell>
          <table:table-cell office:value-type="string" calcext:value-type="string">
            <text:p>Drinking alcoholic drinks,</text:p>
          </table:table-cell>
          <table:table-cell office:value-type="string" calcext:value-type="string">
            <text:p>Trinken alkoholischer Getränke,</text:p>
          </table:table-cell>
          <table:table-cell table:number-columns-repeated="251"/>
        </table:table-row>
        <table:table-row table:style-name="ro2">
          <table:table-cell office:value-type="string" calcext:value-type="string">
            <text:p>acompanhamento.fat.li.2</text:p>
          </table:table-cell>
          <table:table-cell office:value-type="string" calcext:value-type="string">
            <text:p>parar de usar o medicamento sem supervisão médica e,</text:p>
          </table:table-cell>
          <table:table-cell office:value-type="string" calcext:value-type="string">
            <text:p>Dejar de usar el medicamento sin supervisión médica y</text:p>
          </table:table-cell>
          <table:table-cell table:style-name="ce2" office:value-type="string" calcext:value-type="string">
            <text:p>stop using medications without medical supervision and,</text:p>
          </table:table-cell>
          <table:table-cell office:value-type="string" calcext:value-type="string">
            <text:p>Abbrechen der Einnahme eines Medikaments zum Rauchstopp ohne medizinische Betreuung und</text:p>
          </table:table-cell>
          <table:table-cell table:number-columns-repeated="251"/>
        </table:table-row>
        <table:table-row table:style-name="ro1">
          <table:table-cell office:value-type="string" calcext:value-type="string">
            <text:p>acompanhamento.fat.li.3</text:p>
          </table:table-cell>
          <table:table-cell office:value-type="string" calcext:value-type="string">
            <text:p>conviver com outros fumantes.</text:p>
          </table:table-cell>
          <table:table-cell office:value-type="string" calcext:value-type="string">
            <text:p>convivir con otros fumadores.</text:p>
          </table:table-cell>
          <table:table-cell office:value-type="string" calcext:value-type="string">
            <text:p>being around other smokers.</text:p>
          </table:table-cell>
          <table:table-cell office:value-type="string" calcext:value-type="string">
            <text:p>Zusammenleben mit anderen Rauchern.</text:p>
          </table:table-cell>
          <table:table-cell table:number-columns-repeated="251"/>
        </table:table-row>
        <table:table-row table:style-name="ro1">
          <table:table-cell office:value-type="string" calcext:value-type="string">
            <text:p>acompanhamento.fat.h2.2</text:p>
          </table:table-cell>
          <table:table-cell office:value-type="string" calcext:value-type="string">
            <text:p>Atividade</text:p>
          </table:table-cell>
          <table:table-cell office:value-type="string" calcext:value-type="string">
            <text:p>Actividad</text:p>
          </table:table-cell>
          <table:table-cell office:value-type="string" calcext:value-type="string">
            <text:p>Activity</text:p>
          </table:table-cell>
          <table:table-cell office:value-type="string" calcext:value-type="string">
            <text:p>Aufgabe</text:p>
          </table:table-cell>
          <table:table-cell table:number-columns-repeated="251"/>
        </table:table-row>
        <table:table-row table:style-name="ro2">
          <table:table-cell office:value-type="string" calcext:value-type="string">
            <text:p>acompanhamento.fat.p.3</text:p>
          </table:table-cell>
          <table:table-cell office:value-type="string" calcext:value-type="string">
            <text:p>Tente agora encontrar situações de riscos e pensar em como você vai enfrentá-las.</text:p>
          </table:table-cell>
          <table:table-cell office:value-type="string" calcext:value-type="string">
            <text:p>Intente encontrar situaciones de riesgo y piense cómo va enfrentarlas.</text:p>
          </table:table-cell>
          <table:table-cell table:style-name="ce2" office:value-type="string" calcext:value-type="string">
            <text:p>Now try to identify risky situations and think about how you might avoid them.</text:p>
          </table:table-cell>
          <table:table-cell office:value-type="string" calcext:value-type="string">
            <text:p>Versuchen Sie nun zu überlegen, wie Sie mit kritischen Situationen umgehen werden.</text:p>
          </table:table-cell>
          <table:table-cell table:number-columns-repeated="251"/>
        </table:table-row>
        <table:table-row table:style-name="ro1">
          <table:table-cell office:value-type="string" calcext:value-type="string">
            <text:p>acompanhamento.fat.p.4</text:p>
          </table:table-cell>
          <table:table-cell office:value-type="string" calcext:value-type="string">
            <text:p>Exemplo</text:p>
          </table:table-cell>
          <table:table-cell office:value-type="string" calcext:value-type="string">
            <text:p>Ejemplo</text:p>
          </table:table-cell>
          <table:table-cell office:value-type="string" calcext:value-type="string">
            <text:p>Example</text:p>
          </table:table-cell>
          <table:table-cell office:value-type="string" calcext:value-type="string">
            <text:p>Beispiel</text:p>
          </table:table-cell>
          <table:table-cell table:number-columns-repeated="251"/>
        </table:table-row>
        <table:table-row table:style-name="ro1">
          <table:table-cell office:value-type="string" calcext:value-type="string">
            <text:p>acompanhamento.fat.li.4a</text:p>
          </table:table-cell>
          <table:table-cell office:value-type="string" calcext:value-type="string">
            <text:p>Situação de risco</text:p>
          </table:table-cell>
          <table:table-cell office:value-type="string" calcext:value-type="string">
            <text:p>Situación de riesgo</text:p>
          </table:table-cell>
          <table:table-cell office:value-type="string" calcext:value-type="string">
            <text:p>Risky situations</text:p>
          </table:table-cell>
          <table:table-cell office:value-type="string" calcext:value-type="string">
            <text:p>Kritische Situation</text:p>
          </table:table-cell>
          <table:table-cell table:number-columns-repeated="251"/>
        </table:table-row>
        <table:table-row table:style-name="ro1">
          <table:table-cell office:value-type="string" calcext:value-type="string">
            <text:p>acompanhamento.fat.li.4b</text:p>
          </table:table-cell>
          <table:table-cell office:value-type="string" calcext:value-type="string">
            <text:p>conviver com amigos fumantes;</text:p>
          </table:table-cell>
          <table:table-cell office:value-type="string" calcext:value-type="string">
            <text:p>Convivir con amigos fumadores;</text:p>
          </table:table-cell>
          <table:table-cell office:value-type="string" calcext:value-type="string">
            <text:p>Having friends or family who smoke;</text:p>
          </table:table-cell>
          <table:table-cell office:value-type="string" calcext:value-type="string">
            <text:p>Mit Rauchern zusammenleben;</text:p>
          </table:table-cell>
          <table:table-cell table:number-columns-repeated="251"/>
        </table:table-row>
        <table:table-row table:style-name="ro1">
          <table:table-cell office:value-type="string" calcext:value-type="string">
            <text:p>acompanhamento.fat.li.5a</text:p>
          </table:table-cell>
          <table:table-cell office:value-type="string" calcext:value-type="string">
            <text:p>Como lidar</text:p>
          </table:table-cell>
          <table:table-cell office:value-type="string" calcext:value-type="string">
            <text:p>Cómo manejar esta situación</text:p>
          </table:table-cell>
          <table:table-cell office:value-type="string" calcext:value-type="string">
            <text:p>How I am going to deal with it?</text:p>
          </table:table-cell>
          <table:table-cell office:value-type="string" calcext:value-type="string">
            <text:p>Wie geht man damit um</text:p>
          </table:table-cell>
          <table:table-cell table:number-columns-repeated="251"/>
        </table:table-row>
        <table:table-row table:style-name="ro3">
          <table:table-cell office:value-type="string" calcext:value-type="string">
            <text:p>acompanhamento.fat.li.5b</text:p>
          </table:table-cell>
          <table:table-cell office:value-type="string" calcext:value-type="string">
            <text:p>pedir aos meus amigos que fumem longe de mim no começo do tratamento.</text:p>
          </table:table-cell>
          <table:table-cell office:value-type="string" calcext:value-type="string">
            <text:p>Pedir a mis amigos que fumen lejos de mí al comienzo del tratamiento.</text:p>
          </table:table-cell>
          <table:table-cell table:style-name="ce2" office:value-type="string" calcext:value-type="string">
            <text:p>Ask my smoker friends to smoke away from me at the beginning of my quit attempt.</text:p>
          </table:table-cell>
          <table:table-cell office:value-type="string" calcext:value-type="string">
            <text:p>Ich bitte meine Freunde, dass sie zum Beginn meiner Behandlung nicht in meiner Nähe rauchen.</text:p>
          </table:table-cell>
          <table:table-cell table:number-columns-repeated="251"/>
        </table:table-row>
        <table:table-row table:style-name="ro1">
          <table:table-cell office:value-type="string" calcext:value-type="string">
            <text:p>acompanhamento.fat.h3.1</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y situations</text:p>
          </table:table-cell>
          <table:table-cell office:value-type="string" calcext:value-type="string">
            <text:p>Kritische Situationen</text:p>
          </table:table-cell>
          <table:table-cell table:number-columns-repeated="251"/>
        </table:table-row>
        <table:table-row table:style-name="ro1">
          <table:table-cell office:value-type="string" calcext:value-type="string">
            <text:p>acompanhamento.fat.h3.2</text:p>
          </table:table-cell>
          <table:table-cell office:value-type="string" calcext:value-type="string">
            <text:p>Como vou lidar</text:p>
          </table:table-cell>
          <table:table-cell office:value-type="string" calcext:value-type="string">
            <text:p>¿Cómo voy a enfrentar?</text:p>
          </table:table-cell>
          <table:table-cell office:value-type="string" calcext:value-type="string">
            <text:p>How am I going to deal with it?</text:p>
          </table:table-cell>
          <table:table-cell office:value-type="string" calcext:value-type="string">
            <text:p>Wie gehe ich damit um</text:p>
          </table:table-cell>
          <table:table-cell table:number-columns-repeated="251"/>
        </table:table-row>
        <table:table-row table:style-name="ro1">
          <table:table-cell table:style-name="ce3"/>
          <table:table-cell table:number-columns-repeated="255"/>
        </table:table-row>
        <table:table-row table:style-name="ro1">
          <table:table-cell office:value-type="string" calcext:value-type="string">
            <text:p>###################################</text:p>
          </table:table-cell>
          <table:table-cell table:style-name="ce3"/>
          <table:table-cell table:number-columns-repeated="254"/>
        </table:table-row>
        <table:table-row table:style-name="ro4">
          <table:table-cell office:value-type="string" calcext:value-type="string">
            <text:p># PLAN</text:p>
          </table:table-cell>
          <table:table-cell table:style-name="ce3"/>
          <table:table-cell table:number-columns-repeated="254"/>
        </table:table-row>
        <table:table-row table:style-name="ro1">
          <table:table-cell office:value-type="string" calcext:value-type="string">
            <text:p>###################################</text:p>
          </table:table-cell>
          <table:table-cell table:style-name="ce3"/>
          <table:table-cell table:number-columns-repeated="254"/>
        </table:table-row>
        <table:table-row table:style-name="ro1">
          <table:table-cell table:style-name="ce3"/>
          <table:table-cell table:number-columns-repeated="255"/>
        </table:table-row>
        <table:table-row table:style-name="ro1">
          <table:table-cell office:value-type="string" calcext:value-type="string">
            <text:p>acompanhamento.plano.titlepage</text:p>
          </table:table-cell>
          <table:table-cell office:value-type="string" calcext:value-type="string">
            <text:p>Plano para recaídas e lapsos</text:p>
          </table:table-cell>
          <table:table-cell office:value-type="string" calcext:value-type="string">
            <text:p>Plan de recaídas y descuidos</text:p>
          </table:table-cell>
          <table:table-cell office:value-type="string" calcext:value-type="string">
            <text:p>My plan for slips and relapses</text:p>
          </table:table-cell>
          <table:table-cell office:value-type="string" calcext:value-type="string">
            <text:p>Mein Plan gegen Rückfälle und Ausrutscher</text:p>
          </table:table-cell>
          <table:table-cell table:number-columns-repeated="251"/>
        </table:table-row>
        <table:table-row table:style-name="ro1">
          <table:table-cell office:value-type="string" calcext:value-type="string">
            <text:p>acompanhamento.plano.img.title</text:p>
          </table:table-cell>
          <table:table-cell office:value-type="string" calcext:value-type="string">
            <text:p>Plano de acompanhamento</text:p>
          </table:table-cell>
          <table:table-cell office:value-type="string" calcext:value-type="string">
            <text:p>Plan de acompañamiento</text:p>
          </table:table-cell>
          <table:table-cell office:value-type="string" calcext:value-type="string">
            <text:p>Follow up plan</text:p>
          </table:table-cell>
          <table:table-cell office:value-type="string" calcext:value-type="string">
            <text:p>Betreuungsplan</text:p>
          </table:table-cell>
          <table:table-cell table:number-columns-repeated="251"/>
        </table:table-row>
        <table:table-row table:style-name="ro1">
          <table:table-cell office:value-type="string" calcext:value-type="string">
            <text:p>acompanhamento.plano.h1.1</text:p>
          </table:table-cell>
          <table:table-cell office:value-type="string" calcext:value-type="string">
            <text:p>Meu plano contra recaídas</text:p>
          </table:table-cell>
          <table:table-cell office:value-type="string" calcext:value-type="string">
            <text:p>Mi plan contra las recaídas</text:p>
          </table:table-cell>
          <table:table-cell office:value-type="string" calcext:value-type="string">
            <text:p>My plan for relapses</text:p>
          </table:table-cell>
          <table:table-cell office:value-type="string" calcext:value-type="string">
            <text:p>Mein Plan gegen Rückfälle</text:p>
          </table:table-cell>
          <table:table-cell table:number-columns-repeated="251"/>
        </table:table-row>
        <table:table-row table:style-name="ro3">
          <table:table-cell office:value-type="string" calcext:value-type="string">
            <text:p>acompanhamento.plano.p.1</text:p>
          </table:table-cell>
          <table:table-cell office:value-type="string" calcext:value-type="string">
            <text:p>Estas são as informações que separamos com base no que nos passou.</text:p>
          </table:table-cell>
          <table:table-cell office:value-type="string" calcext:value-type="string">
            <text:p>Estas son las informaciónes que separamos con base en los registros que usted hizo para nosotros.</text:p>
          </table:table-cell>
          <table:table-cell table:style-name="ce2" office:value-type="string" calcext:value-type="string">
            <text:p>We have separated these information.</text:p>
          </table:table-cell>
          <table:table-cell office:value-type="string" calcext:value-type="string">
            <text:p>Dies sind die anhand Ihrer Angaben zusammengestellten Informationen.</text:p>
          </table:table-cell>
          <table:table-cell table:number-columns-repeated="251"/>
        </table:table-row>
        <table:table-row table:style-name="ro5">
          <table:table-cell office:value-type="string" calcext:value-type="string">
            <text:p>acompanhamento.plano.p.2</text:p>
          </table:table-cell>
          <table:table-cell office:value-type="string" calcext:value-type="string">
            <text:p>Guarde seu plano no e-mail ou imprima e deixe perto de você. Na bolsa, telefone (smartphone) ou carteira.</text:p>
          </table:table-cell>
          <table:table-cell office:value-type="string" calcext:value-type="string">
            <text:p>Guarde su plan en el correo electrónico, o imprimalo y dejelo cerca de usted. En el bolso, teléfono celular o billetera</text:p>
          </table:table-cell>
          <table:table-cell table:style-name="ce2" office:value-type="string" calcext:value-type="string">
            <text:p>Keep your plan in an e-mail or print it, and keep close it to you in your purse, smartphone or wallet.</text:p>
          </table:table-cell>
          <table:table-cell office:value-type="string" calcext:value-type="string">
            <text:p>Speichern Sie Ihren Plan unter Ihren Emails oder drucken Sie sich ihn aus und lassen Ihn in Ihrer Nähe. In Ihrer Tasche, auf dem Telefon (smartphone) oder in ihrem Portemonnaie.</text:p>
          </table:table-cell>
          <table:table-cell table:number-columns-repeated="251"/>
        </table:table-row>
        <table:table-row table:style-name="ro2">
          <table:table-cell office:value-type="string" calcext:value-type="string">
            <text:p>acompanhamento.plano.p.3</text:p>
          </table:table-cell>
          <table:table-cell office:value-type="string" calcext:value-type="string">
            <text:p>Se você já está com seu plano de parar, lembre-se, evite o primeiro cigarro.</text:p>
          </table:table-cell>
          <table:table-cell office:value-type="string" calcext:value-type="string">
            <text:p>Si usted ya tiene un plan para dejar de fumar, recuerde, evite el primer cigarrillo.</text:p>
          </table:table-cell>
          <table:table-cell table:style-name="ce2" office:value-type="string" calcext:value-type="string">
            <text:p>Remember: after you start your quit plan, avoid the first cigarette.</text:p>
          </table:table-cell>
          <table:table-cell office:value-type="string" calcext:value-type="string">
            <text:p>Wenn Sie bereits Ihren Rauchstopp-Plan besitzen, denken Sie daran, die erste Zigarette zu vermeiden.</text:p>
          </table:table-cell>
          <table:table-cell table:number-columns-repeated="251"/>
        </table:table-row>
        <table:table-row table:style-name="ro1">
          <table:table-cell office:value-type="string" calcext:value-type="string">
            <text:p>acompanhamento.plano.h2.1</text:p>
          </table:table-cell>
          <table:table-cell office:value-type="string" calcext:value-type="string">
            <text:p>Situações de risco</text:p>
          </table:table-cell>
          <table:table-cell office:value-type="string" calcext:value-type="string">
            <text:p>Situaciones de riesgo</text:p>
          </table:table-cell>
          <table:table-cell office:value-type="string" calcext:value-type="string">
            <text:p>Risks</text:p>
          </table:table-cell>
          <table:table-cell office:value-type="string" calcext:value-type="string">
            <text:p>Risikosituationen</text:p>
          </table:table-cell>
          <table:table-cell table:number-columns-repeated="251"/>
        </table:table-row>
        <table:table-row table:style-name="ro1">
          <table:table-cell office:value-type="string" calcext:value-type="string">
            <text:p>acompanhamento.plano.h2.2</text:p>
          </table:table-cell>
          <table:table-cell office:value-type="string" calcext:value-type="string">
            <text:p>Como vou enfrentar</text:p>
          </table:table-cell>
          <table:table-cell office:value-type="string" calcext:value-type="string">
            <text:p>¿Cómo voy a enfrentar esta situación?</text:p>
          </table:table-cell>
          <table:table-cell office:value-type="string" calcext:value-type="string">
            <text:p>How am I going to deal with it?</text:p>
          </table:table-cell>
          <table:table-cell office:value-type="string" calcext:value-type="string">
            <text:p>Wie gehe ich damit um</text:p>
          </table:table-cell>
          <table:table-cell table:number-columns-repeated="251"/>
        </table:table-row>
        <table:table-row table:style-name="ro1">
          <table:table-cell office:value-type="string" calcext:value-type="string">
            <text:p>acompanhamento.plano.imprimir</text:p>
          </table:table-cell>
          <table:table-cell table:number-columns-repeated="2" office:value-type="string" calcext:value-type="string">
            <text:p>Imprimir</text:p>
          </table:table-cell>
          <table:table-cell office:value-type="string" calcext:value-type="string">
            <text:p>Print</text:p>
          </table:table-cell>
          <table:table-cell office:value-type="string" calcext:value-type="string">
            <text:p>Drucken</text:p>
          </table:table-cell>
          <table:table-cell table:number-columns-repeated="251"/>
        </table:table-row>
        <table:table-row table:style-name="ro1">
          <table:table-cell office:value-type="string" calcext:value-type="string">
            <text:p>acompanhamento.plano.h2.3</text:p>
          </table:table-cell>
          <table:table-cell office:value-type="string" calcext:value-type="string">
            <text:p>Salvar</text:p>
          </table:table-cell>
          <table:table-cell office:value-type="string" calcext:value-type="string">
            <text:p>Guardar</text:p>
          </table:table-cell>
          <table:table-cell office:value-type="string" calcext:value-type="string">
            <text:p>Save</text:p>
          </table:table-cell>
          <table:table-cell office:value-type="string" calcext:value-type="string">
            <text:p>Speichern</text:p>
          </table:table-cell>
          <table:table-cell table:number-columns-repeated="251"/>
        </table:table-row>
        <table:table-row table:style-name="ro1">
          <table:table-cell table:style-name="ce3" table:number-columns-repeated="2"/>
          <table:table-cell table:number-columns-repeated="3"/>
          <table:table-cell table:style-name="ce3" table:number-columns-repeated="3"/>
          <table:table-cell table:number-columns-repeated="248"/>
        </table:table-row>
        <table:table-row table:style-name="ro1">
          <table:table-cell office:value-type="string" calcext:value-type="string">
            <text:p>preparando.aed.btn.limpar</text:p>
          </table:table-cell>
          <table:table-cell office:value-type="string" calcext:value-type="string">
            <text:p>Limpar</text:p>
          </table:table-cell>
          <table:table-cell office:value-type="string" calcext:value-type="string">
            <text:p>Limpiar</text:p>
          </table:table-cell>
          <table:table-cell table:style-name="ce2" office:value-type="string" calcext:value-type="string">
            <text:p>Clear</text:p>
          </table:table-cell>
          <table:table-cell office:value-type="string" calcext:value-type="string">
            <text:p>Löschen</text:p>
          </table:table-cell>
          <table:table-cell table:style-name="ce3" table:number-columns-repeated="3"/>
          <table:table-cell table:number-columns-repeated="248"/>
        </table:table-row>
        <table:table-row table:style-name="ro6">
          <table:table-cell office:value-type="string" calcext:value-type="string">
            <text:p>acompanhamento.lapso.p.1</text:p>
          </table:table-cell>
          <table:table-cell office:value-type="string" calcext:value-type="string">
            <text:p>Se você fumou depois do dia de parar, agora pode ser um boa hora para pensar sobre sua decisão ou fazer um novo plano. Separamos alguns textos para você abaixo.</text:p>
          </table:table-cell>
          <table:table-cell office:value-type="string" calcext:value-type="string">
            <text:p>Si usted fumó despues de dejar de hacerlo, <text:s/>ahora puede ser un buen momento para pensar acerca de su decisión o hacer un nuevo plan. Seleccionamos algunos textos para usted que encontrará abajo.</text:p>
          </table:table-cell>
          <table:table-cell table:style-name="ce2" office:value-type="string" calcext:value-type="string">
            <text:p>If you have smoked after your quit date, it may be a good moment to think about your decision or develop a new plan. Here are few links which may help you.</text:p>
          </table:table-cell>
          <table:table-cell office:value-type="string" calcext:value-type="string">
            <text:p>Falls Sie nach dem ersten Tag ohne Zigarette wieder angefangen haben zu rauchen, dann sollte jetzt der Moment sein, um über Ihre Entscheidung nachzudenken oder einen neuen Plan zu entwickeln. Wir haben ein paar Texte für Sie vorbereitet.</text:p>
          </table:table-cell>
          <table:table-cell table:style-name="ce3" table:number-columns-repeated="3"/>
          <table:table-cell table:number-columns-repeated="248"/>
        </table:table-row>
        <table:table-row table:style-name="ro1">
          <table:table-cell office:value-type="string" calcext:value-type="string">
            <text:p>acompanhamento.lapso.h1.1</text:p>
          </table:table-cell>
          <table:table-cell office:value-type="string" calcext:value-type="string">
            <text:p>Lapso</text:p>
          </table:table-cell>
          <table:table-cell office:value-type="string" calcext:value-type="string">
            <text:p>Descuido</text:p>
          </table:table-cell>
          <table:table-cell table:style-name="ce2" office:value-type="string" calcext:value-type="string">
            <text:p>Slip</text:p>
          </table:table-cell>
          <table:table-cell office:value-type="string" calcext:value-type="string">
            <text:p>Ausrutscher</text:p>
          </table:table-cell>
          <table:table-cell table:style-name="ce3" table:number-columns-repeated="3"/>
          <table:table-cell table:number-columns-repeated="248"/>
        </table:table-row>
        <table:table-row table:style-name="ro3">
          <table:table-cell office:value-type="string" calcext:value-type="string">
            <text:p>acompanhamento.plano.padrao.p.1</text:p>
          </table:table-cell>
          <table:table-cell office:value-type="string" calcext:value-type="string">
            <text:p>Como você preferiu deixar as páginas em branco, separamos algumas dicas para você evitar as recaídas.</text:p>
          </table:table-cell>
          <table:table-cell office:value-type="string" calcext:value-type="string">
            <text:p>Como usted <text:s/>prefirió dejar las páginas en blanco, nosotros separamos algunos consejos para que usted pueda evitar las recaídas.</text:p>
          </table:table-cell>
          <table:table-cell table:style-name="ce2" office:value-type="string" calcext:value-type="string">
            <text:p>here are some tips for you to avoid relapsing.</text:p>
          </table:table-cell>
          <table:table-cell office:value-type="string" calcext:value-type="string">
            <text:p>Da Sie nichts aufgeschrieben haben, haben wir einige Ratschläge für Sie zusammengestellt. Sie sollen Ihnen helfen, Rückfälle zu vermeiden.</text:p>
          </table:table-cell>
          <table:table-cell table:style-name="ce3" table:number-columns-repeated="3"/>
          <table:table-cell table:number-columns-repeated="248"/>
        </table:table-row>
        <table:table-row table:style-name="ro1">
          <table:table-cell office:value-type="string" calcext:value-type="string">
            <text:p>acompanhamento.plano.padrao.h2.1</text:p>
          </table:table-cell>
          <table:table-cell office:value-type="string" calcext:value-type="string">
            <text:p>Lembre-se</text:p>
          </table:table-cell>
          <table:table-cell office:value-type="string" calcext:value-type="string">
            <text:p>Recuerde</text:p>
          </table:table-cell>
          <table:table-cell table:style-name="ce2" office:value-type="string" calcext:value-type="string">
            <text:p>Remember</text:p>
          </table:table-cell>
          <table:table-cell office:value-type="string" calcext:value-type="string">
            <text:p>Denken Sie daran</text:p>
          </table:table-cell>
          <table:table-cell table:style-name="ce3" table:number-columns-repeated="3"/>
          <table:table-cell table:number-columns-repeated="248"/>
        </table:table-row>
        <table:table-row table:style-name="ro2">
          <table:table-cell office:value-type="string" calcext:value-type="string">
            <text:p>acompanhamento.plano.padrao.li.1</text:p>
          </table:table-cell>
          <table:table-cell office:value-type="string" calcext:value-type="string">
            <text:p>Qualquer período sem cigarro já é uma vitória;</text:p>
          </table:table-cell>
          <table:table-cell office:value-type="string" calcext:value-type="string">
            <text:p>Cualquier período sin cigarrillo ya es una victoria;</text:p>
          </table:table-cell>
          <table:table-cell table:style-name="ce2" office:value-type="string" calcext:value-type="string">
            <text:p>Any period without smoking is already a victory;</text:p>
          </table:table-cell>
          <table:table-cell office:value-type="string" calcext:value-type="string">
            <text:p>Jede Periode ohne Zigarette ist schon ein Erfolg.</text:p>
          </table:table-cell>
          <table:table-cell table:style-name="ce3" table:number-columns-repeated="3"/>
          <table:table-cell table:number-columns-repeated="248"/>
        </table:table-row>
        <table:table-row table:style-name="ro5">
          <table:table-cell office:value-type="string" calcext:value-type="string">
            <text:p>acompanhamento.plano.padrao.li.2</text:p>
          </table:table-cell>
          <table:table-cell office:value-type="string" calcext:value-type="string">
            <text:p>Aprenda com os erros. Fumantes geralmente tentam parar mais de uma vez até conseguir definitivamente.</text:p>
          </table:table-cell>
          <table:table-cell office:value-type="string" calcext:value-type="string">
            <text:p>Aprenda de los errores. Los fumadores generalmente intentan parar de fumar mas de una vez hasta lograrlo definitivamente.</text:p>
          </table:table-cell>
          <table:table-cell table:style-name="ce2" office:value-type="string" calcext:value-type="string">
            <text:p>Learn from your own mistakes. Smokers usually try to quit more than once before they succed.</text:p>
          </table:table-cell>
          <table:table-cell office:value-type="string" calcext:value-type="string">
            <text:p>Lernen Sie aus Ihren Fehlern. Normalerweise benötigt ein Raucher mehrere Versuche bis er endgültig mit dem Rauchen aufhört.</text:p>
          </table:table-cell>
          <table:table-cell table:style-name="ce3" table:number-columns-repeated="3"/>
          <table:table-cell table:number-columns-repeated="248"/>
        </table:table-row>
        <table:table-row table:style-name="ro1">
          <table:table-cell office:value-type="string" calcext:value-type="string">
            <text:p>acompanhamento.plano.padrao.h2.2</text:p>
          </table:table-cell>
          <table:table-cell office:value-type="string" calcext:value-type="string">
            <text:p>Recomendamos a você</text:p>
          </table:table-cell>
          <table:table-cell office:value-type="string" calcext:value-type="string">
            <text:p>Le recomendamos</text:p>
          </table:table-cell>
          <table:table-cell table:style-name="ce2" office:value-type="string" calcext:value-type="string">
            <text:p>We recommend</text:p>
          </table:table-cell>
          <table:table-cell office:value-type="string" calcext:value-type="string">
            <text:p>Wir empfehlen Ihnen</text:p>
          </table:table-cell>
          <table:table-cell table:style-name="ce3" table:number-columns-repeated="3"/>
          <table:table-cell table:number-columns-repeated="248"/>
        </table:table-row>
        <table:table-row table:style-name="ro2">
          <table:table-cell office:value-type="string" calcext:value-type="string">
            <text:p>acompanhamento.plano.padrao.li.3</text:p>
          </table:table-cell>
          <table:table-cell office:value-type="string" calcext:value-type="string">
            <text:p>Evitar acender o primeiro cigarro após a data de parar;</text:p>
          </table:table-cell>
          <table:table-cell office:value-type="string" calcext:value-type="string">
            <text:p>Evite encender el primer cigarrillo después de la fecha para dejar de fumar.</text:p>
          </table:table-cell>
          <table:table-cell table:style-name="ce2" office:value-type="string" calcext:value-type="string">
            <text:p>Avoid lighting up the first cigarette</text:p>
          </table:table-cell>
          <table:table-cell office:value-type="string" calcext:value-type="string">
            <text:p>Meiden Sie es, nach dem ersten Rauchstopp erneut eine Zigarette anzuzünden.</text:p>
          </table:table-cell>
          <table:table-cell table:style-name="ce3" table:number-columns-repeated="3"/>
          <table:table-cell table:number-columns-repeated="248"/>
        </table:table-row>
        <table:table-row table:style-name="ro1">
          <table:table-cell office:value-type="string" calcext:value-type="string">
            <text:p>acompanhamento.plano.padrao.li.4</text:p>
          </table:table-cell>
          <table:table-cell office:value-type="string" calcext:value-type="string">
            <text:p>Evitar beber bebidas alcóolicas;</text:p>
          </table:table-cell>
          <table:table-cell office:value-type="string" calcext:value-type="string">
            <text:p>Evite el consumo de bebidas alcohólicas;</text:p>
          </table:table-cell>
          <table:table-cell table:style-name="ce2" office:value-type="string" calcext:value-type="string">
            <text:p>Avoid drinking alcohol</text:p>
          </table:table-cell>
          <table:table-cell office:value-type="string" calcext:value-type="string">
            <text:p>Meiden Sie es, alkoholische Getränke zu konsumieren.</text:p>
          </table:table-cell>
          <table:table-cell table:style-name="ce3" table:number-columns-repeated="3"/>
          <table:table-cell table:number-columns-repeated="248"/>
        </table:table-row>
        <table:table-row table:style-name="ro2">
          <table:table-cell office:value-type="string" calcext:value-type="string">
            <text:p>acompanhamento.plano.padrao.li.5</text:p>
          </table:table-cell>
          <table:table-cell office:value-type="string" calcext:value-type="string">
            <text:p>Pedir para amigos e familiares fumantes que não fumem perto de você.</text:p>
          </table:table-cell>
          <table:table-cell office:value-type="string" calcext:value-type="string">
            <text:p>Pida a sus amigos y familiares fumadores que no fumen cerca de usted.</text:p>
          </table:table-cell>
          <table:table-cell table:style-name="ce2" office:value-type="string" calcext:value-type="string">
            <text:p>Ask smoker friends and family members to <text:s/>avoid smoking close to you</text:p>
          </table:table-cell>
          <table:table-cell office:value-type="string" calcext:value-type="string">
            <text:p>Bitten Sie Raucher unter Ihren Freunden und in Ihrer Familie, nicht in Ihrer Nähe zu rauchen.</text:p>
          </table:table-cell>
          <table:table-cell table:style-name="ce3" table:number-columns-repeated="3"/>
          <table:table-cell table:number-columns-repeated="248"/>
        </table:table-row>
        <table:table-row table:style-name="ro1">
          <table:table-cell office:value-type="string" calcext:value-type="string">
            <text:p>acompanhamento.plano.padrao.h2.3</text:p>
          </table:table-cell>
          <table:table-cell office:value-type="string" calcext:value-type="string">
            <text:p>Quer começar de novo?</text:p>
          </table:table-cell>
          <table:table-cell office:value-type="string" calcext:value-type="string">
            <text:p>¿Quiere empezar de nuevo?</text:p>
          </table:table-cell>
          <table:table-cell table:style-name="ce2" office:value-type="string" calcext:value-type="string">
            <text:p>Do you want to start again?</text:p>
          </table:table-cell>
          <table:table-cell office:value-type="string" calcext:value-type="string">
            <text:p>Wollen Sie erneut beginnen?</text:p>
          </table:table-cell>
          <table:table-cell table:style-name="ce3" table:number-columns-repeated="3"/>
          <table:table-cell table:number-columns-repeated="248"/>
        </table:table-row>
        <table:table-row table:style-name="ro1">
          <table:table-cell office:value-type="string" calcext:value-type="string">
            <text:p>pronto.plano.padrao.h2.1</text:p>
          </table:table-cell>
          <table:table-cell office:value-type="string" calcext:value-type="string">
            <text:p>Dicas</text:p>
          </table:table-cell>
          <table:table-cell office:value-type="string" calcext:value-type="string">
            <text:p>Consejos</text:p>
          </table:table-cell>
          <table:table-cell table:style-name="ce2" office:value-type="string" calcext:value-type="string">
            <text:p>Tips</text:p>
          </table:table-cell>
          <table:table-cell office:value-type="string" calcext:value-type="string">
            <text:p>Ratschläge</text:p>
          </table:table-cell>
          <table:table-cell table:style-name="ce3" table:number-columns-repeated="3"/>
          <table:table-cell table:number-columns-repeated="248"/>
        </table:table-row>
        <table:table-row table:style-name="ro2">
          <table:table-cell office:value-type="string" calcext:value-type="string">
            <text:p>pronto.plano.padrao.li.1</text:p>
          </table:table-cell>
          <table:table-cell office:value-type="string" calcext:value-type="string">
            <text:p>Ao parar de fumar você melhora sua qualidade de vida e vive mais tempo.</text:p>
          </table:table-cell>
          <table:table-cell office:value-type="string" calcext:value-type="string">
            <text:p>Al dejar de fumar usted mejora su calidad de vida y vive más tiempo.</text:p>
          </table:table-cell>
          <table:table-cell table:style-name="ce2" office:value-type="string" calcext:value-type="string">
            <text:p>When you stop smoking you improve your quality of life and live longer</text:p>
          </table:table-cell>
          <table:table-cell office:value-type="string" calcext:value-type="string">
            <text:p>Sobald Sie aufhören zu rauchen, verbessert sich Ihre Lebensqualität und Lebensdauer.</text:p>
          </table:table-cell>
          <table:table-cell table:style-name="ce3" table:number-columns-repeated="3"/>
          <table:table-cell table:number-columns-repeated="248"/>
        </table:table-row>
        <table:table-row table:style-name="ro5">
          <table:table-cell office:value-type="string" calcext:value-type="string">
            <text:p>pronto.plano.padrao.li.2</text:p>
          </table:table-cell>
          <table:table-cell office:value-type="string" calcext:value-type="string">
            <text:p>A vontade de fumar é muito comum nas pessoas que estão parando de fumar. Para a maioria dos fumantes, ela diminui nas primeiras semanas após você parar.</text:p>
          </table:table-cell>
          <table:table-cell office:value-type="string" calcext:value-type="string">
            <text:p>El deseo de fumar es muy común en las personas que están dejando de hacerlo. Para la mayoría de los fumadores, el deseo disminuye en las primeras semanas después de parar.</text:p>
          </table:table-cell>
          <table:table-cell table:style-name="ce2" office:value-type="string" calcext:value-type="string">
            <text:p>The urge to smoke is common when people are trying to quit. For most smokers, urges decrease within the first weeks after quitting.</text:p>
          </table:table-cell>
          <table:table-cell office:value-type="string" calcext:value-type="string">
            <text:p>Die Lust zu Rauchen zu empfinden ist durchaus gewöhnlich, wenn man versucht nicht mehr zu rauchen. In den meisten Fällen reduziert sich dieses Gefühl nach den ersten Wochen des Rauchstopps.</text:p>
          </table:table-cell>
          <table:table-cell table:style-name="ce3" table:number-columns-repeated="3"/>
          <table:table-cell table:number-columns-repeated="248"/>
        </table:table-row>
        <table:table-row table:style-name="ro3">
          <table:table-cell office:value-type="string" calcext:value-type="string">
            <text:p>pronto.plano.padrao.li.3</text:p>
          </table:table-cell>
          <table:table-cell office:value-type="string" calcext:value-type="string">
            <text:p>Manter a abstinência é fundamental, logo evite fumar após a data escolhida.</text:p>
          </table:table-cell>
          <table:table-cell office:value-type="string" calcext:value-type="string">
            <text:p>Mantener la abstinencia es fundamental, por lo tanto, evite fumar después de la fecha elegida.</text:p>
          </table:table-cell>
          <table:table-cell table:style-name="ce2" office:value-type="string" calcext:value-type="string">
            <text:p>Maintaining abstinence is crucial. Avoid smoking after the quit date.</text:p>
          </table:table-cell>
          <table:table-cell office:value-type="string" calcext:value-type="string">
            <text:p>Dem Entzug standzuhalten ist grundlegend, rauchen Sie deshalb nicht nach dem festgelegten Datum.</text:p>
          </table:table-cell>
          <table:table-cell table:style-name="ce3" table:number-columns-repeated="3"/>
          <table:table-cell table:number-columns-repeated="248"/>
        </table:table-row>
        <table:table-row table:style-name="ro3">
          <table:table-cell office:value-type="string" calcext:value-type="string">
            <text:p>pronto.plano.padrao.li.4</text:p>
          </table:table-cell>
          <table:table-cell office:value-type="string" calcext:value-type="string">
            <text:p>Medicamentos dobram suas chances de conseguir parar. Não deixe de procurar um profissional de saúde.</text:p>
          </table:table-cell>
          <table:table-cell office:value-type="string" calcext:value-type="string">
            <text:p>Los medicamentos (aumentan) doblan sus posibilidades para <text:s/>dejar de fumar. No deje de buscar un profesional de la salud..</text:p>
          </table:table-cell>
          <table:table-cell table:style-name="ce2" office:value-type="string" calcext:value-type="string">
            <text:p>Medication doubles your chances of quitting. See a health professional.</text:p>
          </table:table-cell>
          <table:table-cell office:value-type="string" calcext:value-type="string">
            <text:p>Medikamente verdoppeln Ihre Chance aufzuhören. Lassen Sie sich unbedingt von einem Fachmediziner beraten.</text:p>
          </table:table-cell>
          <table:table-cell table:style-name="ce3" table:number-columns-repeated="3"/>
          <table:table-cell table:number-columns-repeated="248"/>
        </table:table-row>
        <table:table-row table:style-name="ro2">
          <table:table-cell office:value-type="string" calcext:value-type="string">
            <text:p>pronto.plano.padrao.li.5</text:p>
          </table:table-cell>
          <table:table-cell office:value-type="string" calcext:value-type="string">
            <text:p>Evite situações de risco na primeira semana como:</text:p>
          </table:table-cell>
          <table:table-cell office:value-type="string" calcext:value-type="string">
            <text:p>Evite situaciones de riesgo en la primera semana, tales como:</text:p>
          </table:table-cell>
          <table:table-cell table:style-name="ce2" office:value-type="string" calcext:value-type="string">
            <text:p>Avoid risky situations in the first weeks, such as</text:p>
          </table:table-cell>
          <table:table-cell office:value-type="string" calcext:value-type="string">
            <text:p>Meiden Sie in den ersten Wochen Risikosituationen wie:</text:p>
          </table:table-cell>
          <table:table-cell table:style-name="ce3" table:number-columns-repeated="3"/>
          <table:table-cell table:number-columns-repeated="248"/>
        </table:table-row>
        <table:table-row table:style-name="ro1">
          <table:table-cell office:value-type="string" calcext:value-type="string">
            <text:p>pronto.plano.padrao.li.6</text:p>
          </table:table-cell>
          <table:table-cell office:value-type="string" calcext:value-type="string">
            <text:p>Usar de bebidas alcóolicas.</text:p>
          </table:table-cell>
          <table:table-cell office:value-type="string" calcext:value-type="string">
            <text:p>Usar bebidas alcohòlicas</text:p>
          </table:table-cell>
          <table:table-cell table:style-name="ce2" office:value-type="string" calcext:value-type="string">
            <text:p>Drinking alcohol</text:p>
          </table:table-cell>
          <table:table-cell office:value-type="string" calcext:value-type="string">
            <text:p>Den Konsum alkoholischer Getränken</text:p>
          </table:table-cell>
          <table:table-cell table:style-name="ce3" table:number-columns-repeated="3"/>
          <table:table-cell table:number-columns-repeated="248"/>
        </table:table-row>
        <table:table-row table:style-name="ro3">
          <table:table-cell office:value-type="string" calcext:value-type="string">
            <text:p>pronto.plano.padrao.li.7</text:p>
          </table:table-cell>
          <table:table-cell office:value-type="string" calcext:value-type="string">
            <text:p>Avise também aos seus amigos e familiares que fumam que você está tentando parar.</text:p>
          </table:table-cell>
          <table:table-cell office:value-type="string" calcext:value-type="string">
            <text:p>Avise tambièn a sus amigos e familiares que fuman que usted està intentando dejar de fumar.</text:p>
          </table:table-cell>
          <table:table-cell table:style-name="ce2" office:value-type="string" calcext:value-type="string">
            <text:p>Tell your friends and family members who smoke that you are trying to stop smoking.</text:p>
          </table:table-cell>
          <table:table-cell office:value-type="string" calcext:value-type="string">
            <text:p>Informieren Sie Ihre Freunde und Familie, dass Sie versuchen, mit dem Rauchen aufzuhören.</text:p>
          </table:table-cell>
          <table:table-cell table:style-name="ce3" table:number-columns-repeated="3"/>
          <table:table-cell table:number-columns-repeated="248"/>
        </table:table-row>
        <table:table-row table:style-name="ro5">
          <table:table-cell office:value-type="string" calcext:value-type="string">
            <text:p>pronto.plano.padrao.li.8</text:p>
          </table:table-cell>
          <table:table-cell office:value-type="string" calcext:value-type="string">
            <text:p>É normal fumantes ganharem peso. Pode ser uma boa hora para começar a fazer exercícios físicos e comer mais frutas e legumes.</text:p>
          </table:table-cell>
          <table:table-cell office:value-type="string" calcext:value-type="string">
            <text:p>Es normal que los fumadores aumenten de peso. Puede ser un buen momento para empezar a hacer ejercicio y comer más frutas y verduras.</text:p>
          </table:table-cell>
          <table:table-cell table:style-name="ce2" office:value-type="string" calcext:value-type="string">
            <text:p>Gaining weight is normal for smokers. It may be a good moment to start exercising and eat more fruits and vegetables</text:p>
          </table:table-cell>
          <table:table-cell office:value-type="string" calcext:value-type="string">
            <text:p>Es ist normal, dass Raucher an Gewicht zunehmen. Dies könnte eine gute Gelegenheit sein, mehr Sport zu treiben und mehr Obst und Gemüse zu essen.</text:p>
          </table:table-cell>
          <table:table-cell table:style-name="ce3" table:number-columns-repeated="3"/>
          <table:table-cell table:number-columns-repeated="248"/>
        </table:table-row>
        <table:table-row table:style-name="ro1">
          <table:table-cell office:value-type="string" calcext:value-type="string">
            <text:p>acompanhamento.rl.intro.li.3</text:p>
          </table:table-cell>
          <table:table-cell office:value-type="string" calcext:value-type="string">
            <text:p>Estou sem fumar</text:p>
          </table:table-cell>
          <table:table-cell office:value-type="string" calcext:value-type="string">
            <text:p>No estoy fumando</text:p>
          </table:table-cell>
          <table:table-cell table:style-name="ce2" office:value-type="string" calcext:value-type="string">
            <text:p>I'm not smoking</text:p>
          </table:table-cell>
          <table:table-cell office:value-type="string" calcext:value-type="string">
            <text:p>Ich rauche nicht mehr</text:p>
          </table:table-cell>
          <table:table-cell table:style-name="ce3" table:number-columns-repeated="3"/>
          <table:table-cell table:number-columns-repeated="248"/>
        </table:table-row>
        <table:table-row table:style-name="ro1">
          <table:table-cell office:value-type="string" calcext:value-type="string">
            <text:p>acompanhamento.semfumar.titlepage</text:p>
          </table:table-cell>
          <table:table-cell office:value-type="string" calcext:value-type="string">
            <text:p>Sem fumar</text:p>
          </table:table-cell>
          <table:table-cell office:value-type="string" calcext:value-type="string">
            <text:p>Sin Fumar</text:p>
          </table:table-cell>
          <table:table-cell table:style-name="ce2" office:value-type="string" calcext:value-type="string">
            <text:p>Without smoking</text:p>
          </table:table-cell>
          <table:table-cell office:value-type="string" calcext:value-type="string">
            <text:p>Ohne Rauchen</text:p>
          </table:table-cell>
          <table:table-cell table:style-name="ce3" table:number-columns-repeated="3"/>
          <table:table-cell table:number-columns-repeated="248"/>
        </table:table-row>
        <table:table-row table:style-name="ro1">
          <table:table-cell office:value-type="string" calcext:value-type="string">
            <text:p>acompanhamento.semfumar.p.1</text:p>
          </table:table-cell>
          <table:table-cell office:value-type="string" calcext:value-type="string">
            <text:p>Parabéns! Você está sem fumar.</text:p>
          </table:table-cell>
          <table:table-cell office:value-type="string" calcext:value-type="string">
            <text:p>¡Felicitaciones! Usted no está fumando.</text:p>
          </table:table-cell>
          <table:table-cell table:style-name="ce2" office:value-type="string" calcext:value-type="string">
            <text:p>Congratulations!</text:p>
          </table:table-cell>
          <table:table-cell office:value-type="string" calcext:value-type="string">
            <text:p>Herzlichen Glückwunsch! Sie rauchen nicht mehr.</text:p>
          </table:table-cell>
          <table:table-cell table:style-name="ce3" table:number-columns-repeated="3"/>
          <table:table-cell table:number-columns-repeated="248"/>
        </table:table-row>
        <table:table-row table:style-name="ro1">
          <table:table-cell office:value-type="string" calcext:value-type="string">
            <text:p>gostaria.receber.email</text:p>
          </table:table-cell>
          <table:table-cell office:value-type="string" calcext:value-type="string">
            <text:p>Você gostaria de receber e-mails de acompanhamento?</text:p>
          </table:table-cell>
          <table:table-cell office:value-type="string" calcext:value-type="string">
            <text:p>¿Le gustaría recibir correos electrónicos de apoyo ?</text:p>
          </table:table-cell>
          <table:table-cell table:style-name="ce2" office:value-type="string" calcext:value-type="string">
            <text:p>Would you like to get follow up emails?</text:p>
          </table:table-cell>
          <table:table-cell office:value-type="string" calcext:value-type="string">
            <text:p>Möchten Sie begleitende Emails erhalten?</text:p>
          </table:table-cell>
          <table:table-cell table:style-name="ce3" table:number-columns-repeated="3"/>
          <table:table-cell table:number-columns-repeated="248"/>
        </table:table-row>
        <table:table-row table:style-name="ro2">
          <table:table-cell office:value-type="string" calcext:value-type="string">
            <text:p>autorizo.para.pesquisa</text:p>
          </table:table-cell>
          <table:table-cell office:value-type="string" calcext:value-type="string">
            <text:p>Autorizo o uso dos meus dados para fins de pesquisa</text:p>
          </table:table-cell>
          <table:table-cell office:value-type="string" calcext:value-type="string">
            <text:p>Autorizo ​​el uso de mis datos con fines investigativos</text:p>
          </table:table-cell>
          <table:table-cell table:style-name="ce2" office:value-type="string" calcext:value-type="string">
            <text:p>I authorize the use of my data for research purposes</text:p>
          </table:table-cell>
          <table:table-cell office:value-type="string" calcext:value-type="string">
            <text:p>Ich genehmige die Verwendung meiner Daten zu Forschungszwecken.</text:p>
          </table:table-cell>
          <table:table-cell table:style-name="ce3" table:number-columns-repeated="3"/>
          <table:table-cell table:number-columns-repeated="248"/>
        </table:table-row>
        <table:table-row table:style-name="ro6">
          <table:table-cell office:value-type="string" calcext:value-type="string">
            <text:p>meta1</text:p>
          </table:table-cell>
          <table:table-cell office:value-type="string" calcext:value-type="string">
            <text:p>O Viva sem Tabaco é um programa gratuito para quem deseja parar de fumar. Ele é desenvolvido por especialistas em tratamento do tabagismo utilizando evidências científicas</text:p>
          </table:table-cell>
          <table:table-cell office:value-type="string" calcext:value-type="string">
            <text:p>Dejando de fumar es un programa gratuito para quien desea dejar de fumar. Es desarrollado por especialistas en el tratamiento del tabaquismo utilizando evidencias científicas.</text:p>
          </table:table-cell>
          <table:table-cell table:style-name="ce2" office:value-type="string" calcext:value-type="string">
            <text:p>Live without tobacco is a free program for those who want to quit smoking. It was developed by specialists inn tobacco treatments using scientific evidences.</text:p>
          </table:table-cell>
          <table:table-cell office:value-type="string" calcext:value-type="string">
            <text:p>Lebe ohne Tabak ist ein kostenloses Programm für willige Nikotinaussteiger. Es wurde von Spezialisten im Bereich der Tabakabhängigkeit entwickelt und basiert auf wissenschaftlichen Erkenntnissen.</text:p>
          </table:table-cell>
          <table:table-cell table:style-name="ce3" table:number-columns-repeated="3"/>
          <table:table-cell table:number-columns-repeated="248"/>
        </table:table-row>
        <table:table-row table:style-name="ro3">
          <table:table-cell office:value-type="string" calcext:value-type="string">
            <text:p>meta2</text:p>
          </table:table-cell>
          <table:table-cell office:value-type="string" calcext:value-type="string">
            <text:p>tabagismo, parar de fumar, tratamento tabagismo, como parar de fumar, deixar de fumar</text:p>
          </table:table-cell>
          <table:table-cell office:value-type="string" calcext:value-type="string">
            <text:p>Tabaquismo, dejar de fumar, <text:s/>tratamiento contra el <text:s/>tabaquismo, cómo dejar de fumar, dejar de fumar</text:p>
          </table:table-cell>
          <table:table-cell table:style-name="ce2" office:value-type="string" calcext:value-type="string">
            <text:p>smoking, stop smoking, smoking treatments, how to stop smoking, stop smoking</text:p>
          </table:table-cell>
          <table:table-cell office:value-type="string" calcext:value-type="string">
            <text:p>Tabakabhängigkeit, Rauchstopp, Behandlung der Tabakabhängigkeit, wie man aufhört zu Rauchen, Aufhören zu rauchen.</text:p>
          </table:table-cell>
          <table:table-cell table:style-name="ce3" table:number-columns-repeated="3"/>
          <table:table-cell table:number-columns-repeated="248"/>
        </table:table-row>
        <table:table-row table:style-name="ro1">
          <table:table-cell office:value-type="string" calcext:value-type="string">
            <text:p>mensagem.enviada</text:p>
          </table:table-cell>
          <table:table-cell office:value-type="string" calcext:value-type="string">
            <text:p>Mensagem enviada com sucesso.</text:p>
          </table:table-cell>
          <table:table-cell office:value-type="string" calcext:value-type="string">
            <text:p>Mensaje enviado con éxito.</text:p>
          </table:table-cell>
          <table:table-cell table:style-name="ce2" office:value-type="string" calcext:value-type="string">
            <text:p>Message successfully sent</text:p>
          </table:table-cell>
          <table:table-cell office:value-type="string" calcext:value-type="string">
            <text:p>Die Nachricht wurde erfolgreich versendet.</text:p>
          </table:table-cell>
          <table:table-cell table:style-name="ce3" table:number-columns-repeated="3"/>
          <table:table-cell table:number-columns-repeated="248"/>
        </table:table-row>
        <table:table-row table:style-name="ro1">
          <table:table-cell office:value-type="string" calcext:value-type="string">
            <text:p>mensagem.erro</text:p>
          </table:table-cell>
          <table:table-cell office:value-type="string" calcext:value-type="string">
            <text:p>Ocorreu um erro inesperado.</text:p>
          </table:table-cell>
          <table:table-cell office:value-type="string" calcext:value-type="string">
            <text:p>Se ha producido un error inesperado.</text:p>
          </table:table-cell>
          <table:table-cell table:style-name="ce2" office:value-type="string" calcext:value-type="string">
            <text:p>Something went wrong.</text:p>
          </table:table-cell>
          <table:table-cell office:value-type="string" calcext:value-type="string">
            <text:p>Es ist ein unerwarteter Fehler aufgetreten.</text:p>
          </table:table-cell>
          <table:table-cell table:style-name="ce3" table:number-columns-repeated="3"/>
          <table:table-cell table:number-columns-repeated="248"/>
        </table:table-row>
        <table:table-row table:style-name="ro2">
          <table:table-cell office:value-type="string" calcext:value-type="string">
            <text:p>mensagem.delete1</text:p>
          </table:table-cell>
          <table:table-cell office:value-type="string" calcext:value-type="string">
            <text:p>Ocorreu um problema ao tentar apagar um registro.</text:p>
          </table:table-cell>
          <table:table-cell office:value-type="string" calcext:value-type="string">
            <text:p>Se ha producido un problema al intentar eliminar un registro.</text:p>
          </table:table-cell>
          <table:table-cell table:style-name="ce2" office:value-type="string" calcext:value-type="string">
            <text:p>There was an error when you tried to delete your records.</text:p>
          </table:table-cell>
          <table:table-cell office:value-type="string" calcext:value-type="string">
            <text:p>Es ist ein Problem beim Abmelden aufgetreten.</text:p>
          </table:table-cell>
          <table:table-cell table:style-name="ce3" table:number-columns-repeated="3"/>
          <table:table-cell table:number-columns-repeated="248"/>
        </table:table-row>
        <table:table-row table:style-name="ro1">
          <table:table-cell office:value-type="string" calcext:value-type="string">
            <text:p>mensagem.delete2</text:p>
          </table:table-cell>
          <table:table-cell office:value-type="string" calcext:value-type="string">
            <text:p>Problemas ao acessar banco de dados.</text:p>
          </table:table-cell>
          <table:table-cell office:value-type="string" calcext:value-type="string">
            <text:p>Problemas para acceder a la base de datos.</text:p>
          </table:table-cell>
          <table:table-cell table:style-name="ce2" office:value-type="string" calcext:value-type="string">
            <text:p>Ops! Problems to access database</text:p>
          </table:table-cell>
          <table:table-cell office:value-type="string" calcext:value-type="string">
            <text:p>Probleme auf die Datenbank zuzugreifen</text:p>
          </table:table-cell>
          <table:table-cell table:style-name="ce3" table:number-columns-repeated="3"/>
          <table:table-cell table:number-columns-repeated="248"/>
        </table:table-row>
        <table:table-row table:style-name="ro1">
          <table:table-cell office:value-type="string" calcext:value-type="string">
            <text:p>message.save1</text:p>
          </table:table-cell>
          <table:table-cell office:value-type="string" calcext:value-type="string">
            <text:p>Registro salvo com sucesso.</text:p>
          </table:table-cell>
          <table:table-cell office:value-type="string" calcext:value-type="string">
            <text:p>Registro guardado correctamente.</text:p>
          </table:table-cell>
          <table:table-cell table:style-name="ce2" office:value-type="string" calcext:value-type="string">
            <text:p>Registry successfully recorded</text:p>
          </table:table-cell>
          <table:table-cell office:value-type="string" calcext:value-type="string">
            <text:p>Die Anmeldung war erfolgreich.</text:p>
          </table:table-cell>
          <table:table-cell table:style-name="ce3" table:number-columns-repeated="3"/>
          <table:table-cell table:number-columns-repeated="248"/>
        </table:table-row>
        <table:table-row table:style-name="ro1">
          <table:table-cell office:value-type="string" calcext:value-type="string">
            <text:p>usuario.email</text:p>
          </table:table-cell>
          <table:table-cell office:value-type="string" calcext:value-type="string">
            <text:p>O usuário com o e-mail</text:p>
          </table:table-cell>
          <table:table-cell office:value-type="string" calcext:value-type="string">
            <text:p>El usuario con el correo electrónico</text:p>
          </table:table-cell>
          <table:table-cell table:style-name="ce2" office:value-type="string" calcext:value-type="string">
            <text:p>User with email</text:p>
          </table:table-cell>
          <table:table-cell office:value-type="string" calcext:value-type="string">
            <text:p>Der Nutzer mit der Email-Adresse</text:p>
          </table:table-cell>
          <table:table-cell table:style-name="ce3" table:number-columns-repeated="3"/>
          <table:table-cell table:number-columns-repeated="248"/>
        </table:table-row>
        <table:table-row table:style-name="ro1">
          <table:table-cell office:value-type="string" calcext:value-type="string">
            <text:p>not.login</text:p>
          </table:table-cell>
          <table:table-cell office:value-type="string" calcext:value-type="string">
            <text:p>\ não conseguiu logar.</text:p>
          </table:table-cell>
          <table:table-cell office:value-type="string" calcext:value-type="string">
            <text:p>\ No se pudo hacer login.</text:p>
          </table:table-cell>
          <table:table-cell table:style-name="ce2" office:value-type="string" calcext:value-type="string">
            <text:p>\ failed to login.</text:p>
          </table:table-cell>
          <table:table-cell office:value-type="string" calcext:value-type="string">
            <text:p>/ Login fehlgeschlagen</text:p>
          </table:table-cell>
          <table:table-cell table:style-name="ce3" table:number-columns-repeated="3"/>
          <table:table-cell table:number-columns-repeated="248"/>
        </table:table-row>
        <table:table-row table:style-name="ro1">
          <table:table-cell office:value-type="string" calcext:value-type="string">
            <text:p>email.senha</text:p>
          </table:table-cell>
          <table:table-cell office:value-type="string" calcext:value-type="string">
            <text:p>E-mail ou senha inválida.</text:p>
          </table:table-cell>
          <table:table-cell office:value-type="string" calcext:value-type="string">
            <text:p>Correo electrónico o contraseña no válida.</text:p>
          </table:table-cell>
          <table:table-cell table:style-name="ce2" office:value-type="string" calcext:value-type="string">
            <text:p>Invalid email or password</text:p>
          </table:table-cell>
          <table:table-cell office:value-type="string" calcext:value-type="string">
            <text:p>Email oder Passwort sind ungültig.</text:p>
          </table:table-cell>
          <table:table-cell table:style-name="ce3" table:number-columns-repeated="3"/>
          <table:table-cell table:number-columns-repeated="248"/>
        </table:table-row>
        <table:table-row table:style-name="ro1">
          <table:table-cell office:value-type="string" calcext:value-type="string">
            <text:p>user</text:p>
          </table:table-cell>
          <table:table-cell office:value-type="string" calcext:value-type="string">
            <text:p>O usuário</text:p>
          </table:table-cell>
          <table:table-cell office:value-type="string" calcext:value-type="string">
            <text:p>El usuario</text:p>
          </table:table-cell>
          <table:table-cell table:style-name="ce2" office:value-type="string" calcext:value-type="string">
            <text:p>User</text:p>
          </table:table-cell>
          <table:table-cell office:value-type="string" calcext:value-type="string">
            <text:p>Der Nutzer</text:p>
          </table:table-cell>
          <table:table-cell table:style-name="ce3" table:number-columns-repeated="3"/>
          <table:table-cell table:number-columns-repeated="248"/>
        </table:table-row>
        <table:table-row table:style-name="ro1">
          <table:table-cell office:value-type="string" calcext:value-type="string">
            <text:p>login</text:p>
          </table:table-cell>
          <table:table-cell office:value-type="string" calcext:value-type="string">
            <text:p>\ logou no sistema.</text:p>
          </table:table-cell>
          <table:table-cell office:value-type="string" calcext:value-type="string">
            <text:p>\ Ingresó en el sistema.</text:p>
          </table:table-cell>
          <table:table-cell table:style-name="ce2" office:value-type="string" calcext:value-type="string">
            <text:p>\ logged in the system.</text:p>
          </table:table-cell>
          <table:table-cell office:value-type="string" calcext:value-type="string">
            <text:p>/ Login im System erfolgt.</text:p>
          </table:table-cell>
          <table:table-cell table:style-name="ce3" table:number-columns-repeated="3"/>
          <table:table-cell table:number-columns-repeated="248"/>
        </table:table-row>
        <table:table-row table:style-name="ro1">
          <table:table-cell office:value-type="string" calcext:value-type="string">
            <text:p>logout</text:p>
          </table:table-cell>
          <table:table-cell office:value-type="string" calcext:value-type="string">
            <text:p>\ saiu no sistema.</text:p>
          </table:table-cell>
          <table:table-cell office:value-type="string" calcext:value-type="string">
            <text:p>\ Salió del sistema.</text:p>
          </table:table-cell>
          <table:table-cell table:style-name="ce2" office:value-type="string" calcext:value-type="string">
            <text:p>\ logged out of the system.</text:p>
          </table:table-cell>
          <table:table-cell office:value-type="string" calcext:value-type="string">
            <text:p>/ Logout aus dem System erfolgt.</text:p>
          </table:table-cell>
          <table:table-cell table:style-name="ce3" table:number-columns-repeated="3"/>
          <table:table-cell table:number-columns-repeated="248"/>
        </table:table-row>
        <table:table-row table:style-name="ro2">
          <table:table-cell office:value-type="string" calcext:value-type="string">
            <text:p>user.not.logged</text:p>
          </table:table-cell>
          <table:table-cell office:value-type="string" calcext:value-type="string">
            <text:p>Usuário não logado no sistema requerendo plano.</text:p>
          </table:table-cell>
          <table:table-cell office:value-type="string" calcext:value-type="string">
            <text:p>Usuario no conectado en el sistema, solicitando un plan.</text:p>
          </table:table-cell>
          <table:table-cell table:style-name="ce2" office:value-type="string" calcext:value-type="string">
            <text:p>Non-logged in user requiring a plan</text:p>
          </table:table-cell>
          <table:table-cell office:value-type="string" calcext:value-type="string">
            <text:p>Nicht angemeldeter Nutzer möchte einen Plan erstellen.</text:p>
          </table:table-cell>
          <table:table-cell table:style-name="ce3" table:number-columns-repeated="3"/>
          <table:table-cell table:number-columns-repeated="248"/>
        </table:table-row>
        <table:table-row table:style-name="ro2">
          <table:table-cell office:value-type="string" calcext:value-type="string">
            <text:p>deve.estar.logado</text:p>
          </table:table-cell>
          <table:table-cell office:value-type="string" calcext:value-type="string">
            <text:p>Você deve estar logado no sistema para solitar o envio do e-mail.</text:p>
          </table:table-cell>
          <table:table-cell office:value-type="string" calcext:value-type="string">
            <text:p>Usted debe estar conectado al sistema para <text:s/>solicitar el envío del correo electrónico.</text:p>
          </table:table-cell>
          <table:table-cell table:style-name="ce2" office:value-type="string" calcext:value-type="string">
            <text:p>You must be logged in the system in order to receive emails</text:p>
          </table:table-cell>
          <table:table-cell office:value-type="string" calcext:value-type="string">
            <text:p>Sie sollten angemeldet sein, wenn Sie die Email anfordern möchten.</text:p>
          </table:table-cell>
          <table:table-cell table:style-name="ce3" table:number-columns-repeated="3"/>
          <table:table-cell table:number-columns-repeated="248"/>
        </table:table-row>
        <table:table-row table:style-name="ro1">
          <table:table-cell office:value-type="string" calcext:value-type="string">
            <text:p>plano.wati</text:p>
          </table:table-cell>
          <table:table-cell office:value-type="string" calcext:value-type="string">
            <text:p>Plano para evitar recaídas -- Viva sem Tabaco</text:p>
          </table:table-cell>
          <table:table-cell office:value-type="string" calcext:value-type="string">
            <text:p>Plan para evitar las recaídas - Wati</text:p>
          </table:table-cell>
          <table:table-cell table:style-name="ce2" office:value-type="string" calcext:value-type="string">
            <text:p>A plan for relapses <text:s/>-- Live without tobacco</text:p>
          </table:table-cell>
          <table:table-cell office:value-type="string" calcext:value-type="string">
            <text:p>Plan gegen Rückfälle -- "Wati"</text:p>
          </table:table-cell>
          <table:table-cell table:style-name="ce3" table:number-columns-repeated="3"/>
          <table:table-cell table:number-columns-repeated="248"/>
        </table:table-row>
        <table:table-row table:style-name="ro1">
          <table:table-cell office:value-type="string" calcext:value-type="string">
            <text:p>dear</text:p>
          </table:table-cell>
          <table:table-cell office:value-type="string" calcext:value-type="string">
            <text:p>Prezado(a)</text:p>
          </table:table-cell>
          <table:table-cell office:value-type="string" calcext:value-type="string">
            <text:p>Estimado(a)</text:p>
          </table:table-cell>
          <table:table-cell office:value-type="string" calcext:value-type="string">
            <text:p>Dear</text:p>
          </table:table-cell>
          <table:table-cell office:value-type="string" calcext:value-type="string">
            <text:p>Sehr geehrte(r)</text:p>
          </table:table-cell>
          <table:table-cell table:style-name="ce3" table:number-columns-repeated="3"/>
          <table:table-cell table:number-columns-repeated="248"/>
        </table:table-row>
        <table:table-row table:style-name="ro2">
          <table:table-cell office:value-type="string" calcext:value-type="string">
            <text:p>plano.email</text:p>
          </table:table-cell>
          <table:table-cell office:value-type="string" calcext:value-type="string">
            <text:p>Segue abaixo seu plano para evitar recaídas:</text:p>
          </table:table-cell>
          <table:table-cell office:value-type="string" calcext:value-type="string">
            <text:p>A continuación se muestra su plan para evitar las recaídas:</text:p>
          </table:table-cell>
          <table:table-cell table:style-name="ce2" office:value-type="string" calcext:value-type="string">
            <text:p>See your plan to prevent relapse below:</text:p>
          </table:table-cell>
          <table:table-cell office:value-type="string" calcext:value-type="string">
            <text:p>Es folgt Ihr Plan gegen Rückfälle:</text:p>
          </table:table-cell>
          <table:table-cell table:style-name="ce3" table:number-columns-repeated="3"/>
          <table:table-cell table:number-columns-repeated="248"/>
        </table:table-row>
        <table:table-row table:style-name="ro1">
          <table:table-cell office:value-type="string" calcext:value-type="string">
            <text:p>plano.estrategias.email</text:p>
          </table:table-cell>
          <table:table-cell office:value-type="string" calcext:value-type="string">
            <text:p>Estratégias para lidar com a recaída:</text:p>
          </table:table-cell>
          <table:table-cell office:value-type="string" calcext:value-type="string">
            <text:p>Estrategias para enfrentar la recaída:</text:p>
          </table:table-cell>
          <table:table-cell table:style-name="ce2" office:value-type="string" calcext:value-type="string">
            <text:p>Strategies to deal with relapses</text:p>
          </table:table-cell>
          <table:table-cell office:value-type="string" calcext:value-type="string">
            <text:p>Strategien, um mit den Rückfällen umzugehen:</text:p>
          </table:table-cell>
          <table:table-cell table:style-name="ce3" table:number-columns-repeated="3"/>
          <table:table-cell table:number-columns-repeated="248"/>
        </table:table-row>
        <table:table-row table:style-name="ro1">
          <table:table-cell office:value-type="string" calcext:value-type="string">
            <text:p>att</text:p>
          </table:table-cell>
          <table:table-cell office:value-type="string" calcext:value-type="string">
            <text:p>Atenciosamente</text:p>
          </table:table-cell>
          <table:table-cell office:value-type="string" calcext:value-type="string">
            <text:p>Cordial saludo</text:p>
          </table:table-cell>
          <table:table-cell table:style-name="ce2" office:value-type="string" calcext:value-type="string">
            <text:p>Yours Sincerely</text:p>
          </table:table-cell>
          <table:table-cell office:value-type="string" calcext:value-type="string">
            <text:p>Mit freundlichen Grüßen</text:p>
          </table:table-cell>
          <table:table-cell table:style-name="ce3" table:number-columns-repeated="3"/>
          <table:table-cell table:number-columns-repeated="248"/>
        </table:table-row>
        <table:table-row table:style-name="ro2">
          <table:table-cell office:value-type="string" calcext:value-type="string">
            <text:p>plano.enviado</text:p>
          </table:table-cell>
          <table:table-cell office:value-type="string" calcext:value-type="string">
            <text:p>Plano para evitar recaídas enviado para o e-mail</text:p>
          </table:table-cell>
          <table:table-cell office:value-type="string" calcext:value-type="string">
            <text:p>Plan para evitar las recaídas enviado al correo electrónico.</text:p>
          </table:table-cell>
          <table:table-cell table:style-name="ce2" office:value-type="string" calcext:value-type="string">
            <text:p>Plan for relapses sent by email</text:p>
          </table:table-cell>
          <table:table-cell office:value-type="string" calcext:value-type="string">
            <text:p>Plan gegen Rückfälle per Email gesendet</text:p>
          </table:table-cell>
          <table:table-cell table:style-name="ce3" table:number-columns-repeated="3"/>
          <table:table-cell table:number-columns-repeated="248"/>
        </table:table-row>
        <table:table-row table:style-name="ro1">
          <table:table-cell office:value-type="string" calcext:value-type="string">
            <text:p>email.enviado</text:p>
          </table:table-cell>
          <table:table-cell office:value-type="string" calcext:value-type="string">
            <text:p>E-mail enviado com sucesso.</text:p>
          </table:table-cell>
          <table:table-cell office:value-type="string" calcext:value-type="string">
            <text:p>Correo electrónico enviado con éxito.</text:p>
          </table:table-cell>
          <table:table-cell table:style-name="ce2" office:value-type="string" calcext:value-type="string">
            <text:p>Email successfully sent</text:p>
          </table:table-cell>
          <table:table-cell office:value-type="string" calcext:value-type="string">
            <text:p>Email wurde erfolgreich gesendet.</text:p>
          </table:table-cell>
          <table:table-cell table:style-name="ce3" table:number-columns-repeated="3"/>
          <table:table-cell table:number-columns-repeated="248"/>
        </table:table-row>
        <table:table-row table:style-name="ro1">
          <table:table-cell office:value-type="string" calcext:value-type="string">
            <text:p>problemas.enviar.email</text:p>
          </table:table-cell>
          <table:table-cell office:value-type="string" calcext:value-type="string">
            <text:p>Problemas ao enviar e-mail para</text:p>
          </table:table-cell>
          <table:table-cell office:value-type="string" calcext:value-type="string">
            <text:p>Problemas para enviar correo electrónico.</text:p>
          </table:table-cell>
          <table:table-cell table:style-name="ce2" office:value-type="string" calcext:value-type="string">
            <text:p>Problems sending email to</text:p>
          </table:table-cell>
          <table:table-cell office:value-type="string" calcext:value-type="string">
            <text:p>Probleme beim Senden der Email an</text:p>
          </table:table-cell>
          <table:table-cell table:style-name="ce3" table:number-columns-repeated="3"/>
          <table:table-cell table:number-columns-repeated="248"/>
        </table:table-row>
        <table:table-row table:style-name="ro2">
          <table:table-cell office:value-type="string" calcext:value-type="string">
            <text:p>problemas.enviar.email2</text:p>
          </table:table-cell>
          <table:table-cell office:value-type="string" calcext:value-type="string">
            <text:p>Problemas ao enviar e-mail. Por favor, tente novamente mais tarde.</text:p>
          </table:table-cell>
          <table:table-cell office:value-type="string" calcext:value-type="string">
            <text:p>Problemas al enviar el correo electrónico. Por favor, intente nuevamente más tarde.</text:p>
          </table:table-cell>
          <table:table-cell table:style-name="ce2" office:value-type="string" calcext:value-type="string">
            <text:p>Problems sending email. Please try again later.</text:p>
          </table:table-cell>
          <table:table-cell office:value-type="string" calcext:value-type="string">
            <text:p>Probleme beim Senden der Email. Bitte versuchen Sie es später erneut.</text:p>
          </table:table-cell>
          <table:table-cell table:style-name="ce3" table:number-columns-repeated="3"/>
          <table:table-cell table:number-columns-repeated="248"/>
        </table:table-row>
        <table:table-row table:style-name="ro1">
          <table:table-cell office:value-type="string" calcext:value-type="string">
            <text:p>usuario.acompanhado</text:p>
          </table:table-cell>
          <table:table-cell office:value-type="string" calcext:value-type="string">
            <text:p>Usuário não logado sendo acompanhado.</text:p>
          </table:table-cell>
          <table:table-cell office:value-type="string" calcext:value-type="string">
            <text:p>Usuario no conectado, en monitoreo.</text:p>
          </table:table-cell>
          <table:table-cell table:style-name="ce2" office:value-type="string" calcext:value-type="string">
            <text:p>Not logged in user being followed up.</text:p>
          </table:table-cell>
          <table:table-cell office:value-type="string" calcext:value-type="string">
            <text:p>Nicht angemeldeter Nutzer wird begleitet.</text:p>
          </table:table-cell>
          <table:table-cell table:style-name="ce3" table:number-columns-repeated="3"/>
          <table:table-cell table:number-columns-repeated="248"/>
        </table:table-row>
        <table:table-row table:style-name="ro1">
          <table:table-cell office:value-type="string" calcext:value-type="string">
            <text:p>meu.plano</text:p>
          </table:table-cell>
          <table:table-cell office:value-type="string" calcext:value-type="string">
            <text:p>Meu Plano</text:p>
          </table:table-cell>
          <table:table-cell office:value-type="string" calcext:value-type="string">
            <text:p>Mi Plan</text:p>
          </table:table-cell>
          <table:table-cell table:style-name="ce2" office:value-type="string" calcext:value-type="string">
            <text:p>My Plan</text:p>
          </table:table-cell>
          <table:table-cell office:value-type="string" calcext:value-type="string">
            <text:p>Mein Plan</text:p>
          </table:table-cell>
          <table:table-cell table:style-name="ce3" table:number-columns-repeated="3"/>
          <table:table-cell table:number-columns-repeated="248"/>
        </table:table-row>
        <table:table-row table:style-name="ro1">
          <table:table-cell office:value-type="string" calcext:value-type="string">
            <text:p>erro.pdf</text:p>
          </table:table-cell>
          <table:table-cell office:value-type="string" calcext:value-type="string">
            <text:p>Erro ao gerar o pdf</text:p>
          </table:table-cell>
          <table:table-cell office:value-type="string" calcext:value-type="string">
            <text:p>Error al generar PDF</text:p>
          </table:table-cell>
          <table:table-cell table:style-name="ce2" office:value-type="string" calcext:value-type="string">
            <text:p>Error on generating a pdf</text:p>
          </table:table-cell>
          <table:table-cell office:value-type="string" calcext:value-type="string">
            <text:p>Fehler beim Erstellen des PDF-Dokuments</text:p>
          </table:table-cell>
          <table:table-cell table:style-name="ce3" table:number-columns-repeated="3"/>
          <table:table-cell table:number-columns-repeated="248"/>
        </table:table-row>
        <table:table-row table:style-name="ro1">
          <table:table-cell office:value-type="string" calcext:value-type="string">
            <text:p>recaida</text:p>
          </table:table-cell>
          <table:table-cell table:number-columns-repeated="2" office:value-type="string" calcext:value-type="string">
            <text:p>Recaída</text:p>
          </table:table-cell>
          <table:table-cell table:style-name="ce2" office:value-type="string" calcext:value-type="string">
            <text:p>Relapse</text:p>
          </table:table-cell>
          <table:table-cell office:value-type="string" calcext:value-type="string">
            <text:p>Rückfall</text:p>
          </table:table-cell>
          <table:table-cell table:style-name="ce3" table:number-columns-repeated="3"/>
          <table:table-cell table:number-columns-repeated="248"/>
        </table:table-row>
        <table:table-row table:style-name="ro2">
          <table:table-cell office:value-type="string" calcext:value-type="string">
            <text:p>lembre.se2</text:p>
          </table:table-cell>
          <table:table-cell office:value-type="string" calcext:value-type="string">
            <text:p>- Qualquer período sem cigarro já é uma vitória;</text:p>
          </table:table-cell>
          <table:table-cell office:value-type="string" calcext:value-type="string">
            <text:p>Cualquier período sin cigarrillo ya es una victoria;</text:p>
          </table:table-cell>
          <table:table-cell table:style-name="ce2" office:value-type="string" calcext:value-type="string">
            <text:p>Any period of time without smoking is already a victory</text:p>
          </table:table-cell>
          <table:table-cell office:value-type="string" calcext:value-type="string">
            <text:p>Jede Periode ohne Zigarette ist schon ein Erfolg.</text:p>
          </table:table-cell>
          <table:table-cell table:style-name="ce3" table:number-columns-repeated="3"/>
          <table:table-cell table:number-columns-repeated="248"/>
        </table:table-row>
        <table:table-row table:style-name="ro5">
          <table:table-cell office:value-type="string" calcext:value-type="string">
            <text:p>lembre.se3</text:p>
          </table:table-cell>
          <table:table-cell office:value-type="string" calcext:value-type="string">
            <text:p>- Aprenda com os erros. Fumantes geralmente tentam parar mais de uma vez até conseguir definitivamente.</text:p>
          </table:table-cell>
          <table:table-cell office:value-type="string" calcext:value-type="string">
            <text:p>Aprenda de los errores. Los fumadores generalmente intentan dejar de fumar más de una vez hasta conseguirlo definitivamente.</text:p>
          </table:table-cell>
          <table:table-cell table:style-name="ce2" office:value-type="string" calcext:value-type="string">
            <text:p>Learn from your mistakes. Smokers usually try to quit smoking more than once before they actually succeed.</text:p>
          </table:table-cell>
          <table:table-cell office:value-type="string" calcext:value-type="string">
            <text:p>Lernen Sie aus Ihren Fehlern. Normalerweise benötigt ein Raucher mehrere Versuche bis er endgültig mit dem Rauchen aufhört.</text:p>
          </table:table-cell>
          <table:table-cell table:style-name="ce3" table:number-columns-repeated="3"/>
          <table:table-cell table:number-columns-repeated="248"/>
        </table:table-row>
        <table:table-row table:style-name="ro2">
          <table:table-cell office:value-type="string" calcext:value-type="string">
            <text:p>recomendamos1</text:p>
          </table:table-cell>
          <table:table-cell office:value-type="string" calcext:value-type="string">
            <text:p>- Evitar acender o primeiro cigarro após a data de parar;</text:p>
          </table:table-cell>
          <table:table-cell office:value-type="string" calcext:value-type="string">
            <text:p>Evite encender el primer cigarrillo después de la fecha para dejar de fumar.</text:p>
          </table:table-cell>
          <table:table-cell table:style-name="ce2" office:value-type="string" calcext:value-type="string">
            <text:p>Avoid lighting up a cigarette after your quit date</text:p>
          </table:table-cell>
          <table:table-cell office:value-type="string" calcext:value-type="string">
            <text:p>Meiden Sie es, nach dem ersten Rauchstopp erneut eine Zigarette anzuzünden.</text:p>
          </table:table-cell>
          <table:table-cell table:style-name="ce3" table:number-columns-repeated="3"/>
          <table:table-cell table:number-columns-repeated="248"/>
        </table:table-row>
        <table:table-row table:style-name="ro1">
          <table:table-cell office:value-type="string" calcext:value-type="string">
            <text:p>recomendamos2</text:p>
          </table:table-cell>
          <table:table-cell office:value-type="string" calcext:value-type="string">
            <text:p>- Evitar beber bebidas alcóolicas;</text:p>
          </table:table-cell>
          <table:table-cell office:value-type="string" calcext:value-type="string">
            <text:p>Evite el consumo de bebidas alcohólicas;</text:p>
          </table:table-cell>
          <table:table-cell table:style-name="ce2" office:value-type="string" calcext:value-type="string">
            <text:p>Avoid drinking alcohol</text:p>
          </table:table-cell>
          <table:table-cell office:value-type="string" calcext:value-type="string">
            <text:p>Meiden Sie es, alkoholische Getränke zu konsumieren.</text:p>
          </table:table-cell>
          <table:table-cell table:style-name="ce3" table:number-columns-repeated="3"/>
          <table:table-cell table:number-columns-repeated="248"/>
        </table:table-row>
        <table:table-row table:style-name="ro2">
          <table:table-cell office:value-type="string" calcext:value-type="string">
            <text:p>recomendamos3</text:p>
          </table:table-cell>
          <table:table-cell office:value-type="string" calcext:value-type="string">
            <text:p>- Pedir para amigos e familiares fumantes que não fumem perto de você.</text:p>
          </table:table-cell>
          <table:table-cell office:value-type="string" calcext:value-type="string">
            <text:p>Pida a sus amigos y familiares fumadores que no fumen cerca de usted.</text:p>
          </table:table-cell>
          <table:table-cell table:style-name="ce2" office:value-type="string" calcext:value-type="string">
            <text:p>Ask smoker friends and family members to not smoke close to you</text:p>
          </table:table-cell>
          <table:table-cell office:value-type="string" calcext:value-type="string">
            <text:p>Bitten Sie Raucher unter Ihren Freunden und in Ihrer Familie, nicht in Ihrer Nähe zu rauchen.</text:p>
          </table:table-cell>
          <table:table-cell table:style-name="ce3" table:number-columns-repeated="3"/>
          <table:table-cell table:number-columns-repeated="248"/>
        </table:table-row>
        <table:table-row table:style-name="ro1">
          <table:table-cell office:value-type="string" calcext:value-type="string">
            <text:p>problemas.data</text:p>
          </table:table-cell>
          <table:table-cell office:value-type="string" calcext:value-type="string">
            <text:p>Problemas ao gravar a data de parar de fumar.</text:p>
          </table:table-cell>
          <table:table-cell office:value-type="string" calcext:value-type="string">
            <text:p>Problemas al registrar la fecha para dejar de fumar.</text:p>
          </table:table-cell>
          <table:table-cell table:style-name="ce2" office:value-type="string" calcext:value-type="string">
            <text:p>Problems recording the quit date</text:p>
          </table:table-cell>
          <table:table-cell office:value-type="string" calcext:value-type="string">
            <text:p>Probleme mit der Sicherung des Datums für den Rauchstopp.</text:p>
          </table:table-cell>
          <table:table-cell table:style-name="ce3" table:number-columns-repeated="3"/>
          <table:table-cell table:number-columns-repeated="248"/>
        </table:table-row>
        <table:table-row table:style-name="ro2">
          <table:table-cell office:value-type="string" calcext:value-type="string">
            <text:p>usuario.preenchendo.ficha</text:p>
          </table:table-cell>
          <table:table-cell office:value-type="string" calcext:value-type="string">
            <text:p>Usuário não logado preenchendo ficha.</text:p>
          </table:table-cell>
          <table:table-cell office:value-type="string" calcext:value-type="string">
            <text:p>Usuario no conectado. Llenando el <text:s/>formulario.</text:p>
          </table:table-cell>
          <table:table-cell table:style-name="ce2" office:value-type="string" calcext:value-type="string">
            <text:p>Non-logged in user trying to fill forms</text:p>
          </table:table-cell>
          <table:table-cell office:value-type="string" calcext:value-type="string">
            <text:p>Nicht angemeldeter Nutzer füllt das Formular aus.</text:p>
          </table:table-cell>
          <table:table-cell table:style-name="ce3" table:number-columns-repeated="3"/>
          <table:table-cell table:number-columns-repeated="248"/>
        </table:table-row>
        <table:table-row table:style-name="ro1">
          <table:table-cell office:value-type="string" calcext:value-type="string">
            <text:p>plano.wati2</text:p>
          </table:table-cell>
          <table:table-cell office:value-type="string" calcext:value-type="string">
            <text:p>Plano Personalizado -- Viva sem Tabaco</text:p>
          </table:table-cell>
          <table:table-cell office:value-type="string" calcext:value-type="string">
            <text:p>Plan Personalizado -- Wati</text:p>
          </table:table-cell>
          <table:table-cell table:style-name="ce2" office:value-type="string" calcext:value-type="string">
            <text:p>Personalized Plan -- Live without Tobacco</text:p>
          </table:table-cell>
          <table:table-cell office:value-type="string" calcext:value-type="string">
            <text:p>Indiviualisierter Plan -- Wati</text:p>
          </table:table-cell>
          <table:table-cell table:style-name="ce3" table:number-columns-repeated="3"/>
          <table:table-cell table:number-columns-repeated="248"/>
        </table:table-row>
        <table:table-row table:style-name="ro1">
          <table:table-cell office:value-type="string" calcext:value-type="string">
            <text:p>plano.personalizado</text:p>
          </table:table-cell>
          <table:table-cell office:value-type="string" calcext:value-type="string">
            <text:p>Plano Personalizado</text:p>
          </table:table-cell>
          <table:table-cell office:value-type="string" calcext:value-type="string">
            <text:p>Plan personalizado.</text:p>
          </table:table-cell>
          <table:table-cell table:style-name="ce2" office:value-type="string" calcext:value-type="string">
            <text:p>Quit Plan</text:p>
          </table:table-cell>
          <table:table-cell office:value-type="string" calcext:value-type="string">
            <text:p>Ihr individueller Plan</text:p>
          </table:table-cell>
          <table:table-cell table:style-name="ce3" table:number-columns-repeated="3"/>
          <table:table-cell table:number-columns-repeated="248"/>
        </table:table-row>
        <table:table-row table:style-name="ro1">
          <table:table-cell office:value-type="string" calcext:value-type="string">
            <text:p>plano.enviado2</text:p>
          </table:table-cell>
          <table:table-cell office:value-type="string" calcext:value-type="string">
            <text:p>Plano personalizado enviado para o e-mail</text:p>
          </table:table-cell>
          <table:table-cell office:value-type="string" calcext:value-type="string">
            <text:p>Plan personalizado enviado al correo electrónico.</text:p>
          </table:table-cell>
          <table:table-cell table:style-name="ce2" office:value-type="string" calcext:value-type="string">
            <text:p>Personalized plan sent to the email</text:p>
          </table:table-cell>
          <table:table-cell office:value-type="string" calcext:value-type="string">
            <text:p>Der individuelle Plan wurde an die Email verschickt.</text:p>
          </table:table-cell>
          <table:table-cell table:style-name="ce3" table:number-columns-repeated="3"/>
          <table:table-cell table:number-columns-repeated="248"/>
        </table:table-row>
        <table:table-row table:style-name="ro2">
          <table:table-cell office:value-type="string" calcext:value-type="string">
            <text:p>plano.email2</text:p>
          </table:table-cell>
          <table:table-cell office:value-type="string" calcext:value-type="string">
            <text:p>Segue abaixo seu plano personalizado:</text:p>
          </table:table-cell>
          <table:table-cell office:value-type="string" calcext:value-type="string">
            <text:p>Sigue, a continuación, su plan personalizado:</text:p>
          </table:table-cell>
          <table:table-cell table:style-name="ce2" office:value-type="string" calcext:value-type="string">
            <text:p>Please find your personalized plan below:</text:p>
          </table:table-cell>
          <table:table-cell office:value-type="string" calcext:value-type="string">
            <text:p>Es folgt Ihr individueller Plan</text:p>
          </table:table-cell>
          <table:table-cell table:style-name="ce3" table:number-columns-repeated="3"/>
          <table:table-cell table:number-columns-repeated="248"/>
        </table:table-row>
        <table:table-row table:style-name="ro2">
          <table:table-cell office:value-type="string" calcext:value-type="string">
            <text:p>dicas.p1</text:p>
          </table:table-cell>
          <table:table-cell office:value-type="string" calcext:value-type="string">
            <text:p>1. Ao parar de fumar você melhora sua qualidade de vida e vive mais tempo.</text:p>
          </table:table-cell>
          <table:table-cell office:value-type="string" calcext:value-type="string">
            <text:p>1 Al dejar de fumar usted mejora su calidad de vida y vive más tiempo.</text:p>
          </table:table-cell>
          <table:table-cell table:style-name="ce2" office:value-type="string" calcext:value-type="string">
            <text:p>1. By quitting smoking you improve your quality of life and live longer.</text:p>
          </table:table-cell>
          <table:table-cell office:value-type="string" calcext:value-type="string">
            <text:p>1. Sobald Sie aufhören zu rauchen, verbessert sich Ihre Lebensqualität und Lebensdauer.</text:p>
          </table:table-cell>
          <table:table-cell table:style-name="ce3" table:number-columns-repeated="3"/>
          <table:table-cell table:number-columns-repeated="248"/>
        </table:table-row>
        <table:table-row table:style-name="ro6">
          <table:table-cell office:value-type="string" calcext:value-type="string">
            <text:p>dicas.p2</text:p>
          </table:table-cell>
          <table:table-cell office:value-type="string" calcext:value-type="string">
            <text:p>2. A vontade de fumar é muito comum nas pessoas que estão parando de fumar. Para a maioria dos fumantes, ela diminui nas primeiras semanas após você parar.</text:p>
          </table:table-cell>
          <table:table-cell office:value-type="string" calcext:value-type="string">
            <text:p>2 El deseo de fumar es muy común en las personas que están dejando de fumar. Para la mayoría de los fumadores, el deseo disminuye en las primeras semanas después de parar.</text:p>
          </table:table-cell>
          <table:table-cell table:style-name="ce2" office:value-type="string" calcext:value-type="string">
            <text:p>2. The urge to smoke is very common among those who are trying to quit. For most smokers it decreases in the first weeks.</text:p>
          </table:table-cell>
          <table:table-cell office:value-type="string" calcext:value-type="string">
            <text:p>2. Die Lust zu Rauchen zu empfinden ist durchaus gewöhnlich, wenn man versucht damit aufzuhören. In den meisten Fällen reduziert sich dieses Gefühl nach den ersten Wochen des Rauchstopps.</text:p>
          </table:table-cell>
          <table:table-cell table:style-name="ce3" table:number-columns-repeated="3"/>
          <table:table-cell table:number-columns-repeated="248"/>
        </table:table-row>
        <table:table-row table:style-name="ro3">
          <table:table-cell office:value-type="string" calcext:value-type="string">
            <text:p>dicas.p3</text:p>
          </table:table-cell>
          <table:table-cell office:value-type="string" calcext:value-type="string">
            <text:p>3. Manter a abstinência é fundamental, logo evite fumar após a data escolhida.</text:p>
          </table:table-cell>
          <table:table-cell office:value-type="string" calcext:value-type="string">
            <text:p>3 Mantener la abstinencia es fundamental, por lo tanto evite fumar después de la fecha elegida.</text:p>
          </table:table-cell>
          <table:table-cell table:style-name="ce2" office:value-type="string" calcext:value-type="string">
            <text:p>3. Maintaining abstinence is crucial. Avoid smoking after your quit date.</text:p>
          </table:table-cell>
          <table:table-cell office:value-type="string" calcext:value-type="string">
            <text:p>3. Dem Entzug standzuhalten ist grundlegend, rauchen Sie deshalb nicht wieder nach dem festgelegten Datum.</text:p>
          </table:table-cell>
          <table:table-cell table:style-name="ce3" table:number-columns-repeated="3"/>
          <table:table-cell table:number-columns-repeated="248"/>
        </table:table-row>
        <table:table-row table:style-name="ro3">
          <table:table-cell office:value-type="string" calcext:value-type="string">
            <text:p>dicas.p4</text:p>
          </table:table-cell>
          <table:table-cell office:value-type="string" calcext:value-type="string">
            <text:p>4. Medicamentos dobram suas chances de conseguir parar. Não deixe de procurar um profissional de saúde.</text:p>
          </table:table-cell>
          <table:table-cell office:value-type="string" calcext:value-type="string">
            <text:p>4 Los medicamentos (aumentan) doblan sus posibilidades para <text:s/>dejar de fumar. No deje de buscar un profesional de la salud..</text:p>
          </table:table-cell>
          <table:table-cell table:style-name="ce2" office:value-type="string" calcext:value-type="string">
            <text:p>4. Medications double your chances to stop smoking. See a health professional if you are interested in a prescription cessation medication.</text:p>
          </table:table-cell>
          <table:table-cell office:value-type="string" calcext:value-type="string">
            <text:p>4. Medikamente verdoppeln Ihre Chance aufzuhören. Lassen Sie sich unbedingt von einem Fachmediziner beraten.</text:p>
          </table:table-cell>
          <table:table-cell table:style-name="ce3" table:number-columns-repeated="3"/>
          <table:table-cell table:number-columns-repeated="248"/>
        </table:table-row>
        <table:table-row table:style-name="ro2">
          <table:table-cell office:value-type="string" calcext:value-type="string">
            <text:p>dicas.p5</text:p>
          </table:table-cell>
          <table:table-cell office:value-type="string" calcext:value-type="string">
            <text:p>5. Evite situações de risco na primeira semana como:</text:p>
          </table:table-cell>
          <table:table-cell office:value-type="string" calcext:value-type="string">
            <text:p>5 Evite situaciones de riesgo en la primera semana como:</text:p>
          </table:table-cell>
          <table:table-cell table:style-name="ce2" office:value-type="string" calcext:value-type="string">
            <text:p>5. Avoid risky situations in the first week, such as:</text:p>
          </table:table-cell>
          <table:table-cell office:value-type="string" calcext:value-type="string">
            <text:p>5. Meiden Sie in den ersten Wochen Risikosituationen wie:</text:p>
          </table:table-cell>
          <table:table-cell table:style-name="ce3" table:number-columns-repeated="3"/>
          <table:table-cell table:number-columns-repeated="248"/>
        </table:table-row>
        <table:table-row table:style-name="ro1">
          <table:table-cell office:value-type="string" calcext:value-type="string">
            <text:p>dicas.p5.1</text:p>
          </table:table-cell>
          <table:table-cell office:value-type="string" calcext:value-type="string">
            <text:p>\ \ \ \ \ - Usar de bebidas alcóolicas.</text:p>
          </table:table-cell>
          <table:table-cell office:value-type="string" calcext:value-type="string">
            <text:p>\ \ \ \ \ - Uso de bebidas alcohólicasl.</text:p>
          </table:table-cell>
          <table:table-cell table:style-name="ce2" office:value-type="string" calcext:value-type="string">
            <text:p>Drinking alcohol</text:p>
          </table:table-cell>
          <table:table-cell office:value-type="string" calcext:value-type="string">
            <text:p>\ \ \ \ \ - Konsum alkoholischer Getränke.</text:p>
          </table:table-cell>
          <table:table-cell table:style-name="ce3" table:number-columns-repeated="3"/>
          <table:table-cell table:number-columns-repeated="248"/>
        </table:table-row>
        <table:table-row table:style-name="ro3">
          <table:table-cell office:value-type="string" calcext:value-type="string">
            <text:p>dicas.p5.2</text:p>
          </table:table-cell>
          <table:table-cell office:value-type="string" calcext:value-type="string">
            <text:p>\ \ \ \ \ - Avise também aos seus amigos e familiares que fumam que você está tentando parar.</text:p>
          </table:table-cell>
          <table:table-cell office:value-type="string" calcext:value-type="string">
            <text:p>\ \ \ \ \ - También avise <text:s/>a sus amigos y familiares fumadores que usted está intentando parar.</text:p>
          </table:table-cell>
          <table:table-cell table:style-name="ce2" office:value-type="string" calcext:value-type="string">
            <text:p>Tell your friends and family members who smoke that you are trying to stop smoking</text:p>
          </table:table-cell>
          <table:table-cell office:value-type="string" calcext:value-type="string">
            <text:p>\ \ \ \ \ - Informieren Sie Ihre Freunde und Familie, dass Sie versuchen, mit dem Rauchen aufzuhören.</text:p>
          </table:table-cell>
          <table:table-cell table:style-name="ce3" table:number-columns-repeated="3"/>
          <table:table-cell table:number-columns-repeated="248"/>
        </table:table-row>
        <table:table-row table:style-name="ro5">
          <table:table-cell office:value-type="string" calcext:value-type="string">
            <text:p>dicas.p6</text:p>
          </table:table-cell>
          <table:table-cell office:value-type="string" calcext:value-type="string">
            <text:p>6. É normal fumantes ganharem peso. Pode ser uma boa hora para começar a fazer exercícios físicos e comer mais frutas e legumes.</text:p>
          </table:table-cell>
          <table:table-cell office:value-type="string" calcext:value-type="string">
            <text:p>6 Es normal que los fumadores aumenten de peso. Puede ser un buen momento para empezar a hacer ejercicio y comer más frutas y verduras.</text:p>
          </table:table-cell>
          <table:table-cell table:style-name="ce2" office:value-type="string" calcext:value-type="string">
            <text:p>It is normal for smokers to gain weight. It may be a good time for you to start exercising and eating fruits and vegetables.</text:p>
          </table:table-cell>
          <table:table-cell office:value-type="string" calcext:value-type="string">
            <text:p>6. Es ist normal, dass Raucher an Gewicht zunehmen. Dies könnte eine gute Gelegenheit sein, mehr Sport zu treiben und mehr Obst und Gemüse zu essen.</text:p>
          </table:table-cell>
          <table:table-cell table:style-name="ce3" table:number-columns-repeated="3"/>
          <table:table-cell table:number-columns-repeated="248"/>
        </table:table-row>
        <table:table-row table:style-name="ro1">
          <table:table-cell office:value-type="string" calcext:value-type="string">
            <text:p>email.cadastrado</text:p>
          </table:table-cell>
          <table:table-cell office:value-type="string" calcext:value-type="string">
            <text:p>Email já cadastrado.</text:p>
          </table:table-cell>
          <table:table-cell office:value-type="string" calcext:value-type="string">
            <text:p>Correo electrónico ya registrado</text:p>
          </table:table-cell>
          <table:table-cell office:value-type="string" calcext:value-type="string">
            <text:p>Email already registered.</text:p>
          </table:table-cell>
          <table:table-cell office:value-type="string" calcext:value-type="string">
            <text:p>Bereits registrierte Email.</text:p>
          </table:table-cell>
          <table:table-cell table:style-name="ce3" table:number-columns-repeated="3"/>
          <table:table-cell table:number-columns-repeated="248"/>
        </table:table-row>
        <table:table-row table:style-name="ro1">
          <table:table-cell office:value-type="string" calcext:value-type="string">
            <text:p>problemas.gravar.usuario</text:p>
          </table:table-cell>
          <table:table-cell office:value-type="string" calcext:value-type="string">
            <text:p>Problemas ao gravar usuário.</text:p>
          </table:table-cell>
          <table:table-cell office:value-type="string" calcext:value-type="string">
            <text:p>Problemas grabando el usuario.</text:p>
          </table:table-cell>
          <table:table-cell table:style-name="ce2" office:value-type="string" calcext:value-type="string">
            <text:p>Problems recording the user</text:p>
          </table:table-cell>
          <table:table-cell office:value-type="string" calcext:value-type="string">
            <text:p>Probleme beim Speichern der Nutzerdaten.</text:p>
          </table:table-cell>
          <table:table-cell table:style-name="ce3" table:number-columns-repeated="3"/>
          <table:table-cell table:number-columns-repeated="248"/>
        </table:table-row>
        <table:table-row table:style-name="ro1">
          <table:table-cell office:value-type="string" calcext:value-type="string">
            <text:p>hello</text:p>
          </table:table-cell>
          <table:table-cell office:value-type="string" calcext:value-type="string">
            <text:p>Olá!</text:p>
          </table:table-cell>
          <table:table-cell office:value-type="string" calcext:value-type="string">
            <text:p>¡Hola!</text:p>
          </table:table-cell>
          <table:table-cell table:style-name="ce2" office:value-type="string" calcext:value-type="string">
            <text:p>Hi!</text:p>
          </table:table-cell>
          <table:table-cell office:value-type="string" calcext:value-type="string">
            <text:p>Hallo!</text:p>
          </table:table-cell>
          <table:table-cell table:style-name="ce3" table:number-columns-repeated="3"/>
          <table:table-cell table:number-columns-repeated="248"/>
        </table:table-row>
        <table:table-row table:style-name="ro2">
          <table:table-cell office:value-type="string" calcext:value-type="string">
            <text:p>msg.data.diferente1</text:p>
          </table:table-cell>
          <table:table-cell office:value-type="string" calcext:value-type="string">
            <text:p>Não deixe de começar seu plano na data escolhida.</text:p>
          </table:table-cell>
          <table:table-cell office:value-type="string" calcext:value-type="string">
            <text:p>No deje de empezar su plan en la fecha elegida.</text:p>
          </table:table-cell>
          <table:table-cell table:style-name="ce2" office:value-type="string" calcext:value-type="string">
            <text:p>Don't forget to start your plan on your quit day.</text:p>
          </table:table-cell>
          <table:table-cell office:value-type="string" calcext:value-type="string">
            <text:p>Verschieben Sie das in Ihrem Plan ausgewählte Datum nicht.</text:p>
          </table:table-cell>
          <table:table-cell table:style-name="ce3" table:number-columns-repeated="3"/>
          <table:table-cell table:number-columns-repeated="248"/>
        </table:table-row>
        <table:table-row table:style-name="ro2">
          <table:table-cell office:value-type="string" calcext:value-type="string">
            <text:p>msg.data.diferente2</text:p>
          </table:table-cell>
          <table:table-cell office:value-type="string" calcext:value-type="string">
            <text:p>Enviaremos e-mails de acompanhamento durante este período.</text:p>
          </table:table-cell>
          <table:table-cell office:value-type="string" calcext:value-type="string">
            <text:p>Le enviaremos mensajes al correo electrónico para apoyarlo durante este período.</text:p>
          </table:table-cell>
          <table:table-cell table:style-name="ce2" office:value-type="string" calcext:value-type="string">
            <text:p>We will send you follow up emails during this time.</text:p>
          </table:table-cell>
          <table:table-cell office:value-type="string" calcext:value-type="string">
            <text:p>Wir werden Ihnen begleitende Emails während dieser Zeit schicken.</text:p>
          </table:table-cell>
          <table:table-cell table:style-name="ce3" table:number-columns-repeated="3"/>
          <table:table-cell table:number-columns-repeated="248"/>
        </table:table-row>
        <table:table-row table:style-name="ro2">
          <table:table-cell office:value-type="string" calcext:value-type="string">
            <text:p>msg.data.diferente3</text:p>
          </table:table-cell>
          <table:table-cell office:value-type="string" calcext:value-type="string">
            <text:p>Caso você queira mudar seu plano, entre no nosso site.</text:p>
          </table:table-cell>
          <table:table-cell office:value-type="string" calcext:value-type="string">
            <text:p>Si usted quiere cambiar su plan, debe entrar en nuestro sitio web.</text:p>
          </table:table-cell>
          <table:table-cell table:style-name="ce2" office:value-type="string" calcext:value-type="string">
            <text:p>In case you want to change your plan, go to the website.</text:p>
          </table:table-cell>
          <table:table-cell office:value-type="string" calcext:value-type="string">
            <text:p>Sollten Sie Ihren Plan verändern wollen, loggen Sie sich auf unserer Seite ein.</text:p>
          </table:table-cell>
          <table:table-cell table:style-name="ce3" table:number-columns-repeated="3"/>
          <table:table-cell table:number-columns-repeated="248"/>
        </table:table-row>
        <table:table-row table:style-name="ro1">
          <table:table-cell office:value-type="string" calcext:value-type="string">
            <text:p>cordialmente</text:p>
          </table:table-cell>
          <table:table-cell table:number-columns-repeated="2" office:value-type="string" calcext:value-type="string">
            <text:p>Cordialmente,</text:p>
          </table:table-cell>
          <table:table-cell table:style-name="ce2" office:value-type="string" calcext:value-type="string">
            <text:p>Best regards,</text:p>
          </table:table-cell>
          <table:table-cell office:value-type="string" calcext:value-type="string">
            <text:p>Mit freundlichen Grüßen</text:p>
          </table:table-cell>
          <table:table-cell table:style-name="ce3" table:number-columns-repeated="3"/>
          <table:table-cell table:number-columns-repeated="248"/>
        </table:table-row>
        <table:table-row table:style-name="ro1">
          <table:table-cell office:value-type="string" calcext:value-type="string">
            <text:p>equipe.vst</text:p>
          </table:table-cell>
          <table:table-cell office:value-type="string" calcext:value-type="string">
            <text:p>Equipe Viva sem Tabaco</text:p>
          </table:table-cell>
          <table:table-cell office:value-type="string" calcext:value-type="string">
            <text:p>Equipo del Viva <text:s/>Sin Tabaco</text:p>
          </table:table-cell>
          <table:table-cell table:style-name="ce2" office:value-type="string" calcext:value-type="string">
            <text:p>Live without Tobacco Team</text:p>
          </table:table-cell>
          <table:table-cell office:value-type="string" calcext:value-type="string">
            <text:p>Ihr Team von Lebe ohne Tabak</text:p>
          </table:table-cell>
          <table:table-cell table:style-name="ce3" table:number-columns-repeated="3"/>
          <table:table-cell table:number-columns-repeated="248"/>
        </table:table-row>
        <table:table-row table:style-name="ro2">
          <table:table-cell office:value-type="string" calcext:value-type="string">
            <text:p>msg.primeira.semana1</text:p>
          </table:table-cell>
          <table:table-cell office:value-type="string" calcext:value-type="string">
            <text:p>Faz uma semana que você entrou no nosso programa - Viva sem Tabaco.</text:p>
          </table:table-cell>
          <table:table-cell office:value-type="string" calcext:value-type="string">
            <text:p>Hace una semana que usted se registró en nuestro programa -Viva Sin Tabaco.</text:p>
          </table:table-cell>
          <table:table-cell table:style-name="ce2" office:value-type="string" calcext:value-type="string">
            <text:p>It's been a week since you joined our Live without Tobacco program</text:p>
          </table:table-cell>
          <table:table-cell office:value-type="string" calcext:value-type="string">
            <text:p>Es ist eine Woche vergangen, seitdem Sie unser Programm Lebe ohne Tabak besucht haben.</text:p>
          </table:table-cell>
          <table:table-cell table:style-name="ce3" table:number-columns-repeated="3"/>
          <table:table-cell table:number-columns-repeated="248"/>
        </table:table-row>
        <table:table-row table:style-name="ro3">
          <table:table-cell office:value-type="string" calcext:value-type="string">
            <text:p>msg.primeira.semana2</text:p>
          </table:table-cell>
          <table:table-cell office:value-type="string" calcext:value-type="string">
            <text:p>Se você já conseguiu parar de fumar, você pode estar sentindo algumas mudanças positivas no seu corpo:</text:p>
          </table:table-cell>
          <table:table-cell office:value-type="string" calcext:value-type="string">
            <text:p>Si usted consiguió dejar de fumar, es posible que pueda sentir algunos cambios positivos en su cuerpo:</text:p>
          </table:table-cell>
          <table:table-cell table:style-name="ce2" office:value-type="string" calcext:value-type="string">
            <text:p>If you have already stopped smoking, you may be feeling some positive changes. Your body is also changing:</text:p>
          </table:table-cell>
          <table:table-cell office:value-type="string" calcext:value-type="string">
            <text:p>Wenn Sie es geschafft haben mit dem Rauchen aufzuhören, können Sie bereits einige positive Veränderungen an Ihrem Körper bemerken.</text:p>
          </table:table-cell>
          <table:table-cell table:style-name="ce3" table:number-columns-repeated="3"/>
          <table:table-cell table:number-columns-repeated="248"/>
        </table:table-row>
        <table:table-row table:style-name="ro1">
          <table:table-cell office:value-type="string" calcext:value-type="string">
            <text:p>msg.primeira.semana3</text:p>
          </table:table-cell>
          <table:table-cell office:value-type="string" calcext:value-type="string">
            <text:p>* Melhora do ritmo cardíaco,</text:p>
          </table:table-cell>
          <table:table-cell office:value-type="string" calcext:value-type="string">
            <text:p>* Mejora en el ritmo cardíaco</text:p>
          </table:table-cell>
          <table:table-cell table:style-name="ce2" office:value-type="string" calcext:value-type="string">
            <text:p>* Improvements in your cardiac rhythm,</text:p>
          </table:table-cell>
          <table:table-cell office:value-type="string" calcext:value-type="string">
            <text:p>* Verbesserung der Herzfrequenz,</text:p>
          </table:table-cell>
          <table:table-cell table:style-name="ce3" table:number-columns-repeated="3"/>
          <table:table-cell table:number-columns-repeated="248"/>
        </table:table-row>
        <table:table-row table:style-name="ro3">
          <table:table-cell office:value-type="string" calcext:value-type="string">
            <text:p>msg.primeira.semana4</text:p>
          </table:table-cell>
          <table:table-cell office:value-type="string" calcext:value-type="string">
            <text:p>* Redução do nível de monoxído de carbono no sangue - o mesmo que sai dos escapamentos de carros e ônibus,</text:p>
          </table:table-cell>
          <table:table-cell office:value-type="string" calcext:value-type="string">
            <text:p>* Reducción del nivel de monóxido de carbono en la sangre - El mismo que sale de carros y buses.</text:p>
          </table:table-cell>
          <table:table-cell table:style-name="ce2" office:value-type="string" calcext:value-type="string">
            <text:p>* Reduction in the carbon monoxide level in the blood - the same gas that comes from the tailpipes of cars and buses</text:p>
          </table:table-cell>
          <table:table-cell office:value-type="string" calcext:value-type="string">
            <text:p>* Verringerung der Kohlenmonoxidmenge im Blut - gleiches Produkt wie die Abgase von Autos und Bussen,</text:p>
          </table:table-cell>
          <table:table-cell table:style-name="ce3" table:number-columns-repeated="3"/>
          <table:table-cell table:number-columns-repeated="248"/>
        </table:table-row>
        <table:table-row table:style-name="ro3">
          <table:table-cell office:value-type="string" calcext:value-type="string">
            <text:p>msg.primeira.semana5</text:p>
          </table:table-cell>
          <table:table-cell office:value-type="string" calcext:value-type="string">
            <text:p>* Redução do risco úlceras no estômago.</text:p>
          </table:table-cell>
          <table:table-cell office:value-type="string" calcext:value-type="string">
            <text:p>* Reducción del riesgo de úlceras en el estómago.</text:p>
          </table:table-cell>
          <table:table-cell table:style-name="ce2" office:value-type="string" calcext:value-type="string">
            <office:annotation draw:style-name="gr9" draw:text-style-name="P1" svg:width="3.387cm" svg:height="2.966cm" svg:x="7.17cm" svg:y="421.19cm" draw:caption-point-x="24.358cm" draw:caption-point-y="322.113cm">
              <dc:date>1899-12-30T00:00:00</dc:date>
              <text:p text:style-name="P1"><text:span text:style-name="T1">Kimber Richter:</text:span></text:p>
              <text:p text:style-name="P1"><text:span text:style-name="T1">If you didn't get to stop yet. (consider deleting?)</text:span></text:p>
              <text:p text:style-name="P1"/>
              <text:p text:style-name="P1"><text:span text:style-name="T1">Done.</text:span></text:p>
              <text:p text:style-name="P1"/>
            </office:annotation>
            <text:p>* Reduction of the risk of an ulcer in the stomach.</text:p>
          </table:table-cell>
          <table:table-cell office:value-type="string" calcext:value-type="string">
            <text:p>* Minderung des Risikos für das Auftreten von Magengeschwüren.</text:p>
          </table:table-cell>
          <table:table-cell table:style-name="ce3" table:number-columns-repeated="3"/>
          <table:table-cell table:number-columns-repeated="248"/>
        </table:table-row>
        <table:table-row table:style-name="ro5">
          <table:table-cell office:value-type="string" calcext:value-type="string">
            <text:p>msg.primeira.semana6</text:p>
          </table:table-cell>
          <table:table-cell office:value-type="string" calcext:value-type="string">
            <text:p>Sabemos que o processo de parar de fumar é difícil. O importante é continuar tentando. Convidamos a voltar em nosso site e tentar um novo plano.</text:p>
          </table:table-cell>
          <table:table-cell office:value-type="string" calcext:value-type="string">
            <text:p>Sabemos que el proceso de dejar de fumar es difícil. Lo importante es seguir intentándolo. Lo invitamos a volver a nuestro sitio web e intentar un nuevo plan.</text:p>
          </table:table-cell>
          <table:table-cell table:style-name="ce2" office:value-type="string" calcext:value-type="string">
            <text:p>We know that the stop smoking process is hard. It is important to keep on trying. We invite you to go back to our website and try a new plan.</text:p>
          </table:table-cell>
          <table:table-cell office:value-type="string" calcext:value-type="string">
            <text:p>Wir wissen, dass es schwierig ist, mit dem Rauchen aufzuhören. Das Wichtige ist, dass Sie es immer wieder versuchen. Wir laden Sie ein, einen neuen Plan auf unserer Seite zu erstellen.</text:p>
          </table:table-cell>
          <table:table-cell table:style-name="ce3" table:number-columns-repeated="3"/>
          <table:table-cell table:number-columns-repeated="248"/>
        </table:table-row>
        <table:table-row table:style-name="ro7">
          <table:table-cell office:value-type="string" calcext:value-type="string">
            <text:p>msg.segunda.semana1</text:p>
          </table:table-cell>
          <table:table-cell office:value-type="string" calcext:value-type="string">
            <text:p>Parabéns! Fazem duas semanas que você decidiu parar. Nesta semana, gostaríamos de falar brevemente sobre dois temas: desejo intenso de fumar (fissura) e o medo do ganho de peso.</text:p>
          </table:table-cell>
          <table:table-cell office:value-type="string" calcext:value-type="string">
            <text:p>¡Felicitaciones! Hace dos semanas que usted decidió parar de fumar. En esta semana, nos gustaría comentar <text:s/>brevemente acerca de dos temas: el intenso deseo de fumar y el temor a aumentar de peso.</text:p>
          </table:table-cell>
          <table:table-cell table:style-name="ce2" office:value-type="string" calcext:value-type="string">
            <text:p>Congratulations! It's been two weeks since you have decided to quit smoking. This week we would like to briefly talk about two themes: Intense urges to smoke (craving) and the fear of gaining wait.</text:p>
          </table:table-cell>
          <table:table-cell office:value-type="string" calcext:value-type="string">
            <text:p>Herzlichen Glückwunsch! Seit zwei Wochen haben Sie sich gegen das Rauchen entschieden. Diese Woche würden wir gerne mit Ihnen über zwei Themen sprechen: den starken Willen zu Rauchen (Entzugserscheinungen) und die Angst der Gewichtszunahme.</text:p>
          </table:table-cell>
          <table:table-cell table:style-name="ce3" table:number-columns-repeated="3"/>
          <table:table-cell table:number-columns-repeated="248"/>
        </table:table-row>
        <table:table-row table:style-name="ro5">
          <table:table-cell office:value-type="string" calcext:value-type="string">
            <text:p>msg.segunda.semana2</text:p>
          </table:table-cell>
          <table:table-cell office:value-type="string" calcext:value-type="string">
            <text:p>A fissura, ou desejo intenso de fumar, costuma demorar apenas alguns minutos. Veja abaixo algumas dicas para vencer a fissura:</text:p>
          </table:table-cell>
          <table:table-cell office:value-type="string" calcext:value-type="string">
            <text:p>El intenso deseo de fumar, por lo general dura pocos minutos. Vea abajo algunas recomendaciones.</text:p>
          </table:table-cell>
          <table:table-cell table:style-name="ce2" office:value-type="string" calcext:value-type="string">
            <text:p>Craving, or the intense urge to smoke, usually lasts just a few minutes. Find below some tips to help you overcome craving:</text:p>
          </table:table-cell>
          <table:table-cell office:value-type="string" calcext:value-type="string">
            <text:p>Entzugserscheinungen dauern normalerweise nur einige Minuten an. Lesen Sie hier ein paar Tipps, um sie zu besiegen:</text:p>
          </table:table-cell>
          <table:table-cell table:style-name="ce3" table:number-columns-repeated="3"/>
          <table:table-cell table:number-columns-repeated="248"/>
        </table:table-row>
        <table:table-row table:style-name="ro2">
          <table:table-cell office:value-type="string" calcext:value-type="string">
            <text:p>msg.segunda.semana3</text:p>
          </table:table-cell>
          <table:table-cell office:value-type="string" calcext:value-type="string">
            <text:p>Comer frutas, beber água podem ajudá-lo a vencer estes momentos.</text:p>
          </table:table-cell>
          <table:table-cell office:value-type="string" calcext:value-type="string">
            <text:p>Comer frutas y beber agua puede ayudarlo <text:s/>a superar <text:s/>estos momentos.</text:p>
          </table:table-cell>
          <table:table-cell table:style-name="ce2" office:value-type="string" calcext:value-type="string">
            <text:p>Eating fruits and drinking water might help you overcome these moments.</text:p>
          </table:table-cell>
          <table:table-cell office:value-type="string" calcext:value-type="string">
            <text:p>Früchte essen und Wasser trinken helfen Ihnen diese Momente zu besiegen.</text:p>
          </table:table-cell>
          <table:table-cell table:style-name="ce3" table:number-columns-repeated="3"/>
          <table:table-cell table:number-columns-repeated="248"/>
        </table:table-row>
        <table:table-row table:style-name="ro6">
          <table:table-cell office:value-type="string" calcext:value-type="string">
            <text:p>msg.segunda.semana4</text:p>
          </table:table-cell>
          <table:table-cell office:value-type="string" calcext:value-type="string">
            <text:p>Separamos para você, um exercício de relaxamento preparado por especialistas em tabagismo. Você pode acessá-lo ou fazer o download no site.</text:p>
          </table:table-cell>
          <table:table-cell office:value-type="string" calcext:value-type="string">
            <text:p>Nosotros separamos para usted un ejercicio de relajación preparado por expertos en tabaquismo. Usted puede acceder a este o descargarlo del sitio web.</text:p>
          </table:table-cell>
          <table:table-cell table:style-name="ce2" office:value-type="string" calcext:value-type="string">
            <text:p>We have prepared a relaxation exercise for you. You can access it or download it from the website.</text:p>
          </table:table-cell>
          <table:table-cell office:value-type="string" calcext:value-type="string">
            <text:p>Wir haben für Sie eine Entspannungsübung herausgesucht, die von Experten entwickelt wurde. Sie können diese aufrufen oder auf der Website downloaden.</text:p>
          </table:table-cell>
          <table:table-cell table:style-name="ce3" table:number-columns-repeated="3"/>
          <table:table-cell table:number-columns-repeated="248"/>
        </table:table-row>
        <table:table-row table:style-name="ro3">
          <table:table-cell office:value-type="string" calcext:value-type="string">
            <text:p>msg.segunda.semana5</text:p>
          </table:table-cell>
          <table:table-cell office:value-type="string" calcext:value-type="string">
            <text:p>Para evitar o ganho de peso, tente fazer exercícios físicos (como caminhada) e comer mais frutas e vegetais.</text:p>
          </table:table-cell>
          <table:table-cell office:value-type="string" calcext:value-type="string">
            <text:p>Para evitar el aumento de peso, trate de hacer ejercicios físicos (como caminar) y comer más frutas y verduras.</text:p>
          </table:table-cell>
          <table:table-cell table:style-name="ce2" office:value-type="string" calcext:value-type="string">
            <text:p>In order to avoid gaining weight, try to exercise (e.g. go for a walk) and to eat fruits and vegetables.</text:p>
          </table:table-cell>
          <table:table-cell office:value-type="string" calcext:value-type="string">
            <text:p>Um der Gewichtszunahme entgegenzuwirken, sollten Sie sich bewegen (z.B. Laufen) und mehr Obst und Gemüse essen.</text:p>
          </table:table-cell>
          <table:table-cell table:style-name="ce3" table:number-columns-repeated="3"/>
          <table:table-cell table:number-columns-repeated="248"/>
        </table:table-row>
        <table:table-row table:style-name="ro2">
          <table:table-cell office:value-type="string" calcext:value-type="string">
            <text:p>msg.segunda.semana6</text:p>
          </table:table-cell>
          <table:table-cell office:value-type="string" calcext:value-type="string">
            <text:p>Não conseguiu parar ainda? Teve uma recaída?</text:p>
          </table:table-cell>
          <table:table-cell table:style-name="ce2" office:value-type="string" calcext:value-type="string">
            <text:p>¿Todavía no ha dejado de fumar? <text:s/>¿Tuvo una recaída?</text:p>
          </table:table-cell>
          <table:table-cell table:style-name="ce2" office:value-type="string" calcext:value-type="string">
            <text:p>Have you been unable to stop smoking yet? Have you had a relapse?</text:p>
          </table:table-cell>
          <table:table-cell office:value-type="string" calcext:value-type="string">
            <text:p>Haben Sie es noch nicht geschafft aufzuhören? Hatten Sie einen Rückfall?</text:p>
          </table:table-cell>
          <table:table-cell table:style-name="ce3" table:number-columns-repeated="3"/>
          <table:table-cell table:number-columns-repeated="248"/>
        </table:table-row>
        <table:table-row table:style-name="ro5">
          <table:table-cell office:value-type="string" calcext:value-type="string">
            <text:p>msg.segunda.semana7</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table:style-name="ce2" office:value-type="string" calcext:value-type="string">
            <text:p>We know that the process of stop smoking is hard. We have some information and exercises in the website that might help you</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table:style-name="ce3" table:number-columns-repeated="3"/>
          <table:table-cell table:number-columns-repeated="248"/>
        </table:table-row>
        <table:table-row table:style-name="ro7">
          <table:table-cell office:value-type="string" calcext:value-type="string">
            <text:p>msg.terceira.semana1</text:p>
          </table:table-cell>
          <table:table-cell office:value-type="string" calcext:value-type="string">
            <text:p>Parabéns! Você está superando um dos maiores desafios de sua vida. E para comemorar, que tal comprar alguma coisa ou presentear alguém com o dinheiro economizado com o cigarro?</text:p>
          </table:table-cell>
          <table:table-cell office:value-type="string" calcext:value-type="string">
            <text:p>¡Felicitaciones! Usted está superando uno de los mayores retos de su vida. Y para celebrarlo,puede comprar un regalo o un presente para alguien con el dinero que ahorró.</text:p>
          </table:table-cell>
          <table:table-cell table:style-name="ce2" office:value-type="string" calcext:value-type="string">
            <text:p>Congratulations! You are overcoming one of the hardest challenges of your life. And to celebrate, what about buying something or giving somebody a gift bought with the money you saved from not buying cigarettes?</text:p>
          </table:table-cell>
          <table:table-cell office:value-type="string" calcext:value-type="string">
            <text:p>Herzlichen Glückwunsch! Sie sind dabei eine der größten Herausforderungen Ihres Lebens anzugehen. Grund genug zu feiern - wie wäre es, wenn Sie sich etwas kaufen oder jemandem ein Geschenk mit dem ersparten Geld für die Zigaretten machen?</text:p>
          </table:table-cell>
          <table:table-cell table:style-name="ce3" table:number-columns-repeated="3"/>
          <table:table-cell table:number-columns-repeated="248"/>
        </table:table-row>
        <table:table-row table:style-name="ro8">
          <table:table-cell office:value-type="string" calcext:value-type="string">
            <text:p>msg.terceira.semana2</text:p>
          </table:table-cell>
          <table:table-cell office:value-type="string" calcext:value-type="string">
            <text:p>Você já deve ter percebido melhoras no seu organismo como seu fôlego, auto-estima. Além disso a partir desta semana, o risco de ter um ataque cardíaco começa a reduzir. Seus pulmões começam a funcionar melhor.</text:p>
          </table:table-cell>
          <table:table-cell office:value-type="string" calcext:value-type="string">
            <text:p>Usted ya debe haber percibido mejoras en su organismo como recuperar energía, aumentar su autoestima. También a partir de esta semana, el riesgo de tener un ataque al corazón comienza a disminuir. Sus pulmones empiezan a funcionar mejor.</text:p>
          </table:table-cell>
          <table:table-cell table:style-name="ce2" office:value-type="string" calcext:value-type="string">
            <text:p>You may have already noticed some improvements in your body such as your breathing and self-esteem. Besides, from this week on, the risk of having a heart attack starts decreasing. Your lungs start working better.</text:p>
          </table:table-cell>
          <table:table-cell office:value-type="string" calcext:value-type="string">
            <text:p>Sie haben bestimmt Verbesserungen, z.B. bezüglich Ihrer Atmung und Ihres Selbstwertgefühls, erfahren. Außerdem reduziert sich ab dieser Woche das Risiko für einen Herzinfarkt. Ihre Lunge funktioniert bereits jetzt besser.</text:p>
          </table:table-cell>
          <table:table-cell table:style-name="ce3" table:number-columns-repeated="3"/>
          <table:table-cell table:number-columns-repeated="248"/>
        </table:table-row>
        <table:table-row table:style-name="ro2">
          <table:table-cell office:value-type="string" calcext:value-type="string">
            <text:p>msg.terceira.semana3</text:p>
          </table:table-cell>
          <table:table-cell office:value-type="string" calcext:value-type="string">
            <text:p>Não conseguiu parar ainda? Teve uma recaída?</text:p>
          </table:table-cell>
          <table:table-cell office:value-type="string" calcext:value-type="string">
            <text:p>¿Todavía no ha dejado de fumar? <text:s/>¿Tuvo una recaída?</text:p>
          </table:table-cell>
          <table:table-cell table:style-name="ce2" office:value-type="string" calcext:value-type="string">
            <text:p>Have you been unable to stop smoking yet? Have you had a relapse?</text:p>
          </table:table-cell>
          <table:table-cell office:value-type="string" calcext:value-type="string">
            <text:p>Haben Sie es noch nicht geschafft aufzuhören? Hatten Sie einen Rückfall?</text:p>
          </table:table-cell>
          <table:table-cell table:style-name="ce3" table:number-columns-repeated="3"/>
          <table:table-cell table:number-columns-repeated="248"/>
        </table:table-row>
        <table:table-row table:style-name="ro5">
          <table:table-cell office:value-type="string" calcext:value-type="string">
            <text:p>msg.terceira.semana4</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table:style-name="ce2" office:value-type="string" calcext:value-type="string">
            <text:p>We know that the process of stop smoking is hard. We have some information and exercises in the website that might help you</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table:style-name="ce3" table:number-columns-repeated="3"/>
          <table:table-cell table:number-columns-repeated="248"/>
        </table:table-row>
        <table:table-row table:style-name="ro3">
          <table:table-cell office:value-type="string" calcext:value-type="string">
            <text:p>msg.mensal1</text:p>
          </table:table-cell>
          <table:table-cell office:value-type="string" calcext:value-type="string">
            <text:p>Hora do acompanhamento mensal! Caso tenha alguma dúvida sobre parar, não deixe de entrar em nosso programa.</text:p>
          </table:table-cell>
          <table:table-cell office:value-type="string" calcext:value-type="string">
            <text:p>Es el momento del acompañamiento mensual. Si usted tiene alguna duda acerca del tabaquismo, no deje de entrar en nuestro programa.</text:p>
          </table:table-cell>
          <table:table-cell table:style-name="ce2" office:value-type="string" calcext:value-type="string">
            <office:annotation draw:style-name="gr14" draw:text-style-name="P1" svg:width="3.387cm" svg:height="5.827cm" svg:x="7.17cm" svg:y="427.038cm" draw:caption-point-x="24.358cm" draw:caption-point-y="337.935cm">
              <dc:date>1899-12-30T00:00:00</dc:date>
              <text:p text:style-name="P1"><text:span text:style-name="T1">Kimber Richter:</text:span></text:p>
              <text:p text:style-name="P1"><text:span text:style-name="T1">Not sure what you were wanting to say with : </text:span></text:p>
              <text:p text:style-name="P1"><text:span text:style-name="T1">have doubts about tobacco, visit us</text:span></text:p>
              <text:p text:style-name="P1"/>
              <text:p text:style-name="P1"><text:span text:style-name="T1">Is it - In case you have questions about quitting? </text:span></text:p>
              <text:p text:style-name="P1"/>
              <text:p text:style-name="P1"><text:span text:style-name="T1">Done</text:span></text:p>
              <text:p text:style-name="P1"/>
              <text:p text:style-name="P1"/>
            </office:annotation>
            <text:p>Time for the monthly follow up! In case you have questions about quitting, visit our website.</text:p>
          </table:table-cell>
          <table:table-cell office:value-type="string" calcext:value-type="string">
            <text:p>Zeit für eine monatliche Begleitung! Sollten Sie Fragen bezüglich der Tabakabhängigkeit haben, zögern Sie nicht, unserer Programm zu verwenden.</text:p>
          </table:table-cell>
          <table:table-cell table:style-name="ce3" table:number-columns-repeated="3"/>
          <table:table-cell table:number-columns-repeated="248"/>
        </table:table-row>
        <table:table-row table:style-name="ro5">
          <table:table-cell office:value-type="string" calcext:value-type="string">
            <text:p>msg.mensal2</text:p>
          </table:table-cell>
          <table:table-cell office:value-type="string" calcext:value-type="string">
            <text:p>Nós temos uma página no facebook e conta do twitter. Deixe um recado para gente ou para outras as pessoas que também estão tentando parar.</text:p>
          </table:table-cell>
          <table:table-cell office:value-type="string" calcext:value-type="string">
            <text:p>Tenemos una página en Facebook y una cuenta de Twitter. Deje un comentario para nosotros o para otras personas que también están intentando dejar de fumar.</text:p>
          </table:table-cell>
          <table:table-cell table:style-name="ce2" office:value-type="string" calcext:value-type="string">
            <text:p>We have a Facebook page and a twitter account. Leave us a message or a message to somebody else who is also trying to stop.</text:p>
          </table:table-cell>
          <table:table-cell office:value-type="string" calcext:value-type="string">
            <text:p>Wir sind bei Facebook und Twitter zu finden. Schreibe uns oder anderen, die auch versuchen mit dem Rauchen aufzuhören, eine Nachricht.</text:p>
          </table:table-cell>
          <table:table-cell table:style-name="ce3" table:number-columns-repeated="3"/>
          <table:table-cell table:number-columns-repeated="248"/>
        </table:table-row>
        <table:table-row table:style-name="ro2">
          <table:table-cell office:value-type="string" calcext:value-type="string">
            <text:p>msg.mensal3</text:p>
          </table:table-cell>
          <table:table-cell office:value-type="string" calcext:value-type="string">
            <text:p>Não conseguiu parar ainda? Teve uma recaída?</text:p>
          </table:table-cell>
          <table:table-cell office:value-type="string" calcext:value-type="string">
            <text:p>¿Todavía no ha dejado de fumar? <text:s/>¿Tuvo una recaída?</text:p>
          </table:table-cell>
          <table:table-cell table:style-name="ce2" office:value-type="string" calcext:value-type="string">
            <text:p>Have you been unable to stop smoking yet? Have you had a relapse?</text:p>
          </table:table-cell>
          <table:table-cell office:value-type="string" calcext:value-type="string">
            <text:p>Haben Sie es noch nicht geschafft aufzuhören? Hatten Sie einen Rückfall?</text:p>
          </table:table-cell>
          <table:table-cell table:style-name="ce3" table:number-columns-repeated="3"/>
          <table:table-cell table:number-columns-repeated="248"/>
        </table:table-row>
        <table:table-row table:style-name="ro5">
          <table:table-cell office:value-type="string" calcext:value-type="string">
            <text:p>msg.mensal4</text:p>
          </table:table-cell>
          <table:table-cell office:value-type="string" calcext:value-type="string">
            <text:p>Sabemos que o processo de parar de fumar é difícil. Temos algumas informações e exercícios que podem ajudá-lo em nosso site.</text:p>
          </table:table-cell>
          <table:table-cell office:value-type="string" calcext:value-type="string">
            <text:p>Sabemos que el proceso para dejar de fumar es difícil. Tenemos recomendaciones y ejercicios en nuestro sitio web que pueden ayudarlo</text:p>
          </table:table-cell>
          <table:table-cell table:style-name="ce2" office:value-type="string" calcext:value-type="string">
            <text:p>We know that the process of stop smoking is hard. We have some information and exercises in the website that might help you</text:p>
          </table:table-cell>
          <table:table-cell office:value-type="string" calcext:value-type="string">
            <text:p>Wir wissen, dass es schwierig ist, mit dem Rauchen aufzuhören. Deshalb haben wir einige Informationen und Übungen zur Unterstützung auf unserer Seite zusammengestellt.</text:p>
          </table:table-cell>
          <table:table-cell table:style-name="ce3" table:number-columns-repeated="3"/>
          <table:table-cell table:number-columns-repeated="248"/>
        </table:table-row>
        <table:table-row table:style-name="ro1">
          <table:table-cell office:value-type="string" calcext:value-type="string">
            <text:p>iniciando.envio.emails</text:p>
          </table:table-cell>
          <table:table-cell office:value-type="string" calcext:value-type="string">
            <text:p>Iniciando Envio de emails</text:p>
          </table:table-cell>
          <table:table-cell office:value-type="string" calcext:value-type="string">
            <text:p>Iniciando el envío de correo electrónico.</text:p>
          </table:table-cell>
          <table:table-cell office:value-type="string" calcext:value-type="string">
            <text:p>Starting sending email</text:p>
          </table:table-cell>
          <table:table-cell office:value-type="string" calcext:value-type="string">
            <text:p>Das Senden der Email wird vorbereitet</text:p>
          </table:table-cell>
          <table:table-cell table:style-name="ce3" table:number-columns-repeated="3"/>
          <table:table-cell table:number-columns-repeated="248"/>
        </table:table-row>
        <table:table-row table:style-name="ro1">
          <table:table-cell office:value-type="string" calcext:value-type="string">
            <text:p>email.data.diferente.enviado</text:p>
          </table:table-cell>
          <table:table-cell office:value-type="string" calcext:value-type="string">
            <text:p>Email data diferente enviado para</text:p>
          </table:table-cell>
          <table:table-cell office:value-type="string" calcext:value-type="string">
            <text:p>Correo electrónico "fecha distinta" enviado a</text:p>
          </table:table-cell>
          <table:table-cell table:style-name="ce2" office:value-type="string" calcext:value-type="string">
            <text:p>Email with a different date was sent to</text:p>
          </table:table-cell>
          <table:table-cell office:value-type="string" calcext:value-type="string">
            <text:p>Email mit anderem Datum geschickt an</text:p>
          </table:table-cell>
          <table:table-cell table:style-name="ce3" table:number-columns-repeated="3"/>
          <table:table-cell table:number-columns-repeated="248"/>
        </table:table-row>
        <table:table-row table:style-name="ro1">
          <table:table-cell office:value-type="string" calcext:value-type="string">
            <text:p>email.primeira.semana.enviado</text:p>
          </table:table-cell>
          <table:table-cell office:value-type="string" calcext:value-type="string">
            <text:p>Email primeira semana enviado para</text:p>
          </table:table-cell>
          <table:table-cell office:value-type="string" calcext:value-type="string">
            <text:p>Correo electrónico "primera semana" enviado <text:s/>a</text:p>
          </table:table-cell>
          <table:table-cell table:style-name="ce2" office:value-type="string" calcext:value-type="string">
            <text:p>Email of the first week was sent to</text:p>
          </table:table-cell>
          <table:table-cell office:value-type="string" calcext:value-type="string">
            <text:p>Email in der ersten Woche geschickt an</text:p>
          </table:table-cell>
          <table:table-cell table:style-name="ce3" table:number-columns-repeated="3"/>
          <table:table-cell table:number-columns-repeated="248"/>
        </table:table-row>
        <table:table-row table:style-name="ro1">
          <table:table-cell office:value-type="string" calcext:value-type="string">
            <text:p>email.segunda.semana.enviado</text:p>
          </table:table-cell>
          <table:table-cell office:value-type="string" calcext:value-type="string">
            <text:p>Email segunda semana enviado para</text:p>
          </table:table-cell>
          <table:table-cell office:value-type="string" calcext:value-type="string">
            <text:p>Correo electrónico " segunda semana" enviado a</text:p>
          </table:table-cell>
          <table:table-cell table:style-name="ce2" office:value-type="string" calcext:value-type="string">
            <text:p>Email of the second week was sent to</text:p>
          </table:table-cell>
          <table:table-cell office:value-type="string" calcext:value-type="string">
            <text:p>Email in der zweiten Woche geschickt an</text:p>
          </table:table-cell>
          <table:table-cell table:style-name="ce3" table:number-columns-repeated="3"/>
          <table:table-cell table:number-columns-repeated="248"/>
        </table:table-row>
        <table:table-row table:style-name="ro1">
          <table:table-cell office:value-type="string" calcext:value-type="string">
            <text:p>email.terceira.semana.enviado</text:p>
          </table:table-cell>
          <table:table-cell office:value-type="string" calcext:value-type="string">
            <text:p>Email terceira semana enviado para</text:p>
          </table:table-cell>
          <table:table-cell office:value-type="string" calcext:value-type="string">
            <text:p>Correo electrónico "tercera semana" enviado <text:s/>a</text:p>
          </table:table-cell>
          <table:table-cell table:style-name="ce2" office:value-type="string" calcext:value-type="string">
            <text:p>Email of the third week was sent to</text:p>
          </table:table-cell>
          <table:table-cell office:value-type="string" calcext:value-type="string">
            <text:p>Email in der dritten Woche geschickt an</text:p>
          </table:table-cell>
          <table:table-cell table:style-name="ce3" table:number-columns-repeated="3"/>
          <table:table-cell table:number-columns-repeated="248"/>
        </table:table-row>
        <table:table-row table:style-name="ro1">
          <table:table-cell office:value-type="string" calcext:value-type="string">
            <text:p>email.mensal.enviado</text:p>
          </table:table-cell>
          <table:table-cell office:value-type="string" calcext:value-type="string">
            <text:p>Email mensal enviado para</text:p>
          </table:table-cell>
          <table:table-cell office:value-type="string" calcext:value-type="string">
            <text:p>Correo electrónico mensual enviado a</text:p>
          </table:table-cell>
          <table:table-cell table:style-name="ce2" office:value-type="string" calcext:value-type="string">
            <text:p>Monthly email was sent to</text:p>
          </table:table-cell>
          <table:table-cell office:value-type="string" calcext:value-type="string">
            <text:p>Monatliche Email geschickt an</text:p>
          </table:table-cell>
          <table:table-cell table:style-name="ce3" table:number-columns-repeated="3"/>
          <table:table-cell table:number-columns-repeated="248"/>
        </table:table-row>
        <table:table-row table:style-name="ro1">
          <table:table-cell office:value-type="string" calcext:value-type="string">
            <text:p>exercicio.relaxamento</text:p>
          </table:table-cell>
          <table:table-cell office:value-type="string" calcext:value-type="string">
            <text:p>Fazer exercício de relaxamento -</text:p>
          </table:table-cell>
          <table:table-cell office:value-type="string" calcext:value-type="string">
            <text:p>Hacer ejercicios de relajación -</text:p>
          </table:table-cell>
          <table:table-cell table:style-name="ce2" office:value-type="string" calcext:value-type="string">
            <text:p>Practice the relaxation exercise-</text:p>
          </table:table-cell>
          <table:table-cell office:value-type="string" calcext:value-type="string">
            <text:p>Entspannungsübungen durchführen -</text:p>
          </table:table-cell>
          <table:table-cell table:style-name="ce3" table:number-columns-repeated="3"/>
          <table:table-cell table:number-columns-repeated="248"/>
        </table:table-row>
        <table:table-row table:style-name="ro1">
          <table:table-cell office:value-type="string" calcext:value-type="string">
            <text:p>exercicio.relaxamento1</text:p>
          </table:table-cell>
          <table:table-cell office:value-type="string" calcext:value-type="string">
            <text:p>\ em áudio MP3</text:p>
          </table:table-cell>
          <table:table-cell office:value-type="string" calcext:value-type="string">
            <text:p>\ Audio MP3</text:p>
          </table:table-cell>
          <table:table-cell table:style-name="ce2" office:value-type="string" calcext:value-type="string">
            <text:p>MP3 audio</text:p>
          </table:table-cell>
          <table:table-cell office:value-type="string" calcext:value-type="string">
            <text:p>\ in MP3</text:p>
          </table:table-cell>
          <table:table-cell table:style-name="ce3" table:number-columns-repeated="3"/>
          <table:table-cell table:number-columns-repeated="248"/>
        </table:table-row>
        <table:table-row table:style-name="ro1">
          <table:table-cell office:value-type="string" calcext:value-type="string">
            <text:p>pronto.evitar.titlepage</text:p>
          </table:table-cell>
          <table:table-cell office:value-type="string" calcext:value-type="string">
            <text:p>Como evitar recaídas</text:p>
          </table:table-cell>
          <table:table-cell office:value-type="string" calcext:value-type="string">
            <text:p>Cómo evitar las recaídas</text:p>
          </table:table-cell>
          <table:table-cell table:style-name="ce2" office:value-type="string" calcext:value-type="string">
            <text:p>How to avoid relapses</text:p>
          </table:table-cell>
          <table:table-cell office:value-type="string" calcext:value-type="string">
            <text:p>Wie vermeidet man Rückfälle?</text:p>
          </table:table-cell>
          <table:table-cell table:style-name="ce3" table:number-columns-repeated="3"/>
          <table:table-cell table:number-columns-repeated="248"/>
        </table:table-row>
        <table:table-row table:style-name="ro1">
          <table:table-cell office:value-type="string" calcext:value-type="string">
            <text:p>pronto.evitar.img.title</text:p>
          </table:table-cell>
          <table:table-cell office:value-type="string" calcext:value-type="string">
            <text:p>Saiba dizer não</text:p>
          </table:table-cell>
          <table:table-cell office:value-type="string" calcext:value-type="string">
            <text:p>Aprenda a decir no</text:p>
          </table:table-cell>
          <table:table-cell table:style-name="ce2" office:value-type="string" calcext:value-type="string">
            <text:p>Learn how to say no</text:p>
          </table:table-cell>
          <table:table-cell office:value-type="string" calcext:value-type="string">
            <text:p>Lernen Sie Nein zu sagen</text:p>
          </table:table-cell>
          <table:table-cell table:style-name="ce3" table:number-columns-repeated="3"/>
          <table:table-cell table:number-columns-repeated="248"/>
        </table:table-row>
        <table:table-row table:style-name="ro2">
          <table:table-cell office:value-type="string" calcext:value-type="string">
            <text:p>pronto.evitar.p.1</text:p>
          </table:table-cell>
          <table:table-cell office:value-type="string" calcext:value-type="string">
            <text:p>Você já tentou parar de fumar outras vezes?</text:p>
          </table:table-cell>
          <table:table-cell office:value-type="string" calcext:value-type="string">
            <text:p>¿Usted intentó dejar de fumar otras veces?</text:p>
          </table:table-cell>
          <table:table-cell table:style-name="ce2" office:value-type="string" calcext:value-type="string">
            <text:p>Have you ever tried to stop smoking before?</text:p>
          </table:table-cell>
          <table:table-cell office:value-type="string" calcext:value-type="string">
            <text:p>Haben Sie schon einmal versucht, mit dem Rauchen aufzuhören?</text:p>
          </table:table-cell>
          <table:table-cell table:style-name="ce3" table:number-columns-repeated="3"/>
          <table:table-cell table:number-columns-repeated="248"/>
        </table:table-row>
        <table:table-row table:style-name="ro1">
          <table:table-cell office:value-type="string" calcext:value-type="string">
            <text:p>pronto.evitar.question.option.1</text:p>
          </table:table-cell>
          <table:table-cell office:value-type="string" calcext:value-type="string">
            <text:p>Sim</text:p>
          </table:table-cell>
          <table:table-cell office:value-type="string" calcext:value-type="string">
            <text:p>Sí</text:p>
          </table:table-cell>
          <table:table-cell table:style-name="ce2" office:value-type="string" calcext:value-type="string">
            <text:p>Yes</text:p>
          </table:table-cell>
          <table:table-cell office:value-type="string" calcext:value-type="string">
            <text:p>Ja</text:p>
          </table:table-cell>
          <table:table-cell table:style-name="ce3" table:number-columns-repeated="3"/>
          <table:table-cell table:number-columns-repeated="248"/>
        </table:table-row>
        <table:table-row table:style-name="ro1">
          <table:table-cell office:value-type="string" calcext:value-type="string">
            <text:p>pronto.evitar.question.option.2</text:p>
          </table:table-cell>
          <table:table-cell office:value-type="string" calcext:value-type="string">
            <text:p>Não</text:p>
          </table:table-cell>
          <table:table-cell office:value-type="string" calcext:value-type="string">
            <text:p>no</text:p>
          </table:table-cell>
          <table:table-cell table:style-name="ce2" office:value-type="string" calcext:value-type="string">
            <text:p>No</text:p>
          </table:table-cell>
          <table:table-cell office:value-type="string" calcext:value-type="string">
            <text:p>Nein</text:p>
          </table:table-cell>
          <table:table-cell table:style-name="ce3" table:number-columns-repeated="3"/>
          <table:table-cell table:number-columns-repeated="248"/>
        </table:table-row>
        <table:table-row table:style-name="ro1">
          <table:table-cell office:value-type="string" calcext:value-type="string">
            <text:p>aboutus.h3.daniela</text:p>
          </table:table-cell>
          <table:table-cell table:number-columns-repeated="2" office:value-type="string" calcext:value-type="string">
            <text:p>Daniela Aparecida Pereira</text:p>
          </table:table-cell>
          <table:table-cell table:style-name="ce2" office:value-type="string" calcext:value-type="string">
            <text:p>Daniela Aparecida Pereira</text:p>
          </table:table-cell>
          <table:table-cell office:value-type="string" calcext:value-type="string">
            <text:p>Daniela Aparecida Pereira</text:p>
          </table:table-cell>
          <table:table-cell table:style-name="ce3" table:number-columns-repeated="3"/>
          <table:table-cell table:number-columns-repeated="248"/>
        </table:table-row>
        <table:table-row table:style-name="ro3">
          <table:table-cell office:value-type="string" calcext:value-type="string">
            <text:p>aboutus.p.daniela</text:p>
          </table:table-cell>
          <table:table-cell office:value-type="string" calcext:value-type="string">
            <text:p>Graduanda em Engenharia Computacional. Atualmente é bolsista da Universidade Federal de Juiz de Fora.</text:p>
          </table:table-cell>
          <table:table-cell office:value-type="string" calcext:value-type="string">
            <text:p>Estudiante de Ingeniería Computacional en la <text:s/>Universidad Federal de Juiz de Fora.</text:p>
          </table:table-cell>
          <table:table-cell table:style-name="ce2" office:value-type="string" calcext:value-type="string">
            <text:p>Student in Computer Engineering at UFJF. Currently has a researcher scholarship at Juiz de Fora Federal University</text:p>
          </table:table-cell>
          <table:table-cell office:value-type="string" calcext:value-type="string">
            <text:p>Studentin in Computational Engineering. Stipendiatin an der staatlichen Universität in Juiz de Fora.</text:p>
          </table:table-cell>
          <table:table-cell table:style-name="ce3" table:number-columns-repeated="3"/>
          <table:table-cell table:number-columns-repeated="248"/>
        </table:table-row>
        <table:table-row table:style-name="ro3">
          <table:table-cell office:value-type="string" calcext:value-type="string">
            <text:p>aboutus.h3.caroline</text:p>
          </table:table-cell>
          <table:table-cell table:number-columns-repeated="2" office:value-type="string" calcext:value-type="string">
            <text:p>Caroline Jansen</text:p>
          </table:table-cell>
          <table:table-cell table:style-name="ce2" office:value-type="string" calcext:value-type="string">
            <text:p>Caroline Jansen</text:p>
          </table:table-cell>
          <table:table-cell office:value-type="string" calcext:value-type="string">
            <text:p>Caroline Jansen</text:p>
          </table:table-cell>
          <table:table-cell table:style-name="ce3" table:number-columns-repeated="3"/>
          <table:table-cell table:number-columns-repeated="248"/>
        </table:table-row>
        <table:table-row table:style-name="ro3">
          <table:table-cell office:value-type="string" calcext:value-type="string">
            <text:p>aboutus.p.caroline</text:p>
          </table:table-cell>
          <table:table-cell office:value-type="string" calcext: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ce2" office:value-type="string" calcext:value-type="string">
            <text:p>Estudiante de "International Cultural Business Studies" en la Universidad de Passau, Alemania. Intercambio en la Universidad Federal de Juiz de Fora. <text:s/>Traducción del portugués. Idiomas: Alemão, Español, Inglés, Portugués y Francés.<text:line-break/></text:p>
          </table:table-cell>
          <table:table-cell table:style-name="ce2" office:value-type="string" calcext:value-type="string">
            <text:p>Student in Interational Cultural Business Studies at University of Passau - Germany. Exchange student at Federal University of Juiz de Fora. Languages: Spanish, English, Portuguese and French.</text:p>
          </table:table-cell>
          <table:table-cell table:style-name="ce4" office:value-type="string" calcext:value-type="string">
            <text:p>Studium der Kulturwirtschaft an der Universität Passau, Auslandssemester an der staatlichen Universität Juiz de Fora (UFJF). Übersetzung aus dem <text:s/>Portugiesischen. Sprachen: Deutsch, Spanisch, Englisch, Portugiesisch <text:s/>und Französisch.</text:p>
          </table:table-cell>
          <table:table-cell table:style-name="ce3" table:number-columns-repeated="3"/>
          <table:table-cell table:number-columns-repeated="248"/>
        </table:table-row>
        <table:table-row table:style-name="ro3">
          <table:table-cell office:value-type="string" calcext:value-type="string">
            <text:p>aboutus.h3.kimber</text:p>
          </table:table-cell>
          <table:table-cell office:value-type="string" calcext:value-type="string">
            <text:p>PhD. Kimber Richter</text:p>
          </table:table-cell>
          <table:table-cell table:number-columns-repeated="2" table:style-name="ce2" office:value-type="string" calcext:value-type="string">
            <text:p>PhD. Kimber Richter</text:p>
          </table:table-cell>
          <table:table-cell table:style-name="ce4" office:value-type="string" calcext:value-type="string">
            <text:p>Frau Ph.D. Kimber Richter</text:p>
          </table:table-cell>
          <table:table-cell table:style-name="ce3" table:number-columns-repeated="3"/>
          <table:table-cell table:number-columns-repeated="248"/>
        </table:table-row>
        <table:table-row table:style-name="ro3">
          <table:table-cell office:value-type="string" calcext:value-type="string">
            <text:p>aboutus.p.kimber</text:p>
          </table:table-cell>
          <table:table-cell office:value-type="string" calcext:value-type="string">
            <text:p>Pesquisadora da Universidade de Kansas (EUA) e diretora do programa <text:line-break/>UkanQuit da Escola de Medicina da Universidade de Kansas (KU), que já <text:line-break/>atendeu mais de oito mil pacientes desde 2006. Também é pesquisadora <text:line-break/>principal do programa Connect2Quit, que oferece video aconselhamento <text:line-break/>para fumantes em áreas rurais do estado de Kansas.</text:p>
          </table:table-cell>
          <table:table-cell table:style-name="ce2" office:value-type="string" calcext:value-type="string">
            <text:p>Pesquisadora da Universidade de Kansas (EUA) e diretora do programa <text:line-break/>UkanQuit da Escola de Medicina da Universidade de Kansas (KU), que já <text:line-break/>atendeu mais de oito mil pacientes desde 2006. Também é pesquisadora <text:line-break/>principal do programa Connect2Quit, que oferece video aconselhamento <text:line-break/>para fumantes em áreas rurais do estado de Kansas.</text:p>
          </table:table-cell>
          <table:table-cell table:style-name="ce2" office:value-type="string" calcext:value-type="string">
            <text:p>Dr. Richter is director of UkanQuit at KUMed, a bedside tobacco <text:line-break/>treatment service for hospital inpatients, which has served over 8,000 <text:line-break/>patients since its inception in 2006. She is also principal investigator<text:line-break/> of Connect2Quit, an NIH-funded trial on the effectiveness of real-time <text:line-break/>internet video counseling for smoking cessation for rural smokers in <text:line-break/>Kansas. She also conducts research and training in Brazil, through a <text:line-break/>collaboration with the University of Juiz de Fora in the state of Minas <text:line-break/>Gerais.</text:p>
          </table:table-cell>
          <table:table-cell table:style-name="ce4" office:value-type="string" calcext:value-type="string">
            <text:p>Dr. Richter ist Leiterin des Programms UkanQuit an der Universität Kansas (USA), welches seit 2006 bereits 8.000 Patienten gedient hat. Dr. Richter ist zudem leitende Forscherin des Programms Connect2Quit, welches anleitende und unterstützende Videos für Raucher in ländlichen Gebieten Kansas zur Verfügung stellt. </text:p>
          </table:table-cell>
          <table:table-cell table:style-name="ce3" table:number-columns-repeated="3"/>
          <table:table-cell table:number-columns-repeated="248"/>
        </table:table-row>
        <table:table-row table:style-name="ro3">
          <table:table-cell office:value-type="string" calcext:value-type="string">
            <text:p>signout</text:p>
          </table:table-cell>
          <table:table-cell office:value-type="string" calcext:value-type="string">
            <text:p>Sair</text:p>
          </table:table-cell>
          <table:table-cell table:style-name="ce2" office:value-type="string" calcext:value-type="string">
            <text:p>Salir</text:p>
          </table:table-cell>
          <table:table-cell table:style-name="ce2" office:value-type="string" calcext:value-type="string">
            <text:p>Signout</text:p>
          </table:table-cell>
          <table:table-cell table:style-name="ce4" office:value-type="string" calcext:value-type="string">
            <text:p>Abmelden</text:p>
          </table:table-cell>
          <table:table-cell table:style-name="ce3" table:number-columns-repeated="3"/>
          <table:table-cell table:number-columns-repeated="248"/>
        </table:table-row>
        <table:table-row table:style-name="ro3">
          <table:table-cell office:value-type="string" calcext:value-type="string">
            <text:p>###################################</text:p>
          </table:table-cell>
          <table:table-cell table:style-name="ce6" table:number-columns-repeated="4"/>
          <table:table-cell table:number-columns-repeated="3"/>
          <table:table-cell table:style-name="ce2" table:number-columns-repeated="6"/>
          <table:table-cell table:number-columns-repeated="242"/>
        </table:table-row>
        <table:table-row table:style-name="ro3">
          <table:table-cell office:value-type="string" calcext:value-type="string">
            <text:p># PASSWORD RECOVERY</text:p>
          </table:table-cell>
          <table:table-cell table:style-name="ce6" table:number-columns-repeated="4"/>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style-name="ce6" table:number-columns-repeated="4"/>
          <table:table-cell table:number-columns-repeated="3"/>
          <table:table-cell table:style-name="ce2" table:number-columns-repeated="6"/>
          <table:table-cell table:number-columns-repeated="242"/>
        </table:table-row>
        <table:table-row table:style-name="ro14">
          <table:table-cell table:style-name="ce6" office:value-type="string" calcext:value-type="string">
            <text:p>change</text:p>
          </table:table-cell>
          <table:table-cell table:style-name="ce6" office:value-type="string" calcext:value-type="string">
            <text:p>Alterar</text:p>
          </table:table-cell>
          <table:table-cell table:style-name="ce6" office:value-type="string" calcext:value-type="string">
            <text:p>Cambiar</text:p>
          </table:table-cell>
          <table:table-cell table:style-name="ce6" office:value-type="string" calcext:value-type="string">
            <text:p>Change</text:p>
          </table:table-cell>
          <table:table-cell table:style-name="ce6" office:value-type="string" calcext:value-type="string">
            <text:p>Alterar</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accept</text:p>
          </table:table-cell>
          <table:table-cell table:style-name="ce6" office:value-type="string" calcext:value-type="string">
            <text:p>Aceitar</text:p>
          </table:table-cell>
          <table:table-cell table:style-name="ce6" office:value-type="string" calcext:value-type="string">
            <text:p>Aceptar</text:p>
          </table:table-cell>
          <table:table-cell table:style-name="ce6" office:value-type="string" calcext:value-type="string">
            <text:p>Accept</text:p>
          </table:table-cell>
          <table:table-cell table:style-name="ce6" office:value-type="string" calcext:value-type="string">
            <text:p>Aceitar</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user.not.registered.password</text:p>
          </table:table-cell>
          <table:table-cell table:number-columns-repeated="2" table:style-name="ce6" office:value-type="string" calcext:value-type="string">
            <text:p>Usuário não cadastrado solicitando alteração de senha</text:p>
          </table:table-cell>
          <table:table-cell table:style-name="ce6" office:value-type="string" calcext:value-type="string">
            <text:p>User not registered trying to change password</text:p>
          </table:table-cell>
          <table:table-cell table:style-name="ce6" office:value-type="string" calcext:value-type="string">
            <text:p>Usuário não cadastrado solicitando alteração de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subject.email.password</text:p>
          </table:table-cell>
          <table:table-cell table:number-columns-repeated="2" table:style-name="ce6" office:value-type="string" calcext:value-type="string">
            <text:p>Redefinição de senha</text:p>
          </table:table-cell>
          <table:table-cell table:style-name="ce6" office:value-type="string" calcext:value-type="string">
            <text:p>Reset password<text:line-break/></text:p>
          </table:table-cell>
          <table:table-cell table:style-name="ce6" office:value-type="string" calcext:value-type="string">
            <text:p>Redefinição de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text:p>
          </table:table-cell>
          <table:table-cell table:number-columns-repeated="2" table:style-name="ce6" office:value-type="string" calcext:value-type="string">
            <text:p>Recebemos uma solicitação para informação dos dados de autenticação para o seguinte e-mail: </text:p>
          </table:table-cell>
          <table:table-cell table:style-name="ce6" office:value-type="string" calcext:value-type="string">
            <text:p>We received a request to change information of the account associated with the following email:</text:p>
          </table:table-cell>
          <table:table-cell table:style-name="ce6" office:value-type="string" calcext:value-type="string">
            <text:p>Recebemos uma solicitação para informação dos dados de autenticação para o seguinte e-mail: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2</text:p>
          </table:table-cell>
          <table:table-cell table:number-columns-repeated="2" table:style-name="ce6" office:value-type="string" calcext:value-type="string">
            <text:p>, caso não tenha feito esta solicitação, favor desconsiderar o mesmo.</text:p>
          </table:table-cell>
          <table:table-cell table:style-name="ce6" office:value-type="string" calcext:value-type="string">
            <text:p>If you have not done anything, please ignore this message.</text:p>
          </table:table-cell>
          <table:table-cell table:style-name="ce6" office:value-type="string" calcext:value-type="string">
            <text:p>, caso não tenha feito esta solicitação, favor desconsiderar o mesm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3</text:p>
          </table:table-cell>
          <table:table-cell table:number-columns-repeated="2" table:style-name="ce6" office:value-type="string" calcext:value-type="string">
            <text:p>Caso tenha sido você: </text:p>
          </table:table-cell>
          <table:table-cell table:style-name="ce6" office:value-type="string" calcext:value-type="string">
            <text:p>In case you've done, please:</text:p>
          </table:table-cell>
          <table:table-cell table:style-name="ce6" office:value-type="string" calcext:value-type="string">
            <text:p>Caso tenha sido você: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4</text:p>
          </table:table-cell>
          <table:table-cell table:number-columns-repeated="2" table:style-name="ce6" office:value-type="string" calcext:value-type="string">
            <text:p>- copie o seguinte código: </text:p>
          </table:table-cell>
          <table:table-cell table:style-name="ce6" office:value-type="string" calcext:value-type="string">
            <text:p>- copy the code below:</text:p>
          </table:table-cell>
          <table:table-cell table:style-name="ce6" office:value-type="string" calcext:value-type="string">
            <text:p>- copie o seguinte código: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password.send.5</text:p>
          </table:table-cell>
          <table:table-cell table:number-columns-repeated="2" table:style-name="ce6" office:value-type="string" calcext:value-type="string">
            <text:p>- e digite-o no seguinte link, para prosseguir com a sua alteração de senha: </text:p>
          </table:table-cell>
          <table:table-cell table:style-name="ce6" office:value-type="string" calcext:value-type="string">
            <text:p>- and type than in the following URL to change your password.</text:p>
          </table:table-cell>
          <table:table-cell table:style-name="ce6" office:value-type="string" calcext:value-type="string">
            <text:p>- e digite-o no seguinte link, para prosseguir com a sua alteração de senha: </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sent.password</text:p>
          </table:table-cell>
          <table:table-cell table:number-columns-repeated="2" table:style-name="ce6" office:value-type="string" calcext:value-type="string">
            <text:p>Email enviado com sucesso</text:p>
          </table:table-cell>
          <table:table-cell table:style-name="ce6" office:value-type="string" calcext:value-type="string">
            <text:p>Email sent.</text:p>
          </table:table-cell>
          <table:table-cell table:style-name="ce6" office:value-type="string" calcext:value-type="string">
            <text:p>Email enviado com sucess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password.changed</text:p>
          </table:table-cell>
          <table:table-cell table:number-columns-repeated="2" table:style-name="ce6" office:value-type="string" calcext:value-type="string">
            <text:p>Senha alterada</text:p>
          </table:table-cell>
          <table:table-cell table:style-name="ce6" office:value-type="string" calcext:value-type="string">
            <text:p>Password changed successfully</text:p>
          </table:table-cell>
          <table:table-cell table:style-name="ce6" office:value-type="string" calcext:value-type="string">
            <text:p>Senha alterad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user.not.registered.requesting.password.change</text:p>
          </table:table-cell>
          <table:table-cell table:number-columns-repeated="2" table:style-name="ce6" office:value-type="string" calcext:value-type="string">
            <text:p>Usuário não cadastrado solicitando alteração de senha</text:p>
          </table:table-cell>
          <table:table-cell table:style-name="ce6" office:value-type="string" calcext:value-type="string">
            <text:p>User not registered trying to change password</text:p>
          </table:table-cell>
          <table:table-cell table:style-name="ce6" office:value-type="string" calcext:value-type="string">
            <text:p>Usuário não cadastrado solicitando alteração de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nter.email</text:p>
          </table:table-cell>
          <table:table-cell table:number-columns-repeated="2" table:style-name="ce6" office:value-type="string" calcext:value-type="string">
            <text:p>Digite seu email:</text:p>
          </table:table-cell>
          <table:table-cell table:style-name="ce6" office:value-type="string" calcext:value-type="string">
            <text:p>Insert your email:</text:p>
          </table:table-cell>
          <table:table-cell table:style-name="ce6" office:value-type="string" calcext:value-type="string">
            <text:p>Digite seu email:</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nter.code</text:p>
          </table:table-cell>
          <table:table-cell table:number-columns-repeated="2" table:style-name="ce6" office:value-type="string" calcext:value-type="string">
            <text:p>Digite o código:</text:p>
          </table:table-cell>
          <table:table-cell table:style-name="ce6" office:value-type="string" calcext:value-type="string">
            <text:p>Insert de code:</text:p>
          </table:table-cell>
          <table:table-cell table:style-name="ce6" office:value-type="string" calcext:value-type="string">
            <text:p>Digite o códig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nter.new.password</text:p>
          </table:table-cell>
          <table:table-cell table:number-columns-repeated="2" table:style-name="ce6" office:value-type="string" calcext:value-type="string">
            <text:p>Digite aqui a sua nova senha:</text:p>
          </table:table-cell>
          <table:table-cell table:style-name="ce6" office:value-type="string" calcext:value-type="string">
            <text:p>Your new password:</text:p>
          </table:table-cell>
          <table:table-cell table:style-name="ce6" office:value-type="string" calcext:value-type="string">
            <text:p>Neu passwort:</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forgot.password</text:p>
          </table:table-cell>
          <table:table-cell table:number-columns-repeated="2" table:style-name="ce6" office:value-type="string" calcext:value-type="string">
            <text:p>Esqueceu sua senha?</text:p>
          </table:table-cell>
          <table:table-cell table:style-name="ce6" office:value-type="string" calcext:value-type="string">
            <text:p>Forgot you password?</text:p>
          </table:table-cell>
          <table:table-cell table:style-name="ce6" office:value-type="string" calcext:value-type="string">
            <text:p>Esqueceu sua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email.code.incorrect</text:p>
          </table:table-cell>
          <table:table-cell table:number-columns-repeated="2" table:style-name="ce6" office:value-type="string" calcext:value-type="string">
            <text:p>Email ou código incorretos</text:p>
          </table:table-cell>
          <table:table-cell table:style-name="ce6" office:value-type="string" calcext:value-type="string">
            <text:p>Email or code incorrect</text:p>
          </table:table-cell>
          <table:table-cell table:style-name="ce6" office:value-type="string" calcext:value-type="string">
            <text:p>Email ou código incorretos</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change.password</text:p>
          </table:table-cell>
          <table:table-cell table:number-columns-repeated="2" table:style-name="ce6" office:value-type="string" calcext:value-type="string">
            <text:p>Trocar senha</text:p>
          </table:table-cell>
          <table:table-cell table:style-name="ce6" office:value-type="string" calcext:value-type="string">
            <text:p>Change password</text:p>
          </table:table-cell>
          <table:table-cell table:style-name="ce6" office:value-type="string" calcext:value-type="string">
            <text:p>Trocar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i.forgot.password</text:p>
          </table:table-cell>
          <table:table-cell table:number-columns-repeated="2" table:style-name="ce6" office:value-type="string" calcext:value-type="string">
            <text:p>Esqueci minha senha</text:p>
          </table:table-cell>
          <table:table-cell table:style-name="ce6" office:value-type="string" calcext:value-type="string">
            <text:p>Forgot my password</text:p>
          </table:table-cell>
          <table:table-cell table:style-name="ce6" office:value-type="string" calcext:value-type="string">
            <text:p>Esqueci minha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code</text:p>
          </table:table-cell>
          <table:table-cell table:number-columns-repeated="2" table:style-name="ce6" office:value-type="string" calcext:value-type="string">
            <text:p>Código</text:p>
          </table:table-cell>
          <table:table-cell table:style-name="ce6" office:value-type="string" calcext:value-type="string">
            <text:p>Code</text:p>
          </table:table-cell>
          <table:table-cell table:style-name="ce6" office:value-type="string" calcext:value-type="string">
            <text:p>Código</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h1.recover.password</text:p>
          </table:table-cell>
          <table:table-cell table:number-columns-repeated="2" table:style-name="ce6" office:value-type="string" calcext:value-type="string">
            <text:p>Recuperar senha</text:p>
          </table:table-cell>
          <table:table-cell table:style-name="ce6" office:value-type="string" calcext:value-type="string">
            <text:p>Password recovery</text:p>
          </table:table-cell>
          <table:table-cell table:style-name="ce6" office:value-type="string" calcext:value-type="string">
            <text:p>Recuperar senha</text:p>
          </table:table-cell>
          <table:table-cell table:number-columns-repeated="3"/>
          <table:table-cell table:style-name="ce2" table:number-columns-repeated="6"/>
          <table:table-cell table:number-columns-repeated="242"/>
        </table:table-row>
        <table:table-row table:style-name="ro3">
          <table:table-cell table:style-name="ce6" office:value-type="string" calcext:value-type="string">
            <text:p>p.send.email</text:p>
          </table:table-cell>
          <table:table-cell table:number-columns-repeated="2" table:style-name="ce6" office:value-type="string" calcext:value-type="string">
            <text:p>Vamos enviar um email com instruções para seu e-mail cadastrado.</text:p>
          </table:table-cell>
          <table:table-cell table:style-name="ce6" office:value-type="string" calcext:value-type="string">
            <text:p>We are going to send you the instructions to reset your password to your registered email.</text:p>
          </table:table-cell>
          <table:table-cell table:style-name="ce6" office:value-type="string" calcext:value-type="string">
            <text:p>Vamos enviar um email com instruções para seu e-mail cadastrado.</text:p>
          </table:table-cell>
          <table:table-cell table:number-columns-repeated="3"/>
          <table:table-cell table:style-name="ce2" table:number-columns-repeated="6"/>
          <table:table-cell table:number-columns-repeated="242"/>
        </table:table-row>
        <table:table-row table:style-name="ro3">
          <table:table-cell table:style-name="Default" table:number-columns-repeated="5"/>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 CES-D SCALE</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cesd.r1</text:p>
          </table:table-cell>
          <table:table-cell office:value-type="string" calcext:value-type="string">
            <text:p>Raramente (menos que 1 dia)</text:p>
          </table:table-cell>
          <table:table-cell table:style-name="ce2" office:value-type="string" calcext:value-type="string">
            <text:p>Nunca, muy raramente (menos de un día)</text:p>
          </table:table-cell>
          <table:table-cell table:style-name="ce2" office:value-type="string" calcext:value-type="string">
            <text:p>Rarely or none of the time (less than 1 day)</text:p>
          </table:table-cell>
          <table:table-cell office:value-type="string" calcext:value-type="string">
            <text:p>selten / oder nie unter 1 Ta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r2</text:p>
          </table:table-cell>
          <table:table-cell office:value-type="string" calcext:value-type="string">
            <text:p>Durante pouco tempo (1 a 2 dias)</text:p>
          </table:table-cell>
          <table:table-cell table:style-name="ce2" office:value-type="string" calcext:value-type="string">
            <text:p>Ocasionalmente (1 a 2 días)</text:p>
          </table:table-cell>
          <table:table-cell table:style-name="ce2" office:value-type="string" calcext:value-type="string">
            <text:p>Some or a little of the time (1-2 days)</text:p>
          </table:table-cell>
          <table:table-cell office:value-type="string" calcext:value-type="string">
            <text:p>manchmal /gelegentlich <text:s/>1-2 Tag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r3</text:p>
          </table:table-cell>
          <table:table-cell office:value-type="string" calcext:value-type="string">
            <text:p>Durante um tempo moderado (3 a 4 dias)</text:p>
          </table:table-cell>
          <table:table-cell table:style-name="ce2" office:value-type="string" calcext:value-type="string">
            <text:p>Bastante a menudo (3 a 4 días)</text:p>
          </table:table-cell>
          <table:table-cell table:style-name="ce2" office:value-type="string" calcext:value-type="string">
            <text:p>Occasionally or a moderate amount of time (3-4 days)</text:p>
          </table:table-cell>
          <table:table-cell office:value-type="string" calcext:value-type="string">
            <text:p>öfters / häufiger 3-4 Tag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r4</text:p>
          </table:table-cell>
          <table:table-cell office:value-type="string" calcext:value-type="string">
            <text:p>Durante a maior parte do tempo (5 a 7 dias)</text:p>
          </table:table-cell>
          <table:table-cell table:style-name="ce2" office:value-type="string" calcext:value-type="string">
            <text:p>Frecuentemente, todo el tiempo (5 a 7 días)</text:p>
          </table:table-cell>
          <table:table-cell table:style-name="ce2" office:value-type="string" calcext:value-type="string">
            <text:p>Most or all of the time (5-7 days)</text:p>
          </table:table-cell>
          <table:table-cell office:value-type="string" calcext:value-type="string">
            <text:p>meistens / ständig 5-7 Tag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q</text:p>
          </table:table-cell>
          <table:table-cell office:value-type="string" calcext:value-type="string">
            <text:p>Senti-me incomodado com coisas que habitualmente não me incomodam.</text:p>
          </table:table-cell>
          <table:table-cell table:style-name="ce2" office:value-type="string" calcext:value-type="string">
            <text:p>He sido contrariado(a) por cosas que de costumbre no me molestan.</text:p>
          </table:table-cell>
          <table:table-cell table:style-name="ce2" office:value-type="string" calcext:value-type="string">
            <text:p>I was bothered by things that usually<text:line-break/>don’t bother me.</text:p>
          </table:table-cell>
          <table:table-cell office:value-type="string" calcext:value-type="string">
            <text:p>haben mich Dinge beunruhigt, die mir sonst nichts ausmach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2.q</text:p>
          </table:table-cell>
          <table:table-cell office:value-type="string" calcext:value-type="string">
            <text:p>Não tive vontade de comer, pouco apetite.</text:p>
          </table:table-cell>
          <table:table-cell table:style-name="ce2" office:value-type="string" calcext:value-type="string">
            <text:p>No he tenido ganas de comer, me falta de apetito.</text:p>
          </table:table-cell>
          <table:table-cell table:style-name="ce2" office:value-type="string" calcext:value-type="string">
            <text:p>I did not feel like eating; my appetite was poor.</text:p>
          </table:table-cell>
          <table:table-cell office:value-type="string" calcext:value-type="string">
            <text:p>war mir nicht nach Essen zumute, hatte ich keinen Appetit. <text:s text:c="4"/></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3.q</text:p>
          </table:table-cell>
          <table:table-cell office:value-type="string" calcext:value-type="string">
            <text:p>Senti não conseguir melhorar meu estado de ânimo, mesmo com ajuda de familiares e amigos.</text:p>
          </table:table-cell>
          <table:table-cell table:style-name="ce2" office:value-type="string" calcext:value-type="string">
            <text:p>He tenido la impresión que NO podía quitarme la morriña, aunque tuviera la ayuda de mi familia y de mis amigos.</text:p>
          </table:table-cell>
          <table:table-cell table:style-name="ce2" office:value-type="string" calcext:value-type="string">
            <text:p>I felt that I could not shake off the<text:line-break/>blues even with help from my family or<text:line-break/>friends.</text:p>
          </table:table-cell>
          <table:table-cell office:value-type="string" calcext:value-type="string">
            <text:p>hatte ich das Gefühl, selbst mit Hilfe meiner Familie oder Freunde, meinen Trübsinn nicht abschütteln zu könn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4.q</text:p>
          </table:table-cell>
          <table:table-cell office:value-type="string" calcext:value-type="string">
            <text:p>Senti-me comparando-me ás outras pessoas, tendo tanto valor quanto a maioria delas.</text:p>
          </table:table-cell>
          <table:table-cell table:style-name="ce2" office:value-type="string" calcext:value-type="string">
            <text:p>He tenido el sentimiento de ser tanto como los demás.</text:p>
          </table:table-cell>
          <table:table-cell table:style-name="ce2" office:value-type="string" calcext:value-type="string">
            <text:p>I felt I was just as good as other<text:line-break/>people.</text:p>
          </table:table-cell>
          <table:table-cell office:value-type="string" calcext:value-type="string">
            <text:p>hatte ich das Gefühl, ebenso gut wie andere Menschen zu sei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5.q</text:p>
          </table:table-cell>
          <table:table-cell office:value-type="string" calcext:value-type="string">
            <text:p>Senti diﬁculdades em me concentrar no que fazia.</text:p>
          </table:table-cell>
          <table:table-cell table:style-name="ce2" office:value-type="string" calcext:value-type="string">
            <text:p>Me cuesta concentrarme sobre lo que hago.</text:p>
          </table:table-cell>
          <table:table-cell table:style-name="ce2" office:value-type="string" calcext:value-type="string">
            <text:p>I had trouble keeping my mind on<text:line-break/>what I was doing.</text:p>
          </table:table-cell>
          <table:table-cell office:value-type="string" calcext:value-type="string">
            <text:p>ist es mir schwer gefallen, mich auf die jeweilige Aufgabe zu konzentrier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6.q</text:p>
          </table:table-cell>
          <table:table-cell office:value-type="string" calcext:value-type="string">
            <text:p>Senti-me deprimido.</text:p>
          </table:table-cell>
          <table:table-cell table:style-name="ce2" office:value-type="string" calcext:value-type="string">
            <text:p>Me he sentido deprimido(a).</text:p>
          </table:table-cell>
          <table:table-cell table:style-name="ce2" office:value-type="string" calcext:value-type="string">
            <text:p>I felt depressed.</text:p>
          </table:table-cell>
          <table:table-cell office:value-type="string" calcext:value-type="string">
            <text:p>fühlte ich mich niedergeschlag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7.q</text:p>
          </table:table-cell>
          <table:table-cell office:value-type="string" calcext:value-type="string">
            <text:p>Senti que tive que fazer esforço para fazer tarefas habituais.</text:p>
          </table:table-cell>
          <table:table-cell table:style-name="ce2" office:value-type="string" calcext:value-type="string">
            <text:p>He tenido la impresión que toda acción me pedía un esfuerzo.</text:p>
          </table:table-cell>
          <table:table-cell table:style-name="ce2" office:value-type="string" calcext:value-type="string">
            <text:p>I felt that everything I did was an<text:line-break/>effort.</text:p>
          </table:table-cell>
          <table:table-cell office:value-type="string" calcext:value-type="string">
            <text:p>empfand ichalles als anstrengend.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8.q</text:p>
          </table:table-cell>
          <table:table-cell office:value-type="string" calcext:value-type="string">
            <text:p>Senti-me otimista sobre o futuro.</text:p>
          </table:table-cell>
          <table:table-cell table:style-name="ce2" office:value-type="string" calcext:value-type="string">
            <text:p>He confiado en el futuro.</text:p>
          </table:table-cell>
          <table:table-cell table:style-name="ce2" office:value-type="string" calcext:value-type="string">
            <text:p>I felt hopeful about the future.</text:p>
          </table:table-cell>
          <table:table-cell office:value-type="string" calcext:value-type="string">
            <text:p>blickte ich voller Zuversicht in die Zukunft.</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9.q</text:p>
          </table:table-cell>
          <table:table-cell office:value-type="string" calcext:value-type="string">
            <text:p>Considerei que a vida tinha sido um fracasso.</text:p>
          </table:table-cell>
          <table:table-cell table:style-name="ce2" office:value-type="string" calcext:value-type="string">
            <text:p>He pensado que mi vida era un fracaso.</text:p>
          </table:table-cell>
          <table:table-cell table:style-name="ce2" office:value-type="string" calcext:value-type="string">
            <text:p>I thought my life had been a failure.</text:p>
          </table:table-cell>
          <table:table-cell office:value-type="string" calcext:value-type="string">
            <text:p>empfand ich mein Leben als gescheitert.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0.q</text:p>
          </table:table-cell>
          <table:table-cell office:value-type="string" calcext:value-type="string">
            <text:p>Senti-me amedrontado.</text:p>
          </table:table-cell>
          <table:table-cell table:style-name="ce2" office:value-type="string" calcext:value-type="string">
            <text:p>Me he sentido temeroso(a).</text:p>
          </table:table-cell>
          <table:table-cell table:style-name="ce2" office:value-type="string" calcext:value-type="string">
            <text:p>I felt fearful.</text:p>
          </table:table-cell>
          <table:table-cell office:value-type="string" calcext:value-type="string">
            <text:p>war ich ängstlich.</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1.q</text:p>
          </table:table-cell>
          <table:table-cell office:value-type="string" calcext:value-type="string">
            <text:p>Meu sono não foi repousante.</text:p>
          </table:table-cell>
          <table:table-cell table:style-name="ce2" office:value-type="string" calcext:value-type="string">
            <text:p>He dormido muy mal</text:p>
          </table:table-cell>
          <table:table-cell table:style-name="ce2" office:value-type="string" calcext:value-type="string">
            <text:p>My sleep was restless.</text:p>
          </table:table-cell>
          <table:table-cell office:value-type="string" calcext:value-type="string">
            <text:p>habe ich unruhig geschlaf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2.q</text:p>
          </table:table-cell>
          <table:table-cell office:value-type="string" calcext:value-type="string">
            <text:p>Estive feliz.</text:p>
          </table:table-cell>
          <table:table-cell table:style-name="ce2" office:value-type="string" calcext:value-type="string">
            <text:p>He sido feliz.</text:p>
          </table:table-cell>
          <table:table-cell table:style-name="ce2" office:value-type="string" calcext:value-type="string">
            <text:p>I was happy.</text:p>
          </table:table-cell>
          <table:table-cell office:value-type="string" calcext:value-type="string">
            <text:p>war ich glücklich.</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3.q</text:p>
          </table:table-cell>
          <table:table-cell office:value-type="string" calcext:value-type="string">
            <text:p>Falei menos do que o habitua.</text:p>
          </table:table-cell>
          <table:table-cell table:style-name="ce2" office:value-type="string" calcext:value-type="string">
            <text:p>Hablo menos que de costumbre.</text:p>
          </table:table-cell>
          <table:table-cell table:style-name="ce2" office:value-type="string" calcext:value-type="string">
            <text:p>I talked less than usual.</text:p>
          </table:table-cell>
          <table:table-cell office:value-type="string" calcext:value-type="string">
            <text:p>habe ich weniger als sonst geredet.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4.q</text:p>
          </table:table-cell>
          <table:table-cell office:value-type="string" calcext:value-type="string">
            <text:p>Senti-me sozinho.</text:p>
          </table:table-cell>
          <table:table-cell table:style-name="ce2" office:value-type="string" calcext:value-type="string">
            <text:p>Me he sentido solo(a).</text:p>
          </table:table-cell>
          <table:table-cell table:style-name="ce2" office:value-type="string" calcext:value-type="string">
            <text:p>I felt lonely.</text:p>
          </table:table-cell>
          <table:table-cell office:value-type="string" calcext:value-type="string">
            <text:p>fühlte ich mich einsam.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5.q</text:p>
          </table:table-cell>
          <table:table-cell office:value-type="string" calcext:value-type="string">
            <text:p>As pessoas não foram amistosas comigo.</text:p>
          </table:table-cell>
          <table:table-cell table:style-name="ce2" office:value-type="string" calcext:value-type="string">
            <text:p>Los demás fueron hostiles hacia mi.</text:p>
          </table:table-cell>
          <table:table-cell table:style-name="ce2" office:value-type="string" calcext:value-type="string">
            <text:p>People were unfriendly.</text:p>
          </table:table-cell>
          <table:table-cell office:value-type="string" calcext:value-type="string">
            <text:p>waren die Menschen unfreundlich.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6q</text:p>
          </table:table-cell>
          <table:table-cell office:value-type="string" calcext:value-type="string">
            <text:p>Aproveitei minha vida.</text:p>
          </table:table-cell>
          <table:table-cell table:style-name="ce2" office:value-type="string" calcext:value-type="string">
            <text:p>He sacado provecho de mi vida.</text:p>
          </table:table-cell>
          <table:table-cell table:style-name="ce2" office:value-type="string" calcext:value-type="string">
            <text:p>I enjoyed life.</text:p>
          </table:table-cell>
          <table:table-cell office:value-type="string" calcext:value-type="string">
            <text:p>hatte ich Spaß am Leb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7.q</text:p>
          </table:table-cell>
          <table:table-cell office:value-type="string" calcext:value-type="string">
            <text:p>Tive crises de choro.</text:p>
          </table:table-cell>
          <table:table-cell table:style-name="ce2" office:value-type="string" calcext:value-type="string">
            <text:p>He tenido crisis de llanto.</text:p>
          </table:table-cell>
          <table:table-cell table:style-name="ce2" office:value-type="string" calcext:value-type="string">
            <text:p>I had crying spells.</text:p>
          </table:table-cell>
          <table:table-cell office:value-type="string" calcext:value-type="string">
            <text:p>mußte ich grundlos wein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8.q</text:p>
          </table:table-cell>
          <table:table-cell office:value-type="string" calcext:value-type="string">
            <text:p>Senti-me triste.</text:p>
          </table:table-cell>
          <table:table-cell table:style-name="ce2" office:value-type="string" calcext:value-type="string">
            <text:p>Me he sentido triste.</text:p>
          </table:table-cell>
          <table:table-cell table:style-name="ce2" office:value-type="string" calcext:value-type="string">
            <text:p>I felt sad.</text:p>
          </table:table-cell>
          <table:table-cell office:value-type="string" calcext:value-type="string">
            <text:p>war ich trauri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19.q</text:p>
          </table:table-cell>
          <table:table-cell office:value-type="string" calcext:value-type="string">
            <text:p>Senti que as pessoas não gostavam de mim.</text:p>
          </table:table-cell>
          <table:table-cell table:style-name="ce2" office:value-type="string" calcext:value-type="string">
            <text:p>Tengo la impresión de que la gente no me quieren.</text:p>
          </table:table-cell>
          <table:table-cell table:style-name="ce2" office:value-type="string" calcext:value-type="string">
            <text:p>I felt that people dislike me.</text:p>
          </table:table-cell>
          <table:table-cell office:value-type="string" calcext:value-type="string">
            <text:p>hatte ich das Gefühl, daß mich die Menschen nicht mög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cesd20.q</text:p>
          </table:table-cell>
          <table:table-cell office:value-type="string" calcext:value-type="string">
            <text:p>Não consegui levar adiante minhas coisas.</text:p>
          </table:table-cell>
          <table:table-cell table:style-name="ce2" office:value-type="string" calcext:value-type="string">
            <text:p>He carecido de ánimo.</text:p>
          </table:table-cell>
          <table:table-cell table:style-name="ce2" office:value-type="string" calcext:value-type="string">
            <text:p>I could not get “going.”</text:p>
          </table:table-cell>
          <table:table-cell office:value-type="string" calcext:value-type="string">
            <text:p>bin ich nicht " in Gang" gekommen. <text: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 FTND - FAGESTROM TEST OF NICOTINE DEPENDENCE</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ftnd.1q</text:p>
          </table:table-cell>
          <table:table-cell office:value-type="string" calcext:value-type="string">
            <text:p>Quanto tempo após acordar você fuma seu<text:line-break/>primeiro cigarro?</text:p>
          </table:table-cell>
          <table:table-cell table:style-name="ce2" office:value-type="string" calcext:value-type="string">
            <text:p>¿Cuánto tarda, depué de despertarse, en fumar su primer cigarrillo?</text:p>
          </table:table-cell>
          <table:table-cell table:style-name="ce2" office:value-type="string" calcext:value-type="string">
            <text:p>How soon after you wake up do you<text:line-break/>smoke your first cigarette?</text:p>
          </table:table-cell>
          <table:table-cell office:value-type="string" calcext:value-type="string">
            <text:p>Wann rauchen Sie Ihre erste Zigarette nach dem Erwach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a</text:p>
          </table:table-cell>
          <table:table-cell office:value-type="string" calcext:value-type="string">
            <text:p>Dentro de cinco minutos.</text:p>
          </table:table-cell>
          <table:table-cell table:style-name="ce2" office:value-type="string" calcext:value-type="string">
            <text:p>Menos de 5 minutos.</text:p>
          </table:table-cell>
          <table:table-cell table:style-name="ce2" office:value-type="string" calcext:value-type="string">
            <text:p>Within 5 minutes.</text:p>
          </table:table-cell>
          <table:table-cell office:value-type="string" calcext:value-type="string">
            <text:p>Innerhalb von 5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b</text:p>
          </table:table-cell>
          <table:table-cell office:value-type="string" calcext:value-type="string">
            <text:p>Entre 6 e 30 minutos;</text:p>
          </table:table-cell>
          <table:table-cell table:style-name="ce2" office:value-type="string" calcext:value-type="string">
            <text:p>Entre 6 y 30 minutos.</text:p>
          </table:table-cell>
          <table:table-cell table:style-name="ce2" office:value-type="string" calcext:value-type="string">
            <text:p>6-30 minutes.</text:p>
          </table:table-cell>
          <table:table-cell office:value-type="string" calcext:value-type="string">
            <text:p>Innerhalb von 6 bis 30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c</text:p>
          </table:table-cell>
          <table:table-cell office:value-type="string" calcext:value-type="string">
            <text:p>Entre 31 e 60 minutos.</text:p>
          </table:table-cell>
          <table:table-cell table:style-name="ce2" office:value-type="string" calcext:value-type="string">
            <text:p>Entre 31 y 60 minutos.</text:p>
          </table:table-cell>
          <table:table-cell table:style-name="ce2" office:value-type="string" calcext:value-type="string">
            <text:p>31-60 minutes.</text:p>
          </table:table-cell>
          <table:table-cell office:value-type="string" calcext:value-type="string">
            <text:p>Innerhalb von 31 bis 60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1d</text:p>
          </table:table-cell>
          <table:table-cell office:value-type="string" calcext:value-type="string">
            <text:p>Após 60 minutos.</text:p>
          </table:table-cell>
          <table:table-cell table:style-name="ce2" office:value-type="string" calcext:value-type="string">
            <text:p>Más de 60 minutos.</text:p>
          </table:table-cell>
          <table:table-cell table:style-name="ce2" office:value-type="string" calcext:value-type="string">
            <text:p>After 60 minutes.</text:p>
          </table:table-cell>
          <table:table-cell office:value-type="string" calcext:value-type="string">
            <text:p>Es dauert länger als 60 Minu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2q</text:p>
          </table:table-cell>
          <table:table-cell office:value-type="string" calcext:value-type="string">
            <text:p>Você acha difícil não fumar em lugares<text:line-break/>públicos como igrejas, bibliotecas, etc?</text:p>
          </table:table-cell>
          <table:table-cell table:style-name="ce2" office:value-type="string" calcext:value-type="string">
            <text:p>¿Encuentra dificil de abstenerse de fumar en sitios en donde está prohibido, tales como iglesias, bibliotecas, cines, etc?</text:p>
          </table:table-cell>
          <table:table-cell table:style-name="ce2" office:value-type="string" calcext:value-type="string">
            <text:p>Do you find it difficult to refrain from<text:line-break/>smoking in places where it is forbidden<text:line-break/>e.g. in church, at the library, in cinema, etc?</text:p>
          </table:table-cell>
          <table:table-cell office:value-type="string" calcext:value-type="string">
            <text:p>Finden Sie es schwierig, an Orten, wo das Rauchen verboten ist (z.B. in der Kirche,<text:line-break/>in der Bibliothek, im Kino usw.) darauf zu verzicht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3q</text:p>
          </table:table-cell>
          <table:table-cell office:value-type="string" calcext:value-type="string">
            <text:p>Qual o cigarro do dia que te traz mais<text:line-break/>satisfação?</text:p>
          </table:table-cell>
          <table:table-cell table:style-name="ce2" office:value-type="string" calcext:value-type="string">
            <text:p>¿A qué cigarrillo odiaría más renunciar?</text:p>
          </table:table-cell>
          <table:table-cell table:style-name="ce2" office:value-type="string" calcext:value-type="string">
            <text:p>Which cigarette would you hate most to<text:line-break/>give up?</text:p>
          </table:table-cell>
          <table:table-cell office:value-type="string" calcext:value-type="string">
            <text:p>Auf welche Zigarette würden Sie nicht verzichten woll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3a</text:p>
          </table:table-cell>
          <table:table-cell office:value-type="string" calcext:value-type="string">
            <text:p>O primeiro da manhã.</text:p>
          </table:table-cell>
          <table:table-cell table:style-name="ce2" office:value-type="string" calcext:value-type="string">
            <text:p>Al primero de la mañana.</text:p>
          </table:table-cell>
          <table:table-cell table:style-name="ce2" office:value-type="string" calcext:value-type="string">
            <text:p>The first one in the morning.</text:p>
          </table:table-cell>
          <table:table-cell office:value-type="string" calcext:value-type="string">
            <text:p>Die erste nach dem Erwach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3b</text:p>
          </table:table-cell>
          <table:table-cell office:value-type="string" calcext:value-type="string">
            <text:p>Outros.</text:p>
          </table:table-cell>
          <table:table-cell table:style-name="ce2" office:value-type="string" calcext:value-type="string">
            <text:p>A cualquier otro.</text:p>
          </table:table-cell>
          <table:table-cell table:style-name="ce2" office:value-type="string" calcext:value-type="string">
            <text:p>All others.</text:p>
          </table:table-cell>
          <table:table-cell office:value-type="string" calcext:value-type="string">
            <text:p>Eine ander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4q</text:p>
          </table:table-cell>
          <table:table-cell office:value-type="string" calcext:value-type="string">
            <text:p>Quantos cigarros você fuma por dia?</text:p>
          </table:table-cell>
          <table:table-cell table:style-name="ce2" office:value-type="string" calcext:value-type="string">
            <text:p>¿Cuántos cigarrillos fuma al dia?</text:p>
          </table:table-cell>
          <table:table-cell table:style-name="ce2" office:value-type="string" calcext:value-type="string">
            <text:p>How many cigarettes/day do you smoke?</text:p>
          </table:table-cell>
          <table:table-cell office:value-type="string" calcext:value-type="string">
            <text:p>Wie viele Zigaretten rauchen Sie pro Ta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a</text:p>
          </table:table-cell>
          <table:table-cell office:value-type="string" calcext:value-type="string">
            <text:p>Menos de 10</text:p>
          </table:table-cell>
          <table:table-cell table:style-name="ce2" office:value-type="string" calcext:value-type="string">
            <text:p>10 o menos.</text:p>
          </table:table-cell>
          <table:table-cell table:style-name="ce2" office:value-type="string" calcext:value-type="string">
            <text:p>10 or less</text:p>
          </table:table-cell>
          <table:table-cell office:value-type="string" calcext:value-type="string">
            <text:p>Mehr als 30</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b</text:p>
          </table:table-cell>
          <table:table-cell office:value-type="string" calcext:value-type="string">
            <text:p>De 11 a 20</text:p>
          </table:table-cell>
          <table:table-cell table:number-columns-repeated="2" table:style-name="ce2" office:value-type="string" calcext:value-type="string">
            <text:p>11-20</text:p>
          </table:table-cell>
          <table:table-cell office:value-type="string" calcext:value-type="string">
            <text:p>21–30</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c</text:p>
          </table:table-cell>
          <table:table-cell office:value-type="string" calcext:value-type="string">
            <text:p>De 21 a 30</text:p>
          </table:table-cell>
          <table:table-cell table:number-columns-repeated="2" table:style-name="ce2" office:value-type="string" calcext:value-type="string">
            <text:p>21-30</text:p>
          </table:table-cell>
          <table:table-cell office:value-type="string" calcext:value-type="string">
            <text:p>11–20</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r.4d</text:p>
          </table:table-cell>
          <table:table-cell office:value-type="string" calcext:value-type="string">
            <text:p>Mais de 31</text:p>
          </table:table-cell>
          <table:table-cell table:style-name="ce2" office:value-type="string" calcext:value-type="string">
            <text:p>31 o más</text:p>
          </table:table-cell>
          <table:table-cell table:style-name="ce2" office:value-type="string" calcext:value-type="string">
            <text:p>31 or more</text:p>
          </table:table-cell>
          <table:table-cell office:value-type="string" calcext:value-type="string">
            <text:p>10 oder weniger</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5q</text:p>
          </table:table-cell>
          <table:table-cell office:value-type="string" calcext:value-type="string">
            <text:p>Você fuma mais frequentemente pela<text:line-break/>manhã?</text:p>
          </table:table-cell>
          <table:table-cell table:style-name="ce2" office:value-type="string" calcext:value-type="string">
            <text:p>¿Fuma más a menudo durante las primeras horas después de despertarse que durante el resto do dia?</text:p>
          </table:table-cell>
          <table:table-cell table:style-name="ce2" office:value-type="string" calcext:value-type="string">
            <text:p>Do you smoke more frequently during the<text:line-break/>first hours after waking than during the <text:s text:c="75"/>rest of the day?</text:p>
          </table:table-cell>
          <table:table-cell office:value-type="string" calcext:value-type="string">
            <text:p>Rauchen Sie in den ersten Stunden nach dem Erwachen im Allgemeinen mehr als<text:line-break/>am Rest des Tage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ftnd.6q</text:p>
          </table:table-cell>
          <table:table-cell office:value-type="string" calcext:value-type="string">
            <text:p>Você fuma, mesmo doente, quando precisa<text:line-break/>ficar de cama a maior parte do tempo?</text:p>
          </table:table-cell>
          <table:table-cell table:style-name="ce2" office:value-type="string" calcext:value-type="string">
            <text:p>¿Fuma cuando está tan enfermo que pasa en la cama la mayor parte del día?</text:p>
          </table:table-cell>
          <table:table-cell table:style-name="ce2" office:value-type="string" calcext:value-type="string">
            <text:p>Do you smoke if you are so ill that you<text:line-break/>are in bed most of the day?</text:p>
          </table:table-cell>
          <table:table-cell office:value-type="string" calcext:value-type="string">
            <text:p>Kommt es vor, dass Sie rauchen, wenn Sie krank sind und tagsüber im Bett <text:line-break/>bleiben müssen?</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 USER SATISFACTION QUESTIONNAIRE</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text:p>
          </table:table-cell>
          <table:table-cell/>
          <table:table-cell table:style-name="ce2" table:number-columns-repeated="2"/>
          <table:table-cell table:number-columns-repeated="4"/>
          <table:table-cell table:style-name="ce2" table:number-columns-repeated="6"/>
          <table:table-cell table:number-columns-repeated="242"/>
        </table:table-row>
        <table:table-row table:style-name="ro3">
          <table:table-cell office:value-type="string" calcext:value-type="string">
            <text:p>satisfaction.scale.q1</text:p>
          </table:table-cell>
          <table:table-cell office:value-type="string" calcext:value-type="string">
            <text:p>Em geral, qual seu grau de satisfação com o site?</text:p>
          </table:table-cell>
          <table:table-cell table:style-name="ce2" office:value-type="string" calcext:value-type="string">
            <text:p>Em geral, qual seu grau de satisfação com o site?</text:p>
          </table:table-cell>
          <table:table-cell table:style-name="ce2" office:value-type="string" calcext:value-type="string">
            <text:p>Overall, how satisfied were you with this website?</text:p>
          </table:table-cell>
          <table:table-cell office:value-type="string" calcext:value-type="string">
            <text:p>Overall, how satisfied were you with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q1a</text:p>
          </table:table-cell>
          <table:table-cell office:value-type="string" calcext:value-type="string">
            <text:p>Nenhuma satisfação.</text:p>
          </table:table-cell>
          <table:table-cell table:style-name="ce2" office:value-type="string" calcext:value-type="string">
            <text:p>Nenhuma satisfação.</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alittle</text:p>
          </table:table-cell>
          <table:table-cell office:value-type="string" calcext:value-type="string">
            <text:p>Pouquíssima.</text:p>
          </table:table-cell>
          <table:table-cell table:style-name="ce2" office:value-type="string" calcext:value-type="string">
            <text:p>Pouquíssima.</text:p>
          </table:table-cell>
          <table:table-cell table:style-name="ce2" office:value-type="string" calcext:value-type="string">
            <text:p>A little.</text:p>
          </table:table-cell>
          <table:table-cell office:value-type="string" calcext:value-type="string">
            <text:p>A littl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somewhat</text:p>
          </table:table-cell>
          <table:table-cell office:value-type="string" calcext:value-type="string">
            <text:p>Pouca.</text:p>
          </table:table-cell>
          <table:table-cell table:style-name="ce2" office:value-type="string" calcext:value-type="string">
            <text:p>Pouca.</text:p>
          </table:table-cell>
          <table:table-cell table:style-name="ce2" office:value-type="string" calcext:value-type="string">
            <text:p>Somewhat.</text:p>
          </table:table-cell>
          <table:table-cell office:value-type="string" calcext:value-type="string">
            <text:p>Somewhat.</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mostly</text:p>
          </table:table-cell>
          <table:table-cell office:value-type="string" calcext:value-type="string">
            <text:p>Maior parte.</text:p>
          </table:table-cell>
          <table:table-cell table:style-name="ce2" office:value-type="string" calcext:value-type="string">
            <text:p>Maior parte.</text:p>
          </table:table-cell>
          <table:table-cell table:style-name="ce2" office:value-type="string" calcext:value-type="string">
            <text:p>Mostly.</text:p>
          </table:table-cell>
          <table:table-cell office:value-type="string" calcext:value-type="string">
            <text:p>Mostly.</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verymuch</text:p>
          </table:table-cell>
          <table:table-cell office:value-type="string" calcext:value-type="string">
            <text:p>Muitíssima.</text:p>
          </table:table-cell>
          <table:table-cell table:style-name="ce2" office:value-type="string" calcext:value-type="string">
            <text:p>Muitíssima.</text:p>
          </table:table-cell>
          <table:table-cell table:style-name="ce2" office:value-type="string" calcext:value-type="string">
            <text:p>Very much.</text:p>
          </table:table-cell>
          <table:table-cell office:value-type="string" calcext:value-type="string">
            <text:p>Very much.</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q1f</text:p>
          </table:table-cell>
          <table:table-cell office:value-type="string" calcext:value-type="string">
            <text:p>Não se aplica: Não usei o site.</text:p>
          </table:table-cell>
          <table:table-cell table:style-name="ce2" office:value-type="string" calcext:value-type="string">
            <text:p>Não se aplica: Não vou usar o site</text:p>
          </table:table-cell>
          <table:table-cell table:style-name="ce2" office:value-type="string" calcext:value-type="string">
            <text:p>Not applicable: I did not ever use this assigned website.</text:p>
          </table:table-cell>
          <table:table-cell office:value-type="string" calcext:value-type="string">
            <text:p>Not applicable: I did not ever use my assigned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prefer.not.answer</text:p>
          </table:table-cell>
          <table:table-cell office:value-type="string" calcext:value-type="string">
            <text:p>Prefiro não responder.</text:p>
          </table:table-cell>
          <table:table-cell table:style-name="ce2" office:value-type="string" calcext:value-type="string">
            <text:p>Prefiro não responder.</text:p>
          </table:table-cell>
          <table:table-cell table:style-name="ce2" office:value-type="string" calcext:value-type="string">
            <text:p>Prefer not to answer.</text:p>
          </table:table-cell>
          <table:table-cell office:value-type="string" calcext:value-type="string">
            <text:p>Prefer not to answer.</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q2</text:p>
          </table:table-cell>
          <table:table-cell office:value-type="string" calcext:value-type="string">
            <text:p>Você recomendaria esse site para um amigo que gostaria de parar de fumar?</text:p>
          </table:table-cell>
          <table:table-cell table:style-name="ce2" office:value-type="string" calcext:value-type="string">
            <text:p>Você recomendaria esse site para um amigo que gostaria de parar de fumar?</text:p>
          </table:table-cell>
          <table:table-cell table:style-name="ce2" office:value-type="string" calcext:value-type="string">
            <text:p>Would you recommend this website to a friend who would like to quit smoking?</text:p>
          </table:table-cell>
          <table:table-cell office:value-type="string" calcext:value-type="string">
            <text:p>Would you recommend your website to a friend who would like to quit smok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maybe</text:p>
          </table:table-cell>
          <table:table-cell office:value-type="string" calcext:value-type="string">
            <text:p>Talvez.</text:p>
          </table:table-cell>
          <table:table-cell table:style-name="ce2" office:value-type="string" calcext:value-type="string">
            <text:p>Talvez.</text:p>
          </table:table-cell>
          <table:table-cell table:style-name="ce2" office:value-type="string" calcext:value-type="string">
            <text:p>Unsure.</text:p>
          </table:table-cell>
          <table:table-cell office:value-type="string" calcext:value-type="string">
            <text:p>Unsur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3q</text:p>
          </table:table-cell>
          <table:table-cell office:value-type="string" calcext:value-type="string">
            <text:p>O site foi útil para você no exercício de para parar de fumar?</text:p>
          </table:table-cell>
          <table:table-cell table:style-name="ce2" office:value-type="string" calcext:value-type="string">
            <text:p>O site foi útil para você no exercício de para parar de fumar?</text:p>
          </table:table-cell>
          <table:table-cell table:style-name="ce2" office:value-type="string" calcext:value-type="string">
            <text:p>How useful were this website's skills exercises for quitting smoking?</text:p>
          </table:table-cell>
          <table:table-cell office:value-type="string" calcext:value-type="string">
            <text:p>How useful were your website's skills exercises for quitting smoking?</text:p>
          </table:table-cell>
          <table:table-cell table:number-columns-repeated="3"/>
          <table:table-cell table:style-name="ce2" table:number-columns-repeated="6"/>
          <table:table-cell table:number-columns-repeated="242"/>
        </table:table-row>
        <table:table-row table:style-name="ro3">
          <table:table-cell table:style-name="ce7" office:value-type="string" calcext:value-type="string">
            <text:p>satisfaction.scale.r.3</text:p>
          </table:table-cell>
          <table:table-cell office:value-type="string" calcext:value-type="string">
            <text:p>Nenhuma utilidade.</text:p>
          </table:table-cell>
          <table:table-cell table:style-name="ce2" office:value-type="string" calcext:value-type="string">
            <text:p>Nenhuma utilidade.</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table:style-name="ce7" office:value-type="string" calcext:value-type="string">
            <text:p>satisfaction.scale.r.3</text:p>
          </table:table-cell>
          <table:table-cell office:value-type="string" calcext:value-type="string">
            <text:p>Não se aplica: Não tentei os métodos propostos</text:p>
          </table:table-cell>
          <table:table-cell table:style-name="ce2" office:value-type="string" calcext:value-type="string">
            <text:p>Não se aplica: Não tentei os métodos propostos</text:p>
          </table:table-cell>
          <table:table-cell table:style-name="ce2" office:value-type="string" calcext:value-type="string">
            <text:p>Not applicable: I did not try these methods.</text:p>
          </table:table-cell>
          <table:table-cell office:value-type="string" calcext:value-type="string">
            <text:p>Not applicable: I did not try these methods.</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4q</text:p>
          </table:table-cell>
          <table:table-cell office:value-type="string" calcext:value-type="string">
            <text:p>No geral, quão útil foram os planos personalizados do site para você parar de fumar?</text:p>
          </table:table-cell>
          <table:table-cell table:style-name="ce2" office:value-type="string" calcext:value-type="string">
            <text:p>No geral, quão útil foram os planos personalizados do site para você parar de fumar?</text:p>
          </table:table-cell>
          <table:table-cell table:style-name="ce2" office:value-type="string" calcext:value-type="string">
            <text:p>Overall, how useful was your website’s personalized plans for quitting smoking?</text:p>
          </table:table-cell>
          <table:table-cell office:value-type="string" calcext:value-type="string">
            <text:p>Overall, how useful was your website’s personalized plans for quitting smok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4</text:p>
          </table:table-cell>
          <table:table-cell office:value-type="string" calcext:value-type="string">
            <text:p>Nenhuma utilidade.</text:p>
          </table:table-cell>
          <table:table-cell table:style-name="ce2" office:value-type="string" calcext:value-type="string">
            <text:p>Nenhuma utilidade.</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4</text:p>
          </table:table-cell>
          <table:table-cell office:value-type="string" calcext:value-type="string">
            <text:p>Não se aplica: Não usei os planos personalizados do site.</text:p>
          </table:table-cell>
          <table:table-cell table:style-name="ce2" office:value-type="string" calcext:value-type="string">
            <text:p>Não se aplica: Não usei os planos personalizados do site.</text:p>
          </table:table-cell>
          <table:table-cell table:style-name="ce2" office:value-type="string" calcext:value-type="string">
            <text:p>Not applicable: I did not use the website's personalized plan for quitting.</text:p>
          </table:table-cell>
          <table:table-cell office:value-type="string" calcext:value-type="string">
            <text:p>Not applicable: I did not use the website's personalized plan for quitt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5q</text:p>
          </table:table-cell>
          <table:table-cell office:value-type="string" calcext:value-type="string">
            <text:p>Quão útil foram os fóruns de suporte do site para você parar de fumar?</text:p>
          </table:table-cell>
          <table:table-cell table:style-name="ce2" office:value-type="string" calcext:value-type="string">
            <text:p>Quão útil foram os fóruns de suporte do site para você parar de fumar?</text:p>
          </table:table-cell>
          <table:table-cell table:style-name="ce2" office:value-type="string" calcext:value-type="string">
            <text:p>How useful was this website’s support forums for quitting smoking?</text:p>
          </table:table-cell>
          <table:table-cell office:value-type="string" calcext:value-type="string">
            <text:p>How useful was your website’s support forums for quitting smok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5</text:p>
          </table:table-cell>
          <table:table-cell office:value-type="string" calcext:value-type="string">
            <text:p>Nenhuma utilidade.</text:p>
          </table:table-cell>
          <table:table-cell table:style-name="ce2" office:value-type="string" calcext:value-type="string">
            <text:p>Nenhuma utilidade.</text:p>
          </table:table-cell>
          <table:table-cell table:style-name="ce2" office:value-type="string" calcext:value-type="string">
            <text:p>Not at all.<text:line-break/><text:line-break/></text:p>
          </table:table-cell>
          <table:table-cell office:value-type="string" calcext:value-type="string">
            <text:p>Not at all.<text:line-break/><text:line-break/></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5</text:p>
          </table:table-cell>
          <table:table-cell office:value-type="string" calcext:value-type="string">
            <text:p>Não se aplica: Não usei os fóruns de suporte do site.</text:p>
          </table:table-cell>
          <table:table-cell table:style-name="ce2" office:value-type="string" calcext:value-type="string">
            <text:p>Não se aplica: Não usei os fóruns de suporte do site.</text:p>
          </table:table-cell>
          <table:table-cell table:style-name="ce2" office:value-type="string" calcext:value-type="string">
            <text:p>Not applicable: I do not use the website's support forums for quitting.</text:p>
          </table:table-cell>
          <table:table-cell office:value-type="string" calcext:value-type="string">
            <text:p>Not applicable: I do not use the website's support forums for quitting.</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6q</text:p>
          </table:table-cell>
          <table:table-cell office:value-type="string" calcext:value-type="string">
            <text:p>Desde que acessou o site pela 1° vez, quantas outras vezes você visitou o site?</text:p>
          </table:table-cell>
          <table:table-cell table:style-name="ce2" office:value-type="string" calcext:value-type="string">
            <text:p>Desde que começou o estudo, quantas vezes separadamente você visitou o site?</text:p>
          </table:table-cell>
          <table:table-cell table:style-name="ce2" office:value-type="string" calcext:value-type="string">
            <text:p>Since you started using the website, about how many times did you visit this website again?</text:p>
          </table:table-cell>
          <table:table-cell office:value-type="string" calcext:value-type="string">
            <text:p>Since you started the study, about how many separate times did you visit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6</text:p>
          </table:table-cell>
          <table:table-cell office:value-type="string" calcext:value-type="string">
            <text:p>Número de vezes = </text:p>
          </table:table-cell>
          <table:table-cell table:style-name="ce2" office:value-type="string" calcext:value-type="string">
            <text:p>Número de vezes = </text:p>
          </table:table-cell>
          <table:table-cell table:style-name="ce2" office:value-type="string" calcext:value-type="string">
            <text:p>Number of times =</text:p>
          </table:table-cell>
          <table:table-cell office:value-type="string" calcext:value-type="string">
            <text:p>Number of times =</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6</text:p>
          </table:table-cell>
          <table:table-cell office:value-type="string" calcext:value-type="string">
            <text:p>Prefiro não responder.</text:p>
          </table:table-cell>
          <table:table-cell table:style-name="ce2" office:value-type="string" calcext:value-type="string">
            <text:p>Prefiro não responder.</text:p>
          </table:table-cell>
          <table:table-cell table:style-name="ce2" office:value-type="string" calcext:value-type="string">
            <text:p>Prefer not to answer.</text:p>
          </table:table-cell>
          <table:table-cell office:value-type="string" calcext:value-type="string">
            <text:p>Prefer not to answer.</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7q</text:p>
          </table:table-cell>
          <table:table-cell office:value-type="string" calcext:value-type="string">
            <text:p>Quão organizado você achou o site?</text:p>
          </table:table-cell>
          <table:table-cell table:style-name="ce2" office:value-type="string" calcext:value-type="string">
            <text:p>Quanto organizado você achou o site?</text:p>
          </table:table-cell>
          <table:table-cell table:style-name="ce2" office:value-type="string" calcext:value-type="string">
            <text:p>How well organized was this website?</text:p>
          </table:table-cell>
          <table:table-cell office:value-type="string" calcext:value-type="string">
            <text:p>How well organized was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7</text:p>
          </table:table-cell>
          <table:table-cell office:value-type="string" calcext:value-type="string">
            <text:p>Nenhuma organização.</text:p>
          </table:table-cell>
          <table:table-cell table:style-name="ce2" office:value-type="string" calcext:value-type="string">
            <text:p>Nenhuma organização.</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8q</text:p>
          </table:table-cell>
          <table:table-cell office:value-type="string" calcext:value-type="string">
            <text:p>Quão fácil para acessar as diferentes seções do site?</text:p>
          </table:table-cell>
          <table:table-cell table:style-name="ce2" office:value-type="string" calcext:value-type="string">
            <text:p>Quão fácil para acessar as diferentes seções do site?</text:p>
          </table:table-cell>
          <table:table-cell table:style-name="ce2" office:value-type="string" calcext:value-type="string">
            <text:p>How easy was it to access the different sections of the website?</text:p>
          </table:table-cell>
          <table:table-cell office:value-type="string" calcext:value-type="string">
            <text:p>How easy was it to access the different sections of your website?</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8</text:p>
          </table:table-cell>
          <table:table-cell office:value-type="string" calcext:value-type="string">
            <text:p>Nenhuma.</text:p>
          </table:table-cell>
          <table:table-cell table:style-name="ce2" office:value-type="string" calcext:value-type="string">
            <text:p>Nenhuma.</text:p>
          </table:table-cell>
          <table:table-cell table:style-name="ce2" office:value-type="string" calcext:value-type="string">
            <text:p>Not at all.</text:p>
          </table:table-cell>
          <table:table-cell office:value-type="string" calcext:value-type="string">
            <text:p>Not at all.</text:p>
          </table:table-cell>
          <table:table-cell table:number-columns-repeated="3"/>
          <table:table-cell table:style-name="ce2" table:number-columns-repeated="6"/>
          <table:table-cell table:number-columns-repeated="242"/>
        </table:table-row>
        <table:table-row table:style-name="ro3">
          <table:table-cell office:value-type="string" calcext:value-type="string">
            <text:p>satisfaction.scale.r.9</text:p>
          </table:table-cell>
          <table:table-cell office:value-type="string" calcext:value-type="string">
            <text:p>Existe algo mais que você gostaria de dizer sobre esse site?</text:p>
          </table:table-cell>
          <table:table-cell table:style-name="ce2" office:value-type="string" calcext:value-type="string">
            <text:p>Existe algo mais que você gostaria de dizer sobre o esse site?</text:p>
          </table:table-cell>
          <table:table-cell table:style-name="ce2" office:value-type="string" calcext:value-type="string">
            <text:p>Is there anything else you’d like to say about this assigned website?</text:p>
          </table:table-cell>
          <table:table-cell office:value-type="string" calcext:value-type="string">
            <text:p>Is there anything more you’d like to say about your assigned website?</text:p>
          </table:table-cell>
          <table:table-cell table:number-columns-repeated="3"/>
          <table:table-cell table:style-name="ce2" table:number-columns-repeated="6"/>
          <table:table-cell table:number-columns-repeated="242"/>
        </table:table-row>
        <table:table-row table:style-name="ro3">
          <table:table-cell table:style-name="Default" table:number-columns-repeated="4"/>
          <table:table-cell table:style-name="ce4"/>
          <table:table-cell table:style-name="ce3" table:number-columns-repeated="3"/>
          <table:table-cell table:number-columns-repeated="248"/>
        </table:table-row>
        <table:table-row table:style-name="ro3" table:number-rows-repeated="98">
          <table:table-cell table:number-columns-repeated="2"/>
          <table:table-cell table:style-name="ce2" table:number-columns-repeated="2"/>
          <table:table-cell table:style-name="ce4"/>
          <table:table-cell table:style-name="ce3" table:number-columns-repeated="3"/>
          <table:table-cell table:number-columns-repeated="248"/>
        </table:table-row>
        <table:table-row table:style-name="ro3">
          <table:table-cell table:number-columns-repeated="2"/>
          <table:table-cell table:style-name="ce2" table:number-columns-repeated="2"/>
          <table:table-cell table:style-name="ce4"/>
          <table:table-cell table:style-name="ce3" table:number-columns-repeated="3"/>
          <table:table-cell table:number-columns-repeated="248"/>
        </table:table-row>
      </table:table>
      <table:table table:name="concatenate" table:style-name="ta2" table:print="false">
        <office:forms form:automatic-focus="false" form:apply-design-mode="false"/>
        <table:table-column table:style-name="co1" table:default-cell-style-name="ce2"/>
        <table:table-column table:style-name="co2" table:default-cell-style-name="ce2"/>
        <table:table-column table:style-name="co9" table:number-columns-repeated="10" table:default-cell-style-name="ce3"/>
        <table:table-column table:style-name="co7" table:default-cell-style-name="ce3"/>
        <table:table-column table:style-name="co7" table:number-columns-repeated="243" table:default-cell-style-name="Default"/>
        <table:table-row table:style-name="ro4">
          <table:table-cell table:style-name="ce1"/>
          <table:table-cell table:style-name="ce1" office:value-type="string" calcext:value-type="string">
            <text:p>pt-br</text:p>
          </table:table-cell>
          <table:table-cell table:number-columns-repeated="254"/>
        </table:table-row>
        <table:table-row table:style-name="ro4">
          <table:table-cell office:value-type="string" calcext:value-type="string">
            <text:p>primefaces.captcha.INVALID</text:p>
          </table:table-cell>
          <table:table-cell office:value-type="string" calcext:value-type="string">
            <text:p>O valor em ''{0}'' não é válido.</text:p>
          </table:table-cell>
          <table:table-cell table:formula="of:=CONCATENATE([.A2];&quot;=&quot;;[translation.B2])" office:value-type="string" office:string-value="primefaces.captcha.INVALID=O valor em ''{0}'' não é válido." calcext:value-type="string">
            <text:p>primefaces.captcha.INVALID=O valor em ''{0}'' não é válido.</text:p>
          </table:table-cell>
          <table:table-cell table:number-columns-repeated="253"/>
        </table:table-row>
        <table:table-row table:style-name="ro4">
          <table:table-cell office:value-type="string" calcext:value-type="string">
            <text:p>primefaces.captcha.INVALID_detail</text:p>
          </table:table-cell>
          <table:table-cell office:value-type="string" calcext:value-type="string">
            <text:p>???{0}: ''{1}'' não é igual ao texto exibido.</text:p>
          </table:table-cell>
          <table:table-cell table:formula="of:=CONCATENATE([.A3];&quot;=&quot;;[translation.B3])" office:value-type="string" office:string-value="primefaces.captcha.INVALID_detail=???{0}: ''{1}'' não é igual ao texto exibido." calcext:value-type="string">
            <text:p>primefaces.captcha.INVALID_detail=???{0}: ''{1}'' não é igual ao texto exibido.</text:p>
          </table:table-cell>
          <table:table-cell table:number-columns-repeated="253"/>
        </table:table-row>
        <table:table-row table:style-name="ro4">
          <table:table-cell office:value-type="string" calcext:value-type="string">
            <text:p>primefaces.password.INVALID_MATCH</text:p>
          </table:table-cell>
          <table:table-cell office:value-type="string" calcext:value-type="string">
            <text:p>{0}'' deve ser igual a ''{1}''.</text:p>
          </table:table-cell>
          <table:table-cell table:formula="of:=CONCATENATE([.A4];&quot;=&quot;;[translation.B4])" office:value-type="string" office:string-value="primefaces.password.INVALID_MATCH={0}'' deve ser igual a ''{1}''." calcext:value-type="string">
            <text:p>primefaces.password.INVALID_MATCH={0}'' deve ser igual a ''{1}''.</text:p>
          </table:table-cell>
          <table:table-cell table:number-columns-repeated="253"/>
        </table:table-row>
        <table:table-row table:style-name="ro4">
          <table:table-cell office:value-type="string" calcext:value-type="string">
            <text:p>primefaces.password.INVALID_MATCH_detail</text:p>
          </table:table-cell>
          <table:table-cell office:value-type="string" calcext:value-type="string">
            <text:p>{0}'' deve ser igual a ''{1}''.</text:p>
          </table:table-cell>
          <table:table-cell table:formula="of:=CONCATENATE([.A5];&quot;=&quot;;[translation.B5])" office:value-type="string" office:string-value="primefaces.password.INVALID_MATCH_detail={0}'' deve ser igual a ''{1}''." calcext:value-type="string">
            <text:p>primefaces.password.INVALID_MATCH_detail={0}'' deve ser igual a ''{1}''.</text:p>
          </table:table-cell>
          <table:table-cell table:number-columns-repeated="253"/>
        </table:table-row>
        <table:table-row table:style-name="ro4">
          <table:table-cell office:value-type="string" calcext:value-type="string">
            <text:p>javax.faces.component.UIInput.REQUIRED</text:p>
          </table:table-cell>
          <table:table-cell office:value-type="string" calcext:value-type="string">
            <text:p>O campo ''{0}'' é requerido.</text:p>
          </table:table-cell>
          <table:table-cell table:formula="of:=CONCATENATE([.A6];&quot;=&quot;;[translation.B6])" office:value-type="string" office:string-value="javax.faces.component.UIInput.REQUIRED=O campo ''{0}'' é requerido." calcext:value-type="string">
            <text:p>javax.faces.component.UIInput.REQUIRED=O campo ''{0}'' é requerido.</text:p>
          </table:table-cell>
          <table:table-cell table:number-columns-repeated="253"/>
        </table:table-row>
        <table:table-row table:style-name="ro4">
          <table:table-cell office:value-type="string" calcext:value-type="string">
            <text:p>javax.faces.validator.LengthValidator.MINIMUM</text:p>
          </table:table-cell>
          <table:table-cell office:value-type="string" calcext:value-type="string">
            <text:p>O campo ''{1}'' deve conter ao menos {0} caracteres.</text:p>
          </table:table-cell>
          <table:table-cell table:formula="of:=CONCATENATE([.A7];&quot;=&quot;;[translation.B7])" office:value-type="string" office:string-value="javax.faces.validator.LengthValidator.MINIMUM=O campo ''{1}'' deve conter ao menos {0} caracteres." calcext:value-type="string">
            <text:p>javax.faces.validator.LengthValidator.MINIMUM=O campo ''{1}'' deve conter ao menos {0} caracteres.</text:p>
          </table:table-cell>
          <table:table-cell table:number-columns-repeated="253"/>
        </table:table-row>
        <table:table-row table:style-name="ro4">
          <table:table-cell office:value-type="string" calcext:value-type="string">
            <text:p>javax.faces.validator.LengthValidator.MAXIMUM</text:p>
          </table:table-cell>
          <table:table-cell office:value-type="string" calcext:value-type="string">
            <text:p>O campo ''{1}'' deve conter no máximo {0} caracteres.</text:p>
          </table:table-cell>
          <table:table-cell table:formula="of:=CONCATENATE([.A8];&quot;=&quot;;[translation.B8])" office:value-type="string" office:string-value="javax.faces.validator.LengthValidator.MAXIMUM=O campo ''{1}'' deve conter no máximo {0} caracteres." calcext:value-type="string">
            <text:p>javax.faces.validator.LengthValidator.MAXIMUM=O campo ''{1}'' deve conter no máximo {0} caracteres.</text:p>
          </table:table-cell>
          <table:table-cell table:number-columns-repeated="253"/>
        </table:table-row>
        <table:table-row table:style-name="ro4">
          <table:table-cell table:style-name="ce3"/>
          <table:table-cell/>
          <table:table-cell table:formula="of:=CONCATENATE([.A9];&quot;=&quot;;[translation.B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10];&quot;=&quot;;[translation.B10])" office:value-type="string" office:string-value="###################################=" calcext:value-type="string">
            <text:p>###################################=</text:p>
          </table:table-cell>
          <table:table-cell table:number-columns-repeated="253"/>
        </table:table-row>
        <table:table-row table:style-name="ro4">
          <table:table-cell office:value-type="string" calcext:value-type="string">
            <text:p># COMMON TERMS #########</text:p>
          </table:table-cell>
          <table:table-cell/>
          <table:table-cell table:formula="of:=CONCATENATE([.A11];&quot;=&quot;;[translation.B11])" office:value-type="string" office:string-value="# COMMON TERMS #########=" calcext:value-type="string">
            <text:p># COMMON TERMS #########=</text:p>
          </table:table-cell>
          <table:table-cell table:number-columns-repeated="253"/>
        </table:table-row>
        <table:table-row table:style-name="ro4">
          <table:table-cell office:value-type="string" calcext:value-type="string">
            <text:p>###################################</text:p>
          </table:table-cell>
          <table:table-cell/>
          <table:table-cell table:formula="of:=CONCATENATE([.A12];&quot;=&quot;;[translation.B12])" office:value-type="string" office:string-value="###################################=" calcext:value-type="string">
            <text:p>###################################=</text:p>
          </table:table-cell>
          <table:table-cell table:number-columns-repeated="253"/>
        </table:table-row>
        <table:table-row table:style-name="ro4">
          <table:table-cell table:style-name="ce3"/>
          <table:table-cell/>
          <table:table-cell table:formula="of:=CONCATENATE([.A13];&quot;=&quot;;[translation.B13])" office:value-type="string" office:string-value="=" calcext:value-type="string">
            <text:p>=</text:p>
          </table:table-cell>
          <table:table-cell table:number-columns-repeated="253"/>
        </table:table-row>
        <table:table-row table:style-name="ro4">
          <table:table-cell office:value-type="string" calcext:value-type="string">
            <text:p>ufjf</text:p>
          </table:table-cell>
          <table:table-cell office:value-type="string" calcext:value-type="string">
            <text:p>Universidade Federal de Juiz de Fora</text:p>
          </table:table-cell>
          <table:table-cell table:formula="of:=CONCATENATE([.A14];&quot;=&quot;;[translation.B14])" office:value-type="string" office:string-value="ufjf=Universidade Federal de Juiz de Fora" calcext:value-type="string">
            <text:p>ufjf=Universidade Federal de Juiz de Fora</text:p>
          </table:table-cell>
          <table:table-cell table:number-columns-repeated="253"/>
        </table:table-row>
        <table:table-row table:style-name="ro13">
          <table:table-cell office:value-type="string" calcext:value-type="string">
            <text:p>crepeia</text:p>
          </table:table-cell>
          <table:table-cell office:value-type="string" calcext:value-type="string">
            <text:p>Centro de Referência em Pesquisa, Intervenção e Avaliação em Álcool e Outras Droga</text:p>
          </table:table-cell>
          <table:table-cell table:formula="of:=CONCATENATE([.A15];&quot;=&quot;;[translation.B15])" office:value-type="string" office:string-value="crepeia=Centro de Referência em Pesquisa, Intervenção e Avaliação em Álcool e Outras Droga" calcext:value-type="string">
            <text:p>crepeia=Centro de Referência em Pesquisa, Intervenção e Avaliação em Álcool e Outras Droga</text:p>
          </table:table-cell>
          <table:table-cell table:number-columns-repeated="253"/>
        </table:table-row>
        <table:table-row table:style-name="ro4">
          <table:table-cell office:value-type="string" calcext:value-type="string">
            <text:p>dcc</text:p>
          </table:table-cell>
          <table:table-cell office:value-type="string" calcext:value-type="string">
            <text:p>Departamento de Ciências da Computação - UFJF</text:p>
          </table:table-cell>
          <table:table-cell table:formula="of:=CONCATENATE([.A16];&quot;=&quot;;[translation.B16])" office:value-type="string" office:string-value="dcc=Departamento de Ciências da Computação - UFJF" calcext:value-type="string">
            <text:p>dcc=Departamento de Ciências da Computação - UFJF</text:p>
          </table:table-cell>
          <table:table-cell table:number-columns-repeated="253"/>
        </table:table-row>
        <table:table-row table:style-name="ro4">
          <table:table-cell office:value-type="string" calcext:value-type="string">
            <text:p>fapemig</text:p>
          </table:table-cell>
          <table:table-cell office:value-type="string" calcext:value-type="string">
            <text:p>FAPEMIG</text:p>
          </table:table-cell>
          <table:table-cell table:formula="of:=CONCATENATE([.A17];&quot;=&quot;;[translation.B17])" office:value-type="string" office:string-value="fapemig=FAPEMIG" calcext:value-type="string">
            <text:p>fapemig=FAPEMIG</text:p>
          </table:table-cell>
          <table:table-cell table:number-columns-repeated="253"/>
        </table:table-row>
        <table:table-row table:style-name="ro4">
          <table:table-cell office:value-type="string" calcext:value-type="string">
            <text:p>cnpq</text:p>
          </table:table-cell>
          <table:table-cell office:value-type="string" calcext:value-type="string">
            <text:p>CNPQ - Ciências sem Fronteiras</text:p>
          </table:table-cell>
          <table:table-cell table:formula="of:=CONCATENATE([.A18];&quot;=&quot;;[translation.B18])" office:value-type="string" office:string-value="cnpq=CNPQ - Ciências sem Fronteiras" calcext:value-type="string">
            <text:p>cnpq=CNPQ - Ciências sem Fronteiras</text:p>
          </table:table-cell>
          <table:table-cell table:number-columns-repeated="253"/>
        </table:table-row>
        <table:table-row table:style-name="ro4">
          <table:table-cell office:value-type="string" calcext:value-type="string">
            <text:p>capes</text:p>
          </table:table-cell>
          <table:table-cell office:value-type="string" calcext:value-type="string">
            <text:p>CAPES</text:p>
          </table:table-cell>
          <table:table-cell table:formula="of:=CONCATENATE([.A19];&quot;=&quot;;[translation.B19])" office:value-type="string" office:string-value="capes=CAPES" calcext:value-type="string">
            <text:p>capes=CAPES</text:p>
          </table:table-cell>
          <table:table-cell table:number-columns-repeated="253"/>
        </table:table-row>
        <table:table-row table:style-name="ro4">
          <table:table-cell office:value-type="string" calcext:value-type="string">
            <text:p>update.date</text:p>
          </table:table-cell>
          <table:table-cell office:value-type="string" calcext:value-type="string">
            <text:p>Atualizado em 08/09/2014.</text:p>
          </table:table-cell>
          <table:table-cell table:formula="of:=CONCATENATE([.A20];&quot;=&quot;;[translation.B20])" office:value-type="string" office:string-value="update.date=Atualizado em 08/09/2014." calcext:value-type="string">
            <text:p>update.date=Atualizado em 08/09/2014.</text:p>
          </table:table-cell>
          <table:table-cell table:number-columns-repeated="253"/>
        </table:table-row>
        <table:table-row table:style-name="ro4">
          <table:table-cell office:value-type="string" calcext:value-type="string">
            <text:p>vivasemtabaco</text:p>
          </table:table-cell>
          <table:table-cell office:value-type="string" calcext:value-type="string">
            <text:p>Viva sem Tabaco</text:p>
          </table:table-cell>
          <table:table-cell table:formula="of:=CONCATENATE([.A21];&quot;=&quot;;[translation.B21])" office:value-type="string" office:string-value="vivasemtabaco=Viva sem Tabaco" calcext:value-type="string">
            <text:p>vivasemtabaco=Viva sem Tabaco</text:p>
          </table:table-cell>
          <table:table-cell table:number-columns-repeated="253"/>
        </table:table-row>
        <table:table-row table:style-name="ro4">
          <table:table-cell office:value-type="string" calcext:value-type="string">
            <text:p>send</text:p>
          </table:table-cell>
          <table:table-cell office:value-type="string" calcext:value-type="string">
            <text:p>Enviar</text:p>
          </table:table-cell>
          <table:table-cell table:formula="of:=CONCATENATE([.A22];&quot;=&quot;;[translation.B22])" office:value-type="string" office:string-value="send=Enviar" calcext:value-type="string">
            <text:p>send=Enviar</text:p>
          </table:table-cell>
          <table:table-cell table:number-columns-repeated="253"/>
        </table:table-row>
        <table:table-row table:style-name="ro4">
          <table:table-cell office:value-type="string" calcext:value-type="string">
            <text:p>psw</text:p>
          </table:table-cell>
          <table:table-cell office:value-type="string" calcext:value-type="string">
            <text:p>Senha</text:p>
          </table:table-cell>
          <table:table-cell table:formula="of:=CONCATENATE([.A23];&quot;=&quot;;[translation.B23])" office:value-type="string" office:string-value="psw=Senha" calcext:value-type="string">
            <text:p>psw=Senha</text:p>
          </table:table-cell>
          <table:table-cell table:number-columns-repeated="253"/>
        </table:table-row>
        <table:table-row table:style-name="ro4">
          <table:table-cell office:value-type="string" calcext:value-type="string">
            <text:p>next</text:p>
          </table:table-cell>
          <table:table-cell office:value-type="string" calcext:value-type="string">
            <text:p>próximo</text:p>
          </table:table-cell>
          <table:table-cell table:formula="of:=CONCATENATE([.A24];&quot;=&quot;;[translation.B24])" office:value-type="string" office:string-value="next=próximo" calcext:value-type="string">
            <text:p>next=próximo</text:p>
          </table:table-cell>
          <table:table-cell table:number-columns-repeated="253"/>
        </table:table-row>
        <table:table-row table:style-name="ro4">
          <table:table-cell office:value-type="string" calcext:value-type="string">
            <text:p>back</text:p>
          </table:table-cell>
          <table:table-cell office:value-type="string" calcext:value-type="string">
            <text:p>voltar</text:p>
          </table:table-cell>
          <table:table-cell table:formula="of:=CONCATENATE([.A25];&quot;=&quot;;[translation.B25])" office:value-type="string" office:string-value="back=voltar" calcext:value-type="string">
            <text:p>back=voltar</text:p>
          </table:table-cell>
          <table:table-cell table:number-columns-repeated="253"/>
        </table:table-row>
        <table:table-row table:style-name="ro4">
          <table:table-cell office:value-type="string" calcext:value-type="string">
            <text:p>img.ref</text:p>
          </table:table-cell>
          <table:table-cell office:value-type="string" calcext:value-type="string">
            <text:p>Crédito da foto:</text:p>
          </table:table-cell>
          <table:table-cell table:formula="of:=CONCATENATE([.A26];&quot;=&quot;;[translation.B26])" office:value-type="string" office:string-value="img.ref=Crédito da foto:" calcext:value-type="string">
            <text:p>img.ref=Crédito da foto:</text:p>
          </table:table-cell>
          <table:table-cell table:number-columns-repeated="253"/>
        </table:table-row>
        <table:table-row table:style-name="ro4">
          <table:table-cell office:value-type="string" calcext:value-type="string">
            <text:p>next.step</text:p>
          </table:table-cell>
          <table:table-cell office:value-type="string" calcext:value-type="string">
            <text:p>Próximo passo</text:p>
          </table:table-cell>
          <table:table-cell table:formula="of:=CONCATENATE([.A27];&quot;=&quot;;[translation.B27])" office:value-type="string" office:string-value="next.step=Próximo passo" calcext:value-type="string">
            <text:p>next.step=Próximo passo</text:p>
          </table:table-cell>
          <table:table-cell table:number-columns-repeated="253"/>
        </table:table-row>
        <table:table-row table:style-name="ro4">
          <table:table-cell office:value-type="string" calcext:value-type="string">
            <text:p>currency</text:p>
          </table:table-cell>
          <table:table-cell office:value-type="string" calcext:value-type="string">
            <text:p>R$</text:p>
          </table:table-cell>
          <table:table-cell table:formula="of:=CONCATENATE([.A28];&quot;=&quot;;[translation.B28])" office:value-type="string" office:string-value="currency=R$" calcext:value-type="string">
            <text:p>currency=R$</text:p>
          </table:table-cell>
          <table:table-cell table:number-columns-repeated="253"/>
        </table:table-row>
        <table:table-row table:style-name="ro4">
          <table:table-cell office:value-type="string" calcext:value-type="string">
            <text:p>centseparator</text:p>
          </table:table-cell>
          <table:table-cell office:value-type="string" calcext:value-type="string">
            <text:p>.</text:p>
          </table:table-cell>
          <table:table-cell table:formula="of:=CONCATENATE([.A29];&quot;=&quot;;[translation.B29])" office:value-type="string" office:string-value="centseparator=." calcext:value-type="string">
            <text:p>centseparator=.</text:p>
          </table:table-cell>
          <table:table-cell table:number-columns-repeated="253"/>
        </table:table-row>
        <table:table-row table:style-name="ro4">
          <table:table-cell office:value-type="string" calcext:value-type="string">
            <text:p>thousandseparator</text:p>
          </table:table-cell>
          <table:table-cell office:value-type="string" calcext:value-type="string">
            <text:p>,</text:p>
          </table:table-cell>
          <table:table-cell table:formula="of:=CONCATENATE([.A30];&quot;=&quot;;[translation.B30])" office:value-type="string" office:string-value="thousandseparator=," calcext:value-type="string">
            <text:p>thousandseparator=,</text:p>
          </table:table-cell>
          <table:table-cell table:number-columns-repeated="253"/>
        </table:table-row>
        <table:table-row table:style-name="ro4">
          <table:table-cell office:value-type="string" calcext:value-type="string">
            <text:p>source</text:p>
          </table:table-cell>
          <table:table-cell office:value-type="string" calcext:value-type="string">
            <text:p>Fonte</text:p>
          </table:table-cell>
          <table:table-cell table:formula="of:=CONCATENATE([.A31];&quot;=&quot;;[translation.B31])" office:value-type="string" office:string-value="source=Fonte" calcext:value-type="string">
            <text:p>source=Fonte</text:p>
          </table:table-cell>
          <table:table-cell table:number-columns-repeated="253"/>
        </table:table-row>
        <table:table-row table:style-name="ro4">
          <table:table-cell office:value-type="string" calcext:value-type="string">
            <text:p>sources</text:p>
          </table:table-cell>
          <table:table-cell office:value-type="string" calcext:value-type="string">
            <text:p>Fontes</text:p>
          </table:table-cell>
          <table:table-cell table:formula="of:=CONCATENATE([.A32];&quot;=&quot;;[translation.B32])" office:value-type="string" office:string-value="sources=Fontes" calcext:value-type="string">
            <text:p>sources=Fontes</text:p>
          </table:table-cell>
          <table:table-cell table:number-columns-repeated="253"/>
        </table:table-row>
        <table:table-row table:style-name="ro4">
          <table:table-cell office:value-type="string" calcext:value-type="string">
            <text:p>month.1</text:p>
          </table:table-cell>
          <table:table-cell office:value-type="string" calcext:value-type="string">
            <text:p>Janeiro</text:p>
          </table:table-cell>
          <table:table-cell table:formula="of:=CONCATENATE([.A33];&quot;=&quot;;[translation.B33])" office:value-type="string" office:string-value="month.1=Janeiro" calcext:value-type="string">
            <text:p>month.1=Janeiro</text:p>
          </table:table-cell>
          <table:table-cell table:number-columns-repeated="253"/>
        </table:table-row>
        <table:table-row table:style-name="ro4">
          <table:table-cell office:value-type="string" calcext:value-type="string">
            <text:p>month.2</text:p>
          </table:table-cell>
          <table:table-cell office:value-type="string" calcext:value-type="string">
            <text:p>February</text:p>
          </table:table-cell>
          <table:table-cell table:formula="of:=CONCATENATE([.A34];&quot;=&quot;;[translation.B34])" office:value-type="string" office:string-value="month.2=February" calcext:value-type="string">
            <text:p>month.2=February</text:p>
          </table:table-cell>
          <table:table-cell table:number-columns-repeated="253"/>
        </table:table-row>
        <table:table-row table:style-name="ro4">
          <table:table-cell office:value-type="string" calcext:value-type="string">
            <text:p>month.3</text:p>
          </table:table-cell>
          <table:table-cell office:value-type="string" calcext:value-type="string">
            <text:p>Março</text:p>
          </table:table-cell>
          <table:table-cell table:formula="of:=CONCATENATE([.A35];&quot;=&quot;;[translation.B35])" office:value-type="string" office:string-value="month.3=Março" calcext:value-type="string">
            <text:p>month.3=Março</text:p>
          </table:table-cell>
          <table:table-cell table:number-columns-repeated="253"/>
        </table:table-row>
        <table:table-row table:style-name="ro4">
          <table:table-cell office:value-type="string" calcext:value-type="string">
            <text:p>month.4</text:p>
          </table:table-cell>
          <table:table-cell office:value-type="string" calcext:value-type="string">
            <text:p>Abril</text:p>
          </table:table-cell>
          <table:table-cell table:formula="of:=CONCATENATE([.A36];&quot;=&quot;;[translation.B36])" office:value-type="string" office:string-value="month.4=Abril" calcext:value-type="string">
            <text:p>month.4=Abril</text:p>
          </table:table-cell>
          <table:table-cell table:number-columns-repeated="253"/>
        </table:table-row>
        <table:table-row table:style-name="ro4">
          <table:table-cell office:value-type="string" calcext:value-type="string">
            <text:p>month.5</text:p>
          </table:table-cell>
          <table:table-cell office:value-type="string" calcext:value-type="string">
            <text:p>Maio</text:p>
          </table:table-cell>
          <table:table-cell table:formula="of:=CONCATENATE([.A37];&quot;=&quot;;[translation.B37])" office:value-type="string" office:string-value="month.5=Maio" calcext:value-type="string">
            <text:p>month.5=Maio</text:p>
          </table:table-cell>
          <table:table-cell table:number-columns-repeated="253"/>
        </table:table-row>
        <table:table-row table:style-name="ro4">
          <table:table-cell office:value-type="string" calcext:value-type="string">
            <text:p>month.6</text:p>
          </table:table-cell>
          <table:table-cell office:value-type="string" calcext:value-type="string">
            <text:p>Junho</text:p>
          </table:table-cell>
          <table:table-cell table:formula="of:=CONCATENATE([.A38];&quot;=&quot;;[translation.B38])" office:value-type="string" office:string-value="month.6=Junho" calcext:value-type="string">
            <text:p>month.6=Junho</text:p>
          </table:table-cell>
          <table:table-cell table:number-columns-repeated="253"/>
        </table:table-row>
        <table:table-row table:style-name="ro4">
          <table:table-cell office:value-type="string" calcext:value-type="string">
            <text:p>month.7</text:p>
          </table:table-cell>
          <table:table-cell office:value-type="string" calcext:value-type="string">
            <text:p>Julho</text:p>
          </table:table-cell>
          <table:table-cell table:formula="of:=CONCATENATE([.A39];&quot;=&quot;;[translation.B39])" office:value-type="string" office:string-value="month.7=Julho" calcext:value-type="string">
            <text:p>month.7=Julho</text:p>
          </table:table-cell>
          <table:table-cell table:number-columns-repeated="253"/>
        </table:table-row>
        <table:table-row table:style-name="ro4">
          <table:table-cell office:value-type="string" calcext:value-type="string">
            <text:p>month.8</text:p>
          </table:table-cell>
          <table:table-cell office:value-type="string" calcext:value-type="string">
            <text:p>Agosto</text:p>
          </table:table-cell>
          <table:table-cell table:formula="of:=CONCATENATE([.A40];&quot;=&quot;;[translation.B40])" office:value-type="string" office:string-value="month.8=Agosto" calcext:value-type="string">
            <text:p>month.8=Agosto</text:p>
          </table:table-cell>
          <table:table-cell table:number-columns-repeated="253"/>
        </table:table-row>
        <table:table-row table:style-name="ro4">
          <table:table-cell office:value-type="string" calcext:value-type="string">
            <text:p>month.9</text:p>
          </table:table-cell>
          <table:table-cell office:value-type="string" calcext:value-type="string">
            <text:p>Setembro</text:p>
          </table:table-cell>
          <table:table-cell table:formula="of:=CONCATENATE([.A41];&quot;=&quot;;[translation.B41])" office:value-type="string" office:string-value="month.9=Setembro" calcext:value-type="string">
            <text:p>month.9=Setembro</text:p>
          </table:table-cell>
          <table:table-cell table:number-columns-repeated="253"/>
        </table:table-row>
        <table:table-row table:style-name="ro4">
          <table:table-cell office:value-type="string" calcext:value-type="string">
            <text:p>month.10</text:p>
          </table:table-cell>
          <table:table-cell office:value-type="string" calcext:value-type="string">
            <text:p>Outubro</text:p>
          </table:table-cell>
          <table:table-cell table:formula="of:=CONCATENATE([.A42];&quot;=&quot;;[translation.B42])" office:value-type="string" office:string-value="month.10=Outubro" calcext:value-type="string">
            <text:p>month.10=Outubro</text:p>
          </table:table-cell>
          <table:table-cell table:number-columns-repeated="253"/>
        </table:table-row>
        <table:table-row table:style-name="ro4">
          <table:table-cell office:value-type="string" calcext:value-type="string">
            <text:p>month.11</text:p>
          </table:table-cell>
          <table:table-cell office:value-type="string" calcext:value-type="string">
            <text:p>Novembro</text:p>
          </table:table-cell>
          <table:table-cell table:formula="of:=CONCATENATE([.A43];&quot;=&quot;;[translation.B43])" office:value-type="string" office:string-value="month.11=Novembro" calcext:value-type="string">
            <text:p>month.11=Novembro</text:p>
          </table:table-cell>
          <table:table-cell table:number-columns-repeated="253"/>
        </table:table-row>
        <table:table-row table:style-name="ro4">
          <table:table-cell office:value-type="string" calcext:value-type="string">
            <text:p>month.12</text:p>
          </table:table-cell>
          <table:table-cell office:value-type="string" calcext:value-type="string">
            <text:p>Dezembro</text:p>
          </table:table-cell>
          <table:table-cell table:formula="of:=CONCATENATE([.A44];&quot;=&quot;;[translation.B44])" office:value-type="string" office:string-value="month.12=Dezembro" calcext:value-type="string">
            <text:p>month.12=Dezembro</text:p>
          </table:table-cell>
          <table:table-cell table:number-columns-repeated="253"/>
        </table:table-row>
        <table:table-row table:style-name="ro4">
          <table:table-cell table:style-name="ce4" office:value-type="string" calcext:value-type="string">
            <text:p>yes</text:p>
          </table:table-cell>
          <table:table-cell office:value-type="string" calcext:value-type="string">
            <text:p>Sim</text:p>
          </table:table-cell>
          <table:table-cell table:formula="of:=CONCATENATE([.A45];&quot;=&quot;;[translation.B45])" office:value-type="string" office:string-value="yes=Sim" calcext:value-type="string">
            <text:p>yes=Sim</text:p>
          </table:table-cell>
          <table:table-cell table:number-columns-repeated="253"/>
        </table:table-row>
        <table:table-row table:style-name="ro4">
          <table:table-cell table:style-name="ce4" office:value-type="string" calcext:value-type="string">
            <text:p>no</text:p>
          </table:table-cell>
          <table:table-cell office:value-type="string" calcext:value-type="string">
            <text:p>Não</text:p>
          </table:table-cell>
          <table:table-cell table:formula="of:=CONCATENATE([.A46];&quot;=&quot;;[translation.B46])" office:value-type="string" office:string-value="no=Não" calcext:value-type="string">
            <text:p>no=Não</text:p>
          </table:table-cell>
          <table:table-cell table:number-columns-repeated="253"/>
        </table:table-row>
        <table:table-row table:style-name="ro4">
          <table:table-cell/>
          <table:table-cell table:style-name="ce3"/>
          <table:table-cell table:formula="of:=CONCATENATE([.A47];&quot;=&quot;;[translation.B4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8];&quot;=&quot;;[translation.B48])" office:value-type="string" office:string-value="###################################=" calcext:value-type="string">
            <text:p>###################################=</text:p>
          </table:table-cell>
          <table:table-cell table:number-columns-repeated="253"/>
        </table:table-row>
        <table:table-row table:style-name="ro4">
          <table:table-cell office:value-type="string" calcext:value-type="string">
            <text:p># WEBSITE - MAIN #########</text:p>
          </table:table-cell>
          <table:table-cell table:style-name="ce3"/>
          <table:table-cell table:formula="of:=CONCATENATE([.A49];&quot;=&quot;;[translation.B49])" office:value-type="string" office:string-value="# WEBSITE - MAIN #########=" calcext:value-type="string">
            <text:p># WEBSITE - MAIN #########=</text:p>
          </table:table-cell>
          <table:table-cell table:number-columns-repeated="253"/>
        </table:table-row>
        <table:table-row table:style-name="ro4">
          <table:table-cell office:value-type="string" calcext:value-type="string">
            <text:p>###################################</text:p>
          </table:table-cell>
          <table:table-cell table:style-name="ce3"/>
          <table:table-cell table:formula="of:=CONCATENATE([.A50];&quot;=&quot;;[translation.B50])" office:value-type="string" office:string-value="###################################=" calcext:value-type="string">
            <text:p>###################################=</text:p>
          </table:table-cell>
          <table:table-cell table:number-columns-repeated="253"/>
        </table:table-row>
        <table:table-row table:style-name="ro4">
          <table:table-cell table:style-name="ce3"/>
          <table:table-cell/>
          <table:table-cell table:formula="of:=CONCATENATE([.A51];&quot;=&quot;;[translation.B51])" office:value-type="string" office:string-value="=" calcext:value-type="string">
            <text:p>=</text:p>
          </table:table-cell>
          <table:table-cell table:number-columns-repeated="253"/>
        </table:table-row>
        <table:table-row table:style-name="ro4">
          <table:table-cell office:value-type="string" calcext:value-type="string">
            <text:p># HEADER</text:p>
          </table:table-cell>
          <table:table-cell/>
          <table:table-cell table:formula="of:=CONCATENATE([.A52];&quot;=&quot;;[translation.B52])" office:value-type="string" office:string-value="# HEADER=" calcext:value-type="string">
            <text:p># HEADER=</text:p>
          </table:table-cell>
          <table:table-cell table:number-columns-repeated="253"/>
        </table:table-row>
        <table:table-row table:style-name="ro4">
          <table:table-cell office:value-type="string" calcext:value-type="string">
            <text:p>header.title</text:p>
          </table:table-cell>
          <table:table-cell office:value-type="string" calcext:value-type="string">
            <text:p>Viva sem Tabaco</text:p>
          </table:table-cell>
          <table:table-cell table:formula="of:=CONCATENATE([.A53];&quot;=&quot;;[translation.B53])" office:value-type="string" office:string-value="header.title=Viva sem Tabaco" calcext:value-type="string">
            <text:p>header.title=Viva sem Tabaco</text:p>
          </table:table-cell>
          <table:table-cell table:number-columns-repeated="253"/>
        </table:table-row>
        <table:table-row table:style-name="ro4">
          <table:table-cell office:value-type="string" calcext:value-type="string">
            <text:p>header.logo</text:p>
          </table:table-cell>
          <table:table-cell office:value-type="string" calcext:value-type="string">
            <text:p>Logomarca do viva sem tabaco</text:p>
          </table:table-cell>
          <table:table-cell table:formula="of:=CONCATENATE([.A54];&quot;=&quot;;[translation.B54])" office:value-type="string" office:string-value="header.logo=Logomarca do viva sem tabaco" calcext:value-type="string">
            <text:p>header.logo=Logomarca do viva sem tabaco</text:p>
          </table:table-cell>
          <table:table-cell table:number-columns-repeated="253"/>
        </table:table-row>
        <table:table-row table:style-name="ro4">
          <table:table-cell office:value-type="string" calcext:value-type="string">
            <text:p>register</text:p>
          </table:table-cell>
          <table:table-cell office:value-type="string" calcext:value-type="string">
            <text:p>Cadastrar</text:p>
          </table:table-cell>
          <table:table-cell table:formula="of:=CONCATENATE([.A55];&quot;=&quot;;[translation.B55])" office:value-type="string" office:string-value="register=Cadastrar" calcext:value-type="string">
            <text:p>register=Cadastrar</text:p>
          </table:table-cell>
          <table:table-cell table:number-columns-repeated="253"/>
        </table:table-row>
        <table:table-row table:style-name="ro4">
          <table:table-cell office:value-type="string" calcext:value-type="string">
            <text:p>signin</text:p>
          </table:table-cell>
          <table:table-cell office:value-type="string" calcext:value-type="string">
            <text:p>Entrar</text:p>
          </table:table-cell>
          <table:table-cell table:formula="of:=CONCATENATE([.A56];&quot;=&quot;;[translation.B56])" office:value-type="string" office:string-value="signin=Entrar" calcext:value-type="string">
            <text:p>signin=Entrar</text:p>
          </table:table-cell>
          <table:table-cell table:number-columns-repeated="253"/>
        </table:table-row>
        <table:table-row table:style-name="ro4">
          <table:table-cell office:value-type="string" calcext:value-type="string">
            <text:p>search</text:p>
          </table:table-cell>
          <table:table-cell office:value-type="string" calcext:value-type="string">
            <text:p>Buscar</text:p>
          </table:table-cell>
          <table:table-cell table:formula="of:=CONCATENATE([.A57];&quot;=&quot;;[translation.B57])" office:value-type="string" office:string-value="search=Buscar" calcext:value-type="string">
            <text:p>search=Buscar</text:p>
          </table:table-cell>
          <table:table-cell table:number-columns-repeated="253"/>
        </table:table-row>
        <table:table-row table:style-name="ro4">
          <table:table-cell office:value-type="string" calcext:value-type="string">
            <text:p>search.here</text:p>
          </table:table-cell>
          <table:table-cell office:value-type="string" calcext:value-type="string">
            <text:p>Pesquise aqui</text:p>
          </table:table-cell>
          <table:table-cell table:formula="of:=CONCATENATE([.A58];&quot;=&quot;;[translation.B58])" office:value-type="string" office:string-value="search.here=Pesquise aqui" calcext:value-type="string">
            <text:p>search.here=Pesquise aqui</text:p>
          </table:table-cell>
          <table:table-cell table:number-columns-repeated="253"/>
        </table:table-row>
        <table:table-row table:style-name="ro4">
          <table:table-cell office:value-type="string" calcext:value-type="string">
            <text:p>email</text:p>
          </table:table-cell>
          <table:table-cell office:value-type="string" calcext:value-type="string">
            <text:p>E-mail</text:p>
          </table:table-cell>
          <table:table-cell table:formula="of:=CONCATENATE([.A59];&quot;=&quot;;[translation.B59])" office:value-type="string" office:string-value="email=E-mail" calcext:value-type="string">
            <text:p>email=E-mail</text:p>
          </table:table-cell>
          <table:table-cell table:number-columns-repeated="253"/>
        </table:table-row>
        <table:table-row table:style-name="ro4">
          <table:table-cell office:value-type="string" calcext:value-type="string">
            <text:p>password</text:p>
          </table:table-cell>
          <table:table-cell office:value-type="string" calcext:value-type="string">
            <text:p>Senha</text:p>
          </table:table-cell>
          <table:table-cell table:formula="of:=CONCATENATE([.A60];&quot;=&quot;;[translation.B60])" office:value-type="string" office:string-value="password=Senha" calcext:value-type="string">
            <text:p>password=Senha</text:p>
          </table:table-cell>
          <table:table-cell table:number-columns-repeated="253"/>
        </table:table-row>
        <table:table-row table:style-name="ro4">
          <table:table-cell table:style-name="ce3"/>
          <table:table-cell/>
          <table:table-cell table:formula="of:=CONCATENATE([.A61];&quot;=&quot;;[translation.B61])" office:value-type="string" office:string-value="=" calcext:value-type="string">
            <text:p>=</text:p>
          </table:table-cell>
          <table:table-cell table:number-columns-repeated="253"/>
        </table:table-row>
        <table:table-row table:style-name="ro13">
          <table:table-cell table:style-name="ce3"/>
          <table:table-cell/>
          <table:table-cell table:formula="of:=CONCATENATE([.A62];&quot;=&quot;;[translation.B62])" office:value-type="string" office:string-value="=" calcext:value-type="string">
            <text:p>=</text:p>
          </table:table-cell>
          <table:table-cell table:number-columns-repeated="253"/>
        </table:table-row>
        <table:table-row table:style-name="ro13">
          <table:table-cell office:value-type="string" calcext:value-type="string">
            <text:p># INDEX.XTML</text:p>
          </table:table-cell>
          <table:table-cell/>
          <table:table-cell table:formula="of:=CONCATENATE([.A63];&quot;=&quot;;[translation.B63])" office:value-type="string" office:string-value="# INDEX.XTML=" calcext:value-type="string">
            <text:p># INDEX.XTML=</text:p>
          </table:table-cell>
          <table:table-cell table:number-columns-repeated="253"/>
        </table:table-row>
        <table:table-row table:style-name="ro13">
          <table:table-cell office:value-type="string" calcext:value-type="string">
            <text:p>index.titlepage</text:p>
          </table:table-cell>
          <table:table-cell office:value-type="string" calcext:value-type="string">
            <text:p>Viva sem Tabaco | Programa online gratuito para o tratamento do tabagismo</text:p>
          </table:table-cell>
          <table:table-cell table:formula="of:=CONCATENATE([.A64];&quot;=&quot;;[translation.B64])" office:value-type="string" office:string-value="index.titlepage=Viva sem Tabaco | Programa online gratuito para o tratamento do tabagismo" calcext:value-type="string">
            <text:p>index.titlepage=Viva sem Tabaco | Programa online gratuito para o tratamento do tabagismo</text:p>
          </table:table-cell>
          <table:table-cell table:number-columns-repeated="253"/>
        </table:table-row>
        <table:table-row table:style-name="ro4">
          <table:table-cell office:value-type="string" calcext:value-type="string">
            <text:p>index.objetivo</text:p>
          </table:table-cell>
          <table:table-cell office:value-type="string" calcext:value-type="string">
            <text:p>Objetivo: oferecer a fumantes um serviço de qualidade e personalizado para parar de fumar.</text:p>
          </table:table-cell>
          <table:table-cell table:formula="of:=CONCATENATE([.A65];&quot;=&quot;;[translation.B65])" office:value-type="string" office:string-value="index.objetivo=Objetivo: oferecer a fumantes um serviço de qualidade e personalizado para parar de fumar." calcext:value-type="string">
            <text:p>index.objetivo=Objetivo: oferecer a fumantes um serviço de qualidade e personalizado para parar de fumar.</text:p>
          </table:table-cell>
          <table:table-cell table:number-columns-repeated="253"/>
        </table:table-row>
        <table:table-row table:style-name="ro4">
          <table:table-cell office:value-type="string" calcext:value-type="string">
            <text:p>index.conteudo</text:p>
          </table:table-cell>
          <table:table-cell office:value-type="string" calcext:value-type="string">
            <text:p>O conteúdo foi criado por especialistas com a participação de ex-fumantes e fumantes.</text:p>
          </table:table-cell>
          <table:table-cell table:formula="of:=CONCATENATE([.A66];&quot;=&quot;;[translation.B66])" office:value-type="string" office:string-value="index.conteudo=O conteúdo foi criado por especialistas com a participação de ex-fumantes e fumantes." calcext:value-type="string">
            <text:p>index.conteudo=O conteúdo foi criado por especialistas com a participação de ex-fumantes e fumantes.</text:p>
          </table:table-cell>
          <table:table-cell table:number-columns-repeated="253"/>
        </table:table-row>
        <table:table-row table:style-name="ro4">
          <table:table-cell office:value-type="string" calcext:value-type="string">
            <text:p>index.header.main</text:p>
          </table:table-cell>
          <table:table-cell office:value-type="string" calcext:value-type="string">
            <text:p>Parar de fumar online</text:p>
          </table:table-cell>
          <table:table-cell table:formula="of:=CONCATENATE([.A67];&quot;=&quot;;[translation.B67])" office:value-type="string" office:string-value="index.header.main=Parar de fumar online" calcext:value-type="string">
            <text:p>index.header.main=Parar de fumar online</text:p>
          </table:table-cell>
          <table:table-cell table:number-columns-repeated="253"/>
        </table:table-row>
        <table:table-row table:style-name="ro4">
          <table:table-cell office:value-type="string" calcext:value-type="string">
            <text:p>index.conteudo.saibamais</text:p>
          </table:table-cell>
          <table:table-cell office:value-type="string" calcext:value-type="string">
            <text:p>Saiba mais.</text:p>
          </table:table-cell>
          <table:table-cell table:formula="of:=CONCATENATE([.A68];&quot;=&quot;;[translation.B68])" office:value-type="string" office:string-value="index.conteudo.saibamais=Saiba mais." calcext:value-type="string">
            <text:p>index.conteudo.saibamais=Saiba mais.</text:p>
          </table:table-cell>
          <table:table-cell table:number-columns-repeated="253"/>
        </table:table-row>
        <table:table-row table:style-name="ro13">
          <table:table-cell office:value-type="string" calcext:value-type="string">
            <text:p>index.objetivo.img</text:p>
          </table:table-cell>
          <table:table-cell office:value-type="string" calcext:value-type="string">
            <text:p>Especialistas</text:p>
          </table:table-cell>
          <table:table-cell table:formula="of:=CONCATENATE([.A69];&quot;=&quot;;[translation.B69])" office:value-type="string" office:string-value="index.objetivo.img=Especialistas" calcext:value-type="string">
            <text:p>index.objetivo.img=Especialistas</text:p>
          </table:table-cell>
          <table:table-cell table:number-columns-repeated="253"/>
        </table:table-row>
        <table:table-row table:style-name="ro4">
          <table:table-cell office:value-type="string" calcext:value-type="string">
            <text:p>index.conteudo.img</text:p>
          </table:table-cell>
          <table:table-cell office:value-type="string" calcext:value-type="string">
            <text:p>Ciências</text:p>
          </table:table-cell>
          <table:table-cell table:formula="of:=CONCATENATE([.A70];&quot;=&quot;;[translation.B70])" office:value-type="string" office:string-value="index.conteudo.img=Ciências" calcext:value-type="string">
            <text:p>index.conteudo.img=Ciências</text:p>
          </table:table-cell>
          <table:table-cell table:number-columns-repeated="253"/>
        </table:table-row>
        <table:table-row table:style-name="ro4">
          <table:table-cell office:value-type="string" calcext:value-type="string">
            <text:p>index.descricao</text:p>
          </table:table-cell>
          <table:table-cell office:value-type="string" calcext:value-type="string">
            <text:p>Ele é gratuito e sempre será! Faça seu cadastro agora mesmo</text:p>
          </table:table-cell>
          <table:table-cell table:formula="of:=CONCATENATE([.A71];&quot;=&quot;;[translation.B71])" office:value-type="string" office:string-value="index.descricao=Ele é gratuito e sempre será! Faça seu cadastro agora mesmo" calcext:value-type="string">
            <text:p>index.descricao=Ele é gratuito e sempre será! Faça seu cadastro agora mesmo</text:p>
          </table:table-cell>
          <table:table-cell table:number-columns-repeated="253"/>
        </table:table-row>
        <table:table-row table:style-name="ro4">
          <table:table-cell office:value-type="string" calcext:value-type="string">
            <text:p>index.descricao.aqui</text:p>
          </table:table-cell>
          <table:table-cell office:value-type="string" calcext:value-type="string">
            <text:p>aqui</text:p>
          </table:table-cell>
          <table:table-cell table:formula="of:=CONCATENATE([.A72];&quot;=&quot;;[translation.B72])" office:value-type="string" office:string-value="index.descricao.aqui=aqui" calcext:value-type="string">
            <text:p>index.descricao.aqui=aqui</text:p>
          </table:table-cell>
          <table:table-cell table:number-columns-repeated="253"/>
        </table:table-row>
        <table:table-row table:style-name="ro4">
          <table:table-cell office:value-type="string" calcext:value-type="string">
            <text:p>index.descricao.img</text:p>
          </table:table-cell>
          <table:table-cell office:value-type="string" calcext:value-type="string">
            <text:p>Gratuito e seguro</text:p>
          </table:table-cell>
          <table:table-cell table:formula="of:=CONCATENATE([.A73];&quot;=&quot;;[translation.B73])" office:value-type="string" office:string-value="index.descricao.img=Gratuito e seguro" calcext:value-type="string">
            <text:p>index.descricao.img=Gratuito e seguro</text:p>
          </table:table-cell>
          <table:table-cell table:number-columns-repeated="253"/>
        </table:table-row>
        <table:table-row table:style-name="ro4">
          <table:table-cell office:value-type="string" calcext:value-type="string">
            <text:p>index.bottom.h</text:p>
          </table:table-cell>
          <table:table-cell office:value-type="string" calcext:value-type="string">
            <text:p>Escolha uma das 3 etapas</text:p>
          </table:table-cell>
          <table:table-cell table:formula="of:=CONCATENATE([.A74];&quot;=&quot;;[translation.B74])" office:value-type="string" office:string-value="index.bottom.h=Escolha uma das 3 etapas" calcext:value-type="string">
            <text:p>index.bottom.h=Escolha uma das 3 etapas</text:p>
          </table:table-cell>
          <table:table-cell table:number-columns-repeated="253"/>
        </table:table-row>
        <table:table-row table:style-name="ro4">
          <table:table-cell office:value-type="string" calcext:value-type="string">
            <text:p>index.step1.h</text:p>
          </table:table-cell>
          <table:table-cell office:value-type="string" calcext:value-type="string">
            <text:p>Vale a pena parar?</text:p>
          </table:table-cell>
          <table:table-cell table:formula="of:=CONCATENATE([.A75];&quot;=&quot;;[translation.B75])" office:value-type="string" office:string-value="index.step1.h=Vale a pena parar?" calcext:value-type="string">
            <text:p>index.step1.h=Vale a pena parar?</text:p>
          </table:table-cell>
          <table:table-cell table:number-columns-repeated="253"/>
        </table:table-row>
        <table:table-row table:style-name="ro4">
          <table:table-cell office:value-type="string" calcext:value-type="string">
            <text:p>index.arrow</text:p>
          </table:table-cell>
          <table:table-cell office:value-type="string" calcext:value-type="string">
            <text:p>Seta</text:p>
          </table:table-cell>
          <table:table-cell table:formula="of:=CONCATENATE([.A76];&quot;=&quot;;[translation.B76])" office:value-type="string" office:string-value="index.arrow=Seta" calcext:value-type="string">
            <text:p>index.arrow=Seta</text:p>
          </table:table-cell>
          <table:table-cell table:number-columns-repeated="253"/>
        </table:table-row>
        <table:table-row table:style-name="ro4">
          <table:table-cell office:value-type="string" calcext:value-type="string">
            <text:p>index.step1.li1</text:p>
          </table:table-cell>
          <table:table-cell office:value-type="string" calcext:value-type="string">
            <text:p>Riscos do cigarro</text:p>
          </table:table-cell>
          <table:table-cell table:formula="of:=CONCATENATE([.A77];&quot;=&quot;;[translation.B77])" office:value-type="string" office:string-value="index.step1.li1=Riscos do cigarro" calcext:value-type="string">
            <text:p>index.step1.li1=Riscos do cigarro</text:p>
          </table:table-cell>
          <table:table-cell table:number-columns-repeated="253"/>
        </table:table-row>
        <table:table-row table:style-name="ro4">
          <table:table-cell office:value-type="string" calcext:value-type="string">
            <text:p>index.step1.li2</text:p>
          </table:table-cell>
          <table:table-cell office:value-type="string" calcext:value-type="string">
            <text:p>Vantagens de parar</text:p>
          </table:table-cell>
          <table:table-cell table:formula="of:=CONCATENATE([.A78];&quot;=&quot;;[translation.B78])" office:value-type="string" office:string-value="index.step1.li2=Vantagens de parar" calcext:value-type="string">
            <text:p>index.step1.li2=Vantagens de parar</text:p>
          </table:table-cell>
          <table:table-cell table:number-columns-repeated="253"/>
        </table:table-row>
        <table:table-row table:style-name="ro4">
          <table:table-cell office:value-type="string" calcext:value-type="string">
            <text:p>index.step1.li3</text:p>
          </table:table-cell>
          <table:table-cell office:value-type="string" calcext:value-type="string">
            <text:p>Abstinência</text:p>
          </table:table-cell>
          <table:table-cell table:formula="of:=CONCATENATE([.A79];&quot;=&quot;;[translation.B79])" office:value-type="string" office:string-value="index.step1.li3=Abstinência" calcext:value-type="string">
            <text:p>index.step1.li3=Abstinência</text:p>
          </table:table-cell>
          <table:table-cell table:number-columns-repeated="253"/>
        </table:table-row>
        <table:table-row table:style-name="ro4">
          <table:table-cell office:value-type="string" calcext:value-type="string">
            <text:p>index.step1.li4</text:p>
          </table:table-cell>
          <table:table-cell office:value-type="string" calcext:value-type="string">
            <text:p>Ganho de peso</text:p>
          </table:table-cell>
          <table:table-cell table:formula="of:=CONCATENATE([.A80];&quot;=&quot;;[translation.B80])" office:value-type="string" office:string-value="index.step1.li4=Ganho de peso" calcext:value-type="string">
            <text:p>index.step1.li4=Ganho de peso</text:p>
          </table:table-cell>
          <table:table-cell table:number-columns-repeated="253"/>
        </table:table-row>
        <table:table-row table:style-name="ro4">
          <table:table-cell office:value-type="string" calcext:value-type="string">
            <text:p>index.step1.li5</text:p>
          </table:table-cell>
          <table:table-cell office:value-type="string" calcext:value-type="string">
            <text:p>Custo financeiro</text:p>
          </table:table-cell>
          <table:table-cell table:formula="of:=CONCATENATE([.A81];&quot;=&quot;;[translation.B81])" office:value-type="string" office:string-value="index.step1.li5=Custo financeiro" calcext:value-type="string">
            <text:p>index.step1.li5=Custo financeiro</text:p>
          </table:table-cell>
          <table:table-cell table:number-columns-repeated="253"/>
        </table:table-row>
        <table:table-row table:style-name="ro4">
          <table:table-cell office:value-type="string" calcext:value-type="string">
            <text:p>index.step2.h</text:p>
          </table:table-cell>
          <table:table-cell office:value-type="string" calcext:value-type="string">
            <text:p>Pronto para parar?</text:p>
          </table:table-cell>
          <table:table-cell table:formula="of:=CONCATENATE([.A82];&quot;=&quot;;[translation.B82])" office:value-type="string" office:string-value="index.step2.h=Pronto para parar?" calcext:value-type="string">
            <text:p>index.step2.h=Pronto para parar?</text:p>
          </table:table-cell>
          <table:table-cell table:number-columns-repeated="253"/>
        </table:table-row>
        <table:table-row table:style-name="ro4">
          <table:table-cell office:value-type="string" calcext:value-type="string">
            <text:p>index.step2.img</text:p>
          </table:table-cell>
          <table:table-cell office:value-type="string" calcext:value-type="string">
            <text:p>Pronto para parar</text:p>
          </table:table-cell>
          <table:table-cell table:formula="of:=CONCATENATE([.A83];&quot;=&quot;;[translation.B83])" office:value-type="string" office:string-value="index.step2.img=Pronto para parar" calcext:value-type="string">
            <text:p>index.step2.img=Pronto para parar</text:p>
          </table:table-cell>
          <table:table-cell table:number-columns-repeated="253"/>
        </table:table-row>
        <table:table-row table:style-name="ro4">
          <table:table-cell office:value-type="string" calcext:value-type="string">
            <text:p>index.step2.li1</text:p>
          </table:table-cell>
          <table:table-cell office:value-type="string" calcext:value-type="string">
            <text:p>Plano personalizado</text:p>
          </table:table-cell>
          <table:table-cell table:formula="of:=CONCATENATE([.A84];&quot;=&quot;;[translation.B84])" office:value-type="string" office:string-value="index.step2.li1=Plano personalizado" calcext:value-type="string">
            <text:p>index.step2.li1=Plano personalizado</text:p>
          </table:table-cell>
          <table:table-cell table:number-columns-repeated="253"/>
        </table:table-row>
        <table:table-row table:style-name="ro4">
          <table:table-cell office:value-type="string" calcext:value-type="string">
            <text:p>index.step2.li2</text:p>
          </table:table-cell>
          <table:table-cell office:value-type="string" calcext:value-type="string">
            <text:p>Medicamentos</text:p>
          </table:table-cell>
          <table:table-cell table:formula="of:=CONCATENATE([.A85];&quot;=&quot;;[translation.B85])" office:value-type="string" office:string-value="index.step2.li2=Medicamentos" calcext:value-type="string">
            <text:p>index.step2.li2=Medicamentos</text:p>
          </table:table-cell>
          <table:table-cell table:number-columns-repeated="253"/>
        </table:table-row>
        <table:table-row table:style-name="ro4">
          <table:table-cell office:value-type="string" calcext:value-type="string">
            <text:p>index.step2.li3</text:p>
          </table:table-cell>
          <table:table-cell office:value-type="string" calcext:value-type="string">
            <text:p>Sintomas de abstinência</text:p>
          </table:table-cell>
          <table:table-cell table:formula="of:=CONCATENATE([.A86];&quot;=&quot;;[translation.B86])" office:value-type="string" office:string-value="index.step2.li3=Sintomas de abstinência" calcext:value-type="string">
            <text:p>index.step2.li3=Sintomas de abstinência</text:p>
          </table:table-cell>
          <table:table-cell table:number-columns-repeated="253"/>
        </table:table-row>
        <table:table-row table:style-name="ro4">
          <table:table-cell office:value-type="string" calcext:value-type="string">
            <text:p>index.step2.li4</text:p>
          </table:table-cell>
          <table:table-cell office:value-type="string" calcext:value-type="string">
            <text:p>Ganho de peso</text:p>
          </table:table-cell>
          <table:table-cell table:formula="of:=CONCATENATE([.A87];&quot;=&quot;;[translation.B87])" office:value-type="string" office:string-value="index.step2.li4=Ganho de peso" calcext:value-type="string">
            <text:p>index.step2.li4=Ganho de peso</text:p>
          </table:table-cell>
          <table:table-cell table:number-columns-repeated="253"/>
        </table:table-row>
        <table:table-row table:style-name="ro4">
          <table:table-cell office:value-type="string" calcext:value-type="string">
            <text:p>index.step2.li5</text:p>
          </table:table-cell>
          <table:table-cell office:value-type="string" calcext:value-type="string">
            <text:p>Enfrentando a fissura</text:p>
          </table:table-cell>
          <table:table-cell table:formula="of:=CONCATENATE([.A88];&quot;=&quot;;[translation.B88])" office:value-type="string" office:string-value="index.step2.li5=Enfrentando a fissura" calcext:value-type="string">
            <text:p>index.step2.li5=Enfrentando a fissura</text:p>
          </table:table-cell>
          <table:table-cell table:number-columns-repeated="253"/>
        </table:table-row>
        <table:table-row table:style-name="ro4">
          <table:table-cell office:value-type="string" calcext:value-type="string">
            <text:p>index.step3.h</text:p>
          </table:table-cell>
          <table:table-cell office:value-type="string" calcext:value-type="string">
            <text:p>Já parou?</text:p>
          </table:table-cell>
          <table:table-cell table:formula="of:=CONCATENATE([.A89];&quot;=&quot;;[translation.B89])" office:value-type="string" office:string-value="index.step3.h=Já parou?" calcext:value-type="string">
            <text:p>index.step3.h=Já parou?</text:p>
          </table:table-cell>
          <table:table-cell table:number-columns-repeated="253"/>
        </table:table-row>
        <table:table-row table:style-name="ro4">
          <table:table-cell office:value-type="string" calcext:value-type="string">
            <text:p>index.step3.li1</text:p>
          </table:table-cell>
          <table:table-cell office:value-type="string" calcext:value-type="string">
            <text:p>Plano para recaídas</text:p>
          </table:table-cell>
          <table:table-cell table:formula="of:=CONCATENATE([.A90];&quot;=&quot;;[translation.B90])" office:value-type="string" office:string-value="index.step3.li1=Plano para recaídas" calcext:value-type="string">
            <text:p>index.step3.li1=Plano para recaídas</text:p>
          </table:table-cell>
          <table:table-cell table:number-columns-repeated="253"/>
        </table:table-row>
        <table:table-row table:style-name="ro4">
          <table:table-cell office:value-type="string" calcext:value-type="string">
            <text:p>index.step3.li2</text:p>
          </table:table-cell>
          <table:table-cell office:value-type="string" calcext:value-type="string">
            <text:p>Recaídas e lapsos</text:p>
          </table:table-cell>
          <table:table-cell table:formula="of:=CONCATENATE([.A91];&quot;=&quot;;[translation.B91])" office:value-type="string" office:string-value="index.step3.li2=Recaídas e lapsos" calcext:value-type="string">
            <text:p>index.step3.li2=Recaídas e lapsos</text:p>
          </table:table-cell>
          <table:table-cell table:number-columns-repeated="253"/>
        </table:table-row>
        <table:table-row table:style-name="ro4">
          <table:table-cell office:value-type="string" calcext:value-type="string">
            <text:p>index.step3.li3</text:p>
          </table:table-cell>
          <table:table-cell office:value-type="string" calcext:value-type="string">
            <text:p>E-mails de acompanhamento</text:p>
          </table:table-cell>
          <table:table-cell table:formula="of:=CONCATENATE([.A92];&quot;=&quot;;[translation.B92])" office:value-type="string" office:string-value="index.step3.li3=E-mails de acompanhamento" calcext:value-type="string">
            <text:p>index.step3.li3=E-mails de acompanhamento</text:p>
          </table:table-cell>
          <table:table-cell table:number-columns-repeated="253"/>
        </table:table-row>
        <table:table-row table:style-name="ro4">
          <table:table-cell office:value-type="string" calcext:value-type="string">
            <text:p>index.step3.li4</text:p>
          </table:table-cell>
          <table:table-cell office:value-type="string" calcext:value-type="string">
            <text:p>Mensagens</text:p>
          </table:table-cell>
          <table:table-cell table:formula="of:=CONCATENATE([.A93];&quot;=&quot;;[translation.B93])" office:value-type="string" office:string-value="index.step3.li4=Mensagens" calcext:value-type="string">
            <text:p>index.step3.li4=Mensagens</text:p>
          </table:table-cell>
          <table:table-cell table:number-columns-repeated="253"/>
        </table:table-row>
        <table:table-row table:style-name="ro4">
          <table:table-cell table:style-name="ce3"/>
          <table:table-cell/>
          <table:table-cell table:formula="of:=CONCATENATE([.A94];&quot;=&quot;;[translation.B9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95];&quot;=&quot;;[translation.B95])" office:value-type="string" office:string-value="###################################=" calcext:value-type="string">
            <text:p>###################################=</text:p>
          </table:table-cell>
          <table:table-cell table:number-columns-repeated="253"/>
        </table:table-row>
        <table:table-row table:style-name="ro4">
          <table:table-cell office:value-type="string" calcext:value-type="string">
            <text:p># SIDE MENU <text:s/>- Is it worth stopping smoking?</text:p>
          </table:table-cell>
          <table:table-cell table:style-name="ce3"/>
          <table:table-cell table:formula="of:=CONCATENATE([.A96];&quot;=&quot;;[translation.B96])" office:value-type="string" office:string-value="# SIDE MENU  - Is it worth stopping smoking?=" calcext:value-type="string">
            <text:p># SIDE MENU <text:s/>- Is it worth stopping smoking?=</text:p>
          </table:table-cell>
          <table:table-cell table:number-columns-repeated="253"/>
        </table:table-row>
        <table:table-row table:style-name="ro4">
          <table:table-cell office:value-type="string" calcext:value-type="string">
            <text:p>###################################</text:p>
          </table:table-cell>
          <table:table-cell table:style-name="ce3"/>
          <table:table-cell table:formula="of:=CONCATENATE([.A97];&quot;=&quot;;[translation.B97])" office:value-type="string" office:string-value="###################################=" calcext:value-type="string">
            <text:p>###################################=</text:p>
          </table:table-cell>
          <table:table-cell table:number-columns-repeated="253"/>
        </table:table-row>
        <table:table-row table:style-name="ro4">
          <table:table-cell table:number-columns-repeated="2"/>
          <table:table-cell table:formula="of:=CONCATENATE([.A98];&quot;=&quot;;[translation.B98])" office:value-type="string" office:string-value="=" calcext:value-type="string">
            <text:p>=</text:p>
          </table:table-cell>
          <table:table-cell table:number-columns-repeated="253"/>
        </table:table-row>
        <table:table-row table:style-name="ro4">
          <table:table-cell office:value-type="string" calcext:value-type="string">
            <text:p>menu.firststep.li1</text:p>
          </table:table-cell>
          <table:table-cell office:value-type="string" calcext:value-type="string">
            <text:p>Preparar para parar</text:p>
          </table:table-cell>
          <table:table-cell table:formula="of:=CONCATENATE([.A99];&quot;=&quot;;[translation.B99])" office:value-type="string" office:string-value="menu.firststep.li1=Preparar para parar" calcext:value-type="string">
            <text:p>menu.firststep.li1=Preparar para parar</text:p>
          </table:table-cell>
          <table:table-cell table:number-columns-repeated="253"/>
        </table:table-row>
        <table:table-row table:style-name="ro4">
          <table:table-cell office:value-type="string" calcext:value-type="string">
            <text:p>menu.firststep.li2</text:p>
          </table:table-cell>
          <table:table-cell office:value-type="string" calcext:value-type="string">
            <text:p>Riscos de fumar</text:p>
          </table:table-cell>
          <table:table-cell table:formula="of:=CONCATENATE([.A100];&quot;=&quot;;[translation.B100])" office:value-type="string" office:string-value="menu.firststep.li2=Riscos de fumar" calcext:value-type="string">
            <text:p>menu.firststep.li2=Riscos de fumar</text:p>
          </table:table-cell>
          <table:table-cell table:number-columns-repeated="253"/>
        </table:table-row>
        <table:table-row table:style-name="ro4">
          <table:table-cell office:value-type="string" calcext:value-type="string">
            <text:p>menu.firststep.li3</text:p>
          </table:table-cell>
          <table:table-cell office:value-type="string" calcext:value-type="string">
            <text:p>Vantagens de parar</text:p>
          </table:table-cell>
          <table:table-cell table:formula="of:=CONCATENATE([.A101];&quot;=&quot;;[translation.B101])" office:value-type="string" office:string-value="menu.firststep.li3=Vantagens de parar" calcext:value-type="string">
            <text:p>menu.firststep.li3=Vantagens de parar</text:p>
          </table:table-cell>
          <table:table-cell table:number-columns-repeated="253"/>
        </table:table-row>
        <table:table-row table:style-name="ro4">
          <table:table-cell office:value-type="string" calcext:value-type="string">
            <text:p>menu.firststep.li4</text:p>
          </table:table-cell>
          <table:table-cell office:value-type="string" calcext:value-type="string">
            <text:p>Gastos financeiros</text:p>
          </table:table-cell>
          <table:table-cell table:formula="of:=CONCATENATE([.A102];&quot;=&quot;;[translation.B102])" office:value-type="string" office:string-value="menu.firststep.li4=Gastos financeiros" calcext:value-type="string">
            <text:p>menu.firststep.li4=Gastos financeiros</text:p>
          </table:table-cell>
          <table:table-cell table:number-columns-repeated="253"/>
        </table:table-row>
        <table:table-row table:style-name="ro4">
          <table:table-cell office:value-type="string" calcext:value-type="string">
            <text:p>menu.firststep.li5</text:p>
          </table:table-cell>
          <table:table-cell office:value-type="string" calcext:value-type="string">
            <text:p>Abstinência e fissura</text:p>
          </table:table-cell>
          <table:table-cell table:formula="of:=CONCATENATE([.A103];&quot;=&quot;;[translation.B103])" office:value-type="string" office:string-value="menu.firststep.li5=Abstinência e fissura" calcext:value-type="string">
            <text:p>menu.firststep.li5=Abstinência e fissura</text:p>
          </table:table-cell>
          <table:table-cell table:number-columns-repeated="253"/>
        </table:table-row>
        <table:table-row table:style-name="ro4">
          <table:table-cell office:value-type="string" calcext:value-type="string">
            <text:p>menu.firststep.li6</text:p>
          </table:table-cell>
          <table:table-cell office:value-type="string" calcext:value-type="string">
            <text:p>Ganho de peso</text:p>
          </table:table-cell>
          <table:table-cell table:formula="of:=CONCATENATE([.A104];&quot;=&quot;;[translation.B104])" office:value-type="string" office:string-value="menu.firststep.li6=Ganho de peso" calcext:value-type="string">
            <text:p>menu.firststep.li6=Ganho de peso</text:p>
          </table:table-cell>
          <table:table-cell table:number-columns-repeated="253"/>
        </table:table-row>
        <table:table-row table:style-name="ro4">
          <table:table-cell office:value-type="string" calcext:value-type="string">
            <text:p>menu.firststep.li7</text:p>
          </table:table-cell>
          <table:table-cell office:value-type="string" calcext:value-type="string">
            <text:p>Ansiedade e depressão</text:p>
          </table:table-cell>
          <table:table-cell table:formula="of:=CONCATENATE([.A105];&quot;=&quot;;[translation.B105])" office:value-type="string" office:string-value="menu.firststep.li7=Ansiedade e depressão" calcext:value-type="string">
            <text:p>menu.firststep.li7=Ansiedade e depressão</text:p>
          </table:table-cell>
          <table:table-cell table:number-columns-repeated="253"/>
        </table:table-row>
        <table:table-row table:style-name="ro4">
          <table:table-cell office:value-type="string" calcext:value-type="string">
            <text:p>menu.firststep.li8</text:p>
          </table:table-cell>
          <table:table-cell office:value-type="string" calcext:value-type="string">
            <text:p>Dúvidas em decidir parar</text:p>
          </table:table-cell>
          <table:table-cell table:formula="of:=CONCATENATE([.A106];&quot;=&quot;;[translation.B106])" office:value-type="string" office:string-value="menu.firststep.li8=Dúvidas em decidir parar" calcext:value-type="string">
            <text:p>menu.firststep.li8=Dúvidas em decidir parar</text:p>
          </table:table-cell>
          <table:table-cell table:number-columns-repeated="253"/>
        </table:table-row>
        <table:table-row table:style-name="ro4">
          <table:table-cell office:value-type="string" calcext:value-type="string">
            <text:p>menu.firststep.li9</text:p>
          </table:table-cell>
          <table:table-cell office:value-type="string" calcext:value-type="string">
            <text:p>Onde encontrar ajuda</text:p>
          </table:table-cell>
          <table:table-cell table:formula="of:=CONCATENATE([.A107];&quot;=&quot;;[translation.B107])" office:value-type="string" office:string-value="menu.firststep.li9=Onde encontrar ajuda" calcext:value-type="string">
            <text:p>menu.firststep.li9=Onde encontrar ajuda</text:p>
          </table:table-cell>
          <table:table-cell table:number-columns-repeated="253"/>
        </table:table-row>
        <table:table-row table:style-name="ro4">
          <table:table-cell office:value-type="string" calcext:value-type="string">
            <text:p>menu.firststep.li10</text:p>
          </table:table-cell>
          <table:table-cell office:value-type="string" calcext:value-type="string">
            <text:p>Já estou pronto</text:p>
          </table:table-cell>
          <table:table-cell table:formula="of:=CONCATENATE([.A108];&quot;=&quot;;[translation.B108])" office:value-type="string" office:string-value="menu.firststep.li10=Já estou pronto" calcext:value-type="string">
            <text:p>menu.firststep.li10=Já estou pronto</text:p>
          </table:table-cell>
          <table:table-cell table:number-columns-repeated="253"/>
        </table:table-row>
        <table:table-row table:style-name="ro4">
          <table:table-cell table:style-name="ce3"/>
          <table:table-cell/>
          <table:table-cell table:formula="of:=CONCATENATE([.A109];&quot;=&quot;;[translation.B10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10];&quot;=&quot;;[translation.B110])" office:value-type="string" office:string-value="###################################=" calcext:value-type="string">
            <text:p>###################################=</text:p>
          </table:table-cell>
          <table:table-cell table:number-columns-repeated="253"/>
        </table:table-row>
        <table:table-row table:style-name="ro4">
          <table:table-cell office:value-type="string" calcext:value-type="string">
            <text:p># MENU LATERAL - Are you ready to stop?</text:p>
          </table:table-cell>
          <table:table-cell table:style-name="ce3"/>
          <table:table-cell table:formula="of:=CONCATENATE([.A111];&quot;=&quot;;[translation.B111])" office:value-type="string" office:string-value="# MENU LATERAL - Are you ready to stop?=" calcext:value-type="string">
            <text:p># MENU LATERAL - Are you ready to stop?=</text:p>
          </table:table-cell>
          <table:table-cell table:number-columns-repeated="253"/>
        </table:table-row>
        <table:table-row table:style-name="ro4">
          <table:table-cell office:value-type="string" calcext:value-type="string">
            <text:p>###################################</text:p>
          </table:table-cell>
          <table:table-cell table:style-name="ce3"/>
          <table:table-cell table:formula="of:=CONCATENATE([.A112];&quot;=&quot;;[translation.B112])" office:value-type="string" office:string-value="###################################=" calcext:value-type="string">
            <text:p>###################################=</text:p>
          </table:table-cell>
          <table:table-cell table:number-columns-repeated="253"/>
        </table:table-row>
        <table:table-row table:style-name="ro4">
          <table:table-cell table:number-columns-repeated="2"/>
          <table:table-cell table:formula="of:=CONCATENATE([.A113];&quot;=&quot;;[translation.B113])" office:value-type="string" office:string-value="=" calcext:value-type="string">
            <text:p>=</text:p>
          </table:table-cell>
          <table:table-cell table:number-columns-repeated="253"/>
        </table:table-row>
        <table:table-row table:style-name="ro4">
          <table:table-cell office:value-type="string" calcext:value-type="string">
            <text:p>menu.ndstep.li1</text:p>
          </table:table-cell>
          <table:table-cell office:value-type="string" calcext:value-type="string">
            <text:p>Pronto para parar</text:p>
          </table:table-cell>
          <table:table-cell table:formula="of:=CONCATENATE([.A114];&quot;=&quot;;[translation.B114])" office:value-type="string" office:string-value="menu.ndstep.li1=Pronto para parar" calcext:value-type="string">
            <text:p>menu.ndstep.li1=Pronto para parar</text:p>
          </table:table-cell>
          <table:table-cell table:number-columns-repeated="253"/>
        </table:table-row>
        <table:table-row table:style-name="ro4">
          <table:table-cell office:value-type="string" calcext:value-type="string">
            <text:p>menu.ndstep.li2</text:p>
          </table:table-cell>
          <table:table-cell office:value-type="string" calcext:value-type="string">
            <text:p>Abstinência</text:p>
          </table:table-cell>
          <table:table-cell table:formula="of:=CONCATENATE([.A115];&quot;=&quot;;[translation.B115])" office:value-type="string" office:string-value="menu.ndstep.li2=Abstinência" calcext:value-type="string">
            <text:p>menu.ndstep.li2=Abstinência</text:p>
          </table:table-cell>
          <table:table-cell table:number-columns-repeated="253"/>
        </table:table-row>
        <table:table-row table:style-name="ro4">
          <table:table-cell office:value-type="string" calcext:value-type="string">
            <text:p>menu.firststep.li2b</text:p>
          </table:table-cell>
          <table:table-cell office:value-type="string" calcext:value-type="string">
            <text:p>Fumo passivo</text:p>
          </table:table-cell>
          <table:table-cell table:formula="of:=CONCATENATE([.A116];&quot;=&quot;;[translation.B116])" office:value-type="string" office:string-value="menu.firststep.li2b=Fumo passivo" calcext:value-type="string">
            <text:p>menu.firststep.li2b=Fumo passivo</text:p>
          </table:table-cell>
          <table:table-cell table:number-columns-repeated="253"/>
        </table:table-row>
        <table:table-row table:style-name="ro4">
          <table:table-cell office:value-type="string" calcext:value-type="string">
            <text:p>menu.ndstep.li3</text:p>
          </table:table-cell>
          <table:table-cell office:value-type="string" calcext:value-type="string">
            <text:p>Vencendo a fissura</text:p>
          </table:table-cell>
          <table:table-cell table:formula="of:=CONCATENATE([.A117];&quot;=&quot;;[translation.B117])" office:value-type="string" office:string-value="menu.ndstep.li3=Vencendo a fissura" calcext:value-type="string">
            <text:p>menu.ndstep.li3=Vencendo a fissura</text:p>
          </table:table-cell>
          <table:table-cell table:number-columns-repeated="253"/>
        </table:table-row>
        <table:table-row table:style-name="ro4">
          <table:table-cell office:value-type="string" calcext:value-type="string">
            <text:p>menu.ndstep.li4</text:p>
          </table:table-cell>
          <table:table-cell office:value-type="string" calcext:value-type="string">
            <text:p>Medicamentos</text:p>
          </table:table-cell>
          <table:table-cell table:formula="of:=CONCATENATE([.A118];&quot;=&quot;;[translation.B118])" office:value-type="string" office:string-value="menu.ndstep.li4=Medicamentos" calcext:value-type="string">
            <text:p>menu.ndstep.li4=Medicamentos</text:p>
          </table:table-cell>
          <table:table-cell table:number-columns-repeated="253"/>
        </table:table-row>
        <table:table-row table:style-name="ro4">
          <table:table-cell office:value-type="string" calcext:value-type="string">
            <text:p>menu.ndstep.li5</text:p>
          </table:table-cell>
          <table:table-cell office:value-type="string" calcext:value-type="string">
            <text:p>Métodos de parar</text:p>
          </table:table-cell>
          <table:table-cell table:formula="of:=CONCATENATE([.A119];&quot;=&quot;;[translation.B119])" office:value-type="string" office:string-value="menu.ndstep.li5=Métodos de parar" calcext:value-type="string">
            <text:p>menu.ndstep.li5=Métodos de parar</text:p>
          </table:table-cell>
          <table:table-cell table:number-columns-repeated="253"/>
        </table:table-row>
        <table:table-row table:style-name="ro4">
          <table:table-cell office:value-type="string" calcext:value-type="string">
            <text:p>menu.ndstep.li6</text:p>
          </table:table-cell>
          <table:table-cell office:value-type="string" calcext:value-type="string">
            <text:p>Data para parar</text:p>
          </table:table-cell>
          <table:table-cell table:formula="of:=CONCATENATE([.A120];&quot;=&quot;;[translation.B120])" office:value-type="string" office:string-value="menu.ndstep.li6=Data para parar" calcext:value-type="string">
            <text:p>menu.ndstep.li6=Data para parar</text:p>
          </table:table-cell>
          <table:table-cell table:number-columns-repeated="253"/>
        </table:table-row>
        <table:table-row table:style-name="ro4">
          <table:table-cell office:value-type="string" calcext:value-type="string">
            <text:p>menu.ndstep.li7</text:p>
          </table:table-cell>
          <table:table-cell office:value-type="string" calcext:value-type="string">
            <text:p>Como evitar recaídas</text:p>
          </table:table-cell>
          <table:table-cell table:formula="of:=CONCATENATE([.A121];&quot;=&quot;;[translation.B121])" office:value-type="string" office:string-value="menu.ndstep.li7=Como evitar recaídas" calcext:value-type="string">
            <text:p>menu.ndstep.li7=Como evitar recaídas</text:p>
          </table:table-cell>
          <table:table-cell table:number-columns-repeated="253"/>
        </table:table-row>
        <table:table-row table:style-name="ro4">
          <table:table-cell office:value-type="string" calcext:value-type="string">
            <text:p>menu.ndstep.li8</text:p>
          </table:table-cell>
          <table:table-cell office:value-type="string" calcext:value-type="string">
            <text:p>Ganho de peso</text:p>
          </table:table-cell>
          <table:table-cell table:formula="of:=CONCATENATE([.A122];&quot;=&quot;;[translation.B122])" office:value-type="string" office:string-value="menu.ndstep.li8=Ganho de peso" calcext:value-type="string">
            <text:p>menu.ndstep.li8=Ganho de peso</text:p>
          </table:table-cell>
          <table:table-cell table:number-columns-repeated="253"/>
        </table:table-row>
        <table:table-row table:style-name="ro4">
          <table:table-cell office:value-type="string" calcext:value-type="string">
            <text:p>menu.ndstep.li9</text:p>
          </table:table-cell>
          <table:table-cell office:value-type="string" calcext:value-type="string">
            <text:p>Meu plano para parar</text:p>
          </table:table-cell>
          <table:table-cell table:formula="of:=CONCATENATE([.A123];&quot;=&quot;;[translation.B123])" office:value-type="string" office:string-value="menu.ndstep.li9=Meu plano para parar" calcext:value-type="string">
            <text:p>menu.ndstep.li9=Meu plano para parar</text:p>
          </table:table-cell>
          <table:table-cell table:number-columns-repeated="253"/>
        </table:table-row>
        <table:table-row table:style-name="ro4">
          <table:table-cell table:style-name="ce3"/>
          <table:table-cell/>
          <table:table-cell table:formula="of:=CONCATENATE([.A124];&quot;=&quot;;[translation.B12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25];&quot;=&quot;;[translation.B125])" office:value-type="string" office:string-value="###################################=" calcext:value-type="string">
            <text:p>###################################=</text:p>
          </table:table-cell>
          <table:table-cell table:number-columns-repeated="253"/>
        </table:table-row>
        <table:table-row table:style-name="ro4">
          <table:table-cell office:value-type="string" calcext:value-type="string">
            <text:p># MENU LATERAL - Have you already stopped?</text:p>
          </table:table-cell>
          <table:table-cell table:style-name="ce3"/>
          <table:table-cell table:formula="of:=CONCATENATE([.A126];&quot;=&quot;;[translation.B126])" office:value-type="string" office:string-value="# MENU LATERAL - Have you already stopped?=" calcext:value-type="string">
            <text:p># MENU LATERAL - Have you already stopped?=</text:p>
          </table:table-cell>
          <table:table-cell table:number-columns-repeated="253"/>
        </table:table-row>
        <table:table-row table:style-name="ro4">
          <table:table-cell office:value-type="string" calcext:value-type="string">
            <text:p>###################################</text:p>
          </table:table-cell>
          <table:table-cell table:style-name="ce3"/>
          <table:table-cell table:formula="of:=CONCATENATE([.A127];&quot;=&quot;;[translation.B127])" office:value-type="string" office:string-value="###################################=" calcext:value-type="string">
            <text:p>###################################=</text:p>
          </table:table-cell>
          <table:table-cell table:number-columns-repeated="253"/>
        </table:table-row>
        <table:table-row table:style-name="ro4">
          <table:table-cell table:number-columns-repeated="2"/>
          <table:table-cell table:formula="of:=CONCATENATE([.A128];&quot;=&quot;;[translation.B128])" office:value-type="string" office:string-value="=" calcext:value-type="string">
            <text:p>=</text:p>
          </table:table-cell>
          <table:table-cell table:number-columns-repeated="253"/>
        </table:table-row>
        <table:table-row table:style-name="ro4">
          <table:table-cell office:value-type="string" calcext:value-type="string">
            <text:p>menu.rdstep.li1</text:p>
          </table:table-cell>
          <table:table-cell office:value-type="string" calcext:value-type="string">
            <text:p>Acompanhamento</text:p>
          </table:table-cell>
          <table:table-cell table:formula="of:=CONCATENATE([.A129];&quot;=&quot;;[translation.B129])" office:value-type="string" office:string-value="menu.rdstep.li1=Acompanhamento" calcext:value-type="string">
            <text:p>menu.rdstep.li1=Acompanhamento</text:p>
          </table:table-cell>
          <table:table-cell table:number-columns-repeated="253"/>
        </table:table-row>
        <table:table-row table:style-name="ro4">
          <table:table-cell office:value-type="string" calcext:value-type="string">
            <text:p>menu.rdstep.li2</text:p>
          </table:table-cell>
          <table:table-cell office:value-type="string" calcext:value-type="string">
            <text:p>Recaída ou lapso?</text:p>
          </table:table-cell>
          <table:table-cell table:formula="of:=CONCATENATE([.A130];&quot;=&quot;;[translation.B130])" office:value-type="string" office:string-value="menu.rdstep.li2=Recaída ou lapso?" calcext:value-type="string">
            <text:p>menu.rdstep.li2=Recaída ou lapso?</text:p>
          </table:table-cell>
          <table:table-cell table:number-columns-repeated="253"/>
        </table:table-row>
        <table:table-row table:style-name="ro4">
          <table:table-cell office:value-type="string" calcext:value-type="string">
            <text:p>menu.rdstep.li3</text:p>
          </table:table-cell>
          <table:table-cell office:value-type="string" calcext:value-type="string">
            <text:p>Fatores para recaída</text:p>
          </table:table-cell>
          <table:table-cell table:formula="of:=CONCATENATE([.A131];&quot;=&quot;;[translation.B131])" office:value-type="string" office:string-value="menu.rdstep.li3=Fatores para recaída" calcext:value-type="string">
            <text:p>menu.rdstep.li3=Fatores para recaída</text:p>
          </table:table-cell>
          <table:table-cell table:number-columns-repeated="253"/>
        </table:table-row>
        <table:table-row table:style-name="ro4">
          <table:table-cell office:value-type="string" calcext:value-type="string">
            <text:p>menu.rdstep.li5</text:p>
          </table:table-cell>
          <table:table-cell office:value-type="string" calcext:value-type="string">
            <text:p>Onde procurar ajuda</text:p>
          </table:table-cell>
          <table:table-cell table:formula="of:=CONCATENATE([.A132];&quot;=&quot;;[translation.B132])" office:value-type="string" office:string-value="menu.rdstep.li5=Onde procurar ajuda" calcext:value-type="string">
            <text:p>menu.rdstep.li5=Onde procurar ajuda</text:p>
          </table:table-cell>
          <table:table-cell table:number-columns-repeated="253"/>
        </table:table-row>
        <table:table-row table:style-name="ro4">
          <table:table-cell office:value-type="string" calcext:value-type="string">
            <text:p>menu.rdstep.li4</text:p>
          </table:table-cell>
          <table:table-cell office:value-type="string" calcext:value-type="string">
            <text:p>Meu plano para recaídas</text:p>
          </table:table-cell>
          <table:table-cell table:formula="of:=CONCATENATE([.A133];&quot;=&quot;;[translation.B133])" office:value-type="string" office:string-value="menu.rdstep.li4=Meu plano para recaídas" calcext:value-type="string">
            <text:p>menu.rdstep.li4=Meu plano para recaídas</text:p>
          </table:table-cell>
          <table:table-cell table:number-columns-repeated="253"/>
        </table:table-row>
        <table:table-row table:style-name="ro4">
          <table:table-cell table:style-name="ce3"/>
          <table:table-cell/>
          <table:table-cell table:formula="of:=CONCATENATE([.A134];&quot;=&quot;;[translation.B134])" office:value-type="string" office:string-value="=" calcext:value-type="string">
            <text:p>=</text:p>
          </table:table-cell>
          <table:table-cell table:number-columns-repeated="253"/>
        </table:table-row>
        <table:table-row table:style-name="ro4">
          <table:table-cell table:number-columns-repeated="2"/>
          <table:table-cell table:formula="of:=CONCATENATE([.A135];&quot;=&quot;;[translation.B13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36];&quot;=&quot;;[translation.B136])" office:value-type="string" office:string-value="###################################=" calcext:value-type="string">
            <text:p>###################################=</text:p>
          </table:table-cell>
          <table:table-cell table:number-columns-repeated="253"/>
        </table:table-row>
        <table:table-row table:style-name="ro4">
          <table:table-cell office:value-type="string" calcext:value-type="string">
            <text:p># TOP MENU</text:p>
          </table:table-cell>
          <table:table-cell table:style-name="ce3"/>
          <table:table-cell table:formula="of:=CONCATENATE([.A137];&quot;=&quot;;[translation.B137])" office:value-type="string" office:string-value="# TOP MENU=" calcext:value-type="string">
            <text:p># TOP MENU=</text:p>
          </table:table-cell>
          <table:table-cell table:number-columns-repeated="253"/>
        </table:table-row>
        <table:table-row table:style-name="ro4">
          <table:table-cell office:value-type="string" calcext:value-type="string">
            <text:p>###################################</text:p>
          </table:table-cell>
          <table:table-cell table:style-name="ce3"/>
          <table:table-cell table:formula="of:=CONCATENATE([.A138];&quot;=&quot;;[translation.B138])" office:value-type="string" office:string-value="###################################=" calcext:value-type="string">
            <text:p>###################################=</text:p>
          </table:table-cell>
          <table:table-cell table:number-columns-repeated="253"/>
        </table:table-row>
        <table:table-row table:style-name="ro4">
          <table:table-cell table:number-columns-repeated="2"/>
          <table:table-cell table:formula="of:=CONCATENATE([.A139];&quot;=&quot;;[translation.B139])" office:value-type="string" office:string-value="=" calcext:value-type="string">
            <text:p>=</text:p>
          </table:table-cell>
          <table:table-cell table:number-columns-repeated="253"/>
        </table:table-row>
        <table:table-row table:style-name="ro4">
          <table:table-cell office:value-type="string" calcext:value-type="string">
            <text:p>menu.top.li1</text:p>
          </table:table-cell>
          <table:table-cell office:value-type="string" calcext:value-type="string">
            <text:p>Página Inicial</text:p>
          </table:table-cell>
          <table:table-cell table:formula="of:=CONCATENATE([.A140];&quot;=&quot;;[translation.B140])" office:value-type="string" office:string-value="menu.top.li1=Página Inicial" calcext:value-type="string">
            <text:p>menu.top.li1=Página Inicial</text:p>
          </table:table-cell>
          <table:table-cell table:number-columns-repeated="253"/>
        </table:table-row>
        <table:table-row table:style-name="ro4">
          <table:table-cell office:value-type="string" calcext:value-type="string">
            <text:p>menu.top.li2</text:p>
          </table:table-cell>
          <table:table-cell office:value-type="string" calcext:value-type="string">
            <text:p>O Programa</text:p>
          </table:table-cell>
          <table:table-cell table:formula="of:=CONCATENATE([.A141];&quot;=&quot;;[translation.B141])" office:value-type="string" office:string-value="menu.top.li2=O Programa" calcext:value-type="string">
            <text:p>menu.top.li2=O Programa</text:p>
          </table:table-cell>
          <table:table-cell table:number-columns-repeated="253"/>
        </table:table-row>
        <table:table-row table:style-name="ro4">
          <table:table-cell office:value-type="string" calcext:value-type="string">
            <text:p>menu.top.li3</text:p>
          </table:table-cell>
          <table:table-cell office:value-type="string" calcext:value-type="string">
            <text:p>Sobre os autores</text:p>
          </table:table-cell>
          <table:table-cell table:formula="of:=CONCATENATE([.A142];&quot;=&quot;;[translation.B142])" office:value-type="string" office:string-value="menu.top.li3=Sobre os autores" calcext:value-type="string">
            <text:p>menu.top.li3=Sobre os autores</text:p>
          </table:table-cell>
          <table:table-cell table:number-columns-repeated="253"/>
        </table:table-row>
        <table:table-row table:style-name="ro4">
          <table:table-cell office:value-type="string" calcext:value-type="string">
            <text:p>menu.top.li4</text:p>
          </table:table-cell>
          <table:table-cell office:value-type="string" calcext:value-type="string">
            <text:p>Contato</text:p>
          </table:table-cell>
          <table:table-cell table:formula="of:=CONCATENATE([.A143];&quot;=&quot;;[translation.B143])" office:value-type="string" office:string-value="menu.top.li4=Contato" calcext:value-type="string">
            <text:p>menu.top.li4=Contato</text:p>
          </table:table-cell>
          <table:table-cell table:number-columns-repeated="253"/>
        </table:table-row>
        <table:table-row table:style-name="ro4">
          <table:table-cell office:value-type="string" calcext:value-type="string">
            <text:p>menu.top.li5</text:p>
          </table:table-cell>
          <table:table-cell office:value-type="string" calcext:value-type="string">
            <text:p>Para pesquisadores</text:p>
          </table:table-cell>
          <table:table-cell table:formula="of:=CONCATENATE([.A144];&quot;=&quot;;[translation.B144])" office:value-type="string" office:string-value="menu.top.li5=Para pesquisadores" calcext:value-type="string">
            <text:p>menu.top.li5=Para pesquisadores</text:p>
          </table:table-cell>
          <table:table-cell table:number-columns-repeated="253"/>
        </table:table-row>
        <table:table-row table:style-name="ro4">
          <table:table-cell table:style-name="ce3"/>
          <table:table-cell/>
          <table:table-cell table:formula="of:=CONCATENATE([.A145];&quot;=&quot;;[translation.B14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46];&quot;=&quot;;[translation.B146])" office:value-type="string" office:string-value="###################################=" calcext:value-type="string">
            <text:p>###################################=</text:p>
          </table:table-cell>
          <table:table-cell table:number-columns-repeated="253"/>
        </table:table-row>
        <table:table-row table:style-name="ro4">
          <table:table-cell office:value-type="string" calcext:value-type="string">
            <text:p># FOOTER</text:p>
          </table:table-cell>
          <table:table-cell table:style-name="ce3"/>
          <table:table-cell table:formula="of:=CONCATENATE([.A147];&quot;=&quot;;[translation.B147])" office:value-type="string" office:string-value="# FOOTER=" calcext:value-type="string">
            <text:p># FOOTER=</text:p>
          </table:table-cell>
          <table:table-cell table:number-columns-repeated="253"/>
        </table:table-row>
        <table:table-row table:style-name="ro4">
          <table:table-cell office:value-type="string" calcext:value-type="string">
            <text:p>###################################</text:p>
          </table:table-cell>
          <table:table-cell table:style-name="ce3"/>
          <table:table-cell table:formula="of:=CONCATENATE([.A148];&quot;=&quot;;[translation.B148])" office:value-type="string" office:string-value="###################################=" calcext:value-type="string">
            <text:p>###################################=</text:p>
          </table:table-cell>
          <table:table-cell table:number-columns-repeated="253"/>
        </table:table-row>
        <table:table-row table:style-name="ro4">
          <table:table-cell table:number-columns-repeated="2"/>
          <table:table-cell table:formula="of:=CONCATENATE([.A149];&quot;=&quot;;[translation.B149])" office:value-type="string" office:string-value="=" calcext:value-type="string">
            <text:p>=</text:p>
          </table:table-cell>
          <table:table-cell table:number-columns-repeated="253"/>
        </table:table-row>
        <table:table-row table:style-name="ro4">
          <table:table-cell office:value-type="string" calcext:value-type="string">
            <text:p>footer.li1</text:p>
          </table:table-cell>
          <table:table-cell office:value-type="string" calcext:value-type="string">
            <text:p>Página Inicial</text:p>
          </table:table-cell>
          <table:table-cell table:formula="of:=CONCATENATE([.A150];&quot;=&quot;;[translation.B150])" office:value-type="string" office:string-value="footer.li1=Página Inicial" calcext:value-type="string">
            <text:p>footer.li1=Página Inicial</text:p>
          </table:table-cell>
          <table:table-cell table:number-columns-repeated="253"/>
        </table:table-row>
        <table:table-row table:style-name="ro4">
          <table:table-cell office:value-type="string" calcext:value-type="string">
            <text:p>footer.li2</text:p>
          </table:table-cell>
          <table:table-cell office:value-type="string" calcext:value-type="string">
            <text:p>Sobre os autores</text:p>
          </table:table-cell>
          <table:table-cell table:formula="of:=CONCATENATE([.A151];&quot;=&quot;;[translation.B151])" office:value-type="string" office:string-value="footer.li2=Sobre os autores" calcext:value-type="string">
            <text:p>footer.li2=Sobre os autores</text:p>
          </table:table-cell>
          <table:table-cell table:number-columns-repeated="253"/>
        </table:table-row>
        <table:table-row table:style-name="ro4">
          <table:table-cell office:value-type="string" calcext:value-type="string">
            <text:p>footer.li3</text:p>
          </table:table-cell>
          <table:table-cell office:value-type="string" calcext:value-type="string">
            <text:p>Política do site</text:p>
          </table:table-cell>
          <table:table-cell table:formula="of:=CONCATENATE([.A152];&quot;=&quot;;[translation.B152])" office:value-type="string" office:string-value="footer.li3=Política do site" calcext:value-type="string">
            <text:p>footer.li3=Política do site</text:p>
          </table:table-cell>
          <table:table-cell table:number-columns-repeated="253"/>
        </table:table-row>
        <table:table-row table:style-name="ro16">
          <table:table-cell office:value-type="string" calcext:value-type="string">
            <text:p>footer.li4</text:p>
          </table:table-cell>
          <table:table-cell office:value-type="string" calcext:value-type="string">
            <text:p>Termos de uso</text:p>
          </table:table-cell>
          <table:table-cell table:formula="of:=CONCATENATE([.A153];&quot;=&quot;;[translation.B153])" office:value-type="string" office:string-value="footer.li4=Termos de uso" calcext:value-type="string">
            <text:p>footer.li4=Termos de uso</text:p>
          </table:table-cell>
          <table:table-cell table:number-columns-repeated="253"/>
        </table:table-row>
        <table:table-row table:style-name="ro4">
          <table:table-cell office:value-type="string" calcext:value-type="string">
            <text:p>footer.li5</text:p>
          </table:table-cell>
          <table:table-cell office:value-type="string" calcext:value-type="string">
            <text:p>Contato</text:p>
          </table:table-cell>
          <table:table-cell table:formula="of:=CONCATENATE([.A154];&quot;=&quot;;[translation.B154])" office:value-type="string" office:string-value="footer.li5=Contato" calcext:value-type="string">
            <text:p>footer.li5=Contato</text:p>
          </table:table-cell>
          <table:table-cell table:number-columns-repeated="253"/>
        </table:table-row>
        <table:table-row table:style-name="ro4">
          <table:table-cell office:value-type="string" calcext:value-type="string">
            <text:p>footer.description</text:p>
          </table:table-cell>
          <table:table-cell office:value-type="string" calcext:value-type="string">
            <text:p>Centro de Referência em Pesquisa, Intervenção e Avaliação em Álcool e Outras Drogas - 2014 - Alguns direitos reservados</text:p>
          </table:table-cell>
          <table:table-cell table:formula="of:=CONCATENATE([.A155];&quot;=&quot;;[translation.B155])" office:value-type="string" office:string-value="footer.description=Centro de Referência em Pesquisa, Intervenção e Avaliação em Álcool e Outras Drogas - 2014 - Alguns direitos reservados" calcext:value-type="string">
            <text:p>footer.description=Centro de Referência em Pesquisa, Intervenção e Avaliação em Álcool e Outras Drogas - 2014 - Alguns direitos reservados</text:p>
          </table:table-cell>
          <table:table-cell table:number-columns-repeated="253"/>
        </table:table-row>
        <table:table-row table:style-name="ro4">
          <table:table-cell office:value-type="string" calcext:value-type="string">
            <text:p>footer.contact</text:p>
          </table:table-cell>
          <table:table-cell office:value-type="string" calcext:value-type="string">
            <text:p>contato@vivasemtabaco.com.br</text:p>
          </table:table-cell>
          <table:table-cell table:formula="of:=CONCATENATE([.A156];&quot;=&quot;;[translation.B156])" office:value-type="string" office:string-value="footer.contact=contato@vivasemtabaco.com.br" calcext:value-type="string">
            <text:p>footer.contact=contato@vivasemtabaco.com.br</text:p>
          </table:table-cell>
          <table:table-cell table:number-columns-repeated="253"/>
        </table:table-row>
        <table:table-row table:style-name="ro4">
          <table:table-cell table:style-name="ce3"/>
          <table:table-cell/>
          <table:table-cell table:formula="of:=CONCATENATE([.A157];&quot;=&quot;;[translation.B15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58];&quot;=&quot;;[translation.B158])" office:value-type="string" office:string-value="###################################=" calcext:value-type="string">
            <text:p>###################################=</text:p>
          </table:table-cell>
          <table:table-cell table:number-columns-repeated="253"/>
        </table:table-row>
        <table:table-row table:style-name="ro4">
          <table:table-cell office:value-type="string" calcext:value-type="string">
            <text:p># PROGRAM</text:p>
          </table:table-cell>
          <table:table-cell table:style-name="ce3"/>
          <table:table-cell table:formula="of:=CONCATENATE([.A159];&quot;=&quot;;[translation.B159])" office:value-type="string" office:string-value="# PROGRAM=" calcext:value-type="string">
            <text:p># PROGRAM=</text:p>
          </table:table-cell>
          <table:table-cell table:number-columns-repeated="253"/>
        </table:table-row>
        <table:table-row table:style-name="ro4">
          <table:table-cell office:value-type="string" calcext:value-type="string">
            <text:p>###################################</text:p>
          </table:table-cell>
          <table:table-cell table:style-name="ce3"/>
          <table:table-cell table:formula="of:=CONCATENATE([.A160];&quot;=&quot;;[translation.B160])" office:value-type="string" office:string-value="###################################=" calcext:value-type="string">
            <text:p>###################################=</text:p>
          </table:table-cell>
          <table:table-cell table:number-columns-repeated="253"/>
        </table:table-row>
        <table:table-row table:style-name="ro4">
          <table:table-cell table:number-columns-repeated="2"/>
          <table:table-cell table:formula="of:=CONCATENATE([.A161];&quot;=&quot;;[translation.B161])" office:value-type="string" office:string-value="=" calcext:value-type="string">
            <text:p>=</text:p>
          </table:table-cell>
          <table:table-cell table:number-columns-repeated="253"/>
        </table:table-row>
        <table:table-row table:style-name="ro4">
          <table:table-cell office:value-type="string" calcext:value-type="string">
            <text:p>program.titlepage</text:p>
          </table:table-cell>
          <table:table-cell office:value-type="string" calcext:value-type="string">
            <text:p>O programa | Viva sem tabaco</text:p>
          </table:table-cell>
          <table:table-cell table:formula="of:=CONCATENATE([.A162];&quot;=&quot;;[translation.B162])" office:value-type="string" office:string-value="program.titlepage=O programa | Viva sem tabaco" calcext:value-type="string">
            <text:p>program.titlepage=O programa | Viva sem tabaco</text:p>
          </table:table-cell>
          <table:table-cell table:number-columns-repeated="253"/>
        </table:table-row>
        <table:table-row table:style-name="ro4">
          <table:table-cell office:value-type="string" calcext:value-type="string">
            <text:p>program.h1.program</text:p>
          </table:table-cell>
          <table:table-cell office:value-type="string" calcext:value-type="string">
            <text:p>O programa</text:p>
          </table:table-cell>
          <table:table-cell table:formula="of:=CONCATENATE([.A163];&quot;=&quot;;[translation.B163])" office:value-type="string" office:string-value="program.h1.program=O programa" calcext:value-type="string">
            <text:p>program.h1.program=O programa</text:p>
          </table:table-cell>
          <table:table-cell table:number-columns-repeated="253"/>
        </table:table-row>
        <table:table-row table:style-name="ro13">
          <table:table-cell office:value-type="string" calcext:value-type="string">
            <text:p>program.img</text:p>
          </table:table-cell>
          <table:table-cell office:value-type="string" calcext:value-type="string">
            <text:p>Felicidade</text:p>
          </table:table-cell>
          <table:table-cell table:formula="of:=CONCATENATE([.A164];&quot;=&quot;;[translation.B164])" office:value-type="string" office:string-value="program.img=Felicidade" calcext:value-type="string">
            <text:p>program.img=Felicidade</text:p>
          </table:table-cell>
          <table:table-cell table:number-columns-repeated="253"/>
        </table:table-row>
        <table:table-row table:style-name="ro4">
          <table:table-cell office:value-type="string" calcext:value-type="string">
            <text:p>program.h2.objective</text:p>
          </table:table-cell>
          <table:table-cell office:value-type="string" calcext:value-type="string">
            <text:p>Objetivo</text:p>
          </table:table-cell>
          <table:table-cell table:formula="of:=CONCATENATE([.A165];&quot;=&quot;;[translation.B165])" office:value-type="string" office:string-value="program.h2.objective=Objetivo" calcext:value-type="string">
            <text:p>program.h2.objective=Objetivo</text:p>
          </table:table-cell>
          <table:table-cell table:number-columns-repeated="253"/>
        </table:table-row>
        <table:table-row table:style-name="ro13">
          <table:table-cell office:value-type="string" calcext:value-type="string">
            <text:p>program.p.objective</text:p>
          </table:table-cell>
          <table:table-cell office:value-type="string" calcext:value-type="string">
            <text:p>Oferecer suporte a fumantes que buscam ajuda um serviço gratuito de qualidade e personalizado.</text:p>
          </table:table-cell>
          <table:table-cell table:formula="of:=CONCATENATE([.A166];&quot;=&quot;;[translation.B166])" office:value-type="string" office:string-value="program.p.objective=Oferecer suporte a fumantes que buscam ajuda um serviço gratuito de qualidade e personalizado." calcext:value-type="string">
            <text:p>program.p.objective=Oferecer suporte a fumantes que buscam ajuda um serviço gratuito de qualidade e personalizado.</text:p>
          </table:table-cell>
          <table:table-cell table:number-columns-repeated="253"/>
        </table:table-row>
        <table:table-row table:style-name="ro13">
          <table:table-cell office:value-type="string" calcext:value-type="string">
            <text:p>program.h2.how</text:p>
          </table:table-cell>
          <table:table-cell office:value-type="string" calcext:value-type="string">
            <text:p>Como foi feito?</text:p>
          </table:table-cell>
          <table:table-cell table:formula="of:=CONCATENATE([.A167];&quot;=&quot;;[translation.B167])" office:value-type="string" office:string-value="program.h2.how=Como foi feito?" calcext:value-type="string">
            <text:p>program.h2.how=Como foi feito?</text:p>
          </table:table-cell>
          <table:table-cell table:number-columns-repeated="253"/>
        </table:table-row>
        <table:table-row table:style-name="ro4">
          <table:table-cell office:value-type="string" calcext:value-type="string">
            <text:p>program.p.how1</text:p>
          </table:table-cell>
          <table:table-cell office:value-type="string" calcext:value-type="string">
            <text:p>Construído com a participação ativa de fumantes e ex-fumantes.</text:p>
          </table:table-cell>
          <table:table-cell table:formula="of:=CONCATENATE([.A168];&quot;=&quot;;[translation.B168])" office:value-type="string" office:string-value="program.p.how1=Construído com a participação ativa de fumantes e ex-fumantes." calcext:value-type="string">
            <text:p>program.p.how1=Construído com a participação ativa de fumantes e ex-fumantes.</text:p>
          </table:table-cell>
          <table:table-cell table:number-columns-repeated="253"/>
        </table:table-row>
        <table:table-row table:style-name="ro16">
          <table:table-cell office:value-type="string" calcext:value-type="string">
            <text:p>program.p.how2a</text:p>
          </table:table-cell>
          <table:table-cell office:value-type="string" calcext:value-type="string">
            <text:p>Desenvolvido por especialistas da Universidade Federal de Juiz de Fora seguindo o Código de Ética da</text:p>
          </table:table-cell>
          <table:table-cell table:formula="of:=CONCATENATE([.A169];&quot;=&quot;;[translation.B169])" office:value-type="string" office:string-value="program.p.how2a=Desenvolvido por especialistas da Universidade Federal de Juiz de Fora seguindo o Código de Ética da" calcext:value-type="string">
            <text:p>program.p.how2a=Desenvolvido por especialistas da Universidade Federal de Juiz de Fora seguindo o Código de Ética da</text:p>
          </table:table-cell>
          <table:table-cell table:number-columns-repeated="253"/>
        </table:table-row>
        <table:table-row table:style-name="ro4">
          <table:table-cell office:value-type="string" calcext:value-type="string">
            <text:p>program.p.how2b</text:p>
          </table:table-cell>
          <table:table-cell office:value-type="string" calcext:value-type="string">
            <text:p>Health on the Net Foundation</text:p>
          </table:table-cell>
          <table:table-cell table:formula="of:=CONCATENATE([.A170];&quot;=&quot;;[translation.B170])" office:value-type="string" office:string-value="program.p.how2b=Health on the Net Foundation" calcext:value-type="string">
            <text:p>program.p.how2b=Health on the Net Foundation</text:p>
          </table:table-cell>
          <table:table-cell table:number-columns-repeated="253"/>
        </table:table-row>
        <table:table-row table:style-name="ro16">
          <table:table-cell office:value-type="string" calcext:value-type="string">
            <text:p>program.p.how3</text:p>
          </table:table-cell>
          <table:table-cell office:value-type="string" calcext:value-type="string">
            <text:p>Conteúdo criado a partir das diretrizes para o tratamento do tabagismo de instituições como Ministério da Saúde e pelo Instituto Nacional do Câncer - INCA.</text:p>
          </table:table-cell>
          <table:table-cell table:formula="of:=CONCATENATE([.A171];&quot;=&quot;;[translation.B171])" office:value-type="string" office:string-value="program.p.how3=Conteúdo criado a partir das diretrizes para o tratamento do tabagismo de instituições como Ministério da Saúde e pelo Instituto Nacional do Câncer - INCA." calcext:value-type="string">
            <text:p>program.p.how3=Conteúdo criado a partir das diretrizes para o tratamento do tabagismo de instituições como Ministério da Saúde e pelo Instituto Nacional do Câncer - INCA.</text:p>
          </table:table-cell>
          <table:table-cell table:number-columns-repeated="253"/>
        </table:table-row>
        <table:table-row table:style-name="ro4">
          <table:table-cell office:value-type="string" calcext:value-type="string">
            <text:p>program.h2.important</text:p>
          </table:table-cell>
          <table:table-cell office:value-type="string" calcext:value-type="string">
            <text:p>Importante</text:p>
          </table:table-cell>
          <table:table-cell table:formula="of:=CONCATENATE([.A172];&quot;=&quot;;[translation.B172])" office:value-type="string" office:string-value="program.h2.important=Importante" calcext:value-type="string">
            <text:p>program.h2.important=Importante</text:p>
          </table:table-cell>
          <table:table-cell table:number-columns-repeated="253"/>
        </table:table-row>
        <table:table-row table:style-name="ro4">
          <table:table-cell office:value-type="string" calcext:value-type="string">
            <text:p>program.p.important</text:p>
          </table:table-cell>
          <table:table-cell office:value-type="string" calcext:value-type="string">
            <text:p>Este site não substitui o atendimento tradicional realizado por um profissional de saúde. A eficácia do conteúdo será testada e avaliada por uma pesquisa clínica.</text:p>
          </table:table-cell>
          <table:table-cell table:formula="of:=CONCATENATE([.A173];&quot;=&quot;;[translation.B173])" office:value-type="string" office:string-value="program.p.important=Este site não substitui o atendimento tradicional realizado por um profissional de saúde. A eficácia do conteúdo será testada e avaliada por uma pesquisa clínica." calcext:value-type="string">
            <text:p>program.p.important=Este site não substitui o atendimento tradicional realizado por um profissional de saúde. A eficácia do conteúdo será testada e avaliada por uma pesquisa clínica.</text:p>
          </table:table-cell>
          <table:table-cell table:number-columns-repeated="253"/>
        </table:table-row>
        <table:table-row table:style-name="ro4">
          <table:table-cell table:style-name="ce3"/>
          <table:table-cell/>
          <table:table-cell table:formula="of:=CONCATENATE([.A174];&quot;=&quot;;[translation.B17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175];&quot;=&quot;;[translation.B175])" office:value-type="string" office:string-value="###################################=" calcext:value-type="string">
            <text:p>###################################=</text:p>
          </table:table-cell>
          <table:table-cell table:number-columns-repeated="253"/>
        </table:table-row>
        <table:table-row table:style-name="ro4">
          <table:table-cell office:value-type="string" calcext:value-type="string">
            <text:p># ABOUT US -</text:p>
          </table:table-cell>
          <table:table-cell table:style-name="ce3"/>
          <table:table-cell table:formula="of:=CONCATENATE([.A176];&quot;=&quot;;[translation.B176])" office:value-type="string" office:string-value="# ABOUT US -=" calcext:value-type="string">
            <text:p># ABOUT US -=</text:p>
          </table:table-cell>
          <table:table-cell table:number-columns-repeated="253"/>
        </table:table-row>
        <table:table-row table:style-name="ro4">
          <table:table-cell office:value-type="string" calcext:value-type="string">
            <text:p>###################################</text:p>
          </table:table-cell>
          <table:table-cell table:style-name="ce3"/>
          <table:table-cell table:formula="of:=CONCATENATE([.A177];&quot;=&quot;;[translation.B177])" office:value-type="string" office:string-value="###################################=" calcext:value-type="string">
            <text:p>###################################=</text:p>
          </table:table-cell>
          <table:table-cell table:number-columns-repeated="253"/>
        </table:table-row>
        <table:table-row table:style-name="ro4">
          <table:table-cell table:number-columns-repeated="2"/>
          <table:table-cell table:formula="of:=CONCATENATE([.A178];&quot;=&quot;;[translation.B178])" office:value-type="string" office:string-value="=" calcext:value-type="string">
            <text:p>=</text:p>
          </table:table-cell>
          <table:table-cell table:number-columns-repeated="253"/>
        </table:table-row>
        <table:table-row table:style-name="ro13">
          <table:table-cell office:value-type="string" calcext:value-type="string">
            <text:p>aboutus.pagetitle</text:p>
          </table:table-cell>
          <table:table-cell office:value-type="string" calcext:value-type="string">
            <text:p>Sobre os autores | Viva sem tabaco</text:p>
          </table:table-cell>
          <table:table-cell table:formula="of:=CONCATENATE([.A179];&quot;=&quot;;[translation.B179])" office:value-type="string" office:string-value="aboutus.pagetitle=Sobre os autores | Viva sem tabaco" calcext:value-type="string">
            <text:p>aboutus.pagetitle=Sobre os autores | Viva sem tabaco</text:p>
          </table:table-cell>
          <table:table-cell table:number-columns-repeated="253"/>
        </table:table-row>
        <table:table-row table:style-name="ro13">
          <table:table-cell office:value-type="string" calcext:value-type="string">
            <text:p>aboutus.h1.project</text:p>
          </table:table-cell>
          <table:table-cell office:value-type="string" calcext:value-type="string">
            <text:p>O projeto</text:p>
          </table:table-cell>
          <table:table-cell table:formula="of:=CONCATENATE([.A180];&quot;=&quot;;[translation.B180])" office:value-type="string" office:string-value="aboutus.h1.project=O projeto" calcext:value-type="string">
            <text:p>aboutus.h1.project=O projeto</text:p>
          </table:table-cell>
          <table:table-cell table:number-columns-repeated="253"/>
        </table:table-row>
        <table:table-row table:style-name="ro4">
          <table:table-cell office:value-type="string" calcext:value-type="string">
            <text:p>aboutus.p.project.a</text:p>
          </table:table-cell>
          <table:table-cell office:value-type="string" calcext:value-type="string">
            <text:p>O projeto Viva sem Tabaco foi criado pela linha de pesquisa de e-saúde do</text:p>
          </table:table-cell>
          <table:table-cell table:formula="of:=CONCATENATE([.A181];&quot;=&quot;;[translation.B181])" office:value-type="string" office:string-value="aboutus.p.project.a=O projeto Viva sem Tabaco foi criado pela linha de pesquisa de e-saúde do" calcext:value-type="string">
            <text:p>aboutus.p.project.a=O projeto Viva sem Tabaco foi criado pela linha de pesquisa de e-saúde do</text:p>
          </table:table-cell>
          <table:table-cell table:number-columns-repeated="253"/>
        </table:table-row>
        <table:table-row table:style-name="ro4">
          <table:table-cell office:value-type="string" calcext:value-type="string">
            <text:p>aboutus.p.project.b</text:p>
          </table:table-cell>
          <table:table-cell office:value-type="string" calcext:value-type="string">
            <text:p>em parceria com o Departamento de Ciências da Computação da</text:p>
          </table:table-cell>
          <table:table-cell table:formula="of:=CONCATENATE([.A182];&quot;=&quot;;[translation.B182])" office:value-type="string" office:string-value="aboutus.p.project.b=em parceria com o Departamento de Ciências da Computação da" calcext:value-type="string">
            <text:p>aboutus.p.project.b=em parceria com o Departamento de Ciências da Computação da</text:p>
          </table:table-cell>
          <table:table-cell table:number-columns-repeated="253"/>
        </table:table-row>
        <table:table-row table:style-name="ro13">
          <table:table-cell office:value-type="string" calcext:value-type="string">
            <text:p>aboutus.p.project.c</text:p>
          </table:table-cell>
          <table:table-cell office:value-type="string" calcext:value-type="string">
            <text:p>Universidade Federal de Juiz de Fora.</text:p>
          </table:table-cell>
          <table:table-cell table:formula="of:=CONCATENATE([.A183];&quot;=&quot;;[translation.B183])" office:value-type="string" office:string-value="aboutus.p.project.c=Universidade Federal de Juiz de Fora." calcext:value-type="string">
            <text:p>aboutus.p.project.c=Universidade Federal de Juiz de Fora.</text:p>
          </table:table-cell>
          <table:table-cell table:number-columns-repeated="253"/>
        </table:table-row>
        <table:table-row table:style-name="ro4">
          <table:table-cell office:value-type="string" calcext:value-type="string">
            <text:p>aboutus.h1.funding</text:p>
          </table:table-cell>
          <table:table-cell office:value-type="string" calcext:value-type="string">
            <text:p>Financiamento</text:p>
          </table:table-cell>
          <table:table-cell table:formula="of:=CONCATENATE([.A184];&quot;=&quot;;[translation.B184])" office:value-type="string" office:string-value="aboutus.h1.funding=Financiamento" calcext:value-type="string">
            <text:p>aboutus.h1.funding=Financiamento</text:p>
          </table:table-cell>
          <table:table-cell table:number-columns-repeated="253"/>
        </table:table-row>
        <table:table-row table:style-name="ro4">
          <table:table-cell office:value-type="string" calcext:value-type="string">
            <text:p>aboutus.p.funding.a</text:p>
          </table:table-cell>
          <table:table-cell office:value-type="string" calcext:value-type="string">
            <text:p>Este programa é financiado por projetos submetidos a agências de financiamento de pesquisa públicas como a</text:p>
          </table:table-cell>
          <table:table-cell table:formula="of:=CONCATENATE([.A185];&quot;=&quot;;[translation.B185])" office:value-type="string" office:string-value="aboutus.p.funding.a=Este programa é financiado por projetos submetidos a agências de financiamento de pesquisa públicas como a" calcext:value-type="string">
            <text:p>aboutus.p.funding.a=Este programa é financiado por projetos submetidos a agências de financiamento de pesquisa públicas como a</text:p>
          </table:table-cell>
          <table:table-cell table:number-columns-repeated="253"/>
        </table:table-row>
        <table:table-row table:style-name="ro4">
          <table:table-cell office:value-type="string" calcext:value-type="string">
            <text:p>aboutus.p.funding.b</text:p>
          </table:table-cell>
          <table:table-cell office:value-type="string" calcext:value-type="string">
            <text:p>e</text:p>
          </table:table-cell>
          <table:table-cell table:formula="of:=CONCATENATE([.A186];&quot;=&quot;;[translation.B186])" office:value-type="string" office:string-value="aboutus.p.funding.b=e" calcext:value-type="string">
            <text:p>aboutus.p.funding.b=e</text:p>
          </table:table-cell>
          <table:table-cell table:number-columns-repeated="253"/>
        </table:table-row>
        <table:table-row table:style-name="ro17">
          <table:table-cell office:value-type="string" calcext:value-type="string">
            <text:p>aboutus.h1.authors</text:p>
          </table:table-cell>
          <table:table-cell office:value-type="string" calcext:value-type="string">
            <text:p>Os autores</text:p>
          </table:table-cell>
          <table:table-cell table:formula="of:=CONCATENATE([.A187];&quot;=&quot;;[translation.B187])" office:value-type="string" office:string-value="aboutus.h1.authors=Os autores" calcext:value-type="string">
            <text:p>aboutus.h1.authors=Os autores</text:p>
          </table:table-cell>
          <table:table-cell table:number-columns-repeated="253"/>
        </table:table-row>
        <table:table-row table:style-name="ro4">
          <table:table-cell office:value-type="string" calcext:value-type="string">
            <text:p>aboutus.h3.telmo</text:p>
          </table:table-cell>
          <table:table-cell office:value-type="string" calcext:value-type="string">
            <text:p>Prof. Dr. Telmo Mota Ronzani</text:p>
          </table:table-cell>
          <table:table-cell table:formula="of:=CONCATENATE([.A188];&quot;=&quot;;[translation.B188])" office:value-type="string" office:string-value="aboutus.h3.telmo=Prof. Dr. Telmo Mota Ronzani" calcext:value-type="string">
            <text:p>aboutus.h3.telmo=Prof. Dr. Telmo Mota Ronzani</text:p>
          </table:table-cell>
          <table:table-cell table:number-columns-repeated="253"/>
        </table:table-row>
        <table:table-row table:style-name="ro4">
          <table:table-cell office:value-type="string" calcext:value-type="string">
            <text:p>aboutus.p.telmo</text:p>
          </table:table-cell>
          <table:table-cell office:value-type="string" calcext:value-type="string">
            <text:p>Coordenador do CREPEIA, Mestre em Psicologia Social (UFMG), Doutor em Ciências da Saúde (Unifesp), Pos-doutor em Álcool e Drogas (University of Connecticut Health Center e USP). Pesquisador do CNPq.</text:p>
          </table:table-cell>
          <table:table-cell table:formula="of:=CONCATENATE([.A189];&quot;=&quot;;[translation.B189])" office:value-type="string" office:string-value="aboutus.p.telmo=Coordenador do CREPEIA, Mestre em Psicologia Social (UFMG), Doutor em Ciências da Saúde (Unifesp), Pos-doutor em Álcool e Drogas (University of Connecticut Health Center e USP). Pesquisador do CNPq." calcext:value-type="string">
            <text:p>aboutus.p.telmo=Coordenador do CREPEIA, Mestre em Psicologia Social (UFMG), Doutor em Ciências da Saúde (Unifesp), Pos-doutor em Álcool e Drogas (University of Connecticut Health Center e USP). Pesquisador do CNPq.</text:p>
          </table:table-cell>
          <table:table-cell table:number-columns-repeated="253"/>
        </table:table-row>
        <table:table-row table:style-name="ro18">
          <table:table-cell office:value-type="string" calcext:value-type="string">
            <text:p>aboutus.linkcv</text:p>
          </table:table-cell>
          <table:table-cell office:value-type="string" calcext:value-type="string">
            <text:p>Link para currículo</text:p>
          </table:table-cell>
          <table:table-cell table:formula="of:=CONCATENATE([.A190];&quot;=&quot;;[translation.B190])" office:value-type="string" office:string-value="aboutus.linkcv=Link para currículo" calcext:value-type="string">
            <text:p>aboutus.linkcv=Link para currículo</text:p>
          </table:table-cell>
          <table:table-cell table:number-columns-repeated="253"/>
        </table:table-row>
        <table:table-row table:style-name="ro4">
          <table:table-cell office:value-type="string" calcext:value-type="string">
            <text:p>aboutus.h3.laisa</text:p>
          </table:table-cell>
          <table:table-cell office:value-type="string" calcext:value-type="string">
            <text:p>Profa. Dra. Laisa Sartes</text:p>
          </table:table-cell>
          <table:table-cell table:formula="of:=CONCATENATE([.A191];&quot;=&quot;;[translation.B191])" office:value-type="string" office:string-value="aboutus.h3.laisa=Profa. Dra. Laisa Sartes" calcext:value-type="string">
            <text:p>aboutus.h3.laisa=Profa. Dra. Laisa Sartes</text:p>
          </table:table-cell>
          <table:table-cell table:number-columns-repeated="253"/>
        </table:table-row>
        <table:table-row table:style-name="ro18">
          <table:table-cell office:value-type="string" calcext:value-type="string">
            <text:p>aboutus.p.laisa</text:p>
          </table:table-cell>
          <table:table-cell office:value-type="string" calcext:value-type="string">
            <text:p>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formula="of:=CONCATENATE([.A192];&quot;=&quot;;[translation.B192])" office:value-type="string" office:string-value="aboutus.p.laisa=Professora de Psicologia da UFJF. Seus principais temas de trabalho e pesquisa são: uso de substâncias psicotrópicas, estudos de avaliação clínica e validação de instrumentos, tratamento para dependentes de substâncias, baseado na TCC e Terapia Familiar." calcext:value-type="string">
            <text:p>aboutus.p.laisa=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number-columns-repeated="253"/>
        </table:table-row>
        <table:table-row table:style-name="ro4">
          <table:table-cell office:value-type="string" calcext:value-type="string">
            <text:p>aboutus.h3.heder</text:p>
          </table:table-cell>
          <table:table-cell office:value-type="string" calcext:value-type="string">
            <text:p>Prof. Dr. Heder Soares Bernardino</text:p>
          </table:table-cell>
          <table:table-cell table:formula="of:=CONCATENATE([.A193];&quot;=&quot;;[translation.B193])" office:value-type="string" office:string-value="aboutus.h3.heder=Prof. Dr. Heder Soares Bernardino" calcext:value-type="string">
            <text:p>aboutus.h3.heder=Prof. Dr. Heder Soares Bernardino</text:p>
          </table:table-cell>
          <table:table-cell table:number-columns-repeated="253"/>
        </table:table-row>
        <table:table-row table:style-name="ro17">
          <table:table-cell office:value-type="string" calcext:value-type="string">
            <text:p>aboutus.p.heder</text:p>
          </table:table-cell>
          <table:table-cell office:value-type="string" calcext:value-type="string">
            <text:p>Professor de Ciência da Computação na UFJF. Atua com ênfase em Inteligência Computacional, especialmente para a descoberta de conhecimento. Mestrado em Modelagem Computacional e doutorado em Modelagem Computacional.</text:p>
          </table:table-cell>
          <table:table-cell table:formula="of:=CONCATENATE([.A194];&quot;=&quot;;[translation.B194])" office:value-type="string" office:string-value="aboutus.p.heder=Professor de Ciência da Computação na UFJF. Atua com ênfase em Inteligência Computacional, especialmente para a descoberta de conhecimento. Mestrado em Modelagem Computacional e doutorado em Modelagem Computacional." calcext:value-type="string">
            <text:p>aboutus.p.heder=Professor de Ciência da Computação na UFJF. Atua com ênfase em Inteligência Computacional, especialmente para a descoberta de conhecimento. Mestrado em Modelagem Computacional e doutorado em Modelagem Computacional.</text:p>
          </table:table-cell>
          <table:table-cell table:number-columns-repeated="253"/>
        </table:table-row>
        <table:table-row table:style-name="ro4">
          <table:table-cell office:value-type="string" calcext:value-type="string">
            <text:p>aboutus.h3.henrique</text:p>
          </table:table-cell>
          <table:table-cell office:value-type="string" calcext:value-type="string">
            <text:p>Ms. Henrique Pinto Gomide</text:p>
          </table:table-cell>
          <table:table-cell table:formula="of:=CONCATENATE([.A195];&quot;=&quot;;[translation.B195])" office:value-type="string" office:string-value="aboutus.h3.henrique=Ms. Henrique Pinto Gomide" calcext:value-type="string">
            <text:p>aboutus.h3.henrique=Ms. Henrique Pinto Gomide</text:p>
          </table:table-cell>
          <table:table-cell table:number-columns-repeated="253"/>
        </table:table-row>
        <table:table-row table:style-name="ro17">
          <table:table-cell office:value-type="string" calcext:value-type="string">
            <text:p>aboutus.p.henrique</text:p>
          </table:table-cell>
          <table:table-cell office:value-type="string" calcext:value-type="string">
            <text:p>Pesquisador do CREPEIA e aluno de doutorado na UFJF. Seu trabalho de mestrado foi o desenvolvimento da intervenção Viva sem Tabaco. <text:s/>No doutorado, avaliará a satisfação do usuário da intervenção Viva sem Tabaco e validará instrumentos online relacionados ao tabagismo.</text:p>
          </table:table-cell>
          <table:table-cell table:formula="of:=CONCATENATE([.A196];&quot;=&quot;;[translation.B196])" office:value-type="string" office:string-value="aboutus.p.henrique=Pesquisador do CREPEIA e aluno de doutorado na UFJF. Seu trabalho de mestrado foi o desenvolvimento da intervenção Viva sem Tabaco.  No doutorado, avaliará a satisfação do usuário da intervenção Viva sem Tabaco e validará instrumentos online relacionados ao tabagismo." calcext:value-type="string">
            <text:p>aboutus.p.henrique=Pesquisador do CREPEIA e aluno de doutorado na UFJF. Seu trabalho de mestrado foi o desenvolvimento da intervenção Viva sem Tabaco. <text:s/>No doutorado, avaliará a satisfação do usuário da intervenção Viva sem Tabaco e validará instrumentos online relacionados ao tabagismo.</text:p>
          </table:table-cell>
          <table:table-cell table:number-columns-repeated="253"/>
        </table:table-row>
        <table:table-row table:style-name="ro4">
          <table:table-cell office:value-type="string" calcext:value-type="string">
            <text:p>aboutus.h3.leonardo</text:p>
          </table:table-cell>
          <table:table-cell office:value-type="string" calcext:value-type="string">
            <text:p>Prof. Ms. Leonardo Fernandes Martins</text:p>
          </table:table-cell>
          <table:table-cell table:formula="of:=CONCATENATE([.A197];&quot;=&quot;;[translation.B197])" office:value-type="string" office:string-value="aboutus.h3.leonardo=Prof. Ms. Leonardo Fernandes Martins" calcext:value-type="string">
            <text:p>aboutus.h3.leonardo=Prof. Ms. Leonardo Fernandes Martins</text:p>
          </table:table-cell>
          <table:table-cell table:number-columns-repeated="253"/>
        </table:table-row>
        <table:table-row table:style-name="ro16">
          <table:table-cell office:value-type="string" calcext:value-type="string">
            <text:p>aboutus.p.leonardo</text:p>
          </table:table-cell>
          <table:table-cell office:value-type="string" calcext:value-type="string">
            <text:p>Professor e coordenador de curso do Centro Regional de Referência sobre Drogas da UFJF e da UFSJ. Mestre em Psicologia e especialista em Estatística. Doutorando em Psicologia com o tema e-saúde.</text:p>
          </table:table-cell>
          <table:table-cell table:formula="of:=CONCATENATE([.A198];&quot;=&quot;;[translation.B198])" office:value-type="string" office:string-value="aboutus.p.leonardo=Professor e coordenador de curso do Centro Regional de Referência sobre Drogas da UFJF e da UFSJ. Mestre em Psicologia e especialista em Estatística. Doutorando em Psicologia com o tema e-saúde." calcext:value-type="string">
            <text:p>aboutus.p.leonardo=Professor e coordenador de curso do Centro Regional de Referência sobre Drogas da UFJF e da UFSJ. Mestre em Psicologia e especialista em Estatística. Doutorando em Psicologia com o tema e-saúde.</text:p>
          </table:table-cell>
          <table:table-cell table:number-columns-repeated="253"/>
        </table:table-row>
        <table:table-row table:style-name="ro4">
          <table:table-cell office:value-type="string" calcext:value-type="string">
            <text:p>aboutus.h3.thiago</text:p>
          </table:table-cell>
          <table:table-cell office:value-type="string" calcext:value-type="string">
            <text:p>Thiago Costa Rizuti da Rocha</text:p>
          </table:table-cell>
          <table:table-cell table:formula="of:=CONCATENATE([.A199];&quot;=&quot;;[translation.B199])" office:value-type="string" office:string-value="aboutus.h3.thiago=Thiago Costa Rizuti da Rocha" calcext:value-type="string">
            <text:p>aboutus.h3.thiago=Thiago Costa Rizuti da Rocha</text:p>
          </table:table-cell>
          <table:table-cell table:number-columns-repeated="253"/>
        </table:table-row>
        <table:table-row table:style-name="ro18">
          <table:table-cell office:value-type="string" calcext:value-type="string">
            <text:p>aboutus.p.thiago</text:p>
          </table:table-cell>
          <table:table-cell office:value-type="string" calcext:value-type="string">
            <text:p>Graduando em Ciência da Computação pela Universidade Federal de Juiz de Fora. Atualmente é bolsista da Universidade Federal de Juiz de Fora.</text:p>
          </table:table-cell>
          <table:table-cell table:formula="of:=CONCATENATE([.A200];&quot;=&quot;;[translation.B200])" office:value-type="string" office:string-value="aboutus.p.thiago=Graduando em Ciência da Computação pela Universidade Federal de Juiz de Fora. Atualmente é bolsista da Universidade Federal de Juiz de Fora." calcext:value-type="string">
            <text:p>aboutus.p.thiago=Graduando em Ciência da Computação pela Universidade Federal de Juiz de Fora. Atualmente é bolsista da Universidade Federal de Juiz de Fora.</text:p>
          </table:table-cell>
          <table:table-cell table:number-columns-repeated="253"/>
        </table:table-row>
        <table:table-row table:style-name="ro4">
          <table:table-cell office:value-type="string" calcext:value-type="string">
            <text:p>aboutus.h3.andressa</text:p>
          </table:table-cell>
          <table:table-cell office:value-type="string" calcext:value-type="string">
            <text:p>Andressa Bianchi Gumier</text:p>
          </table:table-cell>
          <table:table-cell table:formula="of:=CONCATENATE([.A201];&quot;=&quot;;[translation.B201])" office:value-type="string" office:string-value="aboutus.h3.andressa=Andressa Bianchi Gumier" calcext:value-type="string">
            <text:p>aboutus.h3.andressa=Andressa Bianchi Gumier</text:p>
          </table:table-cell>
          <table:table-cell table:number-columns-repeated="253"/>
        </table:table-row>
        <table:table-row table:style-name="ro4">
          <table:table-cell office:value-type="string" calcext:value-type="string">
            <text:p>aboutus.p.andressa</text:p>
          </table:table-cell>
          <table:table-cell office:value-type="string" calcext:value-type="string">
            <text:p>Psicóloga com formação em Terapia Cognitivo-Comportamental. Mestranda em Psicologia com o projeto “Comparação da eficácia da Psicoterapia breve via internet e presencial para dependentes de álcool: um estudo randomizado”.</text:p>
          </table:table-cell>
          <table:table-cell table:formula="of:=CONCATENATE([.A202];&quot;=&quot;;[translation.B202])" office:value-type="string" office:string-value="aboutus.p.andressa=Psicóloga com formação em Terapia Cognitivo-Comportamental. Mestranda em Psicologia com o projeto “Comparação da eficácia da Psicoterapia breve via internet e presencial para dependentes de álcool: um estudo randomizado”." calcext:value-type="string">
            <text:p>aboutus.p.andressa=Psicóloga com formação em Terapia Cognitivo-Comportamental. Mestranda em Psicologia com o projeto “Comparação da eficácia da Psicoterapia breve via internet e presencial para dependentes de álcool: um estudo randomizado”.</text:p>
          </table:table-cell>
          <table:table-cell table:number-columns-repeated="253"/>
        </table:table-row>
        <table:table-row table:style-name="ro4">
          <table:table-cell table:style-name="ce3"/>
          <table:table-cell/>
          <table:table-cell table:formula="of:=CONCATENATE([.A203];&quot;=&quot;;[translation.B20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04];&quot;=&quot;;[translation.B204])" office:value-type="string" office:string-value="###################################=" calcext:value-type="string">
            <text:p>###################################=</text:p>
          </table:table-cell>
          <table:table-cell table:number-columns-repeated="253"/>
        </table:table-row>
        <table:table-row table:style-name="ro4">
          <table:table-cell office:value-type="string" calcext:value-type="string">
            <text:p># CONTATO</text:p>
          </table:table-cell>
          <table:table-cell table:style-name="ce3"/>
          <table:table-cell table:formula="of:=CONCATENATE([.A205];&quot;=&quot;;[translation.B205])" office:value-type="string" office:string-value="# CONTATO=" calcext:value-type="string">
            <text:p># CONTATO=</text:p>
          </table:table-cell>
          <table:table-cell table:number-columns-repeated="253"/>
        </table:table-row>
        <table:table-row table:style-name="ro4">
          <table:table-cell office:value-type="string" calcext:value-type="string">
            <text:p>###################################</text:p>
          </table:table-cell>
          <table:table-cell table:style-name="ce3"/>
          <table:table-cell table:formula="of:=CONCATENATE([.A206];&quot;=&quot;;[translation.B206])" office:value-type="string" office:string-value="###################################=" calcext:value-type="string">
            <text:p>###################################=</text:p>
          </table:table-cell>
          <table:table-cell table:number-columns-repeated="253"/>
        </table:table-row>
        <table:table-row table:style-name="ro4">
          <table:table-cell table:number-columns-repeated="2"/>
          <table:table-cell table:formula="of:=CONCATENATE([.A207];&quot;=&quot;;[translation.B207])" office:value-type="string" office:string-value="=" calcext:value-type="string">
            <text:p>=</text:p>
          </table:table-cell>
          <table:table-cell table:number-columns-repeated="253"/>
        </table:table-row>
        <table:table-row table:style-name="ro4">
          <table:table-cell office:value-type="string" calcext:value-type="string">
            <text:p>contact.h1</text:p>
          </table:table-cell>
          <table:table-cell office:value-type="string" calcext:value-type="string">
            <text:p>Contato</text:p>
          </table:table-cell>
          <table:table-cell table:formula="of:=CONCATENATE([.A208];&quot;=&quot;;[translation.B208])" office:value-type="string" office:string-value="contact.h1=Contato" calcext:value-type="string">
            <text:p>contact.h1=Contato</text:p>
          </table:table-cell>
          <table:table-cell table:number-columns-repeated="253"/>
        </table:table-row>
        <table:table-row table:style-name="ro4">
          <table:table-cell office:value-type="string" calcext:value-type="string">
            <text:p>contact.titlepage</text:p>
          </table:table-cell>
          <table:table-cell office:value-type="string" calcext:value-type="string">
            <text:p>Contato | Viva sem tabaco</text:p>
          </table:table-cell>
          <table:table-cell table:formula="of:=CONCATENATE([.A209];&quot;=&quot;;[translation.B209])" office:value-type="string" office:string-value="contact.titlepage=Contato | Viva sem tabaco" calcext:value-type="string">
            <text:p>contact.titlepage=Contato | Viva sem tabaco</text:p>
          </table:table-cell>
          <table:table-cell table:number-columns-repeated="253"/>
        </table:table-row>
        <table:table-row table:style-name="ro4">
          <table:table-cell office:value-type="string" calcext:value-type="string">
            <text:p>contact.h4.a</text:p>
          </table:table-cell>
          <table:table-cell office:value-type="string" calcext:value-type="string">
            <text:p>E-mail: contato@vivasemtabaco.com.br</text:p>
          </table:table-cell>
          <table:table-cell table:formula="of:=CONCATENATE([.A210];&quot;=&quot;;[translation.B210])" office:value-type="string" office:string-value="contact.h4.a=E-mail: contato@vivasemtabaco.com.br" calcext:value-type="string">
            <text:p>contact.h4.a=E-mail: contato@vivasemtabaco.com.br</text:p>
          </table:table-cell>
          <table:table-cell table:number-columns-repeated="253"/>
        </table:table-row>
        <table:table-row table:style-name="ro4">
          <table:table-cell office:value-type="string" calcext:value-type="string">
            <text:p>contact.h4.b</text:p>
          </table:table-cell>
          <table:table-cell office:value-type="string" calcext:value-type="string">
            <text:p>Twitter: @vivasemtabaco</text:p>
          </table:table-cell>
          <table:table-cell table:formula="of:=CONCATENATE([.A211];&quot;=&quot;;[translation.B211])" office:value-type="string" office:string-value="contact.h4.b=Twitter: @vivasemtabaco" calcext:value-type="string">
            <text:p>contact.h4.b=Twitter: @vivasemtabaco</text:p>
          </table:table-cell>
          <table:table-cell table:number-columns-repeated="253"/>
        </table:table-row>
        <table:table-row table:style-name="ro4">
          <table:table-cell office:value-type="string" calcext:value-type="string">
            <text:p>contact.h2</text:p>
          </table:table-cell>
          <table:table-cell office:value-type="string" calcext:value-type="string">
            <text:p>Envio</text:p>
          </table:table-cell>
          <table:table-cell table:formula="of:=CONCATENATE([.A212];&quot;=&quot;;[translation.B212])" office:value-type="string" office:string-value="contact.h2=Envio" calcext:value-type="string">
            <text:p>contact.h2=Envio</text:p>
          </table:table-cell>
          <table:table-cell table:number-columns-repeated="253"/>
        </table:table-row>
        <table:table-row table:style-name="ro4">
          <table:table-cell office:value-type="string" calcext:value-type="string">
            <text:p>contact.h4.msg</text:p>
          </table:table-cell>
          <table:table-cell office:value-type="string" calcext:value-type="string">
            <text:p>Mensagem</text:p>
          </table:table-cell>
          <table:table-cell table:formula="of:=CONCATENATE([.A213];&quot;=&quot;;[translation.B213])" office:value-type="string" office:string-value="contact.h4.msg=Mensagem" calcext:value-type="string">
            <text:p>contact.h4.msg=Mensagem</text:p>
          </table:table-cell>
          <table:table-cell table:number-columns-repeated="253"/>
        </table:table-row>
        <table:table-row table:style-name="ro4">
          <table:table-cell table:style-name="ce3"/>
          <table:table-cell/>
          <table:table-cell table:formula="of:=CONCATENATE([.A214];&quot;=&quot;;[translation.B21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15];&quot;=&quot;;[translation.B215])" office:value-type="string" office:string-value="###################################=" calcext:value-type="string">
            <text:p>###################################=</text:p>
          </table:table-cell>
          <table:table-cell table:number-columns-repeated="253"/>
        </table:table-row>
        <table:table-row table:style-name="ro4">
          <table:table-cell office:value-type="string" calcext:value-type="string">
            <text:p># NEW ACCOUNT</text:p>
          </table:table-cell>
          <table:table-cell table:style-name="ce3"/>
          <table:table-cell table:formula="of:=CONCATENATE([.A216];&quot;=&quot;;[translation.B216])" office:value-type="string" office:string-value="# NEW ACCOUNT=" calcext:value-type="string">
            <text:p># NEW ACCOUNT=</text:p>
          </table:table-cell>
          <table:table-cell table:number-columns-repeated="253"/>
        </table:table-row>
        <table:table-row table:style-name="ro4">
          <table:table-cell office:value-type="string" calcext:value-type="string">
            <text:p>###################################</text:p>
          </table:table-cell>
          <table:table-cell table:style-name="ce3"/>
          <table:table-cell table:formula="of:=CONCATENATE([.A217];&quot;=&quot;;[translation.B217])" office:value-type="string" office:string-value="###################################=" calcext:value-type="string">
            <text:p>###################################=</text:p>
          </table:table-cell>
          <table:table-cell table:number-columns-repeated="253"/>
        </table:table-row>
        <table:table-row table:style-name="ro4">
          <table:table-cell table:style-name="ce3"/>
          <table:table-cell/>
          <table:table-cell table:formula="of:=CONCATENATE([.A218];&quot;=&quot;;[translation.B218])" office:value-type="string" office:string-value="=" calcext:value-type="string">
            <text:p>=</text:p>
          </table:table-cell>
          <table:table-cell table:number-columns-repeated="253"/>
        </table:table-row>
        <table:table-row table:style-name="ro4">
          <table:table-cell office:value-type="string" calcext:value-type="string">
            <text:p>naccount.titlepage</text:p>
          </table:table-cell>
          <table:table-cell office:value-type="string" calcext:value-type="string">
            <text:p>Cadastrar nova conta | Viva sem tabaco</text:p>
          </table:table-cell>
          <table:table-cell table:formula="of:=CONCATENATE([.A219];&quot;=&quot;;[translation.B219])" office:value-type="string" office:string-value="naccount.titlepage=Cadastrar nova conta | Viva sem tabaco" calcext:value-type="string">
            <text:p>naccount.titlepage=Cadastrar nova conta | Viva sem tabaco</text:p>
          </table:table-cell>
          <table:table-cell table:number-columns-repeated="253"/>
        </table:table-row>
        <table:table-row table:style-name="ro4">
          <table:table-cell office:value-type="string" calcext:value-type="string">
            <text:p>naccount.register</text:p>
          </table:table-cell>
          <table:table-cell office:value-type="string" calcext:value-type="string">
            <text:p>Cadastro</text:p>
          </table:table-cell>
          <table:table-cell table:formula="of:=CONCATENATE([.A220];&quot;=&quot;;[translation.B220])" office:value-type="string" office:string-value="naccount.register=Cadastro" calcext:value-type="string">
            <text:p>naccount.register=Cadastro</text:p>
          </table:table-cell>
          <table:table-cell table:number-columns-repeated="253"/>
        </table:table-row>
        <table:table-row table:style-name="ro4">
          <table:table-cell table:style-name="ce5" office:value-type="string" calcext:value-type="string">
            <text:p><text:a xlink:href="http://naccount.name/" xlink:type="simple">naccount.name</text:a></text:p>
          </table:table-cell>
          <table:table-cell office:value-type="string" calcext:value-type="string">
            <text:p>Nome</text:p>
          </table:table-cell>
          <table:table-cell table:formula="of:=CONCATENATE([.A221];&quot;=&quot;;[translation.B221])" office:value-type="string" office:string-value="naccount.name=Nome" calcext:value-type="string">
            <text:p>naccount.name=Nome</text:p>
          </table:table-cell>
          <table:table-cell table:number-columns-repeated="253"/>
        </table:table-row>
        <table:table-row table:style-name="ro4">
          <table:table-cell office:value-type="string" calcext:value-type="string">
            <text:p>naccount.fullname</text:p>
          </table:table-cell>
          <table:table-cell office:value-type="string" calcext:value-type="string">
            <text:p>Nome completo</text:p>
          </table:table-cell>
          <table:table-cell table:formula="of:=CONCATENATE([.A222];&quot;=&quot;;[translation.B222])" office:value-type="string" office:string-value="naccount.fullname=Nome completo" calcext:value-type="string">
            <text:p>naccount.fullname=Nome completo</text:p>
          </table:table-cell>
          <table:table-cell table:number-columns-repeated="253"/>
        </table:table-row>
        <table:table-row table:style-name="ro4">
          <table:table-cell office:value-type="string" calcext:value-type="string">
            <text:p>naccount.invalidemail</text:p>
          </table:table-cell>
          <table:table-cell office:value-type="string" calcext:value-type="string">
            <text:p>O e-mail está incorreto.</text:p>
          </table:table-cell>
          <table:table-cell table:formula="of:=CONCATENATE([.A223];&quot;=&quot;;[translation.B223])" office:value-type="string" office:string-value="naccount.invalidemail=O e-mail está incorreto." calcext:value-type="string">
            <text:p>naccount.invalidemail=O e-mail está incorreto.</text:p>
          </table:table-cell>
          <table:table-cell table:number-columns-repeated="253"/>
        </table:table-row>
        <table:table-row table:style-name="ro4">
          <table:table-cell office:value-type="string" calcext:value-type="string">
            <text:p>naccount.rpt.psw</text:p>
          </table:table-cell>
          <table:table-cell office:value-type="string" calcext:value-type="string">
            <text:p>Repetir senha</text:p>
          </table:table-cell>
          <table:table-cell table:formula="of:=CONCATENATE([.A224];&quot;=&quot;;[translation.B224])" office:value-type="string" office:string-value="naccount.rpt.psw=Repetir senha" calcext:value-type="string">
            <text:p>naccount.rpt.psw=Repetir senha</text:p>
          </table:table-cell>
          <table:table-cell table:number-columns-repeated="253"/>
        </table:table-row>
        <table:table-row table:style-name="ro4">
          <table:table-cell office:value-type="string" calcext:value-type="string">
            <text:p>naccount.birthdate</text:p>
          </table:table-cell>
          <table:table-cell office:value-type="string" calcext:value-type="string">
            <text:p>Nascimento</text:p>
          </table:table-cell>
          <table:table-cell table:formula="of:=CONCATENATE([.A225];&quot;=&quot;;[translation.B225])" office:value-type="string" office:string-value="naccount.birthdate=Nascimento" calcext:value-type="string">
            <text:p>naccount.birthdate=Nascimento</text:p>
          </table:table-cell>
          <table:table-cell table:number-columns-repeated="253"/>
        </table:table-row>
        <table:table-row table:style-name="ro4">
          <table:table-cell office:value-type="string" calcext:value-type="string">
            <text:p>naccount.day</text:p>
          </table:table-cell>
          <table:table-cell office:value-type="string" calcext:value-type="string">
            <text:p>Dia</text:p>
          </table:table-cell>
          <table:table-cell table:formula="of:=CONCATENATE([.A226];&quot;=&quot;;[translation.B226])" office:value-type="string" office:string-value="naccount.day=Dia" calcext:value-type="string">
            <text:p>naccount.day=Dia</text:p>
          </table:table-cell>
          <table:table-cell table:number-columns-repeated="253"/>
        </table:table-row>
        <table:table-row table:style-name="ro4">
          <table:table-cell office:value-type="string" calcext:value-type="string">
            <text:p>naccount.month</text:p>
          </table:table-cell>
          <table:table-cell office:value-type="string" calcext:value-type="string">
            <text:p>Mês</text:p>
          </table:table-cell>
          <table:table-cell table:formula="of:=CONCATENATE([.A227];&quot;=&quot;;[translation.B227])" office:value-type="string" office:string-value="naccount.month=Mês" calcext:value-type="string">
            <text:p>naccount.month=Mês</text:p>
          </table:table-cell>
          <table:table-cell table:number-columns-repeated="253"/>
        </table:table-row>
        <table:table-row table:style-name="ro4">
          <table:table-cell office:value-type="string" calcext:value-type="string">
            <text:p>naccount.year</text:p>
          </table:table-cell>
          <table:table-cell office:value-type="string" calcext:value-type="string">
            <text:p>Ano</text:p>
          </table:table-cell>
          <table:table-cell table:formula="of:=CONCATENATE([.A228];&quot;=&quot;;[translation.B228])" office:value-type="string" office:string-value="naccount.year=Ano" calcext:value-type="string">
            <text:p>naccount.year=Ano</text:p>
          </table:table-cell>
          <table:table-cell table:number-columns-repeated="253"/>
        </table:table-row>
        <table:table-row table:style-name="ro4">
          <table:table-cell office:value-type="string" calcext:value-type="string">
            <text:p>naccount.sex</text:p>
          </table:table-cell>
          <table:table-cell office:value-type="string" calcext:value-type="string">
            <text:p>Sexo</text:p>
          </table:table-cell>
          <table:table-cell table:formula="of:=CONCATENATE([.A229];&quot;=&quot;;[translation.B229])" office:value-type="string" office:string-value="naccount.sex=Sexo" calcext:value-type="string">
            <text:p>naccount.sex=Sexo</text:p>
          </table:table-cell>
          <table:table-cell table:number-columns-repeated="253"/>
        </table:table-row>
        <table:table-row table:style-name="ro4">
          <table:table-cell office:value-type="string" calcext:value-type="string">
            <text:p>naccount.female</text:p>
          </table:table-cell>
          <table:table-cell office:value-type="string" calcext:value-type="string">
            <text:p>Feminino</text:p>
          </table:table-cell>
          <table:table-cell table:formula="of:=CONCATENATE([.A230];&quot;=&quot;;[translation.B230])" office:value-type="string" office:string-value="naccount.female=Feminino" calcext:value-type="string">
            <text:p>naccount.female=Feminino</text:p>
          </table:table-cell>
          <table:table-cell table:number-columns-repeated="253"/>
        </table:table-row>
        <table:table-row table:style-name="ro4">
          <table:table-cell office:value-type="string" calcext:value-type="string">
            <text:p>naccount.male</text:p>
          </table:table-cell>
          <table:table-cell office:value-type="string" calcext:value-type="string">
            <text:p>Masculino</text:p>
          </table:table-cell>
          <table:table-cell table:formula="of:=CONCATENATE([.A231];&quot;=&quot;;[translation.B231])" office:value-type="string" office:string-value="naccount.male=Masculino" calcext:value-type="string">
            <text:p>naccount.male=Masculino</text:p>
          </table:table-cell>
          <table:table-cell table:number-columns-repeated="253"/>
        </table:table-row>
        <table:table-row table:style-name="ro4">
          <table:table-cell office:value-type="string" calcext:value-type="string">
            <text:p>naccount.already.registered</text:p>
          </table:table-cell>
          <table:table-cell office:value-type="string" calcext:value-type="string">
            <text:p>Já tem cadastro?</text:p>
          </table:table-cell>
          <table:table-cell table:formula="of:=CONCATENATE([.A232];&quot;=&quot;;[translation.B232])" office:value-type="string" office:string-value="naccount.already.registered=Já tem cadastro?" calcext:value-type="string">
            <text:p>naccount.already.registered=Já tem cadastro?</text:p>
          </table:table-cell>
          <table:table-cell table:number-columns-repeated="253"/>
        </table:table-row>
        <table:table-row table:style-name="ro4">
          <table:table-cell office:value-type="string" calcext:value-type="string">
            <text:p>naccount.p.botton</text:p>
          </table:table-cell>
          <table:table-cell office:value-type="string" calcext:value-type="string">
            <text:p>Ao efetuar o cadastro, você concorda com os</text:p>
          </table:table-cell>
          <table:table-cell table:formula="of:=CONCATENATE([.A233];&quot;=&quot;;[translation.B233])" office:value-type="string" office:string-value="naccount.p.botton=Ao efetuar o cadastro, você concorda com os" calcext:value-type="string">
            <text:p>naccount.p.botton=Ao efetuar o cadastro, você concorda com os</text:p>
          </table:table-cell>
          <table:table-cell table:number-columns-repeated="253"/>
        </table:table-row>
        <table:table-row table:style-name="ro4">
          <table:table-cell office:value-type="string" calcext:value-type="string">
            <text:p>naccount.already.userterms</text:p>
          </table:table-cell>
          <table:table-cell office:value-type="string" calcext:value-type="string">
            <text:p>termos de uso</text:p>
          </table:table-cell>
          <table:table-cell table:formula="of:=CONCATENATE([.A234];&quot;=&quot;;[translation.B234])" office:value-type="string" office:string-value="naccount.already.userterms=termos de uso" calcext:value-type="string">
            <text:p>naccount.already.userterms=termos de uso</text:p>
          </table:table-cell>
          <table:table-cell table:number-columns-repeated="253"/>
        </table:table-row>
        <table:table-row table:style-name="ro4">
          <table:table-cell table:style-name="ce3"/>
          <table:table-cell/>
          <table:table-cell table:formula="of:=CONCATENATE([.A235];&quot;=&quot;;[translation.B23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36];&quot;=&quot;;[translation.B236])" office:value-type="string" office:string-value="###################################=" calcext:value-type="string">
            <text:p>###################################=</text:p>
          </table:table-cell>
          <table:table-cell table:number-columns-repeated="253"/>
        </table:table-row>
        <table:table-row table:style-name="ro4">
          <table:table-cell office:value-type="string" calcext:value-type="string">
            <text:p># TERMS OF USE</text:p>
          </table:table-cell>
          <table:table-cell table:style-name="ce3"/>
          <table:table-cell table:formula="of:=CONCATENATE([.A237];&quot;=&quot;;[translation.B237])" office:value-type="string" office:string-value="# TERMS OF USE=" calcext:value-type="string">
            <text:p># TERMS OF USE=</text:p>
          </table:table-cell>
          <table:table-cell table:number-columns-repeated="253"/>
        </table:table-row>
        <table:table-row table:style-name="ro4">
          <table:table-cell office:value-type="string" calcext:value-type="string">
            <text:p>###################################</text:p>
          </table:table-cell>
          <table:table-cell table:style-name="ce3"/>
          <table:table-cell table:formula="of:=CONCATENATE([.A238];&quot;=&quot;;[translation.B238])" office:value-type="string" office:string-value="###################################=" calcext:value-type="string">
            <text:p>###################################=</text:p>
          </table:table-cell>
          <table:table-cell table:number-columns-repeated="253"/>
        </table:table-row>
        <table:table-row table:style-name="ro13">
          <table:table-cell table:style-name="ce3"/>
          <table:table-cell/>
          <table:table-cell table:formula="of:=CONCATENATE([.A239];&quot;=&quot;;[translation.B239])" office:value-type="string" office:string-value="=" calcext:value-type="string">
            <text:p>=</text:p>
          </table:table-cell>
          <table:table-cell table:number-columns-repeated="253"/>
        </table:table-row>
        <table:table-row table:style-name="ro4">
          <table:table-cell office:value-type="string" calcext:value-type="string">
            <text:p>terms.pagetitle</text:p>
          </table:table-cell>
          <table:table-cell office:value-type="string" calcext:value-type="string">
            <text:p>Termos de uso | Viva sem tabaco</text:p>
          </table:table-cell>
          <table:table-cell table:formula="of:=CONCATENATE([.A240];&quot;=&quot;;[translation.B240])" office:value-type="string" office:string-value="terms.pagetitle=Termos de uso | Viva sem tabaco" calcext:value-type="string">
            <text:p>terms.pagetitle=Termos de uso | Viva sem tabaco</text:p>
          </table:table-cell>
          <table:table-cell table:number-columns-repeated="253"/>
        </table:table-row>
        <table:table-row table:style-name="ro17">
          <table:table-cell office:value-type="string" calcext:value-type="string">
            <text:p>terms.title.h1</text:p>
          </table:table-cell>
          <table:table-cell office:value-type="string" calcext:value-type="string">
            <text:p>Termo de responsabilidade, política de privacidade e termos e condições de uso do site.</text:p>
          </table:table-cell>
          <table:table-cell table:formula="of:=CONCATENATE([.A241];&quot;=&quot;;[translation.B241])" office:value-type="string" office:string-value="terms.title.h1=Termo de responsabilidade, política de privacidade e termos e condições de uso do site." calcext:value-type="string">
            <text:p>terms.title.h1=Termo de responsabilidade, política de privacidade e termos e condições de uso do site.</text:p>
          </table:table-cell>
          <table:table-cell table:number-columns-repeated="253"/>
        </table:table-row>
        <table:table-row table:style-name="ro16">
          <table:table-cell office:value-type="string" calcext:value-type="string">
            <text:p>terms.p.version</text:p>
          </table:table-cell>
          <table:table-cell office:value-type="string" calcext:value-type="string">
            <text:p>Versão: 1.0</text:p>
          </table:table-cell>
          <table:table-cell table:formula="of:=CONCATENATE([.A242];&quot;=&quot;;[translation.B242])" office:value-type="string" office:string-value="terms.p.version=Versão: 1.0" calcext:value-type="string">
            <text:p>terms.p.version=Versão: 1.0</text:p>
          </table:table-cell>
          <table:table-cell table:number-columns-repeated="253"/>
        </table:table-row>
        <table:table-row table:style-name="ro16">
          <table:table-cell office:value-type="string" calcext:value-type="string">
            <text:p>terms.description.p1</text:p>
          </table:table-cell>
          <table:table-cell office:value-type="string" calcext:value-type="string">
            <text:p>Bem vindo ao site "Viva sem tabaco". Para que o uso do site seja satisfatório e não ofensivo para você, é importante ler, entender e concordar com os seguintes termos e condições.</text:p>
          </table:table-cell>
          <table:table-cell table:formula="of:=CONCATENATE([.A243];&quot;=&quot;;[translation.B243])" office:value-type="string" office:string-value="terms.description.p1=Bem vindo ao site &quot;Viva sem tabaco&quot;. Para que o uso do site seja satisfatório e não ofensivo para você, é importante ler, entender e concordar com os seguintes termos e condições." calcext:value-type="string">
            <text:p>terms.description.p1=Bem vindo ao site "Viva sem tabaco". Para que o uso do site seja satisfatório e não ofensivo para você, é importante ler, entender e concordar com os seguintes termos e condições.</text:p>
          </table:table-cell>
          <table:table-cell table:number-columns-repeated="253"/>
        </table:table-row>
        <table:table-row table:style-name="ro13">
          <table:table-cell office:value-type="string" calcext:value-type="string">
            <text:p>terms.description.p2</text:p>
          </table:table-cell>
          <table:table-cell office:value-type="string" calcext:value-type="string">
            <text:p>Este site foi desenvolvido com intuito de ser um serviço público, ofertando informações e um programa de tratamento do tabagismo.</text:p>
          </table:table-cell>
          <table:table-cell table:formula="of:=CONCATENATE([.A244];&quot;=&quot;;[translation.B244])" office:value-type="string" office:string-value="terms.description.p2=Este site foi desenvolvido com intuito de ser um serviço público, ofertando informações e um programa de tratamento do tabagismo." calcext:value-type="string">
            <text:p>terms.description.p2=Este site foi desenvolvido com intuito de ser um serviço público, ofertando informações e um programa de tratamento do tabagismo.</text:p>
          </table:table-cell>
          <table:table-cell table:number-columns-repeated="253"/>
        </table:table-row>
        <table:table-row table:style-name="ro4">
          <table:table-cell office:value-type="string" calcext:value-type="string">
            <text:p>terms.description.p3</text:p>
          </table:table-cell>
          <table:table-cell office:value-type="string" calcext:value-type="string">
            <text:p>O programa é complementar ao tratamento tradicional de tabagismo e sua utilização do programa não\n substitui a consulta com profissionais de saúde.</text:p>
          </table:table-cell>
          <table:table-cell table:formula="of:=CONCATENATE([.A245];&quot;=&quot;;[translation.B245])" office:value-type="string" office:string-value="terms.description.p3=O programa é complementar ao tratamento tradicional de tabagismo e sua utilização do programa não\n substitui a consulta com profissionais de saúde." calcext:value-type="string">
            <text:p>terms.description.p3=O programa é complementar ao tratamento tradicional de tabagismo e sua utilização do programa não\n substitui a consulta com profissionais de saúde.</text:p>
          </table:table-cell>
          <table:table-cell table:number-columns-repeated="253"/>
        </table:table-row>
        <table:table-row table:style-name="ro19">
          <table:table-cell office:value-type="string" calcext:value-type="string">
            <text:p>terms.description.p4</text:p>
          </table:table-cell>
          <table:table-cell office:value-type="string" calcext:value-type="string">
            <text:p>O programa é de caráter experimental e será testado quanto sua eficácia clínica.</text:p>
          </table:table-cell>
          <table:table-cell table:formula="of:=CONCATENATE([.A246];&quot;=&quot;;[translation.B246])" office:value-type="string" office:string-value="terms.description.p4=O programa é de caráter experimental e será testado quanto sua eficácia clínica." calcext:value-type="string">
            <text:p>terms.description.p4=O programa é de caráter experimental e será testado quanto sua eficácia clínica.</text:p>
          </table:table-cell>
          <table:table-cell table:number-columns-repeated="253"/>
        </table:table-row>
        <table:table-row table:style-name="ro4">
          <table:table-cell office:value-type="string" calcext:value-type="string">
            <text:p>terms.access.h3</text:p>
          </table:table-cell>
          <table:table-cell office:value-type="string" calcext:value-type="string">
            <text:p>Acesso ao site</text:p>
          </table:table-cell>
          <table:table-cell table:formula="of:=CONCATENATE([.A247];&quot;=&quot;;[translation.B247])" office:value-type="string" office:string-value="terms.access.h3=Acesso ao site" calcext:value-type="string">
            <text:p>terms.access.h3=Acesso ao site</text:p>
          </table:table-cell>
          <table:table-cell table:number-columns-repeated="253"/>
        </table:table-row>
        <table:table-row table:style-name="ro13">
          <table:table-cell office:value-type="string" calcext:value-type="string">
            <text:p>terms.access.p</text:p>
          </table:table-cell>
          <table:table-cell office:value-type="string" calcext:value-type="string">
            <text: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formula="of:=CONCATENATE([.A248];&quot;=&quot;;[translation.B248])" office:value-type="string" office:string-value="terms.access.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 calcext:value-type="string">
            <text:p>terms.access.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number-columns-repeated="253"/>
        </table:table-row>
        <table:table-row table:style-name="ro18">
          <table:table-cell office:value-type="string" calcext:value-type="string">
            <text:p>terms.restrains.h3</text:p>
          </table:table-cell>
          <table:table-cell office:value-type="string" calcext:value-type="string">
            <text:p>Proibições</text:p>
          </table:table-cell>
          <table:table-cell table:formula="of:=CONCATENATE([.A249];&quot;=&quot;;[translation.B249])" office:value-type="string" office:string-value="terms.restrains.h3=Proibições" calcext:value-type="string">
            <text:p>terms.restrains.h3=Proibições</text:p>
          </table:table-cell>
          <table:table-cell table:number-columns-repeated="253"/>
        </table:table-row>
        <table:table-row table:style-name="ro13">
          <table:table-cell office:value-type="string" calcext:value-type="string">
            <text:p>terms.restrains.li1</text:p>
          </table:table-cell>
          <table:table-cell office:value-type="string" calcext:value-type="string">
            <text:p>Usar outro nome de pessoa, nome de usuário ou senha quando acessar este site, sem o prévio consentimento;</text:p>
          </table:table-cell>
          <table:table-cell table:formula="of:=CONCATENATE([.A250];&quot;=&quot;;[translation.B250])" office:value-type="string" office:string-value="terms.restrains.li1=Usar outro nome de pessoa, nome de usuário ou senha quando acessar este site, sem o prévio consentimento;" calcext:value-type="string">
            <text:p>terms.restrains.li1=Usar outro nome de pessoa, nome de usuário ou senha quando acessar este site, sem o prévio consentimento;</text:p>
          </table:table-cell>
          <table:table-cell table:number-columns-repeated="253"/>
        </table:table-row>
        <table:table-row table:style-name="ro13">
          <table:table-cell office:value-type="string" calcext:value-type="string">
            <text:p>terms.restrains.li2</text:p>
          </table:table-cell>
          <table:table-cell office:value-type="string" calcext:value-type="string">
            <text:p>Escrever ou transmitir qualquer material que pode, de alguma forma, difamar, ofender ou causar desconforto a qualquer pessoa; ser obsceno ou que de qualquer maneira, interfira na utilização de outros usuários a este site;</text:p>
          </table:table-cell>
          <table:table-cell table:formula="of:=CONCATENATE([.A251];&quot;=&quot;;[translation.B251])" office:value-type="string" office:string-value="terms.restrains.li2=Escrever ou transmitir qualquer material que pode, de alguma forma, difamar, ofender ou causar desconforto a qualquer pessoa; ser obsceno ou que de qualquer maneira, interfira na utilização de outros usuários a este site;" calcext:value-type="string">
            <text:p>terms.restrains.li2=Escrever ou transmitir qualquer material que pode, de alguma forma, difamar, ofender ou causar desconforto a qualquer pessoa; ser obsceno ou que de qualquer maneira, interfira na utilização de outros usuários a este site;</text:p>
          </table:table-cell>
          <table:table-cell table:number-columns-repeated="253"/>
        </table:table-row>
        <table:table-row table:style-name="ro13">
          <table:table-cell office:value-type="string" calcext:value-type="string">
            <text:p>terms.restrains.li3</text:p>
          </table:table-cell>
          <table:table-cell office:value-type="string" calcext:value-type="string">
            <text:p>Prover qualquer informação para o site que seja confidencial ou propriedade de terceiros;</text:p>
          </table:table-cell>
          <table:table-cell table:formula="of:=CONCATENATE([.A252];&quot;=&quot;;[translation.B252])" office:value-type="string" office:string-value="terms.restrains.li3=Prover qualquer informação para o site que seja confidencial ou propriedade de terceiros;" calcext:value-type="string">
            <text:p>terms.restrains.li3=Prover qualquer informação para o site que seja confidencial ou propriedade de terceiros;</text:p>
          </table:table-cell>
          <table:table-cell table:number-columns-repeated="253"/>
        </table:table-row>
        <table:table-row table:style-name="ro4">
          <table:table-cell office:value-type="string" calcext:value-type="string">
            <text:p>terms.restrains.li4</text:p>
          </table:table-cell>
          <table:table-cell office:value-type="string" calcext:value-type="string">
            <text:p>Usar este site de qualquer maneira que possa infringir leis, regras ou regulamentações ou direito de terceiros; ou</text:p>
          </table:table-cell>
          <table:table-cell table:formula="of:=CONCATENATE([.A253];&quot;=&quot;;[translation.B253])" office:value-type="string" office:string-value="terms.restrains.li4=Usar este site de qualquer maneira que possa infringir leis, regras ou regulamentações ou direito de terceiros; ou" calcext:value-type="string">
            <text:p>terms.restrains.li4=Usar este site de qualquer maneira que possa infringir leis, regras ou regulamentações ou direito de terceiros; ou</text:p>
          </table:table-cell>
          <table:table-cell table:number-columns-repeated="253"/>
        </table:table-row>
        <table:table-row table:style-name="ro20">
          <table:table-cell office:value-type="string" calcext:value-type="string">
            <text:p>terms.restrains.li5</text:p>
          </table:table-cell>
          <table:table-cell office:value-type="string" calcext:value-type="string">
            <text:p>Transmitir vírus ou qualquer conteúdo que interfira na funcionalidade do site.</text:p>
          </table:table-cell>
          <table:table-cell table:formula="of:=CONCATENATE([.A254];&quot;=&quot;;[translation.B254])" office:value-type="string" office:string-value="terms.restrains.li5=Transmitir vírus ou qualquer conteúdo que interfira na funcionalidade do site." calcext:value-type="string">
            <text:p>terms.restrains.li5=Transmitir vírus ou qualquer conteúdo que interfira na funcionalidade do site.</text:p>
          </table:table-cell>
          <table:table-cell table:number-columns-repeated="253"/>
        </table:table-row>
        <table:table-row table:style-name="ro13">
          <table:table-cell office:value-type="string" calcext:value-type="string">
            <text:p>terms.garanties.h3</text:p>
          </table:table-cell>
          <table:table-cell office:value-type="string" calcext:value-type="string">
            <text:p>Garantias</text:p>
          </table:table-cell>
          <table:table-cell table:formula="of:=CONCATENATE([.A255];&quot;=&quot;;[translation.B255])" office:value-type="string" office:string-value="terms.garanties.h3=Garantias" calcext:value-type="string">
            <text:p>terms.garanties.h3=Garantias</text:p>
          </table:table-cell>
          <table:table-cell table:number-columns-repeated="253"/>
        </table:table-row>
        <table:table-row table:style-name="ro18">
          <table:table-cell office:value-type="string" calcext:value-type="string">
            <text:p>terms.garanties.p1</text:p>
          </table:table-cell>
          <table:table-cell office:value-type="string" calcext:value-type="string">
            <text:p>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formula="of:=CONCATENATE([.A256];&quot;=&quot;;[translation.B256])" office:value-type="string" office:string-value="terms.garanties.p1=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 calcext:value-type="string">
            <text:p>terms.garanties.p1=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number-columns-repeated="253"/>
        </table:table-row>
        <table:table-row table:style-name="ro4">
          <table:table-cell office:value-type="string" calcext:value-type="string">
            <text:p>terms.garanties.p2</text:p>
          </table:table-cell>
          <table:table-cell office:value-type="string" calcext:value-type="string">
            <text:p>O site não garante que os serviços serão disponibilizados de forma ininterrupta ou constante.</text:p>
          </table:table-cell>
          <table:table-cell table:formula="of:=CONCATENATE([.A257];&quot;=&quot;;[translation.B257])" office:value-type="string" office:string-value="terms.garanties.p2=O site não garante que os serviços serão disponibilizados de forma ininterrupta ou constante." calcext:value-type="string">
            <text:p>terms.garanties.p2=O site não garante que os serviços serão disponibilizados de forma ininterrupta ou constante.</text:p>
          </table:table-cell>
          <table:table-cell table:number-columns-repeated="253"/>
        </table:table-row>
        <table:table-row table:style-name="ro16">
          <table:table-cell office:value-type="string" calcext:value-type="string">
            <text:p>terms.garanties.p3</text:p>
          </table:table-cell>
          <table:table-cell office:value-type="string" calcext:value-type="string">
            <text:p>Embora os serviços propostos pelo site tenham como objetivo prover ajuda a fumantes, os mesmos são livres e encorajados a consultar profissionais de saúde. Todos os usuários devem utilizar este assumindo seus próprios riscos.</text:p>
          </table:table-cell>
          <table:table-cell table:formula="of:=CONCATENATE([.A258];&quot;=&quot;;[translation.B258])" office:value-type="string" office:string-value="terms.garanties.p3=Embora os serviços propostos pelo site tenham como objetivo prover ajuda a fumantes, os mesmos são livres e encorajados a consultar profissionais de saúde. Todos os usuários devem utilizar este assumindo seus próprios riscos." calcext:value-type="string">
            <text:p>terms.garanties.p3=Embora os serviços propostos pelo site tenham como objetivo prover ajuda a fumantes, os mesmos são livres e encorajados a consultar profissionais de saúde. Todos os usuários devem utilizar este assumindo seus próprios riscos.</text:p>
          </table:table-cell>
          <table:table-cell table:number-columns-repeated="253"/>
        </table:table-row>
        <table:table-row table:style-name="ro4">
          <table:table-cell office:value-type="string" calcext:value-type="string">
            <text:p>terms.thirdparty.h3</text:p>
          </table:table-cell>
          <table:table-cell office:value-type="string" calcext:value-type="string">
            <text:p>Serviços e Materiais de Terceiros</text:p>
          </table:table-cell>
          <table:table-cell table:formula="of:=CONCATENATE([.A259];&quot;=&quot;;[translation.B259])" office:value-type="string" office:string-value="terms.thirdparty.h3=Serviços e Materiais de Terceiros" calcext:value-type="string">
            <text:p>terms.thirdparty.h3=Serviços e Materiais de Terceiros</text:p>
          </table:table-cell>
          <table:table-cell table:number-columns-repeated="253"/>
        </table:table-row>
        <table:table-row table:style-name="ro21">
          <table:table-cell office:value-type="string" calcext:value-type="string">
            <text:p>terms.thirdparty.p</text:p>
          </table:table-cell>
          <table:table-cell office:value-type="string" calcext:value-type="string">
            <text:p>As informações contidas neste site podem incluir serviços e informações de terceiros. O conteúdo e serviços de terceiros serão disponibilizados com aprovação prévia.</text:p>
          </table:table-cell>
          <table:table-cell table:formula="of:=CONCATENATE([.A260];&quot;=&quot;;[translation.B260])" office:value-type="string" office:string-value="terms.thirdparty.p=As informações contidas neste site podem incluir serviços e informações de terceiros. O conteúdo e serviços de terceiros serão disponibilizados com aprovação prévia." calcext:value-type="string">
            <text:p>terms.thirdparty.p=As informações contidas neste site podem incluir serviços e informações de terceiros. O conteúdo e serviços de terceiros serão disponibilizados com aprovação prévia.</text:p>
          </table:table-cell>
          <table:table-cell table:number-columns-repeated="253"/>
        </table:table-row>
        <table:table-row table:style-name="ro4">
          <table:table-cell office:value-type="string" calcext:value-type="string">
            <text:p>terms.links.h3</text:p>
          </table:table-cell>
          <table:table-cell office:value-type="string" calcext:value-type="string">
            <text:p>Links</text:p>
          </table:table-cell>
          <table:table-cell table:formula="of:=CONCATENATE([.A261];&quot;=&quot;;[translation.B261])" office:value-type="string" office:string-value="terms.links.h3=Links" calcext:value-type="string">
            <text:p>terms.links.h3=Links</text:p>
          </table:table-cell>
          <table:table-cell table:number-columns-repeated="253"/>
        </table:table-row>
        <table:table-row table:style-name="ro13">
          <table:table-cell office:value-type="string" calcext:value-type="string">
            <text:p>terms.links.p</text:p>
          </table:table-cell>
          <table:table-cell office:value-type="string" calcext:value-type="string">
            <text: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formula="of:=CONCATENATE([.A262];&quot;=&quot;;[translation.B262])" office:value-type="string" office:string-value="terms.links.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 calcext:value-type="string">
            <text:p>terms.links.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number-columns-repeated="253"/>
        </table:table-row>
        <table:table-row table:style-name="ro4">
          <table:table-cell office:value-type="string" calcext:value-type="string">
            <text:p>terms.changes.h3</text:p>
          </table:table-cell>
          <table:table-cell office:value-type="string" calcext:value-type="string">
            <text:p>Mudanças de Informações, Produtos e Serviços</text:p>
          </table:table-cell>
          <table:table-cell table:formula="of:=CONCATENATE([.A263];&quot;=&quot;;[translation.B263])" office:value-type="string" office:string-value="terms.changes.h3=Mudanças de Informações, Produtos e Serviços" calcext:value-type="string">
            <text:p>terms.changes.h3=Mudanças de Informações, Produtos e Serviços</text:p>
          </table:table-cell>
          <table:table-cell table:number-columns-repeated="253"/>
        </table:table-row>
        <table:table-row table:style-name="ro20">
          <table:table-cell office:value-type="string" calcext:value-type="string">
            <text:p>terms.changes.p</text:p>
          </table:table-cell>
          <table:table-cell office:value-type="string" calcext:value-type="string">
            <text:p>Informações, produtos e serviços publicados neste site são sujeitos a alterações sem prévias notícias.</text:p>
          </table:table-cell>
          <table:table-cell table:formula="of:=CONCATENATE([.A264];&quot;=&quot;;[translation.B264])" office:value-type="string" office:string-value="terms.changes.p=Informações, produtos e serviços publicados neste site são sujeitos a alterações sem prévias notícias." calcext:value-type="string">
            <text:p>terms.changes.p=Informações, produtos e serviços publicados neste site são sujeitos a alterações sem prévias notícias.</text:p>
          </table:table-cell>
          <table:table-cell table:number-columns-repeated="253"/>
        </table:table-row>
        <table:table-row table:style-name="ro4">
          <table:table-cell office:value-type="string" calcext:value-type="string">
            <text:p>terms.info.h3</text:p>
          </table:table-cell>
          <table:table-cell office:value-type="string" calcext:value-type="string">
            <text:p>Informação disponibilizada pelo site</text:p>
          </table:table-cell>
          <table:table-cell table:formula="of:=CONCATENATE([.A265];&quot;=&quot;;[translation.B265])" office:value-type="string" office:string-value="terms.info.h3=Informação disponibilizada pelo site" calcext:value-type="string">
            <text:p>terms.info.h3=Informação disponibilizada pelo site</text:p>
          </table:table-cell>
          <table:table-cell table:number-columns-repeated="253"/>
        </table:table-row>
        <table:table-row table:style-name="ro20">
          <table:table-cell office:value-type="string" calcext:value-type="string">
            <text:p>terms.info.p</text:p>
          </table:table-cell>
          <table:table-cell office:value-type="string" calcext:value-type="string">
            <text: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formula="of:=CONCATENATE([.A266];&quot;=&quot;;[translation.B266])" office:value-type="string" office:string-value="terms.info.p=Pessoas inscritas no programa Visa sem Tabaco disponibilizam informações de seu uso Uma vez disponibilizada, a informação é de propriedade do usuário, podendo ser reproduzida, publicada, transmitida, disponibilizada, sujeita as obrigações da Política de Privacidade." calcext:value-type="string">
            <text:p>terms.info.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number-columns-repeated="253"/>
        </table:table-row>
        <table:table-row table:style-name="ro4">
          <table:table-cell office:value-type="string" calcext:value-type="string">
            <text:p>terms.license.h3</text:p>
          </table:table-cell>
          <table:table-cell office:value-type="string" calcext:value-type="string">
            <text:p>Licença</text:p>
          </table:table-cell>
          <table:table-cell table:formula="of:=CONCATENATE([.A267];&quot;=&quot;;[translation.B267])" office:value-type="string" office:string-value="terms.license.h3=Licença" calcext:value-type="string">
            <text:p>terms.license.h3=Licença</text:p>
          </table:table-cell>
          <table:table-cell table:number-columns-repeated="253"/>
        </table:table-row>
        <table:table-row table:style-name="ro4">
          <table:table-cell table:style-name="ce5" office:value-type="string" calcext:value-type="string">
            <text:p><text:a xlink:href="http://terms.license.pa/" xlink:type="simple">terms.license.pa</text:a></text:p>
          </table:table-cell>
          <table:table-cell office:value-type="string" calcext:value-type="string">
            <text:p>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formula="of:=CONCATENATE([.A268];&quot;=&quot;;[translation.B268])" office:value-type="string" office:string-value="terms.license.pa=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 calcext:value-type="string">
            <text:p>terms.license.pa=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number-columns-repeated="253"/>
        </table:table-row>
        <table:table-row table:style-name="ro16">
          <table:table-cell table:style-name="ce5" office:value-type="string" calcext:value-type="string">
            <text:p><text:a xlink:href="http://terms.license.pb/" xlink:type="simple">terms.license.pb</text:a></text:p>
          </table:table-cell>
          <table:table-cell office:value-type="string" calcext:value-type="string">
            <text:p>Ver a licença GPL GNU completa.</text:p>
          </table:table-cell>
          <table:table-cell table:formula="of:=CONCATENATE([.A269];&quot;=&quot;;[translation.B269])" office:value-type="string" office:string-value="terms.license.pb=Ver a licença GPL GNU completa." calcext:value-type="string">
            <text:p>terms.license.pb=Ver a licença GPL GNU completa.</text:p>
          </table:table-cell>
          <table:table-cell table:number-columns-repeated="253"/>
        </table:table-row>
        <table:table-row table:style-name="ro4">
          <table:table-cell office:value-type="string" calcext:value-type="string">
            <text:p>terms.trademark.h3</text:p>
          </table:table-cell>
          <table:table-cell office:value-type="string" calcext:value-type="string">
            <text:p>Marcas Registradas</text:p>
          </table:table-cell>
          <table:table-cell table:formula="of:=CONCATENATE([.A270];&quot;=&quot;;[translation.B270])" office:value-type="string" office:string-value="terms.trademark.h3=Marcas Registradas" calcext:value-type="string">
            <text:p>terms.trademark.h3=Marcas Registradas</text:p>
          </table:table-cell>
          <table:table-cell table:number-columns-repeated="253"/>
        </table:table-row>
        <table:table-row table:style-name="ro13">
          <table:table-cell office:value-type="string" calcext:value-type="string">
            <text:p>terms.trademark.p</text:p>
          </table:table-cell>
          <table:table-cell office:value-type="string" calcext:value-type="string">
            <text:p>Este site contém marcas e logomarcas de terceiros registradas, protegidas por lei. Não é permitido o uso delas sem consentimento prévio.</text:p>
          </table:table-cell>
          <table:table-cell table:formula="of:=CONCATENATE([.A271];&quot;=&quot;;[translation.B271])" office:value-type="string" office:string-value="terms.trademark.p=Este site contém marcas e logomarcas de terceiros registradas, protegidas por lei. Não é permitido o uso delas sem consentimento prévio." calcext:value-type="string">
            <text:p>terms.trademark.p=Este site contém marcas e logomarcas de terceiros registradas, protegidas por lei. Não é permitido o uso delas sem consentimento prévio.</text:p>
          </table:table-cell>
          <table:table-cell table:number-columns-repeated="253"/>
        </table:table-row>
        <table:table-row table:style-name="ro4">
          <table:table-cell office:value-type="string" calcext:value-type="string">
            <text:p>terms.end.h3</text:p>
          </table:table-cell>
          <table:table-cell office:value-type="string" calcext:value-type="string">
            <text:p>Término</text:p>
          </table:table-cell>
          <table:table-cell table:formula="of:=CONCATENATE([.A272];&quot;=&quot;;[translation.B272])" office:value-type="string" office:string-value="terms.end.h3=Término" calcext:value-type="string">
            <text:p>terms.end.h3=Término</text:p>
          </table:table-cell>
          <table:table-cell table:number-columns-repeated="253"/>
        </table:table-row>
        <table:table-row table:style-name="ro4">
          <table:table-cell office:value-type="string" calcext:value-type="string">
            <text:p>terms.end.p</text:p>
          </table:table-cell>
          <table:table-cell office:value-type="string" calcext:value-type="string">
            <text:p>Caso o usuário desrespeite os termos e condições do site, seu acesso pode ser limitado ou proibido.</text:p>
          </table:table-cell>
          <table:table-cell table:formula="of:=CONCATENATE([.A273];&quot;=&quot;;[translation.B273])" office:value-type="string" office:string-value="terms.end.p=Caso o usuário desrespeite os termos e condições do site, seu acesso pode ser limitado ou proibido." calcext:value-type="string">
            <text:p>terms.end.p=Caso o usuário desrespeite os termos e condições do site, seu acesso pode ser limitado ou proibido.</text:p>
          </table:table-cell>
          <table:table-cell table:number-columns-repeated="253"/>
        </table:table-row>
        <table:table-row table:style-name="ro4">
          <table:table-cell table:style-name="ce3"/>
          <table:table-cell/>
          <table:table-cell table:formula="of:=CONCATENATE([.A274];&quot;=&quot;;[translation.B27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275];&quot;=&quot;;[translation.B275])" office:value-type="string" office:string-value="###################################=" calcext:value-type="string">
            <text:p>###################################=</text:p>
          </table:table-cell>
          <table:table-cell table:number-columns-repeated="253"/>
        </table:table-row>
        <table:table-row table:style-name="ro4">
          <table:table-cell office:value-type="string" calcext:value-type="string">
            <text:p># SITE POLICY</text:p>
          </table:table-cell>
          <table:table-cell table:style-name="ce3"/>
          <table:table-cell table:formula="of:=CONCATENATE([.A276];&quot;=&quot;;[translation.B276])" office:value-type="string" office:string-value="# SITE POLICY=" calcext:value-type="string">
            <text:p># SITE POLICY=</text:p>
          </table:table-cell>
          <table:table-cell table:number-columns-repeated="253"/>
        </table:table-row>
        <table:table-row table:style-name="ro4">
          <table:table-cell office:value-type="string" calcext:value-type="string">
            <text:p>###################################</text:p>
          </table:table-cell>
          <table:table-cell table:style-name="ce3"/>
          <table:table-cell table:formula="of:=CONCATENATE([.A277];&quot;=&quot;;[translation.B277])" office:value-type="string" office:string-value="###################################=" calcext:value-type="string">
            <text:p>###################################=</text:p>
          </table:table-cell>
          <table:table-cell table:number-columns-repeated="253"/>
        </table:table-row>
        <table:table-row table:style-name="ro4">
          <table:table-cell table:style-name="ce3"/>
          <table:table-cell/>
          <table:table-cell table:formula="of:=CONCATENATE([.A278];&quot;=&quot;;[translation.B278])" office:value-type="string" office:string-value="=" calcext:value-type="string">
            <text:p>=</text:p>
          </table:table-cell>
          <table:table-cell table:number-columns-repeated="253"/>
        </table:table-row>
        <table:table-row table:style-name="ro4">
          <table:table-cell office:value-type="string" calcext:value-type="string">
            <text:p>pol.titlepage</text:p>
          </table:table-cell>
          <table:table-cell office:value-type="string" calcext:value-type="string">
            <text:p>Política do site | Viva sem tabaco</text:p>
          </table:table-cell>
          <table:table-cell table:formula="of:=CONCATENATE([.A279];&quot;=&quot;;[translation.B279])" office:value-type="string" office:string-value="pol.titlepage=Política do site | Viva sem tabaco" calcext:value-type="string">
            <text:p>pol.titlepage=Política do site | Viva sem tabaco</text:p>
          </table:table-cell>
          <table:table-cell table:number-columns-repeated="253"/>
        </table:table-row>
        <table:table-row table:style-name="ro22">
          <table:table-cell office:value-type="string" calcext:value-type="string">
            <text:p>pol.version</text:p>
          </table:table-cell>
          <table:table-cell office:value-type="string" calcext:value-type="string">
            <text:p>Versão: 1.1</text:p>
          </table:table-cell>
          <table:table-cell table:formula="of:=CONCATENATE([.A280];&quot;=&quot;;[translation.B280])" office:value-type="string" office:string-value="pol.version=Versão: 1.1" calcext:value-type="string">
            <text:p>pol.version=Versão: 1.1</text:p>
          </table:table-cell>
          <table:table-cell table:number-columns-repeated="253"/>
        </table:table-row>
        <table:table-row table:style-name="ro4">
          <table:table-cell office:value-type="string" calcext:value-type="string">
            <text:p>pol.privacy.h1</text:p>
          </table:table-cell>
          <table:table-cell office:value-type="string" calcext:value-type="string">
            <text:p>Política de Privacidade</text:p>
          </table:table-cell>
          <table:table-cell table:formula="of:=CONCATENATE([.A281];&quot;=&quot;;[translation.B281])" office:value-type="string" office:string-value="pol.privacy.h1=Política de Privacidade" calcext:value-type="string">
            <text:p>pol.privacy.h1=Política de Privacidade</text:p>
          </table:table-cell>
          <table:table-cell table:number-columns-repeated="253"/>
        </table:table-row>
        <table:table-row table:style-name="ro18">
          <table:table-cell office:value-type="string" calcext:value-type="string">
            <text:p>pol.privacy.p</text:p>
          </table:table-cell>
          <table:table-cell office:value-type="string" calcext:value-type="string">
            <text: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formula="of:=CONCATENATE([.A282];&quot;=&quot;;[translation.B282])" office:value-type="string" office:string-value="pol.privacy.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 calcext:value-type="string">
            <text:p>pol.privacy.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number-columns-repeated="253"/>
        </table:table-row>
        <table:table-row table:style-name="ro17">
          <table:table-cell office:value-type="string" calcext:value-type="string">
            <text:p>pol.pdata.h3</text:p>
          </table:table-cell>
          <table:table-cell office:value-type="string" calcext:value-type="string">
            <text:p>1. Coleta das Informações Pessoais</text:p>
          </table:table-cell>
          <table:table-cell table:formula="of:=CONCATENATE([.A283];&quot;=&quot;;[translation.B283])" office:value-type="string" office:string-value="pol.pdata.h3=1. Coleta das Informações Pessoais" calcext:value-type="string">
            <text:p>pol.pdata.h3=1. Coleta das Informações Pessoais</text:p>
          </table:table-cell>
          <table:table-cell table:number-columns-repeated="253"/>
        </table:table-row>
        <table:table-row table:style-name="ro13">
          <table:table-cell office:value-type="string" calcext:value-type="string">
            <text:p>pol.pdata.p1</text:p>
          </table:table-cell>
          <table:table-cell office:value-type="string" calcext:value-type="string">
            <text:p>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formula="of:=CONCATENATE([.A284];&quot;=&quot;;[translation.B284])" office:value-type="string" office:string-value="pol.pdata.p1=Você pode fornecer informações pessoais durante a utilização dos serviços oferecidos por este site. Esta informação pessoal pode incluir detalhes como seu nome, idade, sexo e formas de contato. Produtos e serviços podem exigir outros tipos de informação." calcext:value-type="string">
            <text:p>pol.pdata.p1=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number-columns-repeated="253"/>
        </table:table-row>
        <table:table-row table:style-name="ro4">
          <table:table-cell office:value-type="string" calcext:value-type="string">
            <text:p>pol.pdata.p2</text:p>
          </table:table-cell>
          <table:table-cell office:value-type="string" calcext:value-type="string">
            <text:p>A escolha das informações fornecidas compete exclusivamente ao usuário do site. Utilizamos as informações para gerar informações e melhorar a qualidade dos serviços prestados.</text:p>
          </table:table-cell>
          <table:table-cell table:formula="of:=CONCATENATE([.A285];&quot;=&quot;;[translation.B285])" office:value-type="string" office:string-value="pol.pdata.p2=A escolha das informações fornecidas compete exclusivamente ao usuário do site. Utilizamos as informações para gerar informações e melhorar a qualidade dos serviços prestados." calcext:value-type="string">
            <text:p>pol.pdata.p2=A escolha das informações fornecidas compete exclusivamente ao usuário do site. Utilizamos as informações para gerar informações e melhorar a qualidade dos serviços prestados.</text:p>
          </table:table-cell>
          <table:table-cell table:number-columns-repeated="253"/>
        </table:table-row>
        <table:table-row table:style-name="ro4">
          <table:table-cell office:value-type="string" calcext:value-type="string">
            <text:p>pol.pdata.p3</text:p>
          </table:table-cell>
          <table:table-cell office:value-type="string" calcext:value-type="string">
            <text:p>Este site também pode coletar e arquivar informações a respeito da visita do website, incluindo:</text:p>
          </table:table-cell>
          <table:table-cell table:formula="of:=CONCATENATE([.A286];&quot;=&quot;;[translation.B286])" office:value-type="string" office:string-value="pol.pdata.p3=Este site também pode coletar e arquivar informações a respeito da visita do website, incluindo:" calcext:value-type="string">
            <text:p>pol.pdata.p3=Este site também pode coletar e arquivar informações a respeito da visita do website, incluindo:</text:p>
          </table:table-cell>
          <table:table-cell table:number-columns-repeated="253"/>
        </table:table-row>
        <table:table-row table:style-name="ro13">
          <table:table-cell office:value-type="string" calcext:value-type="string">
            <text:p>pol.pdata.li1</text:p>
          </table:table-cell>
          <table:table-cell office:value-type="string" calcext:value-type="string">
            <text:p>Nome e domínio onde você acessou a internet;</text:p>
          </table:table-cell>
          <table:table-cell table:formula="of:=CONCATENATE([.A287];&quot;=&quot;;[translation.B287])" office:value-type="string" office:string-value="pol.pdata.li1=Nome e domínio onde você acessou a internet;" calcext:value-type="string">
            <text:p>pol.pdata.li1=Nome e domínio onde você acessou a internet;</text:p>
          </table:table-cell>
          <table:table-cell table:number-columns-repeated="253"/>
        </table:table-row>
        <table:table-row table:style-name="ro4">
          <table:table-cell office:value-type="string" calcext:value-type="string">
            <text:p>pol.pdata.li2</text:p>
          </table:table-cell>
          <table:table-cell office:value-type="string" calcext:value-type="string">
            <text:p>Data e a hora do seu acesso;</text:p>
          </table:table-cell>
          <table:table-cell table:formula="of:=CONCATENATE([.A288];&quot;=&quot;;[translation.B288])" office:value-type="string" office:string-value="pol.pdata.li2=Data e a hora do seu acesso;" calcext:value-type="string">
            <text:p>pol.pdata.li2=Data e a hora do seu acesso;</text:p>
          </table:table-cell>
          <table:table-cell table:number-columns-repeated="253"/>
        </table:table-row>
        <table:table-row table:style-name="ro17">
          <table:table-cell office:value-type="string" calcext:value-type="string">
            <text:p>pol.pdata.li3</text:p>
          </table:table-cell>
          <table:table-cell office:value-type="string" calcext:value-type="string">
            <text:p>O endereço de internet do site onde você foi direcionado ao site;</text:p>
          </table:table-cell>
          <table:table-cell table:formula="of:=CONCATENATE([.A289];&quot;=&quot;;[translation.B289])" office:value-type="string" office:string-value="pol.pdata.li3=O endereço de internet do site onde você foi direcionado ao site;" calcext:value-type="string">
            <text:p>pol.pdata.li3=O endereço de internet do site onde você foi direcionado ao site;</text:p>
          </table:table-cell>
          <table:table-cell table:number-columns-repeated="253"/>
        </table:table-row>
        <table:table-row table:style-name="ro17">
          <table:table-cell office:value-type="string" calcext:value-type="string">
            <text:p>pol.pdata.li4</text:p>
          </table:table-cell>
          <table:table-cell office:value-type="string" calcext:value-type="string">
            <text:p>As páginas que você acessou enquanto utilizava o site.</text:p>
          </table:table-cell>
          <table:table-cell table:formula="of:=CONCATENATE([.A290];&quot;=&quot;;[translation.B290])" office:value-type="string" office:string-value="pol.pdata.li4=As páginas que você acessou enquanto utilizava o site." calcext:value-type="string">
            <text:p>pol.pdata.li4=As páginas que você acessou enquanto utilizava o site.</text:p>
          </table:table-cell>
          <table:table-cell table:number-columns-repeated="253"/>
        </table:table-row>
        <table:table-row table:style-name="ro4">
          <table:table-cell office:value-type="string" calcext:value-type="string">
            <text:p>pol.pdata.p4</text:p>
          </table:table-cell>
          <table:table-cell office:value-type="string" calcext:value-type="string">
            <text:p>Estas informações não identificam usuários e são utilizadas para medir o número de visitantes do site e como ele é navegado. Esta informação é utilizada para fazer o site mais útil para você.</text:p>
          </table:table-cell>
          <table:table-cell table:formula="of:=CONCATENATE([.A291];&quot;=&quot;;[translation.B291])" office:value-type="string" office:string-value="pol.pdata.p4=Estas informações não identificam usuários e são utilizadas para medir o número de visitantes do site e como ele é navegado. Esta informação é utilizada para fazer o site mais útil para você." calcext:value-type="string">
            <text:p>pol.pdata.p4=Estas informações não identificam usuários e são utilizadas para medir o número de visitantes do site e como ele é navegado. Esta informação é utilizada para fazer o site mais útil para você.</text:p>
          </table:table-cell>
          <table:table-cell table:number-columns-repeated="253"/>
        </table:table-row>
        <table:table-row table:style-name="ro13">
          <table:table-cell office:value-type="string" calcext:value-type="string">
            <text:p>pol.pdata.p5</text:p>
          </table:table-cell>
          <table:table-cell office:value-type="string" calcext:value-type="string">
            <text:p>Este site também coleta informações de pessoas registradas ou visitantes com o propósito de melhorar a qualidade e efetividade. O administrador agradece todo tipo de feedback sobre todos os aspectos.</text:p>
          </table:table-cell>
          <table:table-cell table:formula="of:=CONCATENATE([.A292];&quot;=&quot;;[translation.B292])" office:value-type="string" office:string-value="pol.pdata.p5=Este site também coleta informações de pessoas registradas ou visitantes com o propósito de melhorar a qualidade e efetividade. O administrador agradece todo tipo de feedback sobre todos os aspectos." calcext:value-type="string">
            <text:p>pol.pdata.p5=Este site também coleta informações de pessoas registradas ou visitantes com o propósito de melhorar a qualidade e efetividade. O administrador agradece todo tipo de feedback sobre todos os aspectos.</text:p>
          </table:table-cell>
          <table:table-cell table:number-columns-repeated="253"/>
        </table:table-row>
        <table:table-row table:style-name="ro4">
          <table:table-cell office:value-type="string" calcext:value-type="string">
            <text:p>pol.datause.h3</text:p>
          </table:table-cell>
          <table:table-cell office:value-type="string" calcext:value-type="string">
            <text:p>2. Como sua informação pessoal é utilizada?</text:p>
          </table:table-cell>
          <table:table-cell table:formula="of:=CONCATENATE([.A293];&quot;=&quot;;[translation.B293])" office:value-type="string" office:string-value="pol.datause.h3=2. Como sua informação pessoal é utilizada?" calcext:value-type="string">
            <text:p>pol.datause.h3=2. Como sua informação pessoal é utilizada?</text:p>
          </table:table-cell>
          <table:table-cell table:number-columns-repeated="253"/>
        </table:table-row>
        <table:table-row table:style-name="ro4">
          <table:table-cell office:value-type="string" calcext:value-type="string">
            <text:p>pol.datause.p1</text:p>
          </table:table-cell>
          <table:table-cell office:value-type="string" calcext:value-type="string">
            <text:p>As informações pessoais obtidas através do site são utilizadas para:</text:p>
          </table:table-cell>
          <table:table-cell table:formula="of:=CONCATENATE([.A294];&quot;=&quot;;[translation.B294])" office:value-type="string" office:string-value="pol.datause.p1=As informações pessoais obtidas através do site são utilizadas para:" calcext:value-type="string">
            <text:p>pol.datause.p1=As informações pessoais obtidas através do site são utilizadas para:</text:p>
          </table:table-cell>
          <table:table-cell table:number-columns-repeated="253"/>
        </table:table-row>
        <table:table-row table:style-name="ro4">
          <table:table-cell office:value-type="string" calcext:value-type="string">
            <text:p>pol.datause.li1</text:p>
          </table:table-cell>
          <table:table-cell office:value-type="string" calcext:value-type="string">
            <text:p>Fornecer serviços a você;</text:p>
          </table:table-cell>
          <table:table-cell table:formula="of:=CONCATENATE([.A295];&quot;=&quot;;[translation.B295])" office:value-type="string" office:string-value="pol.datause.li1=Fornecer serviços a você;" calcext:value-type="string">
            <text:p>pol.datause.li1=Fornecer serviços a você;</text:p>
          </table:table-cell>
          <table:table-cell table:number-columns-repeated="253"/>
        </table:table-row>
        <table:table-row table:style-name="ro4">
          <table:table-cell office:value-type="string" calcext:value-type="string">
            <text:p>pol.datause.li2</text:p>
          </table:table-cell>
          <table:table-cell office:value-type="string" calcext:value-type="string">
            <text:p>Fornecer informações e outros tipos de comunicado;</text:p>
          </table:table-cell>
          <table:table-cell table:formula="of:=CONCATENATE([.A296];&quot;=&quot;;[translation.B296])" office:value-type="string" office:string-value="pol.datause.li2=Fornecer informações e outros tipos de comunicado;" calcext:value-type="string">
            <text:p>pol.datause.li2=Fornecer informações e outros tipos de comunicado;</text:p>
          </table:table-cell>
          <table:table-cell table:number-columns-repeated="253"/>
        </table:table-row>
        <table:table-row table:style-name="ro16">
          <table:table-cell office:value-type="string" calcext:value-type="string">
            <text:p>pol.datause.li3</text:p>
          </table:table-cell>
          <table:table-cell office:value-type="string" calcext:value-type="string">
            <text:p>Envolver você em iniciativas do site;</text:p>
          </table:table-cell>
          <table:table-cell table:formula="of:=CONCATENATE([.A297];&quot;=&quot;;[translation.B297])" office:value-type="string" office:string-value="pol.datause.li3=Envolver você em iniciativas do site;" calcext:value-type="string">
            <text:p>pol.datause.li3=Envolver você em iniciativas do site;</text:p>
          </table:table-cell>
          <table:table-cell table:number-columns-repeated="253"/>
        </table:table-row>
        <table:table-row table:style-name="ro20">
          <table:table-cell office:value-type="string" calcext:value-type="string">
            <text:p>pol.datause.li4</text:p>
          </table:table-cell>
          <table:table-cell office:value-type="string" calcext:value-type="string">
            <text:p>Analisar padrões e tendências da utilização do site.</text:p>
          </table:table-cell>
          <table:table-cell table:formula="of:=CONCATENATE([.A298];&quot;=&quot;;[translation.B298])" office:value-type="string" office:string-value="pol.datause.li4=Analisar padrões e tendências da utilização do site." calcext:value-type="string">
            <text:p>pol.datause.li4=Analisar padrões e tendências da utilização do site.</text:p>
          </table:table-cell>
          <table:table-cell table:number-columns-repeated="253"/>
        </table:table-row>
        <table:table-row table:style-name="ro17">
          <table:table-cell office:value-type="string" calcext:value-type="string">
            <text:p>pol.datause.p2</text:p>
          </table:table-cell>
          <table:table-cell office:value-type="string" calcext:value-type="string">
            <text:p>Algumas formas de uso das informações descritas acima podem ser fornecidas por terceiros, autorizados a utilizar estas informações para estas propostas.</text:p>
          </table:table-cell>
          <table:table-cell table:formula="of:=CONCATENATE([.A299];&quot;=&quot;;[translation.B299])" office:value-type="string" office:string-value="pol.datause.p2=Algumas formas de uso das informações descritas acima podem ser fornecidas por terceiros, autorizados a utilizar estas informações para estas propostas." calcext:value-type="string">
            <text:p>pol.datause.p2=Algumas formas de uso das informações descritas acima podem ser fornecidas por terceiros, autorizados a utilizar estas informações para estas propostas.</text:p>
          </table:table-cell>
          <table:table-cell table:number-columns-repeated="253"/>
        </table:table-row>
        <table:table-row table:style-name="ro4">
          <table:table-cell office:value-type="string" calcext:value-type="string">
            <text:p>pol.datause.p3</text:p>
          </table:table-cell>
          <table:table-cell office:value-type="string" calcext:value-type="string">
            <text:p>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formula="of:=CONCATENATE([.A300];&quot;=&quot;;[translation.B300])" office:value-type="string" office:string-value="pol.datause.p3=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 calcext:value-type="string">
            <text:p>pol.datause.p3=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number-columns-repeated="253"/>
        </table:table-row>
        <table:table-row table:style-name="ro20">
          <table:table-cell office:value-type="string" calcext:value-type="string">
            <text:p>pol.datause.p4</text:p>
          </table:table-cell>
          <table:table-cell office:value-type="string" calcext:value-type="string">
            <text:p>Além dos propósitos descritos acima, o site não utilizará suas informações sem consentimento prévio. A única exceção a esta regra será quando evidenciado o propósito de prevenir algum dano à saúde ou pela Justiça.</text:p>
          </table:table-cell>
          <table:table-cell table:formula="of:=CONCATENATE([.A301];&quot;=&quot;;[translation.B301])" office:value-type="string" office:string-value="pol.datause.p4=Além dos propósitos descritos acima, o site não utilizará suas informações sem consentimento prévio. A única exceção a esta regra será quando evidenciado o propósito de prevenir algum dano à saúde ou pela Justiça." calcext:value-type="string">
            <text:p>pol.datause.p4=Além dos propósitos descritos acima, o site não utilizará suas informações sem consentimento prévio. A única exceção a esta regra será quando evidenciado o propósito de prevenir algum dano à saúde ou pela Justiça.</text:p>
          </table:table-cell>
          <table:table-cell table:number-columns-repeated="253"/>
        </table:table-row>
        <table:table-row table:style-name="ro17">
          <table:table-cell office:value-type="string" calcext:value-type="string">
            <text:p>pol.datasec.h3</text:p>
          </table:table-cell>
          <table:table-cell office:value-type="string" calcext:value-type="string">
            <text:p>3. Segurança de seus dados</text:p>
          </table:table-cell>
          <table:table-cell table:formula="of:=CONCATENATE([.A302];&quot;=&quot;;[translation.B302])" office:value-type="string" office:string-value="pol.datasec.h3=3. Segurança de seus dados" calcext:value-type="string">
            <text:p>pol.datasec.h3=3. Segurança de seus dados</text:p>
          </table:table-cell>
          <table:table-cell table:number-columns-repeated="253"/>
        </table:table-row>
        <table:table-row table:style-name="ro4">
          <table:table-cell office:value-type="string" calcext:value-type="string">
            <text:p>pol.datasec.p1</text:p>
          </table:table-cell>
          <table:table-cell office:value-type="string" calcext:value-type="string">
            <text:p>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formula="of:=CONCATENATE([.A303];&quot;=&quot;;[translation.B303])" office:value-type="string" office:string-value="pol.datasec.p1=O site implementa procedimentos para garantir a segurança das informações coletadas, evitando que as informações sejam perdidas, destruídas, utilizadas ou acessadas de forma não autorizada. As informações fornecidas por você serão acessadas somente por pessoal autorizado." calcext:value-type="string">
            <text:p>pol.datasec.p1=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number-columns-repeated="253"/>
        </table:table-row>
        <table:table-row table:style-name="ro18">
          <table:table-cell office:value-type="string" calcext:value-type="string">
            <text:p>pol.datasec.p2</text:p>
          </table:table-cell>
          <table:table-cell office:value-type="string" calcext:value-type="string">
            <text:p>Entretanto, nenhuma transmissão de dados na internet ou informação contida em nossos servidores acessada via internet são totalmente seguras. Estas atividades são de sua inteira responsabilidade.</text:p>
          </table:table-cell>
          <table:table-cell table:formula="of:=CONCATENATE([.A304];&quot;=&quot;;[translation.B304])" office:value-type="string" office:string-value="pol.datasec.p2=Entretanto, nenhuma transmissão de dados na internet ou informação contida em nossos servidores acessada via internet são totalmente seguras. Estas atividades são de sua inteira responsabilidade." calcext:value-type="string">
            <text:p>pol.datasec.p2=Entretanto, nenhuma transmissão de dados na internet ou informação contida em nossos servidores acessada via internet são totalmente seguras. Estas atividades são de sua inteira responsabilidade.</text:p>
          </table:table-cell>
          <table:table-cell table:number-columns-repeated="253"/>
        </table:table-row>
        <table:table-row table:style-name="ro4">
          <table:table-cell office:value-type="string" calcext:value-type="string">
            <text:p>pol.secrecy.h3</text:p>
          </table:table-cell>
          <table:table-cell office:value-type="string" calcext:value-type="string">
            <text:p>4. Quebra de sigilo das informações</text:p>
          </table:table-cell>
          <table:table-cell table:formula="of:=CONCATENATE([.A305];&quot;=&quot;;[translation.B305])" office:value-type="string" office:string-value="pol.secrecy.h3=4. Quebra de sigilo das informações" calcext:value-type="string">
            <text:p>pol.secrecy.h3=4. Quebra de sigilo das informações</text:p>
          </table:table-cell>
          <table:table-cell table:number-columns-repeated="253"/>
        </table:table-row>
        <table:table-row table:style-name="ro17">
          <table:table-cell office:value-type="string" calcext:value-type="string">
            <text:p>pol.secrecy.p</text:p>
          </table:table-cell>
          <table:table-cell office:value-type="string" calcext:value-type="string">
            <text: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formula="of:=CONCATENATE([.A306];&quot;=&quot;;[translation.B306])" office:value-type="string" office:string-value="pol.secrecy.p=As informações coletadas através do site não serão reveladas ou repassadas a terceiros a menos que esteja de acordo com esta política de privacidade. Informações podem ser fornecidas a terceiros somente com autorização e um propósito particular." calcext:value-type="string">
            <text:p>pol.secrecy.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number-columns-repeated="253"/>
        </table:table-row>
        <table:table-row table:style-name="ro4">
          <table:table-cell office:value-type="string" calcext:value-type="string">
            <text:p>pol.links3rd.h3</text:p>
          </table:table-cell>
          <table:table-cell office:value-type="string" calcext:value-type="string">
            <text:p>5. Links para sites de terceiros</text:p>
          </table:table-cell>
          <table:table-cell table:formula="of:=CONCATENATE([.A307];&quot;=&quot;;[translation.B307])" office:value-type="string" office:string-value="pol.links3rd.h3=5. Links para sites de terceiros" calcext:value-type="string">
            <text:p>pol.links3rd.h3=5. Links para sites de terceiros</text:p>
          </table:table-cell>
          <table:table-cell table:number-columns-repeated="253"/>
        </table:table-row>
        <table:table-row table:style-name="ro18">
          <table:table-cell office:value-type="string" calcext:value-type="string">
            <text:p>pol.links3rd.p</text:p>
          </table:table-cell>
          <table:table-cell office:value-type="string" calcext:value-type="string">
            <text:p>Este site contém links para outros sites. Nós não nos responsabilizamos pelas práticas de privacidade e conteúdo de sites de terceiros. É de sua responsabilidade pesquisar a política de privacidade destes sites.</text:p>
          </table:table-cell>
          <table:table-cell table:formula="of:=CONCATENATE([.A308];&quot;=&quot;;[translation.B308])" office:value-type="string" office:string-value="pol.links3rd.p=Este site contém links para outros sites. Nós não nos responsabilizamos pelas práticas de privacidade e conteúdo de sites de terceiros. É de sua responsabilidade pesquisar a política de privacidade destes sites." calcext:value-type="string">
            <text:p>pol.links3rd.p=Este site contém links para outros sites. Nós não nos responsabilizamos pelas práticas de privacidade e conteúdo de sites de terceiros. É de sua responsabilidade pesquisar a política de privacidade destes sites.</text:p>
          </table:table-cell>
          <table:table-cell table:number-columns-repeated="253"/>
        </table:table-row>
        <table:table-row table:style-name="ro4">
          <table:table-cell office:value-type="string" calcext:value-type="string">
            <text:p>pol.changes.h3</text:p>
          </table:table-cell>
          <table:table-cell office:value-type="string" calcext:value-type="string">
            <text:p>6. Mudanças no Termo de Privacidade</text:p>
          </table:table-cell>
          <table:table-cell table:formula="of:=CONCATENATE([.A309];&quot;=&quot;;[translation.B309])" office:value-type="string" office:string-value="pol.changes.h3=6. Mudanças no Termo de Privacidade" calcext:value-type="string">
            <text:p>pol.changes.h3=6. Mudanças no Termo de Privacidade</text:p>
          </table:table-cell>
          <table:table-cell table:number-columns-repeated="253"/>
        </table:table-row>
        <table:table-row table:style-name="ro13">
          <table:table-cell office:value-type="string" calcext:value-type="string">
            <text:p>pol.changes.p</text:p>
          </table:table-cell>
          <table:table-cell office:value-type="string" calcext:value-type="string">
            <text: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formula="of:=CONCATENATE([.A310];&quot;=&quot;;[translation.B310])" office:value-type="string" office:string-value="pol.changes.p=Este site pode alterar o termo de privacidade, colocando uma nova versão no site. Você deve consultar esta página ocasionalmente para se familiarizar com possíveis mudanças. Esta política de privacidade pode mudar, a partir da introdução de novas regulações e leis." calcext:value-type="string">
            <text:p>pol.changes.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number-columns-repeated="253"/>
        </table:table-row>
        <table:table-row table:style-name="ro4">
          <table:table-cell office:value-type="string" calcext:value-type="string">
            <text:p>pol.contact.h3</text:p>
          </table:table-cell>
          <table:table-cell office:value-type="string" calcext:value-type="string">
            <text:p>7. Contato</text:p>
          </table:table-cell>
          <table:table-cell table:formula="of:=CONCATENATE([.A311];&quot;=&quot;;[translation.B311])" office:value-type="string" office:string-value="pol.contact.h3=7. Contato" calcext:value-type="string">
            <text:p>pol.contact.h3=7. Contato</text:p>
          </table:table-cell>
          <table:table-cell table:number-columns-repeated="253"/>
        </table:table-row>
        <table:table-row table:style-name="ro4">
          <table:table-cell office:value-type="string" calcext:value-type="string">
            <text:p>pol.contact.p</text:p>
          </table:table-cell>
          <table:table-cell office:value-type="string" calcext:value-type="string">
            <text:p>Caso você possua alguma questão, entre em contato conosco a partir do endereço encontrado neste site.</text:p>
          </table:table-cell>
          <table:table-cell table:formula="of:=CONCATENATE([.A312];&quot;=&quot;;[translation.B312])" office:value-type="string" office:string-value="pol.contact.p=Caso você possua alguma questão, entre em contato conosco a partir do endereço encontrado neste site." calcext:value-type="string">
            <text:p>pol.contact.p=Caso você possua alguma questão, entre em contato conosco a partir do endereço encontrado neste site.</text:p>
          </table:table-cell>
          <table:table-cell table:number-columns-repeated="253"/>
        </table:table-row>
        <table:table-row table:style-name="ro4">
          <table:table-cell table:style-name="ce3"/>
          <table:table-cell/>
          <table:table-cell table:formula="of:=CONCATENATE([.A313];&quot;=&quot;;[translation.B31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14];&quot;=&quot;;[translation.B314])" office:value-type="string" office:string-value="###################################=" calcext:value-type="string">
            <text:p>###################################=</text:p>
          </table:table-cell>
          <table:table-cell table:number-columns-repeated="253"/>
        </table:table-row>
        <table:table-row table:style-name="ro4">
          <table:table-cell office:value-type="string" calcext:value-type="string">
            <text:p># LOGIN.XHTML</text:p>
          </table:table-cell>
          <table:table-cell table:style-name="ce3"/>
          <table:table-cell table:formula="of:=CONCATENATE([.A315];&quot;=&quot;;[translation.B315])" office:value-type="string" office:string-value="# LOGIN.XHTML=" calcext:value-type="string">
            <text:p># LOGIN.XHTML=</text:p>
          </table:table-cell>
          <table:table-cell table:number-columns-repeated="253"/>
        </table:table-row>
        <table:table-row table:style-name="ro4">
          <table:table-cell office:value-type="string" calcext:value-type="string">
            <text:p>###################################</text:p>
          </table:table-cell>
          <table:table-cell table:style-name="ce3"/>
          <table:table-cell table:formula="of:=CONCATENATE([.A316];&quot;=&quot;;[translation.B316])" office:value-type="string" office:string-value="###################################=" calcext:value-type="string">
            <text:p>###################################=</text:p>
          </table:table-cell>
          <table:table-cell table:number-columns-repeated="253"/>
        </table:table-row>
        <table:table-row table:style-name="ro4">
          <table:table-cell table:style-name="ce3"/>
          <table:table-cell/>
          <table:table-cell table:formula="of:=CONCATENATE([.A317];&quot;=&quot;;[translation.B317])" office:value-type="string" office:string-value="=" calcext:value-type="string">
            <text:p>=</text:p>
          </table:table-cell>
          <table:table-cell table:number-columns-repeated="253"/>
        </table:table-row>
        <table:table-row table:style-name="ro4">
          <table:table-cell office:value-type="string" calcext:value-type="string">
            <text:p>login.pagetitle</text:p>
          </table:table-cell>
          <table:table-cell office:value-type="string" calcext:value-type="string">
            <text:p>Login | Viva sem tabaco</text:p>
          </table:table-cell>
          <table:table-cell table:formula="of:=CONCATENATE([.A318];&quot;=&quot;;[translation.B318])" office:value-type="string" office:string-value="login.pagetitle=Login | Viva sem tabaco" calcext:value-type="string">
            <text:p>login.pagetitle=Login | Viva sem tabaco</text:p>
          </table:table-cell>
          <table:table-cell table:number-columns-repeated="253"/>
        </table:table-row>
        <table:table-row table:style-name="ro4">
          <table:table-cell office:value-type="string" calcext:value-type="string">
            <text:p>login.stayconnected</text:p>
          </table:table-cell>
          <table:table-cell office:value-type="string" calcext:value-type="string">
            <text:p>Continuar conectado</text:p>
          </table:table-cell>
          <table:table-cell table:formula="of:=CONCATENATE([.A319];&quot;=&quot;;[translation.B319])" office:value-type="string" office:string-value="login.stayconnected=Continuar conectado" calcext:value-type="string">
            <text:p>login.stayconnected=Continuar conectado</text:p>
          </table:table-cell>
          <table:table-cell table:number-columns-repeated="253"/>
        </table:table-row>
        <table:table-row table:style-name="ro13">
          <table:table-cell office:value-type="string" calcext:value-type="string">
            <text:p>login.couldntaccess</text:p>
          </table:table-cell>
          <table:table-cell office:value-type="string" calcext:value-type="string">
            <text:p>Não consegue acessar sua conta?</text:p>
          </table:table-cell>
          <table:table-cell table:formula="of:=CONCATENATE([.A320];&quot;=&quot;;[translation.B320])" office:value-type="string" office:string-value="login.couldntaccess=Não consegue acessar sua conta?" calcext:value-type="string">
            <text:p>login.couldntaccess=Não consegue acessar sua conta?</text:p>
          </table:table-cell>
          <table:table-cell table:number-columns-repeated="253"/>
        </table:table-row>
        <table:table-row table:style-name="ro4">
          <table:table-cell office:value-type="string" calcext:value-type="string">
            <text:p>pronto.intro.titlepage</text:p>
          </table:table-cell>
          <table:table-cell office:value-type="string" calcext:value-type="string">
            <text:p>Início</text:p>
          </table:table-cell>
          <table:table-cell table:formula="of:=CONCATENATE([.A321];&quot;=&quot;;[translation.B321])" office:value-type="string" office:string-value="pronto.intro.titlepage=Início" calcext:value-type="string">
            <text:p>pronto.intro.titlepage=Início</text:p>
          </table:table-cell>
          <table:table-cell table:number-columns-repeated="253"/>
        </table:table-row>
        <table:table-row table:style-name="ro4">
          <table:table-cell office:value-type="string" calcext:value-type="string">
            <text:p>vivasemtabaco.title</text:p>
          </table:table-cell>
          <table:table-cell office:value-type="string" calcext:value-type="string">
            <text:p>Viva sem Tabaco | Programa gratuito para o tratamento do tabagismo</text:p>
          </table:table-cell>
          <table:table-cell table:formula="of:=CONCATENATE([.A322];&quot;=&quot;;[translation.B322])" office:value-type="string" office:string-value="vivasemtabaco.title=Viva sem Tabaco | Programa gratuito para o tratamento do tabagismo" calcext:value-type="string">
            <text:p>vivasemtabaco.title=Viva sem Tabaco | Programa gratuito para o tratamento do tabagismo</text:p>
          </table:table-cell>
          <table:table-cell table:number-columns-repeated="253"/>
        </table:table-row>
        <table:table-row table:style-name="ro4">
          <table:table-cell table:style-name="ce3"/>
          <table:table-cell/>
          <table:table-cell table:formula="of:=CONCATENATE([.A323];&quot;=&quot;;[translation.B32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24];&quot;=&quot;;[translation.B324])" office:value-type="string" office:string-value="###################################=" calcext:value-type="string">
            <text:p>###################################=</text:p>
          </table:table-cell>
          <table:table-cell table:number-columns-repeated="253"/>
        </table:table-row>
        <table:table-row table:style-name="ro4">
          <table:table-cell office:value-type="string" calcext:value-type="string">
            <text:p># FOR RESEARCHERS</text:p>
          </table:table-cell>
          <table:table-cell table:style-name="ce3"/>
          <table:table-cell table:formula="of:=CONCATENATE([.A325];&quot;=&quot;;[translation.B325])" office:value-type="string" office:string-value="# FOR RESEARCHERS=" calcext:value-type="string">
            <text:p># FOR RESEARCHERS=</text:p>
          </table:table-cell>
          <table:table-cell table:number-columns-repeated="253"/>
        </table:table-row>
        <table:table-row table:style-name="ro4">
          <table:table-cell office:value-type="string" calcext:value-type="string">
            <text:p>###################################</text:p>
          </table:table-cell>
          <table:table-cell table:style-name="ce3"/>
          <table:table-cell table:formula="of:=CONCATENATE([.A326];&quot;=&quot;;[translation.B326])" office:value-type="string" office:string-value="###################################=" calcext:value-type="string">
            <text:p>###################################=</text:p>
          </table:table-cell>
          <table:table-cell table:number-columns-repeated="253"/>
        </table:table-row>
        <table:table-row table:style-name="ro4">
          <table:table-cell table:style-name="ce3"/>
          <table:table-cell/>
          <table:table-cell table:formula="of:=CONCATENATE([.A327];&quot;=&quot;;[translation.B327])" office:value-type="string" office:string-value="=" calcext:value-type="string">
            <text:p>=</text:p>
          </table:table-cell>
          <table:table-cell table:number-columns-repeated="253"/>
        </table:table-row>
        <table:table-row table:style-name="ro4">
          <table:table-cell office:value-type="string" calcext:value-type="string">
            <text:p>pesquisadores.titlepage</text:p>
          </table:table-cell>
          <table:table-cell office:value-type="string" calcext:value-type="string">
            <text:p>Para pesquisadores</text:p>
          </table:table-cell>
          <table:table-cell table:formula="of:=CONCATENATE([.A328];&quot;=&quot;;[translation.B328])" office:value-type="string" office:string-value="pesquisadores.titlepage=Para pesquisadores" calcext:value-type="string">
            <text:p>pesquisadores.titlepage=Para pesquisadores</text:p>
          </table:table-cell>
          <table:table-cell table:number-columns-repeated="253"/>
        </table:table-row>
        <table:table-row table:style-name="ro4">
          <table:table-cell office:value-type="string" calcext:value-type="string">
            <text:p>pesquisadores.h1.1</text:p>
          </table:table-cell>
          <table:table-cell office:value-type="string" calcext:value-type="string">
            <text:p>Para pesquisadores</text:p>
          </table:table-cell>
          <table:table-cell table:formula="of:=CONCATENATE([.A329];&quot;=&quot;;[translation.B329])" office:value-type="string" office:string-value="pesquisadores.h1.1=Para pesquisadores" calcext:value-type="string">
            <text:p>pesquisadores.h1.1=Para pesquisadores</text:p>
          </table:table-cell>
          <table:table-cell table:number-columns-repeated="253"/>
        </table:table-row>
        <table:table-row table:style-name="ro13">
          <table:table-cell office:value-type="string" calcext:value-type="string">
            <text:p>pesquisadores.img.title</text:p>
          </table:table-cell>
          <table:table-cell office:value-type="string" calcext:value-type="string">
            <text:p>Artigo sobre sites para tabagismo na internet</text:p>
          </table:table-cell>
          <table:table-cell table:formula="of:=CONCATENATE([.A330];&quot;=&quot;;[translation.B330])" office:value-type="string" office:string-value="pesquisadores.img.title=Artigo sobre sites para tabagismo na internet" calcext:value-type="string">
            <text:p>pesquisadores.img.title=Artigo sobre sites para tabagismo na internet</text:p>
          </table:table-cell>
          <table:table-cell table:number-columns-repeated="253"/>
        </table:table-row>
        <table:table-row table:style-name="ro4">
          <table:table-cell office:value-type="string" calcext:value-type="string">
            <text:p>pesquisadores.h2.1</text:p>
          </table:table-cell>
          <table:table-cell office:value-type="string" calcext:value-type="string">
            <text:p>Motivações do projeto</text:p>
          </table:table-cell>
          <table:table-cell table:formula="of:=CONCATENATE([.A331];&quot;=&quot;;[translation.B331])" office:value-type="string" office:string-value="pesquisadores.h2.1=Motivações do projeto" calcext:value-type="string">
            <text:p>pesquisadores.h2.1=Motivações do projeto</text:p>
          </table:table-cell>
          <table:table-cell table:number-columns-repeated="253"/>
        </table:table-row>
        <table:table-row table:style-name="ro13">
          <table:table-cell office:value-type="string" calcext:value-type="string">
            <text:p>pesquisadores.p.1</text:p>
          </table:table-cell>
          <table:table-cell office:value-type="string" calcext:value-type="string">
            <text:p>O uso do tabaco está relacionado a 5 milhões de mortes anualmente</text:p>
          </table:table-cell>
          <table:table-cell table:formula="of:=CONCATENATE([.A332];&quot;=&quot;;[translation.B332])" office:value-type="string" office:string-value="pesquisadores.p.1=O uso do tabaco está relacionado a 5 milhões de mortes anualmente" calcext:value-type="string">
            <text:p>pesquisadores.p.1=O uso do tabaco está relacionado a 5 milhões de mortes anualmente</text:p>
          </table:table-cell>
          <table:table-cell table:number-columns-repeated="253"/>
        </table:table-row>
        <table:table-row table:style-name="ro13">
          <table:table-cell office:value-type="string" calcext:value-type="string">
            <text:p>pesquisadores.p.2</text:p>
          </table:table-cell>
          <table:table-cell office:value-type="string" calcext:value-type="string">
            <text:p>O uso da internet no país cresce exponencialmente</text:p>
          </table:table-cell>
          <table:table-cell table:formula="of:=CONCATENATE([.A333];&quot;=&quot;;[translation.B333])" office:value-type="string" office:string-value="pesquisadores.p.2=O uso da internet no país cresce exponencialmente" calcext:value-type="string">
            <text:p>pesquisadores.p.2=O uso da internet no país cresce exponencialmente</text:p>
          </table:table-cell>
          <table:table-cell table:number-columns-repeated="253"/>
        </table:table-row>
        <table:table-row table:style-name="ro16">
          <table:table-cell office:value-type="string" calcext:value-type="string">
            <text:p>pesquisadores.p.3a</text:p>
          </table:table-cell>
          <table:table-cell office:value-type="string" calcext:value-type="string">
            <text:p>Existem evidências de eficácia de intervenções para tabagismo na internet</text:p>
          </table:table-cell>
          <table:table-cell table:formula="of:=CONCATENATE([.A334];&quot;=&quot;;[translation.B334])" office:value-type="string" office:string-value="pesquisadores.p.3a=Existem evidências de eficácia de intervenções para tabagismo na internet" calcext:value-type="string">
            <text:p>pesquisadores.p.3a=Existem evidências de eficácia de intervenções para tabagismo na internet</text:p>
          </table:table-cell>
          <table:table-cell table:number-columns-repeated="253"/>
        </table:table-row>
        <table:table-row table:style-name="ro16">
          <table:table-cell office:value-type="string" calcext:value-type="string">
            <text:p>pesquisadores.p.3b</text:p>
          </table:table-cell>
          <table:table-cell office:value-type="string" calcext:value-type="string">
            <text:p>No entanto, não existem estudos de eficácia das intervenções em língua portuguesa</text:p>
          </table:table-cell>
          <table:table-cell table:formula="of:=CONCATENATE([.A335];&quot;=&quot;;[translation.B335])" office:value-type="string" office:string-value="pesquisadores.p.3b=No entanto, não existem estudos de eficácia das intervenções em língua portuguesa" calcext:value-type="string">
            <text:p>pesquisadores.p.3b=No entanto, não existem estudos de eficácia das intervenções em língua portuguesa</text:p>
          </table:table-cell>
          <table:table-cell table:number-columns-repeated="253"/>
        </table:table-row>
        <table:table-row table:style-name="ro4">
          <table:table-cell office:value-type="string" calcext:value-type="string">
            <text:p>pesquisadores.p.4</text:p>
          </table:table-cell>
          <table:table-cell office:value-type="string" calcext:value-type="string">
            <text:p>Embora existam sites em língua portuguesa que ofereçam informações sobre tabagismo, um estudo desenvolvido pelo grupo apontou que</text:p>
          </table:table-cell>
          <table:table-cell table:formula="of:=CONCATENATE([.A336];&quot;=&quot;;[translation.B336])" office:value-type="string" office:string-value="pesquisadores.p.4=Embora existam sites em língua portuguesa que ofereçam informações sobre tabagismo, um estudo desenvolvido pelo grupo apontou que" calcext:value-type="string">
            <text:p>pesquisadores.p.4=Embora existam sites em língua portuguesa que ofereçam informações sobre tabagismo, um estudo desenvolvido pelo grupo apontou que</text:p>
          </table:table-cell>
          <table:table-cell table:number-columns-repeated="253"/>
        </table:table-row>
        <table:table-row table:style-name="ro16">
          <table:table-cell office:value-type="string" calcext:value-type="string">
            <text:p>pesquisadores.p.5</text:p>
          </table:table-cell>
          <table:table-cell office:value-type="string" calcext:value-type="string">
            <text:p>Há disparidade entre a alta demanda para apoio online para cessação do tabaco e a esparsa disponibilidade de intervenções online de qualidade para tabagistas</text:p>
          </table:table-cell>
          <table:table-cell table:formula="of:=CONCATENATE([.A337];&quot;=&quot;;[translation.B337])" office:value-type="string" office:string-value="pesquisadores.p.5=Há disparidade entre a alta demanda para apoio online para cessação do tabaco e a esparsa disponibilidade de intervenções online de qualidade para tabagistas" calcext:value-type="string">
            <text:p>pesquisadores.p.5=Há disparidade entre a alta demanda para apoio online para cessação do tabaco e a esparsa disponibilidade de intervenções online de qualidade para tabagistas</text:p>
          </table:table-cell>
          <table:table-cell table:number-columns-repeated="253"/>
        </table:table-row>
        <table:table-row table:style-name="ro18">
          <table:table-cell office:value-type="string" calcext:value-type="string">
            <text:p>pesquisadores.h2.2</text:p>
          </table:table-cell>
          <table:table-cell office:value-type="string" calcext:value-type="string">
            <text:p>Nossa metodologia</text:p>
          </table:table-cell>
          <table:table-cell table:formula="of:=CONCATENATE([.A338];&quot;=&quot;;[translation.B338])" office:value-type="string" office:string-value="pesquisadores.h2.2=Nossa metodologia" calcext:value-type="string">
            <text:p>pesquisadores.h2.2=Nossa metodologia</text:p>
          </table:table-cell>
          <table:table-cell table:number-columns-repeated="253"/>
        </table:table-row>
        <table:table-row table:style-name="ro16">
          <table:table-cell office:value-type="string" calcext:value-type="string">
            <text:p>pesquisadores.p.6</text:p>
          </table:table-cell>
          <table:table-cell office:value-type="string" calcext:value-type="string">
            <text:p>O conteúdo do site é baseado nas diretrizes para o tratamento do tabagismo utilizadas do Ministério da Saúde e pelo Instituto Nacional do Câncer - INCA.</text:p>
          </table:table-cell>
          <table:table-cell table:formula="of:=CONCATENATE([.A339];&quot;=&quot;;[translation.B339])" office:value-type="string" office:string-value="pesquisadores.p.6=O conteúdo do site é baseado nas diretrizes para o tratamento do tabagismo utilizadas do Ministério da Saúde e pelo Instituto Nacional do Câncer - INCA." calcext:value-type="string">
            <text:p>pesquisadores.p.6=O conteúdo do site é baseado nas diretrizes para o tratamento do tabagismo utilizadas do Ministério da Saúde e pelo Instituto Nacional do Câncer - INCA.</text:p>
          </table:table-cell>
          <table:table-cell table:number-columns-repeated="253"/>
        </table:table-row>
        <table:table-row table:style-name="ro4">
          <table:table-cell office:value-type="string" calcext:value-type="string">
            <text:p>pesquisadores.p.7</text:p>
          </table:table-cell>
          <table:table-cell office:value-type="string" calcext:value-type="string">
            <text:p>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formula="of:=CONCATENATE([.A340];&quot;=&quot;;[translation.B340])" office:value-type="string" office:string-value="pesquisadores.p.7=Durante as etapas de desenvolvimento, fumantes e ex-fumantes foram consultados através da realização de entrevistas coletivas e de testes de usabilidade. Após o término da primeira versão, seu conteúdo foi avaliado por especialistas na área de tabagismo" calcext:value-type="string">
            <text:p>pesquisadores.p.7=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number-columns-repeated="253"/>
        </table:table-row>
        <table:table-row table:style-name="ro22">
          <table:table-cell office:value-type="string" calcext:value-type="string">
            <text:p>pesquisadores.p.8</text:p>
          </table:table-cell>
          <table:table-cell office:value-type="string" calcext:value-type="string">
            <text:p>O conteúdo respeita as normas do Conselho Federal de Medicina, Conselho Federal de Psicologia e da Health on the Net Foundation.</text:p>
          </table:table-cell>
          <table:table-cell table:formula="of:=CONCATENATE([.A341];&quot;=&quot;;[translation.B341])" office:value-type="string" office:string-value="pesquisadores.p.8=O conteúdo respeita as normas do Conselho Federal de Medicina, Conselho Federal de Psicologia e da Health on the Net Foundation." calcext:value-type="string">
            <text:p>pesquisadores.p.8=O conteúdo respeita as normas do Conselho Federal de Medicina, Conselho Federal de Psicologia e da Health on the Net Foundation.</text:p>
          </table:table-cell>
          <table:table-cell table:number-columns-repeated="253"/>
        </table:table-row>
        <table:table-row table:style-name="ro4">
          <table:table-cell office:value-type="string" calcext:value-type="string">
            <text:p>pesquisadores.h2.3</text:p>
          </table:table-cell>
          <table:table-cell office:value-type="string" calcext:value-type="string">
            <text:p>Licença</text:p>
          </table:table-cell>
          <table:table-cell table:formula="of:=CONCATENATE([.A342];&quot;=&quot;;[translation.B342])" office:value-type="string" office:string-value="pesquisadores.h2.3=Licença" calcext:value-type="string">
            <text:p>pesquisadores.h2.3=Licença</text:p>
          </table:table-cell>
          <table:table-cell table:number-columns-repeated="253"/>
        </table:table-row>
        <table:table-row table:style-name="ro4">
          <table:table-cell office:value-type="string" calcext:value-type="string">
            <text:p>pesquisadores.p.9a</text:p>
          </table:table-cell>
          <table:table-cell office:value-type="string" calcext:value-type="string">
            <text:p>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formula="of:=CONCATENATE([.A343];&quot;=&quot;;[translation.B343])" office:value-type="string" office:string-value="pesquisadores.p.9a=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 calcext:value-type="string">
            <text:p>pesquisadores.p.9a=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number-columns-repeated="253"/>
        </table:table-row>
        <table:table-row table:style-name="ro13">
          <table:table-cell office:value-type="string" calcext:value-type="string">
            <text:p>pesquisadores.p.9b</text:p>
          </table:table-cell>
          <table:table-cell office:value-type="string" calcext:value-type="string">
            <text:p>Ver a licença GPL GNU completa.</text:p>
          </table:table-cell>
          <table:table-cell table:formula="of:=CONCATENATE([.A344];&quot;=&quot;;[translation.B344])" office:value-type="string" office:string-value="pesquisadores.p.9b=Ver a licença GPL GNU completa." calcext:value-type="string">
            <text:p>pesquisadores.p.9b=Ver a licença GPL GNU completa.</text:p>
          </table:table-cell>
          <table:table-cell table:number-columns-repeated="253"/>
        </table:table-row>
        <table:table-row table:style-name="ro4">
          <table:table-cell office:value-type="string" calcext:value-type="string">
            <text:p>pesquisadores.h2.4</text:p>
          </table:table-cell>
          <table:table-cell office:value-type="string" calcext:value-type="string">
            <text:p>Código Fonte</text:p>
          </table:table-cell>
          <table:table-cell table:formula="of:=CONCATENATE([.A345];&quot;=&quot;;[translation.B345])" office:value-type="string" office:string-value="pesquisadores.h2.4=Código Fonte" calcext:value-type="string">
            <text:p>pesquisadores.h2.4=Código Fonte</text:p>
          </table:table-cell>
          <table:table-cell table:number-columns-repeated="253"/>
        </table:table-row>
        <table:table-row table:style-name="ro20">
          <table:table-cell office:value-type="string" calcext:value-type="string">
            <text:p>pesquisadores.p.10</text:p>
          </table:table-cell>
          <table:table-cell office:value-type="string" calcext:value-type="string">
            <text:p>O código fonte do projeto pode ser acessado no repositório no</text:p>
          </table:table-cell>
          <table:table-cell table:formula="of:=CONCATENATE([.A346];&quot;=&quot;;[translation.B346])" office:value-type="string" office:string-value="pesquisadores.p.10=O código fonte do projeto pode ser acessado no repositório no" calcext:value-type="string">
            <text:p>pesquisadores.p.10=O código fonte do projeto pode ser acessado no repositório no</text:p>
          </table:table-cell>
          <table:table-cell table:number-columns-repeated="253"/>
        </table:table-row>
        <table:table-row table:style-name="ro17">
          <table:table-cell office:value-type="string" calcext:value-type="string">
            <text:p>pesquisadores.h2.5</text:p>
          </table:table-cell>
          <table:table-cell office:value-type="string" calcext:value-type="string">
            <text:p>Pesquisas futuras</text:p>
          </table:table-cell>
          <table:table-cell table:formula="of:=CONCATENATE([.A347];&quot;=&quot;;[translation.B347])" office:value-type="string" office:string-value="pesquisadores.h2.5=Pesquisas futuras" calcext:value-type="string">
            <text:p>pesquisadores.h2.5=Pesquisas futuras</text:p>
          </table:table-cell>
          <table:table-cell table:number-columns-repeated="253"/>
        </table:table-row>
        <table:table-row table:style-name="ro4">
          <table:table-cell office:value-type="string" calcext:value-type="string">
            <text:p>pesquisadores.p.11</text:p>
          </table:table-cell>
          <table:table-cell office:value-type="string" calcext:value-type="string">
            <text:p>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formula="of:=CONCATENATE([.A348];&quot;=&quot;;[translation.B348])" office:value-type="string" office:string-value="pesquisadores.p.11=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 calcext:value-type="string">
            <text:p>pesquisadores.p.11=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number-columns-repeated="253"/>
        </table:table-row>
        <table:table-row table:style-name="ro16">
          <table:table-cell office:value-type="string" calcext:value-type="string">
            <text:p>pesquisadores.p.12</text:p>
          </table:table-cell>
          <table:table-cell office:value-type="string" calcext:value-type="string">
            <text:p>Acreditamos numa ciência aberta (com programas de código aberto). Todas as pesquisas serão divulgadas no site e os bancos de dados e análises estatísticas serão disponibilizadas.</text:p>
          </table:table-cell>
          <table:table-cell table:formula="of:=CONCATENATE([.A349];&quot;=&quot;;[translation.B349])" office:value-type="string" office:string-value="pesquisadores.p.12=Acreditamos numa ciência aberta (com programas de código aberto). Todas as pesquisas serão divulgadas no site e os bancos de dados e análises estatísticas serão disponibilizadas." calcext:value-type="string">
            <text:p>pesquisadores.p.12=Acreditamos numa ciência aberta (com programas de código aberto). Todas as pesquisas serão divulgadas no site e os bancos de dados e análises estatísticas serão disponibilizadas.</text:p>
          </table:table-cell>
          <table:table-cell table:number-columns-repeated="253"/>
        </table:table-row>
        <table:table-row table:style-name="ro4">
          <table:table-cell office:value-type="string" calcext:value-type="string">
            <text:p>pesquisadores.h2.6</text:p>
          </table:table-cell>
          <table:table-cell office:value-type="string" calcext:value-type="string">
            <text:p>Colabore</text:p>
          </table:table-cell>
          <table:table-cell table:formula="of:=CONCATENATE([.A350];&quot;=&quot;;[translation.B350])" office:value-type="string" office:string-value="pesquisadores.h2.6=Colabore" calcext:value-type="string">
            <text:p>pesquisadores.h2.6=Colabore</text:p>
          </table:table-cell>
          <table:table-cell table:number-columns-repeated="253"/>
        </table:table-row>
        <table:table-row table:style-name="ro17">
          <table:table-cell office:value-type="string" calcext:value-type="string">
            <text:p>pesquisadores.p.13</text:p>
          </table:table-cell>
          <table:table-cell office:value-type="string" calcext:value-type="string">
            <text:p>Se você é desenvolvedor web, pesquisador, clínico ou mesmo curioso e ficou interessado em contribuir para o projeto, entre em contato conosco pelo e-mail:</text:p>
          </table:table-cell>
          <table:table-cell table:formula="of:=CONCATENATE([.A351];&quot;=&quot;;[translation.B351])" office:value-type="string" office:string-value="pesquisadores.p.13=Se você é desenvolvedor web, pesquisador, clínico ou mesmo curioso e ficou interessado em contribuir para o projeto, entre em contato conosco pelo e-mail:" calcext:value-type="string">
            <text:p>pesquisadores.p.13=Se você é desenvolvedor web, pesquisador, clínico ou mesmo curioso e ficou interessado em contribuir para o projeto, entre em contato conosco pelo e-mail:</text:p>
          </table:table-cell>
          <table:table-cell table:number-columns-repeated="253"/>
        </table:table-row>
        <table:table-row table:style-name="ro17">
          <table:table-cell office:value-type="string" calcext:value-type="string">
            <text:p>pesquisadores.h3.1</text:p>
          </table:table-cell>
          <table:table-cell office:value-type="string" calcext:value-type="string">
            <text:p>Referências</text:p>
          </table:table-cell>
          <table:table-cell table:formula="of:=CONCATENATE([.A352];&quot;=&quot;;[translation.B352])" office:value-type="string" office:string-value="pesquisadores.h3.1=Referências" calcext:value-type="string">
            <text:p>pesquisadores.h3.1=Referências</text:p>
          </table:table-cell>
          <table:table-cell table:number-columns-repeated="253"/>
        </table:table-row>
        <table:table-row table:style-name="ro17">
          <table:table-cell office:value-type="string" calcext:value-type="string">
            <text:p>pesquisadores.p.14</text:p>
          </table:table-cell>
          <table:table-cell office:value-type="string" calcext:value-type="string">
            <text:p>Barbosa, A. F. (2009). Pesquisa sobre o Uso das Tecnologias da Informação e da Comunicação no Brasil : TIC Domicílios e TIC Empresas 2008. São Paulo: Comitê Gestor da Internet no Brasil.</text:p>
          </table:table-cell>
          <table:table-cell table:formula="of:=CONCATENATE([.A353];&quot;=&quot;;[translation.B353])" office:value-type="string" office:string-value="pesquisadores.p.14=Barbosa, A. F. (2009). Pesquisa sobre o Uso das Tecnologias da Informação e da Comunicação no Brasil : TIC Domicílios e TIC Empresas 2008. São Paulo: Comitê Gestor da Internet no Brasil." calcext:value-type="string">
            <text:p>pesquisadores.p.14=Barbosa, A. F. (2009). Pesquisa sobre o Uso das Tecnologias da Informação e da Comunicação no Brasil : TIC Domicílios e TIC Empresas 2008. São Paulo: Comitê Gestor da Internet no Brasil.</text:p>
          </table:table-cell>
          <table:table-cell table:number-columns-repeated="253"/>
        </table:table-row>
        <table:table-row table:style-name="ro18">
          <table:table-cell office:value-type="string" calcext:value-type="string">
            <text:p>pesquisadores.p.15</text:p>
          </table:table-cell>
          <table:table-cell office:value-type="string" calcext:value-type="string">
            <text:p>Organização Mundial de Saúde. (2011). WHO report on the global tobacco epidemic, 2011 warning about the dangers of tobacco. Geneva : Organização Mundial de Saúde.</text:p>
          </table:table-cell>
          <table:table-cell table:formula="of:=CONCATENATE([.A354];&quot;=&quot;;[translation.B354])" office:value-type="string" office:string-value="pesquisadores.p.15=Organização Mundial de Saúde. (2011). WHO report on the global tobacco epidemic, 2011 warning about the dangers of tobacco. Geneva : Organização Mundial de Saúde." calcext:value-type="string">
            <text:p>pesquisadores.p.15=Organização Mundial de Saúde. (2011). WHO report on the global tobacco epidemic, 2011 warning about the dangers of tobacco. Geneva : Organização Mundial de Saúde.</text:p>
          </table:table-cell>
          <table:table-cell table:number-columns-repeated="253"/>
        </table:table-row>
        <table:table-row table:style-name="ro18">
          <table:table-cell office:value-type="string" calcext:value-type="string">
            <text:p>pesquisadores.p.16</text:p>
          </table:table-cell>
          <table:table-cell office:value-type="string" calcext:value-type="string">
            <text:p>Rooke, S., Thorsteinsson, E., Karpin, A., Copeland, J., e Allsop, D. (2010). Computer-delivered interventions for alcohol and tobacco use: A meta-analysis. Addiction, 105(8), 1381–1390. doi:10.1111/j.1360-0443.2010.02975.x</text:p>
          </table:table-cell>
          <table:table-cell table:formula="of:=CONCATENATE([.A355];&quot;=&quot;;[translation.B355])" office:value-type="string" office:string-value="pesquisadores.p.16=Rooke, S., Thorsteinsson, E., Karpin, A., Copeland, J., e Allsop, D. (2010). Computer-delivered interventions for alcohol and tobacco use: A meta-analysis. Addiction, 105(8), 1381–1390. doi:10.1111/j.1360-0443.2010.02975.x" calcext: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253"/>
        </table:table-row>
        <table:table-row table:style-name="ro4">
          <table:table-cell office:value-type="string" calcext:value-type="string">
            <text:p>pesquisadores.p.17</text:p>
          </table:table-cell>
          <table:table-cell office:value-type="string" calcext:value-type="string">
            <text:p>Carlini, B. H., Ronzani, T. M., Martins, L. F., Gomide, H. P., e Souza, I. C. W. de. (2012). Demand for and availability of online support to stop smoking. Revista de Saúde Pública, 46(6), 1074–1081. doi:10.1590/S0034-89102012000600018</text:p>
          </table:table-cell>
          <table:table-cell table:formula="of:=CONCATENATE([.A356];&quot;=&quot;;[translation.B356])" office:value-type="string" office:string-value="pesquisadores.p.17=Carlini, B. H., Ronzani, T. M., Martins, L. F., Gomide, H. P., e Souza, I. C. W. de. (2012). Demand for and availability of online support to stop smoking. Revista de Saúde Pública, 46(6), 1074–1081. doi:10.1590/S0034-89102012000600018" calcext: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253"/>
        </table:table-row>
        <table:table-row table:style-name="ro4">
          <table:table-cell office:value-type="string" calcext:value-type="string">
            <text:p>pesquisadores.p.18</text:p>
          </table:table-cell>
          <table:table-cell office:value-type="string" calcext:value-type="string">
            <text:p>Barak, A., Hen, L., Boniel-Nissim, M., e Shapira, N. (2008). A comprehensive review and a meta-analysis of the effectiveness of Internet-based psychotherapeutic interventions. Journal of Technology in Human Services, 26(2-4), 109–160. doi:10.1080/15228830802094429</text:p>
          </table:table-cell>
          <table:table-cell table:formula="of:=CONCATENATE([.A357];&quot;=&quot;;[translation.B357])" office:value-type="string" office:string-value="pesquisadores.p.18=Barak, A., Hen, L., Boniel-Nissim, M., e Shapira, N. (2008). A comprehensive review and a meta-analysis of the effectiveness of Internet-based psychotherapeutic interventions. Journal of Technology in Human Services, 26(2-4), 109–160. doi:10.1080/15228830802094429" calcext: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253"/>
        </table:table-row>
        <table:table-row table:style-name="ro4">
          <table:table-cell table:style-name="ce3"/>
          <table:table-cell/>
          <table:table-cell table:formula="of:=CONCATENATE([.A358];&quot;=&quot;;[translation.B358])"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359];&quot;=&quot;;[translation.B359])" office:value-type="string" office:string-value="###################################=" calcext:value-type="string">
            <text:p>###################################=</text:p>
          </table:table-cell>
          <table:table-cell table:number-columns-repeated="253"/>
        </table:table-row>
        <table:table-row table:style-name="ro4">
          <table:table-cell office:value-type="string" calcext:value-type="string">
            <text:p># STEP 1 - PREPARE TO QUIT#########</text:p>
          </table:table-cell>
          <table:table-cell/>
          <table:table-cell table:formula="of:=CONCATENATE([.A360];&quot;=&quot;;[translation.B360])" office:value-type="string" office:string-value="# STEP 1 - PREPARE TO QUIT#########=" calcext:value-type="string">
            <text:p># STEP 1 - PREPARE TO QUIT#########=</text:p>
          </table:table-cell>
          <table:table-cell table:number-columns-repeated="253"/>
        </table:table-row>
        <table:table-row table:style-name="ro4">
          <table:table-cell office:value-type="string" calcext:value-type="string">
            <text:p>###################################</text:p>
          </table:table-cell>
          <table:table-cell/>
          <table:table-cell table:formula="of:=CONCATENATE([.A361];&quot;=&quot;;[translation.B361])" office:value-type="string" office:string-value="###################################=" calcext:value-type="string">
            <text:p>###################################=</text:p>
          </table:table-cell>
          <table:table-cell table:number-columns-repeated="253"/>
        </table:table-row>
        <table:table-row table:style-name="ro4">
          <table:table-cell table:style-name="ce3"/>
          <table:table-cell/>
          <table:table-cell table:formula="of:=CONCATENATE([.A362];&quot;=&quot;;[translation.B362])"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63];&quot;=&quot;;[translation.B363])" office:value-type="string" office:string-value="###################################=" calcext:value-type="string">
            <text:p>###################################=</text:p>
          </table:table-cell>
          <table:table-cell table:number-columns-repeated="253"/>
        </table:table-row>
        <table:table-row table:style-name="ro4">
          <table:table-cell office:value-type="string" calcext:value-type="string">
            <text:p># INTRO</text:p>
          </table:table-cell>
          <table:table-cell table:style-name="ce3"/>
          <table:table-cell table:formula="of:=CONCATENATE([.A364];&quot;=&quot;;[translation.B364])" office:value-type="string" office:string-value="# INTRO=" calcext:value-type="string">
            <text:p># INTRO=</text:p>
          </table:table-cell>
          <table:table-cell table:number-columns-repeated="253"/>
        </table:table-row>
        <table:table-row table:style-name="ro4">
          <table:table-cell office:value-type="string" calcext:value-type="string">
            <text:p>###################################</text:p>
          </table:table-cell>
          <table:table-cell table:style-name="ce3"/>
          <table:table-cell table:formula="of:=CONCATENATE([.A365];&quot;=&quot;;[translation.B365])" office:value-type="string" office:string-value="###################################=" calcext:value-type="string">
            <text:p>###################################=</text:p>
          </table:table-cell>
          <table:table-cell table:number-columns-repeated="253"/>
        </table:table-row>
        <table:table-row table:style-name="ro4">
          <table:table-cell table:style-name="ce3"/>
          <table:table-cell/>
          <table:table-cell table:formula="of:=CONCATENATE([.A366];&quot;=&quot;;[translation.B366])" office:value-type="string" office:string-value="=" calcext:value-type="string">
            <text:p>=</text:p>
          </table:table-cell>
          <table:table-cell table:number-columns-repeated="253"/>
        </table:table-row>
        <table:table-row table:style-name="ro4">
          <table:table-cell office:value-type="string" calcext:value-type="string">
            <text:p>preparando.intro.titlepage</text:p>
          </table:table-cell>
          <table:table-cell office:value-type="string" calcext:value-type="string">
            <text:p>Introdução - Preparando para parar de fumar</text:p>
          </table:table-cell>
          <table:table-cell table:formula="of:=CONCATENATE([.A367];&quot;=&quot;;[translation.B367])" office:value-type="string" office:string-value="preparando.intro.titlepage=Introdução - Preparando para parar de fumar" calcext:value-type="string">
            <text:p>preparando.intro.titlepage=Introdução - Preparando para parar de fumar</text:p>
          </table:table-cell>
          <table:table-cell table:number-columns-repeated="253"/>
        </table:table-row>
        <table:table-row table:style-name="ro13">
          <table:table-cell office:value-type="string" calcext:value-type="string">
            <text:p>preparando.intro.h1</text:p>
          </table:table-cell>
          <table:table-cell office:value-type="string" calcext:value-type="string">
            <text:p>Preparando para parar</text:p>
          </table:table-cell>
          <table:table-cell table:formula="of:=CONCATENATE([.A368];&quot;=&quot;;[translation.B368])" office:value-type="string" office:string-value="preparando.intro.h1=Preparando para parar" calcext:value-type="string">
            <text:p>preparando.intro.h1=Preparando para parar</text:p>
          </table:table-cell>
          <table:table-cell table:number-columns-repeated="253"/>
        </table:table-row>
        <table:table-row table:style-name="ro13">
          <table:table-cell office:value-type="string" calcext:value-type="string">
            <text:p>preparando.intro.h2</text:p>
          </table:table-cell>
          <table:table-cell office:value-type="string" calcext:value-type="string">
            <text:p>Introdução</text:p>
          </table:table-cell>
          <table:table-cell table:formula="of:=CONCATENATE([.A369];&quot;=&quot;;[translation.B369])" office:value-type="string" office:string-value="preparando.intro.h2=Introdução" calcext:value-type="string">
            <text:p>preparando.intro.h2=Introdução</text:p>
          </table:table-cell>
          <table:table-cell table:number-columns-repeated="253"/>
        </table:table-row>
        <table:table-row table:style-name="ro4">
          <table:table-cell table:style-name="ce6" office:value-type="string" calcext:value-type="string">
            <text:p>preparando.bene.p.1.intro</text:p>
          </table:table-cell>
          <table:table-cell table:style-name="ce6" office:value-type="string" calcext:value-type="string">
            <text:p>Quanto mais cedo você parar de fumar, mais vantagens você terá. Porém, deixar de fumar é sempre vantajoso, a qualquer momento (mesmo após o desenvolvimento de alguma doença relacionada ao tabagismo). </text:p>
          </table:table-cell>
          <table:table-cell table:formula="of:=CONCATENATE([.A370];&quot;=&quot;;[translation.B370])" office:value-type="string" office:string-value="preparando.bene.p.1.intro=Quanto mais cedo você parar de fumar, mais vantagens você terá. Porém, deixar de fumar é sempre vantajoso, a qualquer momento (mesmo após o desenvolvimento de alguma doença relacionada ao tabagismo). " calcext:value-type="string">
            <text:p>preparando.bene.p.1.intro=Quanto mais cedo você parar de fumar, mais vantagens você terá. Porém, deixar de fumar é sempre vantajoso, a qualquer momento (mesmo após o desenvolvimento de alguma doença relacionada ao tabagismo). </text:p>
          </table:table-cell>
          <table:table-cell table:number-columns-repeated="253"/>
        </table:table-row>
        <table:table-row table:style-name="ro13">
          <table:table-cell office:value-type="string" calcext:value-type="string">
            <text:p>preparando.intro.p1</text:p>
          </table:table-cell>
          <table:table-cell office:value-type="string" calcext:value-type="string">
            <text:p>Parar de fumar é a coisa mais importante que você pode fazer para melhorar sua saúde agora e no futuro.</text:p>
          </table:table-cell>
          <table:table-cell table:formula="of:=CONCATENATE([.A371];&quot;=&quot;;[translation.B371])" office:value-type="string" office:string-value="preparando.intro.p1=Parar de fumar é a coisa mais importante que você pode fazer para melhorar sua saúde agora e no futuro." calcext:value-type="string">
            <text:p>preparando.intro.p1=Parar de fumar é a coisa mais importante que você pode fazer para melhorar sua saúde agora e no futuro.</text:p>
          </table:table-cell>
          <table:table-cell table:number-columns-repeated="253"/>
        </table:table-row>
        <table:table-row table:style-name="ro4">
          <table:table-cell office:value-type="string" calcext:value-type="string">
            <text:p>preparando.intro.p2</text:p>
          </table:table-cell>
          <table:table-cell office:value-type="string" calcext:value-type="string">
            <text:p>Escolhemos alguns conteúdos que podem ajudá-lo a decidir se vale a pena parar de fumar.</text:p>
          </table:table-cell>
          <table:table-cell table:formula="of:=CONCATENATE([.A372];&quot;=&quot;;[translation.B372])" office:value-type="string" office:string-value="preparando.intro.p2=Escolhemos alguns conteúdos que podem ajudá-lo a decidir se vale a pena parar de fumar." calcext:value-type="string">
            <text:p>preparando.intro.p2=Escolhemos alguns conteúdos que podem ajudá-lo a decidir se vale a pena parar de fumar.</text:p>
          </table:table-cell>
          <table:table-cell table:number-columns-repeated="253"/>
        </table:table-row>
        <table:table-row table:style-name="ro4">
          <table:table-cell office:value-type="string" calcext:value-type="string">
            <text:p>preparando.intro.p3</text:p>
          </table:table-cell>
          <table:table-cell office:value-type="string" calcext:value-type="string">
            <text:p>Recomendamos a seguir a ordem do material.</text:p>
          </table:table-cell>
          <table:table-cell table:formula="of:=CONCATENATE([.A373];&quot;=&quot;;[translation.B373])" office:value-type="string" office:string-value="preparando.intro.p3=Recomendamos a seguir a ordem do material." calcext:value-type="string">
            <text:p>preparando.intro.p3=Recomendamos a seguir a ordem do material.</text:p>
          </table:table-cell>
          <table:table-cell table:number-columns-repeated="253"/>
        </table:table-row>
        <table:table-row table:style-name="ro13">
          <table:table-cell office:value-type="string" calcext:value-type="string">
            <text:p>preparando.intro.p4</text:p>
          </table:table-cell>
          <table:table-cell office:value-type="string" calcext:value-type="string">
            <text:p>Quando se sentir pronto para parar, clique no último link link em azul "Já estou pronto".</text:p>
          </table:table-cell>
          <table:table-cell table:formula="of:=CONCATENATE([.A374];&quot;=&quot;;[translation.B374])" office:value-type="string" office:string-value="preparando.intro.p4=Quando se sentir pronto para parar, clique no último link link em azul &quot;Já estou pronto&quot;." calcext:value-type="string">
            <text:p>preparando.intro.p4=Quando se sentir pronto para parar, clique no último link link em azul "Já estou pronto".</text:p>
          </table:table-cell>
          <table:table-cell table:number-columns-repeated="253"/>
        </table:table-row>
        <table:table-row table:style-name="ro4">
          <table:table-cell office:value-type="string" calcext:value-type="string">
            <text:p>preparando.intro.img</text:p>
          </table:table-cell>
          <table:table-cell office:value-type="string" calcext:value-type="string">
            <text:p>Parar de fumar</text:p>
          </table:table-cell>
          <table:table-cell table:formula="of:=CONCATENATE([.A375];&quot;=&quot;;[translation.B375])" office:value-type="string" office:string-value="preparando.intro.img=Parar de fumar" calcext:value-type="string">
            <text:p>preparando.intro.img=Parar de fumar</text:p>
          </table:table-cell>
          <table:table-cell table:number-columns-repeated="253"/>
        </table:table-row>
        <table:table-row table:style-name="ro4">
          <table:table-cell office:value-type="string" calcext:value-type="string">
            <text:p>preparandoparaparar</text:p>
          </table:table-cell>
          <table:table-cell office:value-type="string" calcext:value-type="string">
            <text:p>Preparando para parar de fumar</text:p>
          </table:table-cell>
          <table:table-cell table:formula="of:=CONCATENATE([.A376];&quot;=&quot;;[translation.B376])" office:value-type="string" office:string-value="preparandoparaparar=Preparando para parar de fumar" calcext:value-type="string">
            <text:p>preparandoparaparar=Preparando para parar de fumar</text:p>
          </table:table-cell>
          <table:table-cell table:number-columns-repeated="253"/>
        </table:table-row>
        <table:table-row table:style-name="ro4">
          <table:table-cell office:value-type="string" calcext:value-type="string">
            <text:p>preparando.intro.next.p</text:p>
          </table:table-cell>
          <table:table-cell office:value-type="string" calcext:value-type="string">
            <text:p>Você sabia que seu organismo, ao parar de fumar, já apresenta melhoras logo nas primeiras semanas?</text:p>
          </table:table-cell>
          <table:table-cell table:formula="of:=CONCATENATE([.A377];&quot;=&quot;;[translation.B377])" office:value-type="string" office:string-value="preparando.intro.next.p=Você sabia que seu organismo, ao parar de fumar, já apresenta melhoras logo nas primeiras semanas?" calcext:value-type="string">
            <text:p>preparando.intro.next.p=Você sabia que seu organismo, ao parar de fumar, já apresenta melhoras logo nas primeiras semanas?</text:p>
          </table:table-cell>
          <table:table-cell table:number-columns-repeated="253"/>
        </table:table-row>
        <table:table-row table:style-name="ro4">
          <table:table-cell office:value-type="string" calcext:value-type="string">
            <text:p>preparando.btn.title</text:p>
          </table:table-cell>
          <table:table-cell office:value-type="string" calcext:value-type="string">
            <text:p>Vantagens de parar de fumar</text:p>
          </table:table-cell>
          <table:table-cell table:formula="of:=CONCATENATE([.A378];&quot;=&quot;;[translation.B378])" office:value-type="string" office:string-value="preparando.btn.title=Vantagens de parar de fumar" calcext:value-type="string">
            <text:p>preparando.btn.title=Vantagens de parar de fumar</text:p>
          </table:table-cell>
          <table:table-cell table:number-columns-repeated="253"/>
        </table:table-row>
        <table:table-row table:style-name="ro4">
          <table:table-cell/>
          <table:table-cell table:style-name="ce3"/>
          <table:table-cell table:formula="of:=CONCATENATE([.A379];&quot;=&quot;;[translation.B37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380];&quot;=&quot;;[translation.B380])" office:value-type="string" office:string-value="###################################=" calcext:value-type="string">
            <text:p>###################################=</text:p>
          </table:table-cell>
          <table:table-cell table:number-columns-repeated="253"/>
        </table:table-row>
        <table:table-row table:style-name="ro4">
          <table:table-cell office:value-type="string" calcext:value-type="string">
            <text:p># HARMS AND RISKS</text:p>
          </table:table-cell>
          <table:table-cell table:style-name="ce3"/>
          <table:table-cell table:formula="of:=CONCATENATE([.A381];&quot;=&quot;;[translation.B381])" office:value-type="string" office:string-value="# HARMS AND RISKS=" calcext:value-type="string">
            <text:p># HARMS AND RISKS=</text:p>
          </table:table-cell>
          <table:table-cell table:number-columns-repeated="253"/>
        </table:table-row>
        <table:table-row table:style-name="ro4">
          <table:table-cell office:value-type="string" calcext:value-type="string">
            <text:p>###################################</text:p>
          </table:table-cell>
          <table:table-cell table:style-name="ce3"/>
          <table:table-cell table:formula="of:=CONCATENATE([.A382];&quot;=&quot;;[translation.B382])" office:value-type="string" office:string-value="###################################=" calcext:value-type="string">
            <text:p>###################################=</text:p>
          </table:table-cell>
          <table:table-cell table:number-columns-repeated="253"/>
        </table:table-row>
        <table:table-row table:style-name="ro4">
          <table:table-cell table:number-columns-repeated="2"/>
          <table:table-cell table:formula="of:=CONCATENATE([.A383];&quot;=&quot;;[translation.B383])" office:value-type="string" office:string-value="=" calcext:value-type="string">
            <text:p>=</text:p>
          </table:table-cell>
          <table:table-cell table:number-columns-repeated="253"/>
        </table:table-row>
        <table:table-row table:style-name="ro16">
          <table:table-cell office:value-type="string" calcext:value-type="string">
            <text:p>preparando.risks.titlepage</text:p>
          </table:table-cell>
          <table:table-cell office:value-type="string" calcext:value-type="string">
            <text:p>Riscos de fumar</text:p>
          </table:table-cell>
          <table:table-cell table:formula="of:=CONCATENATE([.A384];&quot;=&quot;;[translation.B384])" office:value-type="string" office:string-value="preparando.risks.titlepage=Riscos de fumar" calcext:value-type="string">
            <text:p>preparando.risks.titlepage=Riscos de fumar</text:p>
          </table:table-cell>
          <table:table-cell table:number-columns-repeated="253"/>
        </table:table-row>
        <table:table-row table:style-name="ro4">
          <table:table-cell office:value-type="string" calcext:value-type="string">
            <text:p>preparando.risks.img.alt</text:p>
          </table:table-cell>
          <table:table-cell office:value-type="string" calcext:value-type="string">
            <text:p>Pessoa doente</text:p>
          </table:table-cell>
          <table:table-cell table:formula="of:=CONCATENATE([.A385];&quot;=&quot;;[translation.B385])" office:value-type="string" office:string-value="preparando.risks.img.alt=Pessoa doente" calcext:value-type="string">
            <text:p>preparando.risks.img.alt=Pessoa doente</text:p>
          </table:table-cell>
          <table:table-cell table:number-columns-repeated="253"/>
        </table:table-row>
        <table:table-row table:style-name="ro4">
          <table:table-cell office:value-type="string" calcext:value-type="string">
            <text:p>preparando.risks.h1.1</text:p>
          </table:table-cell>
          <table:table-cell office:value-type="string" calcext:value-type="string">
            <text:p>Riscos de fumar</text:p>
          </table:table-cell>
          <table:table-cell table:formula="of:=CONCATENATE([.A386];&quot;=&quot;;[translation.B386])" office:value-type="string" office:string-value="preparando.risks.h1.1=Riscos de fumar" calcext:value-type="string">
            <text:p>preparando.risks.h1.1=Riscos de fumar</text:p>
          </table:table-cell>
          <table:table-cell table:number-columns-repeated="253"/>
        </table:table-row>
        <table:table-row table:style-name="ro4">
          <table:table-cell office:value-type="string" calcext:value-type="string">
            <text:p>preparando.risks.p.1</text:p>
          </table:table-cell>
          <table:table-cell office:value-type="string" calcext:value-type="string">
            <text:p>O cigarro causa diversas doenças para o fumante e para as pessoas que respiram a fumaça indiretamente. Veja abaixo algumas das diversas doenças:</text:p>
          </table:table-cell>
          <table:table-cell table:formula="of:=CONCATENATE([.A387];&quot;=&quot;;[translation.B387])" office:value-type="string" office:string-value="preparando.risks.p.1=O cigarro causa diversas doenças para o fumante e para as pessoas que respiram a fumaça indiretamente. Veja abaixo algumas das diversas doenças:" calcext:value-type="string">
            <text:p>preparando.risks.p.1=O cigarro causa diversas doenças para o fumante e para as pessoas que respiram a fumaça indiretamente. Veja abaixo algumas das diversas doenças:</text:p>
          </table:table-cell>
          <table:table-cell table:number-columns-repeated="253"/>
        </table:table-row>
        <table:table-row table:style-name="ro4">
          <table:table-cell office:value-type="string" calcext:value-type="string">
            <text:p>preparando.risks.h2.1</text:p>
          </table:table-cell>
          <table:table-cell office:value-type="string" calcext:value-type="string">
            <text:p>Curto prazo</text:p>
          </table:table-cell>
          <table:table-cell table:formula="of:=CONCATENATE([.A388];&quot;=&quot;;[translation.B388])" office:value-type="string" office:string-value="preparando.risks.h2.1=Curto prazo" calcext:value-type="string">
            <text:p>preparando.risks.h2.1=Curto prazo</text:p>
          </table:table-cell>
          <table:table-cell table:number-columns-repeated="253"/>
        </table:table-row>
        <table:table-row table:style-name="ro4">
          <table:table-cell office:value-type="string" calcext:value-type="string">
            <text:p>preparando.risks.li.1</text:p>
          </table:table-cell>
          <table:table-cell office:value-type="string" calcext:value-type="string">
            <text:p>Baixa resistência física,</text:p>
          </table:table-cell>
          <table:table-cell table:formula="of:=CONCATENATE([.A389];&quot;=&quot;;[translation.B389])" office:value-type="string" office:string-value="preparando.risks.li.1=Baixa resistência física," calcext:value-type="string">
            <text:p>preparando.risks.li.1=Baixa resistência física,</text:p>
          </table:table-cell>
          <table:table-cell table:number-columns-repeated="253"/>
        </table:table-row>
        <table:table-row table:style-name="ro4">
          <table:table-cell office:value-type="string" calcext:value-type="string">
            <text:p>preparando.risks.li.2</text:p>
          </table:table-cell>
          <table:table-cell office:value-type="string" calcext:value-type="string">
            <text:p>Piora da bronquite e asma,</text:p>
          </table:table-cell>
          <table:table-cell table:formula="of:=CONCATENATE([.A390];&quot;=&quot;;[translation.B390])" office:value-type="string" office:string-value="preparando.risks.li.2=Piora da bronquite e asma," calcext:value-type="string">
            <text:p>preparando.risks.li.2=Piora da bronquite e asma,</text:p>
          </table:table-cell>
          <table:table-cell table:number-columns-repeated="253"/>
        </table:table-row>
        <table:table-row table:style-name="ro4">
          <table:table-cell office:value-type="string" calcext:value-type="string">
            <text:p>preparando.risks.li.3</text:p>
          </table:table-cell>
          <table:table-cell office:value-type="string" calcext:value-type="string">
            <text:p>Risco de impotência.</text:p>
          </table:table-cell>
          <table:table-cell table:formula="of:=CONCATENATE([.A391];&quot;=&quot;;[translation.B391])" office:value-type="string" office:string-value="preparando.risks.li.3=Risco de impotência." calcext:value-type="string">
            <text:p>preparando.risks.li.3=Risco de impotência.</text:p>
          </table:table-cell>
          <table:table-cell table:number-columns-repeated="253"/>
        </table:table-row>
        <table:table-row table:style-name="ro13">
          <table:table-cell office:value-type="string" calcext:value-type="string">
            <text:p>preparando.risks.h2.2</text:p>
          </table:table-cell>
          <table:table-cell office:value-type="string" calcext:value-type="string">
            <text:p>Longo prazo</text:p>
          </table:table-cell>
          <table:table-cell table:formula="of:=CONCATENATE([.A392];&quot;=&quot;;[translation.B392])" office:value-type="string" office:string-value="preparando.risks.h2.2=Longo prazo" calcext:value-type="string">
            <text:p>preparando.risks.h2.2=Longo prazo</text:p>
          </table:table-cell>
          <table:table-cell table:number-columns-repeated="253"/>
        </table:table-row>
        <table:table-row table:style-name="ro4">
          <table:table-cell office:value-type="string" calcext:value-type="string">
            <text:p>preparando.risks.li.4</text:p>
          </table:table-cell>
          <table:table-cell office:value-type="string" calcext:value-type="string">
            <text:p>Problemas no coração - infarto,</text:p>
          </table:table-cell>
          <table:table-cell table:formula="of:=CONCATENATE([.A393];&quot;=&quot;;[translation.B393])" office:value-type="string" office:string-value="preparando.risks.li.4=Problemas no coração - infarto," calcext:value-type="string">
            <text:p>preparando.risks.li.4=Problemas no coração - infarto,</text:p>
          </table:table-cell>
          <table:table-cell table:number-columns-repeated="253"/>
        </table:table-row>
        <table:table-row table:style-name="ro13">
          <table:table-cell office:value-type="string" calcext:value-type="string">
            <text:p>preparando.risks.li.5</text:p>
          </table:table-cell>
          <table:table-cell office:value-type="string" calcext:value-type="string">
            <text:p>Derrame cerebral,</text:p>
          </table:table-cell>
          <table:table-cell table:formula="of:=CONCATENATE([.A394];&quot;=&quot;;[translation.B394])" office:value-type="string" office:string-value="preparando.risks.li.5=Derrame cerebral," calcext:value-type="string">
            <text:p>preparando.risks.li.5=Derrame cerebral,</text:p>
          </table:table-cell>
          <table:table-cell table:number-columns-repeated="253"/>
        </table:table-row>
        <table:table-row table:style-name="ro13">
          <table:table-cell office:value-type="string" calcext:value-type="string">
            <text:p>preparando.risks.li.6</text:p>
          </table:table-cell>
          <table:table-cell office:value-type="string" calcext:value-type="string">
            <text:p>Diversos tipos de câncer (boca, laringe, pulmão, bexiga, pâncreas, ...)</text:p>
          </table:table-cell>
          <table:table-cell table:formula="of:=CONCATENATE([.A395];&quot;=&quot;;[translation.B395])" office:value-type="string" office:string-value="preparando.risks.li.6=Diversos tipos de câncer (boca, laringe, pulmão, bexiga, pâncreas, ...)" calcext:value-type="string">
            <text:p>preparando.risks.li.6=Diversos tipos de câncer (boca, laringe, pulmão, bexiga, pâncreas, ...)</text:p>
          </table:table-cell>
          <table:table-cell table:number-columns-repeated="253"/>
        </table:table-row>
        <table:table-row table:style-name="ro13">
          <table:table-cell office:value-type="string" calcext:value-type="string">
            <text:p>preparando.risks.h2.3</text:p>
          </table:table-cell>
          <table:table-cell office:value-type="string" calcext:value-type="string">
            <text:p>Lembre-se!</text:p>
          </table:table-cell>
          <table:table-cell table:formula="of:=CONCATENATE([.A396];&quot;=&quot;;[translation.B396])" office:value-type="string" office:string-value="preparando.risks.h2.3=Lembre-se!" calcext:value-type="string">
            <text:p>preparando.risks.h2.3=Lembre-se!</text:p>
          </table:table-cell>
          <table:table-cell table:number-columns-repeated="253"/>
        </table:table-row>
        <table:table-row table:style-name="ro4">
          <table:table-cell office:value-type="string" calcext:value-type="string">
            <text:p>preparando.risks.li.7</text:p>
          </table:table-cell>
          <table:table-cell office:value-type="string" calcext:value-type="string">
            <text:p>Existem riscos para quaisquer números de cigarros fumados;</text:p>
          </table:table-cell>
          <table:table-cell table:formula="of:=CONCATENATE([.A397];&quot;=&quot;;[translation.B397])" office:value-type="string" office:string-value="preparando.risks.li.7=Existem riscos para quaisquer números de cigarros fumados;" calcext:value-type="string">
            <text:p>preparando.risks.li.7=Existem riscos para quaisquer números de cigarros fumados;</text:p>
          </table:table-cell>
          <table:table-cell table:number-columns-repeated="253"/>
        </table:table-row>
        <table:table-row table:style-name="ro4">
          <table:table-cell office:value-type="string" calcext:value-type="string">
            <text:p>preparando.risks.li.8</text:p>
          </table:table-cell>
          <table:table-cell office:value-type="string" calcext:value-type="string">
            <text:p>O uso de cigarros light não traz vantagens para sua saúde.</text:p>
          </table:table-cell>
          <table:table-cell table:formula="of:=CONCATENATE([.A398];&quot;=&quot;;[translation.B398])" office:value-type="string" office:string-value="preparando.risks.li.8=O uso de cigarros light não traz vantagens para sua saúde." calcext:value-type="string">
            <text:p>preparando.risks.li.8=O uso de cigarros light não traz vantagens para sua saúde.</text:p>
          </table:table-cell>
          <table:table-cell table:number-columns-repeated="253"/>
        </table:table-row>
        <table:table-row table:style-name="ro4">
          <table:table-cell office:value-type="string" calcext:value-type="string">
            <text:p>preparando.risks.next.p</text:p>
          </table:table-cell>
          <table:table-cell office:value-type="string" calcext:value-type="string">
            <text:p>Você tem ideia de quanto pode economizar ao parar de fumar?</text:p>
          </table:table-cell>
          <table:table-cell table:formula="of:=CONCATENATE([.A399];&quot;=&quot;;[translation.B399])" office:value-type="string" office:string-value="preparando.risks.next.p=Você tem ideia de quanto pode economizar ao parar de fumar?" calcext:value-type="string">
            <text:p>preparando.risks.next.p=Você tem ideia de quanto pode economizar ao parar de fumar?</text:p>
          </table:table-cell>
          <table:table-cell table:number-columns-repeated="253"/>
        </table:table-row>
        <table:table-row table:style-name="ro4">
          <table:table-cell office:value-type="string" calcext:value-type="string">
            <text:p>preparando.risks.btn.title</text:p>
          </table:table-cell>
          <table:table-cell office:value-type="string" calcext:value-type="string">
            <text:p>Gastos financeiros</text:p>
          </table:table-cell>
          <table:table-cell table:formula="of:=CONCATENATE([.A400];&quot;=&quot;;[translation.B400])" office:value-type="string" office:string-value="preparando.risks.btn.title=Gastos financeiros" calcext:value-type="string">
            <text:p>preparando.risks.btn.title=Gastos financeiros</text:p>
          </table:table-cell>
          <table:table-cell table:number-columns-repeated="253"/>
        </table:table-row>
        <table:table-row table:style-name="ro4">
          <table:table-cell table:style-name="ce3"/>
          <table:table-cell/>
          <table:table-cell table:formula="of:=CONCATENATE([.A401];&quot;=&quot;;[translation.B40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02];&quot;=&quot;;[translation.B402])" office:value-type="string" office:string-value="###################################=" calcext:value-type="string">
            <text:p>###################################=</text:p>
          </table:table-cell>
          <table:table-cell table:number-columns-repeated="253"/>
        </table:table-row>
        <table:table-row table:style-name="ro4">
          <table:table-cell office:value-type="string" calcext:value-type="string">
            <text:p># BENEFITS</text:p>
          </table:table-cell>
          <table:table-cell table:style-name="ce3"/>
          <table:table-cell table:formula="of:=CONCATENATE([.A403];&quot;=&quot;;[translation.B403])" office:value-type="string" office:string-value="# BENEFITS=" calcext:value-type="string">
            <text:p># BENEFITS=</text:p>
          </table:table-cell>
          <table:table-cell table:number-columns-repeated="253"/>
        </table:table-row>
        <table:table-row table:style-name="ro4">
          <table:table-cell office:value-type="string" calcext:value-type="string">
            <text:p>###################################</text:p>
          </table:table-cell>
          <table:table-cell table:style-name="ce3"/>
          <table:table-cell table:formula="of:=CONCATENATE([.A404];&quot;=&quot;;[translation.B404])" office:value-type="string" office:string-value="###################################=" calcext:value-type="string">
            <text:p>###################################=</text:p>
          </table:table-cell>
          <table:table-cell table:number-columns-repeated="253"/>
        </table:table-row>
        <table:table-row table:style-name="ro4">
          <table:table-cell table:number-columns-repeated="2"/>
          <table:table-cell table:formula="of:=CONCATENATE([.A405];&quot;=&quot;;[translation.B405])" office:value-type="string" office:string-value="=" calcext:value-type="string">
            <text:p>=</text:p>
          </table:table-cell>
          <table:table-cell table:number-columns-repeated="253"/>
        </table:table-row>
        <table:table-row table:style-name="ro4">
          <table:table-cell office:value-type="string" calcext:value-type="string">
            <text:p>preparando.bene.titlepage</text:p>
          </table:table-cell>
          <table:table-cell office:value-type="string" calcext:value-type="string">
            <text:p>Vantagens de parar de fumar</text:p>
          </table:table-cell>
          <table:table-cell table:formula="of:=CONCATENATE([.A406];&quot;=&quot;;[translation.B406])" office:value-type="string" office:string-value="preparando.bene.titlepage=Vantagens de parar de fumar" calcext:value-type="string">
            <text:p>preparando.bene.titlepage=Vantagens de parar de fumar</text:p>
          </table:table-cell>
          <table:table-cell table:number-columns-repeated="253"/>
        </table:table-row>
        <table:table-row table:style-name="ro4">
          <table:table-cell office:value-type="string" calcext:value-type="string">
            <text:p>preparando.bene.img.alt</text:p>
          </table:table-cell>
          <table:table-cell office:value-type="string" calcext:value-type="string">
            <text:p>Pessoa feliz</text:p>
          </table:table-cell>
          <table:table-cell table:formula="of:=CONCATENATE([.A407];&quot;=&quot;;[translation.B407])" office:value-type="string" office:string-value="preparando.bene.img.alt=Pessoa feliz" calcext:value-type="string">
            <text:p>preparando.bene.img.alt=Pessoa feliz</text:p>
          </table:table-cell>
          <table:table-cell table:number-columns-repeated="253"/>
        </table:table-row>
        <table:table-row table:style-name="ro13">
          <table:table-cell office:value-type="string" calcext:value-type="string">
            <text:p>preparando.bene.h1.1</text:p>
          </table:table-cell>
          <table:table-cell office:value-type="string" calcext:value-type="string">
            <text:p>Vantagens de parar de fumar</text:p>
          </table:table-cell>
          <table:table-cell table:formula="of:=CONCATENATE([.A408];&quot;=&quot;;[translation.B408])" office:value-type="string" office:string-value="preparando.bene.h1.1=Vantagens de parar de fumar" calcext:value-type="string">
            <text:p>preparando.bene.h1.1=Vantagens de parar de fumar</text:p>
          </table:table-cell>
          <table:table-cell table:number-columns-repeated="253"/>
        </table:table-row>
        <table:table-row table:style-name="ro4">
          <table:table-cell office:value-type="string" calcext:value-type="string">
            <text:p>preparando.bene.h2.1</text:p>
          </table:table-cell>
          <table:table-cell office:value-type="string" calcext:value-type="string">
            <text:p>Primeiras semanas</text:p>
          </table:table-cell>
          <table:table-cell table:formula="of:=CONCATENATE([.A409];&quot;=&quot;;[translation.B409])" office:value-type="string" office:string-value="preparando.bene.h2.1=Primeiras semanas" calcext:value-type="string">
            <text:p>preparando.bene.h2.1=Primeiras semanas</text:p>
          </table:table-cell>
          <table:table-cell table:number-columns-repeated="253"/>
        </table:table-row>
        <table:table-row table:style-name="ro4">
          <table:table-cell office:value-type="string" calcext:value-type="string">
            <text:p>preparando.bene.p.1</text:p>
          </table:table-cell>
          <table:table-cell office:value-type="string" calcext:value-type="string">
            <text:p>Comparados a fumantes...</text:p>
          </table:table-cell>
          <table:table-cell table:formula="of:=CONCATENATE([.A410];&quot;=&quot;;[translation.B410])" office:value-type="string" office:string-value="preparando.bene.p.1=Comparados a fumantes..." calcext:value-type="string">
            <text:p>preparando.bene.p.1=Comparados a fumantes...</text:p>
          </table:table-cell>
          <table:table-cell table:number-columns-repeated="253"/>
        </table:table-row>
        <table:table-row table:style-name="ro4">
          <table:table-cell office:value-type="string" calcext:value-type="string">
            <text:p>preparando.bene.li.1</text:p>
          </table:table-cell>
          <table:table-cell office:value-type="string" calcext:value-type="string">
            <text:p>Redução do risco de doenças como câncer de laringe e úlceras,</text:p>
          </table:table-cell>
          <table:table-cell table:formula="of:=CONCATENATE([.A411];&quot;=&quot;;[translation.B411])" office:value-type="string" office:string-value="preparando.bene.li.1=Redução do risco de doenças como câncer de laringe e úlceras," calcext:value-type="string">
            <text:p>preparando.bene.li.1=Redução do risco de doenças como câncer de laringe e úlceras,</text:p>
          </table:table-cell>
          <table:table-cell table:number-columns-repeated="253"/>
        </table:table-row>
        <table:table-row table:style-name="ro13">
          <table:table-cell office:value-type="string" calcext:value-type="string">
            <text:p>preparando.bene.li.2</text:p>
          </table:table-cell>
          <table:table-cell office:value-type="string" calcext:value-type="string">
            <text:p>Melhora na pressão arterial e ritmo cardíaco,</text:p>
          </table:table-cell>
          <table:table-cell table:formula="of:=CONCATENATE([.A412];&quot;=&quot;;[translation.B412])" office:value-type="string" office:string-value="preparando.bene.li.2=Melhora na pressão arterial e ritmo cardíaco," calcext:value-type="string">
            <text:p>preparando.bene.li.2=Melhora na pressão arterial e ritmo cardíaco,</text:p>
          </table:table-cell>
          <table:table-cell table:number-columns-repeated="253"/>
        </table:table-row>
        <table:table-row table:style-name="ro13">
          <table:table-cell office:value-type="string" calcext:value-type="string">
            <text:p>preparando.bene.li.3</text:p>
          </table:table-cell>
          <table:table-cell office:value-type="string" calcext:value-type="string">
            <text:p>Respiração e circulação melhoram.</text:p>
          </table:table-cell>
          <table:table-cell table:formula="of:=CONCATENATE([.A413];&quot;=&quot;;[translation.B413])" office:value-type="string" office:string-value="preparando.bene.li.3=Respiração e circulação melhoram." calcext:value-type="string">
            <text:p>preparando.bene.li.3=Respiração e circulação melhoram.</text:p>
          </table:table-cell>
          <table:table-cell table:number-columns-repeated="253"/>
        </table:table-row>
        <table:table-row table:style-name="ro13">
          <table:table-cell office:value-type="string" calcext:value-type="string">
            <text:p>preparando.bene.h2.2</text:p>
          </table:table-cell>
          <table:table-cell office:value-type="string" calcext:value-type="string">
            <text:p>Alguns anos depois</text:p>
          </table:table-cell>
          <table:table-cell table:formula="of:=CONCATENATE([.A414];&quot;=&quot;;[translation.B414])" office:value-type="string" office:string-value="preparando.bene.h2.2=Alguns anos depois" calcext:value-type="string">
            <text:p>preparando.bene.h2.2=Alguns anos depois</text:p>
          </table:table-cell>
          <table:table-cell table:number-columns-repeated="253"/>
        </table:table-row>
        <table:table-row table:style-name="ro13">
          <table:table-cell office:value-type="string" calcext:value-type="string">
            <text:p>preparando.bene.li.4</text:p>
          </table:table-cell>
          <table:table-cell office:value-type="string" calcext:value-type="string">
            <text:p>Risco de ter um câncer de bexiga, cervical e derrame diminuem pela metade,<text:line-break/></text:p>
          </table:table-cell>
          <table:table-cell table:formula="of:=CONCATENATE([.A415];&quot;=&quot;;[translation.B415])" office:value-type="string" office:string-value="preparando.bene.li.4=Risco de ter um câncer de bexiga, cervical e derrame diminuem pela metade,&#10;" calcext:value-type="string">
            <text:p>preparando.bene.li.4=Risco de ter um câncer de bexiga, cervical e derrame diminuem pela metade,</text:p>
            <text:p/>
          </table:table-cell>
          <table:table-cell table:number-columns-repeated="253"/>
        </table:table-row>
        <table:table-row table:style-name="ro4">
          <table:table-cell office:value-type="string" calcext:value-type="string">
            <text:p>preparando.bene.li.5</text:p>
          </table:table-cell>
          <table:table-cell office:value-type="string" calcext:value-type="string">
            <text:p>As chances de ter câncer de pulmão diminui pela metade após 10 anos,</text:p>
          </table:table-cell>
          <table:table-cell table:formula="of:=CONCATENATE([.A416];&quot;=&quot;;[translation.B416])" office:value-type="string" office:string-value="preparando.bene.li.5=As chances de ter câncer de pulmão diminui pela metade após 10 anos," calcext:value-type="string">
            <text:p>preparando.bene.li.5=As chances de ter câncer de pulmão diminui pela metade após 10 anos,</text:p>
          </table:table-cell>
          <table:table-cell table:number-columns-repeated="253"/>
        </table:table-row>
        <table:table-row table:style-name="ro4">
          <table:table-cell office:value-type="string" calcext:value-type="string">
            <text:p>preparando.bene.li.6</text:p>
          </table:table-cell>
          <table:table-cell office:value-type="string" calcext:value-type="string">
            <text:p>Risco de derrame é comparado a não fumantes entre 5 e 15 anos após parar.<text:line-break/></text:p>
          </table:table-cell>
          <table:table-cell table:formula="of:=CONCATENATE([.A417];&quot;=&quot;;[translation.B417])" office:value-type="string" office:string-value="preparando.bene.li.6=Risco de derrame é comparado a não fumantes entre 5 e 15 anos após parar.&#10;" calcext:value-type="string">
            <text:p>preparando.bene.li.6=Risco de derrame é comparado a não fumantes entre 5 e 15 anos após parar.</text:p>
            <text:p/>
          </table:table-cell>
          <table:table-cell table:number-columns-repeated="253"/>
        </table:table-row>
        <table:table-row table:style-name="ro4">
          <table:table-cell office:value-type="string" calcext:value-type="string">
            <text:p>preparando.bene.next.p</text:p>
          </table:table-cell>
          <table:table-cell office:value-type="string" calcext:value-type="string">
            <text:p>Você sabe quais as consequências do uso do cigarro para sua saúde?</text:p>
          </table:table-cell>
          <table:table-cell table:formula="of:=CONCATENATE([.A418];&quot;=&quot;;[translation.B418])" office:value-type="string" office:string-value="preparando.bene.next.p=Você sabe quais as consequências do uso do cigarro para sua saúde?" calcext:value-type="string">
            <text:p>preparando.bene.next.p=Você sabe quais as consequências do uso do cigarro para sua saúde?</text:p>
          </table:table-cell>
          <table:table-cell table:number-columns-repeated="253"/>
        </table:table-row>
        <table:table-row table:style-name="ro4">
          <table:table-cell office:value-type="string" calcext:value-type="string">
            <text:p>preparando.bene.btn.title</text:p>
          </table:table-cell>
          <table:table-cell office:value-type="string" calcext:value-type="string">
            <text:p>Preparando para parar de fumar</text:p>
          </table:table-cell>
          <table:table-cell table:formula="of:=CONCATENATE([.A419];&quot;=&quot;;[translation.B419])" office:value-type="string" office:string-value="preparando.bene.btn.title=Preparando para parar de fumar" calcext:value-type="string">
            <text:p>preparando.bene.btn.title=Preparando para parar de fumar</text:p>
          </table:table-cell>
          <table:table-cell table:number-columns-repeated="253"/>
        </table:table-row>
        <table:table-row table:style-name="ro4">
          <table:table-cell table:style-name="ce3"/>
          <table:table-cell/>
          <table:table-cell table:formula="of:=CONCATENATE([.A420];&quot;=&quot;;[translation.B420])"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21];&quot;=&quot;;[translation.B421])" office:value-type="string" office:string-value="###################################=" calcext:value-type="string">
            <text:p>###################################=</text:p>
          </table:table-cell>
          <table:table-cell table:number-columns-repeated="253"/>
        </table:table-row>
        <table:table-row table:style-name="ro4">
          <table:table-cell office:value-type="string" calcext:value-type="string">
            <text:p># CALCULATOR</text:p>
          </table:table-cell>
          <table:table-cell table:style-name="ce3"/>
          <table:table-cell table:formula="of:=CONCATENATE([.A422];&quot;=&quot;;[translation.B422])" office:value-type="string" office:string-value="# CALCULATOR=" calcext:value-type="string">
            <text:p># CALCULATOR=</text:p>
          </table:table-cell>
          <table:table-cell table:number-columns-repeated="253"/>
        </table:table-row>
        <table:table-row table:style-name="ro4">
          <table:table-cell office:value-type="string" calcext:value-type="string">
            <text:p>###################################</text:p>
          </table:table-cell>
          <table:table-cell table:style-name="ce3"/>
          <table:table-cell table:formula="of:=CONCATENATE([.A423];&quot;=&quot;;[translation.B423])" office:value-type="string" office:string-value="###################################=" calcext:value-type="string">
            <text:p>###################################=</text:p>
          </table:table-cell>
          <table:table-cell table:number-columns-repeated="253"/>
        </table:table-row>
        <table:table-row table:style-name="ro16">
          <table:table-cell table:number-columns-repeated="2"/>
          <table:table-cell table:formula="of:=CONCATENATE([.A424];&quot;=&quot;;[translation.B424])" office:value-type="string" office:string-value="=" calcext:value-type="string">
            <text:p>=</text:p>
          </table:table-cell>
          <table:table-cell table:number-columns-repeated="253"/>
        </table:table-row>
        <table:table-row table:style-name="ro4">
          <table:table-cell office:value-type="string" calcext:value-type="string">
            <text:p>preparando.gastos.titlepage</text:p>
          </table:table-cell>
          <table:table-cell office:value-type="string" calcext:value-type="string">
            <text:p>Gastos financeiros</text:p>
          </table:table-cell>
          <table:table-cell table:formula="of:=CONCATENATE([.A425];&quot;=&quot;;[translation.B425])" office:value-type="string" office:string-value="preparando.gastos.titlepage=Gastos financeiros" calcext:value-type="string">
            <text:p>preparando.gastos.titlepage=Gastos financeiros</text:p>
          </table:table-cell>
          <table:table-cell table:number-columns-repeated="253"/>
        </table:table-row>
        <table:table-row table:style-name="ro4">
          <table:table-cell office:value-type="string" calcext:value-type="string">
            <text:p>preparando.gastos.h1.1</text:p>
          </table:table-cell>
          <table:table-cell office:value-type="string" calcext:value-type="string">
            <text:p>Gastos financeiros</text:p>
          </table:table-cell>
          <table:table-cell table:formula="of:=CONCATENATE([.A426];&quot;=&quot;;[translation.B426])" office:value-type="string" office:string-value="preparando.gastos.h1.1=Gastos financeiros" calcext:value-type="string">
            <text:p>preparando.gastos.h1.1=Gastos financeiros</text:p>
          </table:table-cell>
          <table:table-cell table:number-columns-repeated="253"/>
        </table:table-row>
        <table:table-row table:style-name="ro4">
          <table:table-cell office:value-type="string" calcext:value-type="string">
            <text:p>preparando.gastos.p.1</text:p>
          </table:table-cell>
          <table:table-cell office:value-type="string" calcext:value-type="string">
            <text:p>Você sabia que uma pessoa - que fuma um maço de cigarros de 6 reais - gasta em cinco anos R$10.950,00 com cigarros? Isso sem contar os gastos com a saúde.</text:p>
          </table:table-cell>
          <table:table-cell table:formula="of:=CONCATENATE([.A427];&quot;=&quot;;[translation.B427])" office:value-type="string" office:string-value="preparando.gastos.p.1=Você sabia que uma pessoa - que fuma um maço de cigarros de 6 reais - gasta em cinco anos R$10.950,00 com cigarros? Isso sem contar os gastos com a saúde." calcext:value-type="string">
            <text:p>preparando.gastos.p.1=Você sabia que uma pessoa - que fuma um maço de cigarros de 6 reais - gasta em cinco anos R$10.950,00 com cigarros? Isso sem contar os gastos com a saúde.</text:p>
          </table:table-cell>
          <table:table-cell table:number-columns-repeated="253"/>
        </table:table-row>
        <table:table-row table:style-name="ro4">
          <table:table-cell office:value-type="string" calcext:value-type="string">
            <text:p>preparando.gastos.h2.1</text:p>
          </table:table-cell>
          <table:table-cell office:value-type="string" calcext:value-type="string">
            <text:p>Calcule suas economias ao parar de fumar:</text:p>
          </table:table-cell>
          <table:table-cell table:formula="of:=CONCATENATE([.A428];&quot;=&quot;;[translation.B428])" office:value-type="string" office:string-value="preparando.gastos.h2.1=Calcule suas economias ao parar de fumar:" calcext:value-type="string">
            <text:p>preparando.gastos.h2.1=Calcule suas economias ao parar de fumar:</text:p>
          </table:table-cell>
          <table:table-cell table:number-columns-repeated="253"/>
        </table:table-row>
        <table:table-row table:style-name="ro4">
          <table:table-cell office:value-type="string" calcext:value-type="string">
            <text:p>preparando.gastos.value.1</text:p>
          </table:table-cell>
          <table:table-cell office:value-type="string" calcext:value-type="string">
            <text:p>Quantos cigarros você fuma em um dia normal?</text:p>
          </table:table-cell>
          <table:table-cell table:formula="of:=CONCATENATE([.A429];&quot;=&quot;;[translation.B429])" office:value-type="string" office:string-value="preparando.gastos.value.1=Quantos cigarros você fuma em um dia normal?" calcext:value-type="string">
            <text:p>preparando.gastos.value.1=Quantos cigarros você fuma em um dia normal?</text:p>
          </table:table-cell>
          <table:table-cell table:number-columns-repeated="253"/>
        </table:table-row>
        <table:table-row table:style-name="ro4">
          <table:table-cell office:value-type="string" calcext:value-type="string">
            <text:p>preparando.gastos.value.2</text:p>
          </table:table-cell>
          <table:table-cell office:value-type="string" calcext:value-type="string">
            <text:p>Custo do maço de cigarros:</text:p>
          </table:table-cell>
          <table:table-cell table:formula="of:=CONCATENATE([.A430];&quot;=&quot;;[translation.B430])" office:value-type="string" office:string-value="preparando.gastos.value.2=Custo do maço de cigarros:" calcext:value-type="string">
            <text:p>preparando.gastos.value.2=Custo do maço de cigarros:</text:p>
          </table:table-cell>
          <table:table-cell table:number-columns-repeated="253"/>
        </table:table-row>
        <table:table-row table:style-name="ro4">
          <table:table-cell office:value-type="string" calcext:value-type="string">
            <text:p>preparando.gastos.btn.1</text:p>
          </table:table-cell>
          <table:table-cell office:value-type="string" calcext:value-type="string">
            <text:p>Calcular</text:p>
          </table:table-cell>
          <table:table-cell table:formula="of:=CONCATENATE([.A431];&quot;=&quot;;[translation.B431])" office:value-type="string" office:string-value="preparando.gastos.btn.1=Calcular" calcext:value-type="string">
            <text:p>preparando.gastos.btn.1=Calcular</text:p>
          </table:table-cell>
          <table:table-cell table:number-columns-repeated="253"/>
        </table:table-row>
        <table:table-row table:style-name="ro13">
          <table:table-cell office:value-type="string" calcext:value-type="string">
            <text:p>preparando.gastos.value.3</text:p>
          </table:table-cell>
          <table:table-cell office:value-type="string" calcext:value-type="string">
            <text:p>Por semana:</text:p>
          </table:table-cell>
          <table:table-cell table:formula="of:=CONCATENATE([.A432];&quot;=&quot;;[translation.B432])" office:value-type="string" office:string-value="preparando.gastos.value.3=Por semana:" calcext:value-type="string">
            <text:p>preparando.gastos.value.3=Por semana:</text:p>
          </table:table-cell>
          <table:table-cell table:number-columns-repeated="253"/>
        </table:table-row>
        <table:table-row table:style-name="ro4">
          <table:table-cell office:value-type="string" calcext:value-type="string">
            <text:p>preparando.gastos.value.4</text:p>
          </table:table-cell>
          <table:table-cell office:value-type="string" calcext:value-type="string">
            <text:p>Por mês:</text:p>
          </table:table-cell>
          <table:table-cell table:formula="of:=CONCATENATE([.A433];&quot;=&quot;;[translation.B433])" office:value-type="string" office:string-value="preparando.gastos.value.4=Por mês:" calcext:value-type="string">
            <text:p>preparando.gastos.value.4=Por mês:</text:p>
          </table:table-cell>
          <table:table-cell table:number-columns-repeated="253"/>
        </table:table-row>
        <table:table-row table:style-name="ro4">
          <table:table-cell office:value-type="string" calcext:value-type="string">
            <text:p>preparando.gastos.value.5</text:p>
          </table:table-cell>
          <table:table-cell office:value-type="string" calcext:value-type="string">
            <text:p>Por ano:</text:p>
          </table:table-cell>
          <table:table-cell table:formula="of:=CONCATENATE([.A434];&quot;=&quot;;[translation.B434])" office:value-type="string" office:string-value="preparando.gastos.value.5=Por ano:" calcext:value-type="string">
            <text:p>preparando.gastos.value.5=Por ano:</text:p>
          </table:table-cell>
          <table:table-cell table:number-columns-repeated="253"/>
        </table:table-row>
        <table:table-row table:style-name="ro4">
          <table:table-cell office:value-type="string" calcext:value-type="string">
            <text:p>preparando.gastos.next</text:p>
          </table:table-cell>
          <table:table-cell office:value-type="string" calcext:value-type="string">
            <text:p>Saiba mais sobre os medos mais comuns dos fumantes ao tentarem parar.</text:p>
          </table:table-cell>
          <table:table-cell table:formula="of:=CONCATENATE([.A435];&quot;=&quot;;[translation.B435])" office:value-type="string" office:string-value="preparando.gastos.next=Saiba mais sobre os medos mais comuns dos fumantes ao tentarem parar." calcext:value-type="string">
            <text:p>preparando.gastos.next=Saiba mais sobre os medos mais comuns dos fumantes ao tentarem parar.</text:p>
          </table:table-cell>
          <table:table-cell table:number-columns-repeated="253"/>
        </table:table-row>
        <table:table-row table:style-name="ro13">
          <table:table-cell office:value-type="string" calcext:value-type="string">
            <text:p>preparando.gastos.h2.2</text:p>
          </table:table-cell>
          <table:table-cell office:value-type="string" calcext:value-type="string">
            <text:p>Suas economias:</text:p>
          </table:table-cell>
          <table:table-cell table:formula="of:=CONCATENATE([.A436];&quot;=&quot;;[translation.B436])" office:value-type="string" office:string-value="preparando.gastos.h2.2=Suas economias:" calcext:value-type="string">
            <text:p>preparando.gastos.h2.2=Suas economias:</text:p>
          </table:table-cell>
          <table:table-cell table:number-columns-repeated="253"/>
        </table:table-row>
        <table:table-row table:style-name="ro4">
          <table:table-cell table:style-name="ce3"/>
          <table:table-cell/>
          <table:table-cell table:formula="of:=CONCATENATE([.A437];&quot;=&quot;;[translation.B43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38];&quot;=&quot;;[translation.B438])" office:value-type="string" office:string-value="###################################=" calcext:value-type="string">
            <text:p>###################################=</text:p>
          </table:table-cell>
          <table:table-cell table:number-columns-repeated="253"/>
        </table:table-row>
        <table:table-row table:style-name="ro4">
          <table:table-cell office:value-type="string" calcext:value-type="string">
            <text:p># REMOVING ROADBLOCKS - ABSTINENCE AND CRAVING</text:p>
          </table:table-cell>
          <table:table-cell table:style-name="ce3"/>
          <table:table-cell table:formula="of:=CONCATENATE([.A439];&quot;=&quot;;[translation.B439])" office:value-type="string" office:string-value="# REMOVING ROADBLOCKS - ABSTINENCE AND CRAVING=" calcext:value-type="string">
            <text:p># REMOVING ROADBLOCKS - ABSTINENCE AND CRAVING=</text:p>
          </table:table-cell>
          <table:table-cell table:number-columns-repeated="253"/>
        </table:table-row>
        <table:table-row table:style-name="ro4">
          <table:table-cell office:value-type="string" calcext:value-type="string">
            <text:p>###################################</text:p>
          </table:table-cell>
          <table:table-cell table:style-name="ce3"/>
          <table:table-cell table:formula="of:=CONCATENATE([.A440];&quot;=&quot;;[translation.B440])" office:value-type="string" office:string-value="###################################=" calcext:value-type="string">
            <text:p>###################################=</text:p>
          </table:table-cell>
          <table:table-cell table:number-columns-repeated="253"/>
        </table:table-row>
        <table:table-row table:style-name="ro16">
          <table:table-cell table:number-columns-repeated="2"/>
          <table:table-cell table:formula="of:=CONCATENATE([.A441];&quot;=&quot;;[translation.B441])" office:value-type="string" office:string-value="=" calcext:value-type="string">
            <text:p>=</text:p>
          </table:table-cell>
          <table:table-cell table:number-columns-repeated="253"/>
        </table:table-row>
        <table:table-row table:style-name="ro4">
          <table:table-cell office:value-type="string" calcext:value-type="string">
            <text:p>preparando.aef.titlepage</text:p>
          </table:table-cell>
          <table:table-cell office:value-type="string" calcext:value-type="string">
            <text:p>Como vencer os medos</text:p>
          </table:table-cell>
          <table:table-cell table:formula="of:=CONCATENATE([.A442];&quot;=&quot;;[translation.B442])" office:value-type="string" office:string-value="preparando.aef.titlepage=Como vencer os medos" calcext:value-type="string">
            <text:p>preparando.aef.titlepage=Como vencer os medos</text:p>
          </table:table-cell>
          <table:table-cell table:number-columns-repeated="253"/>
        </table:table-row>
        <table:table-row table:style-name="ro16">
          <table:table-cell office:value-type="string" calcext:value-type="string">
            <text:p>preparando.aef.h1.1</text:p>
          </table:table-cell>
          <table:table-cell office:value-type="string" calcext:value-type="string">
            <text:p>Como vencer os medos</text:p>
          </table:table-cell>
          <table:table-cell table:formula="of:=CONCATENATE([.A443];&quot;=&quot;;[translation.B443])" office:value-type="string" office:string-value="preparando.aef.h1.1=Como vencer os medos" calcext:value-type="string">
            <text:p>preparando.aef.h1.1=Como vencer os medos</text:p>
          </table:table-cell>
          <table:table-cell table:number-columns-repeated="253"/>
        </table:table-row>
        <table:table-row table:style-name="ro4">
          <table:table-cell office:value-type="string" calcext:value-type="string">
            <text:p>preparando.aef.p.1</text:p>
          </table:table-cell>
          <table:table-cell office:value-type="string" calcext:value-type="string">
            <text:p>Muitos fumantes desistem de tentar parar devido ao medo do fracasso e insegurança. Saiba mais sobre dois dos medos mais comuns:</text:p>
          </table:table-cell>
          <table:table-cell table:formula="of:=CONCATENATE([.A444];&quot;=&quot;;[translation.B444])" office:value-type="string" office:string-value="preparando.aef.p.1=Muitos fumantes desistem de tentar parar devido ao medo do fracasso e insegurança. Saiba mais sobre dois dos medos mais comuns:" calcext:value-type="string">
            <text:p>preparando.aef.p.1=Muitos fumantes desistem de tentar parar devido ao medo do fracasso e insegurança. Saiba mais sobre dois dos medos mais comuns:</text:p>
          </table:table-cell>
          <table:table-cell table:number-columns-repeated="253"/>
        </table:table-row>
        <table:table-row table:style-name="ro4">
          <table:table-cell office:value-type="string" calcext:value-type="string">
            <text:p>preparando.aef.h2.1</text:p>
          </table:table-cell>
          <table:table-cell office:value-type="string" calcext:value-type="string">
            <text:p>Abstinência</text:p>
          </table:table-cell>
          <table:table-cell table:formula="of:=CONCATENATE([.A445];&quot;=&quot;;[translation.B445])" office:value-type="string" office:string-value="preparando.aef.h2.1=Abstinência" calcext:value-type="string">
            <text:p>preparando.aef.h2.1=Abstinência</text:p>
          </table:table-cell>
          <table:table-cell table:number-columns-repeated="253"/>
        </table:table-row>
        <table:table-row table:style-name="ro13">
          <table:table-cell office:value-type="string" calcext:value-type="string">
            <text:p>preparando.aef.li.1</text:p>
          </table:table-cell>
          <table:table-cell office:value-type="string" calcext:value-type="string">
            <text:p>Alguns fumantes apresentam sintomas da abstinência como dores de cabeça, tonteiras, alteração no sono, irritabilidade.</text:p>
          </table:table-cell>
          <table:table-cell table:formula="of:=CONCATENATE([.A446];&quot;=&quot;;[translation.B446])" office:value-type="string" office:string-value="preparando.aef.li.1=Alguns fumantes apresentam sintomas da abstinência como dores de cabeça, tonteiras, alteração no sono, irritabilidade." calcext:value-type="string">
            <text:p>preparando.aef.li.1=Alguns fumantes apresentam sintomas da abstinência como dores de cabeça, tonteiras, alteração no sono, irritabilidade.</text:p>
          </table:table-cell>
          <table:table-cell table:number-columns-repeated="253"/>
        </table:table-row>
        <table:table-row table:style-name="ro4">
          <table:table-cell office:value-type="string" calcext:value-type="string">
            <text:p>preparando.aef.li.2</text:p>
          </table:table-cell>
          <table:table-cell office:value-type="string" calcext:value-type="string">
            <text:p>Esses sintomas variam de pessoa para pessoa.</text:p>
          </table:table-cell>
          <table:table-cell table:formula="of:=CONCATENATE([.A447];&quot;=&quot;;[translation.B447])" office:value-type="string" office:string-value="preparando.aef.li.2=Esses sintomas variam de pessoa para pessoa." calcext:value-type="string">
            <text:p>preparando.aef.li.2=Esses sintomas variam de pessoa para pessoa.</text:p>
          </table:table-cell>
          <table:table-cell table:number-columns-repeated="253"/>
        </table:table-row>
        <table:table-row table:style-name="ro13">
          <table:table-cell office:value-type="string" calcext:value-type="string">
            <text:p>preparando.aef.li.3</text:p>
          </table:table-cell>
          <table:table-cell office:value-type="string" calcext:value-type="string">
            <text:p>Eles costumam durar no máximo de 1 a 3 semanas.</text:p>
          </table:table-cell>
          <table:table-cell table:formula="of:=CONCATENATE([.A448];&quot;=&quot;;[translation.B448])" office:value-type="string" office:string-value="preparando.aef.li.3=Eles costumam durar no máximo de 1 a 3 semanas." calcext:value-type="string">
            <text:p>preparando.aef.li.3=Eles costumam durar no máximo de 1 a 3 semanas.</text:p>
          </table:table-cell>
          <table:table-cell table:number-columns-repeated="253"/>
        </table:table-row>
        <table:table-row table:style-name="ro13">
          <table:table-cell office:value-type="string" calcext:value-type="string">
            <text:p>preparando.aef.li.4</text:p>
          </table:table-cell>
          <table:table-cell office:value-type="string" calcext:value-type="string">
            <text:p>Para algumas pessoas, medicamentos podem ajudar a aliviar estes sintomas.</text:p>
          </table:table-cell>
          <table:table-cell table:formula="of:=CONCATENATE([.A449];&quot;=&quot;;[translation.B449])" office:value-type="string" office:string-value="preparando.aef.li.4=Para algumas pessoas, medicamentos podem ajudar a aliviar estes sintomas." calcext:value-type="string">
            <text:p>preparando.aef.li.4=Para algumas pessoas, medicamentos podem ajudar a aliviar estes sintomas.</text:p>
          </table:table-cell>
          <table:table-cell table:number-columns-repeated="253"/>
        </table:table-row>
        <table:table-row table:style-name="ro16">
          <table:table-cell office:value-type="string" calcext:value-type="string">
            <text:p>preparando.aef.h2.2</text:p>
          </table:table-cell>
          <table:table-cell office:value-type="string" calcext:value-type="string">
            <text:p>Vontade de fumar - fissura</text:p>
          </table:table-cell>
          <table:table-cell table:formula="of:=CONCATENATE([.A450];&quot;=&quot;;[translation.B450])" office:value-type="string" office:string-value="preparando.aef.h2.2=Vontade de fumar - fissura" calcext:value-type="string">
            <text:p>preparando.aef.h2.2=Vontade de fumar - fissura</text:p>
          </table:table-cell>
          <table:table-cell table:number-columns-repeated="253"/>
        </table:table-row>
        <table:table-row table:style-name="ro13">
          <table:table-cell office:value-type="string" calcext:value-type="string">
            <text:p>preparando.aef.li.5</text:p>
          </table:table-cell>
          <table:table-cell office:value-type="string" calcext:value-type="string">
            <text:p>A vontade de fumar - ou fissura - é muito comum nas pessoas que estão parando de fumar.</text:p>
          </table:table-cell>
          <table:table-cell table:formula="of:=CONCATENATE([.A451];&quot;=&quot;;[translation.B451])" office:value-type="string" office:string-value="preparando.aef.li.5=A vontade de fumar - ou fissura - é muito comum nas pessoas que estão parando de fumar." calcext:value-type="string">
            <text:p>preparando.aef.li.5=A vontade de fumar - ou fissura - é muito comum nas pessoas que estão parando de fumar.</text:p>
          </table:table-cell>
          <table:table-cell table:number-columns-repeated="253"/>
        </table:table-row>
        <table:table-row table:style-name="ro4">
          <table:table-cell office:value-type="string" calcext:value-type="string">
            <text:p>preparando.aef.li.6</text:p>
          </table:table-cell>
          <table:table-cell office:value-type="string" calcext:value-type="string">
            <text:p>Cada episódio não dura mais que poucos minutos, desaparecendo depois.</text:p>
          </table:table-cell>
          <table:table-cell table:formula="of:=CONCATENATE([.A452];&quot;=&quot;;[translation.B452])" office:value-type="string" office:string-value="preparando.aef.li.6=Cada episódio não dura mais que poucos minutos, desaparecendo depois." calcext:value-type="string">
            <text:p>preparando.aef.li.6=Cada episódio não dura mais que poucos minutos, desaparecendo depois.</text:p>
          </table:table-cell>
          <table:table-cell table:number-columns-repeated="253"/>
        </table:table-row>
        <table:table-row table:style-name="ro4">
          <table:table-cell office:value-type="string" calcext:value-type="string">
            <text:p>preparando.aef.li.7</text:p>
          </table:table-cell>
          <table:table-cell office:value-type="string" calcext:value-type="string">
            <text:p>Existem medicamentos e técnicas simples de relaxamento que ajudam contra a vontade de fumar. Ensinamos algumas no nosso programa.</text:p>
          </table:table-cell>
          <table:table-cell table:formula="of:=CONCATENATE([.A453];&quot;=&quot;;[translation.B453])" office:value-type="string" office:string-value="preparando.aef.li.7=Existem medicamentos e técnicas simples de relaxamento que ajudam contra a vontade de fumar. Ensinamos algumas no nosso programa." calcext:value-type="string">
            <text:p>preparando.aef.li.7=Existem medicamentos e técnicas simples de relaxamento que ajudam contra a vontade de fumar. Ensinamos algumas no nosso programa.</text:p>
          </table:table-cell>
          <table:table-cell table:number-columns-repeated="253"/>
        </table:table-row>
        <table:table-row table:style-name="ro4">
          <table:table-cell office:value-type="string" calcext:value-type="string">
            <text:p>preparando.aef.next.p</text:p>
          </table:table-cell>
          <table:table-cell office:value-type="string" calcext:value-type="string">
            <text:p>Ganho de peso e o medo de fracassar são outras barreiras para o tratamento. Saiba mais.</text:p>
          </table:table-cell>
          <table:table-cell table:formula="of:=CONCATENATE([.A454];&quot;=&quot;;[translation.B454])" office:value-type="string" office:string-value="preparando.aef.next.p=Ganho de peso e o medo de fracassar são outras barreiras para o tratamento. Saiba mais." calcext:value-type="string">
            <text:p>preparando.aef.next.p=Ganho de peso e o medo de fracassar são outras barreiras para o tratamento. Saiba mais.</text:p>
          </table:table-cell>
          <table:table-cell table:number-columns-repeated="253"/>
        </table:table-row>
        <table:table-row table:style-name="ro4">
          <table:table-cell office:value-type="string" calcext:value-type="string">
            <text:p>preparando.aef.btn.title</text:p>
          </table:table-cell>
          <table:table-cell office:value-type="string" calcext:value-type="string">
            <text:p>Ganho de peso</text:p>
          </table:table-cell>
          <table:table-cell table:formula="of:=CONCATENATE([.A455];&quot;=&quot;;[translation.B455])" office:value-type="string" office:string-value="preparando.aef.btn.title=Ganho de peso" calcext:value-type="string">
            <text:p>preparando.aef.btn.title=Ganho de peso</text:p>
          </table:table-cell>
          <table:table-cell table:number-columns-repeated="253"/>
        </table:table-row>
        <table:table-row table:style-name="ro4">
          <table:table-cell office:value-type="string" calcext:value-type="string">
            <text:p>pronto.evitar.h1</text:p>
          </table:table-cell>
          <table:table-cell office:value-type="string" calcext:value-type="string">
            <text:p>Como evitar recaídas</text:p>
          </table:table-cell>
          <table:table-cell table:formula="of:=CONCATENATE([.A456];&quot;=&quot;;[translation.B456])" office:value-type="string" office:string-value="pronto.evitar.h1=Como evitar recaídas" calcext:value-type="string">
            <text:p>pronto.evitar.h1=Como evitar recaídas</text:p>
          </table:table-cell>
          <table:table-cell table:number-columns-repeated="253"/>
        </table:table-row>
        <table:table-row table:style-name="ro4">
          <table:table-cell table:style-name="ce3"/>
          <table:table-cell/>
          <table:table-cell table:formula="of:=CONCATENATE([.A457];&quot;=&quot;;[translation.B45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58];&quot;=&quot;;[translation.B458])" office:value-type="string" office:string-value="###################################=" calcext:value-type="string">
            <text:p>###################################=</text:p>
          </table:table-cell>
          <table:table-cell table:number-columns-repeated="253"/>
        </table:table-row>
        <table:table-row table:style-name="ro4">
          <table:table-cell office:value-type="string" calcext:value-type="string">
            <text:p># REMOVING ROADBLOCKS - WEIGHT</text:p>
          </table:table-cell>
          <table:table-cell table:style-name="ce3"/>
          <table:table-cell table:formula="of:=CONCATENATE([.A459];&quot;=&quot;;[translation.B459])" office:value-type="string" office:string-value="# REMOVING ROADBLOCKS - WEIGHT=" calcext:value-type="string">
            <text:p># REMOVING ROADBLOCKS - WEIGHT=</text:p>
          </table:table-cell>
          <table:table-cell table:number-columns-repeated="253"/>
        </table:table-row>
        <table:table-row table:style-name="ro4">
          <table:table-cell office:value-type="string" calcext:value-type="string">
            <text:p>###################################</text:p>
          </table:table-cell>
          <table:table-cell table:style-name="ce3"/>
          <table:table-cell table:formula="of:=CONCATENATE([.A460];&quot;=&quot;;[translation.B460])" office:value-type="string" office:string-value="###################################=" calcext:value-type="string">
            <text:p>###################################=</text:p>
          </table:table-cell>
          <table:table-cell table:number-columns-repeated="253"/>
        </table:table-row>
        <table:table-row table:style-name="ro4">
          <table:table-cell table:number-columns-repeated="2"/>
          <table:table-cell table:formula="of:=CONCATENATE([.A461];&quot;=&quot;;[translation.B461])" office:value-type="string" office:string-value="=" calcext:value-type="string">
            <text:p>=</text:p>
          </table:table-cell>
          <table:table-cell table:number-columns-repeated="253"/>
        </table:table-row>
        <table:table-row table:style-name="ro13">
          <table:table-cell office:value-type="string" calcext:value-type="string">
            <text:p>preparando.medos.titlepage</text:p>
          </table:table-cell>
          <table:table-cell office:value-type="string" calcext:value-type="string">
            <text:p>Como vencer os medos de peso e não conseguir</text:p>
          </table:table-cell>
          <table:table-cell table:formula="of:=CONCATENATE([.A462];&quot;=&quot;;[translation.B462])" office:value-type="string" office:string-value="preparando.medos.titlepage=Como vencer os medos de peso e não conseguir" calcext:value-type="string">
            <text:p>preparando.medos.titlepage=Como vencer os medos de peso e não conseguir</text:p>
          </table:table-cell>
          <table:table-cell table:number-columns-repeated="253"/>
        </table:table-row>
        <table:table-row table:style-name="ro4">
          <table:table-cell office:value-type="string" calcext:value-type="string">
            <text:p>preparando.medos.img.alt</text:p>
          </table:table-cell>
          <table:table-cell office:value-type="string" calcext:value-type="string">
            <text:p>Ganho de peso é um medo comum</text:p>
          </table:table-cell>
          <table:table-cell table:formula="of:=CONCATENATE([.A463];&quot;=&quot;;[translation.B463])" office:value-type="string" office:string-value="preparando.medos.img.alt=Ganho de peso é um medo comum" calcext:value-type="string">
            <text:p>preparando.medos.img.alt=Ganho de peso é um medo comum</text:p>
          </table:table-cell>
          <table:table-cell table:number-columns-repeated="253"/>
        </table:table-row>
        <table:table-row table:style-name="ro13">
          <table:table-cell office:value-type="string" calcext:value-type="string">
            <text:p>preparando.medos.h1.1</text:p>
          </table:table-cell>
          <table:table-cell office:value-type="string" calcext:value-type="string">
            <text:p>Como vencer os medos</text:p>
          </table:table-cell>
          <table:table-cell table:formula="of:=CONCATENATE([.A464];&quot;=&quot;;[translation.B464])" office:value-type="string" office:string-value="preparando.medos.h1.1=Como vencer os medos" calcext:value-type="string">
            <text:p>preparando.medos.h1.1=Como vencer os medos</text:p>
          </table:table-cell>
          <table:table-cell table:number-columns-repeated="253"/>
        </table:table-row>
        <table:table-row table:style-name="ro13">
          <table:table-cell office:value-type="string" calcext:value-type="string">
            <text:p>preparando.medos.p.1</text:p>
          </table:table-cell>
          <table:table-cell office:value-type="string" calcext:value-type="string">
            <text:p>Muitos fumantes desistem de tentar devido ao medo do ganho de peso ou de fracassar.</text:p>
          </table:table-cell>
          <table:table-cell table:formula="of:=CONCATENATE([.A465];&quot;=&quot;;[translation.B465])" office:value-type="string" office:string-value="preparando.medos.p.1=Muitos fumantes desistem de tentar devido ao medo do ganho de peso ou de fracassar." calcext:value-type="string">
            <text:p>preparando.medos.p.1=Muitos fumantes desistem de tentar devido ao medo do ganho de peso ou de fracassar.</text:p>
          </table:table-cell>
          <table:table-cell table:number-columns-repeated="253"/>
        </table:table-row>
        <table:table-row table:style-name="ro4">
          <table:table-cell office:value-type="string" calcext:value-type="string">
            <text:p>preparando.medos.h2.1</text:p>
          </table:table-cell>
          <table:table-cell office:value-type="string" calcext:value-type="string">
            <text:p>Ganho de peso</text:p>
          </table:table-cell>
          <table:table-cell table:formula="of:=CONCATENATE([.A466];&quot;=&quot;;[translation.B466])" office:value-type="string" office:string-value="preparando.medos.h2.1=Ganho de peso" calcext:value-type="string">
            <text:p>preparando.medos.h2.1=Ganho de peso</text:p>
          </table:table-cell>
          <table:table-cell table:number-columns-repeated="253"/>
        </table:table-row>
        <table:table-row table:style-name="ro4">
          <table:table-cell office:value-type="string" calcext:value-type="string">
            <text:p>preparando.medos.li.1</text:p>
          </table:table-cell>
          <table:table-cell office:value-type="string" calcext:value-type="string">
            <text:p>Alguns fumantes podem ganhar peso nos primeiros meses após parar de fumar;</text:p>
          </table:table-cell>
          <table:table-cell table:formula="of:=CONCATENATE([.A467];&quot;=&quot;;[translation.B467])" office:value-type="string" office:string-value="preparando.medos.li.1=Alguns fumantes podem ganhar peso nos primeiros meses após parar de fumar;" calcext:value-type="string">
            <text:p>preparando.medos.li.1=Alguns fumantes podem ganhar peso nos primeiros meses após parar de fumar;</text:p>
          </table:table-cell>
          <table:table-cell table:number-columns-repeated="253"/>
        </table:table-row>
        <table:table-row table:style-name="ro13">
          <table:table-cell office:value-type="string" calcext:value-type="string">
            <text:p>preparando.medos.li.2</text:p>
          </table:table-cell>
          <table:table-cell office:value-type="string" calcext:value-type="string">
            <text:p>A média de ganho de peso, costuma variar entre 2 a 4 quilos.</text:p>
          </table:table-cell>
          <table:table-cell table:formula="of:=CONCATENATE([.A468];&quot;=&quot;;[translation.B468])" office:value-type="string" office:string-value="preparando.medos.li.2=A média de ganho de peso, costuma variar entre 2 a 4 quilos." calcext:value-type="string">
            <text:p>preparando.medos.li.2=A média de ganho de peso, costuma variar entre 2 a 4 quilos.</text:p>
          </table:table-cell>
          <table:table-cell table:number-columns-repeated="253"/>
        </table:table-row>
        <table:table-row table:style-name="ro13">
          <table:table-cell office:value-type="string" calcext:value-type="string">
            <text:p>preparando.medos.li.3</text:p>
          </table:table-cell>
          <table:table-cell office:value-type="string" calcext:value-type="string">
            <text:p>Alguns fumantes podem até mesmo emagrecer.</text:p>
          </table:table-cell>
          <table:table-cell table:formula="of:=CONCATENATE([.A469];&quot;=&quot;;[translation.B469])" office:value-type="string" office:string-value="preparando.medos.li.3=Alguns fumantes podem até mesmo emagrecer." calcext:value-type="string">
            <text:p>preparando.medos.li.3=Alguns fumantes podem até mesmo emagrecer.</text:p>
          </table:table-cell>
          <table:table-cell table:number-columns-repeated="253"/>
        </table:table-row>
        <table:table-row table:style-name="ro13">
          <table:table-cell office:value-type="string" calcext:value-type="string">
            <text:p>preparando.medos.h2.2</text:p>
          </table:table-cell>
          <table:table-cell office:value-type="string" calcext:value-type="string">
            <text:p>Medo de não conseguir ou recair</text:p>
          </table:table-cell>
          <table:table-cell table:formula="of:=CONCATENATE([.A470];&quot;=&quot;;[translation.B470])" office:value-type="string" office:string-value="preparando.medos.h2.2=Medo de não conseguir ou recair" calcext:value-type="string">
            <text:p>preparando.medos.h2.2=Medo de não conseguir ou recair</text:p>
          </table:table-cell>
          <table:table-cell table:number-columns-repeated="253"/>
        </table:table-row>
        <table:table-row table:style-name="ro4">
          <table:table-cell office:value-type="string" calcext:value-type="string">
            <text:p>preparando.medos.li.4</text:p>
          </table:table-cell>
          <table:table-cell office:value-type="string" calcext:value-type="string">
            <text:p>Para de fumar é não é fácil. Fumantes tentam em média de 3 a 5 vezes antes de conseguir parar definitivamente.</text:p>
          </table:table-cell>
          <table:table-cell table:formula="of:=CONCATENATE([.A471];&quot;=&quot;;[translation.B471])" office:value-type="string" office:string-value="preparando.medos.li.4=Para de fumar é não é fácil. Fumantes tentam em média de 3 a 5 vezes antes de conseguir parar definitivamente." calcext:value-type="string">
            <text:p>preparando.medos.li.4=Para de fumar é não é fácil. Fumantes tentam em média de 3 a 5 vezes antes de conseguir parar definitivamente.</text:p>
          </table:table-cell>
          <table:table-cell table:number-columns-repeated="253"/>
        </table:table-row>
        <table:table-row table:style-name="ro4">
          <table:table-cell office:value-type="string" calcext:value-type="string">
            <text:p>preparando.medos.li.5</text:p>
          </table:table-cell>
          <table:table-cell office:value-type="string" calcext:value-type="string">
            <text:p>Nós preparamos dicas no nosso programa para evitar o ganho de peso e combater a vontade de fumar.</text:p>
          </table:table-cell>
          <table:table-cell table:formula="of:=CONCATENATE([.A472];&quot;=&quot;;[translation.B472])" office:value-type="string" office:string-value="preparando.medos.li.5=Nós preparamos dicas no nosso programa para evitar o ganho de peso e combater a vontade de fumar." calcext:value-type="string">
            <text:p>preparando.medos.li.5=Nós preparamos dicas no nosso programa para evitar o ganho de peso e combater a vontade de fumar.</text:p>
          </table:table-cell>
          <table:table-cell table:number-columns-repeated="253"/>
        </table:table-row>
        <table:table-row table:style-name="ro4">
          <table:table-cell office:value-type="string" calcext:value-type="string">
            <text:p>preparando.medos.next.p</text:p>
          </table:table-cell>
          <table:table-cell office:value-type="string" calcext:value-type="string">
            <text:p>Ansiedade e depressão são problemas comuns entre fumantes e precisam de atenção especial.</text:p>
          </table:table-cell>
          <table:table-cell table:formula="of:=CONCATENATE([.A473];&quot;=&quot;;[translation.B473])" office:value-type="string" office:string-value="preparando.medos.next.p=Ansiedade e depressão são problemas comuns entre fumantes e precisam de atenção especial." calcext:value-type="string">
            <text:p>preparando.medos.next.p=Ansiedade e depressão são problemas comuns entre fumantes e precisam de atenção especial.</text:p>
          </table:table-cell>
          <table:table-cell table:number-columns-repeated="253"/>
        </table:table-row>
        <table:table-row table:style-name="ro4">
          <table:table-cell office:value-type="string" calcext:value-type="string">
            <text:p>preparando.medos.btn.title</text:p>
          </table:table-cell>
          <table:table-cell office:value-type="string" calcext:value-type="string">
            <text:p>Ansiedade e depressão</text:p>
          </table:table-cell>
          <table:table-cell table:formula="of:=CONCATENATE([.A474];&quot;=&quot;;[translation.B474])" office:value-type="string" office:string-value="preparando.medos.btn.title=Ansiedade e depressão" calcext:value-type="string">
            <text:p>preparando.medos.btn.title=Ansiedade e depressão</text:p>
          </table:table-cell>
          <table:table-cell table:number-columns-repeated="253"/>
        </table:table-row>
        <table:table-row table:style-name="ro13">
          <table:table-cell office:value-type="string" calcext:value-type="string">
            <text:p>preparando.ref</text:p>
          </table:table-cell>
          <table:table-cell office:value-type="string" calcext:value-type="string">
            <text:p>Fonte:</text:p>
          </table:table-cell>
          <table:table-cell table:formula="of:=CONCATENATE([.A475];&quot;=&quot;;[translation.B475])" office:value-type="string" office:string-value="preparando.ref=Fonte:" calcext:value-type="string">
            <text:p>preparando.ref=Fonte:</text:p>
          </table:table-cell>
          <table:table-cell table:number-columns-repeated="253"/>
        </table:table-row>
        <table:table-row table:style-name="ro4">
          <table:table-cell table:style-name="ce3"/>
          <table:table-cell/>
          <table:table-cell table:formula="of:=CONCATENATE([.A476];&quot;=&quot;;[translation.B47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77];&quot;=&quot;;[translation.B477])" office:value-type="string" office:string-value="###################################=" calcext:value-type="string">
            <text:p>###################################=</text:p>
          </table:table-cell>
          <table:table-cell table:number-columns-repeated="253"/>
        </table:table-row>
        <table:table-row table:style-name="ro4">
          <table:table-cell office:value-type="string" calcext:value-type="string">
            <text:p># REMOVING ROADBLOCKS - ANXIETY AND DEPRESSION</text:p>
          </table:table-cell>
          <table:table-cell table:style-name="ce3"/>
          <table:table-cell table:formula="of:=CONCATENATE([.A478];&quot;=&quot;;[translation.B478])" office:value-type="string" office:string-value="# REMOVING ROADBLOCKS - ANXIETY AND DEPRESSION=" calcext:value-type="string">
            <text:p># REMOVING ROADBLOCKS - ANXIETY AND DEPRESSION=</text:p>
          </table:table-cell>
          <table:table-cell table:number-columns-repeated="253"/>
        </table:table-row>
        <table:table-row table:style-name="ro4">
          <table:table-cell office:value-type="string" calcext:value-type="string">
            <text:p>###################################</text:p>
          </table:table-cell>
          <table:table-cell table:style-name="ce3"/>
          <table:table-cell table:formula="of:=CONCATENATE([.A479];&quot;=&quot;;[translation.B479])" office:value-type="string" office:string-value="###################################=" calcext:value-type="string">
            <text:p>###################################=</text:p>
          </table:table-cell>
          <table:table-cell table:number-columns-repeated="253"/>
        </table:table-row>
        <table:table-row table:style-name="ro4">
          <table:table-cell table:number-columns-repeated="2"/>
          <table:table-cell table:formula="of:=CONCATENATE([.A480];&quot;=&quot;;[translation.B480])" office:value-type="string" office:string-value="=" calcext:value-type="string">
            <text:p>=</text:p>
          </table:table-cell>
          <table:table-cell table:number-columns-repeated="253"/>
        </table:table-row>
        <table:table-row table:style-name="ro13">
          <table:table-cell office:value-type="string" calcext:value-type="string">
            <text:p>preparando.aed.titlepage</text:p>
          </table:table-cell>
          <table:table-cell office:value-type="string" calcext:value-type="string">
            <text:p>Ansiedade de depressão</text:p>
          </table:table-cell>
          <table:table-cell table:formula="of:=CONCATENATE([.A481];&quot;=&quot;;[translation.B481])" office:value-type="string" office:string-value="preparando.aed.titlepage=Ansiedade de depressão" calcext:value-type="string">
            <text:p>preparando.aed.titlepage=Ansiedade de depressão</text:p>
          </table:table-cell>
          <table:table-cell table:number-columns-repeated="253"/>
        </table:table-row>
        <table:table-row table:style-name="ro13">
          <table:table-cell office:value-type="string" calcext:value-type="string">
            <text:p>preparando.aed.h1.1</text:p>
          </table:table-cell>
          <table:table-cell office:value-type="string" calcext:value-type="string">
            <text:p>Ansiedade de depressão</text:p>
          </table:table-cell>
          <table:table-cell table:formula="of:=CONCATENATE([.A482];&quot;=&quot;;[translation.B482])" office:value-type="string" office:string-value="preparando.aed.h1.1=Ansiedade de depressão" calcext:value-type="string">
            <text:p>preparando.aed.h1.1=Ansiedade de depressão</text:p>
          </table:table-cell>
          <table:table-cell table:number-columns-repeated="253"/>
        </table:table-row>
        <table:table-row table:style-name="ro4">
          <table:table-cell office:value-type="string" calcext:value-type="string">
            <text:p>preparando.aed.img.alt</text:p>
          </table:table-cell>
          <table:table-cell office:value-type="string" calcext:value-type="string">
            <text:p>Sorrowing Old Man - Vincent van Gogh</text:p>
          </table:table-cell>
          <table:table-cell table:formula="of:=CONCATENATE([.A483];&quot;=&quot;;[translation.B483])" office:value-type="string" office:string-value="preparando.aed.img.alt=Sorrowing Old Man - Vincent van Gogh" calcext:value-type="string">
            <text:p>preparando.aed.img.alt=Sorrowing Old Man - Vincent van Gogh</text:p>
          </table:table-cell>
          <table:table-cell table:number-columns-repeated="253"/>
        </table:table-row>
        <table:table-row table:style-name="ro13">
          <table:table-cell office:value-type="string" calcext:value-type="string">
            <text:p>preparando.aed.p.1</text:p>
          </table:table-cell>
          <table:table-cell office:value-type="string" calcext:value-type="string">
            <text:p>Tanto a ansiedade e depressão são fatores importantes para o tratamento do tabagismo.</text:p>
          </table:table-cell>
          <table:table-cell table:formula="of:=CONCATENATE([.A484];&quot;=&quot;;[translation.B484])" office:value-type="string" office:string-value="preparando.aed.p.1=Tanto a ansiedade e depressão são fatores importantes para o tratamento do tabagismo." calcext:value-type="string">
            <text:p>preparando.aed.p.1=Tanto a ansiedade e depressão são fatores importantes para o tratamento do tabagismo.</text:p>
          </table:table-cell>
          <table:table-cell table:number-columns-repeated="253"/>
        </table:table-row>
        <table:table-row table:style-name="ro13">
          <table:table-cell office:value-type="string" calcext:value-type="string">
            <text:p>preparando.aed.li.1</text:p>
          </table:table-cell>
          <table:table-cell office:value-type="string" calcext:value-type="string">
            <text:p>A depressão é mais comum nos fumantes que os não fumantes.</text:p>
          </table:table-cell>
          <table:table-cell table:formula="of:=CONCATENATE([.A485];&quot;=&quot;;[translation.B485])" office:value-type="string" office:string-value="preparando.aed.li.1=A depressão é mais comum nos fumantes que os não fumantes." calcext:value-type="string">
            <text:p>preparando.aed.li.1=A depressão é mais comum nos fumantes que os não fumantes.</text:p>
          </table:table-cell>
          <table:table-cell table:number-columns-repeated="253"/>
        </table:table-row>
        <table:table-row table:style-name="ro4">
          <table:table-cell office:value-type="string" calcext:value-type="string">
            <text:p>preparando.aed.li.2</text:p>
          </table:table-cell>
          <table:table-cell office:value-type="string" calcext:value-type="string">
            <text:p>Transtornos de ansiedade também são mais comuns.</text:p>
          </table:table-cell>
          <table:table-cell table:formula="of:=CONCATENATE([.A486];&quot;=&quot;;[translation.B486])" office:value-type="string" office:string-value="preparando.aed.li.2=Transtornos de ansiedade também são mais comuns." calcext:value-type="string">
            <text:p>preparando.aed.li.2=Transtornos de ansiedade também são mais comuns.</text:p>
          </table:table-cell>
          <table:table-cell table:number-columns-repeated="253"/>
        </table:table-row>
        <table:table-row table:style-name="ro4">
          <table:table-cell office:value-type="string" calcext:value-type="string">
            <text:p>preparando.aed.question.1</text:p>
          </table:table-cell>
          <table:table-cell office:value-type="string" calcext:value-type="string">
            <text:p>Você foi diagnosticado com depressão por um profissional de saúde nos últimos 12 meses?</text:p>
          </table:table-cell>
          <table:table-cell table:formula="of:=CONCATENATE([.A487];&quot;=&quot;;[translation.B487])" office:value-type="string" office:string-value="preparando.aed.question.1=Você foi diagnosticado com depressão por um profissional de saúde nos últimos 12 meses?" calcext:value-type="string">
            <text:p>preparando.aed.question.1=Você foi diagnosticado com depressão por um profissional de saúde nos últimos 12 meses?</text:p>
          </table:table-cell>
          <table:table-cell table:number-columns-repeated="253"/>
        </table:table-row>
        <table:table-row table:style-name="ro4">
          <table:table-cell office:value-type="string" calcext:value-type="string">
            <text:p>preparando.aed.question.2</text:p>
          </table:table-cell>
          <table:table-cell office:value-type="string" calcext:value-type="string">
            <text:p>Você já foi diagnosticado com ansiedade por um profissional de saúde nos últimos 12 meses?</text:p>
          </table:table-cell>
          <table:table-cell table:formula="of:=CONCATENATE([.A488];&quot;=&quot;;[translation.B488])" office:value-type="string" office:string-value="preparando.aed.question.2=Você já foi diagnosticado com ansiedade por um profissional de saúde nos últimos 12 meses?" calcext:value-type="string">
            <text:p>preparando.aed.question.2=Você já foi diagnosticado com ansiedade por um profissional de saúde nos últimos 12 meses?</text:p>
          </table:table-cell>
          <table:table-cell table:number-columns-repeated="253"/>
        </table:table-row>
        <table:table-row table:style-name="ro17">
          <table:table-cell office:value-type="string" calcext:value-type="string">
            <text:p>preparando.aed.question.option.1</text:p>
          </table:table-cell>
          <table:table-cell office:value-type="string" calcext:value-type="string">
            <text:p>Sim</text:p>
          </table:table-cell>
          <table:table-cell table:formula="of:=CONCATENATE([.A489];&quot;=&quot;;[translation.B489])" office:value-type="string" office:string-value="preparando.aed.question.option.1=Sim" calcext:value-type="string">
            <text:p>preparando.aed.question.option.1=Sim</text:p>
          </table:table-cell>
          <table:table-cell table:number-columns-repeated="253"/>
        </table:table-row>
        <table:table-row table:style-name="ro4">
          <table:table-cell office:value-type="string" calcext:value-type="string">
            <text:p>preparando.aed.question.option.2</text:p>
          </table:table-cell>
          <table:table-cell office:value-type="string" calcext:value-type="string">
            <text:p>Não</text:p>
          </table:table-cell>
          <table:table-cell table:formula="of:=CONCATENATE([.A490];&quot;=&quot;;[translation.B490])" office:value-type="string" office:string-value="preparando.aed.question.option.2=Não" calcext:value-type="string">
            <text:p>preparando.aed.question.option.2=Não</text:p>
          </table:table-cell>
          <table:table-cell table:number-columns-repeated="253"/>
        </table:table-row>
        <table:table-row table:style-name="ro16">
          <table:table-cell office:value-type="string" calcext:value-type="string">
            <text:p>preparando.aed.h4.1</text:p>
          </table:table-cell>
          <table:table-cell office:value-type="string" calcext:value-type="string">
            <text:p>Se sim</text:p>
          </table:table-cell>
          <table:table-cell table:formula="of:=CONCATENATE([.A491];&quot;=&quot;;[translation.B491])" office:value-type="string" office:string-value="preparando.aed.h4.1=Se sim" calcext:value-type="string">
            <text:p>preparando.aed.h4.1=Se sim</text:p>
          </table:table-cell>
          <table:table-cell table:number-columns-repeated="253"/>
        </table:table-row>
        <table:table-row table:style-name="ro16">
          <table:table-cell office:value-type="string" calcext:value-type="string">
            <text:p>preparando.aed.p.2</text:p>
          </table:table-cell>
          <table:table-cell office:value-type="string" calcext:value-type="string">
            <text:p>Se você respondeu sim para uma das perguntas, recomendamos que você procure apoio médico ao tentar parar de fumar. No entanto, sinta-se à vontade para ir para o próximo passo.</text:p>
          </table:table-cell>
          <table:table-cell table:formula="of:=CONCATENATE([.A492];&quot;=&quot;;[translation.B492])" office:value-type="string" office:string-value="preparando.aed.p.2=Se você respondeu sim para uma das perguntas, recomendamos que você procure apoio médico ao tentar parar de fumar. No entanto, sinta-se à vontade para ir para o próximo passo." calcext:value-type="string">
            <text:p>preparando.aed.p.2=Se você respondeu sim para uma das perguntas, recomendamos que você procure apoio médico ao tentar parar de fumar. No entanto, sinta-se à vontade para ir para o próximo passo.</text:p>
          </table:table-cell>
          <table:table-cell table:number-columns-repeated="253"/>
        </table:table-row>
        <table:table-row table:style-name="ro4">
          <table:table-cell office:value-type="string" calcext:value-type="string">
            <text:p>preparando.aed.h4.2</text:p>
          </table:table-cell>
          <table:table-cell office:value-type="string" calcext:value-type="string">
            <text:p>Se não</text:p>
          </table:table-cell>
          <table:table-cell table:formula="of:=CONCATENATE([.A493];&quot;=&quot;;[translation.B493])" office:value-type="string" office:string-value="preparando.aed.h4.2=Se não" calcext:value-type="string">
            <text:p>preparando.aed.h4.2=Se não</text:p>
          </table:table-cell>
          <table:table-cell table:number-columns-repeated="253"/>
        </table:table-row>
        <table:table-row table:style-name="ro4">
          <table:table-cell office:value-type="string" calcext:value-type="string">
            <text:p>preparando.aed.p.3</text:p>
          </table:table-cell>
          <table:table-cell office:value-type="string" calcext:value-type="string">
            <text:p>Que bom que você não possui nenhum desses dois problemas muito comuns entre fumantes. Sinta-se à vontade parar ir para o próximo passo.</text:p>
          </table:table-cell>
          <table:table-cell table:formula="of:=CONCATENATE([.A494];&quot;=&quot;;[translation.B494])" office:value-type="string" office:string-value="preparando.aed.p.3=Que bom que você não possui nenhum desses dois problemas muito comuns entre fumantes. Sinta-se à vontade parar ir para o próximo passo." calcext:value-type="string">
            <text:p>preparando.aed.p.3=Que bom que você não possui nenhum desses dois problemas muito comuns entre fumantes. Sinta-se à vontade parar ir para o próximo passo.</text:p>
          </table:table-cell>
          <table:table-cell table:number-columns-repeated="253"/>
        </table:table-row>
        <table:table-row table:style-name="ro4">
          <table:table-cell office:value-type="string" calcext:value-type="string">
            <text:p>preparando.aed.next.p</text:p>
          </table:table-cell>
          <table:table-cell office:value-type="string" calcext:value-type="string">
            <text:p>Muitos fumantes sentem que precisam parar mas não conseguem abandonar o prazer o cigarro. Saiba como lidar com esse sentimento.</text:p>
          </table:table-cell>
          <table:table-cell table:formula="of:=CONCATENATE([.A495];&quot;=&quot;;[translation.B495])" office:value-type="string" office:string-value="preparando.aed.next.p=Muitos fumantes sentem que precisam parar mas não conseguem abandonar o prazer o cigarro. Saiba como lidar com esse sentimento." calcext:value-type="string">
            <text:p>preparando.aed.next.p=Muitos fumantes sentem que precisam parar mas não conseguem abandonar o prazer o cigarro. Saiba como lidar com esse sentimento.</text:p>
          </table:table-cell>
          <table:table-cell table:number-columns-repeated="253"/>
        </table:table-row>
        <table:table-row table:style-name="ro4">
          <table:table-cell office:value-type="string" calcext:value-type="string">
            <text:p>preparando.aed.btn.avaliar</text:p>
          </table:table-cell>
          <table:table-cell office:value-type="string" calcext:value-type="string">
            <text:p>Avaliar</text:p>
          </table:table-cell>
          <table:table-cell table:formula="of:=CONCATENATE([.A496];&quot;=&quot;;[translation.B496])" office:value-type="string" office:string-value="preparando.aed.btn.avaliar=Avaliar" calcext:value-type="string">
            <text:p>preparando.aed.btn.avaliar=Avaliar</text:p>
          </table:table-cell>
          <table:table-cell table:number-columns-repeated="253"/>
        </table:table-row>
        <table:table-row table:style-name="ro4">
          <table:table-cell table:style-name="ce3"/>
          <table:table-cell/>
          <table:table-cell table:formula="of:=CONCATENATE([.A497];&quot;=&quot;;[translation.B49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498];&quot;=&quot;;[translation.B498])" office:value-type="string" office:string-value="###################################=" calcext:value-type="string">
            <text:p>###################################=</text:p>
          </table:table-cell>
          <table:table-cell table:number-columns-repeated="253"/>
        </table:table-row>
        <table:table-row table:style-name="ro4">
          <table:table-cell office:value-type="string" calcext:value-type="string">
            <text:p># REFERRAL</text:p>
          </table:table-cell>
          <table:table-cell table:style-name="ce3"/>
          <table:table-cell table:formula="of:=CONCATENATE([.A499];&quot;=&quot;;[translation.B499])" office:value-type="string" office:string-value="# REFERRAL=" calcext:value-type="string">
            <text:p># REFERRAL=</text:p>
          </table:table-cell>
          <table:table-cell table:number-columns-repeated="253"/>
        </table:table-row>
        <table:table-row table:style-name="ro4">
          <table:table-cell office:value-type="string" calcext:value-type="string">
            <text:p>###################################</text:p>
          </table:table-cell>
          <table:table-cell table:style-name="ce3"/>
          <table:table-cell table:formula="of:=CONCATENATE([.A500];&quot;=&quot;;[translation.B500])" office:value-type="string" office:string-value="###################################=" calcext:value-type="string">
            <text:p>###################################=</text:p>
          </table:table-cell>
          <table:table-cell table:number-columns-repeated="253"/>
        </table:table-row>
        <table:table-row table:style-name="ro4">
          <table:table-cell table:number-columns-repeated="2"/>
          <table:table-cell table:formula="of:=CONCATENATE([.A501];&quot;=&quot;;[translation.B501])" office:value-type="string" office:string-value="=" calcext:value-type="string">
            <text:p>=</text:p>
          </table:table-cell>
          <table:table-cell table:number-columns-repeated="253"/>
        </table:table-row>
        <table:table-row table:style-name="ro13">
          <table:table-cell office:value-type="string" calcext:value-type="string">
            <text:p>preparando.ajuda.titlepage</text:p>
          </table:table-cell>
          <table:table-cell office:value-type="string" calcext:value-type="string">
            <text:p>Onde encontrar ajuda</text:p>
          </table:table-cell>
          <table:table-cell table:formula="of:=CONCATENATE([.A502];&quot;=&quot;;[translation.B502])" office:value-type="string" office:string-value="preparando.ajuda.titlepage=Onde encontrar ajuda" calcext:value-type="string">
            <text:p>preparando.ajuda.titlepage=Onde encontrar ajuda</text:p>
          </table:table-cell>
          <table:table-cell table:number-columns-repeated="253"/>
        </table:table-row>
        <table:table-row table:style-name="ro4">
          <table:table-cell office:value-type="string" calcext:value-type="string">
            <text:p>preparando.ajuda.h1.1</text:p>
          </table:table-cell>
          <table:table-cell office:value-type="string" calcext:value-type="string">
            <text:p>Onde encontrar ajuda parar parar de fumar</text:p>
          </table:table-cell>
          <table:table-cell table:formula="of:=CONCATENATE([.A503];&quot;=&quot;;[translation.B503])" office:value-type="string" office:string-value="preparando.ajuda.h1.1=Onde encontrar ajuda parar parar de fumar" calcext:value-type="string">
            <text:p>preparando.ajuda.h1.1=Onde encontrar ajuda parar parar de fumar</text:p>
          </table:table-cell>
          <table:table-cell table:number-columns-repeated="253"/>
        </table:table-row>
        <table:table-row table:style-name="ro16">
          <table:table-cell office:value-type="string" calcext:value-type="string">
            <text:p>preparando.ajuda.h4.1</text:p>
          </table:table-cell>
          <table:table-cell office:value-type="string" calcext:value-type="string">
            <text:p>Online - Programa Viva sem Tabaco</text:p>
          </table:table-cell>
          <table:table-cell table:formula="of:=CONCATENATE([.A504];&quot;=&quot;;[translation.B504])" office:value-type="string" office:string-value="preparando.ajuda.h4.1=Online - Programa Viva sem Tabaco" calcext:value-type="string">
            <text:p>preparando.ajuda.h4.1=Online - Programa Viva sem Tabaco</text:p>
          </table:table-cell>
          <table:table-cell table:number-columns-repeated="253"/>
        </table:table-row>
        <table:table-row table:style-name="ro4">
          <table:table-cell office:value-type="string" calcext:value-type="string">
            <text:p>preparando.ajuda.p.1</text:p>
          </table:table-cell>
          <table:table-cell office:value-type="string" calcext:value-type="string">
            <text:p>Pronto para parar de fumar? Crie uma conta em menos de um minuto. É totalmente gratuito.</text:p>
          </table:table-cell>
          <table:table-cell table:formula="of:=CONCATENATE([.A505];&quot;=&quot;;[translation.B505])" office:value-type="string" office:string-value="preparando.ajuda.p.1=Pronto para parar de fumar? Crie uma conta em menos de um minuto. É totalmente gratuito." calcext:value-type="string">
            <text:p>preparando.ajuda.p.1=Pronto para parar de fumar? Crie uma conta em menos de um minuto. É totalmente gratuito.</text:p>
          </table:table-cell>
          <table:table-cell table:number-columns-repeated="253"/>
        </table:table-row>
        <table:table-row table:style-name="ro4">
          <table:table-cell office:value-type="string" calcext:value-type="string">
            <text:p>preparando.ajuda.h4.2</text:p>
          </table:table-cell>
          <table:table-cell office:value-type="string" calcext:value-type="string">
            <text:p>Telefone - Serviço VivaVoz</text:p>
          </table:table-cell>
          <table:table-cell table:formula="of:=CONCATENATE([.A506];&quot;=&quot;;[translation.B506])" office:value-type="string" office:string-value="preparando.ajuda.h4.2=Telefone - Serviço VivaVoz" calcext:value-type="string">
            <text:p>preparando.ajuda.h4.2=Telefone - Serviço VivaVoz</text:p>
          </table:table-cell>
          <table:table-cell table:number-columns-repeated="253"/>
        </table:table-row>
        <table:table-row table:style-name="ro16">
          <table:table-cell office:value-type="string" calcext:value-type="string">
            <text:p>preparando.ajuda.p2</text:p>
          </table:table-cell>
          <table:table-cell office:value-type="string" calcext:value-type="string">
            <text:p>Serviço gratuito para tratamento por telefone da Universidade Federal de Ciências da Saúde de Porto Alegre. Disque 132.</text:p>
          </table:table-cell>
          <table:table-cell table:formula="of:=CONCATENATE([.A507];&quot;=&quot;;[translation.B507])" office:value-type="string" office:string-value="preparando.ajuda.p2=Serviço gratuito para tratamento por telefone da Universidade Federal de Ciências da Saúde de Porto Alegre. Disque 132." calcext:value-type="string">
            <text:p>preparando.ajuda.p2=Serviço gratuito para tratamento por telefone da Universidade Federal de Ciências da Saúde de Porto Alegre. Disque 132.</text:p>
          </table:table-cell>
          <table:table-cell table:number-columns-repeated="253"/>
        </table:table-row>
        <table:table-row table:style-name="ro4">
          <table:table-cell office:value-type="string" calcext:value-type="string">
            <text:p>preparando.ajuda.img.sus</text:p>
          </table:table-cell>
          <table:table-cell office:value-type="string" calcext:value-type="string">
            <text:p>Sistema Único de Saúde</text:p>
          </table:table-cell>
          <table:table-cell table:formula="of:=CONCATENATE([.A508];&quot;=&quot;;[translation.B508])" office:value-type="string" office:string-value="preparando.ajuda.img.sus=Sistema Único de Saúde" calcext:value-type="string">
            <text:p>preparando.ajuda.img.sus=Sistema Único de Saúde</text:p>
          </table:table-cell>
          <table:table-cell table:number-columns-repeated="253"/>
        </table:table-row>
        <table:table-row table:style-name="ro16">
          <table:table-cell office:value-type="string" calcext:value-type="string">
            <text:p>preparando.ajuda.h4.3</text:p>
          </table:table-cell>
          <table:table-cell office:value-type="string" calcext:value-type="string">
            <text:p>Presencial - Sistema Único de Saúde</text:p>
          </table:table-cell>
          <table:table-cell table:formula="of:=CONCATENATE([.A509];&quot;=&quot;;[translation.B509])" office:value-type="string" office:string-value="preparando.ajuda.h4.3=Presencial - Sistema Único de Saúde" calcext:value-type="string">
            <text:p>preparando.ajuda.h4.3=Presencial - Sistema Único de Saúde</text:p>
          </table:table-cell>
          <table:table-cell table:number-columns-repeated="253"/>
        </table:table-row>
        <table:table-row table:style-name="ro4">
          <table:table-cell office:value-type="string" calcext:value-type="string">
            <text:p>preparando.ajuda.p.3</text:p>
          </table:table-cell>
          <table:table-cell office:value-type="string" calcext:value-type="string">
            <text:p>O SUS oferece tratamento gratuito. Consulte o serviço de sua cidade. Se não tiver, solicite ao gestor de saúde de sua cidade.</text:p>
          </table:table-cell>
          <table:table-cell table:formula="of:=CONCATENATE([.A510];&quot;=&quot;;[translation.B510])" office:value-type="string" office:string-value="preparando.ajuda.p.3=O SUS oferece tratamento gratuito. Consulte o serviço de sua cidade. Se não tiver, solicite ao gestor de saúde de sua cidade." calcext:value-type="string">
            <text:p>preparando.ajuda.p.3=O SUS oferece tratamento gratuito. Consulte o serviço de sua cidade. Se não tiver, solicite ao gestor de saúde de sua cidade.</text:p>
          </table:table-cell>
          <table:table-cell table:number-columns-repeated="253"/>
        </table:table-row>
        <table:table-row table:style-name="ro4">
          <table:table-cell office:value-type="string" calcext:value-type="string">
            <text:p>preparando.ajuda.saibamais</text:p>
          </table:table-cell>
          <table:table-cell office:value-type="string" calcext:value-type="string">
            <text:p>Saiba mais</text:p>
          </table:table-cell>
          <table:table-cell table:formula="of:=CONCATENATE([.A511];&quot;=&quot;;[translation.B511])" office:value-type="string" office:string-value="preparando.ajuda.saibamais=Saiba mais" calcext:value-type="string">
            <text:p>preparando.ajuda.saibamais=Saiba mais</text:p>
          </table:table-cell>
          <table:table-cell table:number-columns-repeated="253"/>
        </table:table-row>
        <table:table-row table:style-name="ro4">
          <table:table-cell office:value-type="string" calcext:value-type="string">
            <text:p>preparando.ajuda.ref.p1</text:p>
          </table:table-cell>
          <table:table-cell office:value-type="string" calcext:value-type="string">
            <text:p>Instituto Nacional do Câncer. (2011). Entender por que se fuma e como isso afeta a saúde: manual do participante – sessão 1 (Vols. 1-4, Vol. 1). INCA.</text:p>
          </table:table-cell>
          <table:table-cell table:formula="of:=CONCATENATE([.A512];&quot;=&quot;;[translation.B512])" office:value-type="string" office:string-value="preparando.ajuda.ref.p1=Instituto Nacional do Câncer. (2011). Entender por que se fuma e como isso afeta a saúde: manual do participante – sessão 1 (Vols. 1-4, Vol. 1). INCA." calcext:value-type="string">
            <text:p>preparando.ajuda.ref.p1=Instituto Nacional do Câncer. (2011). Entender por que se fuma e como isso afeta a saúde: manual do participante – sessão 1 (Vols. 1-4, Vol. 1). INCA.</text:p>
          </table:table-cell>
          <table:table-cell table:number-columns-repeated="253"/>
        </table:table-row>
        <table:table-row table:style-name="ro4">
          <table:table-cell table:style-name="ce3"/>
          <table:table-cell/>
          <table:table-cell table:formula="of:=CONCATENATE([.A513];&quot;=&quot;;[translation.B513])" office:value-type="string" office:string-value="=" calcext:value-type="string">
            <text:p>=</text:p>
          </table:table-cell>
          <table:table-cell table:number-columns-repeated="253"/>
        </table:table-row>
        <table:table-row table:style-name="ro4">
          <table:table-cell table:style-name="ce3"/>
          <table:table-cell/>
          <table:table-cell table:formula="of:=CONCATENATE([.A514];&quot;=&quot;;[translation.B514])" office:value-type="string" office:string-value="=" calcext:value-type="string">
            <text:p>=</text:p>
          </table:table-cell>
          <table:table-cell table:number-columns-repeated="253"/>
        </table:table-row>
        <table:table-row table:style-name="ro13">
          <table:table-cell table:style-name="ce3"/>
          <table:table-cell/>
          <table:table-cell table:formula="of:=CONCATENATE([.A515];&quot;=&quot;;[translation.B515])" office:value-type="string" office:string-value="=" calcext:value-type="string">
            <text:p>=</text:p>
          </table:table-cell>
          <table:table-cell table:number-columns-repeated="253"/>
        </table:table-row>
        <table:table-row table:style-name="ro4">
          <table:table-cell office:value-type="string" calcext:value-type="string">
            <text:p>preparando.subs.titlepage</text:p>
          </table:table-cell>
          <table:table-cell office:value-type="string" calcext:value-type="string">
            <text:p>Como substituir o prazer do cigarro</text:p>
          </table:table-cell>
          <table:table-cell table:formula="of:=CONCATENATE([.A516];&quot;=&quot;;[translation.B516])" office:value-type="string" office:string-value="preparando.subs.titlepage=Como substituir o prazer do cigarro" calcext:value-type="string">
            <text:p>preparando.subs.titlepage=Como substituir o prazer do cigarro</text:p>
          </table:table-cell>
          <table:table-cell table:number-columns-repeated="253"/>
        </table:table-row>
        <table:table-row table:style-name="ro13">
          <table:table-cell office:value-type="string" calcext:value-type="string">
            <text:p>preparando.subs.h1.1</text:p>
          </table:table-cell>
          <table:table-cell office:value-type="string" calcext:value-type="string">
            <text:p>Dúvidas em decidir parar</text:p>
          </table:table-cell>
          <table:table-cell table:formula="of:=CONCATENATE([.A517];&quot;=&quot;;[translation.B517])" office:value-type="string" office:string-value="preparando.subs.h1.1=Dúvidas em decidir parar" calcext:value-type="string">
            <text:p>preparando.subs.h1.1=Dúvidas em decidir parar</text:p>
          </table:table-cell>
          <table:table-cell table:number-columns-repeated="253"/>
        </table:table-row>
        <table:table-row table:style-name="ro4">
          <table:table-cell office:value-type="string" calcext:value-type="string">
            <text:p>preparando.subs.li.1</text:p>
          </table:table-cell>
          <table:table-cell office:value-type="string" calcext:value-type="string">
            <text:p>Para parar de fumar você não precisa estar 100% certo de querer parar.</text:p>
          </table:table-cell>
          <table:table-cell table:formula="of:=CONCATENATE([.A518];&quot;=&quot;;[translation.B518])" office:value-type="string" office:string-value="preparando.subs.li.1=Para parar de fumar você não precisa estar 100% certo de querer parar." calcext:value-type="string">
            <text:p>preparando.subs.li.1=Para parar de fumar você não precisa estar 100% certo de querer parar.</text:p>
          </table:table-cell>
          <table:table-cell table:number-columns-repeated="253"/>
        </table:table-row>
        <table:table-row table:style-name="ro13">
          <table:table-cell office:value-type="string" calcext:value-type="string">
            <text:p>preparando.subs.li.2</text:p>
          </table:table-cell>
          <table:table-cell office:value-type="string" calcext:value-type="string">
            <text:p>É comum sentir dúvidas em parar de fumar.</text:p>
          </table:table-cell>
          <table:table-cell table:formula="of:=CONCATENATE([.A519];&quot;=&quot;;[translation.B519])" office:value-type="string" office:string-value="preparando.subs.li.2=É comum sentir dúvidas em parar de fumar." calcext:value-type="string">
            <text:p>preparando.subs.li.2=É comum sentir dúvidas em parar de fumar.</text:p>
          </table:table-cell>
          <table:table-cell table:number-columns-repeated="253"/>
        </table:table-row>
        <table:table-row table:style-name="ro13">
          <table:table-cell office:value-type="string" calcext:value-type="string">
            <text:p>preparando.subs.li.3</text:p>
          </table:table-cell>
          <table:table-cell office:value-type="string" calcext:value-type="string">
            <text:p>Lembre-se das vantagens para a sua saúde e da economia financeira.</text:p>
          </table:table-cell>
          <table:table-cell table:formula="of:=CONCATENATE([.A520];&quot;=&quot;;[translation.B520])" office:value-type="string" office:string-value="preparando.subs.li.3=Lembre-se das vantagens para a sua saúde e da economia financeira." calcext:value-type="string">
            <text:p>preparando.subs.li.3=Lembre-se das vantagens para a sua saúde e da economia financeira.</text:p>
          </table:table-cell>
          <table:table-cell table:number-columns-repeated="253"/>
        </table:table-row>
        <table:table-row table:style-name="ro13">
          <table:table-cell office:value-type="string" calcext:value-type="string">
            <text:p>preparando.subs.h2.1</text:p>
          </table:table-cell>
          <table:table-cell office:value-type="string" calcext:value-type="string">
            <text:p>A amizade com o cigarro</text:p>
          </table:table-cell>
          <table:table-cell table:formula="of:=CONCATENATE([.A521];&quot;=&quot;;[translation.B521])" office:value-type="string" office:string-value="preparando.subs.h2.1=A amizade com o cigarro" calcext:value-type="string">
            <text:p>preparando.subs.h2.1=A amizade com o cigarro</text:p>
          </table:table-cell>
          <table:table-cell table:number-columns-repeated="253"/>
        </table:table-row>
        <table:table-row table:style-name="ro16">
          <table:table-cell office:value-type="string" calcext:value-type="string">
            <text:p>preparando.subs.p.1</text:p>
          </table:table-cell>
          <table:table-cell office:value-type="string" calcext:value-type="string">
            <text:p>Na maioria dos casos, existe um forte elo com o cigarro devido:</text:p>
          </table:table-cell>
          <table:table-cell table:formula="of:=CONCATENATE([.A522];&quot;=&quot;;[translation.B522])" office:value-type="string" office:string-value="preparando.subs.p.1=Na maioria dos casos, existe um forte elo com o cigarro devido:" calcext:value-type="string">
            <text:p>preparando.subs.p.1=Na maioria dos casos, existe um forte elo com o cigarro devido:</text:p>
          </table:table-cell>
          <table:table-cell table:number-columns-repeated="253"/>
        </table:table-row>
        <table:table-row table:style-name="ro4">
          <table:table-cell office:value-type="string" calcext:value-type="string">
            <text:p>preparando.subs.li.4</text:p>
          </table:table-cell>
          <table:table-cell office:value-type="string" calcext:value-type="string">
            <text:p>Dependência física causada pela nicotina contida no cigarro.</text:p>
          </table:table-cell>
          <table:table-cell table:formula="of:=CONCATENATE([.A523];&quot;=&quot;;[translation.B523])" office:value-type="string" office:string-value="preparando.subs.li.4=Dependência física causada pela nicotina contida no cigarro." calcext:value-type="string">
            <text:p>preparando.subs.li.4=Dependência física causada pela nicotina contida no cigarro.</text:p>
          </table:table-cell>
          <table:table-cell table:number-columns-repeated="253"/>
        </table:table-row>
        <table:table-row table:style-name="ro4">
          <table:table-cell office:value-type="string" calcext:value-type="string">
            <text:p>preparando.subs.li.5</text:p>
          </table:table-cell>
          <table:table-cell office:value-type="string" calcext:value-type="string">
            <text:p>Dependência psicológica como no caso de usar o cigarro em situações de estresse.</text:p>
          </table:table-cell>
          <table:table-cell table:formula="of:=CONCATENATE([.A524];&quot;=&quot;;[translation.B524])" office:value-type="string" office:string-value="preparando.subs.li.5=Dependência psicológica como no caso de usar o cigarro em situações de estresse." calcext:value-type="string">
            <text:p>preparando.subs.li.5=Dependência psicológica como no caso de usar o cigarro em situações de estresse.</text:p>
          </table:table-cell>
          <table:table-cell table:number-columns-repeated="253"/>
        </table:table-row>
        <table:table-row table:style-name="ro4">
          <table:table-cell office:value-type="string" calcext:value-type="string">
            <text:p>preparando.subs.li.6</text:p>
          </table:table-cell>
          <table:table-cell office:value-type="string" calcext:value-type="string">
            <text:p>Associação com comportamentos e situações como fumar ao: ingerir bebidas alcóolicas, após comer, assistir televisão.</text:p>
          </table:table-cell>
          <table:table-cell table:formula="of:=CONCATENATE([.A525];&quot;=&quot;;[translation.B525])" office:value-type="string" office:string-value="preparando.subs.li.6=Associação com comportamentos e situações como fumar ao: ingerir bebidas alcóolicas, após comer, assistir televisão." calcext:value-type="string">
            <text:p>preparando.subs.li.6=Associação com comportamentos e situações como fumar ao: ingerir bebidas alcóolicas, após comer, assistir televisão.</text:p>
          </table:table-cell>
          <table:table-cell table:number-columns-repeated="253"/>
        </table:table-row>
        <table:table-row table:style-name="ro4">
          <table:table-cell office:value-type="string" calcext:value-type="string">
            <text:p>preparando.subs.next.p</text:p>
          </table:table-cell>
          <table:table-cell office:value-type="string" calcext:value-type="string">
            <text:p>Saiba onde encontrar ajuda</text:p>
          </table:table-cell>
          <table:table-cell table:formula="of:=CONCATENATE([.A526];&quot;=&quot;;[translation.B526])" office:value-type="string" office:string-value="preparando.subs.next.p=Saiba onde encontrar ajuda" calcext:value-type="string">
            <text:p>preparando.subs.next.p=Saiba onde encontrar ajuda</text:p>
          </table:table-cell>
          <table:table-cell table:number-columns-repeated="253"/>
        </table:table-row>
        <table:table-row table:style-name="ro4">
          <table:table-cell table:style-name="ce3"/>
          <table:table-cell/>
          <table:table-cell table:formula="of:=CONCATENATE([.A527];&quot;=&quot;;[translation.B52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28];&quot;=&quot;;[translation.B528])" office:value-type="string" office:string-value="###################################=" calcext:value-type="string">
            <text:p>###################################=</text:p>
          </table:table-cell>
          <table:table-cell table:number-columns-repeated="253"/>
        </table:table-row>
        <table:table-row table:style-name="ro4">
          <table:table-cell office:value-type="string" calcext:value-type="string">
            <text:p># SECOND HAND SMOKING</text:p>
          </table:table-cell>
          <table:table-cell table:style-name="ce3"/>
          <table:table-cell table:formula="of:=CONCATENATE([.A529];&quot;=&quot;;[translation.B529])" office:value-type="string" office:string-value="# SECOND HAND SMOKING=" calcext:value-type="string">
            <text:p># SECOND HAND SMOKING=</text:p>
          </table:table-cell>
          <table:table-cell table:number-columns-repeated="253"/>
        </table:table-row>
        <table:table-row table:style-name="ro4">
          <table:table-cell office:value-type="string" calcext:value-type="string">
            <text:p>###################################</text:p>
          </table:table-cell>
          <table:table-cell table:style-name="ce3"/>
          <table:table-cell table:formula="of:=CONCATENATE([.A530];&quot;=&quot;;[translation.B530])" office:value-type="string" office:string-value="###################################=" calcext:value-type="string">
            <text:p>###################################=</text:p>
          </table:table-cell>
          <table:table-cell table:number-columns-repeated="253"/>
        </table:table-row>
        <table:table-row table:style-name="ro4">
          <table:table-cell table:number-columns-repeated="2"/>
          <table:table-cell table:formula="of:=CONCATENATE([.A531];&quot;=&quot;;[translation.B531])" office:value-type="string" office:string-value="=" calcext:value-type="string">
            <text:p>=</text:p>
          </table:table-cell>
          <table:table-cell table:number-columns-repeated="253"/>
        </table:table-row>
        <table:table-row table:style-name="ro16">
          <table:table-cell office:value-type="string" calcext:value-type="string">
            <text:p>preparando.passivo.titlepage</text:p>
          </table:table-cell>
          <table:table-cell office:value-type="string" calcext:value-type="string">
            <text:p>Fumo passivo</text:p>
          </table:table-cell>
          <table:table-cell table:formula="of:=CONCATENATE([.A532];&quot;=&quot;;[translation.B532])" office:value-type="string" office:string-value="preparando.passivo.titlepage=Fumo passivo" calcext:value-type="string">
            <text:p>preparando.passivo.titlepage=Fumo passivo</text:p>
          </table:table-cell>
          <table:table-cell table:number-columns-repeated="253"/>
        </table:table-row>
        <table:table-row table:style-name="ro4">
          <table:table-cell office:value-type="string" calcext:value-type="string">
            <text:p>preparando.passivo.h1.1</text:p>
          </table:table-cell>
          <table:table-cell office:value-type="string" calcext:value-type="string">
            <text:p>Fumo passivo</text:p>
          </table:table-cell>
          <table:table-cell table:formula="of:=CONCATENATE([.A533];&quot;=&quot;;[translation.B533])" office:value-type="string" office:string-value="preparando.passivo.h1.1=Fumo passivo" calcext:value-type="string">
            <text:p>preparando.passivo.h1.1=Fumo passivo</text:p>
          </table:table-cell>
          <table:table-cell table:number-columns-repeated="253"/>
        </table:table-row>
        <table:table-row table:style-name="ro13">
          <table:table-cell office:value-type="string" calcext:value-type="string">
            <text:p>preparando.passivo.h2.1</text:p>
          </table:table-cell>
          <table:table-cell office:value-type="string" calcext:value-type="string">
            <text:p>O que é?</text:p>
          </table:table-cell>
          <table:table-cell table:formula="of:=CONCATENATE([.A534];&quot;=&quot;;[translation.B534])" office:value-type="string" office:string-value="preparando.passivo.h2.1=O que é?" calcext:value-type="string">
            <text:p>preparando.passivo.h2.1=O que é?</text:p>
          </table:table-cell>
          <table:table-cell table:number-columns-repeated="253"/>
        </table:table-row>
        <table:table-row table:style-name="ro13">
          <table:table-cell office:value-type="string" calcext:value-type="string">
            <text:p>preparando.passivo.p.1</text:p>
          </table:table-cell>
          <table:table-cell office:value-type="string" calcext:value-type="string">
            <text:p>É o fumo que se dá através da respiração da fumaça produzida por um fumante e/ou pelo cigarro nas proximidades, sem que a pessoa fume de fato.</text:p>
          </table:table-cell>
          <table:table-cell table:formula="of:=CONCATENATE([.A535];&quot;=&quot;;[translation.B535])" office:value-type="string" office:string-value="preparando.passivo.p.1=É o fumo que se dá através da respiração da fumaça produzida por um fumante e/ou pelo cigarro nas proximidades, sem que a pessoa fume de fato." calcext:value-type="string">
            <text:p>preparando.passivo.p.1=É o fumo que se dá através da respiração da fumaça produzida por um fumante e/ou pelo cigarro nas proximidades, sem que a pessoa fume de fato.</text:p>
          </table:table-cell>
          <table:table-cell table:number-columns-repeated="253"/>
        </table:table-row>
        <table:table-row table:style-name="ro16">
          <table:table-cell office:value-type="string" calcext:value-type="string">
            <text:p>preparando.passivo.h2.2</text:p>
          </table:table-cell>
          <table:table-cell office:value-type="string" calcext:value-type="string">
            <text:p>Danos à saúde</text:p>
          </table:table-cell>
          <table:table-cell table:formula="of:=CONCATENATE([.A536];&quot;=&quot;;[translation.B536])" office:value-type="string" office:string-value="preparando.passivo.h2.2=Danos à saúde" calcext:value-type="string">
            <text:p>preparando.passivo.h2.2=Danos à saúde</text:p>
          </table:table-cell>
          <table:table-cell table:number-columns-repeated="253"/>
        </table:table-row>
        <table:table-row table:style-name="ro4">
          <table:table-cell office:value-type="string" calcext:value-type="string">
            <text:p>preparando.passivo.li.1</text:p>
          </table:table-cell>
          <table:table-cell office:value-type="string" calcext:value-type="string">
            <text:p>O fumo passivo causa mal à saúde também;</text:p>
          </table:table-cell>
          <table:table-cell table:formula="of:=CONCATENATE([.A537];&quot;=&quot;;[translation.B537])" office:value-type="string" office:string-value="preparando.passivo.li.1=O fumo passivo causa mal à saúde também;" calcext:value-type="string">
            <text:p>preparando.passivo.li.1=O fumo passivo causa mal à saúde também;</text:p>
          </table:table-cell>
          <table:table-cell table:number-columns-repeated="253"/>
        </table:table-row>
        <table:table-row table:style-name="ro4">
          <table:table-cell office:value-type="string" calcext:value-type="string">
            <text:p>preparando.passivo.li.2</text:p>
          </table:table-cell>
          <table:table-cell office:value-type="string" calcext:value-type="string">
            <text:p>Em crianças o fumo passivo pode provocar a morte súbita infantil, problemas respiratórios e danos ao ouvido;</text:p>
          </table:table-cell>
          <table:table-cell table:formula="of:=CONCATENATE([.A538];&quot;=&quot;;[translation.B538])" office:value-type="string" office:string-value="preparando.passivo.li.2=Em crianças o fumo passivo pode provocar a morte súbita infantil, problemas respiratórios e danos ao ouvido;" calcext:value-type="string">
            <text:p>preparando.passivo.li.2=Em crianças o fumo passivo pode provocar a morte súbita infantil, problemas respiratórios e danos ao ouvido;</text:p>
          </table:table-cell>
          <table:table-cell table:number-columns-repeated="253"/>
        </table:table-row>
        <table:table-row table:style-name="ro16">
          <table:table-cell office:value-type="string" calcext:value-type="string">
            <text:p>preparando.passivo.li.3</text:p>
          </table:table-cell>
          <table:table-cell office:value-type="string" calcext:value-type="string">
            <text:p>Em adultos, causa danos imediatos ao sistema cardiovascular, podendo causar doenças coronarianas e câncer de pulmão.</text:p>
          </table:table-cell>
          <table:table-cell table:formula="of:=CONCATENATE([.A539];&quot;=&quot;;[translation.B539])" office:value-type="string" office:string-value="preparando.passivo.li.3=Em adultos, causa danos imediatos ao sistema cardiovascular, podendo causar doenças coronarianas e câncer de pulmão." calcext:value-type="string">
            <text:p>preparando.passivo.li.3=Em adultos, causa danos imediatos ao sistema cardiovascular, podendo causar doenças coronarianas e câncer de pulmão.</text:p>
          </table:table-cell>
          <table:table-cell table:number-columns-repeated="253"/>
        </table:table-row>
        <table:table-row table:style-name="ro13">
          <table:table-cell office:value-type="string" calcext:value-type="string">
            <text:p>preparando.passivo.h2.3</text:p>
          </table:table-cell>
          <table:table-cell office:value-type="string" calcext:value-type="string">
            <text:p>O que você pode fazer para ajudar</text:p>
          </table:table-cell>
          <table:table-cell table:formula="of:=CONCATENATE([.A540];&quot;=&quot;;[translation.B540])" office:value-type="string" office:string-value="preparando.passivo.h2.3=O que você pode fazer para ajudar" calcext:value-type="string">
            <text:p>preparando.passivo.h2.3=O que você pode fazer para ajudar</text:p>
          </table:table-cell>
          <table:table-cell table:number-columns-repeated="253"/>
        </table:table-row>
        <table:table-row table:style-name="ro4">
          <table:table-cell office:value-type="string" calcext:value-type="string">
            <text:p>preparando.passivo.li.4</text:p>
          </table:table-cell>
          <table:table-cell office:value-type="string" calcext:value-type="string">
            <text:p>Fumar em lugares abertos e fora de locais públicos;</text:p>
          </table:table-cell>
          <table:table-cell table:formula="of:=CONCATENATE([.A541];&quot;=&quot;;[translation.B541])" office:value-type="string" office:string-value="preparando.passivo.li.4=Fumar em lugares abertos e fora de locais públicos;" calcext:value-type="string">
            <text:p>preparando.passivo.li.4=Fumar em lugares abertos e fora de locais públicos;</text:p>
          </table:table-cell>
          <table:table-cell table:number-columns-repeated="253"/>
        </table:table-row>
        <table:table-row table:style-name="ro4">
          <table:table-cell office:value-type="string" calcext:value-type="string">
            <text:p>preparando.passivo.li.5</text:p>
          </table:table-cell>
          <table:table-cell office:value-type="string" calcext:value-type="string">
            <text:p>Fumar no exterior da casa para evitar o contato da fumaça que fica no ambiente em familiares e animais domésticos;</text:p>
          </table:table-cell>
          <table:table-cell table:formula="of:=CONCATENATE([.A542];&quot;=&quot;;[translation.B542])" office:value-type="string" office:string-value="preparando.passivo.li.5=Fumar no exterior da casa para evitar o contato da fumaça que fica no ambiente em familiares e animais domésticos;" calcext:value-type="string">
            <text:p>preparando.passivo.li.5=Fumar no exterior da casa para evitar o contato da fumaça que fica no ambiente em familiares e animais domésticos;</text:p>
          </table:table-cell>
          <table:table-cell table:number-columns-repeated="253"/>
        </table:table-row>
        <table:table-row table:style-name="ro4">
          <table:table-cell office:value-type="string" calcext:value-type="string">
            <text:p>preparando.passivo.next.p</text:p>
          </table:table-cell>
          <table:table-cell office:value-type="string" calcext:value-type="string">
            <text:p>Você sabia que seu organismo, ao parar de fumar, já apresenta melhoras logo nas primeiras semanas?</text:p>
          </table:table-cell>
          <table:table-cell table:formula="of:=CONCATENATE([.A543];&quot;=&quot;;[translation.B543])" office:value-type="string" office:string-value="preparando.passivo.next.p=Você sabia que seu organismo, ao parar de fumar, já apresenta melhoras logo nas primeiras semanas?" calcext:value-type="string">
            <text:p>preparando.passivo.next.p=Você sabia que seu organismo, ao parar de fumar, já apresenta melhoras logo nas primeiras semanas?</text:p>
          </table:table-cell>
          <table:table-cell table:number-columns-repeated="253"/>
        </table:table-row>
        <table:table-row table:style-name="ro4">
          <table:table-cell office:value-type="string" calcext:value-type="string">
            <text:p>preparando.passivo.btn.title</text:p>
          </table:table-cell>
          <table:table-cell office:value-type="string" calcext:value-type="string">
            <text:p>Vantagens de parar de fumar</text:p>
          </table:table-cell>
          <table:table-cell table:formula="of:=CONCATENATE([.A544];&quot;=&quot;;[translation.B544])" office:value-type="string" office:string-value="preparando.passivo.btn.title=Vantagens de parar de fumar" calcext:value-type="string">
            <text:p>preparando.passivo.btn.title=Vantagens de parar de fumar</text:p>
          </table:table-cell>
          <table:table-cell table:number-columns-repeated="253"/>
        </table:table-row>
        <table:table-row table:style-name="ro4">
          <table:table-cell office:value-type="string" calcext:value-type="string">
            <text:p>authors</text:p>
          </table:table-cell>
          <table:table-cell office:value-type="string" calcext:value-type="string">
            <text:p>Autores</text:p>
          </table:table-cell>
          <table:table-cell table:formula="of:=CONCATENATE([.A545];&quot;=&quot;;[translation.B545])" office:value-type="string" office:string-value="authors=Autores" calcext:value-type="string">
            <text:p>authors=Autores</text:p>
          </table:table-cell>
          <table:table-cell table:number-columns-repeated="253"/>
        </table:table-row>
        <table:table-row table:style-name="ro4">
          <table:table-cell table:style-name="ce3"/>
          <table:table-cell/>
          <table:table-cell table:formula="of:=CONCATENATE([.A546];&quot;=&quot;;[translation.B54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547];&quot;=&quot;;[translation.B547])" office:value-type="string" office:string-value="###################################=" calcext:value-type="string">
            <text:p>###################################=</text:p>
          </table:table-cell>
          <table:table-cell table:number-columns-repeated="253"/>
        </table:table-row>
        <table:table-row table:style-name="ro4">
          <table:table-cell office:value-type="string" calcext:value-type="string">
            <text:p># STEP 2 - READY TO QUIT##### #####</text:p>
          </table:table-cell>
          <table:table-cell/>
          <table:table-cell table:formula="of:=CONCATENATE([.A548];&quot;=&quot;;[translation.B548])" office:value-type="string" office:string-value="# STEP 2 - READY TO QUIT##### #####=" calcext:value-type="string">
            <text:p># STEP 2 - READY TO QUIT##### #####=</text:p>
          </table:table-cell>
          <table:table-cell table:number-columns-repeated="253"/>
        </table:table-row>
        <table:table-row table:style-name="ro4">
          <table:table-cell office:value-type="string" calcext:value-type="string">
            <text:p>###################################</text:p>
          </table:table-cell>
          <table:table-cell/>
          <table:table-cell table:formula="of:=CONCATENATE([.A549];&quot;=&quot;;[translation.B549])" office:value-type="string" office:string-value="###################################=" calcext:value-type="string">
            <text:p>###################################=</text:p>
          </table:table-cell>
          <table:table-cell table:number-columns-repeated="253"/>
        </table:table-row>
        <table:table-row table:style-name="ro4">
          <table:table-cell table:style-name="ce3"/>
          <table:table-cell/>
          <table:table-cell table:formula="of:=CONCATENATE([.A550];&quot;=&quot;;[translation.B550])"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51];&quot;=&quot;;[translation.B551])" office:value-type="string" office:string-value="###################################=" calcext:value-type="string">
            <text:p>###################################=</text:p>
          </table:table-cell>
          <table:table-cell table:number-columns-repeated="253"/>
        </table:table-row>
        <table:table-row table:style-name="ro4">
          <table:table-cell office:value-type="string" calcext:value-type="string">
            <text:p># INTRO</text:p>
          </table:table-cell>
          <table:table-cell table:style-name="ce3"/>
          <table:table-cell table:formula="of:=CONCATENATE([.A552];&quot;=&quot;;[translation.B552])" office:value-type="string" office:string-value="# INTRO=" calcext:value-type="string">
            <text:p># INTRO=</text:p>
          </table:table-cell>
          <table:table-cell table:number-columns-repeated="253"/>
        </table:table-row>
        <table:table-row table:style-name="ro13">
          <table:table-cell office:value-type="string" calcext:value-type="string">
            <text:p>###################################</text:p>
          </table:table-cell>
          <table:table-cell table:style-name="ce3"/>
          <table:table-cell table:formula="of:=CONCATENATE([.A553];&quot;=&quot;;[translation.B553])" office:value-type="string" office:string-value="###################################=" calcext:value-type="string">
            <text:p>###################################=</text:p>
          </table:table-cell>
          <table:table-cell table:number-columns-repeated="253"/>
        </table:table-row>
        <table:table-row table:style-name="ro13">
          <table:table-cell table:number-columns-repeated="2"/>
          <table:table-cell table:formula="of:=CONCATENATE([.A554];&quot;=&quot;;[translation.B554])" office:value-type="string" office:string-value="=" calcext:value-type="string">
            <text:p>=</text:p>
          </table:table-cell>
          <table:table-cell table:number-columns-repeated="253"/>
        </table:table-row>
        <table:table-row table:style-name="ro16">
          <table:table-cell office:value-type="string" calcext:value-type="string">
            <text:p>pronto.intro.h1</text:p>
          </table:table-cell>
          <table:table-cell office:value-type="string" calcext:value-type="string">
            <text:p>Pronto para parar</text:p>
          </table:table-cell>
          <table:table-cell table:formula="of:=CONCATENATE([.A555];&quot;=&quot;;[translation.B555])" office:value-type="string" office:string-value="pronto.intro.h1=Pronto para parar" calcext:value-type="string">
            <text:p>pronto.intro.h1=Pronto para parar</text:p>
          </table:table-cell>
          <table:table-cell table:number-columns-repeated="253"/>
        </table:table-row>
        <table:table-row table:style-name="ro4">
          <table:table-cell office:value-type="string" calcext:value-type="string">
            <text:p>pronto.intro.p1</text:p>
          </table:table-cell>
          <table:table-cell office:value-type="string" calcext:value-type="string">
            <text:p>Parabéns por sua decisão! Nós iremos ajudá-lo a criar um plano personalizado.</text:p>
          </table:table-cell>
          <table:table-cell table:formula="of:=CONCATENATE([.A556];&quot;=&quot;;[translation.B556])" office:value-type="string" office:string-value="pronto.intro.p1=Parabéns por sua decisão! Nós iremos ajudá-lo a criar um plano personalizado." calcext:value-type="string">
            <text:p>pronto.intro.p1=Parabéns por sua decisão! Nós iremos ajudá-lo a criar um plano personalizado.</text:p>
          </table:table-cell>
          <table:table-cell table:number-columns-repeated="253"/>
        </table:table-row>
        <table:table-row table:style-name="ro4">
          <table:table-cell office:value-type="string" calcext:value-type="string">
            <text:p>pronto.intro.p2</text:p>
          </table:table-cell>
          <table:table-cell office:value-type="string" calcext:value-type="string">
            <text:p>Aqui você encontra informações escritas por especialistas retiradas de estudos científicos.</text:p>
          </table:table-cell>
          <table:table-cell table:formula="of:=CONCATENATE([.A557];&quot;=&quot;;[translation.B557])" office:value-type="string" office:string-value="pronto.intro.p2=Aqui você encontra informações escritas por especialistas retiradas de estudos científicos." calcext:value-type="string">
            <text:p>pronto.intro.p2=Aqui você encontra informações escritas por especialistas retiradas de estudos científicos.</text:p>
          </table:table-cell>
          <table:table-cell table:number-columns-repeated="253"/>
        </table:table-row>
        <table:table-row table:style-name="ro13">
          <table:table-cell office:value-type="string" calcext:value-type="string">
            <text:p>pronto.intro.p3</text:p>
          </table:table-cell>
          <table:table-cell office:value-type="string" calcext:value-type="string">
            <text:p>Este programa não substitui uma consulta clínica tradicional. Recomendamos também que você procure a ajuda de um profissional de saúde.</text:p>
          </table:table-cell>
          <table:table-cell table:formula="of:=CONCATENATE([.A558];&quot;=&quot;;[translation.B558])" office:value-type="string" office:string-value="pronto.intro.p3=Este programa não substitui uma consulta clínica tradicional. Recomendamos também que você procure a ajuda de um profissional de saúde." calcext:value-type="string">
            <text:p>pronto.intro.p3=Este programa não substitui uma consulta clínica tradicional. Recomendamos também que você procure a ajuda de um profissional de saúde.</text:p>
          </table:table-cell>
          <table:table-cell table:number-columns-repeated="253"/>
        </table:table-row>
        <table:table-row table:style-name="ro13">
          <table:table-cell office:value-type="string" calcext:value-type="string">
            <text:p>pronto.intro.h3</text:p>
          </table:table-cell>
          <table:table-cell office:value-type="string" calcext:value-type="string">
            <text:p>Recomendações</text:p>
          </table:table-cell>
          <table:table-cell table:formula="of:=CONCATENATE([.A559];&quot;=&quot;;[translation.B559])" office:value-type="string" office:string-value="pronto.intro.h3=Recomendações" calcext:value-type="string">
            <text:p>pronto.intro.h3=Recomendações</text:p>
          </table:table-cell>
          <table:table-cell table:number-columns-repeated="253"/>
        </table:table-row>
        <table:table-row table:style-name="ro4">
          <table:table-cell office:value-type="string" calcext:value-type="string">
            <text:p>pronto.intro.li1</text:p>
          </table:table-cell>
          <table:table-cell office:value-type="string" calcext:value-type="string">
            <text:p>Procure seguir os passos em ordem.</text:p>
          </table:table-cell>
          <table:table-cell table:formula="of:=CONCATENATE([.A560];&quot;=&quot;;[translation.B560])" office:value-type="string" office:string-value="pronto.intro.li1=Procure seguir os passos em ordem." calcext:value-type="string">
            <text:p>pronto.intro.li1=Procure seguir os passos em ordem.</text:p>
          </table:table-cell>
          <table:table-cell table:number-columns-repeated="253"/>
        </table:table-row>
        <table:table-row table:style-name="ro4">
          <table:table-cell office:value-type="string" calcext:value-type="string">
            <text:p>pronto.intro.li2</text:p>
          </table:table-cell>
          <table:table-cell office:value-type="string" calcext:value-type="string">
            <text:p>Você poderá alterar o plano a qualquer momento. Clique no item desejado na barra lateral.</text:p>
          </table:table-cell>
          <table:table-cell table:formula="of:=CONCATENATE([.A561];&quot;=&quot;;[translation.B561])" office:value-type="string" office:string-value="pronto.intro.li2=Você poderá alterar o plano a qualquer momento. Clique no item desejado na barra lateral." calcext:value-type="string">
            <text:p>pronto.intro.li2=Você poderá alterar o plano a qualquer momento. Clique no item desejado na barra lateral.</text:p>
          </table:table-cell>
          <table:table-cell table:number-columns-repeated="253"/>
        </table:table-row>
        <table:table-row table:style-name="ro13">
          <table:table-cell office:value-type="string" calcext:value-type="string">
            <text:p>pronto.intro.li3a</text:p>
          </table:table-cell>
          <table:table-cell office:value-type="string" calcext:value-type="string">
            <text:p>Se você não quer parar, recomendamos voltar ao primeiro passo:</text:p>
          </table:table-cell>
          <table:table-cell table:formula="of:=CONCATENATE([.A562];&quot;=&quot;;[translation.B562])" office:value-type="string" office:string-value="pronto.intro.li3a=Se você não quer parar, recomendamos voltar ao primeiro passo:" calcext:value-type="string">
            <text:p>pronto.intro.li3a=Se você não quer parar, recomendamos voltar ao primeiro passo:</text:p>
          </table:table-cell>
          <table:table-cell table:number-columns-repeated="253"/>
        </table:table-row>
        <table:table-row table:style-name="ro4">
          <table:table-cell office:value-type="string" calcext:value-type="string">
            <text:p>pronto.intro.li3b</text:p>
          </table:table-cell>
          <table:table-cell office:value-type="string" calcext:value-type="string">
            <text:p>Preparando para parar</text:p>
          </table:table-cell>
          <table:table-cell table:formula="of:=CONCATENATE([.A563];&quot;=&quot;;[translation.B563])" office:value-type="string" office:string-value="pronto.intro.li3b=Preparando para parar" calcext:value-type="string">
            <text:p>pronto.intro.li3b=Preparando para parar</text:p>
          </table:table-cell>
          <table:table-cell table:number-columns-repeated="253"/>
        </table:table-row>
        <table:table-row table:style-name="ro4">
          <table:table-cell office:value-type="string" calcext:value-type="string">
            <text:p>pronto.intro.next.h2</text:p>
          </table:table-cell>
          <table:table-cell office:value-type="string" calcext:value-type="string">
            <text:p>Próximo passo</text:p>
          </table:table-cell>
          <table:table-cell table:formula="of:=CONCATENATE([.A564];&quot;=&quot;;[translation.B564])" office:value-type="string" office:string-value="pronto.intro.next.h2=Próximo passo" calcext:value-type="string">
            <text:p>pronto.intro.next.h2=Próximo passo</text:p>
          </table:table-cell>
          <table:table-cell table:number-columns-repeated="253"/>
        </table:table-row>
        <table:table-row table:style-name="ro4">
          <table:table-cell office:value-type="string" calcext:value-type="string">
            <text:p>pronto.intro.next.p</text:p>
          </table:table-cell>
          <table:table-cell office:value-type="string" calcext:value-type="string">
            <text:p>Saiba mais sobre abstinência e descubra estratégias de como lidar com ela.</text:p>
          </table:table-cell>
          <table:table-cell table:formula="of:=CONCATENATE([.A565];&quot;=&quot;;[translation.B565])" office:value-type="string" office:string-value="pronto.intro.next.p=Saiba mais sobre abstinência e descubra estratégias de como lidar com ela." calcext:value-type="string">
            <text:p>pronto.intro.next.p=Saiba mais sobre abstinência e descubra estratégias de como lidar com ela.</text:p>
          </table:table-cell>
          <table:table-cell table:number-columns-repeated="253"/>
        </table:table-row>
        <table:table-row table:style-name="ro4">
          <table:table-cell table:style-name="ce3"/>
          <table:table-cell/>
          <table:table-cell table:formula="of:=CONCATENATE([.A566];&quot;=&quot;;[translation.B56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67];&quot;=&quot;;[translation.B567])" office:value-type="string" office:string-value="###################################=" calcext:value-type="string">
            <text:p>###################################=</text:p>
          </table:table-cell>
          <table:table-cell table:number-columns-repeated="253"/>
        </table:table-row>
        <table:table-row table:style-name="ro4">
          <table:table-cell office:value-type="string" calcext:value-type="string">
            <text:p># ABSTINENCE</text:p>
          </table:table-cell>
          <table:table-cell table:style-name="ce3"/>
          <table:table-cell table:formula="of:=CONCATENATE([.A568];&quot;=&quot;;[translation.B568])" office:value-type="string" office:string-value="# ABSTINENCE=" calcext:value-type="string">
            <text:p># ABSTINENCE=</text:p>
          </table:table-cell>
          <table:table-cell table:number-columns-repeated="253"/>
        </table:table-row>
        <table:table-row table:style-name="ro4">
          <table:table-cell office:value-type="string" calcext:value-type="string">
            <text:p>###################################</text:p>
          </table:table-cell>
          <table:table-cell table:style-name="ce3"/>
          <table:table-cell table:formula="of:=CONCATENATE([.A569];&quot;=&quot;;[translation.B569])" office:value-type="string" office:string-value="###################################=" calcext:value-type="string">
            <text:p>###################################=</text:p>
          </table:table-cell>
          <table:table-cell table:number-columns-repeated="253"/>
        </table:table-row>
        <table:table-row table:style-name="ro4">
          <table:table-cell table:number-columns-repeated="2"/>
          <table:table-cell table:formula="of:=CONCATENATE([.A570];&quot;=&quot;;[translation.B570])" office:value-type="string" office:string-value="=" calcext:value-type="string">
            <text:p>=</text:p>
          </table:table-cell>
          <table:table-cell table:number-columns-repeated="253"/>
        </table:table-row>
        <table:table-row table:style-name="ro13">
          <table:table-cell office:value-type="string" calcext:value-type="string">
            <text:p>pronto.abs.titlepage</text:p>
          </table:table-cell>
          <table:table-cell office:value-type="string" calcext:value-type="string">
            <text:p>Abstinência – o que é e como lidar</text:p>
          </table:table-cell>
          <table:table-cell table:formula="of:=CONCATENATE([.A571];&quot;=&quot;;[translation.B571])" office:value-type="string" office:string-value="pronto.abs.titlepage=Abstinência – o que é e como lidar" calcext:value-type="string">
            <text:p>pronto.abs.titlepage=Abstinência – o que é e como lidar</text:p>
          </table:table-cell>
          <table:table-cell table:number-columns-repeated="253"/>
        </table:table-row>
        <table:table-row table:style-name="ro13">
          <table:table-cell office:value-type="string" calcext:value-type="string">
            <text:p>pronto.abs.img</text:p>
          </table:table-cell>
          <table:table-cell office:value-type="string" calcext:value-type="string">
            <text:p>Abstinência é um obstáculo</text:p>
          </table:table-cell>
          <table:table-cell table:formula="of:=CONCATENATE([.A572];&quot;=&quot;;[translation.B572])" office:value-type="string" office:string-value="pronto.abs.img=Abstinência é um obstáculo" calcext:value-type="string">
            <text:p>pronto.abs.img=Abstinência é um obstáculo</text:p>
          </table:table-cell>
          <table:table-cell table:number-columns-repeated="253"/>
        </table:table-row>
        <table:table-row table:style-name="ro13">
          <table:table-cell office:value-type="string" calcext:value-type="string">
            <text:p>pronto.abs.h1</text:p>
          </table:table-cell>
          <table:table-cell office:value-type="string" calcext:value-type="string">
            <text:p>Abstinência</text:p>
          </table:table-cell>
          <table:table-cell table:formula="of:=CONCATENATE([.A573];&quot;=&quot;;[translation.B573])" office:value-type="string" office:string-value="pronto.abs.h1=Abstinência" calcext:value-type="string">
            <text:p>pronto.abs.h1=Abstinência</text:p>
          </table:table-cell>
          <table:table-cell table:number-columns-repeated="253"/>
        </table:table-row>
        <table:table-row table:style-name="ro13">
          <table:table-cell office:value-type="string" calcext:value-type="string">
            <text:p>pronto.abs.p1</text:p>
          </table:table-cell>
          <table:table-cell office:value-type="string" calcext:value-type="string">
            <text:p>A abstinência é uma reação natural do organismo a ausência da nicotina presente no cigarro.</text:p>
          </table:table-cell>
          <table:table-cell table:formula="of:=CONCATENATE([.A574];&quot;=&quot;;[translation.B574])" office:value-type="string" office:string-value="pronto.abs.p1=A abstinência é uma reação natural do organismo a ausência da nicotina presente no cigarro." calcext:value-type="string">
            <text:p>pronto.abs.p1=A abstinência é uma reação natural do organismo a ausência da nicotina presente no cigarro.</text:p>
          </table:table-cell>
          <table:table-cell table:number-columns-repeated="253"/>
        </table:table-row>
        <table:table-row table:style-name="ro13">
          <table:table-cell office:value-type="string" calcext:value-type="string">
            <text:p>pronto.abs.p2</text:p>
          </table:table-cell>
          <table:table-cell office:value-type="string" calcext:value-type="string">
            <text:p>Os sintomas comuns da abstinência são: dores de cabeça, tonteiras, alterações do sono e irritação.</text:p>
          </table:table-cell>
          <table:table-cell table:formula="of:=CONCATENATE([.A575];&quot;=&quot;;[translation.B575])" office:value-type="string" office:string-value="pronto.abs.p2=Os sintomas comuns da abstinência são: dores de cabeça, tonteiras, alterações do sono e irritação." calcext:value-type="string">
            <text:p>pronto.abs.p2=Os sintomas comuns da abstinência são: dores de cabeça, tonteiras, alterações do sono e irritação.</text:p>
          </table:table-cell>
          <table:table-cell table:number-columns-repeated="253"/>
        </table:table-row>
        <table:table-row table:style-name="ro4">
          <table:table-cell office:value-type="string" calcext:value-type="string">
            <text:p>pronto.abs.p3</text:p>
          </table:table-cell>
          <table:table-cell office:value-type="string" calcext:value-type="string">
            <text:p>É importante reconhecer e aceitar esses sintomas, sabendo que eles irão durar em média de 1 a 3 semanas.</text:p>
          </table:table-cell>
          <table:table-cell table:formula="of:=CONCATENATE([.A576];&quot;=&quot;;[translation.B576])" office:value-type="string" office:string-value="pronto.abs.p3=É importante reconhecer e aceitar esses sintomas, sabendo que eles irão durar em média de 1 a 3 semanas." calcext:value-type="string">
            <text:p>pronto.abs.p3=É importante reconhecer e aceitar esses sintomas, sabendo que eles irão durar em média de 1 a 3 semanas.</text:p>
          </table:table-cell>
          <table:table-cell table:number-columns-repeated="253"/>
        </table:table-row>
        <table:table-row table:style-name="ro16">
          <table:table-cell office:value-type="string" calcext:value-type="string">
            <text:p>pronto.abs.p4</text:p>
          </table:table-cell>
          <table:table-cell office:value-type="string" calcext:value-type="string">
            <text:p>Mesmo que pareça muito tempo, é importante reconher que os sintomas de abstinência vão passar.</text:p>
          </table:table-cell>
          <table:table-cell table:formula="of:=CONCATENATE([.A577];&quot;=&quot;;[translation.B577])" office:value-type="string" office:string-value="pronto.abs.p4=Mesmo que pareça muito tempo, é importante reconher que os sintomas de abstinência vão passar." calcext:value-type="string">
            <text:p>pronto.abs.p4=Mesmo que pareça muito tempo, é importante reconher que os sintomas de abstinência vão passar.</text:p>
          </table:table-cell>
          <table:table-cell table:number-columns-repeated="253"/>
        </table:table-row>
        <table:table-row table:style-name="ro4">
          <table:table-cell office:value-type="string" calcext:value-type="string">
            <text:p>pronto.abs.p5</text:p>
          </table:table-cell>
          <table:table-cell office:value-type="string" calcext:value-type="string">
            <text:p>Durante o período de abstinência, você poderá sentir uma intensa vontade de fumar chamada de fissura.</text:p>
          </table:table-cell>
          <table:table-cell table:formula="of:=CONCATENATE([.A578];&quot;=&quot;;[translation.B578])" office:value-type="string" office:string-value="pronto.abs.p5=Durante o período de abstinência, você poderá sentir uma intensa vontade de fumar chamada de fissura." calcext:value-type="string">
            <text:p>pronto.abs.p5=Durante o período de abstinência, você poderá sentir uma intensa vontade de fumar chamada de fissura.</text:p>
          </table:table-cell>
          <table:table-cell table:number-columns-repeated="253"/>
        </table:table-row>
        <table:table-row table:style-name="ro4">
          <table:table-cell office:value-type="string" calcext:value-type="string">
            <text:p>pronto.abs.next.p</text:p>
          </table:table-cell>
          <table:table-cell office:value-type="string" calcext:value-type="string">
            <text:p>Saiba como vencer a fissura, a intensa vontade de fumar.</text:p>
          </table:table-cell>
          <table:table-cell table:formula="of:=CONCATENATE([.A579];&quot;=&quot;;[translation.B579])" office:value-type="string" office:string-value="pronto.abs.next.p=Saiba como vencer a fissura, a intensa vontade de fumar." calcext:value-type="string">
            <text:p>pronto.abs.next.p=Saiba como vencer a fissura, a intensa vontade de fumar.</text:p>
          </table:table-cell>
          <table:table-cell table:number-columns-repeated="253"/>
        </table:table-row>
        <table:table-row table:style-name="ro4">
          <table:table-cell office:value-type="string" calcext:value-type="string">
            <text:p>pronto.abs.ref.p1</text:p>
          </table:table-cell>
          <table:table-cell office:value-type="string" calcext:value-type="string">
            <text:p>Fontes: U.S Department of Health and Human Services (2008). Treating Tobacco Use and Dependence: 2008 Update: Clinical Practice Guideline. DIANE Publishing.</text:p>
          </table:table-cell>
          <table:table-cell table:formula="of:=CONCATENATE([.A580];&quot;=&quot;;[translation.B580])" office:value-type="string" office:string-value="pronto.abs.ref.p1=Fontes: U.S Department of Health and Human Services (2008). Treating Tobacco Use and Dependence: 2008 Update: Clinical Practice Guideline. DIANE Publishing." calcext:value-type="string">
            <text:p>pronto.abs.ref.p1=Fontes: U.S Department of Health and Human Services (2008). Treating Tobacco Use and Dependence: 2008 Update: Clinical Practice Guideline. DIANE Publishing.</text:p>
          </table:table-cell>
          <table:table-cell table:number-columns-repeated="253"/>
        </table:table-row>
        <table:table-row table:style-name="ro4">
          <table:table-cell table:style-name="ce3"/>
          <table:table-cell/>
          <table:table-cell table:formula="of:=CONCATENATE([.A581];&quot;=&quot;;[translation.B58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582];&quot;=&quot;;[translation.B582])" office:value-type="string" office:string-value="###################################=" calcext:value-type="string">
            <text:p>###################################=</text:p>
          </table:table-cell>
          <table:table-cell table:number-columns-repeated="253"/>
        </table:table-row>
        <table:table-row table:style-name="ro4">
          <table:table-cell office:value-type="string" calcext:value-type="string">
            <text:p># CRAVING</text:p>
          </table:table-cell>
          <table:table-cell table:style-name="ce3"/>
          <table:table-cell table:formula="of:=CONCATENATE([.A583];&quot;=&quot;;[translation.B583])" office:value-type="string" office:string-value="# CRAVING=" calcext:value-type="string">
            <text:p># CRAVING=</text:p>
          </table:table-cell>
          <table:table-cell table:number-columns-repeated="253"/>
        </table:table-row>
        <table:table-row table:style-name="ro4">
          <table:table-cell office:value-type="string" calcext:value-type="string">
            <text:p>###################################</text:p>
          </table:table-cell>
          <table:table-cell table:style-name="ce3"/>
          <table:table-cell table:formula="of:=CONCATENATE([.A584];&quot;=&quot;;[translation.B584])" office:value-type="string" office:string-value="###################################=" calcext:value-type="string">
            <text:p>###################################=</text:p>
          </table:table-cell>
          <table:table-cell table:number-columns-repeated="253"/>
        </table:table-row>
        <table:table-row table:style-name="ro4">
          <table:table-cell table:number-columns-repeated="2"/>
          <table:table-cell table:formula="of:=CONCATENATE([.A585];&quot;=&quot;;[translation.B585])" office:value-type="string" office:string-value="=" calcext:value-type="string">
            <text:p>=</text:p>
          </table:table-cell>
          <table:table-cell table:number-columns-repeated="253"/>
        </table:table-row>
        <table:table-row table:style-name="ro13">
          <table:table-cell office:value-type="string" calcext:value-type="string">
            <text:p>pronto.fis.titlepage</text:p>
          </table:table-cell>
          <table:table-cell office:value-type="string" calcext:value-type="string">
            <text:p>Fissura – técnicas para enfrentar a fissura</text:p>
          </table:table-cell>
          <table:table-cell table:formula="of:=CONCATENATE([.A586];&quot;=&quot;;[translation.B586])" office:value-type="string" office:string-value="pronto.fis.titlepage=Fissura – técnicas para enfrentar a fissura" calcext:value-type="string">
            <text:p>pronto.fis.titlepage=Fissura – técnicas para enfrentar a fissura</text:p>
          </table:table-cell>
          <table:table-cell table:number-columns-repeated="253"/>
        </table:table-row>
        <table:table-row table:style-name="ro13">
          <table:table-cell office:value-type="string" calcext:value-type="string">
            <text:p>pronto.fis.img</text:p>
          </table:table-cell>
          <table:table-cell office:value-type="string" calcext:value-type="string">
            <text:p>Fissura</text:p>
          </table:table-cell>
          <table:table-cell table:formula="of:=CONCATENATE([.A587];&quot;=&quot;;[translation.B587])" office:value-type="string" office:string-value="pronto.fis.img=Fissura" calcext:value-type="string">
            <text:p>pronto.fis.img=Fissura</text:p>
          </table:table-cell>
          <table:table-cell table:number-columns-repeated="253"/>
        </table:table-row>
        <table:table-row table:style-name="ro13">
          <table:table-cell office:value-type="string" calcext:value-type="string">
            <text:p>pronto.fis.h1</text:p>
          </table:table-cell>
          <table:table-cell office:value-type="string" calcext:value-type="string">
            <text:p>Vencendo a fissura</text:p>
          </table:table-cell>
          <table:table-cell table:formula="of:=CONCATENATE([.A588];&quot;=&quot;;[translation.B588])" office:value-type="string" office:string-value="pronto.fis.h1=Vencendo a fissura" calcext:value-type="string">
            <text:p>pronto.fis.h1=Vencendo a fissura</text:p>
          </table:table-cell>
          <table:table-cell table:number-columns-repeated="253"/>
        </table:table-row>
        <table:table-row table:style-name="ro4">
          <table:table-cell office:value-type="string" calcext:value-type="string">
            <text:p>pronto.fis.p1</text:p>
          </table:table-cell>
          <table:table-cell office:value-type="string" calcext:value-type="string">
            <text:p>A vontade de fumar - ou fissura - é muito comum nas pessoas que estão parando de fumar.</text:p>
          </table:table-cell>
          <table:table-cell table:formula="of:=CONCATENATE([.A589];&quot;=&quot;;[translation.B589])" office:value-type="string" office:string-value="pronto.fis.p1=A vontade de fumar - ou fissura - é muito comum nas pessoas que estão parando de fumar." calcext:value-type="string">
            <text:p>pronto.fis.p1=A vontade de fumar - ou fissura - é muito comum nas pessoas que estão parando de fumar.</text:p>
          </table:table-cell>
          <table:table-cell table:number-columns-repeated="253"/>
        </table:table-row>
        <table:table-row table:style-name="ro16">
          <table:table-cell office:value-type="string" calcext:value-type="string">
            <text:p>pronto.fis.p2</text:p>
          </table:table-cell>
          <table:table-cell office:value-type="string" calcext:value-type="string">
            <text:p>Cada episódio dura poucos minutos, diminuindo muito ou desaparecendo depois.</text:p>
          </table:table-cell>
          <table:table-cell table:formula="of:=CONCATENATE([.A590];&quot;=&quot;;[translation.B590])" office:value-type="string" office:string-value="pronto.fis.p2=Cada episódio dura poucos minutos, diminuindo muito ou desaparecendo depois." calcext:value-type="string">
            <text:p>pronto.fis.p2=Cada episódio dura poucos minutos, diminuindo muito ou desaparecendo depois.</text:p>
          </table:table-cell>
          <table:table-cell table:number-columns-repeated="253"/>
        </table:table-row>
        <table:table-row table:style-name="ro4">
          <table:table-cell office:value-type="string" calcext:value-type="string">
            <text:p>pronto.fis.p3</text:p>
          </table:table-cell>
          <table:table-cell office:value-type="string" calcext:value-type="string">
            <text:p>Existem técnicas que podem ajudar você a enfrentar a fissura.</text:p>
          </table:table-cell>
          <table:table-cell table:formula="of:=CONCATENATE([.A591];&quot;=&quot;;[translation.B591])" office:value-type="string" office:string-value="pronto.fis.p3=Existem técnicas que podem ajudar você a enfrentar a fissura." calcext:value-type="string">
            <text:p>pronto.fis.p3=Existem técnicas que podem ajudar você a enfrentar a fissura.</text:p>
          </table:table-cell>
          <table:table-cell table:number-columns-repeated="253"/>
        </table:table-row>
        <table:table-row table:style-name="ro16">
          <table:table-cell office:value-type="string" calcext:value-type="string">
            <text:p>pronto.fis.h3</text:p>
          </table:table-cell>
          <table:table-cell office:value-type="string" calcext:value-type="string">
            <text:p>Técnicas para enfrentar a fissura</text:p>
          </table:table-cell>
          <table:table-cell table:formula="of:=CONCATENATE([.A592];&quot;=&quot;;[translation.B592])" office:value-type="string" office:string-value="pronto.fis.h3=Técnicas para enfrentar a fissura" calcext:value-type="string">
            <text:p>pronto.fis.h3=Técnicas para enfrentar a fissura</text:p>
          </table:table-cell>
          <table:table-cell table:number-columns-repeated="253"/>
        </table:table-row>
        <table:table-row table:style-name="ro13">
          <table:table-cell office:value-type="string" calcext:value-type="string">
            <text:p>pronto.fis.p4</text:p>
          </table:table-cell>
          <table:table-cell office:value-type="string" calcext:value-type="string">
            <text:p>As técnicas abaixo apesar de simples, apresentam resultados. Escolha as que você preferir para montarmos o seu plano:</text:p>
          </table:table-cell>
          <table:table-cell table:formula="of:=CONCATENATE([.A593];&quot;=&quot;;[translation.B593])" office:value-type="string" office:string-value="pronto.fis.p4=As técnicas abaixo apesar de simples, apresentam resultados. Escolha as que você preferir para montarmos o seu plano:" calcext:value-type="string">
            <text:p>pronto.fis.p4=As técnicas abaixo apesar de simples, apresentam resultados. Escolha as que você preferir para montarmos o seu plano:</text:p>
          </table:table-cell>
          <table:table-cell table:number-columns-repeated="253"/>
        </table:table-row>
        <table:table-row table:style-name="ro4">
          <table:table-cell office:value-type="string" calcext:value-type="string">
            <text:p>pronto.fis.lab1</text:p>
          </table:table-cell>
          <table:table-cell office:value-type="string" calcext:value-type="string">
            <text:p>Beber um copo de água pausadamente.</text:p>
          </table:table-cell>
          <table:table-cell table:formula="of:=CONCATENATE([.A594];&quot;=&quot;;[translation.B594])" office:value-type="string" office:string-value="pronto.fis.lab1=Beber um copo de água pausadamente." calcext:value-type="string">
            <text:p>pronto.fis.lab1=Beber um copo de água pausadamente.</text:p>
          </table:table-cell>
          <table:table-cell table:number-columns-repeated="253"/>
        </table:table-row>
        <table:table-row table:style-name="ro13">
          <table:table-cell office:value-type="string" calcext:value-type="string">
            <text:p>pronto.fis.lab2</text:p>
          </table:table-cell>
          <table:table-cell office:value-type="string" calcext:value-type="string">
            <text:p>Comer alimentos com baixa quantidade de calorias como frutas cristalizadas (uva passas), balas dietéticas e chicletes dietéticos.</text:p>
          </table:table-cell>
          <table:table-cell table:formula="of:=CONCATENATE([.A595];&quot;=&quot;;[translation.B595])" office:value-type="string" office:string-value="pronto.fis.lab2=Comer alimentos com baixa quantidade de calorias como frutas cristalizadas (uva passas), balas dietéticas e chicletes dietéticos." calcext:value-type="string">
            <text:p>pronto.fis.lab2=Comer alimentos com baixa quantidade de calorias como frutas cristalizadas (uva passas), balas dietéticas e chicletes dietéticos.</text:p>
          </table:table-cell>
          <table:table-cell table:number-columns-repeated="253"/>
        </table:table-row>
        <table:table-row table:style-name="ro4">
          <table:table-cell office:value-type="string" calcext:value-type="string">
            <text:p>pronto.fis.lab3</text:p>
          </table:table-cell>
          <table:table-cell office:value-type="string" calcext:value-type="string">
            <text:p>Fazer exercício de relaxamento em áudio MP3 - link disponível no plano de parada.</text:p>
          </table:table-cell>
          <table:table-cell table:formula="of:=CONCATENATE([.A596];&quot;=&quot;;[translation.B596])" office:value-type="string" office:string-value="pronto.fis.lab3=Fazer exercício de relaxamento em áudio MP3 - link disponível no plano de parada." calcext:value-type="string">
            <text:p>pronto.fis.lab3=Fazer exercício de relaxamento em áudio MP3 - link disponível no plano de parada.</text:p>
          </table:table-cell>
          <table:table-cell table:number-columns-repeated="253"/>
        </table:table-row>
        <table:table-row table:style-name="ro16">
          <table:table-cell office:value-type="string" calcext:value-type="string">
            <text:p>pronto.fis.lab4</text:p>
          </table:table-cell>
          <table:table-cell office:value-type="string" calcext:value-type="string">
            <text:p>Ler um cartão com suas razões para ter parado de fumar.</text:p>
          </table:table-cell>
          <table:table-cell table:formula="of:=CONCATENATE([.A597];&quot;=&quot;;[translation.B597])" office:value-type="string" office:string-value="pronto.fis.lab4=Ler um cartão com suas razões para ter parado de fumar." calcext:value-type="string">
            <text:p>pronto.fis.lab4=Ler um cartão com suas razões para ter parado de fumar.</text:p>
          </table:table-cell>
          <table:table-cell table:number-columns-repeated="253"/>
        </table:table-row>
        <table:table-row table:style-name="ro4">
          <table:table-cell office:value-type="string" calcext:value-type="string">
            <text:p>pronto.fis.next.p</text:p>
          </table:table-cell>
          <table:table-cell office:value-type="string" calcext:value-type="string">
            <text:p>Saiba quais medicamentos podem aumentar suas chances de conseguir parar.</text:p>
          </table:table-cell>
          <table:table-cell table:formula="of:=CONCATENATE([.A598];&quot;=&quot;;[translation.B598])" office:value-type="string" office:string-value="pronto.fis.next.p=Saiba quais medicamentos podem aumentar suas chances de conseguir parar." calcext:value-type="string">
            <text:p>pronto.fis.next.p=Saiba quais medicamentos podem aumentar suas chances de conseguir parar.</text:p>
          </table:table-cell>
          <table:table-cell table:number-columns-repeated="253"/>
        </table:table-row>
        <table:table-row table:style-name="ro4">
          <table:table-cell office:value-type="string" calcext:value-type="string">
            <text:p>pronto.fis.next.t</text:p>
          </table:table-cell>
          <table:table-cell office:value-type="string" calcext:value-type="string">
            <text:p>Saiba mais sobre medicamentos</text:p>
          </table:table-cell>
          <table:table-cell table:formula="of:=CONCATENATE([.A599];&quot;=&quot;;[translation.B599])" office:value-type="string" office:string-value="pronto.fis.next.t=Saiba mais sobre medicamentos" calcext:value-type="string">
            <text:p>pronto.fis.next.t=Saiba mais sobre medicamentos</text:p>
          </table:table-cell>
          <table:table-cell table:number-columns-repeated="253"/>
        </table:table-row>
        <table:table-row table:style-name="ro4">
          <table:table-cell office:value-type="string" calcext:value-type="string">
            <text:p>pronto.fis.ref.p1</text:p>
          </table:table-cell>
          <table:table-cell office:value-type="string" calcext:value-type="string">
            <text:p>Fonte: U.S Department of Health and Human Services (2008). Treating Tobacco Use and Dependence: 2008 Update: Clinical Practice Guideline. DIANE Publishing.</text:p>
          </table:table-cell>
          <table:table-cell table:formula="of:=CONCATENATE([.A600];&quot;=&quot;;[translation.B600])" office:value-type="string" office:string-value="pronto.fis.ref.p1=Fonte: U.S Department of Health and Human Services (2008). Treating Tobacco Use and Dependence: 2008 Update: Clinical Practice Guideline. DIANE Publishing." calcext:value-type="string">
            <text:p>pronto.fis.ref.p1=Fonte: U.S Department of Health and Human Services (2008). Treating Tobacco Use and Dependence: 2008 Update: Clinical Practice Guideline. DIANE Publishing.</text:p>
          </table:table-cell>
          <table:table-cell table:number-columns-repeated="253"/>
        </table:table-row>
        <table:table-row table:style-name="ro4">
          <table:table-cell table:style-name="ce3"/>
          <table:table-cell/>
          <table:table-cell table:formula="of:=CONCATENATE([.A601];&quot;=&quot;;[translation.B60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02];&quot;=&quot;;[translation.B602])" office:value-type="string" office:string-value="###################################=" calcext:value-type="string">
            <text:p>###################################=</text:p>
          </table:table-cell>
          <table:table-cell table:number-columns-repeated="253"/>
        </table:table-row>
        <table:table-row table:style-name="ro4">
          <table:table-cell office:value-type="string" calcext:value-type="string">
            <text:p># MEDS</text:p>
          </table:table-cell>
          <table:table-cell table:style-name="ce3"/>
          <table:table-cell table:formula="of:=CONCATENATE([.A603];&quot;=&quot;;[translation.B603])" office:value-type="string" office:string-value="# MEDS=" calcext:value-type="string">
            <text:p># MEDS=</text:p>
          </table:table-cell>
          <table:table-cell table:number-columns-repeated="253"/>
        </table:table-row>
        <table:table-row table:style-name="ro4">
          <table:table-cell office:value-type="string" calcext:value-type="string">
            <text:p>###################################</text:p>
          </table:table-cell>
          <table:table-cell table:style-name="ce3"/>
          <table:table-cell table:formula="of:=CONCATENATE([.A604];&quot;=&quot;;[translation.B604])" office:value-type="string" office:string-value="###################################=" calcext:value-type="string">
            <text:p>###################################=</text:p>
          </table:table-cell>
          <table:table-cell table:number-columns-repeated="253"/>
        </table:table-row>
        <table:table-row table:style-name="ro4">
          <table:table-cell table:number-columns-repeated="2"/>
          <table:table-cell table:formula="of:=CONCATENATE([.A605];&quot;=&quot;;[translation.B605])" office:value-type="string" office:string-value="=" calcext:value-type="string">
            <text:p>=</text:p>
          </table:table-cell>
          <table:table-cell table:number-columns-repeated="253"/>
        </table:table-row>
        <table:table-row table:style-name="ro13">
          <table:table-cell office:value-type="string" calcext:value-type="string">
            <text:p>pronto.meds.titlepage</text:p>
          </table:table-cell>
          <table:table-cell office:value-type="string" calcext:value-type="string">
            <text:p>Medicamentos</text:p>
          </table:table-cell>
          <table:table-cell table:formula="of:=CONCATENATE([.A606];&quot;=&quot;;[translation.B606])" office:value-type="string" office:string-value="pronto.meds.titlepage=Medicamentos" calcext:value-type="string">
            <text:p>pronto.meds.titlepage=Medicamentos</text:p>
          </table:table-cell>
          <table:table-cell table:number-columns-repeated="253"/>
        </table:table-row>
        <table:table-row table:style-name="ro16">
          <table:table-cell office:value-type="string" calcext:value-type="string">
            <text:p>pronto.meds.img.title</text:p>
          </table:table-cell>
          <table:table-cell office:value-type="string" calcext:value-type="string">
            <text:p>Procure um médico para recomendar um medicamento</text:p>
          </table:table-cell>
          <table:table-cell table:formula="of:=CONCATENATE([.A607];&quot;=&quot;;[translation.B607])" office:value-type="string" office:string-value="pronto.meds.img.title=Procure um médico para recomendar um medicamento" calcext:value-type="string">
            <text:p>pronto.meds.img.title=Procure um médico para recomendar um medicamento</text:p>
          </table:table-cell>
          <table:table-cell table:number-columns-repeated="253"/>
        </table:table-row>
        <table:table-row table:style-name="ro16">
          <table:table-cell office:value-type="string" calcext:value-type="string">
            <text:p>pronto.meds.h1.1</text:p>
          </table:table-cell>
          <table:table-cell office:value-type="string" calcext:value-type="string">
            <text:p>Medicamentos</text:p>
          </table:table-cell>
          <table:table-cell table:formula="of:=CONCATENATE([.A608];&quot;=&quot;;[translation.B608])" office:value-type="string" office:string-value="pronto.meds.h1.1=Medicamentos" calcext:value-type="string">
            <text:p>pronto.meds.h1.1=Medicamentos</text:p>
          </table:table-cell>
          <table:table-cell table:number-columns-repeated="253"/>
        </table:table-row>
        <table:table-row table:style-name="ro13">
          <table:table-cell office:value-type="string" calcext:value-type="string">
            <text:p>pronto.meds.p.1</text:p>
          </table:table-cell>
          <table:table-cell office:value-type="string" calcext:value-type="string">
            <text:p>O uso de medicamentos é um recurso complementar ao tratamento.</text:p>
          </table:table-cell>
          <table:table-cell table:formula="of:=CONCATENATE([.A609];&quot;=&quot;;[translation.B609])" office:value-type="string" office:string-value="pronto.meds.p.1=O uso de medicamentos é um recurso complementar ao tratamento." calcext:value-type="string">
            <text:p>pronto.meds.p.1=O uso de medicamentos é um recurso complementar ao tratamento.</text:p>
          </table:table-cell>
          <table:table-cell table:number-columns-repeated="253"/>
        </table:table-row>
        <table:table-row table:style-name="ro4">
          <table:table-cell office:value-type="string" calcext:value-type="string">
            <text:p>pronto.meds.p.2</text:p>
          </table:table-cell>
          <table:table-cell office:value-type="string" calcext:value-type="string">
            <text:p>Eles funcionam melhor quando combinados com acompanhamento profissional - presencial, telefone e internet.</text:p>
          </table:table-cell>
          <table:table-cell table:formula="of:=CONCATENATE([.A610];&quot;=&quot;;[translation.B610])" office:value-type="string" office:string-value="pronto.meds.p.2=Eles funcionam melhor quando combinados com acompanhamento profissional - presencial, telefone e internet." calcext:value-type="string">
            <text:p>pronto.meds.p.2=Eles funcionam melhor quando combinados com acompanhamento profissional - presencial, telefone e internet.</text:p>
          </table:table-cell>
          <table:table-cell table:number-columns-repeated="253"/>
        </table:table-row>
        <table:table-row table:style-name="ro13">
          <table:table-cell office:value-type="string" calcext:value-type="string">
            <text:p>pronto.meds.p.3</text:p>
          </table:table-cell>
          <table:table-cell office:value-type="string" calcext:value-type="string">
            <text:p>Os medicamentos mais usados no tratamento do tabagismo são adesivos, gomas e pastilhas de nicotina e alguns antidepressivos.</text:p>
          </table:table-cell>
          <table:table-cell table:formula="of:=CONCATENATE([.A611];&quot;=&quot;;[translation.B611])" office:value-type="string" office:string-value="pronto.meds.p.3=Os medicamentos mais usados no tratamento do tabagismo são adesivos, gomas e pastilhas de nicotina e alguns antidepressivos." calcext:value-type="string">
            <text:p>pronto.meds.p.3=Os medicamentos mais usados no tratamento do tabagismo são adesivos, gomas e pastilhas de nicotina e alguns antidepressivos.</text:p>
          </table:table-cell>
          <table:table-cell table:number-columns-repeated="253"/>
        </table:table-row>
        <table:table-row table:style-name="ro4">
          <table:table-cell office:value-type="string" calcext:value-type="string">
            <text:p>pronto.meds.p.4</text:p>
          </table:table-cell>
          <table:table-cell office:value-type="string" calcext:value-type="string">
            <text:p>Se for tomar qualquer um desses medicamentos, você deve consultar um médico.</text:p>
          </table:table-cell>
          <table:table-cell table:formula="of:=CONCATENATE([.A612];&quot;=&quot;;[translation.B612])" office:value-type="string" office:string-value="pronto.meds.p.4=Se for tomar qualquer um desses medicamentos, você deve consultar um médico." calcext:value-type="string">
            <text:p>pronto.meds.p.4=Se for tomar qualquer um desses medicamentos, você deve consultar um médico.</text:p>
          </table:table-cell>
          <table:table-cell table:number-columns-repeated="253"/>
        </table:table-row>
        <table:table-row table:style-name="ro4">
          <table:table-cell table:style-name="ce6" office:value-type="string" calcext:value-type="string">
            <text:p>pronto.meds.p.5</text:p>
          </table:table-cell>
          <table:table-cell table:style-name="ce6" office:value-type="string" calcext:value-type="string">
            <text:p>Como a depressão é muito comum entre os fumantes, alguns antidepressivos também são usados no tratamento. </text:p>
          </table:table-cell>
          <table:table-cell table:formula="of:=CONCATENATE([.A613];&quot;=&quot;;[translation.B613])" office:value-type="string" office:string-value="pronto.meds.p.5=Como a depressão é muito comum entre os fumantes, alguns antidepressivos também são usados no tratamento. " calcext:value-type="string">
            <text:p>pronto.meds.p.5=Como a depressão é muito comum entre os fumantes, alguns antidepressivos também são usados no tratamento. </text:p>
          </table:table-cell>
          <table:table-cell table:number-columns-repeated="253"/>
        </table:table-row>
        <table:table-row table:style-name="ro4">
          <table:table-cell office:value-type="string" calcext:value-type="string">
            <text:p>pronto.meds.h2.1</text:p>
          </table:table-cell>
          <table:table-cell office:value-type="string" calcext:value-type="string">
            <text:p>Reposição de Nicotina - Adesivos, gomas e pastilhas</text:p>
          </table:table-cell>
          <table:table-cell table:formula="of:=CONCATENATE([.A614];&quot;=&quot;;[translation.B614])" office:value-type="string" office:string-value="pronto.meds.h2.1=Reposição de Nicotina - Adesivos, gomas e pastilhas" calcext:value-type="string">
            <text:p>pronto.meds.h2.1=Reposição de Nicotina - Adesivos, gomas e pastilhas</text:p>
          </table:table-cell>
          <table:table-cell table:number-columns-repeated="253"/>
        </table:table-row>
        <table:table-row table:style-name="ro4">
          <table:table-cell office:value-type="string" calcext:value-type="string">
            <text:p>pronto.meds.li.1</text:p>
          </table:table-cell>
          <table:table-cell office:value-type="string" calcext:value-type="string">
            <text:p>Seu uso aumenta 2 vezes as chances de você conseguir parar.</text:p>
          </table:table-cell>
          <table:table-cell table:formula="of:=CONCATENATE([.A615];&quot;=&quot;;[translation.B615])" office:value-type="string" office:string-value="pronto.meds.li.1=Seu uso aumenta 2 vezes as chances de você conseguir parar." calcext:value-type="string">
            <text:p>pronto.meds.li.1=Seu uso aumenta 2 vezes as chances de você conseguir parar.</text:p>
          </table:table-cell>
          <table:table-cell table:number-columns-repeated="253"/>
        </table:table-row>
        <table:table-row table:style-name="ro16">
          <table:table-cell office:value-type="string" calcext:value-type="string">
            <text:p>pronto.meds.li.2</text:p>
          </table:table-cell>
          <table:table-cell office:value-type="string" calcext:value-type="string">
            <text:p>Reduz os sintomas da abstinência e a vontade de fumar.</text:p>
          </table:table-cell>
          <table:table-cell table:formula="of:=CONCATENATE([.A616];&quot;=&quot;;[translation.B616])" office:value-type="string" office:string-value="pronto.meds.li.2=Reduz os sintomas da abstinência e a vontade de fumar." calcext:value-type="string">
            <text:p>pronto.meds.li.2=Reduz os sintomas da abstinência e a vontade de fumar.</text:p>
          </table:table-cell>
          <table:table-cell table:number-columns-repeated="253"/>
        </table:table-row>
        <table:table-row table:style-name="ro4">
          <table:table-cell office:value-type="string" calcext:value-type="string">
            <text:p>pronto.meds.li.3</text:p>
          </table:table-cell>
          <table:table-cell office:value-type="string" calcext:value-type="string">
            <text:p>Possui poucos efeitos colaterais.</text:p>
          </table:table-cell>
          <table:table-cell table:formula="of:=CONCATENATE([.A617];&quot;=&quot;;[translation.B617])" office:value-type="string" office:string-value="pronto.meds.li.3=Possui poucos efeitos colaterais." calcext:value-type="string">
            <text:p>pronto.meds.li.3=Possui poucos efeitos colaterais.</text:p>
          </table:table-cell>
          <table:table-cell table:number-columns-repeated="253"/>
        </table:table-row>
        <table:table-row table:style-name="ro13">
          <table:table-cell office:value-type="string" calcext:value-type="string">
            <text:p>pronto.meds.li.4</text:p>
          </table:table-cell>
          <table:table-cell office:value-type="string" calcext:value-type="string">
            <text:p>Seu uso deve ser acompanhado por um médico.</text:p>
          </table:table-cell>
          <table:table-cell table:formula="of:=CONCATENATE([.A618];&quot;=&quot;;[translation.B618])" office:value-type="string" office:string-value="pronto.meds.li.4=Seu uso deve ser acompanhado por um médico." calcext:value-type="string">
            <text:p>pronto.meds.li.4=Seu uso deve ser acompanhado por um médico.</text:p>
          </table:table-cell>
          <table:table-cell table:number-columns-repeated="253"/>
        </table:table-row>
        <table:table-row table:style-name="ro4">
          <table:table-cell office:value-type="string" calcext:value-type="string">
            <text:p>pronto.meds.h2.2</text:p>
          </table:table-cell>
          <table:table-cell office:value-type="string" calcext:value-type="string">
            <text:p>Outros medicamentos</text:p>
          </table:table-cell>
          <table:table-cell table:formula="of:=CONCATENATE([.A619];&quot;=&quot;;[translation.B619])" office:value-type="string" office:string-value="pronto.meds.h2.2=Outros medicamentos" calcext:value-type="string">
            <text:p>pronto.meds.h2.2=Outros medicamentos</text:p>
          </table:table-cell>
          <table:table-cell table:number-columns-repeated="253"/>
        </table:table-row>
        <table:table-row table:style-name="ro13">
          <table:table-cell office:value-type="string" calcext:value-type="string">
            <text:p>pronto.meds.li.5</text:p>
          </table:table-cell>
          <table:table-cell office:value-type="string" calcext:value-type="string">
            <text:p>Bupropiona - Bup (nome genérico) - e Vareniclina.</text:p>
          </table:table-cell>
          <table:table-cell table:formula="of:=CONCATENATE([.A620];&quot;=&quot;;[translation.B620])" office:value-type="string" office:string-value="pronto.meds.li.5=Bupropiona - Bup (nome genérico) - e Vareniclina." calcext:value-type="string">
            <text:p>pronto.meds.li.5=Bupropiona - Bup (nome genérico) - e Vareniclina.</text:p>
          </table:table-cell>
          <table:table-cell table:number-columns-repeated="253"/>
        </table:table-row>
        <table:table-row table:style-name="ro4">
          <table:table-cell office:value-type="string" calcext:value-type="string">
            <text:p>pronto.meds.li.6</text:p>
          </table:table-cell>
          <table:table-cell office:value-type="string" calcext:value-type="string">
            <text:p>Apresentam efeitos colaterais diferentes dos medicamentos de nicotina.</text:p>
          </table:table-cell>
          <table:table-cell table:formula="of:=CONCATENATE([.A621];&quot;=&quot;;[translation.B621])" office:value-type="string" office:string-value="pronto.meds.li.6=Apresentam efeitos colaterais diferentes dos medicamentos de nicotina." calcext:value-type="string">
            <text:p>pronto.meds.li.6=Apresentam efeitos colaterais diferentes dos medicamentos de nicotina.</text:p>
          </table:table-cell>
          <table:table-cell table:number-columns-repeated="253"/>
        </table:table-row>
        <table:table-row table:style-name="ro4">
          <table:table-cell office:value-type="string" calcext:value-type="string">
            <text:p>pronto.meds.li.7</text:p>
          </table:table-cell>
          <table:table-cell office:value-type="string" calcext:value-type="string">
            <text:p>Seu uso deve ser acompanhado por um médico.</text:p>
          </table:table-cell>
          <table:table-cell table:formula="of:=CONCATENATE([.A622];&quot;=&quot;;[translation.B622])" office:value-type="string" office:string-value="pronto.meds.li.7=Seu uso deve ser acompanhado por um médico." calcext:value-type="string">
            <text:p>pronto.meds.li.7=Seu uso deve ser acompanhado por um médico.</text:p>
          </table:table-cell>
          <table:table-cell table:number-columns-repeated="253"/>
        </table:table-row>
        <table:table-row table:style-name="ro4">
          <table:table-cell office:value-type="string" calcext:value-type="string">
            <text:p>pronto.meds.p.6</text:p>
          </table:table-cell>
          <table:table-cell office:value-type="string" calcext:value-type="string">
            <text:p>Parar de uma vez ou aos poucos? Saiba a melhor forma de parar de fumar.</text:p>
          </table:table-cell>
          <table:table-cell table:formula="of:=CONCATENATE([.A623];&quot;=&quot;;[translation.B623])" office:value-type="string" office:string-value="pronto.meds.p.6=Parar de uma vez ou aos poucos? Saiba a melhor forma de parar de fumar." calcext:value-type="string">
            <text:p>pronto.meds.p.6=Parar de uma vez ou aos poucos? Saiba a melhor forma de parar de fumar.</text:p>
          </table:table-cell>
          <table:table-cell table:number-columns-repeated="253"/>
        </table:table-row>
        <table:table-row table:style-name="ro4">
          <table:table-cell office:value-type="string" calcext:value-type="string">
            <text:p>pronto.meds.btn.next</text:p>
          </table:table-cell>
          <table:table-cell office:value-type="string" calcext:value-type="string">
            <text:p>Métodos de parar</text:p>
          </table:table-cell>
          <table:table-cell table:formula="of:=CONCATENATE([.A624];&quot;=&quot;;[translation.B624])" office:value-type="string" office:string-value="pronto.meds.btn.next=Métodos de parar" calcext:value-type="string">
            <text:p>pronto.meds.btn.next=Métodos de parar</text:p>
          </table:table-cell>
          <table:table-cell table:number-columns-repeated="253"/>
        </table:table-row>
        <table:table-row table:style-name="ro4">
          <table:table-cell table:style-name="ce3"/>
          <table:table-cell/>
          <table:table-cell table:formula="of:=CONCATENATE([.A625];&quot;=&quot;;[translation.B62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26];&quot;=&quot;;[translation.B626])" office:value-type="string" office:string-value="###################################=" calcext:value-type="string">
            <text:p>###################################=</text:p>
          </table:table-cell>
          <table:table-cell table:number-columns-repeated="253"/>
        </table:table-row>
        <table:table-row table:style-name="ro4">
          <table:table-cell office:value-type="string" calcext:value-type="string">
            <text:p># WAYS TO QUIT</text:p>
          </table:table-cell>
          <table:table-cell table:style-name="ce3"/>
          <table:table-cell table:formula="of:=CONCATENATE([.A627];&quot;=&quot;;[translation.B627])" office:value-type="string" office:string-value="# WAYS TO QUIT=" calcext:value-type="string">
            <text:p># WAYS TO QUIT=</text:p>
          </table:table-cell>
          <table:table-cell table:number-columns-repeated="253"/>
        </table:table-row>
        <table:table-row table:style-name="ro4">
          <table:table-cell office:value-type="string" calcext:value-type="string">
            <text:p>###################################</text:p>
          </table:table-cell>
          <table:table-cell table:style-name="ce3"/>
          <table:table-cell table:formula="of:=CONCATENATE([.A628];&quot;=&quot;;[translation.B628])" office:value-type="string" office:string-value="###################################=" calcext:value-type="string">
            <text:p>###################################=</text:p>
          </table:table-cell>
          <table:table-cell table:number-columns-repeated="253"/>
        </table:table-row>
        <table:table-row table:style-name="ro4">
          <table:table-cell table:number-columns-repeated="2"/>
          <table:table-cell table:formula="of:=CONCATENATE([.A629];&quot;=&quot;;[translation.B629])" office:value-type="string" office:string-value="=" calcext:value-type="string">
            <text:p>=</text:p>
          </table:table-cell>
          <table:table-cell table:number-columns-repeated="253"/>
        </table:table-row>
        <table:table-row table:style-name="ro13">
          <table:table-cell office:value-type="string" calcext:value-type="string">
            <text:p>pronto.met.titlepage</text:p>
          </table:table-cell>
          <table:table-cell office:value-type="string" calcext:value-type="string">
            <text:p>Métodos de parar – de uma vez ou gradualmente</text:p>
          </table:table-cell>
          <table:table-cell table:formula="of:=CONCATENATE([.A630];&quot;=&quot;;[translation.B630])" office:value-type="string" office:string-value="pronto.met.titlepage=Métodos de parar – de uma vez ou gradualmente" calcext:value-type="string">
            <text:p>pronto.met.titlepage=Métodos de parar – de uma vez ou gradualmente</text:p>
          </table:table-cell>
          <table:table-cell table:number-columns-repeated="253"/>
        </table:table-row>
        <table:table-row table:style-name="ro16">
          <table:table-cell office:value-type="string" calcext:value-type="string">
            <text:p>pronto.met.img.title</text:p>
          </table:table-cell>
          <table:table-cell office:value-type="string" calcext:value-type="string">
            <text:p>Parar de fumar uma vez pode ser melhor</text:p>
          </table:table-cell>
          <table:table-cell table:formula="of:=CONCATENATE([.A631];&quot;=&quot;;[translation.B631])" office:value-type="string" office:string-value="pronto.met.img.title=Parar de fumar uma vez pode ser melhor" calcext:value-type="string">
            <text:p>pronto.met.img.title=Parar de fumar uma vez pode ser melhor</text:p>
          </table:table-cell>
          <table:table-cell table:number-columns-repeated="253"/>
        </table:table-row>
        <table:table-row table:style-name="ro4">
          <table:table-cell office:value-type="string" calcext:value-type="string">
            <text:p>pronto.met.h1.1</text:p>
          </table:table-cell>
          <table:table-cell office:value-type="string" calcext:value-type="string">
            <text:p>Métodos de parar</text:p>
          </table:table-cell>
          <table:table-cell table:formula="of:=CONCATENATE([.A632];&quot;=&quot;;[translation.B632])" office:value-type="string" office:string-value="pronto.met.h1.1=Métodos de parar" calcext:value-type="string">
            <text:p>pronto.met.h1.1=Métodos de parar</text:p>
          </table:table-cell>
          <table:table-cell table:number-columns-repeated="253"/>
        </table:table-row>
        <table:table-row table:style-name="ro4">
          <table:table-cell office:value-type="string" calcext:value-type="string">
            <text:p>pronto.met.p.1</text:p>
          </table:table-cell>
          <table:table-cell office:value-type="string" calcext:value-type="string">
            <text:p>Existem dois métodos para parar de fumar: de uma vez ou aos poucos.</text:p>
          </table:table-cell>
          <table:table-cell table:formula="of:=CONCATENATE([.A633];&quot;=&quot;;[translation.B633])" office:value-type="string" office:string-value="pronto.met.p.1=Existem dois métodos para parar de fumar: de uma vez ou aos poucos." calcext:value-type="string">
            <text:p>pronto.met.p.1=Existem dois métodos para parar de fumar: de uma vez ou aos poucos.</text:p>
          </table:table-cell>
          <table:table-cell table:number-columns-repeated="253"/>
        </table:table-row>
        <table:table-row table:style-name="ro13">
          <table:table-cell office:value-type="string" calcext:value-type="string">
            <text:p>pronto.met.p.2</text:p>
          </table:table-cell>
          <table:table-cell office:value-type="string" calcext:value-type="string">
            <text:p>Você deve escolher o que achar melhor. Contudo, pesquisas mostram que decidir parar de uma vez funciona melhor do que parar aos poucos.</text:p>
          </table:table-cell>
          <table:table-cell table:formula="of:=CONCATENATE([.A634];&quot;=&quot;;[translation.B634])" office:value-type="string" office:string-value="pronto.met.p.2=Você deve escolher o que achar melhor. Contudo, pesquisas mostram que decidir parar de uma vez funciona melhor do que parar aos poucos." calcext:value-type="string">
            <text:p>pronto.met.p.2=Você deve escolher o que achar melhor. Contudo, pesquisas mostram que decidir parar de uma vez funciona melhor do que parar aos poucos.</text:p>
          </table:table-cell>
          <table:table-cell table:number-columns-repeated="253"/>
        </table:table-row>
        <table:table-row table:style-name="ro13">
          <table:table-cell office:value-type="string" calcext:value-type="string">
            <text:p>pronto.met.h2.1</text:p>
          </table:table-cell>
          <table:table-cell office:value-type="string" calcext:value-type="string">
            <text:p>Parar de uma vez</text:p>
          </table:table-cell>
          <table:table-cell table:formula="of:=CONCATENATE([.A635];&quot;=&quot;;[translation.B635])" office:value-type="string" office:string-value="pronto.met.h2.1=Parar de uma vez" calcext:value-type="string">
            <text:p>pronto.met.h2.1=Parar de uma vez</text:p>
          </table:table-cell>
          <table:table-cell table:number-columns-repeated="253"/>
        </table:table-row>
        <table:table-row table:style-name="ro4">
          <table:table-cell office:value-type="string" calcext:value-type="string">
            <text:p>pronto.met.li.1</text:p>
          </table:table-cell>
          <table:table-cell office:value-type="string" calcext:value-type="string">
            <text:p>Parar de uma vez significa parar de fumar totalmente.</text:p>
          </table:table-cell>
          <table:table-cell table:formula="of:=CONCATENATE([.A636];&quot;=&quot;;[translation.B636])" office:value-type="string" office:string-value="pronto.met.li.1=Parar de uma vez significa parar de fumar totalmente." calcext:value-type="string">
            <text:p>pronto.met.li.1=Parar de uma vez significa parar de fumar totalmente.</text:p>
          </table:table-cell>
          <table:table-cell table:number-columns-repeated="253"/>
        </table:table-row>
        <table:table-row table:style-name="ro13">
          <table:table-cell office:value-type="string" calcext:value-type="string">
            <text:p>pronto.met.li.2</text:p>
          </table:table-cell>
          <table:table-cell office:value-type="string" calcext:value-type="string">
            <text:p>No próximo passo você poderá marcar sua data para parar.</text:p>
          </table:table-cell>
          <table:table-cell table:formula="of:=CONCATENATE([.A637];&quot;=&quot;;[translation.B637])" office:value-type="string" office:string-value="pronto.met.li.2=No próximo passo você poderá marcar sua data para parar." calcext:value-type="string">
            <text:p>pronto.met.li.2=No próximo passo você poderá marcar sua data para parar.</text:p>
          </table:table-cell>
          <table:table-cell table:number-columns-repeated="253"/>
        </table:table-row>
        <table:table-row table:style-name="ro4">
          <table:table-cell office:value-type="string" calcext:value-type="string">
            <text:p>pronto.met.li.3</text:p>
          </table:table-cell>
          <table:table-cell office:value-type="string" calcext:value-type="string">
            <text:p>Alguns fumantes preferem estabelecer uma data de parada.</text:p>
          </table:table-cell>
          <table:table-cell table:formula="of:=CONCATENATE([.A638];&quot;=&quot;;[translation.B638])" office:value-type="string" office:string-value="pronto.met.li.3=Alguns fumantes preferem estabelecer uma data de parada." calcext:value-type="string">
            <text:p>pronto.met.li.3=Alguns fumantes preferem estabelecer uma data de parada.</text:p>
          </table:table-cell>
          <table:table-cell table:number-columns-repeated="253"/>
        </table:table-row>
        <table:table-row table:style-name="ro13">
          <table:table-cell office:value-type="string" calcext:value-type="string">
            <text:p>pronto.met.h2.2</text:p>
          </table:table-cell>
          <table:table-cell office:value-type="string" calcext:value-type="string">
            <text:p>Parar aos poucos</text:p>
          </table:table-cell>
          <table:table-cell table:formula="of:=CONCATENATE([.A639];&quot;=&quot;;[translation.B639])" office:value-type="string" office:string-value="pronto.met.h2.2=Parar aos poucos" calcext:value-type="string">
            <text:p>pronto.met.h2.2=Parar aos poucos</text:p>
          </table:table-cell>
          <table:table-cell table:number-columns-repeated="253"/>
        </table:table-row>
        <table:table-row table:style-name="ro13">
          <table:table-cell office:value-type="string" calcext:value-type="string">
            <text:p>pronto.met.li.4</text:p>
          </table:table-cell>
          <table:table-cell office:value-type="string" calcext:value-type="string">
            <text:p>Parar aos poucos significa diminuir o número de cigarros fumados por dia até parar totalmente.</text:p>
          </table:table-cell>
          <table:table-cell table:formula="of:=CONCATENATE([.A640];&quot;=&quot;;[translation.B640])" office:value-type="string" office:string-value="pronto.met.li.4=Parar aos poucos significa diminuir o número de cigarros fumados por dia até parar totalmente." calcext:value-type="string">
            <text:p>pronto.met.li.4=Parar aos poucos significa diminuir o número de cigarros fumados por dia até parar totalmente.</text:p>
          </table:table-cell>
          <table:table-cell table:number-columns-repeated="253"/>
        </table:table-row>
        <table:table-row table:style-name="ro13">
          <table:table-cell office:value-type="string" calcext:value-type="string">
            <text:p>pronto.met.li.5</text:p>
          </table:table-cell>
          <table:table-cell office:value-type="string" calcext:value-type="string">
            <text:p>Não existe nível seguro para o uso de cigarros.</text:p>
          </table:table-cell>
          <table:table-cell table:formula="of:=CONCATENATE([.A641];&quot;=&quot;;[translation.B641])" office:value-type="string" office:string-value="pronto.met.li.5=Não existe nível seguro para o uso de cigarros." calcext:value-type="string">
            <text:p>pronto.met.li.5=Não existe nível seguro para o uso de cigarros.</text:p>
          </table:table-cell>
          <table:table-cell table:number-columns-repeated="253"/>
        </table:table-row>
        <table:table-row table:style-name="ro4">
          <table:table-cell office:value-type="string" calcext:value-type="string">
            <text:p>pronto.met.li.6</text:p>
          </table:table-cell>
          <table:table-cell office:value-type="string" calcext:value-type="string">
            <text:p>Você deve parar totalmente até 2 semanas após começar a parar aos poucos.</text:p>
          </table:table-cell>
          <table:table-cell table:formula="of:=CONCATENATE([.A642];&quot;=&quot;;[translation.B642])" office:value-type="string" office:string-value="pronto.met.li.6=Você deve parar totalmente até 2 semanas após começar a parar aos poucos." calcext:value-type="string">
            <text:p>pronto.met.li.6=Você deve parar totalmente até 2 semanas após começar a parar aos poucos.</text:p>
          </table:table-cell>
          <table:table-cell table:number-columns-repeated="253"/>
        </table:table-row>
        <table:table-row table:style-name="ro4">
          <table:table-cell office:value-type="string" calcext:value-type="string">
            <text:p>pronto.met.li.7</text:p>
          </table:table-cell>
          <table:table-cell office:value-type="string" calcext:value-type="string">
            <text:p>Qualquer número de cigarros fumados apresenta riscos a sua saúde.</text:p>
          </table:table-cell>
          <table:table-cell table:formula="of:=CONCATENATE([.A643];&quot;=&quot;;[translation.B643])" office:value-type="string" office:string-value="pronto.met.li.7=Qualquer número de cigarros fumados apresenta riscos a sua saúde." calcext:value-type="string">
            <text:p>pronto.met.li.7=Qualquer número de cigarros fumados apresenta riscos a sua saúde.</text:p>
          </table:table-cell>
          <table:table-cell table:number-columns-repeated="253"/>
        </table:table-row>
        <table:table-row table:style-name="ro4">
          <table:table-cell office:value-type="string" calcext:value-type="string">
            <text:p>pronto.met.li.8</text:p>
          </table:table-cell>
          <table:table-cell office:value-type="string" calcext:value-type="string">
            <text:p>Na próxima etapa, você poderá indicar uma data em que terá parado totalmente.</text:p>
          </table:table-cell>
          <table:table-cell table:formula="of:=CONCATENATE([.A644];&quot;=&quot;;[translation.B644])" office:value-type="string" office:string-value="pronto.met.li.8=Na próxima etapa, você poderá indicar uma data em que terá parado totalmente." calcext:value-type="string">
            <text:p>pronto.met.li.8=Na próxima etapa, você poderá indicar uma data em que terá parado totalmente.</text:p>
          </table:table-cell>
          <table:table-cell table:number-columns-repeated="253"/>
        </table:table-row>
        <table:table-row table:style-name="ro4">
          <table:table-cell office:value-type="string" calcext:value-type="string">
            <text:p>pronto.met.next.p</text:p>
          </table:table-cell>
          <table:table-cell office:value-type="string" calcext:value-type="string">
            <text:p>Escolha uma data para o grande dia de parar de fumar.</text:p>
          </table:table-cell>
          <table:table-cell table:formula="of:=CONCATENATE([.A645];&quot;=&quot;;[translation.B645])" office:value-type="string" office:string-value="pronto.met.next.p=Escolha uma data para o grande dia de parar de fumar." calcext:value-type="string">
            <text:p>pronto.met.next.p=Escolha uma data para o grande dia de parar de fumar.</text:p>
          </table:table-cell>
          <table:table-cell table:number-columns-repeated="253"/>
        </table:table-row>
        <table:table-row table:style-name="ro4">
          <table:table-cell office:value-type="string" calcext:value-type="string">
            <text:p>pronto.met.btn.title</text:p>
          </table:table-cell>
          <table:table-cell office:value-type="string" calcext:value-type="string">
            <text:p>Data para parar</text:p>
          </table:table-cell>
          <table:table-cell table:formula="of:=CONCATENATE([.A646];&quot;=&quot;;[translation.B646])" office:value-type="string" office:string-value="pronto.met.btn.title=Data para parar" calcext:value-type="string">
            <text:p>pronto.met.btn.title=Data para parar</text:p>
          </table:table-cell>
          <table:table-cell table:number-columns-repeated="253"/>
        </table:table-row>
        <table:table-row table:style-name="ro4">
          <table:table-cell table:style-name="ce3"/>
          <table:table-cell/>
          <table:table-cell table:formula="of:=CONCATENATE([.A647];&quot;=&quot;;[translation.B64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48];&quot;=&quot;;[translation.B648])" office:value-type="string" office:string-value="###################################=" calcext:value-type="string">
            <text:p>###################################=</text:p>
          </table:table-cell>
          <table:table-cell table:number-columns-repeated="253"/>
        </table:table-row>
        <table:table-row table:style-name="ro4">
          <table:table-cell office:value-type="string" calcext:value-type="string">
            <text:p># SET A QUIT A DATE</text:p>
          </table:table-cell>
          <table:table-cell table:style-name="ce3"/>
          <table:table-cell table:formula="of:=CONCATENATE([.A649];&quot;=&quot;;[translation.B649])" office:value-type="string" office:string-value="# SET A QUIT A DATE=" calcext:value-type="string">
            <text:p># SET A QUIT A DATE=</text:p>
          </table:table-cell>
          <table:table-cell table:number-columns-repeated="253"/>
        </table:table-row>
        <table:table-row table:style-name="ro4">
          <table:table-cell office:value-type="string" calcext:value-type="string">
            <text:p>###################################</text:p>
          </table:table-cell>
          <table:table-cell table:style-name="ce3"/>
          <table:table-cell table:formula="of:=CONCATENATE([.A650];&quot;=&quot;;[translation.B650])" office:value-type="string" office:string-value="###################################=" calcext:value-type="string">
            <text:p>###################################=</text:p>
          </table:table-cell>
          <table:table-cell table:number-columns-repeated="253"/>
        </table:table-row>
        <table:table-row table:style-name="ro4">
          <table:table-cell table:number-columns-repeated="2"/>
          <table:table-cell table:formula="of:=CONCATENATE([.A651];&quot;=&quot;;[translation.B651])" office:value-type="string" office:string-value="=" calcext:value-type="string">
            <text:p>=</text:p>
          </table:table-cell>
          <table:table-cell table:number-columns-repeated="253"/>
        </table:table-row>
        <table:table-row table:style-name="ro13">
          <table:table-cell office:value-type="string" calcext:value-type="string">
            <text:p>pronto.data.titlepage</text:p>
          </table:table-cell>
          <table:table-cell office:value-type="string" calcext:value-type="string">
            <text:p>Marcar a data de parar de fumar</text:p>
          </table:table-cell>
          <table:table-cell table:formula="of:=CONCATENATE([.A652];&quot;=&quot;;[translation.B652])" office:value-type="string" office:string-value="pronto.data.titlepage=Marcar a data de parar de fumar" calcext:value-type="string">
            <text:p>pronto.data.titlepage=Marcar a data de parar de fumar</text:p>
          </table:table-cell>
          <table:table-cell table:number-columns-repeated="253"/>
        </table:table-row>
        <table:table-row table:style-name="ro16">
          <table:table-cell office:value-type="string" calcext:value-type="string">
            <text:p>pronto.data.img.title</text:p>
          </table:table-cell>
          <table:table-cell office:value-type="string" calcext:value-type="string">
            <text:p>Parar de fumar uma vez é melhor</text:p>
          </table:table-cell>
          <table:table-cell table:formula="of:=CONCATENATE([.A653];&quot;=&quot;;[translation.B653])" office:value-type="string" office:string-value="pronto.data.img.title=Parar de fumar uma vez é melhor" calcext:value-type="string">
            <text:p>pronto.data.img.title=Parar de fumar uma vez é melhor</text:p>
          </table:table-cell>
          <table:table-cell table:number-columns-repeated="253"/>
        </table:table-row>
        <table:table-row table:style-name="ro13">
          <table:table-cell office:value-type="string" calcext:value-type="string">
            <text:p>pronto.data.h1.1</text:p>
          </table:table-cell>
          <table:table-cell office:value-type="string" calcext:value-type="string">
            <text:p>Data para parar</text:p>
          </table:table-cell>
          <table:table-cell table:formula="of:=CONCATENATE([.A654];&quot;=&quot;;[translation.B654])" office:value-type="string" office:string-value="pronto.data.h1.1=Data para parar" calcext:value-type="string">
            <text:p>pronto.data.h1.1=Data para parar</text:p>
          </table:table-cell>
          <table:table-cell table:number-columns-repeated="253"/>
        </table:table-row>
        <table:table-row table:style-name="ro13">
          <table:table-cell office:value-type="string" calcext:value-type="string">
            <text:p>pronto.data.p.1</text:p>
          </table:table-cell>
          <table:table-cell office:value-type="string" calcext:value-type="string">
            <text:p>Nós já deixamos definido como hoje o dia de parar de fumar.</text:p>
          </table:table-cell>
          <table:table-cell table:formula="of:=CONCATENATE([.A655];&quot;=&quot;;[translation.B655])" office:value-type="string" office:string-value="pronto.data.p.1=Nós já deixamos definido como hoje o dia de parar de fumar." calcext:value-type="string">
            <text:p>pronto.data.p.1=Nós já deixamos definido como hoje o dia de parar de fumar.</text:p>
          </table:table-cell>
          <table:table-cell table:number-columns-repeated="253"/>
        </table:table-row>
        <table:table-row table:style-name="ro4">
          <table:table-cell office:value-type="string" calcext:value-type="string">
            <text:p>pronto.data.p.2</text:p>
          </table:table-cell>
          <table:table-cell office:value-type="string" calcext:value-type="string">
            <text:p>Caso você queira parar em outro dia, escolha no calendário. Enviaremos mensagens de e-mail para lembrá-lo.</text:p>
          </table:table-cell>
          <table:table-cell table:formula="of:=CONCATENATE([.A656];&quot;=&quot;;[translation.B656])" office:value-type="string" office:string-value="pronto.data.p.2=Caso você queira parar em outro dia, escolha no calendário. Enviaremos mensagens de e-mail para lembrá-lo." calcext:value-type="string">
            <text:p>pronto.data.p.2=Caso você queira parar em outro dia, escolha no calendário. Enviaremos mensagens de e-mail para lembrá-lo.</text:p>
          </table:table-cell>
          <table:table-cell table:number-columns-repeated="253"/>
        </table:table-row>
        <table:table-row table:style-name="ro4">
          <table:table-cell office:value-type="string" calcext:value-type="string">
            <text:p>pronto.data.p.3</text:p>
          </table:table-cell>
          <table:table-cell office:value-type="string" calcext:value-type="string">
            <text:p>Se você optou por parar aos poucos, escolha a data que vai fumar seu último cigarro.</text:p>
          </table:table-cell>
          <table:table-cell table:formula="of:=CONCATENATE([.A657];&quot;=&quot;;[translation.B657])" office:value-type="string" office:string-value="pronto.data.p.3=Se você optou por parar aos poucos, escolha a data que vai fumar seu último cigarro." calcext:value-type="string">
            <text:p>pronto.data.p.3=Se você optou por parar aos poucos, escolha a data que vai fumar seu último cigarro.</text:p>
          </table:table-cell>
          <table:table-cell table:number-columns-repeated="253"/>
        </table:table-row>
        <table:table-row table:style-name="ro4">
          <table:table-cell office:value-type="string" calcext:value-type="string">
            <text:p>pronto.data.p.4</text:p>
          </table:table-cell>
          <table:table-cell office:value-type="string" calcext:value-type="string">
            <text:p>Lembre-se que fumantes que decidem parar de uma vez têm mais sucesso em parar.</text:p>
          </table:table-cell>
          <table:table-cell table:formula="of:=CONCATENATE([.A658];&quot;=&quot;;[translation.B658])" office:value-type="string" office:string-value="pronto.data.p.4=Lembre-se que fumantes que decidem parar de uma vez têm mais sucesso em parar." calcext:value-type="string">
            <text:p>pronto.data.p.4=Lembre-se que fumantes que decidem parar de uma vez têm mais sucesso em parar.</text:p>
          </table:table-cell>
          <table:table-cell table:number-columns-repeated="253"/>
        </table:table-row>
        <table:table-row table:style-name="ro4">
          <table:table-cell office:value-type="string" calcext:value-type="string">
            <text:p>pronto.data.escolherdata</text:p>
          </table:table-cell>
          <table:table-cell office:value-type="string" calcext:value-type="string">
            <text:p>Escolher data</text:p>
          </table:table-cell>
          <table:table-cell table:formula="of:=CONCATENATE([.A659];&quot;=&quot;;[translation.B659])" office:value-type="string" office:string-value="pronto.data.escolherdata=Escolher data" calcext:value-type="string">
            <text:p>pronto.data.escolherdata=Escolher data</text:p>
          </table:table-cell>
          <table:table-cell table:number-columns-repeated="253"/>
        </table:table-row>
        <table:table-row table:style-name="ro4">
          <table:table-cell office:value-type="string" calcext:value-type="string">
            <text:p>pronto.data.next.p</text:p>
          </table:table-cell>
          <table:table-cell office:value-type="string" calcext:value-type="string">
            <text:p>Escolher data</text:p>
          </table:table-cell>
          <table:table-cell table:formula="of:=CONCATENATE([.A660];&quot;=&quot;;[translation.B660])" office:value-type="string" office:string-value="pronto.data.next.p=Escolher data" calcext:value-type="string">
            <text:p>pronto.data.next.p=Escolher data</text:p>
          </table:table-cell>
          <table:table-cell table:number-columns-repeated="253"/>
        </table:table-row>
        <table:table-row table:style-name="ro4">
          <table:table-cell table:style-name="ce3"/>
          <table:table-cell/>
          <table:table-cell table:formula="of:=CONCATENATE([.A661];&quot;=&quot;;[translation.B66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62];&quot;=&quot;;[translation.B662])" office:value-type="string" office:string-value="###################################=" calcext:value-type="string">
            <text:p>###################################=</text:p>
          </table:table-cell>
          <table:table-cell table:number-columns-repeated="253"/>
        </table:table-row>
        <table:table-row table:style-name="ro4">
          <table:table-cell office:value-type="string" calcext:value-type="string">
            <text:p># RELAPSE - INTRO</text:p>
          </table:table-cell>
          <table:table-cell table:style-name="ce3"/>
          <table:table-cell table:formula="of:=CONCATENATE([.A663];&quot;=&quot;;[translation.B663])" office:value-type="string" office:string-value="# RELAPSE - INTRO=" calcext:value-type="string">
            <text:p># RELAPSE - INTRO=</text:p>
          </table:table-cell>
          <table:table-cell table:number-columns-repeated="253"/>
        </table:table-row>
        <table:table-row table:style-name="ro4">
          <table:table-cell office:value-type="string" calcext:value-type="string">
            <text:p>###################################</text:p>
          </table:table-cell>
          <table:table-cell table:style-name="ce3"/>
          <table:table-cell table:formula="of:=CONCATENATE([.A664];&quot;=&quot;;[translation.B664])" office:value-type="string" office:string-value="###################################=" calcext:value-type="string">
            <text:p>###################################=</text:p>
          </table:table-cell>
          <table:table-cell table:number-columns-repeated="253"/>
        </table:table-row>
        <table:table-row table:style-name="ro4">
          <table:table-cell table:number-columns-repeated="2"/>
          <table:table-cell table:formula="of:=CONCATENATE([.A665];&quot;=&quot;;[translation.B665])" office:value-type="string" office:string-value="=" calcext:value-type="string">
            <text:p>=</text:p>
          </table:table-cell>
          <table:table-cell table:number-columns-repeated="253"/>
        </table:table-row>
        <table:table-row table:style-name="ro4">
          <table:table-cell office:value-type="string" calcext:value-type="string">
            <text:p>pronto.evitar.titlepage</text:p>
          </table:table-cell>
          <table:table-cell office:value-type="string" calcext:value-type="string">
            <text:p>Como evitar recaídas</text:p>
          </table:table-cell>
          <table:table-cell table:formula="of:=CONCATENATE([.A666];&quot;=&quot;;[translation.B666])" office:value-type="string" office:string-value="pronto.evitar.titlepage=Como evitar recaídas" calcext:value-type="string">
            <text:p>pronto.evitar.titlepage=Como evitar recaídas</text:p>
          </table:table-cell>
          <table:table-cell table:number-columns-repeated="253"/>
        </table:table-row>
        <table:table-row table:style-name="ro4">
          <table:table-cell office:value-type="string" calcext:value-type="string">
            <text:p>pronto.evitar.img.title</text:p>
          </table:table-cell>
          <table:table-cell office:value-type="string" calcext:value-type="string">
            <text:p>Saiba dizer não</text:p>
          </table:table-cell>
          <table:table-cell table:formula="of:=CONCATENATE([.A667];&quot;=&quot;;[translation.B667])" office:value-type="string" office:string-value="pronto.evitar.img.title=Saiba dizer não" calcext:value-type="string">
            <text:p>pronto.evitar.img.title=Saiba dizer não</text:p>
          </table:table-cell>
          <table:table-cell table:number-columns-repeated="253"/>
        </table:table-row>
        <table:table-row table:style-name="ro4">
          <table:table-cell office:value-type="string" calcext:value-type="string">
            <text:p>pronto.evitar.p.1</text:p>
          </table:table-cell>
          <table:table-cell office:value-type="string" calcext:value-type="string">
            <text:p>Você já tentou parar de fumar outras vezes?</text:p>
          </table:table-cell>
          <table:table-cell table:formula="of:=CONCATENATE([.A668];&quot;=&quot;;[translation.B668])" office:value-type="string" office:string-value="pronto.evitar.p.1=Você já tentou parar de fumar outras vezes?" calcext:value-type="string">
            <text:p>pronto.evitar.p.1=Você já tentou parar de fumar outras vezes?</text:p>
          </table:table-cell>
          <table:table-cell table:number-columns-repeated="253"/>
        </table:table-row>
        <table:table-row table:style-name="ro4">
          <table:table-cell office:value-type="string" calcext:value-type="string">
            <text:p>pronto.evitar.question.option.1</text:p>
          </table:table-cell>
          <table:table-cell office:value-type="string" calcext:value-type="string">
            <text:p>Sim</text:p>
          </table:table-cell>
          <table:table-cell table:formula="of:=CONCATENATE([.A669];&quot;=&quot;;[translation.B669])" office:value-type="string" office:string-value="pronto.evitar.question.option.1=Sim" calcext:value-type="string">
            <text:p>pronto.evitar.question.option.1=Sim</text:p>
          </table:table-cell>
          <table:table-cell table:number-columns-repeated="253"/>
        </table:table-row>
        <table:table-row table:style-name="ro4">
          <table:table-cell office:value-type="string" calcext:value-type="string">
            <text:p>pronto.evitar.question.option.2</text:p>
          </table:table-cell>
          <table:table-cell office:value-type="string" calcext:value-type="string">
            <text:p>Não</text:p>
          </table:table-cell>
          <table:table-cell table:formula="of:=CONCATENATE([.A670];&quot;=&quot;;[translation.B670])" office:value-type="string" office:string-value="pronto.evitar.question.option.2=Não" calcext:value-type="string">
            <text:p>pronto.evitar.question.option.2=Não</text:p>
          </table:table-cell>
          <table:table-cell table:number-columns-repeated="253"/>
        </table:table-row>
        <table:table-row table:style-name="ro4">
          <table:table-cell table:style-name="ce3"/>
          <table:table-cell/>
          <table:table-cell table:formula="of:=CONCATENATE([.A671];&quot;=&quot;;[translation.B671])" office:value-type="string" office:string-value="=" calcext:value-type="string">
            <text:p>=</text:p>
          </table:table-cell>
          <table:table-cell table:number-columns-repeated="253"/>
        </table:table-row>
        <table:table-row table:style-name="ro4">
          <table:table-cell table:style-name="ce3"/>
          <table:table-cell/>
          <table:table-cell table:formula="of:=CONCATENATE([.A672];&quot;=&quot;;[translation.B672])"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73];&quot;=&quot;;[translation.B673])" office:value-type="string" office:string-value="###################################=" calcext:value-type="string">
            <text:p>###################################=</text:p>
          </table:table-cell>
          <table:table-cell table:number-columns-repeated="253"/>
        </table:table-row>
        <table:table-row table:style-name="ro4">
          <table:table-cell office:value-type="string" calcext:value-type="string">
            <text:p># RELAPSE - INTRO</text:p>
          </table:table-cell>
          <table:table-cell table:style-name="ce3"/>
          <table:table-cell table:formula="of:=CONCATENATE([.A674];&quot;=&quot;;[translation.B674])" office:value-type="string" office:string-value="# RELAPSE - INTRO=" calcext:value-type="string">
            <text:p># RELAPSE - INTRO=</text:p>
          </table:table-cell>
          <table:table-cell table:number-columns-repeated="253"/>
        </table:table-row>
        <table:table-row table:style-name="ro4">
          <table:table-cell office:value-type="string" calcext:value-type="string">
            <text:p>###################################</text:p>
          </table:table-cell>
          <table:table-cell table:style-name="ce3"/>
          <table:table-cell table:formula="of:=CONCATENATE([.A675];&quot;=&quot;;[translation.B675])" office:value-type="string" office:string-value="###################################=" calcext:value-type="string">
            <text:p>###################################=</text:p>
          </table:table-cell>
          <table:table-cell table:number-columns-repeated="253"/>
        </table:table-row>
        <table:table-row table:style-name="ro4">
          <table:table-cell table:number-columns-repeated="2"/>
          <table:table-cell table:formula="of:=CONCATENATE([.A676];&quot;=&quot;;[translation.B676])" office:value-type="string" office:string-value="=" calcext:value-type="string">
            <text:p>=</text:p>
          </table:table-cell>
          <table:table-cell table:number-columns-repeated="253"/>
        </table:table-row>
        <table:table-row table:style-name="ro4">
          <table:table-cell office:value-type="string" calcext:value-type="string">
            <text:p>pronto.evitar.h1.1</text:p>
          </table:table-cell>
          <table:table-cell office:value-type="string" calcext:value-type="string">
            <text:p>Como evitar recaídas</text:p>
          </table:table-cell>
          <table:table-cell table:formula="of:=CONCATENATE([.A677];&quot;=&quot;;[translation.B677])" office:value-type="string" office:string-value="pronto.evitar.h1.1=Como evitar recaídas" calcext:value-type="string">
            <text:p>pronto.evitar.h1.1=Como evitar recaídas</text:p>
          </table:table-cell>
          <table:table-cell table:number-columns-repeated="253"/>
        </table:table-row>
        <table:table-row table:style-name="ro4">
          <table:table-cell office:value-type="string" calcext:value-type="string">
            <text:p>pronto.evitar.sim.titlepage</text:p>
          </table:table-cell>
          <table:table-cell office:value-type="string" calcext:value-type="string">
            <text:p>Aprendendo com os erros</text:p>
          </table:table-cell>
          <table:table-cell table:formula="of:=CONCATENATE([.A678];&quot;=&quot;;[translation.B678])" office:value-type="string" office:string-value="pronto.evitar.sim.titlepage=Aprendendo com os erros" calcext:value-type="string">
            <text:p>pronto.evitar.sim.titlepage=Aprendendo com os erros</text:p>
          </table:table-cell>
          <table:table-cell table:number-columns-repeated="253"/>
        </table:table-row>
        <table:table-row table:style-name="ro16">
          <table:table-cell office:value-type="string" calcext:value-type="string">
            <text:p>pronto.evitar.sim.img.title</text:p>
          </table:table-cell>
          <table:table-cell office:value-type="string" calcext:value-type="string">
            <text:p>Saiba dizer não</text:p>
          </table:table-cell>
          <table:table-cell table:formula="of:=CONCATENATE([.A679];&quot;=&quot;;[translation.B679])" office:value-type="string" office:string-value="pronto.evitar.sim.img.title=Saiba dizer não" calcext:value-type="string">
            <text:p>pronto.evitar.sim.img.title=Saiba dizer não</text:p>
          </table:table-cell>
          <table:table-cell table:number-columns-repeated="253"/>
        </table:table-row>
        <table:table-row table:style-name="ro16">
          <table:table-cell office:value-type="string" calcext:value-type="string">
            <text:p>pronto.evitar.sim.h1.1</text:p>
          </table:table-cell>
          <table:table-cell office:value-type="string" calcext:value-type="string">
            <text:p>Como evitar recaídas</text:p>
          </table:table-cell>
          <table:table-cell table:formula="of:=CONCATENATE([.A680];&quot;=&quot;;[translation.B680])" office:value-type="string" office:string-value="pronto.evitar.sim.h1.1=Como evitar recaídas" calcext:value-type="string">
            <text:p>pronto.evitar.sim.h1.1=Como evitar recaídas</text:p>
          </table:table-cell>
          <table:table-cell table:number-columns-repeated="253"/>
        </table:table-row>
        <table:table-row table:style-name="ro13">
          <table:table-cell office:value-type="string" calcext:value-type="string">
            <text:p>pronto.evitar.sim.h2.1</text:p>
          </table:table-cell>
          <table:table-cell office:value-type="string" calcext:value-type="string">
            <text:p>Aprendendo com os erros</text:p>
          </table:table-cell>
          <table:table-cell table:formula="of:=CONCATENATE([.A681];&quot;=&quot;;[translation.B681])" office:value-type="string" office:string-value="pronto.evitar.sim.h2.1=Aprendendo com os erros" calcext:value-type="string">
            <text:p>pronto.evitar.sim.h2.1=Aprendendo com os erros</text:p>
          </table:table-cell>
          <table:table-cell table:number-columns-repeated="253"/>
        </table:table-row>
        <table:table-row table:style-name="ro4">
          <table:table-cell office:value-type="string" calcext:value-type="string">
            <text:p>pronto.evitar.sim.p.1</text:p>
          </table:table-cell>
          <table:table-cell office:value-type="string" calcext:value-type="string">
            <text:p>Que bom que você está tentando parar novamente. A maioria dos fumantes tenta parar de 3 a 5 vezes antes de abandonar o cigarro definitivamente.</text:p>
          </table:table-cell>
          <table:table-cell table:formula="of:=CONCATENATE([.A682];&quot;=&quot;;[translation.B682])" office:value-type="string" office:string-value="pronto.evitar.sim.p.1=Que bom que você está tentando parar novamente. A maioria dos fumantes tenta parar de 3 a 5 vezes antes de abandonar o cigarro definitivamente." calcext:value-type="string">
            <text:p>pronto.evitar.sim.p.1=Que bom que você está tentando parar novamente. A maioria dos fumantes tenta parar de 3 a 5 vezes antes de abandonar o cigarro definitivamente.</text:p>
          </table:table-cell>
          <table:table-cell table:number-columns-repeated="253"/>
        </table:table-row>
        <table:table-row table:style-name="ro4">
          <table:table-cell office:value-type="string" calcext:value-type="string">
            <text:p>pronto.evitar.sim.p.2</text:p>
          </table:table-cell>
          <table:table-cell office:value-type="string" calcext:value-type="string">
            <text:p>Aprender com os acertos e erros é fundamental no processo de parar de fumar. Valorizar os seus acertos é ainda mais importante.</text:p>
          </table:table-cell>
          <table:table-cell table:formula="of:=CONCATENATE([.A683];&quot;=&quot;;[translation.B683])" office:value-type="string" office:string-value="pronto.evitar.sim.p.2=Aprender com os acertos e erros é fundamental no processo de parar de fumar. Valorizar os seus acertos é ainda mais importante." calcext:value-type="string">
            <text:p>pronto.evitar.sim.p.2=Aprender com os acertos e erros é fundamental no processo de parar de fumar. Valorizar os seus acertos é ainda mais importante.</text:p>
          </table:table-cell>
          <table:table-cell table:number-columns-repeated="253"/>
        </table:table-row>
        <table:table-row table:style-name="ro4">
          <table:table-cell office:value-type="string" calcext:value-type="string">
            <text:p>pronto.evitar.sim.question.label</text:p>
          </table:table-cell>
          <table:table-cell office:value-type="string" calcext:value-type="string">
            <text:p>O que você fez em tentativas de parar anteriores que podem ajudar desta vez?</text:p>
          </table:table-cell>
          <table:table-cell table:formula="of:=CONCATENATE([.A684];&quot;=&quot;;[translation.B684])" office:value-type="string" office:string-value="pronto.evitar.sim.question.label=O que você fez em tentativas de parar anteriores que podem ajudar desta vez?" calcext:value-type="string">
            <text:p>pronto.evitar.sim.question.label=O que você fez em tentativas de parar anteriores que podem ajudar desta vez?</text:p>
          </table:table-cell>
          <table:table-cell table:number-columns-repeated="253"/>
        </table:table-row>
        <table:table-row table:style-name="ro4">
          <table:table-cell office:value-type="string" calcext:value-type="string">
            <text:p>pronto.evitar.estrat.titlepage</text:p>
          </table:table-cell>
          <table:table-cell office:value-type="string" calcext:value-type="string">
            <text:p>Como evitar recaídas</text:p>
          </table:table-cell>
          <table:table-cell table:formula="of:=CONCATENATE([.A685];&quot;=&quot;;[translation.B685])" office:value-type="string" office:string-value="pronto.evitar.estrat.titlepage=Como evitar recaídas" calcext:value-type="string">
            <text:p>pronto.evitar.estrat.titlepage=Como evitar recaídas</text:p>
          </table:table-cell>
          <table:table-cell table:number-columns-repeated="253"/>
        </table:table-row>
        <table:table-row table:style-name="ro4">
          <table:table-cell table:style-name="ce3"/>
          <table:table-cell/>
          <table:table-cell table:formula="of:=CONCATENATE([.A686];&quot;=&quot;;[translation.B68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87];&quot;=&quot;;[translation.B687])" office:value-type="string" office:string-value="###################################=" calcext:value-type="string">
            <text:p>###################################=</text:p>
          </table:table-cell>
          <table:table-cell table:number-columns-repeated="253"/>
        </table:table-row>
        <table:table-row table:style-name="ro4">
          <table:table-cell office:value-type="string" calcext:value-type="string">
            <text:p># RELAPSE - STRATEGIES</text:p>
          </table:table-cell>
          <table:table-cell table:style-name="ce3"/>
          <table:table-cell table:formula="of:=CONCATENATE([.A688];&quot;=&quot;;[translation.B688])" office:value-type="string" office:string-value="# RELAPSE - STRATEGIES=" calcext:value-type="string">
            <text:p># RELAPSE - STRATEGIES=</text:p>
          </table:table-cell>
          <table:table-cell table:number-columns-repeated="253"/>
        </table:table-row>
        <table:table-row table:style-name="ro4">
          <table:table-cell office:value-type="string" calcext:value-type="string">
            <text:p>###################################</text:p>
          </table:table-cell>
          <table:table-cell table:style-name="ce3"/>
          <table:table-cell table:formula="of:=CONCATENATE([.A689];&quot;=&quot;;[translation.B689])" office:value-type="string" office:string-value="###################################=" calcext:value-type="string">
            <text:p>###################################=</text:p>
          </table:table-cell>
          <table:table-cell table:number-columns-repeated="253"/>
        </table:table-row>
        <table:table-row table:style-name="ro13">
          <table:table-cell table:style-name="ce3"/>
          <table:table-cell/>
          <table:table-cell table:formula="of:=CONCATENATE([.A690];&quot;=&quot;;[translation.B690])" office:value-type="string" office:string-value="=" calcext:value-type="string">
            <text:p>=</text:p>
          </table:table-cell>
          <table:table-cell table:number-columns-repeated="253"/>
        </table:table-row>
        <table:table-row table:style-name="ro13">
          <table:table-cell office:value-type="string" calcext:value-type="string">
            <text:p>pronto.evitar.estrat.h1.1</text:p>
          </table:table-cell>
          <table:table-cell office:value-type="string" calcext:value-type="string">
            <text:p>Como evitar recaídas</text:p>
          </table:table-cell>
          <table:table-cell table:formula="of:=CONCATENATE([.A691];&quot;=&quot;;[translation.B691])" office:value-type="string" office:string-value="pronto.evitar.estrat.h1.1=Como evitar recaídas" calcext:value-type="string">
            <text:p>pronto.evitar.estrat.h1.1=Como evitar recaídas</text:p>
          </table:table-cell>
          <table:table-cell table:number-columns-repeated="253"/>
        </table:table-row>
        <table:table-row table:style-name="ro17">
          <table:table-cell office:value-type="string" calcext:value-type="string">
            <text:p>pronto.evitar.estrat.h2.1</text:p>
          </table:table-cell>
          <table:table-cell office:value-type="string" calcext:value-type="string">
            <text:p>Evitando situações de risco</text:p>
          </table:table-cell>
          <table:table-cell table:formula="of:=CONCATENATE([.A692];&quot;=&quot;;[translation.B692])" office:value-type="string" office:string-value="pronto.evitar.estrat.h2.1=Evitando situações de risco" calcext:value-type="string">
            <text:p>pronto.evitar.estrat.h2.1=Evitando situações de risco</text:p>
          </table:table-cell>
          <table:table-cell table:number-columns-repeated="253"/>
        </table:table-row>
        <table:table-row table:style-name="ro4">
          <table:table-cell office:value-type="string" calcext:value-type="string">
            <text:p>pronto.evitar.estrat.p.1</text:p>
          </table:table-cell>
          <table:table-cell office:value-type="string" calcext:value-type="string">
            <text:p>Aprender com os erros e acertos é fundamental no processo de parar de fumar.</text:p>
          </table:table-cell>
          <table:table-cell table:formula="of:=CONCATENATE([.A693];&quot;=&quot;;[translation.B693])" office:value-type="string" office:string-value="pronto.evitar.estrat.p.1=Aprender com os erros e acertos é fundamental no processo de parar de fumar." calcext:value-type="string">
            <text:p>pronto.evitar.estrat.p.1=Aprender com os erros e acertos é fundamental no processo de parar de fumar.</text:p>
          </table:table-cell>
          <table:table-cell table:number-columns-repeated="253"/>
        </table:table-row>
        <table:table-row table:style-name="ro4">
          <table:table-cell office:value-type="string" calcext:value-type="string">
            <text:p>pronto.evitar.estrat.p.2</text:p>
          </table:table-cell>
          <table:table-cell office:value-type="string" calcext:value-type="string">
            <text:p>Tenha em mente o que você vai fazer ou pensar na hora que sentir vontade de fumar.</text:p>
          </table:table-cell>
          <table:table-cell table:formula="of:=CONCATENATE([.A694];&quot;=&quot;;[translation.B694])" office:value-type="string" office:string-value="pronto.evitar.estrat.p.2=Tenha em mente o que você vai fazer ou pensar na hora que sentir vontade de fumar." calcext:value-type="string">
            <text:p>pronto.evitar.estrat.p.2=Tenha em mente o que você vai fazer ou pensar na hora que sentir vontade de fumar.</text:p>
          </table:table-cell>
          <table:table-cell table:number-columns-repeated="253"/>
        </table:table-row>
        <table:table-row table:style-name="ro4">
          <table:table-cell office:value-type="string" calcext:value-type="string">
            <text:p>pronto.evitar.estrat.question.label</text:p>
          </table:table-cell>
          <table:table-cell office:value-type="string" calcext:value-type="string">
            <text:p>Registre aqui as suas ações ou pensamentos que você usará na hora em que tiver vontade de voltar a fumar - Essas informações estarão disponíveis no seu plano de parar.</text:p>
          </table:table-cell>
          <table:table-cell table:formula="of:=CONCATENATE([.A695];&quot;=&quot;;[translation.B695])" office:value-type="string" office:string-value="pronto.evitar.estrat.question.label=Registre aqui as suas ações ou pensamentos que você usará na hora em que tiver vontade de voltar a fumar - Essas informações estarão disponíveis no seu plano de parar." calcext:value-type="string">
            <text:p>pronto.evitar.estrat.question.label=Registre aqui as suas ações ou pensamentos que você usará na hora em que tiver vontade de voltar a fumar - Essas informações estarão disponíveis no seu plano de parar.</text:p>
          </table:table-cell>
          <table:table-cell table:number-columns-repeated="253"/>
        </table:table-row>
        <table:table-row table:style-name="ro4">
          <table:table-cell office:value-type="string" calcext:value-type="string">
            <text:p>pronto.evitar.estrat.next.p.1</text:p>
          </table:table-cell>
          <table:table-cell office:value-type="string" calcext:value-type="string">
            <text:p>Conheça dicas de como lidar e previnir o ganho de peso.</text:p>
          </table:table-cell>
          <table:table-cell table:formula="of:=CONCATENATE([.A696];&quot;=&quot;;[translation.B696])" office:value-type="string" office:string-value="pronto.evitar.estrat.next.p.1=Conheça dicas de como lidar e previnir o ganho de peso." calcext:value-type="string">
            <text:p>pronto.evitar.estrat.next.p.1=Conheça dicas de como lidar e previnir o ganho de peso.</text:p>
          </table:table-cell>
          <table:table-cell table:number-columns-repeated="253"/>
        </table:table-row>
        <table:table-row table:style-name="ro4">
          <table:table-cell table:style-name="ce3"/>
          <table:table-cell/>
          <table:table-cell table:formula="of:=CONCATENATE([.A697];&quot;=&quot;;[translation.B69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698];&quot;=&quot;;[translation.B698])" office:value-type="string" office:string-value="###################################=" calcext:value-type="string">
            <text:p>###################################=</text:p>
          </table:table-cell>
          <table:table-cell table:number-columns-repeated="253"/>
        </table:table-row>
        <table:table-row table:style-name="ro4">
          <table:table-cell office:value-type="string" calcext:value-type="string">
            <text:p># RELAPSE - COMMON RISKS</text:p>
          </table:table-cell>
          <table:table-cell table:style-name="ce3"/>
          <table:table-cell table:formula="of:=CONCATENATE([.A699];&quot;=&quot;;[translation.B699])" office:value-type="string" office:string-value="# RELAPSE - COMMON RISKS=" calcext:value-type="string">
            <text:p># RELAPSE - COMMON RISKS=</text:p>
          </table:table-cell>
          <table:table-cell table:number-columns-repeated="253"/>
        </table:table-row>
        <table:table-row table:style-name="ro4">
          <table:table-cell office:value-type="string" calcext:value-type="string">
            <text:p>###################################</text:p>
          </table:table-cell>
          <table:table-cell table:style-name="ce3"/>
          <table:table-cell table:formula="of:=CONCATENATE([.A700];&quot;=&quot;;[translation.B700])" office:value-type="string" office:string-value="###################################=" calcext:value-type="string">
            <text:p>###################################=</text:p>
          </table:table-cell>
          <table:table-cell table:number-columns-repeated="253"/>
        </table:table-row>
        <table:table-row table:style-name="ro4">
          <table:table-cell table:style-name="ce3"/>
          <table:table-cell/>
          <table:table-cell table:formula="of:=CONCATENATE([.A701];&quot;=&quot;;[translation.B701])" office:value-type="string" office:string-value="=" calcext:value-type="string">
            <text:p>=</text:p>
          </table:table-cell>
          <table:table-cell table:number-columns-repeated="253"/>
        </table:table-row>
        <table:table-row table:style-name="ro4">
          <table:table-cell office:value-type="string" calcext:value-type="string">
            <text:p>pronto.evitar.full.titlepage</text:p>
          </table:table-cell>
          <table:table-cell office:value-type="string" calcext:value-type="string">
            <text:p>Situações de risco</text:p>
          </table:table-cell>
          <table:table-cell table:formula="of:=CONCATENATE([.A702];&quot;=&quot;;[translation.B702])" office:value-type="string" office:string-value="pronto.evitar.full.titlepage=Situações de risco" calcext:value-type="string">
            <text:p>pronto.evitar.full.titlepage=Situações de risco</text:p>
          </table:table-cell>
          <table:table-cell table:number-columns-repeated="253"/>
        </table:table-row>
        <table:table-row table:style-name="ro13">
          <table:table-cell office:value-type="string" calcext:value-type="string">
            <text:p>pronto.evitar.full.img.title</text:p>
          </table:table-cell>
          <table:table-cell office:value-type="string" calcext:value-type="string">
            <text:p>Saiba dizer não</text:p>
          </table:table-cell>
          <table:table-cell table:formula="of:=CONCATENATE([.A703];&quot;=&quot;;[translation.B703])" office:value-type="string" office:string-value="pronto.evitar.full.img.title=Saiba dizer não" calcext:value-type="string">
            <text:p>pronto.evitar.full.img.title=Saiba dizer não</text:p>
          </table:table-cell>
          <table:table-cell table:number-columns-repeated="253"/>
        </table:table-row>
        <table:table-row table:style-name="ro17">
          <table:table-cell office:value-type="string" calcext:value-type="string">
            <text:p>pronto.evitar.full.h1.1</text:p>
          </table:table-cell>
          <table:table-cell office:value-type="string" calcext:value-type="string">
            <text:p>Como evitar recaídas</text:p>
          </table:table-cell>
          <table:table-cell table:formula="of:=CONCATENATE([.A704];&quot;=&quot;;[translation.B704])" office:value-type="string" office:string-value="pronto.evitar.full.h1.1=Como evitar recaídas" calcext:value-type="string">
            <text:p>pronto.evitar.full.h1.1=Como evitar recaídas</text:p>
          </table:table-cell>
          <table:table-cell table:number-columns-repeated="253"/>
        </table:table-row>
        <table:table-row table:style-name="ro4">
          <table:table-cell office:value-type="string" calcext:value-type="string">
            <text:p>pronto.evitar.full.h2.1</text:p>
          </table:table-cell>
          <table:table-cell office:value-type="string" calcext:value-type="string">
            <text:p>Situações de risco</text:p>
          </table:table-cell>
          <table:table-cell table:formula="of:=CONCATENATE([.A705];&quot;=&quot;;[translation.B705])" office:value-type="string" office:string-value="pronto.evitar.full.h2.1=Situações de risco" calcext:value-type="string">
            <text:p>pronto.evitar.full.h2.1=Situações de risco</text:p>
          </table:table-cell>
          <table:table-cell table:number-columns-repeated="253"/>
        </table:table-row>
        <table:table-row table:style-name="ro13">
          <table:table-cell office:value-type="string" calcext:value-type="string">
            <text:p>pronto.evitar.full.p.1</text:p>
          </table:table-cell>
          <table:table-cell office:value-type="string" calcext:value-type="string">
            <text:p>Mesmo após parar de fumar, é possível que algumas pessoas voltem a fumar - o que é chamado de recaída.</text:p>
          </table:table-cell>
          <table:table-cell table:formula="of:=CONCATENATE([.A706];&quot;=&quot;;[translation.B706])" office:value-type="string" office:string-value="pronto.evitar.full.p.1=Mesmo após parar de fumar, é possível que algumas pessoas voltem a fumar - o que é chamado de recaída." calcext:value-type="string">
            <text:p>pronto.evitar.full.p.1=Mesmo após parar de fumar, é possível que algumas pessoas voltem a fumar - o que é chamado de recaída.</text:p>
          </table:table-cell>
          <table:table-cell table:number-columns-repeated="253"/>
        </table:table-row>
        <table:table-row table:style-name="ro16">
          <table:table-cell office:value-type="string" calcext:value-type="string">
            <text:p>pronto.evitar.full.p.2</text:p>
          </table:table-cell>
          <table:table-cell office:value-type="string" calcext:value-type="string">
            <text:p>É muito importante antecipar as dificuldades e situações que podem levar você a uma recaída . Principalmente nas primeiras semanas, em que os sintomas de abstinência e fissura são mais intensos.</text:p>
          </table:table-cell>
          <table:table-cell table:formula="of:=CONCATENATE([.A707];&quot;=&quot;;[translation.B707])" office:value-type="string" office:string-value="pronto.evitar.full.p.2=É muito importante antecipar as dificuldades e situações que podem levar você a uma recaída . Principalmente nas primeiras semanas, em que os sintomas de abstinência e fissura são mais intensos." calcext:value-type="string">
            <text:p>pronto.evitar.full.p.2=É muito importante antecipar as dificuldades e situações que podem levar você a uma recaída . Principalmente nas primeiras semanas, em que os sintomas de abstinência e fissura são mais intensos.</text:p>
          </table:table-cell>
          <table:table-cell table:number-columns-repeated="253"/>
        </table:table-row>
        <table:table-row table:style-name="ro4">
          <table:table-cell office:value-type="string" calcext:value-type="string">
            <text:p>pronto.evitar.full.h2.2</text:p>
          </table:table-cell>
          <table:table-cell office:value-type="string" calcext:value-type="string">
            <text:p>Amigos e familiares fumantes</text:p>
          </table:table-cell>
          <table:table-cell table:formula="of:=CONCATENATE([.A708];&quot;=&quot;;[translation.B708])" office:value-type="string" office:string-value="pronto.evitar.full.h2.2=Amigos e familiares fumantes" calcext:value-type="string">
            <text:p>pronto.evitar.full.h2.2=Amigos e familiares fumantes</text:p>
          </table:table-cell>
          <table:table-cell table:number-columns-repeated="253"/>
        </table:table-row>
        <table:table-row table:style-name="ro13">
          <table:table-cell office:value-type="string" calcext:value-type="string">
            <text:p>pronto.evitar.full.p.3</text:p>
          </table:table-cell>
          <table:table-cell office:value-type="string" calcext:value-type="string">
            <text:p>Parar de fumar é mais difícil quando se convive com com amigos e / ou familiares fumantes.</text:p>
          </table:table-cell>
          <table:table-cell table:formula="of:=CONCATENATE([.A709];&quot;=&quot;;[translation.B709])" office:value-type="string" office:string-value="pronto.evitar.full.p.3=Parar de fumar é mais difícil quando se convive com com amigos e / ou familiares fumantes." calcext:value-type="string">
            <text:p>pronto.evitar.full.p.3=Parar de fumar é mais difícil quando se convive com com amigos e / ou familiares fumantes.</text:p>
          </table:table-cell>
          <table:table-cell table:number-columns-repeated="253"/>
        </table:table-row>
        <table:table-row table:style-name="ro4">
          <table:table-cell office:value-type="string" calcext:value-type="string">
            <text:p>pronto.evitar.full.p.4</text:p>
          </table:table-cell>
          <table:table-cell office:value-type="string" calcext:value-type="string">
            <text:p>Se passa por essa situação, você pode pedir a seus amigos ou para seus familiares que não fumem por perto. Você também pode pedir para tentem parar de fumar.</text:p>
          </table:table-cell>
          <table:table-cell table:formula="of:=CONCATENATE([.A710];&quot;=&quot;;[translation.B710])" office:value-type="string" office:string-value="pronto.evitar.full.p.4=Se passa por essa situação, você pode pedir a seus amigos ou para seus familiares que não fumem por perto. Você também pode pedir para tentem parar de fumar." calcext:value-type="string">
            <text:p>pronto.evitar.full.p.4=Se passa por essa situação, você pode pedir a seus amigos ou para seus familiares que não fumem por perto. Você também pode pedir para tentem parar de fumar.</text:p>
          </table:table-cell>
          <table:table-cell table:number-columns-repeated="253"/>
        </table:table-row>
        <table:table-row table:style-name="ro13">
          <table:table-cell office:value-type="string" calcext:value-type="string">
            <text:p>pronto.evitar.full.h2.3</text:p>
          </table:table-cell>
          <table:table-cell office:value-type="string" calcext:value-type="string">
            <text:p>Bebidas alcóolicas</text:p>
          </table:table-cell>
          <table:table-cell table:formula="of:=CONCATENATE([.A711];&quot;=&quot;;[translation.B711])" office:value-type="string" office:string-value="pronto.evitar.full.h2.3=Bebidas alcóolicas" calcext:value-type="string">
            <text:p>pronto.evitar.full.h2.3=Bebidas alcóolicas</text:p>
          </table:table-cell>
          <table:table-cell table:number-columns-repeated="253"/>
        </table:table-row>
        <table:table-row table:style-name="ro4">
          <table:table-cell office:value-type="string" calcext:value-type="string">
            <text:p>pronto.evitar.full.li.1</text:p>
          </table:table-cell>
          <table:table-cell office:value-type="string" calcext:value-type="string">
            <text:p>Se você bebe, procure evitar o consumo de bebidas alcóolicas nas primeiras semanas.</text:p>
          </table:table-cell>
          <table:table-cell table:formula="of:=CONCATENATE([.A712];&quot;=&quot;;[translation.B712])" office:value-type="string" office:string-value="pronto.evitar.full.li.1=Se você bebe, procure evitar o consumo de bebidas alcóolicas nas primeiras semanas." calcext:value-type="string">
            <text:p>pronto.evitar.full.li.1=Se você bebe, procure evitar o consumo de bebidas alcóolicas nas primeiras semanas.</text:p>
          </table:table-cell>
          <table:table-cell table:number-columns-repeated="253"/>
        </table:table-row>
        <table:table-row table:style-name="ro4">
          <table:table-cell office:value-type="string" calcext:value-type="string">
            <text:p>pronto.evitar.full.li.2</text:p>
          </table:table-cell>
          <table:table-cell office:value-type="string" calcext:value-type="string">
            <text:p>Tomar bebidas alcóolicas aumenta a vontade de fumar.</text:p>
          </table:table-cell>
          <table:table-cell table:formula="of:=CONCATENATE([.A713];&quot;=&quot;;[translation.B713])" office:value-type="string" office:string-value="pronto.evitar.full.li.2=Tomar bebidas alcóolicas aumenta a vontade de fumar." calcext:value-type="string">
            <text:p>pronto.evitar.full.li.2=Tomar bebidas alcóolicas aumenta a vontade de fumar.</text:p>
          </table:table-cell>
          <table:table-cell table:number-columns-repeated="253"/>
        </table:table-row>
        <table:table-row table:style-name="ro4">
          <table:table-cell office:value-type="string" calcext:value-type="string">
            <text:p>pronto.evitar.full.next.p.1</text:p>
          </table:table-cell>
          <table:table-cell office:value-type="string" calcext:value-type="string">
            <text:p>Faça um exercício rápido sobre o que você irá fazer para evitar recaídas.</text:p>
          </table:table-cell>
          <table:table-cell table:formula="of:=CONCATENATE([.A714];&quot;=&quot;;[translation.B714])" office:value-type="string" office:string-value="pronto.evitar.full.next.p.1=Faça um exercício rápido sobre o que você irá fazer para evitar recaídas." calcext:value-type="string">
            <text:p>pronto.evitar.full.next.p.1=Faça um exercício rápido sobre o que você irá fazer para evitar recaídas.</text:p>
          </table:table-cell>
          <table:table-cell table:number-columns-repeated="253"/>
        </table:table-row>
        <table:table-row table:style-name="ro4">
          <table:table-cell table:style-name="ce3"/>
          <table:table-cell/>
          <table:table-cell table:formula="of:=CONCATENATE([.A715];&quot;=&quot;;[translation.B715])"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16];&quot;=&quot;;[translation.B716])" office:value-type="string" office:string-value="###################################=" calcext:value-type="string">
            <text:p>###################################=</text:p>
          </table:table-cell>
          <table:table-cell table:number-columns-repeated="253"/>
        </table:table-row>
        <table:table-row table:style-name="ro4">
          <table:table-cell office:value-type="string" calcext:value-type="string">
            <text:p># WEIGHT GAIN</text:p>
          </table:table-cell>
          <table:table-cell table:style-name="ce3"/>
          <table:table-cell table:formula="of:=CONCATENATE([.A717];&quot;=&quot;;[translation.B717])" office:value-type="string" office:string-value="# WEIGHT GAIN=" calcext:value-type="string">
            <text:p># WEIGHT GAIN=</text:p>
          </table:table-cell>
          <table:table-cell table:number-columns-repeated="253"/>
        </table:table-row>
        <table:table-row table:style-name="ro4">
          <table:table-cell office:value-type="string" calcext:value-type="string">
            <text:p>###################################</text:p>
          </table:table-cell>
          <table:table-cell table:style-name="ce3"/>
          <table:table-cell table:formula="of:=CONCATENATE([.A718];&quot;=&quot;;[translation.B718])" office:value-type="string" office:string-value="###################################=" calcext:value-type="string">
            <text:p>###################################=</text:p>
          </table:table-cell>
          <table:table-cell table:number-columns-repeated="253"/>
        </table:table-row>
        <table:table-row table:style-name="ro4">
          <table:table-cell table:style-name="ce3"/>
          <table:table-cell/>
          <table:table-cell table:formula="of:=CONCATENATE([.A719];&quot;=&quot;;[translation.B719])" office:value-type="string" office:string-value="=" calcext:value-type="string">
            <text:p>=</text:p>
          </table:table-cell>
          <table:table-cell table:number-columns-repeated="253"/>
        </table:table-row>
        <table:table-row table:style-name="ro13">
          <table:table-cell office:value-type="string" calcext:value-type="string">
            <text:p>pronto.peso.titlepage</text:p>
          </table:table-cell>
          <table:table-cell office:value-type="string" calcext:value-type="string">
            <text:p>Ganho de peso</text:p>
          </table:table-cell>
          <table:table-cell table:formula="of:=CONCATENATE([.A720];&quot;=&quot;;[translation.B720])" office:value-type="string" office:string-value="pronto.peso.titlepage=Ganho de peso" calcext:value-type="string">
            <text:p>pronto.peso.titlepage=Ganho de peso</text:p>
          </table:table-cell>
          <table:table-cell table:number-columns-repeated="253"/>
        </table:table-row>
        <table:table-row table:style-name="ro13">
          <table:table-cell office:value-type="string" calcext:value-type="string">
            <text:p>pronto.peso.img.title</text:p>
          </table:table-cell>
          <table:table-cell office:value-type="string" calcext:value-type="string">
            <text:p>Balança</text:p>
          </table:table-cell>
          <table:table-cell table:formula="of:=CONCATENATE([.A721];&quot;=&quot;;[translation.B721])" office:value-type="string" office:string-value="pronto.peso.img.title=Balança" calcext:value-type="string">
            <text:p>pronto.peso.img.title=Balança</text:p>
          </table:table-cell>
          <table:table-cell table:number-columns-repeated="253"/>
        </table:table-row>
        <table:table-row table:style-name="ro4">
          <table:table-cell office:value-type="string" calcext:value-type="string">
            <text:p>pronto.peso.h1.1</text:p>
          </table:table-cell>
          <table:table-cell office:value-type="string" calcext:value-type="string">
            <text:p>Ganho de peso</text:p>
          </table:table-cell>
          <table:table-cell table:formula="of:=CONCATENATE([.A722];&quot;=&quot;;[translation.B722])" office:value-type="string" office:string-value="pronto.peso.h1.1=Ganho de peso" calcext:value-type="string">
            <text:p>pronto.peso.h1.1=Ganho de peso</text:p>
          </table:table-cell>
          <table:table-cell table:number-columns-repeated="253"/>
        </table:table-row>
        <table:table-row table:style-name="ro13">
          <table:table-cell office:value-type="string" calcext:value-type="string">
            <text:p>pronto.peso.p.1</text:p>
          </table:table-cell>
          <table:table-cell office:value-type="string" calcext:value-type="string">
            <text:p>Alguns fumantes ganham peso nos primeiros meses após parar de fumar.</text:p>
          </table:table-cell>
          <table:table-cell table:formula="of:=CONCATENATE([.A723];&quot;=&quot;;[translation.B723])" office:value-type="string" office:string-value="pronto.peso.p.1=Alguns fumantes ganham peso nos primeiros meses após parar de fumar." calcext:value-type="string">
            <text:p>pronto.peso.p.1=Alguns fumantes ganham peso nos primeiros meses após parar de fumar.</text:p>
          </table:table-cell>
          <table:table-cell table:number-columns-repeated="253"/>
        </table:table-row>
        <table:table-row table:style-name="ro17">
          <table:table-cell office:value-type="string" calcext:value-type="string">
            <text:p>pronto.peso.p.2</text:p>
          </table:table-cell>
          <table:table-cell office:value-type="string" calcext:value-type="string">
            <text:p>A média de ganho de peso, costuma variar entre 2 a 4 quilos. Alguns fumantes podem até emagrecer.</text:p>
          </table:table-cell>
          <table:table-cell table:formula="of:=CONCATENATE([.A724];&quot;=&quot;;[translation.B724])" office:value-type="string" office:string-value="pronto.peso.p.2=A média de ganho de peso, costuma variar entre 2 a 4 quilos. Alguns fumantes podem até emagrecer." calcext:value-type="string">
            <text:p>pronto.peso.p.2=A média de ganho de peso, costuma variar entre 2 a 4 quilos. Alguns fumantes podem até emagrecer.</text:p>
          </table:table-cell>
          <table:table-cell table:number-columns-repeated="253"/>
        </table:table-row>
        <table:table-row table:style-name="ro16">
          <table:table-cell office:value-type="string" calcext:value-type="string">
            <text:p>pronto.peso.h2.1</text:p>
          </table:table-cell>
          <table:table-cell office:value-type="string" calcext:value-type="string">
            <text:p>O que fazer?</text:p>
          </table:table-cell>
          <table:table-cell table:formula="of:=CONCATENATE([.A725];&quot;=&quot;;[translation.B725])" office:value-type="string" office:string-value="pronto.peso.h2.1=O que fazer?" calcext:value-type="string">
            <text:p>pronto.peso.h2.1=O que fazer?</text:p>
          </table:table-cell>
          <table:table-cell table:number-columns-repeated="253"/>
        </table:table-row>
        <table:table-row table:style-name="ro4">
          <table:table-cell office:value-type="string" calcext:value-type="string">
            <text:p>pronto.peso.li.1</text:p>
          </table:table-cell>
          <table:table-cell office:value-type="string" calcext:value-type="string">
            <text:p>Você ganha peso ao gastar menos energia do que consome.</text:p>
          </table:table-cell>
          <table:table-cell table:formula="of:=CONCATENATE([.A726];&quot;=&quot;;[translation.B726])" office:value-type="string" office:string-value="pronto.peso.li.1=Você ganha peso ao gastar menos energia do que consome." calcext:value-type="string">
            <text:p>pronto.peso.li.1=Você ganha peso ao gastar menos energia do que consome.</text:p>
          </table:table-cell>
          <table:table-cell table:number-columns-repeated="253"/>
        </table:table-row>
        <table:table-row table:style-name="ro4">
          <table:table-cell office:value-type="string" calcext:value-type="string">
            <text:p>pronto.peso.li.2</text:p>
          </table:table-cell>
          <table:table-cell office:value-type="string" calcext:value-type="string">
            <text:p>Logo, recomendamos que você gaste energia com exercícios físicos como caminhadas, corridas leves e academia. Consulte um profissional de área para saber qual é o mais adequado.</text:p>
          </table:table-cell>
          <table:table-cell table:formula="of:=CONCATENATE([.A727];&quot;=&quot;;[translation.B727])" office:value-type="string" office:string-value="pronto.peso.li.2=Logo, recomendamos que você gaste energia com exercícios físicos como caminhadas, corridas leves e academia. Consulte um profissional de área para saber qual é o mais adequado." calcext:value-type="string">
            <text:p>pronto.peso.li.2=Logo, recomendamos que você gaste energia com exercícios físicos como caminhadas, corridas leves e academia. Consulte um profissional de área para saber qual é o mais adequado.</text:p>
          </table:table-cell>
          <table:table-cell table:number-columns-repeated="253"/>
        </table:table-row>
        <table:table-row table:style-name="ro4">
          <table:table-cell office:value-type="string" calcext:value-type="string">
            <text:p>pronto.peso.li.3</text:p>
          </table:table-cell>
          <table:table-cell office:value-type="string" calcext:value-type="string">
            <text:p>Procure comer mais alimentos como frutas e legumes e menos doces e alimentos gordurosos ou com muito açúcar.</text:p>
          </table:table-cell>
          <table:table-cell table:formula="of:=CONCATENATE([.A728];&quot;=&quot;;[translation.B728])" office:value-type="string" office:string-value="pronto.peso.li.3=Procure comer mais alimentos como frutas e legumes e menos doces e alimentos gordurosos ou com muito açúcar." calcext:value-type="string">
            <text:p>pronto.peso.li.3=Procure comer mais alimentos como frutas e legumes e menos doces e alimentos gordurosos ou com muito açúcar.</text:p>
          </table:table-cell>
          <table:table-cell table:number-columns-repeated="253"/>
        </table:table-row>
        <table:table-row table:style-name="ro4">
          <table:table-cell office:value-type="string" calcext:value-type="string">
            <text:p>pronto.peso.next.p</text:p>
          </table:table-cell>
          <table:table-cell office:value-type="string" calcext:value-type="string">
            <text:p>Acesse seu plano de parada personalizado.</text:p>
          </table:table-cell>
          <table:table-cell table:formula="of:=CONCATENATE([.A729];&quot;=&quot;;[translation.B729])" office:value-type="string" office:string-value="pronto.peso.next.p=Acesse seu plano de parada personalizado." calcext:value-type="string">
            <text:p>pronto.peso.next.p=Acesse seu plano de parada personalizado.</text:p>
          </table:table-cell>
          <table:table-cell table:number-columns-repeated="253"/>
        </table:table-row>
        <table:table-row table:style-name="ro4">
          <table:table-cell office:value-type="string" calcext:value-type="string">
            <text:p>pronto.peso.btn.title</text:p>
          </table:table-cell>
          <table:table-cell office:value-type="string" calcext:value-type="string">
            <text:p>Acesse seu plano</text:p>
          </table:table-cell>
          <table:table-cell table:formula="of:=CONCATENATE([.A730];&quot;=&quot;;[translation.B730])" office:value-type="string" office:string-value="pronto.peso.btn.title=Acesse seu plano" calcext:value-type="string">
            <text:p>pronto.peso.btn.title=Acesse seu plano</text:p>
          </table:table-cell>
          <table:table-cell table:number-columns-repeated="253"/>
        </table:table-row>
        <table:table-row table:style-name="ro4">
          <table:table-cell table:style-name="ce3"/>
          <table:table-cell/>
          <table:table-cell table:formula="of:=CONCATENATE([.A731];&quot;=&quot;;[translation.B731])"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32];&quot;=&quot;;[translation.B732])" office:value-type="string" office:string-value="###################################=" calcext:value-type="string">
            <text:p>###################################=</text:p>
          </table:table-cell>
          <table:table-cell table:number-columns-repeated="253"/>
        </table:table-row>
        <table:table-row table:style-name="ro4">
          <table:table-cell office:value-type="string" calcext:value-type="string">
            <text:p># WEIGHT GAIN</text:p>
          </table:table-cell>
          <table:table-cell table:style-name="ce3"/>
          <table:table-cell table:formula="of:=CONCATENATE([.A733];&quot;=&quot;;[translation.B733])" office:value-type="string" office:string-value="# WEIGHT GAIN=" calcext:value-type="string">
            <text:p># WEIGHT GAIN=</text:p>
          </table:table-cell>
          <table:table-cell table:number-columns-repeated="253"/>
        </table:table-row>
        <table:table-row table:style-name="ro4">
          <table:table-cell office:value-type="string" calcext:value-type="string">
            <text:p>###################################</text:p>
          </table:table-cell>
          <table:table-cell table:style-name="ce3"/>
          <table:table-cell table:formula="of:=CONCATENATE([.A734];&quot;=&quot;;[translation.B734])" office:value-type="string" office:string-value="###################################=" calcext:value-type="string">
            <text:p>###################################=</text:p>
          </table:table-cell>
          <table:table-cell table:number-columns-repeated="253"/>
        </table:table-row>
        <table:table-row table:style-name="ro4">
          <table:table-cell table:style-name="ce3"/>
          <table:table-cell/>
          <table:table-cell table:formula="of:=CONCATENATE([.A735];&quot;=&quot;;[translation.B735])" office:value-type="string" office:string-value="=" calcext:value-type="string">
            <text:p>=</text:p>
          </table:table-cell>
          <table:table-cell table:number-columns-repeated="253"/>
        </table:table-row>
        <table:table-row table:style-name="ro16">
          <table:table-cell office:value-type="string" calcext:value-type="string">
            <text:p>pronto.plano.titlepage</text:p>
          </table:table-cell>
          <table:table-cell office:value-type="string" calcext:value-type="string">
            <text:p>Seu personalizado de parar de fumar</text:p>
          </table:table-cell>
          <table:table-cell table:formula="of:=CONCATENATE([.A736];&quot;=&quot;;[translation.B736])" office:value-type="string" office:string-value="pronto.plano.titlepage=Seu personalizado de parar de fumar" calcext:value-type="string">
            <text:p>pronto.plano.titlepage=Seu personalizado de parar de fumar</text:p>
          </table:table-cell>
          <table:table-cell table:number-columns-repeated="253"/>
        </table:table-row>
        <table:table-row table:style-name="ro13">
          <table:table-cell office:value-type="string" calcext:value-type="string">
            <text:p>pronto.plano.img.title</text:p>
          </table:table-cell>
          <table:table-cell office:value-type="string" calcext:value-type="string">
            <text:p>Plano personalizado Viva sem Tabaco</text:p>
          </table:table-cell>
          <table:table-cell table:formula="of:=CONCATENATE([.A737];&quot;=&quot;;[translation.B737])" office:value-type="string" office:string-value="pronto.plano.img.title=Plano personalizado Viva sem Tabaco" calcext:value-type="string">
            <text:p>pronto.plano.img.title=Plano personalizado Viva sem Tabaco</text:p>
          </table:table-cell>
          <table:table-cell table:number-columns-repeated="253"/>
        </table:table-row>
        <table:table-row table:style-name="ro16">
          <table:table-cell office:value-type="string" calcext:value-type="string">
            <text:p>pronto.plano.h1.1</text:p>
          </table:table-cell>
          <table:table-cell office:value-type="string" calcext:value-type="string">
            <text:p>Meu Plano de Parada</text:p>
          </table:table-cell>
          <table:table-cell table:formula="of:=CONCATENATE([.A738];&quot;=&quot;;[translation.B738])" office:value-type="string" office:string-value="pronto.plano.h1.1=Meu Plano de Parada" calcext:value-type="string">
            <text:p>pronto.plano.h1.1=Meu Plano de Parada</text:p>
          </table:table-cell>
          <table:table-cell table:number-columns-repeated="253"/>
        </table:table-row>
        <table:table-row table:style-name="ro4">
          <table:table-cell office:value-type="string" calcext:value-type="string">
            <text:p>pronto.plano.p.1</text:p>
          </table:table-cell>
          <table:table-cell office:value-type="string" calcext:value-type="string">
            <text:p>Parabéns! Você terminou seu plano. Estas são as informações que separamos com base no que nos passou.</text:p>
          </table:table-cell>
          <table:table-cell table:formula="of:=CONCATENATE([.A739];&quot;=&quot;;[translation.B739])" office:value-type="string" office:string-value="pronto.plano.p.1=Parabéns! Você terminou seu plano. Estas são as informações que separamos com base no que nos passou." calcext:value-type="string">
            <text:p>pronto.plano.p.1=Parabéns! Você terminou seu plano. Estas são as informações que separamos com base no que nos passou.</text:p>
          </table:table-cell>
          <table:table-cell table:number-columns-repeated="253"/>
        </table:table-row>
        <table:table-row table:style-name="ro4">
          <table:table-cell office:value-type="string" calcext:value-type="string">
            <text:p>pronto.plano.p.2</text:p>
          </table:table-cell>
          <table:table-cell office:value-type="string" calcext:value-type="string">
            <text:p>Guarde seu plano no e-mail ou imprima e deixe perto de você. Na bolsa, telefone (smartphone) ou carteira.</text:p>
          </table:table-cell>
          <table:table-cell table:formula="of:=CONCATENATE([.A740];&quot;=&quot;;[translation.B740])" office:value-type="string" office:string-value="pronto.plano.p.2=Guarde seu plano no e-mail ou imprima e deixe perto de você. Na bolsa, telefone (smartphone) ou carteira." calcext:value-type="string">
            <text:p>pronto.plano.p.2=Guarde seu plano no e-mail ou imprima e deixe perto de você. Na bolsa, telefone (smartphone) ou carteira.</text:p>
          </table:table-cell>
          <table:table-cell table:number-columns-repeated="253"/>
        </table:table-row>
        <table:table-row table:style-name="ro4">
          <table:table-cell office:value-type="string" calcext:value-type="string">
            <text:p>pronto.plano.p.3</text:p>
          </table:table-cell>
          <table:table-cell office:value-type="string" calcext:value-type="string">
            <text:p>A partir de agora, entraremos em contato com você semanalmente por e-mail para sabermos como anda seu progresso.</text:p>
          </table:table-cell>
          <table:table-cell table:formula="of:=CONCATENATE([.A741];&quot;=&quot;;[translation.B741])" office:value-type="string" office:string-value="pronto.plano.p.3=A partir de agora, entraremos em contato com você semanalmente por e-mail para sabermos como anda seu progresso." calcext:value-type="string">
            <text:p>pronto.plano.p.3=A partir de agora, entraremos em contato com você semanalmente por e-mail para sabermos como anda seu progresso.</text:p>
          </table:table-cell>
          <table:table-cell table:number-columns-repeated="253"/>
        </table:table-row>
        <table:table-row table:style-name="ro4">
          <table:table-cell office:value-type="string" calcext:value-type="string">
            <text:p>pronto.plano.h2.1</text:p>
          </table:table-cell>
          <table:table-cell office:value-type="string" calcext:value-type="string">
            <text:p>Data de parada</text:p>
          </table:table-cell>
          <table:table-cell table:formula="of:=CONCATENATE([.A742];&quot;=&quot;;[translation.B742])" office:value-type="string" office:string-value="pronto.plano.h2.1=Data de parada" calcext:value-type="string">
            <text:p>pronto.plano.h2.1=Data de parada</text:p>
          </table:table-cell>
          <table:table-cell table:number-columns-repeated="253"/>
        </table:table-row>
        <table:table-row table:style-name="ro4">
          <table:table-cell office:value-type="string" calcext:value-type="string">
            <text:p>pronto.plano.h2.2</text:p>
          </table:table-cell>
          <table:table-cell office:value-type="string" calcext:value-type="string">
            <text:p>Técnicas para fissura</text:p>
          </table:table-cell>
          <table:table-cell table:formula="of:=CONCATENATE([.A743];&quot;=&quot;;[translation.B743])" office:value-type="string" office:string-value="pronto.plano.h2.2=Técnicas para fissura" calcext:value-type="string">
            <text:p>pronto.plano.h2.2=Técnicas para fissura</text:p>
          </table:table-cell>
          <table:table-cell table:number-columns-repeated="253"/>
        </table:table-row>
        <table:table-row table:style-name="ro4">
          <table:table-cell office:value-type="string" calcext:value-type="string">
            <text:p>pronto.plano.h2.3</text:p>
          </table:table-cell>
          <table:table-cell office:value-type="string" calcext:value-type="string">
            <text:p>Estratégias para resistir ao cigarro</text:p>
          </table:table-cell>
          <table:table-cell table:formula="of:=CONCATENATE([.A744];&quot;=&quot;;[translation.B744])" office:value-type="string" office:string-value="pronto.plano.h2.3=Estratégias para resistir ao cigarro" calcext:value-type="string">
            <text:p>pronto.plano.h2.3=Estratégias para resistir ao cigarro</text:p>
          </table:table-cell>
          <table:table-cell table:number-columns-repeated="253"/>
        </table:table-row>
        <table:table-row table:style-name="ro4">
          <table:table-cell office:value-type="string" calcext:value-type="string">
            <text:p>pronto.plano.h2.4</text:p>
          </table:table-cell>
          <table:table-cell office:value-type="string" calcext:value-type="string">
            <text:p>O que deu certo da última vez que parei</text:p>
          </table:table-cell>
          <table:table-cell table:formula="of:=CONCATENATE([.A745];&quot;=&quot;;[translation.B745])" office:value-type="string" office:string-value="pronto.plano.h2.4=O que deu certo da última vez que parei" calcext:value-type="string">
            <text:p>pronto.plano.h2.4=O que deu certo da última vez que parei</text:p>
          </table:table-cell>
          <table:table-cell table:number-columns-repeated="253"/>
        </table:table-row>
        <table:table-row table:style-name="ro4">
          <table:table-cell office:value-type="string" calcext:value-type="string">
            <text:p>pronto.plano.h2.5</text:p>
          </table:table-cell>
          <table:table-cell office:value-type="string" calcext:value-type="string">
            <text:p>Salvar</text:p>
          </table:table-cell>
          <table:table-cell table:formula="of:=CONCATENATE([.A746];&quot;=&quot;;[translation.B746])" office:value-type="string" office:string-value="pronto.plano.h2.5=Salvar" calcext:value-type="string">
            <text:p>pronto.plano.h2.5=Salvar</text:p>
          </table:table-cell>
          <table:table-cell table:number-columns-repeated="253"/>
        </table:table-row>
        <table:table-row table:style-name="ro4">
          <table:table-cell office:value-type="string" calcext:value-type="string">
            <text:p>pronto.plano.print</text:p>
          </table:table-cell>
          <table:table-cell office:value-type="string" calcext:value-type="string">
            <text:p>Imprimir</text:p>
          </table:table-cell>
          <table:table-cell table:formula="of:=CONCATENATE([.A747];&quot;=&quot;;[translation.B747])" office:value-type="string" office:string-value="pronto.plano.print=Imprimir" calcext:value-type="string">
            <text:p>pronto.plano.print=Imprimir</text:p>
          </table:table-cell>
          <table:table-cell table:number-columns-repeated="253"/>
        </table:table-row>
        <table:table-row table:style-name="ro4">
          <table:table-cell office:value-type="string" calcext:value-type="string">
            <text:p>pronto.plano.email</text:p>
          </table:table-cell>
          <table:table-cell office:value-type="string" calcext:value-type="string">
            <text:p>E-mail</text:p>
          </table:table-cell>
          <table:table-cell table:formula="of:=CONCATENATE([.A748];&quot;=&quot;;[translation.B748])" office:value-type="string" office:string-value="pronto.plano.email=E-mail" calcext:value-type="string">
            <text:p>pronto.plano.email=E-mail</text:p>
          </table:table-cell>
          <table:table-cell table:number-columns-repeated="253"/>
        </table:table-row>
        <table:table-row table:style-name="ro4">
          <table:table-cell table:style-name="ce3"/>
          <table:table-cell/>
          <table:table-cell table:formula="of:=CONCATENATE([.A749];&quot;=&quot;;[translation.B74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table-cell table:formula="of:=CONCATENATE([.A750];&quot;=&quot;;[translation.B750])" office:value-type="string" office:string-value="###################################=" calcext:value-type="string">
            <text:p>###################################=</text:p>
          </table:table-cell>
          <table:table-cell table:number-columns-repeated="253"/>
        </table:table-row>
        <table:table-row table:style-name="ro4">
          <table:table-cell office:value-type="string" calcext:value-type="string">
            <text:p># STEP 3 - FOLLOW-UP #########</text:p>
          </table:table-cell>
          <table:table-cell/>
          <table:table-cell table:formula="of:=CONCATENATE([.A751];&quot;=&quot;;[translation.B751])" office:value-type="string" office:string-value="# STEP 3 - FOLLOW-UP #########=" calcext:value-type="string">
            <text:p># STEP 3 - FOLLOW-UP #########=</text:p>
          </table:table-cell>
          <table:table-cell table:number-columns-repeated="253"/>
        </table:table-row>
        <table:table-row table:style-name="ro4">
          <table:table-cell office:value-type="string" calcext:value-type="string">
            <text:p>###################################</text:p>
          </table:table-cell>
          <table:table-cell/>
          <table:table-cell table:formula="of:=CONCATENATE([.A752];&quot;=&quot;;[translation.B752])" office:value-type="string" office:string-value="###################################=" calcext:value-type="string">
            <text:p>###################################=</text:p>
          </table:table-cell>
          <table:table-cell table:number-columns-repeated="253"/>
        </table:table-row>
        <table:table-row table:style-name="ro4">
          <table:table-cell table:style-name="ce3"/>
          <table:table-cell/>
          <table:table-cell table:formula="of:=CONCATENATE([.A753];&quot;=&quot;;[translation.B753])"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54];&quot;=&quot;;[translation.B754])" office:value-type="string" office:string-value="###################################=" calcext:value-type="string">
            <text:p>###################################=</text:p>
          </table:table-cell>
          <table:table-cell table:number-columns-repeated="253"/>
        </table:table-row>
        <table:table-row table:style-name="ro4">
          <table:table-cell office:value-type="string" calcext:value-type="string">
            <text:p># INTRO</text:p>
          </table:table-cell>
          <table:table-cell table:style-name="ce3"/>
          <table:table-cell table:formula="of:=CONCATENATE([.A755];&quot;=&quot;;[translation.B755])" office:value-type="string" office:string-value="# INTRO=" calcext:value-type="string">
            <text:p># INTRO=</text:p>
          </table:table-cell>
          <table:table-cell table:number-columns-repeated="253"/>
        </table:table-row>
        <table:table-row table:style-name="ro4">
          <table:table-cell office:value-type="string" calcext:value-type="string">
            <text:p>###################################</text:p>
          </table:table-cell>
          <table:table-cell table:style-name="ce3"/>
          <table:table-cell table:formula="of:=CONCATENATE([.A756];&quot;=&quot;;[translation.B756])" office:value-type="string" office:string-value="###################################=" calcext:value-type="string">
            <text:p>###################################=</text:p>
          </table:table-cell>
          <table:table-cell table:number-columns-repeated="253"/>
        </table:table-row>
        <table:table-row table:style-name="ro4">
          <table:table-cell table:style-name="ce3"/>
          <table:table-cell/>
          <table:table-cell table:formula="of:=CONCATENATE([.A757];&quot;=&quot;;[translation.B757])" office:value-type="string" office:string-value="=" calcext:value-type="string">
            <text:p>=</text:p>
          </table:table-cell>
          <table:table-cell table:number-columns-repeated="253"/>
        </table:table-row>
        <table:table-row table:style-name="ro4">
          <table:table-cell office:value-type="string" calcext:value-type="string">
            <text:p>acompanhamento.intro.titlepage</text:p>
          </table:table-cell>
          <table:table-cell office:value-type="string" calcext:value-type="string">
            <text:p>Acompanhamento</text:p>
          </table:table-cell>
          <table:table-cell table:formula="of:=CONCATENATE([.A758];&quot;=&quot;;[translation.B758])" office:value-type="string" office:string-value="acompanhamento.intro.titlepage=Acompanhamento" calcext:value-type="string">
            <text:p>acompanhamento.intro.titlepage=Acompanhamento</text:p>
          </table:table-cell>
          <table:table-cell table:number-columns-repeated="253"/>
        </table:table-row>
        <table:table-row table:style-name="ro13">
          <table:table-cell office:value-type="string" calcext:value-type="string">
            <text:p>acompanhamento.intro.img.title</text:p>
          </table:table-cell>
          <table:table-cell office:value-type="string" calcext:value-type="string">
            <text:p>Acompanhamento</text:p>
          </table:table-cell>
          <table:table-cell table:formula="of:=CONCATENATE([.A759];&quot;=&quot;;[translation.B759])" office:value-type="string" office:string-value="acompanhamento.intro.img.title=Acompanhamento" calcext:value-type="string">
            <text:p>acompanhamento.intro.img.title=Acompanhamento</text:p>
          </table:table-cell>
          <table:table-cell table:number-columns-repeated="253"/>
        </table:table-row>
        <table:table-row table:style-name="ro13">
          <table:table-cell office:value-type="string" calcext:value-type="string">
            <text:p>acompanhamento.intro.h1.1</text:p>
          </table:table-cell>
          <table:table-cell office:value-type="string" calcext:value-type="string">
            <text:p>Acompanhamento</text:p>
          </table:table-cell>
          <table:table-cell table:formula="of:=CONCATENATE([.A760];&quot;=&quot;;[translation.B760])" office:value-type="string" office:string-value="acompanhamento.intro.h1.1=Acompanhamento" calcext:value-type="string">
            <text:p>acompanhamento.intro.h1.1=Acompanhamento</text:p>
          </table:table-cell>
          <table:table-cell table:number-columns-repeated="253"/>
        </table:table-row>
        <table:table-row table:style-name="ro13">
          <table:table-cell office:value-type="string" calcext:value-type="string">
            <text:p>acompanhamento.intro.p.1</text:p>
          </table:table-cell>
          <table:table-cell office:value-type="string" calcext:value-type="string">
            <text:p>Não desanime. Parar de fumar não é fácil. Lembre-se:</text:p>
          </table:table-cell>
          <table:table-cell table:formula="of:=CONCATENATE([.A761];&quot;=&quot;;[translation.B761])" office:value-type="string" office:string-value="acompanhamento.intro.p.1=Não desanime. Parar de fumar não é fácil. Lembre-se:" calcext:value-type="string">
            <text:p>acompanhamento.intro.p.1=Não desanime. Parar de fumar não é fácil. Lembre-se:</text:p>
          </table:table-cell>
          <table:table-cell table:number-columns-repeated="253"/>
        </table:table-row>
        <table:table-row table:style-name="ro4">
          <table:table-cell office:value-type="string" calcext:value-type="string">
            <text:p>acompanhamento.intro.li.1</text:p>
          </table:table-cell>
          <table:table-cell office:value-type="string" calcext:value-type="string">
            <text:p>Deixar de fumar é um processo que envolve recaídas e tentativas;</text:p>
          </table:table-cell>
          <table:table-cell table:formula="of:=CONCATENATE([.A762];&quot;=&quot;;[translation.B762])" office:value-type="string" office:string-value="acompanhamento.intro.li.1=Deixar de fumar é um processo que envolve recaídas e tentativas;" calcext:value-type="string">
            <text:p>acompanhamento.intro.li.1=Deixar de fumar é um processo que envolve recaídas e tentativas;</text:p>
          </table:table-cell>
          <table:table-cell table:number-columns-repeated="253"/>
        </table:table-row>
        <table:table-row table:style-name="ro4">
          <table:table-cell office:value-type="string" calcext:value-type="string">
            <text:p>acompanhamento.intro.li.2</text:p>
          </table:table-cell>
          <table:table-cell office:value-type="string" calcext:value-type="string">
            <text:p>Um fumante tenta parar em média de 4 a 5 vezes até conseguir definitivamente.</text:p>
          </table:table-cell>
          <table:table-cell table:formula="of:=CONCATENATE([.A763];&quot;=&quot;;[translation.B763])" office:value-type="string" office:string-value="acompanhamento.intro.li.2=Um fumante tenta parar em média de 4 a 5 vezes até conseguir definitivamente." calcext:value-type="string">
            <text:p>acompanhamento.intro.li.2=Um fumante tenta parar em média de 4 a 5 vezes até conseguir definitivamente.</text:p>
          </table:table-cell>
          <table:table-cell table:number-columns-repeated="253"/>
        </table:table-row>
        <table:table-row table:style-name="ro4">
          <table:table-cell office:value-type="string" calcext:value-type="string">
            <text:p>acompanhamento.intro.next.p.1</text:p>
          </table:table-cell>
          <table:table-cell office:value-type="string" calcext:value-type="string">
            <text:p>Saiba o que é lapso e recaída para aprender a voltar a ficar sem nenhum cigarro.</text:p>
          </table:table-cell>
          <table:table-cell table:formula="of:=CONCATENATE([.A764];&quot;=&quot;;[translation.B764])" office:value-type="string" office:string-value="acompanhamento.intro.next.p.1=Saiba o que é lapso e recaída para aprender a voltar a ficar sem nenhum cigarro." calcext:value-type="string">
            <text:p>acompanhamento.intro.next.p.1=Saiba o que é lapso e recaída para aprender a voltar a ficar sem nenhum cigarro.</text:p>
          </table:table-cell>
          <table:table-cell table:number-columns-repeated="253"/>
        </table:table-row>
        <table:table-row table:style-name="ro4">
          <table:table-cell office:value-type="string" calcext:value-type="string">
            <text:p>acompanhamento.intro.next.p</text:p>
          </table:table-cell>
          <table:table-cell office:value-type="string" calcext:value-type="string">
            <text:p>Recaída ou lapso?</text:p>
          </table:table-cell>
          <table:table-cell table:formula="of:=CONCATENATE([.A765];&quot;=&quot;;[translation.B765])" office:value-type="string" office:string-value="acompanhamento.intro.next.p=Recaída ou lapso?" calcext:value-type="string">
            <text:p>acompanhamento.intro.next.p=Recaída ou lapso?</text:p>
          </table:table-cell>
          <table:table-cell table:number-columns-repeated="253"/>
        </table:table-row>
        <table:table-row table:style-name="ro4">
          <table:table-cell table:style-name="ce3"/>
          <table:table-cell/>
          <table:table-cell table:formula="of:=CONCATENATE([.A766];&quot;=&quot;;[translation.B766])"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67];&quot;=&quot;;[translation.B767])" office:value-type="string" office:string-value="###################################=" calcext:value-type="string">
            <text:p>###################################=</text:p>
          </table:table-cell>
          <table:table-cell table:number-columns-repeated="253"/>
        </table:table-row>
        <table:table-row table:style-name="ro4">
          <table:table-cell office:value-type="string" calcext:value-type="string">
            <text:p># SLIP OR RELAPSE</text:p>
          </table:table-cell>
          <table:table-cell table:style-name="ce3"/>
          <table:table-cell table:formula="of:=CONCATENATE([.A768];&quot;=&quot;;[translation.B768])" office:value-type="string" office:string-value="# SLIP OR RELAPSE=" calcext:value-type="string">
            <text:p># SLIP OR RELAPSE=</text:p>
          </table:table-cell>
          <table:table-cell table:number-columns-repeated="253"/>
        </table:table-row>
        <table:table-row table:style-name="ro4">
          <table:table-cell office:value-type="string" calcext:value-type="string">
            <text:p>###################################</text:p>
          </table:table-cell>
          <table:table-cell table:style-name="ce3"/>
          <table:table-cell table:formula="of:=CONCATENATE([.A769];&quot;=&quot;;[translation.B769])" office:value-type="string" office:string-value="###################################=" calcext:value-type="string">
            <text:p>###################################=</text:p>
          </table:table-cell>
          <table:table-cell table:number-columns-repeated="253"/>
        </table:table-row>
        <table:table-row table:style-name="ro4">
          <table:table-cell table:style-name="ce3"/>
          <table:table-cell/>
          <table:table-cell table:formula="of:=CONCATENATE([.A770];&quot;=&quot;;[translation.B770])" office:value-type="string" office:string-value="=" calcext:value-type="string">
            <text:p>=</text:p>
          </table:table-cell>
          <table:table-cell table:number-columns-repeated="253"/>
        </table:table-row>
        <table:table-row table:style-name="ro4">
          <table:table-cell office:value-type="string" calcext:value-type="string">
            <text:p>acompanhamento.rl.intro.titlepage</text:p>
          </table:table-cell>
          <table:table-cell office:value-type="string" calcext:value-type="string">
            <text:p>Acompanhamento</text:p>
          </table:table-cell>
          <table:table-cell table:formula="of:=CONCATENATE([.A771];&quot;=&quot;;[translation.B771])" office:value-type="string" office:string-value="acompanhamento.rl.intro.titlepage=Acompanhamento" calcext:value-type="string">
            <text:p>acompanhamento.rl.intro.titlepage=Acompanhamento</text:p>
          </table:table-cell>
          <table:table-cell table:number-columns-repeated="253"/>
        </table:table-row>
        <table:table-row table:style-name="ro16">
          <table:table-cell office:value-type="string" calcext:value-type="string">
            <text:p>acompanhamento.rl.img.title</text:p>
          </table:table-cell>
          <table:table-cell office:value-type="string" calcext:value-type="string">
            <text:p>Recaída ou lapso?</text:p>
          </table:table-cell>
          <table:table-cell table:formula="of:=CONCATENATE([.A772];&quot;=&quot;;[translation.B772])" office:value-type="string" office:string-value="acompanhamento.rl.img.title=Recaída ou lapso?" calcext:value-type="string">
            <text:p>acompanhamento.rl.img.title=Recaída ou lapso?</text:p>
          </table:table-cell>
          <table:table-cell table:number-columns-repeated="253"/>
        </table:table-row>
        <table:table-row table:style-name="ro4">
          <table:table-cell office:value-type="string" calcext:value-type="string">
            <text:p>acompanhamento.rl.intro.h1.1</text:p>
          </table:table-cell>
          <table:table-cell office:value-type="string" calcext:value-type="string">
            <text:p>Recaída ou lapso?</text:p>
          </table:table-cell>
          <table:table-cell table:formula="of:=CONCATENATE([.A773];&quot;=&quot;;[translation.B773])" office:value-type="string" office:string-value="acompanhamento.rl.intro.h1.1=Recaída ou lapso?" calcext:value-type="string">
            <text:p>acompanhamento.rl.intro.h1.1=Recaída ou lapso?</text:p>
          </table:table-cell>
          <table:table-cell table:number-columns-repeated="253"/>
        </table:table-row>
        <table:table-row table:style-name="ro13">
          <table:table-cell office:value-type="string" calcext:value-type="string">
            <text:p>acompanhamento.rl.intro.li.1a</text:p>
          </table:table-cell>
          <table:table-cell office:value-type="string" calcext:value-type="string">
            <text:p>Recaída</text:p>
          </table:table-cell>
          <table:table-cell table:formula="of:=CONCATENATE([.A774];&quot;=&quot;;[translation.B774])" office:value-type="string" office:string-value="acompanhamento.rl.intro.li.1a=Recaída" calcext:value-type="string">
            <text:p>acompanhamento.rl.intro.li.1a=Recaída</text:p>
          </table:table-cell>
          <table:table-cell table:number-columns-repeated="253"/>
        </table:table-row>
        <table:table-row table:style-name="ro4">
          <table:table-cell office:value-type="string" calcext:value-type="string">
            <text:p>acompanhamento.rl.intro.li.1b</text:p>
          </table:table-cell>
          <table:table-cell office:value-type="string" calcext:value-type="string">
            <text:p>Retorno ao consumo regular de cigarro ou derivado, mesmo em quantidades menores que o padrão de consumo anterior.</text:p>
          </table:table-cell>
          <table:table-cell table:formula="of:=CONCATENATE([.A775];&quot;=&quot;;[translation.B775])" office:value-type="string" office:string-value="acompanhamento.rl.intro.li.1b=Retorno ao consumo regular de cigarro ou derivado, mesmo em quantidades menores que o padrão de consumo anterior." calcext:value-type="string">
            <text:p>acompanhamento.rl.intro.li.1b=Retorno ao consumo regular de cigarro ou derivado, mesmo em quantidades menores que o padrão de consumo anterior.</text:p>
          </table:table-cell>
          <table:table-cell table:number-columns-repeated="253"/>
        </table:table-row>
        <table:table-row table:style-name="ro4">
          <table:table-cell office:value-type="string" calcext:value-type="string">
            <text:p>acompanhamento.rl.intro.li.2a</text:p>
          </table:table-cell>
          <table:table-cell office:value-type="string" calcext:value-type="string">
            <text:p>Lapso</text:p>
          </table:table-cell>
          <table:table-cell table:formula="of:=CONCATENATE([.A776];&quot;=&quot;;[translation.B776])" office:value-type="string" office:string-value="acompanhamento.rl.intro.li.2a=Lapso" calcext:value-type="string">
            <text:p>acompanhamento.rl.intro.li.2a=Lapso</text:p>
          </table:table-cell>
          <table:table-cell table:number-columns-repeated="253"/>
        </table:table-row>
        <table:table-row table:style-name="ro4">
          <table:table-cell office:value-type="string" calcext:value-type="string">
            <text:p>acompanhamento.rl.intro.li.2b</text:p>
          </table:table-cell>
          <table:table-cell office:value-type="string" calcext:value-type="string">
            <text:p>Ocorrência de um episódio isolado de consumo ou derivado, sem que o paciente volte a fumar regularmente.</text:p>
          </table:table-cell>
          <table:table-cell table:formula="of:=CONCATENATE([.A777];&quot;=&quot;;[translation.B777])" office:value-type="string" office:string-value="acompanhamento.rl.intro.li.2b=Ocorrência de um episódio isolado de consumo ou derivado, sem que o paciente volte a fumar regularmente." calcext:value-type="string">
            <text:p>acompanhamento.rl.intro.li.2b=Ocorrência de um episódio isolado de consumo ou derivado, sem que o paciente volte a fumar regularmente.</text:p>
          </table:table-cell>
          <table:table-cell table:number-columns-repeated="253"/>
        </table:table-row>
        <table:table-row table:style-name="ro4">
          <table:table-cell office:value-type="string" calcext:value-type="string">
            <text:p>acompanhamento.rl.intro.h2.1</text:p>
          </table:table-cell>
          <table:table-cell office:value-type="string" calcext:value-type="string">
            <text:p>Pergunta</text:p>
          </table:table-cell>
          <table:table-cell table:formula="of:=CONCATENATE([.A778];&quot;=&quot;;[translation.B778])" office:value-type="string" office:string-value="acompanhamento.rl.intro.h2.1=Pergunta" calcext:value-type="string">
            <text:p>acompanhamento.rl.intro.h2.1=Pergunta</text:p>
          </table:table-cell>
          <table:table-cell table:number-columns-repeated="253"/>
        </table:table-row>
        <table:table-row table:style-name="ro4">
          <table:table-cell office:value-type="string" calcext:value-type="string">
            <text:p>acompanhamento.rl.intro.p.1</text:p>
          </table:table-cell>
          <table:table-cell office:value-type="string" calcext:value-type="string">
            <text:p>Você teve uma recaída ou lapso?</text:p>
          </table:table-cell>
          <table:table-cell table:formula="of:=CONCATENATE([.A779];&quot;=&quot;;[translation.B779])" office:value-type="string" office:string-value="acompanhamento.rl.intro.p.1=Você teve uma recaída ou lapso?" calcext:value-type="string">
            <text:p>acompanhamento.rl.intro.p.1=Você teve uma recaída ou lapso?</text:p>
          </table:table-cell>
          <table:table-cell table:number-columns-repeated="253"/>
        </table:table-row>
        <table:table-row table:style-name="ro4">
          <table:table-cell table:style-name="ce3"/>
          <table:table-cell/>
          <table:table-cell table:formula="of:=CONCATENATE([.A780];&quot;=&quot;;[translation.B780])"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781];&quot;=&quot;;[translation.B781])" office:value-type="string" office:string-value="###################################=" calcext:value-type="string">
            <text:p>###################################=</text:p>
          </table:table-cell>
          <table:table-cell table:number-columns-repeated="253"/>
        </table:table-row>
        <table:table-row table:style-name="ro4">
          <table:table-cell office:value-type="string" calcext:value-type="string">
            <text:p># SEEK HELP</text:p>
          </table:table-cell>
          <table:table-cell table:style-name="ce3"/>
          <table:table-cell table:formula="of:=CONCATENATE([.A782];&quot;=&quot;;[translation.B782])" office:value-type="string" office:string-value="# SEEK HELP=" calcext:value-type="string">
            <text:p># SEEK HELP=</text:p>
          </table:table-cell>
          <table:table-cell table:number-columns-repeated="253"/>
        </table:table-row>
        <table:table-row table:style-name="ro4">
          <table:table-cell office:value-type="string" calcext:value-type="string">
            <text:p>###################################</text:p>
          </table:table-cell>
          <table:table-cell table:style-name="ce3"/>
          <table:table-cell table:formula="of:=CONCATENATE([.A783];&quot;=&quot;;[translation.B783])" office:value-type="string" office:string-value="###################################=" calcext:value-type="string">
            <text:p>###################################=</text:p>
          </table:table-cell>
          <table:table-cell table:number-columns-repeated="253"/>
        </table:table-row>
        <table:table-row table:style-name="ro13">
          <table:table-cell table:style-name="ce3"/>
          <table:table-cell/>
          <table:table-cell table:formula="of:=CONCATENATE([.A784];&quot;=&quot;;[translation.B784])" office:value-type="string" office:string-value="=" calcext:value-type="string">
            <text:p>=</text:p>
          </table:table-cell>
          <table:table-cell table:number-columns-repeated="253"/>
        </table:table-row>
        <table:table-row table:style-name="ro4">
          <table:table-cell office:value-type="string" calcext:value-type="string">
            <text:p>acompanhamento.ajuda.titlepage</text:p>
          </table:table-cell>
          <table:table-cell office:value-type="string" calcext:value-type="string">
            <text:p>Onde procurar ajuda</text:p>
          </table:table-cell>
          <table:table-cell table:formula="of:=CONCATENATE([.A785];&quot;=&quot;;[translation.B785])" office:value-type="string" office:string-value="acompanhamento.ajuda.titlepage=Onde procurar ajuda" calcext:value-type="string">
            <text:p>acompanhamento.ajuda.titlepage=Onde procurar ajuda</text:p>
          </table:table-cell>
          <table:table-cell table:number-columns-repeated="253"/>
        </table:table-row>
        <table:table-row table:style-name="ro4">
          <table:table-cell office:value-type="string" calcext:value-type="string">
            <text:p>acompanhamento.ajuda.h1.1</text:p>
          </table:table-cell>
          <table:table-cell office:value-type="string" calcext:value-type="string">
            <text:p>Onde procurar ajuda</text:p>
          </table:table-cell>
          <table:table-cell table:formula="of:=CONCATENATE([.A786];&quot;=&quot;;[translation.B786])" office:value-type="string" office:string-value="acompanhamento.ajuda.h1.1=Onde procurar ajuda" calcext:value-type="string">
            <text:p>acompanhamento.ajuda.h1.1=Onde procurar ajuda</text:p>
          </table:table-cell>
          <table:table-cell table:number-columns-repeated="253"/>
        </table:table-row>
        <table:table-row table:style-name="ro4">
          <table:table-cell office:value-type="string" calcext:value-type="string">
            <text:p>acompanhamento.ajuda.p.1</text:p>
          </table:table-cell>
          <table:table-cell office:value-type="string" calcext:value-type="string">
            <text:p>Separamos para você alguns recursos e lugares que oferecem tratamento para o tabagismo.</text:p>
          </table:table-cell>
          <table:table-cell table:formula="of:=CONCATENATE([.A787];&quot;=&quot;;[translation.B787])" office:value-type="string" office:string-value="acompanhamento.ajuda.p.1=Separamos para você alguns recursos e lugares que oferecem tratamento para o tabagismo." calcext:value-type="string">
            <text:p>acompanhamento.ajuda.p.1=Separamos para você alguns recursos e lugares que oferecem tratamento para o tabagismo.</text:p>
          </table:table-cell>
          <table:table-cell table:number-columns-repeated="253"/>
        </table:table-row>
        <table:table-row table:style-name="ro4">
          <table:table-cell office:value-type="string" calcext:value-type="string">
            <text:p>acompanhamento.ajuda.h2.1</text:p>
          </table:table-cell>
          <table:table-cell office:value-type="string" calcext:value-type="string">
            <text:p>Serviços</text:p>
          </table:table-cell>
          <table:table-cell table:formula="of:=CONCATENATE([.A788];&quot;=&quot;;[translation.B788])" office:value-type="string" office:string-value="acompanhamento.ajuda.h2.1=Serviços" calcext:value-type="string">
            <text:p>acompanhamento.ajuda.h2.1=Serviços</text:p>
          </table:table-cell>
          <table:table-cell table:number-columns-repeated="253"/>
        </table:table-row>
        <table:table-row table:style-name="ro4">
          <table:table-cell office:value-type="string" calcext:value-type="string">
            <text:p>acompanhamento.ajuda.h4.1</text:p>
          </table:table-cell>
          <table:table-cell office:value-type="string" calcext:value-type="string">
            <text:p>Programa Viva sem Tabaco</text:p>
          </table:table-cell>
          <table:table-cell table:formula="of:=CONCATENATE([.A789];&quot;=&quot;;[translation.B789])" office:value-type="string" office:string-value="acompanhamento.ajuda.h4.1=Programa Viva sem Tabaco" calcext:value-type="string">
            <text:p>acompanhamento.ajuda.h4.1=Programa Viva sem Tabaco</text:p>
          </table:table-cell>
          <table:table-cell table:number-columns-repeated="253"/>
        </table:table-row>
        <table:table-row table:style-name="ro4">
          <table:table-cell office:value-type="string" calcext:value-type="string">
            <text:p>acompanhamento.ajuda.p.2a</text:p>
          </table:table-cell>
          <table:table-cell office:value-type="string" calcext:value-type="string">
            <text:p>Gostaria de tentar nosso programa novamente?</text:p>
          </table:table-cell>
          <table:table-cell table:formula="of:=CONCATENATE([.A790];&quot;=&quot;;[translation.B790])" office:value-type="string" office:string-value="acompanhamento.ajuda.p.2a=Gostaria de tentar nosso programa novamente?" calcext:value-type="string">
            <text:p>acompanhamento.ajuda.p.2a=Gostaria de tentar nosso programa novamente?</text:p>
          </table:table-cell>
          <table:table-cell table:number-columns-repeated="253"/>
        </table:table-row>
        <table:table-row table:style-name="ro16">
          <table:table-cell office:value-type="string" calcext:value-type="string">
            <text:p>acompanhamento.ajuda.p.2b</text:p>
          </table:table-cell>
          <table:table-cell office:value-type="string" calcext:value-type="string">
            <text:p>Clique aqui</text:p>
          </table:table-cell>
          <table:table-cell table:formula="of:=CONCATENATE([.A791];&quot;=&quot;;[translation.B791])" office:value-type="string" office:string-value="acompanhamento.ajuda.p.2b=Clique aqui" calcext:value-type="string">
            <text:p>acompanhamento.ajuda.p.2b=Clique aqui</text:p>
          </table:table-cell>
          <table:table-cell table:number-columns-repeated="253"/>
        </table:table-row>
        <table:table-row table:style-name="ro4">
          <table:table-cell office:value-type="string" calcext:value-type="string">
            <text:p>vivavoz</text:p>
          </table:table-cell>
          <table:table-cell office:value-type="string" calcext:value-type="string">
            <text:p>Viva Voz</text:p>
          </table:table-cell>
          <table:table-cell table:formula="of:=CONCATENATE([.A792];&quot;=&quot;;[translation.B792])" office:value-type="string" office:string-value="vivavoz=Viva Voz" calcext:value-type="string">
            <text:p>vivavoz=Viva Voz</text:p>
          </table:table-cell>
          <table:table-cell table:number-columns-repeated="253"/>
        </table:table-row>
        <table:table-row table:style-name="ro4">
          <table:table-cell office:value-type="string" calcext:value-type="string">
            <text:p>acompanhamento.ajuda.h4.2</text:p>
          </table:table-cell>
          <table:table-cell office:value-type="string" calcext:value-type="string">
            <text:p>Serviço Viva Voz</text:p>
          </table:table-cell>
          <table:table-cell table:formula="of:=CONCATENATE([.A793];&quot;=&quot;;[translation.B793])" office:value-type="string" office:string-value="acompanhamento.ajuda.h4.2=Serviço Viva Voz" calcext:value-type="string">
            <text:p>acompanhamento.ajuda.h4.2=Serviço Viva Voz</text:p>
          </table:table-cell>
          <table:table-cell table:number-columns-repeated="253"/>
        </table:table-row>
        <table:table-row table:style-name="ro16">
          <table:table-cell office:value-type="string" calcext:value-type="string">
            <text:p>acompanhamento.ajuda.p.3</text:p>
          </table:table-cell>
          <table:table-cell office:value-type="string" calcext:value-type="string">
            <text:p>Serviço gratuito para tratamento por telefone da Universidade Federal de Ciências da Saúde de Porto Alegre.</text:p>
          </table:table-cell>
          <table:table-cell table:formula="of:=CONCATENATE([.A794];&quot;=&quot;;[translation.B794])" office:value-type="string" office:string-value="acompanhamento.ajuda.p.3=Serviço gratuito para tratamento por telefone da Universidade Federal de Ciências da Saúde de Porto Alegre." calcext:value-type="string">
            <text:p>acompanhamento.ajuda.p.3=Serviço gratuito para tratamento por telefone da Universidade Federal de Ciências da Saúde de Porto Alegre.</text:p>
          </table:table-cell>
          <table:table-cell table:number-columns-repeated="253"/>
        </table:table-row>
        <table:table-row table:style-name="ro4">
          <table:table-cell office:value-type="string" calcext:value-type="string">
            <text:p>sus</text:p>
          </table:table-cell>
          <table:table-cell office:value-type="string" calcext:value-type="string">
            <text:p>Sistema Único de Saúde</text:p>
          </table:table-cell>
          <table:table-cell table:formula="of:=CONCATENATE([.A795];&quot;=&quot;;[translation.B795])" office:value-type="string" office:string-value="sus=Sistema Único de Saúde" calcext:value-type="string">
            <text:p>sus=Sistema Único de Saúde</text:p>
          </table:table-cell>
          <table:table-cell table:number-columns-repeated="253"/>
        </table:table-row>
        <table:table-row table:style-name="ro4">
          <table:table-cell office:value-type="string" calcext:value-type="string">
            <text:p>acompanhamento.ajuda.h4.3</text:p>
          </table:table-cell>
          <table:table-cell office:value-type="string" calcext:value-type="string">
            <text:p>Sistema Único de Saúde</text:p>
          </table:table-cell>
          <table:table-cell table:formula="of:=CONCATENATE([.A796];&quot;=&quot;;[translation.B796])" office:value-type="string" office:string-value="acompanhamento.ajuda.h4.3=Sistema Único de Saúde" calcext:value-type="string">
            <text:p>acompanhamento.ajuda.h4.3=Sistema Único de Saúde</text:p>
          </table:table-cell>
          <table:table-cell table:number-columns-repeated="253"/>
        </table:table-row>
        <table:table-row table:style-name="ro4">
          <table:table-cell office:value-type="string" calcext:value-type="string">
            <text:p>acompanhamento.ajuda.p.4a</text:p>
          </table:table-cell>
          <table:table-cell office:value-type="string" calcext:value-type="string">
            <text:p>O SUS oferece tratamento gratuito. Consulte o serviço de sua cidade. Se não tiver, solicite ao gestor de saúde de sua cidade.</text:p>
          </table:table-cell>
          <table:table-cell table:formula="of:=CONCATENATE([.A797];&quot;=&quot;;[translation.B797])" office:value-type="string" office:string-value="acompanhamento.ajuda.p.4a=O SUS oferece tratamento gratuito. Consulte o serviço de sua cidade. Se não tiver, solicite ao gestor de saúde de sua cidade." calcext:value-type="string">
            <text:p>acompanhamento.ajuda.p.4a=O SUS oferece tratamento gratuito. Consulte o serviço de sua cidade. Se não tiver, solicite ao gestor de saúde de sua cidade.</text:p>
          </table:table-cell>
          <table:table-cell table:number-columns-repeated="253"/>
        </table:table-row>
        <table:table-row table:style-name="ro4">
          <table:table-cell office:value-type="string" calcext:value-type="string">
            <text:p>acompanhamento.ajuda.p.4b</text:p>
          </table:table-cell>
          <table:table-cell office:value-type="string" calcext:value-type="string">
            <text:p>Saiba mais.</text:p>
          </table:table-cell>
          <table:table-cell table:formula="of:=CONCATENATE([.A798];&quot;=&quot;;[translation.B798])" office:value-type="string" office:string-value="acompanhamento.ajuda.p.4b=Saiba mais." calcext:value-type="string">
            <text:p>acompanhamento.ajuda.p.4b=Saiba mais.</text:p>
          </table:table-cell>
          <table:table-cell table:number-columns-repeated="253"/>
        </table:table-row>
        <table:table-row table:style-name="ro4">
          <table:table-cell table:style-name="ce3"/>
          <table:table-cell/>
          <table:table-cell table:formula="of:=CONCATENATE([.A799];&quot;=&quot;;[translation.B799])"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800];&quot;=&quot;;[translation.B800])" office:value-type="string" office:string-value="###################################=" calcext:value-type="string">
            <text:p>###################################=</text:p>
          </table:table-cell>
          <table:table-cell table:number-columns-repeated="253"/>
        </table:table-row>
        <table:table-row table:style-name="ro4">
          <table:table-cell office:value-type="string" calcext:value-type="string">
            <text:p># CAUSES OF RELAPSE</text:p>
          </table:table-cell>
          <table:table-cell table:style-name="ce3"/>
          <table:table-cell table:formula="of:=CONCATENATE([.A801];&quot;=&quot;;[translation.B801])" office:value-type="string" office:string-value="# CAUSES OF RELAPSE=" calcext:value-type="string">
            <text:p># CAUSES OF RELAPSE=</text:p>
          </table:table-cell>
          <table:table-cell table:number-columns-repeated="253"/>
        </table:table-row>
        <table:table-row table:style-name="ro4">
          <table:table-cell office:value-type="string" calcext:value-type="string">
            <text:p>###################################</text:p>
          </table:table-cell>
          <table:table-cell table:style-name="ce3"/>
          <table:table-cell table:formula="of:=CONCATENATE([.A802];&quot;=&quot;;[translation.B802])" office:value-type="string" office:string-value="###################################=" calcext:value-type="string">
            <text:p>###################################=</text:p>
          </table:table-cell>
          <table:table-cell table:number-columns-repeated="253"/>
        </table:table-row>
        <table:table-row table:style-name="ro13">
          <table:table-cell table:style-name="ce3"/>
          <table:table-cell/>
          <table:table-cell table:formula="of:=CONCATENATE([.A803];&quot;=&quot;;[translation.B803])" office:value-type="string" office:string-value="=" calcext:value-type="string">
            <text:p>=</text:p>
          </table:table-cell>
          <table:table-cell table:number-columns-repeated="253"/>
        </table:table-row>
        <table:table-row table:style-name="ro16">
          <table:table-cell office:value-type="string" calcext:value-type="string">
            <text:p>acompanhamento.causas.titlepage</text:p>
          </table:table-cell>
          <table:table-cell office:value-type="string" calcext:value-type="string">
            <text:p>Causas da recaída</text:p>
          </table:table-cell>
          <table:table-cell table:formula="of:=CONCATENATE([.A804];&quot;=&quot;;[translation.B804])" office:value-type="string" office:string-value="acompanhamento.causas.titlepage=Causas da recaída" calcext:value-type="string">
            <text:p>acompanhamento.causas.titlepage=Causas da recaída</text:p>
          </table:table-cell>
          <table:table-cell table:number-columns-repeated="253"/>
        </table:table-row>
        <table:table-row table:style-name="ro4">
          <table:table-cell office:value-type="string" calcext:value-type="string">
            <text:p>acompanhamento.causas.h1.1</text:p>
          </table:table-cell>
          <table:table-cell office:value-type="string" calcext:value-type="string">
            <text:p>Causas da recaída</text:p>
          </table:table-cell>
          <table:table-cell table:formula="of:=CONCATENATE([.A805];&quot;=&quot;;[translation.B805])" office:value-type="string" office:string-value="acompanhamento.causas.h1.1=Causas da recaída" calcext:value-type="string">
            <text:p>acompanhamento.causas.h1.1=Causas da recaída</text:p>
          </table:table-cell>
          <table:table-cell table:number-columns-repeated="253"/>
        </table:table-row>
        <table:table-row table:style-name="ro13">
          <table:table-cell office:value-type="string" calcext:value-type="string">
            <text:p>acompanhamento.causas.p.1</text:p>
          </table:table-cell>
          <table:table-cell office:value-type="string" calcext:value-type="string">
            <text:p>Mesmo que você tenha recaído, é muito importante continuar tentanto.</text:p>
          </table:table-cell>
          <table:table-cell table:formula="of:=CONCATENATE([.A806];&quot;=&quot;;[translation.B806])" office:value-type="string" office:string-value="acompanhamento.causas.p.1=Mesmo que você tenha recaído, é muito importante continuar tentanto." calcext:value-type="string">
            <text:p>acompanhamento.causas.p.1=Mesmo que você tenha recaído, é muito importante continuar tentanto.</text:p>
          </table:table-cell>
          <table:table-cell table:number-columns-repeated="253"/>
        </table:table-row>
        <table:table-row table:style-name="ro4">
          <table:table-cell office:value-type="string" calcext:value-type="string">
            <text:p>acompanhamento.causas.p.2</text:p>
          </table:table-cell>
          <table:table-cell office:value-type="string" calcext:value-type="string">
            <text:p>Identificar a situação, seus sentimentos e o número de cigarros fumados de uma recaída pode ser útil para novas tentativas.</text:p>
          </table:table-cell>
          <table:table-cell table:formula="of:=CONCATENATE([.A807];&quot;=&quot;;[translation.B807])" office:value-type="string" office:string-value="acompanhamento.causas.p.2=Identificar a situação, seus sentimentos e o número de cigarros fumados de uma recaída pode ser útil para novas tentativas." calcext:value-type="string">
            <text:p>acompanhamento.causas.p.2=Identificar a situação, seus sentimentos e o número de cigarros fumados de uma recaída pode ser útil para novas tentativas.</text:p>
          </table:table-cell>
          <table:table-cell table:number-columns-repeated="253"/>
        </table:table-row>
        <table:table-row table:style-name="ro13">
          <table:table-cell office:value-type="string" calcext:value-type="string">
            <text:p>acompanhamento.causas.h2.1</text:p>
          </table:table-cell>
          <table:table-cell office:value-type="string" calcext:value-type="string">
            <text:p>Atividade</text:p>
          </table:table-cell>
          <table:table-cell table:formula="of:=CONCATENATE([.A808];&quot;=&quot;;[translation.B808])" office:value-type="string" office:string-value="acompanhamento.causas.h2.1=Atividade" calcext:value-type="string">
            <text:p>acompanhamento.causas.h2.1=Atividade</text:p>
          </table:table-cell>
          <table:table-cell table:number-columns-repeated="253"/>
        </table:table-row>
        <table:table-row table:style-name="ro4">
          <table:table-cell office:value-type="string" calcext:value-type="string">
            <text:p>acompanhamento.causas.p.3</text:p>
          </table:table-cell>
          <table:table-cell office:value-type="string" calcext:value-type="string">
            <text:p>As perguntas abaixo podem ajudá-lo a refletir e aprender melhor com a recaída:</text:p>
          </table:table-cell>
          <table:table-cell table:formula="of:=CONCATENATE([.A809];&quot;=&quot;;[translation.B809])" office:value-type="string" office:string-value="acompanhamento.causas.p.3=As perguntas abaixo podem ajudá-lo a refletir e aprender melhor com a recaída:" calcext:value-type="string">
            <text:p>acompanhamento.causas.p.3=As perguntas abaixo podem ajudá-lo a refletir e aprender melhor com a recaída:</text:p>
          </table:table-cell>
          <table:table-cell table:number-columns-repeated="253"/>
        </table:table-row>
        <table:table-row table:style-name="ro4">
          <table:table-cell office:value-type="string" calcext:value-type="string">
            <text:p>acompanhamento.causas.question.1</text:p>
          </table:table-cell>
          <table:table-cell office:value-type="string" calcext:value-type="string">
            <text:p>01. Qual situação fez você acender o primeiro cigarro?</text:p>
          </table:table-cell>
          <table:table-cell table:formula="of:=CONCATENATE([.A810];&quot;=&quot;;[translation.B810])" office:value-type="string" office:string-value="acompanhamento.causas.question.1=01. Qual situação fez você acender o primeiro cigarro?" calcext:value-type="string">
            <text:p>acompanhamento.causas.question.1=01. Qual situação fez você acender o primeiro cigarro?</text:p>
          </table:table-cell>
          <table:table-cell table:number-columns-repeated="253"/>
        </table:table-row>
        <table:table-row table:style-name="ro4">
          <table:table-cell office:value-type="string" calcext:value-type="string">
            <text:p>acompanhamento.causas.question.2</text:p>
          </table:table-cell>
          <table:table-cell office:value-type="string" calcext:value-type="string">
            <text:p>02. O que você estava fazendo quando acendeu o primeiro cigarro?</text:p>
          </table:table-cell>
          <table:table-cell table:formula="of:=CONCATENATE([.A811];&quot;=&quot;;[translation.B811])" office:value-type="string" office:string-value="acompanhamento.causas.question.2=02. O que você estava fazendo quando acendeu o primeiro cigarro?" calcext:value-type="string">
            <text:p>acompanhamento.causas.question.2=02. O que você estava fazendo quando acendeu o primeiro cigarro?</text:p>
          </table:table-cell>
          <table:table-cell table:number-columns-repeated="253"/>
        </table:table-row>
        <table:table-row table:style-name="ro4">
          <table:table-cell office:value-type="string" calcext:value-type="string">
            <text:p>acompanhamento.causas.question.3</text:p>
          </table:table-cell>
          <table:table-cell office:value-type="string" calcext:value-type="string">
            <text:p>03. O que aconteceu depois?</text:p>
          </table:table-cell>
          <table:table-cell table:formula="of:=CONCATENATE([.A812];&quot;=&quot;;[translation.B812])" office:value-type="string" office:string-value="acompanhamento.causas.question.3=03. O que aconteceu depois?" calcext:value-type="string">
            <text:p>acompanhamento.causas.question.3=03. O que aconteceu depois?</text:p>
          </table:table-cell>
          <table:table-cell table:number-columns-repeated="253"/>
        </table:table-row>
        <table:table-row table:style-name="ro4">
          <table:table-cell office:value-type="string" calcext:value-type="string">
            <text:p>acompanhamento.causas.question.4</text:p>
          </table:table-cell>
          <table:table-cell office:value-type="string" calcext:value-type="string">
            <text:p>04. Quantos cigarros você está fumando atualmente?</text:p>
          </table:table-cell>
          <table:table-cell table:formula="of:=CONCATENATE([.A813];&quot;=&quot;;[translation.B813])" office:value-type="string" office:string-value="acompanhamento.causas.question.4=04. Quantos cigarros você está fumando atualmente?" calcext:value-type="string">
            <text:p>acompanhamento.causas.question.4=04. Quantos cigarros você está fumando atualmente?</text:p>
          </table:table-cell>
          <table:table-cell table:number-columns-repeated="253"/>
        </table:table-row>
        <table:table-row table:style-name="ro4">
          <table:table-cell table:style-name="ce3"/>
          <table:table-cell/>
          <table:table-cell table:formula="of:=CONCATENATE([.A814];&quot;=&quot;;[translation.B814])"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815];&quot;=&quot;;[translation.B815])" office:value-type="string" office:string-value="###################################=" calcext:value-type="string">
            <text:p>###################################=</text:p>
          </table:table-cell>
          <table:table-cell table:number-columns-repeated="253"/>
        </table:table-row>
        <table:table-row table:style-name="ro4">
          <table:table-cell office:value-type="string" calcext:value-type="string">
            <text:p># FACTORS OF RELAPSE</text:p>
          </table:table-cell>
          <table:table-cell table:style-name="ce3"/>
          <table:table-cell table:formula="of:=CONCATENATE([.A816];&quot;=&quot;;[translation.B816])" office:value-type="string" office:string-value="# FACTORS OF RELAPSE=" calcext:value-type="string">
            <text:p># FACTORS OF RELAPSE=</text:p>
          </table:table-cell>
          <table:table-cell table:number-columns-repeated="253"/>
        </table:table-row>
        <table:table-row table:style-name="ro4">
          <table:table-cell office:value-type="string" calcext:value-type="string">
            <text:p>###################################</text:p>
          </table:table-cell>
          <table:table-cell table:style-name="ce3"/>
          <table:table-cell table:formula="of:=CONCATENATE([.A817];&quot;=&quot;;[translation.B817])" office:value-type="string" office:string-value="###################################=" calcext:value-type="string">
            <text:p>###################################=</text:p>
          </table:table-cell>
          <table:table-cell table:number-columns-repeated="253"/>
        </table:table-row>
        <table:table-row table:style-name="ro4">
          <table:table-cell table:style-name="ce3"/>
          <table:table-cell/>
          <table:table-cell table:formula="of:=CONCATENATE([.A818];&quot;=&quot;;[translation.B818])" office:value-type="string" office:string-value="=" calcext:value-type="string">
            <text:p>=</text:p>
          </table:table-cell>
          <table:table-cell table:number-columns-repeated="253"/>
        </table:table-row>
        <table:table-row table:style-name="ro4">
          <table:table-cell office:value-type="string" calcext:value-type="string">
            <text:p>acompanhamento.fat.titlepage</text:p>
          </table:table-cell>
          <table:table-cell office:value-type="string" calcext:value-type="string">
            <text:p>Fatores para recaídas</text:p>
          </table:table-cell>
          <table:table-cell table:formula="of:=CONCATENATE([.A819];&quot;=&quot;;[translation.B819])" office:value-type="string" office:string-value="acompanhamento.fat.titlepage=Fatores para recaídas" calcext:value-type="string">
            <text:p>acompanhamento.fat.titlepage=Fatores para recaídas</text:p>
          </table:table-cell>
          <table:table-cell table:number-columns-repeated="253"/>
        </table:table-row>
        <table:table-row table:style-name="ro16">
          <table:table-cell office:value-type="string" calcext:value-type="string">
            <text:p>acompanhamento.fat.img.title</text:p>
          </table:table-cell>
          <table:table-cell office:value-type="string" calcext:value-type="string">
            <text:p>Acompanhamento</text:p>
          </table:table-cell>
          <table:table-cell table:formula="of:=CONCATENATE([.A820];&quot;=&quot;;[translation.B820])" office:value-type="string" office:string-value="acompanhamento.fat.img.title=Acompanhamento" calcext:value-type="string">
            <text:p>acompanhamento.fat.img.title=Acompanhamento</text:p>
          </table:table-cell>
          <table:table-cell table:number-columns-repeated="253"/>
        </table:table-row>
        <table:table-row table:style-name="ro4">
          <table:table-cell office:value-type="string" calcext:value-type="string">
            <text:p>acompanhamento.fat.h1.1</text:p>
          </table:table-cell>
          <table:table-cell office:value-type="string" calcext:value-type="string">
            <text:p>Recaídas</text:p>
          </table:table-cell>
          <table:table-cell table:formula="of:=CONCATENATE([.A821];&quot;=&quot;;[translation.B821])" office:value-type="string" office:string-value="acompanhamento.fat.h1.1=Recaídas" calcext:value-type="string">
            <text:p>acompanhamento.fat.h1.1=Recaídas</text:p>
          </table:table-cell>
          <table:table-cell table:number-columns-repeated="253"/>
        </table:table-row>
        <table:table-row table:style-name="ro4">
          <table:table-cell office:value-type="string" calcext:value-type="string">
            <text:p>acompanhamento.fat.h2.1</text:p>
          </table:table-cell>
          <table:table-cell office:value-type="string" calcext:value-type="string">
            <text:p>Fatores que causam recaídas</text:p>
          </table:table-cell>
          <table:table-cell table:formula="of:=CONCATENATE([.A822];&quot;=&quot;;[translation.B822])" office:value-type="string" office:string-value="acompanhamento.fat.h2.1=Fatores que causam recaídas" calcext:value-type="string">
            <text:p>acompanhamento.fat.h2.1=Fatores que causam recaídas</text:p>
          </table:table-cell>
          <table:table-cell table:number-columns-repeated="253"/>
        </table:table-row>
        <table:table-row table:style-name="ro4">
          <table:table-cell office:value-type="string" calcext:value-type="string">
            <text:p>acompanhamento.fat.p.1</text:p>
          </table:table-cell>
          <table:table-cell office:value-type="string" calcext:value-type="string">
            <text:p>Mesmo para quem teve um lapso, identificar os fatores que levam às recaídas é fundamental para conseguir parar de fumar.</text:p>
          </table:table-cell>
          <table:table-cell table:formula="of:=CONCATENATE([.A823];&quot;=&quot;;[translation.B823])" office:value-type="string" office:string-value="acompanhamento.fat.p.1=Mesmo para quem teve um lapso, identificar os fatores que levam às recaídas é fundamental para conseguir parar de fumar." calcext:value-type="string">
            <text:p>acompanhamento.fat.p.1=Mesmo para quem teve um lapso, identificar os fatores que levam às recaídas é fundamental para conseguir parar de fumar.</text:p>
          </table:table-cell>
          <table:table-cell table:number-columns-repeated="253"/>
        </table:table-row>
        <table:table-row table:style-name="ro4">
          <table:table-cell office:value-type="string" calcext:value-type="string">
            <text:p>acompanhamento.fat.p.2</text:p>
          </table:table-cell>
          <table:table-cell office:value-type="string" calcext:value-type="string">
            <text:p>Veja alguns exemplos comuns:</text:p>
          </table:table-cell>
          <table:table-cell table:formula="of:=CONCATENATE([.A824];&quot;=&quot;;[translation.B824])" office:value-type="string" office:string-value="acompanhamento.fat.p.2=Veja alguns exemplos comuns:" calcext:value-type="string">
            <text:p>acompanhamento.fat.p.2=Veja alguns exemplos comuns:</text:p>
          </table:table-cell>
          <table:table-cell table:number-columns-repeated="253"/>
        </table:table-row>
        <table:table-row table:style-name="ro4">
          <table:table-cell office:value-type="string" calcext:value-type="string">
            <text:p>acompanhamento.fat.li.1</text:p>
          </table:table-cell>
          <table:table-cell office:value-type="string" calcext:value-type="string">
            <text:p>beber bebidas alcóolicas,</text:p>
          </table:table-cell>
          <table:table-cell table:formula="of:=CONCATENATE([.A825];&quot;=&quot;;[translation.B825])" office:value-type="string" office:string-value="acompanhamento.fat.li.1=beber bebidas alcóolicas," calcext:value-type="string">
            <text:p>acompanhamento.fat.li.1=beber bebidas alcóolicas,</text:p>
          </table:table-cell>
          <table:table-cell table:number-columns-repeated="253"/>
        </table:table-row>
        <table:table-row table:style-name="ro13">
          <table:table-cell office:value-type="string" calcext:value-type="string">
            <text:p>acompanhamento.fat.li.2</text:p>
          </table:table-cell>
          <table:table-cell office:value-type="string" calcext:value-type="string">
            <text:p>parar de usar o medicamento sem supervisão médica e,</text:p>
          </table:table-cell>
          <table:table-cell table:formula="of:=CONCATENATE([.A826];&quot;=&quot;;[translation.B826])" office:value-type="string" office:string-value="acompanhamento.fat.li.2=parar de usar o medicamento sem supervisão médica e," calcext:value-type="string">
            <text:p>acompanhamento.fat.li.2=parar de usar o medicamento sem supervisão médica e,</text:p>
          </table:table-cell>
          <table:table-cell table:number-columns-repeated="253"/>
        </table:table-row>
        <table:table-row table:style-name="ro4">
          <table:table-cell office:value-type="string" calcext:value-type="string">
            <text:p>acompanhamento.fat.li.3</text:p>
          </table:table-cell>
          <table:table-cell office:value-type="string" calcext:value-type="string">
            <text:p>conviver com outros fumantes.</text:p>
          </table:table-cell>
          <table:table-cell table:formula="of:=CONCATENATE([.A827];&quot;=&quot;;[translation.B827])" office:value-type="string" office:string-value="acompanhamento.fat.li.3=conviver com outros fumantes." calcext:value-type="string">
            <text:p>acompanhamento.fat.li.3=conviver com outros fumantes.</text:p>
          </table:table-cell>
          <table:table-cell table:number-columns-repeated="253"/>
        </table:table-row>
        <table:table-row table:style-name="ro4">
          <table:table-cell office:value-type="string" calcext:value-type="string">
            <text:p>acompanhamento.fat.h2.2</text:p>
          </table:table-cell>
          <table:table-cell office:value-type="string" calcext:value-type="string">
            <text:p>Atividade</text:p>
          </table:table-cell>
          <table:table-cell table:formula="of:=CONCATENATE([.A828];&quot;=&quot;;[translation.B828])" office:value-type="string" office:string-value="acompanhamento.fat.h2.2=Atividade" calcext:value-type="string">
            <text:p>acompanhamento.fat.h2.2=Atividade</text:p>
          </table:table-cell>
          <table:table-cell table:number-columns-repeated="253"/>
        </table:table-row>
        <table:table-row table:style-name="ro4">
          <table:table-cell office:value-type="string" calcext:value-type="string">
            <text:p>acompanhamento.fat.p.3</text:p>
          </table:table-cell>
          <table:table-cell office:value-type="string" calcext:value-type="string">
            <text:p>Tente agora encontrar situações de riscos e pensar em como você vai enfrentá-las.</text:p>
          </table:table-cell>
          <table:table-cell table:formula="of:=CONCATENATE([.A829];&quot;=&quot;;[translation.B829])" office:value-type="string" office:string-value="acompanhamento.fat.p.3=Tente agora encontrar situações de riscos e pensar em como você vai enfrentá-las." calcext:value-type="string">
            <text:p>acompanhamento.fat.p.3=Tente agora encontrar situações de riscos e pensar em como você vai enfrentá-las.</text:p>
          </table:table-cell>
          <table:table-cell table:number-columns-repeated="253"/>
        </table:table-row>
        <table:table-row table:style-name="ro4">
          <table:table-cell office:value-type="string" calcext:value-type="string">
            <text:p>acompanhamento.fat.p.4</text:p>
          </table:table-cell>
          <table:table-cell office:value-type="string" calcext:value-type="string">
            <text:p>Exemplo</text:p>
          </table:table-cell>
          <table:table-cell table:formula="of:=CONCATENATE([.A830];&quot;=&quot;;[translation.B830])" office:value-type="string" office:string-value="acompanhamento.fat.p.4=Exemplo" calcext:value-type="string">
            <text:p>acompanhamento.fat.p.4=Exemplo</text:p>
          </table:table-cell>
          <table:table-cell table:number-columns-repeated="253"/>
        </table:table-row>
        <table:table-row table:style-name="ro13">
          <table:table-cell office:value-type="string" calcext:value-type="string">
            <text:p>acompanhamento.fat.li.4a</text:p>
          </table:table-cell>
          <table:table-cell office:value-type="string" calcext:value-type="string">
            <text:p>Situação de risco</text:p>
          </table:table-cell>
          <table:table-cell table:formula="of:=CONCATENATE([.A831];&quot;=&quot;;[translation.B831])" office:value-type="string" office:string-value="acompanhamento.fat.li.4a=Situação de risco" calcext:value-type="string">
            <text:p>acompanhamento.fat.li.4a=Situação de risco</text:p>
          </table:table-cell>
          <table:table-cell table:number-columns-repeated="253"/>
        </table:table-row>
        <table:table-row table:style-name="ro4">
          <table:table-cell office:value-type="string" calcext:value-type="string">
            <text:p>acompanhamento.fat.li.4b</text:p>
          </table:table-cell>
          <table:table-cell office:value-type="string" calcext:value-type="string">
            <text:p>conviver com amigos fumantes;</text:p>
          </table:table-cell>
          <table:table-cell table:formula="of:=CONCATENATE([.A832];&quot;=&quot;;[translation.B832])" office:value-type="string" office:string-value="acompanhamento.fat.li.4b=conviver com amigos fumantes;" calcext:value-type="string">
            <text:p>acompanhamento.fat.li.4b=conviver com amigos fumantes;</text:p>
          </table:table-cell>
          <table:table-cell table:number-columns-repeated="253"/>
        </table:table-row>
        <table:table-row table:style-name="ro4">
          <table:table-cell office:value-type="string" calcext:value-type="string">
            <text:p>acompanhamento.fat.li.5a</text:p>
          </table:table-cell>
          <table:table-cell office:value-type="string" calcext:value-type="string">
            <text:p>Como lidar</text:p>
          </table:table-cell>
          <table:table-cell table:formula="of:=CONCATENATE([.A833];&quot;=&quot;;[translation.B833])" office:value-type="string" office:string-value="acompanhamento.fat.li.5a=Como lidar" calcext:value-type="string">
            <text:p>acompanhamento.fat.li.5a=Como lidar</text:p>
          </table:table-cell>
          <table:table-cell table:number-columns-repeated="253"/>
        </table:table-row>
        <table:table-row table:style-name="ro4">
          <table:table-cell office:value-type="string" calcext:value-type="string">
            <text:p>acompanhamento.fat.li.5b</text:p>
          </table:table-cell>
          <table:table-cell office:value-type="string" calcext:value-type="string">
            <text:p>pedir aos meus amigos que fumem longe de mim no começo do tratamento.</text:p>
          </table:table-cell>
          <table:table-cell table:formula="of:=CONCATENATE([.A834];&quot;=&quot;;[translation.B834])" office:value-type="string" office:string-value="acompanhamento.fat.li.5b=pedir aos meus amigos que fumem longe de mim no começo do tratamento." calcext:value-type="string">
            <text:p>acompanhamento.fat.li.5b=pedir aos meus amigos que fumem longe de mim no começo do tratamento.</text:p>
          </table:table-cell>
          <table:table-cell table:number-columns-repeated="253"/>
        </table:table-row>
        <table:table-row table:style-name="ro4">
          <table:table-cell office:value-type="string" calcext:value-type="string">
            <text:p>acompanhamento.fat.h3.1</text:p>
          </table:table-cell>
          <table:table-cell office:value-type="string" calcext:value-type="string">
            <text:p>Situações de risco</text:p>
          </table:table-cell>
          <table:table-cell table:formula="of:=CONCATENATE([.A835];&quot;=&quot;;[translation.B835])" office:value-type="string" office:string-value="acompanhamento.fat.h3.1=Situações de risco" calcext:value-type="string">
            <text:p>acompanhamento.fat.h3.1=Situações de risco</text:p>
          </table:table-cell>
          <table:table-cell table:number-columns-repeated="253"/>
        </table:table-row>
        <table:table-row table:style-name="ro4">
          <table:table-cell office:value-type="string" calcext:value-type="string">
            <text:p>acompanhamento.fat.h3.2</text:p>
          </table:table-cell>
          <table:table-cell office:value-type="string" calcext:value-type="string">
            <text:p>Como vou lidar</text:p>
          </table:table-cell>
          <table:table-cell table:formula="of:=CONCATENATE([.A836];&quot;=&quot;;[translation.B836])" office:value-type="string" office:string-value="acompanhamento.fat.h3.2=Como vou lidar" calcext:value-type="string">
            <text:p>acompanhamento.fat.h3.2=Como vou lidar</text:p>
          </table:table-cell>
          <table:table-cell table:number-columns-repeated="253"/>
        </table:table-row>
        <table:table-row table:style-name="ro4">
          <table:table-cell table:style-name="ce3"/>
          <table:table-cell/>
          <table:table-cell table:formula="of:=CONCATENATE([.A837];&quot;=&quot;;[translation.B837])" office:value-type="string" office:string-value="=" calcext:value-type="string">
            <text:p>=</text:p>
          </table:table-cell>
          <table:table-cell table:number-columns-repeated="253"/>
        </table:table-row>
        <table:table-row table:style-name="ro4">
          <table:table-cell office:value-type="string" calcext:value-type="string">
            <text:p>###################################</text:p>
          </table:table-cell>
          <table:table-cell table:style-name="ce3"/>
          <table:table-cell table:formula="of:=CONCATENATE([.A838];&quot;=&quot;;[translation.B838])" office:value-type="string" office:string-value="###################################=" calcext:value-type="string">
            <text:p>###################################=</text:p>
          </table:table-cell>
          <table:table-cell table:number-columns-repeated="253"/>
        </table:table-row>
        <table:table-row table:style-name="ro4">
          <table:table-cell office:value-type="string" calcext:value-type="string">
            <text:p># PLAN</text:p>
          </table:table-cell>
          <table:table-cell table:style-name="ce3"/>
          <table:table-cell table:formula="of:=CONCATENATE([.A839];&quot;=&quot;;[translation.B839])" office:value-type="string" office:string-value="# PLAN=" calcext:value-type="string">
            <text:p># PLAN=</text:p>
          </table:table-cell>
          <table:table-cell table:number-columns-repeated="253"/>
        </table:table-row>
        <table:table-row table:style-name="ro4">
          <table:table-cell office:value-type="string" calcext:value-type="string">
            <text:p>###################################</text:p>
          </table:table-cell>
          <table:table-cell table:style-name="ce3"/>
          <table:table-cell table:formula="of:=CONCATENATE([.A840];&quot;=&quot;;[translation.B840])" office:value-type="string" office:string-value="###################################=" calcext:value-type="string">
            <text:p>###################################=</text:p>
          </table:table-cell>
          <table:table-cell table:number-columns-repeated="253"/>
        </table:table-row>
        <table:table-row table:style-name="ro4">
          <table:table-cell table:style-name="ce3"/>
          <table:table-cell/>
          <table:table-cell table:formula="of:=CONCATENATE([.A841];&quot;=&quot;;[translation.B841])" office:value-type="string" office:string-value="=" calcext:value-type="string">
            <text:p>=</text:p>
          </table:table-cell>
          <table:table-cell table:number-columns-repeated="253"/>
        </table:table-row>
        <table:table-row table:style-name="ro13">
          <table:table-cell office:value-type="string" calcext:value-type="string">
            <text:p>acompanhamento.plano.titlepage</text:p>
          </table:table-cell>
          <table:table-cell office:value-type="string" calcext:value-type="string">
            <text:p>Plano para recaídas e lapsos</text:p>
          </table:table-cell>
          <table:table-cell table:formula="of:=CONCATENATE([.A842];&quot;=&quot;;[translation.B842])" office:value-type="string" office:string-value="acompanhamento.plano.titlepage=Plano para recaídas e lapsos" calcext:value-type="string">
            <text:p>acompanhamento.plano.titlepage=Plano para recaídas e lapsos</text:p>
          </table:table-cell>
          <table:table-cell table:number-columns-repeated="253"/>
        </table:table-row>
        <table:table-row table:style-name="ro13">
          <table:table-cell office:value-type="string" calcext:value-type="string">
            <text:p>acompanhamento.plano.img.title</text:p>
          </table:table-cell>
          <table:table-cell office:value-type="string" calcext:value-type="string">
            <text:p>Plano de acompanhamento</text:p>
          </table:table-cell>
          <table:table-cell table:formula="of:=CONCATENATE([.A843];&quot;=&quot;;[translation.B843])" office:value-type="string" office:string-value="acompanhamento.plano.img.title=Plano de acompanhamento" calcext:value-type="string">
            <text:p>acompanhamento.plano.img.title=Plano de acompanhamento</text:p>
          </table:table-cell>
          <table:table-cell table:number-columns-repeated="253"/>
        </table:table-row>
        <table:table-row table:style-name="ro13">
          <table:table-cell office:value-type="string" calcext:value-type="string">
            <text:p>acompanhamento.plano.h1.1</text:p>
          </table:table-cell>
          <table:table-cell office:value-type="string" calcext:value-type="string">
            <text:p>Meu plano contra recaídas</text:p>
          </table:table-cell>
          <table:table-cell table:formula="of:=CONCATENATE([.A844];&quot;=&quot;;[translation.B844])" office:value-type="string" office:string-value="acompanhamento.plano.h1.1=Meu plano contra recaídas" calcext:value-type="string">
            <text:p>acompanhamento.plano.h1.1=Meu plano contra recaídas</text:p>
          </table:table-cell>
          <table:table-cell table:number-columns-repeated="253"/>
        </table:table-row>
        <table:table-row table:style-name="ro4">
          <table:table-cell office:value-type="string" calcext:value-type="string">
            <text:p>acompanhamento.plano.p.1</text:p>
          </table:table-cell>
          <table:table-cell office:value-type="string" calcext:value-type="string">
            <text:p>Estas são as informações que separamos com base no que nos passou.</text:p>
          </table:table-cell>
          <table:table-cell table:formula="of:=CONCATENATE([.A845];&quot;=&quot;;[translation.B845])" office:value-type="string" office:string-value="acompanhamento.plano.p.1=Estas são as informações que separamos com base no que nos passou." calcext:value-type="string">
            <text:p>acompanhamento.plano.p.1=Estas são as informações que separamos com base no que nos passou.</text:p>
          </table:table-cell>
          <table:table-cell table:number-columns-repeated="253"/>
        </table:table-row>
        <table:table-row table:style-name="ro4">
          <table:table-cell office:value-type="string" calcext:value-type="string">
            <text:p>acompanhamento.plano.p.2</text:p>
          </table:table-cell>
          <table:table-cell office:value-type="string" calcext:value-type="string">
            <text:p>Guarde seu plano no e-mail ou imprima e deixe perto de você. Na bolsa, telefone (smartphone) ou carteira.</text:p>
          </table:table-cell>
          <table:table-cell table:formula="of:=CONCATENATE([.A846];&quot;=&quot;;[translation.B846])" office:value-type="string" office:string-value="acompanhamento.plano.p.2=Guarde seu plano no e-mail ou imprima e deixe perto de você. Na bolsa, telefone (smartphone) ou carteira." calcext:value-type="string">
            <text:p>acompanhamento.plano.p.2=Guarde seu plano no e-mail ou imprima e deixe perto de você. Na bolsa, telefone (smartphone) ou carteira.</text:p>
          </table:table-cell>
          <table:table-cell table:number-columns-repeated="253"/>
        </table:table-row>
        <table:table-row table:style-name="ro4">
          <table:table-cell office:value-type="string" calcext:value-type="string">
            <text:p>acompanhamento.plano.p.3</text:p>
          </table:table-cell>
          <table:table-cell office:value-type="string" calcext:value-type="string">
            <text:p>Se você já está com seu plano de parar, lembre-se, evite o primeiro cigarro.</text:p>
          </table:table-cell>
          <table:table-cell table:formula="of:=CONCATENATE([.A847];&quot;=&quot;;[translation.B847])" office:value-type="string" office:string-value="acompanhamento.plano.p.3=Se você já está com seu plano de parar, lembre-se, evite o primeiro cigarro." calcext:value-type="string">
            <text:p>acompanhamento.plano.p.3=Se você já está com seu plano de parar, lembre-se, evite o primeiro cigarro.</text:p>
          </table:table-cell>
          <table:table-cell table:number-columns-repeated="253"/>
        </table:table-row>
        <table:table-row table:style-name="ro4">
          <table:table-cell office:value-type="string" calcext:value-type="string">
            <text:p>acompanhamento.plano.h2.1</text:p>
          </table:table-cell>
          <table:table-cell office:value-type="string" calcext:value-type="string">
            <text:p>Situações de risco</text:p>
          </table:table-cell>
          <table:table-cell table:formula="of:=CONCATENATE([.A848];&quot;=&quot;;[translation.B848])" office:value-type="string" office:string-value="acompanhamento.plano.h2.1=Situações de risco" calcext:value-type="string">
            <text:p>acompanhamento.plano.h2.1=Situações de risco</text:p>
          </table:table-cell>
          <table:table-cell table:number-columns-repeated="253"/>
        </table:table-row>
        <table:table-row table:style-name="ro4">
          <table:table-cell office:value-type="string" calcext:value-type="string">
            <text:p>acompanhamento.plano.h2.2</text:p>
          </table:table-cell>
          <table:table-cell office:value-type="string" calcext:value-type="string">
            <text:p>Como vou enfrentar</text:p>
          </table:table-cell>
          <table:table-cell table:formula="of:=CONCATENATE([.A849];&quot;=&quot;;[translation.B849])" office:value-type="string" office:string-value="acompanhamento.plano.h2.2=Como vou enfrentar" calcext:value-type="string">
            <text:p>acompanhamento.plano.h2.2=Como vou enfrentar</text:p>
          </table:table-cell>
          <table:table-cell table:number-columns-repeated="253"/>
        </table:table-row>
        <table:table-row table:style-name="ro4">
          <table:table-cell office:value-type="string" calcext:value-type="string">
            <text:p>acompanhamento.plano.imprimir</text:p>
          </table:table-cell>
          <table:table-cell office:value-type="string" calcext:value-type="string">
            <text:p>Imprimir</text:p>
          </table:table-cell>
          <table:table-cell table:formula="of:=CONCATENATE([.A850];&quot;=&quot;;[translation.B850])" office:value-type="string" office:string-value="acompanhamento.plano.imprimir=Imprimir" calcext:value-type="string">
            <text:p>acompanhamento.plano.imprimir=Imprimir</text:p>
          </table:table-cell>
          <table:table-cell table:number-columns-repeated="253"/>
        </table:table-row>
        <table:table-row table:style-name="ro16">
          <table:table-cell office:value-type="string" calcext:value-type="string">
            <text:p>acompanhamento.plano.h2.3</text:p>
          </table:table-cell>
          <table:table-cell office:value-type="string" calcext:value-type="string">
            <text:p>Salvar</text:p>
          </table:table-cell>
          <table:table-cell table:formula="of:=CONCATENATE([.A851];&quot;=&quot;;[translation.B851])" office:value-type="string" office:string-value="acompanhamento.plano.h2.3=Salvar" calcext:value-type="string">
            <text:p>acompanhamento.plano.h2.3=Salvar</text:p>
          </table:table-cell>
          <table:table-cell table:number-columns-repeated="253"/>
        </table:table-row>
        <table:table-row table:style-name="ro4">
          <table:table-cell table:style-name="ce3" table:number-columns-repeated="2"/>
          <table:table-cell table:formula="of:=CONCATENATE([.A852];&quot;=&quot;;[translation.B852])" office:value-type="string" office:string-value="=" calcext:value-type="string">
            <text:p>=</text:p>
          </table:table-cell>
          <table:table-cell table:number-columns-repeated="253"/>
        </table:table-row>
        <table:table-row table:style-name="ro13">
          <table:table-cell office:value-type="string" calcext:value-type="string">
            <text:p>preparando.aed.btn.limpar</text:p>
          </table:table-cell>
          <table:table-cell office:value-type="string" calcext:value-type="string">
            <text:p>Limpar</text:p>
          </table:table-cell>
          <table:table-cell table:formula="of:=CONCATENATE([.A853];&quot;=&quot;;[translation.B853])" office:value-type="string" office:string-value="preparando.aed.btn.limpar=Limpar" calcext:value-type="string">
            <text:p>preparando.aed.btn.limpar=Limpar</text:p>
          </table:table-cell>
          <table:table-cell table:number-columns-repeated="253"/>
        </table:table-row>
        <table:table-row table:style-name="ro4">
          <table:table-cell office:value-type="string" calcext:value-type="string">
            <text:p>acompanhamento.lapso.p.1</text:p>
          </table:table-cell>
          <table:table-cell office:value-type="string" calcext:value-type="string">
            <text:p>Se você fumou depois do dia de parar, agora pode ser um boa hora para pensar sobre sua decisão ou fazer um novo plano. Separamos alguns textos para você abaixo.</text:p>
          </table:table-cell>
          <table:table-cell table:formula="of:=CONCATENATE([.A854];&quot;=&quot;;[translation.B854])" office:value-type="string" office:string-value="acompanhamento.lapso.p.1=Se você fumou depois do dia de parar, agora pode ser um boa hora para pensar sobre sua decisão ou fazer um novo plano. Separamos alguns textos para você abaixo." calcext:value-type="string">
            <text:p>acompanhamento.lapso.p.1=Se você fumou depois do dia de parar, agora pode ser um boa hora para pensar sobre sua decisão ou fazer um novo plano. Separamos alguns textos para você abaixo.</text:p>
          </table:table-cell>
          <table:table-cell table:number-columns-repeated="253"/>
        </table:table-row>
        <table:table-row table:style-name="ro4">
          <table:table-cell office:value-type="string" calcext:value-type="string">
            <text:p>acompanhamento.lapso.h1.1</text:p>
          </table:table-cell>
          <table:table-cell office:value-type="string" calcext:value-type="string">
            <text:p>Lapso</text:p>
          </table:table-cell>
          <table:table-cell table:formula="of:=CONCATENATE([.A855];&quot;=&quot;;[translation.B855])" office:value-type="string" office:string-value="acompanhamento.lapso.h1.1=Lapso" calcext:value-type="string">
            <text:p>acompanhamento.lapso.h1.1=Lapso</text:p>
          </table:table-cell>
          <table:table-cell table:number-columns-repeated="253"/>
        </table:table-row>
        <table:table-row table:style-name="ro13">
          <table:table-cell office:value-type="string" calcext:value-type="string">
            <text:p>acompanhamento.plano.padrao.p.1</text:p>
          </table:table-cell>
          <table:table-cell office:value-type="string" calcext:value-type="string">
            <text:p>Como você preferiu deixar as páginas em branco, separamos algumas dicas para você evitar as recaídas.</text:p>
          </table:table-cell>
          <table:table-cell table:formula="of:=CONCATENATE([.A856];&quot;=&quot;;[translation.B856])" office:value-type="string" office:string-value="acompanhamento.plano.padrao.p.1=Como você preferiu deixar as páginas em branco, separamos algumas dicas para você evitar as recaídas." calcext:value-type="string">
            <text:p>acompanhamento.plano.padrao.p.1=Como você preferiu deixar as páginas em branco, separamos algumas dicas para você evitar as recaídas.</text:p>
          </table:table-cell>
          <table:table-cell table:number-columns-repeated="253"/>
        </table:table-row>
        <table:table-row table:style-name="ro4">
          <table:table-cell office:value-type="string" calcext:value-type="string">
            <text:p>acompanhamento.plano.padrao.h2.1</text:p>
          </table:table-cell>
          <table:table-cell office:value-type="string" calcext:value-type="string">
            <text:p>Lembre-se</text:p>
          </table:table-cell>
          <table:table-cell table:formula="of:=CONCATENATE([.A857];&quot;=&quot;;[translation.B857])" office:value-type="string" office:string-value="acompanhamento.plano.padrao.h2.1=Lembre-se" calcext:value-type="string">
            <text:p>acompanhamento.plano.padrao.h2.1=Lembre-se</text:p>
          </table:table-cell>
          <table:table-cell table:number-columns-repeated="253"/>
        </table:table-row>
        <table:table-row table:style-name="ro4">
          <table:table-cell office:value-type="string" calcext:value-type="string">
            <text:p>acompanhamento.plano.padrao.li.1</text:p>
          </table:table-cell>
          <table:table-cell office:value-type="string" calcext:value-type="string">
            <text:p>Qualquer período sem cigarro já é uma vitória;</text:p>
          </table:table-cell>
          <table:table-cell table:formula="of:=CONCATENATE([.A858];&quot;=&quot;;[translation.B858])" office:value-type="string" office:string-value="acompanhamento.plano.padrao.li.1=Qualquer período sem cigarro já é uma vitória;" calcext:value-type="string">
            <text:p>acompanhamento.plano.padrao.li.1=Qualquer período sem cigarro já é uma vitória;</text:p>
          </table:table-cell>
          <table:table-cell table:number-columns-repeated="253"/>
        </table:table-row>
        <table:table-row table:style-name="ro4">
          <table:table-cell office:value-type="string" calcext:value-type="string">
            <text:p>acompanhamento.plano.padrao.li.2</text:p>
          </table:table-cell>
          <table:table-cell office:value-type="string" calcext:value-type="string">
            <text:p>Aprenda com os erros. Fumantes geralmente tentam parar mais de uma vez até conseguir definitivamente.</text:p>
          </table:table-cell>
          <table:table-cell table:formula="of:=CONCATENATE([.A859];&quot;=&quot;;[translation.B859])" office:value-type="string" office:string-value="acompanhamento.plano.padrao.li.2=Aprenda com os erros. Fumantes geralmente tentam parar mais de uma vez até conseguir definitivamente." calcext:value-type="string">
            <text:p>acompanhamento.plano.padrao.li.2=Aprenda com os erros. Fumantes geralmente tentam parar mais de uma vez até conseguir definitivamente.</text:p>
          </table:table-cell>
          <table:table-cell table:number-columns-repeated="253"/>
        </table:table-row>
        <table:table-row table:style-name="ro13">
          <table:table-cell office:value-type="string" calcext:value-type="string">
            <text:p>acompanhamento.plano.padrao.h2.2</text:p>
          </table:table-cell>
          <table:table-cell office:value-type="string" calcext:value-type="string">
            <text:p>Recomendamos a você</text:p>
          </table:table-cell>
          <table:table-cell table:formula="of:=CONCATENATE([.A860];&quot;=&quot;;[translation.B860])" office:value-type="string" office:string-value="acompanhamento.plano.padrao.h2.2=Recomendamos a você" calcext:value-type="string">
            <text:p>acompanhamento.plano.padrao.h2.2=Recomendamos a você</text:p>
          </table:table-cell>
          <table:table-cell table:number-columns-repeated="253"/>
        </table:table-row>
        <table:table-row table:style-name="ro4">
          <table:table-cell office:value-type="string" calcext:value-type="string">
            <text:p>acompanhamento.plano.padrao.li.3</text:p>
          </table:table-cell>
          <table:table-cell office:value-type="string" calcext:value-type="string">
            <text:p>Evitar acender o primeiro cigarro após a data de parar;</text:p>
          </table:table-cell>
          <table:table-cell table:formula="of:=CONCATENATE([.A861];&quot;=&quot;;[translation.B861])" office:value-type="string" office:string-value="acompanhamento.plano.padrao.li.3=Evitar acender o primeiro cigarro após a data de parar;" calcext:value-type="string">
            <text:p>acompanhamento.plano.padrao.li.3=Evitar acender o primeiro cigarro após a data de parar;</text:p>
          </table:table-cell>
          <table:table-cell table:number-columns-repeated="253"/>
        </table:table-row>
        <table:table-row table:style-name="ro4">
          <table:table-cell office:value-type="string" calcext:value-type="string">
            <text:p>acompanhamento.plano.padrao.li.4</text:p>
          </table:table-cell>
          <table:table-cell office:value-type="string" calcext:value-type="string">
            <text:p>Evitar beber bebidas alcóolicas;</text:p>
          </table:table-cell>
          <table:table-cell table:formula="of:=CONCATENATE([.A862];&quot;=&quot;;[translation.B862])" office:value-type="string" office:string-value="acompanhamento.plano.padrao.li.4=Evitar beber bebidas alcóolicas;" calcext:value-type="string">
            <text:p>acompanhamento.plano.padrao.li.4=Evitar beber bebidas alcóolicas;</text:p>
          </table:table-cell>
          <table:table-cell table:number-columns-repeated="253"/>
        </table:table-row>
        <table:table-row table:style-name="ro13">
          <table:table-cell office:value-type="string" calcext:value-type="string">
            <text:p>acompanhamento.plano.padrao.li.5</text:p>
          </table:table-cell>
          <table:table-cell office:value-type="string" calcext:value-type="string">
            <text:p>Pedir para amigos e familiares fumantes que não fumem perto de você.</text:p>
          </table:table-cell>
          <table:table-cell table:formula="of:=CONCATENATE([.A863];&quot;=&quot;;[translation.B863])" office:value-type="string" office:string-value="acompanhamento.plano.padrao.li.5=Pedir para amigos e familiares fumantes que não fumem perto de você." calcext:value-type="string">
            <text:p>acompanhamento.plano.padrao.li.5=Pedir para amigos e familiares fumantes que não fumem perto de você.</text:p>
          </table:table-cell>
          <table:table-cell table:number-columns-repeated="253"/>
        </table:table-row>
        <table:table-row table:style-name="ro16">
          <table:table-cell office:value-type="string" calcext:value-type="string">
            <text:p>acompanhamento.plano.padrao.h2.3</text:p>
          </table:table-cell>
          <table:table-cell office:value-type="string" calcext:value-type="string">
            <text:p>Quer começar de novo?</text:p>
          </table:table-cell>
          <table:table-cell table:formula="of:=CONCATENATE([.A864];&quot;=&quot;;[translation.B864])" office:value-type="string" office:string-value="acompanhamento.plano.padrao.h2.3=Quer começar de novo?" calcext:value-type="string">
            <text:p>acompanhamento.plano.padrao.h2.3=Quer começar de novo?</text:p>
          </table:table-cell>
          <table:table-cell table:number-columns-repeated="253"/>
        </table:table-row>
        <table:table-row table:style-name="ro13">
          <table:table-cell office:value-type="string" calcext:value-type="string">
            <text:p>pronto.plano.padrao.h2.1</text:p>
          </table:table-cell>
          <table:table-cell office:value-type="string" calcext:value-type="string">
            <text:p>Dicas</text:p>
          </table:table-cell>
          <table:table-cell table:formula="of:=CONCATENATE([.A865];&quot;=&quot;;[translation.B865])" office:value-type="string" office:string-value="pronto.plano.padrao.h2.1=Dicas" calcext:value-type="string">
            <text:p>pronto.plano.padrao.h2.1=Dicas</text:p>
          </table:table-cell>
          <table:table-cell table:number-columns-repeated="253"/>
        </table:table-row>
        <table:table-row table:style-name="ro13">
          <table:table-cell office:value-type="string" calcext:value-type="string">
            <text:p>pronto.plano.padrao.li.1</text:p>
          </table:table-cell>
          <table:table-cell office:value-type="string" calcext:value-type="string">
            <text:p>Ao parar de fumar você melhora sua qualidade de vida e vive mais tempo.</text:p>
          </table:table-cell>
          <table:table-cell table:formula="of:=CONCATENATE([.A866];&quot;=&quot;;[translation.B866])" office:value-type="string" office:string-value="pronto.plano.padrao.li.1=Ao parar de fumar você melhora sua qualidade de vida e vive mais tempo." calcext:value-type="string">
            <text:p>pronto.plano.padrao.li.1=Ao parar de fumar você melhora sua qualidade de vida e vive mais tempo.</text:p>
          </table:table-cell>
          <table:table-cell table:number-columns-repeated="253"/>
        </table:table-row>
        <table:table-row table:style-name="ro4">
          <table:table-cell office:value-type="string" calcext:value-type="string">
            <text:p>pronto.plano.padrao.li.2</text:p>
          </table:table-cell>
          <table:table-cell office:value-type="string" calcext:value-type="string">
            <text:p>A vontade de fumar é muito comum nas pessoas que estão parando de fumar. Para a maioria dos fumantes, ela diminui nas primeiras semanas após você parar.</text:p>
          </table:table-cell>
          <table:table-cell table:formula="of:=CONCATENATE([.A867];&quot;=&quot;;[translation.B867])" office:value-type="string" office:string-value="pronto.plano.padrao.li.2=A vontade de fumar é muito comum nas pessoas que estão parando de fumar. Para a maioria dos fumantes, ela diminui nas primeiras semanas após você parar." calcext:value-type="string">
            <text:p>pronto.plano.padrao.li.2=A vontade de fumar é muito comum nas pessoas que estão parando de fumar. Para a maioria dos fumantes, ela diminui nas primeiras semanas após você parar.</text:p>
          </table:table-cell>
          <table:table-cell table:number-columns-repeated="253"/>
        </table:table-row>
        <table:table-row table:style-name="ro4">
          <table:table-cell office:value-type="string" calcext:value-type="string">
            <text:p>pronto.plano.padrao.li.3</text:p>
          </table:table-cell>
          <table:table-cell office:value-type="string" calcext:value-type="string">
            <text:p>Manter a abstinência é fundamental, logo evite fumar após a data escolhida.</text:p>
          </table:table-cell>
          <table:table-cell table:formula="of:=CONCATENATE([.A868];&quot;=&quot;;[translation.B868])" office:value-type="string" office:string-value="pronto.plano.padrao.li.3=Manter a abstinência é fundamental, logo evite fumar após a data escolhida." calcext:value-type="string">
            <text:p>pronto.plano.padrao.li.3=Manter a abstinência é fundamental, logo evite fumar após a data escolhida.</text:p>
          </table:table-cell>
          <table:table-cell table:number-columns-repeated="253"/>
        </table:table-row>
        <table:table-row table:style-name="ro13">
          <table:table-cell office:value-type="string" calcext:value-type="string">
            <text:p>pronto.plano.padrao.li.4</text:p>
          </table:table-cell>
          <table:table-cell office:value-type="string" calcext:value-type="string">
            <text:p>Medicamentos dobram suas chances de conseguir parar. Não deixe de procurar um profissional de saúde.</text:p>
          </table:table-cell>
          <table:table-cell table:formula="of:=CONCATENATE([.A869];&quot;=&quot;;[translation.B869])" office:value-type="string" office:string-value="pronto.plano.padrao.li.4=Medicamentos dobram suas chances de conseguir parar. Não deixe de procurar um profissional de saúde." calcext:value-type="string">
            <text:p>pronto.plano.padrao.li.4=Medicamentos dobram suas chances de conseguir parar. Não deixe de procurar um profissional de saúde.</text:p>
          </table:table-cell>
          <table:table-cell table:number-columns-repeated="253"/>
        </table:table-row>
        <table:table-row table:style-name="ro16">
          <table:table-cell office:value-type="string" calcext:value-type="string">
            <text:p>pronto.plano.padrao.li.5</text:p>
          </table:table-cell>
          <table:table-cell office:value-type="string" calcext:value-type="string">
            <text:p>Evite situações de risco na primeira semana como:</text:p>
          </table:table-cell>
          <table:table-cell table:formula="of:=CONCATENATE([.A870];&quot;=&quot;;[translation.B870])" office:value-type="string" office:string-value="pronto.plano.padrao.li.5=Evite situações de risco na primeira semana como:" calcext:value-type="string">
            <text:p>pronto.plano.padrao.li.5=Evite situações de risco na primeira semana como:</text:p>
          </table:table-cell>
          <table:table-cell table:number-columns-repeated="253"/>
        </table:table-row>
        <table:table-row table:style-name="ro4">
          <table:table-cell office:value-type="string" calcext:value-type="string">
            <text:p>pronto.plano.padrao.li.6</text:p>
          </table:table-cell>
          <table:table-cell office:value-type="string" calcext:value-type="string">
            <text:p>Usar de bebidas alcóolicas.</text:p>
          </table:table-cell>
          <table:table-cell table:formula="of:=CONCATENATE([.A871];&quot;=&quot;;[translation.B871])" office:value-type="string" office:string-value="pronto.plano.padrao.li.6=Usar de bebidas alcóolicas." calcext:value-type="string">
            <text:p>pronto.plano.padrao.li.6=Usar de bebidas alcóolicas.</text:p>
          </table:table-cell>
          <table:table-cell table:number-columns-repeated="253"/>
        </table:table-row>
        <table:table-row table:style-name="ro4">
          <table:table-cell office:value-type="string" calcext:value-type="string">
            <text:p>pronto.plano.padrao.li.7</text:p>
          </table:table-cell>
          <table:table-cell office:value-type="string" calcext:value-type="string">
            <text:p>Avise também aos seus amigos e familiares que fumam que você está tentando parar.</text:p>
          </table:table-cell>
          <table:table-cell table:formula="of:=CONCATENATE([.A872];&quot;=&quot;;[translation.B872])" office:value-type="string" office:string-value="pronto.plano.padrao.li.7=Avise também aos seus amigos e familiares que fumam que você está tentando parar." calcext:value-type="string">
            <text:p>pronto.plano.padrao.li.7=Avise também aos seus amigos e familiares que fumam que você está tentando parar.</text:p>
          </table:table-cell>
          <table:table-cell table:number-columns-repeated="253"/>
        </table:table-row>
        <table:table-row table:style-name="ro4">
          <table:table-cell office:value-type="string" calcext:value-type="string">
            <text:p>pronto.plano.padrao.li.8</text:p>
          </table:table-cell>
          <table:table-cell office:value-type="string" calcext:value-type="string">
            <text:p>É normal fumantes ganharem peso. Pode ser uma boa hora para começar a fazer exercícios físicos e comer mais frutas e legumes.</text:p>
          </table:table-cell>
          <table:table-cell table:formula="of:=CONCATENATE([.A873];&quot;=&quot;;[translation.B873])" office:value-type="string" office:string-value="pronto.plano.padrao.li.8=É normal fumantes ganharem peso. Pode ser uma boa hora para começar a fazer exercícios físicos e comer mais frutas e legumes." calcext:value-type="string">
            <text:p>pronto.plano.padrao.li.8=É normal fumantes ganharem peso. Pode ser uma boa hora para começar a fazer exercícios físicos e comer mais frutas e legumes.</text:p>
          </table:table-cell>
          <table:table-cell table:number-columns-repeated="253"/>
        </table:table-row>
        <table:table-row table:style-name="ro4">
          <table:table-cell office:value-type="string" calcext:value-type="string">
            <text:p>acompanhamento.rl.intro.li.3</text:p>
          </table:table-cell>
          <table:table-cell office:value-type="string" calcext:value-type="string">
            <text:p>Estou sem fumar</text:p>
          </table:table-cell>
          <table:table-cell table:formula="of:=CONCATENATE([.A874];&quot;=&quot;;[translation.B874])" office:value-type="string" office:string-value="acompanhamento.rl.intro.li.3=Estou sem fumar" calcext:value-type="string">
            <text:p>acompanhamento.rl.intro.li.3=Estou sem fumar</text:p>
          </table:table-cell>
          <table:table-cell table:number-columns-repeated="253"/>
        </table:table-row>
        <table:table-row table:style-name="ro4">
          <table:table-cell office:value-type="string" calcext:value-type="string">
            <text:p>acompanhamento.semfumar.titlepage</text:p>
          </table:table-cell>
          <table:table-cell office:value-type="string" calcext:value-type="string">
            <text:p>Sem fumar</text:p>
          </table:table-cell>
          <table:table-cell table:formula="of:=CONCATENATE([.A875];&quot;=&quot;;[translation.B875])" office:value-type="string" office:string-value="acompanhamento.semfumar.titlepage=Sem fumar" calcext:value-type="string">
            <text:p>acompanhamento.semfumar.titlepage=Sem fumar</text:p>
          </table:table-cell>
          <table:table-cell table:number-columns-repeated="253"/>
        </table:table-row>
        <table:table-row table:style-name="ro17">
          <table:table-cell office:value-type="string" calcext:value-type="string">
            <text:p>acompanhamento.semfumar.p.1</text:p>
          </table:table-cell>
          <table:table-cell office:value-type="string" calcext:value-type="string">
            <text:p>Parabéns! Você está sem fumar.</text:p>
          </table:table-cell>
          <table:table-cell table:formula="of:=CONCATENATE([.A876];&quot;=&quot;;[translation.B876])" office:value-type="string" office:string-value="acompanhamento.semfumar.p.1=Parabéns! Você está sem fumar." calcext:value-type="string">
            <text:p>acompanhamento.semfumar.p.1=Parabéns! Você está sem fumar.</text:p>
          </table:table-cell>
          <table:table-cell table:number-columns-repeated="253"/>
        </table:table-row>
        <table:table-row table:style-name="ro13">
          <table:table-cell office:value-type="string" calcext:value-type="string">
            <text:p>gostaria.receber.email</text:p>
          </table:table-cell>
          <table:table-cell office:value-type="string" calcext:value-type="string">
            <text:p>Você gostaria de receber e-mails de acompanhamento?</text:p>
          </table:table-cell>
          <table:table-cell table:formula="of:=CONCATENATE([.A877];&quot;=&quot;;[translation.B877])" office:value-type="string" office:string-value="gostaria.receber.email=Você gostaria de receber e-mails de acompanhamento?" calcext:value-type="string">
            <text:p>gostaria.receber.email=Você gostaria de receber e-mails de acompanhamento?</text:p>
          </table:table-cell>
          <table:table-cell table:number-columns-repeated="253"/>
        </table:table-row>
        <table:table-row table:style-name="ro4">
          <table:table-cell office:value-type="string" calcext:value-type="string">
            <text:p>autorizo.para.pesquisa</text:p>
          </table:table-cell>
          <table:table-cell office:value-type="string" calcext:value-type="string">
            <text:p>Autorizo o uso dos meus dados para fins de pesquisa</text:p>
          </table:table-cell>
          <table:table-cell table:formula="of:=CONCATENATE([.A878];&quot;=&quot;;[translation.B878])" office:value-type="string" office:string-value="autorizo.para.pesquisa=Autorizo o uso dos meus dados para fins de pesquisa" calcext:value-type="string">
            <text:p>autorizo.para.pesquisa=Autorizo o uso dos meus dados para fins de pesquisa</text:p>
          </table:table-cell>
          <table:table-cell table:number-columns-repeated="253"/>
        </table:table-row>
        <table:table-row table:style-name="ro4">
          <table:table-cell office:value-type="string" calcext:value-type="string">
            <text:p>meta1</text:p>
          </table:table-cell>
          <table:table-cell office:value-type="string" calcext:value-type="string">
            <text:p>O Viva sem Tabaco é um programa gratuito para quem deseja parar de fumar. Ele é desenvolvido por especialistas em tratamento do tabagismo utilizando evidências científicas</text:p>
          </table:table-cell>
          <table:table-cell table:formula="of:=CONCATENATE([.A879];&quot;=&quot;;[translation.B879])" office:value-type="string" office:string-value="meta1=O Viva sem Tabaco é um programa gratuito para quem deseja parar de fumar. Ele é desenvolvido por especialistas em tratamento do tabagismo utilizando evidências científicas" calcext:value-type="string">
            <text:p>meta1=O Viva sem Tabaco é um programa gratuito para quem deseja parar de fumar. Ele é desenvolvido por especialistas em tratamento do tabagismo utilizando evidências científicas</text:p>
          </table:table-cell>
          <table:table-cell table:number-columns-repeated="253"/>
        </table:table-row>
        <table:table-row table:style-name="ro4">
          <table:table-cell office:value-type="string" calcext:value-type="string">
            <text:p>meta2</text:p>
          </table:table-cell>
          <table:table-cell office:value-type="string" calcext:value-type="string">
            <text:p>tabagismo, parar de fumar, tratamento tabagismo, como parar de fumar, deixar de fumar</text:p>
          </table:table-cell>
          <table:table-cell table:formula="of:=CONCATENATE([.A880];&quot;=&quot;;[translation.B880])" office:value-type="string" office:string-value="meta2=tabagismo, parar de fumar, tratamento tabagismo, como parar de fumar, deixar de fumar" calcext:value-type="string">
            <text:p>meta2=tabagismo, parar de fumar, tratamento tabagismo, como parar de fumar, deixar de fumar</text:p>
          </table:table-cell>
          <table:table-cell table:number-columns-repeated="253"/>
        </table:table-row>
        <table:table-row table:style-name="ro4">
          <table:table-cell office:value-type="string" calcext:value-type="string">
            <text:p>mensagem.enviada</text:p>
          </table:table-cell>
          <table:table-cell office:value-type="string" calcext:value-type="string">
            <text:p>Mensagem enviada com sucesso.</text:p>
          </table:table-cell>
          <table:table-cell table:formula="of:=CONCATENATE([.A881];&quot;=&quot;;[translation.B881])" office:value-type="string" office:string-value="mensagem.enviada=Mensagem enviada com sucesso." calcext:value-type="string">
            <text:p>mensagem.enviada=Mensagem enviada com sucesso.</text:p>
          </table:table-cell>
          <table:table-cell table:number-columns-repeated="253"/>
        </table:table-row>
        <table:table-row table:style-name="ro4">
          <table:table-cell office:value-type="string" calcext:value-type="string">
            <text:p>mensagem.erro</text:p>
          </table:table-cell>
          <table:table-cell office:value-type="string" calcext:value-type="string">
            <text:p>Ocorreu um erro inesperado.</text:p>
          </table:table-cell>
          <table:table-cell table:formula="of:=CONCATENATE([.A882];&quot;=&quot;;[translation.B882])" office:value-type="string" office:string-value="mensagem.erro=Ocorreu um erro inesperado." calcext:value-type="string">
            <text:p>mensagem.erro=Ocorreu um erro inesperado.</text:p>
          </table:table-cell>
          <table:table-cell table:number-columns-repeated="253"/>
        </table:table-row>
        <table:table-row table:style-name="ro4">
          <table:table-cell office:value-type="string" calcext:value-type="string">
            <text:p>mensagem.delete1</text:p>
          </table:table-cell>
          <table:table-cell office:value-type="string" calcext:value-type="string">
            <text:p>Ocorreu um problema ao tentar apagar um registro.</text:p>
          </table:table-cell>
          <table:table-cell table:formula="of:=CONCATENATE([.A883];&quot;=&quot;;[translation.B883])" office:value-type="string" office:string-value="mensagem.delete1=Ocorreu um problema ao tentar apagar um registro." calcext:value-type="string">
            <text:p>mensagem.delete1=Ocorreu um problema ao tentar apagar um registro.</text:p>
          </table:table-cell>
          <table:table-cell table:number-columns-repeated="253"/>
        </table:table-row>
        <table:table-row table:style-name="ro4">
          <table:table-cell office:value-type="string" calcext:value-type="string">
            <text:p>mensagem.delete2</text:p>
          </table:table-cell>
          <table:table-cell office:value-type="string" calcext:value-type="string">
            <text:p>Problemas ao acessar banco de dados.</text:p>
          </table:table-cell>
          <table:table-cell table:formula="of:=CONCATENATE([.A884];&quot;=&quot;;[translation.B884])" office:value-type="string" office:string-value="mensagem.delete2=Problemas ao acessar banco de dados." calcext:value-type="string">
            <text:p>mensagem.delete2=Problemas ao acessar banco de dados.</text:p>
          </table:table-cell>
          <table:table-cell table:number-columns-repeated="253"/>
        </table:table-row>
        <table:table-row table:style-name="ro4">
          <table:table-cell office:value-type="string" calcext:value-type="string">
            <text:p>message.save1</text:p>
          </table:table-cell>
          <table:table-cell office:value-type="string" calcext:value-type="string">
            <text:p>Registro salvo com sucesso.</text:p>
          </table:table-cell>
          <table:table-cell table:formula="of:=CONCATENATE([.A885];&quot;=&quot;;[translation.B885])" office:value-type="string" office:string-value="message.save1=Registro salvo com sucesso." calcext:value-type="string">
            <text:p>message.save1=Registro salvo com sucesso.</text:p>
          </table:table-cell>
          <table:table-cell table:number-columns-repeated="253"/>
        </table:table-row>
        <table:table-row table:style-name="ro4">
          <table:table-cell office:value-type="string" calcext:value-type="string">
            <text:p>usuario.email</text:p>
          </table:table-cell>
          <table:table-cell office:value-type="string" calcext:value-type="string">
            <text:p>O usuário com o e-mail</text:p>
          </table:table-cell>
          <table:table-cell table:formula="of:=CONCATENATE([.A886];&quot;=&quot;;[translation.B886])" office:value-type="string" office:string-value="usuario.email=O usuário com o e-mail" calcext:value-type="string">
            <text:p>usuario.email=O usuário com o e-mail</text:p>
          </table:table-cell>
          <table:table-cell table:number-columns-repeated="253"/>
        </table:table-row>
        <table:table-row table:style-name="ro4">
          <table:table-cell office:value-type="string" calcext:value-type="string">
            <text:p>not.login</text:p>
          </table:table-cell>
          <table:table-cell office:value-type="string" calcext:value-type="string">
            <text:p>\ não conseguiu logar.</text:p>
          </table:table-cell>
          <table:table-cell table:formula="of:=CONCATENATE([.A887];&quot;=&quot;;[translation.B887])" office:value-type="string" office:string-value="not.login=\ não conseguiu logar." calcext:value-type="string">
            <text:p>not.login=\ não conseguiu logar.</text:p>
          </table:table-cell>
          <table:table-cell table:number-columns-repeated="253"/>
        </table:table-row>
        <table:table-row table:style-name="ro4">
          <table:table-cell office:value-type="string" calcext:value-type="string">
            <text:p>email.senha</text:p>
          </table:table-cell>
          <table:table-cell office:value-type="string" calcext:value-type="string">
            <text:p>E-mail ou senha inválida.</text:p>
          </table:table-cell>
          <table:table-cell table:formula="of:=CONCATENATE([.A888];&quot;=&quot;;[translation.B888])" office:value-type="string" office:string-value="email.senha=E-mail ou senha inválida." calcext:value-type="string">
            <text:p>email.senha=E-mail ou senha inválida.</text:p>
          </table:table-cell>
          <table:table-cell table:number-columns-repeated="253"/>
        </table:table-row>
        <table:table-row table:style-name="ro4">
          <table:table-cell office:value-type="string" calcext:value-type="string">
            <text:p>user</text:p>
          </table:table-cell>
          <table:table-cell office:value-type="string" calcext:value-type="string">
            <text:p>O usuário</text:p>
          </table:table-cell>
          <table:table-cell table:formula="of:=CONCATENATE([.A889];&quot;=&quot;;[translation.B889])" office:value-type="string" office:string-value="user=O usuário" calcext:value-type="string">
            <text:p>user=O usuário</text:p>
          </table:table-cell>
          <table:table-cell table:number-columns-repeated="253"/>
        </table:table-row>
        <table:table-row table:style-name="ro13">
          <table:table-cell office:value-type="string" calcext:value-type="string">
            <text:p>login</text:p>
          </table:table-cell>
          <table:table-cell office:value-type="string" calcext:value-type="string">
            <text:p>\ logou no sistema.</text:p>
          </table:table-cell>
          <table:table-cell table:formula="of:=CONCATENATE([.A890];&quot;=&quot;;[translation.B890])" office:value-type="string" office:string-value="login=\ logou no sistema." calcext:value-type="string">
            <text:p>login=\ logou no sistema.</text:p>
          </table:table-cell>
          <table:table-cell table:number-columns-repeated="253"/>
        </table:table-row>
        <table:table-row table:style-name="ro4">
          <table:table-cell office:value-type="string" calcext:value-type="string">
            <text:p>logout</text:p>
          </table:table-cell>
          <table:table-cell office:value-type="string" calcext:value-type="string">
            <text:p>\ saiu no sistema.</text:p>
          </table:table-cell>
          <table:table-cell table:formula="of:=CONCATENATE([.A891];&quot;=&quot;;[translation.B891])" office:value-type="string" office:string-value="logout=\ saiu no sistema." calcext:value-type="string">
            <text:p>logout=\ saiu no sistema.</text:p>
          </table:table-cell>
          <table:table-cell table:number-columns-repeated="253"/>
        </table:table-row>
        <table:table-row table:style-name="ro4">
          <table:table-cell office:value-type="string" calcext:value-type="string">
            <text:p>user.not.logged</text:p>
          </table:table-cell>
          <table:table-cell office:value-type="string" calcext:value-type="string">
            <text:p>Usuário não logado no sistema requerendo plano.</text:p>
          </table:table-cell>
          <table:table-cell table:formula="of:=CONCATENATE([.A892];&quot;=&quot;;[translation.B892])" office:value-type="string" office:string-value="user.not.logged=Usuário não logado no sistema requerendo plano." calcext:value-type="string">
            <text:p>user.not.logged=Usuário não logado no sistema requerendo plano.</text:p>
          </table:table-cell>
          <table:table-cell table:number-columns-repeated="253"/>
        </table:table-row>
        <table:table-row table:style-name="ro4">
          <table:table-cell office:value-type="string" calcext:value-type="string">
            <text:p>deve.estar.logado</text:p>
          </table:table-cell>
          <table:table-cell office:value-type="string" calcext:value-type="string">
            <text:p>Você deve estar logado no sistema para solitar o envio do e-mail.</text:p>
          </table:table-cell>
          <table:table-cell table:formula="of:=CONCATENATE([.A893];&quot;=&quot;;[translation.B893])" office:value-type="string" office:string-value="deve.estar.logado=Você deve estar logado no sistema para solitar o envio do e-mail." calcext:value-type="string">
            <text:p>deve.estar.logado=Você deve estar logado no sistema para solitar o envio do e-mail.</text:p>
          </table:table-cell>
          <table:table-cell table:number-columns-repeated="253"/>
        </table:table-row>
        <table:table-row table:style-name="ro4">
          <table:table-cell office:value-type="string" calcext:value-type="string">
            <text:p>plano.wati</text:p>
          </table:table-cell>
          <table:table-cell office:value-type="string" calcext:value-type="string">
            <text:p>Plano para evitar recaídas -- Viva sem Tabaco</text:p>
          </table:table-cell>
          <table:table-cell table:formula="of:=CONCATENATE([.A894];&quot;=&quot;;[translation.B894])" office:value-type="string" office:string-value="plano.wati=Plano para evitar recaídas -- Viva sem Tabaco" calcext:value-type="string">
            <text:p>plano.wati=Plano para evitar recaídas -- Viva sem Tabaco</text:p>
          </table:table-cell>
          <table:table-cell table:number-columns-repeated="253"/>
        </table:table-row>
        <table:table-row table:style-name="ro4">
          <table:table-cell office:value-type="string" calcext:value-type="string">
            <text:p>dear</text:p>
          </table:table-cell>
          <table:table-cell office:value-type="string" calcext:value-type="string">
            <text:p>Prezado(a)</text:p>
          </table:table-cell>
          <table:table-cell table:formula="of:=CONCATENATE([.A895];&quot;=&quot;;[translation.B895])" office:value-type="string" office:string-value="dear=Prezado(a)" calcext:value-type="string">
            <text:p>dear=Prezado(a)</text:p>
          </table:table-cell>
          <table:table-cell table:number-columns-repeated="253"/>
        </table:table-row>
        <table:table-row table:style-name="ro4">
          <table:table-cell office:value-type="string" calcext:value-type="string">
            <text:p>plano.email</text:p>
          </table:table-cell>
          <table:table-cell office:value-type="string" calcext:value-type="string">
            <text:p>Segue abaixo seu plano para evitar recaídas:</text:p>
          </table:table-cell>
          <table:table-cell table:formula="of:=CONCATENATE([.A896];&quot;=&quot;;[translation.B896])" office:value-type="string" office:string-value="plano.email=Segue abaixo seu plano para evitar recaídas:" calcext:value-type="string">
            <text:p>plano.email=Segue abaixo seu plano para evitar recaídas:</text:p>
          </table:table-cell>
          <table:table-cell table:number-columns-repeated="253"/>
        </table:table-row>
        <table:table-row table:style-name="ro4">
          <table:table-cell office:value-type="string" calcext:value-type="string">
            <text:p>plano.estrategias.email</text:p>
          </table:table-cell>
          <table:table-cell office:value-type="string" calcext:value-type="string">
            <text:p>Estratégias para lidar com a recaída:</text:p>
          </table:table-cell>
          <table:table-cell table:formula="of:=CONCATENATE([.A897];&quot;=&quot;;[translation.B897])" office:value-type="string" office:string-value="plano.estrategias.email=Estratégias para lidar com a recaída:" calcext:value-type="string">
            <text:p>plano.estrategias.email=Estratégias para lidar com a recaída:</text:p>
          </table:table-cell>
          <table:table-cell table:number-columns-repeated="253"/>
        </table:table-row>
        <table:table-row table:style-name="ro4">
          <table:table-cell office:value-type="string" calcext:value-type="string">
            <text:p>att</text:p>
          </table:table-cell>
          <table:table-cell office:value-type="string" calcext:value-type="string">
            <text:p>Atenciosamente</text:p>
          </table:table-cell>
          <table:table-cell table:formula="of:=CONCATENATE([.A898];&quot;=&quot;;[translation.B898])" office:value-type="string" office:string-value="att=Atenciosamente" calcext:value-type="string">
            <text:p>att=Atenciosamente</text:p>
          </table:table-cell>
          <table:table-cell table:number-columns-repeated="253"/>
        </table:table-row>
        <table:table-row table:style-name="ro13">
          <table:table-cell office:value-type="string" calcext:value-type="string">
            <text:p>plano.enviado</text:p>
          </table:table-cell>
          <table:table-cell office:value-type="string" calcext:value-type="string">
            <text:p>Plano para evitar recaídas enviado para o e-mail</text:p>
          </table:table-cell>
          <table:table-cell table:formula="of:=CONCATENATE([.A899];&quot;=&quot;;[translation.B899])" office:value-type="string" office:string-value="plano.enviado=Plano para evitar recaídas enviado para o e-mail" calcext:value-type="string">
            <text:p>plano.enviado=Plano para evitar recaídas enviado para o e-mail</text:p>
          </table:table-cell>
          <table:table-cell table:number-columns-repeated="253"/>
        </table:table-row>
        <table:table-row table:style-name="ro4">
          <table:table-cell office:value-type="string" calcext:value-type="string">
            <text:p>email.enviado</text:p>
          </table:table-cell>
          <table:table-cell office:value-type="string" calcext:value-type="string">
            <text:p>E-mail enviado com sucesso.</text:p>
          </table:table-cell>
          <table:table-cell table:formula="of:=CONCATENATE([.A900];&quot;=&quot;;[translation.B900])" office:value-type="string" office:string-value="email.enviado=E-mail enviado com sucesso." calcext:value-type="string">
            <text:p>email.enviado=E-mail enviado com sucesso.</text:p>
          </table:table-cell>
          <table:table-cell table:number-columns-repeated="253"/>
        </table:table-row>
        <table:table-row table:style-name="ro4">
          <table:table-cell office:value-type="string" calcext:value-type="string">
            <text:p>problemas.enviar.email</text:p>
          </table:table-cell>
          <table:table-cell office:value-type="string" calcext:value-type="string">
            <text:p>Problemas ao enviar e-mail para</text:p>
          </table:table-cell>
          <table:table-cell table:formula="of:=CONCATENATE([.A901];&quot;=&quot;;[translation.B901])" office:value-type="string" office:string-value="problemas.enviar.email=Problemas ao enviar e-mail para" calcext:value-type="string">
            <text:p>problemas.enviar.email=Problemas ao enviar e-mail para</text:p>
          </table:table-cell>
          <table:table-cell table:number-columns-repeated="253"/>
        </table:table-row>
        <table:table-row table:style-name="ro4">
          <table:table-cell office:value-type="string" calcext:value-type="string">
            <text:p>problemas.enviar.email2</text:p>
          </table:table-cell>
          <table:table-cell office:value-type="string" calcext:value-type="string">
            <text:p>Problemas ao enviar e-mail. Por favor, tente novamente mais tarde.</text:p>
          </table:table-cell>
          <table:table-cell table:formula="of:=CONCATENATE([.A902];&quot;=&quot;;[translation.B902])" office:value-type="string" office:string-value="problemas.enviar.email2=Problemas ao enviar e-mail. Por favor, tente novamente mais tarde." calcext:value-type="string">
            <text:p>problemas.enviar.email2=Problemas ao enviar e-mail. Por favor, tente novamente mais tarde.</text:p>
          </table:table-cell>
          <table:table-cell table:number-columns-repeated="253"/>
        </table:table-row>
        <table:table-row table:style-name="ro4">
          <table:table-cell office:value-type="string" calcext:value-type="string">
            <text:p>usuario.acompanhado</text:p>
          </table:table-cell>
          <table:table-cell office:value-type="string" calcext:value-type="string">
            <text:p>Usuário não logado sendo acompanhado.</text:p>
          </table:table-cell>
          <table:table-cell table:formula="of:=CONCATENATE([.A903];&quot;=&quot;;[translation.B903])" office:value-type="string" office:string-value="usuario.acompanhado=Usuário não logado sendo acompanhado." calcext:value-type="string">
            <text:p>usuario.acompanhado=Usuário não logado sendo acompanhado.</text:p>
          </table:table-cell>
          <table:table-cell table:number-columns-repeated="253"/>
        </table:table-row>
        <table:table-row table:style-name="ro4">
          <table:table-cell office:value-type="string" calcext:value-type="string">
            <text:p>meu.plano</text:p>
          </table:table-cell>
          <table:table-cell office:value-type="string" calcext:value-type="string">
            <text:p>Meu Plano</text:p>
          </table:table-cell>
          <table:table-cell table:formula="of:=CONCATENATE([.A904];&quot;=&quot;;[translation.B904])" office:value-type="string" office:string-value="meu.plano=Meu Plano" calcext:value-type="string">
            <text:p>meu.plano=Meu Plano</text:p>
          </table:table-cell>
          <table:table-cell table:number-columns-repeated="253"/>
        </table:table-row>
        <table:table-row table:style-name="ro13">
          <table:table-cell office:value-type="string" calcext:value-type="string">
            <text:p>erro.pdf</text:p>
          </table:table-cell>
          <table:table-cell office:value-type="string" calcext:value-type="string">
            <text:p>Erro ao gerar o pdf</text:p>
          </table:table-cell>
          <table:table-cell table:formula="of:=CONCATENATE([.A905];&quot;=&quot;;[translation.B905])" office:value-type="string" office:string-value="erro.pdf=Erro ao gerar o pdf" calcext:value-type="string">
            <text:p>erro.pdf=Erro ao gerar o pdf</text:p>
          </table:table-cell>
          <table:table-cell table:number-columns-repeated="253"/>
        </table:table-row>
        <table:table-row table:style-name="ro4">
          <table:table-cell office:value-type="string" calcext:value-type="string">
            <text:p>recaida</text:p>
          </table:table-cell>
          <table:table-cell office:value-type="string" calcext:value-type="string">
            <text:p>Recaída</text:p>
          </table:table-cell>
          <table:table-cell table:formula="of:=CONCATENATE([.A906];&quot;=&quot;;[translation.B906])" office:value-type="string" office:string-value="recaida=Recaída" calcext:value-type="string">
            <text:p>recaida=Recaída</text:p>
          </table:table-cell>
          <table:table-cell table:number-columns-repeated="253"/>
        </table:table-row>
        <table:table-row table:style-name="ro4">
          <table:table-cell office:value-type="string" calcext:value-type="string">
            <text:p>lembre.se2</text:p>
          </table:table-cell>
          <table:table-cell office:value-type="string" calcext:value-type="string">
            <text:p>- Qualquer período sem cigarro já é uma vitória;</text:p>
          </table:table-cell>
          <table:table-cell table:formula="of:=CONCATENATE([.A907];&quot;=&quot;;[translation.B907])" office:value-type="string" office:string-value="lembre.se2=- Qualquer período sem cigarro já é uma vitória;" calcext:value-type="string">
            <text:p>lembre.se2=- Qualquer período sem cigarro já é uma vitória;</text:p>
          </table:table-cell>
          <table:table-cell table:number-columns-repeated="253"/>
        </table:table-row>
        <table:table-row table:style-name="ro13">
          <table:table-cell office:value-type="string" calcext:value-type="string">
            <text:p>lembre.se3</text:p>
          </table:table-cell>
          <table:table-cell office:value-type="string" calcext:value-type="string">
            <text:p>- Aprenda com os erros. Fumantes geralmente tentam parar mais de uma vez até conseguir definitivamente.</text:p>
          </table:table-cell>
          <table:table-cell table:formula="of:=CONCATENATE([.A908];&quot;=&quot;;[translation.B908])" office:value-type="string" office:string-value="lembre.se3=- Aprenda com os erros. Fumantes geralmente tentam parar mais de uma vez até conseguir definitivamente." calcext:value-type="string">
            <text:p>lembre.se3=- Aprenda com os erros. Fumantes geralmente tentam parar mais de uma vez até conseguir definitivamente.</text:p>
          </table:table-cell>
          <table:table-cell table:number-columns-repeated="253"/>
        </table:table-row>
        <table:table-row table:style-name="ro4">
          <table:table-cell office:value-type="string" calcext:value-type="string">
            <text:p>recomendamos1</text:p>
          </table:table-cell>
          <table:table-cell office:value-type="string" calcext:value-type="string">
            <text:p>- Evitar acender o primeiro cigarro após a data de parar;</text:p>
          </table:table-cell>
          <table:table-cell table:formula="of:=CONCATENATE([.A909];&quot;=&quot;;[translation.B909])" office:value-type="string" office:string-value="recomendamos1=- Evitar acender o primeiro cigarro após a data de parar;" calcext:value-type="string">
            <text:p>recomendamos1=- Evitar acender o primeiro cigarro após a data de parar;</text:p>
          </table:table-cell>
          <table:table-cell table:number-columns-repeated="253"/>
        </table:table-row>
        <table:table-row table:style-name="ro4">
          <table:table-cell office:value-type="string" calcext:value-type="string">
            <text:p>recomendamos2</text:p>
          </table:table-cell>
          <table:table-cell office:value-type="string" calcext:value-type="string">
            <text:p>- Evitar beber bebidas alcóolicas;</text:p>
          </table:table-cell>
          <table:table-cell table:formula="of:=CONCATENATE([.A910];&quot;=&quot;;[translation.B910])" office:value-type="string" office:string-value="recomendamos2=- Evitar beber bebidas alcóolicas;" calcext:value-type="string">
            <text:p>recomendamos2=- Evitar beber bebidas alcóolicas;</text:p>
          </table:table-cell>
          <table:table-cell table:number-columns-repeated="253"/>
        </table:table-row>
        <table:table-row table:style-name="ro4">
          <table:table-cell office:value-type="string" calcext:value-type="string">
            <text:p>recomendamos3</text:p>
          </table:table-cell>
          <table:table-cell office:value-type="string" calcext:value-type="string">
            <text:p>- Pedir para amigos e familiares fumantes que não fumem perto de você.</text:p>
          </table:table-cell>
          <table:table-cell table:formula="of:=CONCATENATE([.A911];&quot;=&quot;;[translation.B911])" office:value-type="string" office:string-value="recomendamos3=- Pedir para amigos e familiares fumantes que não fumem perto de você." calcext:value-type="string">
            <text:p>recomendamos3=- Pedir para amigos e familiares fumantes que não fumem perto de você.</text:p>
          </table:table-cell>
          <table:table-cell table:number-columns-repeated="253"/>
        </table:table-row>
        <table:table-row table:style-name="ro4">
          <table:table-cell office:value-type="string" calcext:value-type="string">
            <text:p>problemas.data</text:p>
          </table:table-cell>
          <table:table-cell office:value-type="string" calcext:value-type="string">
            <text:p>Problemas ao gravar a data de parar de fumar.</text:p>
          </table:table-cell>
          <table:table-cell table:formula="of:=CONCATENATE([.A912];&quot;=&quot;;[translation.B912])" office:value-type="string" office:string-value="problemas.data=Problemas ao gravar a data de parar de fumar." calcext:value-type="string">
            <text:p>problemas.data=Problemas ao gravar a data de parar de fumar.</text:p>
          </table:table-cell>
          <table:table-cell table:number-columns-repeated="253"/>
        </table:table-row>
        <table:table-row table:style-name="ro4">
          <table:table-cell office:value-type="string" calcext:value-type="string">
            <text:p>usuario.preenchendo.ficha</text:p>
          </table:table-cell>
          <table:table-cell office:value-type="string" calcext:value-type="string">
            <text:p>Usuário não logado preenchendo ficha.</text:p>
          </table:table-cell>
          <table:table-cell table:formula="of:=CONCATENATE([.A913];&quot;=&quot;;[translation.B913])" office:value-type="string" office:string-value="usuario.preenchendo.ficha=Usuário não logado preenchendo ficha." calcext:value-type="string">
            <text:p>usuario.preenchendo.ficha=Usuário não logado preenchendo ficha.</text:p>
          </table:table-cell>
          <table:table-cell table:number-columns-repeated="253"/>
        </table:table-row>
        <table:table-row table:style-name="ro4">
          <table:table-cell office:value-type="string" calcext:value-type="string">
            <text:p>plano.wati2</text:p>
          </table:table-cell>
          <table:table-cell office:value-type="string" calcext:value-type="string">
            <text:p>Plano Personalizado -- Viva sem Tabaco</text:p>
          </table:table-cell>
          <table:table-cell table:formula="of:=CONCATENATE([.A914];&quot;=&quot;;[translation.B914])" office:value-type="string" office:string-value="plano.wati2=Plano Personalizado -- Viva sem Tabaco" calcext:value-type="string">
            <text:p>plano.wati2=Plano Personalizado -- Viva sem Tabaco</text:p>
          </table:table-cell>
          <table:table-cell table:number-columns-repeated="253"/>
        </table:table-row>
        <table:table-row table:style-name="ro13">
          <table:table-cell office:value-type="string" calcext:value-type="string">
            <text:p>plano.personalizado</text:p>
          </table:table-cell>
          <table:table-cell office:value-type="string" calcext:value-type="string">
            <text:p>Plano Personalizado</text:p>
          </table:table-cell>
          <table:table-cell table:formula="of:=CONCATENATE([.A915];&quot;=&quot;;[translation.B915])" office:value-type="string" office:string-value="plano.personalizado=Plano Personalizado" calcext:value-type="string">
            <text:p>plano.personalizado=Plano Personalizado</text:p>
          </table:table-cell>
          <table:table-cell table:number-columns-repeated="253"/>
        </table:table-row>
        <table:table-row table:style-name="ro16">
          <table:table-cell office:value-type="string" calcext:value-type="string">
            <text:p>plano.enviado2</text:p>
          </table:table-cell>
          <table:table-cell office:value-type="string" calcext:value-type="string">
            <text:p>Plano personalizado enviado para o e-mail</text:p>
          </table:table-cell>
          <table:table-cell table:formula="of:=CONCATENATE([.A916];&quot;=&quot;;[translation.B916])" office:value-type="string" office:string-value="plano.enviado2=Plano personalizado enviado para o e-mail" calcext:value-type="string">
            <text:p>plano.enviado2=Plano personalizado enviado para o e-mail</text:p>
          </table:table-cell>
          <table:table-cell table:number-columns-repeated="253"/>
        </table:table-row>
        <table:table-row table:style-name="ro13">
          <table:table-cell office:value-type="string" calcext:value-type="string">
            <text:p>plano.email2</text:p>
          </table:table-cell>
          <table:table-cell office:value-type="string" calcext:value-type="string">
            <text:p>Segue abaixo seu plano personalizado:</text:p>
          </table:table-cell>
          <table:table-cell table:formula="of:=CONCATENATE([.A917];&quot;=&quot;;[translation.B917])" office:value-type="string" office:string-value="plano.email2=Segue abaixo seu plano personalizado:" calcext:value-type="string">
            <text:p>plano.email2=Segue abaixo seu plano personalizado:</text:p>
          </table:table-cell>
          <table:table-cell table:number-columns-repeated="253"/>
        </table:table-row>
        <table:table-row table:style-name="ro13">
          <table:table-cell office:value-type="string" calcext:value-type="string">
            <text:p>dicas.p1</text:p>
          </table:table-cell>
          <table:table-cell office:value-type="string" calcext:value-type="string">
            <text:p>1. Ao parar de fumar você melhora sua qualidade de vida e vive mais tempo.</text:p>
          </table:table-cell>
          <table:table-cell table:formula="of:=CONCATENATE([.A918];&quot;=&quot;;[translation.B918])" office:value-type="string" office:string-value="dicas.p1=1. Ao parar de fumar você melhora sua qualidade de vida e vive mais tempo." calcext:value-type="string">
            <text:p>dicas.p1=1. Ao parar de fumar você melhora sua qualidade de vida e vive mais tempo.</text:p>
          </table:table-cell>
          <table:table-cell table:number-columns-repeated="253"/>
        </table:table-row>
        <table:table-row table:style-name="ro4">
          <table:table-cell office:value-type="string" calcext:value-type="string">
            <text:p>dicas.p2</text:p>
          </table:table-cell>
          <table:table-cell office:value-type="string" calcext:value-type="string">
            <text:p>2. A vontade de fumar é muito comum nas pessoas que estão parando de fumar. Para a maioria dos fumantes, ela diminui nas primeiras semanas após você parar.</text:p>
          </table:table-cell>
          <table:table-cell table:formula="of:=CONCATENATE([.A919];&quot;=&quot;;[translation.B919])" office:value-type="string" office:string-value="dicas.p2=2. A vontade de fumar é muito comum nas pessoas que estão parando de fumar. Para a maioria dos fumantes, ela diminui nas primeiras semanas após você parar." calcext:value-type="string">
            <text:p>dicas.p2=2. A vontade de fumar é muito comum nas pessoas que estão parando de fumar. Para a maioria dos fumantes, ela diminui nas primeiras semanas após você parar.</text:p>
          </table:table-cell>
          <table:table-cell table:number-columns-repeated="253"/>
        </table:table-row>
        <table:table-row table:style-name="ro4">
          <table:table-cell office:value-type="string" calcext:value-type="string">
            <text:p>dicas.p3</text:p>
          </table:table-cell>
          <table:table-cell office:value-type="string" calcext:value-type="string">
            <text:p>3. Manter a abstinência é fundamental, logo evite fumar após a data escolhida.</text:p>
          </table:table-cell>
          <table:table-cell table:formula="of:=CONCATENATE([.A920];&quot;=&quot;;[translation.B920])" office:value-type="string" office:string-value="dicas.p3=3. Manter a abstinência é fundamental, logo evite fumar após a data escolhida." calcext:value-type="string">
            <text:p>dicas.p3=3. Manter a abstinência é fundamental, logo evite fumar após a data escolhida.</text:p>
          </table:table-cell>
          <table:table-cell table:number-columns-repeated="253"/>
        </table:table-row>
        <table:table-row table:style-name="ro13">
          <table:table-cell office:value-type="string" calcext:value-type="string">
            <text:p>dicas.p4</text:p>
          </table:table-cell>
          <table:table-cell office:value-type="string" calcext:value-type="string">
            <text:p>4. Medicamentos dobram suas chances de conseguir parar. Não deixe de procurar um profissional de saúde.</text:p>
          </table:table-cell>
          <table:table-cell table:formula="of:=CONCATENATE([.A921];&quot;=&quot;;[translation.B921])" office:value-type="string" office:string-value="dicas.p4=4. Medicamentos dobram suas chances de conseguir parar. Não deixe de procurar um profissional de saúde." calcext:value-type="string">
            <text:p>dicas.p4=4. Medicamentos dobram suas chances de conseguir parar. Não deixe de procurar um profissional de saúde.</text:p>
          </table:table-cell>
          <table:table-cell table:number-columns-repeated="253"/>
        </table:table-row>
        <table:table-row table:style-name="ro16">
          <table:table-cell office:value-type="string" calcext:value-type="string">
            <text:p>dicas.p5</text:p>
          </table:table-cell>
          <table:table-cell office:value-type="string" calcext:value-type="string">
            <text:p>5. Evite situações de risco na primeira semana como:</text:p>
          </table:table-cell>
          <table:table-cell table:formula="of:=CONCATENATE([.A922];&quot;=&quot;;[translation.B922])" office:value-type="string" office:string-value="dicas.p5=5. Evite situações de risco na primeira semana como:" calcext:value-type="string">
            <text:p>dicas.p5=5. Evite situações de risco na primeira semana como:</text:p>
          </table:table-cell>
          <table:table-cell table:number-columns-repeated="253"/>
        </table:table-row>
        <table:table-row table:style-name="ro4">
          <table:table-cell office:value-type="string" calcext:value-type="string">
            <text:p>dicas.p5.1</text:p>
          </table:table-cell>
          <table:table-cell office:value-type="string" calcext:value-type="string">
            <text:p>\ \ \ \ \ - Usar de bebidas alcóolicas.</text:p>
          </table:table-cell>
          <table:table-cell table:formula="of:=CONCATENATE([.A923];&quot;=&quot;;[translation.B923])" office:value-type="string" office:string-value="dicas.p5.1=\ \ \ \ \ - Usar de bebidas alcóolicas." calcext:value-type="string">
            <text:p>dicas.p5.1=\ \ \ \ \ - Usar de bebidas alcóolicas.</text:p>
          </table:table-cell>
          <table:table-cell table:number-columns-repeated="253"/>
        </table:table-row>
        <table:table-row table:style-name="ro4">
          <table:table-cell office:value-type="string" calcext:value-type="string">
            <text:p>dicas.p5.2</text:p>
          </table:table-cell>
          <table:table-cell office:value-type="string" calcext:value-type="string">
            <text:p>\ \ \ \ \ - Avise também aos seus amigos e familiares que fumam que você está tentando parar.</text:p>
          </table:table-cell>
          <table:table-cell table:formula="of:=CONCATENATE([.A924];&quot;=&quot;;[translation.B924])" office:value-type="string" office:string-value="dicas.p5.2=\ \ \ \ \ - Avise também aos seus amigos e familiares que fumam que você está tentando parar." calcext:value-type="string">
            <text:p>dicas.p5.2=\ \ \ \ \ - Avise também aos seus amigos e familiares que fumam que você está tentando parar.</text:p>
          </table:table-cell>
          <table:table-cell table:number-columns-repeated="253"/>
        </table:table-row>
        <table:table-row table:style-name="ro4">
          <table:table-cell office:value-type="string" calcext:value-type="string">
            <text:p>dicas.p6</text:p>
          </table:table-cell>
          <table:table-cell office:value-type="string" calcext:value-type="string">
            <text:p>6. É normal fumantes ganharem peso. Pode ser uma boa hora para começar a fazer exercícios físicos e comer mais frutas e legumes.</text:p>
          </table:table-cell>
          <table:table-cell table:formula="of:=CONCATENATE([.A925];&quot;=&quot;;[translation.B925])" office:value-type="string" office:string-value="dicas.p6=6. É normal fumantes ganharem peso. Pode ser uma boa hora para começar a fazer exercícios físicos e comer mais frutas e legumes." calcext:value-type="string">
            <text:p>dicas.p6=6. É normal fumantes ganharem peso. Pode ser uma boa hora para começar a fazer exercícios físicos e comer mais frutas e legumes.</text:p>
          </table:table-cell>
          <table:table-cell table:number-columns-repeated="253"/>
        </table:table-row>
        <table:table-row table:style-name="ro4">
          <table:table-cell office:value-type="string" calcext:value-type="string">
            <text:p>email.cadastrado</text:p>
          </table:table-cell>
          <table:table-cell office:value-type="string" calcext:value-type="string">
            <text:p>Email já cadastrado.</text:p>
          </table:table-cell>
          <table:table-cell table:formula="of:=CONCATENATE([.A926];&quot;=&quot;;[translation.B926])" office:value-type="string" office:string-value="email.cadastrado=Email já cadastrado." calcext:value-type="string">
            <text:p>email.cadastrado=Email já cadastrado.</text:p>
          </table:table-cell>
          <table:table-cell table:number-columns-repeated="253"/>
        </table:table-row>
        <table:table-row table:style-name="ro13">
          <table:table-cell office:value-type="string" calcext:value-type="string">
            <text:p>problemas.gravar.usuario</text:p>
          </table:table-cell>
          <table:table-cell office:value-type="string" calcext:value-type="string">
            <text:p>Problemas ao gravar usuário.</text:p>
          </table:table-cell>
          <table:table-cell table:formula="of:=CONCATENATE([.A927];&quot;=&quot;;[translation.B927])" office:value-type="string" office:string-value="problemas.gravar.usuario=Problemas ao gravar usuário." calcext:value-type="string">
            <text:p>problemas.gravar.usuario=Problemas ao gravar usuário.</text:p>
          </table:table-cell>
          <table:table-cell table:number-columns-repeated="253"/>
        </table:table-row>
        <table:table-row table:style-name="ro4">
          <table:table-cell office:value-type="string" calcext:value-type="string">
            <text:p>hello</text:p>
          </table:table-cell>
          <table:table-cell office:value-type="string" calcext:value-type="string">
            <text:p>Olá!</text:p>
          </table:table-cell>
          <table:table-cell table:formula="of:=CONCATENATE([.A928];&quot;=&quot;;[translation.B928])" office:value-type="string" office:string-value="hello=Olá!" calcext:value-type="string">
            <text:p>hello=Olá!</text:p>
          </table:table-cell>
          <table:table-cell table:number-columns-repeated="253"/>
        </table:table-row>
        <table:table-row table:style-name="ro4">
          <table:table-cell office:value-type="string" calcext:value-type="string">
            <text:p>msg.data.diferente1</text:p>
          </table:table-cell>
          <table:table-cell office:value-type="string" calcext:value-type="string">
            <text:p>Não deixe de começar seu plano na data escolhida.</text:p>
          </table:table-cell>
          <table:table-cell table:formula="of:=CONCATENATE([.A929];&quot;=&quot;;[translation.B929])" office:value-type="string" office:string-value="msg.data.diferente1=Não deixe de começar seu plano na data escolhida." calcext:value-type="string">
            <text:p>msg.data.diferente1=Não deixe de começar seu plano na data escolhida.</text:p>
          </table:table-cell>
          <table:table-cell table:number-columns-repeated="253"/>
        </table:table-row>
        <table:table-row table:style-name="ro4">
          <table:table-cell office:value-type="string" calcext:value-type="string">
            <text:p>msg.data.diferente2</text:p>
          </table:table-cell>
          <table:table-cell office:value-type="string" calcext:value-type="string">
            <text:p>Enviaremos e-mails de acompanhamento durante este período.</text:p>
          </table:table-cell>
          <table:table-cell table:formula="of:=CONCATENATE([.A930];&quot;=&quot;;[translation.B930])" office:value-type="string" office:string-value="msg.data.diferente2=Enviaremos e-mails de acompanhamento durante este período." calcext:value-type="string">
            <text:p>msg.data.diferente2=Enviaremos e-mails de acompanhamento durante este período.</text:p>
          </table:table-cell>
          <table:table-cell table:number-columns-repeated="253"/>
        </table:table-row>
        <table:table-row table:style-name="ro13">
          <table:table-cell office:value-type="string" calcext:value-type="string">
            <text:p>msg.data.diferente3</text:p>
          </table:table-cell>
          <table:table-cell office:value-type="string" calcext:value-type="string">
            <text:p>Caso você queira mudar seu plano, entre no nosso site.</text:p>
          </table:table-cell>
          <table:table-cell table:formula="of:=CONCATENATE([.A931];&quot;=&quot;;[translation.B931])" office:value-type="string" office:string-value="msg.data.diferente3=Caso você queira mudar seu plano, entre no nosso site." calcext:value-type="string">
            <text:p>msg.data.diferente3=Caso você queira mudar seu plano, entre no nosso site.</text:p>
          </table:table-cell>
          <table:table-cell table:number-columns-repeated="253"/>
        </table:table-row>
        <table:table-row table:style-name="ro13">
          <table:table-cell office:value-type="string" calcext:value-type="string">
            <text:p>cordialmente</text:p>
          </table:table-cell>
          <table:table-cell office:value-type="string" calcext:value-type="string">
            <text:p>Cordialmente,</text:p>
          </table:table-cell>
          <table:table-cell table:formula="of:=CONCATENATE([.A932];&quot;=&quot;;[translation.B932])" office:value-type="string" office:string-value="cordialmente=Cordialmente," calcext:value-type="string">
            <text:p>cordialmente=Cordialmente,</text:p>
          </table:table-cell>
          <table:table-cell table:number-columns-repeated="253"/>
        </table:table-row>
        <table:table-row table:style-name="ro4">
          <table:table-cell office:value-type="string" calcext:value-type="string">
            <text:p>equipe.vst</text:p>
          </table:table-cell>
          <table:table-cell office:value-type="string" calcext:value-type="string">
            <text:p>Equipe Viva sem Tabaco</text:p>
          </table:table-cell>
          <table:table-cell table:formula="of:=CONCATENATE([.A933];&quot;=&quot;;[translation.B933])" office:value-type="string" office:string-value="equipe.vst=Equipe Viva sem Tabaco" calcext:value-type="string">
            <text:p>equipe.vst=Equipe Viva sem Tabaco</text:p>
          </table:table-cell>
          <table:table-cell table:number-columns-repeated="253"/>
        </table:table-row>
        <table:table-row table:style-name="ro13">
          <table:table-cell office:value-type="string" calcext:value-type="string">
            <text:p>msg.primeira.semana1</text:p>
          </table:table-cell>
          <table:table-cell office:value-type="string" calcext:value-type="string">
            <text:p>Faz uma semana que você entrou no nosso programa - Viva sem Tabaco.</text:p>
          </table:table-cell>
          <table:table-cell table:formula="of:=CONCATENATE([.A934];&quot;=&quot;;[translation.B934])" office:value-type="string" office:string-value="msg.primeira.semana1=Faz uma semana que você entrou no nosso programa - Viva sem Tabaco." calcext:value-type="string">
            <text:p>msg.primeira.semana1=Faz uma semana que você entrou no nosso programa - Viva sem Tabaco.</text:p>
          </table:table-cell>
          <table:table-cell table:number-columns-repeated="253"/>
        </table:table-row>
        <table:table-row table:style-name="ro13">
          <table:table-cell office:value-type="string" calcext:value-type="string">
            <text:p>msg.primeira.semana2</text:p>
          </table:table-cell>
          <table:table-cell office:value-type="string" calcext:value-type="string">
            <text:p>Se você já conseguiu parar de fumar, você pode estar sentindo algumas mudanças positivas no seu corpo:</text:p>
          </table:table-cell>
          <table:table-cell table:formula="of:=CONCATENATE([.A935];&quot;=&quot;;[translation.B935])" office:value-type="string" office:string-value="msg.primeira.semana2=Se você já conseguiu parar de fumar, você pode estar sentindo algumas mudanças positivas no seu corpo:" calcext:value-type="string">
            <text:p>msg.primeira.semana2=Se você já conseguiu parar de fumar, você pode estar sentindo algumas mudanças positivas no seu corpo:</text:p>
          </table:table-cell>
          <table:table-cell table:number-columns-repeated="253"/>
        </table:table-row>
        <table:table-row table:style-name="ro16">
          <table:table-cell office:value-type="string" calcext:value-type="string">
            <text:p>msg.primeira.semana3</text:p>
          </table:table-cell>
          <table:table-cell office:value-type="string" calcext:value-type="string">
            <text:p>* Melhora do ritmo cardíaco,</text:p>
          </table:table-cell>
          <table:table-cell table:formula="of:=CONCATENATE([.A936];&quot;=&quot;;[translation.B936])" office:value-type="string" office:string-value="msg.primeira.semana3=* Melhora do ritmo cardíaco," calcext:value-type="string">
            <text:p>msg.primeira.semana3=* Melhora do ritmo cardíaco,</text:p>
          </table:table-cell>
          <table:table-cell table:number-columns-repeated="253"/>
        </table:table-row>
        <table:table-row table:style-name="ro17">
          <table:table-cell office:value-type="string" calcext:value-type="string">
            <text:p>msg.primeira.semana4</text:p>
          </table:table-cell>
          <table:table-cell office:value-type="string" calcext:value-type="string">
            <text:p>* Redução do nível de monoxído de carbono no sangue - o mesmo que sai dos escapamentos de carros e ônibus,</text:p>
          </table:table-cell>
          <table:table-cell table:formula="of:=CONCATENATE([.A937];&quot;=&quot;;[translation.B937])" office:value-type="string" office:string-value="msg.primeira.semana4=* Redução do nível de monoxído de carbono no sangue - o mesmo que sai dos escapamentos de carros e ônibus," calcext:value-type="string">
            <text:p>msg.primeira.semana4=* Redução do nível de monoxído de carbono no sangue - o mesmo que sai dos escapamentos de carros e ônibus,</text:p>
          </table:table-cell>
          <table:table-cell table:number-columns-repeated="253"/>
        </table:table-row>
        <table:table-row table:style-name="ro16">
          <table:table-cell office:value-type="string" calcext:value-type="string">
            <text:p>msg.primeira.semana5</text:p>
          </table:table-cell>
          <table:table-cell office:value-type="string" calcext:value-type="string">
            <text:p>* Redução do risco úlceras no estômago.</text:p>
          </table:table-cell>
          <table:table-cell table:formula="of:=CONCATENATE([.A938];&quot;=&quot;;[translation.B938])" office:value-type="string" office:string-value="msg.primeira.semana5=* Redução do risco úlceras no estômago." calcext:value-type="string">
            <text:p>msg.primeira.semana5=* Redução do risco úlceras no estômago.</text:p>
          </table:table-cell>
          <table:table-cell table:number-columns-repeated="253"/>
        </table:table-row>
        <table:table-row table:style-name="ro13">
          <table:table-cell office:value-type="string" calcext:value-type="string">
            <text:p>msg.primeira.semana6</text:p>
          </table:table-cell>
          <table:table-cell office:value-type="string" calcext:value-type="string">
            <text:p>Sabemos que o processo de parar de fumar é difícil. O importante é continuar tentando. Convidamos a voltar em nosso site e tentar um novo plano.</text:p>
          </table:table-cell>
          <table:table-cell table:formula="of:=CONCATENATE([.A939];&quot;=&quot;;[translation.B939])" office:value-type="string" office:string-value="msg.primeira.semana6=Sabemos que o processo de parar de fumar é difícil. O importante é continuar tentando. Convidamos a voltar em nosso site e tentar um novo plano." calcext:value-type="string">
            <text:p>msg.primeira.semana6=Sabemos que o processo de parar de fumar é difícil. O importante é continuar tentando. Convidamos a voltar em nosso site e tentar um novo plano.</text:p>
          </table:table-cell>
          <table:table-cell table:number-columns-repeated="253"/>
        </table:table-row>
        <table:table-row table:style-name="ro16">
          <table:table-cell office:value-type="string" calcext:value-type="string">
            <text:p>msg.segunda.semana1</text:p>
          </table:table-cell>
          <table:table-cell office:value-type="string" calcext:value-type="string">
            <text:p>Parabéns! Fazem duas semanas que você decidiu parar. Nesta semana, gostaríamos de falar brevemente sobre dois temas: desejo intenso de fumar (fissura) e o medo do ganho de peso.</text:p>
          </table:table-cell>
          <table:table-cell table:formula="of:=CONCATENATE([.A940];&quot;=&quot;;[translation.B940])" office:value-type="string" office:string-value="msg.segunda.semana1=Parabéns! Fazem duas semanas que você decidiu parar. Nesta semana, gostaríamos de falar brevemente sobre dois temas: desejo intenso de fumar (fissura) e o medo do ganho de peso." calcext:value-type="string">
            <text:p>msg.segunda.semana1=Parabéns! Fazem duas semanas que você decidiu parar. Nesta semana, gostaríamos de falar brevemente sobre dois temas: desejo intenso de fumar (fissura) e o medo do ganho de peso.</text:p>
          </table:table-cell>
          <table:table-cell table:number-columns-repeated="253"/>
        </table:table-row>
        <table:table-row table:style-name="ro13">
          <table:table-cell office:value-type="string" calcext:value-type="string">
            <text:p>msg.segunda.semana2</text:p>
          </table:table-cell>
          <table:table-cell office:value-type="string" calcext:value-type="string">
            <text:p>A fissura, ou desejo intenso de fumar, costuma demorar apenas alguns minutos. Veja abaixo algumas dicas para vencer a fissura:</text:p>
          </table:table-cell>
          <table:table-cell table:formula="of:=CONCATENATE([.A941];&quot;=&quot;;[translation.B941])" office:value-type="string" office:string-value="msg.segunda.semana2=A fissura, ou desejo intenso de fumar, costuma demorar apenas alguns minutos. Veja abaixo algumas dicas para vencer a fissura:" calcext:value-type="string">
            <text:p>msg.segunda.semana2=A fissura, ou desejo intenso de fumar, costuma demorar apenas alguns minutos. Veja abaixo algumas dicas para vencer a fissura:</text:p>
          </table:table-cell>
          <table:table-cell table:number-columns-repeated="253"/>
        </table:table-row>
        <table:table-row table:style-name="ro4">
          <table:table-cell office:value-type="string" calcext:value-type="string">
            <text:p>msg.segunda.semana3</text:p>
          </table:table-cell>
          <table:table-cell office:value-type="string" calcext:value-type="string">
            <text:p>Comer frutas, beber água podem ajudá-lo a vencer estes momentos.</text:p>
          </table:table-cell>
          <table:table-cell table:formula="of:=CONCATENATE([.A942];&quot;=&quot;;[translation.B942])" office:value-type="string" office:string-value="msg.segunda.semana3=Comer frutas, beber água podem ajudá-lo a vencer estes momentos." calcext:value-type="string">
            <text:p>msg.segunda.semana3=Comer frutas, beber água podem ajudá-lo a vencer estes momentos.</text:p>
          </table:table-cell>
          <table:table-cell table:number-columns-repeated="253"/>
        </table:table-row>
        <table:table-row table:style-name="ro16">
          <table:table-cell office:value-type="string" calcext:value-type="string">
            <text:p>msg.segunda.semana4</text:p>
          </table:table-cell>
          <table:table-cell office:value-type="string" calcext:value-type="string">
            <text:p>Separamos para você, um exercício de relaxamento preparado por especialistas em tabagismo. Você pode acessá-lo ou fazer o download no site.</text:p>
          </table:table-cell>
          <table:table-cell table:formula="of:=CONCATENATE([.A943];&quot;=&quot;;[translation.B943])" office:value-type="string" office:string-value="msg.segunda.semana4=Separamos para você, um exercício de relaxamento preparado por especialistas em tabagismo. Você pode acessá-lo ou fazer o download no site." calcext:value-type="string">
            <text:p>msg.segunda.semana4=Separamos para você, um exercício de relaxamento preparado por especialistas em tabagismo. Você pode acessá-lo ou fazer o download no site.</text:p>
          </table:table-cell>
          <table:table-cell table:number-columns-repeated="253"/>
        </table:table-row>
        <table:table-row table:style-name="ro17">
          <table:table-cell office:value-type="string" calcext:value-type="string">
            <text:p>msg.segunda.semana5</text:p>
          </table:table-cell>
          <table:table-cell office:value-type="string" calcext:value-type="string">
            <text:p>Para evitar o ganho de peso, tente fazer exercícios físicos (como caminhada) e comer mais frutas e vegetais.</text:p>
          </table:table-cell>
          <table:table-cell table:formula="of:=CONCATENATE([.A944];&quot;=&quot;;[translation.B944])" office:value-type="string" office:string-value="msg.segunda.semana5=Para evitar o ganho de peso, tente fazer exercícios físicos (como caminhada) e comer mais frutas e vegetais." calcext:value-type="string">
            <text:p>msg.segunda.semana5=Para evitar o ganho de peso, tente fazer exercícios físicos (como caminhada) e comer mais frutas e vegetais.</text:p>
          </table:table-cell>
          <table:table-cell table:number-columns-repeated="253"/>
        </table:table-row>
        <table:table-row table:style-name="ro17">
          <table:table-cell office:value-type="string" calcext:value-type="string">
            <text:p>msg.segunda.semana6</text:p>
          </table:table-cell>
          <table:table-cell office:value-type="string" calcext:value-type="string">
            <text:p>Não conseguiu parar ainda? Teve uma recaída?</text:p>
          </table:table-cell>
          <table:table-cell table:formula="of:=CONCATENATE([.A945];&quot;=&quot;;[translation.B945])" office:value-type="string" office:string-value="msg.segunda.semana6=Não conseguiu parar ainda? Teve uma recaída?" calcext:value-type="string">
            <text:p>msg.segunda.semana6=Não conseguiu parar ainda? Teve uma recaída?</text:p>
          </table:table-cell>
          <table:table-cell table:number-columns-repeated="253"/>
        </table:table-row>
        <table:table-row table:style-name="ro4">
          <table:table-cell office:value-type="string" calcext:value-type="string">
            <text:p>msg.segunda.semana7</text:p>
          </table:table-cell>
          <table:table-cell office:value-type="string" calcext:value-type="string">
            <text:p>Sabemos que o processo de parar de fumar é difícil. Temos algumas informações e exercícios que podem ajudá-lo em nosso site.</text:p>
          </table:table-cell>
          <table:table-cell table:formula="of:=CONCATENATE([.A946];&quot;=&quot;;[translation.B946])" office:value-type="string" office:string-value="msg.segunda.semana7=Sabemos que o processo de parar de fumar é difícil. Temos algumas informações e exercícios que podem ajudá-lo em nosso site." calcext:value-type="string">
            <text:p>msg.segunda.semana7=Sabemos que o processo de parar de fumar é difícil. Temos algumas informações e exercícios que podem ajudá-lo em nosso site.</text:p>
          </table:table-cell>
          <table:table-cell table:number-columns-repeated="253"/>
        </table:table-row>
        <table:table-row table:style-name="ro16">
          <table:table-cell office:value-type="string" calcext:value-type="string">
            <text:p>msg.terceira.semana1</text:p>
          </table:table-cell>
          <table:table-cell office:value-type="string" calcext:value-type="string">
            <text:p>Parabéns! Você está superando um dos maiores desafios de sua vida. E para comemorar, que tal comprar alguma coisa ou presentear alguém com o dinheiro economizado com o cigarro?</text:p>
          </table:table-cell>
          <table:table-cell table:formula="of:=CONCATENATE([.A947];&quot;=&quot;;[translation.B947])" office:value-type="string" office:string-value="msg.terceira.semana1=Parabéns! Você está superando um dos maiores desafios de sua vida. E para comemorar, que tal comprar alguma coisa ou presentear alguém com o dinheiro economizado com o cigarro?" calcext:value-type="string">
            <text:p>msg.terceira.semana1=Parabéns! Você está superando um dos maiores desafios de sua vida. E para comemorar, que tal comprar alguma coisa ou presentear alguém com o dinheiro economizado com o cigarro?</text:p>
          </table:table-cell>
          <table:table-cell table:number-columns-repeated="253"/>
        </table:table-row>
        <table:table-row table:style-name="ro16">
          <table:table-cell office:value-type="string" calcext:value-type="string">
            <text:p>msg.terceira.semana2</text:p>
          </table:table-cell>
          <table:table-cell office:value-type="string" calcext:value-type="string">
            <text:p>Você já deve ter percebido melhoras no seu organismo como seu fôlego, auto-estima. Além disso a partir desta semana, o risco de ter um ataque cardíaco começa a reduzir. Seus pulmões começam a funcionar melhor.</text:p>
          </table:table-cell>
          <table:table-cell table:formula="of:=CONCATENATE([.A948];&quot;=&quot;;[translation.B948])" office:value-type="string" office:string-value="msg.terceira.semana2=Você já deve ter percebido melhoras no seu organismo como seu fôlego, auto-estima. Além disso a partir desta semana, o risco de ter um ataque cardíaco começa a reduzir. Seus pulmões começam a funcionar melhor." calcext:value-type="string">
            <text:p>msg.terceira.semana2=Você já deve ter percebido melhoras no seu organismo como seu fôlego, auto-estima. Além disso a partir desta semana, o risco de ter um ataque cardíaco começa a reduzir. Seus pulmões começam a funcionar melhor.</text:p>
          </table:table-cell>
          <table:table-cell table:number-columns-repeated="253"/>
        </table:table-row>
        <table:table-row table:style-name="ro16">
          <table:table-cell office:value-type="string" calcext:value-type="string">
            <text:p>msg.terceira.semana3</text:p>
          </table:table-cell>
          <table:table-cell office:value-type="string" calcext:value-type="string">
            <text:p>Não conseguiu parar ainda? Teve uma recaída?</text:p>
          </table:table-cell>
          <table:table-cell table:formula="of:=CONCATENATE([.A949];&quot;=&quot;;[translation.B949])" office:value-type="string" office:string-value="msg.terceira.semana3=Não conseguiu parar ainda? Teve uma recaída?" calcext:value-type="string">
            <text:p>msg.terceira.semana3=Não conseguiu parar ainda? Teve uma recaída?</text:p>
          </table:table-cell>
          <table:table-cell table:number-columns-repeated="253"/>
        </table:table-row>
        <table:table-row table:style-name="ro4">
          <table:table-cell office:value-type="string" calcext:value-type="string">
            <text:p>msg.terceira.semana4</text:p>
          </table:table-cell>
          <table:table-cell office:value-type="string" calcext:value-type="string">
            <text:p>Sabemos que o processo de parar de fumar é difícil. Temos algumas informações e exercícios que podem ajudá-lo em nosso site.</text:p>
          </table:table-cell>
          <table:table-cell table:formula="of:=CONCATENATE([.A950];&quot;=&quot;;[translation.B950])" office:value-type="string" office:string-value="msg.terceira.semana4=Sabemos que o processo de parar de fumar é difícil. Temos algumas informações e exercícios que podem ajudá-lo em nosso site." calcext:value-type="string">
            <text:p>msg.terceira.semana4=Sabemos que o processo de parar de fumar é difícil. Temos algumas informações e exercícios que podem ajudá-lo em nosso site.</text:p>
          </table:table-cell>
          <table:table-cell table:number-columns-repeated="253"/>
        </table:table-row>
        <table:table-row table:style-name="ro16">
          <table:table-cell office:value-type="string" calcext:value-type="string">
            <text:p>msg.mensal1</text:p>
          </table:table-cell>
          <table:table-cell office:value-type="string" calcext:value-type="string">
            <text:p>Hora do acompanhamento mensal! Caso tenha alguma dúvida sobre parar, não deixe de entrar em nosso programa.</text:p>
          </table:table-cell>
          <table:table-cell table:formula="of:=CONCATENATE([.A951];&quot;=&quot;;[translation.B951])" office:value-type="string" office:string-value="msg.mensal1=Hora do acompanhamento mensal! Caso tenha alguma dúvida sobre parar, não deixe de entrar em nosso programa." calcext:value-type="string">
            <text:p>msg.mensal1=Hora do acompanhamento mensal! Caso tenha alguma dúvida sobre parar, não deixe de entrar em nosso programa.</text:p>
          </table:table-cell>
          <table:table-cell table:number-columns-repeated="253"/>
        </table:table-row>
        <table:table-row table:style-name="ro4">
          <table:table-cell office:value-type="string" calcext:value-type="string">
            <text:p>msg.mensal2</text:p>
          </table:table-cell>
          <table:table-cell office:value-type="string" calcext:value-type="string">
            <text:p>Nós temos uma página no facebook e conta do twitter. Deixe um recado para gente ou para outras as pessoas que também estão tentando parar.</text:p>
          </table:table-cell>
          <table:table-cell table:formula="of:=CONCATENATE([.A952];&quot;=&quot;;[translation.B952])" office:value-type="string" office:string-value="msg.mensal2=Nós temos uma página no facebook e conta do twitter. Deixe um recado para gente ou para outras as pessoas que também estão tentando parar." calcext:value-type="string">
            <text:p>msg.mensal2=Nós temos uma página no facebook e conta do twitter. Deixe um recado para gente ou para outras as pessoas que também estão tentando parar.</text:p>
          </table:table-cell>
          <table:table-cell table:number-columns-repeated="253"/>
        </table:table-row>
        <table:table-row table:style-name="ro4">
          <table:table-cell office:value-type="string" calcext:value-type="string">
            <text:p>msg.mensal3</text:p>
          </table:table-cell>
          <table:table-cell office:value-type="string" calcext:value-type="string">
            <text:p>Não conseguiu parar ainda? Teve uma recaída?</text:p>
          </table:table-cell>
          <table:table-cell table:formula="of:=CONCATENATE([.A953];&quot;=&quot;;[translation.B953])" office:value-type="string" office:string-value="msg.mensal3=Não conseguiu parar ainda? Teve uma recaída?" calcext:value-type="string">
            <text:p>msg.mensal3=Não conseguiu parar ainda? Teve uma recaída?</text:p>
          </table:table-cell>
          <table:table-cell table:number-columns-repeated="253"/>
        </table:table-row>
        <table:table-row table:style-name="ro4">
          <table:table-cell office:value-type="string" calcext:value-type="string">
            <text:p>msg.mensal4</text:p>
          </table:table-cell>
          <table:table-cell office:value-type="string" calcext:value-type="string">
            <text:p>Sabemos que o processo de parar de fumar é difícil. Temos algumas informações e exercícios que podem ajudá-lo em nosso site.</text:p>
          </table:table-cell>
          <table:table-cell table:formula="of:=CONCATENATE([.A954];&quot;=&quot;;[translation.B954])" office:value-type="string" office:string-value="msg.mensal4=Sabemos que o processo de parar de fumar é difícil. Temos algumas informações e exercícios que podem ajudá-lo em nosso site." calcext:value-type="string">
            <text:p>msg.mensal4=Sabemos que o processo de parar de fumar é difícil. Temos algumas informações e exercícios que podem ajudá-lo em nosso site.</text:p>
          </table:table-cell>
          <table:table-cell table:number-columns-repeated="253"/>
        </table:table-row>
        <table:table-row table:style-name="ro4">
          <table:table-cell office:value-type="string" calcext:value-type="string">
            <text:p>iniciando.envio.emails</text:p>
          </table:table-cell>
          <table:table-cell office:value-type="string" calcext:value-type="string">
            <text:p>Iniciando Envio de emails</text:p>
          </table:table-cell>
          <table:table-cell table:formula="of:=CONCATENATE([.A955];&quot;=&quot;;[translation.B955])" office:value-type="string" office:string-value="iniciando.envio.emails=Iniciando Envio de emails" calcext:value-type="string">
            <text:p>iniciando.envio.emails=Iniciando Envio de emails</text:p>
          </table:table-cell>
          <table:table-cell table:number-columns-repeated="253"/>
        </table:table-row>
        <table:table-row table:style-name="ro4">
          <table:table-cell office:value-type="string" calcext:value-type="string">
            <text:p>email.data.diferente.enviado</text:p>
          </table:table-cell>
          <table:table-cell office:value-type="string" calcext:value-type="string">
            <text:p>Email data diferente enviado para</text:p>
          </table:table-cell>
          <table:table-cell table:formula="of:=CONCATENATE([.A956];&quot;=&quot;;[translation.B956])" office:value-type="string" office:string-value="email.data.diferente.enviado=Email data diferente enviado para" calcext:value-type="string">
            <text:p>email.data.diferente.enviado=Email data diferente enviado para</text:p>
          </table:table-cell>
          <table:table-cell table:number-columns-repeated="253"/>
        </table:table-row>
        <table:table-row table:style-name="ro4">
          <table:table-cell office:value-type="string" calcext:value-type="string">
            <text:p>email.primeira.semana.enviado</text:p>
          </table:table-cell>
          <table:table-cell office:value-type="string" calcext:value-type="string">
            <text:p>Email primeira semana enviado para</text:p>
          </table:table-cell>
          <table:table-cell table:formula="of:=CONCATENATE([.A957];&quot;=&quot;;[translation.B957])" office:value-type="string" office:string-value="email.primeira.semana.enviado=Email primeira semana enviado para" calcext:value-type="string">
            <text:p>email.primeira.semana.enviado=Email primeira semana enviado para</text:p>
          </table:table-cell>
          <table:table-cell table:number-columns-repeated="253"/>
        </table:table-row>
        <table:table-row table:style-name="ro4">
          <table:table-cell office:value-type="string" calcext:value-type="string">
            <text:p>email.segunda.semana.enviado</text:p>
          </table:table-cell>
          <table:table-cell office:value-type="string" calcext:value-type="string">
            <text:p>Email segunda semana enviado para</text:p>
          </table:table-cell>
          <table:table-cell table:formula="of:=CONCATENATE([.A958];&quot;=&quot;;[translation.B958])" office:value-type="string" office:string-value="email.segunda.semana.enviado=Email segunda semana enviado para" calcext:value-type="string">
            <text:p>email.segunda.semana.enviado=Email segunda semana enviado para</text:p>
          </table:table-cell>
          <table:table-cell table:number-columns-repeated="253"/>
        </table:table-row>
        <table:table-row table:style-name="ro4">
          <table:table-cell office:value-type="string" calcext:value-type="string">
            <text:p>email.terceira.semana.enviado</text:p>
          </table:table-cell>
          <table:table-cell office:value-type="string" calcext:value-type="string">
            <text:p>Email terceira semana enviado para</text:p>
          </table:table-cell>
          <table:table-cell table:formula="of:=CONCATENATE([.A959];&quot;=&quot;;[translation.B959])" office:value-type="string" office:string-value="email.terceira.semana.enviado=Email terceira semana enviado para" calcext:value-type="string">
            <text:p>email.terceira.semana.enviado=Email terceira semana enviado para</text:p>
          </table:table-cell>
          <table:table-cell table:number-columns-repeated="253"/>
        </table:table-row>
        <table:table-row table:style-name="ro4">
          <table:table-cell office:value-type="string" calcext:value-type="string">
            <text:p>email.mensal.enviado</text:p>
          </table:table-cell>
          <table:table-cell office:value-type="string" calcext:value-type="string">
            <text:p>Email mensal enviado para</text:p>
          </table:table-cell>
          <table:table-cell table:formula="of:=CONCATENATE([.A960];&quot;=&quot;;[translation.B960])" office:value-type="string" office:string-value="email.mensal.enviado=Email mensal enviado para" calcext:value-type="string">
            <text:p>email.mensal.enviado=Email mensal enviado para</text:p>
          </table:table-cell>
          <table:table-cell table:number-columns-repeated="253"/>
        </table:table-row>
        <table:table-row table:style-name="ro4">
          <table:table-cell office:value-type="string" calcext:value-type="string">
            <text:p>exercicio.relaxamento</text:p>
          </table:table-cell>
          <table:table-cell office:value-type="string" calcext:value-type="string">
            <text:p>Fazer exercício de relaxamento -</text:p>
          </table:table-cell>
          <table:table-cell table:formula="of:=CONCATENATE([.A961];&quot;=&quot;;[translation.B961])" office:value-type="string" office:string-value="exercicio.relaxamento=Fazer exercício de relaxamento -" calcext:value-type="string">
            <text:p>exercicio.relaxamento=Fazer exercício de relaxamento -</text:p>
          </table:table-cell>
          <table:table-cell table:number-columns-repeated="253"/>
        </table:table-row>
        <table:table-row table:style-name="ro4">
          <table:table-cell office:value-type="string" calcext:value-type="string">
            <text:p>exercicio.relaxamento1</text:p>
          </table:table-cell>
          <table:table-cell office:value-type="string" calcext:value-type="string">
            <text:p>\ em áudio MP3</text:p>
          </table:table-cell>
          <table:table-cell table:formula="of:=CONCATENATE([.A962];&quot;=&quot;;[translation.B962])" office:value-type="string" office:string-value="exercicio.relaxamento1=\ em áudio MP3" calcext:value-type="string">
            <text:p>exercicio.relaxamento1=\ em áudio MP3</text:p>
          </table:table-cell>
          <table:table-cell table:number-columns-repeated="253"/>
        </table:table-row>
        <table:table-row table:style-name="ro4">
          <table:table-cell office:value-type="string" calcext:value-type="string">
            <text:p>pronto.evitar.titlepage</text:p>
          </table:table-cell>
          <table:table-cell office:value-type="string" calcext:value-type="string">
            <text:p>Como evitar recaídas</text:p>
          </table:table-cell>
          <table:table-cell table:formula="of:=CONCATENATE([.A963];&quot;=&quot;;[translation.B963])" office:value-type="string" office:string-value="pronto.evitar.titlepage=Como evitar recaídas" calcext:value-type="string">
            <text:p>pronto.evitar.titlepage=Como evitar recaídas</text:p>
          </table:table-cell>
          <table:table-cell table:number-columns-repeated="253"/>
        </table:table-row>
        <table:table-row table:style-name="ro4">
          <table:table-cell office:value-type="string" calcext:value-type="string">
            <text:p>pronto.evitar.img.title</text:p>
          </table:table-cell>
          <table:table-cell office:value-type="string" calcext:value-type="string">
            <text:p>Saiba dizer não</text:p>
          </table:table-cell>
          <table:table-cell table:formula="of:=CONCATENATE([.A964];&quot;=&quot;;[translation.B964])" office:value-type="string" office:string-value="pronto.evitar.img.title=Saiba dizer não" calcext:value-type="string">
            <text:p>pronto.evitar.img.title=Saiba dizer não</text:p>
          </table:table-cell>
          <table:table-cell table:number-columns-repeated="253"/>
        </table:table-row>
        <table:table-row table:style-name="ro4">
          <table:table-cell office:value-type="string" calcext:value-type="string">
            <text:p>pronto.evitar.p.1</text:p>
          </table:table-cell>
          <table:table-cell office:value-type="string" calcext:value-type="string">
            <text:p>Você já tentou parar de fumar outras vezes?</text:p>
          </table:table-cell>
          <table:table-cell table:formula="of:=CONCATENATE([.A965];&quot;=&quot;;[translation.B965])" office:value-type="string" office:string-value="pronto.evitar.p.1=Você já tentou parar de fumar outras vezes?" calcext:value-type="string">
            <text:p>pronto.evitar.p.1=Você já tentou parar de fumar outras vezes?</text:p>
          </table:table-cell>
          <table:table-cell table:number-columns-repeated="253"/>
        </table:table-row>
        <table:table-row table:style-name="ro13">
          <table:table-cell office:value-type="string" calcext:value-type="string">
            <text:p>pronto.evitar.question.option.1</text:p>
          </table:table-cell>
          <table:table-cell office:value-type="string" calcext:value-type="string">
            <text:p>Sim</text:p>
          </table:table-cell>
          <table:table-cell table:formula="of:=CONCATENATE([.A966];&quot;=&quot;;[translation.B966])" office:value-type="string" office:string-value="pronto.evitar.question.option.1=Sim" calcext:value-type="string">
            <text:p>pronto.evitar.question.option.1=Sim</text:p>
          </table:table-cell>
          <table:table-cell table:number-columns-repeated="253"/>
        </table:table-row>
        <table:table-row table:style-name="ro15">
          <table:table-cell office:value-type="string" calcext:value-type="string">
            <text:p>pronto.evitar.question.option.2</text:p>
          </table:table-cell>
          <table:table-cell office:value-type="string" calcext:value-type="string">
            <text:p>Não</text:p>
          </table:table-cell>
          <table:table-cell table:formula="of:=CONCATENATE([.A967];&quot;=&quot;;[translation.B967])" office:value-type="string" office:string-value="pronto.evitar.question.option.2=Não" calcext:value-type="string">
            <text:p>pronto.evitar.question.option.2=Não</text:p>
          </table:table-cell>
          <table:table-cell table:style-name="Default" table:number-columns-repeated="10"/>
          <table:table-cell table:number-columns-repeated="243"/>
        </table:table-row>
        <table:table-row table:style-name="ro15">
          <table:table-cell office:value-type="string" calcext:value-type="string">
            <text:p>aboutus.h3.daniela</text:p>
          </table:table-cell>
          <table:table-cell office:value-type="string" calcext:value-type="string">
            <text:p>Daniela Aparecida Pereira</text:p>
          </table:table-cell>
          <table:table-cell table:formula="of:=CONCATENATE([.A968];&quot;=&quot;;[translation.B968])" office:value-type="string" office:string-value="aboutus.h3.daniela=Daniela Aparecida Pereira" calcext:value-type="string">
            <text:p>aboutus.h3.daniela=Daniela Aparecida Pereira</text:p>
          </table:table-cell>
          <table:table-cell table:style-name="Default" table:number-columns-repeated="10"/>
          <table:table-cell table:number-columns-repeated="243"/>
        </table:table-row>
        <table:table-row table:style-name="ro23">
          <table:table-cell office:value-type="string" calcext:value-type="string">
            <text:p>aboutus.p.daniela</text:p>
          </table:table-cell>
          <table:table-cell office:value-type="string" calcext:value-type="string">
            <text:p>Graduanda em Engenharia Computacional. Atualmente é bolsista da Universidade Federal de Juiz de Fora.</text:p>
          </table:table-cell>
          <table:table-cell table:formula="of:=CONCATENATE([.A969];&quot;=&quot;;[translation.B969])" office:value-type="string" office:string-value="aboutus.p.daniela=Graduanda em Engenharia Computacional. Atualmente é bolsista da Universidade Federal de Juiz de Fora." calcext:value-type="string">
            <text:p>aboutus.p.daniela=Graduanda em Engenharia Computacional. Atualmente é bolsista da Universidade Federal de Juiz de Fora.</text:p>
          </table:table-cell>
          <table:table-cell table:style-name="Default" table:number-columns-repeated="10"/>
          <table:table-cell table:number-columns-repeated="243"/>
        </table:table-row>
        <table:table-row table:style-name="ro15">
          <table:table-cell office:value-type="string" calcext:value-type="string">
            <text:p>aboutus.h3.caroline</text:p>
          </table:table-cell>
          <table:table-cell office:value-type="string" calcext:value-type="string">
            <text:p>Caroline Jansen</text:p>
          </table:table-cell>
          <table:table-cell table:formula="of:=CONCATENATE([.A970];&quot;=&quot;;[translation.B970])" office:value-type="string" office:string-value="aboutus.h3.caroline=Caroline Jansen" calcext:value-type="string">
            <text:p>aboutus.h3.caroline=Caroline Jansen</text:p>
          </table:table-cell>
          <table:table-cell table:style-name="Default" table:number-columns-repeated="10"/>
          <table:table-cell table:number-columns-repeated="243"/>
        </table:table-row>
        <table:table-row table:style-name="ro24">
          <table:table-cell office:value-type="string" calcext:value-type="string">
            <text:p>aboutus.p.caroline</text:p>
          </table:table-cell>
          <table:table-cell office:value-type="string" calcext:value-type="string">
            <text:p>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formula="of:=CONCATENATE([.A971];&quot;=&quot;;[translation.B971])" office:value-type="string" office:string-value="aboutus.p.caroline=Estudante do curso &quot;International Cultural Business Studies&quot; na Universidade de Passau - Alemanha. Intercâmbio na Universidade Federal de Juiz de Fora. Realizou a tradução para alemão e correções no espanhol. Conhece os seguintes idiomas: espanhol, inglês, português e francês." calcext:value-type="string">
            <text:p>aboutus.p.caroline=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Default" table:number-columns-repeated="10"/>
          <table:table-cell table:number-columns-repeated="243"/>
        </table:table-row>
        <table:table-row table:style-name="ro15">
          <table:table-cell office:value-type="string" calcext:value-type="string">
            <text:p>aboutus.h3.kimber</text:p>
          </table:table-cell>
          <table:table-cell office:value-type="string" calcext:value-type="string">
            <text:p>PhD. Kimber Richter</text:p>
          </table:table-cell>
          <table:table-cell table:formula="of:=CONCATENATE([.A972];&quot;=&quot;;[translation.B972])" office:value-type="string" office:string-value="aboutus.h3.kimber=PhD. Kimber Richter" calcext:value-type="string">
            <text:p>aboutus.h3.kimber=PhD. Kimber Richter</text:p>
          </table:table-cell>
          <table:table-cell table:style-name="Default" table:number-columns-repeated="10"/>
          <table:table-cell table:number-columns-repeated="243"/>
        </table:table-row>
        <table:table-row table:style-name="ro25">
          <table:table-cell office:value-type="string" calcext:value-type="string">
            <text:p>aboutus.p.kimber</text:p>
          </table:table-cell>
          <table:table-cell office:value-type="string" calcext:value-type="string">
            <text:p>Pesquisadora da Universidade de Kansas (EUA) e diretora do programa <text:line-break/>UkanQuit da Escola de Medicina da Universidade de Kansas (KU), que já <text:line-break/>atendeu mais de oito mil pacientes desde 2006. Também é pesquisadora <text:line-break/>principal do programa Connect2Quit, que oferece video aconselhamento <text:line-break/>para fumantes em áreas rurais do estado de Kansas.</text:p>
          </table:table-cell>
          <table:table-cell table:formula="of:=CONCATENATE([.A973];&quot;=&quot;;[translation.B973])" office:value-type="string" office:string-value="aboutus.p.kimber=Pesquisadora da Universidade de Kansas (EUA) e diretora do programa &#10;UkanQuit da Escola de Medicina da Universidade de Kansas (KU), que já &#10;atendeu mais de oito mil pacientes desde 2006. Também é pesquisadora &#10;principal do programa Connect2Quit, que oferece video aconselhamento &#10;para fumantes em áreas rurais do estado de Kansas." calcext:value-type="string">
            <text:p>aboutus.p.kimber=Pesquisadora da Universidade de Kansas (EUA) e diretora do programa </text:p>
            <text:p>UkanQuit da Escola de Medicina da Universidade de Kansas (KU), que já </text:p>
            <text:p>atendeu mais de oito mil pacientes desde 2006. Também é pesquisadora </text:p>
            <text:p>principal do programa Connect2Quit, que oferece video aconselhamento </text:p>
            <text:p>para fumantes em áreas rurais do estado de Kansas.</text:p>
          </table:table-cell>
          <table:table-cell table:style-name="Default" table:number-columns-repeated="10"/>
          <table:table-cell table:number-columns-repeated="243"/>
        </table:table-row>
        <table:table-row table:style-name="ro15">
          <table:table-cell office:value-type="string" calcext:value-type="string">
            <text:p>signout</text:p>
          </table:table-cell>
          <table:table-cell office:value-type="string" calcext:value-type="string">
            <text:p>Sair</text:p>
          </table:table-cell>
          <table:table-cell table:formula="of:=CONCATENATE([.A974];&quot;=&quot;;[translation.B974])" office:value-type="string" office:string-value="signout=Sair" calcext:value-type="string">
            <text:p>signout=Sair</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style-name="ce6"/>
          <table:table-cell table:formula="of:=CONCATENATE([.A975];&quot;=&quot;;[translation.B975])" office:value-type="string" office:string-value="###################################=" calcext:value-type="string">
            <text:p>###################################=</text:p>
          </table:table-cell>
          <table:table-cell table:style-name="Default" table:number-columns-repeated="10"/>
          <table:table-cell table:number-columns-repeated="243"/>
        </table:table-row>
        <table:table-row table:style-name="ro15">
          <table:table-cell office:value-type="string" calcext:value-type="string">
            <text:p># PASSWORD RECOVERY</text:p>
          </table:table-cell>
          <table:table-cell table:style-name="ce6"/>
          <table:table-cell table:formula="of:=CONCATENATE([.A976];&quot;=&quot;;[translation.B976])" office:value-type="string" office:string-value="# PASSWORD RECOVERY=" calcext:value-type="string">
            <text:p># PASSWORD RECOVERY=</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style-name="ce6"/>
          <table:table-cell table:formula="of:=CONCATENATE([.A977];&quot;=&quot;;[translation.B977])" office:value-type="string" office:string-value="###################################=" calcext:value-type="string">
            <text:p>###################################=</text:p>
          </table:table-cell>
          <table:table-cell table:style-name="Default" table:number-columns-repeated="10"/>
          <table:table-cell table:number-columns-repeated="243"/>
        </table:table-row>
        <table:table-row table:style-name="ro15">
          <table:table-cell table:style-name="ce6" office:value-type="string" calcext:value-type="string">
            <text:p>change</text:p>
          </table:table-cell>
          <table:table-cell table:style-name="ce6" office:value-type="string" calcext:value-type="string">
            <text:p>Alterar</text:p>
          </table:table-cell>
          <table:table-cell table:formula="of:=CONCATENATE([.A978];&quot;=&quot;;[translation.B978])" office:value-type="string" office:string-value="change=Alterar" calcext:value-type="string">
            <text:p>change=Alterar</text:p>
          </table:table-cell>
          <table:table-cell table:style-name="Default" table:number-columns-repeated="10"/>
          <table:table-cell table:number-columns-repeated="243"/>
        </table:table-row>
        <table:table-row table:style-name="ro15">
          <table:table-cell table:style-name="ce6" office:value-type="string" calcext:value-type="string">
            <text:p>accept</text:p>
          </table:table-cell>
          <table:table-cell table:style-name="ce6" office:value-type="string" calcext:value-type="string">
            <text:p>Aceitar</text:p>
          </table:table-cell>
          <table:table-cell table:formula="of:=CONCATENATE([.A979];&quot;=&quot;;[translation.B979])" office:value-type="string" office:string-value="accept=Aceitar" calcext:value-type="string">
            <text:p>accept=Aceitar</text:p>
          </table:table-cell>
          <table:table-cell table:style-name="Default" table:number-columns-repeated="10"/>
          <table:table-cell table:number-columns-repeated="243"/>
        </table:table-row>
        <table:table-row table:style-name="ro26">
          <table:table-cell table:style-name="ce6" office:value-type="string" calcext:value-type="string">
            <text:p>user.not.registered.password</text:p>
          </table:table-cell>
          <table:table-cell table:style-name="ce6" office:value-type="string" calcext:value-type="string">
            <text:p>Usuário não cadastrado solicitando alteração de senha</text:p>
          </table:table-cell>
          <table:table-cell table:formula="of:=CONCATENATE([.A980];&quot;=&quot;;[translation.B980])" office:value-type="string" office:string-value="user.not.registered.password=Usuário não cadastrado solicitando alteração de senha" calcext:value-type="string">
            <text:p>user.not.registered.password=Usuário não cadastrado solicitando alteração de senha</text:p>
          </table:table-cell>
          <table:table-cell table:style-name="Default" table:number-columns-repeated="10"/>
          <table:table-cell table:number-columns-repeated="243"/>
        </table:table-row>
        <table:table-row table:style-name="ro15">
          <table:table-cell table:style-name="ce6" office:value-type="string" calcext:value-type="string">
            <text:p>subject.email.password</text:p>
          </table:table-cell>
          <table:table-cell table:style-name="ce6" office:value-type="string" calcext:value-type="string">
            <text:p>Redefinição de senha</text:p>
          </table:table-cell>
          <table:table-cell table:formula="of:=CONCATENATE([.A981];&quot;=&quot;;[translation.B981])" office:value-type="string" office:string-value="subject.email.password=Redefinição de senha" calcext:value-type="string">
            <text:p>subject.email.password=Redefinição de senha</text:p>
          </table:table-cell>
          <table:table-cell table:style-name="Default" table:number-columns-repeated="10"/>
          <table:table-cell table:number-columns-repeated="243"/>
        </table:table-row>
        <table:table-row table:style-name="ro26">
          <table:table-cell table:style-name="ce6" office:value-type="string" calcext:value-type="string">
            <text:p>email.password.send</text:p>
          </table:table-cell>
          <table:table-cell table:style-name="ce6" office:value-type="string" calcext:value-type="string">
            <text:p>Recebemos uma solicitação para informação dos dados de autenticação para o seguinte e-mail: </text:p>
          </table:table-cell>
          <table:table-cell table:formula="of:=CONCATENATE([.A982];&quot;=&quot;;[translation.B982])" office:value-type="string" office:string-value="email.password.send=Recebemos uma solicitação para informação dos dados de autenticação para o seguinte e-mail: " calcext:value-type="string">
            <text:p>email.password.send=Recebemos uma solicitação para informação dos dados de autenticação para o seguinte e-mail: </text:p>
          </table:table-cell>
          <table:table-cell table:style-name="Default" table:number-columns-repeated="10"/>
          <table:table-cell table:number-columns-repeated="243"/>
        </table:table-row>
        <table:table-row table:style-name="ro26">
          <table:table-cell table:style-name="ce6" office:value-type="string" calcext:value-type="string">
            <text:p>email.password.send.2</text:p>
          </table:table-cell>
          <table:table-cell table:style-name="ce6" office:value-type="string" calcext:value-type="string">
            <text:p>, caso não tenha feito esta solicitação, favor desconsiderar o mesmo.</text:p>
          </table:table-cell>
          <table:table-cell table:formula="of:=CONCATENATE([.A983];&quot;=&quot;;[translation.B983])" office:value-type="string" office:string-value="email.password.send.2=, caso não tenha feito esta solicitação, favor desconsiderar o mesmo." calcext:value-type="string">
            <text:p>email.password.send.2=, caso não tenha feito esta solicitação, favor desconsiderar o mesmo.</text:p>
          </table:table-cell>
          <table:table-cell table:style-name="Default" table:number-columns-repeated="10"/>
          <table:table-cell table:number-columns-repeated="243"/>
        </table:table-row>
        <table:table-row table:style-name="ro15">
          <table:table-cell table:style-name="ce6" office:value-type="string" calcext:value-type="string">
            <text:p>email.password.send.3</text:p>
          </table:table-cell>
          <table:table-cell table:style-name="ce6" office:value-type="string" calcext:value-type="string">
            <text:p>Caso tenha sido você: </text:p>
          </table:table-cell>
          <table:table-cell table:formula="of:=CONCATENATE([.A984];&quot;=&quot;;[translation.B984])" office:value-type="string" office:string-value="email.password.send.3=Caso tenha sido você: " calcext:value-type="string">
            <text:p>email.password.send.3=Caso tenha sido você: </text:p>
          </table:table-cell>
          <table:table-cell table:style-name="Default" table:number-columns-repeated="10"/>
          <table:table-cell table:number-columns-repeated="243"/>
        </table:table-row>
        <table:table-row table:style-name="ro15">
          <table:table-cell table:style-name="ce6" office:value-type="string" calcext:value-type="string">
            <text:p>email.password.send.4</text:p>
          </table:table-cell>
          <table:table-cell table:style-name="ce6" office:value-type="string" calcext:value-type="string">
            <text:p>- copie o seguinte código: </text:p>
          </table:table-cell>
          <table:table-cell table:formula="of:=CONCATENATE([.A985];&quot;=&quot;;[translation.B985])" office:value-type="string" office:string-value="email.password.send.4=- copie o seguinte código: " calcext:value-type="string">
            <text:p>email.password.send.4=- copie o seguinte código: </text:p>
          </table:table-cell>
          <table:table-cell table:style-name="Default" table:number-columns-repeated="10"/>
          <table:table-cell table:number-columns-repeated="243"/>
        </table:table-row>
        <table:table-row table:style-name="ro26">
          <table:table-cell table:style-name="ce6" office:value-type="string" calcext:value-type="string">
            <text:p>email.password.send.5</text:p>
          </table:table-cell>
          <table:table-cell table:style-name="ce6" office:value-type="string" calcext:value-type="string">
            <text:p>- e digite-o no seguinte link, para prosseguir com a sua alteração de senha: </text:p>
          </table:table-cell>
          <table:table-cell table:formula="of:=CONCATENATE([.A986];&quot;=&quot;;[translation.B986])" office:value-type="string" office:string-value="email.password.send.5=- e digite-o no seguinte link, para prosseguir com a sua alteração de senha: " calcext:value-type="string">
            <text:p>email.password.send.5=- e digite-o no seguinte link, para prosseguir com a sua alteração de senha: </text:p>
          </table:table-cell>
          <table:table-cell table:style-name="Default" table:number-columns-repeated="10"/>
          <table:table-cell table:number-columns-repeated="243"/>
        </table:table-row>
        <table:table-row table:style-name="ro15">
          <table:table-cell table:style-name="ce6" office:value-type="string" calcext:value-type="string">
            <text:p>email.sent.password</text:p>
          </table:table-cell>
          <table:table-cell table:style-name="ce6" office:value-type="string" calcext:value-type="string">
            <text:p>Email enviado com sucesso</text:p>
          </table:table-cell>
          <table:table-cell table:formula="of:=CONCATENATE([.A987];&quot;=&quot;;[translation.B987])" office:value-type="string" office:string-value="email.sent.password=Email enviado com sucesso" calcext:value-type="string">
            <text:p>email.sent.password=Email enviado com sucesso</text:p>
          </table:table-cell>
          <table:table-cell table:style-name="Default" table:number-columns-repeated="10"/>
          <table:table-cell table:number-columns-repeated="243"/>
        </table:table-row>
        <table:table-row table:style-name="ro15">
          <table:table-cell table:style-name="ce6" office:value-type="string" calcext:value-type="string">
            <text:p>password.changed</text:p>
          </table:table-cell>
          <table:table-cell table:style-name="ce6" office:value-type="string" calcext:value-type="string">
            <text:p>Senha alterada</text:p>
          </table:table-cell>
          <table:table-cell table:formula="of:=CONCATENATE([.A988];&quot;=&quot;;[translation.B988])" office:value-type="string" office:string-value="password.changed=Senha alterada" calcext:value-type="string">
            <text:p>password.changed=Senha alterada</text:p>
          </table:table-cell>
          <table:table-cell table:style-name="Default" table:number-columns-repeated="10"/>
          <table:table-cell table:number-columns-repeated="243"/>
        </table:table-row>
        <table:table-row table:style-name="ro26">
          <table:table-cell table:style-name="ce6" office:value-type="string" calcext:value-type="string">
            <text:p>user.not.registered.requesting.password.change</text:p>
          </table:table-cell>
          <table:table-cell table:style-name="ce6" office:value-type="string" calcext:value-type="string">
            <text:p>Usuário não cadastrado solicitando alteração de senha</text:p>
          </table:table-cell>
          <table:table-cell table:formula="of:=CONCATENATE([.A989];&quot;=&quot;;[translation.B989])" office:value-type="string" office:string-value="user.not.registered.requesting.password.change=Usuário não cadastrado solicitando alteração de senha" calcext:value-type="string">
            <text:p>user.not.registered.requesting.password.change=Usuário não cadastrado solicitando alteração de senha</text:p>
          </table:table-cell>
          <table:table-cell table:style-name="Default" table:number-columns-repeated="10"/>
          <table:table-cell table:number-columns-repeated="243"/>
        </table:table-row>
        <table:table-row table:style-name="ro15">
          <table:table-cell table:style-name="ce6" office:value-type="string" calcext:value-type="string">
            <text:p>enter.email</text:p>
          </table:table-cell>
          <table:table-cell table:style-name="ce6" office:value-type="string" calcext:value-type="string">
            <text:p>Digite seu email:</text:p>
          </table:table-cell>
          <table:table-cell table:formula="of:=CONCATENATE([.A990];&quot;=&quot;;[translation.B990])" office:value-type="string" office:string-value="enter.email=Digite seu email:" calcext:value-type="string">
            <text:p>enter.email=Digite seu email:</text:p>
          </table:table-cell>
          <table:table-cell table:style-name="Default" table:number-columns-repeated="10"/>
          <table:table-cell table:number-columns-repeated="243"/>
        </table:table-row>
        <table:table-row table:style-name="ro15">
          <table:table-cell table:style-name="ce6" office:value-type="string" calcext:value-type="string">
            <text:p>enter.code</text:p>
          </table:table-cell>
          <table:table-cell table:style-name="ce6" office:value-type="string" calcext:value-type="string">
            <text:p>Digite o código:</text:p>
          </table:table-cell>
          <table:table-cell table:formula="of:=CONCATENATE([.A991];&quot;=&quot;;[translation.B991])" office:value-type="string" office:string-value="enter.code=Digite o código:" calcext:value-type="string">
            <text:p>enter.code=Digite o código:</text:p>
          </table:table-cell>
          <table:table-cell table:style-name="Default" table:number-columns-repeated="10"/>
          <table:table-cell table:number-columns-repeated="243"/>
        </table:table-row>
        <table:table-row table:style-name="ro15">
          <table:table-cell table:style-name="ce6" office:value-type="string" calcext:value-type="string">
            <text:p>enter.new.password</text:p>
          </table:table-cell>
          <table:table-cell table:style-name="ce6" office:value-type="string" calcext:value-type="string">
            <text:p>Digite aqui a sua nova senha:</text:p>
          </table:table-cell>
          <table:table-cell table:formula="of:=CONCATENATE([.A992];&quot;=&quot;;[translation.B992])" office:value-type="string" office:string-value="enter.new.password=Digite aqui a sua nova senha:" calcext:value-type="string">
            <text:p>enter.new.password=Digite aqui a sua nova senha:</text:p>
          </table:table-cell>
          <table:table-cell table:style-name="Default" table:number-columns-repeated="10"/>
          <table:table-cell table:number-columns-repeated="243"/>
        </table:table-row>
        <table:table-row table:style-name="ro15">
          <table:table-cell table:style-name="ce6" office:value-type="string" calcext:value-type="string">
            <text:p>forgot.password</text:p>
          </table:table-cell>
          <table:table-cell table:style-name="ce6" office:value-type="string" calcext:value-type="string">
            <text:p>Esqueceu sua senha?</text:p>
          </table:table-cell>
          <table:table-cell table:formula="of:=CONCATENATE([.A993];&quot;=&quot;;[translation.B993])" office:value-type="string" office:string-value="forgot.password=Esqueceu sua senha?" calcext:value-type="string">
            <text:p>forgot.password=Esqueceu sua senha?</text:p>
          </table:table-cell>
          <table:table-cell table:style-name="Default" table:number-columns-repeated="10"/>
          <table:table-cell table:number-columns-repeated="243"/>
        </table:table-row>
        <table:table-row table:style-name="ro15">
          <table:table-cell table:style-name="ce6" office:value-type="string" calcext:value-type="string">
            <text:p>email.code.incorrect</text:p>
          </table:table-cell>
          <table:table-cell table:style-name="ce6" office:value-type="string" calcext:value-type="string">
            <text:p>Email ou código incorretos</text:p>
          </table:table-cell>
          <table:table-cell table:formula="of:=CONCATENATE([.A994];&quot;=&quot;;[translation.B994])" office:value-type="string" office:string-value="email.code.incorrect=Email ou código incorretos" calcext:value-type="string">
            <text:p>email.code.incorrect=Email ou código incorretos</text:p>
          </table:table-cell>
          <table:table-cell table:style-name="Default" table:number-columns-repeated="10"/>
          <table:table-cell table:number-columns-repeated="243"/>
        </table:table-row>
        <table:table-row table:style-name="ro15">
          <table:table-cell table:style-name="ce6" office:value-type="string" calcext:value-type="string">
            <text:p>change.password</text:p>
          </table:table-cell>
          <table:table-cell table:style-name="ce6" office:value-type="string" calcext:value-type="string">
            <text:p>Trocar senha</text:p>
          </table:table-cell>
          <table:table-cell table:formula="of:=CONCATENATE([.A995];&quot;=&quot;;[translation.B995])" office:value-type="string" office:string-value="change.password=Trocar senha" calcext:value-type="string">
            <text:p>change.password=Trocar senha</text:p>
          </table:table-cell>
          <table:table-cell table:style-name="Default" table:number-columns-repeated="10"/>
          <table:table-cell table:number-columns-repeated="243"/>
        </table:table-row>
        <table:table-row table:style-name="ro15">
          <table:table-cell table:style-name="ce6" office:value-type="string" calcext:value-type="string">
            <text:p>i.forgot.password</text:p>
          </table:table-cell>
          <table:table-cell table:style-name="ce6" office:value-type="string" calcext:value-type="string">
            <text:p>Esqueci minha senha</text:p>
          </table:table-cell>
          <table:table-cell table:formula="of:=CONCATENATE([.A996];&quot;=&quot;;[translation.B996])" office:value-type="string" office:string-value="i.forgot.password=Esqueci minha senha" calcext:value-type="string">
            <text:p>i.forgot.password=Esqueci minha senha</text:p>
          </table:table-cell>
          <table:table-cell table:style-name="Default" table:number-columns-repeated="10"/>
          <table:table-cell table:number-columns-repeated="243"/>
        </table:table-row>
        <table:table-row table:style-name="ro15">
          <table:table-cell table:style-name="ce6" office:value-type="string" calcext:value-type="string">
            <text:p>code</text:p>
          </table:table-cell>
          <table:table-cell table:style-name="ce6" office:value-type="string" calcext:value-type="string">
            <text:p>Código</text:p>
          </table:table-cell>
          <table:table-cell table:formula="of:=CONCATENATE([.A997];&quot;=&quot;;[translation.B997])" office:value-type="string" office:string-value="code=Código" calcext:value-type="string">
            <text:p>code=Código</text:p>
          </table:table-cell>
          <table:table-cell table:style-name="Default" table:number-columns-repeated="10"/>
          <table:table-cell table:number-columns-repeated="243"/>
        </table:table-row>
        <table:table-row table:style-name="ro15">
          <table:table-cell table:style-name="ce6" office:value-type="string" calcext:value-type="string">
            <text:p>h1.recover.password</text:p>
          </table:table-cell>
          <table:table-cell table:style-name="ce6" office:value-type="string" calcext:value-type="string">
            <text:p>Recuperar senha</text:p>
          </table:table-cell>
          <table:table-cell table:formula="of:=CONCATENATE([.A998];&quot;=&quot;;[translation.B998])" office:value-type="string" office:string-value="h1.recover.password=Recuperar senha" calcext:value-type="string">
            <text:p>h1.recover.password=Recuperar senha</text:p>
          </table:table-cell>
          <table:table-cell table:style-name="Default" table:number-columns-repeated="10"/>
          <table:table-cell table:number-columns-repeated="243"/>
        </table:table-row>
        <table:table-row table:style-name="ro26">
          <table:table-cell table:style-name="ce6" office:value-type="string" calcext:value-type="string">
            <text:p>p.send.email</text:p>
          </table:table-cell>
          <table:table-cell table:style-name="ce6" office:value-type="string" calcext:value-type="string">
            <text:p>Vamos enviar um email com instruções para seu e-mail cadastrado.</text:p>
          </table:table-cell>
          <table:table-cell table:formula="of:=CONCATENATE([.A999];&quot;=&quot;;[translation.B999])" office:value-type="string" office:string-value="p.send.email=Vamos enviar um email com instruções para seu e-mail cadastrado." calcext:value-type="string">
            <text:p>p.send.email=Vamos enviar um email com instruções para seu e-mail cadastrado.</text:p>
          </table:table-cell>
          <table:table-cell table:style-name="Default" table:number-columns-repeated="10"/>
          <table:table-cell table:number-columns-repeated="243"/>
        </table:table-row>
        <table:table-row table:style-name="ro15">
          <table:table-cell table:style-name="Default" table:number-columns-repeated="2"/>
          <table:table-cell table:formula="of:=CONCATENATE([.A1000];&quot;=&quot;;[translation.B1000])" office:value-type="string" office:string-value="=" calcext:value-type="string">
            <text:p>=</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table-cell table:formula="of:=CONCATENATE([.A1001];&quot;=&quot;;[translation.B1001])" office:value-type="string" office:string-value="###################################=" calcext:value-type="string">
            <text:p>###################################=</text:p>
          </table:table-cell>
          <table:table-cell table:style-name="Default" table:number-columns-repeated="10"/>
          <table:table-cell table:number-columns-repeated="243"/>
        </table:table-row>
        <table:table-row table:style-name="ro15">
          <table:table-cell office:value-type="string" calcext:value-type="string">
            <text:p># CES-D SCALE</text:p>
          </table:table-cell>
          <table:table-cell/>
          <table:table-cell table:formula="of:=CONCATENATE([.A1002];&quot;=&quot;;[translation.B1002])" office:value-type="string" office:string-value="# CES-D SCALE=" calcext:value-type="string">
            <text:p># CES-D SCALE=</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table-cell table:formula="of:=CONCATENATE([.A1003];&quot;=&quot;;[translation.B1003])" office:value-type="string" office:string-value="###################################=" calcext:value-type="string">
            <text:p>###################################=</text:p>
          </table:table-cell>
          <table:table-cell table:style-name="Default" table:number-columns-repeated="10"/>
          <table:table-cell table:number-columns-repeated="243"/>
        </table:table-row>
        <table:table-row table:style-name="ro15">
          <table:table-cell office:value-type="string" calcext:value-type="string">
            <text:p>cesd.r1</text:p>
          </table:table-cell>
          <table:table-cell office:value-type="string" calcext:value-type="string">
            <text:p>Raramente (menos que 1 dia)</text:p>
          </table:table-cell>
          <table:table-cell table:formula="of:=CONCATENATE([.A1004];&quot;=&quot;;[translation.B1004])" office:value-type="string" office:string-value="cesd.r1=Raramente (menos que 1 dia)" calcext:value-type="string">
            <text:p>cesd.r1=Raramente (menos que 1 dia)</text:p>
          </table:table-cell>
          <table:table-cell table:style-name="Default" table:number-columns-repeated="10"/>
          <table:table-cell table:number-columns-repeated="243"/>
        </table:table-row>
        <table:table-row table:style-name="ro15">
          <table:table-cell office:value-type="string" calcext:value-type="string">
            <text:p>cesd.r2</text:p>
          </table:table-cell>
          <table:table-cell office:value-type="string" calcext:value-type="string">
            <text:p>Durante pouco tempo (1 a 2 dias)</text:p>
          </table:table-cell>
          <table:table-cell table:formula="of:=CONCATENATE([.A1005];&quot;=&quot;;[translation.B1005])" office:value-type="string" office:string-value="cesd.r2=Durante pouco tempo (1 a 2 dias)" calcext:value-type="string">
            <text:p>cesd.r2=Durante pouco tempo (1 a 2 dias)</text:p>
          </table:table-cell>
          <table:table-cell table:style-name="Default" table:number-columns-repeated="10"/>
          <table:table-cell table:number-columns-repeated="243"/>
        </table:table-row>
        <table:table-row table:style-name="ro15">
          <table:table-cell office:value-type="string" calcext:value-type="string">
            <text:p>cesd.r3</text:p>
          </table:table-cell>
          <table:table-cell office:value-type="string" calcext:value-type="string">
            <text:p>Durante um tempo moderado (3 a 4 dias)</text:p>
          </table:table-cell>
          <table:table-cell table:formula="of:=CONCATENATE([.A1006];&quot;=&quot;;[translation.B1006])" office:value-type="string" office:string-value="cesd.r3=Durante um tempo moderado (3 a 4 dias)" calcext:value-type="string">
            <text:p>cesd.r3=Durante um tempo moderado (3 a 4 dias)</text:p>
          </table:table-cell>
          <table:table-cell table:style-name="Default" table:number-columns-repeated="10"/>
          <table:table-cell table:number-columns-repeated="243"/>
        </table:table-row>
        <table:table-row table:style-name="ro15">
          <table:table-cell office:value-type="string" calcext:value-type="string">
            <text:p>cesd.r4</text:p>
          </table:table-cell>
          <table:table-cell office:value-type="string" calcext:value-type="string">
            <text:p>Durante a maior parte do tempo (5 a 7 dias)</text:p>
          </table:table-cell>
          <table:table-cell table:formula="of:=CONCATENATE([.A1007];&quot;=&quot;;[translation.B1007])" office:value-type="string" office:string-value="cesd.r4=Durante a maior parte do tempo (5 a 7 dias)" calcext:value-type="string">
            <text:p>cesd.r4=Durante a maior parte do tempo (5 a 7 dias)</text:p>
          </table:table-cell>
          <table:table-cell table:style-name="Default" table:number-columns-repeated="10"/>
          <table:table-cell table:number-columns-repeated="243"/>
        </table:table-row>
        <table:table-row table:style-name="ro26">
          <table:table-cell office:value-type="string" calcext:value-type="string">
            <text:p>cesd1.q</text:p>
          </table:table-cell>
          <table:table-cell office:value-type="string" calcext:value-type="string">
            <text:p>Senti-me incomodado com coisas que habitualmente não me incomodam.</text:p>
          </table:table-cell>
          <table:table-cell table:formula="of:=CONCATENATE([.A1008];&quot;=&quot;;[translation.B1008])" office:value-type="string" office:string-value="cesd1.q=Senti-me incomodado com coisas que habitualmente não me incomodam." calcext:value-type="string">
            <text:p>cesd1.q=Senti-me incomodado com coisas que habitualmente não me incomodam.</text:p>
          </table:table-cell>
          <table:table-cell table:style-name="Default" table:number-columns-repeated="10"/>
          <table:table-cell table:number-columns-repeated="243"/>
        </table:table-row>
        <table:table-row table:style-name="ro15">
          <table:table-cell office:value-type="string" calcext:value-type="string">
            <text:p>cesd2.q</text:p>
          </table:table-cell>
          <table:table-cell office:value-type="string" calcext:value-type="string">
            <text:p>Não tive vontade de comer, pouco apetite.</text:p>
          </table:table-cell>
          <table:table-cell table:formula="of:=CONCATENATE([.A1009];&quot;=&quot;;[translation.B1009])" office:value-type="string" office:string-value="cesd2.q=Não tive vontade de comer, pouco apetite." calcext:value-type="string">
            <text:p>cesd2.q=Não tive vontade de comer, pouco apetite.</text:p>
          </table:table-cell>
          <table:table-cell table:style-name="Default" table:number-columns-repeated="10"/>
          <table:table-cell table:number-columns-repeated="243"/>
        </table:table-row>
        <table:table-row table:style-name="ro26">
          <table:table-cell office:value-type="string" calcext:value-type="string">
            <text:p>cesd3.q</text:p>
          </table:table-cell>
          <table:table-cell office:value-type="string" calcext:value-type="string">
            <text:p>Senti não conseguir melhorar meu estado de ânimo, mesmo com ajuda de familiares e amigos.</text:p>
          </table:table-cell>
          <table:table-cell table:formula="of:=CONCATENATE([.A1010];&quot;=&quot;;[translation.B1010])" office:value-type="string" office:string-value="cesd3.q=Senti não conseguir melhorar meu estado de ânimo, mesmo com ajuda de familiares e amigos." calcext:value-type="string">
            <text:p>cesd3.q=Senti não conseguir melhorar meu estado de ânimo, mesmo com ajuda de familiares e amigos.</text:p>
          </table:table-cell>
          <table:table-cell table:style-name="Default" table:number-columns-repeated="10"/>
          <table:table-cell table:number-columns-repeated="243"/>
        </table:table-row>
        <table:table-row table:style-name="ro26">
          <table:table-cell office:value-type="string" calcext:value-type="string">
            <text:p>cesd4.q</text:p>
          </table:table-cell>
          <table:table-cell office:value-type="string" calcext:value-type="string">
            <text:p>Senti-me comparando-me ás outras pessoas, tendo tanto valor quanto a maioria delas.</text:p>
          </table:table-cell>
          <table:table-cell table:formula="of:=CONCATENATE([.A1011];&quot;=&quot;;[translation.B1011])" office:value-type="string" office:string-value="cesd4.q=Senti-me comparando-me ás outras pessoas, tendo tanto valor quanto a maioria delas." calcext:value-type="string">
            <text:p>cesd4.q=Senti-me comparando-me ás outras pessoas, tendo tanto valor quanto a maioria delas.</text:p>
          </table:table-cell>
          <table:table-cell table:style-name="Default" table:number-columns-repeated="10"/>
          <table:table-cell table:number-columns-repeated="243"/>
        </table:table-row>
        <table:table-row table:style-name="ro15">
          <table:table-cell office:value-type="string" calcext:value-type="string">
            <text:p>cesd5.q</text:p>
          </table:table-cell>
          <table:table-cell office:value-type="string" calcext:value-type="string">
            <text:p>Senti diﬁculdades em me concentrar no que fazia.</text:p>
          </table:table-cell>
          <table:table-cell table:formula="of:=CONCATENATE([.A1012];&quot;=&quot;;[translation.B1012])" office:value-type="string" office:string-value="cesd5.q=Senti diﬁculdades em me concentrar no que fazia." calcext:value-type="string">
            <text:p>cesd5.q=Senti diﬁculdades em me concentrar no que fazia.</text:p>
          </table:table-cell>
          <table:table-cell table:style-name="Default" table:number-columns-repeated="10"/>
          <table:table-cell table:number-columns-repeated="243"/>
        </table:table-row>
        <table:table-row table:style-name="ro15">
          <table:table-cell office:value-type="string" calcext:value-type="string">
            <text:p>cesd6.q</text:p>
          </table:table-cell>
          <table:table-cell office:value-type="string" calcext:value-type="string">
            <text:p>Senti-me deprimido.</text:p>
          </table:table-cell>
          <table:table-cell table:formula="of:=CONCATENATE([.A1013];&quot;=&quot;;[translation.B1013])" office:value-type="string" office:string-value="cesd6.q=Senti-me deprimido." calcext:value-type="string">
            <text:p>cesd6.q=Senti-me deprimido.</text:p>
          </table:table-cell>
          <table:table-cell table:style-name="Default" table:number-columns-repeated="10"/>
          <table:table-cell table:number-columns-repeated="243"/>
        </table:table-row>
        <table:table-row table:style-name="ro26">
          <table:table-cell office:value-type="string" calcext:value-type="string">
            <text:p>cesd7.q</text:p>
          </table:table-cell>
          <table:table-cell office:value-type="string" calcext:value-type="string">
            <text:p>Senti que tive que fazer esforço para fazer tarefas habituais.</text:p>
          </table:table-cell>
          <table:table-cell table:formula="of:=CONCATENATE([.A1014];&quot;=&quot;;[translation.B1014])" office:value-type="string" office:string-value="cesd7.q=Senti que tive que fazer esforço para fazer tarefas habituais." calcext:value-type="string">
            <text:p>cesd7.q=Senti que tive que fazer esforço para fazer tarefas habituais.</text:p>
          </table:table-cell>
          <table:table-cell table:style-name="Default" table:number-columns-repeated="10"/>
          <table:table-cell table:number-columns-repeated="243"/>
        </table:table-row>
        <table:table-row table:style-name="ro15">
          <table:table-cell office:value-type="string" calcext:value-type="string">
            <text:p>cesd8.q</text:p>
          </table:table-cell>
          <table:table-cell office:value-type="string" calcext:value-type="string">
            <text:p>Senti-me otimista sobre o futuro.</text:p>
          </table:table-cell>
          <table:table-cell table:formula="of:=CONCATENATE([.A1015];&quot;=&quot;;[translation.B1015])" office:value-type="string" office:string-value="cesd8.q=Senti-me otimista sobre o futuro." calcext:value-type="string">
            <text:p>cesd8.q=Senti-me otimista sobre o futuro.</text:p>
          </table:table-cell>
          <table:table-cell table:style-name="Default" table:number-columns-repeated="10"/>
          <table:table-cell table:number-columns-repeated="243"/>
        </table:table-row>
        <table:table-row table:style-name="ro15">
          <table:table-cell office:value-type="string" calcext:value-type="string">
            <text:p>cesd9.q</text:p>
          </table:table-cell>
          <table:table-cell office:value-type="string" calcext:value-type="string">
            <text:p>Considerei que a vida tinha sido um fracasso.</text:p>
          </table:table-cell>
          <table:table-cell table:formula="of:=CONCATENATE([.A1016];&quot;=&quot;;[translation.B1016])" office:value-type="string" office:string-value="cesd9.q=Considerei que a vida tinha sido um fracasso." calcext:value-type="string">
            <text:p>cesd9.q=Considerei que a vida tinha sido um fracasso.</text:p>
          </table:table-cell>
          <table:table-cell table:style-name="Default" table:number-columns-repeated="10"/>
          <table:table-cell table:number-columns-repeated="243"/>
        </table:table-row>
        <table:table-row table:style-name="ro15">
          <table:table-cell office:value-type="string" calcext:value-type="string">
            <text:p>cesd10.q</text:p>
          </table:table-cell>
          <table:table-cell office:value-type="string" calcext:value-type="string">
            <text:p>Senti-me amedrontado.</text:p>
          </table:table-cell>
          <table:table-cell table:formula="of:=CONCATENATE([.A1017];&quot;=&quot;;[translation.B1017])" office:value-type="string" office:string-value="cesd10.q=Senti-me amedrontado." calcext:value-type="string">
            <text:p>cesd10.q=Senti-me amedrontado.</text:p>
          </table:table-cell>
          <table:table-cell table:style-name="Default" table:number-columns-repeated="10"/>
          <table:table-cell table:number-columns-repeated="243"/>
        </table:table-row>
        <table:table-row table:style-name="ro15">
          <table:table-cell office:value-type="string" calcext:value-type="string">
            <text:p>cesd11.q</text:p>
          </table:table-cell>
          <table:table-cell office:value-type="string" calcext:value-type="string">
            <text:p>Meu sono não foi repousante.</text:p>
          </table:table-cell>
          <table:table-cell table:formula="of:=CONCATENATE([.A1018];&quot;=&quot;;[translation.B1018])" office:value-type="string" office:string-value="cesd11.q=Meu sono não foi repousante." calcext:value-type="string">
            <text:p>cesd11.q=Meu sono não foi repousante.</text:p>
          </table:table-cell>
          <table:table-cell table:style-name="Default" table:number-columns-repeated="10"/>
          <table:table-cell table:number-columns-repeated="243"/>
        </table:table-row>
        <table:table-row table:style-name="ro15">
          <table:table-cell office:value-type="string" calcext:value-type="string">
            <text:p>cesd12.q</text:p>
          </table:table-cell>
          <table:table-cell office:value-type="string" calcext:value-type="string">
            <text:p>Estive feliz.</text:p>
          </table:table-cell>
          <table:table-cell table:formula="of:=CONCATENATE([.A1019];&quot;=&quot;;[translation.B1019])" office:value-type="string" office:string-value="cesd12.q=Estive feliz." calcext:value-type="string">
            <text:p>cesd12.q=Estive feliz.</text:p>
          </table:table-cell>
          <table:table-cell table:style-name="Default" table:number-columns-repeated="10"/>
          <table:table-cell table:number-columns-repeated="243"/>
        </table:table-row>
        <table:table-row table:style-name="ro15">
          <table:table-cell office:value-type="string" calcext:value-type="string">
            <text:p>cesd13.q</text:p>
          </table:table-cell>
          <table:table-cell office:value-type="string" calcext:value-type="string">
            <text:p>Falei menos do que o habitua.</text:p>
          </table:table-cell>
          <table:table-cell table:formula="of:=CONCATENATE([.A1020];&quot;=&quot;;[translation.B1020])" office:value-type="string" office:string-value="cesd13.q=Falei menos do que o habitua." calcext:value-type="string">
            <text:p>cesd13.q=Falei menos do que o habitua.</text:p>
          </table:table-cell>
          <table:table-cell table:style-name="Default" table:number-columns-repeated="10"/>
          <table:table-cell table:number-columns-repeated="243"/>
        </table:table-row>
        <table:table-row table:style-name="ro15">
          <table:table-cell office:value-type="string" calcext:value-type="string">
            <text:p>cesd14.q</text:p>
          </table:table-cell>
          <table:table-cell office:value-type="string" calcext:value-type="string">
            <text:p>Senti-me sozinho.</text:p>
          </table:table-cell>
          <table:table-cell table:formula="of:=CONCATENATE([.A1021];&quot;=&quot;;[translation.B1021])" office:value-type="string" office:string-value="cesd14.q=Senti-me sozinho." calcext:value-type="string">
            <text:p>cesd14.q=Senti-me sozinho.</text:p>
          </table:table-cell>
          <table:table-cell table:style-name="Default" table:number-columns-repeated="10"/>
          <table:table-cell table:number-columns-repeated="243"/>
        </table:table-row>
        <table:table-row table:style-name="ro15">
          <table:table-cell office:value-type="string" calcext:value-type="string">
            <text:p>cesd15.q</text:p>
          </table:table-cell>
          <table:table-cell office:value-type="string" calcext:value-type="string">
            <text:p>As pessoas não foram amistosas comigo.</text:p>
          </table:table-cell>
          <table:table-cell table:formula="of:=CONCATENATE([.A1022];&quot;=&quot;;[translation.B1022])" office:value-type="string" office:string-value="cesd15.q=As pessoas não foram amistosas comigo." calcext:value-type="string">
            <text:p>cesd15.q=As pessoas não foram amistosas comigo.</text:p>
          </table:table-cell>
          <table:table-cell table:style-name="Default" table:number-columns-repeated="10"/>
          <table:table-cell table:number-columns-repeated="243"/>
        </table:table-row>
        <table:table-row table:style-name="ro15">
          <table:table-cell office:value-type="string" calcext:value-type="string">
            <text:p>cesd16q</text:p>
          </table:table-cell>
          <table:table-cell office:value-type="string" calcext:value-type="string">
            <text:p>Aproveitei minha vida.</text:p>
          </table:table-cell>
          <table:table-cell table:formula="of:=CONCATENATE([.A1023];&quot;=&quot;;[translation.B1023])" office:value-type="string" office:string-value="cesd16q=Aproveitei minha vida." calcext:value-type="string">
            <text:p>cesd16q=Aproveitei minha vida.</text:p>
          </table:table-cell>
          <table:table-cell table:style-name="Default" table:number-columns-repeated="10"/>
          <table:table-cell table:number-columns-repeated="243"/>
        </table:table-row>
        <table:table-row table:style-name="ro15">
          <table:table-cell office:value-type="string" calcext:value-type="string">
            <text:p>cesd17.q</text:p>
          </table:table-cell>
          <table:table-cell office:value-type="string" calcext:value-type="string">
            <text:p>Tive crises de choro.</text:p>
          </table:table-cell>
          <table:table-cell table:formula="of:=CONCATENATE([.A1024];&quot;=&quot;;[translation.B1024])" office:value-type="string" office:string-value="cesd17.q=Tive crises de choro." calcext:value-type="string">
            <text:p>cesd17.q=Tive crises de choro.</text:p>
          </table:table-cell>
          <table:table-cell table:style-name="Default" table:number-columns-repeated="10"/>
          <table:table-cell table:number-columns-repeated="243"/>
        </table:table-row>
        <table:table-row table:style-name="ro15">
          <table:table-cell office:value-type="string" calcext:value-type="string">
            <text:p>cesd18.q</text:p>
          </table:table-cell>
          <table:table-cell office:value-type="string" calcext:value-type="string">
            <text:p>Senti-me triste.</text:p>
          </table:table-cell>
          <table:table-cell table:formula="of:=CONCATENATE([.A1025];&quot;=&quot;;[translation.B1025])" office:value-type="string" office:string-value="cesd18.q=Senti-me triste." calcext:value-type="string">
            <text:p>cesd18.q=Senti-me triste.</text:p>
          </table:table-cell>
          <table:table-cell table:style-name="Default" table:number-columns-repeated="10"/>
          <table:table-cell table:number-columns-repeated="243"/>
        </table:table-row>
        <table:table-row table:style-name="ro15">
          <table:table-cell office:value-type="string" calcext:value-type="string">
            <text:p>cesd19.q</text:p>
          </table:table-cell>
          <table:table-cell office:value-type="string" calcext:value-type="string">
            <text:p>Senti que as pessoas não gostavam de mim.</text:p>
          </table:table-cell>
          <table:table-cell table:formula="of:=CONCATENATE([.A1026];&quot;=&quot;;[translation.B1026])" office:value-type="string" office:string-value="cesd19.q=Senti que as pessoas não gostavam de mim." calcext:value-type="string">
            <text:p>cesd19.q=Senti que as pessoas não gostavam de mim.</text:p>
          </table:table-cell>
          <table:table-cell table:style-name="Default" table:number-columns-repeated="10"/>
          <table:table-cell table:number-columns-repeated="243"/>
        </table:table-row>
        <table:table-row table:style-name="ro15">
          <table:table-cell office:value-type="string" calcext:value-type="string">
            <text:p>cesd20.q</text:p>
          </table:table-cell>
          <table:table-cell office:value-type="string" calcext:value-type="string">
            <text:p>Não consegui levar adiante minhas coisas.</text:p>
          </table:table-cell>
          <table:table-cell table:formula="of:=CONCATENATE([.A1027];&quot;=&quot;;[translation.B1027])" office:value-type="string" office:string-value="cesd20.q=Não consegui levar adiante minhas coisas." calcext:value-type="string">
            <text:p>cesd20.q=Não consegui levar adiante minhas coisas.</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table-cell table:formula="of:=CONCATENATE([.A1028];&quot;=&quot;;[translation.B1028])" office:value-type="string" office:string-value="###################################=" calcext:value-type="string">
            <text:p>###################################=</text:p>
          </table:table-cell>
          <table:table-cell table:style-name="Default" table:number-columns-repeated="10"/>
          <table:table-cell table:number-columns-repeated="243"/>
        </table:table-row>
        <table:table-row table:style-name="ro26">
          <table:table-cell office:value-type="string" calcext:value-type="string">
            <text:p># FTND - FAGESTROM TEST OF NICOTINE DEPENDENCE</text:p>
          </table:table-cell>
          <table:table-cell/>
          <table:table-cell table:formula="of:=CONCATENATE([.A1029];&quot;=&quot;;[translation.B1029])" office:value-type="string" office:string-value="# FTND - FAGESTROM TEST OF NICOTINE DEPENDENCE=" calcext:value-type="string">
            <text:p># FTND - FAGESTROM TEST OF NICOTINE DEPENDENCE=</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table-cell table:formula="of:=CONCATENATE([.A1030];&quot;=&quot;;[translation.B1030])" office:value-type="string" office:string-value="###################################=" calcext:value-type="string">
            <text:p>###################################=</text:p>
          </table:table-cell>
          <table:table-cell table:style-name="Default" table:number-columns-repeated="10"/>
          <table:table-cell table:number-columns-repeated="243"/>
        </table:table-row>
        <table:table-row table:style-name="ro26">
          <table:table-cell office:value-type="string" calcext:value-type="string">
            <text:p>ftnd.1q</text:p>
          </table:table-cell>
          <table:table-cell office:value-type="string" calcext:value-type="string">
            <text:p>Quanto tempo após acordar você fuma seu<text:line-break/>primeiro cigarro?</text:p>
          </table:table-cell>
          <table:table-cell table:formula="of:=CONCATENATE([.A1031];&quot;=&quot;;[translation.B1031])" office:value-type="string" office:string-value="ftnd.1q=Quanto tempo após acordar você fuma seu&#10;primeiro cigarro?" calcext:value-type="string">
            <text:p>ftnd.1q=Quanto tempo após acordar você fuma seu</text:p>
            <text:p>primeiro cigarro?</text:p>
          </table:table-cell>
          <table:table-cell table:style-name="Default" table:number-columns-repeated="10"/>
          <table:table-cell table:number-columns-repeated="243"/>
        </table:table-row>
        <table:table-row table:style-name="ro15">
          <table:table-cell office:value-type="string" calcext:value-type="string">
            <text:p>ftnd.r.1a</text:p>
          </table:table-cell>
          <table:table-cell office:value-type="string" calcext:value-type="string">
            <text:p>Dentro de cinco minutos.</text:p>
          </table:table-cell>
          <table:table-cell table:formula="of:=CONCATENATE([.A1032];&quot;=&quot;;[translation.B1032])" office:value-type="string" office:string-value="ftnd.r.1a=Dentro de cinco minutos." calcext:value-type="string">
            <text:p>ftnd.r.1a=Dentro de cinco minutos.</text:p>
          </table:table-cell>
          <table:table-cell table:style-name="Default" table:number-columns-repeated="10"/>
          <table:table-cell table:number-columns-repeated="243"/>
        </table:table-row>
        <table:table-row table:style-name="ro15">
          <table:table-cell office:value-type="string" calcext:value-type="string">
            <text:p>ftnd.r.1b</text:p>
          </table:table-cell>
          <table:table-cell office:value-type="string" calcext:value-type="string">
            <text:p>Entre 6 e 30 minutos;</text:p>
          </table:table-cell>
          <table:table-cell table:formula="of:=CONCATENATE([.A1033];&quot;=&quot;;[translation.B1033])" office:value-type="string" office:string-value="ftnd.r.1b=Entre 6 e 30 minutos;" calcext:value-type="string">
            <text:p>ftnd.r.1b=Entre 6 e 30 minutos;</text:p>
          </table:table-cell>
          <table:table-cell table:style-name="Default" table:number-columns-repeated="10"/>
          <table:table-cell table:number-columns-repeated="243"/>
        </table:table-row>
        <table:table-row table:style-name="ro15">
          <table:table-cell office:value-type="string" calcext:value-type="string">
            <text:p>ftnd.r.1c</text:p>
          </table:table-cell>
          <table:table-cell office:value-type="string" calcext:value-type="string">
            <text:p>Entre 31 e 60 minutos.</text:p>
          </table:table-cell>
          <table:table-cell table:formula="of:=CONCATENATE([.A1034];&quot;=&quot;;[translation.B1034])" office:value-type="string" office:string-value="ftnd.r.1c=Entre 31 e 60 minutos." calcext:value-type="string">
            <text:p>ftnd.r.1c=Entre 31 e 60 minutos.</text:p>
          </table:table-cell>
          <table:table-cell table:style-name="Default" table:number-columns-repeated="10"/>
          <table:table-cell table:number-columns-repeated="243"/>
        </table:table-row>
        <table:table-row table:style-name="ro15">
          <table:table-cell office:value-type="string" calcext:value-type="string">
            <text:p>ftnd.r.1d</text:p>
          </table:table-cell>
          <table:table-cell office:value-type="string" calcext:value-type="string">
            <text:p>Após 60 minutos.</text:p>
          </table:table-cell>
          <table:table-cell table:formula="of:=CONCATENATE([.A1035];&quot;=&quot;;[translation.B1035])" office:value-type="string" office:string-value="ftnd.r.1d=Após 60 minutos." calcext:value-type="string">
            <text:p>ftnd.r.1d=Após 60 minutos.</text:p>
          </table:table-cell>
          <table:table-cell table:style-name="Default" table:number-columns-repeated="10"/>
          <table:table-cell table:number-columns-repeated="243"/>
        </table:table-row>
        <table:table-row table:style-name="ro26">
          <table:table-cell office:value-type="string" calcext:value-type="string">
            <text:p>ftnd.2q</text:p>
          </table:table-cell>
          <table:table-cell office:value-type="string" calcext:value-type="string">
            <text:p>Você acha difícil não fumar em lugares<text:line-break/>públicos como igrejas, bibliotecas, etc?</text:p>
          </table:table-cell>
          <table:table-cell table:formula="of:=CONCATENATE([.A1036];&quot;=&quot;;[translation.B1036])" office:value-type="string" office:string-value="ftnd.2q=Você acha difícil não fumar em lugares&#10;públicos como igrejas, bibliotecas, etc?" calcext:value-type="string">
            <text:p>ftnd.2q=Você acha difícil não fumar em lugares</text:p>
            <text:p>públicos como igrejas, bibliotecas, etc?</text:p>
          </table:table-cell>
          <table:table-cell table:style-name="Default" table:number-columns-repeated="10"/>
          <table:table-cell table:number-columns-repeated="243"/>
        </table:table-row>
        <table:table-row table:style-name="ro26">
          <table:table-cell office:value-type="string" calcext:value-type="string">
            <text:p>ftnd.3q</text:p>
          </table:table-cell>
          <table:table-cell office:value-type="string" calcext:value-type="string">
            <text:p>Qual o cigarro do dia que te traz mais<text:line-break/>satisfação?</text:p>
          </table:table-cell>
          <table:table-cell table:formula="of:=CONCATENATE([.A1037];&quot;=&quot;;[translation.B1037])" office:value-type="string" office:string-value="ftnd.3q=Qual o cigarro do dia que te traz mais&#10;satisfação?" calcext:value-type="string">
            <text:p>ftnd.3q=Qual o cigarro do dia que te traz mais</text:p>
            <text:p>satisfação?</text:p>
          </table:table-cell>
          <table:table-cell table:style-name="Default" table:number-columns-repeated="10"/>
          <table:table-cell table:number-columns-repeated="243"/>
        </table:table-row>
        <table:table-row table:style-name="ro15">
          <table:table-cell office:value-type="string" calcext:value-type="string">
            <text:p>ftnd.r.3a</text:p>
          </table:table-cell>
          <table:table-cell office:value-type="string" calcext:value-type="string">
            <text:p>O primeiro da manhã.</text:p>
          </table:table-cell>
          <table:table-cell table:formula="of:=CONCATENATE([.A1038];&quot;=&quot;;[translation.B1038])" office:value-type="string" office:string-value="ftnd.r.3a=O primeiro da manhã." calcext:value-type="string">
            <text:p>ftnd.r.3a=O primeiro da manhã.</text:p>
          </table:table-cell>
          <table:table-cell table:style-name="Default" table:number-columns-repeated="10"/>
          <table:table-cell table:number-columns-repeated="243"/>
        </table:table-row>
        <table:table-row table:style-name="ro15">
          <table:table-cell office:value-type="string" calcext:value-type="string">
            <text:p>ftnd.r.3b</text:p>
          </table:table-cell>
          <table:table-cell office:value-type="string" calcext:value-type="string">
            <text:p>Outros.</text:p>
          </table:table-cell>
          <table:table-cell table:formula="of:=CONCATENATE([.A1039];&quot;=&quot;;[translation.B1039])" office:value-type="string" office:string-value="ftnd.r.3b=Outros." calcext:value-type="string">
            <text:p>ftnd.r.3b=Outros.</text:p>
          </table:table-cell>
          <table:table-cell table:style-name="Default" table:number-columns-repeated="10"/>
          <table:table-cell table:number-columns-repeated="243"/>
        </table:table-row>
        <table:table-row table:style-name="ro15">
          <table:table-cell office:value-type="string" calcext:value-type="string">
            <text:p>ftnd.4q</text:p>
          </table:table-cell>
          <table:table-cell office:value-type="string" calcext:value-type="string">
            <text:p>Quantos cigarros você fuma por dia?</text:p>
          </table:table-cell>
          <table:table-cell table:formula="of:=CONCATENATE([.A1040];&quot;=&quot;;[translation.B1040])" office:value-type="string" office:string-value="ftnd.4q=Quantos cigarros você fuma por dia?" calcext:value-type="string">
            <text:p>ftnd.4q=Quantos cigarros você fuma por dia?</text:p>
          </table:table-cell>
          <table:table-cell table:style-name="Default" table:number-columns-repeated="10"/>
          <table:table-cell table:number-columns-repeated="243"/>
        </table:table-row>
        <table:table-row table:style-name="ro15">
          <table:table-cell office:value-type="string" calcext:value-type="string">
            <text:p>ftnd.r.4a</text:p>
          </table:table-cell>
          <table:table-cell office:value-type="string" calcext:value-type="string">
            <text:p>Menos de 10</text:p>
          </table:table-cell>
          <table:table-cell table:formula="of:=CONCATENATE([.A1041];&quot;=&quot;;[translation.B1041])" office:value-type="string" office:string-value="ftnd.r.4a=Menos de 10" calcext:value-type="string">
            <text:p>ftnd.r.4a=Menos de 10</text:p>
          </table:table-cell>
          <table:table-cell table:style-name="Default" table:number-columns-repeated="10"/>
          <table:table-cell table:number-columns-repeated="243"/>
        </table:table-row>
        <table:table-row table:style-name="ro15">
          <table:table-cell office:value-type="string" calcext:value-type="string">
            <text:p>ftnd.r.4b</text:p>
          </table:table-cell>
          <table:table-cell office:value-type="string" calcext:value-type="string">
            <text:p>De 11 a 20</text:p>
          </table:table-cell>
          <table:table-cell table:formula="of:=CONCATENATE([.A1042];&quot;=&quot;;[translation.B1042])" office:value-type="string" office:string-value="ftnd.r.4b=De 11 a 20" calcext:value-type="string">
            <text:p>ftnd.r.4b=De 11 a 20</text:p>
          </table:table-cell>
          <table:table-cell table:style-name="Default" table:number-columns-repeated="10"/>
          <table:table-cell table:number-columns-repeated="243"/>
        </table:table-row>
        <table:table-row table:style-name="ro15">
          <table:table-cell office:value-type="string" calcext:value-type="string">
            <text:p>ftnd.r.4c</text:p>
          </table:table-cell>
          <table:table-cell office:value-type="string" calcext:value-type="string">
            <text:p>De 21 a 30</text:p>
          </table:table-cell>
          <table:table-cell table:formula="of:=CONCATENATE([.A1043];&quot;=&quot;;[translation.B1043])" office:value-type="string" office:string-value="ftnd.r.4c=De 21 a 30" calcext:value-type="string">
            <text:p>ftnd.r.4c=De 21 a 30</text:p>
          </table:table-cell>
          <table:table-cell table:style-name="Default" table:number-columns-repeated="10"/>
          <table:table-cell table:number-columns-repeated="243"/>
        </table:table-row>
        <table:table-row table:style-name="ro15">
          <table:table-cell office:value-type="string" calcext:value-type="string">
            <text:p>ftnd.r.4d</text:p>
          </table:table-cell>
          <table:table-cell office:value-type="string" calcext:value-type="string">
            <text:p>Mais de 31</text:p>
          </table:table-cell>
          <table:table-cell table:formula="of:=CONCATENATE([.A1044];&quot;=&quot;;[translation.B1044])" office:value-type="string" office:string-value="ftnd.r.4d=Mais de 31" calcext:value-type="string">
            <text:p>ftnd.r.4d=Mais de 31</text:p>
          </table:table-cell>
          <table:table-cell table:style-name="Default" table:number-columns-repeated="10"/>
          <table:table-cell table:number-columns-repeated="243"/>
        </table:table-row>
        <table:table-row table:style-name="ro26">
          <table:table-cell office:value-type="string" calcext:value-type="string">
            <text:p>ftnd.5q</text:p>
          </table:table-cell>
          <table:table-cell office:value-type="string" calcext:value-type="string">
            <text:p>Você fuma mais frequentemente pela<text:line-break/>manhã?</text:p>
          </table:table-cell>
          <table:table-cell table:formula="of:=CONCATENATE([.A1045];&quot;=&quot;;[translation.B1045])" office:value-type="string" office:string-value="ftnd.5q=Você fuma mais frequentemente pela&#10;manhã?" calcext:value-type="string">
            <text:p>ftnd.5q=Você fuma mais frequentemente pela</text:p>
            <text:p>manhã?</text:p>
          </table:table-cell>
          <table:table-cell table:style-name="Default" table:number-columns-repeated="10"/>
          <table:table-cell table:number-columns-repeated="243"/>
        </table:table-row>
        <table:table-row table:style-name="ro26">
          <table:table-cell office:value-type="string" calcext:value-type="string">
            <text:p>ftnd.6q</text:p>
          </table:table-cell>
          <table:table-cell office:value-type="string" calcext:value-type="string">
            <text:p>Você fuma, mesmo doente, quando precisa<text:line-break/>ficar de cama a maior parte do tempo?</text:p>
          </table:table-cell>
          <table:table-cell table:formula="of:=CONCATENATE([.A1046];&quot;=&quot;;[translation.B1046])" office:value-type="string" office:string-value="ftnd.6q=Você fuma, mesmo doente, quando precisa&#10;ficar de cama a maior parte do tempo?" calcext:value-type="string">
            <text:p>ftnd.6q=Você fuma, mesmo doente, quando precisa</text:p>
            <text:p>ficar de cama a maior parte do tempo?</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table-cell table:formula="of:=CONCATENATE([.A1047];&quot;=&quot;;[translation.B1047])" office:value-type="string" office:string-value="###################################=" calcext:value-type="string">
            <text:p>###################################=</text:p>
          </table:table-cell>
          <table:table-cell table:style-name="Default" table:number-columns-repeated="10"/>
          <table:table-cell table:number-columns-repeated="243"/>
        </table:table-row>
        <table:table-row table:style-name="ro15">
          <table:table-cell office:value-type="string" calcext:value-type="string">
            <text:p># USER SATISFACTION QUESTIONNAIRE</text:p>
          </table:table-cell>
          <table:table-cell/>
          <table:table-cell table:formula="of:=CONCATENATE([.A1048];&quot;=&quot;;[translation.B1048])" office:value-type="string" office:string-value="# USER SATISFACTION QUESTIONNAIRE=" calcext:value-type="string">
            <text:p># USER SATISFACTION QUESTIONNAIRE=</text:p>
          </table:table-cell>
          <table:table-cell table:style-name="Default" table:number-columns-repeated="10"/>
          <table:table-cell table:number-columns-repeated="243"/>
        </table:table-row>
        <table:table-row table:style-name="ro15">
          <table:table-cell office:value-type="string" calcext:value-type="string">
            <text:p>###################################</text:p>
          </table:table-cell>
          <table:table-cell/>
          <table:table-cell table:formula="of:=CONCATENATE([.A1049];&quot;=&quot;;[translation.B1049])" office:value-type="string" office:string-value="###################################=" calcext:value-type="string">
            <text:p>###################################=</text:p>
          </table:table-cell>
          <table:table-cell table:style-name="Default" table:number-columns-repeated="10"/>
          <table:table-cell table:number-columns-repeated="243"/>
        </table:table-row>
        <table:table-row table:style-name="ro15">
          <table:table-cell office:value-type="string" calcext:value-type="string">
            <text:p>satisfaction.scale.q1</text:p>
          </table:table-cell>
          <table:table-cell office:value-type="string" calcext:value-type="string">
            <text:p>Em geral, qual seu grau de satisfação com o site?</text:p>
          </table:table-cell>
          <table:table-cell table:formula="of:=CONCATENATE([.A1050];&quot;=&quot;;[translation.B1050])" office:value-type="string" office:string-value="satisfaction.scale.q1=Em geral, qual seu grau de satisfação com o site?" calcext:value-type="string">
            <text:p>satisfaction.scale.q1=Em geral, qual seu grau de satisfação com o site?</text:p>
          </table:table-cell>
          <table:table-cell table:style-name="Default" table:number-columns-repeated="10"/>
          <table:table-cell table:number-columns-repeated="243"/>
        </table:table-row>
        <table:table-row table:style-name="ro15">
          <table:table-cell office:value-type="string" calcext:value-type="string">
            <text:p>satisfaction.scale.q1a</text:p>
          </table:table-cell>
          <table:table-cell office:value-type="string" calcext:value-type="string">
            <text:p>Nenhuma satisfação.</text:p>
          </table:table-cell>
          <table:table-cell table:formula="of:=CONCATENATE([.A1051];&quot;=&quot;;[translation.B1051])" office:value-type="string" office:string-value="satisfaction.scale.q1a=Nenhuma satisfação." calcext:value-type="string">
            <text:p>satisfaction.scale.q1a=Nenhuma satisfação.</text:p>
          </table:table-cell>
          <table:table-cell table:style-name="Default" table:number-columns-repeated="10"/>
          <table:table-cell table:number-columns-repeated="243"/>
        </table:table-row>
        <table:table-row table:style-name="ro15">
          <table:table-cell office:value-type="string" calcext:value-type="string">
            <text:p>satisfaction.scale.alittle</text:p>
          </table:table-cell>
          <table:table-cell office:value-type="string" calcext:value-type="string">
            <text:p>Pouquíssima.</text:p>
          </table:table-cell>
          <table:table-cell table:formula="of:=CONCATENATE([.A1052];&quot;=&quot;;[translation.B1052])" office:value-type="string" office:string-value="satisfaction.scale.alittle=Pouquíssima." calcext:value-type="string">
            <text:p>satisfaction.scale.alittle=Pouquíssima.</text:p>
          </table:table-cell>
          <table:table-cell table:style-name="Default" table:number-columns-repeated="10"/>
          <table:table-cell table:number-columns-repeated="243"/>
        </table:table-row>
        <table:table-row table:style-name="ro15">
          <table:table-cell office:value-type="string" calcext:value-type="string">
            <text:p>satisfaction.scale.somewhat</text:p>
          </table:table-cell>
          <table:table-cell office:value-type="string" calcext:value-type="string">
            <text:p>Pouca.</text:p>
          </table:table-cell>
          <table:table-cell table:formula="of:=CONCATENATE([.A1053];&quot;=&quot;;[translation.B1053])" office:value-type="string" office:string-value="satisfaction.scale.somewhat=Pouca." calcext:value-type="string">
            <text:p>satisfaction.scale.somewhat=Pouca.</text:p>
          </table:table-cell>
          <table:table-cell table:style-name="Default" table:number-columns-repeated="10"/>
          <table:table-cell table:number-columns-repeated="243"/>
        </table:table-row>
        <table:table-row table:style-name="ro15">
          <table:table-cell office:value-type="string" calcext:value-type="string">
            <text:p>satisfaction.scale.mostly</text:p>
          </table:table-cell>
          <table:table-cell office:value-type="string" calcext:value-type="string">
            <text:p>Maior parte.</text:p>
          </table:table-cell>
          <table:table-cell table:formula="of:=CONCATENATE([.A1054];&quot;=&quot;;[translation.B1054])" office:value-type="string" office:string-value="satisfaction.scale.mostly=Maior parte." calcext:value-type="string">
            <text:p>satisfaction.scale.mostly=Maior parte.</text:p>
          </table:table-cell>
          <table:table-cell table:style-name="Default" table:number-columns-repeated="10"/>
          <table:table-cell table:number-columns-repeated="243"/>
        </table:table-row>
        <table:table-row table:style-name="ro15">
          <table:table-cell office:value-type="string" calcext:value-type="string">
            <text:p>satisfaction.scale.verymuch</text:p>
          </table:table-cell>
          <table:table-cell office:value-type="string" calcext:value-type="string">
            <text:p>Muitíssima.</text:p>
          </table:table-cell>
          <table:table-cell table:formula="of:=CONCATENATE([.A1055];&quot;=&quot;;[translation.B1055])" office:value-type="string" office:string-value="satisfaction.scale.verymuch=Muitíssima." calcext:value-type="string">
            <text:p>satisfaction.scale.verymuch=Muitíssima.</text:p>
          </table:table-cell>
          <table:table-cell table:style-name="Default" table:number-columns-repeated="10"/>
          <table:table-cell table:number-columns-repeated="243"/>
        </table:table-row>
        <table:table-row table:style-name="ro15">
          <table:table-cell office:value-type="string" calcext:value-type="string">
            <text:p>satisfaction.scale.q1f</text:p>
          </table:table-cell>
          <table:table-cell office:value-type="string" calcext:value-type="string">
            <text:p>Não se aplica: Não usei o site.</text:p>
          </table:table-cell>
          <table:table-cell table:formula="of:=CONCATENATE([.A1056];&quot;=&quot;;[translation.B1056])" office:value-type="string" office:string-value="satisfaction.scale.q1f=Não se aplica: Não usei o site." calcext:value-type="string">
            <text:p>satisfaction.scale.q1f=Não se aplica: Não usei o site.</text:p>
          </table:table-cell>
          <table:table-cell table:style-name="Default" table:number-columns-repeated="10"/>
          <table:table-cell table:number-columns-repeated="243"/>
        </table:table-row>
        <table:table-row table:style-name="ro15">
          <table:table-cell office:value-type="string" calcext:value-type="string">
            <text:p>satisfaction.scale.prefer.not.answer</text:p>
          </table:table-cell>
          <table:table-cell office:value-type="string" calcext:value-type="string">
            <text:p>Prefiro não responder.</text:p>
          </table:table-cell>
          <table:table-cell table:formula="of:=CONCATENATE([.A1057];&quot;=&quot;;[translation.B1057])" office:value-type="string" office:string-value="satisfaction.scale.prefer.not.answer=Prefiro não responder." calcext:value-type="string">
            <text:p>satisfaction.scale.prefer.not.answer=Prefiro não responder.</text:p>
          </table:table-cell>
          <table:table-cell table:style-name="Default" table:number-columns-repeated="10"/>
          <table:table-cell table:number-columns-repeated="243"/>
        </table:table-row>
        <table:table-row table:style-name="ro26">
          <table:table-cell office:value-type="string" calcext:value-type="string">
            <text:p>satisfaction.scale.q2</text:p>
          </table:table-cell>
          <table:table-cell office:value-type="string" calcext:value-type="string">
            <text:p>Você recomendaria esse site para um amigo que gostaria de parar de fumar?</text:p>
          </table:table-cell>
          <table:table-cell table:formula="of:=CONCATENATE([.A1058];&quot;=&quot;;[translation.B1058])" office:value-type="string" office:string-value="satisfaction.scale.q2=Você recomendaria esse site para um amigo que gostaria de parar de fumar?" calcext:value-type="string">
            <text:p>satisfaction.scale.q2=Você recomendaria esse site para um amigo que gostaria de parar de fumar?</text:p>
          </table:table-cell>
          <table:table-cell table:style-name="Default" table:number-columns-repeated="10"/>
          <table:table-cell table:number-columns-repeated="243"/>
        </table:table-row>
        <table:table-row table:style-name="ro15">
          <table:table-cell office:value-type="string" calcext:value-type="string">
            <text:p>satisfaction.scale.maybe</text:p>
          </table:table-cell>
          <table:table-cell office:value-type="string" calcext:value-type="string">
            <text:p>Talvez.</text:p>
          </table:table-cell>
          <table:table-cell table:formula="of:=CONCATENATE([.A1059];&quot;=&quot;;[translation.B1059])" office:value-type="string" office:string-value="satisfaction.scale.maybe=Talvez." calcext:value-type="string">
            <text:p>satisfaction.scale.maybe=Talvez.</text:p>
          </table:table-cell>
          <table:table-cell table:style-name="Default" table:number-columns-repeated="10"/>
          <table:table-cell table:number-columns-repeated="243"/>
        </table:table-row>
        <table:table-row table:style-name="ro26">
          <table:table-cell office:value-type="string" calcext:value-type="string">
            <text:p>satisfaction.scale.3q</text:p>
          </table:table-cell>
          <table:table-cell office:value-type="string" calcext:value-type="string">
            <text:p>O site foi útil para você no exercício de para parar de fumar?</text:p>
          </table:table-cell>
          <table:table-cell table:formula="of:=CONCATENATE([.A1060];&quot;=&quot;;[translation.B1060])" office:value-type="string" office:string-value="satisfaction.scale.3q=O site foi útil para você no exercício de para parar de fumar?" calcext:value-type="string">
            <text:p>satisfaction.scale.3q=O site foi útil para você no exercício de para parar de fumar?</text:p>
          </table:table-cell>
          <table:table-cell table:style-name="Default" table:number-columns-repeated="10"/>
          <table:table-cell table:number-columns-repeated="243"/>
        </table:table-row>
        <table:table-row table:style-name="ro15">
          <table:table-cell table:style-name="ce7" office:value-type="string" calcext:value-type="string">
            <text:p>satisfaction.scale.r.3</text:p>
          </table:table-cell>
          <table:table-cell office:value-type="string" calcext:value-type="string">
            <text:p>Nenhuma utilidade.</text:p>
          </table:table-cell>
          <table:table-cell table:formula="of:=CONCATENATE([.A1061];&quot;=&quot;;[translation.B1061])" office:value-type="string" office:string-value="satisfaction.scale.r.3=Nenhuma utilidade." calcext:value-type="string">
            <text:p>satisfaction.scale.r.3=Nenhuma utilidade.</text:p>
          </table:table-cell>
          <table:table-cell table:style-name="Default" table:number-columns-repeated="10"/>
          <table:table-cell table:number-columns-repeated="243"/>
        </table:table-row>
        <table:table-row table:style-name="ro15">
          <table:table-cell table:style-name="ce7" office:value-type="string" calcext:value-type="string">
            <text:p>satisfaction.scale.r.3</text:p>
          </table:table-cell>
          <table:table-cell office:value-type="string" calcext:value-type="string">
            <text:p>Não se aplica: Não tentei os métodos propostos</text:p>
          </table:table-cell>
          <table:table-cell table:formula="of:=CONCATENATE([.A1062];&quot;=&quot;;[translation.B1062])" office:value-type="string" office:string-value="satisfaction.scale.r.3=Não se aplica: Não tentei os métodos propostos" calcext:value-type="string">
            <text:p>satisfaction.scale.r.3=Não se aplica: Não tentei os métodos propostos</text:p>
          </table:table-cell>
          <table:table-cell table:style-name="Default" table:number-columns-repeated="10"/>
          <table:table-cell table:number-columns-repeated="243"/>
        </table:table-row>
        <table:table-row table:style-name="ro26">
          <table:table-cell office:value-type="string" calcext:value-type="string">
            <text:p>satisfaction.scale.4q</text:p>
          </table:table-cell>
          <table:table-cell office:value-type="string" calcext:value-type="string">
            <text:p>No geral, quão útil foram os planos personalizados do site para você parar de fumar?</text:p>
          </table:table-cell>
          <table:table-cell table:formula="of:=CONCATENATE([.A1063];&quot;=&quot;;[translation.B1063])" office:value-type="string" office:string-value="satisfaction.scale.4q=No geral, quão útil foram os planos personalizados do site para você parar de fumar?" calcext:value-type="string">
            <text:p>satisfaction.scale.4q=No geral, quão útil foram os planos personalizados do site para você parar de fumar?</text:p>
          </table:table-cell>
          <table:table-cell table:style-name="Default" table:number-columns-repeated="10"/>
          <table:table-cell table:number-columns-repeated="243"/>
        </table:table-row>
        <table:table-row table:style-name="ro15">
          <table:table-cell office:value-type="string" calcext:value-type="string">
            <text:p>satisfaction.scale.r.4</text:p>
          </table:table-cell>
          <table:table-cell office:value-type="string" calcext:value-type="string">
            <text:p>Nenhuma utilidade.</text:p>
          </table:table-cell>
          <table:table-cell table:formula="of:=CONCATENATE([.A1064];&quot;=&quot;;[translation.B1064])" office:value-type="string" office:string-value="satisfaction.scale.r.4=Nenhuma utilidade." calcext:value-type="string">
            <text:p>satisfaction.scale.r.4=Nenhuma utilidade.</text:p>
          </table:table-cell>
          <table:table-cell table:style-name="Default" table:number-columns-repeated="10"/>
          <table:table-cell table:number-columns-repeated="243"/>
        </table:table-row>
        <table:table-row table:style-name="ro26">
          <table:table-cell office:value-type="string" calcext:value-type="string">
            <text:p>satisfaction.scale.r.4</text:p>
          </table:table-cell>
          <table:table-cell office:value-type="string" calcext:value-type="string">
            <text:p>Não se aplica: Não usei os planos personalizados do site.</text:p>
          </table:table-cell>
          <table:table-cell table:formula="of:=CONCATENATE([.A1065];&quot;=&quot;;[translation.B1065])" office:value-type="string" office:string-value="satisfaction.scale.r.4=Não se aplica: Não usei os planos personalizados do site." calcext:value-type="string">
            <text:p>satisfaction.scale.r.4=Não se aplica: Não usei os planos personalizados do site.</text:p>
          </table:table-cell>
          <table:table-cell table:style-name="Default" table:number-columns-repeated="10"/>
          <table:table-cell table:number-columns-repeated="243"/>
        </table:table-row>
        <table:table-row table:style-name="ro26">
          <table:table-cell office:value-type="string" calcext:value-type="string">
            <text:p>satisfaction.scale.5q</text:p>
          </table:table-cell>
          <table:table-cell office:value-type="string" calcext:value-type="string">
            <text:p>Quão útil foram os fóruns de suporte do site para você parar de fumar?</text:p>
          </table:table-cell>
          <table:table-cell table:formula="of:=CONCATENATE([.A1066];&quot;=&quot;;[translation.B1066])" office:value-type="string" office:string-value="satisfaction.scale.5q=Quão útil foram os fóruns de suporte do site para você parar de fumar?" calcext:value-type="string">
            <text:p>satisfaction.scale.5q=Quão útil foram os fóruns de suporte do site para você parar de fumar?</text:p>
          </table:table-cell>
          <table:table-cell table:style-name="Default" table:number-columns-repeated="10"/>
          <table:table-cell table:number-columns-repeated="243"/>
        </table:table-row>
        <table:table-row table:style-name="ro15">
          <table:table-cell office:value-type="string" calcext:value-type="string">
            <text:p>satisfaction.scale.r.5</text:p>
          </table:table-cell>
          <table:table-cell office:value-type="string" calcext:value-type="string">
            <text:p>Nenhuma utilidade.</text:p>
          </table:table-cell>
          <table:table-cell table:formula="of:=CONCATENATE([.A1067];&quot;=&quot;;[translation.B1067])" office:value-type="string" office:string-value="satisfaction.scale.r.5=Nenhuma utilidade." calcext:value-type="string">
            <text:p>satisfaction.scale.r.5=Nenhuma utilidade.</text:p>
          </table:table-cell>
          <table:table-cell table:style-name="Default" table:number-columns-repeated="10"/>
          <table:table-cell table:number-columns-repeated="243"/>
        </table:table-row>
        <table:table-row table:style-name="ro15">
          <table:table-cell office:value-type="string" calcext:value-type="string">
            <text:p>satisfaction.scale.r.5</text:p>
          </table:table-cell>
          <table:table-cell office:value-type="string" calcext:value-type="string">
            <text:p>Não se aplica: Não usei os fóruns de suporte do site.</text:p>
          </table:table-cell>
          <table:table-cell table:formula="of:=CONCATENATE([.A1068];&quot;=&quot;;[translation.B1068])" office:value-type="string" office:string-value="satisfaction.scale.r.5=Não se aplica: Não usei os fóruns de suporte do site." calcext:value-type="string">
            <text:p>satisfaction.scale.r.5=Não se aplica: Não usei os fóruns de suporte do site.</text:p>
          </table:table-cell>
          <table:table-cell table:style-name="Default" table:number-columns-repeated="10"/>
          <table:table-cell table:number-columns-repeated="243"/>
        </table:table-row>
        <table:table-row table:style-name="ro26">
          <table:table-cell office:value-type="string" calcext:value-type="string">
            <text:p>satisfaction.scale.6q</text:p>
          </table:table-cell>
          <table:table-cell office:value-type="string" calcext:value-type="string">
            <text:p>Desde que acessou o site pela 1° vez, quantas outras vezes você visitou o site?</text:p>
          </table:table-cell>
          <table:table-cell table:formula="of:=CONCATENATE([.A1069];&quot;=&quot;;[translation.B1069])" office:value-type="string" office:string-value="satisfaction.scale.6q=Desde que acessou o site pela 1° vez, quantas outras vezes você visitou o site?" calcext:value-type="string">
            <text:p>satisfaction.scale.6q=Desde que acessou o site pela 1° vez, quantas outras vezes você visitou o site?</text:p>
          </table:table-cell>
          <table:table-cell table:style-name="Default" table:number-columns-repeated="10"/>
          <table:table-cell table:number-columns-repeated="243"/>
        </table:table-row>
        <table:table-row table:style-name="ro15">
          <table:table-cell office:value-type="string" calcext:value-type="string">
            <text:p>satisfaction.scale.r.6</text:p>
          </table:table-cell>
          <table:table-cell office:value-type="string" calcext:value-type="string">
            <text:p>Número de vezes = </text:p>
          </table:table-cell>
          <table:table-cell table:formula="of:=CONCATENATE([.A1070];&quot;=&quot;;[translation.B1070])" office:value-type="string" office:string-value="satisfaction.scale.r.6=Número de vezes = " calcext:value-type="string">
            <text:p>satisfaction.scale.r.6=Número de vezes = </text:p>
          </table:table-cell>
          <table:table-cell table:style-name="Default" table:number-columns-repeated="10"/>
          <table:table-cell table:number-columns-repeated="243"/>
        </table:table-row>
        <table:table-row table:style-name="ro15">
          <table:table-cell office:value-type="string" calcext:value-type="string">
            <text:p>satisfaction.scale.r.6</text:p>
          </table:table-cell>
          <table:table-cell office:value-type="string" calcext:value-type="string">
            <text:p>Prefiro não responder.</text:p>
          </table:table-cell>
          <table:table-cell table:formula="of:=CONCATENATE([.A1071];&quot;=&quot;;[translation.B1071])" office:value-type="string" office:string-value="satisfaction.scale.r.6=Prefiro não responder." calcext:value-type="string">
            <text:p>satisfaction.scale.r.6=Prefiro não responder.</text:p>
          </table:table-cell>
          <table:table-cell table:style-name="Default" table:number-columns-repeated="10"/>
          <table:table-cell table:number-columns-repeated="243"/>
        </table:table-row>
        <table:table-row table:style-name="ro15">
          <table:table-cell office:value-type="string" calcext:value-type="string">
            <text:p>satisfaction.scale.7q</text:p>
          </table:table-cell>
          <table:table-cell office:value-type="string" calcext:value-type="string">
            <text:p>Quão organizado você achou o site?</text:p>
          </table:table-cell>
          <table:table-cell table:formula="of:=CONCATENATE([.A1072];&quot;=&quot;;[translation.B1072])" office:value-type="string" office:string-value="satisfaction.scale.7q=Quão organizado você achou o site?" calcext:value-type="string">
            <text:p>satisfaction.scale.7q=Quão organizado você achou o site?</text:p>
          </table:table-cell>
          <table:table-cell table:style-name="Default" table:number-columns-repeated="10"/>
          <table:table-cell table:number-columns-repeated="243"/>
        </table:table-row>
        <table:table-row table:style-name="ro15">
          <table:table-cell office:value-type="string" calcext:value-type="string">
            <text:p>satisfaction.scale.r.7</text:p>
          </table:table-cell>
          <table:table-cell office:value-type="string" calcext:value-type="string">
            <text:p>Nenhuma organização.</text:p>
          </table:table-cell>
          <table:table-cell table:formula="of:=CONCATENATE([.A1073];&quot;=&quot;;[translation.B1073])" office:value-type="string" office:string-value="satisfaction.scale.r.7=Nenhuma organização." calcext:value-type="string">
            <text:p>satisfaction.scale.r.7=Nenhuma organização.</text:p>
          </table:table-cell>
          <table:table-cell table:style-name="Default" table:number-columns-repeated="10"/>
          <table:table-cell table:number-columns-repeated="243"/>
        </table:table-row>
        <table:table-row table:style-name="ro15">
          <table:table-cell office:value-type="string" calcext:value-type="string">
            <text:p>satisfaction.scale.8q</text:p>
          </table:table-cell>
          <table:table-cell office:value-type="string" calcext:value-type="string">
            <text:p>Quão fácil para acessar as diferentes seções do site?</text:p>
          </table:table-cell>
          <table:table-cell table:formula="of:=CONCATENATE([.A1074];&quot;=&quot;;[translation.B1074])" office:value-type="string" office:string-value="satisfaction.scale.8q=Quão fácil para acessar as diferentes seções do site?" calcext:value-type="string">
            <text:p>satisfaction.scale.8q=Quão fácil para acessar as diferentes seções do site?</text:p>
          </table:table-cell>
          <table:table-cell table:style-name="Default" table:number-columns-repeated="10"/>
          <table:table-cell table:number-columns-repeated="243"/>
        </table:table-row>
        <table:table-row table:style-name="ro15">
          <table:table-cell office:value-type="string" calcext:value-type="string">
            <text:p>satisfaction.scale.r.8</text:p>
          </table:table-cell>
          <table:table-cell office:value-type="string" calcext:value-type="string">
            <text:p>Nenhuma.</text:p>
          </table:table-cell>
          <table:table-cell table:formula="of:=CONCATENATE([.A1075];&quot;=&quot;;[translation.B1075])" office:value-type="string" office:string-value="satisfaction.scale.r.8=Nenhuma." calcext:value-type="string">
            <text:p>satisfaction.scale.r.8=Nenhuma.</text:p>
          </table:table-cell>
          <table:table-cell table:style-name="Default" table:number-columns-repeated="10"/>
          <table:table-cell table:number-columns-repeated="243"/>
        </table:table-row>
        <table:table-row table:style-name="ro26">
          <table:table-cell office:value-type="string" calcext:value-type="string">
            <text:p>satisfaction.scale.r.9</text:p>
          </table:table-cell>
          <table:table-cell office:value-type="string" calcext:value-type="string">
            <text:p>Existe algo mais que você gostaria de dizer sobre esse site?</text:p>
          </table:table-cell>
          <table:table-cell table:formula="of:=CONCATENATE([.A1076];&quot;=&quot;;[translation.B1076])" office:value-type="string" office:string-value="satisfaction.scale.r.9=Existe algo mais que você gostaria de dizer sobre esse site?" calcext:value-type="string">
            <text:p>satisfaction.scale.r.9=Existe algo mais que você gostaria de dizer sobre esse site?</text:p>
          </table:table-cell>
          <table:table-cell table:style-name="Default" table:number-columns-repeated="10"/>
          <table:table-cell table:number-columns-repeated="243"/>
        </table:table-row>
        <table:table-row table:style-name="ro15">
          <table:table-cell table:style-name="Default" table:number-columns-repeated="2"/>
          <table:table-cell/>
          <table:table-cell table:style-name="Default" table:number-columns-repeated="10"/>
          <table:table-cell table:number-columns-repeated="243"/>
        </table:table-row>
        <table:table-row table:style-name="ro15">
          <table:table-cell table:number-columns-repeated="3"/>
          <table:table-cell table:style-name="Default" table:number-columns-repeated="10"/>
          <table:table-cell table:number-columns-repeated="243"/>
        </table:table-row>
        <table:table-row table:style-name="ro15" table:number-rows-repeated="97">
          <table:table-cell table:number-columns-repeated="2"/>
          <table:table-cell table:style-name="Default" table:number-columns-repeated="11"/>
          <table:table-cell table:number-columns-repeated="243"/>
        </table:table-row>
        <table:table-row table:style-name="ro15">
          <table:table-cell table:number-columns-repeated="2"/>
          <table:table-cell table:style-name="Default" table:number-columns-repeated="11"/>
          <table:table-cell table:number-columns-repeated="243"/>
        </table:table-row>
      </table:table>
      <table:table table:name="Sheet3" table:style-name="ta3" table:print="false">
        <office:forms form:automatic-focus="false" form:apply-design-mode="false"/>
        <table:table-column table:style-name="co9" table:default-cell-style-name="Default"/>
        <table:table-column table:style-name="co9" table:number-columns-repeated="5" table:default-cell-style-name="ce3"/>
        <table:table-column table:style-name="co7" table:default-cell-style-name="ce3"/>
        <table:table-column table:style-name="co7" table:number-columns-repeated="245" table:default-cell-style-name="Default"/>
        <table:table-row table:style-name="ro4">
          <table:table-cell table:number-columns-repeated="252"/>
        </table:table-row>
        <table:table-row table:style-name="ro4">
          <table:table-cell office:value-type="string" calcext:value-type="string">
            <text:p>primefaces.captcha.INVALID=O valor em ''{0}'' não é válido.</text:p>
          </table:table-cell>
          <table:table-cell table:number-columns-repeated="251"/>
        </table:table-row>
        <table:table-row table:style-name="ro4">
          <table:table-cell office:value-type="string" calcext:value-type="string">
            <text:p>primefaces.captcha.INVALID_detail=???{0}: ''{1}'' não é igual ao texto exibido.</text:p>
          </table:table-cell>
          <table:table-cell table:number-columns-repeated="251"/>
        </table:table-row>
        <table:table-row table:style-name="ro4">
          <table:table-cell office:value-type="string" calcext:value-type="string">
            <text:p>primefaces.password.INVALID_MATCH={0}'' deve ser igual a ''{1}''.</text:p>
          </table:table-cell>
          <table:table-cell table:number-columns-repeated="251"/>
        </table:table-row>
        <table:table-row table:style-name="ro4">
          <table:table-cell office:value-type="string" calcext:value-type="string">
            <text:p>primefaces.password.INVALID_MATCH_detail={0}'' deve ser igual a ''{1}''.</text:p>
          </table:table-cell>
          <table:table-cell table:number-columns-repeated="251"/>
        </table:table-row>
        <table:table-row table:style-name="ro4">
          <table:table-cell office:value-type="string" calcext:value-type="string">
            <text:p>javax.faces.component.UIInput.REQUIRED=O campo ''{0}'' é requerido.</text:p>
          </table:table-cell>
          <table:table-cell table:number-columns-repeated="251"/>
        </table:table-row>
        <table:table-row table:style-name="ro4">
          <table:table-cell office:value-type="string" calcext:value-type="string">
            <text:p>javax.faces.validator.LengthValidator.MINIMUM=O campo ''{1}'' deve conter ao menos {0} caracteres.</text:p>
          </table:table-cell>
          <table:table-cell table:number-columns-repeated="251"/>
        </table:table-row>
        <table:table-row table:style-name="ro4">
          <table:table-cell office:value-type="string" calcext:value-type="string">
            <text:p>javax.faces.validator.LengthValidator.MAXIMUM=O campo ''{1}'' deve conter no máximo {0} caractere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COMMON TERMS #########=</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ufjf=Universidade Federal de Juiz de Fora</text:p>
          </table:table-cell>
          <table:table-cell table:number-columns-repeated="251"/>
        </table:table-row>
        <table:table-row table:style-name="ro4">
          <table:table-cell office:value-type="string" calcext:value-type="string">
            <text:p>crepeia=Centro de Referência em Pesquisa, Intervenção e Avaliação em Álcool e Outras Droga</text:p>
          </table:table-cell>
          <table:table-cell table:number-columns-repeated="251"/>
        </table:table-row>
        <table:table-row table:style-name="ro4">
          <table:table-cell office:value-type="string" calcext:value-type="string">
            <text:p>dcc=Departamento de Ciências da Computação - UFJF</text:p>
          </table:table-cell>
          <table:table-cell table:number-columns-repeated="251"/>
        </table:table-row>
        <table:table-row table:style-name="ro4">
          <table:table-cell office:value-type="string" calcext:value-type="string">
            <text:p>fapemig=FAPEMIG</text:p>
          </table:table-cell>
          <table:table-cell table:number-columns-repeated="251"/>
        </table:table-row>
        <table:table-row table:style-name="ro4">
          <table:table-cell office:value-type="string" calcext:value-type="string">
            <text:p>cnpq=CNPQ - Ciências sem Fronteiras</text:p>
          </table:table-cell>
          <table:table-cell table:number-columns-repeated="251"/>
        </table:table-row>
        <table:table-row table:style-name="ro4">
          <table:table-cell office:value-type="string" calcext:value-type="string">
            <text:p>capes=CAPES</text:p>
          </table:table-cell>
          <table:table-cell table:number-columns-repeated="251"/>
        </table:table-row>
        <table:table-row table:style-name="ro4">
          <table:table-cell office:value-type="string" calcext:value-type="string">
            <text:p>update.date=Atualizado em 08/09/2014.</text:p>
          </table:table-cell>
          <table:table-cell table:number-columns-repeated="251"/>
        </table:table-row>
        <table:table-row table:style-name="ro4">
          <table:table-cell office:value-type="string" calcext:value-type="string">
            <text:p>vivasemtabaco=Viva sem Tabaco</text:p>
          </table:table-cell>
          <table:table-cell table:number-columns-repeated="251"/>
        </table:table-row>
        <table:table-row table:style-name="ro4">
          <table:table-cell office:value-type="string" calcext:value-type="string">
            <text:p>send=Enviar</text:p>
          </table:table-cell>
          <table:table-cell table:number-columns-repeated="251"/>
        </table:table-row>
        <table:table-row table:style-name="ro4">
          <table:table-cell office:value-type="string" calcext:value-type="string">
            <text:p>psw=Senha</text:p>
          </table:table-cell>
          <table:table-cell table:number-columns-repeated="251"/>
        </table:table-row>
        <table:table-row table:style-name="ro4">
          <table:table-cell office:value-type="string" calcext:value-type="string">
            <text:p>next=próximo</text:p>
          </table:table-cell>
          <table:table-cell table:number-columns-repeated="251"/>
        </table:table-row>
        <table:table-row table:style-name="ro4">
          <table:table-cell office:value-type="string" calcext:value-type="string">
            <text:p>back=voltar</text:p>
          </table:table-cell>
          <table:table-cell table:number-columns-repeated="251"/>
        </table:table-row>
        <table:table-row table:style-name="ro4">
          <table:table-cell office:value-type="string" calcext:value-type="string">
            <text:p>img.ref=Crédito da foto:</text:p>
          </table:table-cell>
          <table:table-cell table:number-columns-repeated="251"/>
        </table:table-row>
        <table:table-row table:style-name="ro4">
          <table:table-cell office:value-type="string" calcext:value-type="string">
            <text:p>next.step=Próximo passo</text:p>
          </table:table-cell>
          <table:table-cell table:number-columns-repeated="251"/>
        </table:table-row>
        <table:table-row table:style-name="ro4">
          <table:table-cell office:value-type="string" calcext:value-type="string">
            <text:p>currency=R$</text:p>
          </table:table-cell>
          <table:table-cell table:number-columns-repeated="251"/>
        </table:table-row>
        <table:table-row table:style-name="ro4">
          <table:table-cell office:value-type="string" calcext:value-type="string">
            <text:p>centseparator=.</text:p>
          </table:table-cell>
          <table:table-cell table:number-columns-repeated="251"/>
        </table:table-row>
        <table:table-row table:style-name="ro4">
          <table:table-cell office:value-type="string" calcext:value-type="string">
            <text:p>thousandseparator=,</text:p>
          </table:table-cell>
          <table:table-cell table:number-columns-repeated="251"/>
        </table:table-row>
        <table:table-row table:style-name="ro4">
          <table:table-cell office:value-type="string" calcext:value-type="string">
            <text:p>source=Fonte</text:p>
          </table:table-cell>
          <table:table-cell table:number-columns-repeated="251"/>
        </table:table-row>
        <table:table-row table:style-name="ro4">
          <table:table-cell office:value-type="string" calcext:value-type="string">
            <text:p>sources=Fontes</text:p>
          </table:table-cell>
          <table:table-cell table:number-columns-repeated="251"/>
        </table:table-row>
        <table:table-row table:style-name="ro4">
          <table:table-cell office:value-type="string" calcext:value-type="string">
            <text:p>month.1=Janeiro</text:p>
          </table:table-cell>
          <table:table-cell table:number-columns-repeated="251"/>
        </table:table-row>
        <table:table-row table:style-name="ro4">
          <table:table-cell office:value-type="string" calcext:value-type="string">
            <text:p>month.2=February</text:p>
          </table:table-cell>
          <table:table-cell table:number-columns-repeated="251"/>
        </table:table-row>
        <table:table-row table:style-name="ro4">
          <table:table-cell office:value-type="string" calcext:value-type="string">
            <text:p>month.3=Março</text:p>
          </table:table-cell>
          <table:table-cell table:number-columns-repeated="251"/>
        </table:table-row>
        <table:table-row table:style-name="ro4">
          <table:table-cell office:value-type="string" calcext:value-type="string">
            <text:p>month.4=Abril</text:p>
          </table:table-cell>
          <table:table-cell table:number-columns-repeated="251"/>
        </table:table-row>
        <table:table-row table:style-name="ro4">
          <table:table-cell office:value-type="string" calcext:value-type="string">
            <text:p>month.5=Maio</text:p>
          </table:table-cell>
          <table:table-cell table:number-columns-repeated="251"/>
        </table:table-row>
        <table:table-row table:style-name="ro4">
          <table:table-cell office:value-type="string" calcext:value-type="string">
            <text:p>month.6=Junho</text:p>
          </table:table-cell>
          <table:table-cell table:number-columns-repeated="251"/>
        </table:table-row>
        <table:table-row table:style-name="ro4">
          <table:table-cell office:value-type="string" calcext:value-type="string">
            <text:p>month.7=Julho</text:p>
          </table:table-cell>
          <table:table-cell table:number-columns-repeated="251"/>
        </table:table-row>
        <table:table-row table:style-name="ro4">
          <table:table-cell office:value-type="string" calcext:value-type="string">
            <text:p>month.8=Agosto</text:p>
          </table:table-cell>
          <table:table-cell table:number-columns-repeated="251"/>
        </table:table-row>
        <table:table-row table:style-name="ro4">
          <table:table-cell office:value-type="string" calcext:value-type="string">
            <text:p>month.9=Setembro</text:p>
          </table:table-cell>
          <table:table-cell table:number-columns-repeated="251"/>
        </table:table-row>
        <table:table-row table:style-name="ro4">
          <table:table-cell office:value-type="string" calcext:value-type="string">
            <text:p>month.10=Outubro</text:p>
          </table:table-cell>
          <table:table-cell table:number-columns-repeated="251"/>
        </table:table-row>
        <table:table-row table:style-name="ro4">
          <table:table-cell office:value-type="string" calcext:value-type="string">
            <text:p>month.11=Novembro</text:p>
          </table:table-cell>
          <table:table-cell table:number-columns-repeated="251"/>
        </table:table-row>
        <table:table-row table:style-name="ro4">
          <table:table-cell office:value-type="string" calcext:value-type="string">
            <text:p>month.12=Dezembro</text:p>
          </table:table-cell>
          <table:table-cell table:number-columns-repeated="251"/>
        </table:table-row>
        <table:table-row table:style-name="ro4">
          <table:table-cell office:value-type="string" calcext:value-type="string">
            <text:p>yes=Sim</text:p>
          </table:table-cell>
          <table:table-cell table:number-columns-repeated="251"/>
        </table:table-row>
        <table:table-row table:style-name="ro4">
          <table:table-cell office:value-type="string" calcext:value-type="string">
            <text:p>no=Nã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WEBSITE - MAIN #########=</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 HEADER=</text:p>
          </table:table-cell>
          <table:table-cell table:number-columns-repeated="251"/>
        </table:table-row>
        <table:table-row table:style-name="ro4">
          <table:table-cell office:value-type="string" calcext:value-type="string">
            <text:p>header.title=Viva sem Tabaco</text:p>
          </table:table-cell>
          <table:table-cell table:number-columns-repeated="251"/>
        </table:table-row>
        <table:table-row table:style-name="ro4">
          <table:table-cell office:value-type="string" calcext:value-type="string">
            <text:p>header.logo=Logomarca do viva sem tabaco</text:p>
          </table:table-cell>
          <table:table-cell table:number-columns-repeated="251"/>
        </table:table-row>
        <table:table-row table:style-name="ro4">
          <table:table-cell office:value-type="string" calcext:value-type="string">
            <text:p>register=Cadastrar</text:p>
          </table:table-cell>
          <table:table-cell table:number-columns-repeated="251"/>
        </table:table-row>
        <table:table-row table:style-name="ro4">
          <table:table-cell office:value-type="string" calcext:value-type="string">
            <text:p>signin=Entrar</text:p>
          </table:table-cell>
          <table:table-cell table:number-columns-repeated="251"/>
        </table:table-row>
        <table:table-row table:style-name="ro4">
          <table:table-cell office:value-type="string" calcext:value-type="string">
            <text:p>search=Buscar</text:p>
          </table:table-cell>
          <table:table-cell table:number-columns-repeated="251"/>
        </table:table-row>
        <table:table-row table:style-name="ro4">
          <table:table-cell office:value-type="string" calcext:value-type="string">
            <text:p>search.here=Pesquise aqui</text:p>
          </table:table-cell>
          <table:table-cell table:number-columns-repeated="251"/>
        </table:table-row>
        <table:table-row table:style-name="ro4">
          <table:table-cell office:value-type="string" calcext:value-type="string">
            <text:p>email=E-mail</text:p>
          </table:table-cell>
          <table:table-cell table:number-columns-repeated="251"/>
        </table:table-row>
        <table:table-row table:style-name="ro4">
          <table:table-cell office:value-type="string" calcext:value-type="string">
            <text:p>password=Senha</text:p>
          </table:table-cell>
          <table:table-cell table:number-columns-repeated="251"/>
        </table:table-row>
        <table:table-row table:style-name="ro4" table:number-rows-repeated="2">
          <table:table-cell table:number-columns-repeated="252"/>
        </table:table-row>
        <table:table-row table:style-name="ro4">
          <table:table-cell office:value-type="string" calcext:value-type="string">
            <text:p># INDEX.XTML=</text:p>
          </table:table-cell>
          <table:table-cell table:number-columns-repeated="251"/>
        </table:table-row>
        <table:table-row table:style-name="ro4">
          <table:table-cell office:value-type="string" calcext:value-type="string">
            <text:p>index.titlepage=Viva sem Tabaco | Programa online gratuito para o tratamento do tabagismo</text:p>
          </table:table-cell>
          <table:table-cell table:number-columns-repeated="251"/>
        </table:table-row>
        <table:table-row table:style-name="ro4">
          <table:table-cell office:value-type="string" calcext:value-type="string">
            <text:p>index.objetivo=Objetivo: oferecer a fumantes um serviço de qualidade e personalizado para parar de fumar.</text:p>
          </table:table-cell>
          <table:table-cell table:number-columns-repeated="251"/>
        </table:table-row>
        <table:table-row table:style-name="ro4">
          <table:table-cell office:value-type="string" calcext:value-type="string">
            <text:p>index.conteudo=O conteúdo foi criado por especialistas com a participação de ex-fumantes e fumantes.</text:p>
          </table:table-cell>
          <table:table-cell table:number-columns-repeated="251"/>
        </table:table-row>
        <table:table-row table:style-name="ro4">
          <table:table-cell office:value-type="string" calcext:value-type="string">
            <text:p>index.header.main=Parar de fumar online</text:p>
          </table:table-cell>
          <table:table-cell table:number-columns-repeated="251"/>
        </table:table-row>
        <table:table-row table:style-name="ro4">
          <table:table-cell office:value-type="string" calcext:value-type="string">
            <text:p>index.conteudo.saibamais=Saiba mais.</text:p>
          </table:table-cell>
          <table:table-cell table:number-columns-repeated="251"/>
        </table:table-row>
        <table:table-row table:style-name="ro4">
          <table:table-cell office:value-type="string" calcext:value-type="string">
            <text:p>index.objetivo.img=Especialistas</text:p>
          </table:table-cell>
          <table:table-cell table:number-columns-repeated="251"/>
        </table:table-row>
        <table:table-row table:style-name="ro4">
          <table:table-cell office:value-type="string" calcext:value-type="string">
            <text:p>index.conteudo.img=Ciências</text:p>
          </table:table-cell>
          <table:table-cell table:number-columns-repeated="251"/>
        </table:table-row>
        <table:table-row table:style-name="ro4">
          <table:table-cell office:value-type="string" calcext:value-type="string">
            <text:p>index.descricao=Ele é gratuito e sempre será! Faça seu cadastro agora mesmo</text:p>
          </table:table-cell>
          <table:table-cell table:number-columns-repeated="251"/>
        </table:table-row>
        <table:table-row table:style-name="ro4">
          <table:table-cell office:value-type="string" calcext:value-type="string">
            <text:p>index.descricao.aqui=aqui</text:p>
          </table:table-cell>
          <table:table-cell table:number-columns-repeated="251"/>
        </table:table-row>
        <table:table-row table:style-name="ro4">
          <table:table-cell office:value-type="string" calcext:value-type="string">
            <text:p>index.descricao.img=Gratuito e seguro</text:p>
          </table:table-cell>
          <table:table-cell table:number-columns-repeated="251"/>
        </table:table-row>
        <table:table-row table:style-name="ro4">
          <table:table-cell office:value-type="string" calcext:value-type="string">
            <text:p>index.bottom.h=Escolha uma das 3 etapas</text:p>
          </table:table-cell>
          <table:table-cell table:number-columns-repeated="251"/>
        </table:table-row>
        <table:table-row table:style-name="ro4">
          <table:table-cell office:value-type="string" calcext:value-type="string">
            <text:p>index.step1.h=Vale a pena parar?</text:p>
          </table:table-cell>
          <table:table-cell table:number-columns-repeated="251"/>
        </table:table-row>
        <table:table-row table:style-name="ro4">
          <table:table-cell office:value-type="string" calcext:value-type="string">
            <text:p>index.arrow=Seta</text:p>
          </table:table-cell>
          <table:table-cell table:number-columns-repeated="251"/>
        </table:table-row>
        <table:table-row table:style-name="ro4">
          <table:table-cell office:value-type="string" calcext:value-type="string">
            <text:p>index.step1.li1=Riscos do cigarro</text:p>
          </table:table-cell>
          <table:table-cell table:number-columns-repeated="251"/>
        </table:table-row>
        <table:table-row table:style-name="ro4">
          <table:table-cell office:value-type="string" calcext:value-type="string">
            <text:p>index.step1.li2=Vantagens de parar</text:p>
          </table:table-cell>
          <table:table-cell table:number-columns-repeated="251"/>
        </table:table-row>
        <table:table-row table:style-name="ro4">
          <table:table-cell office:value-type="string" calcext:value-type="string">
            <text:p>index.step1.li3=Abstinência</text:p>
          </table:table-cell>
          <table:table-cell table:number-columns-repeated="251"/>
        </table:table-row>
        <table:table-row table:style-name="ro4">
          <table:table-cell office:value-type="string" calcext:value-type="string">
            <text:p>index.step1.li4=Ganho de peso</text:p>
          </table:table-cell>
          <table:table-cell table:number-columns-repeated="251"/>
        </table:table-row>
        <table:table-row table:style-name="ro4">
          <table:table-cell office:value-type="string" calcext:value-type="string">
            <text:p>index.step1.li5=Custo financeiro</text:p>
          </table:table-cell>
          <table:table-cell table:number-columns-repeated="251"/>
        </table:table-row>
        <table:table-row table:style-name="ro4">
          <table:table-cell office:value-type="string" calcext:value-type="string">
            <text:p>index.step2.h=Pronto para parar?</text:p>
          </table:table-cell>
          <table:table-cell table:number-columns-repeated="251"/>
        </table:table-row>
        <table:table-row table:style-name="ro4">
          <table:table-cell office:value-type="string" calcext:value-type="string">
            <text:p>index.step2.img=Pronto para parar</text:p>
          </table:table-cell>
          <table:table-cell table:number-columns-repeated="251"/>
        </table:table-row>
        <table:table-row table:style-name="ro4">
          <table:table-cell office:value-type="string" calcext:value-type="string">
            <text:p>index.step2.li1=Plano personalizado</text:p>
          </table:table-cell>
          <table:table-cell table:number-columns-repeated="251"/>
        </table:table-row>
        <table:table-row table:style-name="ro4">
          <table:table-cell office:value-type="string" calcext:value-type="string">
            <text:p>index.step2.li2=Medicamentos</text:p>
          </table:table-cell>
          <table:table-cell table:number-columns-repeated="251"/>
        </table:table-row>
        <table:table-row table:style-name="ro4">
          <table:table-cell office:value-type="string" calcext:value-type="string">
            <text:p>index.step2.li3=Sintomas de abstinência</text:p>
          </table:table-cell>
          <table:table-cell table:number-columns-repeated="251"/>
        </table:table-row>
        <table:table-row table:style-name="ro4">
          <table:table-cell office:value-type="string" calcext:value-type="string">
            <text:p>index.step2.li4=Ganho de peso</text:p>
          </table:table-cell>
          <table:table-cell table:number-columns-repeated="251"/>
        </table:table-row>
        <table:table-row table:style-name="ro4">
          <table:table-cell office:value-type="string" calcext:value-type="string">
            <text:p>index.step2.li5=Enfrentando a fissura</text:p>
          </table:table-cell>
          <table:table-cell table:number-columns-repeated="251"/>
        </table:table-row>
        <table:table-row table:style-name="ro4">
          <table:table-cell office:value-type="string" calcext:value-type="string">
            <text:p>index.step3.h=Já parou?</text:p>
          </table:table-cell>
          <table:table-cell table:number-columns-repeated="251"/>
        </table:table-row>
        <table:table-row table:style-name="ro4">
          <table:table-cell office:value-type="string" calcext:value-type="string">
            <text:p>index.step3.li1=Plano para recaídas</text:p>
          </table:table-cell>
          <table:table-cell table:number-columns-repeated="251"/>
        </table:table-row>
        <table:table-row table:style-name="ro4">
          <table:table-cell office:value-type="string" calcext:value-type="string">
            <text:p>index.step3.li2=Recaídas e lapsos</text:p>
          </table:table-cell>
          <table:table-cell table:number-columns-repeated="251"/>
        </table:table-row>
        <table:table-row table:style-name="ro4">
          <table:table-cell office:value-type="string" calcext:value-type="string">
            <text:p>index.step3.li3=E-mails de acompanhamento</text:p>
          </table:table-cell>
          <table:table-cell table:number-columns-repeated="251"/>
        </table:table-row>
        <table:table-row table:style-name="ro4">
          <table:table-cell office:value-type="string" calcext:value-type="string">
            <text:p>index.step3.li4=Mensagen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IDE MENU <text:s/>- Is it worth stopping smoking?=</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menu.firststep.li1=Preparar para parar</text:p>
          </table:table-cell>
          <table:table-cell table:number-columns-repeated="251"/>
        </table:table-row>
        <table:table-row table:style-name="ro4">
          <table:table-cell office:value-type="string" calcext:value-type="string">
            <text:p>menu.firststep.li2=Riscos de fumar</text:p>
          </table:table-cell>
          <table:table-cell table:number-columns-repeated="251"/>
        </table:table-row>
        <table:table-row table:style-name="ro4">
          <table:table-cell office:value-type="string" calcext:value-type="string">
            <text:p>menu.firststep.li3=Vantagens de parar</text:p>
          </table:table-cell>
          <table:table-cell table:number-columns-repeated="251"/>
        </table:table-row>
        <table:table-row table:style-name="ro4">
          <table:table-cell office:value-type="string" calcext:value-type="string">
            <text:p>menu.firststep.li4=Gastos financeiros</text:p>
          </table:table-cell>
          <table:table-cell table:number-columns-repeated="251"/>
        </table:table-row>
        <table:table-row table:style-name="ro4">
          <table:table-cell office:value-type="string" calcext:value-type="string">
            <text:p>menu.firststep.li5=Abstinência e fissura</text:p>
          </table:table-cell>
          <table:table-cell table:number-columns-repeated="251"/>
        </table:table-row>
        <table:table-row table:style-name="ro4">
          <table:table-cell office:value-type="string" calcext:value-type="string">
            <text:p>menu.firststep.li6=Ganho de peso</text:p>
          </table:table-cell>
          <table:table-cell table:number-columns-repeated="251"/>
        </table:table-row>
        <table:table-row table:style-name="ro4">
          <table:table-cell office:value-type="string" calcext:value-type="string">
            <text:p>menu.firststep.li7=Ansiedade e depressão</text:p>
          </table:table-cell>
          <table:table-cell table:number-columns-repeated="251"/>
        </table:table-row>
        <table:table-row table:style-name="ro4">
          <table:table-cell office:value-type="string" calcext:value-type="string">
            <text:p>menu.firststep.li8=Dúvidas em decidir parar</text:p>
          </table:table-cell>
          <table:table-cell table:number-columns-repeated="251"/>
        </table:table-row>
        <table:table-row table:style-name="ro4">
          <table:table-cell office:value-type="string" calcext:value-type="string">
            <text:p>menu.firststep.li9=Onde encontrar ajuda</text:p>
          </table:table-cell>
          <table:table-cell table:number-columns-repeated="251"/>
        </table:table-row>
        <table:table-row table:style-name="ro4">
          <table:table-cell office:value-type="string" calcext:value-type="string">
            <text:p>menu.firststep.li10=Já estou pront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MENU LATERAL - Are you ready to stop?=</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menu.ndstep.li1=Pronto para parar</text:p>
          </table:table-cell>
          <table:table-cell table:number-columns-repeated="251"/>
        </table:table-row>
        <table:table-row table:style-name="ro4">
          <table:table-cell office:value-type="string" calcext:value-type="string">
            <text:p>menu.ndstep.li2=Abstinência</text:p>
          </table:table-cell>
          <table:table-cell table:number-columns-repeated="251"/>
        </table:table-row>
        <table:table-row table:style-name="ro4">
          <table:table-cell office:value-type="string" calcext:value-type="string">
            <text:p>menu.firststep.li2b=Fumo passivo</text:p>
          </table:table-cell>
          <table:table-cell table:number-columns-repeated="251"/>
        </table:table-row>
        <table:table-row table:style-name="ro4">
          <table:table-cell office:value-type="string" calcext:value-type="string">
            <text:p>menu.ndstep.li3=Vencendo a fissura</text:p>
          </table:table-cell>
          <table:table-cell table:number-columns-repeated="251"/>
        </table:table-row>
        <table:table-row table:style-name="ro4">
          <table:table-cell office:value-type="string" calcext:value-type="string">
            <text:p>menu.ndstep.li4=Medicamentos</text:p>
          </table:table-cell>
          <table:table-cell table:number-columns-repeated="251"/>
        </table:table-row>
        <table:table-row table:style-name="ro4">
          <table:table-cell office:value-type="string" calcext:value-type="string">
            <text:p>menu.ndstep.li5=Métodos de parar</text:p>
          </table:table-cell>
          <table:table-cell table:number-columns-repeated="251"/>
        </table:table-row>
        <table:table-row table:style-name="ro4">
          <table:table-cell office:value-type="string" calcext:value-type="string">
            <text:p>menu.ndstep.li6=Data para parar</text:p>
          </table:table-cell>
          <table:table-cell table:number-columns-repeated="251"/>
        </table:table-row>
        <table:table-row table:style-name="ro4">
          <table:table-cell office:value-type="string" calcext:value-type="string">
            <text:p>menu.ndstep.li7=Como evitar recaídas</text:p>
          </table:table-cell>
          <table:table-cell table:number-columns-repeated="251"/>
        </table:table-row>
        <table:table-row table:style-name="ro4">
          <table:table-cell office:value-type="string" calcext:value-type="string">
            <text:p>menu.ndstep.li8=Ganho de peso</text:p>
          </table:table-cell>
          <table:table-cell table:number-columns-repeated="251"/>
        </table:table-row>
        <table:table-row table:style-name="ro4">
          <table:table-cell office:value-type="string" calcext:value-type="string">
            <text:p>menu.ndstep.li9=Meu plano para para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MENU LATERAL - Have you already stopped?=</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menu.rdstep.li1=Acompanhamento</text:p>
          </table:table-cell>
          <table:table-cell table:number-columns-repeated="251"/>
        </table:table-row>
        <table:table-row table:style-name="ro4">
          <table:table-cell office:value-type="string" calcext:value-type="string">
            <text:p>menu.rdstep.li2=Recaída ou lapso?</text:p>
          </table:table-cell>
          <table:table-cell table:number-columns-repeated="251"/>
        </table:table-row>
        <table:table-row table:style-name="ro4">
          <table:table-cell office:value-type="string" calcext:value-type="string">
            <text:p>menu.rdstep.li3=Fatores para recaída</text:p>
          </table:table-cell>
          <table:table-cell table:number-columns-repeated="251"/>
        </table:table-row>
        <table:table-row table:style-name="ro4">
          <table:table-cell office:value-type="string" calcext:value-type="string">
            <text:p>menu.rdstep.li5=Onde procurar ajuda</text:p>
          </table:table-cell>
          <table:table-cell table:number-columns-repeated="251"/>
        </table:table-row>
        <table:table-row table:style-name="ro4">
          <table:table-cell office:value-type="string" calcext:value-type="string">
            <text:p>menu.rdstep.li4=Meu plano para recaídas</text:p>
          </table:table-cell>
          <table:table-cell table:number-columns-repeated="251"/>
        </table:table-row>
        <table:table-row table:style-name="ro4" table:number-rows-repeated="2">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TOP MENU=</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menu.top.li1=Página Inicial</text:p>
          </table:table-cell>
          <table:table-cell table:number-columns-repeated="251"/>
        </table:table-row>
        <table:table-row table:style-name="ro4">
          <table:table-cell office:value-type="string" calcext:value-type="string">
            <text:p>menu.top.li2=O Programa</text:p>
          </table:table-cell>
          <table:table-cell table:number-columns-repeated="251"/>
        </table:table-row>
        <table:table-row table:style-name="ro4">
          <table:table-cell office:value-type="string" calcext:value-type="string">
            <text:p>menu.top.li3=Sobre os autores</text:p>
          </table:table-cell>
          <table:table-cell table:number-columns-repeated="251"/>
        </table:table-row>
        <table:table-row table:style-name="ro4">
          <table:table-cell office:value-type="string" calcext:value-type="string">
            <text:p>menu.top.li4=Contato</text:p>
          </table:table-cell>
          <table:table-cell table:number-columns-repeated="251"/>
        </table:table-row>
        <table:table-row table:style-name="ro4">
          <table:table-cell office:value-type="string" calcext:value-type="string">
            <text:p>menu.top.li5=Para pesquisadore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FOOTER=</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footer.li1=Página Inicial</text:p>
          </table:table-cell>
          <table:table-cell table:number-columns-repeated="251"/>
        </table:table-row>
        <table:table-row table:style-name="ro4">
          <table:table-cell office:value-type="string" calcext:value-type="string">
            <text:p>footer.li2=Sobre os autores</text:p>
          </table:table-cell>
          <table:table-cell table:number-columns-repeated="251"/>
        </table:table-row>
        <table:table-row table:style-name="ro4">
          <table:table-cell office:value-type="string" calcext:value-type="string">
            <text:p>footer.li3=Política do site</text:p>
          </table:table-cell>
          <table:table-cell table:number-columns-repeated="251"/>
        </table:table-row>
        <table:table-row table:style-name="ro4">
          <table:table-cell office:value-type="string" calcext:value-type="string">
            <text:p>footer.li4=Termos de uso</text:p>
          </table:table-cell>
          <table:table-cell table:number-columns-repeated="251"/>
        </table:table-row>
        <table:table-row table:style-name="ro4">
          <table:table-cell office:value-type="string" calcext:value-type="string">
            <text:p>footer.li5=Contato</text:p>
          </table:table-cell>
          <table:table-cell table:number-columns-repeated="251"/>
        </table:table-row>
        <table:table-row table:style-name="ro4">
          <table:table-cell office:value-type="string" calcext:value-type="string">
            <text:p>footer.description=Centro de Referência em Pesquisa, Intervenção e Avaliação em Álcool e Outras Drogas - 2014 - Alguns direitos reservados</text:p>
          </table:table-cell>
          <table:table-cell table:number-columns-repeated="251"/>
        </table:table-row>
        <table:table-row table:style-name="ro4">
          <table:table-cell office:value-type="string" calcext:value-type="string">
            <text:p>footer.contact=contato@vivasemtabaco.com.b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PROGRAM=</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gram.titlepage=O programa | Viva sem tabaco</text:p>
          </table:table-cell>
          <table:table-cell table:number-columns-repeated="251"/>
        </table:table-row>
        <table:table-row table:style-name="ro4">
          <table:table-cell office:value-type="string" calcext:value-type="string">
            <text:p>program.h1.program=O programa</text:p>
          </table:table-cell>
          <table:table-cell table:number-columns-repeated="251"/>
        </table:table-row>
        <table:table-row table:style-name="ro4">
          <table:table-cell office:value-type="string" calcext:value-type="string">
            <text:p>program.img=Felicidade</text:p>
          </table:table-cell>
          <table:table-cell table:number-columns-repeated="251"/>
        </table:table-row>
        <table:table-row table:style-name="ro4">
          <table:table-cell office:value-type="string" calcext:value-type="string">
            <text:p>program.h2.objective=Objetivo</text:p>
          </table:table-cell>
          <table:table-cell table:number-columns-repeated="251"/>
        </table:table-row>
        <table:table-row table:style-name="ro4">
          <table:table-cell office:value-type="string" calcext:value-type="string">
            <text:p>program.p.objective=Oferecer suporte a fumantes que buscam ajuda um serviço gratuito de qualidade e personalizado.</text:p>
          </table:table-cell>
          <table:table-cell table:number-columns-repeated="251"/>
        </table:table-row>
        <table:table-row table:style-name="ro4">
          <table:table-cell office:value-type="string" calcext:value-type="string">
            <text:p>program.h2.how=Como foi feito?</text:p>
          </table:table-cell>
          <table:table-cell table:number-columns-repeated="251"/>
        </table:table-row>
        <table:table-row table:style-name="ro4">
          <table:table-cell office:value-type="string" calcext:value-type="string">
            <text:p>program.p.how1=Construído com a participação ativa de fumantes e ex-fumantes.</text:p>
          </table:table-cell>
          <table:table-cell table:number-columns-repeated="251"/>
        </table:table-row>
        <table:table-row table:style-name="ro4">
          <table:table-cell office:value-type="string" calcext:value-type="string">
            <text:p>program.p.how2a=Desenvolvido por especialistas da Universidade Federal de Juiz de Fora seguindo o Código de Ética da</text:p>
          </table:table-cell>
          <table:table-cell table:number-columns-repeated="251"/>
        </table:table-row>
        <table:table-row table:style-name="ro4">
          <table:table-cell office:value-type="string" calcext:value-type="string">
            <text:p>program.p.how2b=Health on the Net Foundation</text:p>
          </table:table-cell>
          <table:table-cell table:number-columns-repeated="251"/>
        </table:table-row>
        <table:table-row table:style-name="ro4">
          <table:table-cell office:value-type="string" calcext:value-type="string">
            <text:p>program.p.how3=Conteúdo criado a partir das diretrizes para o tratamento do tabagismo de instituições como Ministério da Saúde e pelo Instituto Nacional do Câncer - INCA.</text:p>
          </table:table-cell>
          <table:table-cell table:number-columns-repeated="251"/>
        </table:table-row>
        <table:table-row table:style-name="ro4">
          <table:table-cell office:value-type="string" calcext:value-type="string">
            <text:p>program.h2.important=Importante</text:p>
          </table:table-cell>
          <table:table-cell table:number-columns-repeated="251"/>
        </table:table-row>
        <table:table-row table:style-name="ro4">
          <table:table-cell office:value-type="string" calcext:value-type="string">
            <text:p>program.p.important=Este site não substitui o atendimento tradicional realizado por um profissional de saúde. A eficácia do conteúdo será testada e avaliada por uma pesquisa clínica.</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ABOUT US -=</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aboutus.pagetitle=Sobre os autores | Viva sem tabaco</text:p>
          </table:table-cell>
          <table:table-cell table:number-columns-repeated="251"/>
        </table:table-row>
        <table:table-row table:style-name="ro4">
          <table:table-cell office:value-type="string" calcext:value-type="string">
            <text:p>aboutus.h1.project=O projeto</text:p>
          </table:table-cell>
          <table:table-cell table:number-columns-repeated="251"/>
        </table:table-row>
        <table:table-row table:style-name="ro4">
          <table:table-cell office:value-type="string" calcext:value-type="string">
            <text:p>aboutus.p.project.a=O projeto Viva sem Tabaco foi criado pela linha de pesquisa de e-saúde do</text:p>
          </table:table-cell>
          <table:table-cell table:number-columns-repeated="251"/>
        </table:table-row>
        <table:table-row table:style-name="ro4">
          <table:table-cell office:value-type="string" calcext:value-type="string">
            <text:p>aboutus.p.project.b=em parceria com o Departamento de Ciências da Computação da</text:p>
          </table:table-cell>
          <table:table-cell table:number-columns-repeated="251"/>
        </table:table-row>
        <table:table-row table:style-name="ro4">
          <table:table-cell office:value-type="string" calcext:value-type="string">
            <text:p>aboutus.p.project.c=Universidade Federal de Juiz de Fora.</text:p>
          </table:table-cell>
          <table:table-cell table:number-columns-repeated="251"/>
        </table:table-row>
        <table:table-row table:style-name="ro4">
          <table:table-cell office:value-type="string" calcext:value-type="string">
            <text:p>aboutus.h1.funding=Financiamento</text:p>
          </table:table-cell>
          <table:table-cell table:number-columns-repeated="251"/>
        </table:table-row>
        <table:table-row table:style-name="ro4">
          <table:table-cell office:value-type="string" calcext:value-type="string">
            <text:p>aboutus.p.funding.a=Este programa é financiado por projetos submetidos a agências de financiamento de pesquisa públicas como a</text:p>
          </table:table-cell>
          <table:table-cell table:number-columns-repeated="251"/>
        </table:table-row>
        <table:table-row table:style-name="ro4">
          <table:table-cell office:value-type="string" calcext:value-type="string">
            <text:p>aboutus.p.funding.b=e</text:p>
          </table:table-cell>
          <table:table-cell table:number-columns-repeated="251"/>
        </table:table-row>
        <table:table-row table:style-name="ro4">
          <table:table-cell office:value-type="string" calcext:value-type="string">
            <text:p>aboutus.h1.authors=Os autores</text:p>
          </table:table-cell>
          <table:table-cell table:number-columns-repeated="251"/>
        </table:table-row>
        <table:table-row table:style-name="ro4">
          <table:table-cell office:value-type="string" calcext:value-type="string">
            <text:p>aboutus.h3.telmo=Prof. Dr. Telmo Mota Ronzani</text:p>
          </table:table-cell>
          <table:table-cell table:number-columns-repeated="251"/>
        </table:table-row>
        <table:table-row table:style-name="ro4">
          <table:table-cell office:value-type="string" calcext:value-type="string">
            <text:p>aboutus.p.telmo=Coordenador do CREPEIA, Mestre em Psicologia Social (UFMG), Doutor em Ciências da Saúde (Unifesp), Pos-doutor em Álcool e Drogas (University of Connecticut Health Center e USP). Pesquisador do CNPq.</text:p>
          </table:table-cell>
          <table:table-cell table:number-columns-repeated="251"/>
        </table:table-row>
        <table:table-row table:style-name="ro4">
          <table:table-cell office:value-type="string" calcext:value-type="string">
            <text:p>aboutus.linkcv=Link para currículo</text:p>
          </table:table-cell>
          <table:table-cell table:number-columns-repeated="251"/>
        </table:table-row>
        <table:table-row table:style-name="ro4">
          <table:table-cell office:value-type="string" calcext:value-type="string">
            <text:p>aboutus.h3.laisa=Profa. Dra. Laisa Sartes</text:p>
          </table:table-cell>
          <table:table-cell table:number-columns-repeated="251"/>
        </table:table-row>
        <table:table-row table:style-name="ro4">
          <table:table-cell office:value-type="string" calcext:value-type="string">
            <text:p>aboutus.p.laisa=Professora de Psicologia da UFJF. Seus principais temas de trabalho e pesquisa são: uso de substâncias psicotrópicas, estudos de avaliação clínica e validação de instrumentos, tratamento para dependentes de substâncias, baseado na TCC e Terapia Familiar.</text:p>
          </table:table-cell>
          <table:table-cell table:number-columns-repeated="251"/>
        </table:table-row>
        <table:table-row table:style-name="ro4">
          <table:table-cell office:value-type="string" calcext:value-type="string">
            <text:p>aboutus.h3.heder=Prof. Dr. Heder Soares Bernardino</text:p>
          </table:table-cell>
          <table:table-cell table:number-columns-repeated="251"/>
        </table:table-row>
        <table:table-row table:style-name="ro4">
          <table:table-cell office:value-type="string" calcext:value-type="string">
            <text:p>aboutus.p.heder=Professor de Ciência da Computação na UFJF. Atua com ênfase em Inteligência Computacional, especialmente para a descoberta de conhecimento. Mestrado em Modelagem Computacional e doutorado em Modelagem Computacional.</text:p>
          </table:table-cell>
          <table:table-cell table:number-columns-repeated="251"/>
        </table:table-row>
        <table:table-row table:style-name="ro4">
          <table:table-cell office:value-type="string" calcext:value-type="string">
            <text:p>aboutus.h3.henrique=Ms. Henrique Pinto Gomide</text:p>
          </table:table-cell>
          <table:table-cell table:number-columns-repeated="251"/>
        </table:table-row>
        <table:table-row table:style-name="ro4">
          <table:table-cell office:value-type="string" calcext:value-type="string">
            <text:p>aboutus.p.henrique=Pesquisador do CREPEIA e aluno de doutorado na UFJF. Seu trabalho de mestrado foi o desenvolvimento da intervenção Viva sem Tabaco. <text:s/>No doutorado, avaliará a satisfação do usuário da intervenção Viva sem Tabaco e validará instrumentos online relacionados ao tabagismo.</text:p>
          </table:table-cell>
          <table:table-cell table:number-columns-repeated="251"/>
        </table:table-row>
        <table:table-row table:style-name="ro4">
          <table:table-cell office:value-type="string" calcext:value-type="string">
            <text:p>aboutus.h3.leonardo=Prof. Ms. Leonardo Fernandes Martins</text:p>
          </table:table-cell>
          <table:table-cell table:number-columns-repeated="251"/>
        </table:table-row>
        <table:table-row table:style-name="ro4">
          <table:table-cell office:value-type="string" calcext:value-type="string">
            <text:p>aboutus.p.leonardo=Professor e coordenador de curso do Centro Regional de Referência sobre Drogas da UFJF e da UFSJ. Mestre em Psicologia e especialista em Estatística. Doutorando em Psicologia com o tema e-saúde.</text:p>
          </table:table-cell>
          <table:table-cell table:number-columns-repeated="251"/>
        </table:table-row>
        <table:table-row table:style-name="ro4">
          <table:table-cell office:value-type="string" calcext:value-type="string">
            <text:p>aboutus.h3.thiago=Thiago Costa Rizuti da Rocha</text:p>
          </table:table-cell>
          <table:table-cell table:number-columns-repeated="251"/>
        </table:table-row>
        <table:table-row table:style-name="ro4">
          <table:table-cell office:value-type="string" calcext:value-type="string">
            <text:p>aboutus.p.thiago=Graduando em Ciência da Computação pela Universidade Federal de Juiz de Fora. Atualmente é bolsista da Universidade Federal de Juiz de Fora.</text:p>
          </table:table-cell>
          <table:table-cell table:number-columns-repeated="251"/>
        </table:table-row>
        <table:table-row table:style-name="ro4">
          <table:table-cell office:value-type="string" calcext:value-type="string">
            <text:p>aboutus.h3.andressa=Andressa Bianchi Gumier</text:p>
          </table:table-cell>
          <table:table-cell table:number-columns-repeated="251"/>
        </table:table-row>
        <table:table-row table:style-name="ro4">
          <table:table-cell office:value-type="string" calcext:value-type="string">
            <text:p>aboutus.p.andressa=Psicóloga com formação em Terapia Cognitivo-Comportamental. Mestranda em Psicologia com o projeto “Comparação da eficácia da Psicoterapia breve via internet e presencial para dependentes de álcool: um estudo randomizad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CONTATO=</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contact.h1=Contato</text:p>
          </table:table-cell>
          <table:table-cell table:number-columns-repeated="251"/>
        </table:table-row>
        <table:table-row table:style-name="ro4">
          <table:table-cell office:value-type="string" calcext:value-type="string">
            <text:p>contact.titlepage=Contato | Viva sem tabaco</text:p>
          </table:table-cell>
          <table:table-cell table:number-columns-repeated="251"/>
        </table:table-row>
        <table:table-row table:style-name="ro4">
          <table:table-cell office:value-type="string" calcext:value-type="string">
            <text:p>contact.h4.a=E-mail: contato@vivasemtabaco.com.br</text:p>
          </table:table-cell>
          <table:table-cell table:number-columns-repeated="251"/>
        </table:table-row>
        <table:table-row table:style-name="ro4">
          <table:table-cell office:value-type="string" calcext:value-type="string">
            <text:p>contact.h4.b=Twitter: @vivasemtabaco</text:p>
          </table:table-cell>
          <table:table-cell table:number-columns-repeated="251"/>
        </table:table-row>
        <table:table-row table:style-name="ro4">
          <table:table-cell office:value-type="string" calcext:value-type="string">
            <text:p>contact.h2=Envio</text:p>
          </table:table-cell>
          <table:table-cell table:number-columns-repeated="251"/>
        </table:table-row>
        <table:table-row table:style-name="ro4">
          <table:table-cell office:value-type="string" calcext:value-type="string">
            <text:p>contact.h4.msg=Mensagem</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NEW ACCOUNT=</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naccount.titlepage=Cadastrar nova conta | Viva sem tabaco</text:p>
          </table:table-cell>
          <table:table-cell table:number-columns-repeated="251"/>
        </table:table-row>
        <table:table-row table:style-name="ro4">
          <table:table-cell office:value-type="string" calcext:value-type="string">
            <text:p>naccount.register=Cadastro</text:p>
          </table:table-cell>
          <table:table-cell table:number-columns-repeated="251"/>
        </table:table-row>
        <table:table-row table:style-name="ro4">
          <table:table-cell office:value-type="string" calcext:value-type="string">
            <text:p>naccount.name=Nome</text:p>
          </table:table-cell>
          <table:table-cell table:number-columns-repeated="251"/>
        </table:table-row>
        <table:table-row table:style-name="ro4">
          <table:table-cell office:value-type="string" calcext:value-type="string">
            <text:p>naccount.fullname=Nome completo</text:p>
          </table:table-cell>
          <table:table-cell table:number-columns-repeated="251"/>
        </table:table-row>
        <table:table-row table:style-name="ro4">
          <table:table-cell office:value-type="string" calcext:value-type="string">
            <text:p>naccount.invalidemail=O e-mail está incorreto.</text:p>
          </table:table-cell>
          <table:table-cell table:number-columns-repeated="251"/>
        </table:table-row>
        <table:table-row table:style-name="ro4">
          <table:table-cell office:value-type="string" calcext:value-type="string">
            <text:p>naccount.rpt.psw=Repetir senha</text:p>
          </table:table-cell>
          <table:table-cell table:number-columns-repeated="251"/>
        </table:table-row>
        <table:table-row table:style-name="ro4">
          <table:table-cell office:value-type="string" calcext:value-type="string">
            <text:p>naccount.birthdate=Nascimento</text:p>
          </table:table-cell>
          <table:table-cell table:number-columns-repeated="251"/>
        </table:table-row>
        <table:table-row table:style-name="ro4">
          <table:table-cell office:value-type="string" calcext:value-type="string">
            <text:p>naccount.day=Dia</text:p>
          </table:table-cell>
          <table:table-cell table:number-columns-repeated="251"/>
        </table:table-row>
        <table:table-row table:style-name="ro4">
          <table:table-cell office:value-type="string" calcext:value-type="string">
            <text:p>naccount.month=Mês</text:p>
          </table:table-cell>
          <table:table-cell table:number-columns-repeated="251"/>
        </table:table-row>
        <table:table-row table:style-name="ro4">
          <table:table-cell office:value-type="string" calcext:value-type="string">
            <text:p>naccount.year=Ano</text:p>
          </table:table-cell>
          <table:table-cell table:number-columns-repeated="251"/>
        </table:table-row>
        <table:table-row table:style-name="ro4">
          <table:table-cell office:value-type="string" calcext:value-type="string">
            <text:p>naccount.sex=Sexo</text:p>
          </table:table-cell>
          <table:table-cell table:number-columns-repeated="251"/>
        </table:table-row>
        <table:table-row table:style-name="ro4">
          <table:table-cell office:value-type="string" calcext:value-type="string">
            <text:p>naccount.female=Feminino</text:p>
          </table:table-cell>
          <table:table-cell table:number-columns-repeated="251"/>
        </table:table-row>
        <table:table-row table:style-name="ro4">
          <table:table-cell office:value-type="string" calcext:value-type="string">
            <text:p>naccount.male=Masculino</text:p>
          </table:table-cell>
          <table:table-cell table:number-columns-repeated="251"/>
        </table:table-row>
        <table:table-row table:style-name="ro4">
          <table:table-cell office:value-type="string" calcext:value-type="string">
            <text:p>naccount.already.registered=Já tem cadastro?</text:p>
          </table:table-cell>
          <table:table-cell table:number-columns-repeated="251"/>
        </table:table-row>
        <table:table-row table:style-name="ro4">
          <table:table-cell office:value-type="string" calcext:value-type="string">
            <text:p>naccount.p.botton=Ao efetuar o cadastro, você concorda com os</text:p>
          </table:table-cell>
          <table:table-cell table:number-columns-repeated="251"/>
        </table:table-row>
        <table:table-row table:style-name="ro4">
          <table:table-cell office:value-type="string" calcext:value-type="string">
            <text:p>naccount.already.userterms=termos de us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TERMS OF USE=</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terms.pagetitle=Termos de uso | Viva sem tabaco</text:p>
          </table:table-cell>
          <table:table-cell table:number-columns-repeated="251"/>
        </table:table-row>
        <table:table-row table:style-name="ro4">
          <table:table-cell office:value-type="string" calcext:value-type="string">
            <text:p>terms.title.h1=Termo de responsabilidade, política de privacidade e termos e condições de uso do site.</text:p>
          </table:table-cell>
          <table:table-cell table:number-columns-repeated="251"/>
        </table:table-row>
        <table:table-row table:style-name="ro4">
          <table:table-cell office:value-type="string" calcext:value-type="string">
            <text:p>terms.p.version=Versão: 1.0</text:p>
          </table:table-cell>
          <table:table-cell table:number-columns-repeated="251"/>
        </table:table-row>
        <table:table-row table:style-name="ro4">
          <table:table-cell office:value-type="string" calcext:value-type="string">
            <text:p>terms.description.p1=Bem vindo ao site Viva sem tabaco. Para que o uso do site seja satisfatório e não ofensivo para você, é importante ler, entender e concordar com os seguintes termos e condições.</text:p>
          </table:table-cell>
          <table:table-cell table:number-columns-repeated="251"/>
        </table:table-row>
        <table:table-row table:style-name="ro4">
          <table:table-cell office:value-type="string" calcext:value-type="string">
            <text:p>terms.description.p2=Este site foi desenvolvido com intuito de ser um serviço público, ofertando informações e um programa de tratamento do tabagismo.</text:p>
          </table:table-cell>
          <table:table-cell table:number-columns-repeated="251"/>
        </table:table-row>
        <table:table-row table:style-name="ro4">
          <table:table-cell office:value-type="string" calcext:value-type="string">
            <text:p>terms.description.p3=O programa é complementar ao tratamento tradicional de tabagismo e sua utilização do programa não\n substitui a consulta com profissionais de saúde.</text:p>
          </table:table-cell>
          <table:table-cell table:number-columns-repeated="251"/>
        </table:table-row>
        <table:table-row table:style-name="ro4">
          <table:table-cell office:value-type="string" calcext:value-type="string">
            <text:p>terms.description.p4=O programa é de caráter experimental e será testado quanto sua eficácia clínica.</text:p>
          </table:table-cell>
          <table:table-cell table:number-columns-repeated="251"/>
        </table:table-row>
        <table:table-row table:style-name="ro4">
          <table:table-cell office:value-type="string" calcext:value-type="string">
            <text:p>terms.access.h3=Acesso ao site</text:p>
          </table:table-cell>
          <table:table-cell table:number-columns-repeated="251"/>
        </table:table-row>
        <table:table-row table:style-name="ro4">
          <table:table-cell office:value-type="string" calcext:value-type="string">
            <text:p>terms.access.p=Algumas das páginas do site são de livre acesso a todos os visitantes, no entanto, o acesso ao programa de tratamento requer a realização de um cadastro gratuito. Caso exista interesse por parte do usuário, é necessário escolher um nome de usuário e uma senha. O nome de usuário e senha devem ser mantidos em sigilo e não devem ser compartilhados com qualquer outro usuário. Os visitantes são solicitados a não divulgarem o nome de usuário e senha para terceiros.</text:p>
          </table:table-cell>
          <table:table-cell table:number-columns-repeated="251"/>
        </table:table-row>
        <table:table-row table:style-name="ro4">
          <table:table-cell office:value-type="string" calcext:value-type="string">
            <text:p>terms.restrains.h3=Proibições</text:p>
          </table:table-cell>
          <table:table-cell table:number-columns-repeated="251"/>
        </table:table-row>
        <table:table-row table:style-name="ro4">
          <table:table-cell office:value-type="string" calcext:value-type="string">
            <text:p>terms.restrains.li1=Usar outro nome de pessoa, nome de usuário ou senha quando acessar este site, sem o prévio consentimento;</text:p>
          </table:table-cell>
          <table:table-cell table:number-columns-repeated="251"/>
        </table:table-row>
        <table:table-row table:style-name="ro4">
          <table:table-cell office:value-type="string" calcext:value-type="string">
            <text:p>terms.restrains.li2=Escrever ou transmitir qualquer material que pode, de alguma forma, difamar, ofender ou causar desconforto a qualquer pessoa; ser obsceno ou que de qualquer maneira, interfira na utilização de outros usuários a este site;</text:p>
          </table:table-cell>
          <table:table-cell table:number-columns-repeated="251"/>
        </table:table-row>
        <table:table-row table:style-name="ro4">
          <table:table-cell office:value-type="string" calcext:value-type="string">
            <text:p>terms.restrains.li3=Prover qualquer informação para o site que seja confidencial ou propriedade de terceiros;</text:p>
          </table:table-cell>
          <table:table-cell table:number-columns-repeated="251"/>
        </table:table-row>
        <table:table-row table:style-name="ro4">
          <table:table-cell office:value-type="string" calcext:value-type="string">
            <text:p>terms.restrains.li4=Usar este site de qualquer maneira que possa infringir leis, regras ou regulamentações ou direito de terceiros; ou</text:p>
          </table:table-cell>
          <table:table-cell table:number-columns-repeated="251"/>
        </table:table-row>
        <table:table-row table:style-name="ro4">
          <table:table-cell office:value-type="string" calcext:value-type="string">
            <text:p>terms.restrains.li5=Transmitir vírus ou qualquer conteúdo que interfira na funcionalidade do site.</text:p>
          </table:table-cell>
          <table:table-cell table:number-columns-repeated="251"/>
        </table:table-row>
        <table:table-row table:style-name="ro4">
          <table:table-cell office:value-type="string" calcext:value-type="string">
            <text:p>terms.garanties.h3=Garantias</text:p>
          </table:table-cell>
          <table:table-cell table:number-columns-repeated="251"/>
        </table:table-row>
        <table:table-row table:style-name="ro4">
          <table:table-cell office:value-type="string" calcext:value-type="string">
            <text:p>terms.garanties.p1=Todos os esforços foram realizados para garantir que as informações e materiais contidos neste site são completamente verdadeiros e não danosos. Os materiais e informações disponibilizadas foram avaliados por especialistas na área de tratamento do tabagismo e por ex-fumantes.</text:p>
          </table:table-cell>
          <table:table-cell table:number-columns-repeated="251"/>
        </table:table-row>
        <table:table-row table:style-name="ro4">
          <table:table-cell office:value-type="string" calcext:value-type="string">
            <text:p>terms.garanties.p2=O site não garante que os serviços serão disponibilizados de forma ininterrupta ou constante.</text:p>
          </table:table-cell>
          <table:table-cell table:number-columns-repeated="251"/>
        </table:table-row>
        <table:table-row table:style-name="ro4">
          <table:table-cell office:value-type="string" calcext:value-type="string">
            <text:p>terms.garanties.p3=Embora os serviços propostos pelo site tenham como objetivo prover ajuda a fumantes, os mesmos são livres e encorajados a consultar profissionais de saúde. Todos os usuários devem utilizar este assumindo seus próprios riscos.</text:p>
          </table:table-cell>
          <table:table-cell table:number-columns-repeated="251"/>
        </table:table-row>
        <table:table-row table:style-name="ro4">
          <table:table-cell office:value-type="string" calcext:value-type="string">
            <text:p>terms.thirdparty.h3=Serviços e Materiais de Terceiros</text:p>
          </table:table-cell>
          <table:table-cell table:number-columns-repeated="251"/>
        </table:table-row>
        <table:table-row table:style-name="ro4">
          <table:table-cell office:value-type="string" calcext:value-type="string">
            <text:p>terms.thirdparty.p=As informações contidas neste site podem incluir serviços e informações de terceiros. O conteúdo e serviços de terceiros serão disponibilizados com aprovação prévia.</text:p>
          </table:table-cell>
          <table:table-cell table:number-columns-repeated="251"/>
        </table:table-row>
        <table:table-row table:style-name="ro4">
          <table:table-cell office:value-type="string" calcext:value-type="string">
            <text:p>terms.links.h3=Links</text:p>
          </table:table-cell>
          <table:table-cell table:number-columns-repeated="251"/>
        </table:table-row>
        <table:table-row table:style-name="ro4">
          <table:table-cell office:value-type="string" calcext:value-type="string">
            <text:p>terms.links.p=Este site contém links para outros sites que não se encontram sob o controle ou é mantido por nós. Os links de terceiros são disponibilizados para conveniência e informação. Caso o usuário acesse estas informações, os riscos de utilização são de inteira responsabilidade do usuário. O fato de um site de terceiros estar ligado a este, não implica necessariamente em relação de patrocínio ou que o site de terceiro seja afiliado deste.</text:p>
          </table:table-cell>
          <table:table-cell table:number-columns-repeated="251"/>
        </table:table-row>
        <table:table-row table:style-name="ro4">
          <table:table-cell office:value-type="string" calcext:value-type="string">
            <text:p>terms.changes.h3=Mudanças de Informações, Produtos e Serviços</text:p>
          </table:table-cell>
          <table:table-cell table:number-columns-repeated="251"/>
        </table:table-row>
        <table:table-row table:style-name="ro4">
          <table:table-cell office:value-type="string" calcext:value-type="string">
            <text:p>terms.changes.p=Informações, produtos e serviços publicados neste site são sujeitos a alterações sem prévias notícias.</text:p>
          </table:table-cell>
          <table:table-cell table:number-columns-repeated="251"/>
        </table:table-row>
        <table:table-row table:style-name="ro4">
          <table:table-cell office:value-type="string" calcext:value-type="string">
            <text:p>terms.info.h3=Informação disponibilizada pelo site</text:p>
          </table:table-cell>
          <table:table-cell table:number-columns-repeated="251"/>
        </table:table-row>
        <table:table-row table:style-name="ro4">
          <table:table-cell office:value-type="string" calcext:value-type="string">
            <text:p>terms.info.p=Pessoas inscritas no programa Visa sem Tabaco disponibilizam informações de seu uso Uma vez disponibilizada, a informação é de propriedade do usuário, podendo ser reproduzida, publicada, transmitida, disponibilizada, sujeita as obrigações da Política de Privacidade.</text:p>
          </table:table-cell>
          <table:table-cell table:number-columns-repeated="251"/>
        </table:table-row>
        <table:table-row table:style-name="ro4">
          <table:table-cell office:value-type="string" calcext:value-type="string">
            <text:p>terms.license.h3=Licença</text:p>
          </table:table-cell>
          <table:table-cell table:number-columns-repeated="251"/>
        </table:table-row>
        <table:table-row table:style-name="ro4">
          <table:table-cell office:value-type="string" calcext:value-type="string">
            <text:p>terms.license.pa=Tod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number-columns-repeated="251"/>
        </table:table-row>
        <table:table-row table:style-name="ro4">
          <table:table-cell office:value-type="string" calcext:value-type="string">
            <text:p>terms.license.pb=Ver a licença GPL GNU completa.</text:p>
          </table:table-cell>
          <table:table-cell table:number-columns-repeated="251"/>
        </table:table-row>
        <table:table-row table:style-name="ro4">
          <table:table-cell office:value-type="string" calcext:value-type="string">
            <text:p>terms.trademark.h3=Marcas Registradas</text:p>
          </table:table-cell>
          <table:table-cell table:number-columns-repeated="251"/>
        </table:table-row>
        <table:table-row table:style-name="ro4">
          <table:table-cell office:value-type="string" calcext:value-type="string">
            <text:p>terms.trademark.p=Este site contém marcas e logomarcas de terceiros registradas, protegidas por lei. Não é permitido o uso delas sem consentimento prévio.</text:p>
          </table:table-cell>
          <table:table-cell table:number-columns-repeated="251"/>
        </table:table-row>
        <table:table-row table:style-name="ro4">
          <table:table-cell office:value-type="string" calcext:value-type="string">
            <text:p>terms.end.h3=Término</text:p>
          </table:table-cell>
          <table:table-cell table:number-columns-repeated="251"/>
        </table:table-row>
        <table:table-row table:style-name="ro4">
          <table:table-cell office:value-type="string" calcext:value-type="string">
            <text:p>terms.end.p=Caso o usuário desrespeite os termos e condições do site, seu acesso pode ser limitado ou proibid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ITE POLICY=</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ol.titlepage=Política do site | Viva sem tabaco</text:p>
          </table:table-cell>
          <table:table-cell table:number-columns-repeated="251"/>
        </table:table-row>
        <table:table-row table:style-name="ro4">
          <table:table-cell office:value-type="string" calcext:value-type="string">
            <text:p>pol.version=Versão: 1.1</text:p>
          </table:table-cell>
          <table:table-cell table:number-columns-repeated="251"/>
        </table:table-row>
        <table:table-row table:style-name="ro4">
          <table:table-cell office:value-type="string" calcext:value-type="string">
            <text:p>pol.privacy.h1=Política de Privacidade</text:p>
          </table:table-cell>
          <table:table-cell table:number-columns-repeated="251"/>
        </table:table-row>
        <table:table-row table:style-name="ro4">
          <table:table-cell office:value-type="string" calcext:value-type="string">
            <text:p>pol.privacy.p=Nós nos preocupamos com a proteção da privacidade dos usuários e adotamos a política de proteger informações sobre indivíduos. Esta política descreve as informações coletadas pelo site, como a informação é utilizada, como a informação é revelada, a segurança da informação, e como as informações podem ser acessadas e corrigidas a respeito da privacidade do usuário.</text:p>
          </table:table-cell>
          <table:table-cell table:number-columns-repeated="251"/>
        </table:table-row>
        <table:table-row table:style-name="ro4">
          <table:table-cell office:value-type="string" calcext:value-type="string">
            <text:p>pol.pdata.h3=1. Coleta das Informações Pessoais</text:p>
          </table:table-cell>
          <table:table-cell table:number-columns-repeated="251"/>
        </table:table-row>
        <table:table-row table:style-name="ro4">
          <table:table-cell office:value-type="string" calcext:value-type="string">
            <text:p>pol.pdata.p1=Você pode fornecer informações pessoais durante a utilização dos serviços oferecidos por este site. Esta informação pessoal pode incluir detalhes como seu nome, idade, sexo e formas de contato. Produtos e serviços podem exigir outros tipos de informação.</text:p>
          </table:table-cell>
          <table:table-cell table:number-columns-repeated="251"/>
        </table:table-row>
        <table:table-row table:style-name="ro4">
          <table:table-cell office:value-type="string" calcext:value-type="string">
            <text:p>pol.pdata.p2=A escolha das informações fornecidas compete exclusivamente ao usuário do site. Utilizamos as informações para gerar informações e melhorar a qualidade dos serviços prestados.</text:p>
          </table:table-cell>
          <table:table-cell table:number-columns-repeated="251"/>
        </table:table-row>
        <table:table-row table:style-name="ro4">
          <table:table-cell office:value-type="string" calcext:value-type="string">
            <text:p>pol.pdata.p3=Este site também pode coletar e arquivar informações a respeito da visita do website, incluindo:</text:p>
          </table:table-cell>
          <table:table-cell table:number-columns-repeated="251"/>
        </table:table-row>
        <table:table-row table:style-name="ro4">
          <table:table-cell office:value-type="string" calcext:value-type="string">
            <text:p>pol.pdata.li1=Nome e domínio onde você acessou a internet;</text:p>
          </table:table-cell>
          <table:table-cell table:number-columns-repeated="251"/>
        </table:table-row>
        <table:table-row table:style-name="ro4">
          <table:table-cell office:value-type="string" calcext:value-type="string">
            <text:p>pol.pdata.li2=Data e a hora do seu acesso;</text:p>
          </table:table-cell>
          <table:table-cell table:number-columns-repeated="251"/>
        </table:table-row>
        <table:table-row table:style-name="ro4">
          <table:table-cell office:value-type="string" calcext:value-type="string">
            <text:p>pol.pdata.li3=O endereço de internet do site onde você foi direcionado ao site;</text:p>
          </table:table-cell>
          <table:table-cell table:number-columns-repeated="251"/>
        </table:table-row>
        <table:table-row table:style-name="ro4">
          <table:table-cell office:value-type="string" calcext:value-type="string">
            <text:p>pol.pdata.li4=As páginas que você acessou enquanto utilizava o site.</text:p>
          </table:table-cell>
          <table:table-cell table:number-columns-repeated="251"/>
        </table:table-row>
        <table:table-row table:style-name="ro4">
          <table:table-cell office:value-type="string" calcext:value-type="string">
            <text:p>pol.pdata.p4=Estas informações não identificam usuários e são utilizadas para medir o número de visitantes do site e como ele é navegado. Esta informação é utilizada para fazer o site mais útil para você.</text:p>
          </table:table-cell>
          <table:table-cell table:number-columns-repeated="251"/>
        </table:table-row>
        <table:table-row table:style-name="ro4">
          <table:table-cell office:value-type="string" calcext:value-type="string">
            <text:p>pol.pdata.p5=Este site também coleta informações de pessoas registradas ou visitantes com o propósito de melhorar a qualidade e efetividade. O administrador agradece todo tipo de feedback sobre todos os aspectos.</text:p>
          </table:table-cell>
          <table:table-cell table:number-columns-repeated="251"/>
        </table:table-row>
        <table:table-row table:style-name="ro4">
          <table:table-cell office:value-type="string" calcext:value-type="string">
            <text:p>pol.datause.h3=2. Como sua informação pessoal é utilizada?</text:p>
          </table:table-cell>
          <table:table-cell table:number-columns-repeated="251"/>
        </table:table-row>
        <table:table-row table:style-name="ro4">
          <table:table-cell office:value-type="string" calcext:value-type="string">
            <text:p>pol.datause.p1=As informações pessoais obtidas através do site são utilizadas para:</text:p>
          </table:table-cell>
          <table:table-cell table:number-columns-repeated="251"/>
        </table:table-row>
        <table:table-row table:style-name="ro4">
          <table:table-cell office:value-type="string" calcext:value-type="string">
            <text:p>pol.datause.li1=Fornecer serviços a você;</text:p>
          </table:table-cell>
          <table:table-cell table:number-columns-repeated="251"/>
        </table:table-row>
        <table:table-row table:style-name="ro4">
          <table:table-cell office:value-type="string" calcext:value-type="string">
            <text:p>pol.datause.li2=Fornecer informações e outros tipos de comunicado;</text:p>
          </table:table-cell>
          <table:table-cell table:number-columns-repeated="251"/>
        </table:table-row>
        <table:table-row table:style-name="ro4">
          <table:table-cell office:value-type="string" calcext:value-type="string">
            <text:p>pol.datause.li3=Envolver você em iniciativas do site;</text:p>
          </table:table-cell>
          <table:table-cell table:number-columns-repeated="251"/>
        </table:table-row>
        <table:table-row table:style-name="ro4">
          <table:table-cell office:value-type="string" calcext:value-type="string">
            <text:p>pol.datause.li4=Analisar padrões e tendências da utilização do site.</text:p>
          </table:table-cell>
          <table:table-cell table:number-columns-repeated="251"/>
        </table:table-row>
        <table:table-row table:style-name="ro4">
          <table:table-cell office:value-type="string" calcext:value-type="string">
            <text:p>pol.datause.p2=Algumas formas de uso das informações descritas acima podem ser fornecidas por terceiros, autorizados a utilizar estas informações para estas propostas.</text:p>
          </table:table-cell>
          <table:table-cell table:number-columns-repeated="251"/>
        </table:table-row>
        <table:table-row table:style-name="ro4">
          <table:table-cell office:value-type="string" calcext:value-type="string">
            <text:p>pol.datause.p3=As informações coletadas para este site também pode ser utilizada para determinar padrões demográficos de uso. Informações pessoais não são utilizadas para este propósito. Esta informação anônima é, então, utilizada para melhorar o site e nossos serviços. Estas informações não serão transmitidas para terceiros.</text:p>
          </table:table-cell>
          <table:table-cell table:number-columns-repeated="251"/>
        </table:table-row>
        <table:table-row table:style-name="ro4">
          <table:table-cell office:value-type="string" calcext:value-type="string">
            <text:p>pol.datause.p4=Além dos propósitos descritos acima, o site não utilizará suas informações sem consentimento prévio. A única exceção a esta regra será quando evidenciado o propósito de prevenir algum dano à saúde ou pela Justiça.</text:p>
          </table:table-cell>
          <table:table-cell table:number-columns-repeated="251"/>
        </table:table-row>
        <table:table-row table:style-name="ro4">
          <table:table-cell office:value-type="string" calcext:value-type="string">
            <text:p>pol.datasec.h3=3. Segurança de seus dados</text:p>
          </table:table-cell>
          <table:table-cell table:number-columns-repeated="251"/>
        </table:table-row>
        <table:table-row table:style-name="ro4">
          <table:table-cell office:value-type="string" calcext:value-type="string">
            <text:p>pol.datasec.p1=O site implementa procedimentos para garantir a segurança das informações coletadas, evitando que as informações sejam perdidas, destruídas, utilizadas ou acessadas de forma não autorizada. As informações fornecidas por você serão acessadas somente por pessoal autorizado.</text:p>
          </table:table-cell>
          <table:table-cell table:number-columns-repeated="251"/>
        </table:table-row>
        <table:table-row table:style-name="ro4">
          <table:table-cell office:value-type="string" calcext:value-type="string">
            <text:p>pol.datasec.p2=Entretanto, nenhuma transmissão de dados na internet ou informação contida em nossos servidores acessada via internet são totalmente seguras. Estas atividades são de sua inteira responsabilidade.</text:p>
          </table:table-cell>
          <table:table-cell table:number-columns-repeated="251"/>
        </table:table-row>
        <table:table-row table:style-name="ro4">
          <table:table-cell office:value-type="string" calcext:value-type="string">
            <text:p>pol.secrecy.h3=4. Quebra de sigilo das informações</text:p>
          </table:table-cell>
          <table:table-cell table:number-columns-repeated="251"/>
        </table:table-row>
        <table:table-row table:style-name="ro4">
          <table:table-cell office:value-type="string" calcext:value-type="string">
            <text:p>pol.secrecy.p=As informações coletadas através do site não serão reveladas ou repassadas a terceiros a menos que esteja de acordo com esta política de privacidade. Informações podem ser fornecidas a terceiros somente com autorização e um propósito particular.</text:p>
          </table:table-cell>
          <table:table-cell table:number-columns-repeated="251"/>
        </table:table-row>
        <table:table-row table:style-name="ro4">
          <table:table-cell office:value-type="string" calcext:value-type="string">
            <text:p>pol.links3rd.h3=5. Links para sites de terceiros</text:p>
          </table:table-cell>
          <table:table-cell table:number-columns-repeated="251"/>
        </table:table-row>
        <table:table-row table:style-name="ro4">
          <table:table-cell office:value-type="string" calcext:value-type="string">
            <text:p>pol.links3rd.p=Este site contém links para outros sites. Nós não nos responsabilizamos pelas práticas de privacidade e conteúdo de sites de terceiros. É de sua responsabilidade pesquisar a política de privacidade destes sites.</text:p>
          </table:table-cell>
          <table:table-cell table:number-columns-repeated="251"/>
        </table:table-row>
        <table:table-row table:style-name="ro4">
          <table:table-cell office:value-type="string" calcext:value-type="string">
            <text:p>pol.changes.h3=6. Mudanças no Termo de Privacidade</text:p>
          </table:table-cell>
          <table:table-cell table:number-columns-repeated="251"/>
        </table:table-row>
        <table:table-row table:style-name="ro4">
          <table:table-cell office:value-type="string" calcext:value-type="string">
            <text:p>pol.changes.p=Este site pode alterar o termo de privacidade, colocando uma nova versão no site. Você deve consultar esta página ocasionalmente para se familiarizar com possíveis mudanças. Esta política de privacidade pode mudar, a partir da introdução de novas regulações e leis.</text:p>
          </table:table-cell>
          <table:table-cell table:number-columns-repeated="251"/>
        </table:table-row>
        <table:table-row table:style-name="ro4">
          <table:table-cell office:value-type="string" calcext:value-type="string">
            <text:p>pol.contact.h3=7. Contato</text:p>
          </table:table-cell>
          <table:table-cell table:number-columns-repeated="251"/>
        </table:table-row>
        <table:table-row table:style-name="ro4">
          <table:table-cell office:value-type="string" calcext:value-type="string">
            <text:p>pol.contact.p=Caso você possua alguma questão, entre em contato conosco a partir do endereço encontrado neste site.</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LOGIN.XHTML=</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login.pagetitle=Login | Viva sem tabaco</text:p>
          </table:table-cell>
          <table:table-cell table:number-columns-repeated="251"/>
        </table:table-row>
        <table:table-row table:style-name="ro4">
          <table:table-cell office:value-type="string" calcext:value-type="string">
            <text:p>login.stayconnected=Continuar conectado</text:p>
          </table:table-cell>
          <table:table-cell table:number-columns-repeated="251"/>
        </table:table-row>
        <table:table-row table:style-name="ro4">
          <table:table-cell office:value-type="string" calcext:value-type="string">
            <text:p>login.couldntaccess=Não consegue acessar sua conta?</text:p>
          </table:table-cell>
          <table:table-cell table:number-columns-repeated="251"/>
        </table:table-row>
        <table:table-row table:style-name="ro4">
          <table:table-cell office:value-type="string" calcext:value-type="string">
            <text:p>pronto.intro.titlepage=Início</text:p>
          </table:table-cell>
          <table:table-cell table:number-columns-repeated="251"/>
        </table:table-row>
        <table:table-row table:style-name="ro4">
          <table:table-cell office:value-type="string" calcext:value-type="string">
            <text:p>vivasemtabaco.title=Viva sem Tabaco | Programa gratuito para o tratamento do tabagism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FOR RESEARCHERS=</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esquisadores.titlepage=Para pesquisadores</text:p>
          </table:table-cell>
          <table:table-cell table:number-columns-repeated="251"/>
        </table:table-row>
        <table:table-row table:style-name="ro4">
          <table:table-cell office:value-type="string" calcext:value-type="string">
            <text:p>pesquisadores.h1.1=Para pesquisadores</text:p>
          </table:table-cell>
          <table:table-cell table:number-columns-repeated="251"/>
        </table:table-row>
        <table:table-row table:style-name="ro4">
          <table:table-cell office:value-type="string" calcext:value-type="string">
            <text:p>pesquisadores.img.title=Artigo sobre sites para tabagismo na internet</text:p>
          </table:table-cell>
          <table:table-cell table:number-columns-repeated="251"/>
        </table:table-row>
        <table:table-row table:style-name="ro4">
          <table:table-cell office:value-type="string" calcext:value-type="string">
            <text:p>pesquisadores.h2.1=Motivações do projeto</text:p>
          </table:table-cell>
          <table:table-cell table:number-columns-repeated="251"/>
        </table:table-row>
        <table:table-row table:style-name="ro4">
          <table:table-cell office:value-type="string" calcext:value-type="string">
            <text:p>pesquisadores.p.1=O uso do tabaco está relacionado a 5 milhões de mortes anualmente</text:p>
          </table:table-cell>
          <table:table-cell table:number-columns-repeated="251"/>
        </table:table-row>
        <table:table-row table:style-name="ro4">
          <table:table-cell office:value-type="string" calcext:value-type="string">
            <text:p>pesquisadores.p.2=O uso da internet no país cresce exponencialmente</text:p>
          </table:table-cell>
          <table:table-cell table:number-columns-repeated="251"/>
        </table:table-row>
        <table:table-row table:style-name="ro4">
          <table:table-cell office:value-type="string" calcext:value-type="string">
            <text:p>pesquisadores.p.3a=Existem evidências de eficácia de intervenções para tabagismo na internet</text:p>
          </table:table-cell>
          <table:table-cell table:number-columns-repeated="251"/>
        </table:table-row>
        <table:table-row table:style-name="ro4">
          <table:table-cell office:value-type="string" calcext:value-type="string">
            <text:p>pesquisadores.p.3b=No entanto, não existem estudos de eficácia das intervenções em língua portuguesa</text:p>
          </table:table-cell>
          <table:table-cell table:number-columns-repeated="251"/>
        </table:table-row>
        <table:table-row table:style-name="ro4">
          <table:table-cell office:value-type="string" calcext:value-type="string">
            <text:p>pesquisadores.p.4=Embora existam sites em língua portuguesa que ofereçam informações sobre tabagismo, um estudo desenvolvido pelo grupo apontou que</text:p>
          </table:table-cell>
          <table:table-cell table:number-columns-repeated="251"/>
        </table:table-row>
        <table:table-row table:style-name="ro4">
          <table:table-cell office:value-type="string" calcext:value-type="string">
            <text:p>pesquisadores.p.5=Há disparidade entre a alta demanda para apoio online para cessação do tabaco e a esparsa disponibilidade de intervenções online de qualidade para tabagistas</text:p>
          </table:table-cell>
          <table:table-cell table:number-columns-repeated="251"/>
        </table:table-row>
        <table:table-row table:style-name="ro4">
          <table:table-cell office:value-type="string" calcext:value-type="string">
            <text:p>pesquisadores.h2.2=Nossa metodologia</text:p>
          </table:table-cell>
          <table:table-cell table:number-columns-repeated="251"/>
        </table:table-row>
        <table:table-row table:style-name="ro4">
          <table:table-cell office:value-type="string" calcext:value-type="string">
            <text:p>pesquisadores.p.6=O conteúdo do site é baseado nas diretrizes para o tratamento do tabagismo utilizadas do Ministério da Saúde e pelo Instituto Nacional do Câncer - INCA.</text:p>
          </table:table-cell>
          <table:table-cell table:number-columns-repeated="251"/>
        </table:table-row>
        <table:table-row table:style-name="ro4">
          <table:table-cell office:value-type="string" calcext:value-type="string">
            <text:p>pesquisadores.p.7=Durante as etapas de desenvolvimento, fumantes e ex-fumantes foram consultados através da realização de entrevistas coletivas e de testes de usabilidade. Após o término da primeira versão, seu conteúdo foi avaliado por especialistas na área de tabagismo</text:p>
          </table:table-cell>
          <table:table-cell table:number-columns-repeated="251"/>
        </table:table-row>
        <table:table-row table:style-name="ro4">
          <table:table-cell office:value-type="string" calcext:value-type="string">
            <text:p>pesquisadores.p.8=O conteúdo respeita as normas do Conselho Federal de Medicina, Conselho Federal de Psicologia e da Health on the Net Foundation.</text:p>
          </table:table-cell>
          <table:table-cell table:number-columns-repeated="251"/>
        </table:table-row>
        <table:table-row table:style-name="ro4">
          <table:table-cell office:value-type="string" calcext:value-type="string">
            <text:p>pesquisadores.h2.3=Licença</text:p>
          </table:table-cell>
          <table:table-cell table:number-columns-repeated="251"/>
        </table:table-row>
        <table:table-row table:style-name="ro4">
          <table:table-cell office:value-type="string" calcext:value-type="string">
            <text:p>pesquisadores.p.9a=Salvo quando indicado expressamente o contrário, o conteúdo do site incluindo os programas, design, textos e gráficos são licenciados pela Licença Pública Geral - GNU, garantindo a liberdade de usar o conteúdo do programa para qualquer propósito, modificar o programa, de compartilhar com seus vizinhos e amigos e compartilhar as mudanças que você fizer.</text:p>
          </table:table-cell>
          <table:table-cell table:number-columns-repeated="251"/>
        </table:table-row>
        <table:table-row table:style-name="ro4">
          <table:table-cell office:value-type="string" calcext:value-type="string">
            <text:p>pesquisadores.p.9b=Ver a licença GPL GNU completa.</text:p>
          </table:table-cell>
          <table:table-cell table:number-columns-repeated="251"/>
        </table:table-row>
        <table:table-row table:style-name="ro4">
          <table:table-cell office:value-type="string" calcext:value-type="string">
            <text:p>pesquisadores.h2.4=Código Fonte</text:p>
          </table:table-cell>
          <table:table-cell table:number-columns-repeated="251"/>
        </table:table-row>
        <table:table-row table:style-name="ro4">
          <table:table-cell office:value-type="string" calcext:value-type="string">
            <text:p>pesquisadores.p.10=O código fonte do projeto pode ser acessado no repositório no</text:p>
          </table:table-cell>
          <table:table-cell table:number-columns-repeated="251"/>
        </table:table-row>
        <table:table-row table:style-name="ro4">
          <table:table-cell office:value-type="string" calcext:value-type="string">
            <text:p>pesquisadores.h2.5=Pesquisas futuras</text:p>
          </table:table-cell>
          <table:table-cell table:number-columns-repeated="251"/>
        </table:table-row>
        <table:table-row table:style-name="ro4">
          <table:table-cell office:value-type="string" calcext:value-type="string">
            <text:p>pesquisadores.p.11=Nos próximos anos, o programa será avaliado quanto à sua eficácia através da metodologia de Ensaio Clínico Randomizado. Durante a realização deste estudo, o programa será otimizado com o uso de algoritmos de aprendizagem de máquinas, mineração de dados e da teoria de resposta ao item.</text:p>
          </table:table-cell>
          <table:table-cell table:number-columns-repeated="251"/>
        </table:table-row>
        <table:table-row table:style-name="ro4">
          <table:table-cell office:value-type="string" calcext:value-type="string">
            <text:p>pesquisadores.p.12=Acreditamos numa ciência aberta (com programas de código aberto). Todas as pesquisas serão divulgadas no site e os bancos de dados e análises estatísticas serão disponibilizadas.</text:p>
          </table:table-cell>
          <table:table-cell table:number-columns-repeated="251"/>
        </table:table-row>
        <table:table-row table:style-name="ro4">
          <table:table-cell office:value-type="string" calcext:value-type="string">
            <text:p>pesquisadores.h2.6=Colabore</text:p>
          </table:table-cell>
          <table:table-cell table:number-columns-repeated="251"/>
        </table:table-row>
        <table:table-row table:style-name="ro4">
          <table:table-cell office:value-type="string" calcext:value-type="string">
            <text:p>pesquisadores.p.13=Se você é desenvolvedor web, pesquisador, clínico ou mesmo curioso e ficou interessado em contribuir para o projeto, entre em contato conosco pelo e-mail:</text:p>
          </table:table-cell>
          <table:table-cell table:number-columns-repeated="251"/>
        </table:table-row>
        <table:table-row table:style-name="ro4">
          <table:table-cell office:value-type="string" calcext:value-type="string">
            <text:p>pesquisadores.h3.1=Referências</text:p>
          </table:table-cell>
          <table:table-cell table:number-columns-repeated="251"/>
        </table:table-row>
        <table:table-row table:style-name="ro4">
          <table:table-cell office:value-type="string" calcext:value-type="string">
            <text:p>pesquisadores.p.14=Barbosa, A. F. (2009). Pesquisa sobre o Uso das Tecnologias da Informação e da Comunicação no Brasil : TIC Domicílios e TIC Empresas 2008. São Paulo: Comitê Gestor da Internet no Brasil.</text:p>
          </table:table-cell>
          <table:table-cell table:number-columns-repeated="251"/>
        </table:table-row>
        <table:table-row table:style-name="ro4">
          <table:table-cell office:value-type="string" calcext:value-type="string">
            <text:p>pesquisadores.p.15=Organização Mundial de Saúde. (2011). WHO report on the global tobacco epidemic, 2011 warning about the dangers of tobacco. Geneva : Organização Mundial de Saúde.</text:p>
          </table:table-cell>
          <table:table-cell table:number-columns-repeated="251"/>
        </table:table-row>
        <table:table-row table:style-name="ro4">
          <table:table-cell office:value-type="string" calcext:value-type="string">
            <text:p>pesquisadores.p.16=Rooke, S., Thorsteinsson, E., Karpin, A., Copeland, J., e Allsop, D. (2010). Computer-delivered interventions for alcohol and tobacco use: A meta-analysis. Addiction, 105(8), 1381–1390. doi:10.1111/j.1360-0443.2010.02975.x</text:p>
          </table:table-cell>
          <table:table-cell table:number-columns-repeated="251"/>
        </table:table-row>
        <table:table-row table:style-name="ro4">
          <table:table-cell office:value-type="string" calcext:value-type="string">
            <text:p>pesquisadores.p.17=Carlini, B. H., Ronzani, T. M., Martins, L. F., Gomide, H. P., e Souza, I. C. W. de. (2012). Demand for and availability of online support to stop smoking. Revista de Saúde Pública, 46(6), 1074–1081. doi:10.1590/S0034-89102012000600018</text:p>
          </table:table-cell>
          <table:table-cell table:number-columns-repeated="251"/>
        </table:table-row>
        <table:table-row table:style-name="ro4">
          <table:table-cell office:value-type="string" calcext:value-type="string">
            <text:p>pesquisadores.p.18=Barak, A., Hen, L., Boniel-Nissim, M., e Shapira, N. (2008). A comprehensive review and a meta-analysis of the effectiveness of Internet-based psychotherapeutic interventions. Journal of Technology in Human Services, 26(2-4), 109–160. doi:10.1080/15228830802094429</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TEP 1 - PREPARE TO QUIT#########=</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INTRO=</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intro.titlepage=Introdução - Preparando para parar de fumar</text:p>
          </table:table-cell>
          <table:table-cell table:number-columns-repeated="251"/>
        </table:table-row>
        <table:table-row table:style-name="ro4">
          <table:table-cell office:value-type="string" calcext:value-type="string">
            <text:p>preparando.intro.h1=Preparando para parar</text:p>
          </table:table-cell>
          <table:table-cell table:number-columns-repeated="251"/>
        </table:table-row>
        <table:table-row table:style-name="ro4">
          <table:table-cell office:value-type="string" calcext:value-type="string">
            <text:p>preparando.intro.h2=Introdução</text:p>
          </table:table-cell>
          <table:table-cell table:number-columns-repeated="251"/>
        </table:table-row>
        <table:table-row table:style-name="ro4">
          <table:table-cell office:value-type="string" calcext:value-type="string">
            <text:p>preparando.bene.p.1.intro=Quanto mais cedo você parar de fumar, mais vantagens você terá. Porém, deixar de fumar é sempre vantajoso, a qualquer momento (mesmo após o desenvolvimento de alguma doença relacionada ao tabagismo). </text:p>
          </table:table-cell>
          <table:table-cell table:number-columns-repeated="251"/>
        </table:table-row>
        <table:table-row table:style-name="ro4">
          <table:table-cell office:value-type="string" calcext:value-type="string">
            <text:p>preparando.intro.p1=Parar de fumar é a coisa mais importante que você pode fazer para melhorar sua saúde agora e no futuro.</text:p>
          </table:table-cell>
          <table:table-cell table:number-columns-repeated="251"/>
        </table:table-row>
        <table:table-row table:style-name="ro4">
          <table:table-cell office:value-type="string" calcext:value-type="string">
            <text:p>preparando.intro.p2=Escolhemos alguns conteúdos que podem ajudá-lo a decidir se vale a pena parar de fumar.</text:p>
          </table:table-cell>
          <table:table-cell table:number-columns-repeated="251"/>
        </table:table-row>
        <table:table-row table:style-name="ro4">
          <table:table-cell office:value-type="string" calcext:value-type="string">
            <text:p>preparando.intro.p3=Recomendamos a seguir a ordem do material.</text:p>
          </table:table-cell>
          <table:table-cell table:number-columns-repeated="251"/>
        </table:table-row>
        <table:table-row table:style-name="ro4">
          <table:table-cell office:value-type="string" calcext:value-type="string">
            <text:p>preparando.intro.p4=Quando se sentir pronto para parar, clique no último link link em azul Já estou pronto.</text:p>
          </table:table-cell>
          <table:table-cell table:number-columns-repeated="251"/>
        </table:table-row>
        <table:table-row table:style-name="ro4">
          <table:table-cell office:value-type="string" calcext:value-type="string">
            <text:p>preparando.intro.img=Parar de fumar</text:p>
          </table:table-cell>
          <table:table-cell table:number-columns-repeated="251"/>
        </table:table-row>
        <table:table-row table:style-name="ro4">
          <table:table-cell office:value-type="string" calcext:value-type="string">
            <text:p>preparandoparaparar=Preparando para parar de fumar</text:p>
          </table:table-cell>
          <table:table-cell table:number-columns-repeated="251"/>
        </table:table-row>
        <table:table-row table:style-name="ro4">
          <table:table-cell office:value-type="string" calcext:value-type="string">
            <text:p>preparando.intro.next.p=Você sabia que seu organismo, ao parar de fumar, já apresenta melhoras logo nas primeiras semanas?</text:p>
          </table:table-cell>
          <table:table-cell table:number-columns-repeated="251"/>
        </table:table-row>
        <table:table-row table:style-name="ro4">
          <table:table-cell office:value-type="string" calcext:value-type="string">
            <text:p>preparando.btn.title=Vantagens de parar de fuma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HARMS AND RISKS=</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risks.titlepage=Riscos de fumar</text:p>
          </table:table-cell>
          <table:table-cell table:number-columns-repeated="251"/>
        </table:table-row>
        <table:table-row table:style-name="ro4">
          <table:table-cell office:value-type="string" calcext:value-type="string">
            <text:p>preparando.risks.img.alt=Pessoa doente</text:p>
          </table:table-cell>
          <table:table-cell table:number-columns-repeated="251"/>
        </table:table-row>
        <table:table-row table:style-name="ro4">
          <table:table-cell office:value-type="string" calcext:value-type="string">
            <text:p>preparando.risks.h1.1=Riscos de fumar</text:p>
          </table:table-cell>
          <table:table-cell table:number-columns-repeated="251"/>
        </table:table-row>
        <table:table-row table:style-name="ro4">
          <table:table-cell office:value-type="string" calcext:value-type="string">
            <text:p>preparando.risks.p.1=O cigarro causa diversas doenças para o fumante e para as pessoas que respiram a fumaça indiretamente. Veja abaixo algumas das diversas doenças:</text:p>
          </table:table-cell>
          <table:table-cell table:number-columns-repeated="251"/>
        </table:table-row>
        <table:table-row table:style-name="ro4">
          <table:table-cell office:value-type="string" calcext:value-type="string">
            <text:p>preparando.risks.h2.1=Curto prazo</text:p>
          </table:table-cell>
          <table:table-cell table:number-columns-repeated="251"/>
        </table:table-row>
        <table:table-row table:style-name="ro4">
          <table:table-cell office:value-type="string" calcext:value-type="string">
            <text:p>preparando.risks.li.1=Baixa resistência física,</text:p>
          </table:table-cell>
          <table:table-cell table:number-columns-repeated="251"/>
        </table:table-row>
        <table:table-row table:style-name="ro4">
          <table:table-cell office:value-type="string" calcext:value-type="string">
            <text:p>preparando.risks.li.2=Piora da bronquite e asma,</text:p>
          </table:table-cell>
          <table:table-cell table:number-columns-repeated="251"/>
        </table:table-row>
        <table:table-row table:style-name="ro4">
          <table:table-cell office:value-type="string" calcext:value-type="string">
            <text:p>preparando.risks.li.3=Risco de impotência.</text:p>
          </table:table-cell>
          <table:table-cell table:number-columns-repeated="251"/>
        </table:table-row>
        <table:table-row table:style-name="ro4">
          <table:table-cell office:value-type="string" calcext:value-type="string">
            <text:p>preparando.risks.h2.2=Longo prazo</text:p>
          </table:table-cell>
          <table:table-cell table:number-columns-repeated="251"/>
        </table:table-row>
        <table:table-row table:style-name="ro4">
          <table:table-cell office:value-type="string" calcext:value-type="string">
            <text:p>preparando.risks.li.4=Problemas no coração - infarto,</text:p>
          </table:table-cell>
          <table:table-cell table:number-columns-repeated="251"/>
        </table:table-row>
        <table:table-row table:style-name="ro4">
          <table:table-cell office:value-type="string" calcext:value-type="string">
            <text:p>preparando.risks.li.5=Derrame cerebral,</text:p>
          </table:table-cell>
          <table:table-cell table:number-columns-repeated="251"/>
        </table:table-row>
        <table:table-row table:style-name="ro4">
          <table:table-cell office:value-type="string" calcext:value-type="string">
            <text:p>preparando.risks.li.6=Diversos tipos de câncer (boca, laringe, pulmão, bexiga, pâncreas, ...)</text:p>
          </table:table-cell>
          <table:table-cell table:number-columns-repeated="251"/>
        </table:table-row>
        <table:table-row table:style-name="ro4">
          <table:table-cell office:value-type="string" calcext:value-type="string">
            <text:p>preparando.risks.h2.3=Lembre-se!</text:p>
          </table:table-cell>
          <table:table-cell table:number-columns-repeated="251"/>
        </table:table-row>
        <table:table-row table:style-name="ro4">
          <table:table-cell office:value-type="string" calcext:value-type="string">
            <text:p>preparando.risks.li.7=Existem riscos para quaisquer números de cigarros fumados;</text:p>
          </table:table-cell>
          <table:table-cell table:number-columns-repeated="251"/>
        </table:table-row>
        <table:table-row table:style-name="ro4">
          <table:table-cell office:value-type="string" calcext:value-type="string">
            <text:p>preparando.risks.li.8=O uso de cigarros light não traz vantagens para sua saúde.</text:p>
          </table:table-cell>
          <table:table-cell table:number-columns-repeated="251"/>
        </table:table-row>
        <table:table-row table:style-name="ro4">
          <table:table-cell office:value-type="string" calcext:value-type="string">
            <text:p>preparando.risks.next.p=Você tem ideia de quanto pode economizar ao parar de fumar?</text:p>
          </table:table-cell>
          <table:table-cell table:number-columns-repeated="251"/>
        </table:table-row>
        <table:table-row table:style-name="ro4">
          <table:table-cell office:value-type="string" calcext:value-type="string">
            <text:p>preparando.risks.btn.title=Gastos financeiro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BENEFITS=</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bene.titlepage=Vantagens de parar de fumar</text:p>
          </table:table-cell>
          <table:table-cell table:number-columns-repeated="251"/>
        </table:table-row>
        <table:table-row table:style-name="ro4">
          <table:table-cell office:value-type="string" calcext:value-type="string">
            <text:p>preparando.bene.img.alt=Pessoa feliz</text:p>
          </table:table-cell>
          <table:table-cell table:number-columns-repeated="251"/>
        </table:table-row>
        <table:table-row table:style-name="ro4">
          <table:table-cell office:value-type="string" calcext:value-type="string">
            <text:p>preparando.bene.h1.1=Vantagens de parar de fumar</text:p>
          </table:table-cell>
          <table:table-cell table:number-columns-repeated="251"/>
        </table:table-row>
        <table:table-row table:style-name="ro4">
          <table:table-cell office:value-type="string" calcext:value-type="string">
            <text:p>preparando.bene.h2.1=Primeiras semanas</text:p>
          </table:table-cell>
          <table:table-cell table:number-columns-repeated="251"/>
        </table:table-row>
        <table:table-row table:style-name="ro4">
          <table:table-cell office:value-type="string" calcext:value-type="string">
            <text:p>preparando.bene.p.1=Comparados a fumantes...</text:p>
          </table:table-cell>
          <table:table-cell table:number-columns-repeated="251"/>
        </table:table-row>
        <table:table-row table:style-name="ro4">
          <table:table-cell office:value-type="string" calcext:value-type="string">
            <text:p>preparando.bene.li.1=Redução do risco de doenças como câncer de laringe e úlceras,</text:p>
          </table:table-cell>
          <table:table-cell table:number-columns-repeated="251"/>
        </table:table-row>
        <table:table-row table:style-name="ro4">
          <table:table-cell office:value-type="string" calcext:value-type="string">
            <text:p>preparando.bene.li.2=Melhora na pressão arterial e ritmo cardíaco,</text:p>
          </table:table-cell>
          <table:table-cell table:number-columns-repeated="251"/>
        </table:table-row>
        <table:table-row table:style-name="ro4">
          <table:table-cell office:value-type="string" calcext:value-type="string">
            <text:p>preparando.bene.li.3=Respiração e circulação melhoram.</text:p>
          </table:table-cell>
          <table:table-cell table:number-columns-repeated="251"/>
        </table:table-row>
        <table:table-row table:style-name="ro4">
          <table:table-cell office:value-type="string" calcext:value-type="string">
            <text:p>preparando.bene.h2.2=Alguns anos depois</text:p>
          </table:table-cell>
          <table:table-cell table:number-columns-repeated="251"/>
        </table:table-row>
        <table:table-row table:style-name="ro4">
          <table:table-cell office:value-type="string" calcext:value-type="string">
            <text:p>preparando.bene.li.4=Risco de ter um câncer de bexiga, cervical e derrame diminuem pela metade,</text:p>
            <text:p/>
          </table:table-cell>
          <table:table-cell table:number-columns-repeated="251"/>
        </table:table-row>
        <table:table-row table:style-name="ro4">
          <table:table-cell office:value-type="string" calcext:value-type="string">
            <text:p>preparando.bene.li.5=As chances de ter câncer de pulmão diminui pela metade após 10 anos,</text:p>
          </table:table-cell>
          <table:table-cell table:number-columns-repeated="251"/>
        </table:table-row>
        <table:table-row table:style-name="ro4">
          <table:table-cell office:value-type="string" calcext:value-type="string">
            <text:p>preparando.bene.li.6=Risco de derrame é comparado a não fumantes entre 5 e 15 anos após parar.</text:p>
            <text:p/>
          </table:table-cell>
          <table:table-cell table:number-columns-repeated="251"/>
        </table:table-row>
        <table:table-row table:style-name="ro4">
          <table:table-cell office:value-type="string" calcext:value-type="string">
            <text:p>preparando.bene.next.p=Você sabe quais as consequências do uso do cigarro para sua saúde?</text:p>
          </table:table-cell>
          <table:table-cell table:number-columns-repeated="251"/>
        </table:table-row>
        <table:table-row table:style-name="ro4">
          <table:table-cell office:value-type="string" calcext:value-type="string">
            <text:p>preparando.bene.btn.title=Preparando para parar de fuma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CALCULATOR=</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gastos.titlepage=Gastos financeiros</text:p>
          </table:table-cell>
          <table:table-cell table:number-columns-repeated="251"/>
        </table:table-row>
        <table:table-row table:style-name="ro4">
          <table:table-cell office:value-type="string" calcext:value-type="string">
            <text:p>preparando.gastos.h1.1=Gastos financeiros</text:p>
          </table:table-cell>
          <table:table-cell table:number-columns-repeated="251"/>
        </table:table-row>
        <table:table-row table:style-name="ro4">
          <table:table-cell office:value-type="string" calcext:value-type="string">
            <text:p>preparando.gastos.p.1=Você sabia que uma pessoa - que fuma um maço de cigarros de 6 reais - gasta em cinco anos R$10.950,00 com cigarros? Isso sem contar os gastos com a saúde.</text:p>
          </table:table-cell>
          <table:table-cell table:number-columns-repeated="251"/>
        </table:table-row>
        <table:table-row table:style-name="ro4">
          <table:table-cell office:value-type="string" calcext:value-type="string">
            <text:p>preparando.gastos.h2.1=Calcule suas economias ao parar de fumar:</text:p>
          </table:table-cell>
          <table:table-cell table:number-columns-repeated="251"/>
        </table:table-row>
        <table:table-row table:style-name="ro4">
          <table:table-cell office:value-type="string" calcext:value-type="string">
            <text:p>preparando.gastos.value.1=Quantos cigarros você fuma em um dia normal?</text:p>
          </table:table-cell>
          <table:table-cell table:number-columns-repeated="251"/>
        </table:table-row>
        <table:table-row table:style-name="ro4">
          <table:table-cell office:value-type="string" calcext:value-type="string">
            <text:p>preparando.gastos.value.2=Custo do maço de cigarros:</text:p>
          </table:table-cell>
          <table:table-cell table:number-columns-repeated="251"/>
        </table:table-row>
        <table:table-row table:style-name="ro4">
          <table:table-cell office:value-type="string" calcext:value-type="string">
            <text:p>preparando.gastos.btn.1=Calcular</text:p>
          </table:table-cell>
          <table:table-cell table:number-columns-repeated="251"/>
        </table:table-row>
        <table:table-row table:style-name="ro4">
          <table:table-cell office:value-type="string" calcext:value-type="string">
            <text:p>preparando.gastos.value.3=Por semana:</text:p>
          </table:table-cell>
          <table:table-cell table:number-columns-repeated="251"/>
        </table:table-row>
        <table:table-row table:style-name="ro4">
          <table:table-cell office:value-type="string" calcext:value-type="string">
            <text:p>preparando.gastos.value.4=Por mês:</text:p>
          </table:table-cell>
          <table:table-cell table:number-columns-repeated="251"/>
        </table:table-row>
        <table:table-row table:style-name="ro4">
          <table:table-cell office:value-type="string" calcext:value-type="string">
            <text:p>preparando.gastos.value.5=Por ano:</text:p>
          </table:table-cell>
          <table:table-cell table:number-columns-repeated="251"/>
        </table:table-row>
        <table:table-row table:style-name="ro4">
          <table:table-cell office:value-type="string" calcext:value-type="string">
            <text:p>preparando.gastos.next=Saiba mais sobre os medos mais comuns dos fumantes ao tentarem parar.</text:p>
          </table:table-cell>
          <table:table-cell table:number-columns-repeated="251"/>
        </table:table-row>
        <table:table-row table:style-name="ro4">
          <table:table-cell office:value-type="string" calcext:value-type="string">
            <text:p>preparando.gastos.h2.2=Suas economia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MOVING ROADBLOCKS - ABSTINENCE AND CRAVING=</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aef.titlepage=Como vencer os medos</text:p>
          </table:table-cell>
          <table:table-cell table:number-columns-repeated="251"/>
        </table:table-row>
        <table:table-row table:style-name="ro4">
          <table:table-cell office:value-type="string" calcext:value-type="string">
            <text:p>preparando.aef.h1.1=Como vencer os medos</text:p>
          </table:table-cell>
          <table:table-cell table:number-columns-repeated="251"/>
        </table:table-row>
        <table:table-row table:style-name="ro4">
          <table:table-cell office:value-type="string" calcext:value-type="string">
            <text:p>preparando.aef.p.1=Muitos fumantes desistem de tentar parar devido ao medo do fracasso e insegurança. Saiba mais sobre dois dos medos mais comuns:</text:p>
          </table:table-cell>
          <table:table-cell table:number-columns-repeated="251"/>
        </table:table-row>
        <table:table-row table:style-name="ro4">
          <table:table-cell office:value-type="string" calcext:value-type="string">
            <text:p>preparando.aef.h2.1=Abstinência</text:p>
          </table:table-cell>
          <table:table-cell table:number-columns-repeated="251"/>
        </table:table-row>
        <table:table-row table:style-name="ro4">
          <table:table-cell office:value-type="string" calcext:value-type="string">
            <text:p>preparando.aef.li.1=Alguns fumantes apresentam sintomas da abstinência como dores de cabeça, tonteiras, alteração no sono, irritabilidade.</text:p>
          </table:table-cell>
          <table:table-cell table:number-columns-repeated="251"/>
        </table:table-row>
        <table:table-row table:style-name="ro4">
          <table:table-cell office:value-type="string" calcext:value-type="string">
            <text:p>preparando.aef.li.2=Esses sintomas variam de pessoa para pessoa.</text:p>
          </table:table-cell>
          <table:table-cell table:number-columns-repeated="251"/>
        </table:table-row>
        <table:table-row table:style-name="ro4">
          <table:table-cell office:value-type="string" calcext:value-type="string">
            <text:p>preparando.aef.li.3=Eles costumam durar no máximo de 1 a 3 semanas.</text:p>
          </table:table-cell>
          <table:table-cell table:number-columns-repeated="251"/>
        </table:table-row>
        <table:table-row table:style-name="ro4">
          <table:table-cell office:value-type="string" calcext:value-type="string">
            <text:p>preparando.aef.li.4=Para algumas pessoas, medicamentos podem ajudar a aliviar estes sintomas.</text:p>
          </table:table-cell>
          <table:table-cell table:number-columns-repeated="251"/>
        </table:table-row>
        <table:table-row table:style-name="ro4">
          <table:table-cell office:value-type="string" calcext:value-type="string">
            <text:p>preparando.aef.h2.2=Vontade de fumar - fissura</text:p>
          </table:table-cell>
          <table:table-cell table:number-columns-repeated="251"/>
        </table:table-row>
        <table:table-row table:style-name="ro4">
          <table:table-cell office:value-type="string" calcext:value-type="string">
            <text:p>preparando.aef.li.5=A vontade de fumar - ou fissura - é muito comum nas pessoas que estão parando de fumar.</text:p>
          </table:table-cell>
          <table:table-cell table:number-columns-repeated="251"/>
        </table:table-row>
        <table:table-row table:style-name="ro4">
          <table:table-cell office:value-type="string" calcext:value-type="string">
            <text:p>preparando.aef.li.6=Cada episódio não dura mais que poucos minutos, desaparecendo depois.</text:p>
          </table:table-cell>
          <table:table-cell table:number-columns-repeated="251"/>
        </table:table-row>
        <table:table-row table:style-name="ro4">
          <table:table-cell office:value-type="string" calcext:value-type="string">
            <text:p>preparando.aef.li.7=Existem medicamentos e técnicas simples de relaxamento que ajudam contra a vontade de fumar. Ensinamos algumas no nosso programa.</text:p>
          </table:table-cell>
          <table:table-cell table:number-columns-repeated="251"/>
        </table:table-row>
        <table:table-row table:style-name="ro4">
          <table:table-cell office:value-type="string" calcext:value-type="string">
            <text:p>preparando.aef.next.p=Ganho de peso e o medo de fracassar são outras barreiras para o tratamento. Saiba mais.</text:p>
          </table:table-cell>
          <table:table-cell table:number-columns-repeated="251"/>
        </table:table-row>
        <table:table-row table:style-name="ro4">
          <table:table-cell office:value-type="string" calcext:value-type="string">
            <text:p>preparando.aef.btn.title=Ganho de peso</text:p>
          </table:table-cell>
          <table:table-cell table:number-columns-repeated="251"/>
        </table:table-row>
        <table:table-row table:style-name="ro4">
          <table:table-cell office:value-type="string" calcext:value-type="string">
            <text:p>pronto.evitar.h1=Como evitar recaída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MOVING ROADBLOCKS - WEIGHT=</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medos.titlepage=Como vencer os medos de peso e não conseguir</text:p>
          </table:table-cell>
          <table:table-cell table:number-columns-repeated="251"/>
        </table:table-row>
        <table:table-row table:style-name="ro4">
          <table:table-cell office:value-type="string" calcext:value-type="string">
            <text:p>preparando.medos.img.alt=Ganho de peso é um medo comum</text:p>
          </table:table-cell>
          <table:table-cell table:number-columns-repeated="251"/>
        </table:table-row>
        <table:table-row table:style-name="ro4">
          <table:table-cell office:value-type="string" calcext:value-type="string">
            <text:p>preparando.medos.h1.1=Como vencer os medos</text:p>
          </table:table-cell>
          <table:table-cell table:number-columns-repeated="251"/>
        </table:table-row>
        <table:table-row table:style-name="ro4">
          <table:table-cell office:value-type="string" calcext:value-type="string">
            <text:p>preparando.medos.p.1=Muitos fumantes desistem de tentar devido ao medo do ganho de peso ou de fracassar.</text:p>
          </table:table-cell>
          <table:table-cell table:number-columns-repeated="251"/>
        </table:table-row>
        <table:table-row table:style-name="ro4">
          <table:table-cell office:value-type="string" calcext:value-type="string">
            <text:p>preparando.medos.h2.1=Ganho de peso</text:p>
          </table:table-cell>
          <table:table-cell table:number-columns-repeated="251"/>
        </table:table-row>
        <table:table-row table:style-name="ro4">
          <table:table-cell office:value-type="string" calcext:value-type="string">
            <text:p>preparando.medos.li.1=Alguns fumantes podem ganhar peso nos primeiros meses após parar de fumar;</text:p>
          </table:table-cell>
          <table:table-cell table:number-columns-repeated="251"/>
        </table:table-row>
        <table:table-row table:style-name="ro4">
          <table:table-cell office:value-type="string" calcext:value-type="string">
            <text:p>preparando.medos.li.2=A média de ganho de peso, costuma variar entre 2 a 4 quilos.</text:p>
          </table:table-cell>
          <table:table-cell table:number-columns-repeated="251"/>
        </table:table-row>
        <table:table-row table:style-name="ro4">
          <table:table-cell office:value-type="string" calcext:value-type="string">
            <text:p>preparando.medos.li.3=Alguns fumantes podem até mesmo emagrecer.</text:p>
          </table:table-cell>
          <table:table-cell table:number-columns-repeated="251"/>
        </table:table-row>
        <table:table-row table:style-name="ro4">
          <table:table-cell office:value-type="string" calcext:value-type="string">
            <text:p>preparando.medos.h2.2=Medo de não conseguir ou recair</text:p>
          </table:table-cell>
          <table:table-cell table:number-columns-repeated="251"/>
        </table:table-row>
        <table:table-row table:style-name="ro4">
          <table:table-cell office:value-type="string" calcext:value-type="string">
            <text:p>preparando.medos.li.4=Para de fumar é não é fácil. Fumantes tentam em média de 3 a 5 vezes antes de conseguir parar definitivamente.</text:p>
          </table:table-cell>
          <table:table-cell table:number-columns-repeated="251"/>
        </table:table-row>
        <table:table-row table:style-name="ro4">
          <table:table-cell office:value-type="string" calcext:value-type="string">
            <text:p>preparando.medos.li.5=Nós preparamos dicas no nosso programa para evitar o ganho de peso e combater a vontade de fumar.</text:p>
          </table:table-cell>
          <table:table-cell table:number-columns-repeated="251"/>
        </table:table-row>
        <table:table-row table:style-name="ro4">
          <table:table-cell office:value-type="string" calcext:value-type="string">
            <text:p>preparando.medos.next.p=Ansiedade e depressão são problemas comuns entre fumantes e precisam de atenção especial.</text:p>
          </table:table-cell>
          <table:table-cell table:number-columns-repeated="251"/>
        </table:table-row>
        <table:table-row table:style-name="ro4">
          <table:table-cell office:value-type="string" calcext:value-type="string">
            <text:p>preparando.medos.btn.title=Ansiedade e depressão</text:p>
          </table:table-cell>
          <table:table-cell table:number-columns-repeated="251"/>
        </table:table-row>
        <table:table-row table:style-name="ro4">
          <table:table-cell office:value-type="string" calcext:value-type="string">
            <text:p>preparando.ref=Fonte:</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MOVING ROADBLOCKS - ANXIETY AND DEPRESSION=</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aed.titlepage=Ansiedade de depressão</text:p>
          </table:table-cell>
          <table:table-cell table:number-columns-repeated="251"/>
        </table:table-row>
        <table:table-row table:style-name="ro4">
          <table:table-cell office:value-type="string" calcext:value-type="string">
            <text:p>preparando.aed.h1.1=Ansiedade de depressão</text:p>
          </table:table-cell>
          <table:table-cell table:number-columns-repeated="251"/>
        </table:table-row>
        <table:table-row table:style-name="ro4">
          <table:table-cell office:value-type="string" calcext:value-type="string">
            <text:p>preparando.aed.img.alt=Sorrowing Old Man - Vincent van Gogh</text:p>
          </table:table-cell>
          <table:table-cell table:number-columns-repeated="251"/>
        </table:table-row>
        <table:table-row table:style-name="ro4">
          <table:table-cell office:value-type="string" calcext:value-type="string">
            <text:p>preparando.aed.p.1=Tanto a ansiedade e depressão são fatores importantes para o tratamento do tabagismo.</text:p>
          </table:table-cell>
          <table:table-cell table:number-columns-repeated="251"/>
        </table:table-row>
        <table:table-row table:style-name="ro4">
          <table:table-cell office:value-type="string" calcext:value-type="string">
            <text:p>preparando.aed.li.1=A depressão é mais comum nos fumantes que os não fumantes.</text:p>
          </table:table-cell>
          <table:table-cell table:number-columns-repeated="251"/>
        </table:table-row>
        <table:table-row table:style-name="ro4">
          <table:table-cell office:value-type="string" calcext:value-type="string">
            <text:p>preparando.aed.li.2=Transtornos de ansiedade também são mais comuns.</text:p>
          </table:table-cell>
          <table:table-cell table:number-columns-repeated="251"/>
        </table:table-row>
        <table:table-row table:style-name="ro4">
          <table:table-cell office:value-type="string" calcext:value-type="string">
            <text:p>preparando.aed.question.1=Você foi diagnosticado com depressão por um profissional de saúde nos últimos 12 meses?</text:p>
          </table:table-cell>
          <table:table-cell table:number-columns-repeated="251"/>
        </table:table-row>
        <table:table-row table:style-name="ro4">
          <table:table-cell office:value-type="string" calcext:value-type="string">
            <text:p>preparando.aed.question.2=Você já foi diagnosticado com ansiedade por um profissional de saúde nos últimos 12 meses?</text:p>
          </table:table-cell>
          <table:table-cell table:number-columns-repeated="251"/>
        </table:table-row>
        <table:table-row table:style-name="ro4">
          <table:table-cell office:value-type="string" calcext:value-type="string">
            <text:p>preparando.aed.question.option.1=Sim</text:p>
          </table:table-cell>
          <table:table-cell table:number-columns-repeated="251"/>
        </table:table-row>
        <table:table-row table:style-name="ro4">
          <table:table-cell office:value-type="string" calcext:value-type="string">
            <text:p>preparando.aed.question.option.2=Não</text:p>
          </table:table-cell>
          <table:table-cell table:number-columns-repeated="251"/>
        </table:table-row>
        <table:table-row table:style-name="ro4">
          <table:table-cell office:value-type="string" calcext:value-type="string">
            <text:p>preparando.aed.h4.1=Se sim</text:p>
          </table:table-cell>
          <table:table-cell table:number-columns-repeated="251"/>
        </table:table-row>
        <table:table-row table:style-name="ro4">
          <table:table-cell office:value-type="string" calcext:value-type="string">
            <text:p>preparando.aed.p.2=Se você respondeu sim para uma das perguntas, recomendamos que você procure apoio médico ao tentar parar de fumar. No entanto, sinta-se à vontade para ir para o próximo passo.</text:p>
          </table:table-cell>
          <table:table-cell table:number-columns-repeated="251"/>
        </table:table-row>
        <table:table-row table:style-name="ro4">
          <table:table-cell office:value-type="string" calcext:value-type="string">
            <text:p>preparando.aed.h4.2=Se não</text:p>
          </table:table-cell>
          <table:table-cell table:number-columns-repeated="251"/>
        </table:table-row>
        <table:table-row table:style-name="ro4">
          <table:table-cell office:value-type="string" calcext:value-type="string">
            <text:p>preparando.aed.p.3=Que bom que você não possui nenhum desses dois problemas muito comuns entre fumantes. Sinta-se à vontade parar ir para o próximo passo.</text:p>
          </table:table-cell>
          <table:table-cell table:number-columns-repeated="251"/>
        </table:table-row>
        <table:table-row table:style-name="ro4">
          <table:table-cell office:value-type="string" calcext:value-type="string">
            <text:p>preparando.aed.next.p=Muitos fumantes sentem que precisam parar mas não conseguem abandonar o prazer o cigarro. Saiba como lidar com esse sentimento.</text:p>
          </table:table-cell>
          <table:table-cell table:number-columns-repeated="251"/>
        </table:table-row>
        <table:table-row table:style-name="ro4">
          <table:table-cell office:value-type="string" calcext:value-type="string">
            <text:p>preparando.aed.btn.avaliar=Avalia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FERRAL=</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ajuda.titlepage=Onde encontrar ajuda</text:p>
          </table:table-cell>
          <table:table-cell table:number-columns-repeated="251"/>
        </table:table-row>
        <table:table-row table:style-name="ro4">
          <table:table-cell office:value-type="string" calcext:value-type="string">
            <text:p>preparando.ajuda.h1.1=Onde encontrar ajuda parar parar de fumar</text:p>
          </table:table-cell>
          <table:table-cell table:number-columns-repeated="251"/>
        </table:table-row>
        <table:table-row table:style-name="ro4">
          <table:table-cell office:value-type="string" calcext:value-type="string">
            <text:p>preparando.ajuda.h4.1=Online - Programa Viva sem Tabaco</text:p>
          </table:table-cell>
          <table:table-cell table:number-columns-repeated="251"/>
        </table:table-row>
        <table:table-row table:style-name="ro4">
          <table:table-cell office:value-type="string" calcext:value-type="string">
            <text:p>preparando.ajuda.p.1=Pronto para parar de fumar? Crie uma conta em menos de um minuto. É totalmente gratuito.</text:p>
          </table:table-cell>
          <table:table-cell table:number-columns-repeated="251"/>
        </table:table-row>
        <table:table-row table:style-name="ro4">
          <table:table-cell office:value-type="string" calcext:value-type="string">
            <text:p>preparando.ajuda.h4.2=Telefone - Serviço VivaVoz</text:p>
          </table:table-cell>
          <table:table-cell table:number-columns-repeated="251"/>
        </table:table-row>
        <table:table-row table:style-name="ro4">
          <table:table-cell office:value-type="string" calcext:value-type="string">
            <text:p>preparando.ajuda.p2=Serviço gratuito para tratamento por telefone da Universidade Federal de Ciências da Saúde de Porto Alegre. Disque 132.</text:p>
          </table:table-cell>
          <table:table-cell table:number-columns-repeated="251"/>
        </table:table-row>
        <table:table-row table:style-name="ro4">
          <table:table-cell office:value-type="string" calcext:value-type="string">
            <text:p>preparando.ajuda.img.sus=Sistema Único de Saúde</text:p>
          </table:table-cell>
          <table:table-cell table:number-columns-repeated="251"/>
        </table:table-row>
        <table:table-row table:style-name="ro4">
          <table:table-cell office:value-type="string" calcext:value-type="string">
            <text:p>preparando.ajuda.h4.3=Presencial - Sistema Único de Saúde</text:p>
          </table:table-cell>
          <table:table-cell table:number-columns-repeated="251"/>
        </table:table-row>
        <table:table-row table:style-name="ro4">
          <table:table-cell office:value-type="string" calcext:value-type="string">
            <text:p>preparando.ajuda.p.3=O SUS oferece tratamento gratuito. Consulte o serviço de sua cidade. Se não tiver, solicite ao gestor de saúde de sua cidade.</text:p>
          </table:table-cell>
          <table:table-cell table:number-columns-repeated="251"/>
        </table:table-row>
        <table:table-row table:style-name="ro4">
          <table:table-cell office:value-type="string" calcext:value-type="string">
            <text:p>preparando.ajuda.saibamais=Saiba mais</text:p>
          </table:table-cell>
          <table:table-cell table:number-columns-repeated="251"/>
        </table:table-row>
        <table:table-row table:style-name="ro4">
          <table:table-cell office:value-type="string" calcext:value-type="string">
            <text:p>preparando.ajuda.ref.p1=Instituto Nacional do Câncer. (2011). Entender por que se fuma e como isso afeta a saúde: manual do participante – sessão 1 (Vols. 1-4, Vol. 1). INCA.</text:p>
          </table:table-cell>
          <table:table-cell table:number-columns-repeated="251"/>
        </table:table-row>
        <table:table-row table:style-name="ro4" table:number-rows-repeated="3">
          <table:table-cell table:number-columns-repeated="252"/>
        </table:table-row>
        <table:table-row table:style-name="ro4">
          <table:table-cell office:value-type="string" calcext:value-type="string">
            <text:p>preparando.subs.titlepage=Como substituir o prazer do cigarro</text:p>
          </table:table-cell>
          <table:table-cell table:number-columns-repeated="251"/>
        </table:table-row>
        <table:table-row table:style-name="ro4">
          <table:table-cell office:value-type="string" calcext:value-type="string">
            <text:p>preparando.subs.h1.1=Dúvidas em decidir parar</text:p>
          </table:table-cell>
          <table:table-cell table:number-columns-repeated="251"/>
        </table:table-row>
        <table:table-row table:style-name="ro4">
          <table:table-cell office:value-type="string" calcext:value-type="string">
            <text:p>preparando.subs.li.1=Para parar de fumar você não precisa estar 100% certo de querer parar.</text:p>
          </table:table-cell>
          <table:table-cell table:number-columns-repeated="251"/>
        </table:table-row>
        <table:table-row table:style-name="ro4">
          <table:table-cell office:value-type="string" calcext:value-type="string">
            <text:p>preparando.subs.li.2=É comum sentir dúvidas em parar de fumar.</text:p>
          </table:table-cell>
          <table:table-cell table:number-columns-repeated="251"/>
        </table:table-row>
        <table:table-row table:style-name="ro4">
          <table:table-cell office:value-type="string" calcext:value-type="string">
            <text:p>preparando.subs.li.3=Lembre-se das vantagens para a sua saúde e da economia financeira.</text:p>
          </table:table-cell>
          <table:table-cell table:number-columns-repeated="251"/>
        </table:table-row>
        <table:table-row table:style-name="ro4">
          <table:table-cell office:value-type="string" calcext:value-type="string">
            <text:p>preparando.subs.h2.1=A amizade com o cigarro</text:p>
          </table:table-cell>
          <table:table-cell table:number-columns-repeated="251"/>
        </table:table-row>
        <table:table-row table:style-name="ro4">
          <table:table-cell office:value-type="string" calcext:value-type="string">
            <text:p>preparando.subs.p.1=Na maioria dos casos, existe um forte elo com o cigarro devido:</text:p>
          </table:table-cell>
          <table:table-cell table:number-columns-repeated="251"/>
        </table:table-row>
        <table:table-row table:style-name="ro4">
          <table:table-cell office:value-type="string" calcext:value-type="string">
            <text:p>preparando.subs.li.4=Dependência física causada pela nicotina contida no cigarro.</text:p>
          </table:table-cell>
          <table:table-cell table:number-columns-repeated="251"/>
        </table:table-row>
        <table:table-row table:style-name="ro4">
          <table:table-cell office:value-type="string" calcext:value-type="string">
            <text:p>preparando.subs.li.5=Dependência psicológica como no caso de usar o cigarro em situações de estresse.</text:p>
          </table:table-cell>
          <table:table-cell table:number-columns-repeated="251"/>
        </table:table-row>
        <table:table-row table:style-name="ro4">
          <table:table-cell office:value-type="string" calcext:value-type="string">
            <text:p>preparando.subs.li.6=Associação com comportamentos e situações como fumar ao: ingerir bebidas alcóolicas, após comer, assistir televisão.</text:p>
          </table:table-cell>
          <table:table-cell table:number-columns-repeated="251"/>
        </table:table-row>
        <table:table-row table:style-name="ro4">
          <table:table-cell office:value-type="string" calcext:value-type="string">
            <text:p>preparando.subs.next.p=Saiba onde encontrar ajuda</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ECOND HAND SMOKING=</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eparando.passivo.titlepage=Fumo passivo</text:p>
          </table:table-cell>
          <table:table-cell table:number-columns-repeated="251"/>
        </table:table-row>
        <table:table-row table:style-name="ro4">
          <table:table-cell office:value-type="string" calcext:value-type="string">
            <text:p>preparando.passivo.h1.1=Fumo passivo</text:p>
          </table:table-cell>
          <table:table-cell table:number-columns-repeated="251"/>
        </table:table-row>
        <table:table-row table:style-name="ro4">
          <table:table-cell office:value-type="string" calcext:value-type="string">
            <text:p>preparando.passivo.h2.1=O que é?</text:p>
          </table:table-cell>
          <table:table-cell table:number-columns-repeated="251"/>
        </table:table-row>
        <table:table-row table:style-name="ro4">
          <table:table-cell office:value-type="string" calcext:value-type="string">
            <text:p>preparando.passivo.p.1=É o fumo que se dá através da respiração da fumaça produzida por um fumante e/ou pelo cigarro nas proximidades, sem que a pessoa fume de fato.</text:p>
          </table:table-cell>
          <table:table-cell table:number-columns-repeated="251"/>
        </table:table-row>
        <table:table-row table:style-name="ro4">
          <table:table-cell office:value-type="string" calcext:value-type="string">
            <text:p>preparando.passivo.h2.2=Danos à saúde</text:p>
          </table:table-cell>
          <table:table-cell table:number-columns-repeated="251"/>
        </table:table-row>
        <table:table-row table:style-name="ro4">
          <table:table-cell office:value-type="string" calcext:value-type="string">
            <text:p>preparando.passivo.li.1=O fumo passivo causa mal à saúde também;</text:p>
          </table:table-cell>
          <table:table-cell table:number-columns-repeated="251"/>
        </table:table-row>
        <table:table-row table:style-name="ro4">
          <table:table-cell office:value-type="string" calcext:value-type="string">
            <text:p>preparando.passivo.li.2=Em crianças o fumo passivo pode provocar a morte súbita infantil, problemas respiratórios e danos ao ouvido;</text:p>
          </table:table-cell>
          <table:table-cell table:number-columns-repeated="251"/>
        </table:table-row>
        <table:table-row table:style-name="ro4">
          <table:table-cell office:value-type="string" calcext:value-type="string">
            <text:p>preparando.passivo.li.3=Em adultos, causa danos imediatos ao sistema cardiovascular, podendo causar doenças coronarianas e câncer de pulmão.</text:p>
          </table:table-cell>
          <table:table-cell table:number-columns-repeated="251"/>
        </table:table-row>
        <table:table-row table:style-name="ro4">
          <table:table-cell office:value-type="string" calcext:value-type="string">
            <text:p>preparando.passivo.h2.3=O que você pode fazer para ajudar</text:p>
          </table:table-cell>
          <table:table-cell table:number-columns-repeated="251"/>
        </table:table-row>
        <table:table-row table:style-name="ro4">
          <table:table-cell office:value-type="string" calcext:value-type="string">
            <text:p>preparando.passivo.li.4=Fumar em lugares abertos e fora de locais públicos;</text:p>
          </table:table-cell>
          <table:table-cell table:number-columns-repeated="251"/>
        </table:table-row>
        <table:table-row table:style-name="ro4">
          <table:table-cell office:value-type="string" calcext:value-type="string">
            <text:p>preparando.passivo.li.5=Fumar no exterior da casa para evitar o contato da fumaça que fica no ambiente em familiares e animais domésticos;</text:p>
          </table:table-cell>
          <table:table-cell table:number-columns-repeated="251"/>
        </table:table-row>
        <table:table-row table:style-name="ro4">
          <table:table-cell office:value-type="string" calcext:value-type="string">
            <text:p>preparando.passivo.next.p=Você sabia que seu organismo, ao parar de fumar, já apresenta melhoras logo nas primeiras semanas?</text:p>
          </table:table-cell>
          <table:table-cell table:number-columns-repeated="251"/>
        </table:table-row>
        <table:table-row table:style-name="ro4">
          <table:table-cell office:value-type="string" calcext:value-type="string">
            <text:p>preparando.passivo.btn.title=Vantagens de parar de fumar</text:p>
          </table:table-cell>
          <table:table-cell table:number-columns-repeated="251"/>
        </table:table-row>
        <table:table-row table:style-name="ro4">
          <table:table-cell office:value-type="string" calcext:value-type="string">
            <text:p>authors=Autore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TEP 2 - READY TO QUIT##### #####=</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INTRO=</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intro.h1=Pronto para parar</text:p>
          </table:table-cell>
          <table:table-cell table:number-columns-repeated="251"/>
        </table:table-row>
        <table:table-row table:style-name="ro4">
          <table:table-cell office:value-type="string" calcext:value-type="string">
            <text:p>pronto.intro.p1=Parabéns por sua decisão! Nós iremos ajudá-lo a criar um plano personalizado.</text:p>
          </table:table-cell>
          <table:table-cell table:number-columns-repeated="251"/>
        </table:table-row>
        <table:table-row table:style-name="ro4">
          <table:table-cell office:value-type="string" calcext:value-type="string">
            <text:p>pronto.intro.p2=Aqui você encontra informações escritas por especialistas retiradas de estudos científicos.</text:p>
          </table:table-cell>
          <table:table-cell table:number-columns-repeated="251"/>
        </table:table-row>
        <table:table-row table:style-name="ro4">
          <table:table-cell office:value-type="string" calcext:value-type="string">
            <text:p>pronto.intro.p3=Este programa não substitui uma consulta clínica tradicional. Recomendamos também que você procure a ajuda de um profissional de saúde.</text:p>
          </table:table-cell>
          <table:table-cell table:number-columns-repeated="251"/>
        </table:table-row>
        <table:table-row table:style-name="ro4">
          <table:table-cell office:value-type="string" calcext:value-type="string">
            <text:p>pronto.intro.h3=Recomendações</text:p>
          </table:table-cell>
          <table:table-cell table:number-columns-repeated="251"/>
        </table:table-row>
        <table:table-row table:style-name="ro4">
          <table:table-cell office:value-type="string" calcext:value-type="string">
            <text:p>pronto.intro.li1=Procure seguir os passos em ordem.</text:p>
          </table:table-cell>
          <table:table-cell table:number-columns-repeated="251"/>
        </table:table-row>
        <table:table-row table:style-name="ro4">
          <table:table-cell office:value-type="string" calcext:value-type="string">
            <text:p>pronto.intro.li2=Você poderá alterar o plano a qualquer momento. Clique no item desejado na barra lateral.</text:p>
          </table:table-cell>
          <table:table-cell table:number-columns-repeated="251"/>
        </table:table-row>
        <table:table-row table:style-name="ro4">
          <table:table-cell office:value-type="string" calcext:value-type="string">
            <text:p>pronto.intro.li3a=Se você não quer parar, recomendamos voltar ao primeiro passo:</text:p>
          </table:table-cell>
          <table:table-cell table:number-columns-repeated="251"/>
        </table:table-row>
        <table:table-row table:style-name="ro4">
          <table:table-cell office:value-type="string" calcext:value-type="string">
            <text:p>pronto.intro.li3b=Preparando para parar</text:p>
          </table:table-cell>
          <table:table-cell table:number-columns-repeated="251"/>
        </table:table-row>
        <table:table-row table:style-name="ro4">
          <table:table-cell office:value-type="string" calcext:value-type="string">
            <text:p>pronto.intro.next.h2=Próximo passo</text:p>
          </table:table-cell>
          <table:table-cell table:number-columns-repeated="251"/>
        </table:table-row>
        <table:table-row table:style-name="ro4">
          <table:table-cell office:value-type="string" calcext:value-type="string">
            <text:p>pronto.intro.next.p=Saiba mais sobre abstinência e descubra estratégias de como lidar com ela.</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ABSTINENCE=</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abs.titlepage=Abstinência – o que é e como lidar</text:p>
          </table:table-cell>
          <table:table-cell table:number-columns-repeated="251"/>
        </table:table-row>
        <table:table-row table:style-name="ro4">
          <table:table-cell office:value-type="string" calcext:value-type="string">
            <text:p>pronto.abs.img=Abstinência é um obstáculo</text:p>
          </table:table-cell>
          <table:table-cell table:number-columns-repeated="251"/>
        </table:table-row>
        <table:table-row table:style-name="ro4">
          <table:table-cell office:value-type="string" calcext:value-type="string">
            <text:p>pronto.abs.h1=Abstinência</text:p>
          </table:table-cell>
          <table:table-cell table:number-columns-repeated="251"/>
        </table:table-row>
        <table:table-row table:style-name="ro4">
          <table:table-cell office:value-type="string" calcext:value-type="string">
            <text:p>pronto.abs.p1=A abstinência é uma reação natural do organismo a ausência da nicotina presente no cigarro.</text:p>
          </table:table-cell>
          <table:table-cell table:number-columns-repeated="251"/>
        </table:table-row>
        <table:table-row table:style-name="ro4">
          <table:table-cell office:value-type="string" calcext:value-type="string">
            <text:p>pronto.abs.p2=Os sintomas comuns da abstinência são: dores de cabeça, tonteiras, alterações do sono e irritação.</text:p>
          </table:table-cell>
          <table:table-cell table:number-columns-repeated="251"/>
        </table:table-row>
        <table:table-row table:style-name="ro4">
          <table:table-cell office:value-type="string" calcext:value-type="string">
            <text:p>pronto.abs.p3=É importante reconhecer e aceitar esses sintomas, sabendo que eles irão durar em média de 1 a 3 semanas.</text:p>
          </table:table-cell>
          <table:table-cell table:number-columns-repeated="251"/>
        </table:table-row>
        <table:table-row table:style-name="ro4">
          <table:table-cell office:value-type="string" calcext:value-type="string">
            <text:p>pronto.abs.p4=Mesmo que pareça muito tempo, é importante reconher que os sintomas de abstinência vão passar.</text:p>
          </table:table-cell>
          <table:table-cell table:number-columns-repeated="251"/>
        </table:table-row>
        <table:table-row table:style-name="ro4">
          <table:table-cell office:value-type="string" calcext:value-type="string">
            <text:p>pronto.abs.p5=Durante o período de abstinência, você poderá sentir uma intensa vontade de fumar chamada de fissura.</text:p>
          </table:table-cell>
          <table:table-cell table:number-columns-repeated="251"/>
        </table:table-row>
        <table:table-row table:style-name="ro4">
          <table:table-cell office:value-type="string" calcext:value-type="string">
            <text:p>pronto.abs.next.p=Saiba como vencer a fissura, a intensa vontade de fumar.</text:p>
          </table:table-cell>
          <table:table-cell table:number-columns-repeated="251"/>
        </table:table-row>
        <table:table-row table:style-name="ro4">
          <table:table-cell office:value-type="string" calcext:value-type="string">
            <text:p>pronto.abs.ref.p1=Fontes: U.S Department of Health and Human Services (2008). Treating Tobacco Use and Dependence: 2008 Update: Clinical Practice Guideline. DIANE Publishing.</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CRAVING=</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fis.titlepage=Fissura – técnicas para enfrentar a fissura</text:p>
          </table:table-cell>
          <table:table-cell table:number-columns-repeated="251"/>
        </table:table-row>
        <table:table-row table:style-name="ro4">
          <table:table-cell office:value-type="string" calcext:value-type="string">
            <text:p>pronto.fis.img=Fissura</text:p>
          </table:table-cell>
          <table:table-cell table:number-columns-repeated="251"/>
        </table:table-row>
        <table:table-row table:style-name="ro4">
          <table:table-cell office:value-type="string" calcext:value-type="string">
            <text:p>pronto.fis.h1=Vencendo a fissura</text:p>
          </table:table-cell>
          <table:table-cell table:number-columns-repeated="251"/>
        </table:table-row>
        <table:table-row table:style-name="ro4">
          <table:table-cell office:value-type="string" calcext:value-type="string">
            <text:p>pronto.fis.p1=A vontade de fumar - ou fissura - é muito comum nas pessoas que estão parando de fumar.</text:p>
          </table:table-cell>
          <table:table-cell table:number-columns-repeated="251"/>
        </table:table-row>
        <table:table-row table:style-name="ro4">
          <table:table-cell office:value-type="string" calcext:value-type="string">
            <text:p>pronto.fis.p2=Cada episódio dura poucos minutos, diminuindo muito ou desaparecendo depois.</text:p>
          </table:table-cell>
          <table:table-cell table:number-columns-repeated="251"/>
        </table:table-row>
        <table:table-row table:style-name="ro4">
          <table:table-cell office:value-type="string" calcext:value-type="string">
            <text:p>pronto.fis.p3=Existem técnicas que podem ajudar você a enfrentar a fissura.</text:p>
          </table:table-cell>
          <table:table-cell table:number-columns-repeated="251"/>
        </table:table-row>
        <table:table-row table:style-name="ro4">
          <table:table-cell office:value-type="string" calcext:value-type="string">
            <text:p>pronto.fis.h3=Técnicas para enfrentar a fissura</text:p>
          </table:table-cell>
          <table:table-cell table:number-columns-repeated="251"/>
        </table:table-row>
        <table:table-row table:style-name="ro4">
          <table:table-cell office:value-type="string" calcext:value-type="string">
            <text:p>pronto.fis.p4=As técnicas abaixo apesar de simples, apresentam resultados. Escolha as que você preferir para montarmos o seu plano:</text:p>
          </table:table-cell>
          <table:table-cell table:number-columns-repeated="251"/>
        </table:table-row>
        <table:table-row table:style-name="ro4">
          <table:table-cell office:value-type="string" calcext:value-type="string">
            <text:p>pronto.fis.lab1=Beber um copo de água pausadamente.</text:p>
          </table:table-cell>
          <table:table-cell table:number-columns-repeated="251"/>
        </table:table-row>
        <table:table-row table:style-name="ro4">
          <table:table-cell office:value-type="string" calcext:value-type="string">
            <text:p>pronto.fis.lab2=Comer alimentos com baixa quantidade de calorias como frutas cristalizadas (uva passas), balas dietéticas e chicletes dietéticos.</text:p>
          </table:table-cell>
          <table:table-cell table:number-columns-repeated="251"/>
        </table:table-row>
        <table:table-row table:style-name="ro4">
          <table:table-cell office:value-type="string" calcext:value-type="string">
            <text:p>pronto.fis.lab3=Fazer exercício de relaxamento em áudio MP3 - link disponível no plano de parada.</text:p>
          </table:table-cell>
          <table:table-cell table:number-columns-repeated="251"/>
        </table:table-row>
        <table:table-row table:style-name="ro4">
          <table:table-cell office:value-type="string" calcext:value-type="string">
            <text:p>pronto.fis.lab4=Ler um cartão com suas razões para ter parado de fumar.</text:p>
          </table:table-cell>
          <table:table-cell table:number-columns-repeated="251"/>
        </table:table-row>
        <table:table-row table:style-name="ro4">
          <table:table-cell office:value-type="string" calcext:value-type="string">
            <text:p>pronto.fis.next.p=Saiba quais medicamentos podem aumentar suas chances de conseguir parar.</text:p>
          </table:table-cell>
          <table:table-cell table:number-columns-repeated="251"/>
        </table:table-row>
        <table:table-row table:style-name="ro4">
          <table:table-cell office:value-type="string" calcext:value-type="string">
            <text:p>pronto.fis.next.t=Saiba mais sobre medicamentos</text:p>
          </table:table-cell>
          <table:table-cell table:number-columns-repeated="251"/>
        </table:table-row>
        <table:table-row table:style-name="ro4">
          <table:table-cell office:value-type="string" calcext:value-type="string">
            <text:p>pronto.fis.ref.p1=Fonte: U.S Department of Health and Human Services (2008). Treating Tobacco Use and Dependence: 2008 Update: Clinical Practice Guideline. DIANE Publishing.</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MEDS=</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meds.titlepage=Medicamentos</text:p>
          </table:table-cell>
          <table:table-cell table:number-columns-repeated="251"/>
        </table:table-row>
        <table:table-row table:style-name="ro4">
          <table:table-cell office:value-type="string" calcext:value-type="string">
            <text:p>pronto.meds.img.title=Procure um médico para recomendar um medicamento</text:p>
          </table:table-cell>
          <table:table-cell table:number-columns-repeated="251"/>
        </table:table-row>
        <table:table-row table:style-name="ro4">
          <table:table-cell office:value-type="string" calcext:value-type="string">
            <text:p>pronto.meds.h1.1=Medicamentos</text:p>
          </table:table-cell>
          <table:table-cell table:number-columns-repeated="251"/>
        </table:table-row>
        <table:table-row table:style-name="ro4">
          <table:table-cell office:value-type="string" calcext:value-type="string">
            <text:p>pronto.meds.p.1=O uso de medicamentos é um recurso complementar ao tratamento.</text:p>
          </table:table-cell>
          <table:table-cell table:number-columns-repeated="251"/>
        </table:table-row>
        <table:table-row table:style-name="ro4">
          <table:table-cell office:value-type="string" calcext:value-type="string">
            <text:p>pronto.meds.p.2=Eles funcionam melhor quando combinados com acompanhamento profissional - presencial, telefone e internet.</text:p>
          </table:table-cell>
          <table:table-cell table:number-columns-repeated="251"/>
        </table:table-row>
        <table:table-row table:style-name="ro4">
          <table:table-cell office:value-type="string" calcext:value-type="string">
            <text:p>pronto.meds.p.3=Os medicamentos mais usados no tratamento do tabagismo são adesivos, gomas e pastilhas de nicotina e alguns antidepressivos.</text:p>
          </table:table-cell>
          <table:table-cell table:number-columns-repeated="251"/>
        </table:table-row>
        <table:table-row table:style-name="ro4">
          <table:table-cell office:value-type="string" calcext:value-type="string">
            <text:p>pronto.meds.p.4=Se for tomar qualquer um desses medicamentos, você deve consultar um médico.</text:p>
          </table:table-cell>
          <table:table-cell table:number-columns-repeated="251"/>
        </table:table-row>
        <table:table-row table:style-name="ro4">
          <table:table-cell office:value-type="string" calcext:value-type="string">
            <text:p>pronto.meds.p.5=Como a depressão é muito comum entre os fumantes, alguns antidepressivos também são usados no tratamento. </text:p>
          </table:table-cell>
          <table:table-cell table:number-columns-repeated="251"/>
        </table:table-row>
        <table:table-row table:style-name="ro4">
          <table:table-cell office:value-type="string" calcext:value-type="string">
            <text:p>pronto.meds.h2.1=Reposição de Nicotina - Adesivos, gomas e pastilhas</text:p>
          </table:table-cell>
          <table:table-cell table:number-columns-repeated="251"/>
        </table:table-row>
        <table:table-row table:style-name="ro4">
          <table:table-cell office:value-type="string" calcext:value-type="string">
            <text:p>pronto.meds.li.1=Seu uso aumenta 2 vezes as chances de você conseguir parar.</text:p>
          </table:table-cell>
          <table:table-cell table:number-columns-repeated="251"/>
        </table:table-row>
        <table:table-row table:style-name="ro4">
          <table:table-cell office:value-type="string" calcext:value-type="string">
            <text:p>pronto.meds.li.2=Reduz os sintomas da abstinência e a vontade de fumar.</text:p>
          </table:table-cell>
          <table:table-cell table:number-columns-repeated="251"/>
        </table:table-row>
        <table:table-row table:style-name="ro4">
          <table:table-cell office:value-type="string" calcext:value-type="string">
            <text:p>pronto.meds.li.3=Possui poucos efeitos colaterais.</text:p>
          </table:table-cell>
          <table:table-cell table:number-columns-repeated="251"/>
        </table:table-row>
        <table:table-row table:style-name="ro4">
          <table:table-cell office:value-type="string" calcext:value-type="string">
            <text:p>pronto.meds.li.4=Seu uso deve ser acompanhado por um médico.</text:p>
          </table:table-cell>
          <table:table-cell table:number-columns-repeated="251"/>
        </table:table-row>
        <table:table-row table:style-name="ro4">
          <table:table-cell office:value-type="string" calcext:value-type="string">
            <text:p>pronto.meds.h2.2=Outros medicamentos</text:p>
          </table:table-cell>
          <table:table-cell table:number-columns-repeated="251"/>
        </table:table-row>
        <table:table-row table:style-name="ro4">
          <table:table-cell office:value-type="string" calcext:value-type="string">
            <text:p>pronto.meds.li.5=Bupropiona - Bup (nome genérico) - e Vareniclina.</text:p>
          </table:table-cell>
          <table:table-cell table:number-columns-repeated="251"/>
        </table:table-row>
        <table:table-row table:style-name="ro4">
          <table:table-cell office:value-type="string" calcext:value-type="string">
            <text:p>pronto.meds.li.6=Apresentam efeitos colaterais diferentes dos medicamentos de nicotina.</text:p>
          </table:table-cell>
          <table:table-cell table:number-columns-repeated="251"/>
        </table:table-row>
        <table:table-row table:style-name="ro4">
          <table:table-cell office:value-type="string" calcext:value-type="string">
            <text:p>pronto.meds.li.7=Seu uso deve ser acompanhado por um médico.</text:p>
          </table:table-cell>
          <table:table-cell table:number-columns-repeated="251"/>
        </table:table-row>
        <table:table-row table:style-name="ro4">
          <table:table-cell office:value-type="string" calcext:value-type="string">
            <text:p>pronto.meds.p.6=Parar de uma vez ou aos poucos? Saiba a melhor forma de parar de fumar.</text:p>
          </table:table-cell>
          <table:table-cell table:number-columns-repeated="251"/>
        </table:table-row>
        <table:table-row table:style-name="ro4">
          <table:table-cell office:value-type="string" calcext:value-type="string">
            <text:p>pronto.meds.btn.next=Métodos de para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WAYS TO QUIT=</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met.titlepage=Métodos de parar – de uma vez ou gradualmente</text:p>
          </table:table-cell>
          <table:table-cell table:number-columns-repeated="251"/>
        </table:table-row>
        <table:table-row table:style-name="ro4">
          <table:table-cell office:value-type="string" calcext:value-type="string">
            <text:p>pronto.met.img.title=Parar de fumar uma vez pode ser melhor</text:p>
          </table:table-cell>
          <table:table-cell table:number-columns-repeated="251"/>
        </table:table-row>
        <table:table-row table:style-name="ro4">
          <table:table-cell office:value-type="string" calcext:value-type="string">
            <text:p>pronto.met.h1.1=Métodos de parar</text:p>
          </table:table-cell>
          <table:table-cell table:number-columns-repeated="251"/>
        </table:table-row>
        <table:table-row table:style-name="ro4">
          <table:table-cell office:value-type="string" calcext:value-type="string">
            <text:p>pronto.met.p.1=Existem dois métodos para parar de fumar: de uma vez ou aos poucos.</text:p>
          </table:table-cell>
          <table:table-cell table:number-columns-repeated="251"/>
        </table:table-row>
        <table:table-row table:style-name="ro4">
          <table:table-cell office:value-type="string" calcext:value-type="string">
            <text:p>pronto.met.p.2=Você deve escolher o que achar melhor. Contudo, pesquisas mostram que decidir parar de uma vez funciona melhor do que parar aos poucos.</text:p>
          </table:table-cell>
          <table:table-cell table:number-columns-repeated="251"/>
        </table:table-row>
        <table:table-row table:style-name="ro4">
          <table:table-cell office:value-type="string" calcext:value-type="string">
            <text:p>pronto.met.h2.1=Parar de uma vez</text:p>
          </table:table-cell>
          <table:table-cell table:number-columns-repeated="251"/>
        </table:table-row>
        <table:table-row table:style-name="ro4">
          <table:table-cell office:value-type="string" calcext:value-type="string">
            <text:p>pronto.met.li.1=Parar de uma vez significa parar de fumar totalmente.</text:p>
          </table:table-cell>
          <table:table-cell table:number-columns-repeated="251"/>
        </table:table-row>
        <table:table-row table:style-name="ro4">
          <table:table-cell office:value-type="string" calcext:value-type="string">
            <text:p>pronto.met.li.2=No próximo passo você poderá marcar sua data para parar.</text:p>
          </table:table-cell>
          <table:table-cell table:number-columns-repeated="251"/>
        </table:table-row>
        <table:table-row table:style-name="ro4">
          <table:table-cell office:value-type="string" calcext:value-type="string">
            <text:p>pronto.met.li.3=Alguns fumantes preferem estabelecer uma data de parada.</text:p>
          </table:table-cell>
          <table:table-cell table:number-columns-repeated="251"/>
        </table:table-row>
        <table:table-row table:style-name="ro4">
          <table:table-cell office:value-type="string" calcext:value-type="string">
            <text:p>pronto.met.h2.2=Parar aos poucos</text:p>
          </table:table-cell>
          <table:table-cell table:number-columns-repeated="251"/>
        </table:table-row>
        <table:table-row table:style-name="ro4">
          <table:table-cell office:value-type="string" calcext:value-type="string">
            <text:p>pronto.met.li.4=Parar aos poucos significa diminuir o número de cigarros fumados por dia até parar totalmente.</text:p>
          </table:table-cell>
          <table:table-cell table:number-columns-repeated="251"/>
        </table:table-row>
        <table:table-row table:style-name="ro4">
          <table:table-cell office:value-type="string" calcext:value-type="string">
            <text:p>pronto.met.li.5=Não existe nível seguro para o uso de cigarros.</text:p>
          </table:table-cell>
          <table:table-cell table:number-columns-repeated="251"/>
        </table:table-row>
        <table:table-row table:style-name="ro4">
          <table:table-cell office:value-type="string" calcext:value-type="string">
            <text:p>pronto.met.li.6=Você deve parar totalmente até 2 semanas após começar a parar aos poucos.</text:p>
          </table:table-cell>
          <table:table-cell table:number-columns-repeated="251"/>
        </table:table-row>
        <table:table-row table:style-name="ro4">
          <table:table-cell office:value-type="string" calcext:value-type="string">
            <text:p>pronto.met.li.7=Qualquer número de cigarros fumados apresenta riscos a sua saúde.</text:p>
          </table:table-cell>
          <table:table-cell table:number-columns-repeated="251"/>
        </table:table-row>
        <table:table-row table:style-name="ro4">
          <table:table-cell office:value-type="string" calcext:value-type="string">
            <text:p>pronto.met.li.8=Na próxima etapa, você poderá indicar uma data em que terá parado totalmente.</text:p>
          </table:table-cell>
          <table:table-cell table:number-columns-repeated="251"/>
        </table:table-row>
        <table:table-row table:style-name="ro4">
          <table:table-cell office:value-type="string" calcext:value-type="string">
            <text:p>pronto.met.next.p=Escolha uma data para o grande dia de parar de fumar.</text:p>
          </table:table-cell>
          <table:table-cell table:number-columns-repeated="251"/>
        </table:table-row>
        <table:table-row table:style-name="ro4">
          <table:table-cell office:value-type="string" calcext:value-type="string">
            <text:p>pronto.met.btn.title=Data para para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ET A QUIT A DATE=</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data.titlepage=Marcar a data de parar de fumar</text:p>
          </table:table-cell>
          <table:table-cell table:number-columns-repeated="251"/>
        </table:table-row>
        <table:table-row table:style-name="ro4">
          <table:table-cell office:value-type="string" calcext:value-type="string">
            <text:p>pronto.data.img.title=Parar de fumar uma vez é melhor</text:p>
          </table:table-cell>
          <table:table-cell table:number-columns-repeated="251"/>
        </table:table-row>
        <table:table-row table:style-name="ro4">
          <table:table-cell office:value-type="string" calcext:value-type="string">
            <text:p>pronto.data.h1.1=Data para parar</text:p>
          </table:table-cell>
          <table:table-cell table:number-columns-repeated="251"/>
        </table:table-row>
        <table:table-row table:style-name="ro4">
          <table:table-cell office:value-type="string" calcext:value-type="string">
            <text:p>pronto.data.p.1=Nós já deixamos definido como hoje o dia de parar de fumar.</text:p>
          </table:table-cell>
          <table:table-cell table:number-columns-repeated="251"/>
        </table:table-row>
        <table:table-row table:style-name="ro4">
          <table:table-cell office:value-type="string" calcext:value-type="string">
            <text:p>pronto.data.p.2=Caso você queira parar em outro dia, escolha no calendário. Enviaremos mensagens de e-mail para lembrá-lo.</text:p>
          </table:table-cell>
          <table:table-cell table:number-columns-repeated="251"/>
        </table:table-row>
        <table:table-row table:style-name="ro4">
          <table:table-cell office:value-type="string" calcext:value-type="string">
            <text:p>pronto.data.p.3=Se você optou por parar aos poucos, escolha a data que vai fumar seu último cigarro.</text:p>
          </table:table-cell>
          <table:table-cell table:number-columns-repeated="251"/>
        </table:table-row>
        <table:table-row table:style-name="ro4">
          <table:table-cell office:value-type="string" calcext:value-type="string">
            <text:p>pronto.data.p.4=Lembre-se que fumantes que decidem parar de uma vez têm mais sucesso em parar.</text:p>
          </table:table-cell>
          <table:table-cell table:number-columns-repeated="251"/>
        </table:table-row>
        <table:table-row table:style-name="ro4">
          <table:table-cell office:value-type="string" calcext:value-type="string">
            <text:p>pronto.data.escolherdata=Escolher data</text:p>
          </table:table-cell>
          <table:table-cell table:number-columns-repeated="251"/>
        </table:table-row>
        <table:table-row table:style-name="ro4">
          <table:table-cell office:value-type="string" calcext:value-type="string">
            <text:p>pronto.data.next.p=Escolher data</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LAPSE - INTRO=</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evitar.titlepage=Como evitar recaídas</text:p>
          </table:table-cell>
          <table:table-cell table:number-columns-repeated="251"/>
        </table:table-row>
        <table:table-row table:style-name="ro4">
          <table:table-cell office:value-type="string" calcext:value-type="string">
            <text:p>pronto.evitar.img.title=Saiba dizer não</text:p>
          </table:table-cell>
          <table:table-cell table:number-columns-repeated="251"/>
        </table:table-row>
        <table:table-row table:style-name="ro4">
          <table:table-cell office:value-type="string" calcext:value-type="string">
            <text:p>pronto.evitar.p.1=Você já tentou parar de fumar outras vezes?</text:p>
          </table:table-cell>
          <table:table-cell table:number-columns-repeated="251"/>
        </table:table-row>
        <table:table-row table:style-name="ro4">
          <table:table-cell office:value-type="string" calcext:value-type="string">
            <text:p>pronto.evitar.question.option.1=Sim</text:p>
          </table:table-cell>
          <table:table-cell table:number-columns-repeated="251"/>
        </table:table-row>
        <table:table-row table:style-name="ro4">
          <table:table-cell office:value-type="string" calcext:value-type="string">
            <text:p>pronto.evitar.question.option.2=Não</text:p>
          </table:table-cell>
          <table:table-cell table:number-columns-repeated="251"/>
        </table:table-row>
        <table:table-row table:style-name="ro4" table:number-rows-repeated="2">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LAPSE - INTRO=</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evitar.h1.1=Como evitar recaídas</text:p>
          </table:table-cell>
          <table:table-cell table:number-columns-repeated="251"/>
        </table:table-row>
        <table:table-row table:style-name="ro4">
          <table:table-cell office:value-type="string" calcext:value-type="string">
            <text:p>pronto.evitar.sim.titlepage=Aprendendo com os erros</text:p>
          </table:table-cell>
          <table:table-cell table:number-columns-repeated="251"/>
        </table:table-row>
        <table:table-row table:style-name="ro4">
          <table:table-cell office:value-type="string" calcext:value-type="string">
            <text:p>pronto.evitar.sim.img.title=Saiba dizer não</text:p>
          </table:table-cell>
          <table:table-cell table:number-columns-repeated="251"/>
        </table:table-row>
        <table:table-row table:style-name="ro4">
          <table:table-cell office:value-type="string" calcext:value-type="string">
            <text:p>pronto.evitar.sim.h1.1=Como evitar recaídas</text:p>
          </table:table-cell>
          <table:table-cell table:number-columns-repeated="251"/>
        </table:table-row>
        <table:table-row table:style-name="ro4">
          <table:table-cell office:value-type="string" calcext:value-type="string">
            <text:p>pronto.evitar.sim.h2.1=Aprendendo com os erros</text:p>
          </table:table-cell>
          <table:table-cell table:number-columns-repeated="251"/>
        </table:table-row>
        <table:table-row table:style-name="ro4">
          <table:table-cell office:value-type="string" calcext:value-type="string">
            <text:p>pronto.evitar.sim.p.1=Que bom que você está tentando parar novamente. A maioria dos fumantes tenta parar de 3 a 5 vezes antes de abandonar o cigarro definitivamente.</text:p>
          </table:table-cell>
          <table:table-cell table:number-columns-repeated="251"/>
        </table:table-row>
        <table:table-row table:style-name="ro4">
          <table:table-cell office:value-type="string" calcext:value-type="string">
            <text:p>pronto.evitar.sim.p.2=Aprender com os acertos e erros é fundamental no processo de parar de fumar. Valorizar os seus acertos é ainda mais importante.</text:p>
          </table:table-cell>
          <table:table-cell table:number-columns-repeated="251"/>
        </table:table-row>
        <table:table-row table:style-name="ro4">
          <table:table-cell office:value-type="string" calcext:value-type="string">
            <text:p>pronto.evitar.sim.question.label=O que você fez em tentativas de parar anteriores que podem ajudar desta vez?</text:p>
          </table:table-cell>
          <table:table-cell table:number-columns-repeated="251"/>
        </table:table-row>
        <table:table-row table:style-name="ro4">
          <table:table-cell office:value-type="string" calcext:value-type="string">
            <text:p>pronto.evitar.estrat.titlepage=Como evitar recaída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LAPSE - STRATEGIES=</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evitar.estrat.h1.1=Como evitar recaídas</text:p>
          </table:table-cell>
          <table:table-cell table:number-columns-repeated="251"/>
        </table:table-row>
        <table:table-row table:style-name="ro4">
          <table:table-cell office:value-type="string" calcext:value-type="string">
            <text:p>pronto.evitar.estrat.h2.1=Evitando situações de risco</text:p>
          </table:table-cell>
          <table:table-cell table:number-columns-repeated="251"/>
        </table:table-row>
        <table:table-row table:style-name="ro4">
          <table:table-cell office:value-type="string" calcext:value-type="string">
            <text:p>pronto.evitar.estrat.p.1=Aprender com os erros e acertos é fundamental no processo de parar de fumar.</text:p>
          </table:table-cell>
          <table:table-cell table:number-columns-repeated="251"/>
        </table:table-row>
        <table:table-row table:style-name="ro4">
          <table:table-cell office:value-type="string" calcext:value-type="string">
            <text:p>pronto.evitar.estrat.p.2=Tenha em mente o que você vai fazer ou pensar na hora que sentir vontade de fumar.</text:p>
          </table:table-cell>
          <table:table-cell table:number-columns-repeated="251"/>
        </table:table-row>
        <table:table-row table:style-name="ro4">
          <table:table-cell office:value-type="string" calcext:value-type="string">
            <text:p>pronto.evitar.estrat.question.label=Registre aqui as suas ações ou pensamentos que você usará na hora em que tiver vontade de voltar a fumar - Essas informações estarão disponíveis no seu plano de parar.</text:p>
          </table:table-cell>
          <table:table-cell table:number-columns-repeated="251"/>
        </table:table-row>
        <table:table-row table:style-name="ro4">
          <table:table-cell office:value-type="string" calcext:value-type="string">
            <text:p>pronto.evitar.estrat.next.p.1=Conheça dicas de como lidar e previnir o ganho de pes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RELAPSE - COMMON RISKS=</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evitar.full.titlepage=Situações de risco</text:p>
          </table:table-cell>
          <table:table-cell table:number-columns-repeated="251"/>
        </table:table-row>
        <table:table-row table:style-name="ro4">
          <table:table-cell office:value-type="string" calcext:value-type="string">
            <text:p>pronto.evitar.full.img.title=Saiba dizer não</text:p>
          </table:table-cell>
          <table:table-cell table:number-columns-repeated="251"/>
        </table:table-row>
        <table:table-row table:style-name="ro4">
          <table:table-cell office:value-type="string" calcext:value-type="string">
            <text:p>pronto.evitar.full.h1.1=Como evitar recaídas</text:p>
          </table:table-cell>
          <table:table-cell table:number-columns-repeated="251"/>
        </table:table-row>
        <table:table-row table:style-name="ro4">
          <table:table-cell office:value-type="string" calcext:value-type="string">
            <text:p>pronto.evitar.full.h2.1=Situações de risco</text:p>
          </table:table-cell>
          <table:table-cell table:number-columns-repeated="251"/>
        </table:table-row>
        <table:table-row table:style-name="ro4">
          <table:table-cell office:value-type="string" calcext:value-type="string">
            <text:p>pronto.evitar.full.p.1=Mesmo após parar de fumar, é possível que algumas pessoas voltem a fumar - o que é chamado de recaída.</text:p>
          </table:table-cell>
          <table:table-cell table:number-columns-repeated="251"/>
        </table:table-row>
        <table:table-row table:style-name="ro4">
          <table:table-cell office:value-type="string" calcext:value-type="string">
            <text:p>pronto.evitar.full.p.2=É muito importante antecipar as dificuldades e situações que podem levar você a uma recaída . Principalmente nas primeiras semanas, em que os sintomas de abstinência e fissura são mais intensos.</text:p>
          </table:table-cell>
          <table:table-cell table:number-columns-repeated="251"/>
        </table:table-row>
        <table:table-row table:style-name="ro4">
          <table:table-cell office:value-type="string" calcext:value-type="string">
            <text:p>pronto.evitar.full.h2.2=Amigos e familiares fumantes</text:p>
          </table:table-cell>
          <table:table-cell table:number-columns-repeated="251"/>
        </table:table-row>
        <table:table-row table:style-name="ro4">
          <table:table-cell office:value-type="string" calcext:value-type="string">
            <text:p>pronto.evitar.full.p.3=Parar de fumar é mais difícil quando se convive com com amigos e / ou familiares fumantes.</text:p>
          </table:table-cell>
          <table:table-cell table:number-columns-repeated="251"/>
        </table:table-row>
        <table:table-row table:style-name="ro4">
          <table:table-cell office:value-type="string" calcext:value-type="string">
            <text:p>pronto.evitar.full.p.4=Se passa por essa situação, você pode pedir a seus amigos ou para seus familiares que não fumem por perto. Você também pode pedir para tentem parar de fumar.</text:p>
          </table:table-cell>
          <table:table-cell table:number-columns-repeated="251"/>
        </table:table-row>
        <table:table-row table:style-name="ro4">
          <table:table-cell office:value-type="string" calcext:value-type="string">
            <text:p>pronto.evitar.full.h2.3=Bebidas alcóolicas</text:p>
          </table:table-cell>
          <table:table-cell table:number-columns-repeated="251"/>
        </table:table-row>
        <table:table-row table:style-name="ro4">
          <table:table-cell office:value-type="string" calcext:value-type="string">
            <text:p>pronto.evitar.full.li.1=Se você bebe, procure evitar o consumo de bebidas alcóolicas nas primeiras semanas.</text:p>
          </table:table-cell>
          <table:table-cell table:number-columns-repeated="251"/>
        </table:table-row>
        <table:table-row table:style-name="ro4">
          <table:table-cell office:value-type="string" calcext:value-type="string">
            <text:p>pronto.evitar.full.li.2=Tomar bebidas alcóolicas aumenta a vontade de fumar.</text:p>
          </table:table-cell>
          <table:table-cell table:number-columns-repeated="251"/>
        </table:table-row>
        <table:table-row table:style-name="ro4">
          <table:table-cell office:value-type="string" calcext:value-type="string">
            <text:p>pronto.evitar.full.next.p.1=Faça um exercício rápido sobre o que você irá fazer para evitar recaída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WEIGHT GAIN=</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peso.titlepage=Ganho de peso</text:p>
          </table:table-cell>
          <table:table-cell table:number-columns-repeated="251"/>
        </table:table-row>
        <table:table-row table:style-name="ro4">
          <table:table-cell office:value-type="string" calcext:value-type="string">
            <text:p>pronto.peso.img.title=Balança</text:p>
          </table:table-cell>
          <table:table-cell table:number-columns-repeated="251"/>
        </table:table-row>
        <table:table-row table:style-name="ro4">
          <table:table-cell office:value-type="string" calcext:value-type="string">
            <text:p>pronto.peso.h1.1=Ganho de peso</text:p>
          </table:table-cell>
          <table:table-cell table:number-columns-repeated="251"/>
        </table:table-row>
        <table:table-row table:style-name="ro4">
          <table:table-cell office:value-type="string" calcext:value-type="string">
            <text:p>pronto.peso.p.1=Alguns fumantes ganham peso nos primeiros meses após parar de fumar.</text:p>
          </table:table-cell>
          <table:table-cell table:number-columns-repeated="251"/>
        </table:table-row>
        <table:table-row table:style-name="ro4">
          <table:table-cell office:value-type="string" calcext:value-type="string">
            <text:p>pronto.peso.p.2=A média de ganho de peso, costuma variar entre 2 a 4 quilos. Alguns fumantes podem até emagrecer.</text:p>
          </table:table-cell>
          <table:table-cell table:number-columns-repeated="251"/>
        </table:table-row>
        <table:table-row table:style-name="ro4">
          <table:table-cell office:value-type="string" calcext:value-type="string">
            <text:p>pronto.peso.h2.1=O que fazer?</text:p>
          </table:table-cell>
          <table:table-cell table:number-columns-repeated="251"/>
        </table:table-row>
        <table:table-row table:style-name="ro4">
          <table:table-cell office:value-type="string" calcext:value-type="string">
            <text:p>pronto.peso.li.1=Você ganha peso ao gastar menos energia do que consome.</text:p>
          </table:table-cell>
          <table:table-cell table:number-columns-repeated="251"/>
        </table:table-row>
        <table:table-row table:style-name="ro4">
          <table:table-cell office:value-type="string" calcext:value-type="string">
            <text:p>pronto.peso.li.2=Logo, recomendamos que você gaste energia com exercícios físicos como caminhadas, corridas leves e academia. Consulte um profissional de área para saber qual é o mais adequado.</text:p>
          </table:table-cell>
          <table:table-cell table:number-columns-repeated="251"/>
        </table:table-row>
        <table:table-row table:style-name="ro4">
          <table:table-cell office:value-type="string" calcext:value-type="string">
            <text:p>pronto.peso.li.3=Procure comer mais alimentos como frutas e legumes e menos doces e alimentos gordurosos ou com muito açúcar.</text:p>
          </table:table-cell>
          <table:table-cell table:number-columns-repeated="251"/>
        </table:table-row>
        <table:table-row table:style-name="ro4">
          <table:table-cell office:value-type="string" calcext:value-type="string">
            <text:p>pronto.peso.next.p=Acesse seu plano de parada personalizado.</text:p>
          </table:table-cell>
          <table:table-cell table:number-columns-repeated="251"/>
        </table:table-row>
        <table:table-row table:style-name="ro4">
          <table:table-cell office:value-type="string" calcext:value-type="string">
            <text:p>pronto.peso.btn.title=Acesse seu plan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WEIGHT GAIN=</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pronto.plano.titlepage=Seu personalizado de parar de fumar</text:p>
          </table:table-cell>
          <table:table-cell table:number-columns-repeated="251"/>
        </table:table-row>
        <table:table-row table:style-name="ro4">
          <table:table-cell office:value-type="string" calcext:value-type="string">
            <text:p>pronto.plano.img.title=Plano personalizado Viva sem Tabaco</text:p>
          </table:table-cell>
          <table:table-cell table:number-columns-repeated="251"/>
        </table:table-row>
        <table:table-row table:style-name="ro4">
          <table:table-cell office:value-type="string" calcext:value-type="string">
            <text:p>pronto.plano.h1.1=Meu Plano de Parada</text:p>
          </table:table-cell>
          <table:table-cell table:number-columns-repeated="251"/>
        </table:table-row>
        <table:table-row table:style-name="ro4">
          <table:table-cell office:value-type="string" calcext:value-type="string">
            <text:p>pronto.plano.p.1=Parabéns! Você terminou seu plano. Estas são as informações que separamos com base no que nos passou.</text:p>
          </table:table-cell>
          <table:table-cell table:number-columns-repeated="251"/>
        </table:table-row>
        <table:table-row table:style-name="ro4">
          <table:table-cell office:value-type="string" calcext:value-type="string">
            <text:p>pronto.plano.p.2=Guarde seu plano no e-mail ou imprima e deixe perto de você. Na bolsa, telefone (smartphone) ou carteira.</text:p>
          </table:table-cell>
          <table:table-cell table:number-columns-repeated="251"/>
        </table:table-row>
        <table:table-row table:style-name="ro4">
          <table:table-cell office:value-type="string" calcext:value-type="string">
            <text:p>pronto.plano.p.3=A partir de agora, entraremos em contato com você semanalmente por e-mail para sabermos como anda seu progresso.</text:p>
          </table:table-cell>
          <table:table-cell table:number-columns-repeated="251"/>
        </table:table-row>
        <table:table-row table:style-name="ro4">
          <table:table-cell office:value-type="string" calcext:value-type="string">
            <text:p>pronto.plano.h2.1=Data de parada</text:p>
          </table:table-cell>
          <table:table-cell table:number-columns-repeated="251"/>
        </table:table-row>
        <table:table-row table:style-name="ro4">
          <table:table-cell office:value-type="string" calcext:value-type="string">
            <text:p>pronto.plano.h2.2=Técnicas para fissura</text:p>
          </table:table-cell>
          <table:table-cell table:number-columns-repeated="251"/>
        </table:table-row>
        <table:table-row table:style-name="ro4">
          <table:table-cell office:value-type="string" calcext:value-type="string">
            <text:p>pronto.plano.h2.3=Estratégias para resistir ao cigarro</text:p>
          </table:table-cell>
          <table:table-cell table:number-columns-repeated="251"/>
        </table:table-row>
        <table:table-row table:style-name="ro4">
          <table:table-cell office:value-type="string" calcext:value-type="string">
            <text:p>pronto.plano.h2.4=O que deu certo da última vez que parei</text:p>
          </table:table-cell>
          <table:table-cell table:number-columns-repeated="251"/>
        </table:table-row>
        <table:table-row table:style-name="ro4">
          <table:table-cell office:value-type="string" calcext:value-type="string">
            <text:p>pronto.plano.h2.5=Salvar</text:p>
          </table:table-cell>
          <table:table-cell table:number-columns-repeated="251"/>
        </table:table-row>
        <table:table-row table:style-name="ro4">
          <table:table-cell office:value-type="string" calcext:value-type="string">
            <text:p>pronto.plano.print=Imprimir</text:p>
          </table:table-cell>
          <table:table-cell table:number-columns-repeated="251"/>
        </table:table-row>
        <table:table-row table:style-name="ro4">
          <table:table-cell office:value-type="string" calcext:value-type="string">
            <text:p>pronto.plano.email=E-mail</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TEP 3 - FOLLOW-UP #########=</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INTRO=</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acompanhamento.intro.titlepage=Acompanhamento</text:p>
          </table:table-cell>
          <table:table-cell table:number-columns-repeated="251"/>
        </table:table-row>
        <table:table-row table:style-name="ro4">
          <table:table-cell office:value-type="string" calcext:value-type="string">
            <text:p>acompanhamento.intro.img.title=Acompanhamento</text:p>
          </table:table-cell>
          <table:table-cell table:number-columns-repeated="251"/>
        </table:table-row>
        <table:table-row table:style-name="ro4">
          <table:table-cell office:value-type="string" calcext:value-type="string">
            <text:p>acompanhamento.intro.h1.1=Acompanhamento</text:p>
          </table:table-cell>
          <table:table-cell table:number-columns-repeated="251"/>
        </table:table-row>
        <table:table-row table:style-name="ro4">
          <table:table-cell office:value-type="string" calcext:value-type="string">
            <text:p>acompanhamento.intro.p.1=Não desanime. Parar de fumar não é fácil. Lembre-se:</text:p>
          </table:table-cell>
          <table:table-cell table:number-columns-repeated="251"/>
        </table:table-row>
        <table:table-row table:style-name="ro4">
          <table:table-cell office:value-type="string" calcext:value-type="string">
            <text:p>acompanhamento.intro.li.1=Deixar de fumar é um processo que envolve recaídas e tentativas;</text:p>
          </table:table-cell>
          <table:table-cell table:number-columns-repeated="251"/>
        </table:table-row>
        <table:table-row table:style-name="ro4">
          <table:table-cell office:value-type="string" calcext:value-type="string">
            <text:p>acompanhamento.intro.li.2=Um fumante tenta parar em média de 4 a 5 vezes até conseguir definitivamente.</text:p>
          </table:table-cell>
          <table:table-cell table:number-columns-repeated="251"/>
        </table:table-row>
        <table:table-row table:style-name="ro4">
          <table:table-cell office:value-type="string" calcext:value-type="string">
            <text:p>acompanhamento.intro.next.p.1=Saiba o que é lapso e recaída para aprender a voltar a ficar sem nenhum cigarro.</text:p>
          </table:table-cell>
          <table:table-cell table:number-columns-repeated="251"/>
        </table:table-row>
        <table:table-row table:style-name="ro4">
          <table:table-cell office:value-type="string" calcext:value-type="string">
            <text:p>acompanhamento.intro.next.p=Recaída ou laps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LIP OR RELAPSE=</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acompanhamento.rl.intro.titlepage=Acompanhamento</text:p>
          </table:table-cell>
          <table:table-cell table:number-columns-repeated="251"/>
        </table:table-row>
        <table:table-row table:style-name="ro4">
          <table:table-cell office:value-type="string" calcext:value-type="string">
            <text:p>acompanhamento.rl.img.title=Recaída ou lapso?</text:p>
          </table:table-cell>
          <table:table-cell table:number-columns-repeated="251"/>
        </table:table-row>
        <table:table-row table:style-name="ro4">
          <table:table-cell office:value-type="string" calcext:value-type="string">
            <text:p>acompanhamento.rl.intro.h1.1=Recaída ou lapso?</text:p>
          </table:table-cell>
          <table:table-cell table:number-columns-repeated="251"/>
        </table:table-row>
        <table:table-row table:style-name="ro4">
          <table:table-cell office:value-type="string" calcext:value-type="string">
            <text:p>acompanhamento.rl.intro.li.1a=Recaída</text:p>
          </table:table-cell>
          <table:table-cell table:number-columns-repeated="251"/>
        </table:table-row>
        <table:table-row table:style-name="ro4">
          <table:table-cell office:value-type="string" calcext:value-type="string">
            <text:p>acompanhamento.rl.intro.li.1b=Retorno ao consumo regular de cigarro ou derivado, mesmo em quantidades menores que o padrão de consumo anterior.</text:p>
          </table:table-cell>
          <table:table-cell table:number-columns-repeated="251"/>
        </table:table-row>
        <table:table-row table:style-name="ro4">
          <table:table-cell office:value-type="string" calcext:value-type="string">
            <text:p>acompanhamento.rl.intro.li.2a=Lapso</text:p>
          </table:table-cell>
          <table:table-cell table:number-columns-repeated="251"/>
        </table:table-row>
        <table:table-row table:style-name="ro4">
          <table:table-cell office:value-type="string" calcext:value-type="string">
            <text:p>acompanhamento.rl.intro.li.2b=Ocorrência de um episódio isolado de consumo ou derivado, sem que o paciente volte a fumar regularmente.</text:p>
          </table:table-cell>
          <table:table-cell table:number-columns-repeated="251"/>
        </table:table-row>
        <table:table-row table:style-name="ro4">
          <table:table-cell office:value-type="string" calcext:value-type="string">
            <text:p>acompanhamento.rl.intro.h2.1=Pergunta</text:p>
          </table:table-cell>
          <table:table-cell table:number-columns-repeated="251"/>
        </table:table-row>
        <table:table-row table:style-name="ro4">
          <table:table-cell office:value-type="string" calcext:value-type="string">
            <text:p>acompanhamento.rl.intro.p.1=Você teve uma recaída ou lapso?</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SEEK HELP=</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acompanhamento.ajuda.titlepage=Onde procurar ajuda</text:p>
          </table:table-cell>
          <table:table-cell table:number-columns-repeated="251"/>
        </table:table-row>
        <table:table-row table:style-name="ro4">
          <table:table-cell office:value-type="string" calcext:value-type="string">
            <text:p>acompanhamento.ajuda.h1.1=Onde procurar ajuda</text:p>
          </table:table-cell>
          <table:table-cell table:number-columns-repeated="251"/>
        </table:table-row>
        <table:table-row table:style-name="ro4">
          <table:table-cell office:value-type="string" calcext:value-type="string">
            <text:p>acompanhamento.ajuda.p.1=Separamos para você alguns recursos e lugares que oferecem tratamento para o tabagismo.</text:p>
          </table:table-cell>
          <table:table-cell table:number-columns-repeated="251"/>
        </table:table-row>
        <table:table-row table:style-name="ro4">
          <table:table-cell office:value-type="string" calcext:value-type="string">
            <text:p>acompanhamento.ajuda.h2.1=Serviços</text:p>
          </table:table-cell>
          <table:table-cell table:number-columns-repeated="251"/>
        </table:table-row>
        <table:table-row table:style-name="ro4">
          <table:table-cell office:value-type="string" calcext:value-type="string">
            <text:p>acompanhamento.ajuda.h4.1=Programa Viva sem Tabaco</text:p>
          </table:table-cell>
          <table:table-cell table:number-columns-repeated="251"/>
        </table:table-row>
        <table:table-row table:style-name="ro4">
          <table:table-cell office:value-type="string" calcext:value-type="string">
            <text:p>acompanhamento.ajuda.p.2a=Gostaria de tentar nosso programa novamente?</text:p>
          </table:table-cell>
          <table:table-cell table:number-columns-repeated="251"/>
        </table:table-row>
        <table:table-row table:style-name="ro4">
          <table:table-cell office:value-type="string" calcext:value-type="string">
            <text:p>acompanhamento.ajuda.p.2b=Clique aqui</text:p>
          </table:table-cell>
          <table:table-cell table:number-columns-repeated="251"/>
        </table:table-row>
        <table:table-row table:style-name="ro4">
          <table:table-cell office:value-type="string" calcext:value-type="string">
            <text:p>vivavoz=Viva Voz</text:p>
          </table:table-cell>
          <table:table-cell table:number-columns-repeated="251"/>
        </table:table-row>
        <table:table-row table:style-name="ro4">
          <table:table-cell office:value-type="string" calcext:value-type="string">
            <text:p>acompanhamento.ajuda.h4.2=Serviço Viva Voz</text:p>
          </table:table-cell>
          <table:table-cell table:number-columns-repeated="251"/>
        </table:table-row>
        <table:table-row table:style-name="ro4">
          <table:table-cell office:value-type="string" calcext:value-type="string">
            <text:p>acompanhamento.ajuda.p.3=Serviço gratuito para tratamento por telefone da Universidade Federal de Ciências da Saúde de Porto Alegre.</text:p>
          </table:table-cell>
          <table:table-cell table:number-columns-repeated="251"/>
        </table:table-row>
        <table:table-row table:style-name="ro4">
          <table:table-cell office:value-type="string" calcext:value-type="string">
            <text:p>sus=Sistema Único de Saúde</text:p>
          </table:table-cell>
          <table:table-cell table:number-columns-repeated="251"/>
        </table:table-row>
        <table:table-row table:style-name="ro4">
          <table:table-cell office:value-type="string" calcext:value-type="string">
            <text:p>acompanhamento.ajuda.h4.3=Sistema Único de Saúde</text:p>
          </table:table-cell>
          <table:table-cell table:number-columns-repeated="251"/>
        </table:table-row>
        <table:table-row table:style-name="ro4">
          <table:table-cell office:value-type="string" calcext:value-type="string">
            <text:p>acompanhamento.ajuda.p.4a=O SUS oferece tratamento gratuito. Consulte o serviço de sua cidade. Se não tiver, solicite ao gestor de saúde de sua cidade.</text:p>
          </table:table-cell>
          <table:table-cell table:number-columns-repeated="251"/>
        </table:table-row>
        <table:table-row table:style-name="ro4">
          <table:table-cell office:value-type="string" calcext:value-type="string">
            <text:p>acompanhamento.ajuda.p.4b=Saiba mais.</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CAUSES OF RELAPSE=</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acompanhamento.causas.titlepage=Causas da recaída</text:p>
          </table:table-cell>
          <table:table-cell table:number-columns-repeated="251"/>
        </table:table-row>
        <table:table-row table:style-name="ro4">
          <table:table-cell office:value-type="string" calcext:value-type="string">
            <text:p>acompanhamento.causas.h1.1=Causas da recaída</text:p>
          </table:table-cell>
          <table:table-cell table:number-columns-repeated="251"/>
        </table:table-row>
        <table:table-row table:style-name="ro4">
          <table:table-cell office:value-type="string" calcext:value-type="string">
            <text:p>acompanhamento.causas.p.1=Mesmo que você tenha recaído, é muito importante continuar tentanto.</text:p>
          </table:table-cell>
          <table:table-cell table:number-columns-repeated="251"/>
        </table:table-row>
        <table:table-row table:style-name="ro4">
          <table:table-cell office:value-type="string" calcext:value-type="string">
            <text:p>acompanhamento.causas.p.2=Identificar a situação, seus sentimentos e o número de cigarros fumados de uma recaída pode ser útil para novas tentativas.</text:p>
          </table:table-cell>
          <table:table-cell table:number-columns-repeated="251"/>
        </table:table-row>
        <table:table-row table:style-name="ro4">
          <table:table-cell office:value-type="string" calcext:value-type="string">
            <text:p>acompanhamento.causas.h2.1=Atividade</text:p>
          </table:table-cell>
          <table:table-cell table:number-columns-repeated="251"/>
        </table:table-row>
        <table:table-row table:style-name="ro4">
          <table:table-cell office:value-type="string" calcext:value-type="string">
            <text:p>acompanhamento.causas.p.3=As perguntas abaixo podem ajudá-lo a refletir e aprender melhor com a recaída:</text:p>
          </table:table-cell>
          <table:table-cell table:number-columns-repeated="251"/>
        </table:table-row>
        <table:table-row table:style-name="ro4">
          <table:table-cell office:value-type="string" calcext:value-type="string">
            <text:p>acompanhamento.causas.question.1=01. Qual situação fez você acender o primeiro cigarro?</text:p>
          </table:table-cell>
          <table:table-cell table:number-columns-repeated="251"/>
        </table:table-row>
        <table:table-row table:style-name="ro4">
          <table:table-cell office:value-type="string" calcext:value-type="string">
            <text:p>acompanhamento.causas.question.2=02. O que você estava fazendo quando acendeu o primeiro cigarro?</text:p>
          </table:table-cell>
          <table:table-cell table:number-columns-repeated="251"/>
        </table:table-row>
        <table:table-row table:style-name="ro4">
          <table:table-cell office:value-type="string" calcext:value-type="string">
            <text:p>acompanhamento.causas.question.3=03. O que aconteceu depois?</text:p>
          </table:table-cell>
          <table:table-cell table:number-columns-repeated="251"/>
        </table:table-row>
        <table:table-row table:style-name="ro4">
          <table:table-cell office:value-type="string" calcext:value-type="string">
            <text:p>acompanhamento.causas.question.4=04. Quantos cigarros você está fumando atualmente?</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FACTORS OF RELAPSE=</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acompanhamento.fat.titlepage=Fatores para recaídas</text:p>
          </table:table-cell>
          <table:table-cell table:number-columns-repeated="251"/>
        </table:table-row>
        <table:table-row table:style-name="ro4">
          <table:table-cell office:value-type="string" calcext:value-type="string">
            <text:p>acompanhamento.fat.img.title=Acompanhamento</text:p>
          </table:table-cell>
          <table:table-cell table:number-columns-repeated="251"/>
        </table:table-row>
        <table:table-row table:style-name="ro4">
          <table:table-cell office:value-type="string" calcext:value-type="string">
            <text:p>acompanhamento.fat.h1.1=Recaídas</text:p>
          </table:table-cell>
          <table:table-cell table:number-columns-repeated="251"/>
        </table:table-row>
        <table:table-row table:style-name="ro4">
          <table:table-cell office:value-type="string" calcext:value-type="string">
            <text:p>acompanhamento.fat.h2.1=Fatores que causam recaídas</text:p>
          </table:table-cell>
          <table:table-cell table:number-columns-repeated="251"/>
        </table:table-row>
        <table:table-row table:style-name="ro4">
          <table:table-cell office:value-type="string" calcext:value-type="string">
            <text:p>acompanhamento.fat.p.1=Mesmo para quem teve um lapso, identificar os fatores que levam às recaídas é fundamental para conseguir parar de fumar.</text:p>
          </table:table-cell>
          <table:table-cell table:number-columns-repeated="251"/>
        </table:table-row>
        <table:table-row table:style-name="ro4">
          <table:table-cell office:value-type="string" calcext:value-type="string">
            <text:p>acompanhamento.fat.p.2=Veja alguns exemplos comuns:</text:p>
          </table:table-cell>
          <table:table-cell table:number-columns-repeated="251"/>
        </table:table-row>
        <table:table-row table:style-name="ro4">
          <table:table-cell office:value-type="string" calcext:value-type="string">
            <text:p>acompanhamento.fat.li.1=beber bebidas alcóolicas,</text:p>
          </table:table-cell>
          <table:table-cell table:number-columns-repeated="251"/>
        </table:table-row>
        <table:table-row table:style-name="ro4">
          <table:table-cell office:value-type="string" calcext:value-type="string">
            <text:p>acompanhamento.fat.li.2=parar de usar o medicamento sem supervisão médica e,</text:p>
          </table:table-cell>
          <table:table-cell table:number-columns-repeated="251"/>
        </table:table-row>
        <table:table-row table:style-name="ro4">
          <table:table-cell office:value-type="string" calcext:value-type="string">
            <text:p>acompanhamento.fat.li.3=conviver com outros fumantes.</text:p>
          </table:table-cell>
          <table:table-cell table:number-columns-repeated="251"/>
        </table:table-row>
        <table:table-row table:style-name="ro4">
          <table:table-cell office:value-type="string" calcext:value-type="string">
            <text:p>acompanhamento.fat.h2.2=Atividade</text:p>
          </table:table-cell>
          <table:table-cell table:number-columns-repeated="251"/>
        </table:table-row>
        <table:table-row table:style-name="ro4">
          <table:table-cell office:value-type="string" calcext:value-type="string">
            <text:p>acompanhamento.fat.p.3=Tente agora encontrar situações de riscos e pensar em como você vai enfrentá-las.</text:p>
          </table:table-cell>
          <table:table-cell table:number-columns-repeated="251"/>
        </table:table-row>
        <table:table-row table:style-name="ro4">
          <table:table-cell office:value-type="string" calcext:value-type="string">
            <text:p>acompanhamento.fat.p.4=Exemplo</text:p>
          </table:table-cell>
          <table:table-cell table:number-columns-repeated="251"/>
        </table:table-row>
        <table:table-row table:style-name="ro4">
          <table:table-cell office:value-type="string" calcext:value-type="string">
            <text:p>acompanhamento.fat.li.4a=Situação de risco</text:p>
          </table:table-cell>
          <table:table-cell table:number-columns-repeated="251"/>
        </table:table-row>
        <table:table-row table:style-name="ro4">
          <table:table-cell office:value-type="string" calcext:value-type="string">
            <text:p>acompanhamento.fat.li.4b=conviver com amigos fumantes;</text:p>
          </table:table-cell>
          <table:table-cell table:number-columns-repeated="251"/>
        </table:table-row>
        <table:table-row table:style-name="ro4">
          <table:table-cell office:value-type="string" calcext:value-type="string">
            <text:p>acompanhamento.fat.li.5a=Como lidar</text:p>
          </table:table-cell>
          <table:table-cell table:number-columns-repeated="251"/>
        </table:table-row>
        <table:table-row table:style-name="ro4">
          <table:table-cell office:value-type="string" calcext:value-type="string">
            <text:p>acompanhamento.fat.li.5b=pedir aos meus amigos que fumem longe de mim no começo do tratamento.</text:p>
          </table:table-cell>
          <table:table-cell table:number-columns-repeated="251"/>
        </table:table-row>
        <table:table-row table:style-name="ro4">
          <table:table-cell office:value-type="string" calcext:value-type="string">
            <text:p>acompanhamento.fat.h3.1=Situações de risco</text:p>
          </table:table-cell>
          <table:table-cell table:number-columns-repeated="251"/>
        </table:table-row>
        <table:table-row table:style-name="ro4">
          <table:table-cell office:value-type="string" calcext:value-type="string">
            <text:p>acompanhamento.fat.h3.2=Como vou lidar</text:p>
          </table:table-cell>
          <table:table-cell table:number-columns-repeated="251"/>
        </table:table-row>
        <table:table-row table:style-name="ro4">
          <table:table-cell table:number-columns-repeated="252"/>
        </table:table-row>
        <table:table-row table:style-name="ro4">
          <table:table-cell office:value-type="string" calcext:value-type="string">
            <text:p>###################################=</text:p>
          </table:table-cell>
          <table:table-cell table:number-columns-repeated="251"/>
        </table:table-row>
        <table:table-row table:style-name="ro4">
          <table:table-cell office:value-type="string" calcext:value-type="string">
            <text:p># PLAN=</text:p>
          </table:table-cell>
          <table:table-cell table:number-columns-repeated="251"/>
        </table:table-row>
        <table:table-row table:style-name="ro4">
          <table:table-cell office:value-type="string" calcext:value-type="string">
            <text:p>###################################=</text:p>
          </table:table-cell>
          <table:table-cell table:number-columns-repeated="251"/>
        </table:table-row>
        <table:table-row table:style-name="ro4">
          <table:table-cell table:number-columns-repeated="252"/>
        </table:table-row>
        <table:table-row table:style-name="ro4">
          <table:table-cell office:value-type="string" calcext:value-type="string">
            <text:p>acompanhamento.plano.titlepage=Plano para recaídas e lapsos</text:p>
          </table:table-cell>
          <table:table-cell table:number-columns-repeated="251"/>
        </table:table-row>
        <table:table-row table:style-name="ro4">
          <table:table-cell office:value-type="string" calcext:value-type="string">
            <text:p>acompanhamento.plano.img.title=Plano de acompanhamento</text:p>
          </table:table-cell>
          <table:table-cell table:number-columns-repeated="251"/>
        </table:table-row>
        <table:table-row table:style-name="ro4">
          <table:table-cell office:value-type="string" calcext:value-type="string">
            <text:p>acompanhamento.plano.h1.1=Meu plano contra recaídas</text:p>
          </table:table-cell>
          <table:table-cell table:number-columns-repeated="251"/>
        </table:table-row>
        <table:table-row table:style-name="ro4">
          <table:table-cell office:value-type="string" calcext:value-type="string">
            <text:p>acompanhamento.plano.p.1=Estas são as informações que separamos com base no que nos passou.</text:p>
          </table:table-cell>
          <table:table-cell table:number-columns-repeated="251"/>
        </table:table-row>
        <table:table-row table:style-name="ro4">
          <table:table-cell office:value-type="string" calcext:value-type="string">
            <text:p>acompanhamento.plano.p.2=Guarde seu plano no e-mail ou imprima e deixe perto de você. Na bolsa, telefone (smartphone) ou carteira.</text:p>
          </table:table-cell>
          <table:table-cell table:number-columns-repeated="251"/>
        </table:table-row>
        <table:table-row table:style-name="ro4">
          <table:table-cell office:value-type="string" calcext:value-type="string">
            <text:p>acompanhamento.plano.p.3=Se você já está com seu plano de parar, lembre-se, evite o primeiro cigarro.</text:p>
          </table:table-cell>
          <table:table-cell table:number-columns-repeated="251"/>
        </table:table-row>
        <table:table-row table:style-name="ro4">
          <table:table-cell office:value-type="string" calcext:value-type="string">
            <text:p>acompanhamento.plano.h2.1=Situações de risco</text:p>
          </table:table-cell>
          <table:table-cell table:number-columns-repeated="251"/>
        </table:table-row>
        <table:table-row table:style-name="ro4">
          <table:table-cell office:value-type="string" calcext:value-type="string">
            <text:p>acompanhamento.plano.h2.2=Como vou enfrentar</text:p>
          </table:table-cell>
          <table:table-cell table:number-columns-repeated="251"/>
        </table:table-row>
        <table:table-row table:style-name="ro4">
          <table:table-cell office:value-type="string" calcext:value-type="string">
            <text:p>acompanhamento.plano.imprimir=Imprimir</text:p>
          </table:table-cell>
          <table:table-cell table:number-columns-repeated="251"/>
        </table:table-row>
        <table:table-row table:style-name="ro4">
          <table:table-cell office:value-type="string" calcext:value-type="string">
            <text:p>acompanhamento.plano.h2.3=Salvar</text:p>
          </table:table-cell>
          <table:table-cell table:number-columns-repeated="251"/>
        </table:table-row>
        <table:table-row table:style-name="ro4">
          <table:table-cell table:number-columns-repeated="252"/>
        </table:table-row>
        <table:table-row table:style-name="ro4">
          <table:table-cell office:value-type="string" calcext:value-type="string">
            <text:p>preparando.aed.btn.limpar=Limpar</text:p>
          </table:table-cell>
          <table:table-cell table:number-columns-repeated="251"/>
        </table:table-row>
        <table:table-row table:style-name="ro4">
          <table:table-cell office:value-type="string" calcext:value-type="string">
            <text:p>acompanhamento.lapso.p.1=Se você fumou depois do dia de parar, agora pode ser um boa hora para pensar sobre sua decisão ou fazer um novo plano. Separamos alguns textos para você abaixo.</text:p>
          </table:table-cell>
          <table:table-cell table:number-columns-repeated="251"/>
        </table:table-row>
        <table:table-row table:style-name="ro4">
          <table:table-cell office:value-type="string" calcext:value-type="string">
            <text:p>acompanhamento.lapso.h1.1=Lapso</text:p>
          </table:table-cell>
          <table:table-cell table:number-columns-repeated="251"/>
        </table:table-row>
        <table:table-row table:style-name="ro4">
          <table:table-cell office:value-type="string" calcext:value-type="string">
            <text:p>acompanhamento.plano.padrao.p.1=Como você preferiu deixar as páginas em branco, separamos algumas dicas para você evitar as recaídas.</text:p>
          </table:table-cell>
          <table:table-cell table:number-columns-repeated="251"/>
        </table:table-row>
        <table:table-row table:style-name="ro4">
          <table:table-cell office:value-type="string" calcext:value-type="string">
            <text:p>acompanhamento.plano.padrao.h2.1=Lembre-se</text:p>
          </table:table-cell>
          <table:table-cell table:number-columns-repeated="251"/>
        </table:table-row>
        <table:table-row table:style-name="ro4">
          <table:table-cell office:value-type="string" calcext:value-type="string">
            <text:p>acompanhamento.plano.padrao.li.1=Qualquer período sem cigarro já é uma vitória;</text:p>
          </table:table-cell>
          <table:table-cell table:number-columns-repeated="251"/>
        </table:table-row>
        <table:table-row table:style-name="ro4">
          <table:table-cell office:value-type="string" calcext:value-type="string">
            <text:p>acompanhamento.plano.padrao.li.2=Aprenda com os erros. Fumantes geralmente tentam parar mais de uma vez até conseguir definitivamente.</text:p>
          </table:table-cell>
          <table:table-cell table:number-columns-repeated="251"/>
        </table:table-row>
        <table:table-row table:style-name="ro4">
          <table:table-cell office:value-type="string" calcext:value-type="string">
            <text:p>acompanhamento.plano.padrao.h2.2=Recomendamos a você</text:p>
          </table:table-cell>
          <table:table-cell table:number-columns-repeated="251"/>
        </table:table-row>
        <table:table-row table:style-name="ro4">
          <table:table-cell office:value-type="string" calcext:value-type="string">
            <text:p>acompanhamento.plano.padrao.li.3=Evitar acender o primeiro cigarro após a data de parar;</text:p>
          </table:table-cell>
          <table:table-cell table:number-columns-repeated="251"/>
        </table:table-row>
        <table:table-row table:style-name="ro4">
          <table:table-cell office:value-type="string" calcext:value-type="string">
            <text:p>acompanhamento.plano.padrao.li.4=Evitar beber bebidas alcóolicas;</text:p>
          </table:table-cell>
          <table:table-cell table:number-columns-repeated="251"/>
        </table:table-row>
        <table:table-row table:style-name="ro4">
          <table:table-cell office:value-type="string" calcext:value-type="string">
            <text:p>acompanhamento.plano.padrao.li.5=Pedir para amigos e familiares fumantes que não fumem perto de você.</text:p>
          </table:table-cell>
          <table:table-cell table:number-columns-repeated="251"/>
        </table:table-row>
        <table:table-row table:style-name="ro4">
          <table:table-cell office:value-type="string" calcext:value-type="string">
            <text:p>acompanhamento.plano.padrao.h2.3=Quer começar de novo?</text:p>
          </table:table-cell>
          <table:table-cell table:number-columns-repeated="251"/>
        </table:table-row>
        <table:table-row table:style-name="ro4">
          <table:table-cell office:value-type="string" calcext:value-type="string">
            <text:p>pronto.plano.padrao.h2.1=Dicas</text:p>
          </table:table-cell>
          <table:table-cell table:number-columns-repeated="251"/>
        </table:table-row>
        <table:table-row table:style-name="ro4">
          <table:table-cell office:value-type="string" calcext:value-type="string">
            <text:p>pronto.plano.padrao.li.1=Ao parar de fumar você melhora sua qualidade de vida e vive mais tempo.</text:p>
          </table:table-cell>
          <table:table-cell table:number-columns-repeated="251"/>
        </table:table-row>
        <table:table-row table:style-name="ro4">
          <table:table-cell office:value-type="string" calcext:value-type="string">
            <text:p>pronto.plano.padrao.li.2=A vontade de fumar é muito comum nas pessoas que estão parando de fumar. Para a maioria dos fumantes, ela diminui nas primeiras semanas após você parar.</text:p>
          </table:table-cell>
          <table:table-cell table:number-columns-repeated="251"/>
        </table:table-row>
        <table:table-row table:style-name="ro4">
          <table:table-cell office:value-type="string" calcext:value-type="string">
            <text:p>pronto.plano.padrao.li.3=Manter a abstinência é fundamental, logo evite fumar após a data escolhida.</text:p>
          </table:table-cell>
          <table:table-cell table:number-columns-repeated="251"/>
        </table:table-row>
        <table:table-row table:style-name="ro4">
          <table:table-cell office:value-type="string" calcext:value-type="string">
            <text:p>pronto.plano.padrao.li.4=Medicamentos dobram suas chances de conseguir parar. Não deixe de procurar um profissional de saúde.</text:p>
          </table:table-cell>
          <table:table-cell table:number-columns-repeated="251"/>
        </table:table-row>
        <table:table-row table:style-name="ro4">
          <table:table-cell office:value-type="string" calcext:value-type="string">
            <text:p>pronto.plano.padrao.li.5=Evite situações de risco na primeira semana como:</text:p>
          </table:table-cell>
          <table:table-cell table:number-columns-repeated="251"/>
        </table:table-row>
        <table:table-row table:style-name="ro4">
          <table:table-cell office:value-type="string" calcext:value-type="string">
            <text:p>pronto.plano.padrao.li.6=Usar de bebidas alcóolicas.</text:p>
          </table:table-cell>
          <table:table-cell table:number-columns-repeated="251"/>
        </table:table-row>
        <table:table-row table:style-name="ro4">
          <table:table-cell office:value-type="string" calcext:value-type="string">
            <text:p>pronto.plano.padrao.li.7=Avise também aos seus amigos e familiares que fumam que você está tentando parar.</text:p>
          </table:table-cell>
          <table:table-cell table:number-columns-repeated="251"/>
        </table:table-row>
        <table:table-row table:style-name="ro4">
          <table:table-cell office:value-type="string" calcext:value-type="string">
            <text:p>pronto.plano.padrao.li.8=É normal fumantes ganharem peso. Pode ser uma boa hora para começar a fazer exercícios físicos e comer mais frutas e legumes.</text:p>
          </table:table-cell>
          <table:table-cell table:number-columns-repeated="251"/>
        </table:table-row>
        <table:table-row table:style-name="ro4">
          <table:table-cell office:value-type="string" calcext:value-type="string">
            <text:p>acompanhamento.rl.intro.li.3=Estou sem fumar</text:p>
          </table:table-cell>
          <table:table-cell table:number-columns-repeated="251"/>
        </table:table-row>
        <table:table-row table:style-name="ro4">
          <table:table-cell office:value-type="string" calcext:value-type="string">
            <text:p>acompanhamento.semfumar.titlepage=Sem fumar</text:p>
          </table:table-cell>
          <table:table-cell table:number-columns-repeated="251"/>
        </table:table-row>
        <table:table-row table:style-name="ro4">
          <table:table-cell office:value-type="string" calcext:value-type="string">
            <text:p>acompanhamento.semfumar.p.1=Parabéns! Você está sem fumar.</text:p>
          </table:table-cell>
          <table:table-cell table:number-columns-repeated="251"/>
        </table:table-row>
        <table:table-row table:style-name="ro4">
          <table:table-cell office:value-type="string" calcext:value-type="string">
            <text:p>gostaria.receber.email=Você gostaria de receber e-mails de acompanhamento?</text:p>
          </table:table-cell>
          <table:table-cell table:number-columns-repeated="251"/>
        </table:table-row>
        <table:table-row table:style-name="ro4">
          <table:table-cell office:value-type="string" calcext:value-type="string">
            <text:p>autorizo.para.pesquisa=Autorizo o uso dos meus dados para fins de pesquisa</text:p>
          </table:table-cell>
          <table:table-cell table:number-columns-repeated="251"/>
        </table:table-row>
        <table:table-row table:style-name="ro4">
          <table:table-cell office:value-type="string" calcext:value-type="string">
            <text:p>meta1=O Viva sem Tabaco é um programa gratuito para quem deseja parar de fumar. Ele é desenvolvido por especialistas em tratamento do tabagismo utilizando evidências científicas</text:p>
          </table:table-cell>
          <table:table-cell table:number-columns-repeated="251"/>
        </table:table-row>
        <table:table-row table:style-name="ro4">
          <table:table-cell office:value-type="string" calcext:value-type="string">
            <text:p>meta2=tabagismo, parar de fumar, tratamento tabagismo, como parar de fumar, deixar de fumar</text:p>
          </table:table-cell>
          <table:table-cell table:number-columns-repeated="251"/>
        </table:table-row>
        <table:table-row table:style-name="ro4">
          <table:table-cell office:value-type="string" calcext:value-type="string">
            <text:p>mensagem.enviada=Mensagem enviada com sucesso.</text:p>
          </table:table-cell>
          <table:table-cell table:number-columns-repeated="251"/>
        </table:table-row>
        <table:table-row table:style-name="ro4">
          <table:table-cell office:value-type="string" calcext:value-type="string">
            <text:p>mensagem.erro=Ocorreu um erro inesperado.</text:p>
          </table:table-cell>
          <table:table-cell table:number-columns-repeated="251"/>
        </table:table-row>
        <table:table-row table:style-name="ro4">
          <table:table-cell office:value-type="string" calcext:value-type="string">
            <text:p>mensagem.delete1=Ocorreu um problema ao tentar apagar um registro.</text:p>
          </table:table-cell>
          <table:table-cell table:number-columns-repeated="251"/>
        </table:table-row>
        <table:table-row table:style-name="ro4">
          <table:table-cell office:value-type="string" calcext:value-type="string">
            <text:p>mensagem.delete2=Problemas ao acessar banco de dados.</text:p>
          </table:table-cell>
          <table:table-cell table:number-columns-repeated="251"/>
        </table:table-row>
        <table:table-row table:style-name="ro4">
          <table:table-cell office:value-type="string" calcext:value-type="string">
            <text:p>message.save1=Registro salvo com sucesso.</text:p>
          </table:table-cell>
          <table:table-cell table:number-columns-repeated="251"/>
        </table:table-row>
        <table:table-row table:style-name="ro4">
          <table:table-cell office:value-type="string" calcext:value-type="string">
            <text:p>usuario.email=O usuário com o e-mail</text:p>
          </table:table-cell>
          <table:table-cell table:number-columns-repeated="251"/>
        </table:table-row>
        <table:table-row table:style-name="ro4">
          <table:table-cell office:value-type="string" calcext:value-type="string">
            <text:p>not.login=\ não conseguiu logar.</text:p>
          </table:table-cell>
          <table:table-cell table:number-columns-repeated="251"/>
        </table:table-row>
        <table:table-row table:style-name="ro4">
          <table:table-cell office:value-type="string" calcext:value-type="string">
            <text:p>email.senha=E-mail ou senha inválida.</text:p>
          </table:table-cell>
          <table:table-cell table:number-columns-repeated="251"/>
        </table:table-row>
        <table:table-row table:style-name="ro4">
          <table:table-cell office:value-type="string" calcext:value-type="string">
            <text:p>user=O usuário</text:p>
          </table:table-cell>
          <table:table-cell table:number-columns-repeated="251"/>
        </table:table-row>
        <table:table-row table:style-name="ro4">
          <table:table-cell office:value-type="string" calcext:value-type="string">
            <text:p>login=\ logou no sistema.</text:p>
          </table:table-cell>
          <table:table-cell table:number-columns-repeated="251"/>
        </table:table-row>
        <table:table-row table:style-name="ro4">
          <table:table-cell office:value-type="string" calcext:value-type="string">
            <text:p>logout=\ saiu no sistema.</text:p>
          </table:table-cell>
          <table:table-cell table:number-columns-repeated="251"/>
        </table:table-row>
        <table:table-row table:style-name="ro4">
          <table:table-cell office:value-type="string" calcext:value-type="string">
            <text:p>user.not.logged=Usuário não logado no sistema requerendo plano.</text:p>
          </table:table-cell>
          <table:table-cell table:number-columns-repeated="251"/>
        </table:table-row>
        <table:table-row table:style-name="ro4">
          <table:table-cell office:value-type="string" calcext:value-type="string">
            <text:p>deve.estar.logado=Você deve estar logado no sistema para solitar o envio do e-mail.</text:p>
          </table:table-cell>
          <table:table-cell table:number-columns-repeated="251"/>
        </table:table-row>
        <table:table-row table:style-name="ro4">
          <table:table-cell office:value-type="string" calcext:value-type="string">
            <text:p>plano.wati=Plano para evitar recaídas -- Viva sem Tabaco</text:p>
          </table:table-cell>
          <table:table-cell table:number-columns-repeated="251"/>
        </table:table-row>
        <table:table-row table:style-name="ro4">
          <table:table-cell office:value-type="string" calcext:value-type="string">
            <text:p>dear=Prezado(a)</text:p>
          </table:table-cell>
          <table:table-cell table:number-columns-repeated="251"/>
        </table:table-row>
        <table:table-row table:style-name="ro4">
          <table:table-cell office:value-type="string" calcext:value-type="string">
            <text:p>plano.email=Segue abaixo seu plano para evitar recaídas:</text:p>
          </table:table-cell>
          <table:table-cell table:number-columns-repeated="251"/>
        </table:table-row>
        <table:table-row table:style-name="ro4">
          <table:table-cell office:value-type="string" calcext:value-type="string">
            <text:p>plano.estrategias.email=Estratégias para lidar com a recaída:</text:p>
          </table:table-cell>
          <table:table-cell table:number-columns-repeated="251"/>
        </table:table-row>
        <table:table-row table:style-name="ro4">
          <table:table-cell office:value-type="string" calcext:value-type="string">
            <text:p>att=Atenciosamente</text:p>
          </table:table-cell>
          <table:table-cell table:number-columns-repeated="251"/>
        </table:table-row>
        <table:table-row table:style-name="ro4">
          <table:table-cell office:value-type="string" calcext:value-type="string">
            <text:p>plano.enviado=Plano para evitar recaídas enviado para o e-mail</text:p>
          </table:table-cell>
          <table:table-cell table:number-columns-repeated="251"/>
        </table:table-row>
        <table:table-row table:style-name="ro4">
          <table:table-cell office:value-type="string" calcext:value-type="string">
            <text:p>email.enviado=E-mail enviado com sucesso.</text:p>
          </table:table-cell>
          <table:table-cell table:number-columns-repeated="251"/>
        </table:table-row>
        <table:table-row table:style-name="ro4">
          <table:table-cell office:value-type="string" calcext:value-type="string">
            <text:p>problemas.enviar.email=Problemas ao enviar e-mail para</text:p>
          </table:table-cell>
          <table:table-cell table:number-columns-repeated="251"/>
        </table:table-row>
        <table:table-row table:style-name="ro4">
          <table:table-cell office:value-type="string" calcext:value-type="string">
            <text:p>problemas.enviar.email2=Problemas ao enviar e-mail. Por favor, tente novamente mais tarde.</text:p>
          </table:table-cell>
          <table:table-cell table:number-columns-repeated="251"/>
        </table:table-row>
        <table:table-row table:style-name="ro4">
          <table:table-cell office:value-type="string" calcext:value-type="string">
            <text:p>usuario.acompanhado=Usuário não logado sendo acompanhado.</text:p>
          </table:table-cell>
          <table:table-cell table:number-columns-repeated="251"/>
        </table:table-row>
        <table:table-row table:style-name="ro4">
          <table:table-cell office:value-type="string" calcext:value-type="string">
            <text:p>meu.plano=Meu Plano</text:p>
          </table:table-cell>
          <table:table-cell table:number-columns-repeated="251"/>
        </table:table-row>
        <table:table-row table:style-name="ro4">
          <table:table-cell office:value-type="string" calcext:value-type="string">
            <text:p>erro.pdf=Erro ao gerar o pdf</text:p>
          </table:table-cell>
          <table:table-cell table:number-columns-repeated="251"/>
        </table:table-row>
        <table:table-row table:style-name="ro4">
          <table:table-cell office:value-type="string" calcext:value-type="string">
            <text:p>recaida=Recaída</text:p>
          </table:table-cell>
          <table:table-cell table:number-columns-repeated="251"/>
        </table:table-row>
        <table:table-row table:style-name="ro4">
          <table:table-cell office:value-type="string" calcext:value-type="string">
            <text:p>lembre.se2=- Qualquer período sem cigarro já é uma vitória;</text:p>
          </table:table-cell>
          <table:table-cell table:number-columns-repeated="251"/>
        </table:table-row>
        <table:table-row table:style-name="ro4">
          <table:table-cell office:value-type="string" calcext:value-type="string">
            <text:p>lembre.se3=- Aprenda com os erros. Fumantes geralmente tentam parar mais de uma vez até conseguir definitivamente.</text:p>
          </table:table-cell>
          <table:table-cell table:number-columns-repeated="251"/>
        </table:table-row>
        <table:table-row table:style-name="ro4">
          <table:table-cell office:value-type="string" calcext:value-type="string">
            <text:p>recomendamos1=- Evitar acender o primeiro cigarro após a data de parar;</text:p>
          </table:table-cell>
          <table:table-cell table:number-columns-repeated="251"/>
        </table:table-row>
        <table:table-row table:style-name="ro4">
          <table:table-cell office:value-type="string" calcext:value-type="string">
            <text:p>recomendamos2=- Evitar beber bebidas alcóolicas;</text:p>
          </table:table-cell>
          <table:table-cell table:number-columns-repeated="251"/>
        </table:table-row>
        <table:table-row table:style-name="ro4">
          <table:table-cell office:value-type="string" calcext:value-type="string">
            <text:p>recomendamos3=- Pedir para amigos e familiares fumantes que não fumem perto de você.</text:p>
          </table:table-cell>
          <table:table-cell table:number-columns-repeated="251"/>
        </table:table-row>
        <table:table-row table:style-name="ro4">
          <table:table-cell office:value-type="string" calcext:value-type="string">
            <text:p>problemas.data=Problemas ao gravar a data de parar de fumar.</text:p>
          </table:table-cell>
          <table:table-cell table:number-columns-repeated="251"/>
        </table:table-row>
        <table:table-row table:style-name="ro4">
          <table:table-cell office:value-type="string" calcext:value-type="string">
            <text:p>usuario.preenchendo.ficha=Usuário não logado preenchendo ficha.</text:p>
          </table:table-cell>
          <table:table-cell table:number-columns-repeated="251"/>
        </table:table-row>
        <table:table-row table:style-name="ro4">
          <table:table-cell office:value-type="string" calcext:value-type="string">
            <text:p>plano.wati2=Plano Personalizado -- Viva sem Tabaco</text:p>
          </table:table-cell>
          <table:table-cell table:number-columns-repeated="251"/>
        </table:table-row>
        <table:table-row table:style-name="ro4">
          <table:table-cell office:value-type="string" calcext:value-type="string">
            <text:p>plano.personalizado=Plano Personalizado</text:p>
          </table:table-cell>
          <table:table-cell table:number-columns-repeated="251"/>
        </table:table-row>
        <table:table-row table:style-name="ro4">
          <table:table-cell office:value-type="string" calcext:value-type="string">
            <text:p>plano.enviado2=Plano personalizado enviado para o e-mail</text:p>
          </table:table-cell>
          <table:table-cell table:number-columns-repeated="251"/>
        </table:table-row>
        <table:table-row table:style-name="ro4">
          <table:table-cell office:value-type="string" calcext:value-type="string">
            <text:p>plano.email2=Segue abaixo seu plano personalizado:</text:p>
          </table:table-cell>
          <table:table-cell table:number-columns-repeated="251"/>
        </table:table-row>
        <table:table-row table:style-name="ro4">
          <table:table-cell office:value-type="string" calcext:value-type="string">
            <text:p>dicas.p1=1. Ao parar de fumar você melhora sua qualidade de vida e vive mais tempo.</text:p>
          </table:table-cell>
          <table:table-cell table:number-columns-repeated="251"/>
        </table:table-row>
        <table:table-row table:style-name="ro4">
          <table:table-cell office:value-type="string" calcext:value-type="string">
            <text:p>dicas.p2=2. A vontade de fumar é muito comum nas pessoas que estão parando de fumar. Para a maioria dos fumantes, ela diminui nas primeiras semanas após você parar.</text:p>
          </table:table-cell>
          <table:table-cell table:number-columns-repeated="251"/>
        </table:table-row>
        <table:table-row table:style-name="ro4">
          <table:table-cell office:value-type="string" calcext:value-type="string">
            <text:p>dicas.p3=3. Manter a abstinência é fundamental, logo evite fumar após a data escolhida.</text:p>
          </table:table-cell>
          <table:table-cell table:number-columns-repeated="251"/>
        </table:table-row>
        <table:table-row table:style-name="ro4">
          <table:table-cell office:value-type="string" calcext:value-type="string">
            <text:p>dicas.p4=4. Medicamentos dobram suas chances de conseguir parar. Não deixe de procurar um profissional de saúde.</text:p>
          </table:table-cell>
          <table:table-cell table:number-columns-repeated="251"/>
        </table:table-row>
        <table:table-row table:style-name="ro4">
          <table:table-cell office:value-type="string" calcext:value-type="string">
            <text:p>dicas.p5=5. Evite situações de risco na primeira semana como:</text:p>
          </table:table-cell>
          <table:table-cell table:number-columns-repeated="251"/>
        </table:table-row>
        <table:table-row table:style-name="ro4">
          <table:table-cell office:value-type="string" calcext:value-type="string">
            <text:p>dicas.p5.1=\ \ \ \ \ - Usar de bebidas alcóolicas.</text:p>
          </table:table-cell>
          <table:table-cell table:number-columns-repeated="251"/>
        </table:table-row>
        <table:table-row table:style-name="ro4">
          <table:table-cell office:value-type="string" calcext:value-type="string">
            <text:p>dicas.p5.2=\ \ \ \ \ - Avise também aos seus amigos e familiares que fumam que você está tentando parar.</text:p>
          </table:table-cell>
          <table:table-cell table:number-columns-repeated="251"/>
        </table:table-row>
        <table:table-row table:style-name="ro4">
          <table:table-cell office:value-type="string" calcext:value-type="string">
            <text:p>dicas.p6=6. É normal fumantes ganharem peso. Pode ser uma boa hora para começar a fazer exercícios físicos e comer mais frutas e legumes.</text:p>
          </table:table-cell>
          <table:table-cell table:number-columns-repeated="251"/>
        </table:table-row>
        <table:table-row table:style-name="ro4">
          <table:table-cell office:value-type="string" calcext:value-type="string">
            <text:p>email.cadastrado=Email já cadastrado.</text:p>
          </table:table-cell>
          <table:table-cell table:number-columns-repeated="251"/>
        </table:table-row>
        <table:table-row table:style-name="ro4">
          <table:table-cell office:value-type="string" calcext:value-type="string">
            <text:p>problemas.gravar.usuario=Problemas ao gravar usuário.</text:p>
          </table:table-cell>
          <table:table-cell table:number-columns-repeated="251"/>
        </table:table-row>
        <table:table-row table:style-name="ro4">
          <table:table-cell office:value-type="string" calcext:value-type="string">
            <text:p>hello=Olá!</text:p>
          </table:table-cell>
          <table:table-cell table:number-columns-repeated="251"/>
        </table:table-row>
        <table:table-row table:style-name="ro4">
          <table:table-cell office:value-type="string" calcext:value-type="string">
            <text:p>msg.data.diferente1=Não deixe de começar seu plano na data escolhida.</text:p>
          </table:table-cell>
          <table:table-cell table:number-columns-repeated="251"/>
        </table:table-row>
        <table:table-row table:style-name="ro4">
          <table:table-cell office:value-type="string" calcext:value-type="string">
            <text:p>msg.data.diferente2=Enviaremos e-mails de acompanhamento durante este período.</text:p>
          </table:table-cell>
          <table:table-cell table:number-columns-repeated="251"/>
        </table:table-row>
        <table:table-row table:style-name="ro4">
          <table:table-cell office:value-type="string" calcext:value-type="string">
            <text:p>msg.data.diferente3=Caso você queira mudar seu plano, entre no nosso site.</text:p>
          </table:table-cell>
          <table:table-cell table:number-columns-repeated="251"/>
        </table:table-row>
        <table:table-row table:style-name="ro4">
          <table:table-cell office:value-type="string" calcext:value-type="string">
            <text:p>cordialmente=Cordialmente,</text:p>
          </table:table-cell>
          <table:table-cell table:number-columns-repeated="251"/>
        </table:table-row>
        <table:table-row table:style-name="ro4">
          <table:table-cell office:value-type="string" calcext:value-type="string">
            <text:p>equipe.vst=Equipe Viva sem Tabaco</text:p>
          </table:table-cell>
          <table:table-cell table:number-columns-repeated="251"/>
        </table:table-row>
        <table:table-row table:style-name="ro4">
          <table:table-cell office:value-type="string" calcext:value-type="string">
            <text:p>msg.primeira.semana1=Faz uma semana que você entrou no nosso programa - Viva sem Tabaco.</text:p>
          </table:table-cell>
          <table:table-cell table:number-columns-repeated="251"/>
        </table:table-row>
        <table:table-row table:style-name="ro4">
          <table:table-cell office:value-type="string" calcext:value-type="string">
            <text:p>msg.primeira.semana2=Se você já conseguiu parar de fumar, você pode estar sentindo algumas mudanças positivas no seu corpo:</text:p>
          </table:table-cell>
          <table:table-cell table:number-columns-repeated="251"/>
        </table:table-row>
        <table:table-row table:style-name="ro4">
          <table:table-cell office:value-type="string" calcext:value-type="string">
            <text:p>msg.primeira.semana3=* Melhora do ritmo cardíaco,</text:p>
          </table:table-cell>
          <table:table-cell table:number-columns-repeated="251"/>
        </table:table-row>
        <table:table-row table:style-name="ro4">
          <table:table-cell office:value-type="string" calcext:value-type="string">
            <text:p>msg.primeira.semana4=* Redução do nível de monoxído de carbono no sangue - o mesmo que sai dos escapamentos de carros e ônibus,</text:p>
          </table:table-cell>
          <table:table-cell table:number-columns-repeated="251"/>
        </table:table-row>
        <table:table-row table:style-name="ro4">
          <table:table-cell office:value-type="string" calcext:value-type="string">
            <text:p>msg.primeira.semana5=* Redução do risco úlceras no estômago.</text:p>
          </table:table-cell>
          <table:table-cell table:number-columns-repeated="251"/>
        </table:table-row>
        <table:table-row table:style-name="ro4">
          <table:table-cell office:value-type="string" calcext:value-type="string">
            <text:p>msg.primeira.semana6=Sabemos que o processo de parar de fumar é difícil. O importante é continuar tentando. Convidamos a voltar em nosso site e tentar um novo plano.</text:p>
          </table:table-cell>
          <table:table-cell table:number-columns-repeated="251"/>
        </table:table-row>
        <table:table-row table:style-name="ro4">
          <table:table-cell office:value-type="string" calcext:value-type="string">
            <text:p>msg.segunda.semana1=Parabéns! Fazem duas semanas que você decidiu parar. Nesta semana, gostaríamos de falar brevemente sobre dois temas: desejo intenso de fumar (fissura) e o medo do ganho de peso.</text:p>
          </table:table-cell>
          <table:table-cell table:number-columns-repeated="251"/>
        </table:table-row>
        <table:table-row table:style-name="ro4">
          <table:table-cell office:value-type="string" calcext:value-type="string">
            <text:p>msg.segunda.semana2=A fissura, ou desejo intenso de fumar, costuma demorar apenas alguns minutos. Veja abaixo algumas dicas para vencer a fissura:</text:p>
          </table:table-cell>
          <table:table-cell table:number-columns-repeated="251"/>
        </table:table-row>
        <table:table-row table:style-name="ro4">
          <table:table-cell office:value-type="string" calcext:value-type="string">
            <text:p>msg.segunda.semana3=Comer frutas, beber água podem ajudá-lo a vencer estes momentos.</text:p>
          </table:table-cell>
          <table:table-cell table:number-columns-repeated="251"/>
        </table:table-row>
        <table:table-row table:style-name="ro4">
          <table:table-cell office:value-type="string" calcext:value-type="string">
            <text:p>msg.segunda.semana4=Separamos para você, um exercício de relaxamento preparado por especialistas em tabagismo. Você pode acessá-lo ou fazer o download no site.</text:p>
          </table:table-cell>
          <table:table-cell table:number-columns-repeated="251"/>
        </table:table-row>
        <table:table-row table:style-name="ro4">
          <table:table-cell office:value-type="string" calcext:value-type="string">
            <text:p>msg.segunda.semana5=Para evitar o ganho de peso, tente fazer exercícios físicos (como caminhada) e comer mais frutas e vegetais.</text:p>
          </table:table-cell>
          <table:table-cell table:number-columns-repeated="251"/>
        </table:table-row>
        <table:table-row table:style-name="ro4">
          <table:table-cell office:value-type="string" calcext:value-type="string">
            <text:p>msg.segunda.semana6=Não conseguiu parar ainda? Teve uma recaída?</text:p>
          </table:table-cell>
          <table:table-cell table:number-columns-repeated="251"/>
        </table:table-row>
        <table:table-row table:style-name="ro4">
          <table:table-cell office:value-type="string" calcext:value-type="string">
            <text:p>msg.segunda.semana7=Sabemos que o processo de parar de fumar é difícil. Temos algumas informações e exercícios que podem ajudá-lo em nosso site.</text:p>
          </table:table-cell>
          <table:table-cell table:number-columns-repeated="251"/>
        </table:table-row>
        <table:table-row table:style-name="ro4">
          <table:table-cell office:value-type="string" calcext:value-type="string">
            <text:p>msg.terceira.semana1=Parabéns! Você está superando um dos maiores desafios de sua vida. E para comemorar, que tal comprar alguma coisa ou presentear alguém com o dinheiro economizado com o cigarro?</text:p>
          </table:table-cell>
          <table:table-cell table:number-columns-repeated="251"/>
        </table:table-row>
        <table:table-row table:style-name="ro4">
          <table:table-cell office:value-type="string" calcext:value-type="string">
            <text:p>msg.terceira.semana2=Você já deve ter percebido melhoras no seu organismo como seu fôlego, auto-estima. Além disso a partir desta semana, o risco de ter um ataque cardíaco começa a reduzir. Seus pulmões começam a funcionar melhor.</text:p>
          </table:table-cell>
          <table:table-cell table:number-columns-repeated="251"/>
        </table:table-row>
        <table:table-row table:style-name="ro4">
          <table:table-cell office:value-type="string" calcext:value-type="string">
            <text:p>msg.terceira.semana3=Não conseguiu parar ainda? Teve uma recaída?</text:p>
          </table:table-cell>
          <table:table-cell table:number-columns-repeated="251"/>
        </table:table-row>
        <table:table-row table:style-name="ro4">
          <table:table-cell office:value-type="string" calcext:value-type="string">
            <text:p>msg.terceira.semana4=Sabemos que o processo de parar de fumar é difícil. Temos algumas informações e exercícios que podem ajudá-lo em nosso site.</text:p>
          </table:table-cell>
          <table:table-cell table:number-columns-repeated="251"/>
        </table:table-row>
        <table:table-row table:style-name="ro4">
          <table:table-cell office:value-type="string" calcext:value-type="string">
            <text:p>msg.mensal1=Hora do acompanhamento mensal! Caso tenha alguma dúvida sobre parar, não deixe de entrar em nosso programa.</text:p>
          </table:table-cell>
          <table:table-cell table:number-columns-repeated="251"/>
        </table:table-row>
        <table:table-row table:style-name="ro4">
          <table:table-cell office:value-type="string" calcext:value-type="string">
            <text:p>msg.mensal2=Nós temos uma página no facebook e conta do twitter. Deixe um recado para gente ou para outras as pessoas que também estão tentando parar.</text:p>
          </table:table-cell>
          <table:table-cell table:number-columns-repeated="251"/>
        </table:table-row>
        <table:table-row table:style-name="ro4">
          <table:table-cell office:value-type="string" calcext:value-type="string">
            <text:p>msg.mensal3=Não conseguiu parar ainda? Teve uma recaída?</text:p>
          </table:table-cell>
          <table:table-cell table:number-columns-repeated="251"/>
        </table:table-row>
        <table:table-row table:style-name="ro4">
          <table:table-cell office:value-type="string" calcext:value-type="string">
            <text:p>msg.mensal4=Sabemos que o processo de parar de fumar é difícil. Temos algumas informações e exercícios que podem ajudá-lo em nosso site.</text:p>
          </table:table-cell>
          <table:table-cell table:number-columns-repeated="251"/>
        </table:table-row>
        <table:table-row table:style-name="ro4">
          <table:table-cell office:value-type="string" calcext:value-type="string">
            <text:p>iniciando.envio.emails=Iniciando Envio de emails</text:p>
          </table:table-cell>
          <table:table-cell table:number-columns-repeated="251"/>
        </table:table-row>
        <table:table-row table:style-name="ro4">
          <table:table-cell office:value-type="string" calcext:value-type="string">
            <text:p>email.data.diferente.enviado=Email data diferente enviado para</text:p>
          </table:table-cell>
          <table:table-cell table:number-columns-repeated="251"/>
        </table:table-row>
        <table:table-row table:style-name="ro4">
          <table:table-cell office:value-type="string" calcext:value-type="string">
            <text:p>email.primeira.semana.enviado=Email primeira semana enviado para</text:p>
          </table:table-cell>
          <table:table-cell table:number-columns-repeated="251"/>
        </table:table-row>
        <table:table-row table:style-name="ro4">
          <table:table-cell office:value-type="string" calcext:value-type="string">
            <text:p>email.segunda.semana.enviado=Email segunda semana enviado para</text:p>
          </table:table-cell>
          <table:table-cell table:number-columns-repeated="251"/>
        </table:table-row>
        <table:table-row table:style-name="ro4">
          <table:table-cell office:value-type="string" calcext:value-type="string">
            <text:p>email.terceira.semana.enviado=Email terceira semana enviado para</text:p>
          </table:table-cell>
          <table:table-cell table:number-columns-repeated="251"/>
        </table:table-row>
        <table:table-row table:style-name="ro4">
          <table:table-cell office:value-type="string" calcext:value-type="string">
            <text:p>email.mensal.enviado=Email mensal enviado para</text:p>
          </table:table-cell>
          <table:table-cell table:number-columns-repeated="251"/>
        </table:table-row>
        <table:table-row table:style-name="ro4">
          <table:table-cell office:value-type="string" calcext:value-type="string">
            <text:p>exercicio.relaxamento=Fazer exercício de relaxamento -</text:p>
          </table:table-cell>
          <table:table-cell table:number-columns-repeated="251"/>
        </table:table-row>
        <table:table-row table:style-name="ro4">
          <table:table-cell office:value-type="string" calcext:value-type="string">
            <text:p>exercicio.relaxamento1=\ em áudio MP3</text:p>
          </table:table-cell>
          <table:table-cell table:number-columns-repeated="251"/>
        </table:table-row>
        <table:table-row table:style-name="ro4">
          <table:table-cell office:value-type="string" calcext:value-type="string">
            <text:p>pronto.evitar.titlepage=Como evitar recaídas</text:p>
          </table:table-cell>
          <table:table-cell table:number-columns-repeated="251"/>
        </table:table-row>
        <table:table-row table:style-name="ro4">
          <table:table-cell office:value-type="string" calcext:value-type="string">
            <text:p>pronto.evitar.img.title=Saiba dizer não</text:p>
          </table:table-cell>
          <table:table-cell table:number-columns-repeated="251"/>
        </table:table-row>
        <table:table-row table:style-name="ro4">
          <table:table-cell office:value-type="string" calcext:value-type="string">
            <text:p>pronto.evitar.p.1=Você já tentou parar de fumar outras vezes?</text:p>
          </table:table-cell>
          <table:table-cell table:number-columns-repeated="251"/>
        </table:table-row>
        <table:table-row table:style-name="ro15">
          <table:table-cell office:value-type="string" calcext:value-type="string">
            <text:p>pronto.evitar.question.option.1=Sim</text:p>
          </table:table-cell>
          <table:table-cell table:style-name="Default" table:number-columns-repeated="6"/>
          <table:table-cell table:number-columns-repeated="245"/>
        </table:table-row>
        <table:table-row table:style-name="ro15">
          <table:table-cell office:value-type="string" calcext:value-type="string">
            <text:p>pronto.evitar.question.option.2=Não</text:p>
          </table:table-cell>
          <table:table-cell table:style-name="Default" table:number-columns-repeated="6"/>
          <table:table-cell table:number-columns-repeated="245"/>
        </table:table-row>
        <table:table-row table:style-name="ro15">
          <table:table-cell office:value-type="string" calcext:value-type="string">
            <text:p>aboutus.h3.daniela=Daniela Aparecida Pereira</text:p>
          </table:table-cell>
          <table:table-cell table:style-name="Default" table:number-columns-repeated="6"/>
          <table:table-cell table:number-columns-repeated="245"/>
        </table:table-row>
        <table:table-row table:style-name="ro15">
          <table:table-cell office:value-type="string" calcext:value-type="string">
            <text:p>aboutus.p.daniela=Graduanda em Engenharia Computacional. Atualmente é bolsista da Universidade Federal de Juiz de Fora.</text:p>
          </table:table-cell>
          <table:table-cell table:style-name="Default" table:number-columns-repeated="6"/>
          <table:table-cell table:number-columns-repeated="245"/>
        </table:table-row>
        <table:table-row table:style-name="ro15">
          <table:table-cell office:value-type="string" calcext:value-type="string">
            <text:p>aboutus.h3.caroline=Caroline Jansen</text:p>
          </table:table-cell>
          <table:table-cell table:style-name="Default" table:number-columns-repeated="6"/>
          <table:table-cell table:number-columns-repeated="245"/>
        </table:table-row>
        <table:table-row table:style-name="ro15">
          <table:table-cell office:value-type="string" calcext:value-type="string">
            <text:p>aboutus.p.caroline=Estudante do curso International Cultural Business Studies na Universidade de Passau - Alemanha. Intercâmbio na Universidade Federal de Juiz de Fora. Realizou a tradução para alemão e correções no espanhol. Conhece os seguintes idiomas: espanhol, inglês, português e francês.</text:p>
          </table:table-cell>
          <table:table-cell table:style-name="Default" table:number-columns-repeated="6"/>
          <table:table-cell table:number-columns-repeated="245"/>
        </table:table-row>
        <table:table-row table:style-name="ro15">
          <table:table-cell office:value-type="string" calcext:value-type="string">
            <text:p>aboutus.h3.kimber=PhD. Kimber Richter</text:p>
          </table:table-cell>
          <table:table-cell table:style-name="Default" table:number-columns-repeated="6"/>
          <table:table-cell table:number-columns-repeated="245"/>
        </table:table-row>
        <table:table-row table:style-name="ro27">
          <table:table-cell office:value-type="string" calcext:value-type="string">
            <text:p>aboutus.p.kimber=Pesquisadora da Universidade de Kansas (EUA) e diretora do programa </text:p>
            <text:p>UkanQuit da Escola de Medicina da Universidade de Kansas (KU), que já </text:p>
            <text:p>atendeu mais de oito mil pacientes desde 2006. Também é pesquisadora </text:p>
            <text:p>principal do programa Connect2Quit, que oferece video aconselhamento </text:p>
            <text:p>para fumantes em áreas rurais do estado de Kansas.</text:p>
          </table:table-cell>
          <table:table-cell table:style-name="Default" table:number-columns-repeated="6"/>
          <table:table-cell table:number-columns-repeated="245"/>
        </table:table-row>
        <table:table-row table:style-name="ro15">
          <table:table-cell office:value-type="string" calcext:value-type="string">
            <text:p>signout=Sair</text:p>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15">
          <table:table-cell office:value-type="string" calcext:value-type="string">
            <text:p># PASSWORD RECOVERY=</text:p>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15">
          <table:table-cell office:value-type="string" calcext:value-type="string">
            <text:p>change=Alterar</text:p>
          </table:table-cell>
          <table:table-cell table:style-name="Default" table:number-columns-repeated="6"/>
          <table:table-cell table:number-columns-repeated="245"/>
        </table:table-row>
        <table:table-row table:style-name="ro15">
          <table:table-cell office:value-type="string" calcext:value-type="string">
            <text:p>accept=Aceitar</text:p>
          </table:table-cell>
          <table:table-cell table:style-name="Default" table:number-columns-repeated="6"/>
          <table:table-cell table:number-columns-repeated="245"/>
        </table:table-row>
        <table:table-row table:style-name="ro15">
          <table:table-cell office:value-type="string" calcext:value-type="string">
            <text:p>user.not.registered.password=Usuário não cadastrado solicitando alteração de senha</text:p>
          </table:table-cell>
          <table:table-cell table:style-name="Default" table:number-columns-repeated="6"/>
          <table:table-cell table:number-columns-repeated="245"/>
        </table:table-row>
        <table:table-row table:style-name="ro15">
          <table:table-cell office:value-type="string" calcext:value-type="string">
            <text:p>subject.email.password=Redefinição de senha</text:p>
          </table:table-cell>
          <table:table-cell table:style-name="Default" table:number-columns-repeated="6"/>
          <table:table-cell table:number-columns-repeated="245"/>
        </table:table-row>
        <table:table-row table:style-name="ro15">
          <table:table-cell office:value-type="string" calcext:value-type="string">
            <text:p>email.password.send=Recebemos uma solicitação para informação dos dados de autenticação para o seguinte e-mail: </text:p>
          </table:table-cell>
          <table:table-cell table:style-name="Default" table:number-columns-repeated="6"/>
          <table:table-cell table:number-columns-repeated="245"/>
        </table:table-row>
        <table:table-row table:style-name="ro15">
          <table:table-cell office:value-type="string" calcext:value-type="string">
            <text:p>email.password.send.2=, caso não tenha feito esta solicitação, favor desconsiderar o mesmo.</text:p>
          </table:table-cell>
          <table:table-cell table:style-name="Default" table:number-columns-repeated="6"/>
          <table:table-cell table:number-columns-repeated="245"/>
        </table:table-row>
        <table:table-row table:style-name="ro15">
          <table:table-cell office:value-type="string" calcext:value-type="string">
            <text:p>email.password.send.3=Caso tenha sido você: </text:p>
          </table:table-cell>
          <table:table-cell table:style-name="Default" table:number-columns-repeated="6"/>
          <table:table-cell table:number-columns-repeated="245"/>
        </table:table-row>
        <table:table-row table:style-name="ro15">
          <table:table-cell office:value-type="string" calcext:value-type="string">
            <text:p>email.password.send.4=- copie o seguinte código: </text:p>
          </table:table-cell>
          <table:table-cell table:style-name="Default" table:number-columns-repeated="6"/>
          <table:table-cell table:number-columns-repeated="245"/>
        </table:table-row>
        <table:table-row table:style-name="ro15">
          <table:table-cell office:value-type="string" calcext:value-type="string">
            <text:p>email.password.send.5=- e digite-o no seguinte link, para prosseguir com a sua alteração de senha: </text:p>
          </table:table-cell>
          <table:table-cell table:style-name="Default" table:number-columns-repeated="6"/>
          <table:table-cell table:number-columns-repeated="245"/>
        </table:table-row>
        <table:table-row table:style-name="ro15">
          <table:table-cell office:value-type="string" calcext:value-type="string">
            <text:p>email.sent.password=Email enviado com sucesso</text:p>
          </table:table-cell>
          <table:table-cell table:style-name="Default" table:number-columns-repeated="6"/>
          <table:table-cell table:number-columns-repeated="245"/>
        </table:table-row>
        <table:table-row table:style-name="ro15">
          <table:table-cell office:value-type="string" calcext:value-type="string">
            <text:p>password.changed=Senha alterada</text:p>
          </table:table-cell>
          <table:table-cell table:style-name="Default" table:number-columns-repeated="6"/>
          <table:table-cell table:number-columns-repeated="245"/>
        </table:table-row>
        <table:table-row table:style-name="ro15">
          <table:table-cell office:value-type="string" calcext:value-type="string">
            <text:p>user.not.registered.requesting.password.change=Usuário não cadastrado solicitando alteração de senha</text:p>
          </table:table-cell>
          <table:table-cell table:style-name="Default" table:number-columns-repeated="6"/>
          <table:table-cell table:number-columns-repeated="245"/>
        </table:table-row>
        <table:table-row table:style-name="ro15">
          <table:table-cell office:value-type="string" calcext:value-type="string">
            <text:p>enter.email=Digite seu email:</text:p>
          </table:table-cell>
          <table:table-cell table:style-name="Default" table:number-columns-repeated="6"/>
          <table:table-cell table:number-columns-repeated="245"/>
        </table:table-row>
        <table:table-row table:style-name="ro15">
          <table:table-cell office:value-type="string" calcext:value-type="string">
            <text:p>enter.code=Digite o código:</text:p>
          </table:table-cell>
          <table:table-cell table:style-name="Default" table:number-columns-repeated="6"/>
          <table:table-cell table:number-columns-repeated="245"/>
        </table:table-row>
        <table:table-row table:style-name="ro15">
          <table:table-cell office:value-type="string" calcext:value-type="string">
            <text:p>enter.new.password=Digite aqui a sua nova senha:</text:p>
          </table:table-cell>
          <table:table-cell table:style-name="Default" table:number-columns-repeated="6"/>
          <table:table-cell table:number-columns-repeated="245"/>
        </table:table-row>
        <table:table-row table:style-name="ro15">
          <table:table-cell office:value-type="string" calcext:value-type="string">
            <text:p>forgot.password=Esqueceu sua senha?</text:p>
          </table:table-cell>
          <table:table-cell table:style-name="Default" table:number-columns-repeated="6"/>
          <table:table-cell table:number-columns-repeated="245"/>
        </table:table-row>
        <table:table-row table:style-name="ro15">
          <table:table-cell office:value-type="string" calcext:value-type="string">
            <text:p>email.code.incorrect=Email ou código incorretos</text:p>
          </table:table-cell>
          <table:table-cell table:style-name="Default" table:number-columns-repeated="6"/>
          <table:table-cell table:number-columns-repeated="245"/>
        </table:table-row>
        <table:table-row table:style-name="ro15">
          <table:table-cell office:value-type="string" calcext:value-type="string">
            <text:p>change.password=Trocar senha</text:p>
          </table:table-cell>
          <table:table-cell table:style-name="Default" table:number-columns-repeated="6"/>
          <table:table-cell table:number-columns-repeated="245"/>
        </table:table-row>
        <table:table-row table:style-name="ro15">
          <table:table-cell office:value-type="string" calcext:value-type="string">
            <text:p>i.forgot.password=Esqueci minha senha</text:p>
          </table:table-cell>
          <table:table-cell table:style-name="Default" table:number-columns-repeated="6"/>
          <table:table-cell table:number-columns-repeated="245"/>
        </table:table-row>
        <table:table-row table:style-name="ro15">
          <table:table-cell office:value-type="string" calcext:value-type="string">
            <text:p>code=Código</text:p>
          </table:table-cell>
          <table:table-cell table:style-name="Default" table:number-columns-repeated="6"/>
          <table:table-cell table:number-columns-repeated="245"/>
        </table:table-row>
        <table:table-row table:style-name="ro15">
          <table:table-cell office:value-type="string" calcext:value-type="string">
            <text:p>h1.recover.password=Recuperar senha</text:p>
          </table:table-cell>
          <table:table-cell table:style-name="Default" table:number-columns-repeated="6"/>
          <table:table-cell table:number-columns-repeated="245"/>
        </table:table-row>
        <table:table-row table:style-name="ro15">
          <table:table-cell office:value-type="string" calcext:value-type="string">
            <text:p>p.send.email=Vamos enviar um email com instruções para seu e-mail cadastrado.</text:p>
          </table:table-cell>
          <table:table-cell table:style-name="Default" table:number-columns-repeated="6"/>
          <table:table-cell table:number-columns-repeated="245"/>
        </table:table-row>
        <table:table-row table:style-name="ro15">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15">
          <table:table-cell office:value-type="string" calcext:value-type="string">
            <text:p># CES-D SCALE=</text:p>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15">
          <table:table-cell office:value-type="string" calcext:value-type="string">
            <text:p>cesd.r1=Raramente (menos que 1 dia)</text:p>
          </table:table-cell>
          <table:table-cell table:style-name="Default" table:number-columns-repeated="6"/>
          <table:table-cell table:number-columns-repeated="245"/>
        </table:table-row>
        <table:table-row table:style-name="ro15">
          <table:table-cell office:value-type="string" calcext:value-type="string">
            <text:p>cesd.r2=Durante pouco tempo (1 a 2 dias)</text:p>
          </table:table-cell>
          <table:table-cell table:style-name="Default" table:number-columns-repeated="6"/>
          <table:table-cell table:number-columns-repeated="245"/>
        </table:table-row>
        <table:table-row table:style-name="ro15">
          <table:table-cell office:value-type="string" calcext:value-type="string">
            <text:p>cesd.r3=Durante um tempo moderado (3 a 4 dias)</text:p>
          </table:table-cell>
          <table:table-cell table:style-name="Default" table:number-columns-repeated="6"/>
          <table:table-cell table:number-columns-repeated="245"/>
        </table:table-row>
        <table:table-row table:style-name="ro15">
          <table:table-cell office:value-type="string" calcext:value-type="string">
            <text:p>cesd.r4=Durante a maior parte do tempo (5 a 7 dias)</text:p>
          </table:table-cell>
          <table:table-cell table:style-name="Default" table:number-columns-repeated="6"/>
          <table:table-cell table:number-columns-repeated="245"/>
        </table:table-row>
        <table:table-row table:style-name="ro15">
          <table:table-cell office:value-type="string" calcext:value-type="string">
            <text:p>cesd1.q=Senti-me incomodado com coisas que habitualmente não me incomodam.</text:p>
          </table:table-cell>
          <table:table-cell table:style-name="Default" table:number-columns-repeated="6"/>
          <table:table-cell table:number-columns-repeated="245"/>
        </table:table-row>
        <table:table-row table:style-name="ro15">
          <table:table-cell office:value-type="string" calcext:value-type="string">
            <text:p>cesd2.q=Não tive vontade de comer, pouco apetite.</text:p>
          </table:table-cell>
          <table:table-cell table:style-name="Default" table:number-columns-repeated="6"/>
          <table:table-cell table:number-columns-repeated="245"/>
        </table:table-row>
        <table:table-row table:style-name="ro15">
          <table:table-cell office:value-type="string" calcext:value-type="string">
            <text:p>cesd3.q=Senti não conseguir melhorar meu estado de ânimo, mesmo com ajuda de familiares e amigos.</text:p>
          </table:table-cell>
          <table:table-cell table:style-name="Default" table:number-columns-repeated="6"/>
          <table:table-cell table:number-columns-repeated="245"/>
        </table:table-row>
        <table:table-row table:style-name="ro15">
          <table:table-cell office:value-type="string" calcext:value-type="string">
            <text:p>cesd4.q=Senti-me comparando-me ás outras pessoas, tendo tanto valor quanto a maioria delas.</text:p>
          </table:table-cell>
          <table:table-cell table:style-name="Default" table:number-columns-repeated="6"/>
          <table:table-cell table:number-columns-repeated="245"/>
        </table:table-row>
        <table:table-row table:style-name="ro15">
          <table:table-cell office:value-type="string" calcext:value-type="string">
            <text:p>cesd5.q=Senti diﬁculdades em me concentrar no que fazia.</text:p>
          </table:table-cell>
          <table:table-cell table:style-name="Default" table:number-columns-repeated="6"/>
          <table:table-cell table:number-columns-repeated="245"/>
        </table:table-row>
        <table:table-row table:style-name="ro15">
          <table:table-cell office:value-type="string" calcext:value-type="string">
            <text:p>cesd6.q=Senti-me deprimido.</text:p>
          </table:table-cell>
          <table:table-cell table:style-name="Default" table:number-columns-repeated="6"/>
          <table:table-cell table:number-columns-repeated="245"/>
        </table:table-row>
        <table:table-row table:style-name="ro15">
          <table:table-cell office:value-type="string" calcext:value-type="string">
            <text:p>cesd7.q=Senti que tive que fazer esforço para fazer tarefas habituais.</text:p>
          </table:table-cell>
          <table:table-cell table:style-name="Default" table:number-columns-repeated="6"/>
          <table:table-cell table:number-columns-repeated="245"/>
        </table:table-row>
        <table:table-row table:style-name="ro15">
          <table:table-cell office:value-type="string" calcext:value-type="string">
            <text:p>cesd8.q=Senti-me otimista sobre o futuro.</text:p>
          </table:table-cell>
          <table:table-cell table:style-name="Default" table:number-columns-repeated="6"/>
          <table:table-cell table:number-columns-repeated="245"/>
        </table:table-row>
        <table:table-row table:style-name="ro15">
          <table:table-cell office:value-type="string" calcext:value-type="string">
            <text:p>cesd9.q=Considerei que a vida tinha sido um fracasso.</text:p>
          </table:table-cell>
          <table:table-cell table:style-name="Default" table:number-columns-repeated="6"/>
          <table:table-cell table:number-columns-repeated="245"/>
        </table:table-row>
        <table:table-row table:style-name="ro15">
          <table:table-cell office:value-type="string" calcext:value-type="string">
            <text:p>cesd10.q=Senti-me amedrontado.</text:p>
          </table:table-cell>
          <table:table-cell table:style-name="Default" table:number-columns-repeated="6"/>
          <table:table-cell table:number-columns-repeated="245"/>
        </table:table-row>
        <table:table-row table:style-name="ro15">
          <table:table-cell office:value-type="string" calcext:value-type="string">
            <text:p>cesd11.q=Meu sono não foi repousante.</text:p>
          </table:table-cell>
          <table:table-cell table:style-name="Default" table:number-columns-repeated="6"/>
          <table:table-cell table:number-columns-repeated="245"/>
        </table:table-row>
        <table:table-row table:style-name="ro15">
          <table:table-cell office:value-type="string" calcext:value-type="string">
            <text:p>cesd12.q=Estive feliz.</text:p>
          </table:table-cell>
          <table:table-cell table:style-name="Default" table:number-columns-repeated="6"/>
          <table:table-cell table:number-columns-repeated="245"/>
        </table:table-row>
        <table:table-row table:style-name="ro15">
          <table:table-cell office:value-type="string" calcext:value-type="string">
            <text:p>cesd13.q=Falei menos do que o habitua.</text:p>
          </table:table-cell>
          <table:table-cell table:style-name="Default" table:number-columns-repeated="6"/>
          <table:table-cell table:number-columns-repeated="245"/>
        </table:table-row>
        <table:table-row table:style-name="ro15">
          <table:table-cell office:value-type="string" calcext:value-type="string">
            <text:p>cesd14.q=Senti-me sozinho.</text:p>
          </table:table-cell>
          <table:table-cell table:style-name="Default" table:number-columns-repeated="6"/>
          <table:table-cell table:number-columns-repeated="245"/>
        </table:table-row>
        <table:table-row table:style-name="ro15">
          <table:table-cell office:value-type="string" calcext:value-type="string">
            <text:p>cesd15.q=As pessoas não foram amistosas comigo.</text:p>
          </table:table-cell>
          <table:table-cell table:style-name="Default" table:number-columns-repeated="6"/>
          <table:table-cell table:number-columns-repeated="245"/>
        </table:table-row>
        <table:table-row table:style-name="ro15">
          <table:table-cell office:value-type="string" calcext:value-type="string">
            <text:p>cesd16q=Aproveitei minha vida.</text:p>
          </table:table-cell>
          <table:table-cell table:style-name="Default" table:number-columns-repeated="6"/>
          <table:table-cell table:number-columns-repeated="245"/>
        </table:table-row>
        <table:table-row table:style-name="ro15">
          <table:table-cell office:value-type="string" calcext:value-type="string">
            <text:p>cesd17.q=Tive crises de choro.</text:p>
          </table:table-cell>
          <table:table-cell table:style-name="Default" table:number-columns-repeated="6"/>
          <table:table-cell table:number-columns-repeated="245"/>
        </table:table-row>
        <table:table-row table:style-name="ro15">
          <table:table-cell office:value-type="string" calcext:value-type="string">
            <text:p>cesd18.q=Senti-me triste.</text:p>
          </table:table-cell>
          <table:table-cell table:style-name="Default" table:number-columns-repeated="6"/>
          <table:table-cell table:number-columns-repeated="245"/>
        </table:table-row>
        <table:table-row table:style-name="ro15">
          <table:table-cell office:value-type="string" calcext:value-type="string">
            <text:p>cesd19.q=Senti que as pessoas não gostavam de mim.</text:p>
          </table:table-cell>
          <table:table-cell table:style-name="Default" table:number-columns-repeated="6"/>
          <table:table-cell table:number-columns-repeated="245"/>
        </table:table-row>
        <table:table-row table:style-name="ro15">
          <table:table-cell office:value-type="string" calcext:value-type="string">
            <text:p>cesd20.q=Não consegui levar adiante minhas coisas.</text:p>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15">
          <table:table-cell office:value-type="string" calcext:value-type="string">
            <text:p># FTND - FAGESTROM TEST OF NICOTINE DEPENDENCE=</text:p>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26">
          <table:table-cell office:value-type="string" calcext:value-type="string">
            <text:p>ftnd.1q=Quanto tempo após acordar você fuma seu</text:p>
            <text:p>primeiro cigarro?</text:p>
          </table:table-cell>
          <table:table-cell table:style-name="Default" table:number-columns-repeated="6"/>
          <table:table-cell table:number-columns-repeated="245"/>
        </table:table-row>
        <table:table-row table:style-name="ro15">
          <table:table-cell office:value-type="string" calcext:value-type="string">
            <text:p>ftnd.r.1a=Dentro de cinco minutos.</text:p>
          </table:table-cell>
          <table:table-cell table:style-name="Default" table:number-columns-repeated="6"/>
          <table:table-cell table:number-columns-repeated="245"/>
        </table:table-row>
        <table:table-row table:style-name="ro15">
          <table:table-cell office:value-type="string" calcext:value-type="string">
            <text:p>ftnd.r.1b=Entre 6 e 30 minutos;</text:p>
          </table:table-cell>
          <table:table-cell table:style-name="Default" table:number-columns-repeated="6"/>
          <table:table-cell table:number-columns-repeated="245"/>
        </table:table-row>
        <table:table-row table:style-name="ro15">
          <table:table-cell office:value-type="string" calcext:value-type="string">
            <text:p>ftnd.r.1c=Entre 31 e 60 minutos.</text:p>
          </table:table-cell>
          <table:table-cell table:style-name="Default" table:number-columns-repeated="6"/>
          <table:table-cell table:number-columns-repeated="245"/>
        </table:table-row>
        <table:table-row table:style-name="ro15">
          <table:table-cell office:value-type="string" calcext:value-type="string">
            <text:p>ftnd.r.1d=Após 60 minutos.</text:p>
          </table:table-cell>
          <table:table-cell table:style-name="Default" table:number-columns-repeated="6"/>
          <table:table-cell table:number-columns-repeated="245"/>
        </table:table-row>
        <table:table-row table:style-name="ro26">
          <table:table-cell office:value-type="string" calcext:value-type="string">
            <text:p>ftnd.2q=Você acha difícil não fumar em lugares</text:p>
            <text:p>públicos como igrejas, bibliotecas, etc?</text:p>
          </table:table-cell>
          <table:table-cell table:style-name="Default" table:number-columns-repeated="6"/>
          <table:table-cell table:number-columns-repeated="245"/>
        </table:table-row>
        <table:table-row table:style-name="ro26">
          <table:table-cell office:value-type="string" calcext:value-type="string">
            <text:p>ftnd.3q=Qual o cigarro do dia que te traz mais</text:p>
            <text:p>satisfação?</text:p>
          </table:table-cell>
          <table:table-cell table:style-name="Default" table:number-columns-repeated="6"/>
          <table:table-cell table:number-columns-repeated="245"/>
        </table:table-row>
        <table:table-row table:style-name="ro15">
          <table:table-cell office:value-type="string" calcext:value-type="string">
            <text:p>ftnd.r.3a=O primeiro da manhã.</text:p>
          </table:table-cell>
          <table:table-cell table:style-name="Default" table:number-columns-repeated="6"/>
          <table:table-cell table:number-columns-repeated="245"/>
        </table:table-row>
        <table:table-row table:style-name="ro15">
          <table:table-cell office:value-type="string" calcext:value-type="string">
            <text:p>ftnd.r.3b=Outros.</text:p>
          </table:table-cell>
          <table:table-cell table:style-name="Default" table:number-columns-repeated="6"/>
          <table:table-cell table:number-columns-repeated="245"/>
        </table:table-row>
        <table:table-row table:style-name="ro15">
          <table:table-cell office:value-type="string" calcext:value-type="string">
            <text:p>ftnd.4q=Quantos cigarros você fuma por dia?</text:p>
          </table:table-cell>
          <table:table-cell table:style-name="Default" table:number-columns-repeated="6"/>
          <table:table-cell table:number-columns-repeated="245"/>
        </table:table-row>
        <table:table-row table:style-name="ro15">
          <table:table-cell office:value-type="string" calcext:value-type="string">
            <text:p>ftnd.r.4a=Menos de 10</text:p>
          </table:table-cell>
          <table:table-cell table:style-name="Default" table:number-columns-repeated="6"/>
          <table:table-cell table:number-columns-repeated="245"/>
        </table:table-row>
        <table:table-row table:style-name="ro15">
          <table:table-cell office:value-type="string" calcext:value-type="string">
            <text:p>ftnd.r.4b=De 11 a 20</text:p>
          </table:table-cell>
          <table:table-cell table:style-name="Default" table:number-columns-repeated="6"/>
          <table:table-cell table:number-columns-repeated="245"/>
        </table:table-row>
        <table:table-row table:style-name="ro15">
          <table:table-cell office:value-type="string" calcext:value-type="string">
            <text:p>ftnd.r.4c=De 21 a 30</text:p>
          </table:table-cell>
          <table:table-cell table:style-name="Default" table:number-columns-repeated="6"/>
          <table:table-cell table:number-columns-repeated="245"/>
        </table:table-row>
        <table:table-row table:style-name="ro15">
          <table:table-cell office:value-type="string" calcext:value-type="string">
            <text:p>ftnd.r.4d=Mais de 31</text:p>
          </table:table-cell>
          <table:table-cell table:style-name="Default" table:number-columns-repeated="6"/>
          <table:table-cell table:number-columns-repeated="245"/>
        </table:table-row>
        <table:table-row table:style-name="ro26">
          <table:table-cell office:value-type="string" calcext:value-type="string">
            <text:p>ftnd.5q=Você fuma mais frequentemente pela</text:p>
            <text:p>manhã?</text:p>
          </table:table-cell>
          <table:table-cell table:style-name="Default" table:number-columns-repeated="6"/>
          <table:table-cell table:number-columns-repeated="245"/>
        </table:table-row>
        <table:table-row table:style-name="ro26">
          <table:table-cell office:value-type="string" calcext:value-type="string">
            <text:p>ftnd.6q=Você fuma, mesmo doente, quando precisa</text:p>
            <text:p>ficar de cama a maior parte do tempo?</text:p>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15">
          <table:table-cell office:value-type="string" calcext:value-type="string">
            <text:p># USER SATISFACTION QUESTIONNAIRE=</text:p>
          </table:table-cell>
          <table:table-cell table:style-name="Default" table:number-columns-repeated="6"/>
          <table:table-cell table:number-columns-repeated="245"/>
        </table:table-row>
        <table:table-row table:style-name="ro15">
          <table:table-cell office:value-type="string" calcext:value-type="string">
            <text:p>###################################=</text:p>
          </table:table-cell>
          <table:table-cell table:style-name="Default" table:number-columns-repeated="6"/>
          <table:table-cell table:number-columns-repeated="245"/>
        </table:table-row>
        <table:table-row table:style-name="ro15">
          <table:table-cell office:value-type="string" calcext:value-type="string">
            <text:p>satisfaction.scale.q1=Em geral, qual seu grau de satisfação com o site?</text:p>
          </table:table-cell>
          <table:table-cell table:style-name="Default" table:number-columns-repeated="6"/>
          <table:table-cell table:number-columns-repeated="245"/>
        </table:table-row>
        <table:table-row table:style-name="ro15">
          <table:table-cell office:value-type="string" calcext:value-type="string">
            <text:p>satisfaction.scale.q1a=Nenhuma satisfação.</text:p>
          </table:table-cell>
          <table:table-cell table:style-name="Default" table:number-columns-repeated="6"/>
          <table:table-cell table:number-columns-repeated="245"/>
        </table:table-row>
        <table:table-row table:style-name="ro15">
          <table:table-cell office:value-type="string" calcext:value-type="string">
            <text:p>satisfaction.scale.alittle=Pouquíssima.</text:p>
          </table:table-cell>
          <table:table-cell table:style-name="Default" table:number-columns-repeated="6"/>
          <table:table-cell table:number-columns-repeated="245"/>
        </table:table-row>
        <table:table-row table:style-name="ro15">
          <table:table-cell office:value-type="string" calcext:value-type="string">
            <text:p>satisfaction.scale.somewhat=Pouca.</text:p>
          </table:table-cell>
          <table:table-cell table:style-name="Default" table:number-columns-repeated="6"/>
          <table:table-cell table:number-columns-repeated="245"/>
        </table:table-row>
        <table:table-row table:style-name="ro15">
          <table:table-cell office:value-type="string" calcext:value-type="string">
            <text:p>satisfaction.scale.mostly=Maior parte.</text:p>
          </table:table-cell>
          <table:table-cell table:style-name="Default" table:number-columns-repeated="6"/>
          <table:table-cell table:number-columns-repeated="245"/>
        </table:table-row>
        <table:table-row table:style-name="ro15">
          <table:table-cell office:value-type="string" calcext:value-type="string">
            <text:p>satisfaction.scale.verymuch=Muitíssima.</text:p>
          </table:table-cell>
          <table:table-cell table:style-name="Default" table:number-columns-repeated="6"/>
          <table:table-cell table:number-columns-repeated="245"/>
        </table:table-row>
        <table:table-row table:style-name="ro15">
          <table:table-cell office:value-type="string" calcext:value-type="string">
            <text:p>satisfaction.scale.q1f=Não se aplica: Não usei o site.</text:p>
          </table:table-cell>
          <table:table-cell table:style-name="Default" table:number-columns-repeated="6"/>
          <table:table-cell table:number-columns-repeated="245"/>
        </table:table-row>
        <table:table-row table:style-name="ro15">
          <table:table-cell office:value-type="string" calcext:value-type="string">
            <text:p>satisfaction.scale.prefer.not.answer=Prefiro não responder.</text:p>
          </table:table-cell>
          <table:table-cell table:style-name="Default" table:number-columns-repeated="6"/>
          <table:table-cell table:number-columns-repeated="245"/>
        </table:table-row>
        <table:table-row table:style-name="ro15">
          <table:table-cell office:value-type="string" calcext:value-type="string">
            <text:p>satisfaction.scale.q2=Você recomendaria esse site para um amigo que gostaria de parar de fumar?</text:p>
          </table:table-cell>
          <table:table-cell table:style-name="Default" table:number-columns-repeated="6"/>
          <table:table-cell table:number-columns-repeated="245"/>
        </table:table-row>
        <table:table-row table:style-name="ro15">
          <table:table-cell office:value-type="string" calcext:value-type="string">
            <text:p>satisfaction.scale.maybe=Talvez.</text:p>
          </table:table-cell>
          <table:table-cell table:style-name="Default" table:number-columns-repeated="6"/>
          <table:table-cell table:number-columns-repeated="245"/>
        </table:table-row>
        <table:table-row table:style-name="ro15">
          <table:table-cell office:value-type="string" calcext:value-type="string">
            <text:p>satisfaction.scale.3q=O site foi útil para você no exercício de para parar de fumar?</text:p>
          </table:table-cell>
          <table:table-cell table:style-name="Default" table:number-columns-repeated="6"/>
          <table:table-cell table:number-columns-repeated="245"/>
        </table:table-row>
        <table:table-row table:style-name="ro15">
          <table:table-cell office:value-type="string" calcext:value-type="string">
            <text:p>satisfaction.scale.r.3=Nenhuma utilidade.</text:p>
          </table:table-cell>
          <table:table-cell table:style-name="Default" table:number-columns-repeated="6"/>
          <table:table-cell table:number-columns-repeated="245"/>
        </table:table-row>
        <table:table-row table:style-name="ro15">
          <table:table-cell office:value-type="string" calcext:value-type="string">
            <text:p>satisfaction.scale.r.3=Não se aplica: Não tentei os métodos propostos</text:p>
          </table:table-cell>
          <table:table-cell table:style-name="Default" table:number-columns-repeated="6"/>
          <table:table-cell table:number-columns-repeated="245"/>
        </table:table-row>
        <table:table-row table:style-name="ro15">
          <table:table-cell office:value-type="string" calcext:value-type="string">
            <text:p>satisfaction.scale.4q=No geral, quão útil foram os planos personalizados do site para você parar de fumar?</text:p>
          </table:table-cell>
          <table:table-cell table:style-name="Default" table:number-columns-repeated="6"/>
          <table:table-cell table:number-columns-repeated="245"/>
        </table:table-row>
        <table:table-row table:style-name="ro15">
          <table:table-cell office:value-type="string" calcext:value-type="string">
            <text:p>satisfaction.scale.r.4=Nenhuma utilidade.</text:p>
          </table:table-cell>
          <table:table-cell table:style-name="Default" table:number-columns-repeated="6"/>
          <table:table-cell table:number-columns-repeated="245"/>
        </table:table-row>
        <table:table-row table:style-name="ro15">
          <table:table-cell office:value-type="string" calcext:value-type="string">
            <text:p>satisfaction.scale.r.4=Não se aplica: Não usei os planos personalizados do site.</text:p>
          </table:table-cell>
          <table:table-cell table:style-name="Default" table:number-columns-repeated="6"/>
          <table:table-cell table:number-columns-repeated="245"/>
        </table:table-row>
        <table:table-row table:style-name="ro15">
          <table:table-cell office:value-type="string" calcext:value-type="string">
            <text:p>satisfaction.scale.5q=Quão útil foram os fóruns de suporte do site para você parar de fumar?</text:p>
          </table:table-cell>
          <table:table-cell table:style-name="Default" table:number-columns-repeated="6"/>
          <table:table-cell table:number-columns-repeated="245"/>
        </table:table-row>
        <table:table-row table:style-name="ro15">
          <table:table-cell office:value-type="string" calcext:value-type="string">
            <text:p>satisfaction.scale.r.5=Nenhuma utilidade.</text:p>
          </table:table-cell>
          <table:table-cell table:style-name="Default" table:number-columns-repeated="6"/>
          <table:table-cell table:number-columns-repeated="245"/>
        </table:table-row>
        <table:table-row table:style-name="ro15">
          <table:table-cell office:value-type="string" calcext:value-type="string">
            <text:p>satisfaction.scale.r.5=Não se aplica: Não usei os fóruns de suporte do site.</text:p>
          </table:table-cell>
          <table:table-cell table:style-name="Default" table:number-columns-repeated="6"/>
          <table:table-cell table:number-columns-repeated="245"/>
        </table:table-row>
        <table:table-row table:style-name="ro15">
          <table:table-cell office:value-type="string" calcext:value-type="string">
            <text:p>satisfaction.scale.6q=Desde que acessou o site pela 1° vez, quantas outras vezes você visitou o site?</text:p>
          </table:table-cell>
          <table:table-cell table:style-name="Default" table:number-columns-repeated="6"/>
          <table:table-cell table:number-columns-repeated="245"/>
        </table:table-row>
        <table:table-row table:style-name="ro15">
          <table:table-cell office:value-type="string" calcext:value-type="string">
            <text:p>satisfaction.scale.r.6=Número de vezes = </text:p>
          </table:table-cell>
          <table:table-cell table:style-name="Default" table:number-columns-repeated="6"/>
          <table:table-cell table:number-columns-repeated="245"/>
        </table:table-row>
        <table:table-row table:style-name="ro15">
          <table:table-cell office:value-type="string" calcext:value-type="string">
            <text:p>satisfaction.scale.r.6=Prefiro não responder.</text:p>
          </table:table-cell>
          <table:table-cell table:style-name="Default" table:number-columns-repeated="6"/>
          <table:table-cell table:number-columns-repeated="245"/>
        </table:table-row>
        <table:table-row table:style-name="ro15">
          <table:table-cell office:value-type="string" calcext:value-type="string">
            <text:p>satisfaction.scale.7q=Quão organizado você achou o site?</text:p>
          </table:table-cell>
          <table:table-cell table:style-name="Default" table:number-columns-repeated="6"/>
          <table:table-cell table:number-columns-repeated="245"/>
        </table:table-row>
        <table:table-row table:style-name="ro15">
          <table:table-cell office:value-type="string" calcext:value-type="string">
            <text:p>satisfaction.scale.r.7=Nenhuma organização.</text:p>
          </table:table-cell>
          <table:table-cell table:style-name="Default" table:number-columns-repeated="6"/>
          <table:table-cell table:number-columns-repeated="245"/>
        </table:table-row>
        <table:table-row table:style-name="ro15">
          <table:table-cell office:value-type="string" calcext:value-type="string">
            <text:p>satisfaction.scale.8q=Quão fácil para acessar as diferentes seções do site?</text:p>
          </table:table-cell>
          <table:table-cell table:style-name="Default" table:number-columns-repeated="6"/>
          <table:table-cell table:number-columns-repeated="245"/>
        </table:table-row>
        <table:table-row table:style-name="ro15">
          <table:table-cell office:value-type="string" calcext:value-type="string">
            <text:p>satisfaction.scale.r.8=Nenhuma.</text:p>
          </table:table-cell>
          <table:table-cell table:style-name="Default" table:number-columns-repeated="6"/>
          <table:table-cell table:number-columns-repeated="245"/>
        </table:table-row>
        <table:table-row table:style-name="ro15">
          <table:table-cell office:value-type="string" calcext:value-type="string">
            <text:p>satisfaction.scale.r.9=Existe algo mais que você gostaria de dizer sobre esse site?</text:p>
          </table:table-cell>
          <table:table-cell table:style-name="Default" table:number-columns-repeated="6"/>
          <table:table-cell table:number-columns-repeated="24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draw:marker draw:name="Arrowhead_20_1" draw:display-name="Arrowhead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translation" style:display-name="PageStyle_translation" style:page-layout-name="Mpm3">
      <style:header style:display="false"/>
      <style:header-left style:display="false"/>
      <style:footer style:display="false"/>
      <style:footer-left style:display="false"/>
    </style:master-page>
    <style:master-page style:name="PageStyle_5f_concatenate" style:display-name="PageStyle_concatenate"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4-11-19T17:33:10.250211445</dc:date>
    <meta:editing-duration>P0D</meta:editing-duration>
    <meta:editing-cycles>1</meta:editing-cycles>
    <meta:document-statistic meta:table-count="3" meta:cell-count="8157" meta:object-count="0"/>
  </office:meta>
</office:document-meta>
</file>